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99pt"/>
    </style:style>
    <style:style style:name="co2" style:family="table-column">
      <style:table-column-properties fo:break-before="auto" style:column-width="177.11pt"/>
    </style:style>
    <style:style style:name="co3" style:family="table-column">
      <style:table-column-properties fo:break-before="auto" style:column-width="112.76pt"/>
    </style:style>
    <style:style style:name="co4" style:family="table-column">
      <style:table-column-properties fo:break-before="auto" style:column-width="106.7pt"/>
    </style:style>
    <style:style style:name="co5" style:family="table-column">
      <style:table-column-properties fo:break-before="auto" style:column-width="165pt"/>
    </style:style>
    <style:style style:name="co6" style:family="table-column">
      <style:table-column-properties fo:break-before="auto" style:column-width="135.84pt"/>
    </style:style>
    <style:style style:name="co7" style:family="table-column">
      <style:table-column-properties fo:break-before="auto" style:column-width="78.49pt"/>
    </style:style>
    <style:style style:name="co8" style:family="table-column">
      <style:table-column-properties fo:break-before="auto" style:column-width="63.2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49.01pt" fo:break-before="auto" style:use-optimal-row-height="false"/>
    </style:style>
    <style:style style:name="ro3" style:family="table-row">
      <style:table-row-properties style:row-height="15.99pt" fo:break-before="auto" style:use-optimal-row-height="false"/>
    </style:style>
    <style:style style:name="ro4" style:family="table-row">
      <style:table-row-properties style:row-height="32pt" fo:break-before="auto" style:use-optimal-row-height="false"/>
    </style:style>
    <style:style style:name="ro5" style:family="table-row">
      <style:table-row-properties style:row-height="65pt" fo:break-before="auto" style:use-optimal-row-height="false"/>
    </style:style>
    <style:style style:name="ro6" style:family="table-row">
      <style:table-row-properties style:row-height="39pt" fo:break-before="auto" style:use-optimal-row-height="false"/>
    </style:style>
    <style:style style:name="ro7" style:family="table-row">
      <style:table-row-properties style:row-height="25.99pt" fo:break-before="auto" style:use-optimal-row-height="false"/>
    </style:style>
    <style:style style:name="ro8" style:family="table-row">
      <style:table-row-properties style:row-height="69.1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PageStyle_5f_Gini_20_per_20_capita">
      <style:table-properties table:display="true" style:writing-mode="lr-tb"/>
    </style:style>
    <style:style style:name="ta2" style:family="table" style:master-page-name="PageStyle_5f_Gini_20_yearly">
      <style:table-properties table:display="true" style:writing-mode="lr-tb"/>
    </style:style>
    <style:style style:name="ta3" style:family="table" style:master-page-name="PageStyle_5f_Decile_20_ratio">
      <style:table-properties table:display="true" style:writing-mode="lr-tb"/>
    </style:style>
    <style:style style:name="ta4" style:family="table" style:master-page-name="PageStyle_5f_Decile_20_ratio_20_yearly">
      <style:table-properties table:display="true" style:writing-mode="lr-tb"/>
    </style:style>
    <style:style style:name="ta5" style:family="table" style:master-page-name="PageStyle_5f_Top_20_10_25__20_share">
      <style:table-properties table:display="true" style:writing-mode="lr-tb"/>
    </style:style>
    <style:style style:name="ta6" style:family="table" style:master-page-name="PageStyle_5f_Top_20_10_25__20_share_20_yearly">
      <style:table-properties table:display="true" style:writing-mode="lr-tb"/>
    </style:style>
    <style:style style:name="ta7" style:family="table" style:master-page-name="PageStyle_5f_Bottom_20_10_25__20_share">
      <style:table-properties table:display="true" style:writing-mode="lr-tb"/>
    </style:style>
    <style:style style:name="ta8" style:family="table" style:master-page-name="PageStyle_5f_Bottom_20_10_25__20_share_20_yearly">
      <style:table-properties table:display="true" style:writing-mode="lr-tb"/>
    </style:style>
    <style:style style:name="ta9" style:family="table" style:master-page-name="PageStyle_5f_redistribution_5f_low">
      <style:table-properties table:display="true" style:writing-mode="lr-tb"/>
    </style:style>
    <style:style style:name="ta10" style:family="table" style:master-page-name="PageStyle_5f_Redistribution_5f_central">
      <style:table-properties table:display="true" style:writing-mode="lr-tb"/>
    </style:style>
    <style:style style:name="ta11" style:family="table" style:master-page-name="PageStyle_5f_Redistribution_5f_high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Percent" style:data-style-name="N139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1">
      <style:table-cell-properties style:rotation-align="none"/>
    </style:style>
    <style:style style:name="ce24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ini per capit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3" table:default-cell-style-name="ce3"/>
        <table:table-column table:style-name="co3" table:default-cell-style-name="ce3"/>
        <table:table-column table:style-name="co4" table:number-columns-repeated="10" table:default-cell-style-name="ce3"/>
        <table:table-column table:style-name="co1" table:number-columns-repeated="48" table:default-cell-style-name="Default"/>
        <table:table-row table:style-name="ro1">
          <table:table-cell table:number-columns-repeated="2"/>
          <table:table-cell table:style-name="Default" table:number-columns-repeated="14"/>
          <table:table-cell table:number-columns-repeated="48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6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style-name="Default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number-columns-repeated="48"/>
        </table:table-row>
        <table:table-row table:style-name="ro2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Gini per capita, all income</text:p>
          </table:table-cell>
          <table:table-cell table:style-name="ce2" office:value-type="string" calcext:value-type="string">
            <text:p>Gini per capita, labour income</text:p>
          </table:table-cell>
          <table:table-cell table:style-name="ce2" office:value-type="string" calcext:value-type="string">
            <text:p>Gini per capita, labour and pension income</text:p>
          </table:table-cell>
          <table:table-cell table:style-name="ce2" office:value-type="string" calcext:value-type="string">
            <text:p>Gini per capita, labour and family benefits income</text:p>
          </table:table-cell>
          <table:table-cell/>
          <table:table-cell table:style-name="ce7" office:value-type="string" calcext:value-type="string">
            <text:p>Gini per capita, all income</text:p>
          </table:table-cell>
          <table:table-cell office:value-type="string" calcext:value-type="string">
            <text:p>Gini per capita, labour income</text:p>
          </table:table-cell>
          <table:table-cell office:value-type="string" calcext:value-type="string">
            <text:p>Gini per capita, labour and pension income</text:p>
          </table:table-cell>
          <table:table-cell office:value-type="string" calcext:value-type="string">
            <text:p>Gini per capita, labour and family benefits income</text:p>
          </table:table-cell>
          <table:table-cell/>
          <table:table-cell office:value-type="string" calcext:value-type="string">
            <text:p>Gini per capita, all income</text:p>
          </table:table-cell>
          <table:table-cell office:value-type="string" calcext:value-type="string">
            <text:p>Gini per capita, labour income</text:p>
          </table:table-cell>
          <table:table-cell office:value-type="string" calcext:value-type="string">
            <text:p>Gini per capita, labour and pension income</text:p>
          </table:table-cell>
          <table:table-cell office:value-type="string" calcext:value-type="string">
            <text:p>Gini per capita, labour and family benefits income</text:p>
          </table:table-cell>
          <table:table-cell table:number-columns-repeated="49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4" office:value-type="float" office:value="0.3863343567" calcext:value-type="float">
            <text:p>0.3863343567</text:p>
          </table:table-cell>
          <table:table-cell table:style-name="ce4" office:value-type="float" office:value="0.4249406777" calcext:value-type="float">
            <text:p>0.4249406777</text:p>
          </table:table-cell>
          <table:table-cell table:style-name="ce4" office:value-type="float" office:value="0.3906811662" calcext:value-type="float">
            <text:p>0.3906811662</text:p>
          </table:table-cell>
          <table:table-cell table:style-name="ce4" office:value-type="float" office:value="0.4222738609" calcext:value-type="float">
            <text:p>0.4222738609</text:p>
          </table:table-cell>
          <table:table-cell/>
          <table:table-cell table:style-name="ce7"/>
          <table:table-cell table:style-name="Default" table:number-columns-repeated="3"/>
          <table:table-cell/>
          <table:table-cell table:style-name="Default" table:number-columns-repeated="4"/>
          <table:table-cell table:number-columns-repeated="49"/>
        </table:table-row>
        <table:table-row table:style-name="ro3">
          <table:table-cell table:style-name="ce4" table:formula="of:=[.A4]+1" office:value-type="float" office:value="49" calcext:value-type="float">
            <text:p>49</text:p>
          </table:table-cell>
          <table:table-cell table:style-name="ce4" table:formula="of:=[$Redistribution_central.B2]" office:value-type="float" office:value="0.394829149499279" calcext:value-type="float">
            <text:p>0.394829149499279</text:p>
          </table:table-cell>
          <table:table-cell table:style-name="ce4" table:formula="of:=[$Redistribution_central.C2]" office:value-type="float" office:value="0.466282652786579" calcext:value-type="float">
            <text:p>0.466282652786579</text:p>
          </table:table-cell>
          <table:table-cell table:style-name="ce4" table:formula="of:=[$Redistribution_central.D2]" office:value-type="float" office:value="0.412046768215565" calcext:value-type="float">
            <text:p>0.412046768215565</text:p>
          </table:table-cell>
          <table:table-cell table:style-name="ce4" table:formula="of:=[$Redistribution_central.E2]" office:value-type="float" office:value="0.447665883522789" calcext:value-type="float">
            <text:p>0.447665883522789</text:p>
          </table:table-cell>
          <table:table-cell/>
          <table:table-cell table:style-name="ce4" table:formula="of:=[$redistribution_low.B2]" office:value-type="float" office:value="0.394829149499279" calcext:value-type="float">
            <text:p>0.394829149499279</text:p>
          </table:table-cell>
          <table:table-cell table:style-name="ce4" table:formula="of:=[$redistribution_low.C2]" office:value-type="float" office:value="0.466282652786579" calcext:value-type="float">
            <text:p>0.466282652786579</text:p>
          </table:table-cell>
          <table:table-cell table:style-name="ce4" table:formula="of:=[$redistribution_low.D2]" office:value-type="float" office:value="0.412046768215565" calcext:value-type="float">
            <text:p>0.412046768215565</text:p>
          </table:table-cell>
          <table:table-cell table:style-name="ce4" table:formula="of:=[$redistribution_low.E2]" office:value-type="float" office:value="0.447665883522789" calcext:value-type="float">
            <text:p>0.447665883522789</text:p>
          </table:table-cell>
          <table:table-cell/>
          <table:table-cell table:style-name="ce4" table:formula="of:=[$Redistribution_high.B2]" office:value-type="float" office:value="0.394829149499279" calcext:value-type="float">
            <text:p>0.394829149499279</text:p>
          </table:table-cell>
          <table:table-cell table:style-name="ce4" table:formula="of:=[$Redistribution_high.C2]" office:value-type="float" office:value="0.466282652786579" calcext:value-type="float">
            <text:p>0.466282652786579</text:p>
          </table:table-cell>
          <table:table-cell table:style-name="ce4" table:formula="of:=[$Redistribution_high.D2]" office:value-type="float" office:value="0.412046768215565" calcext:value-type="float">
            <text:p>0.412046768215565</text:p>
          </table:table-cell>
          <table:table-cell table:style-name="ce4" table:formula="of:=[$Redistribution_high.E2]" office:value-type="float" office:value="0.447665883522789" calcext:value-type="float">
            <text:p>0.447665883522789</text:p>
          </table:table-cell>
          <table:table-cell table:number-columns-repeated="49"/>
        </table:table-row>
        <table:table-row table:style-name="ro3">
          <table:table-cell table:style-name="ce4" table:formula="of:=[.A5]+1" office:value-type="float" office:value="50" calcext:value-type="float">
            <text:p>50</text:p>
          </table:table-cell>
          <table:table-cell table:style-name="ce4" table:formula="of:=[$Redistribution_central.B3]" office:value-type="float" office:value="0.393157569038148" calcext:value-type="float">
            <text:p>0.393157569038148</text:p>
          </table:table-cell>
          <table:table-cell table:style-name="ce4" table:formula="of:=[$Redistribution_central.C3]" office:value-type="float" office:value="0.439887321730189" calcext:value-type="float">
            <text:p>0.439887321730189</text:p>
          </table:table-cell>
          <table:table-cell table:style-name="ce4" table:formula="of:=[$Redistribution_central.D3]" office:value-type="float" office:value="0.405637610793011" calcext:value-type="float">
            <text:p>0.405637610793011</text:p>
          </table:table-cell>
          <table:table-cell table:style-name="ce4" table:formula="of:=[$Redistribution_central.E3]" office:value-type="float" office:value="0.432382476944565" calcext:value-type="float">
            <text:p>0.432382476944565</text:p>
          </table:table-cell>
          <table:table-cell/>
          <table:table-cell table:style-name="ce4" table:formula="of:=[$redistribution_low.B3]" office:value-type="float" office:value="0.393157569038148" calcext:value-type="float">
            <text:p>0.393157569038148</text:p>
          </table:table-cell>
          <table:table-cell table:style-name="ce4" table:formula="of:=[$redistribution_low.C3]" office:value-type="float" office:value="0.439887321730189" calcext:value-type="float">
            <text:p>0.439887321730189</text:p>
          </table:table-cell>
          <table:table-cell table:style-name="ce4" table:formula="of:=[$redistribution_low.D3]" office:value-type="float" office:value="0.405637610793011" calcext:value-type="float">
            <text:p>0.405637610793011</text:p>
          </table:table-cell>
          <table:table-cell table:style-name="ce4" table:formula="of:=[$redistribution_low.E3]" office:value-type="float" office:value="0.432382476944565" calcext:value-type="float">
            <text:p>0.432382476944565</text:p>
          </table:table-cell>
          <table:table-cell/>
          <table:table-cell table:style-name="ce4" table:formula="of:=[$Redistribution_high.B3]" office:value-type="float" office:value="0.393157569038148" calcext:value-type="float">
            <text:p>0.393157569038148</text:p>
          </table:table-cell>
          <table:table-cell table:style-name="ce4" table:formula="of:=[$Redistribution_high.C3]" office:value-type="float" office:value="0.439887321730189" calcext:value-type="float">
            <text:p>0.439887321730189</text:p>
          </table:table-cell>
          <table:table-cell table:style-name="ce4" table:formula="of:=[$Redistribution_high.D3]" office:value-type="float" office:value="0.405637610793011" calcext:value-type="float">
            <text:p>0.405637610793011</text:p>
          </table:table-cell>
          <table:table-cell table:style-name="ce4" table:formula="of:=[$Redistribution_high.E3]" office:value-type="float" office:value="0.432382476944565" calcext:value-type="float">
            <text:p>0.432382476944565</text:p>
          </table:table-cell>
          <table:table-cell table:number-columns-repeated="49"/>
        </table:table-row>
        <table:table-row table:style-name="ro3">
          <table:table-cell table:style-name="ce4" table:formula="of:=[.A6]+1" office:value-type="float" office:value="51" calcext:value-type="float">
            <text:p>51</text:p>
          </table:table-cell>
          <table:table-cell table:style-name="ce4" table:formula="of:=[$Redistribution_central.B4]" office:value-type="float" office:value="0.394529501220736" calcext:value-type="float">
            <text:p>0.394529501220736</text:p>
          </table:table-cell>
          <table:table-cell table:style-name="ce4" table:formula="of:=[$Redistribution_central.C4]" office:value-type="float" office:value="0.440790510485428" calcext:value-type="float">
            <text:p>0.440790510485428</text:p>
          </table:table-cell>
          <table:table-cell table:style-name="ce4" table:formula="of:=[$Redistribution_central.D4]" office:value-type="float" office:value="0.409770398483215" calcext:value-type="float">
            <text:p>0.409770398483215</text:p>
          </table:table-cell>
          <table:table-cell table:style-name="ce4" table:formula="of:=[$Redistribution_central.E4]" office:value-type="float" office:value="0.428339853189208" calcext:value-type="float">
            <text:p>0.428339853189208</text:p>
          </table:table-cell>
          <table:table-cell/>
          <table:table-cell table:style-name="ce4" table:formula="of:=[$redistribution_low.B4]" office:value-type="float" office:value="0.394529501220736" calcext:value-type="float">
            <text:p>0.394529501220736</text:p>
          </table:table-cell>
          <table:table-cell table:style-name="ce4" table:formula="of:=[$redistribution_low.C4]" office:value-type="float" office:value="0.440790510485428" calcext:value-type="float">
            <text:p>0.440790510485428</text:p>
          </table:table-cell>
          <table:table-cell table:style-name="ce4" table:formula="of:=[$redistribution_low.D4]" office:value-type="float" office:value="0.409770398483215" calcext:value-type="float">
            <text:p>0.409770398483215</text:p>
          </table:table-cell>
          <table:table-cell table:style-name="ce4" table:formula="of:=[$redistribution_low.E4]" office:value-type="float" office:value="0.428339853189208" calcext:value-type="float">
            <text:p>0.428339853189208</text:p>
          </table:table-cell>
          <table:table-cell/>
          <table:table-cell table:style-name="ce4" table:formula="of:=[$Redistribution_high.B4]" office:value-type="float" office:value="0.394529501220736" calcext:value-type="float">
            <text:p>0.394529501220736</text:p>
          </table:table-cell>
          <table:table-cell table:style-name="ce4" table:formula="of:=[$Redistribution_high.C4]" office:value-type="float" office:value="0.440790510485428" calcext:value-type="float">
            <text:p>0.440790510485428</text:p>
          </table:table-cell>
          <table:table-cell table:style-name="ce4" table:formula="of:=[$Redistribution_high.D4]" office:value-type="float" office:value="0.409770398483215" calcext:value-type="float">
            <text:p>0.409770398483215</text:p>
          </table:table-cell>
          <table:table-cell table:style-name="ce4" table:formula="of:=[$Redistribution_high.E4]" office:value-type="float" office:value="0.428339853189208" calcext:value-type="float">
            <text:p>0.428339853189208</text:p>
          </table:table-cell>
          <table:table-cell table:number-columns-repeated="49"/>
        </table:table-row>
        <table:table-row table:style-name="ro3">
          <table:table-cell table:style-name="ce4" table:formula="of:=[.A7]+1" office:value-type="float" office:value="52" calcext:value-type="float">
            <text:p>52</text:p>
          </table:table-cell>
          <table:table-cell table:style-name="ce4" table:formula="of:=[$Redistribution_central.B5]" office:value-type="float" office:value="0.397367420211988" calcext:value-type="float">
            <text:p>0.397367420211988</text:p>
          </table:table-cell>
          <table:table-cell table:style-name="ce4" table:formula="of:=[$Redistribution_central.C5]" office:value-type="float" office:value="0.444477793559299" calcext:value-type="float">
            <text:p>0.444477793559299</text:p>
          </table:table-cell>
          <table:table-cell table:style-name="ce4" table:formula="of:=[$Redistribution_central.D5]" office:value-type="float" office:value="0.411571910593429" calcext:value-type="float">
            <text:p>0.411571910593429</text:p>
          </table:table-cell>
          <table:table-cell table:style-name="ce4" table:formula="of:=[$Redistribution_central.E5]" office:value-type="float" office:value="0.430039259328648" calcext:value-type="float">
            <text:p>0.430039259328648</text:p>
          </table:table-cell>
          <table:table-cell/>
          <table:table-cell table:style-name="ce4" table:formula="of:=[$redistribution_low.B5]" office:value-type="float" office:value="0.397367420211988" calcext:value-type="float">
            <text:p>0.397367420211988</text:p>
          </table:table-cell>
          <table:table-cell table:style-name="ce4" table:formula="of:=[$redistribution_low.C5]" office:value-type="float" office:value="0.444477793559299" calcext:value-type="float">
            <text:p>0.444477793559299</text:p>
          </table:table-cell>
          <table:table-cell table:style-name="ce4" table:formula="of:=[$redistribution_low.D5]" office:value-type="float" office:value="0.411571910593429" calcext:value-type="float">
            <text:p>0.411571910593429</text:p>
          </table:table-cell>
          <table:table-cell table:style-name="ce4" table:formula="of:=[$redistribution_low.E5]" office:value-type="float" office:value="0.430039259328648" calcext:value-type="float">
            <text:p>0.430039259328648</text:p>
          </table:table-cell>
          <table:table-cell/>
          <table:table-cell table:style-name="ce4" table:formula="of:=[$Redistribution_high.B5]" office:value-type="float" office:value="0.397367420211988" calcext:value-type="float">
            <text:p>0.397367420211988</text:p>
          </table:table-cell>
          <table:table-cell table:style-name="ce4" table:formula="of:=[$Redistribution_high.C5]" office:value-type="float" office:value="0.444477793559299" calcext:value-type="float">
            <text:p>0.444477793559299</text:p>
          </table:table-cell>
          <table:table-cell table:style-name="ce4" table:formula="of:=[$Redistribution_high.D5]" office:value-type="float" office:value="0.411571910593429" calcext:value-type="float">
            <text:p>0.411571910593429</text:p>
          </table:table-cell>
          <table:table-cell table:style-name="ce4" table:formula="of:=[$Redistribution_high.E5]" office:value-type="float" office:value="0.430039259328648" calcext:value-type="float">
            <text:p>0.430039259328648</text:p>
          </table:table-cell>
          <table:table-cell table:number-columns-repeated="49"/>
        </table:table-row>
        <table:table-row table:style-name="ro3">
          <table:table-cell table:style-name="ce4" table:formula="of:=[.A8]+1" office:value-type="float" office:value="53" calcext:value-type="float">
            <text:p>53</text:p>
          </table:table-cell>
          <table:table-cell table:style-name="ce4" table:formula="of:=[$Redistribution_central.B6]" office:value-type="float" office:value="0.395846685031867" calcext:value-type="float">
            <text:p>0.395846685031867</text:p>
          </table:table-cell>
          <table:table-cell table:style-name="ce4" table:formula="of:=[$Redistribution_central.C6]" office:value-type="float" office:value="0.447780011039773" calcext:value-type="float">
            <text:p>0.447780011039773</text:p>
          </table:table-cell>
          <table:table-cell table:style-name="ce4" table:formula="of:=[$Redistribution_central.D6]" office:value-type="float" office:value="0.41123023519395" calcext:value-type="float">
            <text:p>0.41123023519395</text:p>
          </table:table-cell>
          <table:table-cell table:style-name="ce4" table:formula="of:=[$Redistribution_central.E6]" office:value-type="float" office:value="0.432106918255695" calcext:value-type="float">
            <text:p>0.432106918255695</text:p>
          </table:table-cell>
          <table:table-cell/>
          <table:table-cell table:style-name="ce4" table:formula="of:=[$redistribution_low.B6]" office:value-type="float" office:value="0.395846685031867" calcext:value-type="float">
            <text:p>0.395846685031867</text:p>
          </table:table-cell>
          <table:table-cell table:style-name="ce4" table:formula="of:=[$redistribution_low.C6]" office:value-type="float" office:value="0.447780011039773" calcext:value-type="float">
            <text:p>0.447780011039773</text:p>
          </table:table-cell>
          <table:table-cell table:style-name="ce4" table:formula="of:=[$redistribution_low.D6]" office:value-type="float" office:value="0.41123023519395" calcext:value-type="float">
            <text:p>0.41123023519395</text:p>
          </table:table-cell>
          <table:table-cell table:style-name="ce4" table:formula="of:=[$redistribution_low.E6]" office:value-type="float" office:value="0.432106918255695" calcext:value-type="float">
            <text:p>0.432106918255695</text:p>
          </table:table-cell>
          <table:table-cell/>
          <table:table-cell table:style-name="ce4" table:formula="of:=[$Redistribution_high.B6]" office:value-type="float" office:value="0.395846685031867" calcext:value-type="float">
            <text:p>0.395846685031867</text:p>
          </table:table-cell>
          <table:table-cell table:style-name="ce4" table:formula="of:=[$Redistribution_high.C6]" office:value-type="float" office:value="0.447780011039773" calcext:value-type="float">
            <text:p>0.447780011039773</text:p>
          </table:table-cell>
          <table:table-cell table:style-name="ce4" table:formula="of:=[$Redistribution_high.D6]" office:value-type="float" office:value="0.41123023519395" calcext:value-type="float">
            <text:p>0.41123023519395</text:p>
          </table:table-cell>
          <table:table-cell table:style-name="ce4" table:formula="of:=[$Redistribution_high.E6]" office:value-type="float" office:value="0.432106918255695" calcext:value-type="float">
            <text:p>0.432106918255695</text:p>
          </table:table-cell>
          <table:table-cell table:number-columns-repeated="49"/>
        </table:table-row>
        <table:table-row table:style-name="ro3">
          <table:table-cell table:style-name="ce4" table:formula="of:=[.A9]+1" office:value-type="float" office:value="54" calcext:value-type="float">
            <text:p>54</text:p>
          </table:table-cell>
          <table:table-cell table:style-name="ce4" table:formula="of:=[$Redistribution_central.B7]" office:value-type="float" office:value="0.396067902603128" calcext:value-type="float">
            <text:p>0.396067902603128</text:p>
          </table:table-cell>
          <table:table-cell table:style-name="ce4" table:formula="of:=[$Redistribution_central.C7]" office:value-type="float" office:value="0.447665534865733" calcext:value-type="float">
            <text:p>0.447665534865733</text:p>
          </table:table-cell>
          <table:table-cell table:style-name="ce4" table:formula="of:=[$Redistribution_central.D7]" office:value-type="float" office:value="0.411741865029978" calcext:value-type="float">
            <text:p>0.411741865029978</text:p>
          </table:table-cell>
          <table:table-cell table:style-name="ce4" table:formula="of:=[$Redistribution_central.E7]" office:value-type="float" office:value="0.432486802555759" calcext:value-type="float">
            <text:p>0.432486802555759</text:p>
          </table:table-cell>
          <table:table-cell/>
          <table:table-cell table:style-name="ce4" table:formula="of:=[$redistribution_low.B7]" office:value-type="float" office:value="0.396067902603128" calcext:value-type="float">
            <text:p>0.396067902603128</text:p>
          </table:table-cell>
          <table:table-cell table:style-name="ce4" table:formula="of:=[$redistribution_low.C7]" office:value-type="float" office:value="0.447665534865733" calcext:value-type="float">
            <text:p>0.447665534865733</text:p>
          </table:table-cell>
          <table:table-cell table:style-name="ce4" table:formula="of:=[$redistribution_low.D7]" office:value-type="float" office:value="0.411741865029978" calcext:value-type="float">
            <text:p>0.411741865029978</text:p>
          </table:table-cell>
          <table:table-cell table:style-name="ce4" table:formula="of:=[$redistribution_low.E7]" office:value-type="float" office:value="0.432486802555759" calcext:value-type="float">
            <text:p>0.432486802555759</text:p>
          </table:table-cell>
          <table:table-cell/>
          <table:table-cell table:style-name="ce4" table:formula="of:=[$Redistribution_high.B7]" office:value-type="float" office:value="0.396067902603128" calcext:value-type="float">
            <text:p>0.396067902603128</text:p>
          </table:table-cell>
          <table:table-cell table:style-name="ce4" table:formula="of:=[$Redistribution_high.C7]" office:value-type="float" office:value="0.447665534865733" calcext:value-type="float">
            <text:p>0.447665534865733</text:p>
          </table:table-cell>
          <table:table-cell table:style-name="ce4" table:formula="of:=[$Redistribution_high.D7]" office:value-type="float" office:value="0.411741865029978" calcext:value-type="float">
            <text:p>0.411741865029978</text:p>
          </table:table-cell>
          <table:table-cell table:style-name="ce4" table:formula="of:=[$Redistribution_high.E7]" office:value-type="float" office:value="0.432486802555759" calcext:value-type="float">
            <text:p>0.432486802555759</text:p>
          </table:table-cell>
          <table:table-cell table:number-columns-repeated="49"/>
        </table:table-row>
        <table:table-row table:style-name="ro3">
          <table:table-cell table:style-name="ce4" table:formula="of:=[.A10]+1" office:value-type="float" office:value="55" calcext:value-type="float">
            <text:p>55</text:p>
          </table:table-cell>
          <table:table-cell table:style-name="ce4" table:formula="of:=[$Redistribution_central.B8]" office:value-type="float" office:value="0.398081773715666" calcext:value-type="float">
            <text:p>0.398081773715666</text:p>
          </table:table-cell>
          <table:table-cell table:style-name="ce4" table:formula="of:=[$Redistribution_central.C8]" office:value-type="float" office:value="0.44576901458806" calcext:value-type="float">
            <text:p>0.44576901458806</text:p>
          </table:table-cell>
          <table:table-cell table:style-name="ce4" table:formula="of:=[$Redistribution_central.D8]" office:value-type="float" office:value="0.412509768903501" calcext:value-type="float">
            <text:p>0.412509768903501</text:p>
          </table:table-cell>
          <table:table-cell table:style-name="ce4" table:formula="of:=[$Redistribution_central.E8]" office:value-type="float" office:value="0.431384164642211" calcext:value-type="float">
            <text:p>0.431384164642211</text:p>
          </table:table-cell>
          <table:table-cell/>
          <table:table-cell table:style-name="ce4" table:formula="of:=[$redistribution_low.B8]" office:value-type="float" office:value="0.398081773715666" calcext:value-type="float">
            <text:p>0.398081773715666</text:p>
          </table:table-cell>
          <table:table-cell table:style-name="ce4" table:formula="of:=[$redistribution_low.C8]" office:value-type="float" office:value="0.44576901458806" calcext:value-type="float">
            <text:p>0.44576901458806</text:p>
          </table:table-cell>
          <table:table-cell table:style-name="ce4" table:formula="of:=[$redistribution_low.D8]" office:value-type="float" office:value="0.412509768903501" calcext:value-type="float">
            <text:p>0.412509768903501</text:p>
          </table:table-cell>
          <table:table-cell table:style-name="ce4" table:formula="of:=[$redistribution_low.E8]" office:value-type="float" office:value="0.431384164642211" calcext:value-type="float">
            <text:p>0.431384164642211</text:p>
          </table:table-cell>
          <table:table-cell/>
          <table:table-cell table:style-name="ce4" table:formula="of:=[$Redistribution_high.B8]" office:value-type="float" office:value="0.398081773715666" calcext:value-type="float">
            <text:p>0.398081773715666</text:p>
          </table:table-cell>
          <table:table-cell table:style-name="ce4" table:formula="of:=[$Redistribution_high.C8]" office:value-type="float" office:value="0.44576901458806" calcext:value-type="float">
            <text:p>0.44576901458806</text:p>
          </table:table-cell>
          <table:table-cell table:style-name="ce4" table:formula="of:=[$Redistribution_high.D8]" office:value-type="float" office:value="0.412509768903501" calcext:value-type="float">
            <text:p>0.412509768903501</text:p>
          </table:table-cell>
          <table:table-cell table:style-name="ce4" table:formula="of:=[$Redistribution_high.E8]" office:value-type="float" office:value="0.431384164642211" calcext:value-type="float">
            <text:p>0.431384164642211</text:p>
          </table:table-cell>
          <table:table-cell table:number-columns-repeated="49"/>
        </table:table-row>
        <table:table-row table:style-name="ro3">
          <table:table-cell table:style-name="ce4" table:formula="of:=[.A11]+1" office:value-type="float" office:value="56" calcext:value-type="float">
            <text:p>56</text:p>
          </table:table-cell>
          <table:table-cell table:style-name="ce4" table:formula="of:=[$Redistribution_central.B9]" office:value-type="float" office:value="0.389247915488908" calcext:value-type="float">
            <text:p>0.389247915488908</text:p>
          </table:table-cell>
          <table:table-cell table:style-name="ce4" table:formula="of:=[$Redistribution_central.C9]" office:value-type="float" office:value="0.444524072658265" calcext:value-type="float">
            <text:p>0.444524072658265</text:p>
          </table:table-cell>
          <table:table-cell table:style-name="ce4" table:formula="of:=[$Redistribution_central.D9]" office:value-type="float" office:value="0.407064790983859" calcext:value-type="float">
            <text:p>0.407064790983859</text:p>
          </table:table-cell>
          <table:table-cell table:style-name="ce4" table:formula="of:=[$Redistribution_central.E9]" office:value-type="float" office:value="0.425383338196076" calcext:value-type="float">
            <text:p>0.425383338196076</text:p>
          </table:table-cell>
          <table:table-cell/>
          <table:table-cell table:style-name="ce4" table:formula="of:=[$redistribution_low.B9]" office:value-type="float" office:value="0.389247915488908" calcext:value-type="float">
            <text:p>0.389247915488908</text:p>
          </table:table-cell>
          <table:table-cell table:style-name="ce4" table:formula="of:=[$redistribution_low.C9]" office:value-type="float" office:value="0.444524072658265" calcext:value-type="float">
            <text:p>0.444524072658265</text:p>
          </table:table-cell>
          <table:table-cell table:style-name="ce4" table:formula="of:=[$redistribution_low.D9]" office:value-type="float" office:value="0.407064790983859" calcext:value-type="float">
            <text:p>0.407064790983859</text:p>
          </table:table-cell>
          <table:table-cell table:style-name="ce4" table:formula="of:=[$redistribution_low.E9]" office:value-type="float" office:value="0.425383338196076" calcext:value-type="float">
            <text:p>0.425383338196076</text:p>
          </table:table-cell>
          <table:table-cell/>
          <table:table-cell table:style-name="ce4" table:formula="of:=[$Redistribution_high.B9]" office:value-type="float" office:value="0.389247915488908" calcext:value-type="float">
            <text:p>0.389247915488908</text:p>
          </table:table-cell>
          <table:table-cell table:style-name="ce4" table:formula="of:=[$Redistribution_high.C9]" office:value-type="float" office:value="0.444524072658265" calcext:value-type="float">
            <text:p>0.444524072658265</text:p>
          </table:table-cell>
          <table:table-cell table:style-name="ce4" table:formula="of:=[$Redistribution_high.D9]" office:value-type="float" office:value="0.407064790983859" calcext:value-type="float">
            <text:p>0.407064790983859</text:p>
          </table:table-cell>
          <table:table-cell table:style-name="ce4" table:formula="of:=[$Redistribution_high.E9]" office:value-type="float" office:value="0.425383338196076" calcext:value-type="float">
            <text:p>0.425383338196076</text:p>
          </table:table-cell>
          <table:table-cell table:number-columns-repeated="49"/>
        </table:table-row>
        <table:table-row table:style-name="ro3">
          <table:table-cell table:style-name="ce4" table:formula="of:=[.A12]+1" office:value-type="float" office:value="57" calcext:value-type="float">
            <text:p>57</text:p>
          </table:table-cell>
          <table:table-cell table:style-name="ce4" table:formula="of:=[$Redistribution_central.B10]" office:value-type="float" office:value="0.391644336337794" calcext:value-type="float">
            <text:p>0.391644336337794</text:p>
          </table:table-cell>
          <table:table-cell table:style-name="ce4" table:formula="of:=[$Redistribution_central.C10]" office:value-type="float" office:value="0.449107433628061" calcext:value-type="float">
            <text:p>0.449107433628061</text:p>
          </table:table-cell>
          <table:table-cell table:style-name="ce4" table:formula="of:=[$Redistribution_central.D10]" office:value-type="float" office:value="0.412213495382211" calcext:value-type="float">
            <text:p>0.412213495382211</text:p>
          </table:table-cell>
          <table:table-cell table:style-name="ce4" table:formula="of:=[$Redistribution_central.E10]" office:value-type="float" office:value="0.427111975429666" calcext:value-type="float">
            <text:p>0.427111975429666</text:p>
          </table:table-cell>
          <table:table-cell/>
          <table:table-cell table:style-name="ce4" table:formula="of:=[$redistribution_low.B10]" office:value-type="float" office:value="0.391644336337794" calcext:value-type="float">
            <text:p>0.391644336337794</text:p>
          </table:table-cell>
          <table:table-cell table:style-name="ce4" table:formula="of:=[$redistribution_low.C10]" office:value-type="float" office:value="0.449107433628061" calcext:value-type="float">
            <text:p>0.449107433628061</text:p>
          </table:table-cell>
          <table:table-cell table:style-name="ce4" table:formula="of:=[$redistribution_low.D10]" office:value-type="float" office:value="0.412213495382211" calcext:value-type="float">
            <text:p>0.412213495382211</text:p>
          </table:table-cell>
          <table:table-cell table:style-name="ce4" table:formula="of:=[$redistribution_low.E10]" office:value-type="float" office:value="0.427111975429666" calcext:value-type="float">
            <text:p>0.427111975429666</text:p>
          </table:table-cell>
          <table:table-cell/>
          <table:table-cell table:style-name="ce4" table:formula="of:=[$Redistribution_high.B10]" office:value-type="float" office:value="0.391644336337794" calcext:value-type="float">
            <text:p>0.391644336337794</text:p>
          </table:table-cell>
          <table:table-cell table:style-name="ce4" table:formula="of:=[$Redistribution_high.C10]" office:value-type="float" office:value="0.449107433628061" calcext:value-type="float">
            <text:p>0.449107433628061</text:p>
          </table:table-cell>
          <table:table-cell table:style-name="ce4" table:formula="of:=[$Redistribution_high.D10]" office:value-type="float" office:value="0.412213495382211" calcext:value-type="float">
            <text:p>0.412213495382211</text:p>
          </table:table-cell>
          <table:table-cell table:style-name="ce4" table:formula="of:=[$Redistribution_high.E10]" office:value-type="float" office:value="0.427111975429666" calcext:value-type="float">
            <text:p>0.427111975429666</text:p>
          </table:table-cell>
          <table:table-cell table:number-columns-repeated="49"/>
        </table:table-row>
        <table:table-row table:style-name="ro3">
          <table:table-cell table:style-name="ce4" table:formula="of:=[.A13]+1" office:value-type="float" office:value="58" calcext:value-type="float">
            <text:p>58</text:p>
          </table:table-cell>
          <table:table-cell table:style-name="ce4" table:formula="of:=[$Redistribution_central.B11]" office:value-type="float" office:value="0.389668118769454" calcext:value-type="float">
            <text:p>0.389668118769454</text:p>
          </table:table-cell>
          <table:table-cell table:style-name="ce4" table:formula="of:=[$Redistribution_central.C11]" office:value-type="float" office:value="0.449902283746158" calcext:value-type="float">
            <text:p>0.449902283746158</text:p>
          </table:table-cell>
          <table:table-cell table:style-name="ce4" table:formula="of:=[$Redistribution_central.D11]" office:value-type="float" office:value="0.408300765454686" calcext:value-type="float">
            <text:p>0.408300765454686</text:p>
          </table:table-cell>
          <table:table-cell table:style-name="ce4" table:formula="of:=[$Redistribution_central.E11]" office:value-type="float" office:value="0.430055658720093" calcext:value-type="float">
            <text:p>0.430055658720093</text:p>
          </table:table-cell>
          <table:table-cell/>
          <table:table-cell table:style-name="ce4" table:formula="of:=[$redistribution_low.B11]" office:value-type="float" office:value="0.389668118769454" calcext:value-type="float">
            <text:p>0.389668118769454</text:p>
          </table:table-cell>
          <table:table-cell table:style-name="ce4" table:formula="of:=[$redistribution_low.C11]" office:value-type="float" office:value="0.449902283746158" calcext:value-type="float">
            <text:p>0.449902283746158</text:p>
          </table:table-cell>
          <table:table-cell table:style-name="ce4" table:formula="of:=[$redistribution_low.D11]" office:value-type="float" office:value="0.408300765454686" calcext:value-type="float">
            <text:p>0.408300765454686</text:p>
          </table:table-cell>
          <table:table-cell table:style-name="ce4" table:formula="of:=[$redistribution_low.E11]" office:value-type="float" office:value="0.430055658720093" calcext:value-type="float">
            <text:p>0.430055658720093</text:p>
          </table:table-cell>
          <table:table-cell/>
          <table:table-cell table:style-name="ce4" table:formula="of:=[$Redistribution_high.B11]" office:value-type="float" office:value="0.389668118769454" calcext:value-type="float">
            <text:p>0.389668118769454</text:p>
          </table:table-cell>
          <table:table-cell table:style-name="ce4" table:formula="of:=[$Redistribution_high.C11]" office:value-type="float" office:value="0.449902283746158" calcext:value-type="float">
            <text:p>0.449902283746158</text:p>
          </table:table-cell>
          <table:table-cell table:style-name="ce4" table:formula="of:=[$Redistribution_high.D11]" office:value-type="float" office:value="0.408300765454686" calcext:value-type="float">
            <text:p>0.408300765454686</text:p>
          </table:table-cell>
          <table:table-cell table:style-name="ce4" table:formula="of:=[$Redistribution_high.E11]" office:value-type="float" office:value="0.430055658720093" calcext:value-type="float">
            <text:p>0.430055658720093</text:p>
          </table:table-cell>
          <table:table-cell table:number-columns-repeated="49"/>
        </table:table-row>
        <table:table-row table:style-name="ro3">
          <table:table-cell table:style-name="ce4" table:formula="of:=[.A14]+1" office:value-type="float" office:value="59" calcext:value-type="float">
            <text:p>59</text:p>
          </table:table-cell>
          <table:table-cell table:style-name="ce4" table:formula="of:=[$Redistribution_central.B12]" office:value-type="float" office:value="0.392668508823212" calcext:value-type="float">
            <text:p>0.392668508823212</text:p>
          </table:table-cell>
          <table:table-cell table:style-name="ce4" table:formula="of:=[$Redistribution_central.C12]" office:value-type="float" office:value="0.449654289343474" calcext:value-type="float">
            <text:p>0.449654289343474</text:p>
          </table:table-cell>
          <table:table-cell table:style-name="ce4" table:formula="of:=[$Redistribution_central.D12]" office:value-type="float" office:value="0.409367618681895" calcext:value-type="float">
            <text:p>0.409367618681895</text:p>
          </table:table-cell>
          <table:table-cell table:style-name="ce4" table:formula="of:=[$Redistribution_central.E12]" office:value-type="float" office:value="0.431887742090315" calcext:value-type="float">
            <text:p>0.431887742090315</text:p>
          </table:table-cell>
          <table:table-cell/>
          <table:table-cell table:style-name="ce4" table:formula="of:=[$redistribution_low.B12]" office:value-type="float" office:value="0.392668508823212" calcext:value-type="float">
            <text:p>0.392668508823212</text:p>
          </table:table-cell>
          <table:table-cell table:style-name="ce4" table:formula="of:=[$redistribution_low.C12]" office:value-type="float" office:value="0.449654289343474" calcext:value-type="float">
            <text:p>0.449654289343474</text:p>
          </table:table-cell>
          <table:table-cell table:style-name="ce4" table:formula="of:=[$redistribution_low.D12]" office:value-type="float" office:value="0.409367618681895" calcext:value-type="float">
            <text:p>0.409367618681895</text:p>
          </table:table-cell>
          <table:table-cell table:style-name="ce4" table:formula="of:=[$redistribution_low.E12]" office:value-type="float" office:value="0.431887742090315" calcext:value-type="float">
            <text:p>0.431887742090315</text:p>
          </table:table-cell>
          <table:table-cell/>
          <table:table-cell table:style-name="ce4" table:formula="of:=[$Redistribution_high.B12]" office:value-type="float" office:value="0.392668508823212" calcext:value-type="float">
            <text:p>0.392668508823212</text:p>
          </table:table-cell>
          <table:table-cell table:style-name="ce4" table:formula="of:=[$Redistribution_high.C12]" office:value-type="float" office:value="0.449654289343474" calcext:value-type="float">
            <text:p>0.449654289343474</text:p>
          </table:table-cell>
          <table:table-cell table:style-name="ce4" table:formula="of:=[$Redistribution_high.D12]" office:value-type="float" office:value="0.409367618681895" calcext:value-type="float">
            <text:p>0.409367618681895</text:p>
          </table:table-cell>
          <table:table-cell table:style-name="ce4" table:formula="of:=[$Redistribution_high.E12]" office:value-type="float" office:value="0.431887742090315" calcext:value-type="float">
            <text:p>0.431887742090315</text:p>
          </table:table-cell>
          <table:table-cell table:number-columns-repeated="49"/>
        </table:table-row>
        <table:table-row table:style-name="ro3">
          <table:table-cell table:style-name="ce4" table:formula="of:=[.A15]+1" office:value-type="float" office:value="60" calcext:value-type="float">
            <text:p>60</text:p>
          </table:table-cell>
          <table:table-cell table:style-name="ce4" table:formula="of:=[$Redistribution_central.B13]" office:value-type="float" office:value="0.385383773516262" calcext:value-type="float">
            <text:p>0.385383773516262</text:p>
          </table:table-cell>
          <table:table-cell table:style-name="ce4" table:formula="of:=[$Redistribution_central.C13]" office:value-type="float" office:value="0.44426056398056" calcext:value-type="float">
            <text:p>0.44426056398056</text:p>
          </table:table-cell>
          <table:table-cell table:style-name="ce4" table:formula="of:=[$Redistribution_central.D13]" office:value-type="float" office:value="0.403571041125685" calcext:value-type="float">
            <text:p>0.403571041125685</text:p>
          </table:table-cell>
          <table:table-cell table:style-name="ce4" table:formula="of:=[$Redistribution_central.E13]" office:value-type="float" office:value="0.424933117914491" calcext:value-type="float">
            <text:p>0.424933117914491</text:p>
          </table:table-cell>
          <table:table-cell/>
          <table:table-cell table:style-name="ce4" table:formula="of:=[$redistribution_low.B13]" office:value-type="float" office:value="0.385383773516262" calcext:value-type="float">
            <text:p>0.385383773516262</text:p>
          </table:table-cell>
          <table:table-cell table:style-name="ce4" table:formula="of:=[$redistribution_low.C13]" office:value-type="float" office:value="0.44426056398056" calcext:value-type="float">
            <text:p>0.44426056398056</text:p>
          </table:table-cell>
          <table:table-cell table:style-name="ce4" table:formula="of:=[$redistribution_low.D13]" office:value-type="float" office:value="0.403571041125685" calcext:value-type="float">
            <text:p>0.403571041125685</text:p>
          </table:table-cell>
          <table:table-cell table:style-name="ce4" table:formula="of:=[$redistribution_low.E13]" office:value-type="float" office:value="0.424933117914491" calcext:value-type="float">
            <text:p>0.424933117914491</text:p>
          </table:table-cell>
          <table:table-cell/>
          <table:table-cell table:style-name="ce4" table:formula="of:=[$Redistribution_high.B13]" office:value-type="float" office:value="0.385383773516262" calcext:value-type="float">
            <text:p>0.385383773516262</text:p>
          </table:table-cell>
          <table:table-cell table:style-name="ce4" table:formula="of:=[$Redistribution_high.C13]" office:value-type="float" office:value="0.44426056398056" calcext:value-type="float">
            <text:p>0.44426056398056</text:p>
          </table:table-cell>
          <table:table-cell table:style-name="ce4" table:formula="of:=[$Redistribution_high.D13]" office:value-type="float" office:value="0.403571041125685" calcext:value-type="float">
            <text:p>0.403571041125685</text:p>
          </table:table-cell>
          <table:table-cell table:style-name="ce4" table:formula="of:=[$Redistribution_high.E13]" office:value-type="float" office:value="0.424933117914491" calcext:value-type="float">
            <text:p>0.424933117914491</text:p>
          </table:table-cell>
          <table:table-cell table:number-columns-repeated="49"/>
        </table:table-row>
        <table:table-row table:style-name="ro3">
          <table:table-cell table:style-name="ce4" table:formula="of:=[.A16]+1" office:value-type="float" office:value="61" calcext:value-type="float">
            <text:p>61</text:p>
          </table:table-cell>
          <table:table-cell table:style-name="ce4" table:formula="of:=[$Redistribution_central.B14]" office:value-type="float" office:value="0.387538995469167" calcext:value-type="float">
            <text:p>0.387538995469167</text:p>
          </table:table-cell>
          <table:table-cell table:style-name="ce4" table:formula="of:=[$Redistribution_central.C14]" office:value-type="float" office:value="0.447967411994538" calcext:value-type="float">
            <text:p>0.447967411994538</text:p>
          </table:table-cell>
          <table:table-cell table:style-name="ce4" table:formula="of:=[$Redistribution_central.D14]" office:value-type="float" office:value="0.408053112354735" calcext:value-type="float">
            <text:p>0.408053112354735</text:p>
          </table:table-cell>
          <table:table-cell table:style-name="ce4" table:formula="of:=[$Redistribution_central.E14]" office:value-type="float" office:value="0.423697664126009" calcext:value-type="float">
            <text:p>0.423697664126009</text:p>
          </table:table-cell>
          <table:table-cell/>
          <table:table-cell table:style-name="ce4" table:formula="of:=[$redistribution_low.B14]" office:value-type="float" office:value="0.387538995469167" calcext:value-type="float">
            <text:p>0.387538995469167</text:p>
          </table:table-cell>
          <table:table-cell table:style-name="ce4" table:formula="of:=[$redistribution_low.C14]" office:value-type="float" office:value="0.447967411994538" calcext:value-type="float">
            <text:p>0.447967411994538</text:p>
          </table:table-cell>
          <table:table-cell table:style-name="ce4" table:formula="of:=[$redistribution_low.D14]" office:value-type="float" office:value="0.408053112354735" calcext:value-type="float">
            <text:p>0.408053112354735</text:p>
          </table:table-cell>
          <table:table-cell table:style-name="ce4" table:formula="of:=[$redistribution_low.E14]" office:value-type="float" office:value="0.423697664126009" calcext:value-type="float">
            <text:p>0.423697664126009</text:p>
          </table:table-cell>
          <table:table-cell/>
          <table:table-cell table:style-name="ce4" table:formula="of:=[$Redistribution_high.B14]" office:value-type="float" office:value="0.387538995469167" calcext:value-type="float">
            <text:p>0.387538995469167</text:p>
          </table:table-cell>
          <table:table-cell table:style-name="ce4" table:formula="of:=[$Redistribution_high.C14]" office:value-type="float" office:value="0.447967411994538" calcext:value-type="float">
            <text:p>0.447967411994538</text:p>
          </table:table-cell>
          <table:table-cell table:style-name="ce4" table:formula="of:=[$Redistribution_high.D14]" office:value-type="float" office:value="0.408053112354735" calcext:value-type="float">
            <text:p>0.408053112354735</text:p>
          </table:table-cell>
          <table:table-cell table:style-name="ce4" table:formula="of:=[$Redistribution_high.E14]" office:value-type="float" office:value="0.423697664126009" calcext:value-type="float">
            <text:p>0.423697664126009</text:p>
          </table:table-cell>
          <table:table-cell table:number-columns-repeated="49"/>
        </table:table-row>
        <table:table-row table:style-name="ro3">
          <table:table-cell table:style-name="ce4" table:formula="of:=[.A17]+1" office:value-type="float" office:value="62" calcext:value-type="float">
            <text:p>62</text:p>
          </table:table-cell>
          <table:table-cell table:style-name="ce4" table:formula="of:=[$Redistribution_central.B15]" office:value-type="float" office:value="0.386530666515906" calcext:value-type="float">
            <text:p>0.386530666515906</text:p>
          </table:table-cell>
          <table:table-cell table:style-name="ce4" table:formula="of:=[$Redistribution_central.C15]" office:value-type="float" office:value="0.44597139394117" calcext:value-type="float">
            <text:p>0.44597139394117</text:p>
          </table:table-cell>
          <table:table-cell table:style-name="ce4" table:formula="of:=[$Redistribution_central.D15]" office:value-type="float" office:value="0.405002152717547" calcext:value-type="float">
            <text:p>0.405002152717547</text:p>
          </table:table-cell>
          <table:table-cell table:style-name="ce4" table:formula="of:=[$Redistribution_central.E15]" office:value-type="float" office:value="0.426530953530431" calcext:value-type="float">
            <text:p>0.426530953530431</text:p>
          </table:table-cell>
          <table:table-cell/>
          <table:table-cell table:style-name="ce4" table:formula="of:=[$redistribution_low.B15]" office:value-type="float" office:value="0.386530666515906" calcext:value-type="float">
            <text:p>0.386530666515906</text:p>
          </table:table-cell>
          <table:table-cell table:style-name="ce4" table:formula="of:=[$redistribution_low.C15]" office:value-type="float" office:value="0.44597139394117" calcext:value-type="float">
            <text:p>0.44597139394117</text:p>
          </table:table-cell>
          <table:table-cell table:style-name="ce4" table:formula="of:=[$redistribution_low.D15]" office:value-type="float" office:value="0.405002152717547" calcext:value-type="float">
            <text:p>0.405002152717547</text:p>
          </table:table-cell>
          <table:table-cell table:style-name="ce4" table:formula="of:=[$redistribution_low.E15]" office:value-type="float" office:value="0.426530953530431" calcext:value-type="float">
            <text:p>0.426530953530431</text:p>
          </table:table-cell>
          <table:table-cell/>
          <table:table-cell table:style-name="ce4" table:formula="of:=[$Redistribution_high.B15]" office:value-type="float" office:value="0.386530666515906" calcext:value-type="float">
            <text:p>0.386530666515906</text:p>
          </table:table-cell>
          <table:table-cell table:style-name="ce4" table:formula="of:=[$Redistribution_high.C15]" office:value-type="float" office:value="0.44597139394117" calcext:value-type="float">
            <text:p>0.44597139394117</text:p>
          </table:table-cell>
          <table:table-cell table:style-name="ce4" table:formula="of:=[$Redistribution_high.D15]" office:value-type="float" office:value="0.405002152717547" calcext:value-type="float">
            <text:p>0.405002152717547</text:p>
          </table:table-cell>
          <table:table-cell table:style-name="ce4" table:formula="of:=[$Redistribution_high.E15]" office:value-type="float" office:value="0.426530953530431" calcext:value-type="float">
            <text:p>0.426530953530431</text:p>
          </table:table-cell>
          <table:table-cell table:number-columns-repeated="49"/>
        </table:table-row>
        <table:table-row table:style-name="ro3">
          <table:table-cell table:style-name="ce4" table:formula="of:=[.A18]+1" office:value-type="float" office:value="63" calcext:value-type="float">
            <text:p>63</text:p>
          </table:table-cell>
          <table:table-cell table:style-name="ce4" table:formula="of:=[$Redistribution_central.B16]" office:value-type="float" office:value="0.391826946353471" calcext:value-type="float">
            <text:p>0.391826946353471</text:p>
          </table:table-cell>
          <table:table-cell table:style-name="ce4" table:formula="of:=[$Redistribution_central.C16]" office:value-type="float" office:value="0.450374310698588" calcext:value-type="float">
            <text:p>0.450374310698588</text:p>
          </table:table-cell>
          <table:table-cell table:style-name="ce4" table:formula="of:=[$Redistribution_central.D16]" office:value-type="float" office:value="0.409235807688584" calcext:value-type="float">
            <text:p>0.409235807688584</text:p>
          </table:table-cell>
          <table:table-cell table:style-name="ce4" table:formula="of:=[$Redistribution_central.E16]" office:value-type="float" office:value="0.430584842753871" calcext:value-type="float">
            <text:p>0.430584842753871</text:p>
          </table:table-cell>
          <table:table-cell/>
          <table:table-cell table:style-name="ce4" table:formula="of:=[$redistribution_low.B16]" office:value-type="float" office:value="0.391826946353471" calcext:value-type="float">
            <text:p>0.391826946353471</text:p>
          </table:table-cell>
          <table:table-cell table:style-name="ce4" table:formula="of:=[$redistribution_low.C16]" office:value-type="float" office:value="0.450374310698588" calcext:value-type="float">
            <text:p>0.450374310698588</text:p>
          </table:table-cell>
          <table:table-cell table:style-name="ce4" table:formula="of:=[$redistribution_low.D16]" office:value-type="float" office:value="0.409235807688584" calcext:value-type="float">
            <text:p>0.409235807688584</text:p>
          </table:table-cell>
          <table:table-cell table:style-name="ce4" table:formula="of:=[$redistribution_low.E16]" office:value-type="float" office:value="0.430584842753871" calcext:value-type="float">
            <text:p>0.430584842753871</text:p>
          </table:table-cell>
          <table:table-cell/>
          <table:table-cell table:style-name="ce4" table:formula="of:=[$Redistribution_high.B16]" office:value-type="float" office:value="0.391826946353471" calcext:value-type="float">
            <text:p>0.391826946353471</text:p>
          </table:table-cell>
          <table:table-cell table:style-name="ce4" table:formula="of:=[$Redistribution_high.C16]" office:value-type="float" office:value="0.450374310698588" calcext:value-type="float">
            <text:p>0.450374310698588</text:p>
          </table:table-cell>
          <table:table-cell table:style-name="ce4" table:formula="of:=[$Redistribution_high.D16]" office:value-type="float" office:value="0.409235807688584" calcext:value-type="float">
            <text:p>0.409235807688584</text:p>
          </table:table-cell>
          <table:table-cell table:style-name="ce4" table:formula="of:=[$Redistribution_high.E16]" office:value-type="float" office:value="0.430584842753871" calcext:value-type="float">
            <text:p>0.430584842753871</text:p>
          </table:table-cell>
          <table:table-cell table:number-columns-repeated="49"/>
        </table:table-row>
        <table:table-row table:style-name="ro3">
          <table:table-cell table:style-name="ce4" table:formula="of:=[.A19]+1" office:value-type="float" office:value="64" calcext:value-type="float">
            <text:p>64</text:p>
          </table:table-cell>
          <table:table-cell table:style-name="ce4" table:formula="of:=[$Redistribution_central.B17]" office:value-type="float" office:value="0.39513728198073" calcext:value-type="float">
            <text:p>0.39513728198073</text:p>
          </table:table-cell>
          <table:table-cell table:style-name="ce4" table:formula="of:=[$Redistribution_central.C17]" office:value-type="float" office:value="0.449928069148251" calcext:value-type="float">
            <text:p>0.449928069148251</text:p>
          </table:table-cell>
          <table:table-cell table:style-name="ce4" table:formula="of:=[$Redistribution_central.D17]" office:value-type="float" office:value="0.411898110875936" calcext:value-type="float">
            <text:p>0.411898110875936</text:p>
          </table:table-cell>
          <table:table-cell table:style-name="ce4" table:formula="of:=[$Redistribution_central.E17]" office:value-type="float" office:value="0.431713971975781" calcext:value-type="float">
            <text:p>0.431713971975781</text:p>
          </table:table-cell>
          <table:table-cell/>
          <table:table-cell table:style-name="ce4" table:formula="of:=[$redistribution_low.B17]" office:value-type="float" office:value="0.39513728198073" calcext:value-type="float">
            <text:p>0.39513728198073</text:p>
          </table:table-cell>
          <table:table-cell table:style-name="ce4" table:formula="of:=[$redistribution_low.C17]" office:value-type="float" office:value="0.449928069148251" calcext:value-type="float">
            <text:p>0.449928069148251</text:p>
          </table:table-cell>
          <table:table-cell table:style-name="ce4" table:formula="of:=[$redistribution_low.D17]" office:value-type="float" office:value="0.411898110875936" calcext:value-type="float">
            <text:p>0.411898110875936</text:p>
          </table:table-cell>
          <table:table-cell table:style-name="ce4" table:formula="of:=[$redistribution_low.E17]" office:value-type="float" office:value="0.431713971975781" calcext:value-type="float">
            <text:p>0.431713971975781</text:p>
          </table:table-cell>
          <table:table-cell/>
          <table:table-cell table:style-name="ce4" table:formula="of:=[$Redistribution_high.B17]" office:value-type="float" office:value="0.39513728198073" calcext:value-type="float">
            <text:p>0.39513728198073</text:p>
          </table:table-cell>
          <table:table-cell table:style-name="ce4" table:formula="of:=[$Redistribution_high.C17]" office:value-type="float" office:value="0.449928069148251" calcext:value-type="float">
            <text:p>0.449928069148251</text:p>
          </table:table-cell>
          <table:table-cell table:style-name="ce4" table:formula="of:=[$Redistribution_high.D17]" office:value-type="float" office:value="0.411898110875936" calcext:value-type="float">
            <text:p>0.411898110875936</text:p>
          </table:table-cell>
          <table:table-cell table:style-name="ce4" table:formula="of:=[$Redistribution_high.E17]" office:value-type="float" office:value="0.431713971975781" calcext:value-type="float">
            <text:p>0.431713971975781</text:p>
          </table:table-cell>
          <table:table-cell table:number-columns-repeated="49"/>
        </table:table-row>
        <table:table-row table:style-name="ro3">
          <table:table-cell table:style-name="ce4" table:formula="of:=[.A20]+1" office:value-type="float" office:value="65" calcext:value-type="float">
            <text:p>65</text:p>
          </table:table-cell>
          <table:table-cell table:style-name="ce4" table:formula="of:=[$Redistribution_central.B18]" office:value-type="float" office:value="0.388577634007942" calcext:value-type="float">
            <text:p>0.388577634007942</text:p>
          </table:table-cell>
          <table:table-cell table:style-name="ce4" table:formula="of:=[$Redistribution_central.C18]" office:value-type="float" office:value="0.449323159441545" calcext:value-type="float">
            <text:p>0.449323159441545</text:p>
          </table:table-cell>
          <table:table-cell table:style-name="ce4" table:formula="of:=[$Redistribution_central.D18]" office:value-type="float" office:value="0.408825843114314" calcext:value-type="float">
            <text:p>0.408825843114314</text:p>
          </table:table-cell>
          <table:table-cell table:style-name="ce4" table:formula="of:=[$Redistribution_central.E18]" office:value-type="float" office:value="0.426551601373064" calcext:value-type="float">
            <text:p>0.426551601373064</text:p>
          </table:table-cell>
          <table:table-cell/>
          <table:table-cell table:style-name="ce4" table:formula="of:=[$redistribution_low.B18]" office:value-type="float" office:value="0.388577634007942" calcext:value-type="float">
            <text:p>0.388577634007942</text:p>
          </table:table-cell>
          <table:table-cell table:style-name="ce4" table:formula="of:=[$redistribution_low.C18]" office:value-type="float" office:value="0.449323159441545" calcext:value-type="float">
            <text:p>0.449323159441545</text:p>
          </table:table-cell>
          <table:table-cell table:style-name="ce4" table:formula="of:=[$redistribution_low.D18]" office:value-type="float" office:value="0.408825843114314" calcext:value-type="float">
            <text:p>0.408825843114314</text:p>
          </table:table-cell>
          <table:table-cell table:style-name="ce4" table:formula="of:=[$redistribution_low.E18]" office:value-type="float" office:value="0.426551601373064" calcext:value-type="float">
            <text:p>0.426551601373064</text:p>
          </table:table-cell>
          <table:table-cell/>
          <table:table-cell table:style-name="ce4" table:formula="of:=[$Redistribution_high.B18]" office:value-type="float" office:value="0.388577634007942" calcext:value-type="float">
            <text:p>0.388577634007942</text:p>
          </table:table-cell>
          <table:table-cell table:style-name="ce4" table:formula="of:=[$Redistribution_high.C18]" office:value-type="float" office:value="0.449323159441545" calcext:value-type="float">
            <text:p>0.449323159441545</text:p>
          </table:table-cell>
          <table:table-cell table:style-name="ce4" table:formula="of:=[$Redistribution_high.D18]" office:value-type="float" office:value="0.408825843114314" calcext:value-type="float">
            <text:p>0.408825843114314</text:p>
          </table:table-cell>
          <table:table-cell table:style-name="ce4" table:formula="of:=[$Redistribution_high.E18]" office:value-type="float" office:value="0.426551601373064" calcext:value-type="float">
            <text:p>0.426551601373064</text:p>
          </table:table-cell>
          <table:table-cell table:number-columns-repeated="49"/>
        </table:table-row>
        <table:table-row table:style-name="ro3">
          <table:table-cell table:style-name="ce4" table:formula="of:=[.A21]+1" office:value-type="float" office:value="66" calcext:value-type="float">
            <text:p>66</text:p>
          </table:table-cell>
          <table:table-cell table:style-name="ce4" table:formula="of:=[$Redistribution_central.B19]" office:value-type="float" office:value="0.391043027962825" calcext:value-type="float">
            <text:p>0.391043027962825</text:p>
          </table:table-cell>
          <table:table-cell table:style-name="ce4" table:formula="of:=[$Redistribution_central.C19]" office:value-type="float" office:value="0.449220751585329" calcext:value-type="float">
            <text:p>0.449220751585329</text:p>
          </table:table-cell>
          <table:table-cell table:style-name="ce4" table:formula="of:=[$Redistribution_central.D19]" office:value-type="float" office:value="0.410931164091992" calcext:value-type="float">
            <text:p>0.410931164091992</text:p>
          </table:table-cell>
          <table:table-cell table:style-name="ce4" table:formula="of:=[$Redistribution_central.E19]" office:value-type="float" office:value="0.428212322223749" calcext:value-type="float">
            <text:p>0.428212322223749</text:p>
          </table:table-cell>
          <table:table-cell/>
          <table:table-cell table:style-name="ce4" table:formula="of:=[$redistribution_low.B19]" office:value-type="float" office:value="0.391043027962825" calcext:value-type="float">
            <text:p>0.391043027962825</text:p>
          </table:table-cell>
          <table:table-cell table:style-name="ce4" table:formula="of:=[$redistribution_low.C19]" office:value-type="float" office:value="0.449220751585329" calcext:value-type="float">
            <text:p>0.449220751585329</text:p>
          </table:table-cell>
          <table:table-cell table:style-name="ce4" table:formula="of:=[$redistribution_low.D19]" office:value-type="float" office:value="0.410931164091992" calcext:value-type="float">
            <text:p>0.410931164091992</text:p>
          </table:table-cell>
          <table:table-cell table:style-name="ce4" table:formula="of:=[$redistribution_low.E19]" office:value-type="float" office:value="0.428212322223749" calcext:value-type="float">
            <text:p>0.428212322223749</text:p>
          </table:table-cell>
          <table:table-cell/>
          <table:table-cell table:style-name="ce4" table:formula="of:=[$Redistribution_high.B19]" office:value-type="float" office:value="0.391043027962825" calcext:value-type="float">
            <text:p>0.391043027962825</text:p>
          </table:table-cell>
          <table:table-cell table:style-name="ce4" table:formula="of:=[$Redistribution_high.C19]" office:value-type="float" office:value="0.449220751585329" calcext:value-type="float">
            <text:p>0.449220751585329</text:p>
          </table:table-cell>
          <table:table-cell table:style-name="ce4" table:formula="of:=[$Redistribution_high.D19]" office:value-type="float" office:value="0.410931164091992" calcext:value-type="float">
            <text:p>0.410931164091992</text:p>
          </table:table-cell>
          <table:table-cell table:style-name="ce4" table:formula="of:=[$Redistribution_high.E19]" office:value-type="float" office:value="0.428212322223749" calcext:value-type="float">
            <text:p>0.428212322223749</text:p>
          </table:table-cell>
          <table:table-cell table:number-columns-repeated="49"/>
        </table:table-row>
        <table:table-row table:style-name="ro3">
          <table:table-cell table:style-name="ce4" table:formula="of:=[.A22]+1" office:value-type="float" office:value="67" calcext:value-type="float">
            <text:p>67</text:p>
          </table:table-cell>
          <table:table-cell table:style-name="ce4" table:formula="of:=[$Redistribution_central.B20]" office:value-type="float" office:value="0.38622167294859" calcext:value-type="float">
            <text:p>0.38622167294859</text:p>
          </table:table-cell>
          <table:table-cell table:style-name="ce4" table:formula="of:=[$Redistribution_central.C20]" office:value-type="float" office:value="0.448899608556009" calcext:value-type="float">
            <text:p>0.448899608556009</text:p>
          </table:table-cell>
          <table:table-cell table:style-name="ce4" table:formula="of:=[$Redistribution_central.D20]" office:value-type="float" office:value="0.406011125365093" calcext:value-type="float">
            <text:p>0.406011125365093</text:p>
          </table:table-cell>
          <table:table-cell table:style-name="ce4" table:formula="of:=[$Redistribution_central.E20]" office:value-type="float" office:value="0.427006671670346" calcext:value-type="float">
            <text:p>0.427006671670346</text:p>
          </table:table-cell>
          <table:table-cell/>
          <table:table-cell table:style-name="ce4" table:formula="of:=[$redistribution_low.B20]" office:value-type="float" office:value="0.386260755274403" calcext:value-type="float">
            <text:p>0.386260755274403</text:p>
          </table:table-cell>
          <table:table-cell table:style-name="ce4" table:formula="of:=[$redistribution_low.C20]" office:value-type="float" office:value="0.448899608556009" calcext:value-type="float">
            <text:p>0.448899608556009</text:p>
          </table:table-cell>
          <table:table-cell table:style-name="ce4" table:formula="of:=[$redistribution_low.D20]" office:value-type="float" office:value="0.406052556271371" calcext:value-type="float">
            <text:p>0.406052556271371</text:p>
          </table:table-cell>
          <table:table-cell table:style-name="ce4" table:formula="of:=[$redistribution_low.E20]" office:value-type="float" office:value="0.427006671670346" calcext:value-type="float">
            <text:p>0.427006671670346</text:p>
          </table:table-cell>
          <table:table-cell/>
          <table:table-cell table:style-name="ce4" table:formula="of:=[$Redistribution_high.B20]" office:value-type="float" office:value="0.386260755274403" calcext:value-type="float">
            <text:p>0.386260755274403</text:p>
          </table:table-cell>
          <table:table-cell table:style-name="ce4" table:formula="of:=[$Redistribution_high.C20]" office:value-type="float" office:value="0.448899608556009" calcext:value-type="float">
            <text:p>0.448899608556009</text:p>
          </table:table-cell>
          <table:table-cell table:style-name="ce4" table:formula="of:=[$Redistribution_high.D20]" office:value-type="float" office:value="0.406052556271371" calcext:value-type="float">
            <text:p>0.406052556271371</text:p>
          </table:table-cell>
          <table:table-cell table:style-name="ce4" table:formula="of:=[$Redistribution_high.E20]" office:value-type="float" office:value="0.427006671670346" calcext:value-type="float">
            <text:p>0.427006671670346</text:p>
          </table:table-cell>
          <table:table-cell table:number-columns-repeated="49"/>
        </table:table-row>
        <table:table-row table:style-name="ro3">
          <table:table-cell table:style-name="ce4" table:formula="of:=[.A23]+1" office:value-type="float" office:value="68" calcext:value-type="float">
            <text:p>68</text:p>
          </table:table-cell>
          <table:table-cell table:style-name="ce4" table:formula="of:=[$Redistribution_central.B21]" office:value-type="float" office:value="0.385426320832225" calcext:value-type="float">
            <text:p>0.385426320832225</text:p>
          </table:table-cell>
          <table:table-cell table:style-name="ce4" table:formula="of:=[$Redistribution_central.C21]" office:value-type="float" office:value="0.44924587100256" calcext:value-type="float">
            <text:p>0.44924587100256</text:p>
          </table:table-cell>
          <table:table-cell table:style-name="ce4" table:formula="of:=[$Redistribution_central.D21]" office:value-type="float" office:value="0.406570206517602" calcext:value-type="float">
            <text:p>0.406570206517602</text:p>
          </table:table-cell>
          <table:table-cell table:style-name="ce4" table:formula="of:=[$Redistribution_central.E21]" office:value-type="float" office:value="0.424367453874629" calcext:value-type="float">
            <text:p>0.424367453874629</text:p>
          </table:table-cell>
          <table:table-cell/>
          <table:table-cell table:style-name="ce4" table:formula="of:=[$redistribution_low.B21]" office:value-type="float" office:value="0.385401540927053" calcext:value-type="float">
            <text:p>0.385401540927053</text:p>
          </table:table-cell>
          <table:table-cell table:style-name="ce4" table:formula="of:=[$redistribution_low.C21]" office:value-type="float" office:value="0.448925179265198" calcext:value-type="float">
            <text:p>0.448925179265198</text:p>
          </table:table-cell>
          <table:table-cell table:style-name="ce4" table:formula="of:=[$redistribution_low.D21]" office:value-type="float" office:value="0.406553134341665" calcext:value-type="float">
            <text:p>0.406553134341665</text:p>
          </table:table-cell>
          <table:table-cell table:style-name="ce4" table:formula="of:=[$redistribution_low.E21]" office:value-type="float" office:value="0.424036942452132" calcext:value-type="float">
            <text:p>0.424036942452132</text:p>
          </table:table-cell>
          <table:table-cell/>
          <table:table-cell table:style-name="ce4" table:formula="of:=[$Redistribution_high.B21]" office:value-type="float" office:value="0.385401541166734" calcext:value-type="float">
            <text:p>0.385401541166734</text:p>
          </table:table-cell>
          <table:table-cell table:style-name="ce4" table:formula="of:=[$Redistribution_high.C21]" office:value-type="float" office:value="0.448925179265198" calcext:value-type="float">
            <text:p>0.448925179265198</text:p>
          </table:table-cell>
          <table:table-cell table:style-name="ce4" table:formula="of:=[$Redistribution_high.D21]" office:value-type="float" office:value="0.406553134578338" calcext:value-type="float">
            <text:p>0.406553134578338</text:p>
          </table:table-cell>
          <table:table-cell table:style-name="ce4" table:formula="of:=[$Redistribution_high.E21]" office:value-type="float" office:value="0.424036942452132" calcext:value-type="float">
            <text:p>0.424036942452132</text:p>
          </table:table-cell>
          <table:table-cell table:number-columns-repeated="49"/>
        </table:table-row>
        <table:table-row table:style-name="ro3">
          <table:table-cell table:style-name="ce4" table:formula="of:=[.A24]+1" office:value-type="float" office:value="69" calcext:value-type="float">
            <text:p>69</text:p>
          </table:table-cell>
          <table:table-cell table:style-name="ce4" table:formula="of:=[$Redistribution_central.B22]" office:value-type="float" office:value="0.364801301836248" calcext:value-type="float">
            <text:p>0.364801301836248</text:p>
          </table:table-cell>
          <table:table-cell table:style-name="ce4" table:formula="of:=[$Redistribution_central.C22]" office:value-type="float" office:value="0.44736770752209" calcext:value-type="float">
            <text:p>0.44736770752209</text:p>
          </table:table-cell>
          <table:table-cell table:style-name="ce4" table:formula="of:=[$Redistribution_central.D22]" office:value-type="float" office:value="0.387881125698047" calcext:value-type="float">
            <text:p>0.387881125698047</text:p>
          </table:table-cell>
          <table:table-cell table:style-name="ce4" table:formula="of:=[$Redistribution_central.E22]" office:value-type="float" office:value="0.419781729187263" calcext:value-type="float">
            <text:p>0.419781729187263</text:p>
          </table:table-cell>
          <table:table-cell/>
          <table:table-cell table:style-name="ce4" table:formula="of:=[$redistribution_low.B22]" office:value-type="float" office:value="0.364489948929006" calcext:value-type="float">
            <text:p>0.364489948929006</text:p>
          </table:table-cell>
          <table:table-cell table:style-name="ce4" table:formula="of:=[$redistribution_low.C22]" office:value-type="float" office:value="0.448366697545083" calcext:value-type="float">
            <text:p>0.448366697545083</text:p>
          </table:table-cell>
          <table:table-cell table:style-name="ce4" table:formula="of:=[$redistribution_low.D22]" office:value-type="float" office:value="0.387523763072417" calcext:value-type="float">
            <text:p>0.387523763072417</text:p>
          </table:table-cell>
          <table:table-cell table:style-name="ce4" table:formula="of:=[$redistribution_low.E22]" office:value-type="float" office:value="0.420836238114786" calcext:value-type="float">
            <text:p>0.420836238114786</text:p>
          </table:table-cell>
          <table:table-cell/>
          <table:table-cell table:style-name="ce4" table:formula="of:=[$Redistribution_high.B22]" office:value-type="float" office:value="0.364489949157042" calcext:value-type="float">
            <text:p>0.364489949157042</text:p>
          </table:table-cell>
          <table:table-cell table:style-name="ce4" table:formula="of:=[$Redistribution_high.C22]" office:value-type="float" office:value="0.448366697545083" calcext:value-type="float">
            <text:p>0.448366697545083</text:p>
          </table:table-cell>
          <table:table-cell table:style-name="ce4" table:formula="of:=[$Redistribution_high.D22]" office:value-type="float" office:value="0.387523763297383" calcext:value-type="float">
            <text:p>0.387523763297383</text:p>
          </table:table-cell>
          <table:table-cell table:style-name="ce4" table:formula="of:=[$Redistribution_high.E22]" office:value-type="float" office:value="0.420836238114786" calcext:value-type="float">
            <text:p>0.420836238114786</text:p>
          </table:table-cell>
          <table:table-cell table:number-columns-repeated="49"/>
        </table:table-row>
        <table:table-row table:style-name="ro3">
          <table:table-cell table:style-name="ce4" table:formula="of:=[.A25]+1" office:value-type="float" office:value="70" calcext:value-type="float">
            <text:p>70</text:p>
          </table:table-cell>
          <table:table-cell table:style-name="ce4" table:formula="of:=[$Redistribution_central.B23]" office:value-type="float" office:value="0.38942692838424" calcext:value-type="float">
            <text:p>0.38942692838424</text:p>
          </table:table-cell>
          <table:table-cell table:style-name="ce4" table:formula="of:=[$Redistribution_central.C23]" office:value-type="float" office:value="0.456281920053389" calcext:value-type="float">
            <text:p>0.456281920053389</text:p>
          </table:table-cell>
          <table:table-cell table:style-name="ce4" table:formula="of:=[$Redistribution_central.D23]" office:value-type="float" office:value="0.404930403362958" calcext:value-type="float">
            <text:p>0.404930403362958</text:p>
          </table:table-cell>
          <table:table-cell table:style-name="ce4" table:formula="of:=[$Redistribution_central.E23]" office:value-type="float" office:value="0.438773795977091" calcext:value-type="float">
            <text:p>0.438773795977091</text:p>
          </table:table-cell>
          <table:table-cell/>
          <table:table-cell table:style-name="ce4" table:formula="of:=[$redistribution_low.B23]" office:value-type="float" office:value="0.388563969333475" calcext:value-type="float">
            <text:p>0.388563969333475</text:p>
          </table:table-cell>
          <table:table-cell table:style-name="ce4" table:formula="of:=[$redistribution_low.C23]" office:value-type="float" office:value="0.455528711934171" calcext:value-type="float">
            <text:p>0.455528711934171</text:p>
          </table:table-cell>
          <table:table-cell table:style-name="ce4" table:formula="of:=[$redistribution_low.D23]" office:value-type="float" office:value="0.404120007898951" calcext:value-type="float">
            <text:p>0.404120007898951</text:p>
          </table:table-cell>
          <table:table-cell table:style-name="ce4" table:formula="of:=[$redistribution_low.E23]" office:value-type="float" office:value="0.437870191444161" calcext:value-type="float">
            <text:p>0.437870191444161</text:p>
          </table:table-cell>
          <table:table-cell/>
          <table:table-cell table:style-name="ce4" table:formula="of:=[$Redistribution_high.B23]" office:value-type="float" office:value="0.388563969971353" calcext:value-type="float">
            <text:p>0.388563969971353</text:p>
          </table:table-cell>
          <table:table-cell table:style-name="ce4" table:formula="of:=[$Redistribution_high.C23]" office:value-type="float" office:value="0.455528711934171" calcext:value-type="float">
            <text:p>0.455528711934171</text:p>
          </table:table-cell>
          <table:table-cell table:style-name="ce4" table:formula="of:=[$Redistribution_high.D23]" office:value-type="float" office:value="0.404120008532552" calcext:value-type="float">
            <text:p>0.404120008532552</text:p>
          </table:table-cell>
          <table:table-cell table:style-name="ce4" table:formula="of:=[$Redistribution_high.E23]" office:value-type="float" office:value="0.437870191444161" calcext:value-type="float">
            <text:p>0.437870191444161</text:p>
          </table:table-cell>
          <table:table-cell table:number-columns-repeated="49"/>
        </table:table-row>
        <table:table-row table:style-name="ro3">
          <table:table-cell table:style-name="ce4" table:formula="of:=[.A26]+1" office:value-type="float" office:value="71" calcext:value-type="float">
            <text:p>71</text:p>
          </table:table-cell>
          <table:table-cell table:style-name="ce4" table:formula="of:=[$Redistribution_central.B24]" office:value-type="float" office:value="0.386827138012897" calcext:value-type="float">
            <text:p>0.386827138012897</text:p>
          </table:table-cell>
          <table:table-cell table:style-name="ce4" table:formula="of:=[$Redistribution_central.C24]" office:value-type="float" office:value="0.457694690017497" calcext:value-type="float">
            <text:p>0.457694690017497</text:p>
          </table:table-cell>
          <table:table-cell table:style-name="ce4" table:formula="of:=[$Redistribution_central.D24]" office:value-type="float" office:value="0.402143125849794" calcext:value-type="float">
            <text:p>0.402143125849794</text:p>
          </table:table-cell>
          <table:table-cell table:style-name="ce4" table:formula="of:=[$Redistribution_central.E24]" office:value-type="float" office:value="0.44196074227088" calcext:value-type="float">
            <text:p>0.44196074227088</text:p>
          </table:table-cell>
          <table:table-cell/>
          <table:table-cell table:style-name="ce4" table:formula="of:=[$redistribution_low.B24]" office:value-type="float" office:value="0.386627093855147" calcext:value-type="float">
            <text:p>0.386627093855147</text:p>
          </table:table-cell>
          <table:table-cell table:style-name="ce4" table:formula="of:=[$redistribution_low.C24]" office:value-type="float" office:value="0.457385383774999" calcext:value-type="float">
            <text:p>0.457385383774999</text:p>
          </table:table-cell>
          <table:table-cell table:style-name="ce4" table:formula="of:=[$redistribution_low.D24]" office:value-type="float" office:value="0.401934476429779" calcext:value-type="float">
            <text:p>0.401934476429779</text:p>
          </table:table-cell>
          <table:table-cell table:style-name="ce4" table:formula="of:=[$redistribution_low.E24]" office:value-type="float" office:value="0.44167254066231" calcext:value-type="float">
            <text:p>0.44167254066231</text:p>
          </table:table-cell>
          <table:table-cell/>
          <table:table-cell table:style-name="ce4" table:formula="of:=[$Redistribution_high.B24]" office:value-type="float" office:value="0.386627094517945" calcext:value-type="float">
            <text:p>0.386627094517945</text:p>
          </table:table-cell>
          <table:table-cell table:style-name="ce4" table:formula="of:=[$Redistribution_high.C24]" office:value-type="float" office:value="0.457385383774999" calcext:value-type="float">
            <text:p>0.457385383774999</text:p>
          </table:table-cell>
          <table:table-cell table:style-name="ce4" table:formula="of:=[$Redistribution_high.D24]" office:value-type="float" office:value="0.40193447708863" calcext:value-type="float">
            <text:p>0.40193447708863</text:p>
          </table:table-cell>
          <table:table-cell table:style-name="ce4" table:formula="of:=[$Redistribution_high.E24]" office:value-type="float" office:value="0.44167254066231" calcext:value-type="float">
            <text:p>0.44167254066231</text:p>
          </table:table-cell>
          <table:table-cell table:number-columns-repeated="49"/>
        </table:table-row>
        <table:table-row table:style-name="ro3">
          <table:table-cell table:style-name="ce4" table:formula="of:=[.A27]+1" office:value-type="float" office:value="72" calcext:value-type="float">
            <text:p>72</text:p>
          </table:table-cell>
          <table:table-cell table:style-name="ce4" table:formula="of:=[$Redistribution_central.B25]" office:value-type="float" office:value="0.391154475302294" calcext:value-type="float">
            <text:p>0.391154475302294</text:p>
          </table:table-cell>
          <table:table-cell table:style-name="ce4" table:formula="of:=[$Redistribution_central.C25]" office:value-type="float" office:value="0.461455053771451" calcext:value-type="float">
            <text:p>0.461455053771451</text:p>
          </table:table-cell>
          <table:table-cell table:style-name="ce4" table:formula="of:=[$Redistribution_central.D25]" office:value-type="float" office:value="0.408526251751222" calcext:value-type="float">
            <text:p>0.408526251751222</text:p>
          </table:table-cell>
          <table:table-cell table:style-name="ce4" table:formula="of:=[$Redistribution_central.E25]" office:value-type="float" office:value="0.440566320798025" calcext:value-type="float">
            <text:p>0.440566320798025</text:p>
          </table:table-cell>
          <table:table-cell/>
          <table:table-cell table:style-name="ce4" table:formula="of:=[$redistribution_low.B25]" office:value-type="float" office:value="0.39128859059596" calcext:value-type="float">
            <text:p>0.39128859059596</text:p>
          </table:table-cell>
          <table:table-cell table:style-name="ce4" table:formula="of:=[$redistribution_low.C25]" office:value-type="float" office:value="0.460531530414479" calcext:value-type="float">
            <text:p>0.460531530414479</text:p>
          </table:table-cell>
          <table:table-cell table:style-name="ce4" table:formula="of:=[$redistribution_low.D25]" office:value-type="float" office:value="0.408534099689557" calcext:value-type="float">
            <text:p>0.408534099689557</text:p>
          </table:table-cell>
          <table:table-cell table:style-name="ce4" table:formula="of:=[$redistribution_low.E25]" office:value-type="float" office:value="0.439866510766866" calcext:value-type="float">
            <text:p>0.439866510766866</text:p>
          </table:table-cell>
          <table:table-cell/>
          <table:table-cell table:style-name="ce4" table:formula="of:=[$Redistribution_high.B25]" office:value-type="float" office:value="0.390180749139761" calcext:value-type="float">
            <text:p>0.390180749139761</text:p>
          </table:table-cell>
          <table:table-cell table:style-name="ce4" table:formula="of:=[$Redistribution_high.C25]" office:value-type="float" office:value="0.460531530414481" calcext:value-type="float">
            <text:p>0.460531530414481</text:p>
          </table:table-cell>
          <table:table-cell table:style-name="ce4" table:formula="of:=[$Redistribution_high.D25]" office:value-type="float" office:value="0.407768221192279" calcext:value-type="float">
            <text:p>0.407768221192279</text:p>
          </table:table-cell>
          <table:table-cell table:style-name="ce4" table:formula="of:=[$Redistribution_high.E25]" office:value-type="float" office:value="0.4391941853848" calcext:value-type="float">
            <text:p>0.4391941853848</text:p>
          </table:table-cell>
          <table:table-cell table:number-columns-repeated="49"/>
        </table:table-row>
        <table:table-row table:style-name="ro3">
          <table:table-cell table:style-name="ce4" table:formula="of:=[.A28]+1" office:value-type="float" office:value="73" calcext:value-type="float">
            <text:p>73</text:p>
          </table:table-cell>
          <table:table-cell table:style-name="ce4" table:formula="of:=[$Redistribution_central.B26]" office:value-type="float" office:value="0.389671238329806" calcext:value-type="float">
            <text:p>0.389671238329806</text:p>
          </table:table-cell>
          <table:table-cell table:style-name="ce4" table:formula="of:=[$Redistribution_central.C26]" office:value-type="float" office:value="0.463408183494689" calcext:value-type="float">
            <text:p>0.463408183494689</text:p>
          </table:table-cell>
          <table:table-cell table:style-name="ce4" table:formula="of:=[$Redistribution_central.D26]" office:value-type="float" office:value="0.411098074069114" calcext:value-type="float">
            <text:p>0.411098074069114</text:p>
          </table:table-cell>
          <table:table-cell table:style-name="ce4" table:formula="of:=[$Redistribution_central.E26]" office:value-type="float" office:value="0.43903535125188" calcext:value-type="float">
            <text:p>0.43903535125188</text:p>
          </table:table-cell>
          <table:table-cell/>
          <table:table-cell table:style-name="ce4" table:formula="of:=[$redistribution_low.B26]" office:value-type="float" office:value="0.390229768019073" calcext:value-type="float">
            <text:p>0.390229768019073</text:p>
          </table:table-cell>
          <table:table-cell table:style-name="ce4" table:formula="of:=[$redistribution_low.C26]" office:value-type="float" office:value="0.463230024168632" calcext:value-type="float">
            <text:p>0.463230024168632</text:p>
          </table:table-cell>
          <table:table-cell table:style-name="ce4" table:formula="of:=[$redistribution_low.D26]" office:value-type="float" office:value="0.41143303451247" calcext:value-type="float">
            <text:p>0.41143303451247</text:p>
          </table:table-cell>
          <table:table-cell table:style-name="ce4" table:formula="of:=[$redistribution_low.E26]" office:value-type="float" office:value="0.439284111269512" calcext:value-type="float">
            <text:p>0.439284111269512</text:p>
          </table:table-cell>
          <table:table-cell/>
          <table:table-cell table:style-name="ce4" table:formula="of:=[$Redistribution_high.B26]" office:value-type="float" office:value="0.388838484748623" calcext:value-type="float">
            <text:p>0.388838484748623</text:p>
          </table:table-cell>
          <table:table-cell table:style-name="ce4" table:formula="of:=[$Redistribution_high.C26]" office:value-type="float" office:value="0.463351222769413" calcext:value-type="float">
            <text:p>0.463351222769413</text:p>
          </table:table-cell>
          <table:table-cell table:style-name="ce4" table:formula="of:=[$Redistribution_high.D26]" office:value-type="float" office:value="0.410466605789149" calcext:value-type="float">
            <text:p>0.410466605789149</text:p>
          </table:table-cell>
          <table:table-cell table:style-name="ce4" table:formula="of:=[$Redistribution_high.E26]" office:value-type="float" office:value="0.438628952682454" calcext:value-type="float">
            <text:p>0.438628952682454</text:p>
          </table:table-cell>
          <table:table-cell table:number-columns-repeated="49"/>
        </table:table-row>
        <table:table-row table:style-name="ro3">
          <table:table-cell table:style-name="ce4" table:formula="of:=[.A29]+1" office:value-type="float" office:value="74" calcext:value-type="float">
            <text:p>74</text:p>
          </table:table-cell>
          <table:table-cell table:style-name="ce4" table:formula="of:=[$Redistribution_central.B27]" office:value-type="float" office:value="0.389056039003289" calcext:value-type="float">
            <text:p>0.389056039003289</text:p>
          </table:table-cell>
          <table:table-cell table:style-name="ce4" table:formula="of:=[$Redistribution_central.C27]" office:value-type="float" office:value="0.464455035085352" calcext:value-type="float">
            <text:p>0.464455035085352</text:p>
          </table:table-cell>
          <table:table-cell table:style-name="ce4" table:formula="of:=[$Redistribution_central.D27]" office:value-type="float" office:value="0.4075856064227" calcext:value-type="float">
            <text:p>0.4075856064227</text:p>
          </table:table-cell>
          <table:table-cell table:style-name="ce4" table:formula="of:=[$Redistribution_central.E27]" office:value-type="float" office:value="0.442191368814158" calcext:value-type="float">
            <text:p>0.442191368814158</text:p>
          </table:table-cell>
          <table:table-cell/>
          <table:table-cell table:style-name="ce4" table:formula="of:=[$redistribution_low.B27]" office:value-type="float" office:value="0.389335626945507" calcext:value-type="float">
            <text:p>0.389335626945507</text:p>
          </table:table-cell>
          <table:table-cell table:style-name="ce4" table:formula="of:=[$redistribution_low.C27]" office:value-type="float" office:value="0.464520531401204" calcext:value-type="float">
            <text:p>0.464520531401204</text:p>
          </table:table-cell>
          <table:table-cell table:style-name="ce4" table:formula="of:=[$redistribution_low.D27]" office:value-type="float" office:value="0.407830588451616" calcext:value-type="float">
            <text:p>0.407830588451616</text:p>
          </table:table-cell>
          <table:table-cell table:style-name="ce4" table:formula="of:=[$redistribution_low.E27]" office:value-type="float" office:value="0.44234184862581" calcext:value-type="float">
            <text:p>0.44234184862581</text:p>
          </table:table-cell>
          <table:table-cell/>
          <table:table-cell table:style-name="ce4" table:formula="of:=[$Redistribution_high.B27]" office:value-type="float" office:value="0.389001402256692" calcext:value-type="float">
            <text:p>0.389001402256692</text:p>
          </table:table-cell>
          <table:table-cell table:style-name="ce4" table:formula="of:=[$Redistribution_high.C27]" office:value-type="float" office:value="0.464176936912593" calcext:value-type="float">
            <text:p>0.464176936912593</text:p>
          </table:table-cell>
          <table:table-cell table:style-name="ce4" table:formula="of:=[$Redistribution_high.D27]" office:value-type="float" office:value="0.407574795568306" calcext:value-type="float">
            <text:p>0.407574795568306</text:p>
          </table:table-cell>
          <table:table-cell table:style-name="ce4" table:formula="of:=[$Redistribution_high.E27]" office:value-type="float" office:value="0.441820631720396" calcext:value-type="float">
            <text:p>0.441820631720396</text:p>
          </table:table-cell>
          <table:table-cell table:number-columns-repeated="49"/>
        </table:table-row>
        <table:table-row table:style-name="ro3">
          <table:table-cell table:style-name="ce4" table:formula="of:=[.A30]+1" office:value-type="float" office:value="75" calcext:value-type="float">
            <text:p>75</text:p>
          </table:table-cell>
          <table:table-cell table:style-name="ce4" table:formula="of:=[$Redistribution_central.B28]" office:value-type="float" office:value="0.387471928589495" calcext:value-type="float">
            <text:p>0.387471928589495</text:p>
          </table:table-cell>
          <table:table-cell table:style-name="ce4" table:formula="of:=[$Redistribution_central.C28]" office:value-type="float" office:value="0.454037286223367" calcext:value-type="float">
            <text:p>0.454037286223367</text:p>
          </table:table-cell>
          <table:table-cell table:style-name="ce4" table:formula="of:=[$Redistribution_central.D28]" office:value-type="float" office:value="0.403657064136455" calcext:value-type="float">
            <text:p>0.403657064136455</text:p>
          </table:table-cell>
          <table:table-cell table:style-name="ce4" table:formula="of:=[$Redistribution_central.E28]" office:value-type="float" office:value="0.436725212685103" calcext:value-type="float">
            <text:p>0.436725212685103</text:p>
          </table:table-cell>
          <table:table-cell/>
          <table:table-cell table:style-name="ce4" table:formula="of:=[$redistribution_low.B28]" office:value-type="float" office:value="0.387584744285393" calcext:value-type="float">
            <text:p>0.387584744285393</text:p>
          </table:table-cell>
          <table:table-cell table:style-name="ce4" table:formula="of:=[$redistribution_low.C28]" office:value-type="float" office:value="0.454487832286436" calcext:value-type="float">
            <text:p>0.454487832286436</text:p>
          </table:table-cell>
          <table:table-cell table:style-name="ce4" table:formula="of:=[$redistribution_low.D28]" office:value-type="float" office:value="0.403723299425461" calcext:value-type="float">
            <text:p>0.403723299425461</text:p>
          </table:table-cell>
          <table:table-cell table:style-name="ce4" table:formula="of:=[$redistribution_low.E28]" office:value-type="float" office:value="0.437246764883529" calcext:value-type="float">
            <text:p>0.437246764883529</text:p>
          </table:table-cell>
          <table:table-cell/>
          <table:table-cell table:style-name="ce4" table:formula="of:=[$Redistribution_high.B28]" office:value-type="float" office:value="0.387338280547201" calcext:value-type="float">
            <text:p>0.387338280547201</text:p>
          </table:table-cell>
          <table:table-cell table:style-name="ce4" table:formula="of:=[$Redistribution_high.C28]" office:value-type="float" office:value="0.454454434278536" calcext:value-type="float">
            <text:p>0.454454434278536</text:p>
          </table:table-cell>
          <table:table-cell table:style-name="ce4" table:formula="of:=[$Redistribution_high.D28]" office:value-type="float" office:value="0.403547763884231" calcext:value-type="float">
            <text:p>0.403547763884231</text:p>
          </table:table-cell>
          <table:table-cell table:style-name="ce4" table:formula="of:=[$Redistribution_high.E28]" office:value-type="float" office:value="0.437099077073962" calcext:value-type="float">
            <text:p>0.437099077073962</text:p>
          </table:table-cell>
          <table:table-cell table:number-columns-repeated="49"/>
        </table:table-row>
        <table:table-row table:style-name="ro3">
          <table:table-cell table:style-name="ce4" table:formula="of:=[.A31]+1" office:value-type="float" office:value="76" calcext:value-type="float">
            <text:p>76</text:p>
          </table:table-cell>
          <table:table-cell table:style-name="ce4" table:formula="of:=[$Redistribution_central.B29]" office:value-type="float" office:value="0.384144603238881" calcext:value-type="float">
            <text:p>0.384144603238881</text:p>
          </table:table-cell>
          <table:table-cell table:style-name="ce4" table:formula="of:=[$Redistribution_central.C29]" office:value-type="float" office:value="0.458799951170646" calcext:value-type="float">
            <text:p>0.458799951170646</text:p>
          </table:table-cell>
          <table:table-cell table:style-name="ce4" table:formula="of:=[$Redistribution_central.D29]" office:value-type="float" office:value="0.402628519330509" calcext:value-type="float">
            <text:p>0.402628519330509</text:p>
          </table:table-cell>
          <table:table-cell table:style-name="ce4" table:formula="of:=[$Redistribution_central.E29]" office:value-type="float" office:value="0.437727996986027" calcext:value-type="float">
            <text:p>0.437727996986027</text:p>
          </table:table-cell>
          <table:table-cell/>
          <table:table-cell table:style-name="ce4" table:formula="of:=[$redistribution_low.B29]" office:value-type="float" office:value="0.386607337002979" calcext:value-type="float">
            <text:p>0.386607337002979</text:p>
          </table:table-cell>
          <table:table-cell table:style-name="ce4" table:formula="of:=[$redistribution_low.C29]" office:value-type="float" office:value="0.460242097833538" calcext:value-type="float">
            <text:p>0.460242097833538</text:p>
          </table:table-cell>
          <table:table-cell table:style-name="ce4" table:formula="of:=[$redistribution_low.D29]" office:value-type="float" office:value="0.404846627961249" calcext:value-type="float">
            <text:p>0.404846627961249</text:p>
          </table:table-cell>
          <table:table-cell table:style-name="ce4" table:formula="of:=[$redistribution_low.E29]" office:value-type="float" office:value="0.439422683169298" calcext:value-type="float">
            <text:p>0.439422683169298</text:p>
          </table:table-cell>
          <table:table-cell/>
          <table:table-cell table:style-name="ce4" table:formula="of:=[$Redistribution_high.B29]" office:value-type="float" office:value="0.384223985954526" calcext:value-type="float">
            <text:p>0.384223985954526</text:p>
          </table:table-cell>
          <table:table-cell table:style-name="ce4" table:formula="of:=[$Redistribution_high.C29]" office:value-type="float" office:value="0.458253320387239" calcext:value-type="float">
            <text:p>0.458253320387239</text:p>
          </table:table-cell>
          <table:table-cell table:style-name="ce4" table:formula="of:=[$Redistribution_high.D29]" office:value-type="float" office:value="0.402747030366435" calcext:value-type="float">
            <text:p>0.402747030366435</text:p>
          </table:table-cell>
          <table:table-cell table:style-name="ce4" table:formula="of:=[$Redistribution_high.E29]" office:value-type="float" office:value="0.437110069352458" calcext:value-type="float">
            <text:p>0.437110069352458</text:p>
          </table:table-cell>
          <table:table-cell table:number-columns-repeated="49"/>
        </table:table-row>
        <table:table-row table:style-name="ro3">
          <table:table-cell table:style-name="ce4" table:formula="of:=[.A32]+1" office:value-type="float" office:value="77" calcext:value-type="float">
            <text:p>77</text:p>
          </table:table-cell>
          <table:table-cell table:style-name="ce4" table:formula="of:=[$Redistribution_central.B30]" office:value-type="float" office:value="0.386113405554188" calcext:value-type="float">
            <text:p>0.386113405554188</text:p>
          </table:table-cell>
          <table:table-cell table:style-name="ce4" table:formula="of:=[$Redistribution_central.C30]" office:value-type="float" office:value="0.461499038258423" calcext:value-type="float">
            <text:p>0.461499038258423</text:p>
          </table:table-cell>
          <table:table-cell table:style-name="ce4" table:formula="of:=[$Redistribution_central.D30]" office:value-type="float" office:value="0.407225686605543" calcext:value-type="float">
            <text:p>0.407225686605543</text:p>
          </table:table-cell>
          <table:table-cell table:style-name="ce4" table:formula="of:=[$Redistribution_central.E30]" office:value-type="float" office:value="0.435170828142889" calcext:value-type="float">
            <text:p>0.435170828142889</text:p>
          </table:table-cell>
          <table:table-cell/>
          <table:table-cell table:style-name="ce4" table:formula="of:=[$redistribution_low.B30]" office:value-type="float" office:value="0.386208915030143" calcext:value-type="float">
            <text:p>0.386208915030143</text:p>
          </table:table-cell>
          <table:table-cell table:style-name="ce4" table:formula="of:=[$redistribution_low.C30]" office:value-type="float" office:value="0.462173958289265" calcext:value-type="float">
            <text:p>0.462173958289265</text:p>
          </table:table-cell>
          <table:table-cell table:style-name="ce4" table:formula="of:=[$redistribution_low.D30]" office:value-type="float" office:value="0.407134903470457" calcext:value-type="float">
            <text:p>0.407134903470457</text:p>
          </table:table-cell>
          <table:table-cell table:style-name="ce4" table:formula="of:=[$redistribution_low.E30]" office:value-type="float" office:value="0.436218133604379" calcext:value-type="float">
            <text:p>0.436218133604379</text:p>
          </table:table-cell>
          <table:table-cell/>
          <table:table-cell table:style-name="ce4" table:formula="of:=[$Redistribution_high.B30]" office:value-type="float" office:value="0.385142765964961" calcext:value-type="float">
            <text:p>0.385142765964961</text:p>
          </table:table-cell>
          <table:table-cell table:style-name="ce4" table:formula="of:=[$Redistribution_high.C30]" office:value-type="float" office:value="0.460662065872334" calcext:value-type="float">
            <text:p>0.460662065872334</text:p>
          </table:table-cell>
          <table:table-cell table:style-name="ce4" table:formula="of:=[$Redistribution_high.D30]" office:value-type="float" office:value="0.406257906151388" calcext:value-type="float">
            <text:p>0.406257906151388</text:p>
          </table:table-cell>
          <table:table-cell table:style-name="ce4" table:formula="of:=[$Redistribution_high.E30]" office:value-type="float" office:value="0.434590182069556" calcext:value-type="float">
            <text:p>0.434590182069556</text:p>
          </table:table-cell>
          <table:table-cell table:number-columns-repeated="49"/>
        </table:table-row>
        <table:table-row table:style-name="ro3">
          <table:table-cell table:style-name="ce4" table:formula="of:=[.A33]+1" office:value-type="float" office:value="78" calcext:value-type="float">
            <text:p>78</text:p>
          </table:table-cell>
          <table:table-cell table:style-name="ce4" table:formula="of:=[$Redistribution_central.B31]" office:value-type="float" office:value="0.387941834218878" calcext:value-type="float">
            <text:p>0.387941834218878</text:p>
          </table:table-cell>
          <table:table-cell table:style-name="ce4" table:formula="of:=[$Redistribution_central.C31]" office:value-type="float" office:value="0.461523844867378" calcext:value-type="float">
            <text:p>0.461523844867378</text:p>
          </table:table-cell>
          <table:table-cell table:style-name="ce4" table:formula="of:=[$Redistribution_central.D31]" office:value-type="float" office:value="0.405118499664499" calcext:value-type="float">
            <text:p>0.405118499664499</text:p>
          </table:table-cell>
          <table:table-cell table:style-name="ce4" table:formula="of:=[$Redistribution_central.E31]" office:value-type="float" office:value="0.440589031767792" calcext:value-type="float">
            <text:p>0.440589031767792</text:p>
          </table:table-cell>
          <table:table-cell/>
          <table:table-cell table:style-name="ce4" table:formula="of:=[$redistribution_low.B31]" office:value-type="float" office:value="0.388991804935232" calcext:value-type="float">
            <text:p>0.388991804935232</text:p>
          </table:table-cell>
          <table:table-cell table:style-name="ce4" table:formula="of:=[$redistribution_low.C31]" office:value-type="float" office:value="0.463656157700697" calcext:value-type="float">
            <text:p>0.463656157700697</text:p>
          </table:table-cell>
          <table:table-cell table:style-name="ce4" table:formula="of:=[$redistribution_low.D31]" office:value-type="float" office:value="0.406145634718189" calcext:value-type="float">
            <text:p>0.406145634718189</text:p>
          </table:table-cell>
          <table:table-cell table:style-name="ce4" table:formula="of:=[$redistribution_low.E31]" office:value-type="float" office:value="0.443064081730352" calcext:value-type="float">
            <text:p>0.443064081730352</text:p>
          </table:table-cell>
          <table:table-cell/>
          <table:table-cell table:style-name="ce4" table:formula="of:=[$Redistribution_high.B31]" office:value-type="float" office:value="0.38966830910606" calcext:value-type="float">
            <text:p>0.38966830910606</text:p>
          </table:table-cell>
          <table:table-cell table:style-name="ce4" table:formula="of:=[$Redistribution_high.C31]" office:value-type="float" office:value="0.462769285365338" calcext:value-type="float">
            <text:p>0.462769285365338</text:p>
          </table:table-cell>
          <table:table-cell table:style-name="ce4" table:formula="of:=[$Redistribution_high.D31]" office:value-type="float" office:value="0.406885642012261" calcext:value-type="float">
            <text:p>0.406885642012261</text:p>
          </table:table-cell>
          <table:table-cell table:style-name="ce4" table:formula="of:=[$Redistribution_high.E31]" office:value-type="float" office:value="0.441875815622798" calcext:value-type="float">
            <text:p>0.441875815622798</text:p>
          </table:table-cell>
          <table:table-cell table:number-columns-repeated="49"/>
        </table:table-row>
        <table:table-row table:style-name="ro3">
          <table:table-cell table:style-name="ce4" table:formula="of:=[.A34]+1" office:value-type="float" office:value="79" calcext:value-type="float">
            <text:p>79</text:p>
          </table:table-cell>
          <table:table-cell table:style-name="ce4" table:formula="of:=[$Redistribution_central.B32]" office:value-type="float" office:value="0.390028220665013" calcext:value-type="float">
            <text:p>0.390028220665013</text:p>
          </table:table-cell>
          <table:table-cell table:style-name="ce4" table:formula="of:=[$Redistribution_central.C32]" office:value-type="float" office:value="0.46064331076568" calcext:value-type="float">
            <text:p>0.46064331076568</text:p>
          </table:table-cell>
          <table:table-cell table:style-name="ce4" table:formula="of:=[$Redistribution_central.D32]" office:value-type="float" office:value="0.406734235598414" calcext:value-type="float">
            <text:p>0.406734235598414</text:p>
          </table:table-cell>
          <table:table-cell table:style-name="ce4" table:formula="of:=[$Redistribution_central.E32]" office:value-type="float" office:value="0.44231146826676" calcext:value-type="float">
            <text:p>0.44231146826676</text:p>
          </table:table-cell>
          <table:table-cell/>
          <table:table-cell table:style-name="ce4" table:formula="of:=[$redistribution_low.B32]" office:value-type="float" office:value="0.392166823459545" calcext:value-type="float">
            <text:p>0.392166823459545</text:p>
          </table:table-cell>
          <table:table-cell table:style-name="ce4" table:formula="of:=[$redistribution_low.C32]" office:value-type="float" office:value="0.462579517249102" calcext:value-type="float">
            <text:p>0.462579517249102</text:p>
          </table:table-cell>
          <table:table-cell table:style-name="ce4" table:formula="of:=[$redistribution_low.D32]" office:value-type="float" office:value="0.408804232231928" calcext:value-type="float">
            <text:p>0.408804232231928</text:p>
          </table:table-cell>
          <table:table-cell table:style-name="ce4" table:formula="of:=[$redistribution_low.E32]" office:value-type="float" office:value="0.44435059206851" calcext:value-type="float">
            <text:p>0.44435059206851</text:p>
          </table:table-cell>
          <table:table-cell/>
          <table:table-cell table:style-name="ce4" table:formula="of:=[$Redistribution_high.B32]" office:value-type="float" office:value="0.389477934612489" calcext:value-type="float">
            <text:p>0.389477934612489</text:p>
          </table:table-cell>
          <table:table-cell table:style-name="ce4" table:formula="of:=[$Redistribution_high.C32]" office:value-type="float" office:value="0.45930929661075" calcext:value-type="float">
            <text:p>0.45930929661075</text:p>
          </table:table-cell>
          <table:table-cell table:style-name="ce4" table:formula="of:=[$Redistribution_high.D32]" office:value-type="float" office:value="0.406146569587411" calcext:value-type="float">
            <text:p>0.406146569587411</text:p>
          </table:table-cell>
          <table:table-cell table:style-name="ce4" table:formula="of:=[$Redistribution_high.E32]" office:value-type="float" office:value="0.441064307258041" calcext:value-type="float">
            <text:p>0.441064307258041</text:p>
          </table:table-cell>
          <table:table-cell table:number-columns-repeated="49"/>
        </table:table-row>
        <table:table-row table:style-name="ro3">
          <table:table-cell table:style-name="ce4" table:formula="of:=[.A35]+1" office:value-type="float" office:value="80" calcext:value-type="float">
            <text:p>80</text:p>
          </table:table-cell>
          <table:table-cell table:style-name="ce4" table:formula="of:=[$Redistribution_central.B33]" office:value-type="float" office:value="0.385582416332534" calcext:value-type="float">
            <text:p>0.385582416332534</text:p>
          </table:table-cell>
          <table:table-cell table:style-name="ce4" table:formula="of:=[$Redistribution_central.C33]" office:value-type="float" office:value="0.46326022220362" calcext:value-type="float">
            <text:p>0.46326022220362</text:p>
          </table:table-cell>
          <table:table-cell table:style-name="ce4" table:formula="of:=[$Redistribution_central.D33]" office:value-type="float" office:value="0.40385224279913" calcext:value-type="float">
            <text:p>0.40385224279913</text:p>
          </table:table-cell>
          <table:table-cell table:style-name="ce4" table:formula="of:=[$Redistribution_central.E33]" office:value-type="float" office:value="0.441814208656647" calcext:value-type="float">
            <text:p>0.441814208656647</text:p>
          </table:table-cell>
          <table:table-cell/>
          <table:table-cell table:style-name="ce4" table:formula="of:=[$redistribution_low.B33]" office:value-type="float" office:value="0.386680272907273" calcext:value-type="float">
            <text:p>0.386680272907273</text:p>
          </table:table-cell>
          <table:table-cell table:style-name="ce4" table:formula="of:=[$redistribution_low.C33]" office:value-type="float" office:value="0.464159154923034" calcext:value-type="float">
            <text:p>0.464159154923034</text:p>
          </table:table-cell>
          <table:table-cell table:style-name="ce4" table:formula="of:=[$redistribution_low.D33]" office:value-type="float" office:value="0.405189471017534" calcext:value-type="float">
            <text:p>0.405189471017534</text:p>
          </table:table-cell>
          <table:table-cell table:style-name="ce4" table:formula="of:=[$redistribution_low.E33]" office:value-type="float" office:value="0.442488033670782" calcext:value-type="float">
            <text:p>0.442488033670782</text:p>
          </table:table-cell>
          <table:table-cell/>
          <table:table-cell table:style-name="ce4" table:formula="of:=[$Redistribution_high.B33]" office:value-type="float" office:value="0.38520409931543" calcext:value-type="float">
            <text:p>0.38520409931543</text:p>
          </table:table-cell>
          <table:table-cell table:style-name="ce4" table:formula="of:=[$Redistribution_high.C33]" office:value-type="float" office:value="0.460381408504148" calcext:value-type="float">
            <text:p>0.460381408504148</text:p>
          </table:table-cell>
          <table:table-cell table:style-name="ce4" table:formula="of:=[$Redistribution_high.D33]" office:value-type="float" office:value="0.403362845455113" calcext:value-type="float">
            <text:p>0.403362845455113</text:p>
          </table:table-cell>
          <table:table-cell table:style-name="ce4" table:formula="of:=[$Redistribution_high.E33]" office:value-type="float" office:value="0.43929865309075" calcext:value-type="float">
            <text:p>0.43929865309075</text:p>
          </table:table-cell>
          <table:table-cell table:number-columns-repeated="49"/>
        </table:table-row>
        <table:table-row table:style-name="ro3">
          <table:table-cell table:style-name="ce4" table:formula="of:=[.A36]+1" office:value-type="float" office:value="81" calcext:value-type="float">
            <text:p>81</text:p>
          </table:table-cell>
          <table:table-cell table:style-name="ce4" table:formula="of:=[$Redistribution_central.B34]" office:value-type="float" office:value="0.383565914841462" calcext:value-type="float">
            <text:p>0.383565914841462</text:p>
          </table:table-cell>
          <table:table-cell table:style-name="ce4" table:formula="of:=[$Redistribution_central.C34]" office:value-type="float" office:value="0.46231727129373" calcext:value-type="float">
            <text:p>0.46231727129373</text:p>
          </table:table-cell>
          <table:table-cell table:style-name="ce4" table:formula="of:=[$Redistribution_central.D34]" office:value-type="float" office:value="0.403632191757399" calcext:value-type="float">
            <text:p>0.403632191757399</text:p>
          </table:table-cell>
          <table:table-cell table:style-name="ce4" table:formula="of:=[$Redistribution_central.E34]" office:value-type="float" office:value="0.436661255188347" calcext:value-type="float">
            <text:p>0.436661255188347</text:p>
          </table:table-cell>
          <table:table-cell/>
          <table:table-cell table:style-name="ce4" table:formula="of:=[$redistribution_low.B34]" office:value-type="float" office:value="0.384361603962717" calcext:value-type="float">
            <text:p>0.384361603962717</text:p>
          </table:table-cell>
          <table:table-cell table:style-name="ce4" table:formula="of:=[$redistribution_low.C34]" office:value-type="float" office:value="0.463993753772462" calcext:value-type="float">
            <text:p>0.463993753772462</text:p>
          </table:table-cell>
          <table:table-cell table:style-name="ce4" table:formula="of:=[$redistribution_low.D34]" office:value-type="float" office:value="0.404572788646821" calcext:value-type="float">
            <text:p>0.404572788646821</text:p>
          </table:table-cell>
          <table:table-cell table:style-name="ce4" table:formula="of:=[$redistribution_low.E34]" office:value-type="float" office:value="0.439177564390976" calcext:value-type="float">
            <text:p>0.439177564390976</text:p>
          </table:table-cell>
          <table:table-cell/>
          <table:table-cell table:style-name="ce4" table:formula="of:=[$Redistribution_high.B34]" office:value-type="float" office:value="0.37989024341977" calcext:value-type="float">
            <text:p>0.37989024341977</text:p>
          </table:table-cell>
          <table:table-cell table:style-name="ce4" table:formula="of:=[$Redistribution_high.C34]" office:value-type="float" office:value="0.460039949529014" calcext:value-type="float">
            <text:p>0.460039949529014</text:p>
          </table:table-cell>
          <table:table-cell table:style-name="ce4" table:formula="of:=[$Redistribution_high.D34]" office:value-type="float" office:value="0.400762675939283" calcext:value-type="float">
            <text:p>0.400762675939283</text:p>
          </table:table-cell>
          <table:table-cell table:style-name="ce4" table:formula="of:=[$Redistribution_high.E34]" office:value-type="float" office:value="0.434038195264332" calcext:value-type="float">
            <text:p>0.434038195264332</text:p>
          </table:table-cell>
          <table:table-cell table:number-columns-repeated="49"/>
        </table:table-row>
        <table:table-row table:style-name="ro3">
          <table:table-cell table:style-name="ce4" table:formula="of:=[.A37]+1" office:value-type="float" office:value="82" calcext:value-type="float">
            <text:p>82</text:p>
          </table:table-cell>
          <table:table-cell table:style-name="ce4" table:formula="of:=[$Redistribution_central.B35]" office:value-type="float" office:value="0.383684834999493" calcext:value-type="float">
            <text:p>0.383684834999493</text:p>
          </table:table-cell>
          <table:table-cell table:style-name="ce4" table:formula="of:=[$Redistribution_central.C35]" office:value-type="float" office:value="0.460374300017685" calcext:value-type="float">
            <text:p>0.460374300017685</text:p>
          </table:table-cell>
          <table:table-cell table:style-name="ce4" table:formula="of:=[$Redistribution_central.D35]" office:value-type="float" office:value="0.399882965850921" calcext:value-type="float">
            <text:p>0.399882965850921</text:p>
          </table:table-cell>
          <table:table-cell table:style-name="ce4" table:formula="of:=[$Redistribution_central.E35]" office:value-type="float" office:value="0.439301798117586" calcext:value-type="float">
            <text:p>0.439301798117586</text:p>
          </table:table-cell>
          <table:table-cell/>
          <table:table-cell table:style-name="ce4" table:formula="of:=[$redistribution_low.B35]" office:value-type="float" office:value="0.387597689892034" calcext:value-type="float">
            <text:p>0.387597689892034</text:p>
          </table:table-cell>
          <table:table-cell table:style-name="ce4" table:formula="of:=[$redistribution_low.C35]" office:value-type="float" office:value="0.465600500389546" calcext:value-type="float">
            <text:p>0.465600500389546</text:p>
          </table:table-cell>
          <table:table-cell table:style-name="ce4" table:formula="of:=[$redistribution_low.D35]" office:value-type="float" office:value="0.404355229904746" calcext:value-type="float">
            <text:p>0.404355229904746</text:p>
          </table:table-cell>
          <table:table-cell table:style-name="ce4" table:formula="of:=[$redistribution_low.E35]" office:value-type="float" office:value="0.444553372353367" calcext:value-type="float">
            <text:p>0.444553372353367</text:p>
          </table:table-cell>
          <table:table-cell/>
          <table:table-cell table:style-name="ce4" table:formula="of:=[$Redistribution_high.B35]" office:value-type="float" office:value="0.382321657164508" calcext:value-type="float">
            <text:p>0.382321657164508</text:p>
          </table:table-cell>
          <table:table-cell table:style-name="ce4" table:formula="of:=[$Redistribution_high.C35]" office:value-type="float" office:value="0.463427712100308" calcext:value-type="float">
            <text:p>0.463427712100308</text:p>
          </table:table-cell>
          <table:table-cell table:style-name="ce4" table:formula="of:=[$Redistribution_high.D35]" office:value-type="float" office:value="0.400349531763157" calcext:value-type="float">
            <text:p>0.400349531763157</text:p>
          </table:table-cell>
          <table:table-cell table:style-name="ce4" table:formula="of:=[$Redistribution_high.E35]" office:value-type="float" office:value="0.44015851297272" calcext:value-type="float">
            <text:p>0.44015851297272</text:p>
          </table:table-cell>
          <table:table-cell table:number-columns-repeated="49"/>
        </table:table-row>
        <table:table-row table:style-name="ro3">
          <table:table-cell table:style-name="ce4" table:formula="of:=[.A38]+1" office:value-type="float" office:value="83" calcext:value-type="float">
            <text:p>83</text:p>
          </table:table-cell>
          <table:table-cell table:style-name="ce4" table:formula="of:=[$Redistribution_central.B36]" office:value-type="float" office:value="0.38655001222878" calcext:value-type="float">
            <text:p>0.38655001222878</text:p>
          </table:table-cell>
          <table:table-cell table:style-name="ce4" table:formula="of:=[$Redistribution_central.C36]" office:value-type="float" office:value="0.464338717816135" calcext:value-type="float">
            <text:p>0.464338717816135</text:p>
          </table:table-cell>
          <table:table-cell table:style-name="ce4" table:formula="of:=[$Redistribution_central.D36]" office:value-type="float" office:value="0.401772748776287" calcext:value-type="float">
            <text:p>0.401772748776287</text:p>
          </table:table-cell>
          <table:table-cell table:style-name="ce4" table:formula="of:=[$Redistribution_central.E36]" office:value-type="float" office:value="0.444978533466488" calcext:value-type="float">
            <text:p>0.444978533466488</text:p>
          </table:table-cell>
          <table:table-cell/>
          <table:table-cell table:style-name="ce4" table:formula="of:=[$redistribution_low.B36]" office:value-type="float" office:value="0.389713204217782" calcext:value-type="float">
            <text:p>0.389713204217782</text:p>
          </table:table-cell>
          <table:table-cell table:style-name="ce4" table:formula="of:=[$redistribution_low.C36]" office:value-type="float" office:value="0.467311871683169" calcext:value-type="float">
            <text:p>0.467311871683169</text:p>
          </table:table-cell>
          <table:table-cell table:style-name="ce4" table:formula="of:=[$redistribution_low.D36]" office:value-type="float" office:value="0.405715307401041" calcext:value-type="float">
            <text:p>0.405715307401041</text:p>
          </table:table-cell>
          <table:table-cell table:style-name="ce4" table:formula="of:=[$redistribution_low.E36]" office:value-type="float" office:value="0.44906620594917" calcext:value-type="float">
            <text:p>0.44906620594917</text:p>
          </table:table-cell>
          <table:table-cell/>
          <table:table-cell table:style-name="ce4" table:formula="of:=[$Redistribution_high.B36]" office:value-type="float" office:value="0.383839894367772" calcext:value-type="float">
            <text:p>0.383839894367772</text:p>
          </table:table-cell>
          <table:table-cell table:style-name="ce4" table:formula="of:=[$Redistribution_high.C36]" office:value-type="float" office:value="0.462349291814502" calcext:value-type="float">
            <text:p>0.462349291814502</text:p>
          </table:table-cell>
          <table:table-cell table:style-name="ce4" table:formula="of:=[$Redistribution_high.D36]" office:value-type="float" office:value="0.401099246403306" calcext:value-type="float">
            <text:p>0.401099246403306</text:p>
          </table:table-cell>
          <table:table-cell table:style-name="ce4" table:formula="of:=[$Redistribution_high.E36]" office:value-type="float" office:value="0.439815686188828" calcext:value-type="float">
            <text:p>0.439815686188828</text:p>
          </table:table-cell>
          <table:table-cell table:number-columns-repeated="49"/>
        </table:table-row>
        <table:table-row table:style-name="ro3">
          <table:table-cell table:style-name="ce4" table:formula="of:=[.A39]+1" office:value-type="float" office:value="84" calcext:value-type="float">
            <text:p>84</text:p>
          </table:table-cell>
          <table:table-cell table:style-name="ce4" table:formula="of:=[$Redistribution_central.B37]" office:value-type="float" office:value="0.380013036169518" calcext:value-type="float">
            <text:p>0.380013036169518</text:p>
          </table:table-cell>
          <table:table-cell table:style-name="ce4" table:formula="of:=[$Redistribution_central.C37]" office:value-type="float" office:value="0.458914334527921" calcext:value-type="float">
            <text:p>0.458914334527921</text:p>
          </table:table-cell>
          <table:table-cell table:style-name="ce4" table:formula="of:=[$Redistribution_central.D37]" office:value-type="float" office:value="0.396579346924036" calcext:value-type="float">
            <text:p>0.396579346924036</text:p>
          </table:table-cell>
          <table:table-cell table:style-name="ce4" table:formula="of:=[$Redistribution_central.E37]" office:value-type="float" office:value="0.437559774771276" calcext:value-type="float">
            <text:p>0.437559774771276</text:p>
          </table:table-cell>
          <table:table-cell/>
          <table:table-cell table:style-name="ce4" table:formula="of:=[$redistribution_low.B37]" office:value-type="float" office:value="0.381988442044106" calcext:value-type="float">
            <text:p>0.381988442044106</text:p>
          </table:table-cell>
          <table:table-cell table:style-name="ce4" table:formula="of:=[$redistribution_low.C37]" office:value-type="float" office:value="0.461093479277559" calcext:value-type="float">
            <text:p>0.461093479277559</text:p>
          </table:table-cell>
          <table:table-cell table:style-name="ce4" table:formula="of:=[$redistribution_low.D37]" office:value-type="float" office:value="0.39920018796582" calcext:value-type="float">
            <text:p>0.39920018796582</text:p>
          </table:table-cell>
          <table:table-cell table:style-name="ce4" table:formula="of:=[$redistribution_low.E37]" office:value-type="float" office:value="0.437891695761116" calcext:value-type="float">
            <text:p>0.437891695761116</text:p>
          </table:table-cell>
          <table:table-cell/>
          <table:table-cell table:style-name="ce4" table:formula="of:=[$Redistribution_high.B37]" office:value-type="float" office:value="0.379967837136078" calcext:value-type="float">
            <text:p>0.379967837136078</text:p>
          </table:table-cell>
          <table:table-cell table:style-name="ce4" table:formula="of:=[$Redistribution_high.C37]" office:value-type="float" office:value="0.461357252240281" calcext:value-type="float">
            <text:p>0.461357252240281</text:p>
          </table:table-cell>
          <table:table-cell table:style-name="ce4" table:formula="of:=[$Redistribution_high.D37]" office:value-type="float" office:value="0.396521138829513" calcext:value-type="float">
            <text:p>0.396521138829513</text:p>
          </table:table-cell>
          <table:table-cell table:style-name="ce4" table:formula="of:=[$Redistribution_high.E37]" office:value-type="float" office:value="0.438553529038742" calcext:value-type="float">
            <text:p>0.438553529038742</text:p>
          </table:table-cell>
          <table:table-cell table:number-columns-repeated="49"/>
        </table:table-row>
        <table:table-row table:style-name="ro3">
          <table:table-cell table:style-name="ce4" table:formula="of:=[.A40]+1" office:value-type="float" office:value="85" calcext:value-type="float">
            <text:p>85</text:p>
          </table:table-cell>
          <table:table-cell table:style-name="ce4" table:formula="of:=[$Redistribution_central.B38]" office:value-type="float" office:value="0.3786979837674" calcext:value-type="float">
            <text:p>0.3786979837674</text:p>
          </table:table-cell>
          <table:table-cell table:style-name="ce4" table:formula="of:=[$Redistribution_central.C38]" office:value-type="float" office:value="0.458752845567936" calcext:value-type="float">
            <text:p>0.458752845567936</text:p>
          </table:table-cell>
          <table:table-cell table:style-name="ce4" table:formula="of:=[$Redistribution_central.D38]" office:value-type="float" office:value="0.397831451541439" calcext:value-type="float">
            <text:p>0.397831451541439</text:p>
          </table:table-cell>
          <table:table-cell table:style-name="ce4" table:formula="of:=[$Redistribution_central.E38]" office:value-type="float" office:value="0.434104355808506" calcext:value-type="float">
            <text:p>0.434104355808506</text:p>
          </table:table-cell>
          <table:table-cell/>
          <table:table-cell table:style-name="ce4" table:formula="of:=[$redistribution_low.B38]" office:value-type="float" office:value="0.375437058264433" calcext:value-type="float">
            <text:p>0.375437058264433</text:p>
          </table:table-cell>
          <table:table-cell table:style-name="ce4" table:formula="of:=[$redistribution_low.C38]" office:value-type="float" office:value="0.461410628237856" calcext:value-type="float">
            <text:p>0.461410628237856</text:p>
          </table:table-cell>
          <table:table-cell table:style-name="ce4" table:formula="of:=[$redistribution_low.D38]" office:value-type="float" office:value="0.395905029963879" calcext:value-type="float">
            <text:p>0.395905029963879</text:p>
          </table:table-cell>
          <table:table-cell table:style-name="ce4" table:formula="of:=[$redistribution_low.E38]" office:value-type="float" office:value="0.434034969230045" calcext:value-type="float">
            <text:p>0.434034969230045</text:p>
          </table:table-cell>
          <table:table-cell/>
          <table:table-cell table:style-name="ce4" table:formula="of:=[$Redistribution_high.B38]" office:value-type="float" office:value="0.38212641859876" calcext:value-type="float">
            <text:p>0.38212641859876</text:p>
          </table:table-cell>
          <table:table-cell table:style-name="ce4" table:formula="of:=[$Redistribution_high.C38]" office:value-type="float" office:value="0.467132799125888" calcext:value-type="float">
            <text:p>0.467132799125888</text:p>
          </table:table-cell>
          <table:table-cell table:style-name="ce4" table:formula="of:=[$Redistribution_high.D38]" office:value-type="float" office:value="0.403007207862755" calcext:value-type="float">
            <text:p>0.403007207862755</text:p>
          </table:table-cell>
          <table:table-cell table:style-name="ce4" table:formula="of:=[$Redistribution_high.E38]" office:value-type="float" office:value="0.437219577768451" calcext:value-type="float">
            <text:p>0.437219577768451</text:p>
          </table:table-cell>
          <table:table-cell table:number-columns-repeated="49"/>
        </table:table-row>
        <table:table-row table:style-name="ro3">
          <table:table-cell table:style-name="ce4" table:formula="of:=[.A41]+1" office:value-type="float" office:value="86" calcext:value-type="float">
            <text:p>86</text:p>
          </table:table-cell>
          <table:table-cell table:style-name="ce4" table:formula="of:=[$Redistribution_central.B39]" office:value-type="float" office:value="0.380265179551074" calcext:value-type="float">
            <text:p>0.380265179551074</text:p>
          </table:table-cell>
          <table:table-cell table:style-name="ce4" table:formula="of:=[$Redistribution_central.C39]" office:value-type="float" office:value="0.46270797517584" calcext:value-type="float">
            <text:p>0.46270797517584</text:p>
          </table:table-cell>
          <table:table-cell table:style-name="ce4" table:formula="of:=[$Redistribution_central.D39]" office:value-type="float" office:value="0.396188059684972" calcext:value-type="float">
            <text:p>0.396188059684972</text:p>
          </table:table-cell>
          <table:table-cell table:style-name="ce4" table:formula="of:=[$Redistribution_central.E39]" office:value-type="float" office:value="0.440832661519752" calcext:value-type="float">
            <text:p>0.440832661519752</text:p>
          </table:table-cell>
          <table:table-cell/>
          <table:table-cell table:style-name="ce4" table:formula="of:=[$redistribution_low.B39]" office:value-type="float" office:value="0.378436858784901" calcext:value-type="float">
            <text:p>0.378436858784901</text:p>
          </table:table-cell>
          <table:table-cell table:style-name="ce4" table:formula="of:=[$redistribution_low.C39]" office:value-type="float" office:value="0.459965640752718" calcext:value-type="float">
            <text:p>0.459965640752718</text:p>
          </table:table-cell>
          <table:table-cell table:style-name="ce4" table:formula="of:=[$redistribution_low.D39]" office:value-type="float" office:value="0.394867449798382" calcext:value-type="float">
            <text:p>0.394867449798382</text:p>
          </table:table-cell>
          <table:table-cell table:style-name="ce4" table:formula="of:=[$redistribution_low.E39]" office:value-type="float" office:value="0.438098502653766" calcext:value-type="float">
            <text:p>0.438098502653766</text:p>
          </table:table-cell>
          <table:table-cell/>
          <table:table-cell table:style-name="ce4" table:formula="of:=[$Redistribution_high.B39]" office:value-type="float" office:value="0.383964243399796" calcext:value-type="float">
            <text:p>0.383964243399796</text:p>
          </table:table-cell>
          <table:table-cell table:style-name="ce4" table:formula="of:=[$Redistribution_high.C39]" office:value-type="float" office:value="0.470657997585038" calcext:value-type="float">
            <text:p>0.470657997585038</text:p>
          </table:table-cell>
          <table:table-cell table:style-name="ce4" table:formula="of:=[$Redistribution_high.D39]" office:value-type="float" office:value="0.401732031207936" calcext:value-type="float">
            <text:p>0.401732031207936</text:p>
          </table:table-cell>
          <table:table-cell table:style-name="ce4" table:formula="of:=[$Redistribution_high.E39]" office:value-type="float" office:value="0.446813764492952" calcext:value-type="float">
            <text:p>0.446813764492952</text:p>
          </table:table-cell>
          <table:table-cell table:number-columns-repeated="49"/>
        </table:table-row>
        <table:table-row table:style-name="ro3">
          <table:table-cell table:style-name="ce4" table:formula="of:=[.A42]+1" office:value-type="float" office:value="87" calcext:value-type="float">
            <text:p>87</text:p>
          </table:table-cell>
          <table:table-cell table:style-name="ce4" table:formula="of:=[$Redistribution_central.B40]" office:value-type="float" office:value="0.378444988096346" calcext:value-type="float">
            <text:p>0.378444988096346</text:p>
          </table:table-cell>
          <table:table-cell table:style-name="ce4" table:formula="of:=[$Redistribution_central.C40]" office:value-type="float" office:value="0.460964349419696" calcext:value-type="float">
            <text:p>0.460964349419696</text:p>
          </table:table-cell>
          <table:table-cell table:style-name="ce4" table:formula="of:=[$Redistribution_central.D40]" office:value-type="float" office:value="0.394000056192024" calcext:value-type="float">
            <text:p>0.394000056192024</text:p>
          </table:table-cell>
          <table:table-cell table:style-name="ce4" table:formula="of:=[$Redistribution_central.E40]" office:value-type="float" office:value="0.439995604215417" calcext:value-type="float">
            <text:p>0.439995604215417</text:p>
          </table:table-cell>
          <table:table-cell/>
          <table:table-cell table:style-name="ce4" table:formula="of:=[$redistribution_low.B40]" office:value-type="float" office:value="0.380170038544886" calcext:value-type="float">
            <text:p>0.380170038544886</text:p>
          </table:table-cell>
          <table:table-cell table:style-name="ce4" table:formula="of:=[$redistribution_low.C40]" office:value-type="float" office:value="0.459940427880766" calcext:value-type="float">
            <text:p>0.459940427880766</text:p>
          </table:table-cell>
          <table:table-cell table:style-name="ce4" table:formula="of:=[$redistribution_low.D40]" office:value-type="float" office:value="0.396535676160904" calcext:value-type="float">
            <text:p>0.396535676160904</text:p>
          </table:table-cell>
          <table:table-cell table:style-name="ce4" table:formula="of:=[$redistribution_low.E40]" office:value-type="float" office:value="0.437548002613331" calcext:value-type="float">
            <text:p>0.437548002613331</text:p>
          </table:table-cell>
          <table:table-cell/>
          <table:table-cell table:style-name="ce4" table:formula="of:=[$Redistribution_high.B40]" office:value-type="float" office:value="0.380612951731143" calcext:value-type="float">
            <text:p>0.380612951731143</text:p>
          </table:table-cell>
          <table:table-cell table:style-name="ce4" table:formula="of:=[$Redistribution_high.C40]" office:value-type="float" office:value="0.458877560854136" calcext:value-type="float">
            <text:p>0.458877560854136</text:p>
          </table:table-cell>
          <table:table-cell table:style-name="ce4" table:formula="of:=[$Redistribution_high.D40]" office:value-type="float" office:value="0.397297899839002" calcext:value-type="float">
            <text:p>0.397297899839002</text:p>
          </table:table-cell>
          <table:table-cell table:style-name="ce4" table:formula="of:=[$Redistribution_high.E40]" office:value-type="float" office:value="0.437500575449937" calcext:value-type="float">
            <text:p>0.437500575449937</text:p>
          </table:table-cell>
          <table:table-cell table:number-columns-repeated="49"/>
        </table:table-row>
        <table:table-row table:style-name="ro3">
          <table:table-cell table:style-name="ce4" table:formula="of:=[.A43]+1" office:value-type="float" office:value="88" calcext:value-type="float">
            <text:p>88</text:p>
          </table:table-cell>
          <table:table-cell table:style-name="ce4" table:formula="of:=[$Redistribution_central.B41]" office:value-type="float" office:value="0.373853635346887" calcext:value-type="float">
            <text:p>0.373853635346887</text:p>
          </table:table-cell>
          <table:table-cell table:style-name="ce4" table:formula="of:=[$Redistribution_central.C41]" office:value-type="float" office:value="0.451606295277275" calcext:value-type="float">
            <text:p>0.451606295277275</text:p>
          </table:table-cell>
          <table:table-cell table:style-name="ce4" table:formula="of:=[$Redistribution_central.D41]" office:value-type="float" office:value="0.390807438108531" calcext:value-type="float">
            <text:p>0.390807438108531</text:p>
          </table:table-cell>
          <table:table-cell table:style-name="ce4" table:formula="of:=[$Redistribution_central.E41]" office:value-type="float" office:value="0.429285455389511" calcext:value-type="float">
            <text:p>0.429285455389511</text:p>
          </table:table-cell>
          <table:table-cell/>
          <table:table-cell table:style-name="ce4" table:formula="of:=[$redistribution_low.B41]" office:value-type="float" office:value="0.380793100396212" calcext:value-type="float">
            <text:p>0.380793100396212</text:p>
          </table:table-cell>
          <table:table-cell table:style-name="ce4" table:formula="of:=[$redistribution_low.C41]" office:value-type="float" office:value="0.465668628122395" calcext:value-type="float">
            <text:p>0.465668628122395</text:p>
          </table:table-cell>
          <table:table-cell table:style-name="ce4" table:formula="of:=[$redistribution_low.D41]" office:value-type="float" office:value="0.397177917586456" calcext:value-type="float">
            <text:p>0.397177917586456</text:p>
          </table:table-cell>
          <table:table-cell table:style-name="ce4" table:formula="of:=[$redistribution_low.E41]" office:value-type="float" office:value="0.443418885542901" calcext:value-type="float">
            <text:p>0.443418885542901</text:p>
          </table:table-cell>
          <table:table-cell/>
          <table:table-cell table:style-name="ce4" table:formula="of:=[$Redistribution_high.B41]" office:value-type="float" office:value="0.380332326854867" calcext:value-type="float">
            <text:p>0.380332326854867</text:p>
          </table:table-cell>
          <table:table-cell table:style-name="ce4" table:formula="of:=[$Redistribution_high.C41]" office:value-type="float" office:value="0.458812701928343" calcext:value-type="float">
            <text:p>0.458812701928343</text:p>
          </table:table-cell>
          <table:table-cell table:style-name="ce4" table:formula="of:=[$Redistribution_high.D41]" office:value-type="float" office:value="0.396757457439669" calcext:value-type="float">
            <text:p>0.396757457439669</text:p>
          </table:table-cell>
          <table:table-cell table:style-name="ce4" table:formula="of:=[$Redistribution_high.E41]" office:value-type="float" office:value="0.438114088080938" calcext:value-type="float">
            <text:p>0.438114088080938</text:p>
          </table:table-cell>
          <table:table-cell table:number-columns-repeated="49"/>
        </table:table-row>
        <table:table-row table:style-name="ro3">
          <table:table-cell table:style-name="ce4" table:formula="of:=[.A44]+1" office:value-type="float" office:value="89" calcext:value-type="float">
            <text:p>89</text:p>
          </table:table-cell>
          <table:table-cell table:style-name="ce4" table:formula="of:=[$Redistribution_central.B42]" office:value-type="float" office:value="0.370091727482382" calcext:value-type="float">
            <text:p>0.370091727482382</text:p>
          </table:table-cell>
          <table:table-cell table:style-name="ce4" table:formula="of:=[$Redistribution_central.C42]" office:value-type="float" office:value="0.451357325619419" calcext:value-type="float">
            <text:p>0.451357325619419</text:p>
          </table:table-cell>
          <table:table-cell table:style-name="ce4" table:formula="of:=[$Redistribution_central.D42]" office:value-type="float" office:value="0.390283327244796" calcext:value-type="float">
            <text:p>0.390283327244796</text:p>
          </table:table-cell>
          <table:table-cell table:style-name="ce4" table:formula="of:=[$Redistribution_central.E42]" office:value-type="float" office:value="0.424181794581578" calcext:value-type="float">
            <text:p>0.424181794581578</text:p>
          </table:table-cell>
          <table:table-cell/>
          <table:table-cell table:style-name="ce4" table:formula="of:=[$redistribution_low.B42]" office:value-type="float" office:value="0.378122399101696" calcext:value-type="float">
            <text:p>0.378122399101696</text:p>
          </table:table-cell>
          <table:table-cell table:style-name="ce4" table:formula="of:=[$redistribution_low.C42]" office:value-type="float" office:value="0.469156213281508" calcext:value-type="float">
            <text:p>0.469156213281508</text:p>
          </table:table-cell>
          <table:table-cell table:style-name="ce4" table:formula="of:=[$redistribution_low.D42]" office:value-type="float" office:value="0.399116682706417" calcext:value-type="float">
            <text:p>0.399116682706417</text:p>
          </table:table-cell>
          <table:table-cell table:style-name="ce4" table:formula="of:=[$redistribution_low.E42]" office:value-type="float" office:value="0.437449211641476" calcext:value-type="float">
            <text:p>0.437449211641476</text:p>
          </table:table-cell>
          <table:table-cell/>
          <table:table-cell table:style-name="ce4" table:formula="of:=[$Redistribution_high.B42]" office:value-type="float" office:value="0.373857429701744" calcext:value-type="float">
            <text:p>0.373857429701744</text:p>
          </table:table-cell>
          <table:table-cell table:style-name="ce4" table:formula="of:=[$Redistribution_high.C42]" office:value-type="float" office:value="0.453454092088715" calcext:value-type="float">
            <text:p>0.453454092088715</text:p>
          </table:table-cell>
          <table:table-cell table:style-name="ce4" table:formula="of:=[$Redistribution_high.D42]" office:value-type="float" office:value="0.391643271563948" calcext:value-type="float">
            <text:p>0.391643271563948</text:p>
          </table:table-cell>
          <table:table-cell table:style-name="ce4" table:formula="of:=[$Redistribution_high.E42]" office:value-type="float" office:value="0.428833242520882" calcext:value-type="float">
            <text:p>0.428833242520882</text:p>
          </table:table-cell>
          <table:table-cell table:number-columns-repeated="49"/>
        </table:table-row>
        <table:table-row table:style-name="ro3">
          <table:table-cell table:style-name="ce4" table:formula="of:=[.A45]+1" office:value-type="float" office:value="90" calcext:value-type="float">
            <text:p>90</text:p>
          </table:table-cell>
          <table:table-cell table:style-name="ce4" table:formula="of:=[$Redistribution_central.B43]" office:value-type="float" office:value="0.375841333706897" calcext:value-type="float">
            <text:p>0.375841333706897</text:p>
          </table:table-cell>
          <table:table-cell table:style-name="ce4" table:formula="of:=[$Redistribution_central.C43]" office:value-type="float" office:value="0.455308282212885" calcext:value-type="float">
            <text:p>0.455308282212885</text:p>
          </table:table-cell>
          <table:table-cell table:style-name="ce4" table:formula="of:=[$Redistribution_central.D43]" office:value-type="float" office:value="0.391822101120883" calcext:value-type="float">
            <text:p>0.391822101120883</text:p>
          </table:table-cell>
          <table:table-cell table:style-name="ce4" table:formula="of:=[$Redistribution_central.E43]" office:value-type="float" office:value="0.434252870452196" calcext:value-type="float">
            <text:p>0.434252870452196</text:p>
          </table:table-cell>
          <table:table-cell/>
          <table:table-cell table:style-name="ce4" table:formula="of:=[$redistribution_low.B43]" office:value-type="float" office:value="0.383181510093265" calcext:value-type="float">
            <text:p>0.383181510093265</text:p>
          </table:table-cell>
          <table:table-cell table:style-name="ce4" table:formula="of:=[$redistribution_low.C43]" office:value-type="float" office:value="0.468842923418029" calcext:value-type="float">
            <text:p>0.468842923418029</text:p>
          </table:table-cell>
          <table:table-cell table:style-name="ce4" table:formula="of:=[$redistribution_low.D43]" office:value-type="float" office:value="0.400336094856253" calcext:value-type="float">
            <text:p>0.400336094856253</text:p>
          </table:table-cell>
          <table:table-cell table:style-name="ce4" table:formula="of:=[$redistribution_low.E43]" office:value-type="float" office:value="0.443242687024429" calcext:value-type="float">
            <text:p>0.443242687024429</text:p>
          </table:table-cell>
          <table:table-cell/>
          <table:table-cell table:style-name="ce4" table:formula="of:=[$Redistribution_high.B43]" office:value-type="float" office:value="0.375427432233881" calcext:value-type="float">
            <text:p>0.375427432233881</text:p>
          </table:table-cell>
          <table:table-cell table:style-name="ce4" table:formula="of:=[$Redistribution_high.C43]" office:value-type="float" office:value="0.454677138365424" calcext:value-type="float">
            <text:p>0.454677138365424</text:p>
          </table:table-cell>
          <table:table-cell table:style-name="ce4" table:formula="of:=[$Redistribution_high.D43]" office:value-type="float" office:value="0.390846533535827" calcext:value-type="float">
            <text:p>0.390846533535827</text:p>
          </table:table-cell>
          <table:table-cell table:style-name="ce4" table:formula="of:=[$Redistribution_high.E43]" office:value-type="float" office:value="0.433130952350346" calcext:value-type="float">
            <text:p>0.433130952350346</text:p>
          </table:table-cell>
          <table:table-cell table:number-columns-repeated="49"/>
        </table:table-row>
        <table:table-row table:style-name="ro3">
          <table:table-cell table:style-name="ce4" table:formula="of:=[.A46]+1" office:value-type="float" office:value="91" calcext:value-type="float">
            <text:p>91</text:p>
          </table:table-cell>
          <table:table-cell table:style-name="ce4" table:formula="of:=[$Redistribution_central.B44]" office:value-type="float" office:value="0.382054054979529" calcext:value-type="float">
            <text:p>0.382054054979529</text:p>
          </table:table-cell>
          <table:table-cell table:style-name="ce4" table:formula="of:=[$Redistribution_central.C44]" office:value-type="float" office:value="0.46517475762258" calcext:value-type="float">
            <text:p>0.46517475762258</text:p>
          </table:table-cell>
          <table:table-cell table:style-name="ce4" table:formula="of:=[$Redistribution_central.D44]" office:value-type="float" office:value="0.39810828393364" calcext:value-type="float">
            <text:p>0.39810828393364</text:p>
          </table:table-cell>
          <table:table-cell table:style-name="ce4" table:formula="of:=[$Redistribution_central.E44]" office:value-type="float" office:value="0.443688829418022" calcext:value-type="float">
            <text:p>0.443688829418022</text:p>
          </table:table-cell>
          <table:table-cell/>
          <table:table-cell table:style-name="ce4" table:formula="of:=[$redistribution_low.B44]" office:value-type="float" office:value="0.384876213464503" calcext:value-type="float">
            <text:p>0.384876213464503</text:p>
          </table:table-cell>
          <table:table-cell table:style-name="ce4" table:formula="of:=[$redistribution_low.C44]" office:value-type="float" office:value="0.469390469400796" calcext:value-type="float">
            <text:p>0.469390469400796</text:p>
          </table:table-cell>
          <table:table-cell table:style-name="ce4" table:formula="of:=[$redistribution_low.D44]" office:value-type="float" office:value="0.401521194013256" calcext:value-type="float">
            <text:p>0.401521194013256</text:p>
          </table:table-cell>
          <table:table-cell table:style-name="ce4" table:formula="of:=[$redistribution_low.E44]" office:value-type="float" office:value="0.44486162098724" calcext:value-type="float">
            <text:p>0.44486162098724</text:p>
          </table:table-cell>
          <table:table-cell/>
          <table:table-cell table:style-name="ce4" table:formula="of:=[$Redistribution_high.B44]" office:value-type="float" office:value="0.376174984048896" calcext:value-type="float">
            <text:p>0.376174984048896</text:p>
          </table:table-cell>
          <table:table-cell table:style-name="ce4" table:formula="of:=[$Redistribution_high.C44]" office:value-type="float" office:value="0.455350034138996" calcext:value-type="float">
            <text:p>0.455350034138996</text:p>
          </table:table-cell>
          <table:table-cell table:style-name="ce4" table:formula="of:=[$Redistribution_high.D44]" office:value-type="float" office:value="0.390861058535116" calcext:value-type="float">
            <text:p>0.390861058535116</text:p>
          </table:table-cell>
          <table:table-cell table:style-name="ce4" table:formula="of:=[$Redistribution_high.E44]" office:value-type="float" office:value="0.437735451835623" calcext:value-type="float">
            <text:p>0.437735451835623</text:p>
          </table:table-cell>
          <table:table-cell table:number-columns-repeated="49"/>
        </table:table-row>
        <table:table-row table:style-name="ro3">
          <table:table-cell table:style-name="ce4" table:formula="of:=[.A47]+1" office:value-type="float" office:value="92" calcext:value-type="float">
            <text:p>92</text:p>
          </table:table-cell>
          <table:table-cell table:style-name="ce4" table:formula="of:=[$Redistribution_central.B45]" office:value-type="float" office:value="0.380345163769803" calcext:value-type="float">
            <text:p>0.380345163769803</text:p>
          </table:table-cell>
          <table:table-cell table:style-name="ce4" table:formula="of:=[$Redistribution_central.C45]" office:value-type="float" office:value="0.462121189550652" calcext:value-type="float">
            <text:p>0.462121189550652</text:p>
          </table:table-cell>
          <table:table-cell table:style-name="ce4" table:formula="of:=[$Redistribution_central.D45]" office:value-type="float" office:value="0.395321451795449" calcext:value-type="float">
            <text:p>0.395321451795449</text:p>
          </table:table-cell>
          <table:table-cell table:style-name="ce4" table:formula="of:=[$Redistribution_central.E45]" office:value-type="float" office:value="0.439829046663981" calcext:value-type="float">
            <text:p>0.439829046663981</text:p>
          </table:table-cell>
          <table:table-cell/>
          <table:table-cell table:style-name="ce4" table:formula="of:=[$redistribution_low.B45]" office:value-type="float" office:value="0.380281935046428" calcext:value-type="float">
            <text:p>0.380281935046428</text:p>
          </table:table-cell>
          <table:table-cell table:style-name="ce4" table:formula="of:=[$redistribution_low.C45]" office:value-type="float" office:value="0.466534798066807" calcext:value-type="float">
            <text:p>0.466534798066807</text:p>
          </table:table-cell>
          <table:table-cell table:style-name="ce4" table:formula="of:=[$redistribution_low.D45]" office:value-type="float" office:value="0.397645765496339" calcext:value-type="float">
            <text:p>0.397645765496339</text:p>
          </table:table-cell>
          <table:table-cell table:style-name="ce4" table:formula="of:=[$redistribution_low.E45]" office:value-type="float" office:value="0.441805994869626" calcext:value-type="float">
            <text:p>0.441805994869626</text:p>
          </table:table-cell>
          <table:table-cell/>
          <table:table-cell table:style-name="ce4" table:formula="of:=[$Redistribution_high.B45]" office:value-type="float" office:value="0.374516171057963" calcext:value-type="float">
            <text:p>0.374516171057963</text:p>
          </table:table-cell>
          <table:table-cell table:style-name="ce4" table:formula="of:=[$Redistribution_high.C45]" office:value-type="float" office:value="0.452817708583169" calcext:value-type="float">
            <text:p>0.452817708583169</text:p>
          </table:table-cell>
          <table:table-cell table:style-name="ce4" table:formula="of:=[$Redistribution_high.D45]" office:value-type="float" office:value="0.39011546112253" calcext:value-type="float">
            <text:p>0.39011546112253</text:p>
          </table:table-cell>
          <table:table-cell table:style-name="ce4" table:formula="of:=[$Redistribution_high.E45]" office:value-type="float" office:value="0.431100321947281" calcext:value-type="float">
            <text:p>0.431100321947281</text:p>
          </table:table-cell>
          <table:table-cell table:number-columns-repeated="49"/>
        </table:table-row>
        <table:table-row table:style-name="ro3">
          <table:table-cell table:style-name="ce4" table:formula="of:=[.A48]+1" office:value-type="float" office:value="93" calcext:value-type="float">
            <text:p>93</text:p>
          </table:table-cell>
          <table:table-cell table:style-name="ce4" table:formula="of:=[$Redistribution_central.B46]" office:value-type="float" office:value="0.375682590906568" calcext:value-type="float">
            <text:p>0.375682590906568</text:p>
          </table:table-cell>
          <table:table-cell table:style-name="ce4" table:formula="of:=[$Redistribution_central.C46]" office:value-type="float" office:value="0.456581971322356" calcext:value-type="float">
            <text:p>0.456581971322356</text:p>
          </table:table-cell>
          <table:table-cell table:style-name="ce4" table:formula="of:=[$Redistribution_central.D46]" office:value-type="float" office:value="0.394672878437966" calcext:value-type="float">
            <text:p>0.394672878437966</text:p>
          </table:table-cell>
          <table:table-cell table:style-name="ce4" table:formula="of:=[$Redistribution_central.E46]" office:value-type="float" office:value="0.428881016965282" calcext:value-type="float">
            <text:p>0.428881016965282</text:p>
          </table:table-cell>
          <table:table-cell/>
          <table:table-cell table:style-name="ce4" table:formula="of:=[$redistribution_low.B46]" office:value-type="float" office:value="0.375413678288942" calcext:value-type="float">
            <text:p>0.375413678288942</text:p>
          </table:table-cell>
          <table:table-cell table:style-name="ce4" table:formula="of:=[$redistribution_low.C46]" office:value-type="float" office:value="0.461807962551428" calcext:value-type="float">
            <text:p>0.461807962551428</text:p>
          </table:table-cell>
          <table:table-cell table:style-name="ce4" table:formula="of:=[$redistribution_low.D46]" office:value-type="float" office:value="0.395905622037209" calcext:value-type="float">
            <text:p>0.395905622037209</text:p>
          </table:table-cell>
          <table:table-cell table:style-name="ce4" table:formula="of:=[$redistribution_low.E46]" office:value-type="float" office:value="0.43288619028461" calcext:value-type="float">
            <text:p>0.43288619028461</text:p>
          </table:table-cell>
          <table:table-cell/>
          <table:table-cell table:style-name="ce4" table:formula="of:=[$Redistribution_high.B46]" office:value-type="float" office:value="0.375281594006936" calcext:value-type="float">
            <text:p>0.375281594006936</text:p>
          </table:table-cell>
          <table:table-cell table:style-name="ce4" table:formula="of:=[$Redistribution_high.C46]" office:value-type="float" office:value="0.458848422129037" calcext:value-type="float">
            <text:p>0.458848422129037</text:p>
          </table:table-cell>
          <table:table-cell table:style-name="ce4" table:formula="of:=[$Redistribution_high.D46]" office:value-type="float" office:value="0.39449387709453" calcext:value-type="float">
            <text:p>0.39449387709453</text:p>
          </table:table-cell>
          <table:table-cell table:style-name="ce4" table:formula="of:=[$Redistribution_high.E46]" office:value-type="float" office:value="0.431663763217567" calcext:value-type="float">
            <text:p>0.431663763217567</text:p>
          </table:table-cell>
          <table:table-cell table:number-columns-repeated="49"/>
        </table:table-row>
        <table:table-row table:style-name="ro3">
          <table:table-cell table:style-name="ce4" table:formula="of:=[.A49]+1" office:value-type="float" office:value="94" calcext:value-type="float">
            <text:p>94</text:p>
          </table:table-cell>
          <table:table-cell table:style-name="ce4" table:formula="of:=[$Redistribution_central.B47]" office:value-type="float" office:value="0.374628677709562" calcext:value-type="float">
            <text:p>0.374628677709562</text:p>
          </table:table-cell>
          <table:table-cell table:style-name="ce4" table:formula="of:=[$Redistribution_central.C47]" office:value-type="float" office:value="0.450255001566118" calcext:value-type="float">
            <text:p>0.450255001566118</text:p>
          </table:table-cell>
          <table:table-cell table:style-name="ce4" table:formula="of:=[$Redistribution_central.D47]" office:value-type="float" office:value="0.388546177038974" calcext:value-type="float">
            <text:p>0.388546177038974</text:p>
          </table:table-cell>
          <table:table-cell table:style-name="ce4" table:formula="of:=[$Redistribution_central.E47]" office:value-type="float" office:value="0.428058773854854" calcext:value-type="float">
            <text:p>0.428058773854854</text:p>
          </table:table-cell>
          <table:table-cell/>
          <table:table-cell table:style-name="ce4" table:formula="of:=[$redistribution_low.B47]" office:value-type="float" office:value="0.379353054332112" calcext:value-type="float">
            <text:p>0.379353054332112</text:p>
          </table:table-cell>
          <table:table-cell table:style-name="ce4" table:formula="of:=[$redistribution_low.C47]" office:value-type="float" office:value="0.460237767180807" calcext:value-type="float">
            <text:p>0.460237767180807</text:p>
          </table:table-cell>
          <table:table-cell table:style-name="ce4" table:formula="of:=[$redistribution_low.D47]" office:value-type="float" office:value="0.395342740942987" calcext:value-type="float">
            <text:p>0.395342740942987</text:p>
          </table:table-cell>
          <table:table-cell table:style-name="ce4" table:formula="of:=[$redistribution_low.E47]" office:value-type="float" office:value="0.44090217613333" calcext:value-type="float">
            <text:p>0.44090217613333</text:p>
          </table:table-cell>
          <table:table-cell/>
          <table:table-cell table:style-name="ce4" table:formula="of:=[$Redistribution_high.B47]" office:value-type="float" office:value="0.379681987663473" calcext:value-type="float">
            <text:p>0.379681987663473</text:p>
          </table:table-cell>
          <table:table-cell table:style-name="ce4" table:formula="of:=[$Redistribution_high.C47]" office:value-type="float" office:value="0.461328537066663" calcext:value-type="float">
            <text:p>0.461328537066663</text:p>
          </table:table-cell>
          <table:table-cell table:style-name="ce4" table:formula="of:=[$Redistribution_high.D47]" office:value-type="float" office:value="0.396287841694061" calcext:value-type="float">
            <text:p>0.396287841694061</text:p>
          </table:table-cell>
          <table:table-cell table:style-name="ce4" table:formula="of:=[$Redistribution_high.E47]" office:value-type="float" office:value="0.436384622052231" calcext:value-type="float">
            <text:p>0.436384622052231</text:p>
          </table:table-cell>
          <table:table-cell table:number-columns-repeated="49"/>
        </table:table-row>
        <table:table-row table:style-name="ro3">
          <table:table-cell table:style-name="ce4" table:formula="of:=[.A50]+1" office:value-type="float" office:value="95" calcext:value-type="float">
            <text:p>95</text:p>
          </table:table-cell>
          <table:table-cell table:style-name="ce4" table:formula="of:=[$Redistribution_central.B48]" office:value-type="float" office:value="0.377336794095884" calcext:value-type="float">
            <text:p>0.377336794095884</text:p>
          </table:table-cell>
          <table:table-cell table:style-name="ce4" table:formula="of:=[$Redistribution_central.C48]" office:value-type="float" office:value="0.459479472945627" calcext:value-type="float">
            <text:p>0.459479472945627</text:p>
          </table:table-cell>
          <table:table-cell table:style-name="ce4" table:formula="of:=[$Redistribution_central.D48]" office:value-type="float" office:value="0.393557055149047" calcext:value-type="float">
            <text:p>0.393557055149047</text:p>
          </table:table-cell>
          <table:table-cell table:style-name="ce4" table:formula="of:=[$Redistribution_central.E48]" office:value-type="float" office:value="0.435073855268942" calcext:value-type="float">
            <text:p>0.435073855268942</text:p>
          </table:table-cell>
          <table:table-cell/>
          <table:table-cell table:style-name="ce4" table:formula="of:=[$redistribution_low.B48]" office:value-type="float" office:value="0.371266146582285" calcext:value-type="float">
            <text:p>0.371266146582285</text:p>
          </table:table-cell>
          <table:table-cell table:style-name="ce4" table:formula="of:=[$redistribution_low.C48]" office:value-type="float" office:value="0.451824020306449" calcext:value-type="float">
            <text:p>0.451824020306449</text:p>
          </table:table-cell>
          <table:table-cell table:style-name="ce4" table:formula="of:=[$redistribution_low.D48]" office:value-type="float" office:value="0.385748599337167" calcext:value-type="float">
            <text:p>0.385748599337167</text:p>
          </table:table-cell>
          <table:table-cell table:style-name="ce4" table:formula="of:=[$redistribution_low.E48]" office:value-type="float" office:value="0.433325202965636" calcext:value-type="float">
            <text:p>0.433325202965636</text:p>
          </table:table-cell>
          <table:table-cell/>
          <table:table-cell table:style-name="ce4" table:formula="of:=[$Redistribution_high.B48]" office:value-type="float" office:value="0.380971207915204" calcext:value-type="float">
            <text:p>0.380971207915204</text:p>
          </table:table-cell>
          <table:table-cell table:style-name="ce4" table:formula="of:=[$Redistribution_high.C48]" office:value-type="float" office:value="0.460715483845834" calcext:value-type="float">
            <text:p>0.460715483845834</text:p>
          </table:table-cell>
          <table:table-cell table:style-name="ce4" table:formula="of:=[$Redistribution_high.D48]" office:value-type="float" office:value="0.395786815347537" calcext:value-type="float">
            <text:p>0.395786815347537</text:p>
          </table:table-cell>
          <table:table-cell table:style-name="ce4" table:formula="of:=[$Redistribution_high.E48]" office:value-type="float" office:value="0.439275691294361" calcext:value-type="float">
            <text:p>0.439275691294361</text:p>
          </table:table-cell>
          <table:table-cell table:number-columns-repeated="49"/>
        </table:table-row>
        <table:table-row table:style-name="ro3">
          <table:table-cell table:style-name="ce4" table:formula="of:=[.A51]+1" office:value-type="float" office:value="96" calcext:value-type="float">
            <text:p>96</text:p>
          </table:table-cell>
          <table:table-cell table:style-name="ce4" table:formula="of:=[$Redistribution_central.B49]" office:value-type="float" office:value="0.372867884039975" calcext:value-type="float">
            <text:p>0.372867884039975</text:p>
          </table:table-cell>
          <table:table-cell table:style-name="ce4" table:formula="of:=[$Redistribution_central.C49]" office:value-type="float" office:value="0.459437333360465" calcext:value-type="float">
            <text:p>0.459437333360465</text:p>
          </table:table-cell>
          <table:table-cell table:style-name="ce4" table:formula="of:=[$Redistribution_central.D49]" office:value-type="float" office:value="0.388938891279522" calcext:value-type="float">
            <text:p>0.388938891279522</text:p>
          </table:table-cell>
          <table:table-cell table:style-name="ce4" table:formula="of:=[$Redistribution_central.E49]" office:value-type="float" office:value="0.437265738338433" calcext:value-type="float">
            <text:p>0.437265738338433</text:p>
          </table:table-cell>
          <table:table-cell/>
          <table:table-cell table:style-name="ce4" table:formula="of:=[$redistribution_low.B49]" office:value-type="float" office:value="0.368391836611877" calcext:value-type="float">
            <text:p>0.368391836611877</text:p>
          </table:table-cell>
          <table:table-cell table:style-name="ce4" table:formula="of:=[$redistribution_low.C49]" office:value-type="float" office:value="0.450574021784059" calcext:value-type="float">
            <text:p>0.450574021784059</text:p>
          </table:table-cell>
          <table:table-cell table:style-name="ce4" table:formula="of:=[$redistribution_low.D49]" office:value-type="float" office:value="0.382748613877558" calcext:value-type="float">
            <text:p>0.382748613877558</text:p>
          </table:table-cell>
          <table:table-cell table:style-name="ce4" table:formula="of:=[$redistribution_low.E49]" office:value-type="float" office:value="0.430027287589732" calcext:value-type="float">
            <text:p>0.430027287589732</text:p>
          </table:table-cell>
          <table:table-cell/>
          <table:table-cell table:style-name="ce4" table:formula="of:=[$Redistribution_high.B49]" office:value-type="float" office:value="0.373497569534628" calcext:value-type="float">
            <text:p>0.373497569534628</text:p>
          </table:table-cell>
          <table:table-cell table:style-name="ce4" table:formula="of:=[$Redistribution_high.C49]" office:value-type="float" office:value="0.453681250518946" calcext:value-type="float">
            <text:p>0.453681250518946</text:p>
          </table:table-cell>
          <table:table-cell table:style-name="ce4" table:formula="of:=[$Redistribution_high.D49]" office:value-type="float" office:value="0.386828301598011" calcext:value-type="float">
            <text:p>0.386828301598011</text:p>
          </table:table-cell>
          <table:table-cell table:style-name="ce4" table:formula="of:=[$Redistribution_high.E49]" office:value-type="float" office:value="0.434647709618459" calcext:value-type="float">
            <text:p>0.434647709618459</text:p>
          </table:table-cell>
          <table:table-cell table:number-columns-repeated="49"/>
        </table:table-row>
        <table:table-row table:style-name="ro3">
          <table:table-cell table:style-name="ce4" table:formula="of:=[.A52]+1" office:value-type="float" office:value="97" calcext:value-type="float">
            <text:p>97</text:p>
          </table:table-cell>
          <table:table-cell table:style-name="ce4" table:formula="of:=[$Redistribution_central.B50]" office:value-type="float" office:value="0.372381535557279" calcext:value-type="float">
            <text:p>0.372381535557279</text:p>
          </table:table-cell>
          <table:table-cell table:style-name="ce4" table:formula="of:=[$Redistribution_central.C50]" office:value-type="float" office:value="0.464256661428474" calcext:value-type="float">
            <text:p>0.464256661428474</text:p>
          </table:table-cell>
          <table:table-cell table:style-name="ce4" table:formula="of:=[$Redistribution_central.D50]" office:value-type="float" office:value="0.39131179006406" calcext:value-type="float">
            <text:p>0.39131179006406</text:p>
          </table:table-cell>
          <table:table-cell table:style-name="ce4" table:formula="of:=[$Redistribution_central.E50]" office:value-type="float" office:value="0.437074480398658" calcext:value-type="float">
            <text:p>0.437074480398658</text:p>
          </table:table-cell>
          <table:table-cell/>
          <table:table-cell table:style-name="ce4" table:formula="of:=[$redistribution_low.B50]" office:value-type="float" office:value="0.369296749632907" calcext:value-type="float">
            <text:p>0.369296749632907</text:p>
          </table:table-cell>
          <table:table-cell table:style-name="ce4" table:formula="of:=[$redistribution_low.C50]" office:value-type="float" office:value="0.45576183899281" calcext:value-type="float">
            <text:p>0.45576183899281</text:p>
          </table:table-cell>
          <table:table-cell table:style-name="ce4" table:formula="of:=[$redistribution_low.D50]" office:value-type="float" office:value="0.386900804021452" calcext:value-type="float">
            <text:p>0.386900804021452</text:p>
          </table:table-cell>
          <table:table-cell table:style-name="ce4" table:formula="of:=[$redistribution_low.E50]" office:value-type="float" office:value="0.429226842102614" calcext:value-type="float">
            <text:p>0.429226842102614</text:p>
          </table:table-cell>
          <table:table-cell/>
          <table:table-cell table:style-name="ce4" table:formula="of:=[$Redistribution_high.B50]" office:value-type="float" office:value="0.367713243466182" calcext:value-type="float">
            <text:p>0.367713243466182</text:p>
          </table:table-cell>
          <table:table-cell table:style-name="ce4" table:formula="of:=[$Redistribution_high.C50]" office:value-type="float" office:value="0.448098186333852" calcext:value-type="float">
            <text:p>0.448098186333852</text:p>
          </table:table-cell>
          <table:table-cell table:style-name="ce4" table:formula="of:=[$Redistribution_high.D50]" office:value-type="float" office:value="0.385080816696833" calcext:value-type="float">
            <text:p>0.385080816696833</text:p>
          </table:table-cell>
          <table:table-cell table:style-name="ce4" table:formula="of:=[$Redistribution_high.E50]" office:value-type="float" office:value="0.424904776158732" calcext:value-type="float">
            <text:p>0.424904776158732</text:p>
          </table:table-cell>
          <table:table-cell table:number-columns-repeated="49"/>
        </table:table-row>
        <table:table-row table:style-name="ro3">
          <table:table-cell table:style-name="ce4" table:formula="of:=[.A53]+1" office:value-type="float" office:value="98" calcext:value-type="float">
            <text:p>98</text:p>
          </table:table-cell>
          <table:table-cell table:style-name="ce4" table:formula="of:=[$Redistribution_central.B51]" office:value-type="float" office:value="0.366643802205148" calcext:value-type="float">
            <text:p>0.366643802205148</text:p>
          </table:table-cell>
          <table:table-cell table:style-name="ce4" table:formula="of:=[$Redistribution_central.C51]" office:value-type="float" office:value="0.447480970745318" calcext:value-type="float">
            <text:p>0.447480970745318</text:p>
          </table:table-cell>
          <table:table-cell table:style-name="ce4" table:formula="of:=[$Redistribution_central.D51]" office:value-type="float" office:value="0.380753305164626" calcext:value-type="float">
            <text:p>0.380753305164626</text:p>
          </table:table-cell>
          <table:table-cell table:style-name="ce4" table:formula="of:=[$Redistribution_central.E51]" office:value-type="float" office:value="0.428328798429788" calcext:value-type="float">
            <text:p>0.428328798429788</text:p>
          </table:table-cell>
          <table:table-cell/>
          <table:table-cell table:style-name="ce4" table:formula="of:=[$redistribution_low.B51]" office:value-type="float" office:value="0.374779881180752" calcext:value-type="float">
            <text:p>0.374779881180752</text:p>
          </table:table-cell>
          <table:table-cell table:style-name="ce4" table:formula="of:=[$redistribution_low.C51]" office:value-type="float" office:value="0.462253473283025" calcext:value-type="float">
            <text:p>0.462253473283025</text:p>
          </table:table-cell>
          <table:table-cell table:style-name="ce4" table:formula="of:=[$redistribution_low.D51]" office:value-type="float" office:value="0.389362981984809" calcext:value-type="float">
            <text:p>0.389362981984809</text:p>
          </table:table-cell>
          <table:table-cell table:style-name="ce4" table:formula="of:=[$redistribution_low.E51]" office:value-type="float" office:value="0.439805140224809" calcext:value-type="float">
            <text:p>0.439805140224809</text:p>
          </table:table-cell>
          <table:table-cell/>
          <table:table-cell table:style-name="ce4" table:formula="of:=[$Redistribution_high.B51]" office:value-type="float" office:value="0.370980028360107" calcext:value-type="float">
            <text:p>0.370980028360107</text:p>
          </table:table-cell>
          <table:table-cell table:style-name="ce4" table:formula="of:=[$Redistribution_high.C51]" office:value-type="float" office:value="0.45064626357174" calcext:value-type="float">
            <text:p>0.45064626357174</text:p>
          </table:table-cell>
          <table:table-cell table:style-name="ce4" table:formula="of:=[$Redistribution_high.D51]" office:value-type="float" office:value="0.385759407414479" calcext:value-type="float">
            <text:p>0.385759407414479</text:p>
          </table:table-cell>
          <table:table-cell table:style-name="ce4" table:formula="of:=[$Redistribution_high.E51]" office:value-type="float" office:value="0.432469543693929" calcext:value-type="float">
            <text:p>0.432469543693929</text:p>
          </table:table-cell>
          <table:table-cell table:number-columns-repeated="49"/>
        </table:table-row>
        <table:table-row table:style-name="ro3">
          <table:table-cell table:style-name="ce4" table:formula="of:=[.A54]+1" office:value-type="float" office:value="99" calcext:value-type="float">
            <text:p>99</text:p>
          </table:table-cell>
          <table:table-cell table:style-name="ce4" table:formula="of:=[$Redistribution_central.B52]" office:value-type="float" office:value="0.374076884803719" calcext:value-type="float">
            <text:p>0.374076884803719</text:p>
          </table:table-cell>
          <table:table-cell table:style-name="ce4" table:formula="of:=[$Redistribution_central.C52]" office:value-type="float" office:value="0.460584923836645" calcext:value-type="float">
            <text:p>0.460584923836645</text:p>
          </table:table-cell>
          <table:table-cell table:style-name="ce4" table:formula="of:=[$Redistribution_central.D52]" office:value-type="float" office:value="0.389100216316639" calcext:value-type="float">
            <text:p>0.389100216316639</text:p>
          </table:table-cell>
          <table:table-cell table:style-name="ce4" table:formula="of:=[$Redistribution_central.E52]" office:value-type="float" office:value="0.439472037811539" calcext:value-type="float">
            <text:p>0.439472037811539</text:p>
          </table:table-cell>
          <table:table-cell/>
          <table:table-cell table:style-name="ce4" table:formula="of:=[$redistribution_low.B52]" office:value-type="float" office:value="0.370400382488753" calcext:value-type="float">
            <text:p>0.370400382488753</text:p>
          </table:table-cell>
          <table:table-cell table:style-name="ce4" table:formula="of:=[$redistribution_low.C52]" office:value-type="float" office:value="0.458893037070976" calcext:value-type="float">
            <text:p>0.458893037070976</text:p>
          </table:table-cell>
          <table:table-cell table:style-name="ce4" table:formula="of:=[$redistribution_low.D52]" office:value-type="float" office:value="0.384244668624383" calcext:value-type="float">
            <text:p>0.384244668624383</text:p>
          </table:table-cell>
          <table:table-cell table:style-name="ce4" table:formula="of:=[$redistribution_low.E52]" office:value-type="float" office:value="0.437040438700524" calcext:value-type="float">
            <text:p>0.437040438700524</text:p>
          </table:table-cell>
          <table:table-cell/>
          <table:table-cell table:style-name="ce4" table:formula="of:=[$Redistribution_high.B52]" office:value-type="float" office:value="0.36869801838582" calcext:value-type="float">
            <text:p>0.36869801838582</text:p>
          </table:table-cell>
          <table:table-cell table:style-name="ce4" table:formula="of:=[$Redistribution_high.C52]" office:value-type="float" office:value="0.44756444712108" calcext:value-type="float">
            <text:p>0.44756444712108</text:p>
          </table:table-cell>
          <table:table-cell table:style-name="ce4" table:formula="of:=[$Redistribution_high.D52]" office:value-type="float" office:value="0.381957299640346" calcext:value-type="float">
            <text:p>0.381957299640346</text:p>
          </table:table-cell>
          <table:table-cell table:style-name="ce4" table:formula="of:=[$Redistribution_high.E52]" office:value-type="float" office:value="0.429762385492021" calcext:value-type="float">
            <text:p>0.429762385492021</text:p>
          </table:table-cell>
          <table:table-cell table:number-columns-repeated="49"/>
        </table:table-row>
        <table:table-row table:style-name="ro3">
          <table:table-cell table:style-name="ce4" table:formula="of:=[.A55]+1" office:value-type="float" office:value="100" calcext:value-type="float">
            <text:p>100</text:p>
          </table:table-cell>
          <table:table-cell table:style-name="ce4" table:formula="of:=[$Redistribution_central.B53]" office:value-type="float" office:value="0.373181225644986" calcext:value-type="float">
            <text:p>0.373181225644986</text:p>
          </table:table-cell>
          <table:table-cell table:style-name="ce4" table:formula="of:=[$Redistribution_central.C53]" office:value-type="float" office:value="0.460610951233042" calcext:value-type="float">
            <text:p>0.460610951233042</text:p>
          </table:table-cell>
          <table:table-cell table:style-name="ce4" table:formula="of:=[$Redistribution_central.D53]" office:value-type="float" office:value="0.387209718564021" calcext:value-type="float">
            <text:p>0.387209718564021</text:p>
          </table:table-cell>
          <table:table-cell table:style-name="ce4" table:formula="of:=[$Redistribution_central.E53]" office:value-type="float" office:value="0.440574240392649" calcext:value-type="float">
            <text:p>0.440574240392649</text:p>
          </table:table-cell>
          <table:table-cell/>
          <table:table-cell table:style-name="ce4" table:formula="of:=[$redistribution_low.B53]" office:value-type="float" office:value="0.375197213940699" calcext:value-type="float">
            <text:p>0.375197213940699</text:p>
          </table:table-cell>
          <table:table-cell table:style-name="ce4" table:formula="of:=[$redistribution_low.C53]" office:value-type="float" office:value="0.463913067679992" calcext:value-type="float">
            <text:p>0.463913067679992</text:p>
          </table:table-cell>
          <table:table-cell table:style-name="ce4" table:formula="of:=[$redistribution_low.D53]" office:value-type="float" office:value="0.388968271300513" calcext:value-type="float">
            <text:p>0.388968271300513</text:p>
          </table:table-cell>
          <table:table-cell table:style-name="ce4" table:formula="of:=[$redistribution_low.E53]" office:value-type="float" office:value="0.443106180596191" calcext:value-type="float">
            <text:p>0.443106180596191</text:p>
          </table:table-cell>
          <table:table-cell/>
          <table:table-cell table:style-name="ce4" table:formula="of:=[$Redistribution_high.B53]" office:value-type="float" office:value="0.370733425758801" calcext:value-type="float">
            <text:p>0.370733425758801</text:p>
          </table:table-cell>
          <table:table-cell table:style-name="ce4" table:formula="of:=[$Redistribution_high.C53]" office:value-type="float" office:value="0.449612956606062" calcext:value-type="float">
            <text:p>0.449612956606062</text:p>
          </table:table-cell>
          <table:table-cell table:style-name="ce4" table:formula="of:=[$Redistribution_high.D53]" office:value-type="float" office:value="0.383686496204675" calcext:value-type="float">
            <text:p>0.383686496204675</text:p>
          </table:table-cell>
          <table:table-cell table:style-name="ce4" table:formula="of:=[$Redistribution_high.E53]" office:value-type="float" office:value="0.432273154332474" calcext:value-type="float">
            <text:p>0.432273154332474</text:p>
          </table:table-cell>
          <table:table-cell table:number-columns-repeated="49"/>
        </table:table-row>
        <table:table-row table:style-name="ro3">
          <table:table-cell table:style-name="ce4" table:formula="of:=[.A56]+1" office:value-type="float" office:value="101" calcext:value-type="float">
            <text:p>101</text:p>
          </table:table-cell>
          <table:table-cell table:style-name="ce4" table:formula="of:=[$Redistribution_central.B54]" office:value-type="float" office:value="0.372467242549024" calcext:value-type="float">
            <text:p>0.372467242549024</text:p>
          </table:table-cell>
          <table:table-cell table:style-name="ce4" table:formula="of:=[$Redistribution_central.C54]" office:value-type="float" office:value="0.467315612284297" calcext:value-type="float">
            <text:p>0.467315612284297</text:p>
          </table:table-cell>
          <table:table-cell table:style-name="ce4" table:formula="of:=[$Redistribution_central.D54]" office:value-type="float" office:value="0.391468635999883" calcext:value-type="float">
            <text:p>0.391468635999883</text:p>
          </table:table-cell>
          <table:table-cell table:style-name="ce4" table:formula="of:=[$Redistribution_central.E54]" office:value-type="float" office:value="0.43970880458594" calcext:value-type="float">
            <text:p>0.43970880458594</text:p>
          </table:table-cell>
          <table:table-cell/>
          <table:table-cell table:style-name="ce4" table:formula="of:=[$redistribution_low.B54]" office:value-type="float" office:value="0.371170635850584" calcext:value-type="float">
            <text:p>0.371170635850584</text:p>
          </table:table-cell>
          <table:table-cell table:style-name="ce4" table:formula="of:=[$redistribution_low.C54]" office:value-type="float" office:value="0.465272222111949" calcext:value-type="float">
            <text:p>0.465272222111949</text:p>
          </table:table-cell>
          <table:table-cell table:style-name="ce4" table:formula="of:=[$redistribution_low.D54]" office:value-type="float" office:value="0.387450048086729" calcext:value-type="float">
            <text:p>0.387450048086729</text:p>
          </table:table-cell>
          <table:table-cell table:style-name="ce4" table:formula="of:=[$redistribution_low.E54]" office:value-type="float" office:value="0.441771498147651" calcext:value-type="float">
            <text:p>0.441771498147651</text:p>
          </table:table-cell>
          <table:table-cell/>
          <table:table-cell table:style-name="ce4" table:formula="of:=[$Redistribution_high.B54]" office:value-type="float" office:value="0.372757346160307" calcext:value-type="float">
            <text:p>0.372757346160307</text:p>
          </table:table-cell>
          <table:table-cell table:style-name="ce4" table:formula="of:=[$Redistribution_high.C54]" office:value-type="float" office:value="0.456661374767427" calcext:value-type="float">
            <text:p>0.456661374767427</text:p>
          </table:table-cell>
          <table:table-cell table:style-name="ce4" table:formula="of:=[$Redistribution_high.D54]" office:value-type="float" office:value="0.390115377783632" calcext:value-type="float">
            <text:p>0.390115377783632</text:p>
          </table:table-cell>
          <table:table-cell table:style-name="ce4" table:formula="of:=[$Redistribution_high.E54]" office:value-type="float" office:value="0.432534031833862" calcext:value-type="float">
            <text:p>0.432534031833862</text:p>
          </table:table-cell>
          <table:table-cell table:number-columns-repeated="49"/>
        </table:table-row>
        <table:table-row table:style-name="ro3">
          <table:table-cell table:style-name="ce4" table:formula="of:=[.A57]+1" office:value-type="float" office:value="102" calcext:value-type="float">
            <text:p>102</text:p>
          </table:table-cell>
          <table:table-cell table:style-name="ce4" table:formula="of:=[$Redistribution_central.B55]" office:value-type="float" office:value="0.37636620763701" calcext:value-type="float">
            <text:p>0.37636620763701</text:p>
          </table:table-cell>
          <table:table-cell table:style-name="ce4" table:formula="of:=[$Redistribution_central.C55]" office:value-type="float" office:value="0.466085754931368" calcext:value-type="float">
            <text:p>0.466085754931368</text:p>
          </table:table-cell>
          <table:table-cell table:style-name="ce4" table:formula="of:=[$Redistribution_central.D55]" office:value-type="float" office:value="0.38901649753347" calcext:value-type="float">
            <text:p>0.38901649753347</text:p>
          </table:table-cell>
          <table:table-cell table:style-name="ce4" table:formula="of:=[$Redistribution_central.E55]" office:value-type="float" office:value="0.447056480270726" calcext:value-type="float">
            <text:p>0.447056480270726</text:p>
          </table:table-cell>
          <table:table-cell/>
          <table:table-cell table:style-name="ce4" table:formula="of:=[$redistribution_low.B55]" office:value-type="float" office:value="0.371389350580992" calcext:value-type="float">
            <text:p>0.371389350580992</text:p>
          </table:table-cell>
          <table:table-cell table:style-name="ce4" table:formula="of:=[$redistribution_low.C55]" office:value-type="float" office:value="0.459501452364613" calcext:value-type="float">
            <text:p>0.459501452364613</text:p>
          </table:table-cell>
          <table:table-cell table:style-name="ce4" table:formula="of:=[$redistribution_low.D55]" office:value-type="float" office:value="0.38563403908232" calcext:value-type="float">
            <text:p>0.38563403908232</text:p>
          </table:table-cell>
          <table:table-cell table:style-name="ce4" table:formula="of:=[$redistribution_low.E55]" office:value-type="float" office:value="0.439478831427923" calcext:value-type="float">
            <text:p>0.439478831427923</text:p>
          </table:table-cell>
          <table:table-cell/>
          <table:table-cell table:style-name="ce4" table:formula="of:=[$Redistribution_high.B55]" office:value-type="float" office:value="0.373041481685477" calcext:value-type="float">
            <text:p>0.373041481685477</text:p>
          </table:table-cell>
          <table:table-cell table:style-name="ce4" table:formula="of:=[$Redistribution_high.C55]" office:value-type="float" office:value="0.44714770237059" calcext:value-type="float">
            <text:p>0.44714770237059</text:p>
          </table:table-cell>
          <table:table-cell table:style-name="ce4" table:formula="of:=[$Redistribution_high.D55]" office:value-type="float" office:value="0.385184920833804" calcext:value-type="float">
            <text:p>0.385184920833804</text:p>
          </table:table-cell>
          <table:table-cell table:style-name="ce4" table:formula="of:=[$Redistribution_high.E55]" office:value-type="float" office:value="0.431241230763213" calcext:value-type="float">
            <text:p>0.431241230763213</text:p>
          </table:table-cell>
          <table:table-cell table:number-columns-repeated="49"/>
        </table:table-row>
        <table:table-row table:style-name="ro3">
          <table:table-cell table:style-name="ce4" table:formula="of:=[.A58]+1" office:value-type="float" office:value="103" calcext:value-type="float">
            <text:p>103</text:p>
          </table:table-cell>
          <table:table-cell table:style-name="ce4" table:formula="of:=[$Redistribution_central.B56]" office:value-type="float" office:value="0.379112317381899" calcext:value-type="float">
            <text:p>0.379112317381899</text:p>
          </table:table-cell>
          <table:table-cell table:style-name="ce4" table:formula="of:=[$Redistribution_central.C56]" office:value-type="float" office:value="0.470144023664364" calcext:value-type="float">
            <text:p>0.470144023664364</text:p>
          </table:table-cell>
          <table:table-cell table:style-name="ce4" table:formula="of:=[$Redistribution_central.D56]" office:value-type="float" office:value="0.392375253142321" calcext:value-type="float">
            <text:p>0.392375253142321</text:p>
          </table:table-cell>
          <table:table-cell table:style-name="ce4" table:formula="of:=[$Redistribution_central.E56]" office:value-type="float" office:value="0.44984113297888" calcext:value-type="float">
            <text:p>0.44984113297888</text:p>
          </table:table-cell>
          <table:table-cell/>
          <table:table-cell table:style-name="ce4" table:formula="of:=[$redistribution_low.B56]" office:value-type="float" office:value="0.371985095044972" calcext:value-type="float">
            <text:p>0.371985095044972</text:p>
          </table:table-cell>
          <table:table-cell table:style-name="ce4" table:formula="of:=[$redistribution_low.C56]" office:value-type="float" office:value="0.457570933995777" calcext:value-type="float">
            <text:p>0.457570933995777</text:p>
          </table:table-cell>
          <table:table-cell table:style-name="ce4" table:formula="of:=[$redistribution_low.D56]" office:value-type="float" office:value="0.38135402390437" calcext:value-type="float">
            <text:p>0.38135402390437</text:p>
          </table:table-cell>
          <table:table-cell table:style-name="ce4" table:formula="of:=[$redistribution_low.E56]" office:value-type="float" office:value="0.44350926842119" calcext:value-type="float">
            <text:p>0.44350926842119</text:p>
          </table:table-cell>
          <table:table-cell/>
          <table:table-cell table:style-name="ce4" table:formula="of:=[$Redistribution_high.B56]" office:value-type="float" office:value="0.369945833642901" calcext:value-type="float">
            <text:p>0.369945833642901</text:p>
          </table:table-cell>
          <table:table-cell table:style-name="ce4" table:formula="of:=[$Redistribution_high.C56]" office:value-type="float" office:value="0.447666753201138" calcext:value-type="float">
            <text:p>0.447666753201138</text:p>
          </table:table-cell>
          <table:table-cell table:style-name="ce4" table:formula="of:=[$Redistribution_high.D56]" office:value-type="float" office:value="0.381964887444388" calcext:value-type="float">
            <text:p>0.381964887444388</text:p>
          </table:table-cell>
          <table:table-cell table:style-name="ce4" table:formula="of:=[$Redistribution_high.E56]" office:value-type="float" office:value="0.429720644519764" calcext:value-type="float">
            <text:p>0.429720644519764</text:p>
          </table:table-cell>
          <table:table-cell table:number-columns-repeated="49"/>
        </table:table-row>
        <table:table-row table:style-name="ro3">
          <table:table-cell table:style-name="ce4" table:formula="of:=[.A59]+1" office:value-type="float" office:value="104" calcext:value-type="float">
            <text:p>104</text:p>
          </table:table-cell>
          <table:table-cell table:style-name="ce4" table:formula="of:=[$Redistribution_central.B57]" office:value-type="float" office:value="0.375259371527903" calcext:value-type="float">
            <text:p>0.375259371527903</text:p>
          </table:table-cell>
          <table:table-cell table:style-name="ce4" table:formula="of:=[$Redistribution_central.C57]" office:value-type="float" office:value="0.459887405410638" calcext:value-type="float">
            <text:p>0.459887405410638</text:p>
          </table:table-cell>
          <table:table-cell table:style-name="ce4" table:formula="of:=[$Redistribution_central.D57]" office:value-type="float" office:value="0.387588285219714" calcext:value-type="float">
            <text:p>0.387588285219714</text:p>
          </table:table-cell>
          <table:table-cell table:style-name="ce4" table:formula="of:=[$Redistribution_central.E57]" office:value-type="float" office:value="0.44295562308914" calcext:value-type="float">
            <text:p>0.44295562308914</text:p>
          </table:table-cell>
          <table:table-cell/>
          <table:table-cell table:style-name="ce4" table:formula="of:=[$redistribution_low.B57]" office:value-type="float" office:value="0.373713610628703" calcext:value-type="float">
            <text:p>0.373713610628703</text:p>
          </table:table-cell>
          <table:table-cell table:style-name="ce4" table:formula="of:=[$redistribution_low.C57]" office:value-type="float" office:value="0.458519481784071" calcext:value-type="float">
            <text:p>0.458519481784071</text:p>
          </table:table-cell>
          <table:table-cell table:style-name="ce4" table:formula="of:=[$redistribution_low.D57]" office:value-type="float" office:value="0.384694829167211" calcext:value-type="float">
            <text:p>0.384694829167211</text:p>
          </table:table-cell>
          <table:table-cell table:style-name="ce4" table:formula="of:=[$redistribution_low.E57]" office:value-type="float" office:value="0.442156306036479" calcext:value-type="float">
            <text:p>0.442156306036479</text:p>
          </table:table-cell>
          <table:table-cell/>
          <table:table-cell table:style-name="ce4" table:formula="of:=[$Redistribution_high.B57]" office:value-type="float" office:value="0.369687435957301" calcext:value-type="float">
            <text:p>0.369687435957301</text:p>
          </table:table-cell>
          <table:table-cell table:style-name="ce4" table:formula="of:=[$Redistribution_high.C57]" office:value-type="float" office:value="0.445568324554907" calcext:value-type="float">
            <text:p>0.445568324554907</text:p>
          </table:table-cell>
          <table:table-cell table:style-name="ce4" table:formula="of:=[$Redistribution_high.D57]" office:value-type="float" office:value="0.381504652479669" calcext:value-type="float">
            <text:p>0.381504652479669</text:p>
          </table:table-cell>
          <table:table-cell table:style-name="ce4" table:formula="of:=[$Redistribution_high.E57]" office:value-type="float" office:value="0.429429895083665" calcext:value-type="float">
            <text:p>0.429429895083665</text:p>
          </table:table-cell>
          <table:table-cell table:number-columns-repeated="49"/>
        </table:table-row>
        <table:table-row table:style-name="ro3">
          <table:table-cell table:style-name="ce4" table:formula="of:=[.A60]+1" office:value-type="float" office:value="105" calcext:value-type="float">
            <text:p>105</text:p>
          </table:table-cell>
          <table:table-cell table:style-name="ce4" table:formula="of:=[$Redistribution_central.B58]" office:value-type="float" office:value="0.3678091758176" calcext:value-type="float">
            <text:p>0.3678091758176</text:p>
          </table:table-cell>
          <table:table-cell table:style-name="ce4" table:formula="of:=[$Redistribution_central.C58]" office:value-type="float" office:value="0.457816961643666" calcext:value-type="float">
            <text:p>0.457816961643666</text:p>
          </table:table-cell>
          <table:table-cell table:style-name="ce4" table:formula="of:=[$Redistribution_central.D58]" office:value-type="float" office:value="0.383481062924255" calcext:value-type="float">
            <text:p>0.383481062924255</text:p>
          </table:table-cell>
          <table:table-cell table:style-name="ce4" table:formula="of:=[$Redistribution_central.E58]" office:value-type="float" office:value="0.435592727637646" calcext:value-type="float">
            <text:p>0.435592727637646</text:p>
          </table:table-cell>
          <table:table-cell/>
          <table:table-cell table:style-name="ce4" table:formula="of:=[$redistribution_low.B58]" office:value-type="float" office:value="0.367823052694647" calcext:value-type="float">
            <text:p>0.367823052694647</text:p>
          </table:table-cell>
          <table:table-cell table:style-name="ce4" table:formula="of:=[$redistribution_low.C58]" office:value-type="float" office:value="0.459889226000502" calcext:value-type="float">
            <text:p>0.459889226000502</text:p>
          </table:table-cell>
          <table:table-cell table:style-name="ce4" table:formula="of:=[$redistribution_low.D58]" office:value-type="float" office:value="0.383622362346477" calcext:value-type="float">
            <text:p>0.383622362346477</text:p>
          </table:table-cell>
          <table:table-cell table:style-name="ce4" table:formula="of:=[$redistribution_low.E58]" office:value-type="float" office:value="0.436524487672989" calcext:value-type="float">
            <text:p>0.436524487672989</text:p>
          </table:table-cell>
          <table:table-cell/>
          <table:table-cell table:style-name="ce4" table:formula="of:=[$Redistribution_high.B58]" office:value-type="float" office:value="0.366035723306204" calcext:value-type="float">
            <text:p>0.366035723306204</text:p>
          </table:table-cell>
          <table:table-cell table:style-name="ce4" table:formula="of:=[$Redistribution_high.C58]" office:value-type="float" office:value="0.440796929575424" calcext:value-type="float">
            <text:p>0.440796929575424</text:p>
          </table:table-cell>
          <table:table-cell table:style-name="ce4" table:formula="of:=[$Redistribution_high.D58]" office:value-type="float" office:value="0.381702215209198" calcext:value-type="float">
            <text:p>0.381702215209198</text:p>
          </table:table-cell>
          <table:table-cell table:style-name="ce4" table:formula="of:=[$Redistribution_high.E58]" office:value-type="float" office:value="0.420049599153057" calcext:value-type="float">
            <text:p>0.420049599153057</text:p>
          </table:table-cell>
          <table:table-cell table:number-columns-repeated="49"/>
        </table:table-row>
        <table:table-row table:style-name="ro3">
          <table:table-cell table:style-name="ce4" table:formula="of:=[.A61]+1" office:value-type="float" office:value="106" calcext:value-type="float">
            <text:p>106</text:p>
          </table:table-cell>
          <table:table-cell table:style-name="ce4" table:formula="of:=[$Redistribution_central.B59]" office:value-type="float" office:value="0.37330304795879" calcext:value-type="float">
            <text:p>0.37330304795879</text:p>
          </table:table-cell>
          <table:table-cell table:style-name="ce4" table:formula="of:=[$Redistribution_central.C59]" office:value-type="float" office:value="0.4613017401799" calcext:value-type="float">
            <text:p>0.4613017401799</text:p>
          </table:table-cell>
          <table:table-cell table:style-name="ce4" table:formula="of:=[$Redistribution_central.D59]" office:value-type="float" office:value="0.386702770145987" calcext:value-type="float">
            <text:p>0.386702770145987</text:p>
          </table:table-cell>
          <table:table-cell table:style-name="ce4" table:formula="of:=[$Redistribution_central.E59]" office:value-type="float" office:value="0.443295854902045" calcext:value-type="float">
            <text:p>0.443295854902045</text:p>
          </table:table-cell>
          <table:table-cell/>
          <table:table-cell table:style-name="ce4" table:formula="of:=[$redistribution_low.B59]" office:value-type="float" office:value="0.377252713144468" calcext:value-type="float">
            <text:p>0.377252713144468</text:p>
          </table:table-cell>
          <table:table-cell table:style-name="ce4" table:formula="of:=[$redistribution_low.C59]" office:value-type="float" office:value="0.464308960552854" calcext:value-type="float">
            <text:p>0.464308960552854</text:p>
          </table:table-cell>
          <table:table-cell table:style-name="ce4" table:formula="of:=[$redistribution_low.D59]" office:value-type="float" office:value="0.39009635397188" calcext:value-type="float">
            <text:p>0.39009635397188</text:p>
          </table:table-cell>
          <table:table-cell table:style-name="ce4" table:formula="of:=[$redistribution_low.E59]" office:value-type="float" office:value="0.44527459015805" calcext:value-type="float">
            <text:p>0.44527459015805</text:p>
          </table:table-cell>
          <table:table-cell/>
          <table:table-cell table:style-name="ce4" table:formula="of:=[$Redistribution_high.B59]" office:value-type="float" office:value="0.37055553809523" calcext:value-type="float">
            <text:p>0.37055553809523</text:p>
          </table:table-cell>
          <table:table-cell table:style-name="ce4" table:formula="of:=[$Redistribution_high.C59]" office:value-type="float" office:value="0.441791848290369" calcext:value-type="float">
            <text:p>0.441791848290369</text:p>
          </table:table-cell>
          <table:table-cell table:style-name="ce4" table:formula="of:=[$Redistribution_high.D59]" office:value-type="float" office:value="0.381026258174742" calcext:value-type="float">
            <text:p>0.381026258174742</text:p>
          </table:table-cell>
          <table:table-cell table:style-name="ce4" table:formula="of:=[$Redistribution_high.E59]" office:value-type="float" office:value="0.428016662041206" calcext:value-type="float">
            <text:p>0.428016662041206</text:p>
          </table:table-cell>
          <table:table-cell table:number-columns-repeated="49"/>
        </table:table-row>
        <table:table-row table:style-name="ro3">
          <table:table-cell table:style-name="ce4" table:formula="of:=[.A62]+1" office:value-type="float" office:value="107" calcext:value-type="float">
            <text:p>107</text:p>
          </table:table-cell>
          <table:table-cell table:style-name="ce4" table:formula="of:=[$Redistribution_central.B60]" office:value-type="float" office:value="0.376163887499394" calcext:value-type="float">
            <text:p>0.376163887499394</text:p>
          </table:table-cell>
          <table:table-cell table:style-name="ce4" table:formula="of:=[$Redistribution_central.C60]" office:value-type="float" office:value="0.463300813098401" calcext:value-type="float">
            <text:p>0.463300813098401</text:p>
          </table:table-cell>
          <table:table-cell table:style-name="ce4" table:formula="of:=[$Redistribution_central.D60]" office:value-type="float" office:value="0.386571549832582" calcext:value-type="float">
            <text:p>0.386571549832582</text:p>
          </table:table-cell>
          <table:table-cell table:style-name="ce4" table:formula="of:=[$Redistribution_central.E60]" office:value-type="float" office:value="0.449021271641775" calcext:value-type="float">
            <text:p>0.449021271641775</text:p>
          </table:table-cell>
          <table:table-cell/>
          <table:table-cell table:style-name="ce4" table:formula="of:=[$redistribution_low.B60]" office:value-type="float" office:value="0.377473818569135" calcext:value-type="float">
            <text:p>0.377473818569135</text:p>
          </table:table-cell>
          <table:table-cell table:style-name="ce4" table:formula="of:=[$redistribution_low.C60]" office:value-type="float" office:value="0.456286097116672" calcext:value-type="float">
            <text:p>0.456286097116672</text:p>
          </table:table-cell>
          <table:table-cell table:style-name="ce4" table:formula="of:=[$redistribution_low.D60]" office:value-type="float" office:value="0.387061855119619" calcext:value-type="float">
            <text:p>0.387061855119619</text:p>
          </table:table-cell>
          <table:table-cell table:style-name="ce4" table:formula="of:=[$redistribution_low.E60]" office:value-type="float" office:value="0.443189292923643" calcext:value-type="float">
            <text:p>0.443189292923643</text:p>
          </table:table-cell>
          <table:table-cell/>
          <table:table-cell table:style-name="ce4" table:formula="of:=[$Redistribution_high.B60]" office:value-type="float" office:value="0.37581146607279" calcext:value-type="float">
            <text:p>0.37581146607279</text:p>
          </table:table-cell>
          <table:table-cell table:style-name="ce4" table:formula="of:=[$Redistribution_high.C60]" office:value-type="float" office:value="0.452692431465856" calcext:value-type="float">
            <text:p>0.452692431465856</text:p>
          </table:table-cell>
          <table:table-cell table:style-name="ce4" table:formula="of:=[$Redistribution_high.D60]" office:value-type="float" office:value="0.386634838604274" calcext:value-type="float">
            <text:p>0.386634838604274</text:p>
          </table:table-cell>
          <table:table-cell table:style-name="ce4" table:formula="of:=[$Redistribution_high.E60]" office:value-type="float" office:value="0.436354782635854" calcext:value-type="float">
            <text:p>0.436354782635854</text:p>
          </table:table-cell>
          <table:table-cell table:number-columns-repeated="49"/>
        </table:table-row>
        <table:table-row table:style-name="ro3">
          <table:table-cell table:style-name="ce4" table:formula="of:=[.A63]+1" office:value-type="float" office:value="108" calcext:value-type="float">
            <text:p>108</text:p>
          </table:table-cell>
          <table:table-cell table:style-name="ce4" table:formula="of:=[$Redistribution_central.B61]" office:value-type="float" office:value="0.377765566643505" calcext:value-type="float">
            <text:p>0.377765566643505</text:p>
          </table:table-cell>
          <table:table-cell table:style-name="ce4" table:formula="of:=[$Redistribution_central.C61]" office:value-type="float" office:value="0.459313183637946" calcext:value-type="float">
            <text:p>0.459313183637946</text:p>
          </table:table-cell>
          <table:table-cell table:style-name="ce4" table:formula="of:=[$Redistribution_central.D61]" office:value-type="float" office:value="0.387996578208861" calcext:value-type="float">
            <text:p>0.387996578208861</text:p>
          </table:table-cell>
          <table:table-cell table:style-name="ce4" table:formula="of:=[$Redistribution_central.E61]" office:value-type="float" office:value="0.444874708999926" calcext:value-type="float">
            <text:p>0.444874708999926</text:p>
          </table:table-cell>
          <table:table-cell/>
          <table:table-cell table:style-name="ce4" table:formula="of:=[$redistribution_low.B61]" office:value-type="float" office:value="0.371530755420392" calcext:value-type="float">
            <text:p>0.371530755420392</text:p>
          </table:table-cell>
          <table:table-cell table:style-name="ce4" table:formula="of:=[$redistribution_low.C61]" office:value-type="float" office:value="0.454443113809742" calcext:value-type="float">
            <text:p>0.454443113809742</text:p>
          </table:table-cell>
          <table:table-cell table:style-name="ce4" table:formula="of:=[$redistribution_low.D61]" office:value-type="float" office:value="0.380993987451351" calcext:value-type="float">
            <text:p>0.380993987451351</text:p>
          </table:table-cell>
          <table:table-cell table:style-name="ce4" table:formula="of:=[$redistribution_low.E61]" office:value-type="float" office:value="0.443642191529044" calcext:value-type="float">
            <text:p>0.443642191529044</text:p>
          </table:table-cell>
          <table:table-cell/>
          <table:table-cell table:style-name="ce4" table:formula="of:=[$Redistribution_high.B61]" office:value-type="float" office:value="0.369048443787348" calcext:value-type="float">
            <text:p>0.369048443787348</text:p>
          </table:table-cell>
          <table:table-cell table:style-name="ce4" table:formula="of:=[$Redistribution_high.C61]" office:value-type="float" office:value="0.443032711768681" calcext:value-type="float">
            <text:p>0.443032711768681</text:p>
          </table:table-cell>
          <table:table-cell table:style-name="ce4" table:formula="of:=[$Redistribution_high.D61]" office:value-type="float" office:value="0.380361947054392" calcext:value-type="float">
            <text:p>0.380361947054392</text:p>
          </table:table-cell>
          <table:table-cell table:style-name="ce4" table:formula="of:=[$Redistribution_high.E61]" office:value-type="float" office:value="0.426525419947329" calcext:value-type="float">
            <text:p>0.426525419947329</text:p>
          </table:table-cell>
          <table:table-cell table:number-columns-repeated="49"/>
        </table:table-row>
        <table:table-row table:style-name="ro3">
          <table:table-cell table:style-name="ce4" table:formula="of:=[.A64]+1" office:value-type="float" office:value="109" calcext:value-type="float">
            <text:p>109</text:p>
          </table:table-cell>
          <table:table-cell table:style-name="ce4" table:formula="of:=[$Redistribution_central.B62]" office:value-type="float" office:value="0.376863577318189" calcext:value-type="float">
            <text:p>0.376863577318189</text:p>
          </table:table-cell>
          <table:table-cell table:style-name="ce4" table:formula="of:=[$Redistribution_central.C62]" office:value-type="float" office:value="0.457616280769807" calcext:value-type="float">
            <text:p>0.457616280769807</text:p>
          </table:table-cell>
          <table:table-cell table:style-name="ce4" table:formula="of:=[$Redistribution_central.D62]" office:value-type="float" office:value="0.389684766353934" calcext:value-type="float">
            <text:p>0.389684766353934</text:p>
          </table:table-cell>
          <table:table-cell table:style-name="ce4" table:formula="of:=[$Redistribution_central.E62]" office:value-type="float" office:value="0.441139146340213" calcext:value-type="float">
            <text:p>0.441139146340213</text:p>
          </table:table-cell>
          <table:table-cell/>
          <table:table-cell table:style-name="ce4" table:formula="of:=[$redistribution_low.B62]" office:value-type="float" office:value="0.373928648838243" calcext:value-type="float">
            <text:p>0.373928648838243</text:p>
          </table:table-cell>
          <table:table-cell table:style-name="ce4" table:formula="of:=[$redistribution_low.C62]" office:value-type="float" office:value="0.459410111922346" calcext:value-type="float">
            <text:p>0.459410111922346</text:p>
          </table:table-cell>
          <table:table-cell table:style-name="ce4" table:formula="of:=[$redistribution_low.D62]" office:value-type="float" office:value="0.38765219474166" calcext:value-type="float">
            <text:p>0.38765219474166</text:p>
          </table:table-cell>
          <table:table-cell table:style-name="ce4" table:formula="of:=[$redistribution_low.E62]" office:value-type="float" office:value="0.442690037640339" calcext:value-type="float">
            <text:p>0.442690037640339</text:p>
          </table:table-cell>
          <table:table-cell/>
          <table:table-cell table:style-name="ce4" table:formula="of:=[$Redistribution_high.B62]" office:value-type="float" office:value="0.37424665870474" calcext:value-type="float">
            <text:p>0.37424665870474</text:p>
          </table:table-cell>
          <table:table-cell table:style-name="ce4" table:formula="of:=[$Redistribution_high.C62]" office:value-type="float" office:value="0.451810939418322" calcext:value-type="float">
            <text:p>0.451810939418322</text:p>
          </table:table-cell>
          <table:table-cell table:style-name="ce4" table:formula="of:=[$Redistribution_high.D62]" office:value-type="float" office:value="0.38627227714082" calcext:value-type="float">
            <text:p>0.38627227714082</text:p>
          </table:table-cell>
          <table:table-cell table:style-name="ce4" table:formula="of:=[$Redistribution_high.E62]" office:value-type="float" office:value="0.434804577493789" calcext:value-type="float">
            <text:p>0.434804577493789</text:p>
          </table:table-cell>
          <table:table-cell table:number-columns-repeated="49"/>
        </table:table-row>
        <table:table-row table:style-name="ro3">
          <table:table-cell table:style-name="ce4" table:formula="of:=[.A65]+1" office:value-type="float" office:value="110" calcext:value-type="float">
            <text:p>110</text:p>
          </table:table-cell>
          <table:table-cell table:style-name="ce4" table:formula="of:=[$Redistribution_central.B63]" office:value-type="float" office:value="0.376449718912056" calcext:value-type="float">
            <text:p>0.376449718912056</text:p>
          </table:table-cell>
          <table:table-cell table:style-name="ce4" table:formula="of:=[$Redistribution_central.C63]" office:value-type="float" office:value="0.45622677174895" calcext:value-type="float">
            <text:p>0.45622677174895</text:p>
          </table:table-cell>
          <table:table-cell table:style-name="ce4" table:formula="of:=[$Redistribution_central.D63]" office:value-type="float" office:value="0.386909216298651" calcext:value-type="float">
            <text:p>0.386909216298651</text:p>
          </table:table-cell>
          <table:table-cell table:style-name="ce4" table:formula="of:=[$Redistribution_central.E63]" office:value-type="float" office:value="0.442173278377342" calcext:value-type="float">
            <text:p>0.442173278377342</text:p>
          </table:table-cell>
          <table:table-cell/>
          <table:table-cell table:style-name="ce4" table:formula="of:=[$redistribution_low.B63]" office:value-type="float" office:value="0.374889607066487" calcext:value-type="float">
            <text:p>0.374889607066487</text:p>
          </table:table-cell>
          <table:table-cell table:style-name="ce4" table:formula="of:=[$redistribution_low.C63]" office:value-type="float" office:value="0.458609636612114" calcext:value-type="float">
            <text:p>0.458609636612114</text:p>
          </table:table-cell>
          <table:table-cell table:style-name="ce4" table:formula="of:=[$redistribution_low.D63]" office:value-type="float" office:value="0.383425745656294" calcext:value-type="float">
            <text:p>0.383425745656294</text:p>
          </table:table-cell>
          <table:table-cell table:style-name="ce4" table:formula="of:=[$redistribution_low.E63]" office:value-type="float" office:value="0.446670266944184" calcext:value-type="float">
            <text:p>0.446670266944184</text:p>
          </table:table-cell>
          <table:table-cell/>
          <table:table-cell table:style-name="ce4" table:formula="of:=[$Redistribution_high.B63]" office:value-type="float" office:value="0.37541664162622" calcext:value-type="float">
            <text:p>0.37541664162622</text:p>
          </table:table-cell>
          <table:table-cell table:style-name="ce4" table:formula="of:=[$Redistribution_high.C63]" office:value-type="float" office:value="0.454644128974803" calcext:value-type="float">
            <text:p>0.454644128974803</text:p>
          </table:table-cell>
          <table:table-cell table:style-name="ce4" table:formula="of:=[$Redistribution_high.D63]" office:value-type="float" office:value="0.38508193980358" calcext:value-type="float">
            <text:p>0.38508193980358</text:p>
          </table:table-cell>
          <table:table-cell table:style-name="ce4" table:formula="of:=[$Redistribution_high.E63]" office:value-type="float" office:value="0.440466712095115" calcext:value-type="float">
            <text:p>0.440466712095115</text:p>
          </table:table-cell>
          <table:table-cell table:number-columns-repeated="49"/>
        </table:table-row>
        <table:table-row table:style-name="ro3">
          <table:table-cell table:style-name="ce4" table:formula="of:=[.A66]+1" office:value-type="float" office:value="111" calcext:value-type="float">
            <text:p>111</text:p>
          </table:table-cell>
          <table:table-cell table:style-name="ce4" table:formula="of:=[$Redistribution_central.B64]" office:value-type="float" office:value="0.37289308247297" calcext:value-type="float">
            <text:p>0.37289308247297</text:p>
          </table:table-cell>
          <table:table-cell table:style-name="ce4" table:formula="of:=[$Redistribution_central.C64]" office:value-type="float" office:value="0.45153021915758" calcext:value-type="float">
            <text:p>0.45153021915758</text:p>
          </table:table-cell>
          <table:table-cell table:style-name="ce4" table:formula="of:=[$Redistribution_central.D64]" office:value-type="float" office:value="0.382365230623149" calcext:value-type="float">
            <text:p>0.382365230623149</text:p>
          </table:table-cell>
          <table:table-cell table:style-name="ce4" table:formula="of:=[$Redistribution_central.E64]" office:value-type="float" office:value="0.439713599545356" calcext:value-type="float">
            <text:p>0.439713599545356</text:p>
          </table:table-cell>
          <table:table-cell/>
          <table:table-cell table:style-name="ce4" table:formula="of:=[$redistribution_low.B64]" office:value-type="float" office:value="0.376312786614304" calcext:value-type="float">
            <text:p>0.376312786614304</text:p>
          </table:table-cell>
          <table:table-cell table:style-name="ce4" table:formula="of:=[$redistribution_low.C64]" office:value-type="float" office:value="0.462279288814789" calcext:value-type="float">
            <text:p>0.462279288814789</text:p>
          </table:table-cell>
          <table:table-cell table:style-name="ce4" table:formula="of:=[$redistribution_low.D64]" office:value-type="float" office:value="0.385949213241386" calcext:value-type="float">
            <text:p>0.385949213241386</text:p>
          </table:table-cell>
          <table:table-cell table:style-name="ce4" table:formula="of:=[$redistribution_low.E64]" office:value-type="float" office:value="0.45045213752847" calcext:value-type="float">
            <text:p>0.45045213752847</text:p>
          </table:table-cell>
          <table:table-cell/>
          <table:table-cell table:style-name="ce4" table:formula="of:=[$Redistribution_high.B64]" office:value-type="float" office:value="0.375404388115562" calcext:value-type="float">
            <text:p>0.375404388115562</text:p>
          </table:table-cell>
          <table:table-cell table:style-name="ce4" table:formula="of:=[$Redistribution_high.C64]" office:value-type="float" office:value="0.453106730040636" calcext:value-type="float">
            <text:p>0.453106730040636</text:p>
          </table:table-cell>
          <table:table-cell table:style-name="ce4" table:formula="of:=[$Redistribution_high.D64]" office:value-type="float" office:value="0.383547121995313" calcext:value-type="float">
            <text:p>0.383547121995313</text:p>
          </table:table-cell>
          <table:table-cell table:style-name="ce4" table:formula="of:=[$Redistribution_high.E64]" office:value-type="float" office:value="0.44037788402318" calcext:value-type="float">
            <text:p>0.44037788402318</text:p>
          </table:table-cell>
          <table:table-cell table:number-columns-repeated="49"/>
        </table:table-row>
        <table:table-row table:style-name="ro3">
          <table:table-cell table:style-name="ce4" table:formula="of:=[.A67]+1" office:value-type="float" office:value="112" calcext:value-type="float">
            <text:p>112</text:p>
          </table:table-cell>
          <table:table-cell table:style-name="ce4" table:formula="of:=[$Redistribution_central.B65]" office:value-type="float" office:value="0.378716911707423" calcext:value-type="float">
            <text:p>0.378716911707423</text:p>
          </table:table-cell>
          <table:table-cell table:style-name="ce4" table:formula="of:=[$Redistribution_central.C65]" office:value-type="float" office:value="0.45820025411859" calcext:value-type="float">
            <text:p>0.45820025411859</text:p>
          </table:table-cell>
          <table:table-cell table:style-name="ce4" table:formula="of:=[$Redistribution_central.D65]" office:value-type="float" office:value="0.388406354899221" calcext:value-type="float">
            <text:p>0.388406354899221</text:p>
          </table:table-cell>
          <table:table-cell table:style-name="ce4" table:formula="of:=[$Redistribution_central.E65]" office:value-type="float" office:value="0.444414372456322" calcext:value-type="float">
            <text:p>0.444414372456322</text:p>
          </table:table-cell>
          <table:table-cell/>
          <table:table-cell table:style-name="ce4" table:formula="of:=[$redistribution_low.B65]" office:value-type="float" office:value="0.377469891270146" calcext:value-type="float">
            <text:p>0.377469891270146</text:p>
          </table:table-cell>
          <table:table-cell table:style-name="ce4" table:formula="of:=[$redistribution_low.C65]" office:value-type="float" office:value="0.465058930105621" calcext:value-type="float">
            <text:p>0.465058930105621</text:p>
          </table:table-cell>
          <table:table-cell table:style-name="ce4" table:formula="of:=[$redistribution_low.D65]" office:value-type="float" office:value="0.386132542308297" calcext:value-type="float">
            <text:p>0.386132542308297</text:p>
          </table:table-cell>
          <table:table-cell table:style-name="ce4" table:formula="of:=[$redistribution_low.E65]" office:value-type="float" office:value="0.454463033119788" calcext:value-type="float">
            <text:p>0.454463033119788</text:p>
          </table:table-cell>
          <table:table-cell/>
          <table:table-cell table:style-name="ce4" table:formula="of:=[$Redistribution_high.B65]" office:value-type="float" office:value="0.373668613134693" calcext:value-type="float">
            <text:p>0.373668613134693</text:p>
          </table:table-cell>
          <table:table-cell table:style-name="ce4" table:formula="of:=[$Redistribution_high.C65]" office:value-type="float" office:value="0.449394828822246" calcext:value-type="float">
            <text:p>0.449394828822246</text:p>
          </table:table-cell>
          <table:table-cell table:style-name="ce4" table:formula="of:=[$Redistribution_high.D65]" office:value-type="float" office:value="0.382451578477912" calcext:value-type="float">
            <text:p>0.382451578477912</text:p>
          </table:table-cell>
          <table:table-cell table:style-name="ce4" table:formula="of:=[$Redistribution_high.E65]" office:value-type="float" office:value="0.435800346543062" calcext:value-type="float">
            <text:p>0.435800346543062</text:p>
          </table:table-cell>
          <table:table-cell table:number-columns-repeated="49"/>
        </table:table-row>
        <table:table-row table:style-name="ro3">
          <table:table-cell table:style-name="ce4" table:formula="of:=[.A68]+1" office:value-type="float" office:value="113" calcext:value-type="float">
            <text:p>113</text:p>
          </table:table-cell>
          <table:table-cell table:style-name="ce4" table:formula="of:=[$Redistribution_central.B66]" office:value-type="float" office:value="0.371555775723621" calcext:value-type="float">
            <text:p>0.371555775723621</text:p>
          </table:table-cell>
          <table:table-cell table:style-name="ce4" table:formula="of:=[$Redistribution_central.C66]" office:value-type="float" office:value="0.455735991219526" calcext:value-type="float">
            <text:p>0.455735991219526</text:p>
          </table:table-cell>
          <table:table-cell table:style-name="ce4" table:formula="of:=[$Redistribution_central.D66]" office:value-type="float" office:value="0.3843346839288" calcext:value-type="float">
            <text:p>0.3843346839288</text:p>
          </table:table-cell>
          <table:table-cell table:style-name="ce4" table:formula="of:=[$Redistribution_central.E66]" office:value-type="float" office:value="0.436941753772824" calcext:value-type="float">
            <text:p>0.436941753772824</text:p>
          </table:table-cell>
          <table:table-cell/>
          <table:table-cell table:style-name="ce4" table:formula="of:=[$redistribution_low.B66]" office:value-type="float" office:value="0.372855627109625" calcext:value-type="float">
            <text:p>0.372855627109625</text:p>
          </table:table-cell>
          <table:table-cell table:style-name="ce4" table:formula="of:=[$redistribution_low.C66]" office:value-type="float" office:value="0.457153227648535" calcext:value-type="float">
            <text:p>0.457153227648535</text:p>
          </table:table-cell>
          <table:table-cell table:style-name="ce4" table:formula="of:=[$redistribution_low.D66]" office:value-type="float" office:value="0.38536896046742" calcext:value-type="float">
            <text:p>0.38536896046742</text:p>
          </table:table-cell>
          <table:table-cell table:style-name="ce4" table:formula="of:=[$redistribution_low.E66]" office:value-type="float" office:value="0.441201616781762" calcext:value-type="float">
            <text:p>0.441201616781762</text:p>
          </table:table-cell>
          <table:table-cell/>
          <table:table-cell table:style-name="ce4" table:formula="of:=[$Redistribution_high.B66]" office:value-type="float" office:value="0.373445283397483" calcext:value-type="float">
            <text:p>0.373445283397483</text:p>
          </table:table-cell>
          <table:table-cell table:style-name="ce4" table:formula="of:=[$Redistribution_high.C66]" office:value-type="float" office:value="0.455376472125469" calcext:value-type="float">
            <text:p>0.455376472125469</text:p>
          </table:table-cell>
          <table:table-cell table:style-name="ce4" table:formula="of:=[$Redistribution_high.D66]" office:value-type="float" office:value="0.38437559700994" calcext:value-type="float">
            <text:p>0.38437559700994</text:p>
          </table:table-cell>
          <table:table-cell table:style-name="ce4" table:formula="of:=[$Redistribution_high.E66]" office:value-type="float" office:value="0.438188933432385" calcext:value-type="float">
            <text:p>0.438188933432385</text:p>
          </table:table-cell>
          <table:table-cell table:number-columns-repeated="49"/>
        </table:table-row>
        <table:table-row table:style-name="ro3">
          <table:table-cell table:style-name="ce4" table:formula="of:=[.A69]+1" office:value-type="float" office:value="114" calcext:value-type="float">
            <text:p>114</text:p>
          </table:table-cell>
          <table:table-cell table:style-name="ce4" table:formula="of:=[$Redistribution_central.B67]" office:value-type="float" office:value="0.370263431122384" calcext:value-type="float">
            <text:p>0.370263431122384</text:p>
          </table:table-cell>
          <table:table-cell table:style-name="ce4" table:formula="of:=[$Redistribution_central.C67]" office:value-type="float" office:value="0.450788044507534" calcext:value-type="float">
            <text:p>0.450788044507534</text:p>
          </table:table-cell>
          <table:table-cell table:style-name="ce4" table:formula="of:=[$Redistribution_central.D67]" office:value-type="float" office:value="0.380622743157284" calcext:value-type="float">
            <text:p>0.380622743157284</text:p>
          </table:table-cell>
          <table:table-cell table:style-name="ce4" table:formula="of:=[$Redistribution_central.E67]" office:value-type="float" office:value="0.435670312377281" calcext:value-type="float">
            <text:p>0.435670312377281</text:p>
          </table:table-cell>
          <table:table-cell/>
          <table:table-cell table:style-name="ce4" table:formula="of:=[$redistribution_low.B67]" office:value-type="float" office:value="0.371257026024112" calcext:value-type="float">
            <text:p>0.371257026024112</text:p>
          </table:table-cell>
          <table:table-cell table:style-name="ce4" table:formula="of:=[$redistribution_low.C67]" office:value-type="float" office:value="0.448401825435236" calcext:value-type="float">
            <text:p>0.448401825435236</text:p>
          </table:table-cell>
          <table:table-cell table:style-name="ce4" table:formula="of:=[$redistribution_low.D67]" office:value-type="float" office:value="0.378832816687814" calcext:value-type="float">
            <text:p>0.378832816687814</text:p>
          </table:table-cell>
          <table:table-cell table:style-name="ce4" table:formula="of:=[$redistribution_low.E67]" office:value-type="float" office:value="0.438379003220882" calcext:value-type="float">
            <text:p>0.438379003220882</text:p>
          </table:table-cell>
          <table:table-cell/>
          <table:table-cell table:style-name="ce4" table:formula="of:=[$Redistribution_high.B67]" office:value-type="float" office:value="0.374685983397947" calcext:value-type="float">
            <text:p>0.374685983397947</text:p>
          </table:table-cell>
          <table:table-cell table:style-name="ce4" table:formula="of:=[$Redistribution_high.C67]" office:value-type="float" office:value="0.453444879127564" calcext:value-type="float">
            <text:p>0.453444879127564</text:p>
          </table:table-cell>
          <table:table-cell table:style-name="ce4" table:formula="of:=[$Redistribution_high.D67]" office:value-type="float" office:value="0.382896600726278" calcext:value-type="float">
            <text:p>0.382896600726278</text:p>
          </table:table-cell>
          <table:table-cell table:style-name="ce4" table:formula="of:=[$Redistribution_high.E67]" office:value-type="float" office:value="0.441016561045273" calcext:value-type="float">
            <text:p>0.441016561045273</text:p>
          </table:table-cell>
          <table:table-cell table:number-columns-repeated="49"/>
        </table:table-row>
        <table:table-row table:style-name="ro3">
          <table:table-cell table:style-name="ce4" table:formula="of:=[.A70]+1" office:value-type="float" office:value="115" calcext:value-type="float">
            <text:p>115</text:p>
          </table:table-cell>
          <table:table-cell table:style-name="ce4" table:formula="of:=[$Redistribution_central.B68]" office:value-type="float" office:value="0.373150877094632" calcext:value-type="float">
            <text:p>0.373150877094632</text:p>
          </table:table-cell>
          <table:table-cell table:style-name="ce4" table:formula="of:=[$Redistribution_central.C68]" office:value-type="float" office:value="0.451192722391759" calcext:value-type="float">
            <text:p>0.451192722391759</text:p>
          </table:table-cell>
          <table:table-cell table:style-name="ce4" table:formula="of:=[$Redistribution_central.D68]" office:value-type="float" office:value="0.381403307547844" calcext:value-type="float">
            <text:p>0.381403307547844</text:p>
          </table:table-cell>
          <table:table-cell table:style-name="ce4" table:formula="of:=[$Redistribution_central.E68]" office:value-type="float" office:value="0.439082151572696" calcext:value-type="float">
            <text:p>0.439082151572696</text:p>
          </table:table-cell>
          <table:table-cell/>
          <table:table-cell table:style-name="ce4" table:formula="of:=[$redistribution_low.B68]" office:value-type="float" office:value="0.378023482005252" calcext:value-type="float">
            <text:p>0.378023482005252</text:p>
          </table:table-cell>
          <table:table-cell table:style-name="ce4" table:formula="of:=[$redistribution_low.C68]" office:value-type="float" office:value="0.456261892744796" calcext:value-type="float">
            <text:p>0.456261892744796</text:p>
          </table:table-cell>
          <table:table-cell table:style-name="ce4" table:formula="of:=[$redistribution_low.D68]" office:value-type="float" office:value="0.386457978669946" calcext:value-type="float">
            <text:p>0.386457978669946</text:p>
          </table:table-cell>
          <table:table-cell table:style-name="ce4" table:formula="of:=[$redistribution_low.E68]" office:value-type="float" office:value="0.447479747466195" calcext:value-type="float">
            <text:p>0.447479747466195</text:p>
          </table:table-cell>
          <table:table-cell/>
          <table:table-cell table:style-name="ce4" table:formula="of:=[$Redistribution_high.B68]" office:value-type="float" office:value="0.378180897839606" calcext:value-type="float">
            <text:p>0.378180897839606</text:p>
          </table:table-cell>
          <table:table-cell table:style-name="ce4" table:formula="of:=[$Redistribution_high.C68]" office:value-type="float" office:value="0.451659385645981" calcext:value-type="float">
            <text:p>0.451659385645981</text:p>
          </table:table-cell>
          <table:table-cell table:style-name="ce4" table:formula="of:=[$Redistribution_high.D68]" office:value-type="float" office:value="0.384383115034997" calcext:value-type="float">
            <text:p>0.384383115034997</text:p>
          </table:table-cell>
          <table:table-cell table:style-name="ce4" table:formula="of:=[$Redistribution_high.E68]" office:value-type="float" office:value="0.442216044873674" calcext:value-type="float">
            <text:p>0.442216044873674</text:p>
          </table:table-cell>
          <table:table-cell table:number-columns-repeated="49"/>
        </table:table-row>
        <table:table-row table:style-name="ro3">
          <table:table-cell table:style-name="ce4" table:formula="of:=[.A71]+1" office:value-type="float" office:value="116" calcext:value-type="float">
            <text:p>116</text:p>
          </table:table-cell>
          <table:table-cell table:style-name="ce4" table:formula="of:=[$Redistribution_central.B69]" office:value-type="float" office:value="0.373616401998212" calcext:value-type="float">
            <text:p>0.373616401998212</text:p>
          </table:table-cell>
          <table:table-cell table:style-name="ce4" table:formula="of:=[$Redistribution_central.C69]" office:value-type="float" office:value="0.455175198011009" calcext:value-type="float">
            <text:p>0.455175198011009</text:p>
          </table:table-cell>
          <table:table-cell table:style-name="ce4" table:formula="of:=[$Redistribution_central.D69]" office:value-type="float" office:value="0.382066083737455" calcext:value-type="float">
            <text:p>0.382066083737455</text:p>
          </table:table-cell>
          <table:table-cell table:style-name="ce4" table:formula="of:=[$Redistribution_central.E69]" office:value-type="float" office:value="0.442884368284283" calcext:value-type="float">
            <text:p>0.442884368284283</text:p>
          </table:table-cell>
          <table:table-cell/>
          <table:table-cell table:style-name="ce4" table:formula="of:=[$redistribution_low.B69]" office:value-type="float" office:value="0.369622108552119" calcext:value-type="float">
            <text:p>0.369622108552119</text:p>
          </table:table-cell>
          <table:table-cell table:style-name="ce4" table:formula="of:=[$redistribution_low.C69]" office:value-type="float" office:value="0.447295624771551" calcext:value-type="float">
            <text:p>0.447295624771551</text:p>
          </table:table-cell>
          <table:table-cell table:style-name="ce4" table:formula="of:=[$redistribution_low.D69]" office:value-type="float" office:value="0.376160440544887" calcext:value-type="float">
            <text:p>0.376160440544887</text:p>
          </table:table-cell>
          <table:table-cell table:style-name="ce4" table:formula="of:=[$redistribution_low.E69]" office:value-type="float" office:value="0.439467132236644" calcext:value-type="float">
            <text:p>0.439467132236644</text:p>
          </table:table-cell>
          <table:table-cell/>
          <table:table-cell table:style-name="ce4" table:formula="of:=[$Redistribution_high.B69]" office:value-type="float" office:value="0.370443508226021" calcext:value-type="float">
            <text:p>0.370443508226021</text:p>
          </table:table-cell>
          <table:table-cell table:style-name="ce4" table:formula="of:=[$Redistribution_high.C69]" office:value-type="float" office:value="0.447371244981506" calcext:value-type="float">
            <text:p>0.447371244981506</text:p>
          </table:table-cell>
          <table:table-cell table:style-name="ce4" table:formula="of:=[$Redistribution_high.D69]" office:value-type="float" office:value="0.377052852030871" calcext:value-type="float">
            <text:p>0.377052852030871</text:p>
          </table:table-cell>
          <table:table-cell table:style-name="ce4" table:formula="of:=[$Redistribution_high.E69]" office:value-type="float" office:value="0.437615381774345" calcext:value-type="float">
            <text:p>0.437615381774345</text:p>
          </table:table-cell>
          <table:table-cell table:number-columns-repeated="49"/>
        </table:table-row>
        <table:table-row table:style-name="ro3">
          <table:table-cell table:style-name="ce4" table:formula="of:=[.A72]+1" office:value-type="float" office:value="117" calcext:value-type="float">
            <text:p>117</text:p>
          </table:table-cell>
          <table:table-cell table:style-name="ce4" table:formula="of:=[$Redistribution_central.B70]" office:value-type="float" office:value="0.372000422945564" calcext:value-type="float">
            <text:p>0.372000422945564</text:p>
          </table:table-cell>
          <table:table-cell table:style-name="ce4" table:formula="of:=[$Redistribution_central.C70]" office:value-type="float" office:value="0.45310166534312" calcext:value-type="float">
            <text:p>0.45310166534312</text:p>
          </table:table-cell>
          <table:table-cell table:style-name="ce4" table:formula="of:=[$Redistribution_central.D70]" office:value-type="float" office:value="0.380310225980573" calcext:value-type="float">
            <text:p>0.380310225980573</text:p>
          </table:table-cell>
          <table:table-cell table:style-name="ce4" table:formula="of:=[$Redistribution_central.E70]" office:value-type="float" office:value="0.441236603354956" calcext:value-type="float">
            <text:p>0.441236603354956</text:p>
          </table:table-cell>
          <table:table-cell/>
          <table:table-cell table:style-name="ce4" table:formula="of:=[$redistribution_low.B70]" office:value-type="float" office:value="0.372128819605831" calcext:value-type="float">
            <text:p>0.372128819605831</text:p>
          </table:table-cell>
          <table:table-cell table:style-name="ce4" table:formula="of:=[$redistribution_low.C70]" office:value-type="float" office:value="0.45057551442229" calcext:value-type="float">
            <text:p>0.45057551442229</text:p>
          </table:table-cell>
          <table:table-cell table:style-name="ce4" table:formula="of:=[$redistribution_low.D70]" office:value-type="float" office:value="0.379608385872756" calcext:value-type="float">
            <text:p>0.379608385872756</text:p>
          </table:table-cell>
          <table:table-cell table:style-name="ce4" table:formula="of:=[$redistribution_low.E70]" office:value-type="float" office:value="0.442964600604777" calcext:value-type="float">
            <text:p>0.442964600604777</text:p>
          </table:table-cell>
          <table:table-cell/>
          <table:table-cell table:style-name="ce4" table:formula="of:=[$Redistribution_high.B70]" office:value-type="float" office:value="0.376289104038178" calcext:value-type="float">
            <text:p>0.376289104038178</text:p>
          </table:table-cell>
          <table:table-cell table:style-name="ce4" table:formula="of:=[$Redistribution_high.C70]" office:value-type="float" office:value="0.451088659456854" calcext:value-type="float">
            <text:p>0.451088659456854</text:p>
          </table:table-cell>
          <table:table-cell table:style-name="ce4" table:formula="of:=[$Redistribution_high.D70]" office:value-type="float" office:value="0.383734971207814" calcext:value-type="float">
            <text:p>0.383734971207814</text:p>
          </table:table-cell>
          <table:table-cell table:style-name="ce4" table:formula="of:=[$Redistribution_high.E70]" office:value-type="float" office:value="0.439013828627701" calcext:value-type="float">
            <text:p>0.439013828627701</text:p>
          </table:table-cell>
          <table:table-cell table:number-columns-repeated="49"/>
        </table:table-row>
        <table:table-row table:style-name="ro3">
          <table:table-cell table:style-name="ce4" table:formula="of:=[.A73]+1" office:value-type="float" office:value="118" calcext:value-type="float">
            <text:p>118</text:p>
          </table:table-cell>
          <table:table-cell table:style-name="ce4" table:formula="of:=[$Redistribution_central.B71]" office:value-type="float" office:value="0.379084550153869" calcext:value-type="float">
            <text:p>0.379084550153869</text:p>
          </table:table-cell>
          <table:table-cell table:style-name="ce4" table:formula="of:=[$Redistribution_central.C71]" office:value-type="float" office:value="0.457399375103386" calcext:value-type="float">
            <text:p>0.457399375103386</text:p>
          </table:table-cell>
          <table:table-cell table:style-name="ce4" table:formula="of:=[$Redistribution_central.D71]" office:value-type="float" office:value="0.386028333985595" calcext:value-type="float">
            <text:p>0.386028333985595</text:p>
          </table:table-cell>
          <table:table-cell table:style-name="ce4" table:formula="of:=[$Redistribution_central.E71]" office:value-type="float" office:value="0.447582639294362" calcext:value-type="float">
            <text:p>0.447582639294362</text:p>
          </table:table-cell>
          <table:table-cell/>
          <table:table-cell table:style-name="ce4" table:formula="of:=[$redistribution_low.B71]" office:value-type="float" office:value="0.380992166064408" calcext:value-type="float">
            <text:p>0.380992166064408</text:p>
          </table:table-cell>
          <table:table-cell table:style-name="ce4" table:formula="of:=[$redistribution_low.C71]" office:value-type="float" office:value="0.458043232696987" calcext:value-type="float">
            <text:p>0.458043232696987</text:p>
          </table:table-cell>
          <table:table-cell table:style-name="ce4" table:formula="of:=[$redistribution_low.D71]" office:value-type="float" office:value="0.38508241559937" calcext:value-type="float">
            <text:p>0.38508241559937</text:p>
          </table:table-cell>
          <table:table-cell table:style-name="ce4" table:formula="of:=[$redistribution_low.E71]" office:value-type="float" office:value="0.454519480476679" calcext:value-type="float">
            <text:p>0.454519480476679</text:p>
          </table:table-cell>
          <table:table-cell/>
          <table:table-cell table:style-name="ce4" table:formula="of:=[$Redistribution_high.B71]" office:value-type="float" office:value="0.374924991995663" calcext:value-type="float">
            <text:p>0.374924991995663</text:p>
          </table:table-cell>
          <table:table-cell table:style-name="ce4" table:formula="of:=[$Redistribution_high.C71]" office:value-type="float" office:value="0.448298345775354" calcext:value-type="float">
            <text:p>0.448298345775354</text:p>
          </table:table-cell>
          <table:table-cell table:style-name="ce4" table:formula="of:=[$Redistribution_high.D71]" office:value-type="float" office:value="0.38025991474029" calcext:value-type="float">
            <text:p>0.38025991474029</text:p>
          </table:table-cell>
          <table:table-cell table:style-name="ce4" table:formula="of:=[$Redistribution_high.E71]" office:value-type="float" office:value="0.438861051708082" calcext:value-type="float">
            <text:p>0.438861051708082</text:p>
          </table:table-cell>
          <table:table-cell table:number-columns-repeated="49"/>
        </table:table-row>
        <table:table-row table:style-name="ro3">
          <table:table-cell table:style-name="ce4" table:formula="of:=[.A74]+1" office:value-type="float" office:value="119" calcext:value-type="float">
            <text:p>119</text:p>
          </table:table-cell>
          <table:table-cell table:style-name="ce4" table:formula="of:=[$Redistribution_central.B72]" office:value-type="float" office:value="0.385140980266646" calcext:value-type="float">
            <text:p>0.385140980266646</text:p>
          </table:table-cell>
          <table:table-cell table:style-name="ce4" table:formula="of:=[$Redistribution_central.C72]" office:value-type="float" office:value="0.466582992217922" calcext:value-type="float">
            <text:p>0.466582992217922</text:p>
          </table:table-cell>
          <table:table-cell table:style-name="ce4" table:formula="of:=[$Redistribution_central.D72]" office:value-type="float" office:value="0.390009770948318" calcext:value-type="float">
            <text:p>0.390009770948318</text:p>
          </table:table-cell>
          <table:table-cell table:style-name="ce4" table:formula="of:=[$Redistribution_central.E72]" office:value-type="float" office:value="0.459385461122364" calcext:value-type="float">
            <text:p>0.459385461122364</text:p>
          </table:table-cell>
          <table:table-cell/>
          <table:table-cell table:style-name="ce4" table:formula="of:=[$redistribution_low.B72]" office:value-type="float" office:value="0.383609357379319" calcext:value-type="float">
            <text:p>0.383609357379319</text:p>
          </table:table-cell>
          <table:table-cell table:style-name="ce4" table:formula="of:=[$redistribution_low.C72]" office:value-type="float" office:value="0.461404063161677" calcext:value-type="float">
            <text:p>0.461404063161677</text:p>
          </table:table-cell>
          <table:table-cell table:style-name="ce4" table:formula="of:=[$redistribution_low.D72]" office:value-type="float" office:value="0.388472279766761" calcext:value-type="float">
            <text:p>0.388472279766761</text:p>
          </table:table-cell>
          <table:table-cell table:style-name="ce4" table:formula="of:=[$redistribution_low.E72]" office:value-type="float" office:value="0.45598564706631" calcext:value-type="float">
            <text:p>0.45598564706631</text:p>
          </table:table-cell>
          <table:table-cell/>
          <table:table-cell table:style-name="ce4" table:formula="of:=[$Redistribution_high.B72]" office:value-type="float" office:value="0.37587359020176" calcext:value-type="float">
            <text:p>0.37587359020176</text:p>
          </table:table-cell>
          <table:table-cell table:style-name="ce4" table:formula="of:=[$Redistribution_high.C72]" office:value-type="float" office:value="0.448171514873137" calcext:value-type="float">
            <text:p>0.448171514873137</text:p>
          </table:table-cell>
          <table:table-cell table:style-name="ce4" table:formula="of:=[$Redistribution_high.D72]" office:value-type="float" office:value="0.38011201900259" calcext:value-type="float">
            <text:p>0.38011201900259</text:p>
          </table:table-cell>
          <table:table-cell table:style-name="ce4" table:formula="of:=[$Redistribution_high.E72]" office:value-type="float" office:value="0.440585624140362" calcext:value-type="float">
            <text:p>0.440585624140362</text:p>
          </table:table-cell>
          <table:table-cell table:number-columns-repeated="49"/>
        </table:table-row>
        <table:table-row table:style-name="ro3">
          <table:table-cell table:style-name="ce4" table:formula="of:=[.A75]+1" office:value-type="float" office:value="120" calcext:value-type="float">
            <text:p>120</text:p>
          </table:table-cell>
          <table:table-cell table:style-name="ce4" table:formula="of:=[$Redistribution_central.B73]" office:value-type="float" office:value="0.383380972725237" calcext:value-type="float">
            <text:p>0.383380972725237</text:p>
          </table:table-cell>
          <table:table-cell table:style-name="ce4" table:formula="of:=[$Redistribution_central.C73]" office:value-type="float" office:value="0.46076378819367" calcext:value-type="float">
            <text:p>0.46076378819367</text:p>
          </table:table-cell>
          <table:table-cell table:style-name="ce4" table:formula="of:=[$Redistribution_central.D73]" office:value-type="float" office:value="0.388473527761815" calcext:value-type="float">
            <text:p>0.388473527761815</text:p>
          </table:table-cell>
          <table:table-cell table:style-name="ce4" table:formula="of:=[$Redistribution_central.E73]" office:value-type="float" office:value="0.453557248585117" calcext:value-type="float">
            <text:p>0.453557248585117</text:p>
          </table:table-cell>
          <table:table-cell/>
          <table:table-cell table:style-name="ce4" table:formula="of:=[$redistribution_low.B73]" office:value-type="float" office:value="0.382363520355394" calcext:value-type="float">
            <text:p>0.382363520355394</text:p>
          </table:table-cell>
          <table:table-cell table:style-name="ce4" table:formula="of:=[$redistribution_low.C73]" office:value-type="float" office:value="0.463602621972058" calcext:value-type="float">
            <text:p>0.463602621972058</text:p>
          </table:table-cell>
          <table:table-cell table:style-name="ce4" table:formula="of:=[$redistribution_low.D73]" office:value-type="float" office:value="0.386264926067627" calcext:value-type="float">
            <text:p>0.386264926067627</text:p>
          </table:table-cell>
          <table:table-cell table:style-name="ce4" table:formula="of:=[$redistribution_low.E73]" office:value-type="float" office:value="0.45855009472621" calcext:value-type="float">
            <text:p>0.45855009472621</text:p>
          </table:table-cell>
          <table:table-cell/>
          <table:table-cell table:style-name="ce4" table:formula="of:=[$Redistribution_high.B73]" office:value-type="float" office:value="0.376148921817234" calcext:value-type="float">
            <text:p>0.376148921817234</text:p>
          </table:table-cell>
          <table:table-cell table:style-name="ce4" table:formula="of:=[$Redistribution_high.C73]" office:value-type="float" office:value="0.445661464913211" calcext:value-type="float">
            <text:p>0.445661464913211</text:p>
          </table:table-cell>
          <table:table-cell table:style-name="ce4" table:formula="of:=[$Redistribution_high.D73]" office:value-type="float" office:value="0.380481752143239" calcext:value-type="float">
            <text:p>0.380481752143239</text:p>
          </table:table-cell>
          <table:table-cell table:style-name="ce4" table:formula="of:=[$Redistribution_high.E73]" office:value-type="float" office:value="0.437770097516411" calcext:value-type="float">
            <text:p>0.437770097516411</text:p>
          </table:table-cell>
          <table:table-cell table:number-columns-repeated="49"/>
        </table:table-row>
        <table:table-row table:style-name="ro3">
          <table:table-cell table:style-name="ce4" table:formula="of:=[.A76]+1" office:value-type="float" office:value="121" calcext:value-type="float">
            <text:p>121</text:p>
          </table:table-cell>
          <table:table-cell table:style-name="ce4" table:formula="of:=[$Redistribution_central.B74]" office:value-type="float" office:value="0.378903371861934" calcext:value-type="float">
            <text:p>0.378903371861934</text:p>
          </table:table-cell>
          <table:table-cell table:style-name="ce4" table:formula="of:=[$Redistribution_central.C74]" office:value-type="float" office:value="0.451768477806399" calcext:value-type="float">
            <text:p>0.451768477806399</text:p>
          </table:table-cell>
          <table:table-cell table:style-name="ce4" table:formula="of:=[$Redistribution_central.D74]" office:value-type="float" office:value="0.383978819530987" calcext:value-type="float">
            <text:p>0.383978819530987</text:p>
          </table:table-cell>
          <table:table-cell table:style-name="ce4" table:formula="of:=[$Redistribution_central.E74]" office:value-type="float" office:value="0.445131823267011" calcext:value-type="float">
            <text:p>0.445131823267011</text:p>
          </table:table-cell>
          <table:table-cell/>
          <table:table-cell table:style-name="ce4" table:formula="of:=[$redistribution_low.B74]" office:value-type="float" office:value="0.376175361436134" calcext:value-type="float">
            <text:p>0.376175361436134</text:p>
          </table:table-cell>
          <table:table-cell table:style-name="ce4" table:formula="of:=[$redistribution_low.C74]" office:value-type="float" office:value="0.451340634366589" calcext:value-type="float">
            <text:p>0.451340634366589</text:p>
          </table:table-cell>
          <table:table-cell table:style-name="ce4" table:formula="of:=[$redistribution_low.D74]" office:value-type="float" office:value="0.381010777161383" calcext:value-type="float">
            <text:p>0.381010777161383</text:p>
          </table:table-cell>
          <table:table-cell table:style-name="ce4" table:formula="of:=[$redistribution_low.E74]" office:value-type="float" office:value="0.444895705224291" calcext:value-type="float">
            <text:p>0.444895705224291</text:p>
          </table:table-cell>
          <table:table-cell/>
          <table:table-cell table:style-name="ce4" table:formula="of:=[$Redistribution_high.B74]" office:value-type="float" office:value="0.36732442078733" calcext:value-type="float">
            <text:p>0.36732442078733</text:p>
          </table:table-cell>
          <table:table-cell table:style-name="ce4" table:formula="of:=[$Redistribution_high.C74]" office:value-type="float" office:value="0.437944775109977" calcext:value-type="float">
            <text:p>0.437944775109977</text:p>
          </table:table-cell>
          <table:table-cell table:style-name="ce4" table:formula="of:=[$Redistribution_high.D74]" office:value-type="float" office:value="0.371505034358343" calcext:value-type="float">
            <text:p>0.371505034358343</text:p>
          </table:table-cell>
          <table:table-cell table:style-name="ce4" table:formula="of:=[$Redistribution_high.E74]" office:value-type="float" office:value="0.430243672391901" calcext:value-type="float">
            <text:p>0.430243672391901</text:p>
          </table:table-cell>
          <table:table-cell table:number-columns-repeated="49"/>
        </table:table-row>
        <table:table-row table:style-name="ro3">
          <table:table-cell table:style-name="ce4" table:formula="of:=[.A77]+1" office:value-type="float" office:value="122" calcext:value-type="float">
            <text:p>122</text:p>
          </table:table-cell>
          <table:table-cell table:style-name="ce4" table:formula="of:=[$Redistribution_central.B75]" office:value-type="float" office:value="0.377703697177451" calcext:value-type="float">
            <text:p>0.377703697177451</text:p>
          </table:table-cell>
          <table:table-cell table:style-name="ce4" table:formula="of:=[$Redistribution_central.C75]" office:value-type="float" office:value="0.451767985714336" calcext:value-type="float">
            <text:p>0.451767985714336</text:p>
          </table:table-cell>
          <table:table-cell table:style-name="ce4" table:formula="of:=[$Redistribution_central.D75]" office:value-type="float" office:value="0.382011871527126" calcext:value-type="float">
            <text:p>0.382011871527126</text:p>
          </table:table-cell>
          <table:table-cell table:style-name="ce4" table:formula="of:=[$Redistribution_central.E75]" office:value-type="float" office:value="0.445476368944943" calcext:value-type="float">
            <text:p>0.445476368944943</text:p>
          </table:table-cell>
          <table:table-cell/>
          <table:table-cell table:style-name="ce4" table:formula="of:=[$redistribution_low.B75]" office:value-type="float" office:value="0.376743155519335" calcext:value-type="float">
            <text:p>0.376743155519335</text:p>
          </table:table-cell>
          <table:table-cell table:style-name="ce4" table:formula="of:=[$redistribution_low.C75]" office:value-type="float" office:value="0.454517481939398" calcext:value-type="float">
            <text:p>0.454517481939398</text:p>
          </table:table-cell>
          <table:table-cell table:style-name="ce4" table:formula="of:=[$redistribution_low.D75]" office:value-type="float" office:value="0.380395793337965" calcext:value-type="float">
            <text:p>0.380395793337965</text:p>
          </table:table-cell>
          <table:table-cell table:style-name="ce4" table:formula="of:=[$redistribution_low.E75]" office:value-type="float" office:value="0.449389088299249" calcext:value-type="float">
            <text:p>0.449389088299249</text:p>
          </table:table-cell>
          <table:table-cell/>
          <table:table-cell table:style-name="ce4" table:formula="of:=[$Redistribution_high.B75]" office:value-type="float" office:value="0.362098221395474" calcext:value-type="float">
            <text:p>0.362098221395474</text:p>
          </table:table-cell>
          <table:table-cell table:style-name="ce4" table:formula="of:=[$Redistribution_high.C75]" office:value-type="float" office:value="0.428680902212065" calcext:value-type="float">
            <text:p>0.428680902212065</text:p>
          </table:table-cell>
          <table:table-cell table:style-name="ce4" table:formula="of:=[$Redistribution_high.D75]" office:value-type="float" office:value="0.365347380940787" calcext:value-type="float">
            <text:p>0.365347380940787</text:p>
          </table:table-cell>
          <table:table-cell table:style-name="ce4" table:formula="of:=[$Redistribution_high.E75]" office:value-type="float" office:value="0.422433512212056" calcext:value-type="float">
            <text:p>0.422433512212056</text:p>
          </table:table-cell>
          <table:table-cell table:number-columns-repeated="49"/>
        </table:table-row>
        <table:table-row table:style-name="ro3">
          <table:table-cell table:style-name="ce4" table:formula="of:=[.A78]+1" office:value-type="float" office:value="123" calcext:value-type="float">
            <text:p>123</text:p>
          </table:table-cell>
          <table:table-cell table:style-name="ce4" table:formula="of:=[$Redistribution_central.B76]" office:value-type="float" office:value="0.377728342722081" calcext:value-type="float">
            <text:p>0.377728342722081</text:p>
          </table:table-cell>
          <table:table-cell table:style-name="ce4" table:formula="of:=[$Redistribution_central.C76]" office:value-type="float" office:value="0.449496846947769" calcext:value-type="float">
            <text:p>0.449496846947769</text:p>
          </table:table-cell>
          <table:table-cell table:style-name="ce4" table:formula="of:=[$Redistribution_central.D76]" office:value-type="float" office:value="0.38134571872522" calcext:value-type="float">
            <text:p>0.38134571872522</text:p>
          </table:table-cell>
          <table:table-cell table:style-name="ce4" table:formula="of:=[$Redistribution_central.E76]" office:value-type="float" office:value="0.445131700877275" calcext:value-type="float">
            <text:p>0.445131700877275</text:p>
          </table:table-cell>
          <table:table-cell/>
          <table:table-cell table:style-name="ce4" table:formula="of:=[$redistribution_low.B76]" office:value-type="float" office:value="0.372649258738342" calcext:value-type="float">
            <text:p>0.372649258738342</text:p>
          </table:table-cell>
          <table:table-cell table:style-name="ce4" table:formula="of:=[$redistribution_low.C76]" office:value-type="float" office:value="0.445969197560411" calcext:value-type="float">
            <text:p>0.445969197560411</text:p>
          </table:table-cell>
          <table:table-cell table:style-name="ce4" table:formula="of:=[$redistribution_low.D76]" office:value-type="float" office:value="0.376316092916177" calcext:value-type="float">
            <text:p>0.376316092916177</text:p>
          </table:table-cell>
          <table:table-cell table:style-name="ce4" table:formula="of:=[$redistribution_low.E76]" office:value-type="float" office:value="0.441183303357411" calcext:value-type="float">
            <text:p>0.441183303357411</text:p>
          </table:table-cell>
          <table:table-cell/>
          <table:table-cell table:style-name="ce4" table:formula="of:=[$Redistribution_high.B76]" office:value-type="float" office:value="0.366307024033279" calcext:value-type="float">
            <text:p>0.366307024033279</text:p>
          </table:table-cell>
          <table:table-cell table:style-name="ce4" table:formula="of:=[$Redistribution_high.C76]" office:value-type="float" office:value="0.436333186754801" calcext:value-type="float">
            <text:p>0.436333186754801</text:p>
          </table:table-cell>
          <table:table-cell table:style-name="ce4" table:formula="of:=[$Redistribution_high.D76]" office:value-type="float" office:value="0.369794009300632" calcext:value-type="float">
            <text:p>0.369794009300632</text:p>
          </table:table-cell>
          <table:table-cell table:style-name="ce4" table:formula="of:=[$Redistribution_high.E76]" office:value-type="float" office:value="0.42982955665178" calcext:value-type="float">
            <text:p>0.42982955665178</text:p>
          </table:table-cell>
          <table:table-cell table:number-columns-repeated="49"/>
        </table:table-row>
        <table:table-row table:style-name="ro3">
          <table:table-cell table:style-name="ce4" table:formula="of:=[.A79]+1" office:value-type="float" office:value="124" calcext:value-type="float">
            <text:p>124</text:p>
          </table:table-cell>
          <table:table-cell table:style-name="ce4" table:formula="of:=[$Redistribution_central.B77]" office:value-type="float" office:value="0.380431399733023" calcext:value-type="float">
            <text:p>0.380431399733023</text:p>
          </table:table-cell>
          <table:table-cell table:style-name="ce4" table:formula="of:=[$Redistribution_central.C77]" office:value-type="float" office:value="0.452171690643964" calcext:value-type="float">
            <text:p>0.452171690643964</text:p>
          </table:table-cell>
          <table:table-cell table:style-name="ce4" table:formula="of:=[$Redistribution_central.D77]" office:value-type="float" office:value="0.383646963417307" calcext:value-type="float">
            <text:p>0.383646963417307</text:p>
          </table:table-cell>
          <table:table-cell table:style-name="ce4" table:formula="of:=[$Redistribution_central.E77]" office:value-type="float" office:value="0.447428698540845" calcext:value-type="float">
            <text:p>0.447428698540845</text:p>
          </table:table-cell>
          <table:table-cell/>
          <table:table-cell table:style-name="ce4" table:formula="of:=[$redistribution_low.B77]" office:value-type="float" office:value="0.367953619205181" calcext:value-type="float">
            <text:p>0.367953619205181</text:p>
          </table:table-cell>
          <table:table-cell table:style-name="ce4" table:formula="of:=[$redistribution_low.C77]" office:value-type="float" office:value="0.442484538125196" calcext:value-type="float">
            <text:p>0.442484538125196</text:p>
          </table:table-cell>
          <table:table-cell table:style-name="ce4" table:formula="of:=[$redistribution_low.D77]" office:value-type="float" office:value="0.37089248141934" calcext:value-type="float">
            <text:p>0.37089248141934</text:p>
          </table:table-cell>
          <table:table-cell table:style-name="ce4" table:formula="of:=[$redistribution_low.E77]" office:value-type="float" office:value="0.438980966293704" calcext:value-type="float">
            <text:p>0.438980966293704</text:p>
          </table:table-cell>
          <table:table-cell/>
          <table:table-cell table:style-name="ce4" table:formula="of:=[$Redistribution_high.B77]" office:value-type="float" office:value="0.366322679372947" calcext:value-type="float">
            <text:p>0.366322679372947</text:p>
          </table:table-cell>
          <table:table-cell table:style-name="ce4" table:formula="of:=[$Redistribution_high.C77]" office:value-type="float" office:value="0.430380651558487" calcext:value-type="float">
            <text:p>0.430380651558487</text:p>
          </table:table-cell>
          <table:table-cell table:style-name="ce4" table:formula="of:=[$Redistribution_high.D77]" office:value-type="float" office:value="0.368400052796858" calcext:value-type="float">
            <text:p>0.368400052796858</text:p>
          </table:table-cell>
          <table:table-cell table:style-name="ce4" table:formula="of:=[$Redistribution_high.E77]" office:value-type="float" office:value="0.425549272848273" calcext:value-type="float">
            <text:p>0.425549272848273</text:p>
          </table:table-cell>
          <table:table-cell table:number-columns-repeated="49"/>
        </table:table-row>
        <table:table-row table:style-name="ro3">
          <table:table-cell table:style-name="ce4" table:formula="of:=[.A80]+1" office:value-type="float" office:value="125" calcext:value-type="float">
            <text:p>125</text:p>
          </table:table-cell>
          <table:table-cell table:style-name="ce4" table:formula="of:=[$Redistribution_central.B78]" office:value-type="float" office:value="0.376250496550513" calcext:value-type="float">
            <text:p>0.376250496550513</text:p>
          </table:table-cell>
          <table:table-cell table:style-name="ce4" table:formula="of:=[$Redistribution_central.C78]" office:value-type="float" office:value="0.445411933537794" calcext:value-type="float">
            <text:p>0.445411933537794</text:p>
          </table:table-cell>
          <table:table-cell table:style-name="ce4" table:formula="of:=[$Redistribution_central.D78]" office:value-type="float" office:value="0.380210639051519" calcext:value-type="float">
            <text:p>0.380210639051519</text:p>
          </table:table-cell>
          <table:table-cell table:style-name="ce4" table:formula="of:=[$Redistribution_central.E78]" office:value-type="float" office:value="0.440381525647233" calcext:value-type="float">
            <text:p>0.440381525647233</text:p>
          </table:table-cell>
          <table:table-cell/>
          <table:table-cell table:style-name="ce4" table:formula="of:=[$redistribution_low.B78]" office:value-type="float" office:value="0.371490162906438" calcext:value-type="float">
            <text:p>0.371490162906438</text:p>
          </table:table-cell>
          <table:table-cell table:style-name="ce4" table:formula="of:=[$redistribution_low.C78]" office:value-type="float" office:value="0.445385516420801" calcext:value-type="float">
            <text:p>0.445385516420801</text:p>
          </table:table-cell>
          <table:table-cell table:style-name="ce4" table:formula="of:=[$redistribution_low.D78]" office:value-type="float" office:value="0.375531437191953" calcext:value-type="float">
            <text:p>0.375531437191953</text:p>
          </table:table-cell>
          <table:table-cell table:style-name="ce4" table:formula="of:=[$redistribution_low.E78]" office:value-type="float" office:value="0.44108351176248" calcext:value-type="float">
            <text:p>0.44108351176248</text:p>
          </table:table-cell>
          <table:table-cell/>
          <table:table-cell table:style-name="ce4" table:formula="of:=[$Redistribution_high.B78]" office:value-type="float" office:value="0.367634925074933" calcext:value-type="float">
            <text:p>0.367634925074933</text:p>
          </table:table-cell>
          <table:table-cell table:style-name="ce4" table:formula="of:=[$Redistribution_high.C78]" office:value-type="float" office:value="0.437497410173705" calcext:value-type="float">
            <text:p>0.437497410173705</text:p>
          </table:table-cell>
          <table:table-cell table:style-name="ce4" table:formula="of:=[$Redistribution_high.D78]" office:value-type="float" office:value="0.371305456411193" calcext:value-type="float">
            <text:p>0.371305456411193</text:p>
          </table:table-cell>
          <table:table-cell table:style-name="ce4" table:formula="of:=[$Redistribution_high.E78]" office:value-type="float" office:value="0.43021002020899" calcext:value-type="float">
            <text:p>0.43021002020899</text:p>
          </table:table-cell>
          <table:table-cell table:number-columns-repeated="49"/>
        </table:table-row>
        <table:table-row table:style-name="ro3">
          <table:table-cell table:style-name="ce4" table:formula="of:=[.A81]+1" office:value-type="float" office:value="126" calcext:value-type="float">
            <text:p>126</text:p>
          </table:table-cell>
          <table:table-cell table:style-name="ce4" table:formula="of:=[$Redistribution_central.B79]" office:value-type="float" office:value="0.366983791003219" calcext:value-type="float">
            <text:p>0.366983791003219</text:p>
          </table:table-cell>
          <table:table-cell table:style-name="ce4" table:formula="of:=[$Redistribution_central.C79]" office:value-type="float" office:value="0.433629969294087" calcext:value-type="float">
            <text:p>0.433629969294087</text:p>
          </table:table-cell>
          <table:table-cell table:style-name="ce4" table:formula="of:=[$Redistribution_central.D79]" office:value-type="float" office:value="0.370370816777767" calcext:value-type="float">
            <text:p>0.370370816777767</text:p>
          </table:table-cell>
          <table:table-cell table:style-name="ce4" table:formula="of:=[$Redistribution_central.E79]" office:value-type="float" office:value="0.428776578413403" calcext:value-type="float">
            <text:p>0.428776578413403</text:p>
          </table:table-cell>
          <table:table-cell/>
          <table:table-cell table:style-name="ce4" table:formula="of:=[$redistribution_low.B79]" office:value-type="float" office:value="0.371657242440514" calcext:value-type="float">
            <text:p>0.371657242440514</text:p>
          </table:table-cell>
          <table:table-cell table:style-name="ce4" table:formula="of:=[$redistribution_low.C79]" office:value-type="float" office:value="0.440472457970892" calcext:value-type="float">
            <text:p>0.440472457970892</text:p>
          </table:table-cell>
          <table:table-cell table:style-name="ce4" table:formula="of:=[$redistribution_low.D79]" office:value-type="float" office:value="0.375660562136733" calcext:value-type="float">
            <text:p>0.375660562136733</text:p>
          </table:table-cell>
          <table:table-cell table:style-name="ce4" table:formula="of:=[$redistribution_low.E79]" office:value-type="float" office:value="0.435920187916292" calcext:value-type="float">
            <text:p>0.435920187916292</text:p>
          </table:table-cell>
          <table:table-cell/>
          <table:table-cell table:style-name="ce4" table:formula="of:=[$Redistribution_high.B79]" office:value-type="float" office:value="0.367132353675772" calcext:value-type="float">
            <text:p>0.367132353675772</text:p>
          </table:table-cell>
          <table:table-cell table:style-name="ce4" table:formula="of:=[$Redistribution_high.C79]" office:value-type="float" office:value="0.437212723183504" calcext:value-type="float">
            <text:p>0.437212723183504</text:p>
          </table:table-cell>
          <table:table-cell table:style-name="ce4" table:formula="of:=[$Redistribution_high.D79]" office:value-type="float" office:value="0.37011171466884" calcext:value-type="float">
            <text:p>0.37011171466884</text:p>
          </table:table-cell>
          <table:table-cell table:style-name="ce4" table:formula="of:=[$Redistribution_high.E79]" office:value-type="float" office:value="0.431105214984743" calcext:value-type="float">
            <text:p>0.431105214984743</text:p>
          </table:table-cell>
          <table:table-cell table:number-columns-repeated="49"/>
        </table:table-row>
        <table:table-row table:style-name="ro3">
          <table:table-cell table:style-name="ce4" table:formula="of:=[.A82]+1" office:value-type="float" office:value="127" calcext:value-type="float">
            <text:p>127</text:p>
          </table:table-cell>
          <table:table-cell table:style-name="ce4" table:formula="of:=[$Redistribution_central.B80]" office:value-type="float" office:value="0.372383974960761" calcext:value-type="float">
            <text:p>0.372383974960761</text:p>
          </table:table-cell>
          <table:table-cell table:style-name="ce4" table:formula="of:=[$Redistribution_central.C80]" office:value-type="float" office:value="0.437750328323608" calcext:value-type="float">
            <text:p>0.437750328323608</text:p>
          </table:table-cell>
          <table:table-cell table:style-name="ce4" table:formula="of:=[$Redistribution_central.D80]" office:value-type="float" office:value="0.375356909829577" calcext:value-type="float">
            <text:p>0.375356909829577</text:p>
          </table:table-cell>
          <table:table-cell table:style-name="ce4" table:formula="of:=[$Redistribution_central.E80]" office:value-type="float" office:value="0.433549010978707" calcext:value-type="float">
            <text:p>0.433549010978707</text:p>
          </table:table-cell>
          <table:table-cell/>
          <table:table-cell table:style-name="ce4" table:formula="of:=[$redistribution_low.B80]" office:value-type="float" office:value="0.363483515869483" calcext:value-type="float">
            <text:p>0.363483515869483</text:p>
          </table:table-cell>
          <table:table-cell table:style-name="ce4" table:formula="of:=[$redistribution_low.C80]" office:value-type="float" office:value="0.435250713423432" calcext:value-type="float">
            <text:p>0.435250713423432</text:p>
          </table:table-cell>
          <table:table-cell table:style-name="ce4" table:formula="of:=[$redistribution_low.D80]" office:value-type="float" office:value="0.366632794019308" calcext:value-type="float">
            <text:p>0.366632794019308</text:p>
          </table:table-cell>
          <table:table-cell table:style-name="ce4" table:formula="of:=[$redistribution_low.E80]" office:value-type="float" office:value="0.431524645877784" calcext:value-type="float">
            <text:p>0.431524645877784</text:p>
          </table:table-cell>
          <table:table-cell/>
          <table:table-cell table:style-name="ce4" table:formula="of:=[$Redistribution_high.B80]" office:value-type="float" office:value="0.368960166453157" calcext:value-type="float">
            <text:p>0.368960166453157</text:p>
          </table:table-cell>
          <table:table-cell table:style-name="ce4" table:formula="of:=[$Redistribution_high.C80]" office:value-type="float" office:value="0.43729180729742" calcext:value-type="float">
            <text:p>0.43729180729742</text:p>
          </table:table-cell>
          <table:table-cell table:style-name="ce4" table:formula="of:=[$Redistribution_high.D80]" office:value-type="float" office:value="0.372490237449272" calcext:value-type="float">
            <text:p>0.372490237449272</text:p>
          </table:table-cell>
          <table:table-cell table:style-name="ce4" table:formula="of:=[$Redistribution_high.E80]" office:value-type="float" office:value="0.430736916988701" calcext:value-type="float">
            <text:p>0.430736916988701</text:p>
          </table:table-cell>
          <table:table-cell table:number-columns-repeated="49"/>
        </table:table-row>
        <table:table-row table:style-name="ro3">
          <table:table-cell table:style-name="ce4" table:formula="of:=[.A83]+1" office:value-type="float" office:value="128" calcext:value-type="float">
            <text:p>128</text:p>
          </table:table-cell>
          <table:table-cell table:style-name="ce4" table:formula="of:=[$Redistribution_central.B81]" office:value-type="float" office:value="0.370328194632052" calcext:value-type="float">
            <text:p>0.370328194632052</text:p>
          </table:table-cell>
          <table:table-cell table:style-name="ce4" table:formula="of:=[$Redistribution_central.C81]" office:value-type="float" office:value="0.434207221979998" calcext:value-type="float">
            <text:p>0.434207221979998</text:p>
          </table:table-cell>
          <table:table-cell table:style-name="ce4" table:formula="of:=[$Redistribution_central.D81]" office:value-type="float" office:value="0.373515198981029" calcext:value-type="float">
            <text:p>0.373515198981029</text:p>
          </table:table-cell>
          <table:table-cell table:style-name="ce4" table:formula="of:=[$Redistribution_central.E81]" office:value-type="float" office:value="0.429355384072907" calcext:value-type="float">
            <text:p>0.429355384072907</text:p>
          </table:table-cell>
          <table:table-cell/>
          <table:table-cell table:style-name="ce4" table:formula="of:=[$redistribution_low.B81]" office:value-type="float" office:value="0.357160503758984" calcext:value-type="float">
            <text:p>0.357160503758984</text:p>
          </table:table-cell>
          <table:table-cell table:style-name="ce4" table:formula="of:=[$redistribution_low.C81]" office:value-type="float" office:value="0.429587445937383" calcext:value-type="float">
            <text:p>0.429587445937383</text:p>
          </table:table-cell>
          <table:table-cell table:style-name="ce4" table:formula="of:=[$redistribution_low.D81]" office:value-type="float" office:value="0.36068505071126" calcext:value-type="float">
            <text:p>0.36068505071126</text:p>
          </table:table-cell>
          <table:table-cell table:style-name="ce4" table:formula="of:=[$redistribution_low.E81]" office:value-type="float" office:value="0.42511168476317" calcext:value-type="float">
            <text:p>0.42511168476317</text:p>
          </table:table-cell>
          <table:table-cell/>
          <table:table-cell table:style-name="ce4" table:formula="of:=[$Redistribution_high.B81]" office:value-type="float" office:value="0.365980521427739" calcext:value-type="float">
            <text:p>0.365980521427739</text:p>
          </table:table-cell>
          <table:table-cell table:style-name="ce4" table:formula="of:=[$Redistribution_high.C81]" office:value-type="float" office:value="0.431257884930089" calcext:value-type="float">
            <text:p>0.431257884930089</text:p>
          </table:table-cell>
          <table:table-cell table:style-name="ce4" table:formula="of:=[$Redistribution_high.D81]" office:value-type="float" office:value="0.369179939771825" calcext:value-type="float">
            <text:p>0.369179939771825</text:p>
          </table:table-cell>
          <table:table-cell table:style-name="ce4" table:formula="of:=[$Redistribution_high.E81]" office:value-type="float" office:value="0.425505677975151" calcext:value-type="float">
            <text:p>0.425505677975151</text:p>
          </table:table-cell>
          <table:table-cell table:number-columns-repeated="49"/>
        </table:table-row>
        <table:table-row table:style-name="ro3">
          <table:table-cell table:style-name="ce4" table:formula="of:=[.A84]+1" office:value-type="float" office:value="129" calcext:value-type="float">
            <text:p>129</text:p>
          </table:table-cell>
          <table:table-cell table:style-name="ce4" table:formula="of:=[$Redistribution_central.B82]" office:value-type="float" office:value="0.373391867219194" calcext:value-type="float">
            <text:p>0.373391867219194</text:p>
          </table:table-cell>
          <table:table-cell table:style-name="ce4" table:formula="of:=[$Redistribution_central.C82]" office:value-type="float" office:value="0.440798133784964" calcext:value-type="float">
            <text:p>0.440798133784964</text:p>
          </table:table-cell>
          <table:table-cell table:style-name="ce4" table:formula="of:=[$Redistribution_central.D82]" office:value-type="float" office:value="0.376931469537258" calcext:value-type="float">
            <text:p>0.376931469537258</text:p>
          </table:table-cell>
          <table:table-cell table:style-name="ce4" table:formula="of:=[$Redistribution_central.E82]" office:value-type="float" office:value="0.436163080711037" calcext:value-type="float">
            <text:p>0.436163080711037</text:p>
          </table:table-cell>
          <table:table-cell/>
          <table:table-cell table:style-name="ce4" table:formula="of:=[$redistribution_low.B82]" office:value-type="float" office:value="0.364960457777802" calcext:value-type="float">
            <text:p>0.364960457777802</text:p>
          </table:table-cell>
          <table:table-cell table:style-name="ce4" table:formula="of:=[$redistribution_low.C82]" office:value-type="float" office:value="0.435059321157574" calcext:value-type="float">
            <text:p>0.435059321157574</text:p>
          </table:table-cell>
          <table:table-cell table:style-name="ce4" table:formula="of:=[$redistribution_low.D82]" office:value-type="float" office:value="0.368365979171795" calcext:value-type="float">
            <text:p>0.368365979171795</text:p>
          </table:table-cell>
          <table:table-cell table:style-name="ce4" table:formula="of:=[$redistribution_low.E82]" office:value-type="float" office:value="0.43068501777702" calcext:value-type="float">
            <text:p>0.43068501777702</text:p>
          </table:table-cell>
          <table:table-cell/>
          <table:table-cell table:style-name="ce4" table:formula="of:=[$Redistribution_high.B82]" office:value-type="float" office:value="0.363046644868906" calcext:value-type="float">
            <text:p>0.363046644868906</text:p>
          </table:table-cell>
          <table:table-cell table:style-name="ce4" table:formula="of:=[$Redistribution_high.C82]" office:value-type="float" office:value="0.429538442511585" calcext:value-type="float">
            <text:p>0.429538442511585</text:p>
          </table:table-cell>
          <table:table-cell table:style-name="ce4" table:formula="of:=[$Redistribution_high.D82]" office:value-type="float" office:value="0.366475173545447" calcext:value-type="float">
            <text:p>0.366475173545447</text:p>
          </table:table-cell>
          <table:table-cell table:style-name="ce4" table:formula="of:=[$Redistribution_high.E82]" office:value-type="float" office:value="0.423123211617907" calcext:value-type="float">
            <text:p>0.423123211617907</text:p>
          </table:table-cell>
          <table:table-cell table:number-columns-repeated="49"/>
        </table:table-row>
        <table:table-row table:style-name="ro3">
          <table:table-cell table:style-name="ce4" table:formula="of:=[.A85]+1" office:value-type="float" office:value="130" calcext:value-type="float">
            <text:p>130</text:p>
          </table:table-cell>
          <table:table-cell table:style-name="ce4" table:formula="of:=[$Redistribution_central.B83]" office:value-type="float" office:value="0.369237331494052" calcext:value-type="float">
            <text:p>0.369237331494052</text:p>
          </table:table-cell>
          <table:table-cell table:style-name="ce4" table:formula="of:=[$Redistribution_central.C83]" office:value-type="float" office:value="0.433902685029059" calcext:value-type="float">
            <text:p>0.433902685029059</text:p>
          </table:table-cell>
          <table:table-cell table:style-name="ce4" table:formula="of:=[$Redistribution_central.D83]" office:value-type="float" office:value="0.371627800156815" calcext:value-type="float">
            <text:p>0.371627800156815</text:p>
          </table:table-cell>
          <table:table-cell table:style-name="ce4" table:formula="of:=[$Redistribution_central.E83]" office:value-type="float" office:value="0.430649509605685" calcext:value-type="float">
            <text:p>0.430649509605685</text:p>
          </table:table-cell>
          <table:table-cell/>
          <table:table-cell table:style-name="ce4" table:formula="of:=[$redistribution_low.B83]" office:value-type="float" office:value="0.364435562851336" calcext:value-type="float">
            <text:p>0.364435562851336</text:p>
          </table:table-cell>
          <table:table-cell table:style-name="ce4" table:formula="of:=[$redistribution_low.C83]" office:value-type="float" office:value="0.435862727327085" calcext:value-type="float">
            <text:p>0.435862727327085</text:p>
          </table:table-cell>
          <table:table-cell table:style-name="ce4" table:formula="of:=[$redistribution_low.D83]" office:value-type="float" office:value="0.367047112316713" calcext:value-type="float">
            <text:p>0.367047112316713</text:p>
          </table:table-cell>
          <table:table-cell table:style-name="ce4" table:formula="of:=[$redistribution_low.E83]" office:value-type="float" office:value="0.433382608462263" calcext:value-type="float">
            <text:p>0.433382608462263</text:p>
          </table:table-cell>
          <table:table-cell/>
          <table:table-cell table:style-name="ce4" table:formula="of:=[$Redistribution_high.B83]" office:value-type="float" office:value="0.363749075166761" calcext:value-type="float">
            <text:p>0.363749075166761</text:p>
          </table:table-cell>
          <table:table-cell table:style-name="ce4" table:formula="of:=[$Redistribution_high.C83]" office:value-type="float" office:value="0.426919554062468" calcext:value-type="float">
            <text:p>0.426919554062468</text:p>
          </table:table-cell>
          <table:table-cell table:style-name="ce4" table:formula="of:=[$Redistribution_high.D83]" office:value-type="float" office:value="0.366736999339287" calcext:value-type="float">
            <text:p>0.366736999339287</text:p>
          </table:table-cell>
          <table:table-cell table:style-name="ce4" table:formula="of:=[$Redistribution_high.E83]" office:value-type="float" office:value="0.421216143547618" calcext:value-type="float">
            <text:p>0.421216143547618</text:p>
          </table:table-cell>
          <table:table-cell table:number-columns-repeated="49"/>
        </table:table-row>
        <table:table-row table:style-name="ro3">
          <table:table-cell table:style-name="ce4" table:formula="of:=[.A86]+1" office:value-type="float" office:value="131" calcext:value-type="float">
            <text:p>131</text:p>
          </table:table-cell>
          <table:table-cell table:style-name="ce4" table:formula="of:=[$Redistribution_central.B84]" office:value-type="float" office:value="0.374427947179985" calcext:value-type="float">
            <text:p>0.374427947179985</text:p>
          </table:table-cell>
          <table:table-cell table:style-name="ce4" table:formula="of:=[$Redistribution_central.C84]" office:value-type="float" office:value="0.440419975755649" calcext:value-type="float">
            <text:p>0.440419975755649</text:p>
          </table:table-cell>
          <table:table-cell table:style-name="ce4" table:formula="of:=[$Redistribution_central.D84]" office:value-type="float" office:value="0.376721030453139" calcext:value-type="float">
            <text:p>0.376721030453139</text:p>
          </table:table-cell>
          <table:table-cell table:style-name="ce4" table:formula="of:=[$Redistribution_central.E84]" office:value-type="float" office:value="0.437320185858271" calcext:value-type="float">
            <text:p>0.437320185858271</text:p>
          </table:table-cell>
          <table:table-cell/>
          <table:table-cell table:style-name="ce4" table:formula="of:=[$redistribution_low.B84]" office:value-type="float" office:value="0.369484116380325" calcext:value-type="float">
            <text:p>0.369484116380325</text:p>
          </table:table-cell>
          <table:table-cell table:style-name="ce4" table:formula="of:=[$redistribution_low.C84]" office:value-type="float" office:value="0.441420641531718" calcext:value-type="float">
            <text:p>0.441420641531718</text:p>
          </table:table-cell>
          <table:table-cell table:style-name="ce4" table:formula="of:=[$redistribution_low.D84]" office:value-type="float" office:value="0.372497272865786" calcext:value-type="float">
            <text:p>0.372497272865786</text:p>
          </table:table-cell>
          <table:table-cell table:style-name="ce4" table:formula="of:=[$redistribution_low.E84]" office:value-type="float" office:value="0.440131073071958" calcext:value-type="float">
            <text:p>0.440131073071958</text:p>
          </table:table-cell>
          <table:table-cell/>
          <table:table-cell table:style-name="ce4" table:formula="of:=[$Redistribution_high.B84]" office:value-type="float" office:value="0.368183770864102" calcext:value-type="float">
            <text:p>0.368183770864102</text:p>
          </table:table-cell>
          <table:table-cell table:style-name="ce4" table:formula="of:=[$Redistribution_high.C84]" office:value-type="float" office:value="0.433823087583259" calcext:value-type="float">
            <text:p>0.433823087583259</text:p>
          </table:table-cell>
          <table:table-cell table:style-name="ce4" table:formula="of:=[$Redistribution_high.D84]" office:value-type="float" office:value="0.371684017457369" calcext:value-type="float">
            <text:p>0.371684017457369</text:p>
          </table:table-cell>
          <table:table-cell table:style-name="ce4" table:formula="of:=[$Redistribution_high.E84]" office:value-type="float" office:value="0.428023498512425" calcext:value-type="float">
            <text:p>0.428023498512425</text:p>
          </table:table-cell>
          <table:table-cell table:number-columns-repeated="49"/>
        </table:table-row>
        <table:table-row table:style-name="ro3">
          <table:table-cell table:style-name="ce4" table:formula="of:=[.A87]+1" office:value-type="float" office:value="132" calcext:value-type="float">
            <text:p>132</text:p>
          </table:table-cell>
          <table:table-cell table:style-name="ce4" table:formula="of:=[$Redistribution_central.B85]" office:value-type="float" office:value="0.374878296371835" calcext:value-type="float">
            <text:p>0.374878296371835</text:p>
          </table:table-cell>
          <table:table-cell table:style-name="ce4" table:formula="of:=[$Redistribution_central.C85]" office:value-type="float" office:value="0.443006542246876" calcext:value-type="float">
            <text:p>0.443006542246876</text:p>
          </table:table-cell>
          <table:table-cell table:style-name="ce4" table:formula="of:=[$Redistribution_central.D85]" office:value-type="float" office:value="0.377442106295321" calcext:value-type="float">
            <text:p>0.377442106295321</text:p>
          </table:table-cell>
          <table:table-cell table:style-name="ce4" table:formula="of:=[$Redistribution_central.E85]" office:value-type="float" office:value="0.44125610359053" calcext:value-type="float">
            <text:p>0.44125610359053</text:p>
          </table:table-cell>
          <table:table-cell/>
          <table:table-cell table:style-name="ce4" table:formula="of:=[$redistribution_low.B85]" office:value-type="float" office:value="0.356016786466905" calcext:value-type="float">
            <text:p>0.356016786466905</text:p>
          </table:table-cell>
          <table:table-cell table:style-name="ce4" table:formula="of:=[$redistribution_low.C85]" office:value-type="float" office:value="0.426249187153524" calcext:value-type="float">
            <text:p>0.426249187153524</text:p>
          </table:table-cell>
          <table:table-cell table:style-name="ce4" table:formula="of:=[$redistribution_low.D85]" office:value-type="float" office:value="0.35843406056994" calcext:value-type="float">
            <text:p>0.35843406056994</text:p>
          </table:table-cell>
          <table:table-cell table:style-name="ce4" table:formula="of:=[$redistribution_low.E85]" office:value-type="float" office:value="0.424101054359074" calcext:value-type="float">
            <text:p>0.424101054359074</text:p>
          </table:table-cell>
          <table:table-cell/>
          <table:table-cell table:style-name="ce4" table:formula="of:=[$Redistribution_high.B85]" office:value-type="float" office:value="0.362948041415924" calcext:value-type="float">
            <text:p>0.362948041415924</text:p>
          </table:table-cell>
          <table:table-cell table:style-name="ce4" table:formula="of:=[$Redistribution_high.C85]" office:value-type="float" office:value="0.428063652498807" calcext:value-type="float">
            <text:p>0.428063652498807</text:p>
          </table:table-cell>
          <table:table-cell table:style-name="ce4" table:formula="of:=[$Redistribution_high.D85]" office:value-type="float" office:value="0.365972083837898" calcext:value-type="float">
            <text:p>0.365972083837898</text:p>
          </table:table-cell>
          <table:table-cell table:style-name="ce4" table:formula="of:=[$Redistribution_high.E85]" office:value-type="float" office:value="0.421775130321169" calcext:value-type="float">
            <text:p>0.421775130321169</text:p>
          </table:table-cell>
          <table:table-cell table:number-columns-repeated="49"/>
        </table:table-row>
        <table:table-row table:style-name="ro3">
          <table:table-cell table:style-name="ce4" table:formula="of:=[.A88]+1" office:value-type="float" office:value="133" calcext:value-type="float">
            <text:p>133</text:p>
          </table:table-cell>
          <table:table-cell table:style-name="ce4" table:formula="of:=[$Redistribution_central.B86]" office:value-type="float" office:value="0.374020204963863" calcext:value-type="float">
            <text:p>0.374020204963863</text:p>
          </table:table-cell>
          <table:table-cell table:style-name="ce4" table:formula="of:=[$Redistribution_central.C86]" office:value-type="float" office:value="0.436338914861789" calcext:value-type="float">
            <text:p>0.436338914861789</text:p>
          </table:table-cell>
          <table:table-cell table:style-name="ce4" table:formula="of:=[$Redistribution_central.D86]" office:value-type="float" office:value="0.377291465614482" calcext:value-type="float">
            <text:p>0.377291465614482</text:p>
          </table:table-cell>
          <table:table-cell table:style-name="ce4" table:formula="of:=[$Redistribution_central.E86]" office:value-type="float" office:value="0.434266642828324" calcext:value-type="float">
            <text:p>0.434266642828324</text:p>
          </table:table-cell>
          <table:table-cell/>
          <table:table-cell table:style-name="ce4" table:formula="of:=[$redistribution_low.B86]" office:value-type="float" office:value="0.364697224429259" calcext:value-type="float">
            <text:p>0.364697224429259</text:p>
          </table:table-cell>
          <table:table-cell table:style-name="ce4" table:formula="of:=[$redistribution_low.C86]" office:value-type="float" office:value="0.432425143014172" calcext:value-type="float">
            <text:p>0.432425143014172</text:p>
          </table:table-cell>
          <table:table-cell table:style-name="ce4" table:formula="of:=[$redistribution_low.D86]" office:value-type="float" office:value="0.366386052578064" calcext:value-type="float">
            <text:p>0.366386052578064</text:p>
          </table:table-cell>
          <table:table-cell table:style-name="ce4" table:formula="of:=[$redistribution_low.E86]" office:value-type="float" office:value="0.431306685243362" calcext:value-type="float">
            <text:p>0.431306685243362</text:p>
          </table:table-cell>
          <table:table-cell/>
          <table:table-cell table:style-name="ce4" table:formula="of:=[$Redistribution_high.B86]" office:value-type="float" office:value="0.363223970588497" calcext:value-type="float">
            <text:p>0.363223970588497</text:p>
          </table:table-cell>
          <table:table-cell table:style-name="ce4" table:formula="of:=[$Redistribution_high.C86]" office:value-type="float" office:value="0.425315965556966" calcext:value-type="float">
            <text:p>0.425315965556966</text:p>
          </table:table-cell>
          <table:table-cell table:style-name="ce4" table:formula="of:=[$Redistribution_high.D86]" office:value-type="float" office:value="0.367424410051297" calcext:value-type="float">
            <text:p>0.367424410051297</text:p>
          </table:table-cell>
          <table:table-cell table:style-name="ce4" table:formula="of:=[$Redistribution_high.E86]" office:value-type="float" office:value="0.417778634950802" calcext:value-type="float">
            <text:p>0.417778634950802</text:p>
          </table:table-cell>
          <table:table-cell table:number-columns-repeated="49"/>
        </table:table-row>
        <table:table-row table:style-name="ro3">
          <table:table-cell table:style-name="ce4" table:formula="of:=[.A89]+1" office:value-type="float" office:value="134" calcext:value-type="float">
            <text:p>134</text:p>
          </table:table-cell>
          <table:table-cell table:style-name="ce4" table:formula="of:=[$Redistribution_central.B87]" office:value-type="float" office:value="0.374916422608055" calcext:value-type="float">
            <text:p>0.374916422608055</text:p>
          </table:table-cell>
          <table:table-cell table:style-name="ce4" table:formula="of:=[$Redistribution_central.C87]" office:value-type="float" office:value="0.436636983262937" calcext:value-type="float">
            <text:p>0.436636983262937</text:p>
          </table:table-cell>
          <table:table-cell table:style-name="ce4" table:formula="of:=[$Redistribution_central.D87]" office:value-type="float" office:value="0.377883762034975" calcext:value-type="float">
            <text:p>0.377883762034975</text:p>
          </table:table-cell>
          <table:table-cell table:style-name="ce4" table:formula="of:=[$Redistribution_central.E87]" office:value-type="float" office:value="0.434741803426478" calcext:value-type="float">
            <text:p>0.434741803426478</text:p>
          </table:table-cell>
          <table:table-cell/>
          <table:table-cell table:style-name="ce4" table:formula="of:=[$redistribution_low.B87]" office:value-type="float" office:value="0.365678018881904" calcext:value-type="float">
            <text:p>0.365678018881904</text:p>
          </table:table-cell>
          <table:table-cell table:style-name="ce4" table:formula="of:=[$redistribution_low.C87]" office:value-type="float" office:value="0.435284837429066" calcext:value-type="float">
            <text:p>0.435284837429066</text:p>
          </table:table-cell>
          <table:table-cell table:style-name="ce4" table:formula="of:=[$redistribution_low.D87]" office:value-type="float" office:value="0.368458372338663" calcext:value-type="float">
            <text:p>0.368458372338663</text:p>
          </table:table-cell>
          <table:table-cell table:style-name="ce4" table:formula="of:=[$redistribution_low.E87]" office:value-type="float" office:value="0.433336113403305" calcext:value-type="float">
            <text:p>0.433336113403305</text:p>
          </table:table-cell>
          <table:table-cell/>
          <table:table-cell table:style-name="ce4" table:formula="of:=[$Redistribution_high.B87]" office:value-type="float" office:value="0.361976188647617" calcext:value-type="float">
            <text:p>0.361976188647617</text:p>
          </table:table-cell>
          <table:table-cell table:style-name="ce4" table:formula="of:=[$Redistribution_high.C87]" office:value-type="float" office:value="0.425384353199085" calcext:value-type="float">
            <text:p>0.425384353199085</text:p>
          </table:table-cell>
          <table:table-cell table:style-name="ce4" table:formula="of:=[$Redistribution_high.D87]" office:value-type="float" office:value="0.365595120475935" calcext:value-type="float">
            <text:p>0.365595120475935</text:p>
          </table:table-cell>
          <table:table-cell table:style-name="ce4" table:formula="of:=[$Redistribution_high.E87]" office:value-type="float" office:value="0.418599603214603" calcext:value-type="float">
            <text:p>0.418599603214603</text:p>
          </table:table-cell>
          <table:table-cell table:number-columns-repeated="49"/>
        </table:table-row>
        <table:table-row table:style-name="ro3">
          <table:table-cell table:style-name="ce4" table:formula="of:=[.A90]+1" office:value-type="float" office:value="135" calcext:value-type="float">
            <text:p>135</text:p>
          </table:table-cell>
          <table:table-cell table:style-name="ce4" table:formula="of:=[$Redistribution_central.B88]" office:value-type="float" office:value="0.3777346871315" calcext:value-type="float">
            <text:p>0.3777346871315</text:p>
          </table:table-cell>
          <table:table-cell table:style-name="ce4" table:formula="of:=[$Redistribution_central.C88]" office:value-type="float" office:value="0.441214058264532" calcext:value-type="float">
            <text:p>0.441214058264532</text:p>
          </table:table-cell>
          <table:table-cell table:style-name="ce4" table:formula="of:=[$Redistribution_central.D88]" office:value-type="float" office:value="0.380701719105841" calcext:value-type="float">
            <text:p>0.380701719105841</text:p>
          </table:table-cell>
          <table:table-cell table:style-name="ce4" table:formula="of:=[$Redistribution_central.E88]" office:value-type="float" office:value="0.438761547212473" calcext:value-type="float">
            <text:p>0.438761547212473</text:p>
          </table:table-cell>
          <table:table-cell/>
          <table:table-cell table:style-name="ce4" table:formula="of:=[$redistribution_low.B88]" office:value-type="float" office:value="0.359476802198429" calcext:value-type="float">
            <text:p>0.359476802198429</text:p>
          </table:table-cell>
          <table:table-cell table:style-name="ce4" table:formula="of:=[$redistribution_low.C88]" office:value-type="float" office:value="0.430370992631661" calcext:value-type="float">
            <text:p>0.430370992631661</text:p>
          </table:table-cell>
          <table:table-cell table:style-name="ce4" table:formula="of:=[$redistribution_low.D88]" office:value-type="float" office:value="0.362234526673957" calcext:value-type="float">
            <text:p>0.362234526673957</text:p>
          </table:table-cell>
          <table:table-cell table:style-name="ce4" table:formula="of:=[$redistribution_low.E88]" office:value-type="float" office:value="0.427071047697563" calcext:value-type="float">
            <text:p>0.427071047697563</text:p>
          </table:table-cell>
          <table:table-cell/>
          <table:table-cell table:style-name="ce4" table:formula="of:=[$Redistribution_high.B88]" office:value-type="float" office:value="0.364063423977755" calcext:value-type="float">
            <text:p>0.364063423977755</text:p>
          </table:table-cell>
          <table:table-cell table:style-name="ce4" table:formula="of:=[$Redistribution_high.C88]" office:value-type="float" office:value="0.42931941425556" calcext:value-type="float">
            <text:p>0.42931941425556</text:p>
          </table:table-cell>
          <table:table-cell table:style-name="ce4" table:formula="of:=[$Redistribution_high.D88]" office:value-type="float" office:value="0.367891595025129" calcext:value-type="float">
            <text:p>0.367891595025129</text:p>
          </table:table-cell>
          <table:table-cell table:style-name="ce4" table:formula="of:=[$Redistribution_high.E88]" office:value-type="float" office:value="0.421941773482237" calcext:value-type="float">
            <text:p>0.421941773482237</text:p>
          </table:table-cell>
          <table:table-cell table:number-columns-repeated="49"/>
        </table:table-row>
        <table:table-row table:style-name="ro3">
          <table:table-cell table:style-name="ce4" table:formula="of:=[.A91]+1" office:value-type="float" office:value="136" calcext:value-type="float">
            <text:p>136</text:p>
          </table:table-cell>
          <table:table-cell table:style-name="ce4" table:formula="of:=[$Redistribution_central.B89]" office:value-type="float" office:value="0.375541044924532" calcext:value-type="float">
            <text:p>0.375541044924532</text:p>
          </table:table-cell>
          <table:table-cell table:style-name="ce4" table:formula="of:=[$Redistribution_central.C89]" office:value-type="float" office:value="0.440647002242313" calcext:value-type="float">
            <text:p>0.440647002242313</text:p>
          </table:table-cell>
          <table:table-cell table:style-name="ce4" table:formula="of:=[$Redistribution_central.D89]" office:value-type="float" office:value="0.378529872023226" calcext:value-type="float">
            <text:p>0.378529872023226</text:p>
          </table:table-cell>
          <table:table-cell table:style-name="ce4" table:formula="of:=[$Redistribution_central.E89]" office:value-type="float" office:value="0.43877018772367" calcext:value-type="float">
            <text:p>0.43877018772367</text:p>
          </table:table-cell>
          <table:table-cell/>
          <table:table-cell table:style-name="ce4" table:formula="of:=[$redistribution_low.B89]" office:value-type="float" office:value="0.367676811454714" calcext:value-type="float">
            <text:p>0.367676811454714</text:p>
          </table:table-cell>
          <table:table-cell table:style-name="ce4" table:formula="of:=[$redistribution_low.C89]" office:value-type="float" office:value="0.436620074801927" calcext:value-type="float">
            <text:p>0.436620074801927</text:p>
          </table:table-cell>
          <table:table-cell table:style-name="ce4" table:formula="of:=[$redistribution_low.D89]" office:value-type="float" office:value="0.370286365040743" calcext:value-type="float">
            <text:p>0.370286365040743</text:p>
          </table:table-cell>
          <table:table-cell table:style-name="ce4" table:formula="of:=[$redistribution_low.E89]" office:value-type="float" office:value="0.433506398015512" calcext:value-type="float">
            <text:p>0.433506398015512</text:p>
          </table:table-cell>
          <table:table-cell/>
          <table:table-cell table:style-name="ce4" table:formula="of:=[$Redistribution_high.B89]" office:value-type="float" office:value="0.355201359418592" calcext:value-type="float">
            <text:p>0.355201359418592</text:p>
          </table:table-cell>
          <table:table-cell table:style-name="ce4" table:formula="of:=[$Redistribution_high.C89]" office:value-type="float" office:value="0.420675589953021" calcext:value-type="float">
            <text:p>0.420675589953021</text:p>
          </table:table-cell>
          <table:table-cell table:style-name="ce4" table:formula="of:=[$Redistribution_high.D89]" office:value-type="float" office:value="0.358829095330513" calcext:value-type="float">
            <text:p>0.358829095330513</text:p>
          </table:table-cell>
          <table:table-cell table:style-name="ce4" table:formula="of:=[$Redistribution_high.E89]" office:value-type="float" office:value="0.413549998696353" calcext:value-type="float">
            <text:p>0.413549998696353</text:p>
          </table:table-cell>
          <table:table-cell table:number-columns-repeated="49"/>
        </table:table-row>
        <table:table-row table:style-name="ro3">
          <table:table-cell table:style-name="ce4" table:formula="of:=[.A92]+1" office:value-type="float" office:value="137" calcext:value-type="float">
            <text:p>137</text:p>
          </table:table-cell>
          <table:table-cell table:style-name="ce4" table:formula="of:=[$Redistribution_central.B90]" office:value-type="float" office:value="0.365894362868875" calcext:value-type="float">
            <text:p>0.365894362868875</text:p>
          </table:table-cell>
          <table:table-cell table:style-name="ce4" table:formula="of:=[$Redistribution_central.C90]" office:value-type="float" office:value="0.428285387178868" calcext:value-type="float">
            <text:p>0.428285387178868</text:p>
          </table:table-cell>
          <table:table-cell table:style-name="ce4" table:formula="of:=[$Redistribution_central.D90]" office:value-type="float" office:value="0.36971969336125" calcext:value-type="float">
            <text:p>0.36971969336125</text:p>
          </table:table-cell>
          <table:table-cell table:style-name="ce4" table:formula="of:=[$Redistribution_central.E90]" office:value-type="float" office:value="0.425075655761564" calcext:value-type="float">
            <text:p>0.425075655761564</text:p>
          </table:table-cell>
          <table:table-cell/>
          <table:table-cell table:style-name="ce4" table:formula="of:=[$redistribution_low.B90]" office:value-type="float" office:value="0.359569490042838" calcext:value-type="float">
            <text:p>0.359569490042838</text:p>
          </table:table-cell>
          <table:table-cell table:style-name="ce4" table:formula="of:=[$redistribution_low.C90]" office:value-type="float" office:value="0.430048898505371" calcext:value-type="float">
            <text:p>0.430048898505371</text:p>
          </table:table-cell>
          <table:table-cell table:style-name="ce4" table:formula="of:=[$redistribution_low.D90]" office:value-type="float" office:value="0.362418340229249" calcext:value-type="float">
            <text:p>0.362418340229249</text:p>
          </table:table-cell>
          <table:table-cell table:style-name="ce4" table:formula="of:=[$redistribution_low.E90]" office:value-type="float" office:value="0.42640288188958" calcext:value-type="float">
            <text:p>0.42640288188958</text:p>
          </table:table-cell>
          <table:table-cell/>
          <table:table-cell table:style-name="ce4" table:formula="of:=[$Redistribution_high.B90]" office:value-type="float" office:value="0.361243265868699" calcext:value-type="float">
            <text:p>0.361243265868699</text:p>
          </table:table-cell>
          <table:table-cell table:style-name="ce4" table:formula="of:=[$Redistribution_high.C90]" office:value-type="float" office:value="0.426751366666372" calcext:value-type="float">
            <text:p>0.426751366666372</text:p>
          </table:table-cell>
          <table:table-cell table:style-name="ce4" table:formula="of:=[$Redistribution_high.D90]" office:value-type="float" office:value="0.365410703941036" calcext:value-type="float">
            <text:p>0.365410703941036</text:p>
          </table:table-cell>
          <table:table-cell table:style-name="ce4" table:formula="of:=[$Redistribution_high.E90]" office:value-type="float" office:value="0.417801877941998" calcext:value-type="float">
            <text:p>0.417801877941998</text:p>
          </table:table-cell>
          <table:table-cell table:number-columns-repeated="49"/>
        </table:table-row>
        <table:table-row table:style-name="ro3">
          <table:table-cell table:style-name="ce4" table:formula="of:=[.A93]+1" office:value-type="float" office:value="138" calcext:value-type="float">
            <text:p>138</text:p>
          </table:table-cell>
          <table:table-cell table:style-name="ce4" table:formula="of:=[$Redistribution_central.B91]" office:value-type="float" office:value="0.371239006144557" calcext:value-type="float">
            <text:p>0.371239006144557</text:p>
          </table:table-cell>
          <table:table-cell table:style-name="ce4" table:formula="of:=[$Redistribution_central.C91]" office:value-type="float" office:value="0.430897909990968" calcext:value-type="float">
            <text:p>0.430897909990968</text:p>
          </table:table-cell>
          <table:table-cell table:style-name="ce4" table:formula="of:=[$Redistribution_central.D91]" office:value-type="float" office:value="0.373091183254348" calcext:value-type="float">
            <text:p>0.373091183254348</text:p>
          </table:table-cell>
          <table:table-cell table:style-name="ce4" table:formula="of:=[$Redistribution_central.E91]" office:value-type="float" office:value="0.431238456862385" calcext:value-type="float">
            <text:p>0.431238456862385</text:p>
          </table:table-cell>
          <table:table-cell/>
          <table:table-cell table:style-name="ce4" table:formula="of:=[$redistribution_low.B91]" office:value-type="float" office:value="0.365241496705" calcext:value-type="float">
            <text:p>0.365241496705</text:p>
          </table:table-cell>
          <table:table-cell table:style-name="ce4" table:formula="of:=[$redistribution_low.C91]" office:value-type="float" office:value="0.440980518415571" calcext:value-type="float">
            <text:p>0.440980518415571</text:p>
          </table:table-cell>
          <table:table-cell table:style-name="ce4" table:formula="of:=[$redistribution_low.D91]" office:value-type="float" office:value="0.367066855058475" calcext:value-type="float">
            <text:p>0.367066855058475</text:p>
          </table:table-cell>
          <table:table-cell table:style-name="ce4" table:formula="of:=[$redistribution_low.E91]" office:value-type="float" office:value="0.438610448767043" calcext:value-type="float">
            <text:p>0.438610448767043</text:p>
          </table:table-cell>
          <table:table-cell/>
          <table:table-cell table:style-name="ce4" table:formula="of:=[$Redistribution_high.B91]" office:value-type="float" office:value="0.360003468457" calcext:value-type="float">
            <text:p>0.360003468457</text:p>
          </table:table-cell>
          <table:table-cell table:style-name="ce4" table:formula="of:=[$Redistribution_high.C91]" office:value-type="float" office:value="0.424889919182418" calcext:value-type="float">
            <text:p>0.424889919182418</text:p>
          </table:table-cell>
          <table:table-cell table:style-name="ce4" table:formula="of:=[$Redistribution_high.D91]" office:value-type="float" office:value="0.363193473117153" calcext:value-type="float">
            <text:p>0.363193473117153</text:p>
          </table:table-cell>
          <table:table-cell table:style-name="ce4" table:formula="of:=[$Redistribution_high.E91]" office:value-type="float" office:value="0.418089099577517" calcext:value-type="float">
            <text:p>0.418089099577517</text:p>
          </table:table-cell>
          <table:table-cell table:number-columns-repeated="49"/>
        </table:table-row>
        <table:table-row table:style-name="ro3">
          <table:table-cell table:style-name="ce4" table:formula="of:=[.A94]+1" office:value-type="float" office:value="139" calcext:value-type="float">
            <text:p>139</text:p>
          </table:table-cell>
          <table:table-cell table:style-name="ce4" table:formula="of:=[$Redistribution_central.B92]" office:value-type="float" office:value="0.371190085755074" calcext:value-type="float">
            <text:p>0.371190085755074</text:p>
          </table:table-cell>
          <table:table-cell table:style-name="ce4" table:formula="of:=[$Redistribution_central.C92]" office:value-type="float" office:value="0.434089352323286" calcext:value-type="float">
            <text:p>0.434089352323286</text:p>
          </table:table-cell>
          <table:table-cell table:style-name="ce4" table:formula="of:=[$Redistribution_central.D92]" office:value-type="float" office:value="0.373184030389146" calcext:value-type="float">
            <text:p>0.373184030389146</text:p>
          </table:table-cell>
          <table:table-cell table:style-name="ce4" table:formula="of:=[$Redistribution_central.E92]" office:value-type="float" office:value="0.434939161396335" calcext:value-type="float">
            <text:p>0.434939161396335</text:p>
          </table:table-cell>
          <table:table-cell/>
          <table:table-cell table:style-name="ce4" table:formula="of:=[$redistribution_low.B92]" office:value-type="float" office:value="0.360151106890106" calcext:value-type="float">
            <text:p>0.360151106890106</text:p>
          </table:table-cell>
          <table:table-cell table:style-name="ce4" table:formula="of:=[$redistribution_low.C92]" office:value-type="float" office:value="0.427929540510443" calcext:value-type="float">
            <text:p>0.427929540510443</text:p>
          </table:table-cell>
          <table:table-cell table:style-name="ce4" table:formula="of:=[$redistribution_low.D92]" office:value-type="float" office:value="0.361712852328512" calcext:value-type="float">
            <text:p>0.361712852328512</text:p>
          </table:table-cell>
          <table:table-cell table:style-name="ce4" table:formula="of:=[$redistribution_low.E92]" office:value-type="float" office:value="0.427269152915742" calcext:value-type="float">
            <text:p>0.427269152915742</text:p>
          </table:table-cell>
          <table:table-cell/>
          <table:table-cell table:style-name="ce4" table:formula="of:=[$Redistribution_high.B92]" office:value-type="float" office:value="0.369409473083616" calcext:value-type="float">
            <text:p>0.369409473083616</text:p>
          </table:table-cell>
          <table:table-cell table:style-name="ce4" table:formula="of:=[$Redistribution_high.C92]" office:value-type="float" office:value="0.43353797245404" calcext:value-type="float">
            <text:p>0.43353797245404</text:p>
          </table:table-cell>
          <table:table-cell table:style-name="ce4" table:formula="of:=[$Redistribution_high.D92]" office:value-type="float" office:value="0.37257131942899" calcext:value-type="float">
            <text:p>0.37257131942899</text:p>
          </table:table-cell>
          <table:table-cell table:style-name="ce4" table:formula="of:=[$Redistribution_high.E92]" office:value-type="float" office:value="0.426971228188347" calcext:value-type="float">
            <text:p>0.426971228188347</text:p>
          </table:table-cell>
          <table:table-cell table:number-columns-repeated="49"/>
        </table:table-row>
        <table:table-row table:style-name="ro3">
          <table:table-cell table:style-name="ce4" table:formula="of:=[.A95]+1" office:value-type="float" office:value="140" calcext:value-type="float">
            <text:p>140</text:p>
          </table:table-cell>
          <table:table-cell table:style-name="ce4" table:formula="of:=[$Redistribution_central.B93]" office:value-type="float" office:value="0.361415170666358" calcext:value-type="float">
            <text:p>0.361415170666358</text:p>
          </table:table-cell>
          <table:table-cell table:style-name="ce4" table:formula="of:=[$Redistribution_central.C93]" office:value-type="float" office:value="0.422494571766118" calcext:value-type="float">
            <text:p>0.422494571766118</text:p>
          </table:table-cell>
          <table:table-cell table:style-name="ce4" table:formula="of:=[$Redistribution_central.D93]" office:value-type="float" office:value="0.363271769880537" calcext:value-type="float">
            <text:p>0.363271769880537</text:p>
          </table:table-cell>
          <table:table-cell table:style-name="ce4" table:formula="of:=[$Redistribution_central.E93]" office:value-type="float" office:value="0.423777925089423" calcext:value-type="float">
            <text:p>0.423777925089423</text:p>
          </table:table-cell>
          <table:table-cell/>
          <table:table-cell table:style-name="ce4" table:formula="of:=[$redistribution_low.B93]" office:value-type="float" office:value="0.365437684605394" calcext:value-type="float">
            <text:p>0.365437684605394</text:p>
          </table:table-cell>
          <table:table-cell table:style-name="ce4" table:formula="of:=[$redistribution_low.C93]" office:value-type="float" office:value="0.442779324912581" calcext:value-type="float">
            <text:p>0.442779324912581</text:p>
          </table:table-cell>
          <table:table-cell table:style-name="ce4" table:formula="of:=[$redistribution_low.D93]" office:value-type="float" office:value="0.366940240808513" calcext:value-type="float">
            <text:p>0.366940240808513</text:p>
          </table:table-cell>
          <table:table-cell table:style-name="ce4" table:formula="of:=[$redistribution_low.E93]" office:value-type="float" office:value="0.444985715565706" calcext:value-type="float">
            <text:p>0.444985715565706</text:p>
          </table:table-cell>
          <table:table-cell/>
          <table:table-cell table:style-name="ce4" table:formula="of:=[$Redistribution_high.B93]" office:value-type="float" office:value="0.356409658729142" calcext:value-type="float">
            <text:p>0.356409658729142</text:p>
          </table:table-cell>
          <table:table-cell table:style-name="ce4" table:formula="of:=[$Redistribution_high.C93]" office:value-type="float" office:value="0.41579029607845" calcext:value-type="float">
            <text:p>0.41579029607845</text:p>
          </table:table-cell>
          <table:table-cell table:style-name="ce4" table:formula="of:=[$Redistribution_high.D93]" office:value-type="float" office:value="0.358821907532226" calcext:value-type="float">
            <text:p>0.358821907532226</text:p>
          </table:table-cell>
          <table:table-cell table:style-name="ce4" table:formula="of:=[$Redistribution_high.E93]" office:value-type="float" office:value="0.409744351257835" calcext:value-type="float">
            <text:p>0.409744351257835</text:p>
          </table:table-cell>
          <table:table-cell table:number-columns-repeated="49"/>
        </table:table-row>
        <table:table-row table:style-name="ro3">
          <table:table-cell table:style-name="ce4" table:formula="of:=[.A96]+1" office:value-type="float" office:value="141" calcext:value-type="float">
            <text:p>141</text:p>
          </table:table-cell>
          <table:table-cell table:style-name="ce4" table:formula="of:=[$Redistribution_central.B94]" office:value-type="float" office:value="0.360360646134784" calcext:value-type="float">
            <text:p>0.360360646134784</text:p>
          </table:table-cell>
          <table:table-cell table:style-name="ce4" table:formula="of:=[$Redistribution_central.C94]" office:value-type="float" office:value="0.424265512093732" calcext:value-type="float">
            <text:p>0.424265512093732</text:p>
          </table:table-cell>
          <table:table-cell table:style-name="ce4" table:formula="of:=[$Redistribution_central.D94]" office:value-type="float" office:value="0.362525542829296" calcext:value-type="float">
            <text:p>0.362525542829296</text:p>
          </table:table-cell>
          <table:table-cell table:style-name="ce4" table:formula="of:=[$Redistribution_central.E94]" office:value-type="float" office:value="0.425405025888754" calcext:value-type="float">
            <text:p>0.425405025888754</text:p>
          </table:table-cell>
          <table:table-cell/>
          <table:table-cell table:style-name="ce4" table:formula="of:=[$redistribution_low.B94]" office:value-type="float" office:value="0.364040692277547" calcext:value-type="float">
            <text:p>0.364040692277547</text:p>
          </table:table-cell>
          <table:table-cell table:style-name="ce4" table:formula="of:=[$redistribution_low.C94]" office:value-type="float" office:value="0.440595046527226" calcext:value-type="float">
            <text:p>0.440595046527226</text:p>
          </table:table-cell>
          <table:table-cell table:style-name="ce4" table:formula="of:=[$redistribution_low.D94]" office:value-type="float" office:value="0.367346523477355" calcext:value-type="float">
            <text:p>0.367346523477355</text:p>
          </table:table-cell>
          <table:table-cell table:style-name="ce4" table:formula="of:=[$redistribution_low.E94]" office:value-type="float" office:value="0.439100838874564" calcext:value-type="float">
            <text:p>0.439100838874564</text:p>
          </table:table-cell>
          <table:table-cell/>
          <table:table-cell table:style-name="ce4" table:formula="of:=[$Redistribution_high.B94]" office:value-type="float" office:value="0.346738937508759" calcext:value-type="float">
            <text:p>0.346738937508759</text:p>
          </table:table-cell>
          <table:table-cell table:style-name="ce4" table:formula="of:=[$Redistribution_high.C94]" office:value-type="float" office:value="0.40563831424482" calcext:value-type="float">
            <text:p>0.40563831424482</text:p>
          </table:table-cell>
          <table:table-cell table:style-name="ce4" table:formula="of:=[$Redistribution_high.D94]" office:value-type="float" office:value="0.349599816278272" calcext:value-type="float">
            <text:p>0.349599816278272</text:p>
          </table:table-cell>
          <table:table-cell table:style-name="ce4" table:formula="of:=[$Redistribution_high.E94]" office:value-type="float" office:value="0.399058119034114" calcext:value-type="float">
            <text:p>0.399058119034114</text:p>
          </table:table-cell>
          <table:table-cell table:number-columns-repeated="49"/>
        </table:table-row>
        <table:table-row table:style-name="ro3">
          <table:table-cell table:style-name="ce4" table:formula="of:=[.A97]+1" office:value-type="float" office:value="142" calcext:value-type="float">
            <text:p>142</text:p>
          </table:table-cell>
          <table:table-cell table:style-name="ce4" table:formula="of:=[$Redistribution_central.B95]" office:value-type="float" office:value="0.355192030413364" calcext:value-type="float">
            <text:p>0.355192030413364</text:p>
          </table:table-cell>
          <table:table-cell table:style-name="ce4" table:formula="of:=[$Redistribution_central.C95]" office:value-type="float" office:value="0.419686854118654" calcext:value-type="float">
            <text:p>0.419686854118654</text:p>
          </table:table-cell>
          <table:table-cell table:style-name="ce4" table:formula="of:=[$Redistribution_central.D95]" office:value-type="float" office:value="0.357523412734426" calcext:value-type="float">
            <text:p>0.357523412734426</text:p>
          </table:table-cell>
          <table:table-cell table:style-name="ce4" table:formula="of:=[$Redistribution_central.E95]" office:value-type="float" office:value="0.417824666478883" calcext:value-type="float">
            <text:p>0.417824666478883</text:p>
          </table:table-cell>
          <table:table-cell/>
          <table:table-cell table:style-name="ce4" table:formula="of:=[$redistribution_low.B95]" office:value-type="float" office:value="0.357626340093189" calcext:value-type="float">
            <text:p>0.357626340093189</text:p>
          </table:table-cell>
          <table:table-cell table:style-name="ce4" table:formula="of:=[$redistribution_low.C95]" office:value-type="float" office:value="0.436953756491963" calcext:value-type="float">
            <text:p>0.436953756491963</text:p>
          </table:table-cell>
          <table:table-cell table:style-name="ce4" table:formula="of:=[$redistribution_low.D95]" office:value-type="float" office:value="0.360350050381013" calcext:value-type="float">
            <text:p>0.360350050381013</text:p>
          </table:table-cell>
          <table:table-cell table:style-name="ce4" table:formula="of:=[$redistribution_low.E95]" office:value-type="float" office:value="0.437308704939844" calcext:value-type="float">
            <text:p>0.437308704939844</text:p>
          </table:table-cell>
          <table:table-cell/>
          <table:table-cell table:style-name="ce4" table:formula="of:=[$Redistribution_high.B95]" office:value-type="float" office:value="0.351954879901791" calcext:value-type="float">
            <text:p>0.351954879901791</text:p>
          </table:table-cell>
          <table:table-cell table:style-name="ce4" table:formula="of:=[$Redistribution_high.C95]" office:value-type="float" office:value="0.409075949613939" calcext:value-type="float">
            <text:p>0.409075949613939</text:p>
          </table:table-cell>
          <table:table-cell table:style-name="ce4" table:formula="of:=[$Redistribution_high.D95]" office:value-type="float" office:value="0.354579652055381" calcext:value-type="float">
            <text:p>0.354579652055381</text:p>
          </table:table-cell>
          <table:table-cell table:style-name="ce4" table:formula="of:=[$Redistribution_high.E95]" office:value-type="float" office:value="0.40253014163452" calcext:value-type="float">
            <text:p>0.40253014163452</text:p>
          </table:table-cell>
          <table:table-cell table:number-columns-repeated="49"/>
        </table:table-row>
        <table:table-row table:style-name="ro3">
          <table:table-cell table:style-name="ce4" table:formula="of:=[.A98]+1" office:value-type="float" office:value="143" calcext:value-type="float">
            <text:p>143</text:p>
          </table:table-cell>
          <table:table-cell table:style-name="ce4" table:formula="of:=[$Redistribution_central.B96]" office:value-type="float" office:value="0.347826860306815" calcext:value-type="float">
            <text:p>0.347826860306815</text:p>
          </table:table-cell>
          <table:table-cell table:style-name="ce4" table:formula="of:=[$Redistribution_central.C96]" office:value-type="float" office:value="0.410036330574467" calcext:value-type="float">
            <text:p>0.410036330574467</text:p>
          </table:table-cell>
          <table:table-cell table:style-name="ce4" table:formula="of:=[$Redistribution_central.D96]" office:value-type="float" office:value="0.349893999174176" calcext:value-type="float">
            <text:p>0.349893999174176</text:p>
          </table:table-cell>
          <table:table-cell table:style-name="ce4" table:formula="of:=[$Redistribution_central.E96]" office:value-type="float" office:value="0.409140200271648" calcext:value-type="float">
            <text:p>0.409140200271648</text:p>
          </table:table-cell>
          <table:table-cell/>
          <table:table-cell table:style-name="ce4" table:formula="of:=[$redistribution_low.B96]" office:value-type="float" office:value="0.347895465483154" calcext:value-type="float">
            <text:p>0.347895465483154</text:p>
          </table:table-cell>
          <table:table-cell table:style-name="ce4" table:formula="of:=[$redistribution_low.C96]" office:value-type="float" office:value="0.419430989733165" calcext:value-type="float">
            <text:p>0.419430989733165</text:p>
          </table:table-cell>
          <table:table-cell table:style-name="ce4" table:formula="of:=[$redistribution_low.D96]" office:value-type="float" office:value="0.350299200388232" calcext:value-type="float">
            <text:p>0.350299200388232</text:p>
          </table:table-cell>
          <table:table-cell table:style-name="ce4" table:formula="of:=[$redistribution_low.E96]" office:value-type="float" office:value="0.420485645406657" calcext:value-type="float">
            <text:p>0.420485645406657</text:p>
          </table:table-cell>
          <table:table-cell/>
          <table:table-cell table:style-name="ce4" table:formula="of:=[$Redistribution_high.B96]" office:value-type="float" office:value="0.352816003665133" calcext:value-type="float">
            <text:p>0.352816003665133</text:p>
          </table:table-cell>
          <table:table-cell table:style-name="ce4" table:formula="of:=[$Redistribution_high.C96]" office:value-type="float" office:value="0.413980989039872" calcext:value-type="float">
            <text:p>0.413980989039872</text:p>
          </table:table-cell>
          <table:table-cell table:style-name="ce4" table:formula="of:=[$Redistribution_high.D96]" office:value-type="float" office:value="0.355453474567992" calcext:value-type="float">
            <text:p>0.355453474567992</text:p>
          </table:table-cell>
          <table:table-cell table:style-name="ce4" table:formula="of:=[$Redistribution_high.E96]" office:value-type="float" office:value="0.4074823224548" calcext:value-type="float">
            <text:p>0.4074823224548</text:p>
          </table:table-cell>
          <table:table-cell table:number-columns-repeated="49"/>
        </table:table-row>
        <table:table-row table:style-name="ro3">
          <table:table-cell table:style-name="ce4" table:formula="of:=[.A99]+1" office:value-type="float" office:value="144" calcext:value-type="float">
            <text:p>144</text:p>
          </table:table-cell>
          <table:table-cell table:style-name="ce4" table:formula="of:=[$Redistribution_central.B97]" office:value-type="float" office:value="0.354903524979581" calcext:value-type="float">
            <text:p>0.354903524979581</text:p>
          </table:table-cell>
          <table:table-cell table:style-name="ce4" table:formula="of:=[$Redistribution_central.C97]" office:value-type="float" office:value="0.415856378307618" calcext:value-type="float">
            <text:p>0.415856378307618</text:p>
          </table:table-cell>
          <table:table-cell table:style-name="ce4" table:formula="of:=[$Redistribution_central.D97]" office:value-type="float" office:value="0.356556164372164" calcext:value-type="float">
            <text:p>0.356556164372164</text:p>
          </table:table-cell>
          <table:table-cell table:style-name="ce4" table:formula="of:=[$Redistribution_central.E97]" office:value-type="float" office:value="0.418818584732936" calcext:value-type="float">
            <text:p>0.418818584732936</text:p>
          </table:table-cell>
          <table:table-cell/>
          <table:table-cell table:style-name="ce4" table:formula="of:=[$redistribution_low.B97]" office:value-type="float" office:value="0.352540517435668" calcext:value-type="float">
            <text:p>0.352540517435668</text:p>
          </table:table-cell>
          <table:table-cell table:style-name="ce4" table:formula="of:=[$redistribution_low.C97]" office:value-type="float" office:value="0.420293975331839" calcext:value-type="float">
            <text:p>0.420293975331839</text:p>
          </table:table-cell>
          <table:table-cell table:style-name="ce4" table:formula="of:=[$redistribution_low.D97]" office:value-type="float" office:value="0.3554936180344" calcext:value-type="float">
            <text:p>0.3554936180344</text:p>
          </table:table-cell>
          <table:table-cell table:style-name="ce4" table:formula="of:=[$redistribution_low.E97]" office:value-type="float" office:value="0.420451602090249" calcext:value-type="float">
            <text:p>0.420451602090249</text:p>
          </table:table-cell>
          <table:table-cell/>
          <table:table-cell table:style-name="ce4" table:formula="of:=[$Redistribution_high.B97]" office:value-type="float" office:value="0.347146169437875" calcext:value-type="float">
            <text:p>0.347146169437875</text:p>
          </table:table-cell>
          <table:table-cell table:style-name="ce4" table:formula="of:=[$Redistribution_high.C97]" office:value-type="float" office:value="0.408268551457819" calcext:value-type="float">
            <text:p>0.408268551457819</text:p>
          </table:table-cell>
          <table:table-cell table:style-name="ce4" table:formula="of:=[$Redistribution_high.D97]" office:value-type="float" office:value="0.349091907091721" calcext:value-type="float">
            <text:p>0.349091907091721</text:p>
          </table:table-cell>
          <table:table-cell table:style-name="ce4" table:formula="of:=[$Redistribution_high.E97]" office:value-type="float" office:value="0.402680999470683" calcext:value-type="float">
            <text:p>0.402680999470683</text:p>
          </table:table-cell>
          <table:table-cell table:number-columns-repeated="49"/>
        </table:table-row>
        <table:table-row table:style-name="ro3">
          <table:table-cell table:style-name="ce4" table:formula="of:=[.A100]+1" office:value-type="float" office:value="145" calcext:value-type="float">
            <text:p>145</text:p>
          </table:table-cell>
          <table:table-cell table:style-name="ce4" table:formula="of:=[$Redistribution_central.B98]" office:value-type="float" office:value="0.346785265317833" calcext:value-type="float">
            <text:p>0.346785265317833</text:p>
          </table:table-cell>
          <table:table-cell table:style-name="ce4" table:formula="of:=[$Redistribution_central.C98]" office:value-type="float" office:value="0.403587425926289" calcext:value-type="float">
            <text:p>0.403587425926289</text:p>
          </table:table-cell>
          <table:table-cell table:style-name="ce4" table:formula="of:=[$Redistribution_central.D98]" office:value-type="float" office:value="0.34876181712926" calcext:value-type="float">
            <text:p>0.34876181712926</text:p>
          </table:table-cell>
          <table:table-cell table:style-name="ce4" table:formula="of:=[$Redistribution_central.E98]" office:value-type="float" office:value="0.409248662964659" calcext:value-type="float">
            <text:p>0.409248662964659</text:p>
          </table:table-cell>
          <table:table-cell/>
          <table:table-cell table:style-name="ce4" table:formula="of:=[$redistribution_low.B98]" office:value-type="float" office:value="0.344932164541875" calcext:value-type="float">
            <text:p>0.344932164541875</text:p>
          </table:table-cell>
          <table:table-cell table:style-name="ce4" table:formula="of:=[$redistribution_low.C98]" office:value-type="float" office:value="0.406883527148502" calcext:value-type="float">
            <text:p>0.406883527148502</text:p>
          </table:table-cell>
          <table:table-cell table:style-name="ce4" table:formula="of:=[$redistribution_low.D98]" office:value-type="float" office:value="0.348650666331839" calcext:value-type="float">
            <text:p>0.348650666331839</text:p>
          </table:table-cell>
          <table:table-cell table:style-name="ce4" table:formula="of:=[$redistribution_low.E98]" office:value-type="float" office:value="0.406942985577706" calcext:value-type="float">
            <text:p>0.406942985577706</text:p>
          </table:table-cell>
          <table:table-cell/>
          <table:table-cell table:style-name="ce4" table:formula="of:=[$Redistribution_high.B98]" office:value-type="float" office:value="0.347630239823385" calcext:value-type="float">
            <text:p>0.347630239823385</text:p>
          </table:table-cell>
          <table:table-cell table:style-name="ce4" table:formula="of:=[$Redistribution_high.C98]" office:value-type="float" office:value="0.408137551669926" calcext:value-type="float">
            <text:p>0.408137551669926</text:p>
          </table:table-cell>
          <table:table-cell table:style-name="ce4" table:formula="of:=[$Redistribution_high.D98]" office:value-type="float" office:value="0.349230797941997" calcext:value-type="float">
            <text:p>0.349230797941997</text:p>
          </table:table-cell>
          <table:table-cell table:style-name="ce4" table:formula="of:=[$Redistribution_high.E98]" office:value-type="float" office:value="0.40298280161716" calcext:value-type="float">
            <text:p>0.40298280161716</text:p>
          </table:table-cell>
          <table:table-cell table:number-columns-repeated="49"/>
        </table:table-row>
        <table:table-row table:style-name="ro3">
          <table:table-cell table:style-name="ce4" table:formula="of:=[.A101]+1" office:value-type="float" office:value="146" calcext:value-type="float">
            <text:p>146</text:p>
          </table:table-cell>
          <table:table-cell table:style-name="ce4" table:formula="of:=[$Redistribution_central.B99]" office:value-type="float" office:value="0.346456933244968" calcext:value-type="float">
            <text:p>0.346456933244968</text:p>
          </table:table-cell>
          <table:table-cell table:style-name="ce4" table:formula="of:=[$Redistribution_central.C99]" office:value-type="float" office:value="0.398564932054901" calcext:value-type="float">
            <text:p>0.398564932054901</text:p>
          </table:table-cell>
          <table:table-cell table:style-name="ce4" table:formula="of:=[$Redistribution_central.D99]" office:value-type="float" office:value="0.347931004372248" calcext:value-type="float">
            <text:p>0.347931004372248</text:p>
          </table:table-cell>
          <table:table-cell table:style-name="ce4" table:formula="of:=[$Redistribution_central.E99]" office:value-type="float" office:value="0.405793868682024" calcext:value-type="float">
            <text:p>0.405793868682024</text:p>
          </table:table-cell>
          <table:table-cell/>
          <table:table-cell table:style-name="ce4" table:formula="of:=[$redistribution_low.B99]" office:value-type="float" office:value="0.344803993333109" calcext:value-type="float">
            <text:p>0.344803993333109</text:p>
          </table:table-cell>
          <table:table-cell table:style-name="ce4" table:formula="of:=[$redistribution_low.C99]" office:value-type="float" office:value="0.40177322677155" calcext:value-type="float">
            <text:p>0.40177322677155</text:p>
          </table:table-cell>
          <table:table-cell table:style-name="ce4" table:formula="of:=[$redistribution_low.D99]" office:value-type="float" office:value="0.346598866449072" calcext:value-type="float">
            <text:p>0.346598866449072</text:p>
          </table:table-cell>
          <table:table-cell table:style-name="ce4" table:formula="of:=[$redistribution_low.E99]" office:value-type="float" office:value="0.404327545150149" calcext:value-type="float">
            <text:p>0.404327545150149</text:p>
          </table:table-cell>
          <table:table-cell/>
          <table:table-cell table:style-name="ce4" table:formula="of:=[$Redistribution_high.B99]" office:value-type="float" office:value="0.348877888068043" calcext:value-type="float">
            <text:p>0.348877888068043</text:p>
          </table:table-cell>
          <table:table-cell table:style-name="ce4" table:formula="of:=[$Redistribution_high.C99]" office:value-type="float" office:value="0.405528870062618" calcext:value-type="float">
            <text:p>0.405528870062618</text:p>
          </table:table-cell>
          <table:table-cell table:style-name="ce4" table:formula="of:=[$Redistribution_high.D99]" office:value-type="float" office:value="0.350364441175551" calcext:value-type="float">
            <text:p>0.350364441175551</text:p>
          </table:table-cell>
          <table:table-cell table:style-name="ce4" table:formula="of:=[$Redistribution_high.E99]" office:value-type="float" office:value="0.400506394665224" calcext:value-type="float">
            <text:p>0.400506394665224</text:p>
          </table:table-cell>
          <table:table-cell table:number-columns-repeated="49"/>
        </table:table-row>
        <table:table-row table:style-name="ro3">
          <table:table-cell table:style-name="ce4" table:formula="of:=[.A102]+1" office:value-type="float" office:value="147" calcext:value-type="float">
            <text:p>147</text:p>
          </table:table-cell>
          <table:table-cell table:style-name="ce4" table:formula="of:=[$Redistribution_central.B100]" office:value-type="float" office:value="0.35196316991046" calcext:value-type="float">
            <text:p>0.35196316991046</text:p>
          </table:table-cell>
          <table:table-cell table:style-name="ce4" table:formula="of:=[$Redistribution_central.C100]" office:value-type="float" office:value="0.40804268019345" calcext:value-type="float">
            <text:p>0.40804268019345</text:p>
          </table:table-cell>
          <table:table-cell table:style-name="ce4" table:formula="of:=[$Redistribution_central.D100]" office:value-type="float" office:value="0.353043234988047" calcext:value-type="float">
            <text:p>0.353043234988047</text:p>
          </table:table-cell>
          <table:table-cell table:style-name="ce4" table:formula="of:=[$Redistribution_central.E100]" office:value-type="float" office:value="0.415937568260706" calcext:value-type="float">
            <text:p>0.415937568260706</text:p>
          </table:table-cell>
          <table:table-cell/>
          <table:table-cell table:style-name="ce4" table:formula="of:=[$redistribution_low.B100]" office:value-type="float" office:value="0.343511644605673" calcext:value-type="float">
            <text:p>0.343511644605673</text:p>
          </table:table-cell>
          <table:table-cell table:style-name="ce4" table:formula="of:=[$redistribution_low.C100]" office:value-type="float" office:value="0.39905478319606" calcext:value-type="float">
            <text:p>0.39905478319606</text:p>
          </table:table-cell>
          <table:table-cell table:style-name="ce4" table:formula="of:=[$redistribution_low.D100]" office:value-type="float" office:value="0.345427102786956" calcext:value-type="float">
            <text:p>0.345427102786956</text:p>
          </table:table-cell>
          <table:table-cell table:style-name="ce4" table:formula="of:=[$redistribution_low.E100]" office:value-type="float" office:value="0.400418472211736" calcext:value-type="float">
            <text:p>0.400418472211736</text:p>
          </table:table-cell>
          <table:table-cell/>
          <table:table-cell table:style-name="ce4" table:formula="of:=[$Redistribution_high.B100]" office:value-type="float" office:value="0.341163624458732" calcext:value-type="float">
            <text:p>0.341163624458732</text:p>
          </table:table-cell>
          <table:table-cell table:style-name="ce4" table:formula="of:=[$Redistribution_high.C100]" office:value-type="float" office:value="0.391287150897947" calcext:value-type="float">
            <text:p>0.391287150897947</text:p>
          </table:table-cell>
          <table:table-cell table:style-name="ce4" table:formula="of:=[$Redistribution_high.D100]" office:value-type="float" office:value="0.343340685190047" calcext:value-type="float">
            <text:p>0.343340685190047</text:p>
          </table:table-cell>
          <table:table-cell table:style-name="ce4" table:formula="of:=[$Redistribution_high.E100]" office:value-type="float" office:value="0.384566496568519" calcext:value-type="float">
            <text:p>0.384566496568519</text:p>
          </table:table-cell>
          <table:table-cell table:number-columns-repeated="49"/>
        </table:table-row>
        <table:table-row table:style-name="ro3">
          <table:table-cell table:style-name="ce4" table:formula="of:=[.A103]+1" office:value-type="float" office:value="148" calcext:value-type="float">
            <text:p>148</text:p>
          </table:table-cell>
          <table:table-cell table:style-name="ce4" table:formula="of:=[$Redistribution_central.B101]" office:value-type="float" office:value="0.347585982993028" calcext:value-type="float">
            <text:p>0.347585982993028</text:p>
          </table:table-cell>
          <table:table-cell table:style-name="ce4" table:formula="of:=[$Redistribution_central.C101]" office:value-type="float" office:value="0.400495148284956" calcext:value-type="float">
            <text:p>0.400495148284956</text:p>
          </table:table-cell>
          <table:table-cell table:style-name="ce4" table:formula="of:=[$Redistribution_central.D101]" office:value-type="float" office:value="0.348650786416287" calcext:value-type="float">
            <text:p>0.348650786416287</text:p>
          </table:table-cell>
          <table:table-cell table:style-name="ce4" table:formula="of:=[$Redistribution_central.E101]" office:value-type="float" office:value="0.40928994089832" calcext:value-type="float">
            <text:p>0.40928994089832</text:p>
          </table:table-cell>
          <table:table-cell/>
          <table:table-cell table:style-name="ce4" table:formula="of:=[$redistribution_low.B101]" office:value-type="float" office:value="0.352435291113372" calcext:value-type="float">
            <text:p>0.352435291113372</text:p>
          </table:table-cell>
          <table:table-cell table:style-name="ce4" table:formula="of:=[$redistribution_low.C101]" office:value-type="float" office:value="0.40153503573407" calcext:value-type="float">
            <text:p>0.40153503573407</text:p>
          </table:table-cell>
          <table:table-cell table:style-name="ce4" table:formula="of:=[$redistribution_low.D101]" office:value-type="float" office:value="0.354093244750622" calcext:value-type="float">
            <text:p>0.354093244750622</text:p>
          </table:table-cell>
          <table:table-cell table:style-name="ce4" table:formula="of:=[$redistribution_low.E101]" office:value-type="float" office:value="0.403558439744055" calcext:value-type="float">
            <text:p>0.403558439744055</text:p>
          </table:table-cell>
          <table:table-cell/>
          <table:table-cell table:style-name="ce4" table:formula="of:=[$Redistribution_high.B101]" office:value-type="float" office:value="0.343802122776759" calcext:value-type="float">
            <text:p>0.343802122776759</text:p>
          </table:table-cell>
          <table:table-cell table:style-name="ce4" table:formula="of:=[$Redistribution_high.C101]" office:value-type="float" office:value="0.390877366785545" calcext:value-type="float">
            <text:p>0.390877366785545</text:p>
          </table:table-cell>
          <table:table-cell table:style-name="ce4" table:formula="of:=[$Redistribution_high.D101]" office:value-type="float" office:value="0.345384372102444" calcext:value-type="float">
            <text:p>0.345384372102444</text:p>
          </table:table-cell>
          <table:table-cell table:style-name="ce4" table:formula="of:=[$Redistribution_high.E101]" office:value-type="float" office:value="0.384876014972063" calcext:value-type="float">
            <text:p>0.384876014972063</text:p>
          </table:table-cell>
          <table:table-cell table:number-columns-repeated="49"/>
        </table:table-row>
        <table:table-row table:style-name="ro3">
          <table:table-cell table:style-name="ce4" table:formula="of:=[.A104]+1" office:value-type="float" office:value="149" calcext:value-type="float">
            <text:p>149</text:p>
          </table:table-cell>
          <table:table-cell table:style-name="ce4" table:formula="of:=[$Redistribution_central.B102]" office:value-type="float" office:value="0.343663245102866" calcext:value-type="float">
            <text:p>0.343663245102866</text:p>
          </table:table-cell>
          <table:table-cell table:style-name="ce4" table:formula="of:=[$Redistribution_central.C102]" office:value-type="float" office:value="0.395256634547541" calcext:value-type="float">
            <text:p>0.395256634547541</text:p>
          </table:table-cell>
          <table:table-cell table:style-name="ce4" table:formula="of:=[$Redistribution_central.D102]" office:value-type="float" office:value="0.345141325870179" calcext:value-type="float">
            <text:p>0.345141325870179</text:p>
          </table:table-cell>
          <table:table-cell table:style-name="ce4" table:formula="of:=[$Redistribution_central.E102]" office:value-type="float" office:value="0.404616563819691" calcext:value-type="float">
            <text:p>0.404616563819691</text:p>
          </table:table-cell>
          <table:table-cell/>
          <table:table-cell table:style-name="ce4" table:formula="of:=[$redistribution_low.B102]" office:value-type="float" office:value="0.349254435965057" calcext:value-type="float">
            <text:p>0.349254435965057</text:p>
          </table:table-cell>
          <table:table-cell table:style-name="ce4" table:formula="of:=[$redistribution_low.C102]" office:value-type="float" office:value="0.40113594087418" calcext:value-type="float">
            <text:p>0.40113594087418</text:p>
          </table:table-cell>
          <table:table-cell table:style-name="ce4" table:formula="of:=[$redistribution_low.D102]" office:value-type="float" office:value="0.351346275628162" calcext:value-type="float">
            <text:p>0.351346275628162</text:p>
          </table:table-cell>
          <table:table-cell table:style-name="ce4" table:formula="of:=[$redistribution_low.E102]" office:value-type="float" office:value="0.403755984449445" calcext:value-type="float">
            <text:p>0.403755984449445</text:p>
          </table:table-cell>
          <table:table-cell/>
          <table:table-cell table:style-name="ce4" table:formula="of:=[$Redistribution_high.B102]" office:value-type="float" office:value="0.353360527442659" calcext:value-type="float">
            <text:p>0.353360527442659</text:p>
          </table:table-cell>
          <table:table-cell table:style-name="ce4" table:formula="of:=[$Redistribution_high.C102]" office:value-type="float" office:value="0.400990989981848" calcext:value-type="float">
            <text:p>0.400990989981848</text:p>
          </table:table-cell>
          <table:table-cell table:style-name="ce4" table:formula="of:=[$Redistribution_high.D102]" office:value-type="float" office:value="0.354364891801165" calcext:value-type="float">
            <text:p>0.354364891801165</text:p>
          </table:table-cell>
          <table:table-cell table:style-name="ce4" table:formula="of:=[$Redistribution_high.E102]" office:value-type="float" office:value="0.396026805252595" calcext:value-type="float">
            <text:p>0.396026805252595</text:p>
          </table:table-cell>
          <table:table-cell table:number-columns-repeated="49"/>
        </table:table-row>
        <table:table-row table:style-name="ro3">
          <table:table-cell table:style-name="ce4" table:formula="of:=[.A105]+1" office:value-type="float" office:value="150" calcext:value-type="float">
            <text:p>150</text:p>
          </table:table-cell>
          <table:table-cell table:style-name="ce4" table:formula="of:=[$Redistribution_central.B103]" office:value-type="float" office:value="0.340080808319689" calcext:value-type="float">
            <text:p>0.340080808319689</text:p>
          </table:table-cell>
          <table:table-cell table:style-name="ce4" table:formula="of:=[$Redistribution_central.C103]" office:value-type="float" office:value="0.390269658223235" calcext:value-type="float">
            <text:p>0.390269658223235</text:p>
          </table:table-cell>
          <table:table-cell table:style-name="ce4" table:formula="of:=[$Redistribution_central.D103]" office:value-type="float" office:value="0.341513982766" calcext:value-type="float">
            <text:p>0.341513982766</text:p>
          </table:table-cell>
          <table:table-cell table:style-name="ce4" table:formula="of:=[$Redistribution_central.E103]" office:value-type="float" office:value="0.39829059504241" calcext:value-type="float">
            <text:p>0.39829059504241</text:p>
          </table:table-cell>
          <table:table-cell/>
          <table:table-cell table:style-name="ce4" table:formula="of:=[$redistribution_low.B103]" office:value-type="float" office:value="0.343664567730602" calcext:value-type="float">
            <text:p>0.343664567730602</text:p>
          </table:table-cell>
          <table:table-cell table:style-name="ce4" table:formula="of:=[$redistribution_low.C103]" office:value-type="float" office:value="0.399999974453663" calcext:value-type="float">
            <text:p>0.399999974453663</text:p>
          </table:table-cell>
          <table:table-cell table:style-name="ce4" table:formula="of:=[$redistribution_low.D103]" office:value-type="float" office:value="0.346435761994374" calcext:value-type="float">
            <text:p>0.346435761994374</text:p>
          </table:table-cell>
          <table:table-cell table:style-name="ce4" table:formula="of:=[$redistribution_low.E103]" office:value-type="float" office:value="0.40350323459806" calcext:value-type="float">
            <text:p>0.40350323459806</text:p>
          </table:table-cell>
          <table:table-cell/>
          <table:table-cell table:style-name="ce4" table:formula="of:=[$Redistribution_high.B103]" office:value-type="float" office:value="0.344288465861376" calcext:value-type="float">
            <text:p>0.344288465861376</text:p>
          </table:table-cell>
          <table:table-cell table:style-name="ce4" table:formula="of:=[$Redistribution_high.C103]" office:value-type="float" office:value="0.396680187100393" calcext:value-type="float">
            <text:p>0.396680187100393</text:p>
          </table:table-cell>
          <table:table-cell table:style-name="ce4" table:formula="of:=[$Redistribution_high.D103]" office:value-type="float" office:value="0.34684053642401" calcext:value-type="float">
            <text:p>0.34684053642401</text:p>
          </table:table-cell>
          <table:table-cell table:style-name="ce4" table:formula="of:=[$Redistribution_high.E103]" office:value-type="float" office:value="0.389190787859799" calcext:value-type="float">
            <text:p>0.389190787859799</text:p>
          </table:table-cell>
          <table:table-cell table:number-columns-repeated="49"/>
        </table:table-row>
        <table:table-row table:style-name="ro3">
          <table:table-cell table:style-name="ce4" table:formula="of:=[.A106]+1" office:value-type="float" office:value="151" calcext:value-type="float">
            <text:p>151</text:p>
          </table:table-cell>
          <table:table-cell table:style-name="ce4" table:formula="of:=[$Redistribution_central.B104]" office:value-type="float" office:value="0.342968977785726" calcext:value-type="float">
            <text:p>0.342968977785726</text:p>
          </table:table-cell>
          <table:table-cell table:style-name="ce4" table:formula="of:=[$Redistribution_central.C104]" office:value-type="float" office:value="0.383146154091281" calcext:value-type="float">
            <text:p>0.383146154091281</text:p>
          </table:table-cell>
          <table:table-cell table:style-name="ce4" table:formula="of:=[$Redistribution_central.D104]" office:value-type="float" office:value="0.344001185054946" calcext:value-type="float">
            <text:p>0.344001185054946</text:p>
          </table:table-cell>
          <table:table-cell table:style-name="ce4" table:formula="of:=[$Redistribution_central.E104]" office:value-type="float" office:value="0.392414635642822" calcext:value-type="float">
            <text:p>0.392414635642822</text:p>
          </table:table-cell>
          <table:table-cell/>
          <table:table-cell table:style-name="ce4" table:formula="of:=[$redistribution_low.B104]" office:value-type="float" office:value="0.345819733781397" calcext:value-type="float">
            <text:p>0.345819733781397</text:p>
          </table:table-cell>
          <table:table-cell table:style-name="ce4" table:formula="of:=[$redistribution_low.C104]" office:value-type="float" office:value="0.400077866102633" calcext:value-type="float">
            <text:p>0.400077866102633</text:p>
          </table:table-cell>
          <table:table-cell table:style-name="ce4" table:formula="of:=[$redistribution_low.D104]" office:value-type="float" office:value="0.348184652277271" calcext:value-type="float">
            <text:p>0.348184652277271</text:p>
          </table:table-cell>
          <table:table-cell table:style-name="ce4" table:formula="of:=[$redistribution_low.E104]" office:value-type="float" office:value="0.404211724217365" calcext:value-type="float">
            <text:p>0.404211724217365</text:p>
          </table:table-cell>
          <table:table-cell/>
          <table:table-cell table:style-name="ce4" table:formula="of:=[$Redistribution_high.B104]" office:value-type="float" office:value="0.346550536426291" calcext:value-type="float">
            <text:p>0.346550536426291</text:p>
          </table:table-cell>
          <table:table-cell table:style-name="ce4" table:formula="of:=[$Redistribution_high.C104]" office:value-type="float" office:value="0.399696165868271" calcext:value-type="float">
            <text:p>0.399696165868271</text:p>
          </table:table-cell>
          <table:table-cell table:style-name="ce4" table:formula="of:=[$Redistribution_high.D104]" office:value-type="float" office:value="0.348465102164091" calcext:value-type="float">
            <text:p>0.348465102164091</text:p>
          </table:table-cell>
          <table:table-cell table:style-name="ce4" table:formula="of:=[$Redistribution_high.E104]" office:value-type="float" office:value="0.393272572965518" calcext:value-type="float">
            <text:p>0.393272572965518</text:p>
          </table:table-cell>
          <table:table-cell table:number-columns-repeated="49"/>
        </table:table-row>
        <table:table-row table:style-name="ro3">
          <table:table-cell table:style-name="ce4" table:formula="of:=[.A107]+1" office:value-type="float" office:value="152" calcext:value-type="float">
            <text:p>152</text:p>
          </table:table-cell>
          <table:table-cell table:style-name="ce4" table:formula="of:=[$Redistribution_central.B105]" office:value-type="float" office:value="0.347914799860678" calcext:value-type="float">
            <text:p>0.347914799860678</text:p>
          </table:table-cell>
          <table:table-cell table:style-name="ce4" table:formula="of:=[$Redistribution_central.C105]" office:value-type="float" office:value="0.395050899033071" calcext:value-type="float">
            <text:p>0.395050899033071</text:p>
          </table:table-cell>
          <table:table-cell table:style-name="ce4" table:formula="of:=[$Redistribution_central.D105]" office:value-type="float" office:value="0.349653205225413" calcext:value-type="float">
            <text:p>0.349653205225413</text:p>
          </table:table-cell>
          <table:table-cell table:style-name="ce4" table:formula="of:=[$Redistribution_central.E105]" office:value-type="float" office:value="0.405511145495953" calcext:value-type="float">
            <text:p>0.405511145495953</text:p>
          </table:table-cell>
          <table:table-cell/>
          <table:table-cell table:style-name="ce4" table:formula="of:=[$redistribution_low.B105]" office:value-type="float" office:value="0.349201752143514" calcext:value-type="float">
            <text:p>0.349201752143514</text:p>
          </table:table-cell>
          <table:table-cell table:style-name="ce4" table:formula="of:=[$redistribution_low.C105]" office:value-type="float" office:value="0.414022495304198" calcext:value-type="float">
            <text:p>0.414022495304198</text:p>
          </table:table-cell>
          <table:table-cell table:style-name="ce4" table:formula="of:=[$redistribution_low.D105]" office:value-type="float" office:value="0.350828049223944" calcext:value-type="float">
            <text:p>0.350828049223944</text:p>
          </table:table-cell>
          <table:table-cell table:style-name="ce4" table:formula="of:=[$redistribution_low.E105]" office:value-type="float" office:value="0.412308380117582" calcext:value-type="float">
            <text:p>0.412308380117582</text:p>
          </table:table-cell>
          <table:table-cell/>
          <table:table-cell table:style-name="ce4" table:formula="of:=[$Redistribution_high.B105]" office:value-type="float" office:value="0.351939222562906" calcext:value-type="float">
            <text:p>0.351939222562906</text:p>
          </table:table-cell>
          <table:table-cell table:style-name="ce4" table:formula="of:=[$Redistribution_high.C105]" office:value-type="float" office:value="0.386247497261116" calcext:value-type="float">
            <text:p>0.386247497261116</text:p>
          </table:table-cell>
          <table:table-cell table:style-name="ce4" table:formula="of:=[$Redistribution_high.D105]" office:value-type="float" office:value="0.353949698027812" calcext:value-type="float">
            <text:p>0.353949698027812</text:p>
          </table:table-cell>
          <table:table-cell table:style-name="ce4" table:formula="of:=[$Redistribution_high.E105]" office:value-type="float" office:value="0.383184429874367" calcext:value-type="float">
            <text:p>0.383184429874367</text:p>
          </table:table-cell>
          <table:table-cell table:number-columns-repeated="49"/>
        </table:table-row>
        <table:table-row table:style-name="ro1" table:number-rows-repeated="10484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ini yearly" table:style-name="ta2">
        <office:forms form:automatic-focus="false" form:apply-design-mode="false"/>
        <table:table-column table:style-name="co5" table:number-columns-repeated="5" table:default-cell-style-name="ce3"/>
        <table:table-column table:style-name="co1" table:number-columns-repeated="59" table:default-cell-style-name="Default"/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Default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number-columns-repeated="49"/>
        </table:table-row>
        <table:table-row table:style-name="ro4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en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en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enfits</text:p>
          </table:table-cell>
          <table:table-cell table:style-name="ce2" office:value-type="string" calcext:value-type="string">
            <text:p>All income</text:p>
          </table:table-cell>
          <table:table-cell table:number-columns-repeated="4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$'Gini per capita'.C4]" office:value-type="float" office:value="0.4249406777" calcext:value-type="float">
            <text:p>0.4249406777</text:p>
          </table:table-cell>
          <table:table-cell table:formula="of:=[$'Gini per capita'.D4]" office:value-type="float" office:value="0.3906811662" calcext:value-type="float">
            <text:p>0.3906811662</text:p>
          </table:table-cell>
          <table:table-cell table:formula="of:=[$'Gini per capita'.E4]" office:value-type="float" office:value="0.4222738609" calcext:value-type="float">
            <text:p>0.4222738609</text:p>
          </table:table-cell>
          <table:table-cell table:formula="of:=[$'Gini per capita'.B4]" office:value-type="float" office:value="0.3863343567" calcext:value-type="float">
            <text:p>0.3863343567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table:formula="of:=[.B4]" office:value-type="float" office:value="0.4249406777" calcext:value-type="float">
            <text:p>0.4249406777</text:p>
          </table:table-cell>
          <table:table-cell table:style-name="ce3" table:formula="of:=[.C4]" office:value-type="float" office:value="0.3906811662" calcext:value-type="float">
            <text:p>0.3906811662</text:p>
          </table:table-cell>
          <table:table-cell table:style-name="ce3" table:formula="of:=[.D4]" office:value-type="float" office:value="0.4222738609" calcext:value-type="float">
            <text:p>0.4222738609</text:p>
          </table:table-cell>
          <table:table-cell table:style-name="ce3" table:formula="of:=[.E4]" office:value-type="float" office:value="0.3863343567" calcext:value-type="float">
            <text:p>0.3863343567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table:formula="of:=[.G4]" office:value-type="float" office:value="0.4249406777" calcext:value-type="float">
            <text:p>0.4249406777</text:p>
          </table:table-cell>
          <table:table-cell table:style-name="ce3" table:formula="of:=[.H4]" office:value-type="float" office:value="0.3906811662" calcext:value-type="float">
            <text:p>0.3906811662</text:p>
          </table:table-cell>
          <table:table-cell table:style-name="ce3" table:formula="of:=[.I4]" office:value-type="float" office:value="0.4222738609" calcext:value-type="float">
            <text:p>0.4222738609</text:p>
          </table:table-cell>
          <table:table-cell table:style-name="ce3" table:formula="of:=[.J4]" office:value-type="float" office:value="0.3863343567" calcext:value-type="float">
            <text:p>0.3863343567</text:p>
          </table:table-cell>
          <table:table-cell table:number-columns-repeated="4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formula="of:=AVERAGE([$'Gini per capita'.C5:.C8])" office:value-type="float" office:value="0.447859569640374" calcext:value-type="float">
            <text:p>0.447859569640374</text:p>
          </table:table-cell>
          <table:table-cell table:formula="of:=AVERAGE([$'Gini per capita'.D5:.D8])" office:value-type="float" office:value="0.409756672021305" calcext:value-type="float">
            <text:p>0.409756672021305</text:p>
          </table:table-cell>
          <table:table-cell table:formula="of:=AVERAGE([$'Gini per capita'.E5:.E8])" office:value-type="float" office:value="0.434606868246302" calcext:value-type="float">
            <text:p>0.434606868246302</text:p>
          </table:table-cell>
          <table:table-cell table:formula="of:=AVERAGE([$'Gini per capita'.B5:.B8])" office:value-type="float" office:value="0.394970909992538" calcext:value-type="float">
            <text:p>0.394970909992538</text:p>
          </table:table-cell>
          <table:table-cell table:style-name="ce3" table:formula="of:=[.F4]+1" office:value-type="float" office:value="2015" calcext:value-type="float">
            <text:p>2015</text:p>
          </table:table-cell>
          <table:table-cell table:style-name="ce3" table:formula="of:=AVERAGE([$'Gini per capita'.H5:.H8])" office:value-type="float" office:value="0.447859569640374" calcext:value-type="float">
            <text:p>0.447859569640374</text:p>
          </table:table-cell>
          <table:table-cell table:style-name="ce3" table:formula="of:=AVERAGE([$'Gini per capita'.I5:.I8])" office:value-type="float" office:value="0.409756672021305" calcext:value-type="float">
            <text:p>0.409756672021305</text:p>
          </table:table-cell>
          <table:table-cell table:style-name="ce3" table:formula="of:=AVERAGE([$'Gini per capita'.J5:.J8])" office:value-type="float" office:value="0.434606868246302" calcext:value-type="float">
            <text:p>0.434606868246302</text:p>
          </table:table-cell>
          <table:table-cell table:style-name="ce3" table:formula="of:=AVERAGE([$'Gini per capita'.G5:.G8])" office:value-type="float" office:value="0.394970909992538" calcext:value-type="float">
            <text:p>0.394970909992538</text:p>
          </table:table-cell>
          <table:table-cell table:style-name="ce3" table:formula="of:=[.K4]+1" office:value-type="float" office:value="2015" calcext:value-type="float">
            <text:p>2015</text:p>
          </table:table-cell>
          <table:table-cell table:style-name="ce3" table:formula="of:=AVERAGE([$'Gini per capita'.M5:.M8])" office:value-type="float" office:value="0.447859569640374" calcext:value-type="float">
            <text:p>0.447859569640374</text:p>
          </table:table-cell>
          <table:table-cell table:style-name="ce3" table:formula="of:=AVERAGE([$'Gini per capita'.N5:.N8])" office:value-type="float" office:value="0.409756672021305" calcext:value-type="float">
            <text:p>0.409756672021305</text:p>
          </table:table-cell>
          <table:table-cell table:style-name="ce3" table:formula="of:=AVERAGE([$'Gini per capita'.O5:.O8])" office:value-type="float" office:value="0.434606868246302" calcext:value-type="float">
            <text:p>0.434606868246302</text:p>
          </table:table-cell>
          <table:table-cell table:style-name="ce3" table:formula="of:=AVERAGE([$'Gini per capita'.L5:.L8])" office:value-type="float" office:value="0.394970909992538" calcext:value-type="float">
            <text:p>0.394970909992538</text:p>
          </table:table-cell>
          <table:table-cell table:number-columns-repeated="4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formula="of:=AVERAGE([$'Gini per capita'.C9:.C12])" office:value-type="float" office:value="0.446434658287958" calcext:value-type="float">
            <text:p>0.446434658287958</text:p>
          </table:table-cell>
          <table:table-cell table:formula="of:=AVERAGE([$'Gini per capita'.D9:.D12])" office:value-type="float" office:value="0.410636665027822" calcext:value-type="float">
            <text:p>0.410636665027822</text:p>
          </table:table-cell>
          <table:table-cell table:formula="of:=AVERAGE([$'Gini per capita'.E9:.E12])" office:value-type="float" office:value="0.430340305912435" calcext:value-type="float">
            <text:p>0.430340305912435</text:p>
          </table:table-cell>
          <table:table-cell table:formula="of:=AVERAGE([$'Gini per capita'.B9:.B12])" office:value-type="float" office:value="0.394811069209892" calcext:value-type="float">
            <text:p>0.394811069209892</text:p>
          </table:table-cell>
          <table:table-cell table:style-name="ce3" table:formula="of:=[.F5]+1" office:value-type="float" office:value="2016" calcext:value-type="float">
            <text:p>2016</text:p>
          </table:table-cell>
          <table:table-cell table:style-name="ce3" table:formula="of:=AVERAGE([$'Gini per capita'.H9:.H12])" office:value-type="float" office:value="0.446434658287958" calcext:value-type="float">
            <text:p>0.446434658287958</text:p>
          </table:table-cell>
          <table:table-cell table:style-name="ce3" table:formula="of:=AVERAGE([$'Gini per capita'.I9:.I12])" office:value-type="float" office:value="0.410636665027822" calcext:value-type="float">
            <text:p>0.410636665027822</text:p>
          </table:table-cell>
          <table:table-cell table:style-name="ce3" table:formula="of:=AVERAGE([$'Gini per capita'.J9:.J12])" office:value-type="float" office:value="0.430340305912435" calcext:value-type="float">
            <text:p>0.430340305912435</text:p>
          </table:table-cell>
          <table:table-cell table:style-name="ce3" table:formula="of:=AVERAGE([$'Gini per capita'.G9:.G12])" office:value-type="float" office:value="0.394811069209892" calcext:value-type="float">
            <text:p>0.394811069209892</text:p>
          </table:table-cell>
          <table:table-cell table:style-name="ce3" table:formula="of:=[.K5]+1" office:value-type="float" office:value="2016" calcext:value-type="float">
            <text:p>2016</text:p>
          </table:table-cell>
          <table:table-cell table:style-name="ce3" table:formula="of:=AVERAGE([$'Gini per capita'.M9:.M12])" office:value-type="float" office:value="0.446434658287958" calcext:value-type="float">
            <text:p>0.446434658287958</text:p>
          </table:table-cell>
          <table:table-cell table:style-name="ce3" table:formula="of:=AVERAGE([$'Gini per capita'.N9:.N12])" office:value-type="float" office:value="0.410636665027822" calcext:value-type="float">
            <text:p>0.410636665027822</text:p>
          </table:table-cell>
          <table:table-cell table:style-name="ce3" table:formula="of:=AVERAGE([$'Gini per capita'.O9:.O12])" office:value-type="float" office:value="0.430340305912435" calcext:value-type="float">
            <text:p>0.430340305912435</text:p>
          </table:table-cell>
          <table:table-cell table:style-name="ce3" table:formula="of:=AVERAGE([$'Gini per capita'.L9:.L12])" office:value-type="float" office:value="0.394811069209892" calcext:value-type="float">
            <text:p>0.394811069209892</text:p>
          </table:table-cell>
          <table:table-cell table:number-columns-repeated="4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formula="of:=AVERAGE([$'Gini per capita'.C13:.C16])" office:value-type="float" office:value="0.448231142674563" calcext:value-type="float">
            <text:p>0.448231142674563</text:p>
          </table:table-cell>
          <table:table-cell table:formula="of:=AVERAGE([$'Gini per capita'.D13:.D16])" office:value-type="float" office:value="0.408363230161119" calcext:value-type="float">
            <text:p>0.408363230161119</text:p>
          </table:table-cell>
          <table:table-cell table:formula="of:=AVERAGE([$'Gini per capita'.E13:.E16])" office:value-type="float" office:value="0.428497123538641" calcext:value-type="float">
            <text:p>0.428497123538641</text:p>
          </table:table-cell>
          <table:table-cell table:formula="of:=AVERAGE([$'Gini per capita'.B13:.B16])" office:value-type="float" office:value="0.389841184361681" calcext:value-type="float">
            <text:p>0.389841184361681</text:p>
          </table:table-cell>
          <table:table-cell table:style-name="ce3" table:formula="of:=[.F6]+1" office:value-type="float" office:value="2017" calcext:value-type="float">
            <text:p>2017</text:p>
          </table:table-cell>
          <table:table-cell table:style-name="ce3" table:formula="of:=AVERAGE([$'Gini per capita'.H13:.H16])" office:value-type="float" office:value="0.448231142674563" calcext:value-type="float">
            <text:p>0.448231142674563</text:p>
          </table:table-cell>
          <table:table-cell table:style-name="ce3" table:formula="of:=AVERAGE([$'Gini per capita'.I13:.I16])" office:value-type="float" office:value="0.408363230161119" calcext:value-type="float">
            <text:p>0.408363230161119</text:p>
          </table:table-cell>
          <table:table-cell table:style-name="ce3" table:formula="of:=AVERAGE([$'Gini per capita'.J13:.J16])" office:value-type="float" office:value="0.428497123538641" calcext:value-type="float">
            <text:p>0.428497123538641</text:p>
          </table:table-cell>
          <table:table-cell table:style-name="ce3" table:formula="of:=AVERAGE([$'Gini per capita'.G13:.G16])" office:value-type="float" office:value="0.389841184361681" calcext:value-type="float">
            <text:p>0.389841184361681</text:p>
          </table:table-cell>
          <table:table-cell table:style-name="ce3" table:formula="of:=[.K6]+1" office:value-type="float" office:value="2017" calcext:value-type="float">
            <text:p>2017</text:p>
          </table:table-cell>
          <table:table-cell table:style-name="ce3" table:formula="of:=AVERAGE([$'Gini per capita'.M13:.M16])" office:value-type="float" office:value="0.448231142674563" calcext:value-type="float">
            <text:p>0.448231142674563</text:p>
          </table:table-cell>
          <table:table-cell table:style-name="ce3" table:formula="of:=AVERAGE([$'Gini per capita'.N13:.N16])" office:value-type="float" office:value="0.408363230161119" calcext:value-type="float">
            <text:p>0.408363230161119</text:p>
          </table:table-cell>
          <table:table-cell table:style-name="ce3" table:formula="of:=AVERAGE([$'Gini per capita'.O13:.O16])" office:value-type="float" office:value="0.428497123538641" calcext:value-type="float">
            <text:p>0.428497123538641</text:p>
          </table:table-cell>
          <table:table-cell table:style-name="ce3" table:formula="of:=AVERAGE([$'Gini per capita'.L13:.L16])" office:value-type="float" office:value="0.389841184361681" calcext:value-type="float">
            <text:p>0.389841184361681</text:p>
          </table:table-cell>
          <table:table-cell table:number-columns-repeated="4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formula="of:=AVERAGE([$'Gini per capita'.C17:.C20])" office:value-type="float" office:value="0.448560296445637" calcext:value-type="float">
            <text:p>0.448560296445637</text:p>
          </table:table-cell>
          <table:table-cell table:formula="of:=AVERAGE([$'Gini per capita'.D17:.D20])" office:value-type="float" office:value="0.408547295909201" calcext:value-type="float">
            <text:p>0.408547295909201</text:p>
          </table:table-cell>
          <table:table-cell table:formula="of:=AVERAGE([$'Gini per capita'.E17:.E20])" office:value-type="float" office:value="0.428131858096523" calcext:value-type="float">
            <text:p>0.428131858096523</text:p>
          </table:table-cell>
          <table:table-cell table:formula="of:=AVERAGE([$'Gini per capita'.B17:.B20])" office:value-type="float" office:value="0.390258472579819" calcext:value-type="float">
            <text:p>0.390258472579819</text:p>
          </table:table-cell>
          <table:table-cell table:style-name="ce3" table:formula="of:=[.F7]+1" office:value-type="float" office:value="2018" calcext:value-type="float">
            <text:p>2018</text:p>
          </table:table-cell>
          <table:table-cell table:style-name="ce3" table:formula="of:=AVERAGE([$'Gini per capita'.H17:.H20])" office:value-type="float" office:value="0.448560296445637" calcext:value-type="float">
            <text:p>0.448560296445637</text:p>
          </table:table-cell>
          <table:table-cell table:style-name="ce3" table:formula="of:=AVERAGE([$'Gini per capita'.I17:.I20])" office:value-type="float" office:value="0.408547295909201" calcext:value-type="float">
            <text:p>0.408547295909201</text:p>
          </table:table-cell>
          <table:table-cell table:style-name="ce3" table:formula="of:=AVERAGE([$'Gini per capita'.J17:.J20])" office:value-type="float" office:value="0.428131858096523" calcext:value-type="float">
            <text:p>0.428131858096523</text:p>
          </table:table-cell>
          <table:table-cell table:style-name="ce3" table:formula="of:=AVERAGE([$'Gini per capita'.G17:.G20])" office:value-type="float" office:value="0.390258472579819" calcext:value-type="float">
            <text:p>0.390258472579819</text:p>
          </table:table-cell>
          <table:table-cell table:style-name="ce3" table:formula="of:=[.K7]+1" office:value-type="float" office:value="2018" calcext:value-type="float">
            <text:p>2018</text:p>
          </table:table-cell>
          <table:table-cell table:style-name="ce3" table:formula="of:=AVERAGE([$'Gini per capita'.M17:.M20])" office:value-type="float" office:value="0.448560296445637" calcext:value-type="float">
            <text:p>0.448560296445637</text:p>
          </table:table-cell>
          <table:table-cell table:style-name="ce3" table:formula="of:=AVERAGE([$'Gini per capita'.N17:.N20])" office:value-type="float" office:value="0.408547295909201" calcext:value-type="float">
            <text:p>0.408547295909201</text:p>
          </table:table-cell>
          <table:table-cell table:style-name="ce3" table:formula="of:=AVERAGE([$'Gini per capita'.O17:.O20])" office:value-type="float" office:value="0.428131858096523" calcext:value-type="float">
            <text:p>0.428131858096523</text:p>
          </table:table-cell>
          <table:table-cell table:style-name="ce3" table:formula="of:=AVERAGE([$'Gini per capita'.L17:.L20])" office:value-type="float" office:value="0.390258472579819" calcext:value-type="float">
            <text:p>0.390258472579819</text:p>
          </table:table-cell>
          <table:table-cell table:number-columns-repeated="4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formula="of:=AVERAGE([$'Gini per capita'.C21:.C24])" office:value-type="float" office:value="0.449172347646361" calcext:value-type="float">
            <text:p>0.449172347646361</text:p>
          </table:table-cell>
          <table:table-cell table:formula="of:=AVERAGE([$'Gini per capita'.D21:.D24])" office:value-type="float" office:value="0.40808458477225" calcext:value-type="float">
            <text:p>0.40808458477225</text:p>
          </table:table-cell>
          <table:table-cell table:formula="of:=AVERAGE([$'Gini per capita'.E21:.E24])" office:value-type="float" office:value="0.426534512285447" calcext:value-type="float">
            <text:p>0.426534512285447</text:p>
          </table:table-cell>
          <table:table-cell table:formula="of:=AVERAGE([$'Gini per capita'.B21:.B24])" office:value-type="float" office:value="0.387817163937896" calcext:value-type="float">
            <text:p>0.387817163937896</text:p>
          </table:table-cell>
          <table:table-cell table:style-name="ce3" table:formula="of:=[.F8]+1" office:value-type="float" office:value="2019" calcext:value-type="float">
            <text:p>2019</text:p>
          </table:table-cell>
          <table:table-cell table:style-name="ce3" table:formula="of:=AVERAGE([$'Gini per capita'.H21:.H24])" office:value-type="float" office:value="0.44909217471202" calcext:value-type="float">
            <text:p>0.44909217471202</text:p>
          </table:table-cell>
          <table:table-cell table:style-name="ce3" table:formula="of:=AVERAGE([$'Gini per capita'.I21:.I24])" office:value-type="float" office:value="0.408090674454835" calcext:value-type="float">
            <text:p>0.408090674454835</text:p>
          </table:table-cell>
          <table:table-cell table:style-name="ce3" table:formula="of:=AVERAGE([$'Gini per capita'.J21:.J24])" office:value-type="float" office:value="0.426451884429823" calcext:value-type="float">
            <text:p>0.426451884429823</text:p>
          </table:table-cell>
          <table:table-cell table:style-name="ce3" table:formula="of:=AVERAGE([$'Gini per capita'.G21:.G24])" office:value-type="float" office:value="0.387820739543056" calcext:value-type="float">
            <text:p>0.387820739543056</text:p>
          </table:table-cell>
          <table:table-cell table:style-name="ce3" table:formula="of:=[.K8]+1" office:value-type="float" office:value="2019" calcext:value-type="float">
            <text:p>2019</text:p>
          </table:table-cell>
          <table:table-cell table:style-name="ce3" table:formula="of:=AVERAGE([$'Gini per capita'.M21:.M24])" office:value-type="float" office:value="0.44909217471202" calcext:value-type="float">
            <text:p>0.44909217471202</text:p>
          </table:table-cell>
          <table:table-cell table:style-name="ce3" table:formula="of:=AVERAGE([$'Gini per capita'.N21:.N24])" office:value-type="float" office:value="0.408090674514004" calcext:value-type="float">
            <text:p>0.408090674514004</text:p>
          </table:table-cell>
          <table:table-cell table:style-name="ce3" table:formula="of:=AVERAGE([$'Gini per capita'.O21:.O24])" office:value-type="float" office:value="0.426451884429823" calcext:value-type="float">
            <text:p>0.426451884429823</text:p>
          </table:table-cell>
          <table:table-cell table:style-name="ce3" table:formula="of:=AVERAGE([$'Gini per capita'.L21:.L24])" office:value-type="float" office:value="0.387820739602976" calcext:value-type="float">
            <text:p>0.387820739602976</text:p>
          </table:table-cell>
          <table:table-cell table:number-columns-repeated="4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formula="of:=AVERAGE([$'Gini per capita'.C25:.C28])" office:value-type="float" office:value="0.455699842841107" calcext:value-type="float">
            <text:p>0.455699842841107</text:p>
          </table:table-cell>
          <table:table-cell table:formula="of:=AVERAGE([$'Gini per capita'.D25:.D28])" office:value-type="float" office:value="0.400870226665505" calcext:value-type="float">
            <text:p>0.400870226665505</text:p>
          </table:table-cell>
          <table:table-cell table:formula="of:=AVERAGE([$'Gini per capita'.E25:.E28])" office:value-type="float" office:value="0.435270647058314" calcext:value-type="float">
            <text:p>0.435270647058314</text:p>
          </table:table-cell>
          <table:table-cell table:formula="of:=AVERAGE([$'Gini per capita'.B25:.B28])" office:value-type="float" office:value="0.38305246088392" calcext:value-type="float">
            <text:p>0.38305246088392</text:p>
          </table:table-cell>
          <table:table-cell table:style-name="ce3" table:formula="of:=[.F9]+1" office:value-type="float" office:value="2020" calcext:value-type="float">
            <text:p>2020</text:p>
          </table:table-cell>
          <table:table-cell table:style-name="ce3" table:formula="of:=AVERAGE([$'Gini per capita'.H25:.H28])" office:value-type="float" office:value="0.455453080917183" calcext:value-type="float">
            <text:p>0.455453080917183</text:p>
          </table:table-cell>
          <table:table-cell table:style-name="ce3" table:formula="of:=AVERAGE([$'Gini per capita'.I25:.I28])" office:value-type="float" office:value="0.400528086772676" calcext:value-type="float">
            <text:p>0.400528086772676</text:p>
          </table:table-cell>
          <table:table-cell table:style-name="ce3" table:formula="of:=AVERAGE([$'Gini per capita'.J25:.J28])" office:value-type="float" office:value="0.435061370247031" calcext:value-type="float">
            <text:p>0.435061370247031</text:p>
          </table:table-cell>
          <table:table-cell table:style-name="ce3" table:formula="of:=AVERAGE([$'Gini per capita'.G25:.G28])" office:value-type="float" office:value="0.382742400678397" calcext:value-type="float">
            <text:p>0.382742400678397</text:p>
          </table:table-cell>
          <table:table-cell table:style-name="ce3" table:formula="of:=[.K9]+1" office:value-type="float" office:value="2020" calcext:value-type="float">
            <text:p>2020</text:p>
          </table:table-cell>
          <table:table-cell table:style-name="ce3" table:formula="of:=AVERAGE([$'Gini per capita'.M25:.M28])" office:value-type="float" office:value="0.455453080917183" calcext:value-type="float">
            <text:p>0.455453080917183</text:p>
          </table:table-cell>
          <table:table-cell table:style-name="ce3" table:formula="of:=AVERAGE([$'Gini per capita'.N25:.N28])" office:value-type="float" office:value="0.400336617527711" calcext:value-type="float">
            <text:p>0.400336617527711</text:p>
          </table:table-cell>
          <table:table-cell table:style-name="ce3" table:formula="of:=AVERAGE([$'Gini per capita'.O25:.O28])" office:value-type="float" office:value="0.434893288901514" calcext:value-type="float">
            <text:p>0.434893288901514</text:p>
          </table:table-cell>
          <table:table-cell table:style-name="ce3" table:formula="of:=AVERAGE([$'Gini per capita'.L25:.L28])" office:value-type="float" office:value="0.382465440696525" calcext:value-type="float">
            <text:p>0.382465440696525</text:p>
          </table:table-cell>
          <table:table-cell table:number-columns-repeated="4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formula="of:=AVERAGE([$'Gini per capita'.C29:.C32])" office:value-type="float" office:value="0.460175113993514" calcext:value-type="float">
            <text:p>0.460175113993514</text:p>
          </table:table-cell>
          <table:table-cell table:formula="of:=AVERAGE([$'Gini per capita'.D29:.D32])" office:value-type="float" office:value="0.406242315989694" calcext:value-type="float">
            <text:p>0.406242315989694</text:p>
          </table:table-cell>
          <table:table-cell table:formula="of:=AVERAGE([$'Gini per capita'.E29:.E32])" office:value-type="float" office:value="0.438919982434292" calcext:value-type="float">
            <text:p>0.438919982434292</text:p>
          </table:table-cell>
          <table:table-cell table:formula="of:=AVERAGE([$'Gini per capita'.B29:.B32])" office:value-type="float" office:value="0.387585952290368" calcext:value-type="float">
            <text:p>0.387585952290368</text:p>
          </table:table-cell>
          <table:table-cell table:style-name="ce3" table:formula="of:=[.F10]+1" office:value-type="float" office:value="2021" calcext:value-type="float">
            <text:p>2021</text:p>
          </table:table-cell>
          <table:table-cell table:style-name="ce3" table:formula="of:=AVERAGE([$'Gini per capita'.H29:.H32])" office:value-type="float" office:value="0.460620121422453" calcext:value-type="float">
            <text:p>0.460620121422453</text:p>
          </table:table-cell>
          <table:table-cell table:style-name="ce3" table:formula="of:=AVERAGE([$'Gini per capita'.I29:.I32])" office:value-type="float" office:value="0.406958387587699" calcext:value-type="float">
            <text:p>0.406958387587699</text:p>
          </table:table-cell>
          <table:table-cell table:style-name="ce3" table:formula="of:=AVERAGE([$'Gini per capita'.J29:.J32])" office:value-type="float" office:value="0.439573851987037" calcext:value-type="float">
            <text:p>0.439573851987037</text:p>
          </table:table-cell>
          <table:table-cell table:style-name="ce3" table:formula="of:=AVERAGE([$'Gini per capita'.G29:.G32])" office:value-type="float" office:value="0.388439369063238" calcext:value-type="float">
            <text:p>0.388439369063238</text:p>
          </table:table-cell>
          <table:table-cell table:style-name="ce3" table:formula="of:=[.K10]+1" office:value-type="float" office:value="2021" calcext:value-type="float">
            <text:p>2021</text:p>
          </table:table-cell>
          <table:table-cell table:style-name="ce3" table:formula="of:=AVERAGE([$'Gini per capita'.M29:.M32])" office:value-type="float" office:value="0.460058978586945" calcext:value-type="float">
            <text:p>0.460058978586945</text:p>
          </table:table-cell>
          <table:table-cell table:style-name="ce3" table:formula="of:=AVERAGE([$'Gini per capita'.N29:.N32])" office:value-type="float" office:value="0.40608404890203" calcext:value-type="float">
            <text:p>0.40608404890203</text:p>
          </table:table-cell>
          <table:table-cell table:style-name="ce3" table:formula="of:=AVERAGE([$'Gini per capita'.O29:.O32])" office:value-type="float" office:value="0.438664682707317" calcext:value-type="float">
            <text:p>0.438664682707317</text:p>
          </table:table-cell>
          <table:table-cell table:style-name="ce3" table:formula="of:=AVERAGE([$'Gini per capita'.L29:.L32])" office:value-type="float" office:value="0.38735053837676" calcext:value-type="float">
            <text:p>0.38735053837676</text:p>
          </table:table-cell>
          <table:table-cell table:number-columns-repeated="4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formula="of:=AVERAGE([$'Gini per capita'.C33:.C36])" office:value-type="float" office:value="0.461731604023775" calcext:value-type="float">
            <text:p>0.461731604023775</text:p>
          </table:table-cell>
          <table:table-cell table:formula="of:=AVERAGE([$'Gini per capita'.D33:.D36])" office:value-type="float" office:value="0.405732666166897" calcext:value-type="float">
            <text:p>0.405732666166897</text:p>
          </table:table-cell>
          <table:table-cell table:formula="of:=AVERAGE([$'Gini per capita'.E33:.E36])" office:value-type="float" office:value="0.439971384208522" calcext:value-type="float">
            <text:p>0.439971384208522</text:p>
          </table:table-cell>
          <table:table-cell table:formula="of:=AVERAGE([$'Gini per capita'.B33:.B36])" office:value-type="float" office:value="0.387416469192653" calcext:value-type="float">
            <text:p>0.387416469192653</text:p>
          </table:table-cell>
          <table:table-cell table:style-name="ce3" table:formula="of:=[.F11]+1" office:value-type="float" office:value="2022" calcext:value-type="float">
            <text:p>2022</text:p>
          </table:table-cell>
          <table:table-cell table:style-name="ce3" table:formula="of:=AVERAGE([$'Gini per capita'.H33:.H36])" office:value-type="float" office:value="0.463142197040525" calcext:value-type="float">
            <text:p>0.463142197040525</text:p>
          </table:table-cell>
          <table:table-cell table:style-name="ce3" table:formula="of:=AVERAGE([$'Gini per capita'.I33:.I36])" office:value-type="float" office:value="0.406818560359527" calcext:value-type="float">
            <text:p>0.406818560359527</text:p>
          </table:table-cell>
          <table:table-cell table:style-name="ce3" table:formula="of:=AVERAGE([$'Gini per capita'.J33:.J36])" office:value-type="float" office:value="0.441530210268506" calcext:value-type="float">
            <text:p>0.441530210268506</text:p>
          </table:table-cell>
          <table:table-cell table:style-name="ce3" table:formula="of:=AVERAGE([$'Gini per capita'.G33:.G36])" office:value-type="float" office:value="0.388511954083048" calcext:value-type="float">
            <text:p>0.388511954083048</text:p>
          </table:table-cell>
          <table:table-cell table:style-name="ce3" table:formula="of:=[.K11]+1" office:value-type="float" office:value="2022" calcext:value-type="float">
            <text:p>2022</text:p>
          </table:table-cell>
          <table:table-cell table:style-name="ce3" table:formula="of:=AVERAGE([$'Gini per capita'.M33:.M36])" office:value-type="float" office:value="0.460780514088142" calcext:value-type="float">
            <text:p>0.460780514088142</text:p>
          </table:table-cell>
          <table:table-cell table:style-name="ce3" table:formula="of:=AVERAGE([$'Gini per capita'.N33:.N36])" office:value-type="float" office:value="0.405663240801543" calcext:value-type="float">
            <text:p>0.405663240801543</text:p>
          </table:table-cell>
          <table:table-cell table:style-name="ce3" table:formula="of:=AVERAGE([$'Gini per capita'.O33:.O36])" office:value-type="float" office:value="0.439207239510286" calcext:value-type="float">
            <text:p>0.439207239510286</text:p>
          </table:table-cell>
          <table:table-cell table:style-name="ce3" table:formula="of:=AVERAGE([$'Gini per capita'.L33:.L36])" office:value-type="float" office:value="0.387373277249735" calcext:value-type="float">
            <text:p>0.387373277249735</text:p>
          </table:table-cell>
          <table:table-cell table:number-columns-repeated="4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formula="of:=AVERAGE([$'Gini per capita'.C37:.C40])" office:value-type="float" office:value="0.461486155913868" calcext:value-type="float">
            <text:p>0.461486155913868</text:p>
          </table:table-cell>
          <table:table-cell table:formula="of:=AVERAGE([$'Gini per capita'.D37:.D40])" office:value-type="float" office:value="0.400466813327161" calcext:value-type="float">
            <text:p>0.400466813327161</text:p>
          </table:table-cell>
          <table:table-cell table:formula="of:=AVERAGE([$'Gini per capita'.E37:.E40])" office:value-type="float" office:value="0.439625340385924" calcext:value-type="float">
            <text:p>0.439625340385924</text:p>
          </table:table-cell>
          <table:table-cell table:formula="of:=AVERAGE([$'Gini per capita'.B37:.B40])" office:value-type="float" office:value="0.383453449559813" calcext:value-type="float">
            <text:p>0.383453449559813</text:p>
          </table:table-cell>
          <table:table-cell table:style-name="ce3" table:formula="of:=[.F12]+1" office:value-type="float" office:value="2023" calcext:value-type="float">
            <text:p>2023</text:p>
          </table:table-cell>
          <table:table-cell table:style-name="ce3" table:formula="of:=AVERAGE([$'Gini per capita'.H37:.H40])" office:value-type="float" office:value="0.464499901280684" calcext:value-type="float">
            <text:p>0.464499901280684</text:p>
          </table:table-cell>
          <table:table-cell table:style-name="ce3" table:formula="of:=AVERAGE([$'Gini per capita'.I37:.I40])" office:value-type="float" office:value="0.403460878479607" calcext:value-type="float">
            <text:p>0.403460878479607</text:p>
          </table:table-cell>
          <table:table-cell table:style-name="ce3" table:formula="of:=AVERAGE([$'Gini per capita'.J37:.J40])" office:value-type="float" office:value="0.442672209613658" calcext:value-type="float">
            <text:p>0.442672209613658</text:p>
          </table:table-cell>
          <table:table-cell table:style-name="ce3" table:formula="of:=AVERAGE([$'Gini per capita'.G37:.G40])" office:value-type="float" office:value="0.38591523502916" calcext:value-type="float">
            <text:p>0.38591523502916</text:p>
          </table:table-cell>
          <table:table-cell table:style-name="ce3" table:formula="of:=[.K12]+1" office:value-type="float" office:value="2023" calcext:value-type="float">
            <text:p>2023</text:p>
          </table:table-cell>
          <table:table-cell table:style-name="ce3" table:formula="of:=AVERAGE([$'Gini per capita'.M37:.M40])" office:value-type="float" office:value="0.461793551421026" calcext:value-type="float">
            <text:p>0.461793551421026</text:p>
          </table:table-cell>
          <table:table-cell table:style-name="ce3" table:formula="of:=AVERAGE([$'Gini per capita'.N37:.N40])" office:value-type="float" office:value="0.399683148233815" calcext:value-type="float">
            <text:p>0.399683148233815</text:p>
          </table:table-cell>
          <table:table-cell table:style-name="ce3" table:formula="of:=AVERAGE([$'Gini per capita'.O37:.O40])" office:value-type="float" office:value="0.438141480866156" calcext:value-type="float">
            <text:p>0.438141480866156</text:p>
          </table:table-cell>
          <table:table-cell table:style-name="ce3" table:formula="of:=AVERAGE([$'Gini per capita'.L37:.L40])" office:value-type="float" office:value="0.381504908022032" calcext:value-type="float">
            <text:p>0.381504908022032</text:p>
          </table:table-cell>
          <table:table-cell/>
          <table:table-cell>
            <draw:frame table:end-cell-address="'Gini yearly'.Z47" table:end-x="8.05pt" table:end-y="10.15pt" draw:z-index="2" draw:name="Chart 8" draw:style-name="gr1" draw:text-style-name="P1" svg:width="563.75pt" svg:height="505.64pt" svg:x="2.35pt" svg:y="14.51pt">
              <draw:object draw:notify-on-update-of-ranges="'Gini yearly'.K4:'Gini yearly'.K30 'Gini yearly'.L3:'Gini yearly'.L3 'Gini yearly'.L4:'Gini yearly'.L30 'Gini yearly'.K4:'Gini yearly'.K30 'Gini yearly'.M3:'Gini yearly'.M3 'Gini yearly'.M4:'Gini yearly'.M30 'Gini yearly'.K4:'Gini yearly'.K30 'Gini yearly'.N3:'Gini yearly'.N3 'Gini yearly'.N4:'Gini yearly'.N30 'Gini yearly'.K4:'Gini yearly'.K30 'Gini yearly'.O3:'Gini yearly'.O3 'Gini yearly'.O4:'Gini yearly'.O3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7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formula="of:=AVERAGE([$'Gini per capita'.C41:.C44])" office:value-type="float" office:value="0.458507866360187" calcext:value-type="float">
            <text:p>0.458507866360187</text:p>
          </table:table-cell>
          <table:table-cell table:formula="of:=AVERAGE([$'Gini per capita'.D41:.D44])" office:value-type="float" office:value="0.394706751381742" calcext:value-type="float">
            <text:p>0.394706751381742</text:p>
          </table:table-cell>
          <table:table-cell table:formula="of:=AVERAGE([$'Gini per capita'.E41:.E44])" office:value-type="float" office:value="0.436054519233296" calcext:value-type="float">
            <text:p>0.436054519233296</text:p>
          </table:table-cell>
          <table:table-cell table:formula="of:=AVERAGE([$'Gini per capita'.B41:.B44])" office:value-type="float" office:value="0.377815446690427" calcext:value-type="float">
            <text:p>0.377815446690427</text:p>
          </table:table-cell>
          <table:table-cell table:style-name="ce3" table:formula="of:=[.F13]+1" office:value-type="float" office:value="2024" calcext:value-type="float">
            <text:p>2024</text:p>
          </table:table-cell>
          <table:table-cell table:style-name="ce3" table:formula="of:=AVERAGE([$'Gini per capita'.H41:.H44])" office:value-type="float" office:value="0.461746331248434" calcext:value-type="float">
            <text:p>0.461746331248434</text:p>
          </table:table-cell>
          <table:table-cell table:style-name="ce3" table:formula="of:=AVERAGE([$'Gini per capita'.I41:.I44])" office:value-type="float" office:value="0.396121518377405" calcext:value-type="float">
            <text:p>0.396121518377405</text:p>
          </table:table-cell>
          <table:table-cell table:style-name="ce3" table:formula="of:=AVERAGE([$'Gini per capita'.J41:.J44])" office:value-type="float" office:value="0.43827509001001" calcext:value-type="float">
            <text:p>0.43827509001001</text:p>
          </table:table-cell>
          <table:table-cell table:style-name="ce3" table:formula="of:=AVERAGE([$'Gini per capita'.G41:.G44])" office:value-type="float" office:value="0.378709263997608" calcext:value-type="float">
            <text:p>0.378709263997608</text:p>
          </table:table-cell>
          <table:table-cell table:style-name="ce3" table:formula="of:=[.K13]+1" office:value-type="float" office:value="2024" calcext:value-type="float">
            <text:p>2024</text:p>
          </table:table-cell>
          <table:table-cell table:style-name="ce3" table:formula="of:=AVERAGE([$'Gini per capita'.M41:.M44])" office:value-type="float" office:value="0.463870264873351" calcext:value-type="float">
            <text:p>0.463870264873351</text:p>
          </table:table-cell>
          <table:table-cell table:style-name="ce3" table:formula="of:=AVERAGE([$'Gini per capita'.N41:.N44])" office:value-type="float" office:value="0.39969864908734" calcext:value-type="float">
            <text:p>0.39969864908734</text:p>
          </table:table-cell>
          <table:table-cell table:style-name="ce3" table:formula="of:=AVERAGE([$'Gini per capita'.O41:.O44])" office:value-type="float" office:value="0.439912001448069" calcext:value-type="float">
            <text:p>0.439912001448069</text:p>
          </table:table-cell>
          <table:table-cell table:style-name="ce3" table:formula="of:=AVERAGE([$'Gini per capita'.L41:.L44])" office:value-type="float" office:value="0.381758985146142" calcext:value-type="float">
            <text:p>0.381758985146142</text:p>
          </table:table-cell>
          <table:table-cell table:number-columns-repeated="4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formula="of:=AVERAGE([$'Gini per capita'.C45:.C48])" office:value-type="float" office:value="0.458490388751384" calcext:value-type="float">
            <text:p>0.458490388751384</text:p>
          </table:table-cell>
          <table:table-cell table:formula="of:=AVERAGE([$'Gini per capita'.D45:.D48])" office:value-type="float" office:value="0.393883791023692" calcext:value-type="float">
            <text:p>0.393883791023692</text:p>
          </table:table-cell>
          <table:table-cell table:formula="of:=AVERAGE([$'Gini per capita'.E45:.E48])" office:value-type="float" office:value="0.435488135278944" calcext:value-type="float">
            <text:p>0.435488135278944</text:p>
          </table:table-cell>
          <table:table-cell table:formula="of:=AVERAGE([$'Gini per capita'.B45:.B48])" office:value-type="float" office:value="0.377083069984653" calcext:value-type="float">
            <text:p>0.377083069984653</text:p>
          </table:table-cell>
          <table:table-cell table:style-name="ce3" table:formula="of:=[.F14]+1" office:value-type="float" office:value="2025" calcext:value-type="float">
            <text:p>2025</text:p>
          </table:table-cell>
          <table:table-cell table:style-name="ce3" table:formula="of:=AVERAGE([$'Gini per capita'.H45:.H48])" office:value-type="float" office:value="0.468481101041785" calcext:value-type="float">
            <text:p>0.468481101041785</text:p>
          </table:table-cell>
          <table:table-cell table:style-name="ce3" table:formula="of:=AVERAGE([$'Gini per capita'.I45:.I48])" office:value-type="float" office:value="0.399654934268066" calcext:value-type="float">
            <text:p>0.399654934268066</text:p>
          </table:table-cell>
          <table:table-cell table:style-name="ce3" table:formula="of:=AVERAGE([$'Gini per capita'.J45:.J48])" office:value-type="float" office:value="0.441839878630693" calcext:value-type="float">
            <text:p>0.441839878630693</text:p>
          </table:table-cell>
          <table:table-cell table:style-name="ce3" table:formula="of:=AVERAGE([$'Gini per capita'.G45:.G48])" office:value-type="float" office:value="0.381615514426473" calcext:value-type="float">
            <text:p>0.381615514426473</text:p>
          </table:table-cell>
          <table:table-cell table:style-name="ce3" table:formula="of:=[.K14]+1" office:value-type="float" office:value="2025" calcext:value-type="float">
            <text:p>2025</text:p>
          </table:table-cell>
          <table:table-cell table:style-name="ce3" table:formula="of:=AVERAGE([$'Gini per capita'.M45:.M48])" office:value-type="float" office:value="0.454074743294076" calcext:value-type="float">
            <text:p>0.454074743294076</text:p>
          </table:table-cell>
          <table:table-cell table:style-name="ce3" table:formula="of:=AVERAGE([$'Gini per capita'.N45:.N48])" office:value-type="float" office:value="0.390866581189355" calcext:value-type="float">
            <text:p>0.390866581189355</text:p>
          </table:table-cell>
          <table:table-cell table:style-name="ce3" table:formula="of:=AVERAGE([$'Gini per capita'.O45:.O48])" office:value-type="float" office:value="0.432699992163533" calcext:value-type="float">
            <text:p>0.432699992163533</text:p>
          </table:table-cell>
          <table:table-cell table:style-name="ce3" table:formula="of:=AVERAGE([$'Gini per capita'.L45:.L48])" office:value-type="float" office:value="0.374994004260621" calcext:value-type="float">
            <text:p>0.374994004260621</text:p>
          </table:table-cell>
          <table:table-cell table:number-columns-repeated="4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formula="of:=AVERAGE([$'Gini per capita'.C49:.C52])" office:value-type="float" office:value="0.456438444798642" calcext:value-type="float">
            <text:p>0.456438444798642</text:p>
          </table:table-cell>
          <table:table-cell table:formula="of:=AVERAGE([$'Gini per capita'.D49:.D52])" office:value-type="float" office:value="0.391428750476377" calcext:value-type="float">
            <text:p>0.391428750476377</text:p>
          </table:table-cell>
          <table:table-cell table:formula="of:=AVERAGE([$'Gini per capita'.E49:.E52])" office:value-type="float" office:value="0.432319846106878" calcext:value-type="float">
            <text:p>0.432319846106878</text:p>
          </table:table-cell>
          <table:table-cell table:formula="of:=AVERAGE([$'Gini per capita'.B49:.B52])" office:value-type="float" office:value="0.375128986687997" calcext:value-type="float">
            <text:p>0.375128986687997</text:p>
          </table:table-cell>
          <table:table-cell table:style-name="ce3" table:formula="of:=[.F15]+1" office:value-type="float" office:value="2026" calcext:value-type="float">
            <text:p>2026</text:p>
          </table:table-cell>
          <table:table-cell table:style-name="ce3" table:formula="of:=AVERAGE([$'Gini per capita'.H49:.H52])" office:value-type="float" office:value="0.456110942955686" calcext:value-type="float">
            <text:p>0.456110942955686</text:p>
          </table:table-cell>
          <table:table-cell table:style-name="ce3" table:formula="of:=AVERAGE([$'Gini per capita'.I49:.I52])" office:value-type="float" office:value="0.38993639404873" calcext:value-type="float">
            <text:p>0.38993639404873</text:p>
          </table:table-cell>
          <table:table-cell table:style-name="ce3" table:formula="of:=AVERAGE([$'Gini per capita'.J49:.J52])" office:value-type="float" office:value="0.434285214243327" calcext:value-type="float">
            <text:p>0.434285214243327</text:p>
          </table:table-cell>
          <table:table-cell table:style-name="ce3" table:formula="of:=AVERAGE([$'Gini per capita'.G49:.G52])" office:value-type="float" office:value="0.373606178953804" calcext:value-type="float">
            <text:p>0.373606178953804</text:p>
          </table:table-cell>
          <table:table-cell table:style-name="ce3" table:formula="of:=[.K15]+1" office:value-type="float" office:value="2026" calcext:value-type="float">
            <text:p>2026</text:p>
          </table:table-cell>
          <table:table-cell table:style-name="ce3" table:formula="of:=AVERAGE([$'Gini per capita'.M49:.M52])" office:value-type="float" office:value="0.45864342339012" calcext:value-type="float">
            <text:p>0.45864342339012</text:p>
          </table:table-cell>
          <table:table-cell table:style-name="ce3" table:formula="of:=AVERAGE([$'Gini per capita'.N49:.N52])" office:value-type="float" office:value="0.393349208933535" calcext:value-type="float">
            <text:p>0.393349208933535</text:p>
          </table:table-cell>
          <table:table-cell table:style-name="ce3" table:formula="of:=AVERAGE([$'Gini per capita'.O49:.O52])" office:value-type="float" office:value="0.435492946545654" calcext:value-type="float">
            <text:p>0.435492946545654</text:p>
          </table:table-cell>
          <table:table-cell table:style-name="ce3" table:formula="of:=AVERAGE([$'Gini per capita'.L49:.L52])" office:value-type="float" office:value="0.37735808978006" calcext:value-type="float">
            <text:p>0.37735808978006</text:p>
          </table:table-cell>
          <table:table-cell table:number-columns-repeated="4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formula="of:=AVERAGE([$'Gini per capita'.C53:.C56])" office:value-type="float" office:value="0.45823337681087" calcext:value-type="float">
            <text:p>0.45823337681087</text:p>
          </table:table-cell>
          <table:table-cell table:formula="of:=AVERAGE([$'Gini per capita'.D53:.D56])" office:value-type="float" office:value="0.387093757527336" calcext:value-type="float">
            <text:p>0.387093757527336</text:p>
          </table:table-cell>
          <table:table-cell table:formula="of:=AVERAGE([$'Gini per capita'.E53:.E56])" office:value-type="float" office:value="0.436362389258158" calcext:value-type="float">
            <text:p>0.436362389258158</text:p>
          </table:table-cell>
          <table:table-cell table:formula="of:=AVERAGE([$'Gini per capita'.B53:.B56])" office:value-type="float" office:value="0.371570862052783" calcext:value-type="float">
            <text:p>0.371570862052783</text:p>
          </table:table-cell>
          <table:table-cell table:style-name="ce3" table:formula="of:=[.F16]+1" office:value-type="float" office:value="2027" calcext:value-type="float">
            <text:p>2027</text:p>
          </table:table-cell>
          <table:table-cell table:style-name="ce3" table:formula="of:=AVERAGE([$'Gini per capita'.H53:.H56])" office:value-type="float" office:value="0.460205354256701" calcext:value-type="float">
            <text:p>0.460205354256701</text:p>
          </table:table-cell>
          <table:table-cell table:style-name="ce3" table:formula="of:=AVERAGE([$'Gini per capita'.I53:.I56])" office:value-type="float" office:value="0.387369181482789" calcext:value-type="float">
            <text:p>0.387369181482789</text:p>
          </table:table-cell>
          <table:table-cell table:style-name="ce3" table:formula="of:=AVERAGE([$'Gini per capita'.J53:.J56])" office:value-type="float" office:value="0.437294650406034" calcext:value-type="float">
            <text:p>0.437294650406034</text:p>
          </table:table-cell>
          <table:table-cell table:style-name="ce3" table:formula="of:=AVERAGE([$'Gini per capita'.G53:.G56])" office:value-type="float" office:value="0.372418556810778" calcext:value-type="float">
            <text:p>0.372418556810778</text:p>
          </table:table-cell>
          <table:table-cell table:style-name="ce3" table:formula="of:=[.K16]+1" office:value-type="float" office:value="2027" calcext:value-type="float">
            <text:p>2027</text:p>
          </table:table-cell>
          <table:table-cell table:style-name="ce3" table:formula="of:=AVERAGE([$'Gini per capita'.M53:.M56])" office:value-type="float" office:value="0.448980463408184" calcext:value-type="float">
            <text:p>0.448980463408184</text:p>
          </table:table-cell>
          <table:table-cell table:style-name="ce3" table:formula="of:=AVERAGE([$'Gini per capita'.N53:.N56])" office:value-type="float" office:value="0.384121004989083" calcext:value-type="float">
            <text:p>0.384121004989083</text:p>
          </table:table-cell>
          <table:table-cell table:style-name="ce3" table:formula="of:=AVERAGE([$'Gini per capita'.O53:.O56])" office:value-type="float" office:value="0.429852464919289" calcext:value-type="float">
            <text:p>0.429852464919289</text:p>
          </table:table-cell>
          <table:table-cell table:style-name="ce3" table:formula="of:=AVERAGE([$'Gini per capita'.L53:.L56])" office:value-type="float" office:value="0.369531178992728" calcext:value-type="float">
            <text:p>0.369531178992728</text:p>
          </table:table-cell>
          <table:table-cell table:number-columns-repeated="4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formula="of:=AVERAGE([$'Gini per capita'.C57:.C60])" office:value-type="float" office:value="0.465858199072667" calcext:value-type="float">
            <text:p>0.465858199072667</text:p>
          </table:table-cell>
          <table:table-cell table:formula="of:=AVERAGE([$'Gini per capita'.D57:.D60])" office:value-type="float" office:value="0.390112167973847" calcext:value-type="float">
            <text:p>0.390112167973847</text:p>
          </table:table-cell>
          <table:table-cell table:formula="of:=AVERAGE([$'Gini per capita'.E57:.E60])" office:value-type="float" office:value="0.444890510231171" calcext:value-type="float">
            <text:p>0.444890510231171</text:p>
          </table:table-cell>
          <table:table-cell table:formula="of:=AVERAGE([$'Gini per capita'.B57:.B60])" office:value-type="float" office:value="0.375801284773959" calcext:value-type="float">
            <text:p>0.375801284773959</text:p>
          </table:table-cell>
          <table:table-cell table:style-name="ce3" table:formula="of:=[.F17]+1" office:value-type="float" office:value="2028" calcext:value-type="float">
            <text:p>2028</text:p>
          </table:table-cell>
          <table:table-cell table:style-name="ce3" table:formula="of:=AVERAGE([$'Gini per capita'.H57:.H60])" office:value-type="float" office:value="0.460216022564103" calcext:value-type="float">
            <text:p>0.460216022564103</text:p>
          </table:table-cell>
          <table:table-cell table:style-name="ce3" table:formula="of:=AVERAGE([$'Gini per capita'.I57:.I60])" office:value-type="float" office:value="0.384783235060157" calcext:value-type="float">
            <text:p>0.384783235060157</text:p>
          </table:table-cell>
          <table:table-cell table:style-name="ce3" table:formula="of:=AVERAGE([$'Gini per capita'.J57:.J60])" office:value-type="float" office:value="0.44172897600831" calcext:value-type="float">
            <text:p>0.44172897600831</text:p>
          </table:table-cell>
          <table:table-cell table:style-name="ce3" table:formula="of:=AVERAGE([$'Gini per capita'.G57:.G60])" office:value-type="float" office:value="0.372064673026313" calcext:value-type="float">
            <text:p>0.372064673026313</text:p>
          </table:table-cell>
          <table:table-cell table:style-name="ce3" table:formula="of:=[.K17]+1" office:value-type="float" office:value="2028" calcext:value-type="float">
            <text:p>2028</text:p>
          </table:table-cell>
          <table:table-cell table:style-name="ce3" table:formula="of:=AVERAGE([$'Gini per capita'.M57:.M60])" office:value-type="float" office:value="0.449261038723516" calcext:value-type="float">
            <text:p>0.449261038723516</text:p>
          </table:table-cell>
          <table:table-cell table:style-name="ce3" table:formula="of:=AVERAGE([$'Gini per capita'.N57:.N60])" office:value-type="float" office:value="0.384692459635373" calcext:value-type="float">
            <text:p>0.384692459635373</text:p>
          </table:table-cell>
          <table:table-cell table:style-name="ce3" table:formula="of:=AVERAGE([$'Gini per capita'.O57:.O60])" office:value-type="float" office:value="0.430731450550126" calcext:value-type="float">
            <text:p>0.430731450550126</text:p>
          </table:table-cell>
          <table:table-cell table:style-name="ce3" table:formula="of:=AVERAGE([$'Gini per capita'.L57:.L60])" office:value-type="float" office:value="0.371358024361497" calcext:value-type="float">
            <text:p>0.371358024361497</text:p>
          </table:table-cell>
          <table:table-cell table:number-columns-repeated="4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formula="of:=AVERAGE([$'Gini per capita'.C61:.C64])" office:value-type="float" office:value="0.460433174639978" calcext:value-type="float">
            <text:p>0.460433174639978</text:p>
          </table:table-cell>
          <table:table-cell table:formula="of:=AVERAGE([$'Gini per capita'.D61:.D64])" office:value-type="float" office:value="0.386187990277921" calcext:value-type="float">
            <text:p>0.386187990277921</text:p>
          </table:table-cell>
          <table:table-cell table:formula="of:=AVERAGE([$'Gini per capita'.E61:.E64])" office:value-type="float" office:value="0.443196140795348" calcext:value-type="float">
            <text:p>0.443196140795348</text:p>
          </table:table-cell>
          <table:table-cell table:formula="of:=AVERAGE([$'Gini per capita'.B61:.B64])" office:value-type="float" office:value="0.373760419479822" calcext:value-type="float">
            <text:p>0.373760419479822</text:p>
          </table:table-cell>
          <table:table-cell table:style-name="ce3" table:formula="of:=[.F18]+1" office:value-type="float" office:value="2029" calcext:value-type="float">
            <text:p>2029</text:p>
          </table:table-cell>
          <table:table-cell table:style-name="ce3" table:formula="of:=AVERAGE([$'Gini per capita'.H61:.H64])" office:value-type="float" office:value="0.458731849369942" calcext:value-type="float">
            <text:p>0.458731849369942</text:p>
          </table:table-cell>
          <table:table-cell table:style-name="ce3" table:formula="of:=AVERAGE([$'Gini per capita'.I61:.I64])" office:value-type="float" office:value="0.385443639722332" calcext:value-type="float">
            <text:p>0.385443639722332</text:p>
          </table:table-cell>
          <table:table-cell table:style-name="ce3" table:formula="of:=AVERAGE([$'Gini per capita'.J61:.J64])" office:value-type="float" office:value="0.442157640570931" calcext:value-type="float">
            <text:p>0.442157640570931</text:p>
          </table:table-cell>
          <table:table-cell table:style-name="ce3" table:formula="of:=AVERAGE([$'Gini per capita'.G61:.G64])" office:value-type="float" office:value="0.373520084957161" calcext:value-type="float">
            <text:p>0.373520084957161</text:p>
          </table:table-cell>
          <table:table-cell table:style-name="ce3" table:formula="of:=[.K18]+1" office:value-type="float" office:value="2029" calcext:value-type="float">
            <text:p>2029</text:p>
          </table:table-cell>
          <table:table-cell table:style-name="ce3" table:formula="of:=AVERAGE([$'Gini per capita'.M61:.M64])" office:value-type="float" office:value="0.444578480275083" calcext:value-type="float">
            <text:p>0.444578480275083</text:p>
          </table:table-cell>
          <table:table-cell table:style-name="ce3" table:formula="of:=AVERAGE([$'Gini per capita'.N61:.N64])" office:value-type="float" office:value="0.382431314760651" calcext:value-type="float">
            <text:p>0.382431314760651</text:p>
          </table:table-cell>
          <table:table-cell table:style-name="ce3" table:formula="of:=AVERAGE([$'Gini per capita'.O61:.O64])" office:value-type="float" office:value="0.427736615944362" calcext:value-type="float">
            <text:p>0.427736615944362</text:p>
          </table:table-cell>
          <table:table-cell table:style-name="ce3" table:formula="of:=AVERAGE([$'Gini per capita'.L61:.L64])" office:value-type="float" office:value="0.370362792815393" calcext:value-type="float">
            <text:p>0.370362792815393</text:p>
          </table:table-cell>
          <table:table-cell table:number-columns-repeated="4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formula="of:=AVERAGE([$'Gini per capita'.C65:.C68])" office:value-type="float" office:value="0.455893381448732" calcext:value-type="float">
            <text:p>0.455893381448732</text:p>
          </table:table-cell>
          <table:table-cell table:formula="of:=AVERAGE([$'Gini per capita'.D65:.D68])" office:value-type="float" office:value="0.386841392043739" calcext:value-type="float">
            <text:p>0.386841392043739</text:p>
          </table:table-cell>
          <table:table-cell table:formula="of:=AVERAGE([$'Gini per capita'.E65:.E68])" office:value-type="float" office:value="0.441860099179808" calcext:value-type="float">
            <text:p>0.441860099179808</text:p>
          </table:table-cell>
          <table:table-cell table:formula="of:=AVERAGE([$'Gini per capita'.B65:.B68])" office:value-type="float" office:value="0.376230822602659" calcext:value-type="float">
            <text:p>0.376230822602659</text:p>
          </table:table-cell>
          <table:table-cell table:style-name="ce3" table:formula="of:=[.F19]+1" office:value-type="float" office:value="2030" calcext:value-type="float">
            <text:p>2030</text:p>
          </table:table-cell>
          <table:table-cell table:style-name="ce3" table:formula="of:=AVERAGE([$'Gini per capita'.H65:.H68])" office:value-type="float" office:value="0.461339491863718" calcext:value-type="float">
            <text:p>0.461339491863718</text:p>
          </table:table-cell>
          <table:table-cell table:style-name="ce3" table:formula="of:=AVERAGE([$'Gini per capita'.I65:.I68])" office:value-type="float" office:value="0.385789923986909" calcext:value-type="float">
            <text:p>0.385789923986909</text:p>
          </table:table-cell>
          <table:table-cell table:style-name="ce3" table:formula="of:=AVERAGE([$'Gini per capita'.J65:.J68])" office:value-type="float" office:value="0.448568868808195" calcext:value-type="float">
            <text:p>0.448568868808195</text:p>
          </table:table-cell>
          <table:table-cell table:style-name="ce3" table:formula="of:=AVERAGE([$'Gini per capita'.G65:.G68])" office:value-type="float" office:value="0.375650233447295" calcext:value-type="float">
            <text:p>0.375650233447295</text:p>
          </table:table-cell>
          <table:table-cell table:style-name="ce3" table:formula="of:=[.K19]+1" office:value-type="float" office:value="2030" calcext:value-type="float">
            <text:p>2030</text:p>
          </table:table-cell>
          <table:table-cell table:style-name="ce3" table:formula="of:=AVERAGE([$'Gini per capita'.M65:.M68])" office:value-type="float" office:value="0.452239156814002" calcext:value-type="float">
            <text:p>0.452239156814002</text:p>
          </table:table-cell>
          <table:table-cell table:style-name="ce3" table:formula="of:=AVERAGE([$'Gini per capita'.N65:.N68])" office:value-type="float" office:value="0.384338229354406" calcext:value-type="float">
            <text:p>0.384338229354406</text:p>
          </table:table-cell>
          <table:table-cell table:style-name="ce3" table:formula="of:=AVERAGE([$'Gini per capita'.O65:.O68])" office:value-type="float" office:value="0.437862380038786" calcext:value-type="float">
            <text:p>0.437862380038786</text:p>
          </table:table-cell>
          <table:table-cell table:style-name="ce3" table:formula="of:=AVERAGE([$'Gini per capita'.L65:.L68])" office:value-type="float" office:value="0.374684075395304" calcext:value-type="float">
            <text:p>0.374684075395304</text:p>
          </table:table-cell>
          <table:table-cell table:number-columns-repeated="4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formula="of:=AVERAGE([$'Gini per capita'.C69:.C72])" office:value-type="float" office:value="0.453222989032457" calcext:value-type="float">
            <text:p>0.453222989032457</text:p>
          </table:table-cell>
          <table:table-cell table:formula="of:=AVERAGE([$'Gini per capita'.D69:.D72])" office:value-type="float" office:value="0.382106704592846" calcext:value-type="float">
            <text:p>0.382106704592846</text:p>
          </table:table-cell>
          <table:table-cell table:formula="of:=AVERAGE([$'Gini per capita'.E69:.E72])" office:value-type="float" office:value="0.438644646501771" calcext:value-type="float">
            <text:p>0.438644646501771</text:p>
          </table:table-cell>
          <table:table-cell table:formula="of:=AVERAGE([$'Gini per capita'.B69:.B72])" office:value-type="float" office:value="0.372146621484712" calcext:value-type="float">
            <text:p>0.372146621484712</text:p>
          </table:table-cell>
          <table:table-cell table:style-name="ce3" table:formula="of:=[.F20]+1" office:value-type="float" office:value="2031" calcext:value-type="float">
            <text:p>2031</text:p>
          </table:table-cell>
          <table:table-cell table:style-name="ce3" table:formula="of:=AVERAGE([$'Gini per capita'.H69:.H72])" office:value-type="float" office:value="0.45227814265003" calcext:value-type="float">
            <text:p>0.45227814265003</text:p>
          </table:table-cell>
          <table:table-cell table:style-name="ce3" table:formula="of:=AVERAGE([$'Gini per capita'.I69:.I72])" office:value-type="float" office:value="0.381705049092517" calcext:value-type="float">
            <text:p>0.381705049092517</text:p>
          </table:table-cell>
          <table:table-cell table:style-name="ce3" table:formula="of:=AVERAGE([$'Gini per capita'.J69:.J72])" office:value-type="float" office:value="0.441631874926371" calcext:value-type="float">
            <text:p>0.441631874926371</text:p>
          </table:table-cell>
          <table:table-cell table:style-name="ce3" table:formula="of:=AVERAGE([$'Gini per capita'.G69:.G72])" office:value-type="float" office:value="0.372939560922777" calcext:value-type="float">
            <text:p>0.372939560922777</text:p>
          </table:table-cell>
          <table:table-cell table:style-name="ce3" table:formula="of:=[.K20]+1" office:value-type="float" office:value="2031" calcext:value-type="float">
            <text:p>2031</text:p>
          </table:table-cell>
          <table:table-cell table:style-name="ce3" table:formula="of:=AVERAGE([$'Gini per capita'.M69:.M72])" office:value-type="float" office:value="0.45196299547013" calcext:value-type="float">
            <text:p>0.45196299547013</text:p>
          </table:table-cell>
          <table:table-cell table:style-name="ce3" table:formula="of:=AVERAGE([$'Gini per capita'.N69:.N72])" office:value-type="float" office:value="0.382177041200522" calcext:value-type="float">
            <text:p>0.382177041200522</text:p>
          </table:table-cell>
          <table:table-cell table:style-name="ce3" table:formula="of:=AVERAGE([$'Gini per capita'.O69:.O72])" office:value-type="float" office:value="0.439759230281419" calcext:value-type="float">
            <text:p>0.439759230281419</text:p>
          </table:table-cell>
          <table:table-cell table:style-name="ce3" table:formula="of:=AVERAGE([$'Gini per capita'.L69:.L72])" office:value-type="float" office:value="0.374188918215264" calcext:value-type="float">
            <text:p>0.374188918215264</text:p>
          </table:table-cell>
          <table:table-cell table:number-columns-repeated="4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formula="of:=AVERAGE([$'Gini per capita'.C73:.C76])" office:value-type="float" office:value="0.459461955214525" calcext:value-type="float">
            <text:p>0.459461955214525</text:p>
          </table:table-cell>
          <table:table-cell table:formula="of:=AVERAGE([$'Gini per capita'.D73:.D76])" office:value-type="float" office:value="0.386205464669075" calcext:value-type="float">
            <text:p>0.386205464669075</text:p>
          </table:table-cell>
          <table:table-cell table:formula="of:=AVERAGE([$'Gini per capita'.E73:.E76])" office:value-type="float" office:value="0.4504404880892" calcext:value-type="float">
            <text:p>0.4504404880892</text:p>
          </table:table-cell>
          <table:table-cell table:formula="of:=AVERAGE([$'Gini per capita'.B73:.B76])" office:value-type="float" office:value="0.379901731522829" calcext:value-type="float">
            <text:p>0.379901731522829</text:p>
          </table:table-cell>
          <table:table-cell table:style-name="ce3" table:formula="of:=[.F21]+1" office:value-type="float" office:value="2032" calcext:value-type="float">
            <text:p>2032</text:p>
          </table:table-cell>
          <table:table-cell table:style-name="ce3" table:formula="of:=AVERAGE([$'Gini per capita'.H73:.H76])" office:value-type="float" office:value="0.458406358063253" calcext:value-type="float">
            <text:p>0.458406358063253</text:p>
          </table:table-cell>
          <table:table-cell table:style-name="ce3" table:formula="of:=AVERAGE([$'Gini per capita'.I73:.I76])" office:value-type="float" office:value="0.384857001826628" calcext:value-type="float">
            <text:p>0.384857001826628</text:p>
          </table:table-cell>
          <table:table-cell table:style-name="ce3" table:formula="of:=AVERAGE([$'Gini per capita'.J73:.J76])" office:value-type="float" office:value="0.453004955718494" calcext:value-type="float">
            <text:p>0.453004955718494</text:p>
          </table:table-cell>
          <table:table-cell table:style-name="ce3" table:formula="of:=AVERAGE([$'Gini per capita'.G73:.G76])" office:value-type="float" office:value="0.379773465851238" calcext:value-type="float">
            <text:p>0.379773465851238</text:p>
          </table:table-cell>
          <table:table-cell table:style-name="ce3" table:formula="of:=[.K21]+1" office:value-type="float" office:value="2032" calcext:value-type="float">
            <text:p>2032</text:p>
          </table:table-cell>
          <table:table-cell table:style-name="ce3" table:formula="of:=AVERAGE([$'Gini per capita'.M73:.M76])" office:value-type="float" office:value="0.448304996254639" calcext:value-type="float">
            <text:p>0.448304996254639</text:p>
          </table:table-cell>
          <table:table-cell table:style-name="ce3" table:formula="of:=AVERAGE([$'Gini per capita'.N73:.N76])" office:value-type="float" office:value="0.381147164273483" calcext:value-type="float">
            <text:p>0.381147164273483</text:p>
          </table:table-cell>
          <table:table-cell table:style-name="ce3" table:formula="of:=AVERAGE([$'Gini per capita'.O73:.O76])" office:value-type="float" office:value="0.439057650498139" calcext:value-type="float">
            <text:p>0.439057650498139</text:p>
          </table:table-cell>
          <table:table-cell table:style-name="ce3" table:formula="of:=AVERAGE([$'Gini per capita'.L73:.L76])" office:value-type="float" office:value="0.375809152013209" calcext:value-type="float">
            <text:p>0.375809152013209</text:p>
          </table:table-cell>
          <table:table-cell table:number-columns-repeated="4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formula="of:=AVERAGE([$'Gini per capita'.C77:.C80])" office:value-type="float" office:value="0.451301250278117" calcext:value-type="float">
            <text:p>0.451301250278117</text:p>
          </table:table-cell>
          <table:table-cell table:formula="of:=AVERAGE([$'Gini per capita'.D77:.D80])" office:value-type="float" office:value="0.38274584330016" calcext:value-type="float">
            <text:p>0.38274584330016</text:p>
          </table:table-cell>
          <table:table-cell table:formula="of:=AVERAGE([$'Gini per capita'.E77:.E80])" office:value-type="float" office:value="0.445792147907519" calcext:value-type="float">
            <text:p>0.445792147907519</text:p>
          </table:table-cell>
          <table:table-cell table:formula="of:=AVERAGE([$'Gini per capita'.B77:.B80])" office:value-type="float" office:value="0.378691702873623" calcext:value-type="float">
            <text:p>0.378691702873623</text:p>
          </table:table-cell>
          <table:table-cell table:style-name="ce3" table:formula="of:=[.F22]+1" office:value-type="float" office:value="2033" calcext:value-type="float">
            <text:p>2033</text:p>
          </table:table-cell>
          <table:table-cell table:style-name="ce3" table:formula="of:=AVERAGE([$'Gini per capita'.H77:.H80])" office:value-type="float" office:value="0.448577962997898" calcext:value-type="float">
            <text:p>0.448577962997898</text:p>
          </table:table-cell>
          <table:table-cell table:style-name="ce3" table:formula="of:=AVERAGE([$'Gini per capita'.I77:.I80])" office:value-type="float" office:value="0.377153786208716" calcext:value-type="float">
            <text:p>0.377153786208716</text:p>
          </table:table-cell>
          <table:table-cell table:style-name="ce3" table:formula="of:=AVERAGE([$'Gini per capita'.J77:.J80])" office:value-type="float" office:value="0.443612265793664" calcext:value-type="float">
            <text:p>0.443612265793664</text:p>
          </table:table-cell>
          <table:table-cell table:style-name="ce3" table:formula="of:=AVERAGE([$'Gini per capita'.G77:.G80])" office:value-type="float" office:value="0.373380348724748" calcext:value-type="float">
            <text:p>0.373380348724748</text:p>
          </table:table-cell>
          <table:table-cell table:style-name="ce3" table:formula="of:=[.K22]+1" office:value-type="float" office:value="2033" calcext:value-type="float">
            <text:p>2033</text:p>
          </table:table-cell>
          <table:table-cell table:style-name="ce3" table:formula="of:=AVERAGE([$'Gini per capita'.M77:.M80])" office:value-type="float" office:value="0.433334878908833" calcext:value-type="float">
            <text:p>0.433334878908833</text:p>
          </table:table-cell>
          <table:table-cell table:style-name="ce3" table:formula="of:=AVERAGE([$'Gini per capita'.N77:.N80])" office:value-type="float" office:value="0.368761619349155" calcext:value-type="float">
            <text:p>0.368761619349155</text:p>
          </table:table-cell>
          <table:table-cell table:style-name="ce3" table:formula="of:=AVERAGE([$'Gini per capita'.O77:.O80])" office:value-type="float" office:value="0.427014003526002" calcext:value-type="float">
            <text:p>0.427014003526002</text:p>
          </table:table-cell>
          <table:table-cell table:style-name="ce3" table:formula="of:=AVERAGE([$'Gini per capita'.L77:.L80])" office:value-type="float" office:value="0.365513086397257" calcext:value-type="float">
            <text:p>0.365513086397257</text:p>
          </table:table-cell>
          <table:table-cell table:number-columns-repeated="4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formula="of:=AVERAGE([$'Gini per capita'.C81:.C84])" office:value-type="float" office:value="0.437749863283872" calcext:value-type="float">
            <text:p>0.437749863283872</text:p>
          </table:table-cell>
          <table:table-cell table:formula="of:=AVERAGE([$'Gini per capita'.D81:.D84])" office:value-type="float" office:value="0.374863391159973" calcext:value-type="float">
            <text:p>0.374863391159973</text:p>
          </table:table-cell>
          <table:table-cell table:formula="of:=AVERAGE([$'Gini per capita'.E81:.E84])" office:value-type="float" office:value="0.433015624778063" calcext:value-type="float">
            <text:p>0.433015624778063</text:p>
          </table:table-cell>
          <table:table-cell table:formula="of:=AVERAGE([$'Gini per capita'.B81:.B84])" office:value-type="float" office:value="0.371486614286636" calcext:value-type="float">
            <text:p>0.371486614286636</text:p>
          </table:table-cell>
          <table:table-cell table:style-name="ce3" table:formula="of:=[.F23]+1" office:value-type="float" office:value="2034" calcext:value-type="float">
            <text:p>2034</text:p>
          </table:table-cell>
          <table:table-cell table:style-name="ce3" table:formula="of:=AVERAGE([$'Gini per capita'.H81:.H84])" office:value-type="float" office:value="0.437674033438127" calcext:value-type="float">
            <text:p>0.437674033438127</text:p>
          </table:table-cell>
          <table:table-cell table:style-name="ce3" table:formula="of:=AVERAGE([$'Gini per capita'.I81:.I84])" office:value-type="float" office:value="0.369627461014813" calcext:value-type="float">
            <text:p>0.369627461014813</text:p>
          </table:table-cell>
          <table:table-cell table:style-name="ce3" table:formula="of:=AVERAGE([$'Gini per capita'.J81:.J84])" office:value-type="float" office:value="0.433410007579931" calcext:value-type="float">
            <text:p>0.433410007579931</text:p>
          </table:table-cell>
          <table:table-cell table:style-name="ce3" table:formula="of:=AVERAGE([$'Gini per capita'.G81:.G84])" office:value-type="float" office:value="0.365947856243855" calcext:value-type="float">
            <text:p>0.365947856243855</text:p>
          </table:table-cell>
          <table:table-cell table:style-name="ce3" table:formula="of:=[.K23]+1" office:value-type="float" office:value="2034" calcext:value-type="float">
            <text:p>2034</text:p>
          </table:table-cell>
          <table:table-cell table:style-name="ce3" table:formula="of:=AVERAGE([$'Gini per capita'.M81:.M84])" office:value-type="float" office:value="0.435814956396179" calcext:value-type="float">
            <text:p>0.435814956396179</text:p>
          </table:table-cell>
          <table:table-cell table:style-name="ce3" table:formula="of:=AVERAGE([$'Gini per capita'.N81:.N84])" office:value-type="float" office:value="0.370771837075283" calcext:value-type="float">
            <text:p>0.370771837075283</text:p>
          </table:table-cell>
          <table:table-cell table:style-name="ce3" table:formula="of:=AVERAGE([$'Gini per capita'.O81:.O84])" office:value-type="float" office:value="0.429389457539396" calcext:value-type="float">
            <text:p>0.429389457539396</text:p>
          </table:table-cell>
          <table:table-cell table:style-name="ce3" table:formula="of:=AVERAGE([$'Gini per capita'.L81:.L84])" office:value-type="float" office:value="0.3674269916579" calcext:value-type="float">
            <text:p>0.3674269916579</text:p>
          </table:table-cell>
          <table:table-cell table:number-columns-repeated="4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formula="of:=AVERAGE([$'Gini per capita'.C85:.C88])" office:value-type="float" office:value="0.439531834204137" calcext:value-type="float">
            <text:p>0.439531834204137</text:p>
          </table:table-cell>
          <table:table-cell table:formula="of:=AVERAGE([$'Gini per capita'.D85:.D88])" office:value-type="float" office:value="0.375680601610633" calcext:value-type="float">
            <text:p>0.375680601610633</text:p>
          </table:table-cell>
          <table:table-cell table:formula="of:=AVERAGE([$'Gini per capita'.E85:.E88])" office:value-type="float" office:value="0.436347219941381" calcext:value-type="float">
            <text:p>0.436347219941381</text:p>
          </table:table-cell>
          <table:table-cell table:formula="of:=AVERAGE([$'Gini per capita'.B85:.B88])" office:value-type="float" office:value="0.372983860566267" calcext:value-type="float">
            <text:p>0.372983860566267</text:p>
          </table:table-cell>
          <table:table-cell table:style-name="ce3" table:formula="of:=[.F24]+1" office:value-type="float" office:value="2035" calcext:value-type="float">
            <text:p>2035</text:p>
          </table:table-cell>
          <table:table-cell table:style-name="ce3" table:formula="of:=AVERAGE([$'Gini per capita'.H85:.H88])" office:value-type="float" office:value="0.434647969292475" calcext:value-type="float">
            <text:p>0.434647969292475</text:p>
          </table:table-cell>
          <table:table-cell table:style-name="ce3" table:formula="of:=AVERAGE([$'Gini per capita'.I85:.I88])" office:value-type="float" office:value="0.366586106231058" calcext:value-type="float">
            <text:p>0.366586106231058</text:p>
          </table:table-cell>
          <table:table-cell table:style-name="ce3" table:formula="of:=AVERAGE([$'Gini per capita'.J85:.J88])" office:value-type="float" office:value="0.432074938417579" calcext:value-type="float">
            <text:p>0.432074938417579</text:p>
          </table:table-cell>
          <table:table-cell table:style-name="ce3" table:formula="of:=AVERAGE([$'Gini per capita'.G85:.G88])" office:value-type="float" office:value="0.363724230869092" calcext:value-type="float">
            <text:p>0.363724230869092</text:p>
          </table:table-cell>
          <table:table-cell table:style-name="ce3" table:formula="of:=[.K24]+1" office:value-type="float" office:value="2035" calcext:value-type="float">
            <text:p>2035</text:p>
          </table:table-cell>
          <table:table-cell table:style-name="ce3" table:formula="of:=AVERAGE([$'Gini per capita'.M85:.M88])" office:value-type="float" office:value="0.42958618416403" calcext:value-type="float">
            <text:p>0.42958618416403</text:p>
          </table:table-cell>
          <table:table-cell table:style-name="ce3" table:formula="of:=AVERAGE([$'Gini per capita'.N85:.N88])" office:value-type="float" office:value="0.367717068545" calcext:value-type="float">
            <text:p>0.367717068545</text:p>
          </table:table-cell>
          <table:table-cell table:style-name="ce3" table:formula="of:=AVERAGE([$'Gini per capita'.O85:.O88])" office:value-type="float" office:value="0.42353449599978" calcext:value-type="float">
            <text:p>0.42353449599978</text:p>
          </table:table-cell>
          <table:table-cell table:style-name="ce3" table:formula="of:=AVERAGE([$'Gini per capita'.L85:.L88])" office:value-type="float" office:value="0.364481883078923" calcext:value-type="float">
            <text:p>0.364481883078923</text:p>
          </table:table-cell>
          <table:table-cell table:number-columns-repeated="4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formula="of:=AVERAGE([$'Gini per capita'.C89:.C92])" office:value-type="float" office:value="0.438709239657893" calcext:value-type="float">
            <text:p>0.438709239657893</text:p>
          </table:table-cell>
          <table:table-cell table:formula="of:=AVERAGE([$'Gini per capita'.D89:.D92])" office:value-type="float" office:value="0.378601704694631" calcext:value-type="float">
            <text:p>0.378601704694631</text:p>
          </table:table-cell>
          <table:table-cell table:formula="of:=AVERAGE([$'Gini per capita'.E89:.E92])" office:value-type="float" office:value="0.436635045297736" calcext:value-type="float">
            <text:p>0.436635045297736</text:p>
          </table:table-cell>
          <table:table-cell table:formula="of:=AVERAGE([$'Gini per capita'.B89:.B92])" office:value-type="float" office:value="0.375553089906988" calcext:value-type="float">
            <text:p>0.375553089906988</text:p>
          </table:table-cell>
          <table:table-cell table:style-name="ce3" table:formula="of:=[.F25]+1" office:value-type="float" office:value="2036" calcext:value-type="float">
            <text:p>2036</text:p>
          </table:table-cell>
          <table:table-cell table:style-name="ce3" table:formula="of:=AVERAGE([$'Gini per capita'.H89:.H92])" office:value-type="float" office:value="0.433675261969206" calcext:value-type="float">
            <text:p>0.433675261969206</text:p>
          </table:table-cell>
          <table:table-cell table:style-name="ce3" table:formula="of:=AVERAGE([$'Gini per capita'.I89:.I92])" office:value-type="float" office:value="0.366841329157857" calcext:value-type="float">
            <text:p>0.366841329157857</text:p>
          </table:table-cell>
          <table:table-cell table:style-name="ce3" table:formula="of:=AVERAGE([$'Gini per capita'.J89:.J92])" office:value-type="float" office:value="0.431305061089936" calcext:value-type="float">
            <text:p>0.431305061089936</text:p>
          </table:table-cell>
          <table:table-cell table:style-name="ce3" table:formula="of:=AVERAGE([$'Gini per capita'.G89:.G92])" office:value-type="float" office:value="0.364382214241076" calcext:value-type="float">
            <text:p>0.364382214241076</text:p>
          </table:table-cell>
          <table:table-cell table:style-name="ce3" table:formula="of:=[.K25]+1" office:value-type="float" office:value="2036" calcext:value-type="float">
            <text:p>2036</text:p>
          </table:table-cell>
          <table:table-cell table:style-name="ce3" table:formula="of:=AVERAGE([$'Gini per capita'.M89:.M92])" office:value-type="float" office:value="0.425173830741158" calcext:value-type="float">
            <text:p>0.425173830741158</text:p>
          </table:table-cell>
          <table:table-cell table:style-name="ce3" table:formula="of:=AVERAGE([$'Gini per capita'.N89:.N92])" office:value-type="float" office:value="0.364935055220719" calcext:value-type="float">
            <text:p>0.364935055220719</text:p>
          </table:table-cell>
          <table:table-cell table:style-name="ce3" table:formula="of:=AVERAGE([$'Gini per capita'.O89:.O92])" office:value-type="float" office:value="0.417967502585998" calcext:value-type="float">
            <text:p>0.417967502585998</text:p>
          </table:table-cell>
          <table:table-cell table:style-name="ce3" table:formula="of:=AVERAGE([$'Gini per capita'.L89:.L92])" office:value-type="float" office:value="0.361116235658115" calcext:value-type="float">
            <text:p>0.361116235658115</text:p>
          </table:table-cell>
          <table:table-cell table:number-columns-repeated="4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formula="of:=AVERAGE([$'Gini per capita'.C93:.C96])" office:value-type="float" office:value="0.42894180531481" calcext:value-type="float">
            <text:p>0.42894180531481</text:p>
          </table:table-cell>
          <table:table-cell table:formula="of:=AVERAGE([$'Gini per capita'.D93:.D96])" office:value-type="float" office:value="0.36981666922132" calcext:value-type="float">
            <text:p>0.36981666922132</text:p>
          </table:table-cell>
          <table:table-cell table:formula="of:=AVERAGE([$'Gini per capita'.E93:.E96])" office:value-type="float" office:value="0.428757799777427" calcext:value-type="float">
            <text:p>0.428757799777427</text:p>
          </table:table-cell>
          <table:table-cell table:formula="of:=AVERAGE([$'Gini per capita'.B93:.B96])" office:value-type="float" office:value="0.367434656358716" calcext:value-type="float">
            <text:p>0.367434656358716</text:p>
          </table:table-cell>
          <table:table-cell table:style-name="ce3" table:formula="of:=[.F26]+1" office:value-type="float" office:value="2037" calcext:value-type="float">
            <text:p>2037</text:p>
          </table:table-cell>
          <table:table-cell table:style-name="ce3" table:formula="of:=AVERAGE([$'Gini per capita'.H93:.H96])" office:value-type="float" office:value="0.435434570585992" calcext:value-type="float">
            <text:p>0.435434570585992</text:p>
          </table:table-cell>
          <table:table-cell table:style-name="ce3" table:formula="of:=AVERAGE([$'Gini per capita'.I93:.I96])" office:value-type="float" office:value="0.364534572106187" calcext:value-type="float">
            <text:p>0.364534572106187</text:p>
          </table:table-cell>
          <table:table-cell table:style-name="ce3" table:formula="of:=AVERAGE([$'Gini per capita'.J93:.J96])" office:value-type="float" office:value="0.434317049784518" calcext:value-type="float">
            <text:p>0.434317049784518</text:p>
          </table:table-cell>
          <table:table-cell table:style-name="ce3" table:formula="of:=AVERAGE([$'Gini per capita'.G93:.G96])" office:value-type="float" office:value="0.362599944560834" calcext:value-type="float">
            <text:p>0.362599944560834</text:p>
          </table:table-cell>
          <table:table-cell table:style-name="ce3" table:formula="of:=[.K26]+1" office:value-type="float" office:value="2037" calcext:value-type="float">
            <text:p>2037</text:p>
          </table:table-cell>
          <table:table-cell table:style-name="ce3" table:formula="of:=AVERAGE([$'Gini per capita'.M93:.M96])" office:value-type="float" office:value="0.42524238859532" calcext:value-type="float">
            <text:p>0.42524238859532</text:p>
          </table:table-cell>
          <table:table-cell table:style-name="ce3" table:formula="of:=AVERAGE([$'Gini per capita'.N93:.N96])" office:value-type="float" office:value="0.364999351004851" calcext:value-type="float">
            <text:p>0.364999351004851</text:p>
          </table:table-cell>
          <table:table-cell table:style-name="ce3" table:formula="of:=AVERAGE([$'Gini per capita'.O93:.O96])" office:value-type="float" office:value="0.418151639241424" calcext:value-type="float">
            <text:p>0.418151639241424</text:p>
          </table:table-cell>
          <table:table-cell table:style-name="ce3" table:formula="of:=AVERAGE([$'Gini per capita'.L93:.L96])" office:value-type="float" office:value="0.361766466534614" calcext:value-type="float">
            <text:p>0.361766466534614</text:p>
          </table:table-cell>
          <table:table-cell table:number-columns-repeated="4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formula="of:=AVERAGE([$'Gini per capita'.C97:.C100])" office:value-type="float" office:value="0.417461268773618" calcext:value-type="float">
            <text:p>0.417461268773618</text:p>
          </table:table-cell>
          <table:table-cell table:formula="of:=AVERAGE([$'Gini per capita'.D97:.D100])" office:value-type="float" office:value="0.356624779777515" calcext:value-type="float">
            <text:p>0.356624779777515</text:p>
          </table:table-cell>
          <table:table-cell table:formula="of:=AVERAGE([$'Gini per capita'.E97:.E100])" office:value-type="float" office:value="0.417797119343055" calcext:value-type="float">
            <text:p>0.417797119343055</text:p>
          </table:table-cell>
          <table:table-cell table:formula="of:=AVERAGE([$'Gini per capita'.B97:.B100])" office:value-type="float" office:value="0.354570765458636" calcext:value-type="float">
            <text:p>0.354570765458636</text:p>
          </table:table-cell>
          <table:table-cell table:style-name="ce3" table:formula="of:=[.F27]+1" office:value-type="float" office:value="2038" calcext:value-type="float">
            <text:p>2038</text:p>
          </table:table-cell>
          <table:table-cell table:style-name="ce3" table:formula="of:=AVERAGE([$'Gini per capita'.H97:.H100])" office:value-type="float" office:value="0.429318442021048" calcext:value-type="float">
            <text:p>0.429318442021048</text:p>
          </table:table-cell>
          <table:table-cell table:style-name="ce3" table:formula="of:=AVERAGE([$'Gini per capita'.I97:.I100])" office:value-type="float" office:value="0.35837234807025" calcext:value-type="float">
            <text:p>0.35837234807025</text:p>
          </table:table-cell>
          <table:table-cell table:style-name="ce3" table:formula="of:=AVERAGE([$'Gini per capita'.J97:.J100])" office:value-type="float" office:value="0.429336697827828" calcext:value-type="float">
            <text:p>0.429336697827828</text:p>
          </table:table-cell>
          <table:table-cell table:style-name="ce3" table:formula="of:=AVERAGE([$'Gini per capita'.G97:.G100])" office:value-type="float" office:value="0.355525753822389" calcext:value-type="float">
            <text:p>0.355525753822389</text:p>
          </table:table-cell>
          <table:table-cell table:style-name="ce3" table:formula="of:=[.K27]+1" office:value-type="float" office:value="2038" calcext:value-type="float">
            <text:p>2038</text:p>
          </table:table-cell>
          <table:table-cell table:style-name="ce3" table:formula="of:=AVERAGE([$'Gini per capita'.M97:.M100])" office:value-type="float" office:value="0.409240951089112" calcext:value-type="float">
            <text:p>0.409240951089112</text:p>
          </table:table-cell>
          <table:table-cell table:style-name="ce3" table:formula="of:=AVERAGE([$'Gini per capita'.N97:.N100])" office:value-type="float" office:value="0.352181212498341" calcext:value-type="float">
            <text:p>0.352181212498341</text:p>
          </table:table-cell>
          <table:table-cell table:style-name="ce3" table:formula="of:=AVERAGE([$'Gini per capita'.O97:.O100])" office:value-type="float" office:value="0.402937895648529" calcext:value-type="float">
            <text:p>0.402937895648529</text:p>
          </table:table-cell>
          <table:table-cell table:style-name="ce3" table:formula="of:=AVERAGE([$'Gini per capita'.L97:.L100])" office:value-type="float" office:value="0.34966399762839" calcext:value-type="float">
            <text:p>0.34966399762839</text:p>
          </table:table-cell>
          <table:table-cell table:number-columns-repeated="4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formula="of:=AVERAGE([$'Gini per capita'.C101:.C104])" office:value-type="float" office:value="0.402672546614899" calcext:value-type="float">
            <text:p>0.402672546614899</text:p>
          </table:table-cell>
          <table:table-cell table:formula="of:=AVERAGE([$'Gini per capita'.D101:.D104])" office:value-type="float" office:value="0.34959671072646" calcext:value-type="float">
            <text:p>0.34959671072646</text:p>
          </table:table-cell>
          <table:table-cell table:formula="of:=AVERAGE([$'Gini per capita'.E101:.E104])" office:value-type="float" office:value="0.410067510201427" calcext:value-type="float">
            <text:p>0.410067510201427</text:p>
          </table:table-cell>
          <table:table-cell table:formula="of:=AVERAGE([$'Gini per capita'.B101:.B104])" office:value-type="float" office:value="0.348197837866572" calcext:value-type="float">
            <text:p>0.348197837866572</text:p>
          </table:table-cell>
          <table:table-cell table:style-name="ce3" table:formula="of:=[.F28]+1" office:value-type="float" office:value="2039" calcext:value-type="float">
            <text:p>2039</text:p>
          </table:table-cell>
          <table:table-cell table:style-name="ce3" table:formula="of:=AVERAGE([$'Gini per capita'.H101:.H104])" office:value-type="float" office:value="0.402311643212546" calcext:value-type="float">
            <text:p>0.402311643212546</text:p>
          </table:table-cell>
          <table:table-cell table:style-name="ce3" table:formula="of:=AVERAGE([$'Gini per capita'.I101:.I104])" office:value-type="float" office:value="0.348692470079622" calcext:value-type="float">
            <text:p>0.348692470079622</text:p>
          </table:table-cell>
          <table:table-cell table:style-name="ce3" table:formula="of:=AVERAGE([$'Gini per capita'.J101:.J104])" office:value-type="float" office:value="0.403811860670911" calcext:value-type="float">
            <text:p>0.403811860670911</text:p>
          </table:table-cell>
          <table:table-cell table:style-name="ce3" table:formula="of:=AVERAGE([$'Gini per capita'.G101:.G104])" office:value-type="float" office:value="0.346420773398507" calcext:value-type="float">
            <text:p>0.346420773398507</text:p>
          </table:table-cell>
          <table:table-cell table:style-name="ce3" table:formula="of:=[.K28]+1" office:value-type="float" office:value="2039" calcext:value-type="float">
            <text:p>2039</text:p>
          </table:table-cell>
          <table:table-cell table:style-name="ce3" table:formula="of:=AVERAGE([$'Gini per capita'.M101:.M104])" office:value-type="float" office:value="0.398957734854009" calcext:value-type="float">
            <text:p>0.398957734854009</text:p>
          </table:table-cell>
          <table:table-cell table:style-name="ce3" table:formula="of:=AVERAGE([$'Gini per capita'.N101:.N104])" office:value-type="float" office:value="0.34708007410251" calcext:value-type="float">
            <text:p>0.34708007410251</text:p>
          </table:table-cell>
          <table:table-cell table:style-name="ce3" table:formula="of:=AVERAGE([$'Gini per capita'.O101:.O104])" office:value-type="float" office:value="0.393232926955742" calcext:value-type="float">
            <text:p>0.393232926955742</text:p>
          </table:table-cell>
          <table:table-cell table:style-name="ce3" table:formula="of:=AVERAGE([$'Gini per capita'.L101:.L104])" office:value-type="float" office:value="0.34536846878173" calcext:value-type="float">
            <text:p>0.34536846878173</text:p>
          </table:table-cell>
          <table:table-cell table:number-columns-repeated="4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formula="of:=AVERAGE([$'Gini per capita'.C105:.C108])" office:value-type="float" office:value="0.390930836473782" calcext:value-type="float">
            <text:p>0.390930836473782</text:p>
          </table:table-cell>
          <table:table-cell table:formula="of:=AVERAGE([$'Gini per capita'.D105:.D108])" office:value-type="float" office:value="0.345077424729134" calcext:value-type="float">
            <text:p>0.345077424729134</text:p>
          </table:table-cell>
          <table:table-cell table:formula="of:=AVERAGE([$'Gini per capita'.E105:.E108])" office:value-type="float" office:value="0.400208235000219" calcext:value-type="float">
            <text:p>0.400208235000219</text:p>
          </table:table-cell>
          <table:table-cell table:formula="of:=AVERAGE([$'Gini per capita'.B105:.B108])" office:value-type="float" office:value="0.34365695776724" calcext:value-type="float">
            <text:p>0.34365695776724</text:p>
          </table:table-cell>
          <table:table-cell table:style-name="ce3" table:formula="of:=[.F29]+1" office:value-type="float" office:value="2040" calcext:value-type="float">
            <text:p>2040</text:p>
          </table:table-cell>
          <table:table-cell table:style-name="ce3" table:formula="of:=AVERAGE([$'Gini per capita'.H105:.H108])" office:value-type="float" office:value="0.403809069183668" calcext:value-type="float">
            <text:p>0.403809069183668</text:p>
          </table:table-cell>
          <table:table-cell table:style-name="ce3" table:formula="of:=AVERAGE([$'Gini per capita'.I105:.I108])" office:value-type="float" office:value="0.349198684780938" calcext:value-type="float">
            <text:p>0.349198684780938</text:p>
          </table:table-cell>
          <table:table-cell table:style-name="ce3" table:formula="of:=AVERAGE([$'Gini per capita'.J105:.J108])" office:value-type="float" office:value="0.405944830845613" calcext:value-type="float">
            <text:p>0.405944830845613</text:p>
          </table:table-cell>
          <table:table-cell table:style-name="ce3" table:formula="of:=AVERAGE([$'Gini per capita'.G105:.G108])" office:value-type="float" office:value="0.346985122405143" calcext:value-type="float">
            <text:p>0.346985122405143</text:p>
          </table:table-cell>
          <table:table-cell table:style-name="ce3" table:formula="of:=[.K29]+1" office:value-type="float" office:value="2040" calcext:value-type="float">
            <text:p>2040</text:p>
          </table:table-cell>
          <table:table-cell table:style-name="ce3" table:formula="of:=AVERAGE([$'Gini per capita'.M105:.M108])" office:value-type="float" office:value="0.395903710052907" calcext:value-type="float">
            <text:p>0.395903710052907</text:p>
          </table:table-cell>
          <table:table-cell table:style-name="ce3" table:formula="of:=AVERAGE([$'Gini per capita'.N105:.N108])" office:value-type="float" office:value="0.350905057104269" calcext:value-type="float">
            <text:p>0.350905057104269</text:p>
          </table:table-cell>
          <table:table-cell table:style-name="ce3" table:formula="of:=AVERAGE([$'Gini per capita'.O105:.O108])" office:value-type="float" office:value="0.39041864898807" calcext:value-type="float">
            <text:p>0.39041864898807</text:p>
          </table:table-cell>
          <table:table-cell table:style-name="ce3" table:formula="of:=AVERAGE([$'Gini per capita'.L105:.L108])" office:value-type="float" office:value="0.349034688073308" calcext:value-type="float">
            <text:p>0.349034688073308</text:p>
          </table:table-cell>
          <table:table-cell table:number-columns-repeated="4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6"/>
          <table:table-cell>
            <draw:frame table:end-cell-address="'Gini yearly'.P69" table:end-x="17.8pt" table:end-y="6.43pt" draw:z-index="1" draw:name="Chart 6" draw:style-name="gr1" draw:text-style-name="P1" svg:width="567.89pt" svg:height="505.9pt" svg:x="7.91pt" svg:y="10.54pt">
              <draw:object draw:notify-on-update-of-ranges="'Gini yearly'.A4:'Gini yearly'.A30 'Gini yearly'.G3:'Gini yearly'.G3 'Gini yearly'.G4:'Gini yearly'.G30 'Gini yearly'.A4:'Gini yearly'.A30 'Gini yearly'.H3:'Gini yearly'.H3 'Gini yearly'.H4:'Gini yearly'.H30 'Gini yearly'.A4:'Gini yearly'.A30 'Gini yearly'.I3:'Gini yearly'.I3 'Gini yearly'.I4:'Gini yearly'.I30 'Gini yearly'.A4:'Gini yearly'.A30 'Gini yearly'.J3:'Gini yearly'.J3 'Gini yearly'.J4:'Gini yearly'.J3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7"/>
        </table:table-row>
        <table:table-row table:style-name="ro1">
          <table:table-cell>
            <draw:frame table:end-cell-address="'Gini yearly'.E70" table:end-x="36.34pt" table:end-y="2.27pt" draw:z-index="0" draw:name="Chart 1" draw:style-name="gr1" draw:text-style-name="P1" svg:width="594.85pt" svg:height="505.62pt" svg:x="101.48pt" svg:y="6.66pt">
              <draw:object draw:notify-on-update-of-ranges="'Gini yearly'.A4:'Gini yearly'.A30 'Gini yearly'.B3:'Gini yearly'.B3 'Gini yearly'.B4:'Gini yearly'.B30 'Gini yearly'.A4:'Gini yearly'.A30 'Gini yearly'.C3:'Gini yearly'.C3 'Gini yearly'.C4:'Gini yearly'.C30 'Gini yearly'.A4:'Gini yearly'.A30 'Gini yearly'.D3:'Gini yearly'.D3 'Gini yearly'.D4:'Gini yearly'.D30 'Gini yearly'.A4:'Gini yearly'.A30 'Gini yearly'.E3:'Gini yearly'.E3 'Gini yearly'.E4:'Gini yearly'.E3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21">
          <table:table-cell table:number-columns-repeated="64"/>
        </table:table-row>
        <table:table-row table:style-name="ro1">
          <table:table-cell table:number-columns-repeated="16"/>
          <table:table-cell>
            <draw:frame table:end-cell-address="'Gini yearly'.AB96" table:end-x="4.73pt" table:end-y="9.01pt" draw:z-index="5" draw:name="Chart 1" draw:style-name="gr1" draw:text-style-name="P1" svg:width="680.14pt" svg:height="566.99pt" svg:x="6.6pt" svg:y="12.08pt">
              <draw:object draw:notify-on-update-of-ranges="'Gini yearly'.K4:'Gini yearly'.K30 'Gini yearly'.L3:'Gini yearly'.L3 'Gini yearly'.L4:'Gini yearly'.L30 'Gini yearly'.K4:'Gini yearly'.K30 'Gini yearly'.M3:'Gini yearly'.M3 'Gini yearly'.M4:'Gini yearly'.M30 'Gini yearly'.K4:'Gini yearly'.K30 'Gini yearly'.N3:'Gini yearly'.N3 'Gini yearly'.N4:'Gini yearly'.N30 'Gini yearly'.K4:'Gini yearly'.K30 'Gini yearly'.O3:'Gini yearly'.O3 'Gini yearly'.O4:'Gini yearly'.O30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47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4"/>
          <table:table-cell>
            <draw:frame table:end-cell-address="'Gini yearly'.P100" table:end-x="21.66pt" table:end-y="13.61pt" draw:z-index="4" draw:name="Chart 1" draw:style-name="gr1" draw:text-style-name="P1" svg:width="680.31pt" svg:height="566.93pt" svg:x="126.34pt" svg:y="1.67pt">
              <draw:object draw:notify-on-update-of-ranges="'Gini yearly'.F4:'Gini yearly'.F30 'Gini yearly'.G3:'Gini yearly'.G3 'Gini yearly'.G4:'Gini yearly'.G30 'Gini yearly'.F4:'Gini yearly'.F30 'Gini yearly'.H3:'Gini yearly'.H3 'Gini yearly'.H4:'Gini yearly'.H30 'Gini yearly'.F4:'Gini yearly'.F30 'Gini yearly'.I3:'Gini yearly'.I3 'Gini yearly'.I4:'Gini yearly'.I30 'Gini yearly'.F4:'Gini yearly'.F30 'Gini yearly'.J3:'Gini yearly'.J3 'Gini yearly'.J4:'Gini yearly'.J30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59"/>
        </table:table-row>
        <table:table-row table:style-name="ro1" table:number-rows-repeated="9">
          <table:table-cell table:number-columns-repeated="64"/>
        </table:table-row>
        <table:table-row table:style-name="ro1">
          <table:table-cell>
            <draw:frame table:end-cell-address="'Gini yearly'.E110" table:end-x="20.32pt" table:end-y="12.42pt" draw:z-index="3" draw:name="Chart 1" draw:style-name="gr1" draw:text-style-name="P1" svg:width="680.31pt" svg:height="566.82pt" svg:x="0pt" svg:y="0.65pt">
              <draw:object draw:notify-on-update-of-ranges="'Gini yearly'.A4:'Gini yearly'.A30 'Gini yearly'.B3:'Gini yearly'.B3 'Gini yearly'.B4:'Gini yearly'.B30 'Gini yearly'.A4:'Gini yearly'.A30 'Gini yearly'.C3:'Gini yearly'.C3 'Gini yearly'.C4:'Gini yearly'.C30 'Gini yearly'.A4:'Gini yearly'.A30 'Gini yearly'.D3:'Gini yearly'.D3 'Gini yearly'.D4:'Gini yearly'.D30 'Gini yearly'.A4:'Gini yearly'.A30 'Gini yearly'.E3:'Gini yearly'.E3 'Gini yearly'.E4:'Gini yearly'.E30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63"/>
        </table:table-row>
        <table:table-row table:style-name="ro1" table:number-rows-repeated="104850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cile ratio" table:style-name="ta3">
        <table:table-column table:style-name="co6" table:number-columns-repeated="6" table:default-cell-style-name="ce3"/>
        <table:table-column table:style-name="co1" table:default-cell-style-name="Default"/>
        <table:table-column table:style-name="co7" table:default-cell-style-name="ce3"/>
        <table:table-column table:style-name="co1" table:number-columns-repeated="5" table:default-cell-style-name="Default"/>
        <table:table-column table:style-name="co7" table:default-cell-style-name="ce3"/>
        <table:table-column table:style-name="co1" table:number-columns-repeated="50" table:default-cell-style-name="Default"/>
        <table:table-row table:style-name="ro1">
          <table:table-cell table:style-name="Default" table:number-columns-repeated="6"/>
          <table:table-cell/>
          <table:table-cell table:style-name="Default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 table:style-name="Default" table:number-columns-repeated="2"/>
          <table:table-cell table:style-name="ce15" office:value-type="string" calcext:value-type="string" table:number-columns-spanned="5" table:number-rows-spanned="1">
            <text:p>HIGH</text:p>
          </table:table-cell>
          <table:covered-table-cell table:number-columns-repeated="4" table:style-name="ce15"/>
          <table:table-cell table:style-name="ce8"/>
          <table:table-cell table:style-name="ce15" office:value-type="string" calcext:value-type="string" table:number-columns-spanned="5" table:number-rows-spanned="1">
            <text:p>CENTRAL</text:p>
          </table:table-cell>
          <table:covered-table-cell table:number-columns-repeated="4" table:style-name="ce15"/>
          <table:table-cell table:style-name="ce8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6"/>
        </table:table-row>
        <table:table-row table:style-name="ro5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Decile ratio, all income</text:p>
          </table:table-cell>
          <table:table-cell table:style-name="ce2" office:value-type="string" calcext:value-type="string">
            <text:p>Decile ratio, labour income</text:p>
          </table:table-cell>
          <table:table-cell table:style-name="ce2" office:value-type="string" calcext:value-type="string">
            <text:p>Decile ratio, labour and pension income</text:p>
          </table:table-cell>
          <table:table-cell table:style-name="ce2" office:value-type="string" calcext:value-type="string">
            <text:p>Decile ratio, labour and familiy benefits income</text:p>
          </table:table-cell>
          <table:table-cell table:style-name="ce2"/>
          <table:table-cell/>
          <table:table-cell table:style-name="ce2" office:value-type="string" calcext:value-type="string">
            <text:p>Decile ratio, all income</text:p>
          </table:table-cell>
          <table:table-cell table:style-name="ce2" office:value-type="string" calcext:value-type="string">
            <text:p>Decile ratio, labour income</text:p>
          </table:table-cell>
          <table:table-cell table:style-name="ce2" office:value-type="string" calcext:value-type="string">
            <text:p>Decile ratio, labour and pension income</text:p>
          </table:table-cell>
          <table:table-cell table:style-name="ce2" office:value-type="string" calcext:value-type="string">
            <text:p>Decile ratio, labour and familiy benefits income</text:p>
          </table:table-cell>
          <table:table-cell table:style-name="ce2"/>
          <table:table-cell/>
          <table:table-cell table:style-name="ce2" office:value-type="string" calcext:value-type="string">
            <text:p>Decile ratio, all income</text:p>
          </table:table-cell>
          <table:table-cell table:style-name="ce2" office:value-type="string" calcext:value-type="string">
            <text:p>Decile ratio, labour income</text:p>
          </table:table-cell>
          <table:table-cell table:style-name="ce2" office:value-type="string" calcext:value-type="string">
            <text:p>Decile ratio, labour and pension income</text:p>
          </table:table-cell>
          <table:table-cell table:style-name="ce2" office:value-type="string" calcext:value-type="string">
            <text:p>Decile ratio, labour and familiy benefits income</text:p>
          </table:table-cell>
          <table:table-cell table:number-columns-repeated="47"/>
        </table:table-row>
        <table:table-row table:style-name="ro5">
          <table:table-cell office:value-type="float" office:value="48" calcext:value-type="float">
            <text:p>48</text:p>
          </table:table-cell>
          <table:table-cell table:style-name="ce2" office:value-type="float" office:value="6.517241482" calcext:value-type="float">
            <text:p>6.517241482</text:p>
          </table:table-cell>
          <table:table-cell table:style-name="ce2" office:value-type="float" office:value="8.9558054274" calcext:value-type="float">
            <text:p>8.9558054274</text:p>
          </table:table-cell>
          <table:table-cell table:style-name="ce2" office:value-type="float" office:value="6.9114890221" calcext:value-type="float">
            <text:p>6.9114890221</text:p>
          </table:table-cell>
          <table:table-cell table:style-name="ce2" office:value-type="float" office:value="8.5895475335" calcext:value-type="float">
            <text:p>8.5895475335</text:p>
          </table:table-cell>
          <table:table-cell table:style-name="ce2"/>
          <table:table-cell/>
          <table:table-cell table:style-name="ce2" table:formula="of:=[.B4]" office:value-type="float" office:value="6.517241482" calcext:value-type="float">
            <text:p>6.517241482</text:p>
          </table:table-cell>
          <table:table-cell table:style-name="ce2" table:formula="of:=[.C4]" office:value-type="float" office:value="8.9558054274" calcext:value-type="float">
            <text:p>8.9558054274</text:p>
          </table:table-cell>
          <table:table-cell table:style-name="ce2" table:formula="of:=[.D4]" office:value-type="float" office:value="6.9114890221" calcext:value-type="float">
            <text:p>6.9114890221</text:p>
          </table:table-cell>
          <table:table-cell table:style-name="ce2" table:formula="of:=[.E4]" office:value-type="float" office:value="8.5895475335" calcext:value-type="float">
            <text:p>8.5895475335</text:p>
          </table:table-cell>
          <table:table-cell table:style-name="ce2"/>
          <table:table-cell/>
          <table:table-cell table:style-name="ce2" table:formula="of:=[.B4]" office:value-type="float" office:value="6.517241482" calcext:value-type="float">
            <text:p>6.517241482</text:p>
          </table:table-cell>
          <table:table-cell table:style-name="ce2" table:formula="of:=[.C4]" office:value-type="float" office:value="8.9558054274" calcext:value-type="float">
            <text:p>8.9558054274</text:p>
          </table:table-cell>
          <table:table-cell table:style-name="ce2" table:formula="of:=[.D4]" office:value-type="float" office:value="6.9114890221" calcext:value-type="float">
            <text:p>6.9114890221</text:p>
          </table:table-cell>
          <table:table-cell table:style-name="ce2" table:formula="of:=[.E4]" office:value-type="float" office:value="8.5895475335" calcext:value-type="float">
            <text:p>8.5895475335</text:p>
          </table:table-cell>
          <table:table-cell table:number-columns-repeated="47"/>
        </table:table-row>
        <table:table-row table:style-name="ro6">
          <table:table-cell table:style-name="ce4" table:formula="of:=[.A4]+1" office:value-type="float" office:value="49" calcext:value-type="float">
            <text:p>49</text:p>
          </table:table-cell>
          <table:table-cell table:style-name="ce4" table:formula="of:=[$Redistribution_high.F2]" office:value-type="float" office:value="7.0923860719901" calcext:value-type="float">
            <text:p>7.0923860719901</text:p>
          </table:table-cell>
          <table:table-cell table:style-name="ce4" table:formula="of:=[$Redistribution_high.G2]" office:value-type="float" office:value="12.1618714542567" calcext:value-type="float">
            <text:p>12.1618714542567</text:p>
          </table:table-cell>
          <table:table-cell table:style-name="ce4" table:formula="of:=[$Redistribution_high.H2]" office:value-type="float" office:value="8.73890491888313" calcext:value-type="float">
            <text:p>8.73890491888313</text:p>
          </table:table-cell>
          <table:table-cell table:style-name="ce4" table:formula="of:=[$Redistribution_high.I2]" office:value-type="float" office:value="9.76705046711961" calcext:value-type="float">
            <text:p>9.76705046711961</text:p>
          </table:table-cell>
          <table:table-cell table:style-name="ce4"/>
          <table:table-cell/>
          <table:table-cell table:style-name="ce4" table:formula="of:=[$Redistribution_central.F2]" office:value-type="float" office:value="7.0923860719901" calcext:value-type="float">
            <text:p>7.0923860719901</text:p>
          </table:table-cell>
          <table:table-cell table:style-name="ce4" table:formula="of:=[$Redistribution_central.G2]" office:value-type="float" office:value="12.1618714542567" calcext:value-type="float">
            <text:p>12.1618714542567</text:p>
          </table:table-cell>
          <table:table-cell table:style-name="ce4" table:formula="of:=[$Redistribution_central.H2]" office:value-type="float" office:value="8.73890491888313" calcext:value-type="float">
            <text:p>8.73890491888313</text:p>
          </table:table-cell>
          <table:table-cell table:style-name="ce4" table:formula="of:=[$Redistribution_central.I2]" office:value-type="float" office:value="9.76705046711961" calcext:value-type="float">
            <text:p>9.76705046711961</text:p>
          </table:table-cell>
          <table:table-cell table:style-name="ce4"/>
          <table:table-cell/>
          <table:table-cell table:style-name="ce4" table:formula="of:=[$redistribution_low.F2]" office:value-type="float" office:value="7.0923860719901" calcext:value-type="float">
            <text:p>7.0923860719901</text:p>
          </table:table-cell>
          <table:table-cell table:style-name="ce4" table:formula="of:=[$redistribution_low.G2]" office:value-type="float" office:value="12.1618714542567" calcext:value-type="float">
            <text:p>12.1618714542567</text:p>
          </table:table-cell>
          <table:table-cell table:style-name="ce4" table:formula="of:=[$redistribution_low.H2]" office:value-type="float" office:value="8.73890491888313" calcext:value-type="float">
            <text:p>8.73890491888313</text:p>
          </table:table-cell>
          <table:table-cell table:style-name="ce4" table:formula="of:=[$redistribution_low.I2]" office:value-type="float" office:value="9.76705046711961" calcext:value-type="float">
            <text:p>9.76705046711961</text:p>
          </table:table-cell>
          <table:table-cell table:number-columns-repeated="47"/>
        </table:table-row>
        <table:table-row table:style-name="ro6">
          <table:table-cell table:style-name="ce4" table:formula="of:=[.A5]+1" office:value-type="float" office:value="50" calcext:value-type="float">
            <text:p>50</text:p>
          </table:table-cell>
          <table:table-cell table:style-name="ce4" table:formula="of:=[$Redistribution_high.F3]" office:value-type="float" office:value="6.91100011310985" calcext:value-type="float">
            <text:p>6.91100011310985</text:p>
          </table:table-cell>
          <table:table-cell table:style-name="ce4" table:formula="of:=[$Redistribution_high.G3]" office:value-type="float" office:value="10.1040302715419" calcext:value-type="float">
            <text:p>10.1040302715419</text:p>
          </table:table-cell>
          <table:table-cell table:style-name="ce4" table:formula="of:=[$Redistribution_high.H3]" office:value-type="float" office:value="8.02536002247353" calcext:value-type="float">
            <text:p>8.02536002247353</text:p>
          </table:table-cell>
          <table:table-cell table:style-name="ce4" table:formula="of:=[$Redistribution_high.I3]" office:value-type="float" office:value="8.61104036442593" calcext:value-type="float">
            <text:p>8.61104036442593</text:p>
          </table:table-cell>
          <table:table-cell table:style-name="ce4"/>
          <table:table-cell/>
          <table:table-cell table:style-name="ce4" table:formula="of:=[$Redistribution_central.F3]" office:value-type="float" office:value="6.91100011310985" calcext:value-type="float">
            <text:p>6.91100011310985</text:p>
          </table:table-cell>
          <table:table-cell table:style-name="ce4" table:formula="of:=[$Redistribution_central.G3]" office:value-type="float" office:value="10.1040302715419" calcext:value-type="float">
            <text:p>10.1040302715419</text:p>
          </table:table-cell>
          <table:table-cell table:style-name="ce4" table:formula="of:=[$Redistribution_central.H3]" office:value-type="float" office:value="8.02536002247353" calcext:value-type="float">
            <text:p>8.02536002247353</text:p>
          </table:table-cell>
          <table:table-cell table:style-name="ce4" table:formula="of:=[$Redistribution_central.I3]" office:value-type="float" office:value="8.61104036442593" calcext:value-type="float">
            <text:p>8.61104036442593</text:p>
          </table:table-cell>
          <table:table-cell table:style-name="ce4"/>
          <table:table-cell/>
          <table:table-cell table:style-name="ce4" table:formula="of:=[$redistribution_low.F3]" office:value-type="float" office:value="6.91100011310985" calcext:value-type="float">
            <text:p>6.91100011310985</text:p>
          </table:table-cell>
          <table:table-cell table:style-name="ce4" table:formula="of:=[$redistribution_low.G3]" office:value-type="float" office:value="10.1040302715419" calcext:value-type="float">
            <text:p>10.1040302715419</text:p>
          </table:table-cell>
          <table:table-cell table:style-name="ce4" table:formula="of:=[$redistribution_low.H3]" office:value-type="float" office:value="8.02536002247353" calcext:value-type="float">
            <text:p>8.02536002247353</text:p>
          </table:table-cell>
          <table:table-cell table:style-name="ce4" table:formula="of:=[$redistribution_low.I3]" office:value-type="float" office:value="8.61104036442593" calcext:value-type="float">
            <text:p>8.61104036442593</text:p>
          </table:table-cell>
          <table:table-cell table:number-columns-repeated="47"/>
        </table:table-row>
        <table:table-row table:style-name="ro6">
          <table:table-cell table:style-name="ce4" table:formula="of:=[.A6]+1" office:value-type="float" office:value="51" calcext:value-type="float">
            <text:p>51</text:p>
          </table:table-cell>
          <table:table-cell table:style-name="ce4" table:formula="of:=[$Redistribution_high.F4]" office:value-type="float" office:value="6.82085139165126" calcext:value-type="float">
            <text:p>6.82085139165126</text:p>
          </table:table-cell>
          <table:table-cell table:style-name="ce4" table:formula="of:=[$Redistribution_high.G4]" office:value-type="float" office:value="10.3336073830865" calcext:value-type="float">
            <text:p>10.3336073830865</text:p>
          </table:table-cell>
          <table:table-cell table:style-name="ce4" table:formula="of:=[$Redistribution_high.H4]" office:value-type="float" office:value="8.13447255622665" calcext:value-type="float">
            <text:p>8.13447255622665</text:p>
          </table:table-cell>
          <table:table-cell table:style-name="ce4" table:formula="of:=[$Redistribution_high.I4]" office:value-type="float" office:value="8.5822595740985" calcext:value-type="float">
            <text:p>8.5822595740985</text:p>
          </table:table-cell>
          <table:table-cell table:style-name="ce4"/>
          <table:table-cell/>
          <table:table-cell table:style-name="ce4" table:formula="of:=[$Redistribution_central.F4]" office:value-type="float" office:value="6.82085139165126" calcext:value-type="float">
            <text:p>6.82085139165126</text:p>
          </table:table-cell>
          <table:table-cell table:style-name="ce4" table:formula="of:=[$Redistribution_central.G4]" office:value-type="float" office:value="10.3336073830865" calcext:value-type="float">
            <text:p>10.3336073830865</text:p>
          </table:table-cell>
          <table:table-cell table:style-name="ce4" table:formula="of:=[$Redistribution_central.H4]" office:value-type="float" office:value="8.13447255622665" calcext:value-type="float">
            <text:p>8.13447255622665</text:p>
          </table:table-cell>
          <table:table-cell table:style-name="ce4" table:formula="of:=[$Redistribution_central.I4]" office:value-type="float" office:value="8.5822595740985" calcext:value-type="float">
            <text:p>8.5822595740985</text:p>
          </table:table-cell>
          <table:table-cell table:style-name="ce4"/>
          <table:table-cell/>
          <table:table-cell table:style-name="ce4" table:formula="of:=[$redistribution_low.F4]" office:value-type="float" office:value="6.82085139165126" calcext:value-type="float">
            <text:p>6.82085139165126</text:p>
          </table:table-cell>
          <table:table-cell table:style-name="ce4" table:formula="of:=[$redistribution_low.G4]" office:value-type="float" office:value="10.3336073830865" calcext:value-type="float">
            <text:p>10.3336073830865</text:p>
          </table:table-cell>
          <table:table-cell table:style-name="ce4" table:formula="of:=[$redistribution_low.H4]" office:value-type="float" office:value="8.13447255622665" calcext:value-type="float">
            <text:p>8.13447255622665</text:p>
          </table:table-cell>
          <table:table-cell table:style-name="ce4" table:formula="of:=[$redistribution_low.I4]" office:value-type="float" office:value="8.5822595740985" calcext:value-type="float">
            <text:p>8.5822595740985</text:p>
          </table:table-cell>
          <table:table-cell table:number-columns-repeated="47"/>
        </table:table-row>
        <table:table-row table:style-name="ro6">
          <table:table-cell table:style-name="ce4" table:formula="of:=[.A7]+1" office:value-type="float" office:value="52" calcext:value-type="float">
            <text:p>52</text:p>
          </table:table-cell>
          <table:table-cell table:style-name="ce4" table:formula="of:=[$Redistribution_high.F5]" office:value-type="float" office:value="7.0252624171211" calcext:value-type="float">
            <text:p>7.0252624171211</text:p>
          </table:table-cell>
          <table:table-cell table:style-name="ce4" table:formula="of:=[$Redistribution_high.G5]" office:value-type="float" office:value="10.9173825227836" calcext:value-type="float">
            <text:p>10.9173825227836</text:p>
          </table:table-cell>
          <table:table-cell table:style-name="ce4" table:formula="of:=[$Redistribution_high.H5]" office:value-type="float" office:value="8.58647365915595" calcext:value-type="float">
            <text:p>8.58647365915595</text:p>
          </table:table-cell>
          <table:table-cell table:style-name="ce4" table:formula="of:=[$Redistribution_high.I5]" office:value-type="float" office:value="8.62819126499786" calcext:value-type="float">
            <text:p>8.62819126499786</text:p>
          </table:table-cell>
          <table:table-cell table:style-name="ce4"/>
          <table:table-cell/>
          <table:table-cell table:style-name="ce4" table:formula="of:=[$Redistribution_central.F5]" office:value-type="float" office:value="7.0252624171211" calcext:value-type="float">
            <text:p>7.0252624171211</text:p>
          </table:table-cell>
          <table:table-cell table:style-name="ce4" table:formula="of:=[$Redistribution_central.G5]" office:value-type="float" office:value="10.9173825227836" calcext:value-type="float">
            <text:p>10.9173825227836</text:p>
          </table:table-cell>
          <table:table-cell table:style-name="ce4" table:formula="of:=[$Redistribution_central.H5]" office:value-type="float" office:value="8.58647365915595" calcext:value-type="float">
            <text:p>8.58647365915595</text:p>
          </table:table-cell>
          <table:table-cell table:style-name="ce4" table:formula="of:=[$Redistribution_central.I5]" office:value-type="float" office:value="8.62819126499786" calcext:value-type="float">
            <text:p>8.62819126499786</text:p>
          </table:table-cell>
          <table:table-cell table:style-name="ce4"/>
          <table:table-cell/>
          <table:table-cell table:style-name="ce4" table:formula="of:=[$redistribution_low.F5]" office:value-type="float" office:value="7.0252624171211" calcext:value-type="float">
            <text:p>7.0252624171211</text:p>
          </table:table-cell>
          <table:table-cell table:style-name="ce4" table:formula="of:=[$redistribution_low.G5]" office:value-type="float" office:value="10.9173825227836" calcext:value-type="float">
            <text:p>10.9173825227836</text:p>
          </table:table-cell>
          <table:table-cell table:style-name="ce4" table:formula="of:=[$redistribution_low.H5]" office:value-type="float" office:value="8.58647365915595" calcext:value-type="float">
            <text:p>8.58647365915595</text:p>
          </table:table-cell>
          <table:table-cell table:style-name="ce4" table:formula="of:=[$redistribution_low.I5]" office:value-type="float" office:value="8.62819126499786" calcext:value-type="float">
            <text:p>8.62819126499786</text:p>
          </table:table-cell>
          <table:table-cell table:number-columns-repeated="47"/>
        </table:table-row>
        <table:table-row table:style-name="ro6">
          <table:table-cell table:style-name="ce4" table:formula="of:=[.A8]+1" office:value-type="float" office:value="53" calcext:value-type="float">
            <text:p>53</text:p>
          </table:table-cell>
          <table:table-cell table:style-name="ce4" table:formula="of:=[$Redistribution_high.F6]" office:value-type="float" office:value="6.82322919563562" calcext:value-type="float">
            <text:p>6.82322919563562</text:p>
          </table:table-cell>
          <table:table-cell table:style-name="ce4" table:formula="of:=[$Redistribution_high.G6]" office:value-type="float" office:value="10.5798339261181" calcext:value-type="float">
            <text:p>10.5798339261181</text:p>
          </table:table-cell>
          <table:table-cell table:style-name="ce4" table:formula="of:=[$Redistribution_high.H6]" office:value-type="float" office:value="8.35559748541925" calcext:value-type="float">
            <text:p>8.35559748541925</text:p>
          </table:table-cell>
          <table:table-cell table:style-name="ce4" table:formula="of:=[$Redistribution_high.I6]" office:value-type="float" office:value="8.33499996701815" calcext:value-type="float">
            <text:p>8.33499996701815</text:p>
          </table:table-cell>
          <table:table-cell table:style-name="ce4"/>
          <table:table-cell/>
          <table:table-cell table:style-name="ce4" table:formula="of:=[$Redistribution_central.F6]" office:value-type="float" office:value="6.82322919563562" calcext:value-type="float">
            <text:p>6.82322919563562</text:p>
          </table:table-cell>
          <table:table-cell table:style-name="ce4" table:formula="of:=[$Redistribution_central.G6]" office:value-type="float" office:value="10.5798339261181" calcext:value-type="float">
            <text:p>10.5798339261181</text:p>
          </table:table-cell>
          <table:table-cell table:style-name="ce4" table:formula="of:=[$Redistribution_central.H6]" office:value-type="float" office:value="8.35559748541925" calcext:value-type="float">
            <text:p>8.35559748541925</text:p>
          </table:table-cell>
          <table:table-cell table:style-name="ce4" table:formula="of:=[$Redistribution_central.I6]" office:value-type="float" office:value="8.33499996701815" calcext:value-type="float">
            <text:p>8.33499996701815</text:p>
          </table:table-cell>
          <table:table-cell table:style-name="ce4"/>
          <table:table-cell/>
          <table:table-cell table:style-name="ce4" table:formula="of:=[$redistribution_low.F6]" office:value-type="float" office:value="6.82322919563562" calcext:value-type="float">
            <text:p>6.82322919563562</text:p>
          </table:table-cell>
          <table:table-cell table:style-name="ce4" table:formula="of:=[$redistribution_low.G6]" office:value-type="float" office:value="10.5798339261181" calcext:value-type="float">
            <text:p>10.5798339261181</text:p>
          </table:table-cell>
          <table:table-cell table:style-name="ce4" table:formula="of:=[$redistribution_low.H6]" office:value-type="float" office:value="8.35559748541925" calcext:value-type="float">
            <text:p>8.35559748541925</text:p>
          </table:table-cell>
          <table:table-cell table:style-name="ce4" table:formula="of:=[$redistribution_low.I6]" office:value-type="float" office:value="8.33499996701815" calcext:value-type="float">
            <text:p>8.33499996701815</text:p>
          </table:table-cell>
          <table:table-cell table:number-columns-repeated="47"/>
        </table:table-row>
        <table:table-row table:style-name="ro7">
          <table:table-cell table:style-name="ce4" table:formula="of:=[.A9]+1" office:value-type="float" office:value="54" calcext:value-type="float">
            <text:p>54</text:p>
          </table:table-cell>
          <table:table-cell table:style-name="ce4" table:formula="of:=[$Redistribution_high.F7]" office:value-type="float" office:value="7.00798510068107" calcext:value-type="float">
            <text:p>7.00798510068107</text:p>
          </table:table-cell>
          <table:table-cell table:style-name="ce4" table:formula="of:=[$Redistribution_high.G7]" office:value-type="float" office:value="10.9579572375581" calcext:value-type="float">
            <text:p>10.9579572375581</text:p>
          </table:table-cell>
          <table:table-cell table:style-name="ce4" table:formula="of:=[$Redistribution_high.H7]" office:value-type="float" office:value="8.24059271716522" calcext:value-type="float">
            <text:p>8.24059271716522</text:p>
          </table:table-cell>
          <table:table-cell table:style-name="ce4" table:formula="of:=[$Redistribution_high.I7]" office:value-type="float" office:value="8.6414606344514" calcext:value-type="float">
            <text:p>8.6414606344514</text:p>
          </table:table-cell>
          <table:table-cell table:style-name="ce4"/>
          <table:table-cell/>
          <table:table-cell table:style-name="ce4" table:formula="of:=[$Redistribution_central.F7]" office:value-type="float" office:value="7.00798510068107" calcext:value-type="float">
            <text:p>7.00798510068107</text:p>
          </table:table-cell>
          <table:table-cell table:style-name="ce4" table:formula="of:=[$Redistribution_central.G7]" office:value-type="float" office:value="10.9579572375581" calcext:value-type="float">
            <text:p>10.9579572375581</text:p>
          </table:table-cell>
          <table:table-cell table:style-name="ce4" table:formula="of:=[$Redistribution_central.H7]" office:value-type="float" office:value="8.24059271716522" calcext:value-type="float">
            <text:p>8.24059271716522</text:p>
          </table:table-cell>
          <table:table-cell table:style-name="ce4" table:formula="of:=[$Redistribution_central.I7]" office:value-type="float" office:value="8.6414606344514" calcext:value-type="float">
            <text:p>8.6414606344514</text:p>
          </table:table-cell>
          <table:table-cell table:style-name="ce4"/>
          <table:table-cell/>
          <table:table-cell table:style-name="ce4" table:formula="of:=[$redistribution_low.F7]" office:value-type="float" office:value="7.00798510068107" calcext:value-type="float">
            <text:p>7.00798510068107</text:p>
          </table:table-cell>
          <table:table-cell table:style-name="ce4" table:formula="of:=[$redistribution_low.G7]" office:value-type="float" office:value="10.9579572375581" calcext:value-type="float">
            <text:p>10.9579572375581</text:p>
          </table:table-cell>
          <table:table-cell table:style-name="ce4" table:formula="of:=[$redistribution_low.H7]" office:value-type="float" office:value="8.24059271716522" calcext:value-type="float">
            <text:p>8.24059271716522</text:p>
          </table:table-cell>
          <table:table-cell table:style-name="ce4" table:formula="of:=[$redistribution_low.I7]" office:value-type="float" office:value="8.6414606344514" calcext:value-type="float">
            <text:p>8.6414606344514</text:p>
          </table:table-cell>
          <table:table-cell table:number-columns-repeated="47"/>
        </table:table-row>
        <table:table-row table:style-name="ro6">
          <table:table-cell table:style-name="ce4" table:formula="of:=[.A10]+1" office:value-type="float" office:value="55" calcext:value-type="float">
            <text:p>55</text:p>
          </table:table-cell>
          <table:table-cell table:style-name="ce4" table:formula="of:=[$Redistribution_high.F8]" office:value-type="float" office:value="6.93705748298749" calcext:value-type="float">
            <text:p>6.93705748298749</text:p>
          </table:table-cell>
          <table:table-cell table:style-name="ce4" table:formula="of:=[$Redistribution_high.G8]" office:value-type="float" office:value="10.7403039901541" calcext:value-type="float">
            <text:p>10.7403039901541</text:p>
          </table:table-cell>
          <table:table-cell table:style-name="ce4" table:formula="of:=[$Redistribution_high.H8]" office:value-type="float" office:value="8.38361473616822" calcext:value-type="float">
            <text:p>8.38361473616822</text:p>
          </table:table-cell>
          <table:table-cell table:style-name="ce4" table:formula="of:=[$Redistribution_high.I8]" office:value-type="float" office:value="8.34848648757415" calcext:value-type="float">
            <text:p>8.34848648757415</text:p>
          </table:table-cell>
          <table:table-cell table:style-name="ce4"/>
          <table:table-cell/>
          <table:table-cell table:style-name="ce4" table:formula="of:=[$Redistribution_central.F8]" office:value-type="float" office:value="6.93705748298749" calcext:value-type="float">
            <text:p>6.93705748298749</text:p>
          </table:table-cell>
          <table:table-cell table:style-name="ce4" table:formula="of:=[$Redistribution_central.G8]" office:value-type="float" office:value="10.7403039901541" calcext:value-type="float">
            <text:p>10.7403039901541</text:p>
          </table:table-cell>
          <table:table-cell table:style-name="ce4" table:formula="of:=[$Redistribution_central.H8]" office:value-type="float" office:value="8.38361473616822" calcext:value-type="float">
            <text:p>8.38361473616822</text:p>
          </table:table-cell>
          <table:table-cell table:style-name="ce4" table:formula="of:=[$Redistribution_central.I8]" office:value-type="float" office:value="8.34848648757415" calcext:value-type="float">
            <text:p>8.34848648757415</text:p>
          </table:table-cell>
          <table:table-cell table:style-name="ce4"/>
          <table:table-cell/>
          <table:table-cell table:style-name="ce4" table:formula="of:=[$redistribution_low.F8]" office:value-type="float" office:value="6.93705748298749" calcext:value-type="float">
            <text:p>6.93705748298749</text:p>
          </table:table-cell>
          <table:table-cell table:style-name="ce4" table:formula="of:=[$redistribution_low.G8]" office:value-type="float" office:value="10.7403039901541" calcext:value-type="float">
            <text:p>10.7403039901541</text:p>
          </table:table-cell>
          <table:table-cell table:style-name="ce4" table:formula="of:=[$redistribution_low.H8]" office:value-type="float" office:value="8.38361473616822" calcext:value-type="float">
            <text:p>8.38361473616822</text:p>
          </table:table-cell>
          <table:table-cell table:style-name="ce4" table:formula="of:=[$redistribution_low.I8]" office:value-type="float" office:value="8.34848648757415" calcext:value-type="float">
            <text:p>8.34848648757415</text:p>
          </table:table-cell>
          <table:table-cell table:number-columns-repeated="47"/>
        </table:table-row>
        <table:table-row table:style-name="ro6">
          <table:table-cell table:style-name="ce4" table:formula="of:=[.A11]+1" office:value-type="float" office:value="56" calcext:value-type="float">
            <text:p>56</text:p>
          </table:table-cell>
          <table:table-cell table:style-name="ce4" table:formula="of:=[$Redistribution_high.F9]" office:value-type="float" office:value="6.79395270882675" calcext:value-type="float">
            <text:p>6.79395270882675</text:p>
          </table:table-cell>
          <table:table-cell table:style-name="ce4" table:formula="of:=[$Redistribution_high.G9]" office:value-type="float" office:value="10.4794955915701" calcext:value-type="float">
            <text:p>10.4794955915701</text:p>
          </table:table-cell>
          <table:table-cell table:style-name="ce4" table:formula="of:=[$Redistribution_high.H9]" office:value-type="float" office:value="8.2262121465483" calcext:value-type="float">
            <text:p>8.2262121465483</text:p>
          </table:table-cell>
          <table:table-cell table:style-name="ce4" table:formula="of:=[$Redistribution_high.I9]" office:value-type="float" office:value="8.35110855525472" calcext:value-type="float">
            <text:p>8.35110855525472</text:p>
          </table:table-cell>
          <table:table-cell table:style-name="ce4"/>
          <table:table-cell/>
          <table:table-cell table:style-name="ce4" table:formula="of:=[$Redistribution_central.F9]" office:value-type="float" office:value="6.79395270882675" calcext:value-type="float">
            <text:p>6.79395270882675</text:p>
          </table:table-cell>
          <table:table-cell table:style-name="ce4" table:formula="of:=[$Redistribution_central.G9]" office:value-type="float" office:value="10.4794955915701" calcext:value-type="float">
            <text:p>10.4794955915701</text:p>
          </table:table-cell>
          <table:table-cell table:style-name="ce4" table:formula="of:=[$Redistribution_central.H9]" office:value-type="float" office:value="8.2262121465483" calcext:value-type="float">
            <text:p>8.2262121465483</text:p>
          </table:table-cell>
          <table:table-cell table:style-name="ce4" table:formula="of:=[$Redistribution_central.I9]" office:value-type="float" office:value="8.35110855525472" calcext:value-type="float">
            <text:p>8.35110855525472</text:p>
          </table:table-cell>
          <table:table-cell table:style-name="ce4"/>
          <table:table-cell/>
          <table:table-cell table:style-name="ce4" table:formula="of:=[$redistribution_low.F9]" office:value-type="float" office:value="6.79395270882675" calcext:value-type="float">
            <text:p>6.79395270882675</text:p>
          </table:table-cell>
          <table:table-cell table:style-name="ce4" table:formula="of:=[$redistribution_low.G9]" office:value-type="float" office:value="10.4794955915701" calcext:value-type="float">
            <text:p>10.4794955915701</text:p>
          </table:table-cell>
          <table:table-cell table:style-name="ce4" table:formula="of:=[$redistribution_low.H9]" office:value-type="float" office:value="8.2262121465483" calcext:value-type="float">
            <text:p>8.2262121465483</text:p>
          </table:table-cell>
          <table:table-cell table:style-name="ce4" table:formula="of:=[$redistribution_low.I9]" office:value-type="float" office:value="8.35110855525472" calcext:value-type="float">
            <text:p>8.35110855525472</text:p>
          </table:table-cell>
          <table:table-cell table:number-columns-repeated="47"/>
        </table:table-row>
        <table:table-row table:style-name="ro6">
          <table:table-cell table:style-name="ce4" table:formula="of:=[.A12]+1" office:value-type="float" office:value="57" calcext:value-type="float">
            <text:p>57</text:p>
          </table:table-cell>
          <table:table-cell table:style-name="ce4" table:formula="of:=[$Redistribution_high.F10]" office:value-type="float" office:value="6.77746002291332" calcext:value-type="float">
            <text:p>6.77746002291332</text:p>
          </table:table-cell>
          <table:table-cell table:style-name="ce4" table:formula="of:=[$Redistribution_high.G10]" office:value-type="float" office:value="10.6930591301617" calcext:value-type="float">
            <text:p>10.6930591301617</text:p>
          </table:table-cell>
          <table:table-cell table:style-name="ce4" table:formula="of:=[$Redistribution_high.H10]" office:value-type="float" office:value="8.58505718412281" calcext:value-type="float">
            <text:p>8.58505718412281</text:p>
          </table:table-cell>
          <table:table-cell table:style-name="ce4" table:formula="of:=[$Redistribution_high.I10]" office:value-type="float" office:value="8.17834686908246" calcext:value-type="float">
            <text:p>8.17834686908246</text:p>
          </table:table-cell>
          <table:table-cell table:style-name="ce4"/>
          <table:table-cell/>
          <table:table-cell table:style-name="ce4" table:formula="of:=[$Redistribution_central.F10]" office:value-type="float" office:value="6.77746002291332" calcext:value-type="float">
            <text:p>6.77746002291332</text:p>
          </table:table-cell>
          <table:table-cell table:style-name="ce4" table:formula="of:=[$Redistribution_central.G10]" office:value-type="float" office:value="10.6930591301617" calcext:value-type="float">
            <text:p>10.6930591301617</text:p>
          </table:table-cell>
          <table:table-cell table:style-name="ce4" table:formula="of:=[$Redistribution_central.H10]" office:value-type="float" office:value="8.58505718412281" calcext:value-type="float">
            <text:p>8.58505718412281</text:p>
          </table:table-cell>
          <table:table-cell table:style-name="ce4" table:formula="of:=[$Redistribution_central.I10]" office:value-type="float" office:value="8.17834686908246" calcext:value-type="float">
            <text:p>8.17834686908246</text:p>
          </table:table-cell>
          <table:table-cell table:style-name="ce4"/>
          <table:table-cell/>
          <table:table-cell table:style-name="ce4" table:formula="of:=[$redistribution_low.F10]" office:value-type="float" office:value="6.77746002291332" calcext:value-type="float">
            <text:p>6.77746002291332</text:p>
          </table:table-cell>
          <table:table-cell table:style-name="ce4" table:formula="of:=[$redistribution_low.G10]" office:value-type="float" office:value="10.6930591301617" calcext:value-type="float">
            <text:p>10.6930591301617</text:p>
          </table:table-cell>
          <table:table-cell table:style-name="ce4" table:formula="of:=[$redistribution_low.H10]" office:value-type="float" office:value="8.58505718412281" calcext:value-type="float">
            <text:p>8.58505718412281</text:p>
          </table:table-cell>
          <table:table-cell table:style-name="ce4" table:formula="of:=[$redistribution_low.I10]" office:value-type="float" office:value="8.17834686908246" calcext:value-type="float">
            <text:p>8.17834686908246</text:p>
          </table:table-cell>
          <table:table-cell table:number-columns-repeated="47"/>
        </table:table-row>
        <table:table-row table:style-name="ro7">
          <table:table-cell table:style-name="ce4" table:formula="of:=[.A13]+1" office:value-type="float" office:value="58" calcext:value-type="float">
            <text:p>58</text:p>
          </table:table-cell>
          <table:table-cell table:style-name="ce4" table:formula="of:=[$Redistribution_high.F11]" office:value-type="float" office:value="6.73814157631832" calcext:value-type="float">
            <text:p>6.73814157631832</text:p>
          </table:table-cell>
          <table:table-cell table:style-name="ce4" table:formula="of:=[$Redistribution_high.G11]" office:value-type="float" office:value="10.9590768714902" calcext:value-type="float">
            <text:p>10.9590768714902</text:p>
          </table:table-cell>
          <table:table-cell table:style-name="ce4" table:formula="of:=[$Redistribution_high.H11]" office:value-type="float" office:value="8.33511223491455" calcext:value-type="float">
            <text:p>8.33511223491455</text:p>
          </table:table-cell>
          <table:table-cell table:style-name="ce4" table:formula="of:=[$Redistribution_high.I11]" office:value-type="float" office:value="8.51587700922006" calcext:value-type="float">
            <text:p>8.51587700922006</text:p>
          </table:table-cell>
          <table:table-cell table:style-name="ce4"/>
          <table:table-cell/>
          <table:table-cell table:style-name="ce4" table:formula="of:=[$Redistribution_central.F11]" office:value-type="float" office:value="6.73814157631832" calcext:value-type="float">
            <text:p>6.73814157631832</text:p>
          </table:table-cell>
          <table:table-cell table:style-name="ce4" table:formula="of:=[$Redistribution_central.G11]" office:value-type="float" office:value="10.9590768714902" calcext:value-type="float">
            <text:p>10.9590768714902</text:p>
          </table:table-cell>
          <table:table-cell table:style-name="ce4" table:formula="of:=[$Redistribution_central.H11]" office:value-type="float" office:value="8.33511223491455" calcext:value-type="float">
            <text:p>8.33511223491455</text:p>
          </table:table-cell>
          <table:table-cell table:style-name="ce4" table:formula="of:=[$Redistribution_central.I11]" office:value-type="float" office:value="8.51587700922006" calcext:value-type="float">
            <text:p>8.51587700922006</text:p>
          </table:table-cell>
          <table:table-cell table:style-name="ce4"/>
          <table:table-cell/>
          <table:table-cell table:style-name="ce4" table:formula="of:=[$redistribution_low.F11]" office:value-type="float" office:value="6.73814157631832" calcext:value-type="float">
            <text:p>6.73814157631832</text:p>
          </table:table-cell>
          <table:table-cell table:style-name="ce4" table:formula="of:=[$redistribution_low.G11]" office:value-type="float" office:value="10.9590768714902" calcext:value-type="float">
            <text:p>10.9590768714902</text:p>
          </table:table-cell>
          <table:table-cell table:style-name="ce4" table:formula="of:=[$redistribution_low.H11]" office:value-type="float" office:value="8.33511223491455" calcext:value-type="float">
            <text:p>8.33511223491455</text:p>
          </table:table-cell>
          <table:table-cell table:style-name="ce4" table:formula="of:=[$redistribution_low.I11]" office:value-type="float" office:value="8.51587700922006" calcext:value-type="float">
            <text:p>8.51587700922006</text:p>
          </table:table-cell>
          <table:table-cell table:number-columns-repeated="47"/>
        </table:table-row>
        <table:table-row table:style-name="ro7">
          <table:table-cell table:style-name="ce4" table:formula="of:=[.A14]+1" office:value-type="float" office:value="59" calcext:value-type="float">
            <text:p>59</text:p>
          </table:table-cell>
          <table:table-cell table:style-name="ce4" table:formula="of:=[$Redistribution_high.F12]" office:value-type="float" office:value="6.93560437109322" calcext:value-type="float">
            <text:p>6.93560437109322</text:p>
          </table:table-cell>
          <table:table-cell table:style-name="ce4" table:formula="of:=[$Redistribution_high.G12]" office:value-type="float" office:value="11.1027164211028" calcext:value-type="float">
            <text:p>11.1027164211028</text:p>
          </table:table-cell>
          <table:table-cell table:style-name="ce4" table:formula="of:=[$Redistribution_high.H12]" office:value-type="float" office:value="8.4818175243642" calcext:value-type="float">
            <text:p>8.4818175243642</text:p>
          </table:table-cell>
          <table:table-cell table:style-name="ce4" table:formula="of:=[$Redistribution_high.I12]" office:value-type="float" office:value="8.79223611923619" calcext:value-type="float">
            <text:p>8.79223611923619</text:p>
          </table:table-cell>
          <table:table-cell table:style-name="ce4"/>
          <table:table-cell/>
          <table:table-cell table:style-name="ce4" table:formula="of:=[$Redistribution_central.F12]" office:value-type="float" office:value="6.93560437109322" calcext:value-type="float">
            <text:p>6.93560437109322</text:p>
          </table:table-cell>
          <table:table-cell table:style-name="ce4" table:formula="of:=[$Redistribution_central.G12]" office:value-type="float" office:value="11.1027164211028" calcext:value-type="float">
            <text:p>11.1027164211028</text:p>
          </table:table-cell>
          <table:table-cell table:style-name="ce4" table:formula="of:=[$Redistribution_central.H12]" office:value-type="float" office:value="8.4818175243642" calcext:value-type="float">
            <text:p>8.4818175243642</text:p>
          </table:table-cell>
          <table:table-cell table:style-name="ce4" table:formula="of:=[$Redistribution_central.I12]" office:value-type="float" office:value="8.79223611923619" calcext:value-type="float">
            <text:p>8.79223611923619</text:p>
          </table:table-cell>
          <table:table-cell table:style-name="ce4"/>
          <table:table-cell/>
          <table:table-cell table:style-name="ce4" table:formula="of:=[$redistribution_low.F12]" office:value-type="float" office:value="6.93560437109322" calcext:value-type="float">
            <text:p>6.93560437109322</text:p>
          </table:table-cell>
          <table:table-cell table:style-name="ce4" table:formula="of:=[$redistribution_low.G12]" office:value-type="float" office:value="11.1027164211028" calcext:value-type="float">
            <text:p>11.1027164211028</text:p>
          </table:table-cell>
          <table:table-cell table:style-name="ce4" table:formula="of:=[$redistribution_low.H12]" office:value-type="float" office:value="8.4818175243642" calcext:value-type="float">
            <text:p>8.4818175243642</text:p>
          </table:table-cell>
          <table:table-cell table:style-name="ce4" table:formula="of:=[$redistribution_low.I12]" office:value-type="float" office:value="8.79223611923619" calcext:value-type="float">
            <text:p>8.79223611923619</text:p>
          </table:table-cell>
          <table:table-cell table:number-columns-repeated="47"/>
        </table:table-row>
        <table:table-row table:style-name="ro7">
          <table:table-cell table:style-name="ce4" table:formula="of:=[.A15]+1" office:value-type="float" office:value="60" calcext:value-type="float">
            <text:p>60</text:p>
          </table:table-cell>
          <table:table-cell table:style-name="ce4" table:formula="of:=[$Redistribution_high.F13]" office:value-type="float" office:value="6.7023202494047" calcext:value-type="float">
            <text:p>6.7023202494047</text:p>
          </table:table-cell>
          <table:table-cell table:style-name="ce4" table:formula="of:=[$Redistribution_high.G13]" office:value-type="float" office:value="10.8220442498022" calcext:value-type="float">
            <text:p>10.8220442498022</text:p>
          </table:table-cell>
          <table:table-cell table:style-name="ce4" table:formula="of:=[$Redistribution_high.H13]" office:value-type="float" office:value="8.14209874866789" calcext:value-type="float">
            <text:p>8.14209874866789</text:p>
          </table:table-cell>
          <table:table-cell table:style-name="ce4" table:formula="of:=[$Redistribution_high.I13]" office:value-type="float" office:value="8.38624112578008" calcext:value-type="float">
            <text:p>8.38624112578008</text:p>
          </table:table-cell>
          <table:table-cell table:style-name="ce4"/>
          <table:table-cell/>
          <table:table-cell table:style-name="ce4" table:formula="of:=[$Redistribution_central.F13]" office:value-type="float" office:value="6.7023202494047" calcext:value-type="float">
            <text:p>6.7023202494047</text:p>
          </table:table-cell>
          <table:table-cell table:style-name="ce4" table:formula="of:=[$Redistribution_central.G13]" office:value-type="float" office:value="10.8220442498022" calcext:value-type="float">
            <text:p>10.8220442498022</text:p>
          </table:table-cell>
          <table:table-cell table:style-name="ce4" table:formula="of:=[$Redistribution_central.H13]" office:value-type="float" office:value="8.14209874866789" calcext:value-type="float">
            <text:p>8.14209874866789</text:p>
          </table:table-cell>
          <table:table-cell table:style-name="ce4" table:formula="of:=[$Redistribution_central.I13]" office:value-type="float" office:value="8.38624112578008" calcext:value-type="float">
            <text:p>8.38624112578008</text:p>
          </table:table-cell>
          <table:table-cell table:style-name="ce4"/>
          <table:table-cell/>
          <table:table-cell table:style-name="ce4" table:formula="of:=[$redistribution_low.F13]" office:value-type="float" office:value="6.7023202494047" calcext:value-type="float">
            <text:p>6.7023202494047</text:p>
          </table:table-cell>
          <table:table-cell table:style-name="ce4" table:formula="of:=[$redistribution_low.G13]" office:value-type="float" office:value="10.8220442498022" calcext:value-type="float">
            <text:p>10.8220442498022</text:p>
          </table:table-cell>
          <table:table-cell table:style-name="ce4" table:formula="of:=[$redistribution_low.H13]" office:value-type="float" office:value="8.14209874866789" calcext:value-type="float">
            <text:p>8.14209874866789</text:p>
          </table:table-cell>
          <table:table-cell table:style-name="ce4" table:formula="of:=[$redistribution_low.I13]" office:value-type="float" office:value="8.38624112578008" calcext:value-type="float">
            <text:p>8.38624112578008</text:p>
          </table:table-cell>
          <table:table-cell table:number-columns-repeated="47"/>
        </table:table-row>
        <table:table-row table:style-name="ro6">
          <table:table-cell table:style-name="ce4" table:formula="of:=[.A16]+1" office:value-type="float" office:value="61" calcext:value-type="float">
            <text:p>61</text:p>
          </table:table-cell>
          <table:table-cell table:style-name="ce4" table:formula="of:=[$Redistribution_high.F14]" office:value-type="float" office:value="6.71383964192703" calcext:value-type="float">
            <text:p>6.71383964192703</text:p>
          </table:table-cell>
          <table:table-cell table:style-name="ce4" table:formula="of:=[$Redistribution_high.G14]" office:value-type="float" office:value="11.0486950189488" calcext:value-type="float">
            <text:p>11.0486950189488</text:p>
          </table:table-cell>
          <table:table-cell table:style-name="ce4" table:formula="of:=[$Redistribution_high.H14]" office:value-type="float" office:value="8.45302141633329" calcext:value-type="float">
            <text:p>8.45302141633329</text:p>
          </table:table-cell>
          <table:table-cell table:style-name="ce4" table:formula="of:=[$Redistribution_high.I14]" office:value-type="float" office:value="8.36333015505328" calcext:value-type="float">
            <text:p>8.36333015505328</text:p>
          </table:table-cell>
          <table:table-cell table:style-name="ce4"/>
          <table:table-cell/>
          <table:table-cell table:style-name="ce4" table:formula="of:=[$Redistribution_central.F14]" office:value-type="float" office:value="6.71383964192703" calcext:value-type="float">
            <text:p>6.71383964192703</text:p>
          </table:table-cell>
          <table:table-cell table:style-name="ce4" table:formula="of:=[$Redistribution_central.G14]" office:value-type="float" office:value="11.0486950189488" calcext:value-type="float">
            <text:p>11.0486950189488</text:p>
          </table:table-cell>
          <table:table-cell table:style-name="ce4" table:formula="of:=[$Redistribution_central.H14]" office:value-type="float" office:value="8.45302141633329" calcext:value-type="float">
            <text:p>8.45302141633329</text:p>
          </table:table-cell>
          <table:table-cell table:style-name="ce4" table:formula="of:=[$Redistribution_central.I14]" office:value-type="float" office:value="8.36333015505328" calcext:value-type="float">
            <text:p>8.36333015505328</text:p>
          </table:table-cell>
          <table:table-cell table:style-name="ce4"/>
          <table:table-cell/>
          <table:table-cell table:style-name="ce4" table:formula="of:=[$redistribution_low.F14]" office:value-type="float" office:value="6.71383964192703" calcext:value-type="float">
            <text:p>6.71383964192703</text:p>
          </table:table-cell>
          <table:table-cell table:style-name="ce4" table:formula="of:=[$redistribution_low.G14]" office:value-type="float" office:value="11.0486950189488" calcext:value-type="float">
            <text:p>11.0486950189488</text:p>
          </table:table-cell>
          <table:table-cell table:style-name="ce4" table:formula="of:=[$redistribution_low.H14]" office:value-type="float" office:value="8.45302141633329" calcext:value-type="float">
            <text:p>8.45302141633329</text:p>
          </table:table-cell>
          <table:table-cell table:style-name="ce4" table:formula="of:=[$redistribution_low.I14]" office:value-type="float" office:value="8.36333015505328" calcext:value-type="float">
            <text:p>8.36333015505328</text:p>
          </table:table-cell>
          <table:table-cell table:number-columns-repeated="47"/>
        </table:table-row>
        <table:table-row table:style-name="ro6">
          <table:table-cell table:style-name="ce4" table:formula="of:=[.A17]+1" office:value-type="float" office:value="62" calcext:value-type="float">
            <text:p>62</text:p>
          </table:table-cell>
          <table:table-cell table:style-name="ce4" table:formula="of:=[$Redistribution_high.F15]" office:value-type="float" office:value="6.72411364251241" calcext:value-type="float">
            <text:p>6.72411364251241</text:p>
          </table:table-cell>
          <table:table-cell table:style-name="ce4" table:formula="of:=[$Redistribution_high.G15]" office:value-type="float" office:value="10.9734232229348" calcext:value-type="float">
            <text:p>10.9734232229348</text:p>
          </table:table-cell>
          <table:table-cell table:style-name="ce4" table:formula="of:=[$Redistribution_high.H15]" office:value-type="float" office:value="8.38869489743043" calcext:value-type="float">
            <text:p>8.38869489743043</text:p>
          </table:table-cell>
          <table:table-cell table:style-name="ce4" table:formula="of:=[$Redistribution_high.I15]" office:value-type="float" office:value="8.41324499902241" calcext:value-type="float">
            <text:p>8.41324499902241</text:p>
          </table:table-cell>
          <table:table-cell table:style-name="ce4"/>
          <table:table-cell/>
          <table:table-cell table:style-name="ce4" table:formula="of:=[$Redistribution_central.F15]" office:value-type="float" office:value="6.72411364251241" calcext:value-type="float">
            <text:p>6.72411364251241</text:p>
          </table:table-cell>
          <table:table-cell table:style-name="ce4" table:formula="of:=[$Redistribution_central.G15]" office:value-type="float" office:value="10.9734232229348" calcext:value-type="float">
            <text:p>10.9734232229348</text:p>
          </table:table-cell>
          <table:table-cell table:style-name="ce4" table:formula="of:=[$Redistribution_central.H15]" office:value-type="float" office:value="8.38869489743043" calcext:value-type="float">
            <text:p>8.38869489743043</text:p>
          </table:table-cell>
          <table:table-cell table:style-name="ce4" table:formula="of:=[$Redistribution_central.I15]" office:value-type="float" office:value="8.41324499902241" calcext:value-type="float">
            <text:p>8.41324499902241</text:p>
          </table:table-cell>
          <table:table-cell table:style-name="ce4"/>
          <table:table-cell/>
          <table:table-cell table:style-name="ce4" table:formula="of:=[$redistribution_low.F15]" office:value-type="float" office:value="6.72411364251241" calcext:value-type="float">
            <text:p>6.72411364251241</text:p>
          </table:table-cell>
          <table:table-cell table:style-name="ce4" table:formula="of:=[$redistribution_low.G15]" office:value-type="float" office:value="10.9734232229348" calcext:value-type="float">
            <text:p>10.9734232229348</text:p>
          </table:table-cell>
          <table:table-cell table:style-name="ce4" table:formula="of:=[$redistribution_low.H15]" office:value-type="float" office:value="8.38869489743043" calcext:value-type="float">
            <text:p>8.38869489743043</text:p>
          </table:table-cell>
          <table:table-cell table:style-name="ce4" table:formula="of:=[$redistribution_low.I15]" office:value-type="float" office:value="8.41324499902241" calcext:value-type="float">
            <text:p>8.41324499902241</text:p>
          </table:table-cell>
          <table:table-cell table:number-columns-repeated="47"/>
        </table:table-row>
        <table:table-row table:style-name="ro6">
          <table:table-cell table:style-name="ce4" table:formula="of:=[.A18]+1" office:value-type="float" office:value="63" calcext:value-type="float">
            <text:p>63</text:p>
          </table:table-cell>
          <table:table-cell table:style-name="ce4" table:formula="of:=[$Redistribution_high.F16]" office:value-type="float" office:value="6.62099992775084" calcext:value-type="float">
            <text:p>6.62099992775084</text:p>
          </table:table-cell>
          <table:table-cell table:style-name="ce4" table:formula="of:=[$Redistribution_high.G16]" office:value-type="float" office:value="10.7645806976214" calcext:value-type="float">
            <text:p>10.7645806976214</text:p>
          </table:table-cell>
          <table:table-cell table:style-name="ce4" table:formula="of:=[$Redistribution_high.H16]" office:value-type="float" office:value="8.07116165837168" calcext:value-type="float">
            <text:p>8.07116165837168</text:p>
          </table:table-cell>
          <table:table-cell table:style-name="ce4" table:formula="of:=[$Redistribution_high.I16]" office:value-type="float" office:value="8.34006663261015" calcext:value-type="float">
            <text:p>8.34006663261015</text:p>
          </table:table-cell>
          <table:table-cell table:style-name="ce4"/>
          <table:table-cell/>
          <table:table-cell table:style-name="ce4" table:formula="of:=[$Redistribution_central.F16]" office:value-type="float" office:value="6.62099992775084" calcext:value-type="float">
            <text:p>6.62099992775084</text:p>
          </table:table-cell>
          <table:table-cell table:style-name="ce4" table:formula="of:=[$Redistribution_central.G16]" office:value-type="float" office:value="10.7645806976214" calcext:value-type="float">
            <text:p>10.7645806976214</text:p>
          </table:table-cell>
          <table:table-cell table:style-name="ce4" table:formula="of:=[$Redistribution_central.H16]" office:value-type="float" office:value="8.07116165837168" calcext:value-type="float">
            <text:p>8.07116165837168</text:p>
          </table:table-cell>
          <table:table-cell table:style-name="ce4" table:formula="of:=[$Redistribution_central.I16]" office:value-type="float" office:value="8.34006663261015" calcext:value-type="float">
            <text:p>8.34006663261015</text:p>
          </table:table-cell>
          <table:table-cell table:style-name="ce4"/>
          <table:table-cell/>
          <table:table-cell table:style-name="ce4" table:formula="of:=[$redistribution_low.F16]" office:value-type="float" office:value="6.62099992775084" calcext:value-type="float">
            <text:p>6.62099992775084</text:p>
          </table:table-cell>
          <table:table-cell table:style-name="ce4" table:formula="of:=[$redistribution_low.G16]" office:value-type="float" office:value="10.7645806976214" calcext:value-type="float">
            <text:p>10.7645806976214</text:p>
          </table:table-cell>
          <table:table-cell table:style-name="ce4" table:formula="of:=[$redistribution_low.H16]" office:value-type="float" office:value="8.07116165837168" calcext:value-type="float">
            <text:p>8.07116165837168</text:p>
          </table:table-cell>
          <table:table-cell table:style-name="ce4" table:formula="of:=[$redistribution_low.I16]" office:value-type="float" office:value="8.34006663261015" calcext:value-type="float">
            <text:p>8.34006663261015</text:p>
          </table:table-cell>
          <table:table-cell table:number-columns-repeated="47"/>
        </table:table-row>
        <table:table-row table:style-name="ro6">
          <table:table-cell table:style-name="ce4" table:formula="of:=[.A19]+1" office:value-type="float" office:value="64" calcext:value-type="float">
            <text:p>64</text:p>
          </table:table-cell>
          <table:table-cell table:style-name="ce4" table:formula="of:=[$Redistribution_high.F17]" office:value-type="float" office:value="6.67165818173508" calcext:value-type="float">
            <text:p>6.67165818173508</text:p>
          </table:table-cell>
          <table:table-cell table:style-name="ce4" table:formula="of:=[$Redistribution_high.G17]" office:value-type="float" office:value="10.5798988598906" calcext:value-type="float">
            <text:p>10.5798988598906</text:p>
          </table:table-cell>
          <table:table-cell table:style-name="ce4" table:formula="of:=[$Redistribution_high.H17]" office:value-type="float" office:value="8.32022115080975" calcext:value-type="float">
            <text:p>8.32022115080975</text:p>
          </table:table-cell>
          <table:table-cell table:style-name="ce4" table:formula="of:=[$Redistribution_high.I17]" office:value-type="float" office:value="8.51048960699445" calcext:value-type="float">
            <text:p>8.51048960699445</text:p>
          </table:table-cell>
          <table:table-cell table:style-name="ce4"/>
          <table:table-cell/>
          <table:table-cell table:style-name="ce4" table:formula="of:=[$Redistribution_central.F17]" office:value-type="float" office:value="6.67165818173508" calcext:value-type="float">
            <text:p>6.67165818173508</text:p>
          </table:table-cell>
          <table:table-cell table:style-name="ce4" table:formula="of:=[$Redistribution_central.G17]" office:value-type="float" office:value="10.5798988598906" calcext:value-type="float">
            <text:p>10.5798988598906</text:p>
          </table:table-cell>
          <table:table-cell table:style-name="ce4" table:formula="of:=[$Redistribution_central.H17]" office:value-type="float" office:value="8.32022115080975" calcext:value-type="float">
            <text:p>8.32022115080975</text:p>
          </table:table-cell>
          <table:table-cell table:style-name="ce4" table:formula="of:=[$Redistribution_central.I17]" office:value-type="float" office:value="8.51048960699445" calcext:value-type="float">
            <text:p>8.51048960699445</text:p>
          </table:table-cell>
          <table:table-cell table:style-name="ce4"/>
          <table:table-cell/>
          <table:table-cell table:style-name="ce4" table:formula="of:=[$redistribution_low.F17]" office:value-type="float" office:value="6.67165818173508" calcext:value-type="float">
            <text:p>6.67165818173508</text:p>
          </table:table-cell>
          <table:table-cell table:style-name="ce4" table:formula="of:=[$redistribution_low.G17]" office:value-type="float" office:value="10.5798988598906" calcext:value-type="float">
            <text:p>10.5798988598906</text:p>
          </table:table-cell>
          <table:table-cell table:style-name="ce4" table:formula="of:=[$redistribution_low.H17]" office:value-type="float" office:value="8.32022115080975" calcext:value-type="float">
            <text:p>8.32022115080975</text:p>
          </table:table-cell>
          <table:table-cell table:style-name="ce4" table:formula="of:=[$redistribution_low.I17]" office:value-type="float" office:value="8.51048960699445" calcext:value-type="float">
            <text:p>8.51048960699445</text:p>
          </table:table-cell>
          <table:table-cell table:number-columns-repeated="47"/>
        </table:table-row>
        <table:table-row table:style-name="ro6">
          <table:table-cell table:style-name="ce4" table:formula="of:=[.A20]+1" office:value-type="float" office:value="65" calcext:value-type="float">
            <text:p>65</text:p>
          </table:table-cell>
          <table:table-cell table:style-name="ce4" table:formula="of:=[$Redistribution_high.F18]" office:value-type="float" office:value="6.40787877024842" calcext:value-type="float">
            <text:p>6.40787877024842</text:p>
          </table:table-cell>
          <table:table-cell table:style-name="ce4" table:formula="of:=[$Redistribution_high.G18]" office:value-type="float" office:value="10.8025450902205" calcext:value-type="float">
            <text:p>10.8025450902205</text:p>
          </table:table-cell>
          <table:table-cell table:style-name="ce4" table:formula="of:=[$Redistribution_high.H18]" office:value-type="float" office:value="8.12513645107176" calcext:value-type="float">
            <text:p>8.12513645107176</text:p>
          </table:table-cell>
          <table:table-cell table:style-name="ce4" table:formula="of:=[$Redistribution_high.I18]" office:value-type="float" office:value="8.26602765016178" calcext:value-type="float">
            <text:p>8.26602765016178</text:p>
          </table:table-cell>
          <table:table-cell table:style-name="ce4"/>
          <table:table-cell/>
          <table:table-cell table:style-name="ce4" table:formula="of:=[$Redistribution_central.F18]" office:value-type="float" office:value="6.40787877024842" calcext:value-type="float">
            <text:p>6.40787877024842</text:p>
          </table:table-cell>
          <table:table-cell table:style-name="ce4" table:formula="of:=[$Redistribution_central.G18]" office:value-type="float" office:value="10.8025450902205" calcext:value-type="float">
            <text:p>10.8025450902205</text:p>
          </table:table-cell>
          <table:table-cell table:style-name="ce4" table:formula="of:=[$Redistribution_central.H18]" office:value-type="float" office:value="8.12513645107176" calcext:value-type="float">
            <text:p>8.12513645107176</text:p>
          </table:table-cell>
          <table:table-cell table:style-name="ce4" table:formula="of:=[$Redistribution_central.I18]" office:value-type="float" office:value="8.26602765016178" calcext:value-type="float">
            <text:p>8.26602765016178</text:p>
          </table:table-cell>
          <table:table-cell table:style-name="ce4"/>
          <table:table-cell/>
          <table:table-cell table:style-name="ce4" table:formula="of:=[$redistribution_low.F18]" office:value-type="float" office:value="6.40787877024842" calcext:value-type="float">
            <text:p>6.40787877024842</text:p>
          </table:table-cell>
          <table:table-cell table:style-name="ce4" table:formula="of:=[$redistribution_low.G18]" office:value-type="float" office:value="10.8025450902205" calcext:value-type="float">
            <text:p>10.8025450902205</text:p>
          </table:table-cell>
          <table:table-cell table:style-name="ce4" table:formula="of:=[$redistribution_low.H18]" office:value-type="float" office:value="8.12513645107176" calcext:value-type="float">
            <text:p>8.12513645107176</text:p>
          </table:table-cell>
          <table:table-cell table:style-name="ce4" table:formula="of:=[$redistribution_low.I18]" office:value-type="float" office:value="8.26602765016178" calcext:value-type="float">
            <text:p>8.26602765016178</text:p>
          </table:table-cell>
          <table:table-cell table:number-columns-repeated="47"/>
        </table:table-row>
        <table:table-row table:style-name="ro6">
          <table:table-cell table:style-name="ce4" table:formula="of:=[.A21]+1" office:value-type="float" office:value="66" calcext:value-type="float">
            <text:p>66</text:p>
          </table:table-cell>
          <table:table-cell table:style-name="ce4" table:formula="of:=[$Redistribution_high.F19]" office:value-type="float" office:value="6.4630227018895" calcext:value-type="float">
            <text:p>6.4630227018895</text:p>
          </table:table-cell>
          <table:table-cell table:style-name="ce4" table:formula="of:=[$Redistribution_high.G19]" office:value-type="float" office:value="10.7410024264972" calcext:value-type="float">
            <text:p>10.7410024264972</text:p>
          </table:table-cell>
          <table:table-cell table:style-name="ce4" table:formula="of:=[$Redistribution_high.H19]" office:value-type="float" office:value="8.09171563868804" calcext:value-type="float">
            <text:p>8.09171563868804</text:p>
          </table:table-cell>
          <table:table-cell table:style-name="ce4" table:formula="of:=[$Redistribution_high.I19]" office:value-type="float" office:value="8.21125660114151" calcext:value-type="float">
            <text:p>8.21125660114151</text:p>
          </table:table-cell>
          <table:table-cell table:style-name="ce4"/>
          <table:table-cell/>
          <table:table-cell table:style-name="ce4" table:formula="of:=[$Redistribution_central.F19]" office:value-type="float" office:value="6.4630227018895" calcext:value-type="float">
            <text:p>6.4630227018895</text:p>
          </table:table-cell>
          <table:table-cell table:style-name="ce4" table:formula="of:=[$Redistribution_central.G19]" office:value-type="float" office:value="10.7410024264972" calcext:value-type="float">
            <text:p>10.7410024264972</text:p>
          </table:table-cell>
          <table:table-cell table:style-name="ce4" table:formula="of:=[$Redistribution_central.H19]" office:value-type="float" office:value="8.09171563868804" calcext:value-type="float">
            <text:p>8.09171563868804</text:p>
          </table:table-cell>
          <table:table-cell table:style-name="ce4" table:formula="of:=[$Redistribution_central.I19]" office:value-type="float" office:value="8.21125660114151" calcext:value-type="float">
            <text:p>8.21125660114151</text:p>
          </table:table-cell>
          <table:table-cell table:style-name="ce4"/>
          <table:table-cell/>
          <table:table-cell table:style-name="ce4" table:formula="of:=[$redistribution_low.F19]" office:value-type="float" office:value="6.4630227018895" calcext:value-type="float">
            <text:p>6.4630227018895</text:p>
          </table:table-cell>
          <table:table-cell table:style-name="ce4" table:formula="of:=[$redistribution_low.G19]" office:value-type="float" office:value="10.7410024264972" calcext:value-type="float">
            <text:p>10.7410024264972</text:p>
          </table:table-cell>
          <table:table-cell table:style-name="ce4" table:formula="of:=[$redistribution_low.H19]" office:value-type="float" office:value="8.09171563868804" calcext:value-type="float">
            <text:p>8.09171563868804</text:p>
          </table:table-cell>
          <table:table-cell table:style-name="ce4" table:formula="of:=[$redistribution_low.I19]" office:value-type="float" office:value="8.21125660114151" calcext:value-type="float">
            <text:p>8.21125660114151</text:p>
          </table:table-cell>
          <table:table-cell table:number-columns-repeated="47"/>
        </table:table-row>
        <table:table-row table:style-name="ro6">
          <table:table-cell table:style-name="ce4" table:formula="of:=[.A22]+1" office:value-type="float" office:value="67" calcext:value-type="float">
            <text:p>67</text:p>
          </table:table-cell>
          <table:table-cell table:style-name="ce4" table:formula="of:=[$Redistribution_high.F20]" office:value-type="float" office:value="6.42505690412445" calcext:value-type="float">
            <text:p>6.42505690412445</text:p>
          </table:table-cell>
          <table:table-cell table:style-name="ce4" table:formula="of:=[$Redistribution_high.G20]" office:value-type="float" office:value="11.1680389509794" calcext:value-type="float">
            <text:p>11.1680389509794</text:p>
          </table:table-cell>
          <table:table-cell table:style-name="ce4" table:formula="of:=[$Redistribution_high.H20]" office:value-type="float" office:value="7.8868783928209" calcext:value-type="float">
            <text:p>7.8868783928209</text:p>
          </table:table-cell>
          <table:table-cell table:style-name="ce4" table:formula="of:=[$Redistribution_high.I20]" office:value-type="float" office:value="8.21286362251144" calcext:value-type="float">
            <text:p>8.21286362251144</text:p>
          </table:table-cell>
          <table:table-cell table:style-name="ce4"/>
          <table:table-cell/>
          <table:table-cell table:style-name="ce4" table:formula="of:=[$Redistribution_central.F20]" office:value-type="float" office:value="6.42546742337523" calcext:value-type="float">
            <text:p>6.42546742337523</text:p>
          </table:table-cell>
          <table:table-cell table:style-name="ce4" table:formula="of:=[$Redistribution_central.G20]" office:value-type="float" office:value="11.1680389509794" calcext:value-type="float">
            <text:p>11.1680389509794</text:p>
          </table:table-cell>
          <table:table-cell table:style-name="ce4" table:formula="of:=[$Redistribution_central.H20]" office:value-type="float" office:value="7.8868783928209" calcext:value-type="float">
            <text:p>7.8868783928209</text:p>
          </table:table-cell>
          <table:table-cell table:style-name="ce4" table:formula="of:=[$Redistribution_central.I20]" office:value-type="float" office:value="8.21286362251144" calcext:value-type="float">
            <text:p>8.21286362251144</text:p>
          </table:table-cell>
          <table:table-cell table:style-name="ce4"/>
          <table:table-cell/>
          <table:table-cell table:style-name="ce4" table:formula="of:=[$redistribution_low.F20]" office:value-type="float" office:value="6.42505690412445" calcext:value-type="float">
            <text:p>6.42505690412445</text:p>
          </table:table-cell>
          <table:table-cell table:style-name="ce4" table:formula="of:=[$redistribution_low.G20]" office:value-type="float" office:value="11.1680389509794" calcext:value-type="float">
            <text:p>11.1680389509794</text:p>
          </table:table-cell>
          <table:table-cell table:style-name="ce4" table:formula="of:=[$redistribution_low.H20]" office:value-type="float" office:value="7.8868783928209" calcext:value-type="float">
            <text:p>7.8868783928209</text:p>
          </table:table-cell>
          <table:table-cell table:style-name="ce4" table:formula="of:=[$redistribution_low.I20]" office:value-type="float" office:value="8.21286362251144" calcext:value-type="float">
            <text:p>8.21286362251144</text:p>
          </table:table-cell>
          <table:table-cell table:number-columns-repeated="47"/>
        </table:table-row>
        <table:table-row table:style-name="ro6">
          <table:table-cell table:style-name="ce4" table:formula="of:=[.A23]+1" office:value-type="float" office:value="68" calcext:value-type="float">
            <text:p>68</text:p>
          </table:table-cell>
          <table:table-cell table:style-name="ce4" table:formula="of:=[$Redistribution_high.F21]" office:value-type="float" office:value="6.46697401862644" calcext:value-type="float">
            <text:p>6.46697401862644</text:p>
          </table:table-cell>
          <table:table-cell table:style-name="ce4" table:formula="of:=[$Redistribution_high.G21]" office:value-type="float" office:value="11.178779479305" calcext:value-type="float">
            <text:p>11.178779479305</text:p>
          </table:table-cell>
          <table:table-cell table:style-name="ce4" table:formula="of:=[$Redistribution_high.H21]" office:value-type="float" office:value="8.16346572181485" calcext:value-type="float">
            <text:p>8.16346572181485</text:p>
          </table:table-cell>
          <table:table-cell table:style-name="ce4" table:formula="of:=[$Redistribution_high.I21]" office:value-type="float" office:value="8.07913803651587" calcext:value-type="float">
            <text:p>8.07913803651587</text:p>
          </table:table-cell>
          <table:table-cell table:style-name="ce4"/>
          <table:table-cell/>
          <table:table-cell table:style-name="ce4" table:formula="of:=[$Redistribution_central.F21]" office:value-type="float" office:value="6.46630993212065" calcext:value-type="float">
            <text:p>6.46630993212065</text:p>
          </table:table-cell>
          <table:table-cell table:style-name="ce4" table:formula="of:=[$Redistribution_central.G21]" office:value-type="float" office:value="11.2358854629284" calcext:value-type="float">
            <text:p>11.2358854629284</text:p>
          </table:table-cell>
          <table:table-cell table:style-name="ce4" table:formula="of:=[$Redistribution_central.H21]" office:value-type="float" office:value="8.16318524194837" calcext:value-type="float">
            <text:p>8.16318524194837</text:p>
          </table:table-cell>
          <table:table-cell table:style-name="ce4" table:formula="of:=[$Redistribution_central.I21]" office:value-type="float" office:value="8.11859384976029" calcext:value-type="float">
            <text:p>8.11859384976029</text:p>
          </table:table-cell>
          <table:table-cell table:style-name="ce4"/>
          <table:table-cell/>
          <table:table-cell table:style-name="ce4" table:formula="of:=[$redistribution_low.F21]" office:value-type="float" office:value="6.46697401862644" calcext:value-type="float">
            <text:p>6.46697401862644</text:p>
          </table:table-cell>
          <table:table-cell table:style-name="ce4" table:formula="of:=[$redistribution_low.G21]" office:value-type="float" office:value="11.178779479305" calcext:value-type="float">
            <text:p>11.178779479305</text:p>
          </table:table-cell>
          <table:table-cell table:style-name="ce4" table:formula="of:=[$redistribution_low.H21]" office:value-type="float" office:value="8.16346572181485" calcext:value-type="float">
            <text:p>8.16346572181485</text:p>
          </table:table-cell>
          <table:table-cell table:style-name="ce4" table:formula="of:=[$redistribution_low.I21]" office:value-type="float" office:value="8.07913803651587" calcext:value-type="float">
            <text:p>8.07913803651587</text:p>
          </table:table-cell>
          <table:table-cell table:number-columns-repeated="47"/>
        </table:table-row>
        <table:table-row table:style-name="ro6">
          <table:table-cell table:style-name="ce4" table:formula="of:=[.A24]+1" office:value-type="float" office:value="69" calcext:value-type="float">
            <text:p>69</text:p>
          </table:table-cell>
          <table:table-cell table:style-name="ce4" table:formula="of:=[$Redistribution_high.F22]" office:value-type="float" office:value="5.96002386737533" calcext:value-type="float">
            <text:p>5.96002386737533</text:p>
          </table:table-cell>
          <table:table-cell table:style-name="ce4" table:formula="of:=[$Redistribution_high.G22]" office:value-type="float" office:value="11.0037646476313" calcext:value-type="float">
            <text:p>11.0037646476313</text:p>
          </table:table-cell>
          <table:table-cell table:style-name="ce4" table:formula="of:=[$Redistribution_high.H22]" office:value-type="float" office:value="8.01642260490484" calcext:value-type="float">
            <text:p>8.01642260490484</text:p>
          </table:table-cell>
          <table:table-cell table:style-name="ce4" table:formula="of:=[$Redistribution_high.I22]" office:value-type="float" office:value="7.78405095444422" calcext:value-type="float">
            <text:p>7.78405095444422</text:p>
          </table:table-cell>
          <table:table-cell table:style-name="ce4"/>
          <table:table-cell/>
          <table:table-cell table:style-name="ce4" table:formula="of:=[$Redistribution_central.F22]" office:value-type="float" office:value="5.96002386737533" calcext:value-type="float">
            <text:p>5.96002386737533</text:p>
          </table:table-cell>
          <table:table-cell table:style-name="ce4" table:formula="of:=[$Redistribution_central.G22]" office:value-type="float" office:value="10.9780812570424" calcext:value-type="float">
            <text:p>10.9780812570424</text:p>
          </table:table-cell>
          <table:table-cell table:style-name="ce4" table:formula="of:=[$Redistribution_central.H22]" office:value-type="float" office:value="8.03414098046902" calcext:value-type="float">
            <text:p>8.03414098046902</text:p>
          </table:table-cell>
          <table:table-cell table:style-name="ce4" table:formula="of:=[$Redistribution_central.I22]" office:value-type="float" office:value="7.75832989781834" calcext:value-type="float">
            <text:p>7.75832989781834</text:p>
          </table:table-cell>
          <table:table-cell table:style-name="ce4"/>
          <table:table-cell/>
          <table:table-cell table:style-name="ce4" table:formula="of:=[$redistribution_low.F22]" office:value-type="float" office:value="5.96002386737533" calcext:value-type="float">
            <text:p>5.96002386737533</text:p>
          </table:table-cell>
          <table:table-cell table:style-name="ce4" table:formula="of:=[$redistribution_low.G22]" office:value-type="float" office:value="11.0037646476313" calcext:value-type="float">
            <text:p>11.0037646476313</text:p>
          </table:table-cell>
          <table:table-cell table:style-name="ce4" table:formula="of:=[$redistribution_low.H22]" office:value-type="float" office:value="8.01642260490484" calcext:value-type="float">
            <text:p>8.01642260490484</text:p>
          </table:table-cell>
          <table:table-cell table:style-name="ce4" table:formula="of:=[$redistribution_low.I22]" office:value-type="float" office:value="7.78405095444422" calcext:value-type="float">
            <text:p>7.78405095444422</text:p>
          </table:table-cell>
          <table:table-cell table:number-columns-repeated="47"/>
        </table:table-row>
        <table:table-row table:style-name="ro6">
          <table:table-cell table:style-name="ce4" table:formula="of:=[.A25]+1" office:value-type="float" office:value="70" calcext:value-type="float">
            <text:p>70</text:p>
          </table:table-cell>
          <table:table-cell table:style-name="ce4" table:formula="of:=[$Redistribution_high.F23]" office:value-type="float" office:value="6.90396980627177" calcext:value-type="float">
            <text:p>6.90396980627177</text:p>
          </table:table-cell>
          <table:table-cell table:style-name="ce4" table:formula="of:=[$Redistribution_high.G23]" office:value-type="float" office:value="12.4231640242204" calcext:value-type="float">
            <text:p>12.4231640242204</text:p>
          </table:table-cell>
          <table:table-cell table:style-name="ce4" table:formula="of:=[$Redistribution_high.H23]" office:value-type="float" office:value="8.56112056970342" calcext:value-type="float">
            <text:p>8.56112056970342</text:p>
          </table:table-cell>
          <table:table-cell table:style-name="ce4" table:formula="of:=[$Redistribution_high.I23]" office:value-type="float" office:value="9.23520737629629" calcext:value-type="float">
            <text:p>9.23520737629629</text:p>
          </table:table-cell>
          <table:table-cell table:style-name="ce4"/>
          <table:table-cell/>
          <table:table-cell table:style-name="ce4" table:formula="of:=[$Redistribution_central.F23]" office:value-type="float" office:value="6.9697020554988" calcext:value-type="float">
            <text:p>6.9697020554988</text:p>
          </table:table-cell>
          <table:table-cell table:style-name="ce4" table:formula="of:=[$Redistribution_central.G23]" office:value-type="float" office:value="12.4072100624285" calcext:value-type="float">
            <text:p>12.4072100624285</text:p>
          </table:table-cell>
          <table:table-cell table:style-name="ce4" table:formula="of:=[$Redistribution_central.H23]" office:value-type="float" office:value="8.65390193028664" calcext:value-type="float">
            <text:p>8.65390193028664</text:p>
          </table:table-cell>
          <table:table-cell table:style-name="ce4" table:formula="of:=[$Redistribution_central.I23]" office:value-type="float" office:value="9.16495549896561" calcext:value-type="float">
            <text:p>9.16495549896561</text:p>
          </table:table-cell>
          <table:table-cell table:style-name="ce4"/>
          <table:table-cell/>
          <table:table-cell table:style-name="ce4" table:formula="of:=[$redistribution_low.F23]" office:value-type="float" office:value="6.90396980627177" calcext:value-type="float">
            <text:p>6.90396980627177</text:p>
          </table:table-cell>
          <table:table-cell table:style-name="ce4" table:formula="of:=[$redistribution_low.G23]" office:value-type="float" office:value="12.4231640242204" calcext:value-type="float">
            <text:p>12.4231640242204</text:p>
          </table:table-cell>
          <table:table-cell table:style-name="ce4" table:formula="of:=[$redistribution_low.H23]" office:value-type="float" office:value="8.56112056970342" calcext:value-type="float">
            <text:p>8.56112056970342</text:p>
          </table:table-cell>
          <table:table-cell table:style-name="ce4" table:formula="of:=[$redistribution_low.I23]" office:value-type="float" office:value="9.23520737629629" calcext:value-type="float">
            <text:p>9.23520737629629</text:p>
          </table:table-cell>
          <table:table-cell table:number-columns-repeated="47"/>
        </table:table-row>
        <table:table-row table:style-name="ro6">
          <table:table-cell table:style-name="ce4" table:formula="of:=[.A26]+1" office:value-type="float" office:value="71" calcext:value-type="float">
            <text:p>71</text:p>
          </table:table-cell>
          <table:table-cell table:style-name="ce4" table:formula="of:=[$Redistribution_high.F24]" office:value-type="float" office:value="7.31451323376669" calcext:value-type="float">
            <text:p>7.31451323376669</text:p>
          </table:table-cell>
          <table:table-cell table:style-name="ce4" table:formula="of:=[$Redistribution_high.G24]" office:value-type="float" office:value="12.8012473558669" calcext:value-type="float">
            <text:p>12.8012473558669</text:p>
          </table:table-cell>
          <table:table-cell table:style-name="ce4" table:formula="of:=[$Redistribution_high.H24]" office:value-type="float" office:value="9.18947308026553" calcext:value-type="float">
            <text:p>9.18947308026553</text:p>
          </table:table-cell>
          <table:table-cell table:style-name="ce4" table:formula="of:=[$Redistribution_high.I24]" office:value-type="float" office:value="10.1472922460683" calcext:value-type="float">
            <text:p>10.1472922460683</text:p>
          </table:table-cell>
          <table:table-cell table:style-name="ce4"/>
          <table:table-cell/>
          <table:table-cell table:style-name="ce4" table:formula="of:=[$Redistribution_central.F24]" office:value-type="float" office:value="7.32049407493861" calcext:value-type="float">
            <text:p>7.32049407493861</text:p>
          </table:table-cell>
          <table:table-cell table:style-name="ce4" table:formula="of:=[$Redistribution_central.G24]" office:value-type="float" office:value="12.8148509411729" calcext:value-type="float">
            <text:p>12.8148509411729</text:p>
          </table:table-cell>
          <table:table-cell table:style-name="ce4" table:formula="of:=[$Redistribution_central.H24]" office:value-type="float" office:value="9.19449562801708" calcext:value-type="float">
            <text:p>9.19449562801708</text:p>
          </table:table-cell>
          <table:table-cell table:style-name="ce4" table:formula="of:=[$Redistribution_central.I24]" office:value-type="float" office:value="10.1648385470725" calcext:value-type="float">
            <text:p>10.1648385470725</text:p>
          </table:table-cell>
          <table:table-cell table:style-name="ce4"/>
          <table:table-cell/>
          <table:table-cell table:style-name="ce4" table:formula="of:=[$redistribution_low.F24]" office:value-type="float" office:value="7.31451323376669" calcext:value-type="float">
            <text:p>7.31451323376669</text:p>
          </table:table-cell>
          <table:table-cell table:style-name="ce4" table:formula="of:=[$redistribution_low.G24]" office:value-type="float" office:value="12.8012473558669" calcext:value-type="float">
            <text:p>12.8012473558669</text:p>
          </table:table-cell>
          <table:table-cell table:style-name="ce4" table:formula="of:=[$redistribution_low.H24]" office:value-type="float" office:value="9.18947308026553" calcext:value-type="float">
            <text:p>9.18947308026553</text:p>
          </table:table-cell>
          <table:table-cell table:style-name="ce4" table:formula="of:=[$redistribution_low.I24]" office:value-type="float" office:value="10.1472922460683" calcext:value-type="float">
            <text:p>10.1472922460683</text:p>
          </table:table-cell>
          <table:table-cell table:number-columns-repeated="47"/>
        </table:table-row>
        <table:table-row table:style-name="ro6">
          <table:table-cell table:style-name="ce4" table:formula="of:=[.A27]+1" office:value-type="float" office:value="72" calcext:value-type="float">
            <text:p>72</text:p>
          </table:table-cell>
          <table:table-cell table:style-name="ce4" table:formula="of:=[$Redistribution_high.F25]" office:value-type="float" office:value="7.11570928378882" calcext:value-type="float">
            <text:p>7.11570928378882</text:p>
          </table:table-cell>
          <table:table-cell table:style-name="ce4" table:formula="of:=[$Redistribution_high.G25]" office:value-type="float" office:value="12.3839283918059" calcext:value-type="float">
            <text:p>12.3839283918059</text:p>
          </table:table-cell>
          <table:table-cell table:style-name="ce4" table:formula="of:=[$Redistribution_high.H25]" office:value-type="float" office:value="8.80924144390495" calcext:value-type="float">
            <text:p>8.80924144390495</text:p>
          </table:table-cell>
          <table:table-cell table:style-name="ce4" table:formula="of:=[$Redistribution_high.I25]" office:value-type="float" office:value="9.35663966467296" calcext:value-type="float">
            <text:p>9.35663966467296</text:p>
          </table:table-cell>
          <table:table-cell table:style-name="ce4"/>
          <table:table-cell/>
          <table:table-cell table:style-name="ce4" table:formula="of:=[$Redistribution_central.F25]" office:value-type="float" office:value="7.02310988319046" calcext:value-type="float">
            <text:p>7.02310988319046</text:p>
          </table:table-cell>
          <table:table-cell table:style-name="ce4" table:formula="of:=[$Redistribution_central.G25]" office:value-type="float" office:value="12.4092751563356" calcext:value-type="float">
            <text:p>12.4092751563356</text:p>
          </table:table-cell>
          <table:table-cell table:style-name="ce4" table:formula="of:=[$Redistribution_central.H25]" office:value-type="float" office:value="8.68279960399367" calcext:value-type="float">
            <text:p>8.68279960399367</text:p>
          </table:table-cell>
          <table:table-cell table:style-name="ce4" table:formula="of:=[$Redistribution_central.I25]" office:value-type="float" office:value="9.41830677543092" calcext:value-type="float">
            <text:p>9.41830677543092</text:p>
          </table:table-cell>
          <table:table-cell table:style-name="ce4"/>
          <table:table-cell/>
          <table:table-cell table:style-name="ce4" table:formula="of:=[$redistribution_low.F25]" office:value-type="float" office:value="7.07723705917274" calcext:value-type="float">
            <text:p>7.07723705917274</text:p>
          </table:table-cell>
          <table:table-cell table:style-name="ce4" table:formula="of:=[$redistribution_low.G25]" office:value-type="float" office:value="12.3839283918059" calcext:value-type="float">
            <text:p>12.3839283918059</text:p>
          </table:table-cell>
          <table:table-cell table:style-name="ce4" table:formula="of:=[$redistribution_low.H25]" office:value-type="float" office:value="8.74434327746806" calcext:value-type="float">
            <text:p>8.74434327746806</text:p>
          </table:table-cell>
          <table:table-cell table:style-name="ce4" table:formula="of:=[$redistribution_low.I25]" office:value-type="float" office:value="9.38548637395314" calcext:value-type="float">
            <text:p>9.38548637395314</text:p>
          </table:table-cell>
          <table:table-cell table:number-columns-repeated="47"/>
        </table:table-row>
        <table:table-row table:style-name="ro6">
          <table:table-cell table:style-name="ce4" table:formula="of:=[.A28]+1" office:value-type="float" office:value="73" calcext:value-type="float">
            <text:p>73</text:p>
          </table:table-cell>
          <table:table-cell table:style-name="ce4" table:formula="of:=[$Redistribution_high.F26]" office:value-type="float" office:value="6.68029745355706" calcext:value-type="float">
            <text:p>6.68029745355706</text:p>
          </table:table-cell>
          <table:table-cell table:style-name="ce4" table:formula="of:=[$Redistribution_high.G26]" office:value-type="float" office:value="12.2454054047298" calcext:value-type="float">
            <text:p>12.2454054047298</text:p>
          </table:table-cell>
          <table:table-cell table:style-name="ce4" table:formula="of:=[$Redistribution_high.H26]" office:value-type="float" office:value="8.69331159667764" calcext:value-type="float">
            <text:p>8.69331159667764</text:p>
          </table:table-cell>
          <table:table-cell table:style-name="ce4" table:formula="of:=[$Redistribution_high.I26]" office:value-type="float" office:value="9.01142726153538" calcext:value-type="float">
            <text:p>9.01142726153538</text:p>
          </table:table-cell>
          <table:table-cell table:style-name="ce4"/>
          <table:table-cell/>
          <table:table-cell table:style-name="ce4" table:formula="of:=[$Redistribution_central.F26]" office:value-type="float" office:value="6.72658210911983" calcext:value-type="float">
            <text:p>6.72658210911983</text:p>
          </table:table-cell>
          <table:table-cell table:style-name="ce4" table:formula="of:=[$Redistribution_central.G26]" office:value-type="float" office:value="12.2454054047298" calcext:value-type="float">
            <text:p>12.2454054047298</text:p>
          </table:table-cell>
          <table:table-cell table:style-name="ce4" table:formula="of:=[$Redistribution_central.H26]" office:value-type="float" office:value="8.79443003657921" calcext:value-type="float">
            <text:p>8.79443003657921</text:p>
          </table:table-cell>
          <table:table-cell table:style-name="ce4" table:formula="of:=[$Redistribution_central.I26]" office:value-type="float" office:value="9.05299221820614" calcext:value-type="float">
            <text:p>9.05299221820614</text:p>
          </table:table-cell>
          <table:table-cell table:style-name="ce4"/>
          <table:table-cell/>
          <table:table-cell table:style-name="ce4" table:formula="of:=[$redistribution_low.F26]" office:value-type="float" office:value="6.73138447821439" calcext:value-type="float">
            <text:p>6.73138447821439</text:p>
          </table:table-cell>
          <table:table-cell table:style-name="ce4" table:formula="of:=[$redistribution_low.G26]" office:value-type="float" office:value="12.2454054047298" calcext:value-type="float">
            <text:p>12.2454054047298</text:p>
          </table:table-cell>
          <table:table-cell table:style-name="ce4" table:formula="of:=[$redistribution_low.H26]" office:value-type="float" office:value="8.75366567693156" calcext:value-type="float">
            <text:p>8.75366567693156</text:p>
          </table:table-cell>
          <table:table-cell table:style-name="ce4" table:formula="of:=[$redistribution_low.I26]" office:value-type="float" office:value="9.06806811814304" calcext:value-type="float">
            <text:p>9.06806811814304</text:p>
          </table:table-cell>
          <table:table-cell table:number-columns-repeated="47"/>
        </table:table-row>
        <table:table-row table:style-name="ro6">
          <table:table-cell table:style-name="ce4" table:formula="of:=[.A29]+1" office:value-type="float" office:value="74" calcext:value-type="float">
            <text:p>74</text:p>
          </table:table-cell>
          <table:table-cell table:style-name="ce4" table:formula="of:=[$Redistribution_high.F27]" office:value-type="float" office:value="6.74702887345946" calcext:value-type="float">
            <text:p>6.74702887345946</text:p>
          </table:table-cell>
          <table:table-cell table:style-name="ce4" table:formula="of:=[$Redistribution_high.G27]" office:value-type="float" office:value="11.5504772355692" calcext:value-type="float">
            <text:p>11.5504772355692</text:p>
          </table:table-cell>
          <table:table-cell table:style-name="ce4" table:formula="of:=[$Redistribution_high.H27]" office:value-type="float" office:value="8.54106203490532" calcext:value-type="float">
            <text:p>8.54106203490532</text:p>
          </table:table-cell>
          <table:table-cell table:style-name="ce4" table:formula="of:=[$Redistribution_high.I27]" office:value-type="float" office:value="9.08588427885067" calcext:value-type="float">
            <text:p>9.08588427885067</text:p>
          </table:table-cell>
          <table:table-cell table:style-name="ce4"/>
          <table:table-cell/>
          <table:table-cell table:style-name="ce4" table:formula="of:=[$Redistribution_central.F27]" office:value-type="float" office:value="6.7429554521133" calcext:value-type="float">
            <text:p>6.7429554521133</text:p>
          </table:table-cell>
          <table:table-cell table:style-name="ce4" table:formula="of:=[$Redistribution_central.G27]" office:value-type="float" office:value="11.5641529262126" calcext:value-type="float">
            <text:p>11.5641529262126</text:p>
          </table:table-cell>
          <table:table-cell table:style-name="ce4" table:formula="of:=[$Redistribution_central.H27]" office:value-type="float" office:value="8.53015002307671" calcext:value-type="float">
            <text:p>8.53015002307671</text:p>
          </table:table-cell>
          <table:table-cell table:style-name="ce4" table:formula="of:=[$Redistribution_central.I27]" office:value-type="float" office:value="9.10188746173259" calcext:value-type="float">
            <text:p>9.10188746173259</text:p>
          </table:table-cell>
          <table:table-cell table:style-name="ce4"/>
          <table:table-cell/>
          <table:table-cell table:style-name="ce4" table:formula="of:=[$redistribution_low.F27]" office:value-type="float" office:value="6.75183348433209" calcext:value-type="float">
            <text:p>6.75183348433209</text:p>
          </table:table-cell>
          <table:table-cell table:style-name="ce4" table:formula="of:=[$redistribution_low.G27]" office:value-type="float" office:value="11.5504772355692" calcext:value-type="float">
            <text:p>11.5504772355692</text:p>
          </table:table-cell>
          <table:table-cell table:style-name="ce4" table:formula="of:=[$redistribution_low.H27]" office:value-type="float" office:value="8.52590776901265" calcext:value-type="float">
            <text:p>8.52590776901265</text:p>
          </table:table-cell>
          <table:table-cell table:style-name="ce4" table:formula="of:=[$redistribution_low.I27]" office:value-type="float" office:value="9.08867575491455" calcext:value-type="float">
            <text:p>9.08867575491455</text:p>
          </table:table-cell>
          <table:table-cell table:number-columns-repeated="47"/>
        </table:table-row>
        <table:table-row table:style-name="ro6">
          <table:table-cell table:style-name="ce4" table:formula="of:=[.A30]+1" office:value-type="float" office:value="75" calcext:value-type="float">
            <text:p>75</text:p>
          </table:table-cell>
          <table:table-cell table:style-name="ce4" table:formula="of:=[$Redistribution_high.F28]" office:value-type="float" office:value="6.51660772001597" calcext:value-type="float">
            <text:p>6.51660772001597</text:p>
          </table:table-cell>
          <table:table-cell table:style-name="ce4" table:formula="of:=[$Redistribution_high.G28]" office:value-type="float" office:value="11.1409547544072" calcext:value-type="float">
            <text:p>11.1409547544072</text:p>
          </table:table-cell>
          <table:table-cell table:style-name="ce4" table:formula="of:=[$Redistribution_high.H28]" office:value-type="float" office:value="7.88566862236252" calcext:value-type="float">
            <text:p>7.88566862236252</text:p>
          </table:table-cell>
          <table:table-cell table:style-name="ce4" table:formula="of:=[$Redistribution_high.I28]" office:value-type="float" office:value="9.18553943589835" calcext:value-type="float">
            <text:p>9.18553943589835</text:p>
          </table:table-cell>
          <table:table-cell table:style-name="ce4"/>
          <table:table-cell/>
          <table:table-cell table:style-name="ce4" table:formula="of:=[$Redistribution_central.F28]" office:value-type="float" office:value="6.54423269560097" calcext:value-type="float">
            <text:p>6.54423269560097</text:p>
          </table:table-cell>
          <table:table-cell table:style-name="ce4" table:formula="of:=[$Redistribution_central.G28]" office:value-type="float" office:value="11.1499983607609" calcext:value-type="float">
            <text:p>11.1499983607609</text:p>
          </table:table-cell>
          <table:table-cell table:style-name="ce4" table:formula="of:=[$Redistribution_central.H28]" office:value-type="float" office:value="7.93824668932693" calcext:value-type="float">
            <text:p>7.93824668932693</text:p>
          </table:table-cell>
          <table:table-cell table:style-name="ce4" table:formula="of:=[$Redistribution_central.I28]" office:value-type="float" office:value="9.19279586232108" calcext:value-type="float">
            <text:p>9.19279586232108</text:p>
          </table:table-cell>
          <table:table-cell table:style-name="ce4"/>
          <table:table-cell/>
          <table:table-cell table:style-name="ce4" table:formula="of:=[$redistribution_low.F28]" office:value-type="float" office:value="6.5190642464283" calcext:value-type="float">
            <text:p>6.5190642464283</text:p>
          </table:table-cell>
          <table:table-cell table:style-name="ce4" table:formula="of:=[$redistribution_low.G28]" office:value-type="float" office:value="11.14918067232" calcext:value-type="float">
            <text:p>11.14918067232</text:p>
          </table:table-cell>
          <table:table-cell table:style-name="ce4" table:formula="of:=[$redistribution_low.H28]" office:value-type="float" office:value="7.8624515748654" calcext:value-type="float">
            <text:p>7.8624515748654</text:p>
          </table:table-cell>
          <table:table-cell table:style-name="ce4" table:formula="of:=[$redistribution_low.I28]" office:value-type="float" office:value="9.20215869704465" calcext:value-type="float">
            <text:p>9.20215869704465</text:p>
          </table:table-cell>
          <table:table-cell table:number-columns-repeated="47"/>
        </table:table-row>
        <table:table-row table:style-name="ro6">
          <table:table-cell table:style-name="ce4" table:formula="of:=[.A31]+1" office:value-type="float" office:value="76" calcext:value-type="float">
            <text:p>76</text:p>
          </table:table-cell>
          <table:table-cell table:style-name="ce4" table:formula="of:=[$Redistribution_high.F29]" office:value-type="float" office:value="7.03585057647409" calcext:value-type="float">
            <text:p>7.03585057647409</text:p>
          </table:table-cell>
          <table:table-cell table:style-name="ce4" table:formula="of:=[$Redistribution_high.G29]" office:value-type="float" office:value="11.7284522173271" calcext:value-type="float">
            <text:p>11.7284522173271</text:p>
          </table:table-cell>
          <table:table-cell table:style-name="ce4" table:formula="of:=[$Redistribution_high.H29]" office:value-type="float" office:value="8.48796103703781" calcext:value-type="float">
            <text:p>8.48796103703781</text:p>
          </table:table-cell>
          <table:table-cell table:style-name="ce4" table:formula="of:=[$Redistribution_high.I29]" office:value-type="float" office:value="9.19939411148435" calcext:value-type="float">
            <text:p>9.19939411148435</text:p>
          </table:table-cell>
          <table:table-cell table:style-name="ce4"/>
          <table:table-cell/>
          <table:table-cell table:style-name="ce4" table:formula="of:=[$Redistribution_central.F29]" office:value-type="float" office:value="7.02376176226562" calcext:value-type="float">
            <text:p>7.02376176226562</text:p>
          </table:table-cell>
          <table:table-cell table:style-name="ce4" table:formula="of:=[$Redistribution_central.G29]" office:value-type="float" office:value="11.7807417689226" calcext:value-type="float">
            <text:p>11.7807417689226</text:p>
          </table:table-cell>
          <table:table-cell table:style-name="ce4" table:formula="of:=[$Redistribution_central.H29]" office:value-type="float" office:value="8.53507669417561" calcext:value-type="float">
            <text:p>8.53507669417561</text:p>
          </table:table-cell>
          <table:table-cell table:style-name="ce4" table:formula="of:=[$Redistribution_central.I29]" office:value-type="float" office:value="9.21298394968855" calcext:value-type="float">
            <text:p>9.21298394968855</text:p>
          </table:table-cell>
          <table:table-cell table:style-name="ce4"/>
          <table:table-cell/>
          <table:table-cell table:style-name="ce4" table:formula="of:=[$redistribution_low.F29]" office:value-type="float" office:value="7.06237818619177" calcext:value-type="float">
            <text:p>7.06237818619177</text:p>
          </table:table-cell>
          <table:table-cell table:style-name="ce4" table:formula="of:=[$redistribution_low.G29]" office:value-type="float" office:value="11.8670578997839" calcext:value-type="float">
            <text:p>11.8670578997839</text:p>
          </table:table-cell>
          <table:table-cell table:style-name="ce4" table:formula="of:=[$redistribution_low.H29]" office:value-type="float" office:value="8.59983351201933" calcext:value-type="float">
            <text:p>8.59983351201933</text:p>
          </table:table-cell>
          <table:table-cell table:style-name="ce4" table:formula="of:=[$redistribution_low.I29]" office:value-type="float" office:value="9.38963599816795" calcext:value-type="float">
            <text:p>9.38963599816795</text:p>
          </table:table-cell>
          <table:table-cell table:number-columns-repeated="47"/>
        </table:table-row>
        <table:table-row table:style-name="ro6">
          <table:table-cell table:style-name="ce4" table:formula="of:=[.A32]+1" office:value-type="float" office:value="77" calcext:value-type="float">
            <text:p>77</text:p>
          </table:table-cell>
          <table:table-cell table:style-name="ce4" table:formula="of:=[$Redistribution_high.F30]" office:value-type="float" office:value="6.55448929164544" calcext:value-type="float">
            <text:p>6.55448929164544</text:p>
          </table:table-cell>
          <table:table-cell table:style-name="ce4" table:formula="of:=[$Redistribution_high.G30]" office:value-type="float" office:value="11.411122072668" calcext:value-type="float">
            <text:p>11.411122072668</text:p>
          </table:table-cell>
          <table:table-cell table:style-name="ce4" table:formula="of:=[$Redistribution_high.H30]" office:value-type="float" office:value="8.17892627454127" calcext:value-type="float">
            <text:p>8.17892627454127</text:p>
          </table:table-cell>
          <table:table-cell table:style-name="ce4" table:formula="of:=[$Redistribution_high.I30]" office:value-type="float" office:value="8.61522013170981" calcext:value-type="float">
            <text:p>8.61522013170981</text:p>
          </table:table-cell>
          <table:table-cell table:style-name="ce4"/>
          <table:table-cell/>
          <table:table-cell table:style-name="ce4" table:formula="of:=[$Redistribution_central.F30]" office:value-type="float" office:value="6.55946432729575" calcext:value-type="float">
            <text:p>6.55946432729575</text:p>
          </table:table-cell>
          <table:table-cell table:style-name="ce4" table:formula="of:=[$Redistribution_central.G30]" office:value-type="float" office:value="11.5147264904318" calcext:value-type="float">
            <text:p>11.5147264904318</text:p>
          </table:table-cell>
          <table:table-cell table:style-name="ce4" table:formula="of:=[$Redistribution_central.H30]" office:value-type="float" office:value="8.16836008575675" calcext:value-type="float">
            <text:p>8.16836008575675</text:p>
          </table:table-cell>
          <table:table-cell table:style-name="ce4" table:formula="of:=[$Redistribution_central.I30]" office:value-type="float" office:value="8.6542237210869" calcext:value-type="float">
            <text:p>8.6542237210869</text:p>
          </table:table-cell>
          <table:table-cell table:style-name="ce4"/>
          <table:table-cell/>
          <table:table-cell table:style-name="ce4" table:formula="of:=[$redistribution_low.F30]" office:value-type="float" office:value="6.63014381393503" calcext:value-type="float">
            <text:p>6.63014381393503</text:p>
          </table:table-cell>
          <table:table-cell table:style-name="ce4" table:formula="of:=[$redistribution_low.G30]" office:value-type="float" office:value="11.5711395651132" calcext:value-type="float">
            <text:p>11.5711395651132</text:p>
          </table:table-cell>
          <table:table-cell table:style-name="ce4" table:formula="of:=[$redistribution_low.H30]" office:value-type="float" office:value="8.17365996270653" calcext:value-type="float">
            <text:p>8.17365996270653</text:p>
          </table:table-cell>
          <table:table-cell table:style-name="ce4" table:formula="of:=[$redistribution_low.I30]" office:value-type="float" office:value="8.70164608059397" calcext:value-type="float">
            <text:p>8.70164608059397</text:p>
          </table:table-cell>
          <table:table-cell table:number-columns-repeated="47"/>
        </table:table-row>
        <table:table-row table:style-name="ro6">
          <table:table-cell table:style-name="ce4" table:formula="of:=[.A33]+1" office:value-type="float" office:value="78" calcext:value-type="float">
            <text:p>78</text:p>
          </table:table-cell>
          <table:table-cell table:style-name="ce4" table:formula="of:=[$Redistribution_high.F31]" office:value-type="float" office:value="7.06819508137498" calcext:value-type="float">
            <text:p>7.06819508137498</text:p>
          </table:table-cell>
          <table:table-cell table:style-name="ce4" table:formula="of:=[$Redistribution_high.G31]" office:value-type="float" office:value="11.5354107436043" calcext:value-type="float">
            <text:p>11.5354107436043</text:p>
          </table:table-cell>
          <table:table-cell table:style-name="ce4" table:formula="of:=[$Redistribution_high.H31]" office:value-type="float" office:value="8.71776389703812" calcext:value-type="float">
            <text:p>8.71776389703812</text:p>
          </table:table-cell>
          <table:table-cell table:style-name="ce4" table:formula="of:=[$Redistribution_high.I31]" office:value-type="float" office:value="8.99681804515365" calcext:value-type="float">
            <text:p>8.99681804515365</text:p>
          </table:table-cell>
          <table:table-cell table:style-name="ce4"/>
          <table:table-cell/>
          <table:table-cell table:style-name="ce4" table:formula="of:=[$Redistribution_central.F31]" office:value-type="float" office:value="7.01486343966298" calcext:value-type="float">
            <text:p>7.01486343966298</text:p>
          </table:table-cell>
          <table:table-cell table:style-name="ce4" table:formula="of:=[$Redistribution_central.G31]" office:value-type="float" office:value="11.4819711288981" calcext:value-type="float">
            <text:p>11.4819711288981</text:p>
          </table:table-cell>
          <table:table-cell table:style-name="ce4" table:formula="of:=[$Redistribution_central.H31]" office:value-type="float" office:value="8.68006547605453" calcext:value-type="float">
            <text:p>8.68006547605453</text:p>
          </table:table-cell>
          <table:table-cell table:style-name="ce4" table:formula="of:=[$Redistribution_central.I31]" office:value-type="float" office:value="8.99875338639566" calcext:value-type="float">
            <text:p>8.99875338639566</text:p>
          </table:table-cell>
          <table:table-cell table:style-name="ce4"/>
          <table:table-cell/>
          <table:table-cell table:style-name="ce4" table:formula="of:=[$redistribution_low.F31]" office:value-type="float" office:value="7.00005031731027" calcext:value-type="float">
            <text:p>7.00005031731027</text:p>
          </table:table-cell>
          <table:table-cell table:style-name="ce4" table:formula="of:=[$redistribution_low.G31]" office:value-type="float" office:value="11.4792545649583" calcext:value-type="float">
            <text:p>11.4792545649583</text:p>
          </table:table-cell>
          <table:table-cell table:style-name="ce4" table:formula="of:=[$redistribution_low.H31]" office:value-type="float" office:value="8.64125447549074" calcext:value-type="float">
            <text:p>8.64125447549074</text:p>
          </table:table-cell>
          <table:table-cell table:style-name="ce4" table:formula="of:=[$redistribution_low.I31]" office:value-type="float" office:value="8.98803440450033" calcext:value-type="float">
            <text:p>8.98803440450033</text:p>
          </table:table-cell>
          <table:table-cell table:number-columns-repeated="47"/>
        </table:table-row>
        <table:table-row table:style-name="ro6">
          <table:table-cell table:style-name="ce4" table:formula="of:=[.A34]+1" office:value-type="float" office:value="79" calcext:value-type="float">
            <text:p>79</text:p>
          </table:table-cell>
          <table:table-cell table:style-name="ce4" table:formula="of:=[$Redistribution_high.F32]" office:value-type="float" office:value="6.71339231848248" calcext:value-type="float">
            <text:p>6.71339231848248</text:p>
          </table:table-cell>
          <table:table-cell table:style-name="ce4" table:formula="of:=[$Redistribution_high.G32]" office:value-type="float" office:value="11.429432957354" calcext:value-type="float">
            <text:p>11.429432957354</text:p>
          </table:table-cell>
          <table:table-cell table:style-name="ce4" table:formula="of:=[$Redistribution_high.H32]" office:value-type="float" office:value="8.23298977771342" calcext:value-type="float">
            <text:p>8.23298977771342</text:p>
          </table:table-cell>
          <table:table-cell table:style-name="ce4" table:formula="of:=[$Redistribution_high.I32]" office:value-type="float" office:value="9.34468736904904" calcext:value-type="float">
            <text:p>9.34468736904904</text:p>
          </table:table-cell>
          <table:table-cell table:style-name="ce4"/>
          <table:table-cell/>
          <table:table-cell table:style-name="ce4" table:formula="of:=[$Redistribution_central.F32]" office:value-type="float" office:value="6.91587120094271" calcext:value-type="float">
            <text:p>6.91587120094271</text:p>
          </table:table-cell>
          <table:table-cell table:style-name="ce4" table:formula="of:=[$Redistribution_central.G32]" office:value-type="float" office:value="11.6724114107357" calcext:value-type="float">
            <text:p>11.6724114107357</text:p>
          </table:table-cell>
          <table:table-cell table:style-name="ce4" table:formula="of:=[$Redistribution_central.H32]" office:value-type="float" office:value="8.42879489690791" calcext:value-type="float">
            <text:p>8.42879489690791</text:p>
          </table:table-cell>
          <table:table-cell table:style-name="ce4" table:formula="of:=[$Redistribution_central.I32]" office:value-type="float" office:value="9.42711770584481" calcext:value-type="float">
            <text:p>9.42711770584481</text:p>
          </table:table-cell>
          <table:table-cell table:style-name="ce4"/>
          <table:table-cell/>
          <table:table-cell table:style-name="ce4" table:formula="of:=[$redistribution_low.F32]" office:value-type="float" office:value="6.85345331397991" calcext:value-type="float">
            <text:p>6.85345331397991</text:p>
          </table:table-cell>
          <table:table-cell table:style-name="ce4" table:formula="of:=[$redistribution_low.G32]" office:value-type="float" office:value="11.5721838763934" calcext:value-type="float">
            <text:p>11.5721838763934</text:p>
          </table:table-cell>
          <table:table-cell table:style-name="ce4" table:formula="of:=[$redistribution_low.H32]" office:value-type="float" office:value="8.35043700254269" calcext:value-type="float">
            <text:p>8.35043700254269</text:p>
          </table:table-cell>
          <table:table-cell table:style-name="ce4" table:formula="of:=[$redistribution_low.I32]" office:value-type="float" office:value="9.44622970891569" calcext:value-type="float">
            <text:p>9.44622970891569</text:p>
          </table:table-cell>
          <table:table-cell table:number-columns-repeated="47"/>
        </table:table-row>
        <table:table-row table:style-name="ro6">
          <table:table-cell table:style-name="ce4" table:formula="of:=[.A35]+1" office:value-type="float" office:value="80" calcext:value-type="float">
            <text:p>80</text:p>
          </table:table-cell>
          <table:table-cell table:style-name="ce4" table:formula="of:=[$Redistribution_high.F33]" office:value-type="float" office:value="6.96994735291086" calcext:value-type="float">
            <text:p>6.96994735291086</text:p>
          </table:table-cell>
          <table:table-cell table:style-name="ce4" table:formula="of:=[$Redistribution_high.G33]" office:value-type="float" office:value="11.5189513535117" calcext:value-type="float">
            <text:p>11.5189513535117</text:p>
          </table:table-cell>
          <table:table-cell table:style-name="ce4" table:formula="of:=[$Redistribution_high.H33]" office:value-type="float" office:value="8.59253492212606" calcext:value-type="float">
            <text:p>8.59253492212606</text:p>
          </table:table-cell>
          <table:table-cell table:style-name="ce4" table:formula="of:=[$Redistribution_high.I33]" office:value-type="float" office:value="9.13369539843171" calcext:value-type="float">
            <text:p>9.13369539843171</text:p>
          </table:table-cell>
          <table:table-cell table:style-name="ce4"/>
          <table:table-cell/>
          <table:table-cell table:style-name="ce4" table:formula="of:=[$Redistribution_central.F33]" office:value-type="float" office:value="6.86538557107758" calcext:value-type="float">
            <text:p>6.86538557107758</text:p>
          </table:table-cell>
          <table:table-cell table:style-name="ce4" table:formula="of:=[$Redistribution_central.G33]" office:value-type="float" office:value="11.5230848351533" calcext:value-type="float">
            <text:p>11.5230848351533</text:p>
          </table:table-cell>
          <table:table-cell table:style-name="ce4" table:formula="of:=[$Redistribution_central.H33]" office:value-type="float" office:value="8.59424403988126" calcext:value-type="float">
            <text:p>8.59424403988126</text:p>
          </table:table-cell>
          <table:table-cell table:style-name="ce4" table:formula="of:=[$Redistribution_central.I33]" office:value-type="float" office:value="9.13450927983142" calcext:value-type="float">
            <text:p>9.13450927983142</text:p>
          </table:table-cell>
          <table:table-cell table:style-name="ce4"/>
          <table:table-cell/>
          <table:table-cell table:style-name="ce4" table:formula="of:=[$redistribution_low.F33]" office:value-type="float" office:value="6.82868274337013" calcext:value-type="float">
            <text:p>6.82868274337013</text:p>
          </table:table-cell>
          <table:table-cell table:style-name="ce4" table:formula="of:=[$redistribution_low.G33]" office:value-type="float" office:value="11.6848108897419" calcext:value-type="float">
            <text:p>11.6848108897419</text:p>
          </table:table-cell>
          <table:table-cell table:style-name="ce4" table:formula="of:=[$redistribution_low.H33]" office:value-type="float" office:value="8.53018135533187" calcext:value-type="float">
            <text:p>8.53018135533187</text:p>
          </table:table-cell>
          <table:table-cell table:style-name="ce4" table:formula="of:=[$redistribution_low.I33]" office:value-type="float" office:value="9.16469641810117" calcext:value-type="float">
            <text:p>9.16469641810117</text:p>
          </table:table-cell>
          <table:table-cell table:number-columns-repeated="47"/>
        </table:table-row>
        <table:table-row table:style-name="ro7">
          <table:table-cell table:style-name="ce4" table:formula="of:=[.A36]+1" office:value-type="float" office:value="81" calcext:value-type="float">
            <text:p>81</text:p>
          </table:table-cell>
          <table:table-cell table:style-name="ce4" table:formula="of:=[$Redistribution_high.F34]" office:value-type="float" office:value="6.47152506359326" calcext:value-type="float">
            <text:p>6.47152506359326</text:p>
          </table:table-cell>
          <table:table-cell table:style-name="ce4" table:formula="of:=[$Redistribution_high.G34]" office:value-type="float" office:value="11.7394435239937" calcext:value-type="float">
            <text:p>11.7394435239937</text:p>
          </table:table-cell>
          <table:table-cell table:style-name="ce4" table:formula="of:=[$Redistribution_high.H34]" office:value-type="float" office:value="8.27572365249829" calcext:value-type="float">
            <text:p>8.27572365249829</text:p>
          </table:table-cell>
          <table:table-cell table:style-name="ce4" table:formula="of:=[$Redistribution_high.I34]" office:value-type="float" office:value="8.66007265165939" calcext:value-type="float">
            <text:p>8.66007265165939</text:p>
          </table:table-cell>
          <table:table-cell table:style-name="ce4"/>
          <table:table-cell/>
          <table:table-cell table:style-name="ce4" table:formula="of:=[$Redistribution_central.F34]" office:value-type="float" office:value="6.53142707362493" calcext:value-type="float">
            <text:p>6.53142707362493</text:p>
          </table:table-cell>
          <table:table-cell table:style-name="ce4" table:formula="of:=[$Redistribution_central.G34]" office:value-type="float" office:value="11.7639251986324" calcext:value-type="float">
            <text:p>11.7639251986324</text:p>
          </table:table-cell>
          <table:table-cell table:style-name="ce4" table:formula="of:=[$Redistribution_central.H34]" office:value-type="float" office:value="8.40201968066956" calcext:value-type="float">
            <text:p>8.40201968066956</text:p>
          </table:table-cell>
          <table:table-cell table:style-name="ce4" table:formula="of:=[$Redistribution_central.I34]" office:value-type="float" office:value="8.70779483070884" calcext:value-type="float">
            <text:p>8.70779483070884</text:p>
          </table:table-cell>
          <table:table-cell table:style-name="ce4"/>
          <table:table-cell/>
          <table:table-cell table:style-name="ce4" table:formula="of:=[$redistribution_low.F34]" office:value-type="float" office:value="6.54916183792422" calcext:value-type="float">
            <text:p>6.54916183792422</text:p>
          </table:table-cell>
          <table:table-cell table:style-name="ce4" table:formula="of:=[$redistribution_low.G34]" office:value-type="float" office:value="11.8623257406237" calcext:value-type="float">
            <text:p>11.8623257406237</text:p>
          </table:table-cell>
          <table:table-cell table:style-name="ce4" table:formula="of:=[$redistribution_low.H34]" office:value-type="float" office:value="8.43130328064171" calcext:value-type="float">
            <text:p>8.43130328064171</text:p>
          </table:table-cell>
          <table:table-cell table:style-name="ce4" table:formula="of:=[$redistribution_low.I34]" office:value-type="float" office:value="8.87888051053756" calcext:value-type="float">
            <text:p>8.87888051053756</text:p>
          </table:table-cell>
          <table:table-cell table:number-columns-repeated="47"/>
        </table:table-row>
        <table:table-row table:style-name="ro7">
          <table:table-cell table:style-name="ce4" table:formula="of:=[.A37]+1" office:value-type="float" office:value="82" calcext:value-type="float">
            <text:p>82</text:p>
          </table:table-cell>
          <table:table-cell table:style-name="ce4" table:formula="of:=[$Redistribution_high.F35]" office:value-type="float" office:value="6.77417378090822" calcext:value-type="float">
            <text:p>6.77417378090822</text:p>
          </table:table-cell>
          <table:table-cell table:style-name="ce4" table:formula="of:=[$Redistribution_high.G35]" office:value-type="float" office:value="11.8028223578839" calcext:value-type="float">
            <text:p>11.8028223578839</text:p>
          </table:table-cell>
          <table:table-cell table:style-name="ce4" table:formula="of:=[$Redistribution_high.H35]" office:value-type="float" office:value="8.46006743644469" calcext:value-type="float">
            <text:p>8.46006743644469</text:p>
          </table:table-cell>
          <table:table-cell table:style-name="ce4" table:formula="of:=[$Redistribution_high.I35]" office:value-type="float" office:value="9.177277517638" calcext:value-type="float">
            <text:p>9.177277517638</text:p>
          </table:table-cell>
          <table:table-cell table:style-name="ce4"/>
          <table:table-cell/>
          <table:table-cell table:style-name="ce4" table:formula="of:=[$Redistribution_central.F35]" office:value-type="float" office:value="6.89741978617338" calcext:value-type="float">
            <text:p>6.89741978617338</text:p>
          </table:table-cell>
          <table:table-cell table:style-name="ce4" table:formula="of:=[$Redistribution_central.G35]" office:value-type="float" office:value="11.7405290128413" calcext:value-type="float">
            <text:p>11.7405290128413</text:p>
          </table:table-cell>
          <table:table-cell table:style-name="ce4" table:formula="of:=[$Redistribution_central.H35]" office:value-type="float" office:value="8.62591540278251" calcext:value-type="float">
            <text:p>8.62591540278251</text:p>
          </table:table-cell>
          <table:table-cell table:style-name="ce4" table:formula="of:=[$Redistribution_central.I35]" office:value-type="float" office:value="9.4802417226422" calcext:value-type="float">
            <text:p>9.4802417226422</text:p>
          </table:table-cell>
          <table:table-cell table:style-name="ce4"/>
          <table:table-cell/>
          <table:table-cell table:style-name="ce4" table:formula="of:=[$redistribution_low.F35]" office:value-type="float" office:value="6.96364042209082" calcext:value-type="float">
            <text:p>6.96364042209082</text:p>
          </table:table-cell>
          <table:table-cell table:style-name="ce4" table:formula="of:=[$redistribution_low.G35]" office:value-type="float" office:value="11.4811610340182" calcext:value-type="float">
            <text:p>11.4811610340182</text:p>
          </table:table-cell>
          <table:table-cell table:style-name="ce4" table:formula="of:=[$redistribution_low.H35]" office:value-type="float" office:value="8.29395235802205" calcext:value-type="float">
            <text:p>8.29395235802205</text:p>
          </table:table-cell>
          <table:table-cell table:style-name="ce4" table:formula="of:=[$redistribution_low.I35]" office:value-type="float" office:value="9.33957535059937" calcext:value-type="float">
            <text:p>9.33957535059937</text:p>
          </table:table-cell>
          <table:table-cell table:number-columns-repeated="47"/>
        </table:table-row>
        <table:table-row table:style-name="ro6">
          <table:table-cell table:style-name="ce4" table:formula="of:=[.A38]+1" office:value-type="float" office:value="83" calcext:value-type="float">
            <text:p>83</text:p>
          </table:table-cell>
          <table:table-cell table:style-name="ce4" table:formula="of:=[$Redistribution_high.F36]" office:value-type="float" office:value="6.83889705747905" calcext:value-type="float">
            <text:p>6.83889705747905</text:p>
          </table:table-cell>
          <table:table-cell table:style-name="ce4" table:formula="of:=[$Redistribution_high.G36]" office:value-type="float" office:value="11.9636956840566" calcext:value-type="float">
            <text:p>11.9636956840566</text:p>
          </table:table-cell>
          <table:table-cell table:style-name="ce4" table:formula="of:=[$Redistribution_high.H36]" office:value-type="float" office:value="8.61046521487574" calcext:value-type="float">
            <text:p>8.61046521487574</text:p>
          </table:table-cell>
          <table:table-cell table:style-name="ce4" table:formula="of:=[$Redistribution_high.I36]" office:value-type="float" office:value="9.37404620582839" calcext:value-type="float">
            <text:p>9.37404620582839</text:p>
          </table:table-cell>
          <table:table-cell table:style-name="ce4"/>
          <table:table-cell/>
          <table:table-cell table:style-name="ce4" table:formula="of:=[$Redistribution_central.F36]" office:value-type="float" office:value="6.80710707119734" calcext:value-type="float">
            <text:p>6.80710707119734</text:p>
          </table:table-cell>
          <table:table-cell table:style-name="ce4" table:formula="of:=[$Redistribution_central.G36]" office:value-type="float" office:value="11.5908803402734" calcext:value-type="float">
            <text:p>11.5908803402734</text:p>
          </table:table-cell>
          <table:table-cell table:style-name="ce4" table:formula="of:=[$Redistribution_central.H36]" office:value-type="float" office:value="8.40007875986675" calcext:value-type="float">
            <text:p>8.40007875986675</text:p>
          </table:table-cell>
          <table:table-cell table:style-name="ce4" table:formula="of:=[$Redistribution_central.I36]" office:value-type="float" office:value="9.54885495078809" calcext:value-type="float">
            <text:p>9.54885495078809</text:p>
          </table:table-cell>
          <table:table-cell table:style-name="ce4"/>
          <table:table-cell/>
          <table:table-cell table:style-name="ce4" table:formula="of:=[$redistribution_low.F36]" office:value-type="float" office:value="6.97999501907891" calcext:value-type="float">
            <text:p>6.97999501907891</text:p>
          </table:table-cell>
          <table:table-cell table:style-name="ce4" table:formula="of:=[$redistribution_low.G36]" office:value-type="float" office:value="11.4501415017891" calcext:value-type="float">
            <text:p>11.4501415017891</text:p>
          </table:table-cell>
          <table:table-cell table:style-name="ce4" table:formula="of:=[$redistribution_low.H36]" office:value-type="float" office:value="8.47764643984473" calcext:value-type="float">
            <text:p>8.47764643984473</text:p>
          </table:table-cell>
          <table:table-cell table:style-name="ce4" table:formula="of:=[$redistribution_low.I36]" office:value-type="float" office:value="9.26187346537678" calcext:value-type="float">
            <text:p>9.26187346537678</text:p>
          </table:table-cell>
          <table:table-cell table:number-columns-repeated="47"/>
        </table:table-row>
        <table:table-row table:style-name="ro6">
          <table:table-cell table:style-name="ce4" table:formula="of:=[.A39]+1" office:value-type="float" office:value="84" calcext:value-type="float">
            <text:p>84</text:p>
          </table:table-cell>
          <table:table-cell table:style-name="ce4" table:formula="of:=[$Redistribution_high.F37]" office:value-type="float" office:value="6.78623594675281" calcext:value-type="float">
            <text:p>6.78623594675281</text:p>
          </table:table-cell>
          <table:table-cell table:style-name="ce4" table:formula="of:=[$Redistribution_high.G37]" office:value-type="float" office:value="11.4390665661958" calcext:value-type="float">
            <text:p>11.4390665661958</text:p>
          </table:table-cell>
          <table:table-cell table:style-name="ce4" table:formula="of:=[$Redistribution_high.H37]" office:value-type="float" office:value="8.37747052375028" calcext:value-type="float">
            <text:p>8.37747052375028</text:p>
          </table:table-cell>
          <table:table-cell table:style-name="ce4" table:formula="of:=[$Redistribution_high.I37]" office:value-type="float" office:value="8.98001739821103" calcext:value-type="float">
            <text:p>8.98001739821103</text:p>
          </table:table-cell>
          <table:table-cell table:style-name="ce4"/>
          <table:table-cell/>
          <table:table-cell table:style-name="ce4" table:formula="of:=[$Redistribution_central.F37]" office:value-type="float" office:value="6.97091335803277" calcext:value-type="float">
            <text:p>6.97091335803277</text:p>
          </table:table-cell>
          <table:table-cell table:style-name="ce4" table:formula="of:=[$Redistribution_central.G37]" office:value-type="float" office:value="11.3860869539531" calcext:value-type="float">
            <text:p>11.3860869539531</text:p>
          </table:table-cell>
          <table:table-cell table:style-name="ce4" table:formula="of:=[$Redistribution_central.H37]" office:value-type="float" office:value="8.67642658049523" calcext:value-type="float">
            <text:p>8.67642658049523</text:p>
          </table:table-cell>
          <table:table-cell table:style-name="ce4" table:formula="of:=[$Redistribution_central.I37]" office:value-type="float" office:value="9.18036378453857" calcext:value-type="float">
            <text:p>9.18036378453857</text:p>
          </table:table-cell>
          <table:table-cell table:style-name="ce4"/>
          <table:table-cell/>
          <table:table-cell table:style-name="ce4" table:formula="of:=[$redistribution_low.F37]" office:value-type="float" office:value="6.87439341197659" calcext:value-type="float">
            <text:p>6.87439341197659</text:p>
          </table:table-cell>
          <table:table-cell table:style-name="ce4" table:formula="of:=[$redistribution_low.G37]" office:value-type="float" office:value="11.4388358943301" calcext:value-type="float">
            <text:p>11.4388358943301</text:p>
          </table:table-cell>
          <table:table-cell table:style-name="ce4" table:formula="of:=[$redistribution_low.H37]" office:value-type="float" office:value="8.36357880134051" calcext:value-type="float">
            <text:p>8.36357880134051</text:p>
          </table:table-cell>
          <table:table-cell table:style-name="ce4" table:formula="of:=[$redistribution_low.I37]" office:value-type="float" office:value="8.92666302166943" calcext:value-type="float">
            <text:p>8.92666302166943</text:p>
          </table:table-cell>
          <table:table-cell table:number-columns-repeated="47"/>
        </table:table-row>
        <table:table-row table:style-name="ro6">
          <table:table-cell table:style-name="ce4" table:formula="of:=[.A40]+1" office:value-type="float" office:value="85" calcext:value-type="float">
            <text:p>85</text:p>
          </table:table-cell>
          <table:table-cell table:style-name="ce4" table:formula="of:=[$Redistribution_high.F38]" office:value-type="float" office:value="6.76408719681087" calcext:value-type="float">
            <text:p>6.76408719681087</text:p>
          </table:table-cell>
          <table:table-cell table:style-name="ce4" table:formula="of:=[$Redistribution_high.G38]" office:value-type="float" office:value="12.2278400511042" calcext:value-type="float">
            <text:p>12.2278400511042</text:p>
          </table:table-cell>
          <table:table-cell table:style-name="ce4" table:formula="of:=[$Redistribution_high.H38]" office:value-type="float" office:value="8.69351444940909" calcext:value-type="float">
            <text:p>8.69351444940909</text:p>
          </table:table-cell>
          <table:table-cell table:style-name="ce4" table:formula="of:=[$Redistribution_high.I38]" office:value-type="float" office:value="8.7405728604846" calcext:value-type="float">
            <text:p>8.7405728604846</text:p>
          </table:table-cell>
          <table:table-cell table:style-name="ce4"/>
          <table:table-cell/>
          <table:table-cell table:style-name="ce4" table:formula="of:=[$Redistribution_central.F38]" office:value-type="float" office:value="6.6010397615276" calcext:value-type="float">
            <text:p>6.6010397615276</text:p>
          </table:table-cell>
          <table:table-cell table:style-name="ce4" table:formula="of:=[$Redistribution_central.G38]" office:value-type="float" office:value="11.2822265023242" calcext:value-type="float">
            <text:p>11.2822265023242</text:p>
          </table:table-cell>
          <table:table-cell table:style-name="ce4" table:formula="of:=[$Redistribution_central.H38]" office:value-type="float" office:value="8.46487403366122" calcext:value-type="float">
            <text:p>8.46487403366122</text:p>
          </table:table-cell>
          <table:table-cell table:style-name="ce4" table:formula="of:=[$Redistribution_central.I38]" office:value-type="float" office:value="8.65279898605665" calcext:value-type="float">
            <text:p>8.65279898605665</text:p>
          </table:table-cell>
          <table:table-cell table:style-name="ce4"/>
          <table:table-cell/>
          <table:table-cell table:style-name="ce4" table:formula="of:=[$redistribution_low.F38]" office:value-type="float" office:value="6.2279449067464" calcext:value-type="float">
            <text:p>6.2279449067464</text:p>
          </table:table-cell>
          <table:table-cell table:style-name="ce4" table:formula="of:=[$redistribution_low.G38]" office:value-type="float" office:value="11.3344377620109" calcext:value-type="float">
            <text:p>11.3344377620109</text:p>
          </table:table-cell>
          <table:table-cell table:style-name="ce4" table:formula="of:=[$redistribution_low.H38]" office:value-type="float" office:value="7.96762680979744" calcext:value-type="float">
            <text:p>7.96762680979744</text:p>
          </table:table-cell>
          <table:table-cell table:style-name="ce4" table:formula="of:=[$redistribution_low.I38]" office:value-type="float" office:value="8.66066530146473" calcext:value-type="float">
            <text:p>8.66066530146473</text:p>
          </table:table-cell>
          <table:table-cell table:number-columns-repeated="47"/>
        </table:table-row>
        <table:table-row table:style-name="ro6">
          <table:table-cell table:style-name="ce4" table:formula="of:=[.A41]+1" office:value-type="float" office:value="86" calcext:value-type="float">
            <text:p>86</text:p>
          </table:table-cell>
          <table:table-cell table:style-name="ce4" table:formula="of:=[$Redistribution_high.F39]" office:value-type="float" office:value="6.94182620945313" calcext:value-type="float">
            <text:p>6.94182620945313</text:p>
          </table:table-cell>
          <table:table-cell table:style-name="ce4" table:formula="of:=[$Redistribution_high.G39]" office:value-type="float" office:value="11.7093575881028" calcext:value-type="float">
            <text:p>11.7093575881028</text:p>
          </table:table-cell>
          <table:table-cell table:style-name="ce4" table:formula="of:=[$Redistribution_high.H39]" office:value-type="float" office:value="8.60223057689974" calcext:value-type="float">
            <text:p>8.60223057689974</text:p>
          </table:table-cell>
          <table:table-cell table:style-name="ce4" table:formula="of:=[$Redistribution_high.I39]" office:value-type="float" office:value="9.21466628445553" calcext:value-type="float">
            <text:p>9.21466628445553</text:p>
          </table:table-cell>
          <table:table-cell table:style-name="ce4"/>
          <table:table-cell/>
          <table:table-cell table:style-name="ce4" table:formula="of:=[$Redistribution_central.F39]" office:value-type="float" office:value="6.71592286404543" calcext:value-type="float">
            <text:p>6.71592286404543</text:p>
          </table:table-cell>
          <table:table-cell table:style-name="ce4" table:formula="of:=[$Redistribution_central.G39]" office:value-type="float" office:value="11.3220025850358" calcext:value-type="float">
            <text:p>11.3220025850358</text:p>
          </table:table-cell>
          <table:table-cell table:style-name="ce4" table:formula="of:=[$Redistribution_central.H39]" office:value-type="float" office:value="8.44946520588767" calcext:value-type="float">
            <text:p>8.44946520588767</text:p>
          </table:table-cell>
          <table:table-cell table:style-name="ce4" table:formula="of:=[$Redistribution_central.I39]" office:value-type="float" office:value="8.63465305324456" calcext:value-type="float">
            <text:p>8.63465305324456</text:p>
          </table:table-cell>
          <table:table-cell table:style-name="ce4"/>
          <table:table-cell/>
          <table:table-cell table:style-name="ce4" table:formula="of:=[$redistribution_low.F39]" office:value-type="float" office:value="6.71440064191613" calcext:value-type="float">
            <text:p>6.71440064191613</text:p>
          </table:table-cell>
          <table:table-cell table:style-name="ce4" table:formula="of:=[$redistribution_low.G39]" office:value-type="float" office:value="11.4790681094192" calcext:value-type="float">
            <text:p>11.4790681094192</text:p>
          </table:table-cell>
          <table:table-cell table:style-name="ce4" table:formula="of:=[$redistribution_low.H39]" office:value-type="float" office:value="8.07687877472583" calcext:value-type="float">
            <text:p>8.07687877472583</text:p>
          </table:table-cell>
          <table:table-cell table:style-name="ce4" table:formula="of:=[$redistribution_low.I39]" office:value-type="float" office:value="9.06902551503946" calcext:value-type="float">
            <text:p>9.06902551503946</text:p>
          </table:table-cell>
          <table:table-cell table:number-columns-repeated="47"/>
        </table:table-row>
        <table:table-row table:style-name="ro7">
          <table:table-cell table:style-name="ce4" table:formula="of:=[.A42]+1" office:value-type="float" office:value="87" calcext:value-type="float">
            <text:p>87</text:p>
          </table:table-cell>
          <table:table-cell table:style-name="ce4" table:formula="of:=[$Redistribution_high.F40]" office:value-type="float" office:value="6.96467611628713" calcext:value-type="float">
            <text:p>6.96467611628713</text:p>
          </table:table-cell>
          <table:table-cell table:style-name="ce4" table:formula="of:=[$Redistribution_high.G40]" office:value-type="float" office:value="11.2025489308693" calcext:value-type="float">
            <text:p>11.2025489308693</text:p>
          </table:table-cell>
          <table:table-cell table:style-name="ce4" table:formula="of:=[$Redistribution_high.H40]" office:value-type="float" office:value="8.58404725282893" calcext:value-type="float">
            <text:p>8.58404725282893</text:p>
          </table:table-cell>
          <table:table-cell table:style-name="ce4" table:formula="of:=[$Redistribution_high.I40]" office:value-type="float" office:value="9.18780822301868" calcext:value-type="float">
            <text:p>9.18780822301868</text:p>
          </table:table-cell>
          <table:table-cell table:style-name="ce4"/>
          <table:table-cell/>
          <table:table-cell table:style-name="ce4" table:formula="of:=[$Redistribution_central.F40]" office:value-type="float" office:value="6.79390871492056" calcext:value-type="float">
            <text:p>6.79390871492056</text:p>
          </table:table-cell>
          <table:table-cell table:style-name="ce4" table:formula="of:=[$Redistribution_central.G40]" office:value-type="float" office:value="11.0576236170825" calcext:value-type="float">
            <text:p>11.0576236170825</text:p>
          </table:table-cell>
          <table:table-cell table:style-name="ce4" table:formula="of:=[$Redistribution_central.H40]" office:value-type="float" office:value="8.21048248380359" calcext:value-type="float">
            <text:p>8.21048248380359</text:p>
          </table:table-cell>
          <table:table-cell table:style-name="ce4" table:formula="of:=[$Redistribution_central.I40]" office:value-type="float" office:value="8.94204567370775" calcext:value-type="float">
            <text:p>8.94204567370775</text:p>
          </table:table-cell>
          <table:table-cell table:style-name="ce4"/>
          <table:table-cell/>
          <table:table-cell table:style-name="ce4" table:formula="of:=[$redistribution_low.F40]" office:value-type="float" office:value="6.61860519794172" calcext:value-type="float">
            <text:p>6.61860519794172</text:p>
          </table:table-cell>
          <table:table-cell table:style-name="ce4" table:formula="of:=[$redistribution_low.G40]" office:value-type="float" office:value="11.3753999372529" calcext:value-type="float">
            <text:p>11.3753999372529</text:p>
          </table:table-cell>
          <table:table-cell table:style-name="ce4" table:formula="of:=[$redistribution_low.H40]" office:value-type="float" office:value="8.18527371953106" calcext:value-type="float">
            <text:p>8.18527371953106</text:p>
          </table:table-cell>
          <table:table-cell table:style-name="ce4" table:formula="of:=[$redistribution_low.I40]" office:value-type="float" office:value="8.95156861546274" calcext:value-type="float">
            <text:p>8.95156861546274</text:p>
          </table:table-cell>
          <table:table-cell table:number-columns-repeated="47"/>
        </table:table-row>
        <table:table-row table:style-name="ro6">
          <table:table-cell table:style-name="ce4" table:formula="of:=[.A43]+1" office:value-type="float" office:value="88" calcext:value-type="float">
            <text:p>88</text:p>
          </table:table-cell>
          <table:table-cell table:style-name="ce4" table:formula="of:=[$Redistribution_high.F41]" office:value-type="float" office:value="7.28531040371196" calcext:value-type="float">
            <text:p>7.28531040371196</text:p>
          </table:table-cell>
          <table:table-cell table:style-name="ce4" table:formula="of:=[$Redistribution_high.G41]" office:value-type="float" office:value="11.2306679943961" calcext:value-type="float">
            <text:p>11.2306679943961</text:p>
          </table:table-cell>
          <table:table-cell table:style-name="ce4" table:formula="of:=[$Redistribution_high.H41]" office:value-type="float" office:value="8.63206141997479" calcext:value-type="float">
            <text:p>8.63206141997479</text:p>
          </table:table-cell>
          <table:table-cell table:style-name="ce4" table:formula="of:=[$Redistribution_high.I41]" office:value-type="float" office:value="9.48164373605302" calcext:value-type="float">
            <text:p>9.48164373605302</text:p>
          </table:table-cell>
          <table:table-cell table:style-name="ce4"/>
          <table:table-cell/>
          <table:table-cell table:style-name="ce4" table:formula="of:=[$Redistribution_central.F41]" office:value-type="float" office:value="6.69300553149569" calcext:value-type="float">
            <text:p>6.69300553149569</text:p>
          </table:table-cell>
          <table:table-cell table:style-name="ce4" table:formula="of:=[$Redistribution_central.G41]" office:value-type="float" office:value="11.3250220253656" calcext:value-type="float">
            <text:p>11.3250220253656</text:p>
          </table:table-cell>
          <table:table-cell table:style-name="ce4" table:formula="of:=[$Redistribution_central.H41]" office:value-type="float" office:value="8.33469288770186" calcext:value-type="float">
            <text:p>8.33469288770186</text:p>
          </table:table-cell>
          <table:table-cell table:style-name="ce4" table:formula="of:=[$Redistribution_central.I41]" office:value-type="float" office:value="8.73521928562965" calcext:value-type="float">
            <text:p>8.73521928562965</text:p>
          </table:table-cell>
          <table:table-cell table:style-name="ce4"/>
          <table:table-cell/>
          <table:table-cell table:style-name="ce4" table:formula="of:=[$redistribution_low.F41]" office:value-type="float" office:value="7.24626076715899" calcext:value-type="float">
            <text:p>7.24626076715899</text:p>
          </table:table-cell>
          <table:table-cell table:style-name="ce4" table:formula="of:=[$redistribution_low.G41]" office:value-type="float" office:value="12.1545823613783" calcext:value-type="float">
            <text:p>12.1545823613783</text:p>
          </table:table-cell>
          <table:table-cell table:style-name="ce4" table:formula="of:=[$redistribution_low.H41]" office:value-type="float" office:value="8.66213991357545" calcext:value-type="float">
            <text:p>8.66213991357545</text:p>
          </table:table-cell>
          <table:table-cell table:style-name="ce4" table:formula="of:=[$redistribution_low.I41]" office:value-type="float" office:value="9.51472983961028" calcext:value-type="float">
            <text:p>9.51472983961028</text:p>
          </table:table-cell>
          <table:table-cell table:number-columns-repeated="47"/>
        </table:table-row>
        <table:table-row table:style-name="ro7">
          <table:table-cell table:style-name="ce4" table:formula="of:=[.A44]+1" office:value-type="float" office:value="89" calcext:value-type="float">
            <text:p>89</text:p>
          </table:table-cell>
          <table:table-cell table:style-name="ce4" table:formula="of:=[$Redistribution_high.F42]" office:value-type="float" office:value="6.47913792587473" calcext:value-type="float">
            <text:p>6.47913792587473</text:p>
          </table:table-cell>
          <table:table-cell table:style-name="ce4" table:formula="of:=[$Redistribution_high.G42]" office:value-type="float" office:value="10.7470967964797" calcext:value-type="float">
            <text:p>10.7470967964797</text:p>
          </table:table-cell>
          <table:table-cell table:style-name="ce4" table:formula="of:=[$Redistribution_high.H42]" office:value-type="float" office:value="7.92964133585249" calcext:value-type="float">
            <text:p>7.92964133585249</text:p>
          </table:table-cell>
          <table:table-cell table:style-name="ce4" table:formula="of:=[$Redistribution_high.I42]" office:value-type="float" office:value="8.48172908799585" calcext:value-type="float">
            <text:p>8.48172908799585</text:p>
          </table:table-cell>
          <table:table-cell table:style-name="ce4"/>
          <table:table-cell/>
          <table:table-cell table:style-name="ce4" table:formula="of:=[$Redistribution_central.F42]" office:value-type="float" office:value="6.49291908159363" calcext:value-type="float">
            <text:p>6.49291908159363</text:p>
          </table:table-cell>
          <table:table-cell table:style-name="ce4" table:formula="of:=[$Redistribution_central.G42]" office:value-type="float" office:value="10.959875070221" calcext:value-type="float">
            <text:p>10.959875070221</text:p>
          </table:table-cell>
          <table:table-cell table:style-name="ce4" table:formula="of:=[$Redistribution_central.H42]" office:value-type="float" office:value="8.34446595420529" calcext:value-type="float">
            <text:p>8.34446595420529</text:p>
          </table:table-cell>
          <table:table-cell table:style-name="ce4" table:formula="of:=[$Redistribution_central.I42]" office:value-type="float" office:value="8.35459468876646" calcext:value-type="float">
            <text:p>8.35459468876646</text:p>
          </table:table-cell>
          <table:table-cell table:style-name="ce4"/>
          <table:table-cell/>
          <table:table-cell table:style-name="ce4" table:formula="of:=[$redistribution_low.F42]" office:value-type="float" office:value="6.7018149373848" calcext:value-type="float">
            <text:p>6.7018149373848</text:p>
          </table:table-cell>
          <table:table-cell table:style-name="ce4" table:formula="of:=[$redistribution_low.G42]" office:value-type="float" office:value="12.674072789257" calcext:value-type="float">
            <text:p>12.674072789257</text:p>
          </table:table-cell>
          <table:table-cell table:style-name="ce4" table:formula="of:=[$redistribution_low.H42]" office:value-type="float" office:value="8.8610482763197" calcext:value-type="float">
            <text:p>8.8610482763197</text:p>
          </table:table-cell>
          <table:table-cell table:style-name="ce4" table:formula="of:=[$redistribution_low.I42]" office:value-type="float" office:value="8.63959845148722" calcext:value-type="float">
            <text:p>8.63959845148722</text:p>
          </table:table-cell>
          <table:table-cell table:number-columns-repeated="47"/>
        </table:table-row>
        <table:table-row table:style-name="ro7">
          <table:table-cell table:style-name="ce4" table:formula="of:=[.A45]+1" office:value-type="float" office:value="90" calcext:value-type="float">
            <text:p>90</text:p>
          </table:table-cell>
          <table:table-cell table:style-name="ce4" table:formula="of:=[$Redistribution_high.F43]" office:value-type="float" office:value="6.5557375067803" calcext:value-type="float">
            <text:p>6.5557375067803</text:p>
          </table:table-cell>
          <table:table-cell table:style-name="ce4" table:formula="of:=[$Redistribution_high.G43]" office:value-type="float" office:value="10.7368264455961" calcext:value-type="float">
            <text:p>10.7368264455961</text:p>
          </table:table-cell>
          <table:table-cell table:style-name="ce4" table:formula="of:=[$Redistribution_high.H43]" office:value-type="float" office:value="7.93797423069846" calcext:value-type="float">
            <text:p>7.93797423069846</text:p>
          </table:table-cell>
          <table:table-cell table:style-name="ce4" table:formula="of:=[$Redistribution_high.I43]" office:value-type="float" office:value="8.63644898118067" calcext:value-type="float">
            <text:p>8.63644898118067</text:p>
          </table:table-cell>
          <table:table-cell table:style-name="ce4"/>
          <table:table-cell/>
          <table:table-cell table:style-name="ce4" table:formula="of:=[$Redistribution_central.F43]" office:value-type="float" office:value="6.85816993952189" calcext:value-type="float">
            <text:p>6.85816993952189</text:p>
          </table:table-cell>
          <table:table-cell table:style-name="ce4" table:formula="of:=[$Redistribution_central.G43]" office:value-type="float" office:value="11.5318945955175" calcext:value-type="float">
            <text:p>11.5318945955175</text:p>
          </table:table-cell>
          <table:table-cell table:style-name="ce4" table:formula="of:=[$Redistribution_central.H43]" office:value-type="float" office:value="8.62080679538962" calcext:value-type="float">
            <text:p>8.62080679538962</text:p>
          </table:table-cell>
          <table:table-cell table:style-name="ce4" table:formula="of:=[$Redistribution_central.I43]" office:value-type="float" office:value="9.05033081730833" calcext:value-type="float">
            <text:p>9.05033081730833</text:p>
          </table:table-cell>
          <table:table-cell table:style-name="ce4"/>
          <table:table-cell/>
          <table:table-cell table:style-name="ce4" table:formula="of:=[$redistribution_low.F43]" office:value-type="float" office:value="6.90863651352759" calcext:value-type="float">
            <text:p>6.90863651352759</text:p>
          </table:table-cell>
          <table:table-cell table:style-name="ce4" table:formula="of:=[$redistribution_low.G43]" office:value-type="float" office:value="12.0303942844929" calcext:value-type="float">
            <text:p>12.0303942844929</text:p>
          </table:table-cell>
          <table:table-cell table:style-name="ce4" table:formula="of:=[$redistribution_low.H43]" office:value-type="float" office:value="9.11949097468911" calcext:value-type="float">
            <text:p>9.11949097468911</text:p>
          </table:table-cell>
          <table:table-cell table:style-name="ce4" table:formula="of:=[$redistribution_low.I43]" office:value-type="float" office:value="9.11933872750404" calcext:value-type="float">
            <text:p>9.11933872750404</text:p>
          </table:table-cell>
          <table:table-cell table:number-columns-repeated="47"/>
        </table:table-row>
        <table:table-row table:style-name="ro6">
          <table:table-cell table:style-name="ce4" table:formula="of:=[.A46]+1" office:value-type="float" office:value="91" calcext:value-type="float">
            <text:p>91</text:p>
          </table:table-cell>
          <table:table-cell table:style-name="ce4" table:formula="of:=[$Redistribution_high.F44]" office:value-type="float" office:value="6.69434253907011" calcext:value-type="float">
            <text:p>6.69434253907011</text:p>
          </table:table-cell>
          <table:table-cell table:style-name="ce4" table:formula="of:=[$Redistribution_high.G44]" office:value-type="float" office:value="10.9267490486944" calcext:value-type="float">
            <text:p>10.9267490486944</text:p>
          </table:table-cell>
          <table:table-cell table:style-name="ce4" table:formula="of:=[$Redistribution_high.H44]" office:value-type="float" office:value="7.98882069568738" calcext:value-type="float">
            <text:p>7.98882069568738</text:p>
          </table:table-cell>
          <table:table-cell table:style-name="ce4" table:formula="of:=[$Redistribution_high.I44]" office:value-type="float" office:value="8.87679962553048" calcext:value-type="float">
            <text:p>8.87679962553048</text:p>
          </table:table-cell>
          <table:table-cell table:style-name="ce4"/>
          <table:table-cell/>
          <table:table-cell table:style-name="ce4" table:formula="of:=[$Redistribution_central.F44]" office:value-type="float" office:value="6.9824738075447" calcext:value-type="float">
            <text:p>6.9824738075447</text:p>
          </table:table-cell>
          <table:table-cell table:style-name="ce4" table:formula="of:=[$Redistribution_central.G44]" office:value-type="float" office:value="12.0897611828329" calcext:value-type="float">
            <text:p>12.0897611828329</text:p>
          </table:table-cell>
          <table:table-cell table:style-name="ce4" table:formula="of:=[$Redistribution_central.H44]" office:value-type="float" office:value="8.61334745943124" calcext:value-type="float">
            <text:p>8.61334745943124</text:p>
          </table:table-cell>
          <table:table-cell table:style-name="ce4" table:formula="of:=[$Redistribution_central.I44]" office:value-type="float" office:value="9.51580432323199" calcext:value-type="float">
            <text:p>9.51580432323199</text:p>
          </table:table-cell>
          <table:table-cell table:style-name="ce4"/>
          <table:table-cell/>
          <table:table-cell table:style-name="ce4" table:formula="of:=[$redistribution_low.F44]" office:value-type="float" office:value="6.96398398010845" calcext:value-type="float">
            <text:p>6.96398398010845</text:p>
          </table:table-cell>
          <table:table-cell table:style-name="ce4" table:formula="of:=[$redistribution_low.G44]" office:value-type="float" office:value="12.300606127328" calcext:value-type="float">
            <text:p>12.300606127328</text:p>
          </table:table-cell>
          <table:table-cell table:style-name="ce4" table:formula="of:=[$redistribution_low.H44]" office:value-type="float" office:value="8.73391025542062" calcext:value-type="float">
            <text:p>8.73391025542062</text:p>
          </table:table-cell>
          <table:table-cell table:style-name="ce4" table:formula="of:=[$redistribution_low.I44]" office:value-type="float" office:value="9.57789508290099" calcext:value-type="float">
            <text:p>9.57789508290099</text:p>
          </table:table-cell>
          <table:table-cell table:number-columns-repeated="47"/>
        </table:table-row>
        <table:table-row table:style-name="ro7">
          <table:table-cell table:style-name="ce4" table:formula="of:=[.A47]+1" office:value-type="float" office:value="92" calcext:value-type="float">
            <text:p>92</text:p>
          </table:table-cell>
          <table:table-cell table:style-name="ce4" table:formula="of:=[$Redistribution_high.F45]" office:value-type="float" office:value="6.71689308067893" calcext:value-type="float">
            <text:p>6.71689308067893</text:p>
          </table:table-cell>
          <table:table-cell table:style-name="ce4" table:formula="of:=[$Redistribution_high.G45]" office:value-type="float" office:value="10.9395108251384" calcext:value-type="float">
            <text:p>10.9395108251384</text:p>
          </table:table-cell>
          <table:table-cell table:style-name="ce4" table:formula="of:=[$Redistribution_high.H45]" office:value-type="float" office:value="8.06867895228519" calcext:value-type="float">
            <text:p>8.06867895228519</text:p>
          </table:table-cell>
          <table:table-cell table:style-name="ce4" table:formula="of:=[$Redistribution_high.I45]" office:value-type="float" office:value="8.49477493555034" calcext:value-type="float">
            <text:p>8.49477493555034</text:p>
          </table:table-cell>
          <table:table-cell table:style-name="ce4"/>
          <table:table-cell/>
          <table:table-cell table:style-name="ce4" table:formula="of:=[$Redistribution_central.F45]" office:value-type="float" office:value="6.77862166646752" calcext:value-type="float">
            <text:p>6.77862166646752</text:p>
          </table:table-cell>
          <table:table-cell table:style-name="ce4" table:formula="of:=[$Redistribution_central.G45]" office:value-type="float" office:value="11.7292894180465" calcext:value-type="float">
            <text:p>11.7292894180465</text:p>
          </table:table-cell>
          <table:table-cell table:style-name="ce4" table:formula="of:=[$Redistribution_central.H45]" office:value-type="float" office:value="8.39408141811749" calcext:value-type="float">
            <text:p>8.39408141811749</text:p>
          </table:table-cell>
          <table:table-cell table:style-name="ce4" table:formula="of:=[$Redistribution_central.I45]" office:value-type="float" office:value="8.88817676725074" calcext:value-type="float">
            <text:p>8.88817676725074</text:p>
          </table:table-cell>
          <table:table-cell table:style-name="ce4"/>
          <table:table-cell/>
          <table:table-cell table:style-name="ce4" table:formula="of:=[$redistribution_low.F45]" office:value-type="float" office:value="7.07691118576238" calcext:value-type="float">
            <text:p>7.07691118576238</text:p>
          </table:table-cell>
          <table:table-cell table:style-name="ce4" table:formula="of:=[$redistribution_low.G45]" office:value-type="float" office:value="11.2827965166567" calcext:value-type="float">
            <text:p>11.2827965166567</text:p>
          </table:table-cell>
          <table:table-cell table:style-name="ce4" table:formula="of:=[$redistribution_low.H45]" office:value-type="float" office:value="8.61476693666572" calcext:value-type="float">
            <text:p>8.61476693666572</text:p>
          </table:table-cell>
          <table:table-cell table:style-name="ce4" table:formula="of:=[$redistribution_low.I45]" office:value-type="float" office:value="9.25335564324962" calcext:value-type="float">
            <text:p>9.25335564324962</text:p>
          </table:table-cell>
          <table:table-cell table:number-columns-repeated="47"/>
        </table:table-row>
        <table:table-row table:style-name="ro7">
          <table:table-cell table:style-name="ce4" table:formula="of:=[.A48]+1" office:value-type="float" office:value="93" calcext:value-type="float">
            <text:p>93</text:p>
          </table:table-cell>
          <table:table-cell table:style-name="ce4" table:formula="of:=[$Redistribution_high.F46]" office:value-type="float" office:value="6.52324163148026" calcext:value-type="float">
            <text:p>6.52324163148026</text:p>
          </table:table-cell>
          <table:table-cell table:style-name="ce4" table:formula="of:=[$Redistribution_high.G46]" office:value-type="float" office:value="11.0242900687269" calcext:value-type="float">
            <text:p>11.0242900687269</text:p>
          </table:table-cell>
          <table:table-cell table:style-name="ce4" table:formula="of:=[$Redistribution_high.H46]" office:value-type="float" office:value="8.35678223681651" calcext:value-type="float">
            <text:p>8.35678223681651</text:p>
          </table:table-cell>
          <table:table-cell table:style-name="ce4" table:formula="of:=[$Redistribution_high.I46]" office:value-type="float" office:value="8.1851932386639" calcext:value-type="float">
            <text:p>8.1851932386639</text:p>
          </table:table-cell>
          <table:table-cell table:style-name="ce4"/>
          <table:table-cell/>
          <table:table-cell table:style-name="ce4" table:formula="of:=[$Redistribution_central.F46]" office:value-type="float" office:value="6.48120348063577" calcext:value-type="float">
            <text:p>6.48120348063577</text:p>
          </table:table-cell>
          <table:table-cell table:style-name="ce4" table:formula="of:=[$Redistribution_central.G46]" office:value-type="float" office:value="11.1663718282186" calcext:value-type="float">
            <text:p>11.1663718282186</text:p>
          </table:table-cell>
          <table:table-cell table:style-name="ce4" table:formula="of:=[$Redistribution_central.H46]" office:value-type="float" office:value="8.22510228709095" calcext:value-type="float">
            <text:p>8.22510228709095</text:p>
          </table:table-cell>
          <table:table-cell table:style-name="ce4" table:formula="of:=[$Redistribution_central.I46]" office:value-type="float" office:value="8.26274180943907" calcext:value-type="float">
            <text:p>8.26274180943907</text:p>
          </table:table-cell>
          <table:table-cell table:style-name="ce4"/>
          <table:table-cell/>
          <table:table-cell table:style-name="ce4" table:formula="of:=[$redistribution_low.F46]" office:value-type="float" office:value="6.37560302666841" calcext:value-type="float">
            <text:p>6.37560302666841</text:p>
          </table:table-cell>
          <table:table-cell table:style-name="ce4" table:formula="of:=[$redistribution_low.G46]" office:value-type="float" office:value="11.2973858293506" calcext:value-type="float">
            <text:p>11.2973858293506</text:p>
          </table:table-cell>
          <table:table-cell table:style-name="ce4" table:formula="of:=[$redistribution_low.H46]" office:value-type="float" office:value="8.28560246568358" calcext:value-type="float">
            <text:p>8.28560246568358</text:p>
          </table:table-cell>
          <table:table-cell table:style-name="ce4" table:formula="of:=[$redistribution_low.I46]" office:value-type="float" office:value="8.78004859744101" calcext:value-type="float">
            <text:p>8.78004859744101</text:p>
          </table:table-cell>
          <table:table-cell table:number-columns-repeated="47"/>
        </table:table-row>
        <table:table-row table:style-name="ro7">
          <table:table-cell table:style-name="ce4" table:formula="of:=[.A49]+1" office:value-type="float" office:value="94" calcext:value-type="float">
            <text:p>94</text:p>
          </table:table-cell>
          <table:table-cell table:style-name="ce4" table:formula="of:=[$Redistribution_high.F47]" office:value-type="float" office:value="6.71398530365195" calcext:value-type="float">
            <text:p>6.71398530365195</text:p>
          </table:table-cell>
          <table:table-cell table:style-name="ce4" table:formula="of:=[$Redistribution_high.G47]" office:value-type="float" office:value="10.9147866897125" calcext:value-type="float">
            <text:p>10.9147866897125</text:p>
          </table:table-cell>
          <table:table-cell table:style-name="ce4" table:formula="of:=[$Redistribution_high.H47]" office:value-type="float" office:value="8.43595325970757" calcext:value-type="float">
            <text:p>8.43595325970757</text:p>
          </table:table-cell>
          <table:table-cell table:style-name="ce4" table:formula="of:=[$Redistribution_high.I47]" office:value-type="float" office:value="8.58857723210329" calcext:value-type="float">
            <text:p>8.58857723210329</text:p>
          </table:table-cell>
          <table:table-cell table:style-name="ce4"/>
          <table:table-cell/>
          <table:table-cell table:style-name="ce4" table:formula="of:=[$Redistribution_central.F47]" office:value-type="float" office:value="6.70912731742026" calcext:value-type="float">
            <text:p>6.70912731742026</text:p>
          </table:table-cell>
          <table:table-cell table:style-name="ce4" table:formula="of:=[$Redistribution_central.G47]" office:value-type="float" office:value="10.4976642983435" calcext:value-type="float">
            <text:p>10.4976642983435</text:p>
          </table:table-cell>
          <table:table-cell table:style-name="ce4" table:formula="of:=[$Redistribution_central.H47]" office:value-type="float" office:value="8.13620754088644" calcext:value-type="float">
            <text:p>8.13620754088644</text:p>
          </table:table-cell>
          <table:table-cell table:style-name="ce4" table:formula="of:=[$Redistribution_central.I47]" office:value-type="float" office:value="8.15780781131408" calcext:value-type="float">
            <text:p>8.15780781131408</text:p>
          </table:table-cell>
          <table:table-cell table:style-name="ce4"/>
          <table:table-cell/>
          <table:table-cell table:style-name="ce4" table:formula="of:=[$redistribution_low.F47]" office:value-type="float" office:value="7.07564897319392" calcext:value-type="float">
            <text:p>7.07564897319392</text:p>
          </table:table-cell>
          <table:table-cell table:style-name="ce4" table:formula="of:=[$redistribution_low.G47]" office:value-type="float" office:value="11.2995140429917" calcext:value-type="float">
            <text:p>11.2995140429917</text:p>
          </table:table-cell>
          <table:table-cell table:style-name="ce4" table:formula="of:=[$redistribution_low.H47]" office:value-type="float" office:value="8.22287098686422" calcext:value-type="float">
            <text:p>8.22287098686422</text:p>
          </table:table-cell>
          <table:table-cell table:style-name="ce4" table:formula="of:=[$redistribution_low.I47]" office:value-type="float" office:value="9.28678324293136" calcext:value-type="float">
            <text:p>9.28678324293136</text:p>
          </table:table-cell>
          <table:table-cell table:number-columns-repeated="47"/>
        </table:table-row>
        <table:table-row table:style-name="ro7">
          <table:table-cell table:style-name="ce4" table:formula="of:=[.A50]+1" office:value-type="float" office:value="95" calcext:value-type="float">
            <text:p>95</text:p>
          </table:table-cell>
          <table:table-cell table:style-name="ce4" table:formula="of:=[$Redistribution_high.F48]" office:value-type="float" office:value="6.57312617797038" calcext:value-type="float">
            <text:p>6.57312617797038</text:p>
          </table:table-cell>
          <table:table-cell table:style-name="ce4" table:formula="of:=[$Redistribution_high.G48]" office:value-type="float" office:value="10.7788459521733" calcext:value-type="float">
            <text:p>10.7788459521733</text:p>
          </table:table-cell>
          <table:table-cell table:style-name="ce4" table:formula="of:=[$Redistribution_high.H48]" office:value-type="float" office:value="7.90359595892196" calcext:value-type="float">
            <text:p>7.90359595892196</text:p>
          </table:table-cell>
          <table:table-cell table:style-name="ce4" table:formula="of:=[$Redistribution_high.I48]" office:value-type="float" office:value="8.43043829788464" calcext:value-type="float">
            <text:p>8.43043829788464</text:p>
          </table:table-cell>
          <table:table-cell table:style-name="ce4"/>
          <table:table-cell/>
          <table:table-cell table:style-name="ce4" table:formula="of:=[$Redistribution_central.F48]" office:value-type="float" office:value="6.70926512951242" calcext:value-type="float">
            <text:p>6.70926512951242</text:p>
          </table:table-cell>
          <table:table-cell table:style-name="ce4" table:formula="of:=[$Redistribution_central.G48]" office:value-type="float" office:value="11.1446370738876" calcext:value-type="float">
            <text:p>11.1446370738876</text:p>
          </table:table-cell>
          <table:table-cell table:style-name="ce4" table:formula="of:=[$Redistribution_central.H48]" office:value-type="float" office:value="8.55656600443396" calcext:value-type="float">
            <text:p>8.55656600443396</text:p>
          </table:table-cell>
          <table:table-cell table:style-name="ce4" table:formula="of:=[$Redistribution_central.I48]" office:value-type="float" office:value="8.6060739485627" calcext:value-type="float">
            <text:p>8.6060739485627</text:p>
          </table:table-cell>
          <table:table-cell table:style-name="ce4"/>
          <table:table-cell/>
          <table:table-cell table:style-name="ce4" table:formula="of:=[$redistribution_low.F48]" office:value-type="float" office:value="6.46624892427736" calcext:value-type="float">
            <text:p>6.46624892427736</text:p>
          </table:table-cell>
          <table:table-cell table:style-name="ce4" table:formula="of:=[$redistribution_low.G48]" office:value-type="float" office:value="10.8858236158182" calcext:value-type="float">
            <text:p>10.8858236158182</text:p>
          </table:table-cell>
          <table:table-cell table:style-name="ce4" table:formula="of:=[$redistribution_low.H48]" office:value-type="float" office:value="7.79972245252554" calcext:value-type="float">
            <text:p>7.79972245252554</text:p>
          </table:table-cell>
          <table:table-cell table:style-name="ce4" table:formula="of:=[$redistribution_low.I48]" office:value-type="float" office:value="9.07796166052171" calcext:value-type="float">
            <text:p>9.07796166052171</text:p>
          </table:table-cell>
          <table:table-cell table:number-columns-repeated="47"/>
        </table:table-row>
        <table:table-row table:style-name="ro6">
          <table:table-cell table:style-name="ce4" table:formula="of:=[.A51]+1" office:value-type="float" office:value="96" calcext:value-type="float">
            <text:p>96</text:p>
          </table:table-cell>
          <table:table-cell table:style-name="ce4" table:formula="of:=[$Redistribution_high.F49]" office:value-type="float" office:value="6.46587056746576" calcext:value-type="float">
            <text:p>6.46587056746576</text:p>
          </table:table-cell>
          <table:table-cell table:style-name="ce4" table:formula="of:=[$Redistribution_high.G49]" office:value-type="float" office:value="10.3537817212508" calcext:value-type="float">
            <text:p>10.3537817212508</text:p>
          </table:table-cell>
          <table:table-cell table:style-name="ce4" table:formula="of:=[$Redistribution_high.H49]" office:value-type="float" office:value="7.93896995898349" calcext:value-type="float">
            <text:p>7.93896995898349</text:p>
          </table:table-cell>
          <table:table-cell table:style-name="ce4" table:formula="of:=[$Redistribution_high.I49]" office:value-type="float" office:value="8.93985171469167" calcext:value-type="float">
            <text:p>8.93985171469167</text:p>
          </table:table-cell>
          <table:table-cell table:style-name="ce4"/>
          <table:table-cell/>
          <table:table-cell table:style-name="ce4" table:formula="of:=[$Redistribution_central.F49]" office:value-type="float" office:value="6.58652812936313" calcext:value-type="float">
            <text:p>6.58652812936313</text:p>
          </table:table-cell>
          <table:table-cell table:style-name="ce4" table:formula="of:=[$Redistribution_central.G49]" office:value-type="float" office:value="11.0167650956533" calcext:value-type="float">
            <text:p>11.0167650956533</text:p>
          </table:table-cell>
          <table:table-cell table:style-name="ce4" table:formula="of:=[$Redistribution_central.H49]" office:value-type="float" office:value="8.26970864140831" calcext:value-type="float">
            <text:p>8.26970864140831</text:p>
          </table:table-cell>
          <table:table-cell table:style-name="ce4" table:formula="of:=[$Redistribution_central.I49]" office:value-type="float" office:value="8.81825107519624" calcext:value-type="float">
            <text:p>8.81825107519624</text:p>
          </table:table-cell>
          <table:table-cell table:style-name="ce4"/>
          <table:table-cell/>
          <table:table-cell table:style-name="ce4" table:formula="of:=[$redistribution_low.F49]" office:value-type="float" office:value="6.60734685648209" calcext:value-type="float">
            <text:p>6.60734685648209</text:p>
          </table:table-cell>
          <table:table-cell table:style-name="ce4" table:formula="of:=[$redistribution_low.G49]" office:value-type="float" office:value="11.2192320939509" calcext:value-type="float">
            <text:p>11.2192320939509</text:p>
          </table:table-cell>
          <table:table-cell table:style-name="ce4" table:formula="of:=[$redistribution_low.H49]" office:value-type="float" office:value="8.04325862122506" calcext:value-type="float">
            <text:p>8.04325862122506</text:p>
          </table:table-cell>
          <table:table-cell table:style-name="ce4" table:formula="of:=[$redistribution_low.I49]" office:value-type="float" office:value="8.92569731618598" calcext:value-type="float">
            <text:p>8.92569731618598</text:p>
          </table:table-cell>
          <table:table-cell table:number-columns-repeated="47"/>
        </table:table-row>
        <table:table-row table:style-name="ro6">
          <table:table-cell table:style-name="ce4" table:formula="of:=[.A52]+1" office:value-type="float" office:value="97" calcext:value-type="float">
            <text:p>97</text:p>
          </table:table-cell>
          <table:table-cell table:style-name="ce4" table:formula="of:=[$Redistribution_high.F50]" office:value-type="float" office:value="5.82451469968673" calcext:value-type="float">
            <text:p>5.82451469968673</text:p>
          </table:table-cell>
          <table:table-cell table:style-name="ce4" table:formula="of:=[$Redistribution_high.G50]" office:value-type="float" office:value="9.77125205954255" calcext:value-type="float">
            <text:p>9.77125205954255</text:p>
          </table:table-cell>
          <table:table-cell table:style-name="ce4" table:formula="of:=[$Redistribution_high.H50]" office:value-type="float" office:value="7.5339056752012" calcext:value-type="float">
            <text:p>7.5339056752012</text:p>
          </table:table-cell>
          <table:table-cell table:style-name="ce4" table:formula="of:=[$Redistribution_high.I50]" office:value-type="float" office:value="7.79068955486444" calcext:value-type="float">
            <text:p>7.79068955486444</text:p>
          </table:table-cell>
          <table:table-cell table:style-name="ce4"/>
          <table:table-cell/>
          <table:table-cell table:style-name="ce4" table:formula="of:=[$Redistribution_central.F50]" office:value-type="float" office:value="6.58324696070236" calcext:value-type="float">
            <text:p>6.58324696070236</text:p>
          </table:table-cell>
          <table:table-cell table:style-name="ce4" table:formula="of:=[$Redistribution_central.G50]" office:value-type="float" office:value="10.6874834413765" calcext:value-type="float">
            <text:p>10.6874834413765</text:p>
          </table:table-cell>
          <table:table-cell table:style-name="ce4" table:formula="of:=[$Redistribution_central.H50]" office:value-type="float" office:value="8.35727584869182" calcext:value-type="float">
            <text:p>8.35727584869182</text:p>
          </table:table-cell>
          <table:table-cell table:style-name="ce4" table:formula="of:=[$Redistribution_central.I50]" office:value-type="float" office:value="8.78461112985309" calcext:value-type="float">
            <text:p>8.78461112985309</text:p>
          </table:table-cell>
          <table:table-cell table:style-name="ce4"/>
          <table:table-cell/>
          <table:table-cell table:style-name="ce4" table:formula="of:=[$redistribution_low.F50]" office:value-type="float" office:value="6.84666602234845" calcext:value-type="float">
            <text:p>6.84666602234845</text:p>
          </table:table-cell>
          <table:table-cell table:style-name="ce4" table:formula="of:=[$redistribution_low.G50]" office:value-type="float" office:value="11.5379655342059" calcext:value-type="float">
            <text:p>11.5379655342059</text:p>
          </table:table-cell>
          <table:table-cell table:style-name="ce4" table:formula="of:=[$redistribution_low.H50]" office:value-type="float" office:value="8.40052265459128" calcext:value-type="float">
            <text:p>8.40052265459128</text:p>
          </table:table-cell>
          <table:table-cell table:style-name="ce4" table:formula="of:=[$redistribution_low.I50]" office:value-type="float" office:value="8.9116157604455" calcext:value-type="float">
            <text:p>8.9116157604455</text:p>
          </table:table-cell>
          <table:table-cell table:number-columns-repeated="47"/>
        </table:table-row>
        <table:table-row table:style-name="ro7">
          <table:table-cell table:style-name="ce4" table:formula="of:=[.A53]+1" office:value-type="float" office:value="98" calcext:value-type="float">
            <text:p>98</text:p>
          </table:table-cell>
          <table:table-cell table:style-name="ce4" table:formula="of:=[$Redistribution_high.F51]" office:value-type="float" office:value="6.3385630888586" calcext:value-type="float">
            <text:p>6.3385630888586</text:p>
          </table:table-cell>
          <table:table-cell table:style-name="ce4" table:formula="of:=[$Redistribution_high.G51]" office:value-type="float" office:value="10.4327474029774" calcext:value-type="float">
            <text:p>10.4327474029774</text:p>
          </table:table-cell>
          <table:table-cell table:style-name="ce4" table:formula="of:=[$Redistribution_high.H51]" office:value-type="float" office:value="7.81745421622584" calcext:value-type="float">
            <text:p>7.81745421622584</text:p>
          </table:table-cell>
          <table:table-cell table:style-name="ce4" table:formula="of:=[$Redistribution_high.I51]" office:value-type="float" office:value="8.68780877980863" calcext:value-type="float">
            <text:p>8.68780877980863</text:p>
          </table:table-cell>
          <table:table-cell table:style-name="ce4"/>
          <table:table-cell/>
          <table:table-cell table:style-name="ce4" table:formula="of:=[$Redistribution_central.F51]" office:value-type="float" office:value="6.26257371363902" calcext:value-type="float">
            <text:p>6.26257371363902</text:p>
          </table:table-cell>
          <table:table-cell table:style-name="ce4" table:formula="of:=[$Redistribution_central.G51]" office:value-type="float" office:value="10.1020847627261" calcext:value-type="float">
            <text:p>10.1020847627261</text:p>
          </table:table-cell>
          <table:table-cell table:style-name="ce4" table:formula="of:=[$Redistribution_central.H51]" office:value-type="float" office:value="7.37734762332505" calcext:value-type="float">
            <text:p>7.37734762332505</text:p>
          </table:table-cell>
          <table:table-cell table:style-name="ce4" table:formula="of:=[$Redistribution_central.I51]" office:value-type="float" office:value="8.29179009108398" calcext:value-type="float">
            <text:p>8.29179009108398</text:p>
          </table:table-cell>
          <table:table-cell table:style-name="ce4"/>
          <table:table-cell/>
          <table:table-cell table:style-name="ce4" table:formula="of:=[$redistribution_low.F51]" office:value-type="float" office:value="6.98050465790186" calcext:value-type="float">
            <text:p>6.98050465790186</text:p>
          </table:table-cell>
          <table:table-cell table:style-name="ce4" table:formula="of:=[$redistribution_low.G51]" office:value-type="float" office:value="11.7002017486751" calcext:value-type="float">
            <text:p>11.7002017486751</text:p>
          </table:table-cell>
          <table:table-cell table:style-name="ce4" table:formula="of:=[$redistribution_low.H51]" office:value-type="float" office:value="8.70064730016405" calcext:value-type="float">
            <text:p>8.70064730016405</text:p>
          </table:table-cell>
          <table:table-cell table:style-name="ce4" table:formula="of:=[$redistribution_low.I51]" office:value-type="float" office:value="9.31336604810388" calcext:value-type="float">
            <text:p>9.31336604810388</text:p>
          </table:table-cell>
          <table:table-cell table:number-columns-repeated="47"/>
        </table:table-row>
        <table:table-row table:style-name="ro7">
          <table:table-cell table:style-name="ce4" table:formula="of:=[.A54]+1" office:value-type="float" office:value="99" calcext:value-type="float">
            <text:p>99</text:p>
          </table:table-cell>
          <table:table-cell table:style-name="ce4" table:formula="of:=[$Redistribution_high.F52]" office:value-type="float" office:value="6.49937533920543" calcext:value-type="float">
            <text:p>6.49937533920543</text:p>
          </table:table-cell>
          <table:table-cell table:style-name="ce4" table:formula="of:=[$Redistribution_high.G52]" office:value-type="float" office:value="10.629668167693" calcext:value-type="float">
            <text:p>10.629668167693</text:p>
          </table:table-cell>
          <table:table-cell table:style-name="ce4" table:formula="of:=[$Redistribution_high.H52]" office:value-type="float" office:value="7.92384559558949" calcext:value-type="float">
            <text:p>7.92384559558949</text:p>
          </table:table-cell>
          <table:table-cell table:style-name="ce4" table:formula="of:=[$Redistribution_high.I52]" office:value-type="float" office:value="9.48304650584499" calcext:value-type="float">
            <text:p>9.48304650584499</text:p>
          </table:table-cell>
          <table:table-cell table:style-name="ce4"/>
          <table:table-cell/>
          <table:table-cell table:style-name="ce4" table:formula="of:=[$Redistribution_central.F52]" office:value-type="float" office:value="6.53327088622459" calcext:value-type="float">
            <text:p>6.53327088622459</text:p>
          </table:table-cell>
          <table:table-cell table:style-name="ce4" table:formula="of:=[$Redistribution_central.G52]" office:value-type="float" office:value="10.4762617392669" calcext:value-type="float">
            <text:p>10.4762617392669</text:p>
          </table:table-cell>
          <table:table-cell table:style-name="ce4" table:formula="of:=[$Redistribution_central.H52]" office:value-type="float" office:value="7.62406167728479" calcext:value-type="float">
            <text:p>7.62406167728479</text:p>
          </table:table-cell>
          <table:table-cell table:style-name="ce4" table:formula="of:=[$Redistribution_central.I52]" office:value-type="float" office:value="8.26559738405762" calcext:value-type="float">
            <text:p>8.26559738405762</text:p>
          </table:table-cell>
          <table:table-cell table:style-name="ce4"/>
          <table:table-cell/>
          <table:table-cell table:style-name="ce4" table:formula="of:=[$redistribution_low.F52]" office:value-type="float" office:value="6.59458923896611" calcext:value-type="float">
            <text:p>6.59458923896611</text:p>
          </table:table-cell>
          <table:table-cell table:style-name="ce4" table:formula="of:=[$redistribution_low.G52]" office:value-type="float" office:value="11.1752866394572" calcext:value-type="float">
            <text:p>11.1752866394572</text:p>
          </table:table-cell>
          <table:table-cell table:style-name="ce4" table:formula="of:=[$redistribution_low.H52]" office:value-type="float" office:value="7.91628909323447" calcext:value-type="float">
            <text:p>7.91628909323447</text:p>
          </table:table-cell>
          <table:table-cell table:style-name="ce4" table:formula="of:=[$redistribution_low.I52]" office:value-type="float" office:value="8.79955228044622" calcext:value-type="float">
            <text:p>8.79955228044622</text:p>
          </table:table-cell>
          <table:table-cell table:number-columns-repeated="47"/>
        </table:table-row>
        <table:table-row table:style-name="ro7">
          <table:table-cell table:style-name="ce4" table:formula="of:=[.A55]+1" office:value-type="float" office:value="100" calcext:value-type="float">
            <text:p>100</text:p>
          </table:table-cell>
          <table:table-cell table:style-name="ce4" table:formula="of:=[$Redistribution_high.F53]" office:value-type="float" office:value="6.57227531321134" calcext:value-type="float">
            <text:p>6.57227531321134</text:p>
          </table:table-cell>
          <table:table-cell table:style-name="ce4" table:formula="of:=[$Redistribution_high.G53]" office:value-type="float" office:value="10.7888986679139" calcext:value-type="float">
            <text:p>10.7888986679139</text:p>
          </table:table-cell>
          <table:table-cell table:style-name="ce4" table:formula="of:=[$Redistribution_high.H53]" office:value-type="float" office:value="7.85441524908449" calcext:value-type="float">
            <text:p>7.85441524908449</text:p>
          </table:table-cell>
          <table:table-cell table:style-name="ce4" table:formula="of:=[$Redistribution_high.I53]" office:value-type="float" office:value="9.43014345264661" calcext:value-type="float">
            <text:p>9.43014345264661</text:p>
          </table:table-cell>
          <table:table-cell table:style-name="ce4"/>
          <table:table-cell/>
          <table:table-cell table:style-name="ce4" table:formula="of:=[$Redistribution_central.F53]" office:value-type="float" office:value="6.34498948604165" calcext:value-type="float">
            <text:p>6.34498948604165</text:p>
          </table:table-cell>
          <table:table-cell table:style-name="ce4" table:formula="of:=[$Redistribution_central.G53]" office:value-type="float" office:value="10.2928583983815" calcext:value-type="float">
            <text:p>10.2928583983815</text:p>
          </table:table-cell>
          <table:table-cell table:style-name="ce4" table:formula="of:=[$Redistribution_central.H53]" office:value-type="float" office:value="7.21476629462924" calcext:value-type="float">
            <text:p>7.21476629462924</text:p>
          </table:table-cell>
          <table:table-cell table:style-name="ce4" table:formula="of:=[$Redistribution_central.I53]" office:value-type="float" office:value="8.31795766193806" calcext:value-type="float">
            <text:p>8.31795766193806</text:p>
          </table:table-cell>
          <table:table-cell table:style-name="ce4"/>
          <table:table-cell/>
          <table:table-cell table:style-name="ce4" table:formula="of:=[$redistribution_low.F53]" office:value-type="float" office:value="6.79218601725579" calcext:value-type="float">
            <text:p>6.79218601725579</text:p>
          </table:table-cell>
          <table:table-cell table:style-name="ce4" table:formula="of:=[$redistribution_low.G53]" office:value-type="float" office:value="11.5824154146906" calcext:value-type="float">
            <text:p>11.5824154146906</text:p>
          </table:table-cell>
          <table:table-cell table:style-name="ce4" table:formula="of:=[$redistribution_low.H53]" office:value-type="float" office:value="8.47074811644893" calcext:value-type="float">
            <text:p>8.47074811644893</text:p>
          </table:table-cell>
          <table:table-cell table:style-name="ce4" table:formula="of:=[$redistribution_low.I53]" office:value-type="float" office:value="9.52156154824235" calcext:value-type="float">
            <text:p>9.52156154824235</text:p>
          </table:table-cell>
          <table:table-cell table:number-columns-repeated="47"/>
        </table:table-row>
        <table:table-row table:style-name="ro6">
          <table:table-cell table:style-name="ce4" table:formula="of:=[.A56]+1" office:value-type="float" office:value="101" calcext:value-type="float">
            <text:p>101</text:p>
          </table:table-cell>
          <table:table-cell table:style-name="ce4" table:formula="of:=[$Redistribution_high.F54]" office:value-type="float" office:value="6.45448009947916" calcext:value-type="float">
            <text:p>6.45448009947916</text:p>
          </table:table-cell>
          <table:table-cell table:style-name="ce4" table:formula="of:=[$Redistribution_high.G54]" office:value-type="float" office:value="11.2548702007159" calcext:value-type="float">
            <text:p>11.2548702007159</text:p>
          </table:table-cell>
          <table:table-cell table:style-name="ce4" table:formula="of:=[$Redistribution_high.H54]" office:value-type="float" office:value="8.24279193924787" calcext:value-type="float">
            <text:p>8.24279193924787</text:p>
          </table:table-cell>
          <table:table-cell table:style-name="ce4" table:formula="of:=[$Redistribution_high.I54]" office:value-type="float" office:value="9.01654020785855" calcext:value-type="float">
            <text:p>9.01654020785855</text:p>
          </table:table-cell>
          <table:table-cell table:style-name="ce4"/>
          <table:table-cell/>
          <table:table-cell table:style-name="ce4" table:formula="of:=[$Redistribution_central.F54]" office:value-type="float" office:value="6.35943172786118" calcext:value-type="float">
            <text:p>6.35943172786118</text:p>
          </table:table-cell>
          <table:table-cell table:style-name="ce4" table:formula="of:=[$Redistribution_central.G54]" office:value-type="float" office:value="11.6488532188614" calcext:value-type="float">
            <text:p>11.6488532188614</text:p>
          </table:table-cell>
          <table:table-cell table:style-name="ce4" table:formula="of:=[$Redistribution_central.H54]" office:value-type="float" office:value="8.05141894336081" calcext:value-type="float">
            <text:p>8.05141894336081</text:p>
          </table:table-cell>
          <table:table-cell table:style-name="ce4" table:formula="of:=[$Redistribution_central.I54]" office:value-type="float" office:value="8.90638468237042" calcext:value-type="float">
            <text:p>8.90638468237042</text:p>
          </table:table-cell>
          <table:table-cell table:style-name="ce4"/>
          <table:table-cell/>
          <table:table-cell table:style-name="ce4" table:formula="of:=[$redistribution_low.F54]" office:value-type="float" office:value="6.85802226444944" calcext:value-type="float">
            <text:p>6.85802226444944</text:p>
          </table:table-cell>
          <table:table-cell table:style-name="ce4" table:formula="of:=[$redistribution_low.G54]" office:value-type="float" office:value="11.882877659708" calcext:value-type="float">
            <text:p>11.882877659708</text:p>
          </table:table-cell>
          <table:table-cell table:style-name="ce4" table:formula="of:=[$redistribution_low.H54]" office:value-type="float" office:value="8.41806649755296" calcext:value-type="float">
            <text:p>8.41806649755296</text:p>
          </table:table-cell>
          <table:table-cell table:style-name="ce4" table:formula="of:=[$redistribution_low.I54]" office:value-type="float" office:value="9.34987726233627" calcext:value-type="float">
            <text:p>9.34987726233627</text:p>
          </table:table-cell>
          <table:table-cell table:number-columns-repeated="47"/>
        </table:table-row>
        <table:table-row table:style-name="ro7">
          <table:table-cell table:style-name="ce4" table:formula="of:=[.A57]+1" office:value-type="float" office:value="102" calcext:value-type="float">
            <text:p>102</text:p>
          </table:table-cell>
          <table:table-cell table:style-name="ce4" table:formula="of:=[$Redistribution_high.F55]" office:value-type="float" office:value="6.40325228058478" calcext:value-type="float">
            <text:p>6.40325228058478</text:p>
          </table:table-cell>
          <table:table-cell table:style-name="ce4" table:formula="of:=[$Redistribution_high.G55]" office:value-type="float" office:value="10.0207209713196" calcext:value-type="float">
            <text:p>10.0207209713196</text:p>
          </table:table-cell>
          <table:table-cell table:style-name="ce4" table:formula="of:=[$Redistribution_high.H55]" office:value-type="float" office:value="7.49552647666029" calcext:value-type="float">
            <text:p>7.49552647666029</text:p>
          </table:table-cell>
          <table:table-cell table:style-name="ce4" table:formula="of:=[$Redistribution_high.I55]" office:value-type="float" office:value="8.74236488436904" calcext:value-type="float">
            <text:p>8.74236488436904</text:p>
          </table:table-cell>
          <table:table-cell table:style-name="ce4"/>
          <table:table-cell/>
          <table:table-cell table:style-name="ce4" table:formula="of:=[$Redistribution_central.F55]" office:value-type="float" office:value="6.60299991821529" calcext:value-type="float">
            <text:p>6.60299991821529</text:p>
          </table:table-cell>
          <table:table-cell table:style-name="ce4" table:formula="of:=[$Redistribution_central.G55]" office:value-type="float" office:value="11.3492487686639" calcext:value-type="float">
            <text:p>11.3492487686639</text:p>
          </table:table-cell>
          <table:table-cell table:style-name="ce4" table:formula="of:=[$Redistribution_central.H55]" office:value-type="float" office:value="7.98912633755053" calcext:value-type="float">
            <text:p>7.98912633755053</text:p>
          </table:table-cell>
          <table:table-cell table:style-name="ce4" table:formula="of:=[$Redistribution_central.I55]" office:value-type="float" office:value="9.3770968546727" calcext:value-type="float">
            <text:p>9.3770968546727</text:p>
          </table:table-cell>
          <table:table-cell table:style-name="ce4"/>
          <table:table-cell/>
          <table:table-cell table:style-name="ce4" table:formula="of:=[$redistribution_low.F55]" office:value-type="float" office:value="6.76804164432827" calcext:value-type="float">
            <text:p>6.76804164432827</text:p>
          </table:table-cell>
          <table:table-cell table:style-name="ce4" table:formula="of:=[$redistribution_low.G55]" office:value-type="float" office:value="10.6407886722307" calcext:value-type="float">
            <text:p>10.6407886722307</text:p>
          </table:table-cell>
          <table:table-cell table:style-name="ce4" table:formula="of:=[$redistribution_low.H55]" office:value-type="float" office:value="8.39937122519683" calcext:value-type="float">
            <text:p>8.39937122519683</text:p>
          </table:table-cell>
          <table:table-cell table:style-name="ce4" table:formula="of:=[$redistribution_low.I55]" office:value-type="float" office:value="8.78487523787067" calcext:value-type="float">
            <text:p>8.78487523787067</text:p>
          </table:table-cell>
          <table:table-cell table:number-columns-repeated="47"/>
        </table:table-row>
        <table:table-row table:style-name="ro7">
          <table:table-cell table:style-name="ce4" table:formula="of:=[.A58]+1" office:value-type="float" office:value="103" calcext:value-type="float">
            <text:p>103</text:p>
          </table:table-cell>
          <table:table-cell table:style-name="ce4" table:formula="of:=[$Redistribution_high.F56]" office:value-type="float" office:value="6.34880589586571" calcext:value-type="float">
            <text:p>6.34880589586571</text:p>
          </table:table-cell>
          <table:table-cell table:style-name="ce4" table:formula="of:=[$Redistribution_high.G56]" office:value-type="float" office:value="9.86092225638474" calcext:value-type="float">
            <text:p>9.86092225638474</text:p>
          </table:table-cell>
          <table:table-cell table:style-name="ce4" table:formula="of:=[$Redistribution_high.H56]" office:value-type="float" office:value="7.40973919063928" calcext:value-type="float">
            <text:p>7.40973919063928</text:p>
          </table:table-cell>
          <table:table-cell table:style-name="ce4" table:formula="of:=[$Redistribution_high.I56]" office:value-type="float" office:value="8.46459278663982" calcext:value-type="float">
            <text:p>8.46459278663982</text:p>
          </table:table-cell>
          <table:table-cell table:style-name="ce4"/>
          <table:table-cell/>
          <table:table-cell table:style-name="ce4" table:formula="of:=[$Redistribution_central.F56]" office:value-type="float" office:value="6.6071444704518" calcext:value-type="float">
            <text:p>6.6071444704518</text:p>
          </table:table-cell>
          <table:table-cell table:style-name="ce4" table:formula="of:=[$Redistribution_central.G56]" office:value-type="float" office:value="11.2622223111839" calcext:value-type="float">
            <text:p>11.2622223111839</text:p>
          </table:table-cell>
          <table:table-cell table:style-name="ce4" table:formula="of:=[$Redistribution_central.H56]" office:value-type="float" office:value="7.80534191287024" calcext:value-type="float">
            <text:p>7.80534191287024</text:p>
          </table:table-cell>
          <table:table-cell table:style-name="ce4" table:formula="of:=[$Redistribution_central.I56]" office:value-type="float" office:value="9.09758977780856" calcext:value-type="float">
            <text:p>9.09758977780856</text:p>
          </table:table-cell>
          <table:table-cell table:style-name="ce4"/>
          <table:table-cell/>
          <table:table-cell table:style-name="ce4" table:formula="of:=[$redistribution_low.F56]" office:value-type="float" office:value="7.04657746554911" calcext:value-type="float">
            <text:p>7.04657746554911</text:p>
          </table:table-cell>
          <table:table-cell table:style-name="ce4" table:formula="of:=[$redistribution_low.G56]" office:value-type="float" office:value="11.2704203449143" calcext:value-type="float">
            <text:p>11.2704203449143</text:p>
          </table:table-cell>
          <table:table-cell table:style-name="ce4" table:formula="of:=[$redistribution_low.H56]" office:value-type="float" office:value="8.35918959581083" calcext:value-type="float">
            <text:p>8.35918959581083</text:p>
          </table:table-cell>
          <table:table-cell table:style-name="ce4" table:formula="of:=[$redistribution_low.I56]" office:value-type="float" office:value="9.59933987866059" calcext:value-type="float">
            <text:p>9.59933987866059</text:p>
          </table:table-cell>
          <table:table-cell table:number-columns-repeated="47"/>
        </table:table-row>
        <table:table-row table:style-name="ro7">
          <table:table-cell table:style-name="ce4" table:formula="of:=[.A59]+1" office:value-type="float" office:value="104" calcext:value-type="float">
            <text:p>104</text:p>
          </table:table-cell>
          <table:table-cell table:style-name="ce4" table:formula="of:=[$Redistribution_high.F57]" office:value-type="float" office:value="6.42308217379033" calcext:value-type="float">
            <text:p>6.42308217379033</text:p>
          </table:table-cell>
          <table:table-cell table:style-name="ce4" table:formula="of:=[$Redistribution_high.G57]" office:value-type="float" office:value="10.2005603339848" calcext:value-type="float">
            <text:p>10.2005603339848</text:p>
          </table:table-cell>
          <table:table-cell table:style-name="ce4" table:formula="of:=[$Redistribution_high.H57]" office:value-type="float" office:value="7.7500459941461" calcext:value-type="float">
            <text:p>7.7500459941461</text:p>
          </table:table-cell>
          <table:table-cell table:style-name="ce4" table:formula="of:=[$Redistribution_high.I57]" office:value-type="float" office:value="9.01993983696061" calcext:value-type="float">
            <text:p>9.01993983696061</text:p>
          </table:table-cell>
          <table:table-cell table:style-name="ce4"/>
          <table:table-cell/>
          <table:table-cell table:style-name="ce4" table:formula="of:=[$Redistribution_central.F57]" office:value-type="float" office:value="6.49652258021097" calcext:value-type="float">
            <text:p>6.49652258021097</text:p>
          </table:table-cell>
          <table:table-cell table:style-name="ce4" table:formula="of:=[$Redistribution_central.G57]" office:value-type="float" office:value="11.3451556604654" calcext:value-type="float">
            <text:p>11.3451556604654</text:p>
          </table:table-cell>
          <table:table-cell table:style-name="ce4" table:formula="of:=[$Redistribution_central.H57]" office:value-type="float" office:value="8.06299742887704" calcext:value-type="float">
            <text:p>8.06299742887704</text:p>
          </table:table-cell>
          <table:table-cell table:style-name="ce4" table:formula="of:=[$Redistribution_central.I57]" office:value-type="float" office:value="9.20752563977633" calcext:value-type="float">
            <text:p>9.20752563977633</text:p>
          </table:table-cell>
          <table:table-cell table:style-name="ce4"/>
          <table:table-cell/>
          <table:table-cell table:style-name="ce4" table:formula="of:=[$redistribution_low.F57]" office:value-type="float" office:value="6.98578835445748" calcext:value-type="float">
            <text:p>6.98578835445748</text:p>
          </table:table-cell>
          <table:table-cell table:style-name="ce4" table:formula="of:=[$redistribution_low.G57]" office:value-type="float" office:value="10.9287246809441" calcext:value-type="float">
            <text:p>10.9287246809441</text:p>
          </table:table-cell>
          <table:table-cell table:style-name="ce4" table:formula="of:=[$redistribution_low.H57]" office:value-type="float" office:value="8.19479819515404" calcext:value-type="float">
            <text:p>8.19479819515404</text:p>
          </table:table-cell>
          <table:table-cell table:style-name="ce4" table:formula="of:=[$redistribution_low.I57]" office:value-type="float" office:value="9.06864702821653" calcext:value-type="float">
            <text:p>9.06864702821653</text:p>
          </table:table-cell>
          <table:table-cell table:number-columns-repeated="47"/>
        </table:table-row>
        <table:table-row table:style-name="ro7">
          <table:table-cell table:style-name="ce4" table:formula="of:=[.A60]+1" office:value-type="float" office:value="105" calcext:value-type="float">
            <text:p>105</text:p>
          </table:table-cell>
          <table:table-cell table:style-name="ce4" table:formula="of:=[$Redistribution_high.F58]" office:value-type="float" office:value="6.42429292960647" calcext:value-type="float">
            <text:p>6.42429292960647</text:p>
          </table:table-cell>
          <table:table-cell table:style-name="ce4" table:formula="of:=[$Redistribution_high.G58]" office:value-type="float" office:value="9.9235642383712" calcext:value-type="float">
            <text:p>9.9235642383712</text:p>
          </table:table-cell>
          <table:table-cell table:style-name="ce4" table:formula="of:=[$Redistribution_high.H58]" office:value-type="float" office:value="7.78531063269103" calcext:value-type="float">
            <text:p>7.78531063269103</text:p>
          </table:table-cell>
          <table:table-cell table:style-name="ce4" table:formula="of:=[$Redistribution_high.I58]" office:value-type="float" office:value="8.00849850343439" calcext:value-type="float">
            <text:p>8.00849850343439</text:p>
          </table:table-cell>
          <table:table-cell table:style-name="ce4"/>
          <table:table-cell/>
          <table:table-cell table:style-name="ce4" table:formula="of:=[$Redistribution_central.F58]" office:value-type="float" office:value="6.3053367985815" calcext:value-type="float">
            <text:p>6.3053367985815</text:p>
          </table:table-cell>
          <table:table-cell table:style-name="ce4" table:formula="of:=[$Redistribution_central.G58]" office:value-type="float" office:value="10.6575676682932" calcext:value-type="float">
            <text:p>10.6575676682932</text:p>
          </table:table-cell>
          <table:table-cell table:style-name="ce4" table:formula="of:=[$Redistribution_central.H58]" office:value-type="float" office:value="8.01772051379706" calcext:value-type="float">
            <text:p>8.01772051379706</text:p>
          </table:table-cell>
          <table:table-cell table:style-name="ce4" table:formula="of:=[$Redistribution_central.I58]" office:value-type="float" office:value="8.73634354180807" calcext:value-type="float">
            <text:p>8.73634354180807</text:p>
          </table:table-cell>
          <table:table-cell table:style-name="ce4"/>
          <table:table-cell/>
          <table:table-cell table:style-name="ce4" table:formula="of:=[$redistribution_low.F58]" office:value-type="float" office:value="6.86419853821288" calcext:value-type="float">
            <text:p>6.86419853821288</text:p>
          </table:table-cell>
          <table:table-cell table:style-name="ce4" table:formula="of:=[$redistribution_low.G58]" office:value-type="float" office:value="11.0935755943778" calcext:value-type="float">
            <text:p>11.0935755943778</text:p>
          </table:table-cell>
          <table:table-cell table:style-name="ce4" table:formula="of:=[$redistribution_low.H58]" office:value-type="float" office:value="8.38284498521786" calcext:value-type="float">
            <text:p>8.38284498521786</text:p>
          </table:table-cell>
          <table:table-cell table:style-name="ce4" table:formula="of:=[$redistribution_low.I58]" office:value-type="float" office:value="8.62268719844715" calcext:value-type="float">
            <text:p>8.62268719844715</text:p>
          </table:table-cell>
          <table:table-cell table:number-columns-repeated="47"/>
        </table:table-row>
        <table:table-row table:style-name="ro7">
          <table:table-cell table:style-name="ce4" table:formula="of:=[.A61]+1" office:value-type="float" office:value="106" calcext:value-type="float">
            <text:p>106</text:p>
          </table:table-cell>
          <table:table-cell table:style-name="ce4" table:formula="of:=[$Redistribution_high.F59]" office:value-type="float" office:value="6.4228774200477" calcext:value-type="float">
            <text:p>6.4228774200477</text:p>
          </table:table-cell>
          <table:table-cell table:style-name="ce4" table:formula="of:=[$Redistribution_high.G59]" office:value-type="float" office:value="9.67693495760013" calcext:value-type="float">
            <text:p>9.67693495760013</text:p>
          </table:table-cell>
          <table:table-cell table:style-name="ce4" table:formula="of:=[$Redistribution_high.H59]" office:value-type="float" office:value="7.54783149983791" calcext:value-type="float">
            <text:p>7.54783149983791</text:p>
          </table:table-cell>
          <table:table-cell table:style-name="ce4" table:formula="of:=[$Redistribution_high.I59]" office:value-type="float" office:value="8.91637524887175" calcext:value-type="float">
            <text:p>8.91637524887175</text:p>
          </table:table-cell>
          <table:table-cell table:style-name="ce4"/>
          <table:table-cell/>
          <table:table-cell table:style-name="ce4" table:formula="of:=[$Redistribution_central.F59]" office:value-type="float" office:value="6.69392730406428" calcext:value-type="float">
            <text:p>6.69392730406428</text:p>
          </table:table-cell>
          <table:table-cell table:style-name="ce4" table:formula="of:=[$Redistribution_central.G59]" office:value-type="float" office:value="11.4143312828671" calcext:value-type="float">
            <text:p>11.4143312828671</text:p>
          </table:table-cell>
          <table:table-cell table:style-name="ce4" table:formula="of:=[$Redistribution_central.H59]" office:value-type="float" office:value="8.05831136210806" calcext:value-type="float">
            <text:p>8.05831136210806</text:p>
          </table:table-cell>
          <table:table-cell table:style-name="ce4" table:formula="of:=[$Redistribution_central.I59]" office:value-type="float" office:value="9.60549710761647" calcext:value-type="float">
            <text:p>9.60549710761647</text:p>
          </table:table-cell>
          <table:table-cell table:style-name="ce4"/>
          <table:table-cell/>
          <table:table-cell table:style-name="ce4" table:formula="of:=[$redistribution_low.F59]" office:value-type="float" office:value="6.67971288056705" calcext:value-type="float">
            <text:p>6.67971288056705</text:p>
          </table:table-cell>
          <table:table-cell table:style-name="ce4" table:formula="of:=[$redistribution_low.G59]" office:value-type="float" office:value="10.4452629935973" calcext:value-type="float">
            <text:p>10.4452629935973</text:p>
          </table:table-cell>
          <table:table-cell table:style-name="ce4" table:formula="of:=[$redistribution_low.H59]" office:value-type="float" office:value="7.90062238281307" calcext:value-type="float">
            <text:p>7.90062238281307</text:p>
          </table:table-cell>
          <table:table-cell table:style-name="ce4" table:formula="of:=[$redistribution_low.I59]" office:value-type="float" office:value="8.87688966055257" calcext:value-type="float">
            <text:p>8.87688966055257</text:p>
          </table:table-cell>
          <table:table-cell table:number-columns-repeated="47"/>
        </table:table-row>
        <table:table-row table:style-name="ro7">
          <table:table-cell table:style-name="ce4" table:formula="of:=[.A62]+1" office:value-type="float" office:value="107" calcext:value-type="float">
            <text:p>107</text:p>
          </table:table-cell>
          <table:table-cell table:style-name="ce4" table:formula="of:=[$Redistribution_high.F60]" office:value-type="float" office:value="6.73372321950546" calcext:value-type="float">
            <text:p>6.73372321950546</text:p>
          </table:table-cell>
          <table:table-cell table:style-name="ce4" table:formula="of:=[$Redistribution_high.G60]" office:value-type="float" office:value="10.5545322753922" calcext:value-type="float">
            <text:p>10.5545322753922</text:p>
          </table:table-cell>
          <table:table-cell table:style-name="ce4" table:formula="of:=[$Redistribution_high.H60]" office:value-type="float" office:value="7.8624222846624" calcext:value-type="float">
            <text:p>7.8624222846624</text:p>
          </table:table-cell>
          <table:table-cell table:style-name="ce4" table:formula="of:=[$Redistribution_high.I60]" office:value-type="float" office:value="9.77299816046552" calcext:value-type="float">
            <text:p>9.77299816046552</text:p>
          </table:table-cell>
          <table:table-cell table:style-name="ce4"/>
          <table:table-cell/>
          <table:table-cell table:style-name="ce4" table:formula="of:=[$Redistribution_central.F60]" office:value-type="float" office:value="6.78748386925128" calcext:value-type="float">
            <text:p>6.78748386925128</text:p>
          </table:table-cell>
          <table:table-cell table:style-name="ce4" table:formula="of:=[$Redistribution_central.G60]" office:value-type="float" office:value="11.2640208501411" calcext:value-type="float">
            <text:p>11.2640208501411</text:p>
          </table:table-cell>
          <table:table-cell table:style-name="ce4" table:formula="of:=[$Redistribution_central.H60]" office:value-type="float" office:value="8.12017578809532" calcext:value-type="float">
            <text:p>8.12017578809532</text:p>
          </table:table-cell>
          <table:table-cell table:style-name="ce4" table:formula="of:=[$Redistribution_central.I60]" office:value-type="float" office:value="9.73239450044087" calcext:value-type="float">
            <text:p>9.73239450044087</text:p>
          </table:table-cell>
          <table:table-cell table:style-name="ce4"/>
          <table:table-cell/>
          <table:table-cell table:style-name="ce4" table:formula="of:=[$redistribution_low.F60]" office:value-type="float" office:value="6.59330825947134" calcext:value-type="float">
            <text:p>6.59330825947134</text:p>
          </table:table-cell>
          <table:table-cell table:style-name="ce4" table:formula="of:=[$redistribution_low.G60]" office:value-type="float" office:value="9.2691328407062" calcext:value-type="float">
            <text:p>9.2691328407062</text:p>
          </table:table-cell>
          <table:table-cell table:style-name="ce4" table:formula="of:=[$redistribution_low.H60]" office:value-type="float" office:value="7.74950131726396" calcext:value-type="float">
            <text:p>7.74950131726396</text:p>
          </table:table-cell>
          <table:table-cell table:style-name="ce4" table:formula="of:=[$redistribution_low.I60]" office:value-type="float" office:value="8.59334191118007" calcext:value-type="float">
            <text:p>8.59334191118007</text:p>
          </table:table-cell>
          <table:table-cell table:number-columns-repeated="47"/>
        </table:table-row>
        <table:table-row table:style-name="ro6">
          <table:table-cell table:style-name="ce4" table:formula="of:=[.A63]+1" office:value-type="float" office:value="108" calcext:value-type="float">
            <text:p>108</text:p>
          </table:table-cell>
          <table:table-cell table:style-name="ce4" table:formula="of:=[$Redistribution_high.F61]" office:value-type="float" office:value="6.38141358222912" calcext:value-type="float">
            <text:p>6.38141358222912</text:p>
          </table:table-cell>
          <table:table-cell table:style-name="ce4" table:formula="of:=[$Redistribution_high.G61]" office:value-type="float" office:value="10.4898365665428" calcext:value-type="float">
            <text:p>10.4898365665428</text:p>
          </table:table-cell>
          <table:table-cell table:style-name="ce4" table:formula="of:=[$Redistribution_high.H61]" office:value-type="float" office:value="7.54902800925681" calcext:value-type="float">
            <text:p>7.54902800925681</text:p>
          </table:table-cell>
          <table:table-cell table:style-name="ce4" table:formula="of:=[$Redistribution_high.I61]" office:value-type="float" office:value="9.43631683604486" calcext:value-type="float">
            <text:p>9.43631683604486</text:p>
          </table:table-cell>
          <table:table-cell table:style-name="ce4"/>
          <table:table-cell/>
          <table:table-cell table:style-name="ce4" table:formula="of:=[$Redistribution_central.F61]" office:value-type="float" office:value="6.70352329400873" calcext:value-type="float">
            <text:p>6.70352329400873</text:p>
          </table:table-cell>
          <table:table-cell table:style-name="ce4" table:formula="of:=[$Redistribution_central.G61]" office:value-type="float" office:value="11.0309094911099" calcext:value-type="float">
            <text:p>11.0309094911099</text:p>
          </table:table-cell>
          <table:table-cell table:style-name="ce4" table:formula="of:=[$Redistribution_central.H61]" office:value-type="float" office:value="7.70599908753156" calcext:value-type="float">
            <text:p>7.70599908753156</text:p>
          </table:table-cell>
          <table:table-cell table:style-name="ce4" table:formula="of:=[$Redistribution_central.I61]" office:value-type="float" office:value="9.61099281034118" calcext:value-type="float">
            <text:p>9.61099281034118</text:p>
          </table:table-cell>
          <table:table-cell table:style-name="ce4"/>
          <table:table-cell/>
          <table:table-cell table:style-name="ce4" table:formula="of:=[$redistribution_low.F61]" office:value-type="float" office:value="6.57269328277269" calcext:value-type="float">
            <text:p>6.57269328277269</text:p>
          </table:table-cell>
          <table:table-cell table:style-name="ce4" table:formula="of:=[$redistribution_low.G61]" office:value-type="float" office:value="9.6428666291149" calcext:value-type="float">
            <text:p>9.6428666291149</text:p>
          </table:table-cell>
          <table:table-cell table:style-name="ce4" table:formula="of:=[$redistribution_low.H61]" office:value-type="float" office:value="7.59641326311206" calcext:value-type="float">
            <text:p>7.59641326311206</text:p>
          </table:table-cell>
          <table:table-cell table:style-name="ce4" table:formula="of:=[$redistribution_low.I61]" office:value-type="float" office:value="8.80689202663283" calcext:value-type="float">
            <text:p>8.80689202663283</text:p>
          </table:table-cell>
          <table:table-cell table:number-columns-repeated="47"/>
        </table:table-row>
        <table:table-row table:style-name="ro7">
          <table:table-cell table:style-name="ce4" table:formula="of:=[.A64]+1" office:value-type="float" office:value="109" calcext:value-type="float">
            <text:p>109</text:p>
          </table:table-cell>
          <table:table-cell table:style-name="ce4" table:formula="of:=[$Redistribution_high.F62]" office:value-type="float" office:value="6.91435515919075" calcext:value-type="float">
            <text:p>6.91435515919075</text:p>
          </table:table-cell>
          <table:table-cell table:style-name="ce4" table:formula="of:=[$Redistribution_high.G62]" office:value-type="float" office:value="10.6585673053965" calcext:value-type="float">
            <text:p>10.6585673053965</text:p>
          </table:table-cell>
          <table:table-cell table:style-name="ce4" table:formula="of:=[$Redistribution_high.H62]" office:value-type="float" office:value="8.09069943344545" calcext:value-type="float">
            <text:p>8.09069943344545</text:p>
          </table:table-cell>
          <table:table-cell table:style-name="ce4" table:formula="of:=[$Redistribution_high.I62]" office:value-type="float" office:value="9.62295077123714" calcext:value-type="float">
            <text:p>9.62295077123714</text:p>
          </table:table-cell>
          <table:table-cell table:style-name="ce4"/>
          <table:table-cell/>
          <table:table-cell table:style-name="ce4" table:formula="of:=[$Redistribution_central.F62]" office:value-type="float" office:value="6.65402877306134" calcext:value-type="float">
            <text:p>6.65402877306134</text:p>
          </table:table-cell>
          <table:table-cell table:style-name="ce4" table:formula="of:=[$Redistribution_central.G62]" office:value-type="float" office:value="10.3621646688619" calcext:value-type="float">
            <text:p>10.3621646688619</text:p>
          </table:table-cell>
          <table:table-cell table:style-name="ce4" table:formula="of:=[$Redistribution_central.H62]" office:value-type="float" office:value="7.82670615728696" calcext:value-type="float">
            <text:p>7.82670615728696</text:p>
          </table:table-cell>
          <table:table-cell table:style-name="ce4" table:formula="of:=[$Redistribution_central.I62]" office:value-type="float" office:value="9.26721585585494" calcext:value-type="float">
            <text:p>9.26721585585494</text:p>
          </table:table-cell>
          <table:table-cell table:style-name="ce4"/>
          <table:table-cell/>
          <table:table-cell table:style-name="ce4" table:formula="of:=[$redistribution_low.F62]" office:value-type="float" office:value="6.5347761745669" calcext:value-type="float">
            <text:p>6.5347761745669</text:p>
          </table:table-cell>
          <table:table-cell table:style-name="ce4" table:formula="of:=[$redistribution_low.G62]" office:value-type="float" office:value="10.6500606564213" calcext:value-type="float">
            <text:p>10.6500606564213</text:p>
          </table:table-cell>
          <table:table-cell table:style-name="ce4" table:formula="of:=[$redistribution_low.H62]" office:value-type="float" office:value="8.10935190639762" calcext:value-type="float">
            <text:p>8.10935190639762</text:p>
          </table:table-cell>
          <table:table-cell table:style-name="ce4" table:formula="of:=[$redistribution_low.I62]" office:value-type="float" office:value="9.0897540121275" calcext:value-type="float">
            <text:p>9.0897540121275</text:p>
          </table:table-cell>
          <table:table-cell table:number-columns-repeated="47"/>
        </table:table-row>
        <table:table-row table:style-name="ro7">
          <table:table-cell table:style-name="ce4" table:formula="of:=[.A65]+1" office:value-type="float" office:value="110" calcext:value-type="float">
            <text:p>110</text:p>
          </table:table-cell>
          <table:table-cell table:style-name="ce4" table:formula="of:=[$Redistribution_high.F63]" office:value-type="float" office:value="6.89245428766333" calcext:value-type="float">
            <text:p>6.89245428766333</text:p>
          </table:table-cell>
          <table:table-cell table:style-name="ce4" table:formula="of:=[$Redistribution_high.G63]" office:value-type="float" office:value="10.9604547416347" calcext:value-type="float">
            <text:p>10.9604547416347</text:p>
          </table:table-cell>
          <table:table-cell table:style-name="ce4" table:formula="of:=[$Redistribution_high.H63]" office:value-type="float" office:value="8.12807383389048" calcext:value-type="float">
            <text:p>8.12807383389048</text:p>
          </table:table-cell>
          <table:table-cell table:style-name="ce4" table:formula="of:=[$Redistribution_high.I63]" office:value-type="float" office:value="9.73814188261476" calcext:value-type="float">
            <text:p>9.73814188261476</text:p>
          </table:table-cell>
          <table:table-cell table:style-name="ce4"/>
          <table:table-cell/>
          <table:table-cell table:style-name="ce4" table:formula="of:=[$Redistribution_central.F63]" office:value-type="float" office:value="7.09542326655202" calcext:value-type="float">
            <text:p>7.09542326655202</text:p>
          </table:table-cell>
          <table:table-cell table:style-name="ce4" table:formula="of:=[$Redistribution_central.G63]" office:value-type="float" office:value="10.4481068272245" calcext:value-type="float">
            <text:p>10.4481068272245</text:p>
          </table:table-cell>
          <table:table-cell table:style-name="ce4" table:formula="of:=[$Redistribution_central.H63]" office:value-type="float" office:value="8.00744743723139" calcext:value-type="float">
            <text:p>8.00744743723139</text:p>
          </table:table-cell>
          <table:table-cell table:style-name="ce4" table:formula="of:=[$Redistribution_central.I63]" office:value-type="float" office:value="9.6310907110962" calcext:value-type="float">
            <text:p>9.6310907110962</text:p>
          </table:table-cell>
          <table:table-cell table:style-name="ce4"/>
          <table:table-cell/>
          <table:table-cell table:style-name="ce4" table:formula="of:=[$redistribution_low.F63]" office:value-type="float" office:value="6.9127909475344" calcext:value-type="float">
            <text:p>6.9127909475344</text:p>
          </table:table-cell>
          <table:table-cell table:style-name="ce4" table:formula="of:=[$redistribution_low.G63]" office:value-type="float" office:value="10.8617102453769" calcext:value-type="float">
            <text:p>10.8617102453769</text:p>
          </table:table-cell>
          <table:table-cell table:style-name="ce4" table:formula="of:=[$redistribution_low.H63]" office:value-type="float" office:value="7.89571130510977" calcext:value-type="float">
            <text:p>7.89571130510977</text:p>
          </table:table-cell>
          <table:table-cell table:style-name="ce4" table:formula="of:=[$redistribution_low.I63]" office:value-type="float" office:value="9.73862286097218" calcext:value-type="float">
            <text:p>9.73862286097218</text:p>
          </table:table-cell>
          <table:table-cell table:number-columns-repeated="47"/>
        </table:table-row>
        <table:table-row table:style-name="ro7">
          <table:table-cell table:style-name="ce4" table:formula="of:=[.A66]+1" office:value-type="float" office:value="111" calcext:value-type="float">
            <text:p>111</text:p>
          </table:table-cell>
          <table:table-cell table:style-name="ce4" table:formula="of:=[$Redistribution_high.F64]" office:value-type="float" office:value="7.1080139535239" calcext:value-type="float">
            <text:p>7.1080139535239</text:p>
          </table:table-cell>
          <table:table-cell table:style-name="ce4" table:formula="of:=[$Redistribution_high.G64]" office:value-type="float" office:value="11.4557789741945" calcext:value-type="float">
            <text:p>11.4557789741945</text:p>
          </table:table-cell>
          <table:table-cell table:style-name="ce4" table:formula="of:=[$Redistribution_high.H64]" office:value-type="float" office:value="7.97411086853859" calcext:value-type="float">
            <text:p>7.97411086853859</text:p>
          </table:table-cell>
          <table:table-cell table:style-name="ce4" table:formula="of:=[$Redistribution_high.I64]" office:value-type="float" office:value="10.0746424422772" calcext:value-type="float">
            <text:p>10.0746424422772</text:p>
          </table:table-cell>
          <table:table-cell table:style-name="ce4"/>
          <table:table-cell/>
          <table:table-cell table:style-name="ce4" table:formula="of:=[$Redistribution_central.F64]" office:value-type="float" office:value="6.69868063306327" calcext:value-type="float">
            <text:p>6.69868063306327</text:p>
          </table:table-cell>
          <table:table-cell table:style-name="ce4" table:formula="of:=[$Redistribution_central.G64]" office:value-type="float" office:value="10.3632846634283" calcext:value-type="float">
            <text:p>10.3632846634283</text:p>
          </table:table-cell>
          <table:table-cell table:style-name="ce4" table:formula="of:=[$Redistribution_central.H64]" office:value-type="float" office:value="7.31936303034031" calcext:value-type="float">
            <text:p>7.31936303034031</text:p>
          </table:table-cell>
          <table:table-cell table:style-name="ce4" table:formula="of:=[$Redistribution_central.I64]" office:value-type="float" office:value="9.35292767081017" calcext:value-type="float">
            <text:p>9.35292767081017</text:p>
          </table:table-cell>
          <table:table-cell table:style-name="ce4"/>
          <table:table-cell/>
          <table:table-cell table:style-name="ce4" table:formula="of:=[$redistribution_low.F64]" office:value-type="float" office:value="6.97719814822918" calcext:value-type="float">
            <text:p>6.97719814822918</text:p>
          </table:table-cell>
          <table:table-cell table:style-name="ce4" table:formula="of:=[$redistribution_low.G64]" office:value-type="float" office:value="11.4462655492622" calcext:value-type="float">
            <text:p>11.4462655492622</text:p>
          </table:table-cell>
          <table:table-cell table:style-name="ce4" table:formula="of:=[$redistribution_low.H64]" office:value-type="float" office:value="7.6960729928012" calcext:value-type="float">
            <text:p>7.6960729928012</text:p>
          </table:table-cell>
          <table:table-cell table:style-name="ce4" table:formula="of:=[$redistribution_low.I64]" office:value-type="float" office:value="10.3249786068579" calcext:value-type="float">
            <text:p>10.3249786068579</text:p>
          </table:table-cell>
          <table:table-cell table:number-columns-repeated="47"/>
        </table:table-row>
        <table:table-row table:style-name="ro7">
          <table:table-cell table:style-name="ce4" table:formula="of:=[.A67]+1" office:value-type="float" office:value="112" calcext:value-type="float">
            <text:p>112</text:p>
          </table:table-cell>
          <table:table-cell table:style-name="ce4" table:formula="of:=[$Redistribution_high.F65]" office:value-type="float" office:value="6.96525180700758" calcext:value-type="float">
            <text:p>6.96525180700758</text:p>
          </table:table-cell>
          <table:table-cell table:style-name="ce4" table:formula="of:=[$Redistribution_high.G65]" office:value-type="float" office:value="9.89101806060057" calcext:value-type="float">
            <text:p>9.89101806060057</text:p>
          </table:table-cell>
          <table:table-cell table:style-name="ce4" table:formula="of:=[$Redistribution_high.H65]" office:value-type="float" office:value="7.93674601520371" calcext:value-type="float">
            <text:p>7.93674601520371</text:p>
          </table:table-cell>
          <table:table-cell table:style-name="ce4" table:formula="of:=[$Redistribution_high.I65]" office:value-type="float" office:value="9.6137704840355" calcext:value-type="float">
            <text:p>9.6137704840355</text:p>
          </table:table-cell>
          <table:table-cell table:style-name="ce4"/>
          <table:table-cell/>
          <table:table-cell table:style-name="ce4" table:formula="of:=[$Redistribution_central.F65]" office:value-type="float" office:value="6.86252677619134" calcext:value-type="float">
            <text:p>6.86252677619134</text:p>
          </table:table-cell>
          <table:table-cell table:style-name="ce4" table:formula="of:=[$Redistribution_central.G65]" office:value-type="float" office:value="10.3189189151629" calcext:value-type="float">
            <text:p>10.3189189151629</text:p>
          </table:table-cell>
          <table:table-cell table:style-name="ce4" table:formula="of:=[$Redistribution_central.H65]" office:value-type="float" office:value="7.54478792124273" calcext:value-type="float">
            <text:p>7.54478792124273</text:p>
          </table:table-cell>
          <table:table-cell table:style-name="ce4" table:formula="of:=[$Redistribution_central.I65]" office:value-type="float" office:value="9.20318237318627" calcext:value-type="float">
            <text:p>9.20318237318627</text:p>
          </table:table-cell>
          <table:table-cell table:style-name="ce4"/>
          <table:table-cell/>
          <table:table-cell table:style-name="ce4" table:formula="of:=[$redistribution_low.F65]" office:value-type="float" office:value="6.90940077664757" calcext:value-type="float">
            <text:p>6.90940077664757</text:p>
          </table:table-cell>
          <table:table-cell table:style-name="ce4" table:formula="of:=[$redistribution_low.G65]" office:value-type="float" office:value="11.1769087711867" calcext:value-type="float">
            <text:p>11.1769087711867</text:p>
          </table:table-cell>
          <table:table-cell table:style-name="ce4" table:formula="of:=[$redistribution_low.H65]" office:value-type="float" office:value="7.71690483856858" calcext:value-type="float">
            <text:p>7.71690483856858</text:p>
          </table:table-cell>
          <table:table-cell table:style-name="ce4" table:formula="of:=[$redistribution_low.I65]" office:value-type="float" office:value="10.3344603457072" calcext:value-type="float">
            <text:p>10.3344603457072</text:p>
          </table:table-cell>
          <table:table-cell table:number-columns-repeated="47"/>
        </table:table-row>
        <table:table-row table:style-name="ro7">
          <table:table-cell table:style-name="ce4" table:formula="of:=[.A68]+1" office:value-type="float" office:value="113" calcext:value-type="float">
            <text:p>113</text:p>
          </table:table-cell>
          <table:table-cell table:style-name="ce4" table:formula="of:=[$Redistribution_high.F66]" office:value-type="float" office:value="6.85720987869811" calcext:value-type="float">
            <text:p>6.85720987869811</text:p>
          </table:table-cell>
          <table:table-cell table:style-name="ce4" table:formula="of:=[$Redistribution_high.G66]" office:value-type="float" office:value="10.3690516568333" calcext:value-type="float">
            <text:p>10.3690516568333</text:p>
          </table:table-cell>
          <table:table-cell table:style-name="ce4" table:formula="of:=[$Redistribution_high.H66]" office:value-type="float" office:value="7.8043543332839" calcext:value-type="float">
            <text:p>7.8043543332839</text:p>
          </table:table-cell>
          <table:table-cell table:style-name="ce4" table:formula="of:=[$Redistribution_high.I66]" office:value-type="float" office:value="9.22125357735154" calcext:value-type="float">
            <text:p>9.22125357735154</text:p>
          </table:table-cell>
          <table:table-cell table:style-name="ce4"/>
          <table:table-cell/>
          <table:table-cell table:style-name="ce4" table:formula="of:=[$Redistribution_central.F66]" office:value-type="float" office:value="6.73468986919235" calcext:value-type="float">
            <text:p>6.73468986919235</text:p>
          </table:table-cell>
          <table:table-cell table:style-name="ce4" table:formula="of:=[$Redistribution_central.G66]" office:value-type="float" office:value="10.4152372048449" calcext:value-type="float">
            <text:p>10.4152372048449</text:p>
          </table:table-cell>
          <table:table-cell table:style-name="ce4" table:formula="of:=[$Redistribution_central.H66]" office:value-type="float" office:value="7.34813772709595" calcext:value-type="float">
            <text:p>7.34813772709595</text:p>
          </table:table-cell>
          <table:table-cell table:style-name="ce4" table:formula="of:=[$Redistribution_central.I66]" office:value-type="float" office:value="8.60287642701382" calcext:value-type="float">
            <text:p>8.60287642701382</text:p>
          </table:table-cell>
          <table:table-cell table:style-name="ce4"/>
          <table:table-cell/>
          <table:table-cell table:style-name="ce4" table:formula="of:=[$redistribution_low.F66]" office:value-type="float" office:value="6.6058025096102" calcext:value-type="float">
            <text:p>6.6058025096102</text:p>
          </table:table-cell>
          <table:table-cell table:style-name="ce4" table:formula="of:=[$redistribution_low.G66]" office:value-type="float" office:value="9.97036952032319" calcext:value-type="float">
            <text:p>9.97036952032319</text:p>
          </table:table-cell>
          <table:table-cell table:style-name="ce4" table:formula="of:=[$redistribution_low.H66]" office:value-type="float" office:value="7.34562067090609" calcext:value-type="float">
            <text:p>7.34562067090609</text:p>
          </table:table-cell>
          <table:table-cell table:style-name="ce4" table:formula="of:=[$redistribution_low.I66]" office:value-type="float" office:value="9.09683152359821" calcext:value-type="float">
            <text:p>9.09683152359821</text:p>
          </table:table-cell>
          <table:table-cell table:number-columns-repeated="47"/>
        </table:table-row>
        <table:table-row table:style-name="ro7">
          <table:table-cell table:style-name="ce4" table:formula="of:=[.A69]+1" office:value-type="float" office:value="114" calcext:value-type="float">
            <text:p>114</text:p>
          </table:table-cell>
          <table:table-cell table:style-name="ce4" table:formula="of:=[$Redistribution_high.F67]" office:value-type="float" office:value="6.93434961027716" calcext:value-type="float">
            <text:p>6.93434961027716</text:p>
          </table:table-cell>
          <table:table-cell table:style-name="ce4" table:formula="of:=[$Redistribution_high.G67]" office:value-type="float" office:value="10.3715290237706" calcext:value-type="float">
            <text:p>10.3715290237706</text:p>
          </table:table-cell>
          <table:table-cell table:style-name="ce4" table:formula="of:=[$Redistribution_high.H67]" office:value-type="float" office:value="7.64232847656061" calcext:value-type="float">
            <text:p>7.64232847656061</text:p>
          </table:table-cell>
          <table:table-cell table:style-name="ce4" table:formula="of:=[$Redistribution_high.I67]" office:value-type="float" office:value="9.29176097726035" calcext:value-type="float">
            <text:p>9.29176097726035</text:p>
          </table:table-cell>
          <table:table-cell table:style-name="ce4"/>
          <table:table-cell/>
          <table:table-cell table:style-name="ce4" table:formula="of:=[$Redistribution_central.F67]" office:value-type="float" office:value="6.7985476413077" calcext:value-type="float">
            <text:p>6.7985476413077</text:p>
          </table:table-cell>
          <table:table-cell table:style-name="ce4" table:formula="of:=[$Redistribution_central.G67]" office:value-type="float" office:value="10.6733526060306" calcext:value-type="float">
            <text:p>10.6733526060306</text:p>
          </table:table-cell>
          <table:table-cell table:style-name="ce4" table:formula="of:=[$Redistribution_central.H67]" office:value-type="float" office:value="7.29951408913788" calcext:value-type="float">
            <text:p>7.29951408913788</text:p>
          </table:table-cell>
          <table:table-cell table:style-name="ce4" table:formula="of:=[$Redistribution_central.I67]" office:value-type="float" office:value="9.70920767343538" calcext:value-type="float">
            <text:p>9.70920767343538</text:p>
          </table:table-cell>
          <table:table-cell table:style-name="ce4"/>
          <table:table-cell/>
          <table:table-cell table:style-name="ce4" table:formula="of:=[$redistribution_low.F67]" office:value-type="float" office:value="6.53127740838341" calcext:value-type="float">
            <text:p>6.53127740838341</text:p>
          </table:table-cell>
          <table:table-cell table:style-name="ce4" table:formula="of:=[$redistribution_low.G67]" office:value-type="float" office:value="9.69800114523116" calcext:value-type="float">
            <text:p>9.69800114523116</text:p>
          </table:table-cell>
          <table:table-cell table:style-name="ce4" table:formula="of:=[$redistribution_low.H67]" office:value-type="float" office:value="7.03881145459636" calcext:value-type="float">
            <text:p>7.03881145459636</text:p>
          </table:table-cell>
          <table:table-cell table:style-name="ce4" table:formula="of:=[$redistribution_low.I67]" office:value-type="float" office:value="9.23391958300794" calcext:value-type="float">
            <text:p>9.23391958300794</text:p>
          </table:table-cell>
          <table:table-cell table:number-columns-repeated="47"/>
        </table:table-row>
        <table:table-row table:style-name="ro7">
          <table:table-cell table:style-name="ce4" table:formula="of:=[.A70]+1" office:value-type="float" office:value="115" calcext:value-type="float">
            <text:p>115</text:p>
          </table:table-cell>
          <table:table-cell table:style-name="ce4" table:formula="of:=[$Redistribution_high.F68]" office:value-type="float" office:value="6.95357763827457" calcext:value-type="float">
            <text:p>6.95357763827457</text:p>
          </table:table-cell>
          <table:table-cell table:style-name="ce4" table:formula="of:=[$Redistribution_high.G68]" office:value-type="float" office:value="10.3887232941858" calcext:value-type="float">
            <text:p>10.3887232941858</text:p>
          </table:table-cell>
          <table:table-cell table:style-name="ce4" table:formula="of:=[$Redistribution_high.H68]" office:value-type="float" office:value="7.46241077000064" calcext:value-type="float">
            <text:p>7.46241077000064</text:p>
          </table:table-cell>
          <table:table-cell table:style-name="ce4" table:formula="of:=[$Redistribution_high.I68]" office:value-type="float" office:value="10.2456230508207" calcext:value-type="float">
            <text:p>10.2456230508207</text:p>
          </table:table-cell>
          <table:table-cell table:style-name="ce4"/>
          <table:table-cell/>
          <table:table-cell table:style-name="ce4" table:formula="of:=[$Redistribution_central.F68]" office:value-type="float" office:value="6.468302535717" calcext:value-type="float">
            <text:p>6.468302535717</text:p>
          </table:table-cell>
          <table:table-cell table:style-name="ce4" table:formula="of:=[$Redistribution_central.G68]" office:value-type="float" office:value="9.70393114579539" calcext:value-type="float">
            <text:p>9.70393114579539</text:p>
          </table:table-cell>
          <table:table-cell table:style-name="ce4" table:formula="of:=[$Redistribution_central.H68]" office:value-type="float" office:value="7.00818830441088" calcext:value-type="float">
            <text:p>7.00818830441088</text:p>
          </table:table-cell>
          <table:table-cell table:style-name="ce4" table:formula="of:=[$Redistribution_central.I68]" office:value-type="float" office:value="9.18031697284554" calcext:value-type="float">
            <text:p>9.18031697284554</text:p>
          </table:table-cell>
          <table:table-cell table:style-name="ce4"/>
          <table:table-cell/>
          <table:table-cell table:style-name="ce4" table:formula="of:=[$redistribution_low.F68]" office:value-type="float" office:value="6.92947853680618" calcext:value-type="float">
            <text:p>6.92947853680618</text:p>
          </table:table-cell>
          <table:table-cell table:style-name="ce4" table:formula="of:=[$redistribution_low.G68]" office:value-type="float" office:value="10.7890750837385" calcext:value-type="float">
            <text:p>10.7890750837385</text:p>
          </table:table-cell>
          <table:table-cell table:style-name="ce4" table:formula="of:=[$redistribution_low.H68]" office:value-type="float" office:value="7.47845690110665" calcext:value-type="float">
            <text:p>7.47845690110665</text:p>
          </table:table-cell>
          <table:table-cell table:style-name="ce4" table:formula="of:=[$redistribution_low.I68]" office:value-type="float" office:value="10.0818099726515" calcext:value-type="float">
            <text:p>10.0818099726515</text:p>
          </table:table-cell>
          <table:table-cell table:number-columns-repeated="47"/>
        </table:table-row>
        <table:table-row table:style-name="ro7">
          <table:table-cell table:style-name="ce4" table:formula="of:=[.A71]+1" office:value-type="float" office:value="116" calcext:value-type="float">
            <text:p>116</text:p>
          </table:table-cell>
          <table:table-cell table:style-name="ce4" table:formula="of:=[$Redistribution_high.F69]" office:value-type="float" office:value="6.8237204883866" calcext:value-type="float">
            <text:p>6.8237204883866</text:p>
          </table:table-cell>
          <table:table-cell table:style-name="ce4" table:formula="of:=[$Redistribution_high.G69]" office:value-type="float" office:value="9.85327970876852" calcext:value-type="float">
            <text:p>9.85327970876852</text:p>
          </table:table-cell>
          <table:table-cell table:style-name="ce4" table:formula="of:=[$Redistribution_high.H69]" office:value-type="float" office:value="7.41039646139541" calcext:value-type="float">
            <text:p>7.41039646139541</text:p>
          </table:table-cell>
          <table:table-cell table:style-name="ce4" table:formula="of:=[$Redistribution_high.I69]" office:value-type="float" office:value="8.86883859662382" calcext:value-type="float">
            <text:p>8.86883859662382</text:p>
          </table:table-cell>
          <table:table-cell table:style-name="ce4"/>
          <table:table-cell/>
          <table:table-cell table:style-name="ce4" table:formula="of:=[$Redistribution_central.F69]" office:value-type="float" office:value="6.64999695138347" calcext:value-type="float">
            <text:p>6.64999695138347</text:p>
          </table:table-cell>
          <table:table-cell table:style-name="ce4" table:formula="of:=[$Redistribution_central.G69]" office:value-type="float" office:value="9.7696698884026" calcext:value-type="float">
            <text:p>9.7696698884026</text:p>
          </table:table-cell>
          <table:table-cell table:style-name="ce4" table:formula="of:=[$Redistribution_central.H69]" office:value-type="float" office:value="7.17242368143162" calcext:value-type="float">
            <text:p>7.17242368143162</text:p>
          </table:table-cell>
          <table:table-cell table:style-name="ce4" table:formula="of:=[$Redistribution_central.I69]" office:value-type="float" office:value="8.92586589446216" calcext:value-type="float">
            <text:p>8.92586589446216</text:p>
          </table:table-cell>
          <table:table-cell table:style-name="ce4"/>
          <table:table-cell/>
          <table:table-cell table:style-name="ce4" table:formula="of:=[$redistribution_low.F69]" office:value-type="float" office:value="6.67287859724607" calcext:value-type="float">
            <text:p>6.67287859724607</text:p>
          </table:table-cell>
          <table:table-cell table:style-name="ce4" table:formula="of:=[$redistribution_low.G69]" office:value-type="float" office:value="10.1194392634617" calcext:value-type="float">
            <text:p>10.1194392634617</text:p>
          </table:table-cell>
          <table:table-cell table:style-name="ce4" table:formula="of:=[$redistribution_low.H69]" office:value-type="float" office:value="7.21203876232068" calcext:value-type="float">
            <text:p>7.21203876232068</text:p>
          </table:table-cell>
          <table:table-cell table:style-name="ce4" table:formula="of:=[$redistribution_low.I69]" office:value-type="float" office:value="9.78163933922323" calcext:value-type="float">
            <text:p>9.78163933922323</text:p>
          </table:table-cell>
          <table:table-cell table:number-columns-repeated="47"/>
        </table:table-row>
        <table:table-row table:style-name="ro6">
          <table:table-cell table:style-name="ce4" table:formula="of:=[.A72]+1" office:value-type="float" office:value="117" calcext:value-type="float">
            <text:p>117</text:p>
          </table:table-cell>
          <table:table-cell table:style-name="ce4" table:formula="of:=[$Redistribution_high.F70]" office:value-type="float" office:value="6.9147244339117" calcext:value-type="float">
            <text:p>6.9147244339117</text:p>
          </table:table-cell>
          <table:table-cell table:style-name="ce4" table:formula="of:=[$Redistribution_high.G70]" office:value-type="float" office:value="10.4036420111418" calcext:value-type="float">
            <text:p>10.4036420111418</text:p>
          </table:table-cell>
          <table:table-cell table:style-name="ce4" table:formula="of:=[$Redistribution_high.H70]" office:value-type="float" office:value="7.52223023234815" calcext:value-type="float">
            <text:p>7.52223023234815</text:p>
          </table:table-cell>
          <table:table-cell table:style-name="ce4" table:formula="of:=[$Redistribution_high.I70]" office:value-type="float" office:value="9.23738031891085" calcext:value-type="float">
            <text:p>9.23738031891085</text:p>
          </table:table-cell>
          <table:table-cell table:style-name="ce4"/>
          <table:table-cell/>
          <table:table-cell table:style-name="ce4" table:formula="of:=[$Redistribution_central.F70]" office:value-type="float" office:value="6.54163319842146" calcext:value-type="float">
            <text:p>6.54163319842146</text:p>
          </table:table-cell>
          <table:table-cell table:style-name="ce4" table:formula="of:=[$Redistribution_central.G70]" office:value-type="float" office:value="10.2639480084476" calcext:value-type="float">
            <text:p>10.2639480084476</text:p>
          </table:table-cell>
          <table:table-cell table:style-name="ce4" table:formula="of:=[$Redistribution_central.H70]" office:value-type="float" office:value="7.33441063582124" calcext:value-type="float">
            <text:p>7.33441063582124</text:p>
          </table:table-cell>
          <table:table-cell table:style-name="ce4" table:formula="of:=[$Redistribution_central.I70]" office:value-type="float" office:value="9.2394602347125" calcext:value-type="float">
            <text:p>9.2394602347125</text:p>
          </table:table-cell>
          <table:table-cell table:style-name="ce4"/>
          <table:table-cell/>
          <table:table-cell table:style-name="ce4" table:formula="of:=[$redistribution_low.F70]" office:value-type="float" office:value="6.65234176421029" calcext:value-type="float">
            <text:p>6.65234176421029</text:p>
          </table:table-cell>
          <table:table-cell table:style-name="ce4" table:formula="of:=[$redistribution_low.G70]" office:value-type="float" office:value="9.41690311143617" calcext:value-type="float">
            <text:p>9.41690311143617</text:p>
          </table:table-cell>
          <table:table-cell table:style-name="ce4" table:formula="of:=[$redistribution_low.H70]" office:value-type="float" office:value="7.21617010617575" calcext:value-type="float">
            <text:p>7.21617010617575</text:p>
          </table:table-cell>
          <table:table-cell table:style-name="ce4" table:formula="of:=[$redistribution_low.I70]" office:value-type="float" office:value="9.23082064281148" calcext:value-type="float">
            <text:p>9.23082064281148</text:p>
          </table:table-cell>
          <table:table-cell table:number-columns-repeated="47"/>
        </table:table-row>
        <table:table-row table:style-name="ro7">
          <table:table-cell table:style-name="ce4" table:formula="of:=[.A73]+1" office:value-type="float" office:value="118" calcext:value-type="float">
            <text:p>118</text:p>
          </table:table-cell>
          <table:table-cell table:style-name="ce4" table:formula="of:=[$Redistribution_high.F71]" office:value-type="float" office:value="6.74898451073972" calcext:value-type="float">
            <text:p>6.74898451073972</text:p>
          </table:table-cell>
          <table:table-cell table:style-name="ce4" table:formula="of:=[$Redistribution_high.G71]" office:value-type="float" office:value="10.1195839089391" calcext:value-type="float">
            <text:p>10.1195839089391</text:p>
          </table:table-cell>
          <table:table-cell table:style-name="ce4" table:formula="of:=[$Redistribution_high.H71]" office:value-type="float" office:value="7.38691372269557" calcext:value-type="float">
            <text:p>7.38691372269557</text:p>
          </table:table-cell>
          <table:table-cell table:style-name="ce4" table:formula="of:=[$Redistribution_high.I71]" office:value-type="float" office:value="9.2324241084164" calcext:value-type="float">
            <text:p>9.2324241084164</text:p>
          </table:table-cell>
          <table:table-cell table:style-name="ce4"/>
          <table:table-cell/>
          <table:table-cell table:style-name="ce4" table:formula="of:=[$Redistribution_central.F71]" office:value-type="float" office:value="6.89154391169543" calcext:value-type="float">
            <text:p>6.89154391169543</text:p>
          </table:table-cell>
          <table:table-cell table:style-name="ce4" table:formula="of:=[$Redistribution_central.G71]" office:value-type="float" office:value="10.0830380724563" calcext:value-type="float">
            <text:p>10.0830380724563</text:p>
          </table:table-cell>
          <table:table-cell table:style-name="ce4" table:formula="of:=[$Redistribution_central.H71]" office:value-type="float" office:value="7.55863942694375" calcext:value-type="float">
            <text:p>7.55863942694375</text:p>
          </table:table-cell>
          <table:table-cell table:style-name="ce4" table:formula="of:=[$Redistribution_central.I71]" office:value-type="float" office:value="9.42032295632226" calcext:value-type="float">
            <text:p>9.42032295632226</text:p>
          </table:table-cell>
          <table:table-cell table:style-name="ce4"/>
          <table:table-cell/>
          <table:table-cell table:style-name="ce4" table:formula="of:=[$redistribution_low.F71]" office:value-type="float" office:value="7.87015827197357" calcext:value-type="float">
            <text:p>7.87015827197357</text:p>
          </table:table-cell>
          <table:table-cell table:style-name="ce4" table:formula="of:=[$redistribution_low.G71]" office:value-type="float" office:value="11.2706263281127" calcext:value-type="float">
            <text:p>11.2706263281127</text:p>
          </table:table-cell>
          <table:table-cell table:style-name="ce4" table:formula="of:=[$redistribution_low.H71]" office:value-type="float" office:value="8.55051479350011" calcext:value-type="float">
            <text:p>8.55051479350011</text:p>
          </table:table-cell>
          <table:table-cell table:style-name="ce4" table:formula="of:=[$redistribution_low.I71]" office:value-type="float" office:value="10.6259533604003" calcext:value-type="float">
            <text:p>10.6259533604003</text:p>
          </table:table-cell>
          <table:table-cell table:number-columns-repeated="47"/>
        </table:table-row>
        <table:table-row table:style-name="ro7">
          <table:table-cell table:style-name="ce4" table:formula="of:=[.A74]+1" office:value-type="float" office:value="119" calcext:value-type="float">
            <text:p>119</text:p>
          </table:table-cell>
          <table:table-cell table:style-name="ce4" table:formula="of:=[$Redistribution_high.F72]" office:value-type="float" office:value="6.89547576075208" calcext:value-type="float">
            <text:p>6.89547576075208</text:p>
          </table:table-cell>
          <table:table-cell table:style-name="ce4" table:formula="of:=[$Redistribution_high.G72]" office:value-type="float" office:value="10.5334404673551" calcext:value-type="float">
            <text:p>10.5334404673551</text:p>
          </table:table-cell>
          <table:table-cell table:style-name="ce4" table:formula="of:=[$Redistribution_high.H72]" office:value-type="float" office:value="7.32353973785804" calcext:value-type="float">
            <text:p>7.32353973785804</text:p>
          </table:table-cell>
          <table:table-cell table:style-name="ce4" table:formula="of:=[$Redistribution_high.I72]" office:value-type="float" office:value="10.2485654298762" calcext:value-type="float">
            <text:p>10.2485654298762</text:p>
          </table:table-cell>
          <table:table-cell table:style-name="ce4"/>
          <table:table-cell/>
          <table:table-cell table:style-name="ce4" table:formula="of:=[$Redistribution_central.F72]" office:value-type="float" office:value="7.19145834938651" calcext:value-type="float">
            <text:p>7.19145834938651</text:p>
          </table:table-cell>
          <table:table-cell table:style-name="ce4" table:formula="of:=[$Redistribution_central.G72]" office:value-type="float" office:value="11.2165882793955" calcext:value-type="float">
            <text:p>11.2165882793955</text:p>
          </table:table-cell>
          <table:table-cell table:style-name="ce4" table:formula="of:=[$Redistribution_central.H72]" office:value-type="float" office:value="7.87251900318938" calcext:value-type="float">
            <text:p>7.87251900318938</text:p>
          </table:table-cell>
          <table:table-cell table:style-name="ce4" table:formula="of:=[$Redistribution_central.I72]" office:value-type="float" office:value="10.0663112601442" calcext:value-type="float">
            <text:p>10.0663112601442</text:p>
          </table:table-cell>
          <table:table-cell table:style-name="ce4"/>
          <table:table-cell/>
          <table:table-cell table:style-name="ce4" table:formula="of:=[$redistribution_low.F72]" office:value-type="float" office:value="7.77954169515012" calcext:value-type="float">
            <text:p>7.77954169515012</text:p>
          </table:table-cell>
          <table:table-cell table:style-name="ce4" table:formula="of:=[$redistribution_low.G72]" office:value-type="float" office:value="10.5010072430198" calcext:value-type="float">
            <text:p>10.5010072430198</text:p>
          </table:table-cell>
          <table:table-cell table:style-name="ce4" table:formula="of:=[$redistribution_low.H72]" office:value-type="float" office:value="8.2052924848618" calcext:value-type="float">
            <text:p>8.2052924848618</text:p>
          </table:table-cell>
          <table:table-cell table:style-name="ce4" table:formula="of:=[$redistribution_low.I72]" office:value-type="float" office:value="10.2601610860663" calcext:value-type="float">
            <text:p>10.2601610860663</text:p>
          </table:table-cell>
          <table:table-cell table:number-columns-repeated="47"/>
        </table:table-row>
        <table:table-row table:style-name="ro6">
          <table:table-cell table:style-name="ce4" table:formula="of:=[.A75]+1" office:value-type="float" office:value="120" calcext:value-type="float">
            <text:p>120</text:p>
          </table:table-cell>
          <table:table-cell table:style-name="ce4" table:formula="of:=[$Redistribution_high.F73]" office:value-type="float" office:value="7.11596821873657" calcext:value-type="float">
            <text:p>7.11596821873657</text:p>
          </table:table-cell>
          <table:table-cell table:style-name="ce4" table:formula="of:=[$Redistribution_high.G73]" office:value-type="float" office:value="10.5013097563437" calcext:value-type="float">
            <text:p>10.5013097563437</text:p>
          </table:table-cell>
          <table:table-cell table:style-name="ce4" table:formula="of:=[$Redistribution_high.H73]" office:value-type="float" office:value="7.93962609970659" calcext:value-type="float">
            <text:p>7.93962609970659</text:p>
          </table:table-cell>
          <table:table-cell table:style-name="ce4" table:formula="of:=[$Redistribution_high.I73]" office:value-type="float" office:value="9.83357459502381" calcext:value-type="float">
            <text:p>9.83357459502381</text:p>
          </table:table-cell>
          <table:table-cell table:style-name="ce4"/>
          <table:table-cell/>
          <table:table-cell table:style-name="ce4" table:formula="of:=[$Redistribution_central.F73]" office:value-type="float" office:value="7.06398732736461" calcext:value-type="float">
            <text:p>7.06398732736461</text:p>
          </table:table-cell>
          <table:table-cell table:style-name="ce4" table:formula="of:=[$Redistribution_central.G73]" office:value-type="float" office:value="10.7733623859153" calcext:value-type="float">
            <text:p>10.7733623859153</text:p>
          </table:table-cell>
          <table:table-cell table:style-name="ce4" table:formula="of:=[$Redistribution_central.H73]" office:value-type="float" office:value="7.79472416560818" calcext:value-type="float">
            <text:p>7.79472416560818</text:p>
          </table:table-cell>
          <table:table-cell table:style-name="ce4" table:formula="of:=[$Redistribution_central.I73]" office:value-type="float" office:value="10.0340188372079" calcext:value-type="float">
            <text:p>10.0340188372079</text:p>
          </table:table-cell>
          <table:table-cell table:style-name="ce4"/>
          <table:table-cell/>
          <table:table-cell table:style-name="ce4" table:formula="of:=[$redistribution_low.F73]" office:value-type="float" office:value="8.03899611460584" calcext:value-type="float">
            <text:p>8.03899611460584</text:p>
          </table:table-cell>
          <table:table-cell table:style-name="ce4" table:formula="of:=[$redistribution_low.G73]" office:value-type="float" office:value="11.0452885230855" calcext:value-type="float">
            <text:p>11.0452885230855</text:p>
          </table:table-cell>
          <table:table-cell table:style-name="ce4" table:formula="of:=[$redistribution_low.H73]" office:value-type="float" office:value="8.32080139105046" calcext:value-type="float">
            <text:p>8.32080139105046</text:p>
          </table:table-cell>
          <table:table-cell table:style-name="ce4" table:formula="of:=[$redistribution_low.I73]" office:value-type="float" office:value="10.141116940602" calcext:value-type="float">
            <text:p>10.141116940602</text:p>
          </table:table-cell>
          <table:table-cell table:number-columns-repeated="47"/>
        </table:table-row>
        <table:table-row table:style-name="ro6">
          <table:table-cell table:style-name="ce4" table:formula="of:=[.A76]+1" office:value-type="float" office:value="121" calcext:value-type="float">
            <text:p>121</text:p>
          </table:table-cell>
          <table:table-cell table:style-name="ce4" table:formula="of:=[$Redistribution_high.F74]" office:value-type="float" office:value="6.84289823451608" calcext:value-type="float">
            <text:p>6.84289823451608</text:p>
          </table:table-cell>
          <table:table-cell table:style-name="ce4" table:formula="of:=[$Redistribution_high.G74]" office:value-type="float" office:value="10.0519625614149" calcext:value-type="float">
            <text:p>10.0519625614149</text:p>
          </table:table-cell>
          <table:table-cell table:style-name="ce4" table:formula="of:=[$Redistribution_high.H74]" office:value-type="float" office:value="7.24502662762753" calcext:value-type="float">
            <text:p>7.24502662762753</text:p>
          </table:table-cell>
          <table:table-cell table:style-name="ce4" table:formula="of:=[$Redistribution_high.I74]" office:value-type="float" office:value="9.46569043708946" calcext:value-type="float">
            <text:p>9.46569043708946</text:p>
          </table:table-cell>
          <table:table-cell table:style-name="ce4"/>
          <table:table-cell/>
          <table:table-cell table:style-name="ce4" table:formula="of:=[$Redistribution_central.F74]" office:value-type="float" office:value="6.83874812806933" calcext:value-type="float">
            <text:p>6.83874812806933</text:p>
          </table:table-cell>
          <table:table-cell table:style-name="ce4" table:formula="of:=[$Redistribution_central.G74]" office:value-type="float" office:value="10.0513904388593" calcext:value-type="float">
            <text:p>10.0513904388593</text:p>
          </table:table-cell>
          <table:table-cell table:style-name="ce4" table:formula="of:=[$Redistribution_central.H74]" office:value-type="float" office:value="7.09125200440687" calcext:value-type="float">
            <text:p>7.09125200440687</text:p>
          </table:table-cell>
          <table:table-cell table:style-name="ce4" table:formula="of:=[$Redistribution_central.I74]" office:value-type="float" office:value="9.51363696345778" calcext:value-type="float">
            <text:p>9.51363696345778</text:p>
          </table:table-cell>
          <table:table-cell table:style-name="ce4"/>
          <table:table-cell/>
          <table:table-cell table:style-name="ce4" table:formula="of:=[$redistribution_low.F74]" office:value-type="float" office:value="7.44903159071913" calcext:value-type="float">
            <text:p>7.44903159071913</text:p>
          </table:table-cell>
          <table:table-cell table:style-name="ce4" table:formula="of:=[$redistribution_low.G74]" office:value-type="float" office:value="9.56505325246709" calcext:value-type="float">
            <text:p>9.56505325246709</text:p>
          </table:table-cell>
          <table:table-cell table:style-name="ce4" table:formula="of:=[$redistribution_low.H74]" office:value-type="float" office:value="7.75408645669507" calcext:value-type="float">
            <text:p>7.75408645669507</text:p>
          </table:table-cell>
          <table:table-cell table:style-name="ce4" table:formula="of:=[$redistribution_low.I74]" office:value-type="float" office:value="9.27573597447039" calcext:value-type="float">
            <text:p>9.27573597447039</text:p>
          </table:table-cell>
          <table:table-cell table:number-columns-repeated="47"/>
        </table:table-row>
        <table:table-row table:style-name="ro7">
          <table:table-cell table:style-name="ce4" table:formula="of:=[.A77]+1" office:value-type="float" office:value="122" calcext:value-type="float">
            <text:p>122</text:p>
          </table:table-cell>
          <table:table-cell table:style-name="ce4" table:formula="of:=[$Redistribution_high.F75]" office:value-type="float" office:value="6.73700137996799" calcext:value-type="float">
            <text:p>6.73700137996799</text:p>
          </table:table-cell>
          <table:table-cell table:style-name="ce4" table:formula="of:=[$Redistribution_high.G75]" office:value-type="float" office:value="9.53778859753477" calcext:value-type="float">
            <text:p>9.53778859753477</text:p>
          </table:table-cell>
          <table:table-cell table:style-name="ce4" table:formula="of:=[$Redistribution_high.H75]" office:value-type="float" office:value="7.06774383849829" calcext:value-type="float">
            <text:p>7.06774383849829</text:p>
          </table:table-cell>
          <table:table-cell table:style-name="ce4" table:formula="of:=[$Redistribution_high.I75]" office:value-type="float" office:value="8.97717480961882" calcext:value-type="float">
            <text:p>8.97717480961882</text:p>
          </table:table-cell>
          <table:table-cell table:style-name="ce4"/>
          <table:table-cell/>
          <table:table-cell table:style-name="ce4" table:formula="of:=[$Redistribution_central.F75]" office:value-type="float" office:value="6.75331835012364" calcext:value-type="float">
            <text:p>6.75331835012364</text:p>
          </table:table-cell>
          <table:table-cell table:style-name="ce4" table:formula="of:=[$Redistribution_central.G75]" office:value-type="float" office:value="9.62761149864076" calcext:value-type="float">
            <text:p>9.62761149864076</text:p>
          </table:table-cell>
          <table:table-cell table:style-name="ce4" table:formula="of:=[$Redistribution_central.H75]" office:value-type="float" office:value="7.21984852744386" calcext:value-type="float">
            <text:p>7.21984852744386</text:p>
          </table:table-cell>
          <table:table-cell table:style-name="ce4" table:formula="of:=[$Redistribution_central.I75]" office:value-type="float" office:value="9.38817256263829" calcext:value-type="float">
            <text:p>9.38817256263829</text:p>
          </table:table-cell>
          <table:table-cell table:style-name="ce4"/>
          <table:table-cell/>
          <table:table-cell table:style-name="ce4" table:formula="of:=[$redistribution_low.F75]" office:value-type="float" office:value="7.39512868053199" calcext:value-type="float">
            <text:p>7.39512868053199</text:p>
          </table:table-cell>
          <table:table-cell table:style-name="ce4" table:formula="of:=[$redistribution_low.G75]" office:value-type="float" office:value="9.73492004259301" calcext:value-type="float">
            <text:p>9.73492004259301</text:p>
          </table:table-cell>
          <table:table-cell table:style-name="ce4" table:formula="of:=[$redistribution_low.H75]" office:value-type="float" office:value="7.64706369578687" calcext:value-type="float">
            <text:p>7.64706369578687</text:p>
          </table:table-cell>
          <table:table-cell table:style-name="ce4" table:formula="of:=[$redistribution_low.I75]" office:value-type="float" office:value="9.09665684433672" calcext:value-type="float">
            <text:p>9.09665684433672</text:p>
          </table:table-cell>
          <table:table-cell table:number-columns-repeated="47"/>
        </table:table-row>
        <table:table-row table:style-name="ro7">
          <table:table-cell table:style-name="ce4" table:formula="of:=[.A78]+1" office:value-type="float" office:value="123" calcext:value-type="float">
            <text:p>123</text:p>
          </table:table-cell>
          <table:table-cell table:style-name="ce4" table:formula="of:=[$Redistribution_high.F76]" office:value-type="float" office:value="6.59039359343407" calcext:value-type="float">
            <text:p>6.59039359343407</text:p>
          </table:table-cell>
          <table:table-cell table:style-name="ce4" table:formula="of:=[$Redistribution_high.G76]" office:value-type="float" office:value="9.46954017581338" calcext:value-type="float">
            <text:p>9.46954017581338</text:p>
          </table:table-cell>
          <table:table-cell table:style-name="ce4" table:formula="of:=[$Redistribution_high.H76]" office:value-type="float" office:value="7.08842742636549" calcext:value-type="float">
            <text:p>7.08842742636549</text:p>
          </table:table-cell>
          <table:table-cell table:style-name="ce4" table:formula="of:=[$Redistribution_high.I76]" office:value-type="float" office:value="9.08937498199519" calcext:value-type="float">
            <text:p>9.08937498199519</text:p>
          </table:table-cell>
          <table:table-cell table:style-name="ce4"/>
          <table:table-cell/>
          <table:table-cell table:style-name="ce4" table:formula="of:=[$Redistribution_central.F76]" office:value-type="float" office:value="6.50581846488889" calcext:value-type="float">
            <text:p>6.50581846488889</text:p>
          </table:table-cell>
          <table:table-cell table:style-name="ce4" table:formula="of:=[$Redistribution_central.G76]" office:value-type="float" office:value="9.35321987387952" calcext:value-type="float">
            <text:p>9.35321987387952</text:p>
          </table:table-cell>
          <table:table-cell table:style-name="ce4" table:formula="of:=[$Redistribution_central.H76]" office:value-type="float" office:value="6.99265991744456" calcext:value-type="float">
            <text:p>6.99265991744456</text:p>
          </table:table-cell>
          <table:table-cell table:style-name="ce4" table:formula="of:=[$Redistribution_central.I76]" office:value-type="float" office:value="9.15670711810288" calcext:value-type="float">
            <text:p>9.15670711810288</text:p>
          </table:table-cell>
          <table:table-cell table:style-name="ce4"/>
          <table:table-cell/>
          <table:table-cell table:style-name="ce4" table:formula="of:=[$redistribution_low.F76]" office:value-type="float" office:value="6.93811053202673" calcext:value-type="float">
            <text:p>6.93811053202673</text:p>
          </table:table-cell>
          <table:table-cell table:style-name="ce4" table:formula="of:=[$redistribution_low.G76]" office:value-type="float" office:value="9.84566716609245" calcext:value-type="float">
            <text:p>9.84566716609245</text:p>
          </table:table-cell>
          <table:table-cell table:style-name="ce4" table:formula="of:=[$redistribution_low.H76]" office:value-type="float" office:value="7.07751844010177" calcext:value-type="float">
            <text:p>7.07751844010177</text:p>
          </table:table-cell>
          <table:table-cell table:style-name="ce4" table:formula="of:=[$redistribution_low.I76]" office:value-type="float" office:value="9.37227749102063" calcext:value-type="float">
            <text:p>9.37227749102063</text:p>
          </table:table-cell>
          <table:table-cell table:number-columns-repeated="47"/>
        </table:table-row>
        <table:table-row table:style-name="ro7">
          <table:table-cell table:style-name="ce4" table:formula="of:=[.A79]+1" office:value-type="float" office:value="124" calcext:value-type="float">
            <text:p>124</text:p>
          </table:table-cell>
          <table:table-cell table:style-name="ce4" table:formula="of:=[$Redistribution_high.F77]" office:value-type="float" office:value="6.92223989179177" calcext:value-type="float">
            <text:p>6.92223989179177</text:p>
          </table:table-cell>
          <table:table-cell table:style-name="ce4" table:formula="of:=[$Redistribution_high.G77]" office:value-type="float" office:value="9.10272453184791" calcext:value-type="float">
            <text:p>9.10272453184791</text:p>
          </table:table-cell>
          <table:table-cell table:style-name="ce4" table:formula="of:=[$Redistribution_high.H77]" office:value-type="float" office:value="7.11915130578446" calcext:value-type="float">
            <text:p>7.11915130578446</text:p>
          </table:table-cell>
          <table:table-cell table:style-name="ce4" table:formula="of:=[$Redistribution_high.I77]" office:value-type="float" office:value="8.55537933673727" calcext:value-type="float">
            <text:p>8.55537933673727</text:p>
          </table:table-cell>
          <table:table-cell table:style-name="ce4"/>
          <table:table-cell/>
          <table:table-cell table:style-name="ce4" table:formula="of:=[$Redistribution_central.F77]" office:value-type="float" office:value="7.48930103309771" calcext:value-type="float">
            <text:p>7.48930103309771</text:p>
          </table:table-cell>
          <table:table-cell table:style-name="ce4" table:formula="of:=[$Redistribution_central.G77]" office:value-type="float" office:value="10.3895103687669" calcext:value-type="float">
            <text:p>10.3895103687669</text:p>
          </table:table-cell>
          <table:table-cell table:style-name="ce4" table:formula="of:=[$Redistribution_central.H77]" office:value-type="float" office:value="7.82522093030709" calcext:value-type="float">
            <text:p>7.82522093030709</text:p>
          </table:table-cell>
          <table:table-cell table:style-name="ce4" table:formula="of:=[$Redistribution_central.I77]" office:value-type="float" office:value="9.80836078776967" calcext:value-type="float">
            <text:p>9.80836078776967</text:p>
          </table:table-cell>
          <table:table-cell table:style-name="ce4"/>
          <table:table-cell/>
          <table:table-cell table:style-name="ce4" table:formula="of:=[$redistribution_low.F77]" office:value-type="float" office:value="7.08493940039396" calcext:value-type="float">
            <text:p>7.08493940039396</text:p>
          </table:table-cell>
          <table:table-cell table:style-name="ce4" table:formula="of:=[$redistribution_low.G77]" office:value-type="float" office:value="9.50939504543445" calcext:value-type="float">
            <text:p>9.50939504543445</text:p>
          </table:table-cell>
          <table:table-cell table:style-name="ce4" table:formula="of:=[$redistribution_low.H77]" office:value-type="float" office:value="7.20163506919519" calcext:value-type="float">
            <text:p>7.20163506919519</text:p>
          </table:table-cell>
          <table:table-cell table:style-name="ce4" table:formula="of:=[$redistribution_low.I77]" office:value-type="float" office:value="9.2594054366841" calcext:value-type="float">
            <text:p>9.2594054366841</text:p>
          </table:table-cell>
          <table:table-cell table:number-columns-repeated="47"/>
        </table:table-row>
        <table:table-row table:style-name="ro7">
          <table:table-cell table:style-name="ce4" table:formula="of:=[.A80]+1" office:value-type="float" office:value="125" calcext:value-type="float">
            <text:p>125</text:p>
          </table:table-cell>
          <table:table-cell table:style-name="ce4" table:formula="of:=[$Redistribution_high.F78]" office:value-type="float" office:value="6.55103012856448" calcext:value-type="float">
            <text:p>6.55103012856448</text:p>
          </table:table-cell>
          <table:table-cell table:style-name="ce4" table:formula="of:=[$Redistribution_high.G78]" office:value-type="float" office:value="9.09714483316772" calcext:value-type="float">
            <text:p>9.09714483316772</text:p>
          </table:table-cell>
          <table:table-cell table:style-name="ce4" table:formula="of:=[$Redistribution_high.H78]" office:value-type="float" office:value="6.7497969145474" calcext:value-type="float">
            <text:p>6.7497969145474</text:p>
          </table:table-cell>
          <table:table-cell table:style-name="ce4" table:formula="of:=[$Redistribution_high.I78]" office:value-type="float" office:value="8.86544841636706" calcext:value-type="float">
            <text:p>8.86544841636706</text:p>
          </table:table-cell>
          <table:table-cell table:style-name="ce4"/>
          <table:table-cell/>
          <table:table-cell table:style-name="ce4" table:formula="of:=[$Redistribution_central.F78]" office:value-type="float" office:value="7.00386259674588" calcext:value-type="float">
            <text:p>7.00386259674588</text:p>
          </table:table-cell>
          <table:table-cell table:style-name="ce4" table:formula="of:=[$Redistribution_central.G78]" office:value-type="float" office:value="9.72791946003392" calcext:value-type="float">
            <text:p>9.72791946003392</text:p>
          </table:table-cell>
          <table:table-cell table:style-name="ce4" table:formula="of:=[$Redistribution_central.H78]" office:value-type="float" office:value="7.37826121317899" calcext:value-type="float">
            <text:p>7.37826121317899</text:p>
          </table:table-cell>
          <table:table-cell table:style-name="ce4" table:formula="of:=[$Redistribution_central.I78]" office:value-type="float" office:value="9.09651354060434" calcext:value-type="float">
            <text:p>9.09651354060434</text:p>
          </table:table-cell>
          <table:table-cell table:style-name="ce4"/>
          <table:table-cell/>
          <table:table-cell table:style-name="ce4" table:formula="of:=[$redistribution_low.F78]" office:value-type="float" office:value="6.73509133160971" calcext:value-type="float">
            <text:p>6.73509133160971</text:p>
          </table:table-cell>
          <table:table-cell table:style-name="ce4" table:formula="of:=[$redistribution_low.G78]" office:value-type="float" office:value="9.7897916118904" calcext:value-type="float">
            <text:p>9.7897916118904</text:p>
          </table:table-cell>
          <table:table-cell table:style-name="ce4" table:formula="of:=[$redistribution_low.H78]" office:value-type="float" office:value="7.1906272560512" calcext:value-type="float">
            <text:p>7.1906272560512</text:p>
          </table:table-cell>
          <table:table-cell table:style-name="ce4" table:formula="of:=[$redistribution_low.I78]" office:value-type="float" office:value="9.20216975408082" calcext:value-type="float">
            <text:p>9.20216975408082</text:p>
          </table:table-cell>
          <table:table-cell table:number-columns-repeated="47"/>
        </table:table-row>
        <table:table-row table:style-name="ro6">
          <table:table-cell table:style-name="ce4" table:formula="of:=[.A81]+1" office:value-type="float" office:value="126" calcext:value-type="float">
            <text:p>126</text:p>
          </table:table-cell>
          <table:table-cell table:style-name="ce4" table:formula="of:=[$Redistribution_high.F79]" office:value-type="float" office:value="6.77382621426772" calcext:value-type="float">
            <text:p>6.77382621426772</text:p>
          </table:table-cell>
          <table:table-cell table:style-name="ce4" table:formula="of:=[$Redistribution_high.G79]" office:value-type="float" office:value="9.79985562429095" calcext:value-type="float">
            <text:p>9.79985562429095</text:p>
          </table:table-cell>
          <table:table-cell table:style-name="ce4" table:formula="of:=[$Redistribution_high.H79]" office:value-type="float" office:value="7.00499098304288" calcext:value-type="float">
            <text:p>7.00499098304288</text:p>
          </table:table-cell>
          <table:table-cell table:style-name="ce4" table:formula="of:=[$Redistribution_high.I79]" office:value-type="float" office:value="9.11723972372262" calcext:value-type="float">
            <text:p>9.11723972372262</text:p>
          </table:table-cell>
          <table:table-cell table:style-name="ce4"/>
          <table:table-cell/>
          <table:table-cell table:style-name="ce4" table:formula="of:=[$Redistribution_central.F79]" office:value-type="float" office:value="6.74813364981052" calcext:value-type="float">
            <text:p>6.74813364981052</text:p>
          </table:table-cell>
          <table:table-cell table:style-name="ce4" table:formula="of:=[$Redistribution_central.G79]" office:value-type="float" office:value="9.23895656018578" calcext:value-type="float">
            <text:p>9.23895656018578</text:p>
          </table:table-cell>
          <table:table-cell table:style-name="ce4" table:formula="of:=[$Redistribution_central.H79]" office:value-type="float" office:value="7.20279820732092" calcext:value-type="float">
            <text:p>7.20279820732092</text:p>
          </table:table-cell>
          <table:table-cell table:style-name="ce4" table:formula="of:=[$Redistribution_central.I79]" office:value-type="float" office:value="8.86820265395359" calcext:value-type="float">
            <text:p>8.86820265395359</text:p>
          </table:table-cell>
          <table:table-cell table:style-name="ce4"/>
          <table:table-cell/>
          <table:table-cell table:style-name="ce4" table:formula="of:=[$redistribution_low.F79]" office:value-type="float" office:value="6.85279497508049" calcext:value-type="float">
            <text:p>6.85279497508049</text:p>
          </table:table-cell>
          <table:table-cell table:style-name="ce4" table:formula="of:=[$redistribution_low.G79]" office:value-type="float" office:value="9.09414932821829" calcext:value-type="float">
            <text:p>9.09414932821829</text:p>
          </table:table-cell>
          <table:table-cell table:style-name="ce4" table:formula="of:=[$redistribution_low.H79]" office:value-type="float" office:value="7.03420606500065" calcext:value-type="float">
            <text:p>7.03420606500065</text:p>
          </table:table-cell>
          <table:table-cell table:style-name="ce4" table:formula="of:=[$redistribution_low.I79]" office:value-type="float" office:value="8.65225662079032" calcext:value-type="float">
            <text:p>8.65225662079032</text:p>
          </table:table-cell>
          <table:table-cell table:number-columns-repeated="47"/>
        </table:table-row>
        <table:table-row table:style-name="ro7">
          <table:table-cell table:style-name="ce4" table:formula="of:=[.A82]+1" office:value-type="float" office:value="127" calcext:value-type="float">
            <text:p>127</text:p>
          </table:table-cell>
          <table:table-cell table:style-name="ce4" table:formula="of:=[$Redistribution_high.F80]" office:value-type="float" office:value="6.27177572662254" calcext:value-type="float">
            <text:p>6.27177572662254</text:p>
          </table:table-cell>
          <table:table-cell table:style-name="ce4" table:formula="of:=[$Redistribution_high.G80]" office:value-type="float" office:value="9.52287207543194" calcext:value-type="float">
            <text:p>9.52287207543194</text:p>
          </table:table-cell>
          <table:table-cell table:style-name="ce4" table:formula="of:=[$Redistribution_high.H80]" office:value-type="float" office:value="6.67960788710641" calcext:value-type="float">
            <text:p>6.67960788710641</text:p>
          </table:table-cell>
          <table:table-cell table:style-name="ce4" table:formula="of:=[$Redistribution_high.I80]" office:value-type="float" office:value="8.80834422996974" calcext:value-type="float">
            <text:p>8.80834422996974</text:p>
          </table:table-cell>
          <table:table-cell table:style-name="ce4"/>
          <table:table-cell/>
          <table:table-cell table:style-name="ce4" table:formula="of:=[$Redistribution_central.F80]" office:value-type="float" office:value="6.87642607711209" calcext:value-type="float">
            <text:p>6.87642607711209</text:p>
          </table:table-cell>
          <table:table-cell table:style-name="ce4" table:formula="of:=[$Redistribution_central.G80]" office:value-type="float" office:value="9.91888492493238" calcext:value-type="float">
            <text:p>9.91888492493238</text:p>
          </table:table-cell>
          <table:table-cell table:style-name="ce4" table:formula="of:=[$Redistribution_central.H80]" office:value-type="float" office:value="7.38222055281954" calcext:value-type="float">
            <text:p>7.38222055281954</text:p>
          </table:table-cell>
          <table:table-cell table:style-name="ce4" table:formula="of:=[$Redistribution_central.I80]" office:value-type="float" office:value="9.77974063203446" calcext:value-type="float">
            <text:p>9.77974063203446</text:p>
          </table:table-cell>
          <table:table-cell table:style-name="ce4"/>
          <table:table-cell/>
          <table:table-cell table:style-name="ce4" table:formula="of:=[$redistribution_low.F80]" office:value-type="float" office:value="6.00291314369143" calcext:value-type="float">
            <text:p>6.00291314369143</text:p>
          </table:table-cell>
          <table:table-cell table:style-name="ce4" table:formula="of:=[$redistribution_low.G80]" office:value-type="float" office:value="8.82502944055481" calcext:value-type="float">
            <text:p>8.82502944055481</text:p>
          </table:table-cell>
          <table:table-cell table:style-name="ce4" table:formula="of:=[$redistribution_low.H80]" office:value-type="float" office:value="6.30857310114768" calcext:value-type="float">
            <text:p>6.30857310114768</text:p>
          </table:table-cell>
          <table:table-cell table:style-name="ce4" table:formula="of:=[$redistribution_low.I80]" office:value-type="float" office:value="8.44224194585665" calcext:value-type="float">
            <text:p>8.44224194585665</text:p>
          </table:table-cell>
          <table:table-cell table:number-columns-repeated="47"/>
        </table:table-row>
        <table:table-row table:style-name="ro7">
          <table:table-cell table:style-name="ce4" table:formula="of:=[.A83]+1" office:value-type="float" office:value="128" calcext:value-type="float">
            <text:p>128</text:p>
          </table:table-cell>
          <table:table-cell table:style-name="ce4" table:formula="of:=[$Redistribution_high.F81]" office:value-type="float" office:value="6.55010443276824" calcext:value-type="float">
            <text:p>6.55010443276824</text:p>
          </table:table-cell>
          <table:table-cell table:style-name="ce4" table:formula="of:=[$Redistribution_high.G81]" office:value-type="float" office:value="8.99268349841873" calcext:value-type="float">
            <text:p>8.99268349841873</text:p>
          </table:table-cell>
          <table:table-cell table:style-name="ce4" table:formula="of:=[$Redistribution_high.H81]" office:value-type="float" office:value="6.96490885276738" calcext:value-type="float">
            <text:p>6.96490885276738</text:p>
          </table:table-cell>
          <table:table-cell table:style-name="ce4" table:formula="of:=[$Redistribution_high.I81]" office:value-type="float" office:value="8.74548984076476" calcext:value-type="float">
            <text:p>8.74548984076476</text:p>
          </table:table-cell>
          <table:table-cell table:style-name="ce4"/>
          <table:table-cell/>
          <table:table-cell table:style-name="ce4" table:formula="of:=[$Redistribution_central.F81]" office:value-type="float" office:value="6.80435555441989" calcext:value-type="float">
            <text:p>6.80435555441989</text:p>
          </table:table-cell>
          <table:table-cell table:style-name="ce4" table:formula="of:=[$Redistribution_central.G81]" office:value-type="float" office:value="10.2186990298396" calcext:value-type="float">
            <text:p>10.2186990298396</text:p>
          </table:table-cell>
          <table:table-cell table:style-name="ce4" table:formula="of:=[$Redistribution_central.H81]" office:value-type="float" office:value="7.28029749362181" calcext:value-type="float">
            <text:p>7.28029749362181</text:p>
          </table:table-cell>
          <table:table-cell table:style-name="ce4" table:formula="of:=[$Redistribution_central.I81]" office:value-type="float" office:value="9.74797317489058" calcext:value-type="float">
            <text:p>9.74797317489058</text:p>
          </table:table-cell>
          <table:table-cell table:style-name="ce4"/>
          <table:table-cell/>
          <table:table-cell table:style-name="ce4" table:formula="of:=[$redistribution_low.F81]" office:value-type="float" office:value="5.91615050190688" calcext:value-type="float">
            <text:p>5.91615050190688</text:p>
          </table:table-cell>
          <table:table-cell table:style-name="ce4" table:formula="of:=[$redistribution_low.G81]" office:value-type="float" office:value="8.61991795780248" calcext:value-type="float">
            <text:p>8.61991795780248</text:p>
          </table:table-cell>
          <table:table-cell table:style-name="ce4" table:formula="of:=[$redistribution_low.H81]" office:value-type="float" office:value="6.24347112956159" calcext:value-type="float">
            <text:p>6.24347112956159</text:p>
          </table:table-cell>
          <table:table-cell table:style-name="ce4" table:formula="of:=[$redistribution_low.I81]" office:value-type="float" office:value="8.41287764323314" calcext:value-type="float">
            <text:p>8.41287764323314</text:p>
          </table:table-cell>
          <table:table-cell table:number-columns-repeated="47"/>
        </table:table-row>
        <table:table-row table:style-name="ro7">
          <table:table-cell table:style-name="ce4" table:formula="of:=[.A84]+1" office:value-type="float" office:value="129" calcext:value-type="float">
            <text:p>129</text:p>
          </table:table-cell>
          <table:table-cell table:style-name="ce4" table:formula="of:=[$Redistribution_high.F82]" office:value-type="float" office:value="6.70128989762298" calcext:value-type="float">
            <text:p>6.70128989762298</text:p>
          </table:table-cell>
          <table:table-cell table:style-name="ce4" table:formula="of:=[$Redistribution_high.G82]" office:value-type="float" office:value="9.24672430312342" calcext:value-type="float">
            <text:p>9.24672430312342</text:p>
          </table:table-cell>
          <table:table-cell table:style-name="ce4" table:formula="of:=[$Redistribution_high.H82]" office:value-type="float" office:value="6.97979922881933" calcext:value-type="float">
            <text:p>6.97979922881933</text:p>
          </table:table-cell>
          <table:table-cell table:style-name="ce4" table:formula="of:=[$Redistribution_high.I82]" office:value-type="float" office:value="8.53310583225863" calcext:value-type="float">
            <text:p>8.53310583225863</text:p>
          </table:table-cell>
          <table:table-cell table:style-name="ce4"/>
          <table:table-cell/>
          <table:table-cell table:style-name="ce4" table:formula="of:=[$Redistribution_central.F82]" office:value-type="float" office:value="6.57199275443164" calcext:value-type="float">
            <text:p>6.57199275443164</text:p>
          </table:table-cell>
          <table:table-cell table:style-name="ce4" table:formula="of:=[$Redistribution_central.G82]" office:value-type="float" office:value="9.67948593525034" calcext:value-type="float">
            <text:p>9.67948593525034</text:p>
          </table:table-cell>
          <table:table-cell table:style-name="ce4" table:formula="of:=[$Redistribution_central.H82]" office:value-type="float" office:value="6.7874963861957" calcext:value-type="float">
            <text:p>6.7874963861957</text:p>
          </table:table-cell>
          <table:table-cell table:style-name="ce4" table:formula="of:=[$Redistribution_central.I82]" office:value-type="float" office:value="9.42740128374955" calcext:value-type="float">
            <text:p>9.42740128374955</text:p>
          </table:table-cell>
          <table:table-cell table:style-name="ce4"/>
          <table:table-cell/>
          <table:table-cell table:style-name="ce4" table:formula="of:=[$redistribution_low.F82]" office:value-type="float" office:value="6.44377468693472" calcext:value-type="float">
            <text:p>6.44377468693472</text:p>
          </table:table-cell>
          <table:table-cell table:style-name="ce4" table:formula="of:=[$redistribution_low.G82]" office:value-type="float" office:value="9.52167113091246" calcext:value-type="float">
            <text:p>9.52167113091246</text:p>
          </table:table-cell>
          <table:table-cell table:style-name="ce4" table:formula="of:=[$redistribution_low.H82]" office:value-type="float" office:value="6.76083034882587" calcext:value-type="float">
            <text:p>6.76083034882587</text:p>
          </table:table-cell>
          <table:table-cell table:style-name="ce4" table:formula="of:=[$redistribution_low.I82]" office:value-type="float" office:value="9.114860562861" calcext:value-type="float">
            <text:p>9.114860562861</text:p>
          </table:table-cell>
          <table:table-cell table:number-columns-repeated="47"/>
        </table:table-row>
        <table:table-row table:style-name="ro6">
          <table:table-cell table:style-name="ce4" table:formula="of:=[.A85]+1" office:value-type="float" office:value="130" calcext:value-type="float">
            <text:p>130</text:p>
          </table:table-cell>
          <table:table-cell table:style-name="ce4" table:formula="of:=[$Redistribution_high.F83]" office:value-type="float" office:value="6.9310946538898" calcext:value-type="float">
            <text:p>6.9310946538898</text:p>
          </table:table-cell>
          <table:table-cell table:style-name="ce4" table:formula="of:=[$Redistribution_high.G83]" office:value-type="float" office:value="9.16726715592255" calcext:value-type="float">
            <text:p>9.16726715592255</text:p>
          </table:table-cell>
          <table:table-cell table:style-name="ce4" table:formula="of:=[$Redistribution_high.H83]" office:value-type="float" office:value="7.14593573344537" calcext:value-type="float">
            <text:p>7.14593573344537</text:p>
          </table:table-cell>
          <table:table-cell table:style-name="ce4" table:formula="of:=[$Redistribution_high.I83]" office:value-type="float" office:value="8.61427027243312" calcext:value-type="float">
            <text:p>8.61427027243312</text:p>
          </table:table-cell>
          <table:table-cell table:style-name="ce4"/>
          <table:table-cell/>
          <table:table-cell table:style-name="ce4" table:formula="of:=[$Redistribution_central.F83]" office:value-type="float" office:value="6.40690644979847" calcext:value-type="float">
            <text:p>6.40690644979847</text:p>
          </table:table-cell>
          <table:table-cell table:style-name="ce4" table:formula="of:=[$Redistribution_central.G83]" office:value-type="float" office:value="9.62592427899289" calcext:value-type="float">
            <text:p>9.62592427899289</text:p>
          </table:table-cell>
          <table:table-cell table:style-name="ce4" table:formula="of:=[$Redistribution_central.H83]" office:value-type="float" office:value="6.52239713647517" calcext:value-type="float">
            <text:p>6.52239713647517</text:p>
          </table:table-cell>
          <table:table-cell table:style-name="ce4" table:formula="of:=[$Redistribution_central.I83]" office:value-type="float" office:value="9.16232577171128" calcext:value-type="float">
            <text:p>9.16232577171128</text:p>
          </table:table-cell>
          <table:table-cell table:style-name="ce4"/>
          <table:table-cell/>
          <table:table-cell table:style-name="ce4" table:formula="of:=[$redistribution_low.F83]" office:value-type="float" office:value="6.57664816682447" calcext:value-type="float">
            <text:p>6.57664816682447</text:p>
          </table:table-cell>
          <table:table-cell table:style-name="ce4" table:formula="of:=[$redistribution_low.G83]" office:value-type="float" office:value="9.18989761347279" calcext:value-type="float">
            <text:p>9.18989761347279</text:p>
          </table:table-cell>
          <table:table-cell table:style-name="ce4" table:formula="of:=[$redistribution_low.H83]" office:value-type="float" office:value="6.85568479237376" calcext:value-type="float">
            <text:p>6.85568479237376</text:p>
          </table:table-cell>
          <table:table-cell table:style-name="ce4" table:formula="of:=[$redistribution_low.I83]" office:value-type="float" office:value="9.12344377827436" calcext:value-type="float">
            <text:p>9.12344377827436</text:p>
          </table:table-cell>
          <table:table-cell table:number-columns-repeated="47"/>
        </table:table-row>
        <table:table-row table:style-name="ro6">
          <table:table-cell table:style-name="ce4" table:formula="of:=[.A86]+1" office:value-type="float" office:value="131" calcext:value-type="float">
            <text:p>131</text:p>
          </table:table-cell>
          <table:table-cell table:style-name="ce4" table:formula="of:=[$Redistribution_high.F84]" office:value-type="float" office:value="6.62066130352867" calcext:value-type="float">
            <text:p>6.62066130352867</text:p>
          </table:table-cell>
          <table:table-cell table:style-name="ce4" table:formula="of:=[$Redistribution_high.G84]" office:value-type="float" office:value="9.19538965550757" calcext:value-type="float">
            <text:p>9.19538965550757</text:p>
          </table:table-cell>
          <table:table-cell table:style-name="ce4" table:formula="of:=[$Redistribution_high.H84]" office:value-type="float" office:value="6.9439415165156" calcext:value-type="float">
            <text:p>6.9439415165156</text:p>
          </table:table-cell>
          <table:table-cell table:style-name="ce4" table:formula="of:=[$Redistribution_high.I84]" office:value-type="float" office:value="8.64935990442831" calcext:value-type="float">
            <text:p>8.64935990442831</text:p>
          </table:table-cell>
          <table:table-cell table:style-name="ce4"/>
          <table:table-cell/>
          <table:table-cell table:style-name="ce4" table:formula="of:=[$Redistribution_central.F84]" office:value-type="float" office:value="6.78767082020136" calcext:value-type="float">
            <text:p>6.78767082020136</text:p>
          </table:table-cell>
          <table:table-cell table:style-name="ce4" table:formula="of:=[$Redistribution_central.G84]" office:value-type="float" office:value="10.2095662850875" calcext:value-type="float">
            <text:p>10.2095662850875</text:p>
          </table:table-cell>
          <table:table-cell table:style-name="ce4" table:formula="of:=[$Redistribution_central.H84]" office:value-type="float" office:value="6.97149339361251" calcext:value-type="float">
            <text:p>6.97149339361251</text:p>
          </table:table-cell>
          <table:table-cell table:style-name="ce4" table:formula="of:=[$Redistribution_central.I84]" office:value-type="float" office:value="9.8751902979129" calcext:value-type="float">
            <text:p>9.8751902979129</text:p>
          </table:table-cell>
          <table:table-cell table:style-name="ce4"/>
          <table:table-cell/>
          <table:table-cell table:style-name="ce4" table:formula="of:=[$redistribution_low.F84]" office:value-type="float" office:value="6.43757242728734" calcext:value-type="float">
            <text:p>6.43757242728734</text:p>
          </table:table-cell>
          <table:table-cell table:style-name="ce4" table:formula="of:=[$redistribution_low.G84]" office:value-type="float" office:value="9.30780014531048" calcext:value-type="float">
            <text:p>9.30780014531048</text:p>
          </table:table-cell>
          <table:table-cell table:style-name="ce4" table:formula="of:=[$redistribution_low.H84]" office:value-type="float" office:value="6.74384906636935" calcext:value-type="float">
            <text:p>6.74384906636935</text:p>
          </table:table-cell>
          <table:table-cell table:style-name="ce4" table:formula="of:=[$redistribution_low.I84]" office:value-type="float" office:value="9.29434010212229" calcext:value-type="float">
            <text:p>9.29434010212229</text:p>
          </table:table-cell>
          <table:table-cell table:number-columns-repeated="47"/>
        </table:table-row>
        <table:table-row table:style-name="ro6">
          <table:table-cell table:style-name="ce4" table:formula="of:=[.A87]+1" office:value-type="float" office:value="132" calcext:value-type="float">
            <text:p>132</text:p>
          </table:table-cell>
          <table:table-cell table:style-name="ce4" table:formula="of:=[$Redistribution_high.F85]" office:value-type="float" office:value="6.62814063533651" calcext:value-type="float">
            <text:p>6.62814063533651</text:p>
          </table:table-cell>
          <table:table-cell table:style-name="ce4" table:formula="of:=[$Redistribution_high.G85]" office:value-type="float" office:value="9.44376048646807" calcext:value-type="float">
            <text:p>9.44376048646807</text:p>
          </table:table-cell>
          <table:table-cell table:style-name="ce4" table:formula="of:=[$Redistribution_high.H85]" office:value-type="float" office:value="7.03906694024565" calcext:value-type="float">
            <text:p>7.03906694024565</text:p>
          </table:table-cell>
          <table:table-cell table:style-name="ce4" table:formula="of:=[$Redistribution_high.I85]" office:value-type="float" office:value="8.83503265924012" calcext:value-type="float">
            <text:p>8.83503265924012</text:p>
          </table:table-cell>
          <table:table-cell table:style-name="ce4"/>
          <table:table-cell/>
          <table:table-cell table:style-name="ce4" table:formula="of:=[$Redistribution_central.F85]" office:value-type="float" office:value="7.23187212608532" calcext:value-type="float">
            <text:p>7.23187212608532</text:p>
          </table:table-cell>
          <table:table-cell table:style-name="ce4" table:formula="of:=[$Redistribution_central.G85]" office:value-type="float" office:value="9.95305528219035" calcext:value-type="float">
            <text:p>9.95305528219035</text:p>
          </table:table-cell>
          <table:table-cell table:style-name="ce4" table:formula="of:=[$Redistribution_central.H85]" office:value-type="float" office:value="7.31569709033252" calcext:value-type="float">
            <text:p>7.31569709033252</text:p>
          </table:table-cell>
          <table:table-cell table:style-name="ce4" table:formula="of:=[$Redistribution_central.I85]" office:value-type="float" office:value="10.0015089878973" calcext:value-type="float">
            <text:p>10.0015089878973</text:p>
          </table:table-cell>
          <table:table-cell table:style-name="ce4"/>
          <table:table-cell/>
          <table:table-cell table:style-name="ce4" table:formula="of:=[$redistribution_low.F85]" office:value-type="float" office:value="5.73936096248457" calcext:value-type="float">
            <text:p>5.73936096248457</text:p>
          </table:table-cell>
          <table:table-cell table:style-name="ce4" table:formula="of:=[$redistribution_low.G85]" office:value-type="float" office:value="8.17495467263457" calcext:value-type="float">
            <text:p>8.17495467263457</text:p>
          </table:table-cell>
          <table:table-cell table:style-name="ce4" table:formula="of:=[$redistribution_low.H85]" office:value-type="float" office:value="6.17227251274017" calcext:value-type="float">
            <text:p>6.17227251274017</text:p>
          </table:table-cell>
          <table:table-cell table:style-name="ce4" table:formula="of:=[$redistribution_low.I85]" office:value-type="float" office:value="8.10183860366116" calcext:value-type="float">
            <text:p>8.10183860366116</text:p>
          </table:table-cell>
          <table:table-cell table:number-columns-repeated="47"/>
        </table:table-row>
        <table:table-row table:style-name="ro6">
          <table:table-cell table:style-name="ce4" table:formula="of:=[.A88]+1" office:value-type="float" office:value="133" calcext:value-type="float">
            <text:p>133</text:p>
          </table:table-cell>
          <table:table-cell table:style-name="ce4" table:formula="of:=[$Redistribution_high.F86]" office:value-type="float" office:value="6.44218024608121" calcext:value-type="float">
            <text:p>6.44218024608121</text:p>
          </table:table-cell>
          <table:table-cell table:style-name="ce4" table:formula="of:=[$Redistribution_high.G86]" office:value-type="float" office:value="9.16465380165922" calcext:value-type="float">
            <text:p>9.16465380165922</text:p>
          </table:table-cell>
          <table:table-cell table:style-name="ce4" table:formula="of:=[$Redistribution_high.H86]" office:value-type="float" office:value="6.79146156805932" calcext:value-type="float">
            <text:p>6.79146156805932</text:p>
          </table:table-cell>
          <table:table-cell table:style-name="ce4" table:formula="of:=[$Redistribution_high.I86]" office:value-type="float" office:value="8.65480707730958" calcext:value-type="float">
            <text:p>8.65480707730958</text:p>
          </table:table-cell>
          <table:table-cell table:style-name="ce4"/>
          <table:table-cell/>
          <table:table-cell table:style-name="ce4" table:formula="of:=[$Redistribution_central.F86]" office:value-type="float" office:value="7.2034195303986" calcext:value-type="float">
            <text:p>7.2034195303986</text:p>
          </table:table-cell>
          <table:table-cell table:style-name="ce4" table:formula="of:=[$Redistribution_central.G86]" office:value-type="float" office:value="10.0974090025261" calcext:value-type="float">
            <text:p>10.0974090025261</text:p>
          </table:table-cell>
          <table:table-cell table:style-name="ce4" table:formula="of:=[$Redistribution_central.H86]" office:value-type="float" office:value="7.47638914595103" calcext:value-type="float">
            <text:p>7.47638914595103</text:p>
          </table:table-cell>
          <table:table-cell table:style-name="ce4" table:formula="of:=[$Redistribution_central.I86]" office:value-type="float" office:value="9.88180174479579" calcext:value-type="float">
            <text:p>9.88180174479579</text:p>
          </table:table-cell>
          <table:table-cell table:style-name="ce4"/>
          <table:table-cell/>
          <table:table-cell table:style-name="ce4" table:formula="of:=[$redistribution_low.F86]" office:value-type="float" office:value="6.05681626043914" calcext:value-type="float">
            <text:p>6.05681626043914</text:p>
          </table:table-cell>
          <table:table-cell table:style-name="ce4" table:formula="of:=[$redistribution_low.G86]" office:value-type="float" office:value="8.48472561982118" calcext:value-type="float">
            <text:p>8.48472561982118</text:p>
          </table:table-cell>
          <table:table-cell table:style-name="ce4" table:formula="of:=[$redistribution_low.H86]" office:value-type="float" office:value="6.32800208509182" calcext:value-type="float">
            <text:p>6.32800208509182</text:p>
          </table:table-cell>
          <table:table-cell table:style-name="ce4" table:formula="of:=[$redistribution_low.I86]" office:value-type="float" office:value="8.45140816913641" calcext:value-type="float">
            <text:p>8.45140816913641</text:p>
          </table:table-cell>
          <table:table-cell table:number-columns-repeated="47"/>
        </table:table-row>
        <table:table-row table:style-name="ro7">
          <table:table-cell table:style-name="ce4" table:formula="of:=[.A89]+1" office:value-type="float" office:value="134" calcext:value-type="float">
            <text:p>134</text:p>
          </table:table-cell>
          <table:table-cell table:style-name="ce4" table:formula="of:=[$Redistribution_high.F87]" office:value-type="float" office:value="6.50206390299368" calcext:value-type="float">
            <text:p>6.50206390299368</text:p>
          </table:table-cell>
          <table:table-cell table:style-name="ce4" table:formula="of:=[$Redistribution_high.G87]" office:value-type="float" office:value="9.46613554461391" calcext:value-type="float">
            <text:p>9.46613554461391</text:p>
          </table:table-cell>
          <table:table-cell table:style-name="ce4" table:formula="of:=[$Redistribution_high.H87]" office:value-type="float" office:value="6.87694928855162" calcext:value-type="float">
            <text:p>6.87694928855162</text:p>
          </table:table-cell>
          <table:table-cell table:style-name="ce4" table:formula="of:=[$Redistribution_high.I87]" office:value-type="float" office:value="8.99506216590037" calcext:value-type="float">
            <text:p>8.99506216590037</text:p>
          </table:table-cell>
          <table:table-cell table:style-name="ce4"/>
          <table:table-cell/>
          <table:table-cell table:style-name="ce4" table:formula="of:=[$Redistribution_central.F87]" office:value-type="float" office:value="7.40608610155286" calcext:value-type="float">
            <text:p>7.40608610155286</text:p>
          </table:table-cell>
          <table:table-cell table:style-name="ce4" table:formula="of:=[$Redistribution_central.G87]" office:value-type="float" office:value="10.1012188868369" calcext:value-type="float">
            <text:p>10.1012188868369</text:p>
          </table:table-cell>
          <table:table-cell table:style-name="ce4" table:formula="of:=[$Redistribution_central.H87]" office:value-type="float" office:value="7.85234988450329" calcext:value-type="float">
            <text:p>7.85234988450329</text:p>
          </table:table-cell>
          <table:table-cell table:style-name="ce4" table:formula="of:=[$Redistribution_central.I87]" office:value-type="float" office:value="9.65474535619289" calcext:value-type="float">
            <text:p>9.65474535619289</text:p>
          </table:table-cell>
          <table:table-cell table:style-name="ce4"/>
          <table:table-cell/>
          <table:table-cell table:style-name="ce4" table:formula="of:=[$redistribution_low.F87]" office:value-type="float" office:value="6.40141352328179" calcext:value-type="float">
            <text:p>6.40141352328179</text:p>
          </table:table-cell>
          <table:table-cell table:style-name="ce4" table:formula="of:=[$redistribution_low.G87]" office:value-type="float" office:value="8.77496157006554" calcext:value-type="float">
            <text:p>8.77496157006554</text:p>
          </table:table-cell>
          <table:table-cell table:style-name="ce4" table:formula="of:=[$redistribution_low.H87]" office:value-type="float" office:value="6.78857677151042" calcext:value-type="float">
            <text:p>6.78857677151042</text:p>
          </table:table-cell>
          <table:table-cell table:style-name="ce4" table:formula="of:=[$redistribution_low.I87]" office:value-type="float" office:value="9.05693962815765" calcext:value-type="float">
            <text:p>9.05693962815765</text:p>
          </table:table-cell>
          <table:table-cell table:number-columns-repeated="47"/>
        </table:table-row>
        <table:table-row table:style-name="ro7">
          <table:table-cell table:style-name="ce4" table:formula="of:=[.A90]+1" office:value-type="float" office:value="135" calcext:value-type="float">
            <text:p>135</text:p>
          </table:table-cell>
          <table:table-cell table:style-name="ce4" table:formula="of:=[$Redistribution_high.F88]" office:value-type="float" office:value="6.49580455639716" calcext:value-type="float">
            <text:p>6.49580455639716</text:p>
          </table:table-cell>
          <table:table-cell table:style-name="ce4" table:formula="of:=[$Redistribution_high.G88]" office:value-type="float" office:value="9.17814834767629" calcext:value-type="float">
            <text:p>9.17814834767629</text:p>
          </table:table-cell>
          <table:table-cell table:style-name="ce4" table:formula="of:=[$Redistribution_high.H88]" office:value-type="float" office:value="6.67841770129161" calcext:value-type="float">
            <text:p>6.67841770129161</text:p>
          </table:table-cell>
          <table:table-cell table:style-name="ce4" table:formula="of:=[$Redistribution_high.I88]" office:value-type="float" office:value="8.48767108417137" calcext:value-type="float">
            <text:p>8.48767108417137</text:p>
          </table:table-cell>
          <table:table-cell table:style-name="ce4"/>
          <table:table-cell/>
          <table:table-cell table:style-name="ce4" table:formula="of:=[$Redistribution_central.F88]" office:value-type="float" office:value="7.00187838187502" calcext:value-type="float">
            <text:p>7.00187838187502</text:p>
          </table:table-cell>
          <table:table-cell table:style-name="ce4" table:formula="of:=[$Redistribution_central.G88]" office:value-type="float" office:value="10.3489020811666" calcext:value-type="float">
            <text:p>10.3489020811666</text:p>
          </table:table-cell>
          <table:table-cell table:style-name="ce4" table:formula="of:=[$Redistribution_central.H88]" office:value-type="float" office:value="7.70734375561875" calcext:value-type="float">
            <text:p>7.70734375561875</text:p>
          </table:table-cell>
          <table:table-cell table:style-name="ce4" table:formula="of:=[$Redistribution_central.I88]" office:value-type="float" office:value="9.89669411896691" calcext:value-type="float">
            <text:p>9.89669411896691</text:p>
          </table:table-cell>
          <table:table-cell table:style-name="ce4"/>
          <table:table-cell/>
          <table:table-cell table:style-name="ce4" table:formula="of:=[$redistribution_low.F88]" office:value-type="float" office:value="6.30438744287844" calcext:value-type="float">
            <text:p>6.30438744287844</text:p>
          </table:table-cell>
          <table:table-cell table:style-name="ce4" table:formula="of:=[$redistribution_low.G88]" office:value-type="float" office:value="8.287013972639" calcext:value-type="float">
            <text:p>8.287013972639</text:p>
          </table:table-cell>
          <table:table-cell table:style-name="ce4" table:formula="of:=[$redistribution_low.H88]" office:value-type="float" office:value="6.61714766080439" calcext:value-type="float">
            <text:p>6.61714766080439</text:p>
          </table:table-cell>
          <table:table-cell table:style-name="ce4" table:formula="of:=[$redistribution_low.I88]" office:value-type="float" office:value="8.36727850418615" calcext:value-type="float">
            <text:p>8.36727850418615</text:p>
          </table:table-cell>
          <table:table-cell table:number-columns-repeated="47"/>
        </table:table-row>
        <table:table-row table:style-name="ro7">
          <table:table-cell table:style-name="ce4" table:formula="of:=[.A91]+1" office:value-type="float" office:value="136" calcext:value-type="float">
            <text:p>136</text:p>
          </table:table-cell>
          <table:table-cell table:style-name="ce4" table:formula="of:=[$Redistribution_high.F89]" office:value-type="float" office:value="6.07613714905666" calcext:value-type="float">
            <text:p>6.07613714905666</text:p>
          </table:table-cell>
          <table:table-cell table:style-name="ce4" table:formula="of:=[$Redistribution_high.G89]" office:value-type="float" office:value="9.75733876639121" calcext:value-type="float">
            <text:p>9.75733876639121</text:p>
          </table:table-cell>
          <table:table-cell table:style-name="ce4" table:formula="of:=[$Redistribution_high.H89]" office:value-type="float" office:value="6.47870790872976" calcext:value-type="float">
            <text:p>6.47870790872976</text:p>
          </table:table-cell>
          <table:table-cell table:style-name="ce4" table:formula="of:=[$Redistribution_high.I89]" office:value-type="float" office:value="8.45514382596597" calcext:value-type="float">
            <text:p>8.45514382596597</text:p>
          </table:table-cell>
          <table:table-cell table:style-name="ce4"/>
          <table:table-cell/>
          <table:table-cell table:style-name="ce4" table:formula="of:=[$Redistribution_central.F89]" office:value-type="float" office:value="7.08501518744893" calcext:value-type="float">
            <text:p>7.08501518744893</text:p>
          </table:table-cell>
          <table:table-cell table:style-name="ce4" table:formula="of:=[$Redistribution_central.G89]" office:value-type="float" office:value="10.3555406088369" calcext:value-type="float">
            <text:p>10.3555406088369</text:p>
          </table:table-cell>
          <table:table-cell table:style-name="ce4" table:formula="of:=[$Redistribution_central.H89]" office:value-type="float" office:value="7.49958029777762" calcext:value-type="float">
            <text:p>7.49958029777762</text:p>
          </table:table-cell>
          <table:table-cell table:style-name="ce4" table:formula="of:=[$Redistribution_central.I89]" office:value-type="float" office:value="10.2892557626331" calcext:value-type="float">
            <text:p>10.2892557626331</text:p>
          </table:table-cell>
          <table:table-cell table:style-name="ce4"/>
          <table:table-cell/>
          <table:table-cell table:style-name="ce4" table:formula="of:=[$redistribution_low.F89]" office:value-type="float" office:value="6.67492436825275" calcext:value-type="float">
            <text:p>6.67492436825275</text:p>
          </table:table-cell>
          <table:table-cell table:style-name="ce4" table:formula="of:=[$redistribution_low.G89]" office:value-type="float" office:value="8.14297629806993" calcext:value-type="float">
            <text:p>8.14297629806993</text:p>
          </table:table-cell>
          <table:table-cell table:style-name="ce4" table:formula="of:=[$redistribution_low.H89]" office:value-type="float" office:value="6.8378193840589" calcext:value-type="float">
            <text:p>6.8378193840589</text:p>
          </table:table-cell>
          <table:table-cell table:style-name="ce4" table:formula="of:=[$redistribution_low.I89]" office:value-type="float" office:value="8.3178337268111" calcext:value-type="float">
            <text:p>8.3178337268111</text:p>
          </table:table-cell>
          <table:table-cell table:number-columns-repeated="47"/>
        </table:table-row>
        <table:table-row table:style-name="ro6">
          <table:table-cell table:style-name="ce4" table:formula="of:=[.A92]+1" office:value-type="float" office:value="137" calcext:value-type="float">
            <text:p>137</text:p>
          </table:table-cell>
          <table:table-cell table:style-name="ce4" table:formula="of:=[$Redistribution_high.F90]" office:value-type="float" office:value="6.63584952374087" calcext:value-type="float">
            <text:p>6.63584952374087</text:p>
          </table:table-cell>
          <table:table-cell table:style-name="ce4" table:formula="of:=[$Redistribution_high.G90]" office:value-type="float" office:value="10.0613724966712" calcext:value-type="float">
            <text:p>10.0613724966712</text:p>
          </table:table-cell>
          <table:table-cell table:style-name="ce4" table:formula="of:=[$Redistribution_high.H90]" office:value-type="float" office:value="7.1292720452561" calcext:value-type="float">
            <text:p>7.1292720452561</text:p>
          </table:table-cell>
          <table:table-cell table:style-name="ce4" table:formula="of:=[$Redistribution_high.I90]" office:value-type="float" office:value="8.34874240905009" calcext:value-type="float">
            <text:p>8.34874240905009</text:p>
          </table:table-cell>
          <table:table-cell table:style-name="ce4"/>
          <table:table-cell/>
          <table:table-cell table:style-name="ce4" table:formula="of:=[$Redistribution_central.F90]" office:value-type="float" office:value="6.41116665388109" calcext:value-type="float">
            <text:p>6.41116665388109</text:p>
          </table:table-cell>
          <table:table-cell table:style-name="ce4" table:formula="of:=[$Redistribution_central.G90]" office:value-type="float" office:value="9.71992660952461" calcext:value-type="float">
            <text:p>9.71992660952461</text:p>
          </table:table-cell>
          <table:table-cell table:style-name="ce4" table:formula="of:=[$Redistribution_central.H90]" office:value-type="float" office:value="6.67428727638095" calcext:value-type="float">
            <text:p>6.67428727638095</text:p>
          </table:table-cell>
          <table:table-cell table:style-name="ce4" table:formula="of:=[$Redistribution_central.I90]" office:value-type="float" office:value="9.54763477958722" calcext:value-type="float">
            <text:p>9.54763477958722</text:p>
          </table:table-cell>
          <table:table-cell table:style-name="ce4"/>
          <table:table-cell/>
          <table:table-cell table:style-name="ce4" table:formula="of:=[$redistribution_low.F90]" office:value-type="float" office:value="6.16113442276689" calcext:value-type="float">
            <text:p>6.16113442276689</text:p>
          </table:table-cell>
          <table:table-cell table:style-name="ce4" table:formula="of:=[$redistribution_low.G90]" office:value-type="float" office:value="8.75432996818405" calcext:value-type="float">
            <text:p>8.75432996818405</text:p>
          </table:table-cell>
          <table:table-cell table:style-name="ce4" table:formula="of:=[$redistribution_low.H90]" office:value-type="float" office:value="6.24047500321126" calcext:value-type="float">
            <text:p>6.24047500321126</text:p>
          </table:table-cell>
          <table:table-cell table:style-name="ce4" table:formula="of:=[$redistribution_low.I90]" office:value-type="float" office:value="8.63998625901227" calcext:value-type="float">
            <text:p>8.63998625901227</text:p>
          </table:table-cell>
          <table:table-cell table:number-columns-repeated="47"/>
        </table:table-row>
        <table:table-row table:style-name="ro7">
          <table:table-cell table:style-name="ce4" table:formula="of:=[.A93]+1" office:value-type="float" office:value="138" calcext:value-type="float">
            <text:p>138</text:p>
          </table:table-cell>
          <table:table-cell table:style-name="ce4" table:formula="of:=[$Redistribution_high.F91]" office:value-type="float" office:value="6.62239147087494" calcext:value-type="float">
            <text:p>6.62239147087494</text:p>
          </table:table-cell>
          <table:table-cell table:style-name="ce4" table:formula="of:=[$Redistribution_high.G91]" office:value-type="float" office:value="10.2243027557272" calcext:value-type="float">
            <text:p>10.2243027557272</text:p>
          </table:table-cell>
          <table:table-cell table:style-name="ce4" table:formula="of:=[$Redistribution_high.H91]" office:value-type="float" office:value="6.83048912822538" calcext:value-type="float">
            <text:p>6.83048912822538</text:p>
          </table:table-cell>
          <table:table-cell table:style-name="ce4" table:formula="of:=[$Redistribution_high.I91]" office:value-type="float" office:value="9.51131022871867" calcext:value-type="float">
            <text:p>9.51131022871867</text:p>
          </table:table-cell>
          <table:table-cell table:style-name="ce4"/>
          <table:table-cell/>
          <table:table-cell table:style-name="ce4" table:formula="of:=[$Redistribution_central.F91]" office:value-type="float" office:value="6.77018655265109" calcext:value-type="float">
            <text:p>6.77018655265109</text:p>
          </table:table-cell>
          <table:table-cell table:style-name="ce4" table:formula="of:=[$Redistribution_central.G91]" office:value-type="float" office:value="10.1759118167253" calcext:value-type="float">
            <text:p>10.1759118167253</text:p>
          </table:table-cell>
          <table:table-cell table:style-name="ce4" table:formula="of:=[$Redistribution_central.H91]" office:value-type="float" office:value="6.77018655265109" calcext:value-type="float">
            <text:p>6.77018655265109</text:p>
          </table:table-cell>
          <table:table-cell table:style-name="ce4" table:formula="of:=[$Redistribution_central.I91]" office:value-type="float" office:value="10.3155345856545" calcext:value-type="float">
            <text:p>10.3155345856545</text:p>
          </table:table-cell>
          <table:table-cell table:style-name="ce4"/>
          <table:table-cell/>
          <table:table-cell table:style-name="ce4" table:formula="of:=[$redistribution_low.F91]" office:value-type="float" office:value="6.36296298479551" calcext:value-type="float">
            <text:p>6.36296298479551</text:p>
          </table:table-cell>
          <table:table-cell table:style-name="ce4" table:formula="of:=[$redistribution_low.G91]" office:value-type="float" office:value="9.0440409259155" calcext:value-type="float">
            <text:p>9.0440409259155</text:p>
          </table:table-cell>
          <table:table-cell table:style-name="ce4" table:formula="of:=[$redistribution_low.H91]" office:value-type="float" office:value="6.59474014608109" calcext:value-type="float">
            <text:p>6.59474014608109</text:p>
          </table:table-cell>
          <table:table-cell table:style-name="ce4" table:formula="of:=[$redistribution_low.I91]" office:value-type="float" office:value="9.16181607422516" calcext:value-type="float">
            <text:p>9.16181607422516</text:p>
          </table:table-cell>
          <table:table-cell table:number-columns-repeated="47"/>
        </table:table-row>
        <table:table-row table:style-name="ro6">
          <table:table-cell table:style-name="ce4" table:formula="of:=[.A94]+1" office:value-type="float" office:value="139" calcext:value-type="float">
            <text:p>139</text:p>
          </table:table-cell>
          <table:table-cell table:style-name="ce4" table:formula="of:=[$Redistribution_high.F92]" office:value-type="float" office:value="6.66647676249755" calcext:value-type="float">
            <text:p>6.66647676249755</text:p>
          </table:table-cell>
          <table:table-cell table:style-name="ce4" table:formula="of:=[$Redistribution_high.G92]" office:value-type="float" office:value="10.6944511776111" calcext:value-type="float">
            <text:p>10.6944511776111</text:p>
          </table:table-cell>
          <table:table-cell table:style-name="ce4" table:formula="of:=[$Redistribution_high.H92]" office:value-type="float" office:value="6.95037777247761" calcext:value-type="float">
            <text:p>6.95037777247761</text:p>
          </table:table-cell>
          <table:table-cell table:style-name="ce4" table:formula="of:=[$Redistribution_high.I92]" office:value-type="float" office:value="9.80671243147741" calcext:value-type="float">
            <text:p>9.80671243147741</text:p>
          </table:table-cell>
          <table:table-cell table:style-name="ce4"/>
          <table:table-cell/>
          <table:table-cell table:style-name="ce4" table:formula="of:=[$Redistribution_central.F92]" office:value-type="float" office:value="6.74921285817206" calcext:value-type="float">
            <text:p>6.74921285817206</text:p>
          </table:table-cell>
          <table:table-cell table:style-name="ce4" table:formula="of:=[$Redistribution_central.G92]" office:value-type="float" office:value="9.85767803247323" calcext:value-type="float">
            <text:p>9.85767803247323</text:p>
          </table:table-cell>
          <table:table-cell table:style-name="ce4" table:formula="of:=[$Redistribution_central.H92]" office:value-type="float" office:value="6.74921285817206" calcext:value-type="float">
            <text:p>6.74921285817206</text:p>
          </table:table-cell>
          <table:table-cell table:style-name="ce4" table:formula="of:=[$Redistribution_central.I92]" office:value-type="float" office:value="10.0672322568138" calcext:value-type="float">
            <text:p>10.0672322568138</text:p>
          </table:table-cell>
          <table:table-cell table:style-name="ce4"/>
          <table:table-cell/>
          <table:table-cell table:style-name="ce4" table:formula="of:=[$redistribution_low.F92]" office:value-type="float" office:value="6.22811922243202" calcext:value-type="float">
            <text:p>6.22811922243202</text:p>
          </table:table-cell>
          <table:table-cell table:style-name="ce4" table:formula="of:=[$redistribution_low.G92]" office:value-type="float" office:value="8.23620923161571" calcext:value-type="float">
            <text:p>8.23620923161571</text:p>
          </table:table-cell>
          <table:table-cell table:style-name="ce4" table:formula="of:=[$redistribution_low.H92]" office:value-type="float" office:value="6.3943686546584" calcext:value-type="float">
            <text:p>6.3943686546584</text:p>
          </table:table-cell>
          <table:table-cell table:style-name="ce4" table:formula="of:=[$redistribution_low.I92]" office:value-type="float" office:value="8.28760883444855" calcext:value-type="float">
            <text:p>8.28760883444855</text:p>
          </table:table-cell>
          <table:table-cell table:number-columns-repeated="47"/>
        </table:table-row>
        <table:table-row table:style-name="ro6">
          <table:table-cell table:style-name="ce4" table:formula="of:=[.A95]+1" office:value-type="float" office:value="140" calcext:value-type="float">
            <text:p>140</text:p>
          </table:table-cell>
          <table:table-cell table:style-name="ce4" table:formula="of:=[$Redistribution_high.F93]" office:value-type="float" office:value="6.48354328948526" calcext:value-type="float">
            <text:p>6.48354328948526</text:p>
          </table:table-cell>
          <table:table-cell table:style-name="ce4" table:formula="of:=[$Redistribution_high.G93]" office:value-type="float" office:value="9.10557462775519" calcext:value-type="float">
            <text:p>9.10557462775519</text:p>
          </table:table-cell>
          <table:table-cell table:style-name="ce4" table:formula="of:=[$Redistribution_high.H93]" office:value-type="float" office:value="6.58755952207553" calcext:value-type="float">
            <text:p>6.58755952207553</text:p>
          </table:table-cell>
          <table:table-cell table:style-name="ce4" table:formula="of:=[$Redistribution_high.I93]" office:value-type="float" office:value="8.49895691885634" calcext:value-type="float">
            <text:p>8.49895691885634</text:p>
          </table:table-cell>
          <table:table-cell table:style-name="ce4"/>
          <table:table-cell/>
          <table:table-cell table:style-name="ce4" table:formula="of:=[$Redistribution_central.F93]" office:value-type="float" office:value="6.5526164205439" calcext:value-type="float">
            <text:p>6.5526164205439</text:p>
          </table:table-cell>
          <table:table-cell table:style-name="ce4" table:formula="of:=[$Redistribution_central.G93]" office:value-type="float" office:value="9.72502690769956" calcext:value-type="float">
            <text:p>9.72502690769956</text:p>
          </table:table-cell>
          <table:table-cell table:style-name="ce4" table:formula="of:=[$Redistribution_central.H93]" office:value-type="float" office:value="6.61169117793853" calcext:value-type="float">
            <text:p>6.61169117793853</text:p>
          </table:table-cell>
          <table:table-cell table:style-name="ce4" table:formula="of:=[$Redistribution_central.I93]" office:value-type="float" office:value="9.68546605317303" calcext:value-type="float">
            <text:p>9.68546605317303</text:p>
          </table:table-cell>
          <table:table-cell table:style-name="ce4"/>
          <table:table-cell/>
          <table:table-cell table:style-name="ce4" table:formula="of:=[$redistribution_low.F93]" office:value-type="float" office:value="6.40513749805092" calcext:value-type="float">
            <text:p>6.40513749805092</text:p>
          </table:table-cell>
          <table:table-cell table:style-name="ce4" table:formula="of:=[$redistribution_low.G93]" office:value-type="float" office:value="9.03831111832919" calcext:value-type="float">
            <text:p>9.03831111832919</text:p>
          </table:table-cell>
          <table:table-cell table:style-name="ce4" table:formula="of:=[$redistribution_low.H93]" office:value-type="float" office:value="6.42123878430849" calcext:value-type="float">
            <text:p>6.42123878430849</text:p>
          </table:table-cell>
          <table:table-cell table:style-name="ce4" table:formula="of:=[$redistribution_low.I93]" office:value-type="float" office:value="9.45078305985238" calcext:value-type="float">
            <text:p>9.45078305985238</text:p>
          </table:table-cell>
          <table:table-cell table:number-columns-repeated="47"/>
        </table:table-row>
        <table:table-row table:style-name="ro7">
          <table:table-cell table:style-name="ce4" table:formula="of:=[.A96]+1" office:value-type="float" office:value="141" calcext:value-type="float">
            <text:p>141</text:p>
          </table:table-cell>
          <table:table-cell table:style-name="ce4" table:formula="of:=[$Redistribution_high.F94]" office:value-type="float" office:value="5.93547602616713" calcext:value-type="float">
            <text:p>5.93547602616713</text:p>
          </table:table-cell>
          <table:table-cell table:style-name="ce4" table:formula="of:=[$Redistribution_high.G94]" office:value-type="float" office:value="8.6145787623393" calcext:value-type="float">
            <text:p>8.6145787623393</text:p>
          </table:table-cell>
          <table:table-cell table:style-name="ce4" table:formula="of:=[$Redistribution_high.H94]" office:value-type="float" office:value="6.27707891084118" calcext:value-type="float">
            <text:p>6.27707891084118</text:p>
          </table:table-cell>
          <table:table-cell table:style-name="ce4" table:formula="of:=[$Redistribution_high.I94]" office:value-type="float" office:value="8.00881976145978" calcext:value-type="float">
            <text:p>8.00881976145978</text:p>
          </table:table-cell>
          <table:table-cell table:style-name="ce4"/>
          <table:table-cell/>
          <table:table-cell table:style-name="ce4" table:formula="of:=[$Redistribution_central.F94]" office:value-type="float" office:value="6.24016344608705" calcext:value-type="float">
            <text:p>6.24016344608705</text:p>
          </table:table-cell>
          <table:table-cell table:style-name="ce4" table:formula="of:=[$Redistribution_central.G94]" office:value-type="float" office:value="9.17153363450405" calcext:value-type="float">
            <text:p>9.17153363450405</text:p>
          </table:table-cell>
          <table:table-cell table:style-name="ce4" table:formula="of:=[$Redistribution_central.H94]" office:value-type="float" office:value="6.28862621598616" calcext:value-type="float">
            <text:p>6.28862621598616</text:p>
          </table:table-cell>
          <table:table-cell table:style-name="ce4" table:formula="of:=[$Redistribution_central.I94]" office:value-type="float" office:value="9.80600457305407" calcext:value-type="float">
            <text:p>9.80600457305407</text:p>
          </table:table-cell>
          <table:table-cell table:style-name="ce4"/>
          <table:table-cell/>
          <table:table-cell table:style-name="ce4" table:formula="of:=[$redistribution_low.F94]" office:value-type="float" office:value="6.21887920864014" calcext:value-type="float">
            <text:p>6.21887920864014</text:p>
          </table:table-cell>
          <table:table-cell table:style-name="ce4" table:formula="of:=[$redistribution_low.G94]" office:value-type="float" office:value="9.29093604711583" calcext:value-type="float">
            <text:p>9.29093604711583</text:p>
          </table:table-cell>
          <table:table-cell table:style-name="ce4" table:formula="of:=[$redistribution_low.H94]" office:value-type="float" office:value="6.29086634641688" calcext:value-type="float">
            <text:p>6.29086634641688</text:p>
          </table:table-cell>
          <table:table-cell table:style-name="ce4" table:formula="of:=[$redistribution_low.I94]" office:value-type="float" office:value="9.22926936183511" calcext:value-type="float">
            <text:p>9.22926936183511</text:p>
          </table:table-cell>
          <table:table-cell table:number-columns-repeated="47"/>
        </table:table-row>
        <table:table-row table:style-name="ro7">
          <table:table-cell table:style-name="ce4" table:formula="of:=[.A97]+1" office:value-type="float" office:value="142" calcext:value-type="float">
            <text:p>142</text:p>
          </table:table-cell>
          <table:table-cell table:style-name="ce4" table:formula="of:=[$Redistribution_high.F95]" office:value-type="float" office:value="6.18165288460941" calcext:value-type="float">
            <text:p>6.18165288460941</text:p>
          </table:table-cell>
          <table:table-cell table:style-name="ce4" table:formula="of:=[$Redistribution_high.G95]" office:value-type="float" office:value="8.84024069125465" calcext:value-type="float">
            <text:p>8.84024069125465</text:p>
          </table:table-cell>
          <table:table-cell table:style-name="ce4" table:formula="of:=[$Redistribution_high.H95]" office:value-type="float" office:value="6.50815716498338" calcext:value-type="float">
            <text:p>6.50815716498338</text:p>
          </table:table-cell>
          <table:table-cell table:style-name="ce4" table:formula="of:=[$Redistribution_high.I95]" office:value-type="float" office:value="8.31463900519463" calcext:value-type="float">
            <text:p>8.31463900519463</text:p>
          </table:table-cell>
          <table:table-cell table:style-name="ce4"/>
          <table:table-cell/>
          <table:table-cell table:style-name="ce4" table:formula="of:=[$Redistribution_central.F95]" office:value-type="float" office:value="6.08084432588703" calcext:value-type="float">
            <text:p>6.08084432588703</text:p>
          </table:table-cell>
          <table:table-cell table:style-name="ce4" table:formula="of:=[$Redistribution_central.G95]" office:value-type="float" office:value="9.14471473985896" calcext:value-type="float">
            <text:p>9.14471473985896</text:p>
          </table:table-cell>
          <table:table-cell table:style-name="ce4" table:formula="of:=[$Redistribution_central.H95]" office:value-type="float" office:value="6.14008792373307" calcext:value-type="float">
            <text:p>6.14008792373307</text:p>
          </table:table-cell>
          <table:table-cell table:style-name="ce4" table:formula="of:=[$Redistribution_central.I95]" office:value-type="float" office:value="9.27484446086547" calcext:value-type="float">
            <text:p>9.27484446086547</text:p>
          </table:table-cell>
          <table:table-cell table:style-name="ce4"/>
          <table:table-cell/>
          <table:table-cell table:style-name="ce4" table:formula="of:=[$redistribution_low.F95]" office:value-type="float" office:value="6.24150552971417" calcext:value-type="float">
            <text:p>6.24150552971417</text:p>
          </table:table-cell>
          <table:table-cell table:style-name="ce4" table:formula="of:=[$redistribution_low.G95]" office:value-type="float" office:value="9.40745897849629" calcext:value-type="float">
            <text:p>9.40745897849629</text:p>
          </table:table-cell>
          <table:table-cell table:style-name="ce4" table:formula="of:=[$redistribution_low.H95]" office:value-type="float" office:value="6.48537758343366" calcext:value-type="float">
            <text:p>6.48537758343366</text:p>
          </table:table-cell>
          <table:table-cell table:style-name="ce4" table:formula="of:=[$redistribution_low.I95]" office:value-type="float" office:value="9.29777101297078" calcext:value-type="float">
            <text:p>9.29777101297078</text:p>
          </table:table-cell>
          <table:table-cell table:number-columns-repeated="47"/>
        </table:table-row>
        <table:table-row table:style-name="ro7">
          <table:table-cell table:style-name="ce4" table:formula="of:=[.A98]+1" office:value-type="float" office:value="143" calcext:value-type="float">
            <text:p>143</text:p>
          </table:table-cell>
          <table:table-cell table:style-name="ce4" table:formula="of:=[$Redistribution_high.F96]" office:value-type="float" office:value="6.41971501202662" calcext:value-type="float">
            <text:p>6.41971501202662</text:p>
          </table:table-cell>
          <table:table-cell table:style-name="ce4" table:formula="of:=[$Redistribution_high.G96]" office:value-type="float" office:value="9.42558002432346" calcext:value-type="float">
            <text:p>9.42558002432346</text:p>
          </table:table-cell>
          <table:table-cell table:style-name="ce4" table:formula="of:=[$Redistribution_high.H96]" office:value-type="float" office:value="6.70321919504894" calcext:value-type="float">
            <text:p>6.70321919504894</text:p>
          </table:table-cell>
          <table:table-cell table:style-name="ce4" table:formula="of:=[$Redistribution_high.I96]" office:value-type="float" office:value="8.97747537322088" calcext:value-type="float">
            <text:p>8.97747537322088</text:p>
          </table:table-cell>
          <table:table-cell table:style-name="ce4"/>
          <table:table-cell/>
          <table:table-cell table:style-name="ce4" table:formula="of:=[$Redistribution_central.F96]" office:value-type="float" office:value="5.95029932545585" calcext:value-type="float">
            <text:p>5.95029932545585</text:p>
          </table:table-cell>
          <table:table-cell table:style-name="ce4" table:formula="of:=[$Redistribution_central.G96]" office:value-type="float" office:value="9.27124214272678" calcext:value-type="float">
            <text:p>9.27124214272678</text:p>
          </table:table-cell>
          <table:table-cell table:style-name="ce4" table:formula="of:=[$Redistribution_central.H96]" office:value-type="float" office:value="6.05871539331337" calcext:value-type="float">
            <text:p>6.05871539331337</text:p>
          </table:table-cell>
          <table:table-cell table:style-name="ce4" table:formula="of:=[$Redistribution_central.I96]" office:value-type="float" office:value="9.22650436935385" calcext:value-type="float">
            <text:p>9.22650436935385</text:p>
          </table:table-cell>
          <table:table-cell table:style-name="ce4"/>
          <table:table-cell/>
          <table:table-cell table:style-name="ce4" table:formula="of:=[$redistribution_low.F96]" office:value-type="float" office:value="5.43072685578803" calcext:value-type="float">
            <text:p>5.43072685578803</text:p>
          </table:table-cell>
          <table:table-cell table:style-name="ce4" table:formula="of:=[$redistribution_low.G96]" office:value-type="float" office:value="8.3439780280967" calcext:value-type="float">
            <text:p>8.3439780280967</text:p>
          </table:table-cell>
          <table:table-cell table:style-name="ce4" table:formula="of:=[$redistribution_low.H96]" office:value-type="float" office:value="6.00948449426275" calcext:value-type="float">
            <text:p>6.00948449426275</text:p>
          </table:table-cell>
          <table:table-cell table:style-name="ce4" table:formula="of:=[$redistribution_low.I96]" office:value-type="float" office:value="8.81637439346149" calcext:value-type="float">
            <text:p>8.81637439346149</text:p>
          </table:table-cell>
          <table:table-cell table:number-columns-repeated="47"/>
        </table:table-row>
        <table:table-row table:style-name="ro7">
          <table:table-cell table:style-name="ce4" table:formula="of:=[.A99]+1" office:value-type="float" office:value="144" calcext:value-type="float">
            <text:p>144</text:p>
          </table:table-cell>
          <table:table-cell table:style-name="ce4" table:formula="of:=[$Redistribution_high.F97]" office:value-type="float" office:value="5.87519254491539" calcext:value-type="float">
            <text:p>5.87519254491539</text:p>
          </table:table-cell>
          <table:table-cell table:style-name="ce4" table:formula="of:=[$Redistribution_high.G97]" office:value-type="float" office:value="9.04340462132369" calcext:value-type="float">
            <text:p>9.04340462132369</text:p>
          </table:table-cell>
          <table:table-cell table:style-name="ce4" table:formula="of:=[$Redistribution_high.H97]" office:value-type="float" office:value="6.04149327347768" calcext:value-type="float">
            <text:p>6.04149327347768</text:p>
          </table:table-cell>
          <table:table-cell table:style-name="ce4" table:formula="of:=[$Redistribution_high.I97]" office:value-type="float" office:value="8.61087852021117" calcext:value-type="float">
            <text:p>8.61087852021117</text:p>
          </table:table-cell>
          <table:table-cell table:style-name="ce4"/>
          <table:table-cell/>
          <table:table-cell table:style-name="ce4" table:formula="of:=[$Redistribution_central.F97]" office:value-type="float" office:value="6.10250609912188" calcext:value-type="float">
            <text:p>6.10250609912188</text:p>
          </table:table-cell>
          <table:table-cell table:style-name="ce4" table:formula="of:=[$Redistribution_central.G97]" office:value-type="float" office:value="8.69367215982978" calcext:value-type="float">
            <text:p>8.69367215982978</text:p>
          </table:table-cell>
          <table:table-cell table:style-name="ce4" table:formula="of:=[$Redistribution_central.H97]" office:value-type="float" office:value="6.21036867451484" calcext:value-type="float">
            <text:p>6.21036867451484</text:p>
          </table:table-cell>
          <table:table-cell table:style-name="ce4" table:formula="of:=[$Redistribution_central.I97]" office:value-type="float" office:value="9.32685644477257" calcext:value-type="float">
            <text:p>9.32685644477257</text:p>
          </table:table-cell>
          <table:table-cell table:style-name="ce4"/>
          <table:table-cell/>
          <table:table-cell table:style-name="ce4" table:formula="of:=[$redistribution_low.F97]" office:value-type="float" office:value="5.7996858044691" calcext:value-type="float">
            <text:p>5.7996858044691</text:p>
          </table:table-cell>
          <table:table-cell table:style-name="ce4" table:formula="of:=[$redistribution_low.G97]" office:value-type="float" office:value="8.43149301254015" calcext:value-type="float">
            <text:p>8.43149301254015</text:p>
          </table:table-cell>
          <table:table-cell table:style-name="ce4" table:formula="of:=[$redistribution_low.H97]" office:value-type="float" office:value="6.27517554690962" calcext:value-type="float">
            <text:p>6.27517554690962</text:p>
          </table:table-cell>
          <table:table-cell table:style-name="ce4" table:formula="of:=[$redistribution_low.I97]" office:value-type="float" office:value="8.42745838879622" calcext:value-type="float">
            <text:p>8.42745838879622</text:p>
          </table:table-cell>
          <table:table-cell table:number-columns-repeated="47"/>
        </table:table-row>
        <table:table-row table:style-name="ro7">
          <table:table-cell table:style-name="ce4" table:formula="of:=[.A100]+1" office:value-type="float" office:value="145" calcext:value-type="float">
            <text:p>145</text:p>
          </table:table-cell>
          <table:table-cell table:style-name="ce4" table:formula="of:=[$Redistribution_high.F98]" office:value-type="float" office:value="5.63241050518086" calcext:value-type="float">
            <text:p>5.63241050518086</text:p>
          </table:table-cell>
          <table:table-cell table:style-name="ce4" table:formula="of:=[$Redistribution_high.G98]" office:value-type="float" office:value="9.47115475122368" calcext:value-type="float">
            <text:p>9.47115475122368</text:p>
          </table:table-cell>
          <table:table-cell table:style-name="ce4" table:formula="of:=[$Redistribution_high.H98]" office:value-type="float" office:value="5.86516761491936" calcext:value-type="float">
            <text:p>5.86516761491936</text:p>
          </table:table-cell>
          <table:table-cell table:style-name="ce4" table:formula="of:=[$Redistribution_high.I98]" office:value-type="float" office:value="9.04132677821862" calcext:value-type="float">
            <text:p>9.04132677821862</text:p>
          </table:table-cell>
          <table:table-cell table:style-name="ce4"/>
          <table:table-cell/>
          <table:table-cell table:style-name="ce4" table:formula="of:=[$Redistribution_central.F98]" office:value-type="float" office:value="5.88860581869196" calcext:value-type="float">
            <text:p>5.88860581869196</text:p>
          </table:table-cell>
          <table:table-cell table:style-name="ce4" table:formula="of:=[$Redistribution_central.G98]" office:value-type="float" office:value="8.34689948989673" calcext:value-type="float">
            <text:p>8.34689948989673</text:p>
          </table:table-cell>
          <table:table-cell table:style-name="ce4" table:formula="of:=[$Redistribution_central.H98]" office:value-type="float" office:value="5.90143662355475" calcext:value-type="float">
            <text:p>5.90143662355475</text:p>
          </table:table-cell>
          <table:table-cell table:style-name="ce4" table:formula="of:=[$Redistribution_central.I98]" office:value-type="float" office:value="9.02379282134692" calcext:value-type="float">
            <text:p>9.02379282134692</text:p>
          </table:table-cell>
          <table:table-cell table:style-name="ce4"/>
          <table:table-cell/>
          <table:table-cell table:style-name="ce4" table:formula="of:=[$redistribution_low.F98]" office:value-type="float" office:value="5.55867497788993" calcext:value-type="float">
            <text:p>5.55867497788993</text:p>
          </table:table-cell>
          <table:table-cell table:style-name="ce4" table:formula="of:=[$redistribution_low.G98]" office:value-type="float" office:value="7.88665904114959" calcext:value-type="float">
            <text:p>7.88665904114959</text:p>
          </table:table-cell>
          <table:table-cell table:style-name="ce4" table:formula="of:=[$redistribution_low.H98]" office:value-type="float" office:value="6.00415506647915" calcext:value-type="float">
            <text:p>6.00415506647915</text:p>
          </table:table-cell>
          <table:table-cell table:style-name="ce4" table:formula="of:=[$redistribution_low.I98]" office:value-type="float" office:value="8.20976081544245" calcext:value-type="float">
            <text:p>8.20976081544245</text:p>
          </table:table-cell>
          <table:table-cell table:number-columns-repeated="47"/>
        </table:table-row>
        <table:table-row table:style-name="ro7">
          <table:table-cell table:style-name="ce4" table:formula="of:=[.A101]+1" office:value-type="float" office:value="146" calcext:value-type="float">
            <text:p>146</text:p>
          </table:table-cell>
          <table:table-cell table:style-name="ce4" table:formula="of:=[$Redistribution_high.F99]" office:value-type="float" office:value="5.92809444140218" calcext:value-type="float">
            <text:p>5.92809444140218</text:p>
          </table:table-cell>
          <table:table-cell table:style-name="ce4" table:formula="of:=[$Redistribution_high.G99]" office:value-type="float" office:value="9.10818930196987" calcext:value-type="float">
            <text:p>9.10818930196987</text:p>
          </table:table-cell>
          <table:table-cell table:style-name="ce4" table:formula="of:=[$Redistribution_high.H99]" office:value-type="float" office:value="6.10006006926136" calcext:value-type="float">
            <text:p>6.10006006926136</text:p>
          </table:table-cell>
          <table:table-cell table:style-name="ce4" table:formula="of:=[$Redistribution_high.I99]" office:value-type="float" office:value="8.84882876550647" calcext:value-type="float">
            <text:p>8.84882876550647</text:p>
          </table:table-cell>
          <table:table-cell table:style-name="ce4"/>
          <table:table-cell/>
          <table:table-cell table:style-name="ce4" table:formula="of:=[$Redistribution_central.F99]" office:value-type="float" office:value="5.63794978777235" calcext:value-type="float">
            <text:p>5.63794978777235</text:p>
          </table:table-cell>
          <table:table-cell table:style-name="ce4" table:formula="of:=[$Redistribution_central.G99]" office:value-type="float" office:value="8.13666333337273" calcext:value-type="float">
            <text:p>8.13666333337273</text:p>
          </table:table-cell>
          <table:table-cell table:style-name="ce4" table:formula="of:=[$Redistribution_central.H99]" office:value-type="float" office:value="5.69497937647228" calcext:value-type="float">
            <text:p>5.69497937647228</text:p>
          </table:table-cell>
          <table:table-cell table:style-name="ce4" table:formula="of:=[$Redistribution_central.I99]" office:value-type="float" office:value="8.54321673985475" calcext:value-type="float">
            <text:p>8.54321673985475</text:p>
          </table:table-cell>
          <table:table-cell table:style-name="ce4"/>
          <table:table-cell/>
          <table:table-cell table:style-name="ce4" table:formula="of:=[$redistribution_low.F99]" office:value-type="float" office:value="5.56392678910247" calcext:value-type="float">
            <text:p>5.56392678910247</text:p>
          </table:table-cell>
          <table:table-cell table:style-name="ce4" table:formula="of:=[$redistribution_low.G99]" office:value-type="float" office:value="8.22958536576608" calcext:value-type="float">
            <text:p>8.22958536576608</text:p>
          </table:table-cell>
          <table:table-cell table:style-name="ce4" table:formula="of:=[$redistribution_low.H99]" office:value-type="float" office:value="6.04688847640144" calcext:value-type="float">
            <text:p>6.04688847640144</text:p>
          </table:table-cell>
          <table:table-cell table:style-name="ce4" table:formula="of:=[$redistribution_low.I99]" office:value-type="float" office:value="8.27195436812617" calcext:value-type="float">
            <text:p>8.27195436812617</text:p>
          </table:table-cell>
          <table:table-cell table:number-columns-repeated="47"/>
        </table:table-row>
        <table:table-row table:style-name="ro7">
          <table:table-cell table:style-name="ce4" table:formula="of:=[.A102]+1" office:value-type="float" office:value="147" calcext:value-type="float">
            <text:p>147</text:p>
          </table:table-cell>
          <table:table-cell table:style-name="ce4" table:formula="of:=[$Redistribution_high.F100]" office:value-type="float" office:value="5.61976849180071" calcext:value-type="float">
            <text:p>5.61976849180071</text:p>
          </table:table-cell>
          <table:table-cell table:style-name="ce4" table:formula="of:=[$Redistribution_high.G100]" office:value-type="float" office:value="9.62656075713685" calcext:value-type="float">
            <text:p>9.62656075713685</text:p>
          </table:table-cell>
          <table:table-cell table:style-name="ce4" table:formula="of:=[$Redistribution_high.H100]" office:value-type="float" office:value="5.68431016416425" calcext:value-type="float">
            <text:p>5.68431016416425</text:p>
          </table:table-cell>
          <table:table-cell table:style-name="ce4" table:formula="of:=[$Redistribution_high.I100]" office:value-type="float" office:value="8.73541297671843" calcext:value-type="float">
            <text:p>8.73541297671843</text:p>
          </table:table-cell>
          <table:table-cell table:style-name="ce4"/>
          <table:table-cell/>
          <table:table-cell table:style-name="ce4" table:formula="of:=[$Redistribution_central.F100]" office:value-type="float" office:value="5.87980100058554" calcext:value-type="float">
            <text:p>5.87980100058554</text:p>
          </table:table-cell>
          <table:table-cell table:style-name="ce4" table:formula="of:=[$Redistribution_central.G100]" office:value-type="float" office:value="8.69045023383874" calcext:value-type="float">
            <text:p>8.69045023383874</text:p>
          </table:table-cell>
          <table:table-cell table:style-name="ce4" table:formula="of:=[$Redistribution_central.H100]" office:value-type="float" office:value="5.93212057867479" calcext:value-type="float">
            <text:p>5.93212057867479</text:p>
          </table:table-cell>
          <table:table-cell table:style-name="ce4" table:formula="of:=[$Redistribution_central.I100]" office:value-type="float" office:value="9.26468333900464" calcext:value-type="float">
            <text:p>9.26468333900464</text:p>
          </table:table-cell>
          <table:table-cell table:style-name="ce4"/>
          <table:table-cell/>
          <table:table-cell table:style-name="ce4" table:formula="of:=[$redistribution_low.F100]" office:value-type="float" office:value="6.11409309223811" calcext:value-type="float">
            <text:p>6.11409309223811</text:p>
          </table:table-cell>
          <table:table-cell table:style-name="ce4" table:formula="of:=[$redistribution_low.G100]" office:value-type="float" office:value="8.40634220249684" calcext:value-type="float">
            <text:p>8.40634220249684</text:p>
          </table:table-cell>
          <table:table-cell table:style-name="ce4" table:formula="of:=[$redistribution_low.H100]" office:value-type="float" office:value="6.30177639006504" calcext:value-type="float">
            <text:p>6.30177639006504</text:p>
          </table:table-cell>
          <table:table-cell table:style-name="ce4" table:formula="of:=[$redistribution_low.I100]" office:value-type="float" office:value="8.44056685681294" calcext:value-type="float">
            <text:p>8.44056685681294</text:p>
          </table:table-cell>
          <table:table-cell table:number-columns-repeated="47"/>
        </table:table-row>
        <table:table-row table:style-name="ro7">
          <table:table-cell table:style-name="ce4" table:formula="of:=[.A103]+1" office:value-type="float" office:value="148" calcext:value-type="float">
            <text:p>148</text:p>
          </table:table-cell>
          <table:table-cell table:style-name="ce4" table:formula="of:=[$Redistribution_high.F101]" office:value-type="float" office:value="5.92352456180841" calcext:value-type="float">
            <text:p>5.92352456180841</text:p>
          </table:table-cell>
          <table:table-cell table:style-name="ce4" table:formula="of:=[$Redistribution_high.G101]" office:value-type="float" office:value="8.88603397083419" calcext:value-type="float">
            <text:p>8.88603397083419</text:p>
          </table:table-cell>
          <table:table-cell table:style-name="ce4" table:formula="of:=[$Redistribution_high.H101]" office:value-type="float" office:value="6.03405172231671" calcext:value-type="float">
            <text:p>6.03405172231671</text:p>
          </table:table-cell>
          <table:table-cell table:style-name="ce4" table:formula="of:=[$Redistribution_high.I101]" office:value-type="float" office:value="8.42896912423207" calcext:value-type="float">
            <text:p>8.42896912423207</text:p>
          </table:table-cell>
          <table:table-cell table:style-name="ce4"/>
          <table:table-cell/>
          <table:table-cell table:style-name="ce4" table:formula="of:=[$Redistribution_central.F101]" office:value-type="float" office:value="5.84219930555329" calcext:value-type="float">
            <text:p>5.84219930555329</text:p>
          </table:table-cell>
          <table:table-cell table:style-name="ce4" table:formula="of:=[$Redistribution_central.G101]" office:value-type="float" office:value="8.37022122176345" calcext:value-type="float">
            <text:p>8.37022122176345</text:p>
          </table:table-cell>
          <table:table-cell table:style-name="ce4" table:formula="of:=[$Redistribution_central.H101]" office:value-type="float" office:value="5.90580521316123" calcext:value-type="float">
            <text:p>5.90580521316123</text:p>
          </table:table-cell>
          <table:table-cell table:style-name="ce4" table:formula="of:=[$Redistribution_central.I101]" office:value-type="float" office:value="9.06120582009379" calcext:value-type="float">
            <text:p>9.06120582009379</text:p>
          </table:table-cell>
          <table:table-cell table:style-name="ce4"/>
          <table:table-cell/>
          <table:table-cell table:style-name="ce4" table:formula="of:=[$redistribution_low.F101]" office:value-type="float" office:value="6.31152136643356" calcext:value-type="float">
            <text:p>6.31152136643356</text:p>
          </table:table-cell>
          <table:table-cell table:style-name="ce4" table:formula="of:=[$redistribution_low.G101]" office:value-type="float" office:value="8.5758778615007" calcext:value-type="float">
            <text:p>8.5758778615007</text:p>
          </table:table-cell>
          <table:table-cell table:style-name="ce4" table:formula="of:=[$redistribution_low.H101]" office:value-type="float" office:value="6.44764579918714" calcext:value-type="float">
            <text:p>6.44764579918714</text:p>
          </table:table-cell>
          <table:table-cell table:style-name="ce4" table:formula="of:=[$redistribution_low.I101]" office:value-type="float" office:value="8.63597576927067" calcext:value-type="float">
            <text:p>8.63597576927067</text:p>
          </table:table-cell>
          <table:table-cell table:number-columns-repeated="47"/>
        </table:table-row>
        <table:table-row table:style-name="ro7">
          <table:table-cell table:style-name="ce4" table:formula="of:=[.A104]+1" office:value-type="float" office:value="149" calcext:value-type="float">
            <text:p>149</text:p>
          </table:table-cell>
          <table:table-cell table:style-name="ce4" table:formula="of:=[$Redistribution_high.F102]" office:value-type="float" office:value="5.58465928693624" calcext:value-type="float">
            <text:p>5.58465928693624</text:p>
          </table:table-cell>
          <table:table-cell table:style-name="ce4" table:formula="of:=[$Redistribution_high.G102]" office:value-type="float" office:value="8.45128254248675" calcext:value-type="float">
            <text:p>8.45128254248675</text:p>
          </table:table-cell>
          <table:table-cell table:style-name="ce4" table:formula="of:=[$Redistribution_high.H102]" office:value-type="float" office:value="5.67756964120313" calcext:value-type="float">
            <text:p>5.67756964120313</text:p>
          </table:table-cell>
          <table:table-cell table:style-name="ce4" table:formula="of:=[$Redistribution_high.I102]" office:value-type="float" office:value="8.41252278579888" calcext:value-type="float">
            <text:p>8.41252278579888</text:p>
          </table:table-cell>
          <table:table-cell table:style-name="ce4"/>
          <table:table-cell/>
          <table:table-cell table:style-name="ce4" table:formula="of:=[$Redistribution_central.F102]" office:value-type="float" office:value="5.93608719922457" calcext:value-type="float">
            <text:p>5.93608719922457</text:p>
          </table:table-cell>
          <table:table-cell table:style-name="ce4" table:formula="of:=[$Redistribution_central.G102]" office:value-type="float" office:value="8.35156547031119" calcext:value-type="float">
            <text:p>8.35156547031119</text:p>
          </table:table-cell>
          <table:table-cell table:style-name="ce4" table:formula="of:=[$Redistribution_central.H102]" office:value-type="float" office:value="6.04858000246573" calcext:value-type="float">
            <text:p>6.04858000246573</text:p>
          </table:table-cell>
          <table:table-cell table:style-name="ce4" table:formula="of:=[$Redistribution_central.I102]" office:value-type="float" office:value="9.45528928545578" calcext:value-type="float">
            <text:p>9.45528928545578</text:p>
          </table:table-cell>
          <table:table-cell table:style-name="ce4"/>
          <table:table-cell/>
          <table:table-cell table:style-name="ce4" table:formula="of:=[$redistribution_low.F102]" office:value-type="float" office:value="6.0953140010702" calcext:value-type="float">
            <text:p>6.0953140010702</text:p>
          </table:table-cell>
          <table:table-cell table:style-name="ce4" table:formula="of:=[$redistribution_low.G102]" office:value-type="float" office:value="8.1683373182259" calcext:value-type="float">
            <text:p>8.1683373182259</text:p>
          </table:table-cell>
          <table:table-cell table:style-name="ce4" table:formula="of:=[$redistribution_low.H102]" office:value-type="float" office:value="6.2260774983129" calcext:value-type="float">
            <text:p>6.2260774983129</text:p>
          </table:table-cell>
          <table:table-cell table:style-name="ce4" table:formula="of:=[$redistribution_low.I102]" office:value-type="float" office:value="8.30447954475037" calcext:value-type="float">
            <text:p>8.30447954475037</text:p>
          </table:table-cell>
          <table:table-cell table:number-columns-repeated="47"/>
        </table:table-row>
        <table:table-row table:style-name="ro7">
          <table:table-cell table:style-name="ce4" table:formula="of:=[.A105]+1" office:value-type="float" office:value="150" calcext:value-type="float">
            <text:p>150</text:p>
          </table:table-cell>
          <table:table-cell table:style-name="ce4" table:formula="of:=[$Redistribution_high.F103]" office:value-type="float" office:value="5.32813508833201" calcext:value-type="float">
            <text:p>5.32813508833201</text:p>
          </table:table-cell>
          <table:table-cell table:style-name="ce4" table:formula="of:=[$Redistribution_high.G103]" office:value-type="float" office:value="8.07827690555206" calcext:value-type="float">
            <text:p>8.07827690555206</text:p>
          </table:table-cell>
          <table:table-cell table:style-name="ce4" table:formula="of:=[$Redistribution_high.H103]" office:value-type="float" office:value="5.74076874160665" calcext:value-type="float">
            <text:p>5.74076874160665</text:p>
          </table:table-cell>
          <table:table-cell table:style-name="ce4" table:formula="of:=[$Redistribution_high.I103]" office:value-type="float" office:value="7.99633575017534" calcext:value-type="float">
            <text:p>7.99633575017534</text:p>
          </table:table-cell>
          <table:table-cell table:style-name="ce4"/>
          <table:table-cell/>
          <table:table-cell table:style-name="ce4" table:formula="of:=[$Redistribution_central.F103]" office:value-type="float" office:value="5.45213270110022" calcext:value-type="float">
            <text:p>5.45213270110022</text:p>
          </table:table-cell>
          <table:table-cell table:style-name="ce4" table:formula="of:=[$Redistribution_central.G103]" office:value-type="float" office:value="7.95163319827131" calcext:value-type="float">
            <text:p>7.95163319827131</text:p>
          </table:table-cell>
          <table:table-cell table:style-name="ce4" table:formula="of:=[$Redistribution_central.H103]" office:value-type="float" office:value="5.47658904078113" calcext:value-type="float">
            <text:p>5.47658904078113</text:p>
          </table:table-cell>
          <table:table-cell table:style-name="ce4" table:formula="of:=[$Redistribution_central.I103]" office:value-type="float" office:value="8.61828663070554" calcext:value-type="float">
            <text:p>8.61828663070554</text:p>
          </table:table-cell>
          <table:table-cell table:style-name="ce4"/>
          <table:table-cell/>
          <table:table-cell table:style-name="ce4" table:formula="of:=[$redistribution_low.F103]" office:value-type="float" office:value="5.82804262048961" calcext:value-type="float">
            <text:p>5.82804262048961</text:p>
          </table:table-cell>
          <table:table-cell table:style-name="ce4" table:formula="of:=[$redistribution_low.G103]" office:value-type="float" office:value="8.34680100907771" calcext:value-type="float">
            <text:p>8.34680100907771</text:p>
          </table:table-cell>
          <table:table-cell table:style-name="ce4" table:formula="of:=[$redistribution_low.H103]" office:value-type="float" office:value="6.28152547438484" calcext:value-type="float">
            <text:p>6.28152547438484</text:p>
          </table:table-cell>
          <table:table-cell table:style-name="ce4" table:formula="of:=[$redistribution_low.I103]" office:value-type="float" office:value="8.36782285497161" calcext:value-type="float">
            <text:p>8.36782285497161</text:p>
          </table:table-cell>
          <table:table-cell table:number-columns-repeated="47"/>
        </table:table-row>
        <table:table-row table:style-name="ro6">
          <table:table-cell table:style-name="ce4" table:formula="of:=[.A106]+1" office:value-type="float" office:value="151" calcext:value-type="float">
            <text:p>151</text:p>
          </table:table-cell>
          <table:table-cell table:style-name="ce4" table:formula="of:=[$Redistribution_high.F104]" office:value-type="float" office:value="5.26990861601574" calcext:value-type="float">
            <text:p>5.26990861601574</text:p>
          </table:table-cell>
          <table:table-cell table:style-name="ce4" table:formula="of:=[$Redistribution_high.G104]" office:value-type="float" office:value="7.38294023119443" calcext:value-type="float">
            <text:p>7.38294023119443</text:p>
          </table:table-cell>
          <table:table-cell table:style-name="ce4" table:formula="of:=[$Redistribution_high.H104]" office:value-type="float" office:value="5.68948069321506" calcext:value-type="float">
            <text:p>5.68948069321506</text:p>
          </table:table-cell>
          <table:table-cell table:style-name="ce4" table:formula="of:=[$Redistribution_high.I104]" office:value-type="float" office:value="7.3225888349083" calcext:value-type="float">
            <text:p>7.3225888349083</text:p>
          </table:table-cell>
          <table:table-cell table:style-name="ce4"/>
          <table:table-cell/>
          <table:table-cell table:style-name="ce4" table:formula="of:=[$Redistribution_central.F104]" office:value-type="float" office:value="5.78826910392365" calcext:value-type="float">
            <text:p>5.78826910392365</text:p>
          </table:table-cell>
          <table:table-cell table:style-name="ce4" table:formula="of:=[$Redistribution_central.G104]" office:value-type="float" office:value="7.87886619377767" calcext:value-type="float">
            <text:p>7.87886619377767</text:p>
          </table:table-cell>
          <table:table-cell table:style-name="ce4" table:formula="of:=[$Redistribution_central.H104]" office:value-type="float" office:value="5.89893117987872" calcext:value-type="float">
            <text:p>5.89893117987872</text:p>
          </table:table-cell>
          <table:table-cell table:style-name="ce4" table:formula="of:=[$Redistribution_central.I104]" office:value-type="float" office:value="9.37061821481438" calcext:value-type="float">
            <text:p>9.37061821481438</text:p>
          </table:table-cell>
          <table:table-cell table:style-name="ce4"/>
          <table:table-cell/>
          <table:table-cell table:style-name="ce4" table:formula="of:=[$redistribution_low.F104]" office:value-type="float" office:value="5.77321895137578" calcext:value-type="float">
            <text:p>5.77321895137578</text:p>
          </table:table-cell>
          <table:table-cell table:style-name="ce4" table:formula="of:=[$redistribution_low.G104]" office:value-type="float" office:value="7.94011621744805" calcext:value-type="float">
            <text:p>7.94011621744805</text:p>
          </table:table-cell>
          <table:table-cell table:style-name="ce4" table:formula="of:=[$redistribution_low.H104]" office:value-type="float" office:value="6.11126095239186" calcext:value-type="float">
            <text:p>6.11126095239186</text:p>
          </table:table-cell>
          <table:table-cell table:style-name="ce4" table:formula="of:=[$redistribution_low.I104]" office:value-type="float" office:value="8.10825997883064" calcext:value-type="float">
            <text:p>8.10825997883064</text:p>
          </table:table-cell>
          <table:table-cell table:number-columns-repeated="47"/>
        </table:table-row>
        <table:table-row table:style-name="ro7">
          <table:table-cell table:style-name="ce4" table:formula="of:=[.A107]+1" office:value-type="float" office:value="152" calcext:value-type="float">
            <text:p>152</text:p>
          </table:table-cell>
          <table:table-cell table:style-name="ce4" table:formula="of:=[$Redistribution_high.F105]" office:value-type="float" office:value="5.64897041540218" calcext:value-type="float">
            <text:p>5.64897041540218</text:p>
          </table:table-cell>
          <table:table-cell table:style-name="ce4" table:formula="of:=[$Redistribution_high.G105]" office:value-type="float" office:value="8.07185083724881" calcext:value-type="float">
            <text:p>8.07185083724881</text:p>
          </table:table-cell>
          <table:table-cell table:style-name="ce4" table:formula="of:=[$Redistribution_high.H105]" office:value-type="float" office:value="5.66895155037963" calcext:value-type="float">
            <text:p>5.66895155037963</text:p>
          </table:table-cell>
          <table:table-cell table:style-name="ce4" table:formula="of:=[$Redistribution_high.I105]" office:value-type="float" office:value="8.23592807889574" calcext:value-type="float">
            <text:p>8.23592807889574</text:p>
          </table:table-cell>
          <table:table-cell table:style-name="ce4"/>
          <table:table-cell/>
          <table:table-cell table:style-name="ce4" table:formula="of:=[$Redistribution_central.F105]" office:value-type="float" office:value="6.22078351982729" calcext:value-type="float">
            <text:p>6.22078351982729</text:p>
          </table:table-cell>
          <table:table-cell table:style-name="ce4" table:formula="of:=[$Redistribution_central.G105]" office:value-type="float" office:value="8.81374281829484" calcext:value-type="float">
            <text:p>8.81374281829484</text:p>
          </table:table-cell>
          <table:table-cell table:style-name="ce4" table:formula="of:=[$Redistribution_central.H105]" office:value-type="float" office:value="6.26788875434068" calcext:value-type="float">
            <text:p>6.26788875434068</text:p>
          </table:table-cell>
          <table:table-cell table:style-name="ce4" table:formula="of:=[$Redistribution_central.I105]" office:value-type="float" office:value="9.90997363170575" calcext:value-type="float">
            <text:p>9.90997363170575</text:p>
          </table:table-cell>
          <table:table-cell table:style-name="ce4"/>
          <table:table-cell/>
          <table:table-cell table:style-name="ce4" table:formula="of:=[$redistribution_low.F105]" office:value-type="float" office:value="6.0524960152777" calcext:value-type="float">
            <text:p>6.0524960152777</text:p>
          </table:table-cell>
          <table:table-cell table:style-name="ce4" table:formula="of:=[$redistribution_low.G105]" office:value-type="float" office:value="8.74645234402218" calcext:value-type="float">
            <text:p>8.74645234402218</text:p>
          </table:table-cell>
          <table:table-cell table:style-name="ce4" table:formula="of:=[$redistribution_low.H105]" office:value-type="float" office:value="6.2739923219913" calcext:value-type="float">
            <text:p>6.2739923219913</text:p>
          </table:table-cell>
          <table:table-cell table:style-name="ce4" table:formula="of:=[$redistribution_low.I105]" office:value-type="float" office:value="8.60743260672424" calcext:value-type="float">
            <text:p>8.60743260672424</text:p>
          </table:table-cell>
          <table:table-cell table:number-columns-repeated="47"/>
        </table:table-row>
        <table:table-row table:style-name="ro1" table:number-rows-repeated="10484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cile ratio yearly" table:style-name="ta4">
        <table:table-column table:style-name="co5" table:number-columns-repeated="5" table:default-cell-style-name="ce3"/>
        <table:table-column table:style-name="co1" table:number-columns-repeated="59" table:default-cell-style-name="Default"/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Default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9"/>
        </table:table-row>
        <table:table-row table:style-name="ro4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number-columns-repeated="4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$'Decile ratio'.C4]" office:value-type="float" office:value="8.9558054274" calcext:value-type="float">
            <text:p>8.9558054274</text:p>
          </table:table-cell>
          <table:table-cell table:formula="of:=[$'Decile ratio'.D4]" office:value-type="float" office:value="6.9114890221" calcext:value-type="float">
            <text:p>6.9114890221</text:p>
          </table:table-cell>
          <table:table-cell table:formula="of:=[$'Decile ratio'.E4]" office:value-type="float" office:value="8.5895475335" calcext:value-type="float">
            <text:p>8.5895475335</text:p>
          </table:table-cell>
          <table:table-cell table:formula="of:=[$'Decile ratio'.B4]" office:value-type="float" office:value="6.517241482" calcext:value-type="float">
            <text:p>6.517241482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table:formula="of:=[.B4]" office:value-type="float" office:value="8.9558054274" calcext:value-type="float">
            <text:p>8.9558054274</text:p>
          </table:table-cell>
          <table:table-cell table:style-name="ce3" table:formula="of:=[.C4]" office:value-type="float" office:value="6.9114890221" calcext:value-type="float">
            <text:p>6.9114890221</text:p>
          </table:table-cell>
          <table:table-cell table:style-name="ce3" table:formula="of:=[.D4]" office:value-type="float" office:value="8.5895475335" calcext:value-type="float">
            <text:p>8.5895475335</text:p>
          </table:table-cell>
          <table:table-cell table:style-name="ce3" table:formula="of:=[.E4]" office:value-type="float" office:value="6.517241482" calcext:value-type="float">
            <text:p>6.517241482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table:formula="of:=[.G4]" office:value-type="float" office:value="8.9558054274" calcext:value-type="float">
            <text:p>8.9558054274</text:p>
          </table:table-cell>
          <table:table-cell table:style-name="ce3" table:formula="of:=[.H4]" office:value-type="float" office:value="6.9114890221" calcext:value-type="float">
            <text:p>6.9114890221</text:p>
          </table:table-cell>
          <table:table-cell table:style-name="ce3" table:formula="of:=[.I4]" office:value-type="float" office:value="8.5895475335" calcext:value-type="float">
            <text:p>8.5895475335</text:p>
          </table:table-cell>
          <table:table-cell table:style-name="ce3" table:formula="of:=[.J4]" office:value-type="float" office:value="6.517241482" calcext:value-type="float">
            <text:p>6.517241482</text:p>
          </table:table-cell>
          <table:table-cell table:number-columns-repeated="4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formula="of:=AVERAGE([$'Decile ratio'.C5:.C8])" office:value-type="float" office:value="10.8792229079172" calcext:value-type="float">
            <text:p>10.8792229079172</text:p>
          </table:table-cell>
          <table:table-cell table:formula="of:=AVERAGE([$'Decile ratio'.D5:.D8])" office:value-type="float" office:value="8.37130278918482" calcext:value-type="float">
            <text:p>8.37130278918482</text:p>
          </table:table-cell>
          <table:table-cell table:formula="of:=AVERAGE([$'Decile ratio'.E5:.E8])" office:value-type="float" office:value="8.89713541766048" calcext:value-type="float">
            <text:p>8.89713541766048</text:p>
          </table:table-cell>
          <table:table-cell table:formula="of:=AVERAGE([$'Decile ratio'.B5:.B8])" office:value-type="float" office:value="6.96237499846808" calcext:value-type="float">
            <text:p>6.96237499846808</text:p>
          </table:table-cell>
          <table:table-cell table:style-name="ce3" table:formula="of:=[.F4]+1" office:value-type="float" office:value="2015" calcext:value-type="float">
            <text:p>2015</text:p>
          </table:table-cell>
          <table:table-cell table:style-name="ce3" table:formula="of:=AVERAGE([$'Decile ratio'.I5:.I8])" office:value-type="float" office:value="10.8792229079172" calcext:value-type="float">
            <text:p>10.8792229079172</text:p>
          </table:table-cell>
          <table:table-cell table:style-name="ce3" table:formula="of:=AVERAGE([$'Decile ratio'.J5:.J8])" office:value-type="float" office:value="8.37130278918482" calcext:value-type="float">
            <text:p>8.37130278918482</text:p>
          </table:table-cell>
          <table:table-cell table:style-name="ce3" table:formula="of:=AVERAGE([$'Decile ratio'.K5:.K8])" office:value-type="float" office:value="8.89713541766048" calcext:value-type="float">
            <text:p>8.89713541766048</text:p>
          </table:table-cell>
          <table:table-cell table:style-name="ce3" table:formula="of:=AVERAGE([$'Decile ratio'.H5:.H8])" office:value-type="float" office:value="6.96237499846808" calcext:value-type="float">
            <text:p>6.96237499846808</text:p>
          </table:table-cell>
          <table:table-cell table:style-name="ce3" table:formula="of:=[.K4]+1" office:value-type="float" office:value="2015" calcext:value-type="float">
            <text:p>2015</text:p>
          </table:table-cell>
          <table:table-cell table:style-name="ce3" table:formula="of:=AVERAGE([$'Decile ratio'.O5:.O8])" office:value-type="float" office:value="10.8792229079172" calcext:value-type="float">
            <text:p>10.8792229079172</text:p>
          </table:table-cell>
          <table:table-cell table:style-name="ce3" table:formula="of:=AVERAGE([$'Decile ratio'.P5:.P8])" office:value-type="float" office:value="8.37130278918482" calcext:value-type="float">
            <text:p>8.37130278918482</text:p>
          </table:table-cell>
          <table:table-cell table:style-name="ce3" table:formula="of:=AVERAGE([$'Decile ratio'.Q5:.Q8])" office:value-type="float" office:value="8.89713541766048" calcext:value-type="float">
            <text:p>8.89713541766048</text:p>
          </table:table-cell>
          <table:table-cell table:style-name="ce3" table:formula="of:=AVERAGE([$'Decile ratio'.N5:.N8])" office:value-type="float" office:value="6.96237499846808" calcext:value-type="float">
            <text:p>6.96237499846808</text:p>
          </table:table-cell>
          <table:table-cell table:number-columns-repeated="4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formula="of:=AVERAGE([$'Decile ratio'.C9:.C12])" office:value-type="float" office:value="10.6893976863501" calcext:value-type="float">
            <text:p>10.6893976863501</text:p>
          </table:table-cell>
          <table:table-cell table:formula="of:=AVERAGE([$'Decile ratio'.D9:.D12])" office:value-type="float" office:value="8.30150427132525" calcext:value-type="float">
            <text:p>8.30150427132525</text:p>
          </table:table-cell>
          <table:table-cell table:formula="of:=AVERAGE([$'Decile ratio'.E9:.E12])" office:value-type="float" office:value="8.4190139110746" calcext:value-type="float">
            <text:p>8.4190139110746</text:p>
          </table:table-cell>
          <table:table-cell table:formula="of:=AVERAGE([$'Decile ratio'.B9:.B12])" office:value-type="float" office:value="6.89055612203273" calcext:value-type="float">
            <text:p>6.89055612203273</text:p>
          </table:table-cell>
          <table:table-cell table:style-name="ce3" table:formula="of:=[.F5]+1" office:value-type="float" office:value="2016" calcext:value-type="float">
            <text:p>2016</text:p>
          </table:table-cell>
          <table:table-cell table:style-name="ce3" table:formula="of:=AVERAGE([$'Decile ratio'.I9:.I12])" office:value-type="float" office:value="10.6893976863501" calcext:value-type="float">
            <text:p>10.6893976863501</text:p>
          </table:table-cell>
          <table:table-cell table:style-name="ce3" table:formula="of:=AVERAGE([$'Decile ratio'.J9:.J12])" office:value-type="float" office:value="8.30150427132525" calcext:value-type="float">
            <text:p>8.30150427132525</text:p>
          </table:table-cell>
          <table:table-cell table:style-name="ce3" table:formula="of:=AVERAGE([$'Decile ratio'.K9:.K12])" office:value-type="float" office:value="8.4190139110746" calcext:value-type="float">
            <text:p>8.4190139110746</text:p>
          </table:table-cell>
          <table:table-cell table:style-name="ce3" table:formula="of:=AVERAGE([$'Decile ratio'.H9:.H12])" office:value-type="float" office:value="6.89055612203273" calcext:value-type="float">
            <text:p>6.89055612203273</text:p>
          </table:table-cell>
          <table:table-cell table:style-name="ce3" table:formula="of:=[.K5]+1" office:value-type="float" office:value="2016" calcext:value-type="float">
            <text:p>2016</text:p>
          </table:table-cell>
          <table:table-cell table:style-name="ce3" table:formula="of:=AVERAGE([$'Decile ratio'.O9:.O12])" office:value-type="float" office:value="10.6893976863501" calcext:value-type="float">
            <text:p>10.6893976863501</text:p>
          </table:table-cell>
          <table:table-cell table:style-name="ce3" table:formula="of:=AVERAGE([$'Decile ratio'.P9:.P12])" office:value-type="float" office:value="8.30150427132525" calcext:value-type="float">
            <text:p>8.30150427132525</text:p>
          </table:table-cell>
          <table:table-cell table:style-name="ce3" table:formula="of:=AVERAGE([$'Decile ratio'.Q9:.Q12])" office:value-type="float" office:value="8.4190139110746" calcext:value-type="float">
            <text:p>8.4190139110746</text:p>
          </table:table-cell>
          <table:table-cell table:style-name="ce3" table:formula="of:=AVERAGE([$'Decile ratio'.N9:.N12])" office:value-type="float" office:value="6.89055612203273" calcext:value-type="float">
            <text:p>6.89055612203273</text:p>
          </table:table-cell>
          <table:table-cell table:number-columns-repeated="4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formula="of:=AVERAGE([$'Decile ratio'.C13:.C16])" office:value-type="float" office:value="10.8942241681392" calcext:value-type="float">
            <text:p>10.8942241681392</text:p>
          </table:table-cell>
          <table:table-cell table:formula="of:=AVERAGE([$'Decile ratio'.D13:.D16])" office:value-type="float" office:value="8.38602142301736" calcext:value-type="float">
            <text:p>8.38602142301736</text:p>
          </table:table-cell>
          <table:table-cell table:formula="of:=AVERAGE([$'Decile ratio'.E13:.E16])" office:value-type="float" office:value="8.4681752808297" calcext:value-type="float">
            <text:p>8.4681752808297</text:p>
          </table:table-cell>
          <table:table-cell table:formula="of:=AVERAGE([$'Decile ratio'.B13:.B16])" office:value-type="float" office:value="6.78838155493239" calcext:value-type="float">
            <text:p>6.78838155493239</text:p>
          </table:table-cell>
          <table:table-cell table:style-name="ce3" table:formula="of:=[.F6]+1" office:value-type="float" office:value="2017" calcext:value-type="float">
            <text:p>2017</text:p>
          </table:table-cell>
          <table:table-cell table:style-name="ce3" table:formula="of:=AVERAGE([$'Decile ratio'.I13:.I16])" office:value-type="float" office:value="10.8942241681392" calcext:value-type="float">
            <text:p>10.8942241681392</text:p>
          </table:table-cell>
          <table:table-cell table:style-name="ce3" table:formula="of:=AVERAGE([$'Decile ratio'.J13:.J16])" office:value-type="float" office:value="8.38602142301736" calcext:value-type="float">
            <text:p>8.38602142301736</text:p>
          </table:table-cell>
          <table:table-cell table:style-name="ce3" table:formula="of:=AVERAGE([$'Decile ratio'.K13:.K16])" office:value-type="float" office:value="8.4681752808297" calcext:value-type="float">
            <text:p>8.4681752808297</text:p>
          </table:table-cell>
          <table:table-cell table:style-name="ce3" table:formula="of:=AVERAGE([$'Decile ratio'.H13:.H16])" office:value-type="float" office:value="6.78838155493239" calcext:value-type="float">
            <text:p>6.78838155493239</text:p>
          </table:table-cell>
          <table:table-cell table:style-name="ce3" table:formula="of:=[.K6]+1" office:value-type="float" office:value="2017" calcext:value-type="float">
            <text:p>2017</text:p>
          </table:table-cell>
          <table:table-cell table:style-name="ce3" table:formula="of:=AVERAGE([$'Decile ratio'.O13:.O16])" office:value-type="float" office:value="10.8942241681392" calcext:value-type="float">
            <text:p>10.8942241681392</text:p>
          </table:table-cell>
          <table:table-cell table:style-name="ce3" table:formula="of:=AVERAGE([$'Decile ratio'.P13:.P16])" office:value-type="float" office:value="8.38602142301736" calcext:value-type="float">
            <text:p>8.38602142301736</text:p>
          </table:table-cell>
          <table:table-cell table:style-name="ce3" table:formula="of:=AVERAGE([$'Decile ratio'.Q13:.Q16])" office:value-type="float" office:value="8.4681752808297" calcext:value-type="float">
            <text:p>8.4681752808297</text:p>
          </table:table-cell>
          <table:table-cell table:style-name="ce3" table:formula="of:=AVERAGE([$'Decile ratio'.N13:.N16])" office:value-type="float" office:value="6.78838155493239" calcext:value-type="float">
            <text:p>6.78838155493239</text:p>
          </table:table-cell>
          <table:table-cell table:number-columns-repeated="4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formula="of:=AVERAGE([$'Decile ratio'.C17:.C20])" office:value-type="float" office:value="10.8416494498489" calcext:value-type="float">
            <text:p>10.8416494498489</text:p>
          </table:table-cell>
          <table:table-cell table:formula="of:=AVERAGE([$'Decile ratio'.D17:.D20])" office:value-type="float" office:value="8.30827478073629" calcext:value-type="float">
            <text:p>8.30827478073629</text:p>
          </table:table-cell>
          <table:table-cell table:formula="of:=AVERAGE([$'Decile ratio'.E17:.E20])" office:value-type="float" office:value="8.40678284842007" calcext:value-type="float">
            <text:p>8.40678284842007</text:p>
          </table:table-cell>
          <table:table-cell table:formula="of:=AVERAGE([$'Decile ratio'.B17:.B20])" office:value-type="float" office:value="6.68265284848134" calcext:value-type="float">
            <text:p>6.68265284848134</text:p>
          </table:table-cell>
          <table:table-cell table:style-name="ce3" table:formula="of:=[.F7]+1" office:value-type="float" office:value="2018" calcext:value-type="float">
            <text:p>2018</text:p>
          </table:table-cell>
          <table:table-cell table:style-name="ce3" table:formula="of:=AVERAGE([$'Decile ratio'.I17:.I20])" office:value-type="float" office:value="10.8416494498489" calcext:value-type="float">
            <text:p>10.8416494498489</text:p>
          </table:table-cell>
          <table:table-cell table:style-name="ce3" table:formula="of:=AVERAGE([$'Decile ratio'.J17:.J20])" office:value-type="float" office:value="8.30827478073629" calcext:value-type="float">
            <text:p>8.30827478073629</text:p>
          </table:table-cell>
          <table:table-cell table:style-name="ce3" table:formula="of:=AVERAGE([$'Decile ratio'.K17:.K20])" office:value-type="float" office:value="8.40678284842007" calcext:value-type="float">
            <text:p>8.40678284842007</text:p>
          </table:table-cell>
          <table:table-cell table:style-name="ce3" table:formula="of:=AVERAGE([$'Decile ratio'.H17:.H20])" office:value-type="float" office:value="6.68265284848134" calcext:value-type="float">
            <text:p>6.68265284848134</text:p>
          </table:table-cell>
          <table:table-cell table:style-name="ce3" table:formula="of:=[.K7]+1" office:value-type="float" office:value="2018" calcext:value-type="float">
            <text:p>2018</text:p>
          </table:table-cell>
          <table:table-cell table:style-name="ce3" table:formula="of:=AVERAGE([$'Decile ratio'.O17:.O20])" office:value-type="float" office:value="10.8416494498489" calcext:value-type="float">
            <text:p>10.8416494498489</text:p>
          </table:table-cell>
          <table:table-cell table:style-name="ce3" table:formula="of:=AVERAGE([$'Decile ratio'.P17:.P20])" office:value-type="float" office:value="8.30827478073629" calcext:value-type="float">
            <text:p>8.30827478073629</text:p>
          </table:table-cell>
          <table:table-cell table:style-name="ce3" table:formula="of:=AVERAGE([$'Decile ratio'.Q17:.Q20])" office:value-type="float" office:value="8.40678284842007" calcext:value-type="float">
            <text:p>8.40678284842007</text:p>
          </table:table-cell>
          <table:table-cell table:style-name="ce3" table:formula="of:=AVERAGE([$'Decile ratio'.N17:.N20])" office:value-type="float" office:value="6.68265284848134" calcext:value-type="float">
            <text:p>6.68265284848134</text:p>
          </table:table-cell>
          <table:table-cell table:number-columns-repeated="4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formula="of:=AVERAGE([$'Decile ratio'.C21:.C24])" office:value-type="float" office:value="10.9725914867505" calcext:value-type="float">
            <text:p>10.9725914867505</text:p>
          </table:table-cell>
          <table:table-cell table:formula="of:=AVERAGE([$'Decile ratio'.D21:.D24])" office:value-type="float" office:value="8.06679905109889" calcext:value-type="float">
            <text:p>8.06679905109889</text:p>
          </table:table-cell>
          <table:table-cell table:formula="of:=AVERAGE([$'Decile ratio'.E21:.E24])" office:value-type="float" office:value="8.19232147758265" calcext:value-type="float">
            <text:p>8.19232147758265</text:p>
          </table:table-cell>
          <table:table-cell table:formula="of:=AVERAGE([$'Decile ratio'.B21:.B24])" office:value-type="float" office:value="6.4407330987222" calcext:value-type="float">
            <text:p>6.4407330987222</text:p>
          </table:table-cell>
          <table:table-cell table:style-name="ce3" table:formula="of:=[.F8]+1" office:value-type="float" office:value="2019" calcext:value-type="float">
            <text:p>2019</text:p>
          </table:table-cell>
          <table:table-cell table:style-name="ce3" table:formula="of:=AVERAGE([$'Decile ratio'.I21:.I24])" office:value-type="float" office:value="10.9868679826564" calcext:value-type="float">
            <text:p>10.9868679826564</text:p>
          </table:table-cell>
          <table:table-cell table:style-name="ce3" table:formula="of:=AVERAGE([$'Decile ratio'.J21:.J24])" office:value-type="float" office:value="8.06672893113227" calcext:value-type="float">
            <text:p>8.06672893113227</text:p>
          </table:table-cell>
          <table:table-cell table:style-name="ce3" table:formula="of:=AVERAGE([$'Decile ratio'.K21:.K24])" office:value-type="float" office:value="8.20218543089375" calcext:value-type="float">
            <text:p>8.20218543089375</text:p>
          </table:table-cell>
          <table:table-cell table:style-name="ce3" table:formula="of:=AVERAGE([$'Decile ratio'.H21:.H24])" office:value-type="float" office:value="6.44066970690845" calcext:value-type="float">
            <text:p>6.44066970690845</text:p>
          </table:table-cell>
          <table:table-cell table:style-name="ce3" table:formula="of:=[.K8]+1" office:value-type="float" office:value="2019" calcext:value-type="float">
            <text:p>2019</text:p>
          </table:table-cell>
          <table:table-cell table:style-name="ce3" table:formula="of:=AVERAGE([$'Decile ratio'.O21:.O24])" office:value-type="float" office:value="10.9725914867505" calcext:value-type="float">
            <text:p>10.9725914867505</text:p>
          </table:table-cell>
          <table:table-cell table:style-name="ce3" table:formula="of:=AVERAGE([$'Decile ratio'.P21:.P24])" office:value-type="float" office:value="8.06679905109889" calcext:value-type="float">
            <text:p>8.06679905109889</text:p>
          </table:table-cell>
          <table:table-cell table:style-name="ce3" table:formula="of:=AVERAGE([$'Decile ratio'.Q21:.Q24])" office:value-type="float" office:value="8.19232147758265" calcext:value-type="float">
            <text:p>8.19232147758265</text:p>
          </table:table-cell>
          <table:table-cell table:style-name="ce3" table:formula="of:=AVERAGE([$'Decile ratio'.N21:.N24])" office:value-type="float" office:value="6.4407330987222" calcext:value-type="float">
            <text:p>6.4407330987222</text:p>
          </table:table-cell>
          <table:table-cell table:number-columns-repeated="4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formula="of:=AVERAGE([$'Decile ratio'.C25:.C28])" office:value-type="float" office:value="12.1530261048811" calcext:value-type="float">
            <text:p>12.1530261048811</text:p>
          </table:table-cell>
          <table:table-cell table:formula="of:=AVERAGE([$'Decile ratio'.D25:.D28])" office:value-type="float" office:value="8.64406442469468" calcext:value-type="float">
            <text:p>8.64406442469468</text:p>
          </table:table-cell>
          <table:table-cell table:formula="of:=AVERAGE([$'Decile ratio'.E25:.E28])" office:value-type="float" office:value="9.13079756037044" calcext:value-type="float">
            <text:p>9.13079756037044</text:p>
          </table:table-cell>
          <table:table-cell table:formula="of:=AVERAGE([$'Decile ratio'.B25:.B28])" office:value-type="float" office:value="6.82355404780065" calcext:value-type="float">
            <text:p>6.82355404780065</text:p>
          </table:table-cell>
          <table:table-cell table:style-name="ce3" table:formula="of:=[.F9]+1" office:value-type="float" office:value="2020" calcext:value-type="float">
            <text:p>2020</text:p>
          </table:table-cell>
          <table:table-cell table:style-name="ce3" table:formula="of:=AVERAGE([$'Decile ratio'.I25:.I28])" office:value-type="float" office:value="12.1523543542449" calcext:value-type="float">
            <text:p>12.1523543542449</text:p>
          </table:table-cell>
          <table:table-cell table:style-name="ce3" table:formula="of:=AVERAGE([$'Decile ratio'.J25:.J28])" office:value-type="float" office:value="8.6413345356916" calcext:value-type="float">
            <text:p>8.6413345356916</text:p>
          </table:table-cell>
          <table:table-cell table:style-name="ce3" table:formula="of:=AVERAGE([$'Decile ratio'.K25:.K28])" office:value-type="float" office:value="9.12660767982186" calcext:value-type="float">
            <text:p>9.12660767982186</text:p>
          </table:table-cell>
          <table:table-cell table:style-name="ce3" table:formula="of:=AVERAGE([$'Decile ratio'.H25:.H28])" office:value-type="float" office:value="6.8183324702508" calcext:value-type="float">
            <text:p>6.8183324702508</text:p>
          </table:table-cell>
          <table:table-cell table:style-name="ce3" table:formula="of:=[.K9]+1" office:value-type="float" office:value="2020" calcext:value-type="float">
            <text:p>2020</text:p>
          </table:table-cell>
          <table:table-cell table:style-name="ce3" table:formula="of:=AVERAGE([$'Decile ratio'.O25:.O28])" office:value-type="float" office:value="12.1530261048811" calcext:value-type="float">
            <text:p>12.1530261048811</text:p>
          </table:table-cell>
          <table:table-cell table:style-name="ce3" table:formula="of:=AVERAGE([$'Decile ratio'.P25:.P28])" office:value-type="float" office:value="8.62783988308546" calcext:value-type="float">
            <text:p>8.62783988308546</text:p>
          </table:table-cell>
          <table:table-cell table:style-name="ce3" table:formula="of:=AVERAGE([$'Decile ratio'.Q25:.Q28])" office:value-type="float" office:value="9.13800923769049" calcext:value-type="float">
            <text:p>9.13800923769049</text:p>
          </table:table-cell>
          <table:table-cell table:style-name="ce3" table:formula="of:=AVERAGE([$'Decile ratio'.N25:.N28])" office:value-type="float" office:value="6.81393599164663" calcext:value-type="float">
            <text:p>6.81393599164663</text:p>
          </table:table-cell>
          <table:table-cell table:number-columns-repeated="4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formula="of:=AVERAGE([$'Decile ratio'.C29:.C32])" office:value-type="float" office:value="11.6663224030083" calcext:value-type="float">
            <text:p>11.6663224030083</text:p>
          </table:table-cell>
          <table:table-cell table:formula="of:=AVERAGE([$'Decile ratio'.D29:.D32])" office:value-type="float" office:value="8.40200082274582" calcext:value-type="float">
            <text:p>8.40200082274582</text:p>
          </table:table-cell>
          <table:table-cell table:formula="of:=AVERAGE([$'Decile ratio'.E29:.E32])" office:value-type="float" office:value="9.12056127194219" calcext:value-type="float">
            <text:p>9.12056127194219</text:p>
          </table:table-cell>
          <table:table-cell table:formula="of:=AVERAGE([$'Decile ratio'.B29:.B32])" office:value-type="float" office:value="6.74494615587665" calcext:value-type="float">
            <text:p>6.74494615587665</text:p>
          </table:table-cell>
          <table:table-cell table:style-name="ce3" table:formula="of:=[.F10]+1" office:value-type="float" office:value="2021" calcext:value-type="float">
            <text:p>2021</text:p>
          </table:table-cell>
          <table:table-cell table:style-name="ce3" table:formula="of:=AVERAGE([$'Decile ratio'.I29:.I32])" office:value-type="float" office:value="11.6850746151565" calcext:value-type="float">
            <text:p>11.6850746151565</text:p>
          </table:table-cell>
          <table:table-cell table:style-name="ce3" table:formula="of:=AVERAGE([$'Decile ratio'.J29:.J32])" office:value-type="float" office:value="8.44947586078961" calcext:value-type="float">
            <text:p>8.44947586078961</text:p>
          </table:table-cell>
          <table:table-cell table:style-name="ce3" table:formula="of:=AVERAGE([$'Decile ratio'.K29:.K32])" office:value-type="float" office:value="9.14016487298709" calcext:value-type="float">
            <text:p>9.14016487298709</text:p>
          </table:table-cell>
          <table:table-cell table:style-name="ce3" table:formula="of:=AVERAGE([$'Decile ratio'.H29:.H32])" office:value-type="float" office:value="6.75938300477493" calcext:value-type="float">
            <text:p>6.75938300477493</text:p>
          </table:table-cell>
          <table:table-cell table:style-name="ce3" table:formula="of:=[.K10]+1" office:value-type="float" office:value="2021" calcext:value-type="float">
            <text:p>2021</text:p>
          </table:table-cell>
          <table:table-cell table:style-name="ce3" table:formula="of:=AVERAGE([$'Decile ratio'.O29:.O32])" office:value-type="float" office:value="11.7030303031007" calcext:value-type="float">
            <text:p>11.7030303031007</text:p>
          </table:table-cell>
          <table:table-cell table:style-name="ce3" table:formula="of:=AVERAGE([$'Decile ratio'.P29:.P32])" office:value-type="float" office:value="8.43546463320724" calcext:value-type="float">
            <text:p>8.43546463320724</text:p>
          </table:table-cell>
          <table:table-cell table:style-name="ce3" table:formula="of:=AVERAGE([$'Decile ratio'.Q29:.Q32])" office:value-type="float" office:value="9.18713464206755" calcext:value-type="float">
            <text:p>9.18713464206755</text:p>
          </table:table-cell>
          <table:table-cell table:style-name="ce3" table:formula="of:=AVERAGE([$'Decile ratio'.N29:.N32])" office:value-type="float" office:value="6.76616509879164" calcext:value-type="float">
            <text:p>6.76616509879164</text:p>
          </table:table-cell>
          <table:table-cell table:number-columns-repeated="4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formula="of:=AVERAGE([$'Decile ratio'.C33:.C36])" office:value-type="float" office:value="11.4737292817845" calcext:value-type="float">
            <text:p>11.4737292817845</text:p>
          </table:table-cell>
          <table:table-cell table:formula="of:=AVERAGE([$'Decile ratio'.D33:.D36])" office:value-type="float" office:value="8.43055371785472" calcext:value-type="float">
            <text:p>8.43055371785472</text:p>
          </table:table-cell>
          <table:table-cell table:formula="of:=AVERAGE([$'Decile ratio'.E33:.E36])" office:value-type="float" office:value="9.02260523608605" calcext:value-type="float">
            <text:p>9.02260523608605</text:p>
          </table:table-cell>
          <table:table-cell table:formula="of:=AVERAGE([$'Decile ratio'.B33:.B36])" office:value-type="float" office:value="6.82650601110344" calcext:value-type="float">
            <text:p>6.82650601110344</text:p>
          </table:table-cell>
          <table:table-cell table:style-name="ce3" table:formula="of:=[.F11]+1" office:value-type="float" office:value="2022" calcext:value-type="float">
            <text:p>2022</text:p>
          </table:table-cell>
          <table:table-cell table:style-name="ce3" table:formula="of:=AVERAGE([$'Decile ratio'.I33:.I36])" office:value-type="float" office:value="11.5480484663047" calcext:value-type="float">
            <text:p>11.5480484663047</text:p>
          </table:table-cell>
          <table:table-cell table:style-name="ce3" table:formula="of:=AVERAGE([$'Decile ratio'.J33:.J36])" office:value-type="float" office:value="8.46786612465012" calcext:value-type="float">
            <text:p>8.46786612465012</text:p>
          </table:table-cell>
          <table:table-cell table:style-name="ce3" table:formula="of:=AVERAGE([$'Decile ratio'.K33:.K36])" office:value-type="float" office:value="9.0536510232897" calcext:value-type="float">
            <text:p>9.0536510232897</text:p>
          </table:table-cell>
          <table:table-cell table:style-name="ce3" table:formula="of:=AVERAGE([$'Decile ratio'.H33:.H36])" office:value-type="float" office:value="6.83889613474476" calcext:value-type="float">
            <text:p>6.83889613474476</text:p>
          </table:table-cell>
          <table:table-cell table:style-name="ce3" table:formula="of:=[.K11]+1" office:value-type="float" office:value="2022" calcext:value-type="float">
            <text:p>2022</text:p>
          </table:table-cell>
          <table:table-cell table:style-name="ce3" table:formula="of:=AVERAGE([$'Decile ratio'.O33:.O36])" office:value-type="float" office:value="11.5768472240517" calcext:value-type="float">
            <text:p>11.5768472240517</text:p>
          </table:table-cell>
          <table:table-cell table:style-name="ce3" table:formula="of:=AVERAGE([$'Decile ratio'.P33:.P36])" office:value-type="float" office:value="8.42388319901796" calcext:value-type="float">
            <text:p>8.42388319901796</text:p>
          </table:table-cell>
          <table:table-cell table:style-name="ce3" table:formula="of:=AVERAGE([$'Decile ratio'.Q33:.Q36])" office:value-type="float" office:value="9.07515165302779" calcext:value-type="float">
            <text:p>9.07515165302779</text:p>
          </table:table-cell>
          <table:table-cell table:style-name="ce3" table:formula="of:=AVERAGE([$'Decile ratio'.N33:.N36])" office:value-type="float" office:value="6.82808254714884" calcext:value-type="float">
            <text:p>6.82808254714884</text:p>
          </table:table-cell>
          <table:table-cell table:number-columns-repeated="4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formula="of:=AVERAGE([$'Decile ratio'.C37:.C40])" office:value-type="float" office:value="11.7362570330325" calcext:value-type="float">
            <text:p>11.7362570330325</text:p>
          </table:table-cell>
          <table:table-cell table:formula="of:=AVERAGE([$'Decile ratio'.D37:.D40])" office:value-type="float" office:value="8.43093170689225" calcext:value-type="float">
            <text:p>8.43093170689225</text:p>
          </table:table-cell>
          <table:table-cell table:formula="of:=AVERAGE([$'Decile ratio'.E37:.E40])" office:value-type="float" office:value="9.0478534433342" calcext:value-type="float">
            <text:p>9.0478534433342</text:p>
          </table:table-cell>
          <table:table-cell table:formula="of:=AVERAGE([$'Decile ratio'.B37:.B40])" office:value-type="float" office:value="6.71770796218334" calcext:value-type="float">
            <text:p>6.71770796218334</text:p>
          </table:table-cell>
          <table:table-cell table:style-name="ce3" table:formula="of:=[.F12]+1" office:value-type="float" office:value="2023" calcext:value-type="float">
            <text:p>2023</text:p>
          </table:table-cell>
          <table:table-cell table:style-name="ce3" table:formula="of:=AVERAGE([$'Decile ratio'.I37:.I40])" office:value-type="float" office:value="11.620355376425" calcext:value-type="float">
            <text:p>11.620355376425</text:p>
          </table:table-cell>
          <table:table-cell table:style-name="ce3" table:formula="of:=AVERAGE([$'Decile ratio'.J37:.J40])" office:value-type="float" office:value="8.52611010595351" calcext:value-type="float">
            <text:p>8.52611010595351</text:p>
          </table:table-cell>
          <table:table-cell table:style-name="ce3" table:formula="of:=AVERAGE([$'Decile ratio'.K37:.K40])" office:value-type="float" office:value="9.22931382216942" calcext:value-type="float">
            <text:p>9.22931382216942</text:p>
          </table:table-cell>
          <table:table-cell table:style-name="ce3" table:formula="of:=AVERAGE([$'Decile ratio'.H37:.H40])" office:value-type="float" office:value="6.8017168222571" calcext:value-type="float">
            <text:p>6.8017168222571</text:p>
          </table:table-cell>
          <table:table-cell table:style-name="ce3" table:formula="of:=[.K12]+1" office:value-type="float" office:value="2023" calcext:value-type="float">
            <text:p>2023</text:p>
          </table:table-cell>
          <table:table-cell table:style-name="ce3" table:formula="of:=AVERAGE([$'Decile ratio'.O37:.O40])" office:value-type="float" office:value="11.5581160426903" calcext:value-type="float">
            <text:p>11.5581160426903</text:p>
          </table:table-cell>
          <table:table-cell table:style-name="ce3" table:formula="of:=AVERAGE([$'Decile ratio'.P37:.P40])" office:value-type="float" office:value="8.39162021996225" calcext:value-type="float">
            <text:p>8.39162021996225</text:p>
          </table:table-cell>
          <table:table-cell table:style-name="ce3" table:formula="of:=AVERAGE([$'Decile ratio'.Q37:.Q40])" office:value-type="float" office:value="9.10174808704578" calcext:value-type="float">
            <text:p>9.10174808704578</text:p>
          </table:table-cell>
          <table:table-cell table:style-name="ce3" table:formula="of:=AVERAGE([$'Decile ratio'.N37:.N40])" office:value-type="float" office:value="6.84179767276763" calcext:value-type="float">
            <text:p>6.84179767276763</text:p>
          </table:table-cell>
          <table:table-cell table:number-columns-repeated="49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formula="of:=AVERAGE([$'Decile ratio'.C41:.C44])" office:value-type="float" office:value="11.5926036411181" calcext:value-type="float">
            <text:p>11.5926036411181</text:p>
          </table:table-cell>
          <table:table-cell table:formula="of:=AVERAGE([$'Decile ratio'.D41:.D44])" office:value-type="float" office:value="8.62796342477814" calcext:value-type="float">
            <text:p>8.62796342477814</text:p>
          </table:table-cell>
          <table:table-cell table:formula="of:=AVERAGE([$'Decile ratio'.E41:.E44])" office:value-type="float" office:value="9.15617277600296" calcext:value-type="float">
            <text:p>9.15617277600296</text:p>
          </table:table-cell>
          <table:table-cell table:formula="of:=AVERAGE([$'Decile ratio'.B41:.B44])" office:value-type="float" office:value="6.98897498156577" calcext:value-type="float">
            <text:p>6.98897498156577</text:p>
          </table:table-cell>
          <table:table-cell table:style-name="ce3" table:formula="of:=[.F13]+1" office:value-type="float" office:value="2024" calcext:value-type="float">
            <text:p>2024</text:p>
          </table:table-cell>
          <table:table-cell table:style-name="ce3" table:formula="of:=AVERAGE([$'Decile ratio'.I41:.I44])" office:value-type="float" office:value="11.246718682452" calcext:value-type="float">
            <text:p>11.246718682452</text:p>
          </table:table-cell>
          <table:table-cell table:style-name="ce3" table:formula="of:=AVERAGE([$'Decile ratio'.J41:.J44])" office:value-type="float" office:value="8.36487865276359" calcext:value-type="float">
            <text:p>8.36487865276359</text:p>
          </table:table-cell>
          <table:table-cell table:style-name="ce3" table:formula="of:=AVERAGE([$'Decile ratio'.K41:.K44])" office:value-type="float" office:value="8.74117924965965" calcext:value-type="float">
            <text:p>8.74117924965965</text:p>
          </table:table-cell>
          <table:table-cell table:style-name="ce3" table:formula="of:=AVERAGE([$'Decile ratio'.H41:.H44])" office:value-type="float" office:value="6.70096921799732" calcext:value-type="float">
            <text:p>6.70096921799732</text:p>
          </table:table-cell>
          <table:table-cell table:style-name="ce3" table:formula="of:=[.K13]+1" office:value-type="float" office:value="2024" calcext:value-type="float">
            <text:p>2024</text:p>
          </table:table-cell>
          <table:table-cell table:style-name="ce3" table:formula="of:=AVERAGE([$'Decile ratio'.O41:.O44])" office:value-type="float" office:value="11.5858720425153" calcext:value-type="float">
            <text:p>11.5858720425153</text:p>
          </table:table-cell>
          <table:table-cell table:style-name="ce3" table:formula="of:=AVERAGE([$'Decile ratio'.P41:.P44])" office:value-type="float" office:value="8.22297980440745" calcext:value-type="float">
            <text:p>8.22297980440745</text:p>
          </table:table-cell>
          <table:table-cell table:style-name="ce3" table:formula="of:=AVERAGE([$'Decile ratio'.Q41:.Q44])" office:value-type="float" office:value="9.0489973178943" calcext:value-type="float">
            <text:p>9.0489973178943</text:p>
          </table:table-cell>
          <table:table-cell table:style-name="ce3" table:formula="of:=AVERAGE([$'Decile ratio'.N41:.N44])" office:value-type="float" office:value="6.70180287844081" calcext:value-type="float">
            <text:p>6.70180287844081</text:p>
          </table:table-cell>
          <table:table-cell table:number-columns-repeated="4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formula="of:=AVERAGE([$'Decile ratio'.C45:.C48])" office:value-type="float" office:value="10.8375457789772" calcext:value-type="float">
            <text:p>10.8375457789772</text:p>
          </table:table-cell>
          <table:table-cell table:formula="of:=AVERAGE([$'Decile ratio'.D45:.D48])" office:value-type="float" office:value="7.98127880363088" calcext:value-type="float">
            <text:p>7.98127880363088</text:p>
          </table:table-cell>
          <table:table-cell table:formula="of:=AVERAGE([$'Decile ratio'.E45:.E48])" office:value-type="float" office:value="8.62243815756433" calcext:value-type="float">
            <text:p>8.62243815756433</text:p>
          </table:table-cell>
          <table:table-cell table:formula="of:=AVERAGE([$'Decile ratio'.B45:.B48])" office:value-type="float" office:value="6.61152776310102" calcext:value-type="float">
            <text:p>6.61152776310102</text:p>
          </table:table-cell>
          <table:table-cell table:style-name="ce3" table:formula="of:=[.F14]+1" office:value-type="float" office:value="2025" calcext:value-type="float">
            <text:p>2025</text:p>
          </table:table-cell>
          <table:table-cell table:style-name="ce3" table:formula="of:=AVERAGE([$'Decile ratio'.I45:.I48])" office:value-type="float" office:value="11.5777050666545" calcext:value-type="float">
            <text:p>11.5777050666545</text:p>
          </table:table-cell>
          <table:table-cell table:style-name="ce3" table:formula="of:=AVERAGE([$'Decile ratio'.J45:.J48])" office:value-type="float" office:value="8.49317540678591" calcext:value-type="float">
            <text:p>8.49317540678591</text:p>
          </table:table-cell>
          <table:table-cell table:style-name="ce3" table:formula="of:=AVERAGE([$'Decile ratio'.K45:.K48])" office:value-type="float" office:value="8.95222664913938" calcext:value-type="float">
            <text:p>8.95222664913938</text:p>
          </table:table-cell>
          <table:table-cell table:style-name="ce3" table:formula="of:=AVERAGE([$'Decile ratio'.H45:.H48])" office:value-type="float" office:value="6.77804612378194" calcext:value-type="float">
            <text:p>6.77804612378194</text:p>
          </table:table-cell>
          <table:table-cell table:style-name="ce3" table:formula="of:=[.K14]+1" office:value-type="float" office:value="2025" calcext:value-type="float">
            <text:p>2025</text:p>
          </table:table-cell>
          <table:table-cell table:style-name="ce3" table:formula="of:=AVERAGE([$'Decile ratio'.O45:.O48])" office:value-type="float" office:value="12.0719674294337" calcext:value-type="float">
            <text:p>12.0719674294337</text:p>
          </table:table-cell>
          <table:table-cell table:style-name="ce3" table:formula="of:=AVERAGE([$'Decile ratio'.P45:.P48])" office:value-type="float" office:value="8.83230411077379" calcext:value-type="float">
            <text:p>8.83230411077379</text:p>
          </table:table-cell>
          <table:table-cell table:style-name="ce3" table:formula="of:=AVERAGE([$'Decile ratio'.Q45:.Q48])" office:value-type="float" office:value="9.14754697628547" calcext:value-type="float">
            <text:p>9.14754697628547</text:p>
          </table:table-cell>
          <table:table-cell table:style-name="ce3" table:formula="of:=AVERAGE([$'Decile ratio'.N45:.N48])" office:value-type="float" office:value="6.91283665419581" calcext:value-type="float">
            <text:p>6.91283665419581</text:p>
          </table:table-cell>
          <table:table-cell table:number-columns-repeated="4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formula="of:=AVERAGE([$'Decile ratio'.C49:.C52])" office:value-type="float" office:value="10.7679261079659" calcext:value-type="float">
            <text:p>10.7679261079659</text:p>
          </table:table-cell>
          <table:table-cell table:formula="of:=AVERAGE([$'Decile ratio'.D49:.D52])" office:value-type="float" office:value="8.15882535360738" calcext:value-type="float">
            <text:p>8.15882535360738</text:p>
          </table:table-cell>
          <table:table-cell table:formula="of:=AVERAGE([$'Decile ratio'.E49:.E52])" office:value-type="float" office:value="8.53601512083587" calcext:value-type="float">
            <text:p>8.53601512083587</text:p>
          </table:table-cell>
          <table:table-cell table:formula="of:=AVERAGE([$'Decile ratio'.B49:.B52])" office:value-type="float" office:value="6.56905592014209" calcext:value-type="float">
            <text:p>6.56905592014209</text:p>
          </table:table-cell>
          <table:table-cell table:style-name="ce3" table:formula="of:=[.F15]+1" office:value-type="float" office:value="2026" calcext:value-type="float">
            <text:p>2026</text:p>
          </table:table-cell>
          <table:table-cell table:style-name="ce3" table:formula="of:=AVERAGE([$'Decile ratio'.I49:.I52])" office:value-type="float" office:value="10.9563595740258" calcext:value-type="float">
            <text:p>10.9563595740258</text:p>
          </table:table-cell>
          <table:table-cell table:style-name="ce3" table:formula="of:=AVERAGE([$'Decile ratio'.J49:.J52])" office:value-type="float" office:value="8.29689611845491" calcext:value-type="float">
            <text:p>8.29689611845491</text:p>
          </table:table-cell>
          <table:table-cell table:style-name="ce3" table:formula="of:=AVERAGE([$'Decile ratio'.K49:.K52])" office:value-type="float" office:value="8.46121866112802" calcext:value-type="float">
            <text:p>8.46121866112802</text:p>
          </table:table-cell>
          <table:table-cell table:style-name="ce3" table:formula="of:=AVERAGE([$'Decile ratio'.H49:.H52])" office:value-type="float" office:value="6.62153101423289" calcext:value-type="float">
            <text:p>6.62153101423289</text:p>
          </table:table-cell>
          <table:table-cell table:style-name="ce3" table:formula="of:=[.K15]+1" office:value-type="float" office:value="2026" calcext:value-type="float">
            <text:p>2026</text:p>
          </table:table-cell>
          <table:table-cell table:style-name="ce3" table:formula="of:=AVERAGE([$'Decile ratio'.O49:.O52])" office:value-type="float" office:value="11.1754888955279" calcext:value-type="float">
            <text:p>11.1754888955279</text:p>
          </table:table-cell>
          <table:table-cell table:style-name="ce3" table:formula="of:=AVERAGE([$'Decile ratio'.P49:.P52])" office:value-type="float" office:value="8.0878636315746" calcext:value-type="float">
            <text:p>8.0878636315746</text:p>
          </table:table-cell>
          <table:table-cell table:style-name="ce3" table:formula="of:=AVERAGE([$'Decile ratio'.Q49:.Q52])" office:value-type="float" office:value="9.01762270427001" calcext:value-type="float">
            <text:p>9.01762270427001</text:p>
          </table:table-cell>
          <table:table-cell table:style-name="ce3" table:formula="of:=AVERAGE([$'Decile ratio'.N49:.N52])" office:value-type="float" office:value="6.63121194515544" calcext:value-type="float">
            <text:p>6.63121194515544</text:p>
          </table:table-cell>
          <table:table-cell table:number-columns-repeated="4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formula="of:=AVERAGE([$'Decile ratio'.C53:.C56])" office:value-type="float" office:value="10.4056415745317" calcext:value-type="float">
            <text:p>10.4056415745317</text:p>
          </table:table-cell>
          <table:table-cell table:formula="of:=AVERAGE([$'Decile ratio'.D53:.D56])" office:value-type="float" office:value="7.78240518402525" calcext:value-type="float">
            <text:p>7.78240518402525</text:p>
          </table:table-cell>
          <table:table-cell table:formula="of:=AVERAGE([$'Decile ratio'.E53:.E56])" office:value-type="float" office:value="8.84792207329117" calcext:value-type="float">
            <text:p>8.84792207329117</text:p>
          </table:table-cell>
          <table:table-cell table:formula="of:=AVERAGE([$'Decile ratio'.B53:.B56])" office:value-type="float" office:value="6.30868211024052" calcext:value-type="float">
            <text:p>6.30868211024052</text:p>
          </table:table-cell>
          <table:table-cell table:style-name="ce3" table:formula="of:=[.F16]+1" office:value-type="float" office:value="2027" calcext:value-type="float">
            <text:p>2027</text:p>
          </table:table-cell>
          <table:table-cell table:style-name="ce3" table:formula="of:=AVERAGE([$'Decile ratio'.I53:.I56])" office:value-type="float" office:value="10.3896720854378" calcext:value-type="float">
            <text:p>10.3896720854378</text:p>
          </table:table-cell>
          <table:table-cell table:style-name="ce3" table:formula="of:=AVERAGE([$'Decile ratio'.J53:.J56])" office:value-type="float" office:value="7.64336286098273" calcext:value-type="float">
            <text:p>7.64336286098273</text:p>
          </table:table-cell>
          <table:table-cell table:style-name="ce3" table:formula="of:=AVERAGE([$'Decile ratio'.K53:.K56])" office:value-type="float" office:value="8.41498906673319" calcext:value-type="float">
            <text:p>8.41498906673319</text:p>
          </table:table-cell>
          <table:table-cell table:style-name="ce3" table:formula="of:=AVERAGE([$'Decile ratio'.H53:.H56])" office:value-type="float" office:value="6.4310202616519" calcext:value-type="float">
            <text:p>6.4310202616519</text:p>
          </table:table-cell>
          <table:table-cell table:style-name="ce3" table:formula="of:=[.K16]+1" office:value-type="float" office:value="2027" calcext:value-type="float">
            <text:p>2027</text:p>
          </table:table-cell>
          <table:table-cell table:style-name="ce3" table:formula="of:=AVERAGE([$'Decile ratio'.O53:.O56])" office:value-type="float" office:value="11.4989673342572" calcext:value-type="float">
            <text:p>11.4989673342572</text:p>
          </table:table-cell>
          <table:table-cell table:style-name="ce3" table:formula="of:=AVERAGE([$'Decile ratio'.P53:.P56])" office:value-type="float" office:value="8.37205179110968" calcext:value-type="float">
            <text:p>8.37205179110968</text:p>
          </table:table-cell>
          <table:table-cell table:style-name="ce3" table:formula="of:=AVERAGE([$'Decile ratio'.Q53:.Q56])" office:value-type="float" office:value="9.13652390930949" calcext:value-type="float">
            <text:p>9.13652390930949</text:p>
          </table:table-cell>
          <table:table-cell table:style-name="ce3" table:formula="of:=AVERAGE([$'Decile ratio'.N53:.N56])" office:value-type="float" office:value="6.80348648411805" calcext:value-type="float">
            <text:p>6.80348648411805</text:p>
          </table:table-cell>
          <table:table-cell table:number-columns-repeated="4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formula="of:=AVERAGE([$'Decile ratio'.C57:.C60])" office:value-type="float" office:value="10.3342684406013" calcext:value-type="float">
            <text:p>10.3342684406013</text:p>
          </table:table-cell>
          <table:table-cell table:formula="of:=AVERAGE([$'Decile ratio'.D57:.D60])" office:value-type="float" office:value="7.72452590017339" calcext:value-type="float">
            <text:p>7.72452590017339</text:p>
          </table:table-cell>
          <table:table-cell table:formula="of:=AVERAGE([$'Decile ratio'.E57:.E60])" office:value-type="float" office:value="8.810859428957" calcext:value-type="float">
            <text:p>8.810859428957</text:p>
          </table:table-cell>
          <table:table-cell table:formula="of:=AVERAGE([$'Decile ratio'.B57:.B60])" office:value-type="float" office:value="6.40740511243" calcext:value-type="float">
            <text:p>6.40740511243</text:p>
          </table:table-cell>
          <table:table-cell table:style-name="ce3" table:formula="of:=[.F17]+1" office:value-type="float" office:value="2028" calcext:value-type="float">
            <text:p>2028</text:p>
          </table:table-cell>
          <table:table-cell table:style-name="ce3" table:formula="of:=AVERAGE([$'Decile ratio'.I57:.I60])" office:value-type="float" office:value="11.4013699897937" calcext:value-type="float">
            <text:p>11.4013699897937</text:p>
          </table:table-cell>
          <table:table-cell table:style-name="ce3" table:formula="of:=AVERAGE([$'Decile ratio'.J57:.J60])" office:value-type="float" office:value="7.97722115566465" calcext:value-type="float">
            <text:p>7.97722115566465</text:p>
          </table:table-cell>
          <table:table-cell table:style-name="ce3" table:formula="of:=AVERAGE([$'Decile ratio'.K57:.K60])" office:value-type="float" office:value="9.147149238657" calcext:value-type="float">
            <text:p>9.147149238657</text:p>
          </table:table-cell>
          <table:table-cell table:style-name="ce3" table:formula="of:=AVERAGE([$'Decile ratio'.H57:.H60])" office:value-type="float" office:value="6.51652467418481" calcext:value-type="float">
            <text:p>6.51652467418481</text:p>
          </table:table-cell>
          <table:table-cell table:style-name="ce3" table:formula="of:=[.K17]+1" office:value-type="float" office:value="2028" calcext:value-type="float">
            <text:p>2028</text:p>
          </table:table-cell>
          <table:table-cell table:style-name="ce3" table:formula="of:=AVERAGE([$'Decile ratio'.O57:.O60])" office:value-type="float" office:value="11.1807028394493" calcext:value-type="float">
            <text:p>11.1807028394493</text:p>
          </table:table-cell>
          <table:table-cell table:style-name="ce3" table:formula="of:=AVERAGE([$'Decile ratio'.P57:.P60])" office:value-type="float" office:value="8.34285637842867" calcext:value-type="float">
            <text:p>8.34285637842867</text:p>
          </table:table-cell>
          <table:table-cell table:style-name="ce3" table:formula="of:=AVERAGE([$'Decile ratio'.Q57:.Q60])" office:value-type="float" office:value="9.20068485177102" calcext:value-type="float">
            <text:p>9.20068485177102</text:p>
          </table:table-cell>
          <table:table-cell table:style-name="ce3" table:formula="of:=AVERAGE([$'Decile ratio'.N57:.N60])" office:value-type="float" office:value="6.91460743219608" calcext:value-type="float">
            <text:p>6.91460743219608</text:p>
          </table:table-cell>
          <table:table-cell table:number-columns-repeated="4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formula="of:=AVERAGE([$'Decile ratio'.C61:.C64])" office:value-type="float" office:value="10.1612170094766" calcext:value-type="float">
            <text:p>10.1612170094766</text:p>
          </table:table-cell>
          <table:table-cell table:formula="of:=AVERAGE([$'Decile ratio'.D61:.D64])" office:value-type="float" office:value="7.68614810661204" calcext:value-type="float">
            <text:p>7.68614810661204</text:p>
          </table:table-cell>
          <table:table-cell table:formula="of:=AVERAGE([$'Decile ratio'.E61:.E64])" office:value-type="float" office:value="9.03354718720413" calcext:value-type="float">
            <text:p>9.03354718720413</text:p>
          </table:table-cell>
          <table:table-cell table:formula="of:=AVERAGE([$'Decile ratio'.B61:.B64])" office:value-type="float" office:value="6.49057678784719" calcext:value-type="float">
            <text:p>6.49057678784719</text:p>
          </table:table-cell>
          <table:table-cell table:style-name="ce3" table:formula="of:=[.F18]+1" office:value-type="float" office:value="2029" calcext:value-type="float">
            <text:p>2029</text:p>
          </table:table-cell>
          <table:table-cell table:style-name="ce3" table:formula="of:=AVERAGE([$'Decile ratio'.I61:.I64])" office:value-type="float" office:value="11.0917073231028" calcext:value-type="float">
            <text:p>11.0917073231028</text:p>
          </table:table-cell>
          <table:table-cell table:style-name="ce3" table:formula="of:=AVERAGE([$'Decile ratio'.J61:.J64])" office:value-type="float" office:value="7.975551687883" calcext:value-type="float">
            <text:p>7.975551687883</text:p>
          </table:table-cell>
          <table:table-cell table:style-name="ce3" table:formula="of:=AVERAGE([$'Decile ratio'.K61:.K64])" office:value-type="float" office:value="9.42130699005165" calcext:value-type="float">
            <text:p>9.42130699005165</text:p>
          </table:table-cell>
          <table:table-cell table:style-name="ce3" table:formula="of:=AVERAGE([$'Decile ratio'.H61:.H64])" office:value-type="float" office:value="6.62256781647645" calcext:value-type="float">
            <text:p>6.62256781647645</text:p>
          </table:table-cell>
          <table:table-cell table:style-name="ce3" table:formula="of:=[.K18]+1" office:value-type="float" office:value="2029" calcext:value-type="float">
            <text:p>2029</text:p>
          </table:table-cell>
          <table:table-cell table:style-name="ce3" table:formula="of:=AVERAGE([$'Decile ratio'.O61:.O64])" office:value-type="float" office:value="10.1127095144491" calcext:value-type="float">
            <text:p>10.1127095144491</text:p>
          </table:table-cell>
          <table:table-cell table:style-name="ce3" table:formula="of:=AVERAGE([$'Decile ratio'.P61:.P64])" office:value-type="float" office:value="7.90734548710174" calcext:value-type="float">
            <text:p>7.90734548710174</text:p>
          </table:table-cell>
          <table:table-cell table:style-name="ce3" table:formula="of:=AVERAGE([$'Decile ratio'.Q61:.Q64])" office:value-type="float" office:value="8.72495269920315" calcext:value-type="float">
            <text:p>8.72495269920315</text:p>
          </table:table-cell>
          <table:table-cell table:style-name="ce3" table:formula="of:=AVERAGE([$'Decile ratio'.N61:.N64])" office:value-type="float" office:value="6.67747824025599" calcext:value-type="float">
            <text:p>6.67747824025599</text:p>
          </table:table-cell>
          <table:table-cell table:number-columns-repeated="4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formula="of:=AVERAGE([$'Decile ratio'.C65:.C68])" office:value-type="float" office:value="10.7414547704566" calcext:value-type="float">
            <text:p>10.7414547704566</text:p>
          </table:table-cell>
          <table:table-cell table:formula="of:=AVERAGE([$'Decile ratio'.D65:.D68])" office:value-type="float" office:value="8.03240753776956" calcext:value-type="float">
            <text:p>8.03240753776956</text:p>
          </table:table-cell>
          <table:table-cell table:formula="of:=AVERAGE([$'Decile ratio'.E65:.E68])" office:value-type="float" office:value="9.76237639504114" calcext:value-type="float">
            <text:p>9.76237639504114</text:p>
          </table:table-cell>
          <table:table-cell table:formula="of:=AVERAGE([$'Decile ratio'.B65:.B68])" office:value-type="float" office:value="6.97001880184639" calcext:value-type="float">
            <text:p>6.97001880184639</text:p>
          </table:table-cell>
          <table:table-cell table:style-name="ce3" table:formula="of:=[.F19]+1" office:value-type="float" office:value="2030" calcext:value-type="float">
            <text:p>2030</text:p>
          </table:table-cell>
          <table:table-cell table:style-name="ce3" table:formula="of:=AVERAGE([$'Decile ratio'.I65:.I68])" office:value-type="float" office:value="10.3731187686694" calcext:value-type="float">
            <text:p>10.3731187686694</text:p>
          </table:table-cell>
          <table:table-cell table:style-name="ce3" table:formula="of:=AVERAGE([$'Decile ratio'.J65:.J68])" office:value-type="float" office:value="7.67457613652535" calcext:value-type="float">
            <text:p>7.67457613652535</text:p>
          </table:table-cell>
          <table:table-cell table:style-name="ce3" table:formula="of:=AVERAGE([$'Decile ratio'.K65:.K68])" office:value-type="float" office:value="9.36360415273689" calcext:value-type="float">
            <text:p>9.36360415273689</text:p>
          </table:table-cell>
          <table:table-cell table:style-name="ce3" table:formula="of:=AVERAGE([$'Decile ratio'.H65:.H68])" office:value-type="float" office:value="6.82766486221699" calcext:value-type="float">
            <text:p>6.82766486221699</text:p>
          </table:table-cell>
          <table:table-cell table:style-name="ce3" table:formula="of:=[.K19]+1" office:value-type="float" office:value="2030" calcext:value-type="float">
            <text:p>2030</text:p>
          </table:table-cell>
          <table:table-cell table:style-name="ce3" table:formula="of:=AVERAGE([$'Decile ratio'.O65:.O68])" office:value-type="float" office:value="11.0337363055618" calcext:value-type="float">
            <text:p>11.0337363055618</text:p>
          </table:table-cell>
          <table:table-cell table:style-name="ce3" table:formula="of:=AVERAGE([$'Decile ratio'.P65:.P68])" office:value-type="float" office:value="7.85451026071929" calcext:value-type="float">
            <text:p>7.85451026071929</text:p>
          </table:table-cell>
          <table:table-cell table:style-name="ce3" table:formula="of:=AVERAGE([$'Decile ratio'.Q65:.Q68])" office:value-type="float" office:value="9.8719539564162" calcext:value-type="float">
            <text:p>9.8719539564162</text:p>
          </table:table-cell>
          <table:table-cell table:style-name="ce3" table:formula="of:=AVERAGE([$'Decile ratio'.N65:.N68])" office:value-type="float" office:value="6.83354151174451" calcext:value-type="float">
            <text:p>6.83354151174451</text:p>
          </table:table-cell>
          <table:table-cell table:number-columns-repeated="4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formula="of:=AVERAGE([$'Decile ratio'.C69:.C72])" office:value-type="float" office:value="10.2456459208895" calcext:value-type="float">
            <text:p>10.2456459208895</text:p>
          </table:table-cell>
          <table:table-cell table:formula="of:=AVERAGE([$'Decile ratio'.D69:.D72])" office:value-type="float" office:value="7.57987251031014" calcext:value-type="float">
            <text:p>7.57987251031014</text:p>
          </table:table-cell>
          <table:table-cell table:formula="of:=AVERAGE([$'Decile ratio'.E69:.E72])" office:value-type="float" office:value="9.40686905051411" calcext:value-type="float">
            <text:p>9.40686905051411</text:p>
          </table:table-cell>
          <table:table-cell table:formula="of:=AVERAGE([$'Decile ratio'.B69:.B72])" office:value-type="float" office:value="6.89221440390911" calcext:value-type="float">
            <text:p>6.89221440390911</text:p>
          </table:table-cell>
          <table:table-cell table:style-name="ce3" table:formula="of:=[.F20]+1" office:value-type="float" office:value="2031" calcext:value-type="float">
            <text:p>2031</text:p>
          </table:table-cell>
          <table:table-cell table:style-name="ce3" table:formula="of:=AVERAGE([$'Decile ratio'.I69:.I72])" office:value-type="float" office:value="10.1405477112684" calcext:value-type="float">
            <text:p>10.1405477112684</text:p>
          </table:table-cell>
          <table:table-cell table:style-name="ce3" table:formula="of:=AVERAGE([$'Decile ratio'.J69:.J72])" office:value-type="float" office:value="7.20706595051908" calcext:value-type="float">
            <text:p>7.20706595051908</text:p>
          </table:table-cell>
          <table:table-cell table:style-name="ce3" table:formula="of:=AVERAGE([$'Decile ratio'.K69:.K72])" office:value-type="float" office:value="9.10456674193923" calcext:value-type="float">
            <text:p>9.10456674193923</text:p>
          </table:table-cell>
          <table:table-cell table:style-name="ce3" table:formula="of:=AVERAGE([$'Decile ratio'.H69:.H72])" office:value-type="float" office:value="6.66288424940013" calcext:value-type="float">
            <text:p>6.66288424940013</text:p>
          </table:table-cell>
          <table:table-cell table:style-name="ce3" table:formula="of:=[.K20]+1" office:value-type="float" office:value="2031" calcext:value-type="float">
            <text:p>2031</text:p>
          </table:table-cell>
          <table:table-cell table:style-name="ce3" table:formula="of:=AVERAGE([$'Decile ratio'.O69:.O72])" office:value-type="float" office:value="10.1442212531886" calcext:value-type="float">
            <text:p>10.1442212531886</text:p>
          </table:table-cell>
          <table:table-cell table:style-name="ce3" table:formula="of:=AVERAGE([$'Decile ratio'.P69:.P72])" office:value-type="float" office:value="7.26873194723244" calcext:value-type="float">
            <text:p>7.26873194723244</text:p>
          </table:table-cell>
          <table:table-cell table:style-name="ce3" table:formula="of:=AVERAGE([$'Decile ratio'.Q69:.Q72])" office:value-type="float" office:value="9.54855010462022" calcext:value-type="float">
            <text:p>9.54855010462022</text:p>
          </table:table-cell>
          <table:table-cell table:style-name="ce3" table:formula="of:=AVERAGE([$'Decile ratio'.N69:.N72])" office:value-type="float" office:value="6.68485926301147" calcext:value-type="float">
            <text:p>6.68485926301147</text:p>
          </table:table-cell>
          <table:table-cell table:number-columns-repeated="4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formula="of:=AVERAGE([$'Decile ratio'.C73:.C76])" office:value-type="float" office:value="10.3894940359449" calcext:value-type="float">
            <text:p>10.3894940359449</text:p>
          </table:table-cell>
          <table:table-cell table:formula="of:=AVERAGE([$'Decile ratio'.D73:.D76])" office:value-type="float" office:value="7.54307744815209" calcext:value-type="float">
            <text:p>7.54307744815209</text:p>
          </table:table-cell>
          <table:table-cell table:formula="of:=AVERAGE([$'Decile ratio'.E73:.E76])" office:value-type="float" office:value="9.63798611305681" calcext:value-type="float">
            <text:p>9.63798611305681</text:p>
          </table:table-cell>
          <table:table-cell table:formula="of:=AVERAGE([$'Decile ratio'.B73:.B76])" office:value-type="float" office:value="6.91878823103502" calcext:value-type="float">
            <text:p>6.91878823103502</text:p>
          </table:table-cell>
          <table:table-cell table:style-name="ce3" table:formula="of:=[.F21]+1" office:value-type="float" office:value="2032" calcext:value-type="float">
            <text:p>2032</text:p>
          </table:table-cell>
          <table:table-cell table:style-name="ce3" table:formula="of:=AVERAGE([$'Decile ratio'.I73:.I76])" office:value-type="float" office:value="10.5842341865537" calcext:value-type="float">
            <text:p>10.5842341865537</text:p>
          </table:table-cell>
          <table:table-cell table:style-name="ce3" table:formula="of:=AVERAGE([$'Decile ratio'.J73:.J76])" office:value-type="float" office:value="7.64007330789064" calcext:value-type="float">
            <text:p>7.64007330789064</text:p>
          </table:table-cell>
          <table:table-cell table:style-name="ce3" table:formula="of:=AVERAGE([$'Decile ratio'.K73:.K76])" office:value-type="float" office:value="9.69002832209672" calcext:value-type="float">
            <text:p>9.69002832209672</text:p>
          </table:table-cell>
          <table:table-cell table:style-name="ce3" table:formula="of:=AVERAGE([$'Decile ratio'.H73:.H76])" office:value-type="float" office:value="6.922155696717" calcext:value-type="float">
            <text:p>6.922155696717</text:p>
          </table:table-cell>
          <table:table-cell table:style-name="ce3" table:formula="of:=[.K21]+1" office:value-type="float" office:value="2032" calcext:value-type="float">
            <text:p>2032</text:p>
          </table:table-cell>
          <table:table-cell table:style-name="ce3" table:formula="of:=AVERAGE([$'Decile ratio'.O73:.O76])" office:value-type="float" office:value="10.5584563014135" calcext:value-type="float">
            <text:p>10.5584563014135</text:p>
          </table:table-cell>
          <table:table-cell table:style-name="ce3" table:formula="of:=AVERAGE([$'Decile ratio'.P73:.P76])" office:value-type="float" office:value="8.07319469389703" calcext:value-type="float">
            <text:p>8.07319469389703</text:p>
          </table:table-cell>
          <table:table-cell table:style-name="ce3" table:formula="of:=AVERAGE([$'Decile ratio'.Q73:.Q76])" office:value-type="float" office:value="10.06451300747" calcext:value-type="float">
            <text:p>10.06451300747</text:p>
          </table:table-cell>
          <table:table-cell table:style-name="ce3" table:formula="of:=AVERAGE([$'Decile ratio'.N73:.N76])" office:value-type="float" office:value="7.58525946148495" calcext:value-type="float">
            <text:p>7.58525946148495</text:p>
          </table:table-cell>
          <table:table-cell table:number-columns-repeated="4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formula="of:=AVERAGE([$'Decile ratio'.C77:.C80])" office:value-type="float" office:value="9.54050396665273" calcext:value-type="float">
            <text:p>9.54050396665273</text:p>
          </table:table-cell>
          <table:table-cell table:formula="of:=AVERAGE([$'Decile ratio'.D77:.D80])" office:value-type="float" office:value="7.13008729956894" calcext:value-type="float">
            <text:p>7.13008729956894</text:p>
          </table:table-cell>
          <table:table-cell table:formula="of:=AVERAGE([$'Decile ratio'.E77:.E80])" office:value-type="float" office:value="9.02190489136019" calcext:value-type="float">
            <text:p>9.02190489136019</text:p>
          </table:table-cell>
          <table:table-cell table:formula="of:=AVERAGE([$'Decile ratio'.B77:.B80])" office:value-type="float" office:value="6.77313327492748" calcext:value-type="float">
            <text:p>6.77313327492748</text:p>
          </table:table-cell>
          <table:table-cell table:style-name="ce3" table:formula="of:=[.F22]+1" office:value-type="float" office:value="2033" calcext:value-type="float">
            <text:p>2033</text:p>
          </table:table-cell>
          <table:table-cell table:style-name="ce3" table:formula="of:=AVERAGE([$'Decile ratio'.I77:.I80])" office:value-type="float" office:value="9.85543304503662" calcext:value-type="float">
            <text:p>9.85543304503662</text:p>
          </table:table-cell>
          <table:table-cell table:style-name="ce3" table:formula="of:=AVERAGE([$'Decile ratio'.J77:.J80])" office:value-type="float" office:value="7.2822453449006" calcext:value-type="float">
            <text:p>7.2822453449006</text:p>
          </table:table-cell>
          <table:table-cell table:style-name="ce3" table:formula="of:=AVERAGE([$'Decile ratio'.K77:.K80])" office:value-type="float" office:value="9.46671935799215" calcext:value-type="float">
            <text:p>9.46671935799215</text:p>
          </table:table-cell>
          <table:table-cell table:style-name="ce3" table:formula="of:=AVERAGE([$'Decile ratio'.H77:.H80])" office:value-type="float" office:value="6.8967964940449" calcext:value-type="float">
            <text:p>6.8967964940449</text:p>
          </table:table-cell>
          <table:table-cell table:style-name="ce3" table:formula="of:=[.K22]+1" office:value-type="float" office:value="2033" calcext:value-type="float">
            <text:p>2033</text:p>
          </table:table-cell>
          <table:table-cell table:style-name="ce3" table:formula="of:=AVERAGE([$'Decile ratio'.O77:.O80])" office:value-type="float" office:value="9.66375887664675" calcext:value-type="float">
            <text:p>9.66375887664675</text:p>
          </table:table-cell>
          <table:table-cell table:style-name="ce3" table:formula="of:=AVERAGE([$'Decile ratio'.P77:.P80])" office:value-type="float" office:value="7.42007591544473" calcext:value-type="float">
            <text:p>7.42007591544473</text:p>
          </table:table-cell>
          <table:table-cell table:style-name="ce3" table:formula="of:=AVERAGE([$'Decile ratio'.Q77:.Q80])" office:value-type="float" office:value="9.25101893662796" calcext:value-type="float">
            <text:p>9.25101893662796</text:p>
          </table:table-cell>
          <table:table-cell table:style-name="ce3" table:formula="of:=AVERAGE([$'Decile ratio'.N77:.N80])" office:value-type="float" office:value="7.21680255091795" calcext:value-type="float">
            <text:p>7.21680255091795</text:p>
          </table:table-cell>
          <table:table-cell table:number-columns-repeated="4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formula="of:=AVERAGE([$'Decile ratio'.C81:.C84])" office:value-type="float" office:value="9.35313900782734" calcext:value-type="float">
            <text:p>9.35313900782734</text:p>
          </table:table-cell>
          <table:table-cell table:formula="of:=AVERAGE([$'Decile ratio'.D81:.D84])" office:value-type="float" office:value="6.84982615936602" calcext:value-type="float">
            <text:p>6.84982615936602</text:p>
          </table:table-cell>
          <table:table-cell table:formula="of:=AVERAGE([$'Decile ratio'.E81:.E84])" office:value-type="float" office:value="8.88413055270605" calcext:value-type="float">
            <text:p>8.88413055270605</text:p>
          </table:table-cell>
          <table:table-cell table:formula="of:=AVERAGE([$'Decile ratio'.B81:.B84])" office:value-type="float" office:value="6.53668412555574" calcext:value-type="float">
            <text:p>6.53668412555574</text:p>
          </table:table-cell>
          <table:table-cell table:style-name="ce3" table:formula="of:=[.F23]+1" office:value-type="float" office:value="2034" calcext:value-type="float">
            <text:p>2034</text:p>
          </table:table-cell>
          <table:table-cell table:style-name="ce3" table:formula="of:=AVERAGE([$'Decile ratio'.I81:.I84])" office:value-type="float" office:value="9.77611499374793" calcext:value-type="float">
            <text:p>9.77611499374793</text:p>
          </table:table-cell>
          <table:table-cell table:style-name="ce3" table:formula="of:=AVERAGE([$'Decile ratio'.J81:.J84])" office:value-type="float" office:value="7.31089436673532" calcext:value-type="float">
            <text:p>7.31089436673532</text:p>
          </table:table-cell>
          <table:table-cell table:style-name="ce3" table:formula="of:=AVERAGE([$'Decile ratio'.K81:.K84])" office:value-type="float" office:value="9.37310750037074" calcext:value-type="float">
            <text:p>9.37310750037074</text:p>
          </table:table-cell>
          <table:table-cell table:style-name="ce3" table:formula="of:=AVERAGE([$'Decile ratio'.H81:.H84])" office:value-type="float" office:value="6.8581944695221" calcext:value-type="float">
            <text:p>6.8581944695221</text:p>
          </table:table-cell>
          <table:table-cell table:style-name="ce3" table:formula="of:=[.K23]+1" office:value-type="float" office:value="2034" calcext:value-type="float">
            <text:p>2034</text:p>
          </table:table-cell>
          <table:table-cell table:style-name="ce3" table:formula="of:=AVERAGE([$'Decile ratio'.O81:.O84])" office:value-type="float" office:value="9.0822220846165" calcext:value-type="float">
            <text:p>9.0822220846165</text:p>
          </table:table-cell>
          <table:table-cell table:style-name="ce3" table:formula="of:=AVERAGE([$'Decile ratio'.P81:.P84])" office:value-type="float" office:value="6.69421938794028" calcext:value-type="float">
            <text:p>6.69421938794028</text:p>
          </table:table-cell>
          <table:table-cell table:style-name="ce3" table:formula="of:=AVERAGE([$'Decile ratio'.Q81:.Q84])" office:value-type="float" office:value="8.67738649099024" calcext:value-type="float">
            <text:p>8.67738649099024</text:p>
          </table:table-cell>
          <table:table-cell table:style-name="ce3" table:formula="of:=AVERAGE([$'Decile ratio'.N81:.N84])" office:value-type="float" office:value="6.37673748807213" calcext:value-type="float">
            <text:p>6.37673748807213</text:p>
          </table:table-cell>
          <table:table-cell table:number-columns-repeated="4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formula="of:=AVERAGE([$'Decile ratio'.C85:.C88])" office:value-type="float" office:value="9.2632854002554" calcext:value-type="float">
            <text:p>9.2632854002554</text:p>
          </table:table-cell>
          <table:table-cell table:formula="of:=AVERAGE([$'Decile ratio'.D85:.D88])" office:value-type="float" office:value="7.02718585475648" calcext:value-type="float">
            <text:p>7.02718585475648</text:p>
          </table:table-cell>
          <table:table-cell table:formula="of:=AVERAGE([$'Decile ratio'.E85:.E88])" office:value-type="float" office:value="8.65794216709005" calcext:value-type="float">
            <text:p>8.65794216709005</text:p>
          </table:table-cell>
          <table:table-cell table:formula="of:=AVERAGE([$'Decile ratio'.B85:.B88])" office:value-type="float" office:value="6.72029662259449" calcext:value-type="float">
            <text:p>6.72029662259449</text:p>
          </table:table-cell>
          <table:table-cell table:style-name="ce3" table:formula="of:=[.F24]+1" office:value-type="float" office:value="2035" calcext:value-type="float">
            <text:p>2035</text:p>
          </table:table-cell>
          <table:table-cell table:style-name="ce3" table:formula="of:=AVERAGE([$'Decile ratio'.I85:.I88])" office:value-type="float" office:value="9.86700794538026" calcext:value-type="float">
            <text:p>9.86700794538026</text:p>
          </table:table-cell>
          <table:table-cell table:style-name="ce3" table:formula="of:=AVERAGE([$'Decile ratio'.J85:.J88])" office:value-type="float" office:value="6.89927100165397" calcext:value-type="float">
            <text:p>6.89927100165397</text:p>
          </table:table-cell>
          <table:table-cell table:style-name="ce3" table:formula="of:=AVERAGE([$'Decile ratio'.K85:.K88])" office:value-type="float" office:value="9.61660658531775" calcext:value-type="float">
            <text:p>9.61660658531775</text:p>
          </table:table-cell>
          <table:table-cell table:style-name="ce3" table:formula="of:=AVERAGE([$'Decile ratio'.H85:.H88])" office:value-type="float" office:value="6.7496105376292" calcext:value-type="float">
            <text:p>6.7496105376292</text:p>
          </table:table-cell>
          <table:table-cell table:style-name="ce3" table:formula="of:=[.K24]+1" office:value-type="float" office:value="2035" calcext:value-type="float">
            <text:p>2035</text:p>
          </table:table-cell>
          <table:table-cell table:style-name="ce3" table:formula="of:=AVERAGE([$'Decile ratio'.O85:.O88])" office:value-type="float" office:value="9.04858089058257" calcext:value-type="float">
            <text:p>9.04858089058257</text:p>
          </table:table-cell>
          <table:table-cell table:style-name="ce3" table:formula="of:=AVERAGE([$'Decile ratio'.P85:.P88])" office:value-type="float" office:value="6.63315918007729" calcext:value-type="float">
            <text:p>6.63315918007729</text:p>
          </table:table-cell>
          <table:table-cell table:style-name="ce3" table:formula="of:=AVERAGE([$'Decile ratio'.Q85:.Q88])" office:value-type="float" office:value="8.9086207617297" calcext:value-type="float">
            <text:p>8.9086207617297</text:p>
          </table:table-cell>
          <table:table-cell table:style-name="ce3" table:formula="of:=AVERAGE([$'Decile ratio'.N85:.N88])" office:value-type="float" office:value="6.29933906088278" calcext:value-type="float">
            <text:p>6.29933906088278</text:p>
          </table:table-cell>
          <table:table-cell table:number-columns-repeated="4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formula="of:=AVERAGE([$'Decile ratio'.C89:.C92])" office:value-type="float" office:value="9.39156911508516" calcext:value-type="float">
            <text:p>9.39156911508516</text:p>
          </table:table-cell>
          <table:table-cell table:formula="of:=AVERAGE([$'Decile ratio'.D89:.D92])" office:value-type="float" office:value="6.70638411665808" calcext:value-type="float">
            <text:p>6.70638411665808</text:p>
          </table:table-cell>
          <table:table-cell table:formula="of:=AVERAGE([$'Decile ratio'.E89:.E92])" office:value-type="float" office:value="8.64817103833682" calcext:value-type="float">
            <text:p>8.64817103833682</text:p>
          </table:table-cell>
          <table:table-cell table:formula="of:=AVERAGE([$'Decile ratio'.B89:.B92])" office:value-type="float" office:value="6.37904646363218" calcext:value-type="float">
            <text:p>6.37904646363218</text:p>
          </table:table-cell>
          <table:table-cell table:style-name="ce3" table:formula="of:=[.F25]+1" office:value-type="float" office:value="2036" calcext:value-type="float">
            <text:p>2036</text:p>
          </table:table-cell>
          <table:table-cell table:style-name="ce3" table:formula="of:=AVERAGE([$'Decile ratio'.I89:.I92])" office:value-type="float" office:value="10.2257676448416" calcext:value-type="float">
            <text:p>10.2257676448416</text:p>
          </table:table-cell>
          <table:table-cell table:style-name="ce3" table:formula="of:=AVERAGE([$'Decile ratio'.J89:.J92])" office:value-type="float" office:value="7.63391577096267" calcext:value-type="float">
            <text:p>7.63391577096267</text:p>
          </table:table-cell>
          <table:table-cell table:style-name="ce3" table:formula="of:=AVERAGE([$'Decile ratio'.K89:.K92])" office:value-type="float" office:value="9.93062424564717" calcext:value-type="float">
            <text:p>9.93062424564717</text:p>
          </table:table-cell>
          <table:table-cell table:style-name="ce3" table:formula="of:=AVERAGE([$'Decile ratio'.H89:.H92])" office:value-type="float" office:value="7.17409980031885" calcext:value-type="float">
            <text:p>7.17409980031885</text:p>
          </table:table-cell>
          <table:table-cell table:style-name="ce3" table:formula="of:=[.K25]+1" office:value-type="float" office:value="2036" calcext:value-type="float">
            <text:p>2036</text:p>
          </table:table-cell>
          <table:table-cell table:style-name="ce3" table:formula="of:=AVERAGE([$'Decile ratio'.O89:.O92])" office:value-type="float" office:value="8.42241936514892" calcext:value-type="float">
            <text:p>8.42241936514892</text:p>
          </table:table-cell>
          <table:table-cell table:style-name="ce3" table:formula="of:=AVERAGE([$'Decile ratio'.P89:.P92])" office:value-type="float" office:value="6.64288647536639" calcext:value-type="float">
            <text:p>6.64288647536639</text:p>
          </table:table-cell>
          <table:table-cell table:style-name="ce3" table:formula="of:=AVERAGE([$'Decile ratio'.Q89:.Q92])" office:value-type="float" office:value="8.54836500707283" calcext:value-type="float">
            <text:p>8.54836500707283</text:p>
          </table:table-cell>
          <table:table-cell table:style-name="ce3" table:formula="of:=AVERAGE([$'Decile ratio'.N89:.N92])" office:value-type="float" office:value="6.35938539871303" calcext:value-type="float">
            <text:p>6.35938539871303</text:p>
          </table:table-cell>
          <table:table-cell table:number-columns-repeated="4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formula="of:=AVERAGE([$'Decile ratio'.C93:.C96])" office:value-type="float" office:value="10.0214252644412" calcext:value-type="float">
            <text:p>10.0214252644412</text:p>
          </table:table-cell>
          <table:table-cell table:formula="of:=AVERAGE([$'Decile ratio'.D93:.D96])" office:value-type="float" office:value="6.87442461700865" calcext:value-type="float">
            <text:p>6.87442461700865</text:p>
          </table:table-cell>
          <table:table-cell table:formula="of:=AVERAGE([$'Decile ratio'.E93:.E96])" office:value-type="float" office:value="9.04143049702563" calcext:value-type="float">
            <text:p>9.04143049702563</text:p>
          </table:table-cell>
          <table:table-cell table:formula="of:=AVERAGE([$'Decile ratio'.B93:.B96])" office:value-type="float" office:value="6.60206526164966" calcext:value-type="float">
            <text:p>6.60206526164966</text:p>
          </table:table-cell>
          <table:table-cell table:style-name="ce3" table:formula="of:=[.F26]+1" office:value-type="float" office:value="2037" calcext:value-type="float">
            <text:p>2037</text:p>
          </table:table-cell>
          <table:table-cell table:style-name="ce3" table:formula="of:=AVERAGE([$'Decile ratio'.I93:.I96])" office:value-type="float" office:value="9.86963584160567" calcext:value-type="float">
            <text:p>9.86963584160567</text:p>
          </table:table-cell>
          <table:table-cell table:style-name="ce3" table:formula="of:=AVERAGE([$'Decile ratio'.J93:.J96])" office:value-type="float" office:value="6.70134446628566" calcext:value-type="float">
            <text:p>6.70134446628566</text:p>
          </table:table-cell>
          <table:table-cell table:style-name="ce3" table:formula="of:=AVERAGE([$'Decile ratio'.K93:.K96])" office:value-type="float" office:value="9.90396691880713" calcext:value-type="float">
            <text:p>9.90396691880713</text:p>
          </table:table-cell>
          <table:table-cell table:style-name="ce3" table:formula="of:=AVERAGE([$'Decile ratio'.H93:.H96])" office:value-type="float" office:value="6.62079562131204" calcext:value-type="float">
            <text:p>6.62079562131204</text:p>
          </table:table-cell>
          <table:table-cell table:style-name="ce3" table:formula="of:=[.K26]+1" office:value-type="float" office:value="2037" calcext:value-type="float">
            <text:p>2037</text:p>
          </table:table-cell>
          <table:table-cell table:style-name="ce3" table:formula="of:=AVERAGE([$'Decile ratio'.O93:.O96])" office:value-type="float" office:value="8.76822281101111" calcext:value-type="float">
            <text:p>8.76822281101111</text:p>
          </table:table-cell>
          <table:table-cell table:style-name="ce3" table:formula="of:=AVERAGE([$'Decile ratio'.P93:.P96])" office:value-type="float" office:value="6.41270564706481" calcext:value-type="float">
            <text:p>6.41270564706481</text:p>
          </table:table-cell>
          <table:table-cell table:style-name="ce3" table:formula="of:=AVERAGE([$'Decile ratio'.Q93:.Q96])" office:value-type="float" office:value="8.88504855688459" calcext:value-type="float">
            <text:p>8.88504855688459</text:p>
          </table:table-cell>
          <table:table-cell table:style-name="ce3" table:formula="of:=AVERAGE([$'Decile ratio'.N93:.N96])" office:value-type="float" office:value="6.28933853201133" calcext:value-type="float">
            <text:p>6.28933853201133</text:p>
          </table:table-cell>
          <table:table-cell table:number-columns-repeated="4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formula="of:=AVERAGE([$'Decile ratio'.C97:.C100])" office:value-type="float" office:value="8.98095102481027" calcext:value-type="float">
            <text:p>8.98095102481027</text:p>
          </table:table-cell>
          <table:table-cell table:formula="of:=AVERAGE([$'Decile ratio'.D97:.D100])" office:value-type="float" office:value="6.3824871360878" calcext:value-type="float">
            <text:p>6.3824871360878</text:p>
          </table:table-cell>
          <table:table-cell table:formula="of:=AVERAGE([$'Decile ratio'.E97:.E100])" office:value-type="float" office:value="8.47795316502162" calcext:value-type="float">
            <text:p>8.47795316502162</text:p>
          </table:table-cell>
          <table:table-cell table:formula="of:=AVERAGE([$'Decile ratio'.B97:.B100])" office:value-type="float" office:value="6.10300911692964" calcext:value-type="float">
            <text:p>6.10300911692964</text:p>
          </table:table-cell>
          <table:table-cell table:style-name="ce3" table:formula="of:=[.F27]+1" office:value-type="float" office:value="2038" calcext:value-type="float">
            <text:p>2038</text:p>
          </table:table-cell>
          <table:table-cell table:style-name="ce3" table:formula="of:=AVERAGE([$'Decile ratio'.I97:.I100])" office:value-type="float" office:value="9.07029066922989" calcext:value-type="float">
            <text:p>9.07029066922989</text:p>
          </table:table-cell>
          <table:table-cell table:style-name="ce3" table:formula="of:=AVERAGE([$'Decile ratio'.J97:.J100])" office:value-type="float" office:value="6.17444955188686" calcext:value-type="float">
            <text:p>6.17444955188686</text:p>
          </table:table-cell>
          <table:table-cell table:style-name="ce3" table:formula="of:=AVERAGE([$'Decile ratio'.K97:.K100])" office:value-type="float" office:value="9.40855246201149" calcext:value-type="float">
            <text:p>9.40855246201149</text:p>
          </table:table-cell>
          <table:table-cell table:style-name="ce3" table:formula="of:=AVERAGE([$'Decile ratio'.H97:.H100])" office:value-type="float" office:value="6.09345329913795" calcext:value-type="float">
            <text:p>6.09345329913795</text:p>
          </table:table-cell>
          <table:table-cell table:style-name="ce3" table:formula="of:=[.K27]+1" office:value-type="float" office:value="2038" calcext:value-type="float">
            <text:p>2038</text:p>
          </table:table-cell>
          <table:table-cell table:style-name="ce3" table:formula="of:=AVERAGE([$'Decile ratio'.O97:.O100])" office:value-type="float" office:value="8.86846651656224" calcext:value-type="float">
            <text:p>8.86846651656224</text:p>
          </table:table-cell>
          <table:table-cell table:style-name="ce3" table:formula="of:=AVERAGE([$'Decile ratio'.P97:.P100])" office:value-type="float" office:value="6.26522599275573" calcext:value-type="float">
            <text:p>6.26522599275573</text:p>
          </table:table-cell>
          <table:table-cell table:style-name="ce3" table:formula="of:=AVERAGE([$'Decile ratio'.Q97:.Q100])" office:value-type="float" office:value="8.9427182892659" calcext:value-type="float">
            <text:p>8.9427182892659</text:p>
          </table:table-cell>
          <table:table-cell table:style-name="ce3" table:formula="of:=AVERAGE([$'Decile ratio'.N97:.N100])" office:value-type="float" office:value="5.92269934965286" calcext:value-type="float">
            <text:p>5.92269934965286</text:p>
          </table:table-cell>
          <table:table-cell table:number-columns-repeated="4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formula="of:=AVERAGE([$'Decile ratio'.C101:.C104])" office:value-type="float" office:value="9.27298469529115" calcext:value-type="float">
            <text:p>9.27298469529115</text:p>
          </table:table-cell>
          <table:table-cell table:formula="of:=AVERAGE([$'Decile ratio'.D101:.D104])" office:value-type="float" office:value="5.92089739266542" calcext:value-type="float">
            <text:p>5.92089739266542</text:p>
          </table:table-cell>
          <table:table-cell table:formula="of:=AVERAGE([$'Decile ratio'.E101:.E104])" office:value-type="float" office:value="8.7636344111689" calcext:value-type="float">
            <text:p>8.7636344111689</text:p>
          </table:table-cell>
          <table:table-cell table:formula="of:=AVERAGE([$'Decile ratio'.B101:.B104])" office:value-type="float" office:value="5.77594950004804" calcext:value-type="float">
            <text:p>5.77594950004804</text:p>
          </table:table-cell>
          <table:table-cell table:style-name="ce3" table:formula="of:=[.F28]+1" office:value-type="float" office:value="2039" calcext:value-type="float">
            <text:p>2039</text:p>
          </table:table-cell>
          <table:table-cell table:style-name="ce3" table:formula="of:=AVERAGE([$'Decile ratio'.I101:.I104])" office:value-type="float" office:value="8.38605856971791" calcext:value-type="float">
            <text:p>8.38605856971791</text:p>
          </table:table-cell>
          <table:table-cell table:style-name="ce3" table:formula="of:=AVERAGE([$'Decile ratio'.J101:.J104])" office:value-type="float" office:value="5.85858544796576" calcext:value-type="float">
            <text:p>5.85858544796576</text:p>
          </table:table-cell>
          <table:table-cell table:style-name="ce3" table:formula="of:=AVERAGE([$'Decile ratio'.K101:.K104])" office:value-type="float" office:value="8.97322468007502" calcext:value-type="float">
            <text:p>8.97322468007502</text:p>
          </table:table-cell>
          <table:table-cell table:style-name="ce3" table:formula="of:=AVERAGE([$'Decile ratio'.H101:.H104])" office:value-type="float" office:value="5.81213897815078" calcext:value-type="float">
            <text:p>5.81213897815078</text:p>
          </table:table-cell>
          <table:table-cell table:style-name="ce3" table:formula="of:=[.K28]+1" office:value-type="float" office:value="2039" calcext:value-type="float">
            <text:p>2039</text:p>
          </table:table-cell>
          <table:table-cell table:style-name="ce3" table:formula="of:=AVERAGE([$'Decile ratio'.O101:.O104])" office:value-type="float" office:value="8.2746161177283" calcext:value-type="float">
            <text:p>8.2746161177283</text:p>
          </table:table-cell>
          <table:table-cell table:style-name="ce3" table:formula="of:=AVERAGE([$'Decile ratio'.P101:.P104])" office:value-type="float" office:value="6.20011643303319" calcext:value-type="float">
            <text:p>6.20011643303319</text:p>
          </table:table-cell>
          <table:table-cell table:style-name="ce3" table:formula="of:=AVERAGE([$'Decile ratio'.Q101:.Q104])" office:value-type="float" office:value="8.38956445241306" calcext:value-type="float">
            <text:p>8.38956445241306</text:p>
          </table:table-cell>
          <table:table-cell table:style-name="ce3" table:formula="of:=AVERAGE([$'Decile ratio'.N101:.N104])" office:value-type="float" office:value="5.88705405641602" calcext:value-type="float">
            <text:p>5.88705405641602</text:p>
          </table:table-cell>
          <table:table-cell table:number-columns-repeated="4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formula="of:=AVERAGE([$'Decile ratio'.C105:.C108])" office:value-type="float" office:value="7.99608762912051" calcext:value-type="float">
            <text:p>7.99608762912051</text:p>
          </table:table-cell>
          <table:table-cell table:formula="of:=AVERAGE([$'Decile ratio'.D105:.D108])" office:value-type="float" office:value="5.69419265660112" calcext:value-type="float">
            <text:p>5.69419265660112</text:p>
          </table:table-cell>
          <table:table-cell table:formula="of:=AVERAGE([$'Decile ratio'.E105:.E108])" office:value-type="float" office:value="7.99184386244457" calcext:value-type="float">
            <text:p>7.99184386244457</text:p>
          </table:table-cell>
          <table:table-cell table:formula="of:=AVERAGE([$'Decile ratio'.B105:.B108])" office:value-type="float" office:value="5.45791835167154" calcext:value-type="float">
            <text:p>5.45791835167154</text:p>
          </table:table-cell>
          <table:table-cell table:style-name="ce3" table:formula="of:=[.F29]+1" office:value-type="float" office:value="2040" calcext:value-type="float">
            <text:p>2040</text:p>
          </table:table-cell>
          <table:table-cell table:style-name="ce3" table:formula="of:=AVERAGE([$'Decile ratio'.I105:.I108])" office:value-type="float" office:value="8.24895192016375" calcext:value-type="float">
            <text:p>8.24895192016375</text:p>
          </table:table-cell>
          <table:table-cell table:style-name="ce3" table:formula="of:=AVERAGE([$'Decile ratio'.J105:.J108])" office:value-type="float" office:value="5.92299724436657" calcext:value-type="float">
            <text:p>5.92299724436657</text:p>
          </table:table-cell>
          <table:table-cell table:style-name="ce3" table:formula="of:=AVERAGE([$'Decile ratio'.K105:.K108])" office:value-type="float" office:value="9.33854194067036" calcext:value-type="float">
            <text:p>9.33854194067036</text:p>
          </table:table-cell>
          <table:table-cell table:style-name="ce3" table:formula="of:=AVERAGE([$'Decile ratio'.H105:.H108])" office:value-type="float" office:value="5.84931813101893" calcext:value-type="float">
            <text:p>5.84931813101893</text:p>
          </table:table-cell>
          <table:table-cell table:style-name="ce3" table:formula="of:=[.K29]+1" office:value-type="float" office:value="2040" calcext:value-type="float">
            <text:p>2040</text:p>
          </table:table-cell>
          <table:table-cell table:style-name="ce3" table:formula="of:=AVERAGE([$'Decile ratio'.O105:.O108])" office:value-type="float" office:value="8.30042672219346" calcext:value-type="float">
            <text:p>8.30042672219346</text:p>
          </table:table-cell>
          <table:table-cell table:style-name="ce3" table:formula="of:=AVERAGE([$'Decile ratio'.P105:.P108])" office:value-type="float" office:value="6.22321406177022" calcext:value-type="float">
            <text:p>6.22321406177022</text:p>
          </table:table-cell>
          <table:table-cell table:style-name="ce3" table:formula="of:=AVERAGE([$'Decile ratio'.Q105:.Q108])" office:value-type="float" office:value="8.34699874631922" calcext:value-type="float">
            <text:p>8.34699874631922</text:p>
          </table:table-cell>
          <table:table-cell table:style-name="ce3" table:formula="of:=AVERAGE([$'Decile ratio'.N105:.N108])" office:value-type="float" office:value="5.93726789705332" calcext:value-type="float">
            <text:p>5.93726789705332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/>
          <table:table-cell>
            <draw:frame table:end-cell-address="'Decile ratio yearly'.F66" table:end-x="35.83pt" table:end-y="12.64pt" draw:z-index="0" draw:name="Chart 5" draw:style-name="gr1" draw:text-style-name="P1" svg:width="673.65pt" svg:height="507.71pt" svg:x="22.2pt" svg:y="15pt">
              <draw:object draw:notify-on-update-of-ranges="'Decile ratio yearly'.A4:'Decile ratio yearly'.A30 'Decile ratio yearly'.B3:'Decile ratio yearly'.B3 'Decile ratio yearly'.B4:'Decile ratio yearly'.B30 'Decile ratio yearly'.A4:'Decile ratio yearly'.A30 'Decile ratio yearly'.C3:'Decile ratio yearly'.C3 'Decile ratio yearly'.C4:'Decile ratio yearly'.C30 'Decile ratio yearly'.A4:'Decile ratio yearly'.A30 'Decile ratio yearly'.D3:'Decile ratio yearly'.D3 'Decile ratio yearly'.D4:'Decile ratio yearly'.D30 'Decile ratio yearly'.A4:'Decile ratio yearly'.A30 'Decile ratio yearly'.E3:'Decile ratio yearly'.E3 'Decile ratio yearly'.E4:'Decile ratio yearly'.E3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2"/>
        </table:table-row>
        <table:table-row table:style-name="ro1">
          <table:table-cell table:number-columns-repeated="6"/>
          <table:table-cell>
            <draw:frame table:end-cell-address="'Decile ratio yearly'.P67" table:end-x="28.97pt" table:end-y="5.13pt" draw:z-index="1" draw:name="Chart 6" draw:style-name="gr1" draw:text-style-name="P1" svg:width="560.35pt" svg:height="514.89pt" svg:x="26.62pt" svg:y="0.28pt">
              <draw:object draw:notify-on-update-of-ranges="'Decile ratio yearly'.F4:'Decile ratio yearly'.F30 'Decile ratio yearly'.G3:'Decile ratio yearly'.G3 'Decile ratio yearly'.G4:'Decile ratio yearly'.G30 'Decile ratio yearly'.F4:'Decile ratio yearly'.F30 'Decile ratio yearly'.H3:'Decile ratio yearly'.H3 'Decile ratio yearly'.H4:'Decile ratio yearly'.H30 'Decile ratio yearly'.F4:'Decile ratio yearly'.F30 'Decile ratio yearly'.I3:'Decile ratio yearly'.I3 'Decile ratio yearly'.I4:'Decile ratio yearly'.I30 'Decile ratio yearly'.F4:'Decile ratio yearly'.F30 'Decile ratio yearly'.J3:'Decile ratio yearly'.J3 'Decile ratio yearly'.J4:'Decile ratio yearly'.J3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8"/>
          <table:table-cell>
            <draw:frame table:end-cell-address="'Decile ratio yearly'.Y67" table:end-x="44.48pt" table:end-y="10.15pt" draw:z-index="2" draw:name="Chart 4" draw:style-name="gr1" draw:text-style-name="P1" svg:width="560.35pt" svg:height="514.89pt" svg:x="42.12pt" svg:y="5.3pt">
              <draw:object draw:notify-on-update-of-ranges="'Decile ratio yearly'.K4:'Decile ratio yearly'.K30 'Decile ratio yearly'.L3:'Decile ratio yearly'.L3 'Decile ratio yearly'.L4:'Decile ratio yearly'.L30 'Decile ratio yearly'.K4:'Decile ratio yearly'.K30 'Decile ratio yearly'.M3:'Decile ratio yearly'.M3 'Decile ratio yearly'.M4:'Decile ratio yearly'.M30 'Decile ratio yearly'.K4:'Decile ratio yearly'.K30 'Decile ratio yearly'.N3:'Decile ratio yearly'.N3 'Decile ratio yearly'.N4:'Decile ratio yearly'.N30 'Decile ratio yearly'.K4:'Decile ratio yearly'.K30 'Decile ratio yearly'.O3:'Decile ratio yearly'.O3 'Decile ratio yearly'.O4:'Decile ratio yearly'.O30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48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op 10% share" table:style-name="ta5">
        <table:table-column table:style-name="co1" table:number-columns-repeated="7" table:default-cell-style-name="Default"/>
        <table:table-column table:style-name="co7" table:default-cell-style-name="ce3"/>
        <table:table-column table:style-name="co1" table:number-columns-repeated="5" table:default-cell-style-name="Default"/>
        <table:table-column table:style-name="co7" table:default-cell-style-name="ce3"/>
        <table:table-column table:style-name="co1" table:number-columns-repeated="50" table:default-cell-style-name="Default"/>
        <table:table-row table:style-name="ro1" table:number-rows-repeated="2">
          <table:table-cell table:number-columns-repeated="7"/>
          <table:table-cell table:style-name="Default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style-name="ce8" table:number-columns-repeated="2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8" table:number-columns-repeated="2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6"/>
        </table:table-row>
        <table:table-row table:style-name="ro8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Top 10%, share of all income</text:p>
          </table:table-cell>
          <table:table-cell table:style-name="ce2" office:value-type="string" calcext:value-type="string">
            <text:p>Top 10%, share of labour income</text:p>
          </table:table-cell>
          <table:table-cell table:style-name="ce2" office:value-type="string" calcext:value-type="string">
            <text:p>Top 10%, share of labour and pension income</text:p>
          </table:table-cell>
          <table:table-cell table:style-name="ce2" office:value-type="string" calcext:value-type="string">
            <text:p>Top 10%, share of labour and familiy benefits income</text:p>
          </table:table-cell>
          <table:table-cell/>
          <table:table-cell table:style-name="ce2"/>
          <table:table-cell table:style-name="ce2" office:value-type="string" calcext:value-type="string">
            <text:p>Top 10%, share of all income</text:p>
          </table:table-cell>
          <table:table-cell table:style-name="ce2" office:value-type="string" calcext:value-type="string">
            <text:p>Top 10%, share of labour income</text:p>
          </table:table-cell>
          <table:table-cell table:style-name="ce2" office:value-type="string" calcext:value-type="string">
            <text:p>Top 10%, share of labour and pension income</text:p>
          </table:table-cell>
          <table:table-cell table:style-name="ce2" office:value-type="string" calcext:value-type="string">
            <text:p>Top 10%, share of labour and familiy benefits income</text:p>
          </table:table-cell>
          <table:table-cell table:number-columns-repeated="2"/>
          <table:table-cell table:style-name="ce2" office:value-type="string" calcext:value-type="string">
            <text:p>Top 10%, share of all income</text:p>
          </table:table-cell>
          <table:table-cell table:style-name="ce2" office:value-type="string" calcext:value-type="string">
            <text:p>Top 10%, share of labour income</text:p>
          </table:table-cell>
          <table:table-cell table:style-name="ce2" office:value-type="string" calcext:value-type="string">
            <text:p>Top 10%, share of labour and pension income</text:p>
          </table:table-cell>
          <table:table-cell table:style-name="ce2" office:value-type="string" calcext:value-type="string">
            <text:p>Top 10%, share of labour and familiy benefits income</text:p>
          </table:table-cell>
          <table:table-cell table:number-columns-repeated="4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float" office:value="0.2094788447" calcext:value-type="float">
            <text:p>0.2094788447</text:p>
          </table:table-cell>
          <table:table-cell table:style-name="ce4" office:value-type="float" office:value="0.2221858942" calcext:value-type="float">
            <text:p>0.2221858942</text:p>
          </table:table-cell>
          <table:table-cell table:style-name="ce4" office:value-type="float" office:value="0.2171430626" calcext:value-type="float">
            <text:p>0.2171430626</text:p>
          </table:table-cell>
          <table:table-cell table:style-name="ce4" office:value-type="float" office:value="0.2200597317" calcext:value-type="float">
            <text:p>0.2200597317</text:p>
          </table:table-cell>
          <table:table-cell/>
          <table:table-cell table:style-name="ce2"/>
          <table:table-cell table:style-name="ce2" table:formula="of:=[.B5]" office:value-type="float" office:value="0.2094788447" calcext:value-type="float">
            <text:p>0.2094788447</text:p>
          </table:table-cell>
          <table:table-cell table:style-name="ce2" table:formula="of:=[.C5]" office:value-type="float" office:value="0.2221858942" calcext:value-type="float">
            <text:p>0.2221858942</text:p>
          </table:table-cell>
          <table:table-cell table:style-name="ce2" table:formula="of:=[.D5]" office:value-type="float" office:value="0.2171430626" calcext:value-type="float">
            <text:p>0.2171430626</text:p>
          </table:table-cell>
          <table:table-cell table:style-name="ce2" table:formula="of:=[.E5]" office:value-type="float" office:value="0.2200597317" calcext:value-type="float">
            <text:p>0.2200597317</text:p>
          </table:table-cell>
          <table:table-cell table:number-columns-repeated="2"/>
          <table:table-cell table:style-name="ce2" table:formula="of:=[.B5]" office:value-type="float" office:value="0.2094788447" calcext:value-type="float">
            <text:p>0.2094788447</text:p>
          </table:table-cell>
          <table:table-cell table:style-name="ce2" table:formula="of:=[.C5]" office:value-type="float" office:value="0.2221858942" calcext:value-type="float">
            <text:p>0.2221858942</text:p>
          </table:table-cell>
          <table:table-cell table:style-name="ce2" table:formula="of:=[.D5]" office:value-type="float" office:value="0.2171430626" calcext:value-type="float">
            <text:p>0.2171430626</text:p>
          </table:table-cell>
          <table:table-cell table:style-name="ce2" table:formula="of:=[.E5]" office:value-type="float" office:value="0.2200597317" calcext:value-type="float">
            <text:p>0.2200597317</text:p>
          </table:table-cell>
          <table:table-cell table:number-columns-repeated="47"/>
        </table:table-row>
        <table:table-row table:style-name="ro1">
          <table:table-cell table:style-name="ce4" table:formula="of:=[.A5]+1" office:value-type="float" office:value="49" calcext:value-type="float">
            <text:p>49</text:p>
          </table:table-cell>
          <table:table-cell table:style-name="ce4" table:formula="of:=[$Redistribution_high.J2]" office:value-type="float" office:value="0.229886950479951" calcext:value-type="float">
            <text:p>0.229886950479951</text:p>
          </table:table-cell>
          <table:table-cell table:style-name="ce4" table:formula="of:=[$Redistribution_high.K2]" office:value-type="float" office:value="0.260532889905575" calcext:value-type="float">
            <text:p>0.260532889905575</text:p>
          </table:table-cell>
          <table:table-cell table:style-name="ce4" table:formula="of:=[$Redistribution_high.L2]" office:value-type="float" office:value="0.238964160144433" calcext:value-type="float">
            <text:p>0.238964160144433</text:p>
          </table:table-cell>
          <table:table-cell table:style-name="ce4" table:formula="of:=[$Redistribution_high.M2]" office:value-type="float" office:value="0.24755411999774" calcext:value-type="float">
            <text:p>0.24755411999774</text:p>
          </table:table-cell>
          <table:table-cell/>
          <table:table-cell table:style-name="ce4"/>
          <table:table-cell table:style-name="ce4" table:formula="of:=[$Redistribution_central.J2]" office:value-type="float" office:value="0.229886950479951" calcext:value-type="float">
            <text:p>0.229886950479951</text:p>
          </table:table-cell>
          <table:table-cell table:style-name="ce4" table:formula="of:=[$Redistribution_central.K2]" office:value-type="float" office:value="0.260532889905575" calcext:value-type="float">
            <text:p>0.260532889905575</text:p>
          </table:table-cell>
          <table:table-cell table:style-name="ce4" table:formula="of:=[$Redistribution_central.L2]" office:value-type="float" office:value="0.238964160144433" calcext:value-type="float">
            <text:p>0.238964160144433</text:p>
          </table:table-cell>
          <table:table-cell table:style-name="ce4" table:formula="of:=[$Redistribution_central.M2]" office:value-type="float" office:value="0.24755411999774" calcext:value-type="float">
            <text:p>0.24755411999774</text:p>
          </table:table-cell>
          <table:table-cell table:number-columns-repeated="2"/>
          <table:table-cell table:style-name="ce4" table:formula="of:=[$redistribution_low.J2]" office:value-type="float" office:value="0.229886950479951" calcext:value-type="float">
            <text:p>0.229886950479951</text:p>
          </table:table-cell>
          <table:table-cell table:style-name="ce4" table:formula="of:=[$redistribution_low.K2]" office:value-type="float" office:value="0.260532889905575" calcext:value-type="float">
            <text:p>0.260532889905575</text:p>
          </table:table-cell>
          <table:table-cell table:style-name="ce4" table:formula="of:=[$redistribution_low.L2]" office:value-type="float" office:value="0.238964160144433" calcext:value-type="float">
            <text:p>0.238964160144433</text:p>
          </table:table-cell>
          <table:table-cell table:style-name="ce4" table:formula="of:=[$redistribution_low.M2]" office:value-type="float" office:value="0.24755411999774" calcext:value-type="float">
            <text:p>0.24755411999774</text:p>
          </table:table-cell>
          <table:table-cell table:number-columns-repeated="47"/>
        </table:table-row>
        <table:table-row table:style-name="ro1">
          <table:table-cell table:style-name="ce4" table:formula="of:=[.A6]+1" office:value-type="float" office:value="50" calcext:value-type="float">
            <text:p>50</text:p>
          </table:table-cell>
          <table:table-cell table:style-name="ce4" table:formula="of:=[$Redistribution_high.J3]" office:value-type="float" office:value="0.22966609522748" calcext:value-type="float">
            <text:p>0.22966609522748</text:p>
          </table:table-cell>
          <table:table-cell table:style-name="ce4" table:formula="of:=[$Redistribution_high.K3]" office:value-type="float" office:value="0.252561243120454" calcext:value-type="float">
            <text:p>0.252561243120454</text:p>
          </table:table-cell>
          <table:table-cell table:style-name="ce4" table:formula="of:=[$Redistribution_high.L3]" office:value-type="float" office:value="0.236342825717694" calcext:value-type="float">
            <text:p>0.236342825717694</text:p>
          </table:table-cell>
          <table:table-cell table:style-name="ce4" table:formula="of:=[$Redistribution_high.M3]" office:value-type="float" office:value="0.243010199235155" calcext:value-type="float">
            <text:p>0.243010199235155</text:p>
          </table:table-cell>
          <table:table-cell/>
          <table:table-cell table:style-name="ce4"/>
          <table:table-cell table:style-name="ce4" table:formula="of:=[$Redistribution_central.J3]" office:value-type="float" office:value="0.22966609522748" calcext:value-type="float">
            <text:p>0.22966609522748</text:p>
          </table:table-cell>
          <table:table-cell table:style-name="ce4" table:formula="of:=[$Redistribution_central.K3]" office:value-type="float" office:value="0.252561243120454" calcext:value-type="float">
            <text:p>0.252561243120454</text:p>
          </table:table-cell>
          <table:table-cell table:style-name="ce4" table:formula="of:=[$Redistribution_central.L3]" office:value-type="float" office:value="0.236342825717694" calcext:value-type="float">
            <text:p>0.236342825717694</text:p>
          </table:table-cell>
          <table:table-cell table:style-name="ce4" table:formula="of:=[$Redistribution_central.M3]" office:value-type="float" office:value="0.243010199235155" calcext:value-type="float">
            <text:p>0.243010199235155</text:p>
          </table:table-cell>
          <table:table-cell table:number-columns-repeated="2"/>
          <table:table-cell table:style-name="ce4" table:formula="of:=[$redistribution_low.J3]" office:value-type="float" office:value="0.22966609522748" calcext:value-type="float">
            <text:p>0.22966609522748</text:p>
          </table:table-cell>
          <table:table-cell table:style-name="ce4" table:formula="of:=[$redistribution_low.K3]" office:value-type="float" office:value="0.252561243120454" calcext:value-type="float">
            <text:p>0.252561243120454</text:p>
          </table:table-cell>
          <table:table-cell table:style-name="ce4" table:formula="of:=[$redistribution_low.L3]" office:value-type="float" office:value="0.236342825717694" calcext:value-type="float">
            <text:p>0.236342825717694</text:p>
          </table:table-cell>
          <table:table-cell table:style-name="ce4" table:formula="of:=[$redistribution_low.M3]" office:value-type="float" office:value="0.243010199235155" calcext:value-type="float">
            <text:p>0.243010199235155</text:p>
          </table:table-cell>
          <table:table-cell table:number-columns-repeated="47"/>
        </table:table-row>
        <table:table-row table:style-name="ro1">
          <table:table-cell table:style-name="ce4" table:formula="of:=[.A7]+1" office:value-type="float" office:value="51" calcext:value-type="float">
            <text:p>51</text:p>
          </table:table-cell>
          <table:table-cell table:style-name="ce4" table:formula="of:=[$Redistribution_high.J4]" office:value-type="float" office:value="0.231206906128275" calcext:value-type="float">
            <text:p>0.231206906128275</text:p>
          </table:table-cell>
          <table:table-cell table:style-name="ce4" table:formula="of:=[$Redistribution_high.K4]" office:value-type="float" office:value="0.255221729600004" calcext:value-type="float">
            <text:p>0.255221729600004</text:p>
          </table:table-cell>
          <table:table-cell table:style-name="ce4" table:formula="of:=[$Redistribution_high.L4]" office:value-type="float" office:value="0.239080851156172" calcext:value-type="float">
            <text:p>0.239080851156172</text:p>
          </table:table-cell>
          <table:table-cell table:style-name="ce4" table:formula="of:=[$Redistribution_high.M4]" office:value-type="float" office:value="0.244177799878335" calcext:value-type="float">
            <text:p>0.244177799878335</text:p>
          </table:table-cell>
          <table:table-cell/>
          <table:table-cell table:style-name="ce4"/>
          <table:table-cell table:style-name="ce4" table:formula="of:=[$Redistribution_central.J4]" office:value-type="float" office:value="0.231206906128275" calcext:value-type="float">
            <text:p>0.231206906128275</text:p>
          </table:table-cell>
          <table:table-cell table:style-name="ce4" table:formula="of:=[$Redistribution_central.K4]" office:value-type="float" office:value="0.255221729600004" calcext:value-type="float">
            <text:p>0.255221729600004</text:p>
          </table:table-cell>
          <table:table-cell table:style-name="ce4" table:formula="of:=[$Redistribution_central.L4]" office:value-type="float" office:value="0.239080851156172" calcext:value-type="float">
            <text:p>0.239080851156172</text:p>
          </table:table-cell>
          <table:table-cell table:style-name="ce4" table:formula="of:=[$Redistribution_central.M4]" office:value-type="float" office:value="0.244177799878335" calcext:value-type="float">
            <text:p>0.244177799878335</text:p>
          </table:table-cell>
          <table:table-cell table:number-columns-repeated="2"/>
          <table:table-cell table:style-name="ce4" table:formula="of:=[$redistribution_low.J4]" office:value-type="float" office:value="0.231206906128275" calcext:value-type="float">
            <text:p>0.231206906128275</text:p>
          </table:table-cell>
          <table:table-cell table:style-name="ce4" table:formula="of:=[$redistribution_low.K4]" office:value-type="float" office:value="0.255221729600004" calcext:value-type="float">
            <text:p>0.255221729600004</text:p>
          </table:table-cell>
          <table:table-cell table:style-name="ce4" table:formula="of:=[$redistribution_low.L4]" office:value-type="float" office:value="0.239080851156172" calcext:value-type="float">
            <text:p>0.239080851156172</text:p>
          </table:table-cell>
          <table:table-cell table:style-name="ce4" table:formula="of:=[$redistribution_low.M4]" office:value-type="float" office:value="0.244177799878335" calcext:value-type="float">
            <text:p>0.244177799878335</text:p>
          </table:table-cell>
          <table:table-cell table:number-columns-repeated="47"/>
        </table:table-row>
        <table:table-row table:style-name="ro1">
          <table:table-cell table:style-name="ce4" table:formula="of:=[.A8]+1" office:value-type="float" office:value="52" calcext:value-type="float">
            <text:p>52</text:p>
          </table:table-cell>
          <table:table-cell table:style-name="ce4" table:formula="of:=[$Redistribution_high.J5]" office:value-type="float" office:value="0.231238918610371" calcext:value-type="float">
            <text:p>0.231238918610371</text:p>
          </table:table-cell>
          <table:table-cell table:style-name="ce4" table:formula="of:=[$Redistribution_high.K5]" office:value-type="float" office:value="0.253808374722502" calcext:value-type="float">
            <text:p>0.253808374722502</text:p>
          </table:table-cell>
          <table:table-cell table:style-name="ce4" table:formula="of:=[$Redistribution_high.L5]" office:value-type="float" office:value="0.238120195920098" calcext:value-type="float">
            <text:p>0.238120195920098</text:p>
          </table:table-cell>
          <table:table-cell table:style-name="ce4" table:formula="of:=[$Redistribution_high.M5]" office:value-type="float" office:value="0.244023657469362" calcext:value-type="float">
            <text:p>0.244023657469362</text:p>
          </table:table-cell>
          <table:table-cell/>
          <table:table-cell table:style-name="ce4"/>
          <table:table-cell table:style-name="ce4" table:formula="of:=[$Redistribution_central.J5]" office:value-type="float" office:value="0.231238918610371" calcext:value-type="float">
            <text:p>0.231238918610371</text:p>
          </table:table-cell>
          <table:table-cell table:style-name="ce4" table:formula="of:=[$Redistribution_central.K5]" office:value-type="float" office:value="0.253808374722502" calcext:value-type="float">
            <text:p>0.253808374722502</text:p>
          </table:table-cell>
          <table:table-cell table:style-name="ce4" table:formula="of:=[$Redistribution_central.L5]" office:value-type="float" office:value="0.238120195920098" calcext:value-type="float">
            <text:p>0.238120195920098</text:p>
          </table:table-cell>
          <table:table-cell table:style-name="ce4" table:formula="of:=[$Redistribution_central.M5]" office:value-type="float" office:value="0.244023657469362" calcext:value-type="float">
            <text:p>0.244023657469362</text:p>
          </table:table-cell>
          <table:table-cell table:number-columns-repeated="2"/>
          <table:table-cell table:style-name="ce4" table:formula="of:=[$redistribution_low.J5]" office:value-type="float" office:value="0.231238918610371" calcext:value-type="float">
            <text:p>0.231238918610371</text:p>
          </table:table-cell>
          <table:table-cell table:style-name="ce4" table:formula="of:=[$redistribution_low.K5]" office:value-type="float" office:value="0.253808374722502" calcext:value-type="float">
            <text:p>0.253808374722502</text:p>
          </table:table-cell>
          <table:table-cell table:style-name="ce4" table:formula="of:=[$redistribution_low.L5]" office:value-type="float" office:value="0.238120195920098" calcext:value-type="float">
            <text:p>0.238120195920098</text:p>
          </table:table-cell>
          <table:table-cell table:style-name="ce4" table:formula="of:=[$redistribution_low.M5]" office:value-type="float" office:value="0.244023657469362" calcext:value-type="float">
            <text:p>0.244023657469362</text:p>
          </table:table-cell>
          <table:table-cell table:number-columns-repeated="47"/>
        </table:table-row>
        <table:table-row table:style-name="ro1">
          <table:table-cell table:style-name="ce4" table:formula="of:=[.A9]+1" office:value-type="float" office:value="53" calcext:value-type="float">
            <text:p>53</text:p>
          </table:table-cell>
          <table:table-cell table:style-name="ce4" table:formula="of:=[$Redistribution_high.J6]" office:value-type="float" office:value="0.227901305192654" calcext:value-type="float">
            <text:p>0.227901305192654</text:p>
          </table:table-cell>
          <table:table-cell table:style-name="ce4" table:formula="of:=[$Redistribution_high.K6]" office:value-type="float" office:value="0.254380507260335" calcext:value-type="float">
            <text:p>0.254380507260335</text:p>
          </table:table-cell>
          <table:table-cell table:style-name="ce4" table:formula="of:=[$Redistribution_high.L6]" office:value-type="float" office:value="0.235571383495061" calcext:value-type="float">
            <text:p>0.235571383495061</text:p>
          </table:table-cell>
          <table:table-cell table:style-name="ce4" table:formula="of:=[$Redistribution_high.M6]" office:value-type="float" office:value="0.24352156920915" calcext:value-type="float">
            <text:p>0.24352156920915</text:p>
          </table:table-cell>
          <table:table-cell/>
          <table:table-cell table:style-name="ce4"/>
          <table:table-cell table:style-name="ce4" table:formula="of:=[$Redistribution_central.J6]" office:value-type="float" office:value="0.227901305192654" calcext:value-type="float">
            <text:p>0.227901305192654</text:p>
          </table:table-cell>
          <table:table-cell table:style-name="ce4" table:formula="of:=[$Redistribution_central.K6]" office:value-type="float" office:value="0.254380507260335" calcext:value-type="float">
            <text:p>0.254380507260335</text:p>
          </table:table-cell>
          <table:table-cell table:style-name="ce4" table:formula="of:=[$Redistribution_central.L6]" office:value-type="float" office:value="0.235571383495061" calcext:value-type="float">
            <text:p>0.235571383495061</text:p>
          </table:table-cell>
          <table:table-cell table:style-name="ce4" table:formula="of:=[$Redistribution_central.M6]" office:value-type="float" office:value="0.24352156920915" calcext:value-type="float">
            <text:p>0.24352156920915</text:p>
          </table:table-cell>
          <table:table-cell table:number-columns-repeated="2"/>
          <table:table-cell table:style-name="ce4" table:formula="of:=[$redistribution_low.J6]" office:value-type="float" office:value="0.227901305192654" calcext:value-type="float">
            <text:p>0.227901305192654</text:p>
          </table:table-cell>
          <table:table-cell table:style-name="ce4" table:formula="of:=[$redistribution_low.K6]" office:value-type="float" office:value="0.254380507260335" calcext:value-type="float">
            <text:p>0.254380507260335</text:p>
          </table:table-cell>
          <table:table-cell table:style-name="ce4" table:formula="of:=[$redistribution_low.L6]" office:value-type="float" office:value="0.235571383495061" calcext:value-type="float">
            <text:p>0.235571383495061</text:p>
          </table:table-cell>
          <table:table-cell table:style-name="ce4" table:formula="of:=[$redistribution_low.M6]" office:value-type="float" office:value="0.24352156920915" calcext:value-type="float">
            <text:p>0.24352156920915</text:p>
          </table:table-cell>
          <table:table-cell table:number-columns-repeated="47"/>
        </table:table-row>
        <table:table-row table:style-name="ro1">
          <table:table-cell table:style-name="ce4" table:formula="of:=[.A10]+1" office:value-type="float" office:value="54" calcext:value-type="float">
            <text:p>54</text:p>
          </table:table-cell>
          <table:table-cell table:style-name="ce4" table:formula="of:=[$Redistribution_high.J7]" office:value-type="float" office:value="0.227587301213749" calcext:value-type="float">
            <text:p>0.227587301213749</text:p>
          </table:table-cell>
          <table:table-cell table:style-name="ce4" table:formula="of:=[$Redistribution_high.K7]" office:value-type="float" office:value="0.253065014104874" calcext:value-type="float">
            <text:p>0.253065014104874</text:p>
          </table:table-cell>
          <table:table-cell table:style-name="ce4" table:formula="of:=[$Redistribution_high.L7]" office:value-type="float" office:value="0.235932837585999" calcext:value-type="float">
            <text:p>0.235932837585999</text:p>
          </table:table-cell>
          <table:table-cell table:style-name="ce4" table:formula="of:=[$Redistribution_high.M7]" office:value-type="float" office:value="0.24116923962364" calcext:value-type="float">
            <text:p>0.24116923962364</text:p>
          </table:table-cell>
          <table:table-cell/>
          <table:table-cell table:style-name="ce4"/>
          <table:table-cell table:style-name="ce4" table:formula="of:=[$Redistribution_central.J7]" office:value-type="float" office:value="0.227587301213749" calcext:value-type="float">
            <text:p>0.227587301213749</text:p>
          </table:table-cell>
          <table:table-cell table:style-name="ce4" table:formula="of:=[$Redistribution_central.K7]" office:value-type="float" office:value="0.253065014104874" calcext:value-type="float">
            <text:p>0.253065014104874</text:p>
          </table:table-cell>
          <table:table-cell table:style-name="ce4" table:formula="of:=[$Redistribution_central.L7]" office:value-type="float" office:value="0.235932837585999" calcext:value-type="float">
            <text:p>0.235932837585999</text:p>
          </table:table-cell>
          <table:table-cell table:style-name="ce4" table:formula="of:=[$Redistribution_central.M7]" office:value-type="float" office:value="0.24116923962364" calcext:value-type="float">
            <text:p>0.24116923962364</text:p>
          </table:table-cell>
          <table:table-cell table:number-columns-repeated="2"/>
          <table:table-cell table:style-name="ce4" table:formula="of:=[$redistribution_low.J7]" office:value-type="float" office:value="0.227587301213749" calcext:value-type="float">
            <text:p>0.227587301213749</text:p>
          </table:table-cell>
          <table:table-cell table:style-name="ce4" table:formula="of:=[$redistribution_low.K7]" office:value-type="float" office:value="0.253065014104874" calcext:value-type="float">
            <text:p>0.253065014104874</text:p>
          </table:table-cell>
          <table:table-cell table:style-name="ce4" table:formula="of:=[$redistribution_low.L7]" office:value-type="float" office:value="0.235932837585999" calcext:value-type="float">
            <text:p>0.235932837585999</text:p>
          </table:table-cell>
          <table:table-cell table:style-name="ce4" table:formula="of:=[$redistribution_low.M7]" office:value-type="float" office:value="0.24116923962364" calcext:value-type="float">
            <text:p>0.24116923962364</text:p>
          </table:table-cell>
          <table:table-cell table:number-columns-repeated="47"/>
        </table:table-row>
        <table:table-row table:style-name="ro1">
          <table:table-cell table:style-name="ce4" table:formula="of:=[.A11]+1" office:value-type="float" office:value="55" calcext:value-type="float">
            <text:p>55</text:p>
          </table:table-cell>
          <table:table-cell table:style-name="ce4" table:formula="of:=[$Redistribution_high.J8]" office:value-type="float" office:value="0.23176359907091" calcext:value-type="float">
            <text:p>0.23176359907091</text:p>
          </table:table-cell>
          <table:table-cell table:style-name="ce4" table:formula="of:=[$Redistribution_high.K8]" office:value-type="float" office:value="0.255732236630272" calcext:value-type="float">
            <text:p>0.255732236630272</text:p>
          </table:table-cell>
          <table:table-cell table:style-name="ce4" table:formula="of:=[$Redistribution_high.L8]" office:value-type="float" office:value="0.239400078624581" calcext:value-type="float">
            <text:p>0.239400078624581</text:p>
          </table:table-cell>
          <table:table-cell table:style-name="ce4" table:formula="of:=[$Redistribution_high.M8]" office:value-type="float" office:value="0.24504008497243" calcext:value-type="float">
            <text:p>0.24504008497243</text:p>
          </table:table-cell>
          <table:table-cell/>
          <table:table-cell table:style-name="ce4"/>
          <table:table-cell table:style-name="ce4" table:formula="of:=[$Redistribution_central.J8]" office:value-type="float" office:value="0.23176359907091" calcext:value-type="float">
            <text:p>0.23176359907091</text:p>
          </table:table-cell>
          <table:table-cell table:style-name="ce4" table:formula="of:=[$Redistribution_central.K8]" office:value-type="float" office:value="0.255732236630272" calcext:value-type="float">
            <text:p>0.255732236630272</text:p>
          </table:table-cell>
          <table:table-cell table:style-name="ce4" table:formula="of:=[$Redistribution_central.L8]" office:value-type="float" office:value="0.239400078624581" calcext:value-type="float">
            <text:p>0.239400078624581</text:p>
          </table:table-cell>
          <table:table-cell table:style-name="ce4" table:formula="of:=[$Redistribution_central.M8]" office:value-type="float" office:value="0.24504008497243" calcext:value-type="float">
            <text:p>0.24504008497243</text:p>
          </table:table-cell>
          <table:table-cell table:number-columns-repeated="2"/>
          <table:table-cell table:style-name="ce4" table:formula="of:=[$redistribution_low.J8]" office:value-type="float" office:value="0.23176359907091" calcext:value-type="float">
            <text:p>0.23176359907091</text:p>
          </table:table-cell>
          <table:table-cell table:style-name="ce4" table:formula="of:=[$redistribution_low.K8]" office:value-type="float" office:value="0.255732236630272" calcext:value-type="float">
            <text:p>0.255732236630272</text:p>
          </table:table-cell>
          <table:table-cell table:style-name="ce4" table:formula="of:=[$redistribution_low.L8]" office:value-type="float" office:value="0.239400078624581" calcext:value-type="float">
            <text:p>0.239400078624581</text:p>
          </table:table-cell>
          <table:table-cell table:style-name="ce4" table:formula="of:=[$redistribution_low.M8]" office:value-type="float" office:value="0.24504008497243" calcext:value-type="float">
            <text:p>0.24504008497243</text:p>
          </table:table-cell>
          <table:table-cell table:number-columns-repeated="47"/>
        </table:table-row>
        <table:table-row table:style-name="ro1">
          <table:table-cell table:style-name="ce4" table:formula="of:=[.A12]+1" office:value-type="float" office:value="56" calcext:value-type="float">
            <text:p>56</text:p>
          </table:table-cell>
          <table:table-cell table:style-name="ce4" table:formula="of:=[$Redistribution_high.J9]" office:value-type="float" office:value="0.218415913150575" calcext:value-type="float">
            <text:p>0.218415913150575</text:p>
          </table:table-cell>
          <table:table-cell table:style-name="ce4" table:formula="of:=[$Redistribution_high.K9]" office:value-type="float" office:value="0.242581594500521" calcext:value-type="float">
            <text:p>0.242581594500521</text:p>
          </table:table-cell>
          <table:table-cell table:style-name="ce4" table:formula="of:=[$Redistribution_high.L9]" office:value-type="float" office:value="0.228763874656105" calcext:value-type="float">
            <text:p>0.228763874656105</text:p>
          </table:table-cell>
          <table:table-cell table:style-name="ce4" table:formula="of:=[$Redistribution_high.M9]" office:value-type="float" office:value="0.227877460173397" calcext:value-type="float">
            <text:p>0.227877460173397</text:p>
          </table:table-cell>
          <table:table-cell/>
          <table:table-cell table:style-name="ce4"/>
          <table:table-cell table:style-name="ce4" table:formula="of:=[$Redistribution_central.J9]" office:value-type="float" office:value="0.218415913150575" calcext:value-type="float">
            <text:p>0.218415913150575</text:p>
          </table:table-cell>
          <table:table-cell table:style-name="ce4" table:formula="of:=[$Redistribution_central.K9]" office:value-type="float" office:value="0.242581594500521" calcext:value-type="float">
            <text:p>0.242581594500521</text:p>
          </table:table-cell>
          <table:table-cell table:style-name="ce4" table:formula="of:=[$Redistribution_central.L9]" office:value-type="float" office:value="0.228763874656105" calcext:value-type="float">
            <text:p>0.228763874656105</text:p>
          </table:table-cell>
          <table:table-cell table:style-name="ce4" table:formula="of:=[$Redistribution_central.M9]" office:value-type="float" office:value="0.227877460173397" calcext:value-type="float">
            <text:p>0.227877460173397</text:p>
          </table:table-cell>
          <table:table-cell table:number-columns-repeated="2"/>
          <table:table-cell table:style-name="ce4" table:formula="of:=[$redistribution_low.J9]" office:value-type="float" office:value="0.218415913150575" calcext:value-type="float">
            <text:p>0.218415913150575</text:p>
          </table:table-cell>
          <table:table-cell table:style-name="ce4" table:formula="of:=[$redistribution_low.K9]" office:value-type="float" office:value="0.242581594500521" calcext:value-type="float">
            <text:p>0.242581594500521</text:p>
          </table:table-cell>
          <table:table-cell table:style-name="ce4" table:formula="of:=[$redistribution_low.L9]" office:value-type="float" office:value="0.228763874656105" calcext:value-type="float">
            <text:p>0.228763874656105</text:p>
          </table:table-cell>
          <table:table-cell table:style-name="ce4" table:formula="of:=[$redistribution_low.M9]" office:value-type="float" office:value="0.227877460173397" calcext:value-type="float">
            <text:p>0.227877460173397</text:p>
          </table:table-cell>
          <table:table-cell table:number-columns-repeated="47"/>
        </table:table-row>
        <table:table-row table:style-name="ro1">
          <table:table-cell table:style-name="ce4" table:formula="of:=[.A13]+1" office:value-type="float" office:value="57" calcext:value-type="float">
            <text:p>57</text:p>
          </table:table-cell>
          <table:table-cell table:style-name="ce4" table:formula="of:=[$Redistribution_high.J10]" office:value-type="float" office:value="0.220966004118251" calcext:value-type="float">
            <text:p>0.220966004118251</text:p>
          </table:table-cell>
          <table:table-cell table:style-name="ce4" table:formula="of:=[$Redistribution_high.K10]" office:value-type="float" office:value="0.250064685559205" calcext:value-type="float">
            <text:p>0.250064685559205</text:p>
          </table:table-cell>
          <table:table-cell table:style-name="ce4" table:formula="of:=[$Redistribution_high.L10]" office:value-type="float" office:value="0.233218975582598" calcext:value-type="float">
            <text:p>0.233218975582598</text:p>
          </table:table-cell>
          <table:table-cell table:style-name="ce4" table:formula="of:=[$Redistribution_high.M10]" office:value-type="float" office:value="0.23267763697946" calcext:value-type="float">
            <text:p>0.23267763697946</text:p>
          </table:table-cell>
          <table:table-cell/>
          <table:table-cell table:style-name="ce4"/>
          <table:table-cell table:style-name="ce4" table:formula="of:=[$Redistribution_central.J10]" office:value-type="float" office:value="0.220966004118251" calcext:value-type="float">
            <text:p>0.220966004118251</text:p>
          </table:table-cell>
          <table:table-cell table:style-name="ce4" table:formula="of:=[$Redistribution_central.K10]" office:value-type="float" office:value="0.250064685559205" calcext:value-type="float">
            <text:p>0.250064685559205</text:p>
          </table:table-cell>
          <table:table-cell table:style-name="ce4" table:formula="of:=[$Redistribution_central.L10]" office:value-type="float" office:value="0.233218975582598" calcext:value-type="float">
            <text:p>0.233218975582598</text:p>
          </table:table-cell>
          <table:table-cell table:style-name="ce4" table:formula="of:=[$Redistribution_central.M10]" office:value-type="float" office:value="0.23267763697946" calcext:value-type="float">
            <text:p>0.23267763697946</text:p>
          </table:table-cell>
          <table:table-cell table:number-columns-repeated="2"/>
          <table:table-cell table:style-name="ce4" table:formula="of:=[$redistribution_low.J10]" office:value-type="float" office:value="0.220966004118251" calcext:value-type="float">
            <text:p>0.220966004118251</text:p>
          </table:table-cell>
          <table:table-cell table:style-name="ce4" table:formula="of:=[$redistribution_low.K10]" office:value-type="float" office:value="0.250064685559205" calcext:value-type="float">
            <text:p>0.250064685559205</text:p>
          </table:table-cell>
          <table:table-cell table:style-name="ce4" table:formula="of:=[$redistribution_low.L10]" office:value-type="float" office:value="0.233218975582598" calcext:value-type="float">
            <text:p>0.233218975582598</text:p>
          </table:table-cell>
          <table:table-cell table:style-name="ce4" table:formula="of:=[$redistribution_low.M10]" office:value-type="float" office:value="0.23267763697946" calcext:value-type="float">
            <text:p>0.23267763697946</text:p>
          </table:table-cell>
          <table:table-cell table:number-columns-repeated="47"/>
        </table:table-row>
        <table:table-row table:style-name="ro1">
          <table:table-cell table:style-name="ce4" table:formula="of:=[.A14]+1" office:value-type="float" office:value="58" calcext:value-type="float">
            <text:p>58</text:p>
          </table:table-cell>
          <table:table-cell table:style-name="ce4" table:formula="of:=[$Redistribution_high.J11]" office:value-type="float" office:value="0.221658838041635" calcext:value-type="float">
            <text:p>0.221658838041635</text:p>
          </table:table-cell>
          <table:table-cell table:style-name="ce4" table:formula="of:=[$Redistribution_high.K11]" office:value-type="float" office:value="0.247795754945018" calcext:value-type="float">
            <text:p>0.247795754945018</text:p>
          </table:table-cell>
          <table:table-cell table:style-name="ce4" table:formula="of:=[$Redistribution_high.L11]" office:value-type="float" office:value="0.232155116477041" calcext:value-type="float">
            <text:p>0.232155116477041</text:p>
          </table:table-cell>
          <table:table-cell table:style-name="ce4" table:formula="of:=[$Redistribution_high.M11]" office:value-type="float" office:value="0.232705685980026" calcext:value-type="float">
            <text:p>0.232705685980026</text:p>
          </table:table-cell>
          <table:table-cell/>
          <table:table-cell table:style-name="ce4"/>
          <table:table-cell table:style-name="ce4" table:formula="of:=[$Redistribution_central.J11]" office:value-type="float" office:value="0.221658838041635" calcext:value-type="float">
            <text:p>0.221658838041635</text:p>
          </table:table-cell>
          <table:table-cell table:style-name="ce4" table:formula="of:=[$Redistribution_central.K11]" office:value-type="float" office:value="0.247795754945018" calcext:value-type="float">
            <text:p>0.247795754945018</text:p>
          </table:table-cell>
          <table:table-cell table:style-name="ce4" table:formula="of:=[$Redistribution_central.L11]" office:value-type="float" office:value="0.232155116477041" calcext:value-type="float">
            <text:p>0.232155116477041</text:p>
          </table:table-cell>
          <table:table-cell table:style-name="ce4" table:formula="of:=[$Redistribution_central.M11]" office:value-type="float" office:value="0.232705685980026" calcext:value-type="float">
            <text:p>0.232705685980026</text:p>
          </table:table-cell>
          <table:table-cell table:number-columns-repeated="2"/>
          <table:table-cell table:style-name="ce4" table:formula="of:=[$redistribution_low.J11]" office:value-type="float" office:value="0.221658838041635" calcext:value-type="float">
            <text:p>0.221658838041635</text:p>
          </table:table-cell>
          <table:table-cell table:style-name="ce4" table:formula="of:=[$redistribution_low.K11]" office:value-type="float" office:value="0.247795754945018" calcext:value-type="float">
            <text:p>0.247795754945018</text:p>
          </table:table-cell>
          <table:table-cell table:style-name="ce4" table:formula="of:=[$redistribution_low.L11]" office:value-type="float" office:value="0.232155116477041" calcext:value-type="float">
            <text:p>0.232155116477041</text:p>
          </table:table-cell>
          <table:table-cell table:style-name="ce4" table:formula="of:=[$redistribution_low.M11]" office:value-type="float" office:value="0.232705685980026" calcext:value-type="float">
            <text:p>0.232705685980026</text:p>
          </table:table-cell>
          <table:table-cell table:number-columns-repeated="47"/>
        </table:table-row>
        <table:table-row table:style-name="ro1">
          <table:table-cell table:style-name="ce4" table:formula="of:=[.A15]+1" office:value-type="float" office:value="59" calcext:value-type="float">
            <text:p>59</text:p>
          </table:table-cell>
          <table:table-cell table:style-name="ce4" table:formula="of:=[$Redistribution_high.J12]" office:value-type="float" office:value="0.219459968444853" calcext:value-type="float">
            <text:p>0.219459968444853</text:p>
          </table:table-cell>
          <table:table-cell table:style-name="ce4" table:formula="of:=[$Redistribution_high.K12]" office:value-type="float" office:value="0.246693380195833" calcext:value-type="float">
            <text:p>0.246693380195833</text:p>
          </table:table-cell>
          <table:table-cell table:style-name="ce4" table:formula="of:=[$Redistribution_high.L12]" office:value-type="float" office:value="0.22919347750676" calcext:value-type="float">
            <text:p>0.22919347750676</text:p>
          </table:table-cell>
          <table:table-cell table:style-name="ce4" table:formula="of:=[$Redistribution_high.M12]" office:value-type="float" office:value="0.232800348367151" calcext:value-type="float">
            <text:p>0.232800348367151</text:p>
          </table:table-cell>
          <table:table-cell/>
          <table:table-cell table:style-name="ce4"/>
          <table:table-cell table:style-name="ce4" table:formula="of:=[$Redistribution_central.J12]" office:value-type="float" office:value="0.219459968444853" calcext:value-type="float">
            <text:p>0.219459968444853</text:p>
          </table:table-cell>
          <table:table-cell table:style-name="ce4" table:formula="of:=[$Redistribution_central.K12]" office:value-type="float" office:value="0.246693380195833" calcext:value-type="float">
            <text:p>0.246693380195833</text:p>
          </table:table-cell>
          <table:table-cell table:style-name="ce4" table:formula="of:=[$Redistribution_central.L12]" office:value-type="float" office:value="0.22919347750676" calcext:value-type="float">
            <text:p>0.22919347750676</text:p>
          </table:table-cell>
          <table:table-cell table:style-name="ce4" table:formula="of:=[$Redistribution_central.M12]" office:value-type="float" office:value="0.232800348367151" calcext:value-type="float">
            <text:p>0.232800348367151</text:p>
          </table:table-cell>
          <table:table-cell table:number-columns-repeated="2"/>
          <table:table-cell table:style-name="ce4" table:formula="of:=[$redistribution_low.J12]" office:value-type="float" office:value="0.219459968444853" calcext:value-type="float">
            <text:p>0.219459968444853</text:p>
          </table:table-cell>
          <table:table-cell table:style-name="ce4" table:formula="of:=[$redistribution_low.K12]" office:value-type="float" office:value="0.246693380195833" calcext:value-type="float">
            <text:p>0.246693380195833</text:p>
          </table:table-cell>
          <table:table-cell table:style-name="ce4" table:formula="of:=[$redistribution_low.L12]" office:value-type="float" office:value="0.22919347750676" calcext:value-type="float">
            <text:p>0.22919347750676</text:p>
          </table:table-cell>
          <table:table-cell table:style-name="ce4" table:formula="of:=[$redistribution_low.M12]" office:value-type="float" office:value="0.232800348367151" calcext:value-type="float">
            <text:p>0.232800348367151</text:p>
          </table:table-cell>
          <table:table-cell table:number-columns-repeated="47"/>
        </table:table-row>
        <table:table-row table:style-name="ro1">
          <table:table-cell table:style-name="ce4" table:formula="of:=[.A16]+1" office:value-type="float" office:value="60" calcext:value-type="float">
            <text:p>60</text:p>
          </table:table-cell>
          <table:table-cell table:style-name="ce4" table:formula="of:=[$Redistribution_high.J13]" office:value-type="float" office:value="0.215714546744915" calcext:value-type="float">
            <text:p>0.215714546744915</text:p>
          </table:table-cell>
          <table:table-cell table:style-name="ce4" table:formula="of:=[$Redistribution_high.K13]" office:value-type="float" office:value="0.240083903280004" calcext:value-type="float">
            <text:p>0.240083903280004</text:p>
          </table:table-cell>
          <table:table-cell table:style-name="ce4" table:formula="of:=[$Redistribution_high.L13]" office:value-type="float" office:value="0.225755129292487" calcext:value-type="float">
            <text:p>0.225755129292487</text:p>
          </table:table-cell>
          <table:table-cell table:style-name="ce4" table:formula="of:=[$Redistribution_high.M13]" office:value-type="float" office:value="0.225757965789712" calcext:value-type="float">
            <text:p>0.225757965789712</text:p>
          </table:table-cell>
          <table:table-cell/>
          <table:table-cell table:style-name="ce4"/>
          <table:table-cell table:style-name="ce4" table:formula="of:=[$Redistribution_central.J13]" office:value-type="float" office:value="0.215714546744915" calcext:value-type="float">
            <text:p>0.215714546744915</text:p>
          </table:table-cell>
          <table:table-cell table:style-name="ce4" table:formula="of:=[$Redistribution_central.K13]" office:value-type="float" office:value="0.240083903280004" calcext:value-type="float">
            <text:p>0.240083903280004</text:p>
          </table:table-cell>
          <table:table-cell table:style-name="ce4" table:formula="of:=[$Redistribution_central.L13]" office:value-type="float" office:value="0.225755129292487" calcext:value-type="float">
            <text:p>0.225755129292487</text:p>
          </table:table-cell>
          <table:table-cell table:style-name="ce4" table:formula="of:=[$Redistribution_central.M13]" office:value-type="float" office:value="0.225757965789712" calcext:value-type="float">
            <text:p>0.225757965789712</text:p>
          </table:table-cell>
          <table:table-cell table:number-columns-repeated="2"/>
          <table:table-cell table:style-name="ce4" table:formula="of:=[$redistribution_low.J13]" office:value-type="float" office:value="0.215714546744915" calcext:value-type="float">
            <text:p>0.215714546744915</text:p>
          </table:table-cell>
          <table:table-cell table:style-name="ce4" table:formula="of:=[$redistribution_low.K13]" office:value-type="float" office:value="0.240083903280004" calcext:value-type="float">
            <text:p>0.240083903280004</text:p>
          </table:table-cell>
          <table:table-cell table:style-name="ce4" table:formula="of:=[$redistribution_low.L13]" office:value-type="float" office:value="0.225755129292487" calcext:value-type="float">
            <text:p>0.225755129292487</text:p>
          </table:table-cell>
          <table:table-cell table:style-name="ce4" table:formula="of:=[$redistribution_low.M13]" office:value-type="float" office:value="0.225757965789712" calcext:value-type="float">
            <text:p>0.225757965789712</text:p>
          </table:table-cell>
          <table:table-cell table:number-columns-repeated="47"/>
        </table:table-row>
        <table:table-row table:style-name="ro1">
          <table:table-cell table:style-name="ce4" table:formula="of:=[.A17]+1" office:value-type="float" office:value="61" calcext:value-type="float">
            <text:p>61</text:p>
          </table:table-cell>
          <table:table-cell table:style-name="ce4" table:formula="of:=[$Redistribution_high.J14]" office:value-type="float" office:value="0.215062195162174" calcext:value-type="float">
            <text:p>0.215062195162174</text:p>
          </table:table-cell>
          <table:table-cell table:style-name="ce4" table:formula="of:=[$Redistribution_high.K14]" office:value-type="float" office:value="0.241611301163229" calcext:value-type="float">
            <text:p>0.241611301163229</text:p>
          </table:table-cell>
          <table:table-cell table:style-name="ce4" table:formula="of:=[$Redistribution_high.L14]" office:value-type="float" office:value="0.226785046498747" calcext:value-type="float">
            <text:p>0.226785046498747</text:p>
          </table:table-cell>
          <table:table-cell table:style-name="ce4" table:formula="of:=[$Redistribution_high.M14]" office:value-type="float" office:value="0.225126449757351" calcext:value-type="float">
            <text:p>0.225126449757351</text:p>
          </table:table-cell>
          <table:table-cell/>
          <table:table-cell table:style-name="ce4"/>
          <table:table-cell table:style-name="ce4" table:formula="of:=[$Redistribution_central.J14]" office:value-type="float" office:value="0.215062195162174" calcext:value-type="float">
            <text:p>0.215062195162174</text:p>
          </table:table-cell>
          <table:table-cell table:style-name="ce4" table:formula="of:=[$Redistribution_central.K14]" office:value-type="float" office:value="0.241611301163229" calcext:value-type="float">
            <text:p>0.241611301163229</text:p>
          </table:table-cell>
          <table:table-cell table:style-name="ce4" table:formula="of:=[$Redistribution_central.L14]" office:value-type="float" office:value="0.226785046498747" calcext:value-type="float">
            <text:p>0.226785046498747</text:p>
          </table:table-cell>
          <table:table-cell table:style-name="ce4" table:formula="of:=[$Redistribution_central.M14]" office:value-type="float" office:value="0.225126449757351" calcext:value-type="float">
            <text:p>0.225126449757351</text:p>
          </table:table-cell>
          <table:table-cell table:number-columns-repeated="2"/>
          <table:table-cell table:style-name="ce4" table:formula="of:=[$redistribution_low.J14]" office:value-type="float" office:value="0.215062195162174" calcext:value-type="float">
            <text:p>0.215062195162174</text:p>
          </table:table-cell>
          <table:table-cell table:style-name="ce4" table:formula="of:=[$redistribution_low.K14]" office:value-type="float" office:value="0.241611301163229" calcext:value-type="float">
            <text:p>0.241611301163229</text:p>
          </table:table-cell>
          <table:table-cell table:style-name="ce4" table:formula="of:=[$redistribution_low.L14]" office:value-type="float" office:value="0.226785046498747" calcext:value-type="float">
            <text:p>0.226785046498747</text:p>
          </table:table-cell>
          <table:table-cell table:style-name="ce4" table:formula="of:=[$redistribution_low.M14]" office:value-type="float" office:value="0.225126449757351" calcext:value-type="float">
            <text:p>0.225126449757351</text:p>
          </table:table-cell>
          <table:table-cell table:number-columns-repeated="47"/>
        </table:table-row>
        <table:table-row table:style-name="ro1">
          <table:table-cell table:style-name="ce4" table:formula="of:=[.A18]+1" office:value-type="float" office:value="62" calcext:value-type="float">
            <text:p>62</text:p>
          </table:table-cell>
          <table:table-cell table:style-name="ce4" table:formula="of:=[$Redistribution_high.J15]" office:value-type="float" office:value="0.216677500573986" calcext:value-type="float">
            <text:p>0.216677500573986</text:p>
          </table:table-cell>
          <table:table-cell table:style-name="ce4" table:formula="of:=[$Redistribution_high.K15]" office:value-type="float" office:value="0.244388522623214" calcext:value-type="float">
            <text:p>0.244388522623214</text:p>
          </table:table-cell>
          <table:table-cell table:style-name="ce4" table:formula="of:=[$Redistribution_high.L15]" office:value-type="float" office:value="0.226847107717107" calcext:value-type="float">
            <text:p>0.226847107717107</text:p>
          </table:table-cell>
          <table:table-cell table:style-name="ce4" table:formula="of:=[$Redistribution_high.M15]" office:value-type="float" office:value="0.229791943747005" calcext:value-type="float">
            <text:p>0.229791943747005</text:p>
          </table:table-cell>
          <table:table-cell/>
          <table:table-cell table:style-name="ce4"/>
          <table:table-cell table:style-name="ce4" table:formula="of:=[$Redistribution_central.J15]" office:value-type="float" office:value="0.216677500573986" calcext:value-type="float">
            <text:p>0.216677500573986</text:p>
          </table:table-cell>
          <table:table-cell table:style-name="ce4" table:formula="of:=[$Redistribution_central.K15]" office:value-type="float" office:value="0.244388522623214" calcext:value-type="float">
            <text:p>0.244388522623214</text:p>
          </table:table-cell>
          <table:table-cell table:style-name="ce4" table:formula="of:=[$Redistribution_central.L15]" office:value-type="float" office:value="0.226847107717107" calcext:value-type="float">
            <text:p>0.226847107717107</text:p>
          </table:table-cell>
          <table:table-cell table:style-name="ce4" table:formula="of:=[$Redistribution_central.M15]" office:value-type="float" office:value="0.229791943747005" calcext:value-type="float">
            <text:p>0.229791943747005</text:p>
          </table:table-cell>
          <table:table-cell table:number-columns-repeated="2"/>
          <table:table-cell table:style-name="ce4" table:formula="of:=[$redistribution_low.J15]" office:value-type="float" office:value="0.216677500573986" calcext:value-type="float">
            <text:p>0.216677500573986</text:p>
          </table:table-cell>
          <table:table-cell table:style-name="ce4" table:formula="of:=[$redistribution_low.K15]" office:value-type="float" office:value="0.244388522623214" calcext:value-type="float">
            <text:p>0.244388522623214</text:p>
          </table:table-cell>
          <table:table-cell table:style-name="ce4" table:formula="of:=[$redistribution_low.L15]" office:value-type="float" office:value="0.226847107717107" calcext:value-type="float">
            <text:p>0.226847107717107</text:p>
          </table:table-cell>
          <table:table-cell table:style-name="ce4" table:formula="of:=[$redistribution_low.M15]" office:value-type="float" office:value="0.229791943747005" calcext:value-type="float">
            <text:p>0.229791943747005</text:p>
          </table:table-cell>
          <table:table-cell table:number-columns-repeated="47"/>
        </table:table-row>
        <table:table-row table:style-name="ro1">
          <table:table-cell table:style-name="ce4" table:formula="of:=[.A19]+1" office:value-type="float" office:value="63" calcext:value-type="float">
            <text:p>63</text:p>
          </table:table-cell>
          <table:table-cell table:style-name="ce4" table:formula="of:=[$Redistribution_high.J16]" office:value-type="float" office:value="0.221287353900357" calcext:value-type="float">
            <text:p>0.221287353900357</text:p>
          </table:table-cell>
          <table:table-cell table:style-name="ce4" table:formula="of:=[$Redistribution_high.K16]" office:value-type="float" office:value="0.2489144718451" calcext:value-type="float">
            <text:p>0.2489144718451</text:p>
          </table:table-cell>
          <table:table-cell table:style-name="ce4" table:formula="of:=[$Redistribution_high.L16]" office:value-type="float" office:value="0.231308235555035" calcext:value-type="float">
            <text:p>0.231308235555035</text:p>
          </table:table-cell>
          <table:table-cell table:style-name="ce4" table:formula="of:=[$Redistribution_high.M16]" office:value-type="float" office:value="0.234566047596414" calcext:value-type="float">
            <text:p>0.234566047596414</text:p>
          </table:table-cell>
          <table:table-cell/>
          <table:table-cell table:style-name="ce4"/>
          <table:table-cell table:style-name="ce4" table:formula="of:=[$Redistribution_central.J16]" office:value-type="float" office:value="0.221287353900357" calcext:value-type="float">
            <text:p>0.221287353900357</text:p>
          </table:table-cell>
          <table:table-cell table:style-name="ce4" table:formula="of:=[$Redistribution_central.K16]" office:value-type="float" office:value="0.2489144718451" calcext:value-type="float">
            <text:p>0.2489144718451</text:p>
          </table:table-cell>
          <table:table-cell table:style-name="ce4" table:formula="of:=[$Redistribution_central.L16]" office:value-type="float" office:value="0.231308235555035" calcext:value-type="float">
            <text:p>0.231308235555035</text:p>
          </table:table-cell>
          <table:table-cell table:style-name="ce4" table:formula="of:=[$Redistribution_central.M16]" office:value-type="float" office:value="0.234566047596414" calcext:value-type="float">
            <text:p>0.234566047596414</text:p>
          </table:table-cell>
          <table:table-cell table:number-columns-repeated="2"/>
          <table:table-cell table:style-name="ce4" table:formula="of:=[$redistribution_low.J16]" office:value-type="float" office:value="0.221287353900357" calcext:value-type="float">
            <text:p>0.221287353900357</text:p>
          </table:table-cell>
          <table:table-cell table:style-name="ce4" table:formula="of:=[$redistribution_low.K16]" office:value-type="float" office:value="0.2489144718451" calcext:value-type="float">
            <text:p>0.2489144718451</text:p>
          </table:table-cell>
          <table:table-cell table:style-name="ce4" table:formula="of:=[$redistribution_low.L16]" office:value-type="float" office:value="0.231308235555035" calcext:value-type="float">
            <text:p>0.231308235555035</text:p>
          </table:table-cell>
          <table:table-cell table:style-name="ce4" table:formula="of:=[$redistribution_low.M16]" office:value-type="float" office:value="0.234566047596414" calcext:value-type="float">
            <text:p>0.234566047596414</text:p>
          </table:table-cell>
          <table:table-cell table:number-columns-repeated="47"/>
        </table:table-row>
        <table:table-row table:style-name="ro1">
          <table:table-cell table:style-name="ce4" table:formula="of:=[.A20]+1" office:value-type="float" office:value="64" calcext:value-type="float">
            <text:p>64</text:p>
          </table:table-cell>
          <table:table-cell table:style-name="ce4" table:formula="of:=[$Redistribution_high.J17]" office:value-type="float" office:value="0.223923902258726" calcext:value-type="float">
            <text:p>0.223923902258726</text:p>
          </table:table-cell>
          <table:table-cell table:style-name="ce4" table:formula="of:=[$Redistribution_high.K17]" office:value-type="float" office:value="0.257016630760354" calcext:value-type="float">
            <text:p>0.257016630760354</text:p>
          </table:table-cell>
          <table:table-cell table:style-name="ce4" table:formula="of:=[$Redistribution_high.L17]" office:value-type="float" office:value="0.23360704298957" calcext:value-type="float">
            <text:p>0.23360704298957</text:p>
          </table:table-cell>
          <table:table-cell table:style-name="ce4" table:formula="of:=[$Redistribution_high.M17]" office:value-type="float" office:value="0.243009697507572" calcext:value-type="float">
            <text:p>0.243009697507572</text:p>
          </table:table-cell>
          <table:table-cell/>
          <table:table-cell table:style-name="ce4"/>
          <table:table-cell table:style-name="ce4" table:formula="of:=[$Redistribution_central.J17]" office:value-type="float" office:value="0.223923902258726" calcext:value-type="float">
            <text:p>0.223923902258726</text:p>
          </table:table-cell>
          <table:table-cell table:style-name="ce4" table:formula="of:=[$Redistribution_central.K17]" office:value-type="float" office:value="0.257016630760354" calcext:value-type="float">
            <text:p>0.257016630760354</text:p>
          </table:table-cell>
          <table:table-cell table:style-name="ce4" table:formula="of:=[$Redistribution_central.L17]" office:value-type="float" office:value="0.23360704298957" calcext:value-type="float">
            <text:p>0.23360704298957</text:p>
          </table:table-cell>
          <table:table-cell table:style-name="ce4" table:formula="of:=[$Redistribution_central.M17]" office:value-type="float" office:value="0.243009697507572" calcext:value-type="float">
            <text:p>0.243009697507572</text:p>
          </table:table-cell>
          <table:table-cell table:number-columns-repeated="2"/>
          <table:table-cell table:style-name="ce4" table:formula="of:=[$redistribution_low.J17]" office:value-type="float" office:value="0.223923902258726" calcext:value-type="float">
            <text:p>0.223923902258726</text:p>
          </table:table-cell>
          <table:table-cell table:style-name="ce4" table:formula="of:=[$redistribution_low.K17]" office:value-type="float" office:value="0.257016630760354" calcext:value-type="float">
            <text:p>0.257016630760354</text:p>
          </table:table-cell>
          <table:table-cell table:style-name="ce4" table:formula="of:=[$redistribution_low.L17]" office:value-type="float" office:value="0.23360704298957" calcext:value-type="float">
            <text:p>0.23360704298957</text:p>
          </table:table-cell>
          <table:table-cell table:style-name="ce4" table:formula="of:=[$redistribution_low.M17]" office:value-type="float" office:value="0.243009697507572" calcext:value-type="float">
            <text:p>0.243009697507572</text:p>
          </table:table-cell>
          <table:table-cell table:number-columns-repeated="47"/>
        </table:table-row>
        <table:table-row table:style-name="ro1">
          <table:table-cell table:style-name="ce4" table:formula="of:=[.A21]+1" office:value-type="float" office:value="65" calcext:value-type="float">
            <text:p>65</text:p>
          </table:table-cell>
          <table:table-cell table:style-name="ce4" table:formula="of:=[$Redistribution_high.J18]" office:value-type="float" office:value="0.218664912818428" calcext:value-type="float">
            <text:p>0.218664912818428</text:p>
          </table:table-cell>
          <table:table-cell table:style-name="ce4" table:formula="of:=[$Redistribution_high.K18]" office:value-type="float" office:value="0.25390853793185" calcext:value-type="float">
            <text:p>0.25390853793185</text:p>
          </table:table-cell>
          <table:table-cell table:style-name="ce4" table:formula="of:=[$Redistribution_high.L18]" office:value-type="float" office:value="0.230638881619654" calcext:value-type="float">
            <text:p>0.230638881619654</text:p>
          </table:table-cell>
          <table:table-cell table:style-name="ce4" table:formula="of:=[$Redistribution_high.M18]" office:value-type="float" office:value="0.23658101264819" calcext:value-type="float">
            <text:p>0.23658101264819</text:p>
          </table:table-cell>
          <table:table-cell/>
          <table:table-cell table:style-name="ce4"/>
          <table:table-cell table:style-name="ce4" table:formula="of:=[$Redistribution_central.J18]" office:value-type="float" office:value="0.218664912818428" calcext:value-type="float">
            <text:p>0.218664912818428</text:p>
          </table:table-cell>
          <table:table-cell table:style-name="ce4" table:formula="of:=[$Redistribution_central.K18]" office:value-type="float" office:value="0.25390853793185" calcext:value-type="float">
            <text:p>0.25390853793185</text:p>
          </table:table-cell>
          <table:table-cell table:style-name="ce4" table:formula="of:=[$Redistribution_central.L18]" office:value-type="float" office:value="0.230638881619654" calcext:value-type="float">
            <text:p>0.230638881619654</text:p>
          </table:table-cell>
          <table:table-cell table:style-name="ce4" table:formula="of:=[$Redistribution_central.M18]" office:value-type="float" office:value="0.23658101264819" calcext:value-type="float">
            <text:p>0.23658101264819</text:p>
          </table:table-cell>
          <table:table-cell table:number-columns-repeated="2"/>
          <table:table-cell table:style-name="ce4" table:formula="of:=[$redistribution_low.J18]" office:value-type="float" office:value="0.218664912818428" calcext:value-type="float">
            <text:p>0.218664912818428</text:p>
          </table:table-cell>
          <table:table-cell table:style-name="ce4" table:formula="of:=[$redistribution_low.K18]" office:value-type="float" office:value="0.25390853793185" calcext:value-type="float">
            <text:p>0.25390853793185</text:p>
          </table:table-cell>
          <table:table-cell table:style-name="ce4" table:formula="of:=[$redistribution_low.L18]" office:value-type="float" office:value="0.230638881619654" calcext:value-type="float">
            <text:p>0.230638881619654</text:p>
          </table:table-cell>
          <table:table-cell table:style-name="ce4" table:formula="of:=[$redistribution_low.M18]" office:value-type="float" office:value="0.23658101264819" calcext:value-type="float">
            <text:p>0.23658101264819</text:p>
          </table:table-cell>
          <table:table-cell table:number-columns-repeated="47"/>
        </table:table-row>
        <table:table-row table:style-name="ro1">
          <table:table-cell table:style-name="ce4" table:formula="of:=[.A22]+1" office:value-type="float" office:value="66" calcext:value-type="float">
            <text:p>66</text:p>
          </table:table-cell>
          <table:table-cell table:style-name="ce4" table:formula="of:=[$Redistribution_high.J19]" office:value-type="float" office:value="0.222811966608714" calcext:value-type="float">
            <text:p>0.222811966608714</text:p>
          </table:table-cell>
          <table:table-cell table:style-name="ce4" table:formula="of:=[$Redistribution_high.K19]" office:value-type="float" office:value="0.257252790685039" calcext:value-type="float">
            <text:p>0.257252790685039</text:p>
          </table:table-cell>
          <table:table-cell table:style-name="ce4" table:formula="of:=[$Redistribution_high.L19]" office:value-type="float" office:value="0.23380825527258" calcext:value-type="float">
            <text:p>0.23380825527258</text:p>
          </table:table-cell>
          <table:table-cell table:style-name="ce4" table:formula="of:=[$Redistribution_high.M19]" office:value-type="float" office:value="0.24124975579767" calcext:value-type="float">
            <text:p>0.24124975579767</text:p>
          </table:table-cell>
          <table:table-cell/>
          <table:table-cell table:style-name="ce4"/>
          <table:table-cell table:style-name="ce4" table:formula="of:=[$Redistribution_central.J19]" office:value-type="float" office:value="0.222811966608714" calcext:value-type="float">
            <text:p>0.222811966608714</text:p>
          </table:table-cell>
          <table:table-cell table:style-name="ce4" table:formula="of:=[$Redistribution_central.K19]" office:value-type="float" office:value="0.257252790685039" calcext:value-type="float">
            <text:p>0.257252790685039</text:p>
          </table:table-cell>
          <table:table-cell table:style-name="ce4" table:formula="of:=[$Redistribution_central.L19]" office:value-type="float" office:value="0.23380825527258" calcext:value-type="float">
            <text:p>0.23380825527258</text:p>
          </table:table-cell>
          <table:table-cell table:style-name="ce4" table:formula="of:=[$Redistribution_central.M19]" office:value-type="float" office:value="0.24124975579767" calcext:value-type="float">
            <text:p>0.24124975579767</text:p>
          </table:table-cell>
          <table:table-cell table:number-columns-repeated="2"/>
          <table:table-cell table:style-name="ce4" table:formula="of:=[$redistribution_low.J19]" office:value-type="float" office:value="0.222811966608714" calcext:value-type="float">
            <text:p>0.222811966608714</text:p>
          </table:table-cell>
          <table:table-cell table:style-name="ce4" table:formula="of:=[$redistribution_low.K19]" office:value-type="float" office:value="0.257252790685039" calcext:value-type="float">
            <text:p>0.257252790685039</text:p>
          </table:table-cell>
          <table:table-cell table:style-name="ce4" table:formula="of:=[$redistribution_low.L19]" office:value-type="float" office:value="0.23380825527258" calcext:value-type="float">
            <text:p>0.23380825527258</text:p>
          </table:table-cell>
          <table:table-cell table:style-name="ce4" table:formula="of:=[$redistribution_low.M19]" office:value-type="float" office:value="0.24124975579767" calcext:value-type="float">
            <text:p>0.24124975579767</text:p>
          </table:table-cell>
          <table:table-cell table:number-columns-repeated="47"/>
        </table:table-row>
        <table:table-row table:style-name="ro1">
          <table:table-cell table:style-name="ce4" table:formula="of:=[.A23]+1" office:value-type="float" office:value="67" calcext:value-type="float">
            <text:p>67</text:p>
          </table:table-cell>
          <table:table-cell table:style-name="ce4" table:formula="of:=[$Redistribution_high.J20]" office:value-type="float" office:value="0.218510259480517" calcext:value-type="float">
            <text:p>0.218510259480517</text:p>
          </table:table-cell>
          <table:table-cell table:style-name="ce4" table:formula="of:=[$Redistribution_high.K20]" office:value-type="float" office:value="0.245847003173272" calcext:value-type="float">
            <text:p>0.245847003173272</text:p>
          </table:table-cell>
          <table:table-cell table:style-name="ce4" table:formula="of:=[$Redistribution_high.L20]" office:value-type="float" office:value="0.22919887845704" calcext:value-type="float">
            <text:p>0.22919887845704</text:p>
          </table:table-cell>
          <table:table-cell table:style-name="ce4" table:formula="of:=[$Redistribution_high.M20]" office:value-type="float" office:value="0.230527327300407" calcext:value-type="float">
            <text:p>0.230527327300407</text:p>
          </table:table-cell>
          <table:table-cell/>
          <table:table-cell table:style-name="ce4"/>
          <table:table-cell table:style-name="ce4" table:formula="of:=[$Redistribution_central.J20]" office:value-type="float" office:value="0.218563406194902" calcext:value-type="float">
            <text:p>0.218563406194902</text:p>
          </table:table-cell>
          <table:table-cell table:style-name="ce4" table:formula="of:=[$Redistribution_central.K20]" office:value-type="float" office:value="0.245892522623788" calcext:value-type="float">
            <text:p>0.245892522623788</text:p>
          </table:table-cell>
          <table:table-cell table:style-name="ce4" table:formula="of:=[$Redistribution_central.L20]" office:value-type="float" office:value="0.229253512102493" calcext:value-type="float">
            <text:p>0.229253512102493</text:p>
          </table:table-cell>
          <table:table-cell table:style-name="ce4" table:formula="of:=[$Redistribution_central.M20]" office:value-type="float" office:value="0.230570027090223" calcext:value-type="float">
            <text:p>0.230570027090223</text:p>
          </table:table-cell>
          <table:table-cell table:number-columns-repeated="2"/>
          <table:table-cell table:style-name="ce4" table:formula="of:=[$redistribution_low.J20]" office:value-type="float" office:value="0.218510259480517" calcext:value-type="float">
            <text:p>0.218510259480517</text:p>
          </table:table-cell>
          <table:table-cell table:style-name="ce4" table:formula="of:=[$redistribution_low.K20]" office:value-type="float" office:value="0.245847003173272" calcext:value-type="float">
            <text:p>0.245847003173272</text:p>
          </table:table-cell>
          <table:table-cell table:style-name="ce4" table:formula="of:=[$redistribution_low.L20]" office:value-type="float" office:value="0.22919887845704" calcext:value-type="float">
            <text:p>0.22919887845704</text:p>
          </table:table-cell>
          <table:table-cell table:style-name="ce4" table:formula="of:=[$redistribution_low.M20]" office:value-type="float" office:value="0.230527327300407" calcext:value-type="float">
            <text:p>0.230527327300407</text:p>
          </table:table-cell>
          <table:table-cell table:number-columns-repeated="47"/>
        </table:table-row>
        <table:table-row table:style-name="ro1">
          <table:table-cell table:style-name="ce4" table:formula="of:=[.A24]+1" office:value-type="float" office:value="68" calcext:value-type="float">
            <text:p>68</text:p>
          </table:table-cell>
          <table:table-cell table:style-name="ce4" table:formula="of:=[$Redistribution_high.J21]" office:value-type="float" office:value="0.218989109311222" calcext:value-type="float">
            <text:p>0.218989109311222</text:p>
          </table:table-cell>
          <table:table-cell table:style-name="ce4" table:formula="of:=[$Redistribution_high.K21]" office:value-type="float" office:value="0.248753503535854" calcext:value-type="float">
            <text:p>0.248753503535854</text:p>
          </table:table-cell>
          <table:table-cell table:style-name="ce4" table:formula="of:=[$Redistribution_high.L21]" office:value-type="float" office:value="0.230318612160145" calcext:value-type="float">
            <text:p>0.230318612160145</text:p>
          </table:table-cell>
          <table:table-cell table:style-name="ce4" table:formula="of:=[$Redistribution_high.M21]" office:value-type="float" office:value="0.232334413305221" calcext:value-type="float">
            <text:p>0.232334413305221</text:p>
          </table:table-cell>
          <table:table-cell/>
          <table:table-cell table:style-name="ce4"/>
          <table:table-cell table:style-name="ce4" table:formula="of:=[$Redistribution_central.J21]" office:value-type="float" office:value="0.21899557092624" calcext:value-type="float">
            <text:p>0.21899557092624</text:p>
          </table:table-cell>
          <table:table-cell table:style-name="ce4" table:formula="of:=[$Redistribution_central.K21]" office:value-type="float" office:value="0.248782209812289" calcext:value-type="float">
            <text:p>0.248782209812289</text:p>
          </table:table-cell>
          <table:table-cell table:style-name="ce4" table:formula="of:=[$Redistribution_central.L21]" office:value-type="float" office:value="0.230322207564458" calcext:value-type="float">
            <text:p>0.230322207564458</text:p>
          </table:table-cell>
          <table:table-cell table:style-name="ce4" table:formula="of:=[$Redistribution_central.M21]" office:value-type="float" office:value="0.232359330951604" calcext:value-type="float">
            <text:p>0.232359330951604</text:p>
          </table:table-cell>
          <table:table-cell table:number-columns-repeated="2"/>
          <table:table-cell table:style-name="ce4" table:formula="of:=[$redistribution_low.J21]" office:value-type="float" office:value="0.218989109113552" calcext:value-type="float">
            <text:p>0.218989109113552</text:p>
          </table:table-cell>
          <table:table-cell table:style-name="ce4" table:formula="of:=[$redistribution_low.K21]" office:value-type="float" office:value="0.248753503535854" calcext:value-type="float">
            <text:p>0.248753503535854</text:p>
          </table:table-cell>
          <table:table-cell table:style-name="ce4" table:formula="of:=[$redistribution_low.L21]" office:value-type="float" office:value="0.230318611955265" calcext:value-type="float">
            <text:p>0.230318611955265</text:p>
          </table:table-cell>
          <table:table-cell table:style-name="ce4" table:formula="of:=[$redistribution_low.M21]" office:value-type="float" office:value="0.232334413305221" calcext:value-type="float">
            <text:p>0.232334413305221</text:p>
          </table:table-cell>
          <table:table-cell table:number-columns-repeated="47"/>
        </table:table-row>
        <table:table-row table:style-name="ro1">
          <table:table-cell table:style-name="ce4" table:formula="of:=[.A25]+1" office:value-type="float" office:value="69" calcext:value-type="float">
            <text:p>69</text:p>
          </table:table-cell>
          <table:table-cell table:style-name="ce4" table:formula="of:=[$Redistribution_high.J22]" office:value-type="float" office:value="0.210162737119624" calcext:value-type="float">
            <text:p>0.210162737119624</text:p>
          </table:table-cell>
          <table:table-cell table:style-name="ce4" table:formula="of:=[$Redistribution_high.K22]" office:value-type="float" office:value="0.247349520983344" calcext:value-type="float">
            <text:p>0.247349520983344</text:p>
          </table:table-cell>
          <table:table-cell table:style-name="ce4" table:formula="of:=[$Redistribution_high.L22]" office:value-type="float" office:value="0.222617026313874" calcext:value-type="float">
            <text:p>0.222617026313874</text:p>
          </table:table-cell>
          <table:table-cell table:style-name="ce4" table:formula="of:=[$Redistribution_high.M22]" office:value-type="float" office:value="0.228260255791619" calcext:value-type="float">
            <text:p>0.228260255791619</text:p>
          </table:table-cell>
          <table:table-cell/>
          <table:table-cell table:style-name="ce4"/>
          <table:table-cell table:style-name="ce4" table:formula="of:=[$Redistribution_central.J22]" office:value-type="float" office:value="0.211251262629527" calcext:value-type="float">
            <text:p>0.211251262629527</text:p>
          </table:table-cell>
          <table:table-cell table:style-name="ce4" table:formula="of:=[$Redistribution_central.K22]" office:value-type="float" office:value="0.247690256521463" calcext:value-type="float">
            <text:p>0.247690256521463</text:p>
          </table:table-cell>
          <table:table-cell table:style-name="ce4" table:formula="of:=[$Redistribution_central.L22]" office:value-type="float" office:value="0.223745394881132" calcext:value-type="float">
            <text:p>0.223745394881132</text:p>
          </table:table-cell>
          <table:table-cell table:style-name="ce4" table:formula="of:=[$Redistribution_central.M22]" office:value-type="float" office:value="0.228616889657596" calcext:value-type="float">
            <text:p>0.228616889657596</text:p>
          </table:table-cell>
          <table:table-cell table:number-columns-repeated="2"/>
          <table:table-cell table:style-name="ce4" table:formula="of:=[$redistribution_low.J22]" office:value-type="float" office:value="0.21016273692702" calcext:value-type="float">
            <text:p>0.21016273692702</text:p>
          </table:table-cell>
          <table:table-cell table:style-name="ce4" table:formula="of:=[$redistribution_low.K22]" office:value-type="float" office:value="0.247349520983344" calcext:value-type="float">
            <text:p>0.247349520983344</text:p>
          </table:table-cell>
          <table:table-cell table:style-name="ce4" table:formula="of:=[$redistribution_low.L22]" office:value-type="float" office:value="0.222617026113073" calcext:value-type="float">
            <text:p>0.222617026113073</text:p>
          </table:table-cell>
          <table:table-cell table:style-name="ce4" table:formula="of:=[$redistribution_low.M22]" office:value-type="float" office:value="0.228260255791619" calcext:value-type="float">
            <text:p>0.228260255791619</text:p>
          </table:table-cell>
          <table:table-cell table:number-columns-repeated="47"/>
        </table:table-row>
        <table:table-row table:style-name="ro1">
          <table:table-cell table:style-name="ce4" table:formula="of:=[.A26]+1" office:value-type="float" office:value="70" calcext:value-type="float">
            <text:p>70</text:p>
          </table:table-cell>
          <table:table-cell table:style-name="ce4" table:formula="of:=[$Redistribution_high.J23]" office:value-type="float" office:value="0.221503646056854" calcext:value-type="float">
            <text:p>0.221503646056854</text:p>
          </table:table-cell>
          <table:table-cell table:style-name="ce4" table:formula="of:=[$Redistribution_high.K23]" office:value-type="float" office:value="0.256927516528114" calcext:value-type="float">
            <text:p>0.256927516528114</text:p>
          </table:table-cell>
          <table:table-cell table:style-name="ce4" table:formula="of:=[$Redistribution_high.L23]" office:value-type="float" office:value="0.232168632119065" calcext:value-type="float">
            <text:p>0.232168632119065</text:p>
          </table:table-cell>
          <table:table-cell table:style-name="ce4" table:formula="of:=[$Redistribution_high.M23]" office:value-type="float" office:value="0.240365325562078" calcext:value-type="float">
            <text:p>0.240365325562078</text:p>
          </table:table-cell>
          <table:table-cell/>
          <table:table-cell table:style-name="ce4"/>
          <table:table-cell table:style-name="ce4" table:formula="of:=[$Redistribution_central.J23]" office:value-type="float" office:value="0.218181890699582" calcext:value-type="float">
            <text:p>0.218181890699582</text:p>
          </table:table-cell>
          <table:table-cell table:style-name="ce4" table:formula="of:=[$Redistribution_central.K23]" office:value-type="float" office:value="0.255995227891153" calcext:value-type="float">
            <text:p>0.255995227891153</text:p>
          </table:table-cell>
          <table:table-cell table:style-name="ce4" table:formula="of:=[$Redistribution_central.L23]" office:value-type="float" office:value="0.228652110660622" calcext:value-type="float">
            <text:p>0.228652110660622</text:p>
          </table:table-cell>
          <table:table-cell table:style-name="ce4" table:formula="of:=[$Redistribution_central.M23]" office:value-type="float" office:value="0.2395612608114" calcext:value-type="float">
            <text:p>0.2395612608114</text:p>
          </table:table-cell>
          <table:table-cell table:number-columns-repeated="2"/>
          <table:table-cell table:style-name="ce4" table:formula="of:=[$redistribution_low.J23]" office:value-type="float" office:value="0.221503645505539" calcext:value-type="float">
            <text:p>0.221503645505539</text:p>
          </table:table-cell>
          <table:table-cell table:style-name="ce4" table:formula="of:=[$redistribution_low.K23]" office:value-type="float" office:value="0.256927516528114" calcext:value-type="float">
            <text:p>0.256927516528114</text:p>
          </table:table-cell>
          <table:table-cell table:style-name="ce4" table:formula="of:=[$redistribution_low.L23]" office:value-type="float" office:value="0.23216863154906" calcext:value-type="float">
            <text:p>0.23216863154906</text:p>
          </table:table-cell>
          <table:table-cell table:style-name="ce4" table:formula="of:=[$redistribution_low.M23]" office:value-type="float" office:value="0.240365325562078" calcext:value-type="float">
            <text:p>0.240365325562078</text:p>
          </table:table-cell>
          <table:table-cell table:number-columns-repeated="47"/>
        </table:table-row>
        <table:table-row table:style-name="ro1">
          <table:table-cell table:style-name="ce4" table:formula="of:=[.A27]+1" office:value-type="float" office:value="71" calcext:value-type="float">
            <text:p>71</text:p>
          </table:table-cell>
          <table:table-cell table:style-name="ce4" table:formula="of:=[$Redistribution_high.J24]" office:value-type="float" office:value="0.217608991067281" calcext:value-type="float">
            <text:p>0.217608991067281</text:p>
          </table:table-cell>
          <table:table-cell table:style-name="ce4" table:formula="of:=[$Redistribution_high.K24]" office:value-type="float" office:value="0.254233730927975" calcext:value-type="float">
            <text:p>0.254233730927975</text:p>
          </table:table-cell>
          <table:table-cell table:style-name="ce4" table:formula="of:=[$Redistribution_high.L24]" office:value-type="float" office:value="0.228171847187271" calcext:value-type="float">
            <text:p>0.228171847187271</text:p>
          </table:table-cell>
          <table:table-cell table:style-name="ce4" table:formula="of:=[$Redistribution_high.M24]" office:value-type="float" office:value="0.23751742043996" calcext:value-type="float">
            <text:p>0.23751742043996</text:p>
          </table:table-cell>
          <table:table-cell/>
          <table:table-cell table:style-name="ce4"/>
          <table:table-cell table:style-name="ce4" table:formula="of:=[$Redistribution_central.J24]" office:value-type="float" office:value="0.217921312892688" calcext:value-type="float">
            <text:p>0.217921312892688</text:p>
          </table:table-cell>
          <table:table-cell table:style-name="ce4" table:formula="of:=[$Redistribution_central.K24]" office:value-type="float" office:value="0.254738408186961" calcext:value-type="float">
            <text:p>0.254738408186961</text:p>
          </table:table-cell>
          <table:table-cell table:style-name="ce4" table:formula="of:=[$Redistribution_central.L24]" office:value-type="float" office:value="0.228505032412116" calcext:value-type="float">
            <text:p>0.228505032412116</text:p>
          </table:table-cell>
          <table:table-cell table:style-name="ce4" table:formula="of:=[$Redistribution_central.M24]" office:value-type="float" office:value="0.237966784651562" calcext:value-type="float">
            <text:p>0.237966784651562</text:p>
          </table:table-cell>
          <table:table-cell table:number-columns-repeated="2"/>
          <table:table-cell table:style-name="ce4" table:formula="of:=[$redistribution_low.J24]" office:value-type="float" office:value="0.217608990493196" calcext:value-type="float">
            <text:p>0.217608990493196</text:p>
          </table:table-cell>
          <table:table-cell table:style-name="ce4" table:formula="of:=[$redistribution_low.K24]" office:value-type="float" office:value="0.254233730927975" calcext:value-type="float">
            <text:p>0.254233730927975</text:p>
          </table:table-cell>
          <table:table-cell table:style-name="ce4" table:formula="of:=[$redistribution_low.L24]" office:value-type="float" office:value="0.228171846593333" calcext:value-type="float">
            <text:p>0.228171846593333</text:p>
          </table:table-cell>
          <table:table-cell table:style-name="ce4" table:formula="of:=[$redistribution_low.M24]" office:value-type="float" office:value="0.23751742043996" calcext:value-type="float">
            <text:p>0.23751742043996</text:p>
          </table:table-cell>
          <table:table-cell table:number-columns-repeated="47"/>
        </table:table-row>
        <table:table-row table:style-name="ro1">
          <table:table-cell table:style-name="ce4" table:formula="of:=[.A28]+1" office:value-type="float" office:value="72" calcext:value-type="float">
            <text:p>72</text:p>
          </table:table-cell>
          <table:table-cell table:style-name="ce4" table:formula="of:=[$Redistribution_high.J25]" office:value-type="float" office:value="0.221546317497909" calcext:value-type="float">
            <text:p>0.221546317497909</text:p>
          </table:table-cell>
          <table:table-cell table:style-name="ce4" table:formula="of:=[$Redistribution_high.K25]" office:value-type="float" office:value="0.255119159700522" calcext:value-type="float">
            <text:p>0.255119159700522</text:p>
          </table:table-cell>
          <table:table-cell table:style-name="ce4" table:formula="of:=[$Redistribution_high.L25]" office:value-type="float" office:value="0.232122902633125" calcext:value-type="float">
            <text:p>0.232122902633125</text:p>
          </table:table-cell>
          <table:table-cell table:style-name="ce4" table:formula="of:=[$Redistribution_high.M25]" office:value-type="float" office:value="0.238677514111478" calcext:value-type="float">
            <text:p>0.238677514111478</text:p>
          </table:table-cell>
          <table:table-cell/>
          <table:table-cell table:style-name="ce4"/>
          <table:table-cell table:style-name="ce4" table:formula="of:=[$Redistribution_central.J25]" office:value-type="float" office:value="0.224280153372471" calcext:value-type="float">
            <text:p>0.224280153372471</text:p>
          </table:table-cell>
          <table:table-cell table:style-name="ce4" table:formula="of:=[$Redistribution_central.K25]" office:value-type="float" office:value="0.259402609408662" calcext:value-type="float">
            <text:p>0.259402609408662</text:p>
          </table:table-cell>
          <table:table-cell table:style-name="ce4" table:formula="of:=[$Redistribution_central.L25]" office:value-type="float" office:value="0.234831099030648" calcext:value-type="float">
            <text:p>0.234831099030648</text:p>
          </table:table-cell>
          <table:table-cell table:style-name="ce4" table:formula="of:=[$Redistribution_central.M25]" office:value-type="float" office:value="0.242979693565642" calcext:value-type="float">
            <text:p>0.242979693565642</text:p>
          </table:table-cell>
          <table:table-cell table:number-columns-repeated="2"/>
          <table:table-cell table:style-name="ce4" table:formula="of:=[$redistribution_low.J25]" office:value-type="float" office:value="0.21905342826532" calcext:value-type="float">
            <text:p>0.21905342826532</text:p>
          </table:table-cell>
          <table:table-cell table:style-name="ce4" table:formula="of:=[$redistribution_low.K25]" office:value-type="float" office:value="0.25762845836862" calcext:value-type="float">
            <text:p>0.25762845836862</text:p>
          </table:table-cell>
          <table:table-cell table:style-name="ce4" table:formula="of:=[$redistribution_low.L25]" office:value-type="float" office:value="0.229288431316511" calcext:value-type="float">
            <text:p>0.229288431316511</text:p>
          </table:table-cell>
          <table:table-cell table:style-name="ce4" table:formula="of:=[$redistribution_low.M25]" office:value-type="float" office:value="0.241454361875334" calcext:value-type="float">
            <text:p>0.241454361875334</text:p>
          </table:table-cell>
          <table:table-cell table:number-columns-repeated="47"/>
        </table:table-row>
        <table:table-row table:style-name="ro1">
          <table:table-cell table:style-name="ce4" table:formula="of:=[.A29]+1" office:value-type="float" office:value="73" calcext:value-type="float">
            <text:p>73</text:p>
          </table:table-cell>
          <table:table-cell table:style-name="ce4" table:formula="of:=[$Redistribution_high.J26]" office:value-type="float" office:value="0.224923567362481" calcext:value-type="float">
            <text:p>0.224923567362481</text:p>
          </table:table-cell>
          <table:table-cell table:style-name="ce4" table:formula="of:=[$Redistribution_high.K26]" office:value-type="float" office:value="0.274270793603955" calcext:value-type="float">
            <text:p>0.274270793603955</text:p>
          </table:table-cell>
          <table:table-cell table:style-name="ce4" table:formula="of:=[$Redistribution_high.L26]" office:value-type="float" office:value="0.23762511694608" calcext:value-type="float">
            <text:p>0.23762511694608</text:p>
          </table:table-cell>
          <table:table-cell table:style-name="ce4" table:formula="of:=[$Redistribution_high.M26]" office:value-type="float" office:value="0.254056986836099" calcext:value-type="float">
            <text:p>0.254056986836099</text:p>
          </table:table-cell>
          <table:table-cell/>
          <table:table-cell table:style-name="ce4"/>
          <table:table-cell table:style-name="ce4" table:formula="of:=[$Redistribution_central.J26]" office:value-type="float" office:value="0.223127345914571" calcext:value-type="float">
            <text:p>0.223127345914571</text:p>
          </table:table-cell>
          <table:table-cell table:style-name="ce4" table:formula="of:=[$Redistribution_central.K26]" office:value-type="float" office:value="0.269880414330047" calcext:value-type="float">
            <text:p>0.269880414330047</text:p>
          </table:table-cell>
          <table:table-cell table:style-name="ce4" table:formula="of:=[$Redistribution_central.L26]" office:value-type="float" office:value="0.235573210266486" calcext:value-type="float">
            <text:p>0.235573210266486</text:p>
          </table:table-cell>
          <table:table-cell table:style-name="ce4" table:formula="of:=[$Redistribution_central.M26]" office:value-type="float" office:value="0.250253887058777" calcext:value-type="float">
            <text:p>0.250253887058777</text:p>
          </table:table-cell>
          <table:table-cell table:number-columns-repeated="2"/>
          <table:table-cell table:style-name="ce4" table:formula="of:=[$redistribution_low.J26]" office:value-type="float" office:value="0.225699074704251" calcext:value-type="float">
            <text:p>0.225699074704251</text:p>
          </table:table-cell>
          <table:table-cell table:style-name="ce4" table:formula="of:=[$redistribution_low.K26]" office:value-type="float" office:value="0.274438459257221" calcext:value-type="float">
            <text:p>0.274438459257221</text:p>
          </table:table-cell>
          <table:table-cell table:style-name="ce4" table:formula="of:=[$redistribution_low.L26]" office:value-type="float" office:value="0.238090634580162" calcext:value-type="float">
            <text:p>0.238090634580162</text:p>
          </table:table-cell>
          <table:table-cell table:style-name="ce4" table:formula="of:=[$redistribution_low.M26]" office:value-type="float" office:value="0.254833997498471" calcext:value-type="float">
            <text:p>0.254833997498471</text:p>
          </table:table-cell>
          <table:table-cell table:number-columns-repeated="47"/>
        </table:table-row>
        <table:table-row table:style-name="ro1">
          <table:table-cell table:style-name="ce4" table:formula="of:=[.A30]+1" office:value-type="float" office:value="74" calcext:value-type="float">
            <text:p>74</text:p>
          </table:table-cell>
          <table:table-cell table:style-name="ce4" table:formula="of:=[$Redistribution_high.J27]" office:value-type="float" office:value="0.219000307863012" calcext:value-type="float">
            <text:p>0.219000307863012</text:p>
          </table:table-cell>
          <table:table-cell table:style-name="ce4" table:formula="of:=[$Redistribution_high.K27]" office:value-type="float" office:value="0.25078021727671" calcext:value-type="float">
            <text:p>0.25078021727671</text:p>
          </table:table-cell>
          <table:table-cell table:style-name="ce4" table:formula="of:=[$Redistribution_high.L27]" office:value-type="float" office:value="0.229764345126552" calcext:value-type="float">
            <text:p>0.229764345126552</text:p>
          </table:table-cell>
          <table:table-cell table:style-name="ce4" table:formula="of:=[$Redistribution_high.M27]" office:value-type="float" office:value="0.234269840289689" calcext:value-type="float">
            <text:p>0.234269840289689</text:p>
          </table:table-cell>
          <table:table-cell/>
          <table:table-cell table:style-name="ce4"/>
          <table:table-cell table:style-name="ce4" table:formula="of:=[$Redistribution_central.J27]" office:value-type="float" office:value="0.221215374063332" calcext:value-type="float">
            <text:p>0.221215374063332</text:p>
          </table:table-cell>
          <table:table-cell table:style-name="ce4" table:formula="of:=[$Redistribution_central.K27]" office:value-type="float" office:value="0.25739506680564" calcext:value-type="float">
            <text:p>0.25739506680564</text:p>
          </table:table-cell>
          <table:table-cell table:style-name="ce4" table:formula="of:=[$Redistribution_central.L27]" office:value-type="float" office:value="0.232061589784627" calcext:value-type="float">
            <text:p>0.232061589784627</text:p>
          </table:table-cell>
          <table:table-cell table:style-name="ce4" table:formula="of:=[$Redistribution_central.M27]" office:value-type="float" office:value="0.240496029703687" calcext:value-type="float">
            <text:p>0.240496029703687</text:p>
          </table:table-cell>
          <table:table-cell table:number-columns-repeated="2"/>
          <table:table-cell table:style-name="ce4" table:formula="of:=[$redistribution_low.J27]" office:value-type="float" office:value="0.221067652202859" calcext:value-type="float">
            <text:p>0.221067652202859</text:p>
          </table:table-cell>
          <table:table-cell table:style-name="ce4" table:formula="of:=[$redistribution_low.K27]" office:value-type="float" office:value="0.257671508033217" calcext:value-type="float">
            <text:p>0.257671508033217</text:p>
          </table:table-cell>
          <table:table-cell table:style-name="ce4" table:formula="of:=[$redistribution_low.L27]" office:value-type="float" office:value="0.231883285988751" calcext:value-type="float">
            <text:p>0.231883285988751</text:p>
          </table:table-cell>
          <table:table-cell table:style-name="ce4" table:formula="of:=[$redistribution_low.M27]" office:value-type="float" office:value="0.240804498523561" calcext:value-type="float">
            <text:p>0.240804498523561</text:p>
          </table:table-cell>
          <table:table-cell table:number-columns-repeated="47"/>
        </table:table-row>
        <table:table-row table:style-name="ro1">
          <table:table-cell table:style-name="ce4" table:formula="of:=[.A31]+1" office:value-type="float" office:value="75" calcext:value-type="float">
            <text:p>75</text:p>
          </table:table-cell>
          <table:table-cell table:style-name="ce4" table:formula="of:=[$Redistribution_high.J28]" office:value-type="float" office:value="0.222526403016781" calcext:value-type="float">
            <text:p>0.222526403016781</text:p>
          </table:table-cell>
          <table:table-cell table:style-name="ce4" table:formula="of:=[$Redistribution_high.K28]" office:value-type="float" office:value="0.260213532007216" calcext:value-type="float">
            <text:p>0.260213532007216</text:p>
          </table:table-cell>
          <table:table-cell table:style-name="ce4" table:formula="of:=[$Redistribution_high.L28]" office:value-type="float" office:value="0.231917673227476" calcext:value-type="float">
            <text:p>0.231917673227476</text:p>
          </table:table-cell>
          <table:table-cell table:style-name="ce4" table:formula="of:=[$Redistribution_high.M28]" office:value-type="float" office:value="0.245693800472712" calcext:value-type="float">
            <text:p>0.245693800472712</text:p>
          </table:table-cell>
          <table:table-cell/>
          <table:table-cell table:style-name="ce4"/>
          <table:table-cell table:style-name="ce4" table:formula="of:=[$Redistribution_central.J28]" office:value-type="float" office:value="0.22185809807628" calcext:value-type="float">
            <text:p>0.22185809807628</text:p>
          </table:table-cell>
          <table:table-cell table:style-name="ce4" table:formula="of:=[$Redistribution_central.K28]" office:value-type="float" office:value="0.258951277955521" calcext:value-type="float">
            <text:p>0.258951277955521</text:p>
          </table:table-cell>
          <table:table-cell table:style-name="ce4" table:formula="of:=[$Redistribution_central.L28]" office:value-type="float" office:value="0.231204846815404" calcext:value-type="float">
            <text:p>0.231204846815404</text:p>
          </table:table-cell>
          <table:table-cell table:style-name="ce4" table:formula="of:=[$Redistribution_central.M28]" office:value-type="float" office:value="0.244522911276908" calcext:value-type="float">
            <text:p>0.244522911276908</text:p>
          </table:table-cell>
          <table:table-cell table:number-columns-repeated="2"/>
          <table:table-cell table:style-name="ce4" table:formula="of:=[$redistribution_low.J28]" office:value-type="float" office:value="0.222626208816074" calcext:value-type="float">
            <text:p>0.222626208816074</text:p>
          </table:table-cell>
          <table:table-cell table:style-name="ce4" table:formula="of:=[$redistribution_low.K28]" office:value-type="float" office:value="0.260199489576992" calcext:value-type="float">
            <text:p>0.260199489576992</text:p>
          </table:table-cell>
          <table:table-cell table:style-name="ce4" table:formula="of:=[$redistribution_low.L28]" office:value-type="float" office:value="0.23197453954609" calcext:value-type="float">
            <text:p>0.23197453954609</text:p>
          </table:table-cell>
          <table:table-cell table:style-name="ce4" table:formula="of:=[$redistribution_low.M28]" office:value-type="float" office:value="0.245761471281988" calcext:value-type="float">
            <text:p>0.245761471281988</text:p>
          </table:table-cell>
          <table:table-cell table:number-columns-repeated="47"/>
        </table:table-row>
        <table:table-row table:style-name="ro1">
          <table:table-cell table:style-name="ce4" table:formula="of:=[.A32]+1" office:value-type="float" office:value="76" calcext:value-type="float">
            <text:p>76</text:p>
          </table:table-cell>
          <table:table-cell table:style-name="ce4" table:formula="of:=[$Redistribution_high.J29]" office:value-type="float" office:value="0.220182963790641" calcext:value-type="float">
            <text:p>0.220182963790641</text:p>
          </table:table-cell>
          <table:table-cell table:style-name="ce4" table:formula="of:=[$Redistribution_high.K29]" office:value-type="float" office:value="0.255253081511965" calcext:value-type="float">
            <text:p>0.255253081511965</text:p>
          </table:table-cell>
          <table:table-cell table:style-name="ce4" table:formula="of:=[$Redistribution_high.L29]" office:value-type="float" office:value="0.231044986709525" calcext:value-type="float">
            <text:p>0.231044986709525</text:p>
          </table:table-cell>
          <table:table-cell table:style-name="ce4" table:formula="of:=[$Redistribution_high.M29]" office:value-type="float" office:value="0.23829887538177" calcext:value-type="float">
            <text:p>0.23829887538177</text:p>
          </table:table-cell>
          <table:table-cell/>
          <table:table-cell table:style-name="ce4"/>
          <table:table-cell table:style-name="ce4" table:formula="of:=[$Redistribution_central.J29]" office:value-type="float" office:value="0.219715314938609" calcext:value-type="float">
            <text:p>0.219715314938609</text:p>
          </table:table-cell>
          <table:table-cell table:style-name="ce4" table:formula="of:=[$Redistribution_central.K29]" office:value-type="float" office:value="0.255138423043077" calcext:value-type="float">
            <text:p>0.255138423043077</text:p>
          </table:table-cell>
          <table:table-cell table:style-name="ce4" table:formula="of:=[$Redistribution_central.L29]" office:value-type="float" office:value="0.230532371157573" calcext:value-type="float">
            <text:p>0.230532371157573</text:p>
          </table:table-cell>
          <table:table-cell table:style-name="ce4" table:formula="of:=[$Redistribution_central.M29]" office:value-type="float" office:value="0.238221701952117" calcext:value-type="float">
            <text:p>0.238221701952117</text:p>
          </table:table-cell>
          <table:table-cell table:number-columns-repeated="2"/>
          <table:table-cell table:style-name="ce4" table:formula="of:=[$redistribution_low.J29]" office:value-type="float" office:value="0.22114492420214" calcext:value-type="float">
            <text:p>0.22114492420214</text:p>
          </table:table-cell>
          <table:table-cell table:style-name="ce4" table:formula="of:=[$redistribution_low.K29]" office:value-type="float" office:value="0.256453147579322" calcext:value-type="float">
            <text:p>0.256453147579322</text:p>
          </table:table-cell>
          <table:table-cell table:style-name="ce4" table:formula="of:=[$redistribution_low.L29]" office:value-type="float" office:value="0.23205877552019" calcext:value-type="float">
            <text:p>0.23205877552019</text:p>
          </table:table-cell>
          <table:table-cell table:style-name="ce4" table:formula="of:=[$redistribution_low.M29]" office:value-type="float" office:value="0.239421315255699" calcext:value-type="float">
            <text:p>0.239421315255699</text:p>
          </table:table-cell>
          <table:table-cell table:number-columns-repeated="47"/>
        </table:table-row>
        <table:table-row table:style-name="ro1">
          <table:table-cell table:style-name="ce4" table:formula="of:=[.A33]+1" office:value-type="float" office:value="77" calcext:value-type="float">
            <text:p>77</text:p>
          </table:table-cell>
          <table:table-cell table:style-name="ce4" table:formula="of:=[$Redistribution_high.J30]" office:value-type="float" office:value="0.21867580836448" calcext:value-type="float">
            <text:p>0.21867580836448</text:p>
          </table:table-cell>
          <table:table-cell table:style-name="ce4" table:formula="of:=[$Redistribution_high.K30]" office:value-type="float" office:value="0.262163465535783" calcext:value-type="float">
            <text:p>0.262163465535783</text:p>
          </table:table-cell>
          <table:table-cell table:style-name="ce4" table:formula="of:=[$Redistribution_high.L30]" office:value-type="float" office:value="0.231566561848468" calcext:value-type="float">
            <text:p>0.231566561848468</text:p>
          </table:table-cell>
          <table:table-cell table:style-name="ce4" table:formula="of:=[$Redistribution_high.M30]" office:value-type="float" office:value="0.241963140817384" calcext:value-type="float">
            <text:p>0.241963140817384</text:p>
          </table:table-cell>
          <table:table-cell/>
          <table:table-cell table:style-name="ce4"/>
          <table:table-cell table:style-name="ce4" table:formula="of:=[$Redistribution_central.J30]" office:value-type="float" office:value="0.220028124841405" calcext:value-type="float">
            <text:p>0.220028124841405</text:p>
          </table:table-cell>
          <table:table-cell table:style-name="ce4" table:formula="of:=[$Redistribution_central.K30]" office:value-type="float" office:value="0.26351317604498" calcext:value-type="float">
            <text:p>0.26351317604498</text:p>
          </table:table-cell>
          <table:table-cell table:style-name="ce4" table:formula="of:=[$Redistribution_central.L30]" office:value-type="float" office:value="0.232967516662265" calcext:value-type="float">
            <text:p>0.232967516662265</text:p>
          </table:table-cell>
          <table:table-cell table:style-name="ce4" table:formula="of:=[$Redistribution_central.M30]" office:value-type="float" office:value="0.243252187261593" calcext:value-type="float">
            <text:p>0.243252187261593</text:p>
          </table:table-cell>
          <table:table-cell table:number-columns-repeated="2"/>
          <table:table-cell table:style-name="ce4" table:formula="of:=[$redistribution_low.J30]" office:value-type="float" office:value="0.21942620463344" calcext:value-type="float">
            <text:p>0.21942620463344</text:p>
          </table:table-cell>
          <table:table-cell table:style-name="ce4" table:formula="of:=[$redistribution_low.K30]" office:value-type="float" office:value="0.263622803730695" calcext:value-type="float">
            <text:p>0.263622803730695</text:p>
          </table:table-cell>
          <table:table-cell table:style-name="ce4" table:formula="of:=[$redistribution_low.L30]" office:value-type="float" office:value="0.232278470752651" calcext:value-type="float">
            <text:p>0.232278470752651</text:p>
          </table:table-cell>
          <table:table-cell table:style-name="ce4" table:formula="of:=[$redistribution_low.M30]" office:value-type="float" office:value="0.243427753743602" calcext:value-type="float">
            <text:p>0.243427753743602</text:p>
          </table:table-cell>
          <table:table-cell table:number-columns-repeated="47"/>
        </table:table-row>
        <table:table-row table:style-name="ro1">
          <table:table-cell table:style-name="ce4" table:formula="of:=[.A34]+1" office:value-type="float" office:value="78" calcext:value-type="float">
            <text:p>78</text:p>
          </table:table-cell>
          <table:table-cell table:style-name="ce4" table:formula="of:=[$Redistribution_high.J31]" office:value-type="float" office:value="0.226515478795774" calcext:value-type="float">
            <text:p>0.226515478795774</text:p>
          </table:table-cell>
          <table:table-cell table:style-name="ce4" table:formula="of:=[$Redistribution_high.K31]" office:value-type="float" office:value="0.258002023884506" calcext:value-type="float">
            <text:p>0.258002023884506</text:p>
          </table:table-cell>
          <table:table-cell table:style-name="ce4" table:formula="of:=[$Redistribution_high.L31]" office:value-type="float" office:value="0.237598463201986" calcext:value-type="float">
            <text:p>0.237598463201986</text:p>
          </table:table-cell>
          <table:table-cell table:style-name="ce4" table:formula="of:=[$Redistribution_high.M31]" office:value-type="float" office:value="0.240826892833125" calcext:value-type="float">
            <text:p>0.240826892833125</text:p>
          </table:table-cell>
          <table:table-cell/>
          <table:table-cell table:style-name="ce4"/>
          <table:table-cell table:style-name="ce4" table:formula="of:=[$Redistribution_central.J31]" office:value-type="float" office:value="0.224723409299576" calcext:value-type="float">
            <text:p>0.224723409299576</text:p>
          </table:table-cell>
          <table:table-cell table:style-name="ce4" table:formula="of:=[$Redistribution_central.K31]" office:value-type="float" office:value="0.256315182434959" calcext:value-type="float">
            <text:p>0.256315182434959</text:p>
          </table:table-cell>
          <table:table-cell table:style-name="ce4" table:formula="of:=[$Redistribution_central.L31]" office:value-type="float" office:value="0.235796870256193" calcext:value-type="float">
            <text:p>0.235796870256193</text:p>
          </table:table-cell>
          <table:table-cell table:style-name="ce4" table:formula="of:=[$Redistribution_central.M31]" office:value-type="float" office:value="0.239123111335912" calcext:value-type="float">
            <text:p>0.239123111335912</text:p>
          </table:table-cell>
          <table:table-cell table:number-columns-repeated="2"/>
          <table:table-cell table:style-name="ce4" table:formula="of:=[$redistribution_low.J31]" office:value-type="float" office:value="0.225048862964973" calcext:value-type="float">
            <text:p>0.225048862964973</text:p>
          </table:table-cell>
          <table:table-cell table:style-name="ce4" table:formula="of:=[$redistribution_low.K31]" office:value-type="float" office:value="0.25724897522103" calcext:value-type="float">
            <text:p>0.25724897522103</text:p>
          </table:table-cell>
          <table:table-cell table:style-name="ce4" table:formula="of:=[$redistribution_low.L31]" office:value-type="float" office:value="0.236103350804494" calcext:value-type="float">
            <text:p>0.236103350804494</text:p>
          </table:table-cell>
          <table:table-cell table:style-name="ce4" table:formula="of:=[$redistribution_low.M31]" office:value-type="float" office:value="0.240063944931924" calcext:value-type="float">
            <text:p>0.240063944931924</text:p>
          </table:table-cell>
          <table:table-cell table:number-columns-repeated="47"/>
        </table:table-row>
        <table:table-row table:style-name="ro1">
          <table:table-cell table:style-name="ce4" table:formula="of:=[.A35]+1" office:value-type="float" office:value="79" calcext:value-type="float">
            <text:p>79</text:p>
          </table:table-cell>
          <table:table-cell table:style-name="ce4" table:formula="of:=[$Redistribution_high.J32]" office:value-type="float" office:value="0.234425540166454" calcext:value-type="float">
            <text:p>0.234425540166454</text:p>
          </table:table-cell>
          <table:table-cell table:style-name="ce4" table:formula="of:=[$Redistribution_high.K32]" office:value-type="float" office:value="0.272962869839508" calcext:value-type="float">
            <text:p>0.272962869839508</text:p>
          </table:table-cell>
          <table:table-cell table:style-name="ce4" table:formula="of:=[$Redistribution_high.L32]" office:value-type="float" office:value="0.2449929531521" calcext:value-type="float">
            <text:p>0.2449929531521</text:p>
          </table:table-cell>
          <table:table-cell table:style-name="ce4" table:formula="of:=[$Redistribution_high.M32]" office:value-type="float" office:value="0.256414842175827" calcext:value-type="float">
            <text:p>0.256414842175827</text:p>
          </table:table-cell>
          <table:table-cell/>
          <table:table-cell table:style-name="ce4"/>
          <table:table-cell table:style-name="ce4" table:formula="of:=[$Redistribution_central.J32]" office:value-type="float" office:value="0.23021245868397" calcext:value-type="float">
            <text:p>0.23021245868397</text:p>
          </table:table-cell>
          <table:table-cell table:style-name="ce4" table:formula="of:=[$Redistribution_central.K32]" office:value-type="float" office:value="0.270460693721614" calcext:value-type="float">
            <text:p>0.270460693721614</text:p>
          </table:table-cell>
          <table:table-cell table:style-name="ce4" table:formula="of:=[$Redistribution_central.L32]" office:value-type="float" office:value="0.240645455735343" calcext:value-type="float">
            <text:p>0.240645455735343</text:p>
          </table:table-cell>
          <table:table-cell table:style-name="ce4" table:formula="of:=[$Redistribution_central.M32]" office:value-type="float" office:value="0.253978985262591" calcext:value-type="float">
            <text:p>0.253978985262591</text:p>
          </table:table-cell>
          <table:table-cell table:number-columns-repeated="2"/>
          <table:table-cell table:style-name="ce4" table:formula="of:=[$redistribution_low.J32]" office:value-type="float" office:value="0.232876217766309" calcext:value-type="float">
            <text:p>0.232876217766309</text:p>
          </table:table-cell>
          <table:table-cell table:style-name="ce4" table:formula="of:=[$redistribution_low.K32]" office:value-type="float" office:value="0.274721103521947" calcext:value-type="float">
            <text:p>0.274721103521947</text:p>
          </table:table-cell>
          <table:table-cell table:style-name="ce4" table:formula="of:=[$redistribution_low.L32]" office:value-type="float" office:value="0.243392927137205" calcext:value-type="float">
            <text:p>0.243392927137205</text:p>
          </table:table-cell>
          <table:table-cell table:style-name="ce4" table:formula="of:=[$redistribution_low.M32]" office:value-type="float" office:value="0.258044882212839" calcext:value-type="float">
            <text:p>0.258044882212839</text:p>
          </table:table-cell>
          <table:table-cell table:number-columns-repeated="47"/>
        </table:table-row>
        <table:table-row table:style-name="ro1">
          <table:table-cell table:style-name="ce4" table:formula="of:=[.A36]+1" office:value-type="float" office:value="80" calcext:value-type="float">
            <text:p>80</text:p>
          </table:table-cell>
          <table:table-cell table:style-name="ce4" table:formula="of:=[$Redistribution_high.J33]" office:value-type="float" office:value="0.222308321770371" calcext:value-type="float">
            <text:p>0.222308321770371</text:p>
          </table:table-cell>
          <table:table-cell table:style-name="ce4" table:formula="of:=[$Redistribution_high.K33]" office:value-type="float" office:value="0.252056147335574" calcext:value-type="float">
            <text:p>0.252056147335574</text:p>
          </table:table-cell>
          <table:table-cell table:style-name="ce4" table:formula="of:=[$Redistribution_high.L33]" office:value-type="float" office:value="0.232937345570269" calcext:value-type="float">
            <text:p>0.232937345570269</text:p>
          </table:table-cell>
          <table:table-cell table:style-name="ce4" table:formula="of:=[$Redistribution_high.M33]" office:value-type="float" office:value="0.235679415163912" calcext:value-type="float">
            <text:p>0.235679415163912</text:p>
          </table:table-cell>
          <table:table-cell/>
          <table:table-cell table:style-name="ce4"/>
          <table:table-cell table:style-name="ce4" table:formula="of:=[$Redistribution_central.J33]" office:value-type="float" office:value="0.22356279813312" calcext:value-type="float">
            <text:p>0.22356279813312</text:p>
          </table:table-cell>
          <table:table-cell table:style-name="ce4" table:formula="of:=[$Redistribution_central.K33]" office:value-type="float" office:value="0.255622301324429" calcext:value-type="float">
            <text:p>0.255622301324429</text:p>
          </table:table-cell>
          <table:table-cell table:style-name="ce4" table:formula="of:=[$Redistribution_central.L33]" office:value-type="float" office:value="0.234210569647486" calcext:value-type="float">
            <text:p>0.234210569647486</text:p>
          </table:table-cell>
          <table:table-cell table:style-name="ce4" table:formula="of:=[$Redistribution_central.M33]" office:value-type="float" office:value="0.239071170536587" calcext:value-type="float">
            <text:p>0.239071170536587</text:p>
          </table:table-cell>
          <table:table-cell table:number-columns-repeated="2"/>
          <table:table-cell table:style-name="ce4" table:formula="of:=[$redistribution_low.J33]" office:value-type="float" office:value="0.224124218843005" calcext:value-type="float">
            <text:p>0.224124218843005</text:p>
          </table:table-cell>
          <table:table-cell table:style-name="ce4" table:formula="of:=[$redistribution_low.K33]" office:value-type="float" office:value="0.255295011631856" calcext:value-type="float">
            <text:p>0.255295011631856</text:p>
          </table:table-cell>
          <table:table-cell table:style-name="ce4" table:formula="of:=[$redistribution_low.L33]" office:value-type="float" office:value="0.234995751228324" calcext:value-type="float">
            <text:p>0.234995751228324</text:p>
          </table:table-cell>
          <table:table-cell table:style-name="ce4" table:formula="of:=[$redistribution_low.M33]" office:value-type="float" office:value="0.238399781296866" calcext:value-type="float">
            <text:p>0.238399781296866</text:p>
          </table:table-cell>
          <table:table-cell table:number-columns-repeated="47"/>
        </table:table-row>
        <table:table-row table:style-name="ro1">
          <table:table-cell table:style-name="ce4" table:formula="of:=[.A37]+1" office:value-type="float" office:value="81" calcext:value-type="float">
            <text:p>81</text:p>
          </table:table-cell>
          <table:table-cell table:style-name="ce4" table:formula="of:=[$Redistribution_high.J34]" office:value-type="float" office:value="0.220998359460053" calcext:value-type="float">
            <text:p>0.220998359460053</text:p>
          </table:table-cell>
          <table:table-cell table:style-name="ce4" table:formula="of:=[$Redistribution_high.K34]" office:value-type="float" office:value="0.256950479178109" calcext:value-type="float">
            <text:p>0.256950479178109</text:p>
          </table:table-cell>
          <table:table-cell table:style-name="ce4" table:formula="of:=[$Redistribution_high.L34]" office:value-type="float" office:value="0.233787249513824" calcext:value-type="float">
            <text:p>0.233787249513824</text:p>
          </table:table-cell>
          <table:table-cell table:style-name="ce4" table:formula="of:=[$Redistribution_high.M34]" office:value-type="float" office:value="0.237212013881633" calcext:value-type="float">
            <text:p>0.237212013881633</text:p>
          </table:table-cell>
          <table:table-cell/>
          <table:table-cell table:style-name="ce4"/>
          <table:table-cell table:style-name="ce4" table:formula="of:=[$Redistribution_central.J34]" office:value-type="float" office:value="0.221536698281653" calcext:value-type="float">
            <text:p>0.221536698281653</text:p>
          </table:table-cell>
          <table:table-cell table:style-name="ce4" table:formula="of:=[$Redistribution_central.K34]" office:value-type="float" office:value="0.259063051522749" calcext:value-type="float">
            <text:p>0.259063051522749</text:p>
          </table:table-cell>
          <table:table-cell table:style-name="ce4" table:formula="of:=[$Redistribution_central.L34]" office:value-type="float" office:value="0.233833029476626" calcext:value-type="float">
            <text:p>0.233833029476626</text:p>
          </table:table-cell>
          <table:table-cell table:style-name="ce4" table:formula="of:=[$Redistribution_central.M34]" office:value-type="float" office:value="0.239981604972588" calcext:value-type="float">
            <text:p>0.239981604972588</text:p>
          </table:table-cell>
          <table:table-cell table:number-columns-repeated="2"/>
          <table:table-cell table:style-name="ce4" table:formula="of:=[$redistribution_low.J34]" office:value-type="float" office:value="0.220073434868903" calcext:value-type="float">
            <text:p>0.220073434868903</text:p>
          </table:table-cell>
          <table:table-cell table:style-name="ce4" table:formula="of:=[$redistribution_low.K34]" office:value-type="float" office:value="0.258681049860036" calcext:value-type="float">
            <text:p>0.258681049860036</text:p>
          </table:table-cell>
          <table:table-cell table:style-name="ce4" table:formula="of:=[$redistribution_low.L34]" office:value-type="float" office:value="0.232469863820881" calcext:value-type="float">
            <text:p>0.232469863820881</text:p>
          </table:table-cell>
          <table:table-cell table:style-name="ce4" table:formula="of:=[$redistribution_low.M34]" office:value-type="float" office:value="0.239320025795195" calcext:value-type="float">
            <text:p>0.239320025795195</text:p>
          </table:table-cell>
          <table:table-cell table:number-columns-repeated="47"/>
        </table:table-row>
        <table:table-row table:style-name="ro1">
          <table:table-cell table:style-name="ce4" table:formula="of:=[.A38]+1" office:value-type="float" office:value="82" calcext:value-type="float">
            <text:p>82</text:p>
          </table:table-cell>
          <table:table-cell table:style-name="ce4" table:formula="of:=[$Redistribution_high.J35]" office:value-type="float" office:value="0.22238757636514" calcext:value-type="float">
            <text:p>0.22238757636514</text:p>
          </table:table-cell>
          <table:table-cell table:style-name="ce4" table:formula="of:=[$Redistribution_high.K35]" office:value-type="float" office:value="0.251187736697451" calcext:value-type="float">
            <text:p>0.251187736697451</text:p>
          </table:table-cell>
          <table:table-cell table:style-name="ce4" table:formula="of:=[$Redistribution_high.L35]" office:value-type="float" office:value="0.233270491144537" calcext:value-type="float">
            <text:p>0.233270491144537</text:p>
          </table:table-cell>
          <table:table-cell table:style-name="ce4" table:formula="of:=[$Redistribution_high.M35]" office:value-type="float" office:value="0.234284012218673" calcext:value-type="float">
            <text:p>0.234284012218673</text:p>
          </table:table-cell>
          <table:table-cell/>
          <table:table-cell table:style-name="ce4"/>
          <table:table-cell table:style-name="ce4" table:formula="of:=[$Redistribution_central.J35]" office:value-type="float" office:value="0.218168073142969" calcext:value-type="float">
            <text:p>0.218168073142969</text:p>
          </table:table-cell>
          <table:table-cell table:style-name="ce4" table:formula="of:=[$Redistribution_central.K35]" office:value-type="float" office:value="0.246027599973056" calcext:value-type="float">
            <text:p>0.246027599973056</text:p>
          </table:table-cell>
          <table:table-cell table:style-name="ce4" table:formula="of:=[$Redistribution_central.L35]" office:value-type="float" office:value="0.228224297513075" calcext:value-type="float">
            <text:p>0.228224297513075</text:p>
          </table:table-cell>
          <table:table-cell table:style-name="ce4" table:formula="of:=[$Redistribution_central.M35]" office:value-type="float" office:value="0.230438174832278" calcext:value-type="float">
            <text:p>0.230438174832278</text:p>
          </table:table-cell>
          <table:table-cell table:number-columns-repeated="2"/>
          <table:table-cell table:style-name="ce4" table:formula="of:=[$redistribution_low.J35]" office:value-type="float" office:value="0.220755784070883" calcext:value-type="float">
            <text:p>0.220755784070883</text:p>
          </table:table-cell>
          <table:table-cell table:style-name="ce4" table:formula="of:=[$redistribution_low.K35]" office:value-type="float" office:value="0.246604503670663" calcext:value-type="float">
            <text:p>0.246604503670663</text:p>
          </table:table-cell>
          <table:table-cell table:style-name="ce4" table:formula="of:=[$redistribution_low.L35]" office:value-type="float" office:value="0.231191575237302" calcext:value-type="float">
            <text:p>0.231191575237302</text:p>
          </table:table-cell>
          <table:table-cell table:style-name="ce4" table:formula="of:=[$redistribution_low.M35]" office:value-type="float" office:value="0.230467029096208" calcext:value-type="float">
            <text:p>0.230467029096208</text:p>
          </table:table-cell>
          <table:table-cell table:number-columns-repeated="47"/>
        </table:table-row>
        <table:table-row table:style-name="ro1">
          <table:table-cell table:style-name="ce4" table:formula="of:=[.A39]+1" office:value-type="float" office:value="83" calcext:value-type="float">
            <text:p>83</text:p>
          </table:table-cell>
          <table:table-cell table:style-name="ce4" table:formula="of:=[$Redistribution_high.J36]" office:value-type="float" office:value="0.21912362486512" calcext:value-type="float">
            <text:p>0.21912362486512</text:p>
          </table:table-cell>
          <table:table-cell table:style-name="ce4" table:formula="of:=[$Redistribution_high.K36]" office:value-type="float" office:value="0.250361200824583" calcext:value-type="float">
            <text:p>0.250361200824583</text:p>
          </table:table-cell>
          <table:table-cell table:style-name="ce4" table:formula="of:=[$Redistribution_high.L36]" office:value-type="float" office:value="0.228836212203167" calcext:value-type="float">
            <text:p>0.228836212203167</text:p>
          </table:table-cell>
          <table:table-cell table:style-name="ce4" table:formula="of:=[$Redistribution_high.M36]" office:value-type="float" office:value="0.235253574643844" calcext:value-type="float">
            <text:p>0.235253574643844</text:p>
          </table:table-cell>
          <table:table-cell/>
          <table:table-cell table:style-name="ce4"/>
          <table:table-cell table:style-name="ce4" table:formula="of:=[$Redistribution_central.J36]" office:value-type="float" office:value="0.224008293244352" calcext:value-type="float">
            <text:p>0.224008293244352</text:p>
          </table:table-cell>
          <table:table-cell table:style-name="ce4" table:formula="of:=[$Redistribution_central.K36]" office:value-type="float" office:value="0.254034789782594" calcext:value-type="float">
            <text:p>0.254034789782594</text:p>
          </table:table-cell>
          <table:table-cell table:style-name="ce4" table:formula="of:=[$Redistribution_central.L36]" office:value-type="float" office:value="0.233753405667053" calcext:value-type="float">
            <text:p>0.233753405667053</text:p>
          </table:table-cell>
          <table:table-cell table:style-name="ce4" table:formula="of:=[$Redistribution_central.M36]" office:value-type="float" office:value="0.238839567912473" calcext:value-type="float">
            <text:p>0.238839567912473</text:p>
          </table:table-cell>
          <table:table-cell table:number-columns-repeated="2"/>
          <table:table-cell table:style-name="ce4" table:formula="of:=[$redistribution_low.J36]" office:value-type="float" office:value="0.222226703238404" calcext:value-type="float">
            <text:p>0.222226703238404</text:p>
          </table:table-cell>
          <table:table-cell table:style-name="ce4" table:formula="of:=[$redistribution_low.K36]" office:value-type="float" office:value="0.252071809924688" calcext:value-type="float">
            <text:p>0.252071809924688</text:p>
          </table:table-cell>
          <table:table-cell table:style-name="ce4" table:formula="of:=[$redistribution_low.L36]" office:value-type="float" office:value="0.2322482199434" calcext:value-type="float">
            <text:p>0.2322482199434</text:p>
          </table:table-cell>
          <table:table-cell table:style-name="ce4" table:formula="of:=[$redistribution_low.M36]" office:value-type="float" office:value="0.236412169691083" calcext:value-type="float">
            <text:p>0.236412169691083</text:p>
          </table:table-cell>
          <table:table-cell table:number-columns-repeated="47"/>
        </table:table-row>
        <table:table-row table:style-name="ro1">
          <table:table-cell table:style-name="ce4" table:formula="of:=[.A40]+1" office:value-type="float" office:value="84" calcext:value-type="float">
            <text:p>84</text:p>
          </table:table-cell>
          <table:table-cell table:style-name="ce4" table:formula="of:=[$Redistribution_high.J37]" office:value-type="float" office:value="0.219513143272577" calcext:value-type="float">
            <text:p>0.219513143272577</text:p>
          </table:table-cell>
          <table:table-cell table:style-name="ce4" table:formula="of:=[$Redistribution_high.K37]" office:value-type="float" office:value="0.252751777171704" calcext:value-type="float">
            <text:p>0.252751777171704</text:p>
          </table:table-cell>
          <table:table-cell table:style-name="ce4" table:formula="of:=[$Redistribution_high.L37]" office:value-type="float" office:value="0.229943677447122" calcext:value-type="float">
            <text:p>0.229943677447122</text:p>
          </table:table-cell>
          <table:table-cell table:style-name="ce4" table:formula="of:=[$Redistribution_high.M37]" office:value-type="float" office:value="0.23608043288114" calcext:value-type="float">
            <text:p>0.23608043288114</text:p>
          </table:table-cell>
          <table:table-cell/>
          <table:table-cell table:style-name="ce4"/>
          <table:table-cell table:style-name="ce4" table:formula="of:=[$Redistribution_central.J37]" office:value-type="float" office:value="0.220214314080238" calcext:value-type="float">
            <text:p>0.220214314080238</text:p>
          </table:table-cell>
          <table:table-cell table:style-name="ce4" table:formula="of:=[$Redistribution_central.K37]" office:value-type="float" office:value="0.246780395433106" calcext:value-type="float">
            <text:p>0.246780395433106</text:p>
          </table:table-cell>
          <table:table-cell table:style-name="ce4" table:formula="of:=[$Redistribution_central.L37]" office:value-type="float" office:value="0.23023367816374" calcext:value-type="float">
            <text:p>0.23023367816374</text:p>
          </table:table-cell>
          <table:table-cell table:style-name="ce4" table:formula="of:=[$Redistribution_central.M37]" office:value-type="float" office:value="0.231089026956841" calcext:value-type="float">
            <text:p>0.231089026956841</text:p>
          </table:table-cell>
          <table:table-cell table:number-columns-repeated="2"/>
          <table:table-cell table:style-name="ce4" table:formula="of:=[$redistribution_low.J37]" office:value-type="float" office:value="0.218472068240978" calcext:value-type="float">
            <text:p>0.218472068240978</text:p>
          </table:table-cell>
          <table:table-cell table:style-name="ce4" table:formula="of:=[$redistribution_low.K37]" office:value-type="float" office:value="0.24772564277822" calcext:value-type="float">
            <text:p>0.24772564277822</text:p>
          </table:table-cell>
          <table:table-cell table:style-name="ce4" table:formula="of:=[$redistribution_low.L37]" office:value-type="float" office:value="0.229024585888746" calcext:value-type="float">
            <text:p>0.229024585888746</text:p>
          </table:table-cell>
          <table:table-cell table:style-name="ce4" table:formula="of:=[$redistribution_low.M37]" office:value-type="float" office:value="0.230918664967461" calcext:value-type="float">
            <text:p>0.230918664967461</text:p>
          </table:table-cell>
          <table:table-cell table:number-columns-repeated="47"/>
        </table:table-row>
        <table:table-row table:style-name="ro1">
          <table:table-cell table:style-name="ce4" table:formula="of:=[.A41]+1" office:value-type="float" office:value="85" calcext:value-type="float">
            <text:p>85</text:p>
          </table:table-cell>
          <table:table-cell table:style-name="ce4" table:formula="of:=[$Redistribution_high.J38]" office:value-type="float" office:value="0.217850188961805" calcext:value-type="float">
            <text:p>0.217850188961805</text:p>
          </table:table-cell>
          <table:table-cell table:style-name="ce4" table:formula="of:=[$Redistribution_high.K38]" office:value-type="float" office:value="0.257904881511182" calcext:value-type="float">
            <text:p>0.257904881511182</text:p>
          </table:table-cell>
          <table:table-cell table:style-name="ce4" table:formula="of:=[$Redistribution_high.L38]" office:value-type="float" office:value="0.230182978832481" calcext:value-type="float">
            <text:p>0.230182978832481</text:p>
          </table:table-cell>
          <table:table-cell table:style-name="ce4" table:formula="of:=[$Redistribution_high.M38]" office:value-type="float" office:value="0.238227410609671" calcext:value-type="float">
            <text:p>0.238227410609671</text:p>
          </table:table-cell>
          <table:table-cell/>
          <table:table-cell table:style-name="ce4"/>
          <table:table-cell table:style-name="ce4" table:formula="of:=[$Redistribution_central.J38]" office:value-type="float" office:value="0.215172642549744" calcext:value-type="float">
            <text:p>0.215172642549744</text:p>
          </table:table-cell>
          <table:table-cell table:style-name="ce4" table:formula="of:=[$Redistribution_central.K38]" office:value-type="float" office:value="0.241733788604545" calcext:value-type="float">
            <text:p>0.241733788604545</text:p>
          </table:table-cell>
          <table:table-cell table:style-name="ce4" table:formula="of:=[$Redistribution_central.L38]" office:value-type="float" office:value="0.227015754737364" calcext:value-type="float">
            <text:p>0.227015754737364</text:p>
          </table:table-cell>
          <table:table-cell table:style-name="ce4" table:formula="of:=[$Redistribution_central.M38]" office:value-type="float" office:value="0.223581435015944" calcext:value-type="float">
            <text:p>0.223581435015944</text:p>
          </table:table-cell>
          <table:table-cell table:number-columns-repeated="2"/>
          <table:table-cell table:style-name="ce4" table:formula="of:=[$redistribution_low.J38]" office:value-type="float" office:value="0.220644702393828" calcext:value-type="float">
            <text:p>0.220644702393828</text:p>
          </table:table-cell>
          <table:table-cell table:style-name="ce4" table:formula="of:=[$redistribution_low.K38]" office:value-type="float" office:value="0.255814297356947" calcext:value-type="float">
            <text:p>0.255814297356947</text:p>
          </table:table-cell>
          <table:table-cell table:style-name="ce4" table:formula="of:=[$redistribution_low.L38]" office:value-type="float" office:value="0.233321805368686" calcext:value-type="float">
            <text:p>0.233321805368686</text:p>
          </table:table-cell>
          <table:table-cell table:style-name="ce4" table:formula="of:=[$redistribution_low.M38]" office:value-type="float" office:value="0.235703108632718" calcext:value-type="float">
            <text:p>0.235703108632718</text:p>
          </table:table-cell>
          <table:table-cell table:number-columns-repeated="47"/>
        </table:table-row>
        <table:table-row table:style-name="ro1">
          <table:table-cell table:style-name="ce4" table:formula="of:=[.A42]+1" office:value-type="float" office:value="86" calcext:value-type="float">
            <text:p>86</text:p>
          </table:table-cell>
          <table:table-cell table:style-name="ce4" table:formula="of:=[$Redistribution_high.J39]" office:value-type="float" office:value="0.223636392965645" calcext:value-type="float">
            <text:p>0.223636392965645</text:p>
          </table:table-cell>
          <table:table-cell table:style-name="ce4" table:formula="of:=[$Redistribution_high.K39]" office:value-type="float" office:value="0.26083382570904" calcext:value-type="float">
            <text:p>0.26083382570904</text:p>
          </table:table-cell>
          <table:table-cell table:style-name="ce4" table:formula="of:=[$Redistribution_high.L39]" office:value-type="float" office:value="0.234397447206205" calcext:value-type="float">
            <text:p>0.234397447206205</text:p>
          </table:table-cell>
          <table:table-cell table:style-name="ce4" table:formula="of:=[$Redistribution_high.M39]" office:value-type="float" office:value="0.24325602404573" calcext:value-type="float">
            <text:p>0.24325602404573</text:p>
          </table:table-cell>
          <table:table-cell/>
          <table:table-cell table:style-name="ce4"/>
          <table:table-cell table:style-name="ce4" table:formula="of:=[$Redistribution_central.J39]" office:value-type="float" office:value="0.220385454331875" calcext:value-type="float">
            <text:p>0.220385454331875</text:p>
          </table:table-cell>
          <table:table-cell table:style-name="ce4" table:formula="of:=[$Redistribution_central.K39]" office:value-type="float" office:value="0.247064636214402" calcext:value-type="float">
            <text:p>0.247064636214402</text:p>
          </table:table-cell>
          <table:table-cell table:style-name="ce4" table:formula="of:=[$Redistribution_central.L39]" office:value-type="float" office:value="0.230785943762723" calcext:value-type="float">
            <text:p>0.230785943762723</text:p>
          </table:table-cell>
          <table:table-cell table:style-name="ce4" table:formula="of:=[$Redistribution_central.M39]" office:value-type="float" office:value="0.230549888698448" calcext:value-type="float">
            <text:p>0.230549888698448</text:p>
          </table:table-cell>
          <table:table-cell table:number-columns-repeated="2"/>
          <table:table-cell table:style-name="ce4" table:formula="of:=[$redistribution_low.J39]" office:value-type="float" office:value="0.218026949299779" calcext:value-type="float">
            <text:p>0.218026949299779</text:p>
          </table:table-cell>
          <table:table-cell table:style-name="ce4" table:formula="of:=[$redistribution_low.K39]" office:value-type="float" office:value="0.246602925525019" calcext:value-type="float">
            <text:p>0.246602925525019</text:p>
          </table:table-cell>
          <table:table-cell table:style-name="ce4" table:formula="of:=[$redistribution_low.L39]" office:value-type="float" office:value="0.228763178113848" calcext:value-type="float">
            <text:p>0.228763178113848</text:p>
          </table:table-cell>
          <table:table-cell table:style-name="ce4" table:formula="of:=[$redistribution_low.M39]" office:value-type="float" office:value="0.229329314819327" calcext:value-type="float">
            <text:p>0.229329314819327</text:p>
          </table:table-cell>
          <table:table-cell table:number-columns-repeated="47"/>
        </table:table-row>
        <table:table-row table:style-name="ro1">
          <table:table-cell table:style-name="ce4" table:formula="of:=[.A43]+1" office:value-type="float" office:value="87" calcext:value-type="float">
            <text:p>87</text:p>
          </table:table-cell>
          <table:table-cell table:style-name="ce4" table:formula="of:=[$Redistribution_high.J40]" office:value-type="float" office:value="0.219803179906027" calcext:value-type="float">
            <text:p>0.219803179906027</text:p>
          </table:table-cell>
          <table:table-cell table:style-name="ce4" table:formula="of:=[$Redistribution_high.K40]" office:value-type="float" office:value="0.254183895358483" calcext:value-type="float">
            <text:p>0.254183895358483</text:p>
          </table:table-cell>
          <table:table-cell table:style-name="ce4" table:formula="of:=[$Redistribution_high.L40]" office:value-type="float" office:value="0.229834566662686" calcext:value-type="float">
            <text:p>0.229834566662686</text:p>
          </table:table-cell>
          <table:table-cell table:style-name="ce4" table:formula="of:=[$Redistribution_high.M40]" office:value-type="float" office:value="0.238050261206808" calcext:value-type="float">
            <text:p>0.238050261206808</text:p>
          </table:table-cell>
          <table:table-cell/>
          <table:table-cell table:style-name="ce4"/>
          <table:table-cell table:style-name="ce4" table:formula="of:=[$Redistribution_central.J40]" office:value-type="float" office:value="0.215740361196164" calcext:value-type="float">
            <text:p>0.215740361196164</text:p>
          </table:table-cell>
          <table:table-cell table:style-name="ce4" table:formula="of:=[$Redistribution_central.K40]" office:value-type="float" office:value="0.239190713616765" calcext:value-type="float">
            <text:p>0.239190713616765</text:p>
          </table:table-cell>
          <table:table-cell table:style-name="ce4" table:formula="of:=[$Redistribution_central.L40]" office:value-type="float" office:value="0.225134292078835" calcext:value-type="float">
            <text:p>0.225134292078835</text:p>
          </table:table-cell>
          <table:table-cell table:style-name="ce4" table:formula="of:=[$Redistribution_central.M40]" office:value-type="float" office:value="0.224612383629729" calcext:value-type="float">
            <text:p>0.224612383629729</text:p>
          </table:table-cell>
          <table:table-cell table:number-columns-repeated="2"/>
          <table:table-cell table:style-name="ce4" table:formula="of:=[$redistribution_low.J40]" office:value-type="float" office:value="0.218035408602856" calcext:value-type="float">
            <text:p>0.218035408602856</text:p>
          </table:table-cell>
          <table:table-cell table:style-name="ce4" table:formula="of:=[$redistribution_low.K40]" office:value-type="float" office:value="0.245937228721713" calcext:value-type="float">
            <text:p>0.245937228721713</text:p>
          </table:table-cell>
          <table:table-cell table:style-name="ce4" table:formula="of:=[$redistribution_low.L40]" office:value-type="float" office:value="0.228111904926214" calcext:value-type="float">
            <text:p>0.228111904926214</text:p>
          </table:table-cell>
          <table:table-cell table:style-name="ce4" table:formula="of:=[$redistribution_low.M40]" office:value-type="float" office:value="0.229875220878164" calcext:value-type="float">
            <text:p>0.229875220878164</text:p>
          </table:table-cell>
          <table:table-cell table:number-columns-repeated="47"/>
        </table:table-row>
        <table:table-row table:style-name="ro1">
          <table:table-cell table:style-name="ce4" table:formula="of:=[.A44]+1" office:value-type="float" office:value="88" calcext:value-type="float">
            <text:p>88</text:p>
          </table:table-cell>
          <table:table-cell table:style-name="ce4" table:formula="of:=[$Redistribution_high.J41]" office:value-type="float" office:value="0.218023671055982" calcext:value-type="float">
            <text:p>0.218023671055982</text:p>
          </table:table-cell>
          <table:table-cell table:style-name="ce4" table:formula="of:=[$Redistribution_high.K41]" office:value-type="float" office:value="0.244019064914528" calcext:value-type="float">
            <text:p>0.244019064914528</text:p>
          </table:table-cell>
          <table:table-cell table:style-name="ce4" table:formula="of:=[$Redistribution_high.L41]" office:value-type="float" office:value="0.228161370731525" calcext:value-type="float">
            <text:p>0.228161370731525</text:p>
          </table:table-cell>
          <table:table-cell table:style-name="ce4" table:formula="of:=[$Redistribution_high.M41]" office:value-type="float" office:value="0.228123168860747" calcext:value-type="float">
            <text:p>0.228123168860747</text:p>
          </table:table-cell>
          <table:table-cell/>
          <table:table-cell table:style-name="ce4"/>
          <table:table-cell table:style-name="ce4" table:formula="of:=[$Redistribution_central.J41]" office:value-type="float" office:value="0.212732661100464" calcext:value-type="float">
            <text:p>0.212732661100464</text:p>
          </table:table-cell>
          <table:table-cell table:style-name="ce4" table:formula="of:=[$Redistribution_central.K41]" office:value-type="float" office:value="0.232807779563533" calcext:value-type="float">
            <text:p>0.232807779563533</text:p>
          </table:table-cell>
          <table:table-cell table:style-name="ce4" table:formula="of:=[$Redistribution_central.L41]" office:value-type="float" office:value="0.222352629314646" calcext:value-type="float">
            <text:p>0.222352629314646</text:p>
          </table:table-cell>
          <table:table-cell table:style-name="ce4" table:formula="of:=[$Redistribution_central.M41]" office:value-type="float" office:value="0.217862887894506" calcext:value-type="float">
            <text:p>0.217862887894506</text:p>
          </table:table-cell>
          <table:table-cell table:number-columns-repeated="2"/>
          <table:table-cell table:style-name="ce4" table:formula="of:=[$redistribution_low.J41]" office:value-type="float" office:value="0.220792084928872" calcext:value-type="float">
            <text:p>0.220792084928872</text:p>
          </table:table-cell>
          <table:table-cell table:style-name="ce4" table:formula="of:=[$redistribution_low.K41]" office:value-type="float" office:value="0.250932300212433" calcext:value-type="float">
            <text:p>0.250932300212433</text:p>
          </table:table-cell>
          <table:table-cell table:style-name="ce4" table:formula="of:=[$redistribution_low.L41]" office:value-type="float" office:value="0.231747166625066" calcext:value-type="float">
            <text:p>0.231747166625066</text:p>
          </table:table-cell>
          <table:table-cell table:style-name="ce4" table:formula="of:=[$redistribution_low.M41]" office:value-type="float" office:value="0.233112335445822" calcext:value-type="float">
            <text:p>0.233112335445822</text:p>
          </table:table-cell>
          <table:table-cell table:number-columns-repeated="47"/>
        </table:table-row>
        <table:table-row table:style-name="ro1">
          <table:table-cell table:style-name="ce4" table:formula="of:=[.A45]+1" office:value-type="float" office:value="89" calcext:value-type="float">
            <text:p>89</text:p>
          </table:table-cell>
          <table:table-cell table:style-name="ce4" table:formula="of:=[$Redistribution_high.J42]" office:value-type="float" office:value="0.215081830773358" calcext:value-type="float">
            <text:p>0.215081830773358</text:p>
          </table:table-cell>
          <table:table-cell table:style-name="ce4" table:formula="of:=[$Redistribution_high.K42]" office:value-type="float" office:value="0.242374336604578" calcext:value-type="float">
            <text:p>0.242374336604578</text:p>
          </table:table-cell>
          <table:table-cell table:style-name="ce4" table:formula="of:=[$Redistribution_high.L42]" office:value-type="float" office:value="0.226455522357242" calcext:value-type="float">
            <text:p>0.226455522357242</text:p>
          </table:table-cell>
          <table:table-cell table:style-name="ce4" table:formula="of:=[$Redistribution_high.M42]" office:value-type="float" office:value="0.224755366457053" calcext:value-type="float">
            <text:p>0.224755366457053</text:p>
          </table:table-cell>
          <table:table-cell/>
          <table:table-cell table:style-name="ce4"/>
          <table:table-cell table:style-name="ce4" table:formula="of:=[$Redistribution_central.J42]" office:value-type="float" office:value="0.211675231011012" calcext:value-type="float">
            <text:p>0.211675231011012</text:p>
          </table:table-cell>
          <table:table-cell table:style-name="ce4" table:formula="of:=[$Redistribution_central.K42]" office:value-type="float" office:value="0.239294244100012" calcext:value-type="float">
            <text:p>0.239294244100012</text:p>
          </table:table-cell>
          <table:table-cell table:style-name="ce4" table:formula="of:=[$Redistribution_central.L42]" office:value-type="float" office:value="0.224097474062676" calcext:value-type="float">
            <text:p>0.224097474062676</text:p>
          </table:table-cell>
          <table:table-cell table:style-name="ce4" table:formula="of:=[$Redistribution_central.M42]" office:value-type="float" office:value="0.219836781478655" calcext:value-type="float">
            <text:p>0.219836781478655</text:p>
          </table:table-cell>
          <table:table-cell table:number-columns-repeated="2"/>
          <table:table-cell table:style-name="ce4" table:formula="of:=[$redistribution_low.J42]" office:value-type="float" office:value="0.216224332164199" calcext:value-type="float">
            <text:p>0.216224332164199</text:p>
          </table:table-cell>
          <table:table-cell table:style-name="ce4" table:formula="of:=[$redistribution_low.K42]" office:value-type="float" office:value="0.245646679262346" calcext:value-type="float">
            <text:p>0.245646679262346</text:p>
          </table:table-cell>
          <table:table-cell table:style-name="ce4" table:formula="of:=[$redistribution_low.L42]" office:value-type="float" office:value="0.229312202846576" calcext:value-type="float">
            <text:p>0.229312202846576</text:p>
          </table:table-cell>
          <table:table-cell table:style-name="ce4" table:formula="of:=[$redistribution_low.M42]" office:value-type="float" office:value="0.224751724511946" calcext:value-type="float">
            <text:p>0.224751724511946</text:p>
          </table:table-cell>
          <table:table-cell table:number-columns-repeated="47"/>
        </table:table-row>
        <table:table-row table:style-name="ro1">
          <table:table-cell table:style-name="ce4" table:formula="of:=[.A46]+1" office:value-type="float" office:value="90" calcext:value-type="float">
            <text:p>90</text:p>
          </table:table-cell>
          <table:table-cell table:style-name="ce4" table:formula="of:=[$Redistribution_high.J43]" office:value-type="float" office:value="0.215905367079455" calcext:value-type="float">
            <text:p>0.215905367079455</text:p>
          </table:table-cell>
          <table:table-cell table:style-name="ce4" table:formula="of:=[$Redistribution_high.K43]" office:value-type="float" office:value="0.242448169024117" calcext:value-type="float">
            <text:p>0.242448169024117</text:p>
          </table:table-cell>
          <table:table-cell table:style-name="ce4" table:formula="of:=[$Redistribution_high.L43]" office:value-type="float" office:value="0.225542295834267" calcext:value-type="float">
            <text:p>0.225542295834267</text:p>
          </table:table-cell>
          <table:table-cell table:style-name="ce4" table:formula="of:=[$Redistribution_high.M43]" office:value-type="float" office:value="0.227201433042288" calcext:value-type="float">
            <text:p>0.227201433042288</text:p>
          </table:table-cell>
          <table:table-cell/>
          <table:table-cell table:style-name="ce4"/>
          <table:table-cell table:style-name="ce4" table:formula="of:=[$Redistribution_central.J43]" office:value-type="float" office:value="0.211786903182132" calcext:value-type="float">
            <text:p>0.211786903182132</text:p>
          </table:table-cell>
          <table:table-cell table:style-name="ce4" table:formula="of:=[$Redistribution_central.K43]" office:value-type="float" office:value="0.233228330616542" calcext:value-type="float">
            <text:p>0.233228330616542</text:p>
          </table:table-cell>
          <table:table-cell table:style-name="ce4" table:formula="of:=[$Redistribution_central.L43]" office:value-type="float" office:value="0.222014750754931" calcext:value-type="float">
            <text:p>0.222014750754931</text:p>
          </table:table-cell>
          <table:table-cell table:style-name="ce4" table:formula="of:=[$Redistribution_central.M43]" office:value-type="float" office:value="0.21716360267071" calcext:value-type="float">
            <text:p>0.21716360267071</text:p>
          </table:table-cell>
          <table:table-cell table:number-columns-repeated="2"/>
          <table:table-cell table:style-name="ce4" table:formula="of:=[$redistribution_low.J43]" office:value-type="float" office:value="0.218628926070699" calcext:value-type="float">
            <text:p>0.218628926070699</text:p>
          </table:table-cell>
          <table:table-cell table:style-name="ce4" table:formula="of:=[$redistribution_low.K43]" office:value-type="float" office:value="0.235971151593986" calcext:value-type="float">
            <text:p>0.235971151593986</text:p>
          </table:table-cell>
          <table:table-cell table:style-name="ce4" table:formula="of:=[$redistribution_low.L43]" office:value-type="float" office:value="0.229491352491544" calcext:value-type="float">
            <text:p>0.229491352491544</text:p>
          </table:table-cell>
          <table:table-cell table:style-name="ce4" table:formula="of:=[$redistribution_low.M43]" office:value-type="float" office:value="0.218819714564567" calcext:value-type="float">
            <text:p>0.218819714564567</text:p>
          </table:table-cell>
          <table:table-cell table:number-columns-repeated="47"/>
        </table:table-row>
        <table:table-row table:style-name="ro1">
          <table:table-cell table:style-name="ce4" table:formula="of:=[.A47]+1" office:value-type="float" office:value="91" calcext:value-type="float">
            <text:p>91</text:p>
          </table:table-cell>
          <table:table-cell table:style-name="ce4" table:formula="of:=[$Redistribution_high.J44]" office:value-type="float" office:value="0.215173789623372" calcext:value-type="float">
            <text:p>0.215173789623372</text:p>
          </table:table-cell>
          <table:table-cell table:style-name="ce4" table:formula="of:=[$Redistribution_high.K44]" office:value-type="float" office:value="0.24131914406248" calcext:value-type="float">
            <text:p>0.24131914406248</text:p>
          </table:table-cell>
          <table:table-cell table:style-name="ce4" table:formula="of:=[$Redistribution_high.L44]" office:value-type="float" office:value="0.224548415833734" calcext:value-type="float">
            <text:p>0.224548415833734</text:p>
          </table:table-cell>
          <table:table-cell table:style-name="ce4" table:formula="of:=[$Redistribution_high.M44]" office:value-type="float" office:value="0.226587006872144" calcext:value-type="float">
            <text:p>0.226587006872144</text:p>
          </table:table-cell>
          <table:table-cell/>
          <table:table-cell table:style-name="ce4"/>
          <table:table-cell table:style-name="ce4" table:formula="of:=[$Redistribution_central.J44]" office:value-type="float" office:value="0.220105695540415" calcext:value-type="float">
            <text:p>0.220105695540415</text:p>
          </table:table-cell>
          <table:table-cell table:style-name="ce4" table:formula="of:=[$Redistribution_central.K44]" office:value-type="float" office:value="0.250651691315903" calcext:value-type="float">
            <text:p>0.250651691315903</text:p>
          </table:table-cell>
          <table:table-cell table:style-name="ce4" table:formula="of:=[$Redistribution_central.L44]" office:value-type="float" office:value="0.230392605591708" calcext:value-type="float">
            <text:p>0.230392605591708</text:p>
          </table:table-cell>
          <table:table-cell table:style-name="ce4" table:formula="of:=[$Redistribution_central.M44]" office:value-type="float" office:value="0.2339810370048" calcext:value-type="float">
            <text:p>0.2339810370048</text:p>
          </table:table-cell>
          <table:table-cell table:number-columns-repeated="2"/>
          <table:table-cell table:style-name="ce4" table:formula="of:=[$redistribution_low.J44]" office:value-type="float" office:value="0.22456811562704" calcext:value-type="float">
            <text:p>0.22456811562704</text:p>
          </table:table-cell>
          <table:table-cell table:style-name="ce4" table:formula="of:=[$redistribution_low.K44]" office:value-type="float" office:value="0.251037365083406" calcext:value-type="float">
            <text:p>0.251037365083406</text:p>
          </table:table-cell>
          <table:table-cell table:style-name="ce4" table:formula="of:=[$redistribution_low.L44]" office:value-type="float" office:value="0.235576614036797" calcext:value-type="float">
            <text:p>0.235576614036797</text:p>
          </table:table-cell>
          <table:table-cell table:style-name="ce4" table:formula="of:=[$redistribution_low.M44]" office:value-type="float" office:value="0.233290737196524" calcext:value-type="float">
            <text:p>0.233290737196524</text:p>
          </table:table-cell>
          <table:table-cell table:number-columns-repeated="47"/>
        </table:table-row>
        <table:table-row table:style-name="ro1">
          <table:table-cell table:style-name="ce4" table:formula="of:=[.A48]+1" office:value-type="float" office:value="92" calcext:value-type="float">
            <text:p>92</text:p>
          </table:table-cell>
          <table:table-cell table:style-name="ce4" table:formula="of:=[$Redistribution_high.J45]" office:value-type="float" office:value="0.216452120602984" calcext:value-type="float">
            <text:p>0.216452120602984</text:p>
          </table:table-cell>
          <table:table-cell table:style-name="ce4" table:formula="of:=[$Redistribution_high.K45]" office:value-type="float" office:value="0.241573453986377" calcext:value-type="float">
            <text:p>0.241573453986377</text:p>
          </table:table-cell>
          <table:table-cell table:style-name="ce4" table:formula="of:=[$Redistribution_high.L45]" office:value-type="float" office:value="0.226184564045799" calcext:value-type="float">
            <text:p>0.226184564045799</text:p>
          </table:table-cell>
          <table:table-cell table:style-name="ce4" table:formula="of:=[$Redistribution_high.M45]" office:value-type="float" office:value="0.226086812185976" calcext:value-type="float">
            <text:p>0.226086812185976</text:p>
          </table:table-cell>
          <table:table-cell/>
          <table:table-cell table:style-name="ce4"/>
          <table:table-cell table:style-name="ce4" table:formula="of:=[$Redistribution_central.J45]" office:value-type="float" office:value="0.218038615516605" calcext:value-type="float">
            <text:p>0.218038615516605</text:p>
          </table:table-cell>
          <table:table-cell table:style-name="ce4" table:formula="of:=[$Redistribution_central.K45]" office:value-type="float" office:value="0.237191873000546" calcext:value-type="float">
            <text:p>0.237191873000546</text:p>
          </table:table-cell>
          <table:table-cell table:style-name="ce4" table:formula="of:=[$Redistribution_central.L45]" office:value-type="float" office:value="0.228368521139933" calcext:value-type="float">
            <text:p>0.228368521139933</text:p>
          </table:table-cell>
          <table:table-cell table:style-name="ce4" table:formula="of:=[$Redistribution_central.M45]" office:value-type="float" office:value="0.221151392661237" calcext:value-type="float">
            <text:p>0.221151392661237</text:p>
          </table:table-cell>
          <table:table-cell table:number-columns-repeated="2"/>
          <table:table-cell table:style-name="ce4" table:formula="of:=[$redistribution_low.J45]" office:value-type="float" office:value="0.214396710031791" calcext:value-type="float">
            <text:p>0.214396710031791</text:p>
          </table:table-cell>
          <table:table-cell table:style-name="ce4" table:formula="of:=[$redistribution_low.K45]" office:value-type="float" office:value="0.230455422416347" calcext:value-type="float">
            <text:p>0.230455422416347</text:p>
          </table:table-cell>
          <table:table-cell table:style-name="ce4" table:formula="of:=[$redistribution_low.L45]" office:value-type="float" office:value="0.225378219352792" calcext:value-type="float">
            <text:p>0.225378219352792</text:p>
          </table:table-cell>
          <table:table-cell table:style-name="ce4" table:formula="of:=[$redistribution_low.M45]" office:value-type="float" office:value="0.213113911430874" calcext:value-type="float">
            <text:p>0.213113911430874</text:p>
          </table:table-cell>
          <table:table-cell table:number-columns-repeated="47"/>
        </table:table-row>
        <table:table-row table:style-name="ro1">
          <table:table-cell table:style-name="ce4" table:formula="of:=[.A49]+1" office:value-type="float" office:value="93" calcext:value-type="float">
            <text:p>93</text:p>
          </table:table-cell>
          <table:table-cell table:style-name="ce4" table:formula="of:=[$Redistribution_high.J46]" office:value-type="float" office:value="0.215728160280288" calcext:value-type="float">
            <text:p>0.215728160280288</text:p>
          </table:table-cell>
          <table:table-cell table:style-name="ce4" table:formula="of:=[$Redistribution_high.K46]" office:value-type="float" office:value="0.244196609979265" calcext:value-type="float">
            <text:p>0.244196609979265</text:p>
          </table:table-cell>
          <table:table-cell table:style-name="ce4" table:formula="of:=[$Redistribution_high.L46]" office:value-type="float" office:value="0.227351099953525" calcext:value-type="float">
            <text:p>0.227351099953525</text:p>
          </table:table-cell>
          <table:table-cell table:style-name="ce4" table:formula="of:=[$Redistribution_high.M46]" office:value-type="float" office:value="0.225890023032097" calcext:value-type="float">
            <text:p>0.225890023032097</text:p>
          </table:table-cell>
          <table:table-cell/>
          <table:table-cell table:style-name="ce4"/>
          <table:table-cell table:style-name="ce4" table:formula="of:=[$Redistribution_central.J46]" office:value-type="float" office:value="0.218201726646235" calcext:value-type="float">
            <text:p>0.218201726646235</text:p>
          </table:table-cell>
          <table:table-cell table:style-name="ce4" table:formula="of:=[$Redistribution_central.K46]" office:value-type="float" office:value="0.2401782921173" calcext:value-type="float">
            <text:p>0.2401782921173</text:p>
          </table:table-cell>
          <table:table-cell table:style-name="ce4" table:formula="of:=[$Redistribution_central.L46]" office:value-type="float" office:value="0.230524112773647" calcext:value-type="float">
            <text:p>0.230524112773647</text:p>
          </table:table-cell>
          <table:table-cell table:style-name="ce4" table:formula="of:=[$Redistribution_central.M46]" office:value-type="float" office:value="0.221213057025395" calcext:value-type="float">
            <text:p>0.221213057025395</text:p>
          </table:table-cell>
          <table:table-cell table:number-columns-repeated="2"/>
          <table:table-cell table:style-name="ce4" table:formula="of:=[$redistribution_low.J46]" office:value-type="float" office:value="0.215544229010085" calcext:value-type="float">
            <text:p>0.215544229010085</text:p>
          </table:table-cell>
          <table:table-cell table:style-name="ce4" table:formula="of:=[$redistribution_low.K46]" office:value-type="float" office:value="0.234976872800627" calcext:value-type="float">
            <text:p>0.234976872800627</text:p>
          </table:table-cell>
          <table:table-cell table:style-name="ce4" table:formula="of:=[$redistribution_low.L46]" office:value-type="float" office:value="0.228221769505336" calcext:value-type="float">
            <text:p>0.228221769505336</text:p>
          </table:table-cell>
          <table:table-cell table:style-name="ce4" table:formula="of:=[$redistribution_low.M46]" office:value-type="float" office:value="0.215166358518486" calcext:value-type="float">
            <text:p>0.215166358518486</text:p>
          </table:table-cell>
          <table:table-cell table:number-columns-repeated="47"/>
        </table:table-row>
        <table:table-row table:style-name="ro1">
          <table:table-cell table:style-name="ce4" table:formula="of:=[.A50]+1" office:value-type="float" office:value="94" calcext:value-type="float">
            <text:p>94</text:p>
          </table:table-cell>
          <table:table-cell table:style-name="ce4" table:formula="of:=[$Redistribution_high.J47]" office:value-type="float" office:value="0.224959245520409" calcext:value-type="float">
            <text:p>0.224959245520409</text:p>
          </table:table-cell>
          <table:table-cell table:style-name="ce4" table:formula="of:=[$Redistribution_high.K47]" office:value-type="float" office:value="0.254734337967115" calcext:value-type="float">
            <text:p>0.254734337967115</text:p>
          </table:table-cell>
          <table:table-cell table:style-name="ce4" table:formula="of:=[$Redistribution_high.L47]" office:value-type="float" office:value="0.235395174489247" calcext:value-type="float">
            <text:p>0.235395174489247</text:p>
          </table:table-cell>
          <table:table-cell table:style-name="ce4" table:formula="of:=[$Redistribution_high.M47]" office:value-type="float" office:value="0.237835547930917" calcext:value-type="float">
            <text:p>0.237835547930917</text:p>
          </table:table-cell>
          <table:table-cell/>
          <table:table-cell table:style-name="ce4"/>
          <table:table-cell table:style-name="ce4" table:formula="of:=[$Redistribution_central.J47]" office:value-type="float" office:value="0.20807284098541" calcext:value-type="float">
            <text:p>0.20807284098541</text:p>
          </table:table-cell>
          <table:table-cell table:style-name="ce4" table:formula="of:=[$Redistribution_central.K47]" office:value-type="float" office:value="0.218443997970065" calcext:value-type="float">
            <text:p>0.218443997970065</text:p>
          </table:table-cell>
          <table:table-cell table:style-name="ce4" table:formula="of:=[$Redistribution_central.L47]" office:value-type="float" office:value="0.217895527413972" calcext:value-type="float">
            <text:p>0.217895527413972</text:p>
          </table:table-cell>
          <table:table-cell table:style-name="ce4" table:formula="of:=[$Redistribution_central.M47]" office:value-type="float" office:value="0.203451040492512" calcext:value-type="float">
            <text:p>0.203451040492512</text:p>
          </table:table-cell>
          <table:table-cell table:number-columns-repeated="2"/>
          <table:table-cell table:style-name="ce4" table:formula="of:=[$redistribution_low.J47]" office:value-type="float" office:value="0.215931752497818" calcext:value-type="float">
            <text:p>0.215931752497818</text:p>
          </table:table-cell>
          <table:table-cell table:style-name="ce4" table:formula="of:=[$redistribution_low.K47]" office:value-type="float" office:value="0.231604308190012" calcext:value-type="float">
            <text:p>0.231604308190012</text:p>
          </table:table-cell>
          <table:table-cell table:style-name="ce4" table:formula="of:=[$redistribution_low.L47]" office:value-type="float" office:value="0.226723859688131" calcext:value-type="float">
            <text:p>0.226723859688131</text:p>
          </table:table-cell>
          <table:table-cell table:style-name="ce4" table:formula="of:=[$redistribution_low.M47]" office:value-type="float" office:value="0.214519853809904" calcext:value-type="float">
            <text:p>0.214519853809904</text:p>
          </table:table-cell>
          <table:table-cell table:number-columns-repeated="47"/>
        </table:table-row>
        <table:table-row table:style-name="ro1">
          <table:table-cell table:style-name="ce4" table:formula="of:=[.A51]+1" office:value-type="float" office:value="95" calcext:value-type="float">
            <text:p>95</text:p>
          </table:table-cell>
          <table:table-cell table:style-name="ce4" table:formula="of:=[$Redistribution_high.J48]" office:value-type="float" office:value="0.225700065306632" calcext:value-type="float">
            <text:p>0.225700065306632</text:p>
          </table:table-cell>
          <table:table-cell table:style-name="ce4" table:formula="of:=[$Redistribution_high.K48]" office:value-type="float" office:value="0.254257434744568" calcext:value-type="float">
            <text:p>0.254257434744568</text:p>
          </table:table-cell>
          <table:table-cell table:style-name="ce4" table:formula="of:=[$Redistribution_high.L48]" office:value-type="float" office:value="0.235998099962669" calcext:value-type="float">
            <text:p>0.235998099962669</text:p>
          </table:table-cell>
          <table:table-cell table:style-name="ce4" table:formula="of:=[$Redistribution_high.M48]" office:value-type="float" office:value="0.237572256010994" calcext:value-type="float">
            <text:p>0.237572256010994</text:p>
          </table:table-cell>
          <table:table-cell/>
          <table:table-cell table:style-name="ce4"/>
          <table:table-cell table:style-name="ce4" table:formula="of:=[$Redistribution_central.J48]" office:value-type="float" office:value="0.214542659375081" calcext:value-type="float">
            <text:p>0.214542659375081</text:p>
          </table:table-cell>
          <table:table-cell table:style-name="ce4" table:formula="of:=[$Redistribution_central.K48]" office:value-type="float" office:value="0.229746679044301" calcext:value-type="float">
            <text:p>0.229746679044301</text:p>
          </table:table-cell>
          <table:table-cell table:style-name="ce4" table:formula="of:=[$Redistribution_central.L48]" office:value-type="float" office:value="0.224489170510061" calcext:value-type="float">
            <text:p>0.224489170510061</text:p>
          </table:table-cell>
          <table:table-cell table:style-name="ce4" table:formula="of:=[$Redistribution_central.M48]" office:value-type="float" office:value="0.214253261656493" calcext:value-type="float">
            <text:p>0.214253261656493</text:p>
          </table:table-cell>
          <table:table-cell table:number-columns-repeated="2"/>
          <table:table-cell table:style-name="ce4" table:formula="of:=[$redistribution_low.J48]" office:value-type="float" office:value="0.213182728216132" calcext:value-type="float">
            <text:p>0.213182728216132</text:p>
          </table:table-cell>
          <table:table-cell table:style-name="ce4" table:formula="of:=[$redistribution_low.K48]" office:value-type="float" office:value="0.226871609495661" calcext:value-type="float">
            <text:p>0.226871609495661</text:p>
          </table:table-cell>
          <table:table-cell table:style-name="ce4" table:formula="of:=[$redistribution_low.L48]" office:value-type="float" office:value="0.223166243810544" calcext:value-type="float">
            <text:p>0.223166243810544</text:p>
          </table:table-cell>
          <table:table-cell table:style-name="ce4" table:formula="of:=[$redistribution_low.M48]" office:value-type="float" office:value="0.211270819018801" calcext:value-type="float">
            <text:p>0.211270819018801</text:p>
          </table:table-cell>
          <table:table-cell table:number-columns-repeated="47"/>
        </table:table-row>
        <table:table-row table:style-name="ro1">
          <table:table-cell table:style-name="ce4" table:formula="of:=[.A52]+1" office:value-type="float" office:value="96" calcext:value-type="float">
            <text:p>96</text:p>
          </table:table-cell>
          <table:table-cell table:style-name="ce4" table:formula="of:=[$Redistribution_high.J49]" office:value-type="float" office:value="0.223345160280161" calcext:value-type="float">
            <text:p>0.223345160280161</text:p>
          </table:table-cell>
          <table:table-cell table:style-name="ce4" table:formula="of:=[$Redistribution_high.K49]" office:value-type="float" office:value="0.243104259125824" calcext:value-type="float">
            <text:p>0.243104259125824</text:p>
          </table:table-cell>
          <table:table-cell table:style-name="ce4" table:formula="of:=[$Redistribution_high.L49]" office:value-type="float" office:value="0.233188206355376" calcext:value-type="float">
            <text:p>0.233188206355376</text:p>
          </table:table-cell>
          <table:table-cell table:style-name="ce4" table:formula="of:=[$Redistribution_high.M49]" office:value-type="float" office:value="0.227441434871852" calcext:value-type="float">
            <text:p>0.227441434871852</text:p>
          </table:table-cell>
          <table:table-cell/>
          <table:table-cell table:style-name="ce4"/>
          <table:table-cell table:style-name="ce4" table:formula="of:=[$Redistribution_central.J49]" office:value-type="float" office:value="0.209499846161799" calcext:value-type="float">
            <text:p>0.209499846161799</text:p>
          </table:table-cell>
          <table:table-cell table:style-name="ce4" table:formula="of:=[$Redistribution_central.K49]" office:value-type="float" office:value="0.230524199297758" calcext:value-type="float">
            <text:p>0.230524199297758</text:p>
          </table:table-cell>
          <table:table-cell table:style-name="ce4" table:formula="of:=[$Redistribution_central.L49]" office:value-type="float" office:value="0.219541246932148" calcext:value-type="float">
            <text:p>0.219541246932148</text:p>
          </table:table-cell>
          <table:table-cell table:style-name="ce4" table:formula="of:=[$Redistribution_central.M49]" office:value-type="float" office:value="0.214293800475487" calcext:value-type="float">
            <text:p>0.214293800475487</text:p>
          </table:table-cell>
          <table:table-cell table:number-columns-repeated="2"/>
          <table:table-cell table:style-name="ce4" table:formula="of:=[$redistribution_low.J49]" office:value-type="float" office:value="0.213093388901894" calcext:value-type="float">
            <text:p>0.213093388901894</text:p>
          </table:table-cell>
          <table:table-cell table:style-name="ce4" table:formula="of:=[$redistribution_low.K49]" office:value-type="float" office:value="0.224241816344961" calcext:value-type="float">
            <text:p>0.224241816344961</text:p>
          </table:table-cell>
          <table:table-cell table:style-name="ce4" table:formula="of:=[$redistribution_low.L49]" office:value-type="float" office:value="0.223022477398588" calcext:value-type="float">
            <text:p>0.223022477398588</text:p>
          </table:table-cell>
          <table:table-cell table:style-name="ce4" table:formula="of:=[$redistribution_low.M49]" office:value-type="float" office:value="0.208609782398969" calcext:value-type="float">
            <text:p>0.208609782398969</text:p>
          </table:table-cell>
          <table:table-cell table:number-columns-repeated="47"/>
        </table:table-row>
        <table:table-row table:style-name="ro1">
          <table:table-cell table:style-name="ce4" table:formula="of:=[.A53]+1" office:value-type="float" office:value="97" calcext:value-type="float">
            <text:p>97</text:p>
          </table:table-cell>
          <table:table-cell table:style-name="ce4" table:formula="of:=[$Redistribution_high.J50]" office:value-type="float" office:value="0.216214394847654" calcext:value-type="float">
            <text:p>0.216214394847654</text:p>
          </table:table-cell>
          <table:table-cell table:style-name="ce4" table:formula="of:=[$Redistribution_high.K50]" office:value-type="float" office:value="0.233331701520153" calcext:value-type="float">
            <text:p>0.233331701520153</text:p>
          </table:table-cell>
          <table:table-cell table:style-name="ce4" table:formula="of:=[$Redistribution_high.L50]" office:value-type="float" office:value="0.227701179165494" calcext:value-type="float">
            <text:p>0.227701179165494</text:p>
          </table:table-cell>
          <table:table-cell table:style-name="ce4" table:formula="of:=[$Redistribution_high.M50]" office:value-type="float" office:value="0.215784246611571" calcext:value-type="float">
            <text:p>0.215784246611571</text:p>
          </table:table-cell>
          <table:table-cell/>
          <table:table-cell table:style-name="ce4"/>
          <table:table-cell table:style-name="ce4" table:formula="of:=[$Redistribution_central.J50]" office:value-type="float" office:value="0.209883854368219" calcext:value-type="float">
            <text:p>0.209883854368219</text:p>
          </table:table-cell>
          <table:table-cell table:style-name="ce4" table:formula="of:=[$Redistribution_central.K50]" office:value-type="float" office:value="0.236452749549878" calcext:value-type="float">
            <text:p>0.236452749549878</text:p>
          </table:table-cell>
          <table:table-cell table:style-name="ce4" table:formula="of:=[$Redistribution_central.L50]" office:value-type="float" office:value="0.221602481288226" calcext:value-type="float">
            <text:p>0.221602481288226</text:p>
          </table:table-cell>
          <table:table-cell table:style-name="ce4" table:formula="of:=[$Redistribution_central.M50]" office:value-type="float" office:value="0.217315822800877" calcext:value-type="float">
            <text:p>0.217315822800877</text:p>
          </table:table-cell>
          <table:table-cell table:number-columns-repeated="2"/>
          <table:table-cell table:style-name="ce4" table:formula="of:=[$redistribution_low.J50]" office:value-type="float" office:value="0.214246003357277" calcext:value-type="float">
            <text:p>0.214246003357277</text:p>
          </table:table-cell>
          <table:table-cell table:style-name="ce4" table:formula="of:=[$redistribution_low.K50]" office:value-type="float" office:value="0.23125821240025" calcext:value-type="float">
            <text:p>0.23125821240025</text:p>
          </table:table-cell>
          <table:table-cell table:style-name="ce4" table:formula="of:=[$redistribution_low.L50]" office:value-type="float" office:value="0.226546765749579" calcext:value-type="float">
            <text:p>0.226546765749579</text:p>
          </table:table-cell>
          <table:table-cell table:style-name="ce4" table:formula="of:=[$redistribution_low.M50]" office:value-type="float" office:value="0.211718911282313" calcext:value-type="float">
            <text:p>0.211718911282313</text:p>
          </table:table-cell>
          <table:table-cell table:number-columns-repeated="47"/>
        </table:table-row>
        <table:table-row table:style-name="ro1">
          <table:table-cell table:style-name="ce4" table:formula="of:=[.A54]+1" office:value-type="float" office:value="98" calcext:value-type="float">
            <text:p>98</text:p>
          </table:table-cell>
          <table:table-cell table:style-name="ce4" table:formula="of:=[$Redistribution_high.J51]" office:value-type="float" office:value="0.216715187764903" calcext:value-type="float">
            <text:p>0.216715187764903</text:p>
          </table:table-cell>
          <table:table-cell table:style-name="ce4" table:formula="of:=[$Redistribution_high.K51]" office:value-type="float" office:value="0.230944786822638" calcext:value-type="float">
            <text:p>0.230944786822638</text:p>
          </table:table-cell>
          <table:table-cell table:style-name="ce4" table:formula="of:=[$Redistribution_high.L51]" office:value-type="float" office:value="0.226262439999612" calcext:value-type="float">
            <text:p>0.226262439999612</text:p>
          </table:table-cell>
          <table:table-cell table:style-name="ce4" table:formula="of:=[$Redistribution_high.M51]" office:value-type="float" office:value="0.216165847960645" calcext:value-type="float">
            <text:p>0.216165847960645</text:p>
          </table:table-cell>
          <table:table-cell/>
          <table:table-cell table:style-name="ce4"/>
          <table:table-cell table:style-name="ce4" table:formula="of:=[$Redistribution_central.J51]" office:value-type="float" office:value="0.215789572445397" calcext:value-type="float">
            <text:p>0.215789572445397</text:p>
          </table:table-cell>
          <table:table-cell table:style-name="ce4" table:formula="of:=[$Redistribution_central.K51]" office:value-type="float" office:value="0.240590164530124" calcext:value-type="float">
            <text:p>0.240590164530124</text:p>
          </table:table-cell>
          <table:table-cell table:style-name="ce4" table:formula="of:=[$Redistribution_central.L51]" office:value-type="float" office:value="0.224763214227353" calcext:value-type="float">
            <text:p>0.224763214227353</text:p>
          </table:table-cell>
          <table:table-cell table:style-name="ce4" table:formula="of:=[$Redistribution_central.M51]" office:value-type="float" office:value="0.225758153877661" calcext:value-type="float">
            <text:p>0.225758153877661</text:p>
          </table:table-cell>
          <table:table-cell table:number-columns-repeated="2"/>
          <table:table-cell table:style-name="ce4" table:formula="of:=[$redistribution_low.J51]" office:value-type="float" office:value="0.217509096354267" calcext:value-type="float">
            <text:p>0.217509096354267</text:p>
          </table:table-cell>
          <table:table-cell table:style-name="ce4" table:formula="of:=[$redistribution_low.K51]" office:value-type="float" office:value="0.233459980146133" calcext:value-type="float">
            <text:p>0.233459980146133</text:p>
          </table:table-cell>
          <table:table-cell table:style-name="ce4" table:formula="of:=[$redistribution_low.L51]" office:value-type="float" office:value="0.226977211067473" calcext:value-type="float">
            <text:p>0.226977211067473</text:p>
          </table:table-cell>
          <table:table-cell table:style-name="ce4" table:formula="of:=[$redistribution_low.M51]" office:value-type="float" office:value="0.218044924177045" calcext:value-type="float">
            <text:p>0.218044924177045</text:p>
          </table:table-cell>
          <table:table-cell table:number-columns-repeated="47"/>
        </table:table-row>
        <table:table-row table:style-name="ro1">
          <table:table-cell table:style-name="ce4" table:formula="of:=[.A55]+1" office:value-type="float" office:value="99" calcext:value-type="float">
            <text:p>99</text:p>
          </table:table-cell>
          <table:table-cell table:style-name="ce4" table:formula="of:=[$Redistribution_high.J52]" office:value-type="float" office:value="0.218938052475831" calcext:value-type="float">
            <text:p>0.218938052475831</text:p>
          </table:table-cell>
          <table:table-cell table:style-name="ce4" table:formula="of:=[$Redistribution_high.K52]" office:value-type="float" office:value="0.236310721069852" calcext:value-type="float">
            <text:p>0.236310721069852</text:p>
          </table:table-cell>
          <table:table-cell table:style-name="ce4" table:formula="of:=[$Redistribution_high.L52]" office:value-type="float" office:value="0.227687229284805" calcext:value-type="float">
            <text:p>0.227687229284805</text:p>
          </table:table-cell>
          <table:table-cell table:style-name="ce4" table:formula="of:=[$Redistribution_high.M52]" office:value-type="float" office:value="0.222639620783031" calcext:value-type="float">
            <text:p>0.222639620783031</text:p>
          </table:table-cell>
          <table:table-cell/>
          <table:table-cell table:style-name="ce4"/>
          <table:table-cell table:style-name="ce4" table:formula="of:=[$Redistribution_central.J52]" office:value-type="float" office:value="0.228380989407339" calcext:value-type="float">
            <text:p>0.228380989407339</text:p>
          </table:table-cell>
          <table:table-cell table:style-name="ce4" table:formula="of:=[$Redistribution_central.K52]" office:value-type="float" office:value="0.2612066239644" calcext:value-type="float">
            <text:p>0.2612066239644</text:p>
          </table:table-cell>
          <table:table-cell table:style-name="ce4" table:formula="of:=[$Redistribution_central.L52]" office:value-type="float" office:value="0.237938719335825" calcext:value-type="float">
            <text:p>0.237938719335825</text:p>
          </table:table-cell>
          <table:table-cell table:style-name="ce4" table:formula="of:=[$Redistribution_central.M52]" office:value-type="float" office:value="0.24494541014959" calcext:value-type="float">
            <text:p>0.24494541014959</text:p>
          </table:table-cell>
          <table:table-cell table:number-columns-repeated="2"/>
          <table:table-cell table:style-name="ce4" table:formula="of:=[$redistribution_low.J52]" office:value-type="float" office:value="0.214967679811671" calcext:value-type="float">
            <text:p>0.214967679811671</text:p>
          </table:table-cell>
          <table:table-cell table:style-name="ce4" table:formula="of:=[$redistribution_low.K52]" office:value-type="float" office:value="0.232246367156258" calcext:value-type="float">
            <text:p>0.232246367156258</text:p>
          </table:table-cell>
          <table:table-cell table:style-name="ce4" table:formula="of:=[$redistribution_low.L52]" office:value-type="float" office:value="0.22393478033406" calcext:value-type="float">
            <text:p>0.22393478033406</text:p>
          </table:table-cell>
          <table:table-cell table:style-name="ce4" table:formula="of:=[$redistribution_low.M52]" office:value-type="float" office:value="0.21769744629949" calcext:value-type="float">
            <text:p>0.21769744629949</text:p>
          </table:table-cell>
          <table:table-cell table:number-columns-repeated="47"/>
        </table:table-row>
        <table:table-row table:style-name="ro1">
          <table:table-cell table:style-name="ce4" table:formula="of:=[.A56]+1" office:value-type="float" office:value="100" calcext:value-type="float">
            <text:p>100</text:p>
          </table:table-cell>
          <table:table-cell table:style-name="ce4" table:formula="of:=[$Redistribution_high.J53]" office:value-type="float" office:value="0.216431027169047" calcext:value-type="float">
            <text:p>0.216431027169047</text:p>
          </table:table-cell>
          <table:table-cell table:style-name="ce4" table:formula="of:=[$Redistribution_high.K53]" office:value-type="float" office:value="0.229395032879347" calcext:value-type="float">
            <text:p>0.229395032879347</text:p>
          </table:table-cell>
          <table:table-cell table:style-name="ce4" table:formula="of:=[$Redistribution_high.L53]" office:value-type="float" office:value="0.225429213615586" calcext:value-type="float">
            <text:p>0.225429213615586</text:p>
          </table:table-cell>
          <table:table-cell table:style-name="ce4" table:formula="of:=[$Redistribution_high.M53]" office:value-type="float" office:value="0.215655400217299" calcext:value-type="float">
            <text:p>0.215655400217299</text:p>
          </table:table-cell>
          <table:table-cell/>
          <table:table-cell table:style-name="ce4"/>
          <table:table-cell table:style-name="ce4" table:formula="of:=[$Redistribution_central.J53]" office:value-type="float" office:value="0.222208614603493" calcext:value-type="float">
            <text:p>0.222208614603493</text:p>
          </table:table-cell>
          <table:table-cell table:style-name="ce4" table:formula="of:=[$Redistribution_central.K53]" office:value-type="float" office:value="0.251088220948924" calcext:value-type="float">
            <text:p>0.251088220948924</text:p>
          </table:table-cell>
          <table:table-cell table:style-name="ce4" table:formula="of:=[$Redistribution_central.L53]" office:value-type="float" office:value="0.231509992955635" calcext:value-type="float">
            <text:p>0.231509992955635</text:p>
          </table:table-cell>
          <table:table-cell table:style-name="ce4" table:formula="of:=[$Redistribution_central.M53]" office:value-type="float" office:value="0.235400434164777" calcext:value-type="float">
            <text:p>0.235400434164777</text:p>
          </table:table-cell>
          <table:table-cell table:number-columns-repeated="2"/>
          <table:table-cell table:style-name="ce4" table:formula="of:=[$redistribution_low.J53]" office:value-type="float" office:value="0.217555276465567" calcext:value-type="float">
            <text:p>0.217555276465567</text:p>
          </table:table-cell>
          <table:table-cell table:style-name="ce4" table:formula="of:=[$redistribution_low.K53]" office:value-type="float" office:value="0.234391630422802" calcext:value-type="float">
            <text:p>0.234391630422802</text:p>
          </table:table-cell>
          <table:table-cell table:style-name="ce4" table:formula="of:=[$redistribution_low.L53]" office:value-type="float" office:value="0.226641337937648" calcext:value-type="float">
            <text:p>0.226641337937648</text:p>
          </table:table-cell>
          <table:table-cell table:style-name="ce4" table:formula="of:=[$redistribution_low.M53]" office:value-type="float" office:value="0.219528870321724" calcext:value-type="float">
            <text:p>0.219528870321724</text:p>
          </table:table-cell>
          <table:table-cell table:number-columns-repeated="47"/>
        </table:table-row>
        <table:table-row table:style-name="ro1">
          <table:table-cell table:style-name="ce4" table:formula="of:=[.A57]+1" office:value-type="float" office:value="101" calcext:value-type="float">
            <text:p>101</text:p>
          </table:table-cell>
          <table:table-cell table:style-name="ce4" table:formula="of:=[$Redistribution_high.J54]" office:value-type="float" office:value="0.216698051070372" calcext:value-type="float">
            <text:p>0.216698051070372</text:p>
          </table:table-cell>
          <table:table-cell table:style-name="ce4" table:formula="of:=[$Redistribution_high.K54]" office:value-type="float" office:value="0.236325812885309" calcext:value-type="float">
            <text:p>0.236325812885309</text:p>
          </table:table-cell>
          <table:table-cell table:style-name="ce4" table:formula="of:=[$Redistribution_high.L54]" office:value-type="float" office:value="0.227562708594651" calcext:value-type="float">
            <text:p>0.227562708594651</text:p>
          </table:table-cell>
          <table:table-cell table:style-name="ce4" table:formula="of:=[$Redistribution_high.M54]" office:value-type="float" office:value="0.219538923777978" calcext:value-type="float">
            <text:p>0.219538923777978</text:p>
          </table:table-cell>
          <table:table-cell/>
          <table:table-cell table:style-name="ce4"/>
          <table:table-cell table:style-name="ce4" table:formula="of:=[$Redistribution_central.J54]" office:value-type="float" office:value="0.222258501465494" calcext:value-type="float">
            <text:p>0.222258501465494</text:p>
          </table:table-cell>
          <table:table-cell table:style-name="ce4" table:formula="of:=[$Redistribution_central.K54]" office:value-type="float" office:value="0.256004081208623" calcext:value-type="float">
            <text:p>0.256004081208623</text:p>
          </table:table-cell>
          <table:table-cell table:style-name="ce4" table:formula="of:=[$Redistribution_central.L54]" office:value-type="float" office:value="0.233849258675985" calcext:value-type="float">
            <text:p>0.233849258675985</text:p>
          </table:table-cell>
          <table:table-cell table:style-name="ce4" table:formula="of:=[$Redistribution_central.M54]" office:value-type="float" office:value="0.236432279109759" calcext:value-type="float">
            <text:p>0.236432279109759</text:p>
          </table:table-cell>
          <table:table-cell table:number-columns-repeated="2"/>
          <table:table-cell table:style-name="ce4" table:formula="of:=[$redistribution_low.J54]" office:value-type="float" office:value="0.220443983641969" calcext:value-type="float">
            <text:p>0.220443983641969</text:p>
          </table:table-cell>
          <table:table-cell table:style-name="ce4" table:formula="of:=[$redistribution_low.K54]" office:value-type="float" office:value="0.246677386807263" calcext:value-type="float">
            <text:p>0.246677386807263</text:p>
          </table:table-cell>
          <table:table-cell table:style-name="ce4" table:formula="of:=[$redistribution_low.L54]" office:value-type="float" office:value="0.231881234348468" calcext:value-type="float">
            <text:p>0.231881234348468</text:p>
          </table:table-cell>
          <table:table-cell table:style-name="ce4" table:formula="of:=[$redistribution_low.M54]" office:value-type="float" office:value="0.227763328542238" calcext:value-type="float">
            <text:p>0.227763328542238</text:p>
          </table:table-cell>
          <table:table-cell table:number-columns-repeated="47"/>
        </table:table-row>
        <table:table-row table:style-name="ro1">
          <table:table-cell table:style-name="ce4" table:formula="of:=[.A58]+1" office:value-type="float" office:value="102" calcext:value-type="float">
            <text:p>102</text:p>
          </table:table-cell>
          <table:table-cell table:style-name="ce4" table:formula="of:=[$Redistribution_high.J55]" office:value-type="float" office:value="0.217383972763685" calcext:value-type="float">
            <text:p>0.217383972763685</text:p>
          </table:table-cell>
          <table:table-cell table:style-name="ce4" table:formula="of:=[$Redistribution_high.K55]" office:value-type="float" office:value="0.230782174394676" calcext:value-type="float">
            <text:p>0.230782174394676</text:p>
          </table:table-cell>
          <table:table-cell table:style-name="ce4" table:formula="of:=[$Redistribution_high.L55]" office:value-type="float" office:value="0.225254763894546" calcext:value-type="float">
            <text:p>0.225254763894546</text:p>
          </table:table-cell>
          <table:table-cell table:style-name="ce4" table:formula="of:=[$Redistribution_high.M55]" office:value-type="float" office:value="0.218618992744491" calcext:value-type="float">
            <text:p>0.218618992744491</text:p>
          </table:table-cell>
          <table:table-cell/>
          <table:table-cell table:style-name="ce4"/>
          <table:table-cell table:style-name="ce4" table:formula="of:=[$Redistribution_central.J55]" office:value-type="float" office:value="0.222695291663935" calcext:value-type="float">
            <text:p>0.222695291663935</text:p>
          </table:table-cell>
          <table:table-cell table:style-name="ce4" table:formula="of:=[$Redistribution_central.K55]" office:value-type="float" office:value="0.246295467955473" calcext:value-type="float">
            <text:p>0.246295467955473</text:p>
          </table:table-cell>
          <table:table-cell table:style-name="ce4" table:formula="of:=[$Redistribution_central.L55]" office:value-type="float" office:value="0.231554976900043" calcext:value-type="float">
            <text:p>0.231554976900043</text:p>
          </table:table-cell>
          <table:table-cell table:style-name="ce4" table:formula="of:=[$Redistribution_central.M55]" office:value-type="float" office:value="0.231483366542759" calcext:value-type="float">
            <text:p>0.231483366542759</text:p>
          </table:table-cell>
          <table:table-cell table:number-columns-repeated="2"/>
          <table:table-cell table:style-name="ce4" table:formula="of:=[$redistribution_low.J55]" office:value-type="float" office:value="0.223750021868454" calcext:value-type="float">
            <text:p>0.223750021868454</text:p>
          </table:table-cell>
          <table:table-cell table:style-name="ce4" table:formula="of:=[$redistribution_low.K55]" office:value-type="float" office:value="0.238531252126285" calcext:value-type="float">
            <text:p>0.238531252126285</text:p>
          </table:table-cell>
          <table:table-cell table:style-name="ce4" table:formula="of:=[$redistribution_low.L55]" office:value-type="float" office:value="0.233181009759518" calcext:value-type="float">
            <text:p>0.233181009759518</text:p>
          </table:table-cell>
          <table:table-cell table:style-name="ce4" table:formula="of:=[$redistribution_low.M55]" office:value-type="float" office:value="0.223208206589221" calcext:value-type="float">
            <text:p>0.223208206589221</text:p>
          </table:table-cell>
          <table:table-cell table:number-columns-repeated="47"/>
        </table:table-row>
        <table:table-row table:style-name="ro1">
          <table:table-cell table:style-name="ce4" table:formula="of:=[.A59]+1" office:value-type="float" office:value="103" calcext:value-type="float">
            <text:p>103</text:p>
          </table:table-cell>
          <table:table-cell table:style-name="ce4" table:formula="of:=[$Redistribution_high.J56]" office:value-type="float" office:value="0.210173874257414" calcext:value-type="float">
            <text:p>0.210173874257414</text:p>
          </table:table-cell>
          <table:table-cell table:style-name="ce4" table:formula="of:=[$Redistribution_high.K56]" office:value-type="float" office:value="0.217952805894351" calcext:value-type="float">
            <text:p>0.217952805894351</text:p>
          </table:table-cell>
          <table:table-cell table:style-name="ce4" table:formula="of:=[$Redistribution_high.L56]" office:value-type="float" office:value="0.217937717328445" calcext:value-type="float">
            <text:p>0.217937717328445</text:p>
          </table:table-cell>
          <table:table-cell table:style-name="ce4" table:formula="of:=[$Redistribution_high.M56]" office:value-type="float" office:value="0.206130725685313" calcext:value-type="float">
            <text:p>0.206130725685313</text:p>
          </table:table-cell>
          <table:table-cell/>
          <table:table-cell table:style-name="ce4"/>
          <table:table-cell table:style-name="ce4" table:formula="of:=[$Redistribution_central.J56]" office:value-type="float" office:value="0.225547566836655" calcext:value-type="float">
            <text:p>0.225547566836655</text:p>
          </table:table-cell>
          <table:table-cell table:style-name="ce4" table:formula="of:=[$Redistribution_central.K56]" office:value-type="float" office:value="0.252478625708742" calcext:value-type="float">
            <text:p>0.252478625708742</text:p>
          </table:table-cell>
          <table:table-cell table:style-name="ce4" table:formula="of:=[$Redistribution_central.L56]" office:value-type="float" office:value="0.234984752488232" calcext:value-type="float">
            <text:p>0.234984752488232</text:p>
          </table:table-cell>
          <table:table-cell table:style-name="ce4" table:formula="of:=[$Redistribution_central.M56]" office:value-type="float" office:value="0.236420562482478" calcext:value-type="float">
            <text:p>0.236420562482478</text:p>
          </table:table-cell>
          <table:table-cell table:number-columns-repeated="2"/>
          <table:table-cell table:style-name="ce4" table:formula="of:=[$redistribution_low.J56]" office:value-type="float" office:value="0.220248407099475" calcext:value-type="float">
            <text:p>0.220248407099475</text:p>
          </table:table-cell>
          <table:table-cell table:style-name="ce4" table:formula="of:=[$redistribution_low.K56]" office:value-type="float" office:value="0.234411329016534" calcext:value-type="float">
            <text:p>0.234411329016534</text:p>
          </table:table-cell>
          <table:table-cell table:style-name="ce4" table:formula="of:=[$redistribution_low.L56]" office:value-type="float" office:value="0.228385458737515" calcext:value-type="float">
            <text:p>0.228385458737515</text:p>
          </table:table-cell>
          <table:table-cell table:style-name="ce4" table:formula="of:=[$redistribution_low.M56]" office:value-type="float" office:value="0.221214101949212" calcext:value-type="float">
            <text:p>0.221214101949212</text:p>
          </table:table-cell>
          <table:table-cell table:number-columns-repeated="47"/>
        </table:table-row>
        <table:table-row table:style-name="ro1">
          <table:table-cell table:style-name="ce4" table:formula="of:=[.A60]+1" office:value-type="float" office:value="104" calcext:value-type="float">
            <text:p>104</text:p>
          </table:table-cell>
          <table:table-cell table:style-name="ce4" table:formula="of:=[$Redistribution_high.J57]" office:value-type="float" office:value="0.215319370508979" calcext:value-type="float">
            <text:p>0.215319370508979</text:p>
          </table:table-cell>
          <table:table-cell table:style-name="ce4" table:formula="of:=[$Redistribution_high.K57]" office:value-type="float" office:value="0.219761591759478" calcext:value-type="float">
            <text:p>0.219761591759478</text:p>
          </table:table-cell>
          <table:table-cell table:style-name="ce4" table:formula="of:=[$Redistribution_high.L57]" office:value-type="float" office:value="0.223001067222297" calcext:value-type="float">
            <text:p>0.223001067222297</text:p>
          </table:table-cell>
          <table:table-cell table:style-name="ce4" table:formula="of:=[$Redistribution_high.M57]" office:value-type="float" office:value="0.208189321002865" calcext:value-type="float">
            <text:p>0.208189321002865</text:p>
          </table:table-cell>
          <table:table-cell/>
          <table:table-cell table:style-name="ce4"/>
          <table:table-cell table:style-name="ce4" table:formula="of:=[$Redistribution_central.J57]" office:value-type="float" office:value="0.216708681018303" calcext:value-type="float">
            <text:p>0.216708681018303</text:p>
          </table:table-cell>
          <table:table-cell table:style-name="ce4" table:formula="of:=[$Redistribution_central.K57]" office:value-type="float" office:value="0.23204776382924" calcext:value-type="float">
            <text:p>0.23204776382924</text:p>
          </table:table-cell>
          <table:table-cell table:style-name="ce4" table:formula="of:=[$Redistribution_central.L57]" office:value-type="float" office:value="0.224860810357158" calcext:value-type="float">
            <text:p>0.224860810357158</text:p>
          </table:table-cell>
          <table:table-cell table:style-name="ce4" table:formula="of:=[$Redistribution_central.M57]" office:value-type="float" office:value="0.21883009399596" calcext:value-type="float">
            <text:p>0.21883009399596</text:p>
          </table:table-cell>
          <table:table-cell table:number-columns-repeated="2"/>
          <table:table-cell table:style-name="ce4" table:formula="of:=[$redistribution_low.J57]" office:value-type="float" office:value="0.218686686811183" calcext:value-type="float">
            <text:p>0.218686686811183</text:p>
          </table:table-cell>
          <table:table-cell table:style-name="ce4" table:formula="of:=[$redistribution_low.K57]" office:value-type="float" office:value="0.234496298403366" calcext:value-type="float">
            <text:p>0.234496298403366</text:p>
          </table:table-cell>
          <table:table-cell table:style-name="ce4" table:formula="of:=[$redistribution_low.L57]" office:value-type="float" office:value="0.226555286553382" calcext:value-type="float">
            <text:p>0.226555286553382</text:p>
          </table:table-cell>
          <table:table-cell table:style-name="ce4" table:formula="of:=[$redistribution_low.M57]" office:value-type="float" office:value="0.22159074397393" calcext:value-type="float">
            <text:p>0.22159074397393</text:p>
          </table:table-cell>
          <table:table-cell table:number-columns-repeated="47"/>
        </table:table-row>
        <table:table-row table:style-name="ro1">
          <table:table-cell table:style-name="ce4" table:formula="of:=[.A61]+1" office:value-type="float" office:value="105" calcext:value-type="float">
            <text:p>105</text:p>
          </table:table-cell>
          <table:table-cell table:style-name="ce4" table:formula="of:=[$Redistribution_high.J58]" office:value-type="float" office:value="0.215924187955831" calcext:value-type="float">
            <text:p>0.215924187955831</text:p>
          </table:table-cell>
          <table:table-cell table:style-name="ce4" table:formula="of:=[$Redistribution_high.K58]" office:value-type="float" office:value="0.222600727157396" calcext:value-type="float">
            <text:p>0.222600727157396</text:p>
          </table:table-cell>
          <table:table-cell table:style-name="ce4" table:formula="of:=[$Redistribution_high.L58]" office:value-type="float" office:value="0.225714919049513" calcext:value-type="float">
            <text:p>0.225714919049513</text:p>
          </table:table-cell>
          <table:table-cell table:style-name="ce4" table:formula="of:=[$Redistribution_high.M58]" office:value-type="float" office:value="0.207948650427657" calcext:value-type="float">
            <text:p>0.207948650427657</text:p>
          </table:table-cell>
          <table:table-cell/>
          <table:table-cell table:style-name="ce4"/>
          <table:table-cell table:style-name="ce4" table:formula="of:=[$Redistribution_central.J58]" office:value-type="float" office:value="0.209578058894257" calcext:value-type="float">
            <text:p>0.209578058894257</text:p>
          </table:table-cell>
          <table:table-cell table:style-name="ce4" table:formula="of:=[$Redistribution_central.K58]" office:value-type="float" office:value="0.226300919411816" calcext:value-type="float">
            <text:p>0.226300919411816</text:p>
          </table:table-cell>
          <table:table-cell table:style-name="ce4" table:formula="of:=[$Redistribution_central.L58]" office:value-type="float" office:value="0.219439164668734" calcext:value-type="float">
            <text:p>0.219439164668734</text:p>
          </table:table-cell>
          <table:table-cell table:style-name="ce4" table:formula="of:=[$Redistribution_central.M58]" office:value-type="float" office:value="0.210410360598652" calcext:value-type="float">
            <text:p>0.210410360598652</text:p>
          </table:table-cell>
          <table:table-cell table:number-columns-repeated="2"/>
          <table:table-cell table:style-name="ce4" table:formula="of:=[$redistribution_low.J58]" office:value-type="float" office:value="0.217357449413288" calcext:value-type="float">
            <text:p>0.217357449413288</text:p>
          </table:table-cell>
          <table:table-cell table:style-name="ce4" table:formula="of:=[$redistribution_low.K58]" office:value-type="float" office:value="0.237686806157543" calcext:value-type="float">
            <text:p>0.237686806157543</text:p>
          </table:table-cell>
          <table:table-cell table:style-name="ce4" table:formula="of:=[$redistribution_low.L58]" office:value-type="float" office:value="0.227465964552023" calcext:value-type="float">
            <text:p>0.227465964552023</text:p>
          </table:table-cell>
          <table:table-cell table:style-name="ce4" table:formula="of:=[$redistribution_low.M58]" office:value-type="float" office:value="0.22101845130536" calcext:value-type="float">
            <text:p>0.22101845130536</text:p>
          </table:table-cell>
          <table:table-cell table:number-columns-repeated="47"/>
        </table:table-row>
        <table:table-row table:style-name="ro1">
          <table:table-cell table:style-name="ce4" table:formula="of:=[.A62]+1" office:value-type="float" office:value="106" calcext:value-type="float">
            <text:p>106</text:p>
          </table:table-cell>
          <table:table-cell table:style-name="ce4" table:formula="of:=[$Redistribution_high.J59]" office:value-type="float" office:value="0.216104630474291" calcext:value-type="float">
            <text:p>0.216104630474291</text:p>
          </table:table-cell>
          <table:table-cell table:style-name="ce4" table:formula="of:=[$Redistribution_high.K59]" office:value-type="float" office:value="0.222898219356006" calcext:value-type="float">
            <text:p>0.222898219356006</text:p>
          </table:table-cell>
          <table:table-cell table:style-name="ce4" table:formula="of:=[$Redistribution_high.L59]" office:value-type="float" office:value="0.223801200111958" calcext:value-type="float">
            <text:p>0.223801200111958</text:p>
          </table:table-cell>
          <table:table-cell table:style-name="ce4" table:formula="of:=[$Redistribution_high.M59]" office:value-type="float" office:value="0.211146803177154" calcext:value-type="float">
            <text:p>0.211146803177154</text:p>
          </table:table-cell>
          <table:table-cell/>
          <table:table-cell table:style-name="ce4"/>
          <table:table-cell table:style-name="ce4" table:formula="of:=[$Redistribution_central.J59]" office:value-type="float" office:value="0.215954313276707" calcext:value-type="float">
            <text:p>0.215954313276707</text:p>
          </table:table-cell>
          <table:table-cell table:style-name="ce4" table:formula="of:=[$Redistribution_central.K59]" office:value-type="float" office:value="0.23309390046529" calcext:value-type="float">
            <text:p>0.23309390046529</text:p>
          </table:table-cell>
          <table:table-cell table:style-name="ce4" table:formula="of:=[$Redistribution_central.L59]" office:value-type="float" office:value="0.223734569919861" calcext:value-type="float">
            <text:p>0.223734569919861</text:p>
          </table:table-cell>
          <table:table-cell table:style-name="ce4" table:formula="of:=[$Redistribution_central.M59]" office:value-type="float" office:value="0.220389501153798" calcext:value-type="float">
            <text:p>0.220389501153798</text:p>
          </table:table-cell>
          <table:table-cell table:number-columns-repeated="2"/>
          <table:table-cell table:style-name="ce4" table:formula="of:=[$redistribution_low.J59]" office:value-type="float" office:value="0.223346931074536" calcext:value-type="float">
            <text:p>0.223346931074536</text:p>
          </table:table-cell>
          <table:table-cell table:style-name="ce4" table:formula="of:=[$redistribution_low.K59]" office:value-type="float" office:value="0.239920845449678" calcext:value-type="float">
            <text:p>0.239920845449678</text:p>
          </table:table-cell>
          <table:table-cell table:style-name="ce4" table:formula="of:=[$redistribution_low.L59]" office:value-type="float" office:value="0.232011522129531" calcext:value-type="float">
            <text:p>0.232011522129531</text:p>
          </table:table-cell>
          <table:table-cell table:style-name="ce4" table:formula="of:=[$redistribution_low.M59]" office:value-type="float" office:value="0.225587830481354" calcext:value-type="float">
            <text:p>0.225587830481354</text:p>
          </table:table-cell>
          <table:table-cell table:number-columns-repeated="47"/>
        </table:table-row>
        <table:table-row table:style-name="ro1">
          <table:table-cell table:style-name="ce4" table:formula="of:=[.A63]+1" office:value-type="float" office:value="107" calcext:value-type="float">
            <text:p>107</text:p>
          </table:table-cell>
          <table:table-cell table:style-name="ce4" table:formula="of:=[$Redistribution_high.J60]" office:value-type="float" office:value="0.222698341288229" calcext:value-type="float">
            <text:p>0.222698341288229</text:p>
          </table:table-cell>
          <table:table-cell table:style-name="ce4" table:formula="of:=[$Redistribution_high.K60]" office:value-type="float" office:value="0.233646300087079" calcext:value-type="float">
            <text:p>0.233646300087079</text:p>
          </table:table-cell>
          <table:table-cell table:style-name="ce4" table:formula="of:=[$Redistribution_high.L60]" office:value-type="float" office:value="0.230702908908196" calcext:value-type="float">
            <text:p>0.230702908908196</text:p>
          </table:table-cell>
          <table:table-cell table:style-name="ce4" table:formula="of:=[$Redistribution_high.M60]" office:value-type="float" office:value="0.22132880214354" calcext:value-type="float">
            <text:p>0.22132880214354</text:p>
          </table:table-cell>
          <table:table-cell/>
          <table:table-cell table:style-name="ce4"/>
          <table:table-cell table:style-name="ce4" table:formula="of:=[$Redistribution_central.J60]" office:value-type="float" office:value="0.21817357793703" calcext:value-type="float">
            <text:p>0.21817357793703</text:p>
          </table:table-cell>
          <table:table-cell table:style-name="ce4" table:formula="of:=[$Redistribution_central.K60]" office:value-type="float" office:value="0.236074073926712" calcext:value-type="float">
            <text:p>0.236074073926712</text:p>
          </table:table-cell>
          <table:table-cell table:style-name="ce4" table:formula="of:=[$Redistribution_central.L60]" office:value-type="float" office:value="0.225982430939116" calcext:value-type="float">
            <text:p>0.225982430939116</text:p>
          </table:table-cell>
          <table:table-cell table:style-name="ce4" table:formula="of:=[$Redistribution_central.M60]" office:value-type="float" office:value="0.223203593247392" calcext:value-type="float">
            <text:p>0.223203593247392</text:p>
          </table:table-cell>
          <table:table-cell table:number-columns-repeated="2"/>
          <table:table-cell table:style-name="ce4" table:formula="of:=[$redistribution_low.J60]" office:value-type="float" office:value="0.224756895499183" calcext:value-type="float">
            <text:p>0.224756895499183</text:p>
          </table:table-cell>
          <table:table-cell table:style-name="ce4" table:formula="of:=[$redistribution_low.K60]" office:value-type="float" office:value="0.239206600927665" calcext:value-type="float">
            <text:p>0.239206600927665</text:p>
          </table:table-cell>
          <table:table-cell table:style-name="ce4" table:formula="of:=[$redistribution_low.L60]" office:value-type="float" office:value="0.232118004082828" calcext:value-type="float">
            <text:p>0.232118004082828</text:p>
          </table:table-cell>
          <table:table-cell table:style-name="ce4" table:formula="of:=[$redistribution_low.M60]" office:value-type="float" office:value="0.227191327052256" calcext:value-type="float">
            <text:p>0.227191327052256</text:p>
          </table:table-cell>
          <table:table-cell table:number-columns-repeated="47"/>
        </table:table-row>
        <table:table-row table:style-name="ro1">
          <table:table-cell table:style-name="ce4" table:formula="of:=[.A64]+1" office:value-type="float" office:value="108" calcext:value-type="float">
            <text:p>108</text:p>
          </table:table-cell>
          <table:table-cell table:style-name="ce4" table:formula="of:=[$Redistribution_high.J61]" office:value-type="float" office:value="0.218194019016799" calcext:value-type="float">
            <text:p>0.218194019016799</text:p>
          </table:table-cell>
          <table:table-cell table:style-name="ce4" table:formula="of:=[$Redistribution_high.K61]" office:value-type="float" office:value="0.224640577763331" calcext:value-type="float">
            <text:p>0.224640577763331</text:p>
          </table:table-cell>
          <table:table-cell table:style-name="ce4" table:formula="of:=[$Redistribution_high.L61]" office:value-type="float" office:value="0.225607179400042" calcext:value-type="float">
            <text:p>0.225607179400042</text:p>
          </table:table-cell>
          <table:table-cell table:style-name="ce4" table:formula="of:=[$Redistribution_high.M61]" office:value-type="float" office:value="0.213363847659363" calcext:value-type="float">
            <text:p>0.213363847659363</text:p>
          </table:table-cell>
          <table:table-cell/>
          <table:table-cell table:style-name="ce4"/>
          <table:table-cell table:style-name="ce4" table:formula="of:=[$Redistribution_central.J61]" office:value-type="float" office:value="0.230747247436813" calcext:value-type="float">
            <text:p>0.230747247436813</text:p>
          </table:table-cell>
          <table:table-cell table:style-name="ce4" table:formula="of:=[$Redistribution_central.K61]" office:value-type="float" office:value="0.253504050701608" calcext:value-type="float">
            <text:p>0.253504050701608</text:p>
          </table:table-cell>
          <table:table-cell table:style-name="ce4" table:formula="of:=[$Redistribution_central.L61]" office:value-type="float" office:value="0.238594987937369" calcext:value-type="float">
            <text:p>0.238594987937369</text:p>
          </table:table-cell>
          <table:table-cell table:style-name="ce4" table:formula="of:=[$Redistribution_central.M61]" office:value-type="float" office:value="0.240287086089014" calcext:value-type="float">
            <text:p>0.240287086089014</text:p>
          </table:table-cell>
          <table:table-cell table:number-columns-repeated="2"/>
          <table:table-cell table:style-name="ce4" table:formula="of:=[$redistribution_low.J61]" office:value-type="float" office:value="0.219129210343888" calcext:value-type="float">
            <text:p>0.219129210343888</text:p>
          </table:table-cell>
          <table:table-cell table:style-name="ce4" table:formula="of:=[$redistribution_low.K61]" office:value-type="float" office:value="0.232895176032973" calcext:value-type="float">
            <text:p>0.232895176032973</text:p>
          </table:table-cell>
          <table:table-cell table:style-name="ce4" table:formula="of:=[$redistribution_low.L61]" office:value-type="float" office:value="0.225740285388318" calcext:value-type="float">
            <text:p>0.225740285388318</text:p>
          </table:table-cell>
          <table:table-cell table:style-name="ce4" table:formula="of:=[$redistribution_low.M61]" office:value-type="float" office:value="0.221999041210163" calcext:value-type="float">
            <text:p>0.221999041210163</text:p>
          </table:table-cell>
          <table:table-cell table:number-columns-repeated="47"/>
        </table:table-row>
        <table:table-row table:style-name="ro1">
          <table:table-cell table:style-name="ce4" table:formula="of:=[.A65]+1" office:value-type="float" office:value="109" calcext:value-type="float">
            <text:p>109</text:p>
          </table:table-cell>
          <table:table-cell table:style-name="ce4" table:formula="of:=[$Redistribution_high.J62]" office:value-type="float" office:value="0.21892792657057" calcext:value-type="float">
            <text:p>0.21892792657057</text:p>
          </table:table-cell>
          <table:table-cell table:style-name="ce4" table:formula="of:=[$Redistribution_high.K62]" office:value-type="float" office:value="0.243353710654093" calcext:value-type="float">
            <text:p>0.243353710654093</text:p>
          </table:table-cell>
          <table:table-cell table:style-name="ce4" table:formula="of:=[$Redistribution_high.L62]" office:value-type="float" office:value="0.227676937864069" calcext:value-type="float">
            <text:p>0.227676937864069</text:p>
          </table:table-cell>
          <table:table-cell table:style-name="ce4" table:formula="of:=[$Redistribution_high.M62]" office:value-type="float" office:value="0.22923490094081" calcext:value-type="float">
            <text:p>0.22923490094081</text:p>
          </table:table-cell>
          <table:table-cell/>
          <table:table-cell table:style-name="ce4"/>
          <table:table-cell table:style-name="ce4" table:formula="of:=[$Redistribution_central.J62]" office:value-type="float" office:value="0.230731318602519" calcext:value-type="float">
            <text:p>0.230731318602519</text:p>
          </table:table-cell>
          <table:table-cell table:style-name="ce4" table:formula="of:=[$Redistribution_central.K62]" office:value-type="float" office:value="0.25457364126761" calcext:value-type="float">
            <text:p>0.25457364126761</text:p>
          </table:table-cell>
          <table:table-cell table:style-name="ce4" table:formula="of:=[$Redistribution_central.L62]" office:value-type="float" office:value="0.240719495964942" calcext:value-type="float">
            <text:p>0.240719495964942</text:p>
          </table:table-cell>
          <table:table-cell table:style-name="ce4" table:formula="of:=[$Redistribution_central.M62]" office:value-type="float" office:value="0.237897200832073" calcext:value-type="float">
            <text:p>0.237897200832073</text:p>
          </table:table-cell>
          <table:table-cell table:number-columns-repeated="2"/>
          <table:table-cell table:style-name="ce4" table:formula="of:=[$redistribution_low.J62]" office:value-type="float" office:value="0.216998414686384" calcext:value-type="float">
            <text:p>0.216998414686384</text:p>
          </table:table-cell>
          <table:table-cell table:style-name="ce4" table:formula="of:=[$redistribution_low.K62]" office:value-type="float" office:value="0.229676394002516" calcext:value-type="float">
            <text:p>0.229676394002516</text:p>
          </table:table-cell>
          <table:table-cell table:style-name="ce4" table:formula="of:=[$redistribution_low.L62]" office:value-type="float" office:value="0.225393430934956" calcext:value-type="float">
            <text:p>0.225393430934956</text:p>
          </table:table-cell>
          <table:table-cell table:style-name="ce4" table:formula="of:=[$redistribution_low.M62]" office:value-type="float" office:value="0.216114568496987" calcext:value-type="float">
            <text:p>0.216114568496987</text:p>
          </table:table-cell>
          <table:table-cell table:number-columns-repeated="47"/>
        </table:table-row>
        <table:table-row table:style-name="ro1">
          <table:table-cell table:style-name="ce4" table:formula="of:=[.A66]+1" office:value-type="float" office:value="110" calcext:value-type="float">
            <text:p>110</text:p>
          </table:table-cell>
          <table:table-cell table:style-name="ce4" table:formula="of:=[$Redistribution_high.J63]" office:value-type="float" office:value="0.21319459994996" calcext:value-type="float">
            <text:p>0.21319459994996</text:p>
          </table:table-cell>
          <table:table-cell table:style-name="ce4" table:formula="of:=[$Redistribution_high.K63]" office:value-type="float" office:value="0.228664229762178" calcext:value-type="float">
            <text:p>0.228664229762178</text:p>
          </table:table-cell>
          <table:table-cell table:style-name="ce4" table:formula="of:=[$Redistribution_high.L63]" office:value-type="float" office:value="0.220323878641983" calcext:value-type="float">
            <text:p>0.220323878641983</text:p>
          </table:table-cell>
          <table:table-cell table:style-name="ce4" table:formula="of:=[$Redistribution_high.M63]" office:value-type="float" office:value="0.217457496447032" calcext:value-type="float">
            <text:p>0.217457496447032</text:p>
          </table:table-cell>
          <table:table-cell/>
          <table:table-cell table:style-name="ce4"/>
          <table:table-cell table:style-name="ce4" table:formula="of:=[$Redistribution_central.J63]" office:value-type="float" office:value="0.232972178197374" calcext:value-type="float">
            <text:p>0.232972178197374</text:p>
          </table:table-cell>
          <table:table-cell table:style-name="ce4" table:formula="of:=[$Redistribution_central.K63]" office:value-type="float" office:value="0.252151307465903" calcext:value-type="float">
            <text:p>0.252151307465903</text:p>
          </table:table-cell>
          <table:table-cell table:style-name="ce4" table:formula="of:=[$Redistribution_central.L63]" office:value-type="float" office:value="0.240658837969576" calcext:value-type="float">
            <text:p>0.240658837969576</text:p>
          </table:table-cell>
          <table:table-cell table:style-name="ce4" table:formula="of:=[$Redistribution_central.M63]" office:value-type="float" office:value="0.239217013537377" calcext:value-type="float">
            <text:p>0.239217013537377</text:p>
          </table:table-cell>
          <table:table-cell table:number-columns-repeated="2"/>
          <table:table-cell table:style-name="ce4" table:formula="of:=[$redistribution_low.J63]" office:value-type="float" office:value="0.219273245715705" calcext:value-type="float">
            <text:p>0.219273245715705</text:p>
          </table:table-cell>
          <table:table-cell table:style-name="ce4" table:formula="of:=[$redistribution_low.K63]" office:value-type="float" office:value="0.236246311580533" calcext:value-type="float">
            <text:p>0.236246311580533</text:p>
          </table:table-cell>
          <table:table-cell table:style-name="ce4" table:formula="of:=[$redistribution_low.L63]" office:value-type="float" office:value="0.226139095289612" calcext:value-type="float">
            <text:p>0.226139095289612</text:p>
          </table:table-cell>
          <table:table-cell table:style-name="ce4" table:formula="of:=[$redistribution_low.M63]" office:value-type="float" office:value="0.224760044611227" calcext:value-type="float">
            <text:p>0.224760044611227</text:p>
          </table:table-cell>
          <table:table-cell table:number-columns-repeated="47"/>
        </table:table-row>
        <table:table-row table:style-name="ro1">
          <table:table-cell table:style-name="ce4" table:formula="of:=[.A67]+1" office:value-type="float" office:value="111" calcext:value-type="float">
            <text:p>111</text:p>
          </table:table-cell>
          <table:table-cell table:style-name="ce4" table:formula="of:=[$Redistribution_high.J64]" office:value-type="float" office:value="0.217143529428648" calcext:value-type="float">
            <text:p>0.217143529428648</text:p>
          </table:table-cell>
          <table:table-cell table:style-name="ce4" table:formula="of:=[$Redistribution_high.K64]" office:value-type="float" office:value="0.237101357804458" calcext:value-type="float">
            <text:p>0.237101357804458</text:p>
          </table:table-cell>
          <table:table-cell table:style-name="ce4" table:formula="of:=[$Redistribution_high.L64]" office:value-type="float" office:value="0.223763109531653" calcext:value-type="float">
            <text:p>0.223763109531653</text:p>
          </table:table-cell>
          <table:table-cell table:style-name="ce4" table:formula="of:=[$Redistribution_high.M64]" office:value-type="float" office:value="0.226511834359998" calcext:value-type="float">
            <text:p>0.226511834359998</text:p>
          </table:table-cell>
          <table:table-cell/>
          <table:table-cell table:style-name="ce4"/>
          <table:table-cell table:style-name="ce4" table:formula="of:=[$Redistribution_central.J64]" office:value-type="float" office:value="0.233490140036423" calcext:value-type="float">
            <text:p>0.233490140036423</text:p>
          </table:table-cell>
          <table:table-cell table:style-name="ce4" table:formula="of:=[$Redistribution_central.K64]" office:value-type="float" office:value="0.255926829567059" calcext:value-type="float">
            <text:p>0.255926829567059</text:p>
          </table:table-cell>
          <table:table-cell table:style-name="ce4" table:formula="of:=[$Redistribution_central.L64]" office:value-type="float" office:value="0.240868198352165" calcext:value-type="float">
            <text:p>0.240868198352165</text:p>
          </table:table-cell>
          <table:table-cell table:style-name="ce4" table:formula="of:=[$Redistribution_central.M64]" office:value-type="float" office:value="0.243452273545717" calcext:value-type="float">
            <text:p>0.243452273545717</text:p>
          </table:table-cell>
          <table:table-cell table:number-columns-repeated="2"/>
          <table:table-cell table:style-name="ce4" table:formula="of:=[$redistribution_low.J64]" office:value-type="float" office:value="0.226029726603624" calcext:value-type="float">
            <text:p>0.226029726603624</text:p>
          </table:table-cell>
          <table:table-cell table:style-name="ce4" table:formula="of:=[$redistribution_low.K64]" office:value-type="float" office:value="0.247403355910601" calcext:value-type="float">
            <text:p>0.247403355910601</text:p>
          </table:table-cell>
          <table:table-cell table:style-name="ce4" table:formula="of:=[$redistribution_low.L64]" office:value-type="float" office:value="0.232693461233553" calcext:value-type="float">
            <text:p>0.232693461233553</text:p>
          </table:table-cell>
          <table:table-cell table:style-name="ce4" table:formula="of:=[$redistribution_low.M64]" office:value-type="float" office:value="0.236049358769974" calcext:value-type="float">
            <text:p>0.236049358769974</text:p>
          </table:table-cell>
          <table:table-cell table:number-columns-repeated="47"/>
        </table:table-row>
        <table:table-row table:style-name="ro1">
          <table:table-cell table:style-name="ce4" table:formula="of:=[.A68]+1" office:value-type="float" office:value="112" calcext:value-type="float">
            <text:p>112</text:p>
          </table:table-cell>
          <table:table-cell table:style-name="ce4" table:formula="of:=[$Redistribution_high.J65]" office:value-type="float" office:value="0.215447594547131" calcext:value-type="float">
            <text:p>0.215447594547131</text:p>
          </table:table-cell>
          <table:table-cell table:style-name="ce4" table:formula="of:=[$Redistribution_high.K65]" office:value-type="float" office:value="0.227342973593283" calcext:value-type="float">
            <text:p>0.227342973593283</text:p>
          </table:table-cell>
          <table:table-cell table:style-name="ce4" table:formula="of:=[$Redistribution_high.L65]" office:value-type="float" office:value="0.222128458403144" calcext:value-type="float">
            <text:p>0.222128458403144</text:p>
          </table:table-cell>
          <table:table-cell table:style-name="ce4" table:formula="of:=[$Redistribution_high.M65]" office:value-type="float" office:value="0.216924059429634" calcext:value-type="float">
            <text:p>0.216924059429634</text:p>
          </table:table-cell>
          <table:table-cell/>
          <table:table-cell table:style-name="ce4"/>
          <table:table-cell table:style-name="ce4" table:formula="of:=[$Redistribution_central.J65]" office:value-type="float" office:value="0.241178506887261" calcext:value-type="float">
            <text:p>0.241178506887261</text:p>
          </table:table-cell>
          <table:table-cell table:style-name="ce4" table:formula="of:=[$Redistribution_central.K65]" office:value-type="float" office:value="0.262923376573238" calcext:value-type="float">
            <text:p>0.262923376573238</text:p>
          </table:table-cell>
          <table:table-cell table:style-name="ce4" table:formula="of:=[$Redistribution_central.L65]" office:value-type="float" office:value="0.248574452614851" calcext:value-type="float">
            <text:p>0.248574452614851</text:p>
          </table:table-cell>
          <table:table-cell table:style-name="ce4" table:formula="of:=[$Redistribution_central.M65]" office:value-type="float" office:value="0.250505825072796" calcext:value-type="float">
            <text:p>0.250505825072796</text:p>
          </table:table-cell>
          <table:table-cell table:number-columns-repeated="2"/>
          <table:table-cell table:style-name="ce4" table:formula="of:=[$redistribution_low.J65]" office:value-type="float" office:value="0.22519762660305" calcext:value-type="float">
            <text:p>0.22519762660305</text:p>
          </table:table-cell>
          <table:table-cell table:style-name="ce4" table:formula="of:=[$redistribution_low.K65]" office:value-type="float" office:value="0.246842908488316" calcext:value-type="float">
            <text:p>0.246842908488316</text:p>
          </table:table-cell>
          <table:table-cell table:style-name="ce4" table:formula="of:=[$redistribution_low.L65]" office:value-type="float" office:value="0.231959956712058" calcext:value-type="float">
            <text:p>0.231959956712058</text:p>
          </table:table-cell>
          <table:table-cell table:style-name="ce4" table:formula="of:=[$redistribution_low.M65]" office:value-type="float" office:value="0.235190421319495" calcext:value-type="float">
            <text:p>0.235190421319495</text:p>
          </table:table-cell>
          <table:table-cell table:number-columns-repeated="47"/>
        </table:table-row>
        <table:table-row table:style-name="ro1">
          <table:table-cell table:style-name="ce4" table:formula="of:=[.A69]+1" office:value-type="float" office:value="113" calcext:value-type="float">
            <text:p>113</text:p>
          </table:table-cell>
          <table:table-cell table:style-name="ce4" table:formula="of:=[$Redistribution_high.J66]" office:value-type="float" office:value="0.217264333971824" calcext:value-type="float">
            <text:p>0.217264333971824</text:p>
          </table:table-cell>
          <table:table-cell table:style-name="ce4" table:formula="of:=[$Redistribution_high.K66]" office:value-type="float" office:value="0.239521040224877" calcext:value-type="float">
            <text:p>0.239521040224877</text:p>
          </table:table-cell>
          <table:table-cell table:style-name="ce4" table:formula="of:=[$Redistribution_high.L66]" office:value-type="float" office:value="0.224974638102153" calcext:value-type="float">
            <text:p>0.224974638102153</text:p>
          </table:table-cell>
          <table:table-cell table:style-name="ce4" table:formula="of:=[$Redistribution_high.M66]" office:value-type="float" office:value="0.227121209803972" calcext:value-type="float">
            <text:p>0.227121209803972</text:p>
          </table:table-cell>
          <table:table-cell/>
          <table:table-cell table:style-name="ce4"/>
          <table:table-cell table:style-name="ce4" table:formula="of:=[$Redistribution_central.J66]" office:value-type="float" office:value="0.234817503237661" calcext:value-type="float">
            <text:p>0.234817503237661</text:p>
          </table:table-cell>
          <table:table-cell table:style-name="ce4" table:formula="of:=[$Redistribution_central.K66]" office:value-type="float" office:value="0.264742971793921" calcext:value-type="float">
            <text:p>0.264742971793921</text:p>
          </table:table-cell>
          <table:table-cell table:style-name="ce4" table:formula="of:=[$Redistribution_central.L66]" office:value-type="float" office:value="0.243719733016864" calcext:value-type="float">
            <text:p>0.243719733016864</text:p>
          </table:table-cell>
          <table:table-cell table:style-name="ce4" table:formula="of:=[$Redistribution_central.M66]" office:value-type="float" office:value="0.249533298044809" calcext:value-type="float">
            <text:p>0.249533298044809</text:p>
          </table:table-cell>
          <table:table-cell table:number-columns-repeated="2"/>
          <table:table-cell table:style-name="ce4" table:formula="of:=[$redistribution_low.J66]" office:value-type="float" office:value="0.224051365031028" calcext:value-type="float">
            <text:p>0.224051365031028</text:p>
          </table:table-cell>
          <table:table-cell table:style-name="ce4" table:formula="of:=[$redistribution_low.K66]" office:value-type="float" office:value="0.244872239346859" calcext:value-type="float">
            <text:p>0.244872239346859</text:p>
          </table:table-cell>
          <table:table-cell table:style-name="ce4" table:formula="of:=[$redistribution_low.L66]" office:value-type="float" office:value="0.231760510079759" calcext:value-type="float">
            <text:p>0.231760510079759</text:p>
          </table:table-cell>
          <table:table-cell table:style-name="ce4" table:formula="of:=[$redistribution_low.M66]" office:value-type="float" office:value="0.23190112380943" calcext:value-type="float">
            <text:p>0.23190112380943</text:p>
          </table:table-cell>
          <table:table-cell table:number-columns-repeated="47"/>
        </table:table-row>
        <table:table-row table:style-name="ro1">
          <table:table-cell table:style-name="ce4" table:formula="of:=[.A70]+1" office:value-type="float" office:value="114" calcext:value-type="float">
            <text:p>114</text:p>
          </table:table-cell>
          <table:table-cell table:style-name="ce4" table:formula="of:=[$Redistribution_high.J67]" office:value-type="float" office:value="0.220577900764765" calcext:value-type="float">
            <text:p>0.220577900764765</text:p>
          </table:table-cell>
          <table:table-cell table:style-name="ce4" table:formula="of:=[$Redistribution_high.K67]" office:value-type="float" office:value="0.243746443535222" calcext:value-type="float">
            <text:p>0.243746443535222</text:p>
          </table:table-cell>
          <table:table-cell table:style-name="ce4" table:formula="of:=[$Redistribution_high.L67]" office:value-type="float" office:value="0.226284803404103" calcext:value-type="float">
            <text:p>0.226284803404103</text:p>
          </table:table-cell>
          <table:table-cell table:style-name="ce4" table:formula="of:=[$Redistribution_high.M67]" office:value-type="float" office:value="0.23438024312248" calcext:value-type="float">
            <text:p>0.23438024312248</text:p>
          </table:table-cell>
          <table:table-cell/>
          <table:table-cell table:style-name="ce4"/>
          <table:table-cell table:style-name="ce4" table:formula="of:=[$Redistribution_central.J67]" office:value-type="float" office:value="0.231753036697173" calcext:value-type="float">
            <text:p>0.231753036697173</text:p>
          </table:table-cell>
          <table:table-cell table:style-name="ce4" table:formula="of:=[$Redistribution_central.K67]" office:value-type="float" office:value="0.251047908479754" calcext:value-type="float">
            <text:p>0.251047908479754</text:p>
          </table:table-cell>
          <table:table-cell table:style-name="ce4" table:formula="of:=[$Redistribution_central.L67]" office:value-type="float" office:value="0.238509116653879" calcext:value-type="float">
            <text:p>0.238509116653879</text:p>
          </table:table-cell>
          <table:table-cell table:style-name="ce4" table:formula="of:=[$Redistribution_central.M67]" office:value-type="float" office:value="0.239719968927445" calcext:value-type="float">
            <text:p>0.239719968927445</text:p>
          </table:table-cell>
          <table:table-cell table:number-columns-repeated="2"/>
          <table:table-cell table:style-name="ce4" table:formula="of:=[$redistribution_low.J67]" office:value-type="float" office:value="0.220277671927956" calcext:value-type="float">
            <text:p>0.220277671927956</text:p>
          </table:table-cell>
          <table:table-cell table:style-name="ce4" table:formula="of:=[$redistribution_low.K67]" office:value-type="float" office:value="0.225456621043392" calcext:value-type="float">
            <text:p>0.225456621043392</text:p>
          </table:table-cell>
          <table:table-cell table:style-name="ce4" table:formula="of:=[$redistribution_low.L67]" office:value-type="float" office:value="0.225789240367017" calcext:value-type="float">
            <text:p>0.225789240367017</text:p>
          </table:table-cell>
          <table:table-cell table:style-name="ce4" table:formula="of:=[$redistribution_low.M67]" office:value-type="float" office:value="0.216519424776985" calcext:value-type="float">
            <text:p>0.216519424776985</text:p>
          </table:table-cell>
          <table:table-cell table:number-columns-repeated="47"/>
        </table:table-row>
        <table:table-row table:style-name="ro1">
          <table:table-cell table:style-name="ce4" table:formula="of:=[.A71]+1" office:value-type="float" office:value="115" calcext:value-type="float">
            <text:p>115</text:p>
          </table:table-cell>
          <table:table-cell table:style-name="ce4" table:formula="of:=[$Redistribution_high.J68]" office:value-type="float" office:value="0.225805320997493" calcext:value-type="float">
            <text:p>0.225805320997493</text:p>
          </table:table-cell>
          <table:table-cell table:style-name="ce4" table:formula="of:=[$Redistribution_high.K68]" office:value-type="float" office:value="0.256707678122657" calcext:value-type="float">
            <text:p>0.256707678122657</text:p>
          </table:table-cell>
          <table:table-cell table:style-name="ce4" table:formula="of:=[$Redistribution_high.L68]" office:value-type="float" office:value="0.230609104360962" calcext:value-type="float">
            <text:p>0.230609104360962</text:p>
          </table:table-cell>
          <table:table-cell table:style-name="ce4" table:formula="of:=[$Redistribution_high.M68]" office:value-type="float" office:value="0.248640639042433" calcext:value-type="float">
            <text:p>0.248640639042433</text:p>
          </table:table-cell>
          <table:table-cell/>
          <table:table-cell table:style-name="ce4"/>
          <table:table-cell table:style-name="ce4" table:formula="of:=[$Redistribution_central.J68]" office:value-type="float" office:value="0.228712564449414" calcext:value-type="float">
            <text:p>0.228712564449414</text:p>
          </table:table-cell>
          <table:table-cell table:style-name="ce4" table:formula="of:=[$Redistribution_central.K68]" office:value-type="float" office:value="0.24102375623711" calcext:value-type="float">
            <text:p>0.24102375623711</text:p>
          </table:table-cell>
          <table:table-cell table:style-name="ce4" table:formula="of:=[$Redistribution_central.L68]" office:value-type="float" office:value="0.234551885105638" calcext:value-type="float">
            <text:p>0.234551885105638</text:p>
          </table:table-cell>
          <table:table-cell table:style-name="ce4" table:formula="of:=[$Redistribution_central.M68]" office:value-type="float" office:value="0.231486561561189" calcext:value-type="float">
            <text:p>0.231486561561189</text:p>
          </table:table-cell>
          <table:table-cell table:number-columns-repeated="2"/>
          <table:table-cell table:style-name="ce4" table:formula="of:=[$redistribution_low.J68]" office:value-type="float" office:value="0.221865061600924" calcext:value-type="float">
            <text:p>0.221865061600924</text:p>
          </table:table-cell>
          <table:table-cell table:style-name="ce4" table:formula="of:=[$redistribution_low.K68]" office:value-type="float" office:value="0.232503661492995" calcext:value-type="float">
            <text:p>0.232503661492995</text:p>
          </table:table-cell>
          <table:table-cell table:style-name="ce4" table:formula="of:=[$redistribution_low.L68]" office:value-type="float" office:value="0.227668213517961" calcext:value-type="float">
            <text:p>0.227668213517961</text:p>
          </table:table-cell>
          <table:table-cell table:style-name="ce4" table:formula="of:=[$redistribution_low.M68]" office:value-type="float" office:value="0.222927865680841" calcext:value-type="float">
            <text:p>0.222927865680841</text:p>
          </table:table-cell>
          <table:table-cell table:number-columns-repeated="47"/>
        </table:table-row>
        <table:table-row table:style-name="ro1">
          <table:table-cell table:style-name="ce4" table:formula="of:=[.A72]+1" office:value-type="float" office:value="116" calcext:value-type="float">
            <text:p>116</text:p>
          </table:table-cell>
          <table:table-cell table:style-name="ce4" table:formula="of:=[$Redistribution_high.J69]" office:value-type="float" office:value="0.226977464223503" calcext:value-type="float">
            <text:p>0.226977464223503</text:p>
          </table:table-cell>
          <table:table-cell table:style-name="ce4" table:formula="of:=[$Redistribution_high.K69]" office:value-type="float" office:value="0.259895556190299" calcext:value-type="float">
            <text:p>0.259895556190299</text:p>
          </table:table-cell>
          <table:table-cell table:style-name="ce4" table:formula="of:=[$Redistribution_high.L69]" office:value-type="float" office:value="0.231452427225698" calcext:value-type="float">
            <text:p>0.231452427225698</text:p>
          </table:table-cell>
          <table:table-cell table:style-name="ce4" table:formula="of:=[$Redistribution_high.M69]" office:value-type="float" office:value="0.252252900992135" calcext:value-type="float">
            <text:p>0.252252900992135</text:p>
          </table:table-cell>
          <table:table-cell/>
          <table:table-cell table:style-name="ce4"/>
          <table:table-cell table:style-name="ce4" table:formula="of:=[$Redistribution_central.J69]" office:value-type="float" office:value="0.230932008593405" calcext:value-type="float">
            <text:p>0.230932008593405</text:p>
          </table:table-cell>
          <table:table-cell table:style-name="ce4" table:formula="of:=[$Redistribution_central.K69]" office:value-type="float" office:value="0.248698835700264" calcext:value-type="float">
            <text:p>0.248698835700264</text:p>
          </table:table-cell>
          <table:table-cell table:style-name="ce4" table:formula="of:=[$Redistribution_central.L69]" office:value-type="float" office:value="0.237276046605363" calcext:value-type="float">
            <text:p>0.237276046605363</text:p>
          </table:table-cell>
          <table:table-cell table:style-name="ce4" table:formula="of:=[$Redistribution_central.M69]" office:value-type="float" office:value="0.238103720629038" calcext:value-type="float">
            <text:p>0.238103720629038</text:p>
          </table:table-cell>
          <table:table-cell table:number-columns-repeated="2"/>
          <table:table-cell table:style-name="ce4" table:formula="of:=[$redistribution_low.J69]" office:value-type="float" office:value="0.218374566934994" calcext:value-type="float">
            <text:p>0.218374566934994</text:p>
          </table:table-cell>
          <table:table-cell table:style-name="ce4" table:formula="of:=[$redistribution_low.K69]" office:value-type="float" office:value="0.221003900443008" calcext:value-type="float">
            <text:p>0.221003900443008</text:p>
          </table:table-cell>
          <table:table-cell table:style-name="ce4" table:formula="of:=[$redistribution_low.L69]" office:value-type="float" office:value="0.223249390267604" calcext:value-type="float">
            <text:p>0.223249390267604</text:p>
          </table:table-cell>
          <table:table-cell table:style-name="ce4" table:formula="of:=[$redistribution_low.M69]" office:value-type="float" office:value="0.213229261885615" calcext:value-type="float">
            <text:p>0.213229261885615</text:p>
          </table:table-cell>
          <table:table-cell table:number-columns-repeated="47"/>
        </table:table-row>
        <table:table-row table:style-name="ro1">
          <table:table-cell table:style-name="ce4" table:formula="of:=[.A73]+1" office:value-type="float" office:value="117" calcext:value-type="float">
            <text:p>117</text:p>
          </table:table-cell>
          <table:table-cell table:style-name="ce4" table:formula="of:=[$Redistribution_high.J70]" office:value-type="float" office:value="0.225195056306646" calcext:value-type="float">
            <text:p>0.225195056306646</text:p>
          </table:table-cell>
          <table:table-cell table:style-name="ce4" table:formula="of:=[$Redistribution_high.K70]" office:value-type="float" office:value="0.255983063522375" calcext:value-type="float">
            <text:p>0.255983063522375</text:p>
          </table:table-cell>
          <table:table-cell table:style-name="ce4" table:formula="of:=[$Redistribution_high.L70]" office:value-type="float" office:value="0.230520922109488" calcext:value-type="float">
            <text:p>0.230520922109488</text:p>
          </table:table-cell>
          <table:table-cell table:style-name="ce4" table:formula="of:=[$Redistribution_high.M70]" office:value-type="float" office:value="0.247132913378648" calcext:value-type="float">
            <text:p>0.247132913378648</text:p>
          </table:table-cell>
          <table:table-cell/>
          <table:table-cell table:style-name="ce4"/>
          <table:table-cell table:style-name="ce4" table:formula="of:=[$Redistribution_central.J70]" office:value-type="float" office:value="0.230655976125227" calcext:value-type="float">
            <text:p>0.230655976125227</text:p>
          </table:table-cell>
          <table:table-cell table:style-name="ce4" table:formula="of:=[$Redistribution_central.K70]" office:value-type="float" office:value="0.248047049305932" calcext:value-type="float">
            <text:p>0.248047049305932</text:p>
          </table:table-cell>
          <table:table-cell table:style-name="ce4" table:formula="of:=[$Redistribution_central.L70]" office:value-type="float" office:value="0.237725133621064" calcext:value-type="float">
            <text:p>0.237725133621064</text:p>
          </table:table-cell>
          <table:table-cell table:style-name="ce4" table:formula="of:=[$Redistribution_central.M70]" office:value-type="float" office:value="0.236335435678292" calcext:value-type="float">
            <text:p>0.236335435678292</text:p>
          </table:table-cell>
          <table:table-cell table:number-columns-repeated="2"/>
          <table:table-cell table:style-name="ce4" table:formula="of:=[$redistribution_low.J70]" office:value-type="float" office:value="0.217989224113294" calcext:value-type="float">
            <text:p>0.217989224113294</text:p>
          </table:table-cell>
          <table:table-cell table:style-name="ce4" table:formula="of:=[$redistribution_low.K70]" office:value-type="float" office:value="0.229223237540651" calcext:value-type="float">
            <text:p>0.229223237540651</text:p>
          </table:table-cell>
          <table:table-cell table:style-name="ce4" table:formula="of:=[$redistribution_low.L70]" office:value-type="float" office:value="0.223596686257052" calcext:value-type="float">
            <text:p>0.223596686257052</text:p>
          </table:table-cell>
          <table:table-cell table:style-name="ce4" table:formula="of:=[$redistribution_low.M70]" office:value-type="float" office:value="0.219995981346114" calcext:value-type="float">
            <text:p>0.219995981346114</text:p>
          </table:table-cell>
          <table:table-cell table:number-columns-repeated="47"/>
        </table:table-row>
        <table:table-row table:style-name="ro1">
          <table:table-cell table:style-name="ce4" table:formula="of:=[.A74]+1" office:value-type="float" office:value="118" calcext:value-type="float">
            <text:p>118</text:p>
          </table:table-cell>
          <table:table-cell table:style-name="ce4" table:formula="of:=[$Redistribution_high.J71]" office:value-type="float" office:value="0.230448013158257" calcext:value-type="float">
            <text:p>0.230448013158257</text:p>
          </table:table-cell>
          <table:table-cell table:style-name="ce4" table:formula="of:=[$Redistribution_high.K71]" office:value-type="float" office:value="0.262176070101875" calcext:value-type="float">
            <text:p>0.262176070101875</text:p>
          </table:table-cell>
          <table:table-cell table:style-name="ce4" table:formula="of:=[$Redistribution_high.L71]" office:value-type="float" office:value="0.234373178698045" calcext:value-type="float">
            <text:p>0.234373178698045</text:p>
          </table:table-cell>
          <table:table-cell table:style-name="ce4" table:formula="of:=[$Redistribution_high.M71]" office:value-type="float" office:value="0.255607946264919" calcext:value-type="float">
            <text:p>0.255607946264919</text:p>
          </table:table-cell>
          <table:table-cell/>
          <table:table-cell table:style-name="ce4"/>
          <table:table-cell table:style-name="ce4" table:formula="of:=[$Redistribution_central.J71]" office:value-type="float" office:value="0.234420291032975" calcext:value-type="float">
            <text:p>0.234420291032975</text:p>
          </table:table-cell>
          <table:table-cell table:style-name="ce4" table:formula="of:=[$Redistribution_central.K71]" office:value-type="float" office:value="0.25229293717401" calcext:value-type="float">
            <text:p>0.25229293717401</text:p>
          </table:table-cell>
          <table:table-cell table:style-name="ce4" table:formula="of:=[$Redistribution_central.L71]" office:value-type="float" office:value="0.240073582325522" calcext:value-type="float">
            <text:p>0.240073582325522</text:p>
          </table:table-cell>
          <table:table-cell table:style-name="ce4" table:formula="of:=[$Redistribution_central.M71]" office:value-type="float" office:value="0.242771715569312" calcext:value-type="float">
            <text:p>0.242771715569312</text:p>
          </table:table-cell>
          <table:table-cell table:number-columns-repeated="2"/>
          <table:table-cell table:style-name="ce4" table:formula="of:=[$redistribution_low.J71]" office:value-type="float" office:value="0.226409480741521" calcext:value-type="float">
            <text:p>0.226409480741521</text:p>
          </table:table-cell>
          <table:table-cell table:style-name="ce4" table:formula="of:=[$redistribution_low.K71]" office:value-type="float" office:value="0.241468640638334" calcext:value-type="float">
            <text:p>0.241468640638334</text:p>
          </table:table-cell>
          <table:table-cell table:style-name="ce4" table:formula="of:=[$redistribution_low.L71]" office:value-type="float" office:value="0.231050792727767" calcext:value-type="float">
            <text:p>0.231050792727767</text:p>
          </table:table-cell>
          <table:table-cell table:style-name="ce4" table:formula="of:=[$redistribution_low.M71]" office:value-type="float" office:value="0.233554463796453" calcext:value-type="float">
            <text:p>0.233554463796453</text:p>
          </table:table-cell>
          <table:table-cell table:number-columns-repeated="47"/>
        </table:table-row>
        <table:table-row table:style-name="ro1">
          <table:table-cell table:style-name="ce4" table:formula="of:=[.A75]+1" office:value-type="float" office:value="119" calcext:value-type="float">
            <text:p>119</text:p>
          </table:table-cell>
          <table:table-cell table:style-name="ce4" table:formula="of:=[$Redistribution_high.J72]" office:value-type="float" office:value="0.239654581641406" calcext:value-type="float">
            <text:p>0.239654581641406</text:p>
          </table:table-cell>
          <table:table-cell table:style-name="ce4" table:formula="of:=[$Redistribution_high.K72]" office:value-type="float" office:value="0.276508232066107" calcext:value-type="float">
            <text:p>0.276508232066107</text:p>
          </table:table-cell>
          <table:table-cell table:style-name="ce4" table:formula="of:=[$Redistribution_high.L72]" office:value-type="float" office:value="0.243574952515714" calcext:value-type="float">
            <text:p>0.243574952515714</text:p>
          </table:table-cell>
          <table:table-cell table:style-name="ce4" table:formula="of:=[$Redistribution_high.M72]" office:value-type="float" office:value="0.269818222743374" calcext:value-type="float">
            <text:p>0.269818222743374</text:p>
          </table:table-cell>
          <table:table-cell/>
          <table:table-cell table:style-name="ce4"/>
          <table:table-cell table:style-name="ce4" table:formula="of:=[$Redistribution_central.J72]" office:value-type="float" office:value="0.239758303066961" calcext:value-type="float">
            <text:p>0.239758303066961</text:p>
          </table:table-cell>
          <table:table-cell table:style-name="ce4" table:formula="of:=[$Redistribution_central.K72]" office:value-type="float" office:value="0.262070912461596" calcext:value-type="float">
            <text:p>0.262070912461596</text:p>
          </table:table-cell>
          <table:table-cell table:style-name="ce4" table:formula="of:=[$Redistribution_central.L72]" office:value-type="float" office:value="0.245068803475838" calcext:value-type="float">
            <text:p>0.245068803475838</text:p>
          </table:table-cell>
          <table:table-cell table:style-name="ce4" table:formula="of:=[$Redistribution_central.M72]" office:value-type="float" office:value="0.253022450380332" calcext:value-type="float">
            <text:p>0.253022450380332</text:p>
          </table:table-cell>
          <table:table-cell table:number-columns-repeated="2"/>
          <table:table-cell table:style-name="ce4" table:formula="of:=[$redistribution_low.J72]" office:value-type="float" office:value="0.227924544553281" calcext:value-type="float">
            <text:p>0.227924544553281</text:p>
          </table:table-cell>
          <table:table-cell table:style-name="ce4" table:formula="of:=[$redistribution_low.K72]" office:value-type="float" office:value="0.25423992848301" calcext:value-type="float">
            <text:p>0.25423992848301</text:p>
          </table:table-cell>
          <table:table-cell table:style-name="ce4" table:formula="of:=[$redistribution_low.L72]" office:value-type="float" office:value="0.232184024405755" calcext:value-type="float">
            <text:p>0.232184024405755</text:p>
          </table:table-cell>
          <table:table-cell table:style-name="ce4" table:formula="of:=[$redistribution_low.M72]" office:value-type="float" office:value="0.24671724282179" calcext:value-type="float">
            <text:p>0.24671724282179</text:p>
          </table:table-cell>
          <table:table-cell table:number-columns-repeated="47"/>
        </table:table-row>
        <table:table-row table:style-name="ro1">
          <table:table-cell table:style-name="ce4" table:formula="of:=[.A76]+1" office:value-type="float" office:value="120" calcext:value-type="float">
            <text:p>120</text:p>
          </table:table-cell>
          <table:table-cell table:style-name="ce4" table:formula="of:=[$Redistribution_high.J73]" office:value-type="float" office:value="0.234761930536919" calcext:value-type="float">
            <text:p>0.234761930536919</text:p>
          </table:table-cell>
          <table:table-cell table:style-name="ce4" table:formula="of:=[$Redistribution_high.K73]" office:value-type="float" office:value="0.259020106219792" calcext:value-type="float">
            <text:p>0.259020106219792</text:p>
          </table:table-cell>
          <table:table-cell table:style-name="ce4" table:formula="of:=[$Redistribution_high.L73]" office:value-type="float" office:value="0.238736134620097" calcext:value-type="float">
            <text:p>0.238736134620097</text:p>
          </table:table-cell>
          <table:table-cell table:style-name="ce4" table:formula="of:=[$Redistribution_high.M73]" office:value-type="float" office:value="0.252489116015635" calcext:value-type="float">
            <text:p>0.252489116015635</text:p>
          </table:table-cell>
          <table:table-cell/>
          <table:table-cell table:style-name="ce4"/>
          <table:table-cell table:style-name="ce4" table:formula="of:=[$Redistribution_central.J73]" office:value-type="float" office:value="0.237252859668988" calcext:value-type="float">
            <text:p>0.237252859668988</text:p>
          </table:table-cell>
          <table:table-cell table:style-name="ce4" table:formula="of:=[$Redistribution_central.K73]" office:value-type="float" office:value="0.254554870595722" calcext:value-type="float">
            <text:p>0.254554870595722</text:p>
          </table:table-cell>
          <table:table-cell table:style-name="ce4" table:formula="of:=[$Redistribution_central.L73]" office:value-type="float" office:value="0.242233654354329" calcext:value-type="float">
            <text:p>0.242233654354329</text:p>
          </table:table-cell>
          <table:table-cell table:style-name="ce4" table:formula="of:=[$Redistribution_central.M73]" office:value-type="float" office:value="0.246282996248107" calcext:value-type="float">
            <text:p>0.246282996248107</text:p>
          </table:table-cell>
          <table:table-cell table:number-columns-repeated="2"/>
          <table:table-cell table:style-name="ce4" table:formula="of:=[$redistribution_low.J73]" office:value-type="float" office:value="0.227033676066967" calcext:value-type="float">
            <text:p>0.227033676066967</text:p>
          </table:table-cell>
          <table:table-cell table:style-name="ce4" table:formula="of:=[$redistribution_low.K73]" office:value-type="float" office:value="0.239501425729947" calcext:value-type="float">
            <text:p>0.239501425729947</text:p>
          </table:table-cell>
          <table:table-cell table:style-name="ce4" table:formula="of:=[$redistribution_low.L73]" office:value-type="float" office:value="0.230853404667352" calcext:value-type="float">
            <text:p>0.230853404667352</text:p>
          </table:table-cell>
          <table:table-cell table:style-name="ce4" table:formula="of:=[$redistribution_low.M73]" office:value-type="float" office:value="0.2329285054569" calcext:value-type="float">
            <text:p>0.2329285054569</text:p>
          </table:table-cell>
          <table:table-cell table:number-columns-repeated="47"/>
        </table:table-row>
        <table:table-row table:style-name="ro1">
          <table:table-cell table:style-name="ce4" table:formula="of:=[.A77]+1" office:value-type="float" office:value="121" calcext:value-type="float">
            <text:p>121</text:p>
          </table:table-cell>
          <table:table-cell table:style-name="ce4" table:formula="of:=[$Redistribution_high.J74]" office:value-type="float" office:value="0.230761580709628" calcext:value-type="float">
            <text:p>0.230761580709628</text:p>
          </table:table-cell>
          <table:table-cell table:style-name="ce4" table:formula="of:=[$Redistribution_high.K74]" office:value-type="float" office:value="0.258126653033865" calcext:value-type="float">
            <text:p>0.258126653033865</text:p>
          </table:table-cell>
          <table:table-cell table:style-name="ce4" table:formula="of:=[$Redistribution_high.L74]" office:value-type="float" office:value="0.23561847449262" calcext:value-type="float">
            <text:p>0.23561847449262</text:p>
          </table:table-cell>
          <table:table-cell table:style-name="ce4" table:formula="of:=[$Redistribution_high.M74]" office:value-type="float" office:value="0.25006323758254" calcext:value-type="float">
            <text:p>0.25006323758254</text:p>
          </table:table-cell>
          <table:table-cell/>
          <table:table-cell table:style-name="ce4"/>
          <table:table-cell table:style-name="ce4" table:formula="of:=[$Redistribution_central.J74]" office:value-type="float" office:value="0.238346786090657" calcext:value-type="float">
            <text:p>0.238346786090657</text:p>
          </table:table-cell>
          <table:table-cell table:style-name="ce4" table:formula="of:=[$Redistribution_central.K74]" office:value-type="float" office:value="0.263795336723521" calcext:value-type="float">
            <text:p>0.263795336723521</text:p>
          </table:table-cell>
          <table:table-cell table:style-name="ce4" table:formula="of:=[$Redistribution_central.L74]" office:value-type="float" office:value="0.24352331378384" calcext:value-type="float">
            <text:p>0.24352331378384</text:p>
          </table:table-cell>
          <table:table-cell table:style-name="ce4" table:formula="of:=[$Redistribution_central.M74]" office:value-type="float" office:value="0.255099577618978" calcext:value-type="float">
            <text:p>0.255099577618978</text:p>
          </table:table-cell>
          <table:table-cell table:number-columns-repeated="2"/>
          <table:table-cell table:style-name="ce4" table:formula="of:=[$redistribution_low.J74]" office:value-type="float" office:value="0.227840662712429" calcext:value-type="float">
            <text:p>0.227840662712429</text:p>
          </table:table-cell>
          <table:table-cell table:style-name="ce4" table:formula="of:=[$redistribution_low.K74]" office:value-type="float" office:value="0.23933603679873" calcext:value-type="float">
            <text:p>0.23933603679873</text:p>
          </table:table-cell>
          <table:table-cell table:style-name="ce4" table:formula="of:=[$redistribution_low.L74]" office:value-type="float" office:value="0.232842581430683" calcext:value-type="float">
            <text:p>0.232842581430683</text:p>
          </table:table-cell>
          <table:table-cell table:style-name="ce4" table:formula="of:=[$redistribution_low.M74]" office:value-type="float" office:value="0.230880767881564" calcext:value-type="float">
            <text:p>0.230880767881564</text:p>
          </table:table-cell>
          <table:table-cell table:number-columns-repeated="47"/>
        </table:table-row>
        <table:table-row table:style-name="ro1">
          <table:table-cell table:style-name="ce4" table:formula="of:=[.A78]+1" office:value-type="float" office:value="122" calcext:value-type="float">
            <text:p>122</text:p>
          </table:table-cell>
          <table:table-cell table:style-name="ce4" table:formula="of:=[$Redistribution_high.J75]" office:value-type="float" office:value="0.230088033987067" calcext:value-type="float">
            <text:p>0.230088033987067</text:p>
          </table:table-cell>
          <table:table-cell table:style-name="ce4" table:formula="of:=[$Redistribution_high.K75]" office:value-type="float" office:value="0.257688228895092" calcext:value-type="float">
            <text:p>0.257688228895092</text:p>
          </table:table-cell>
          <table:table-cell table:style-name="ce4" table:formula="of:=[$Redistribution_high.L75]" office:value-type="float" office:value="0.233416605524471" calcext:value-type="float">
            <text:p>0.233416605524471</text:p>
          </table:table-cell>
          <table:table-cell table:style-name="ce4" table:formula="of:=[$Redistribution_high.M75]" office:value-type="float" office:value="0.252020771345748" calcext:value-type="float">
            <text:p>0.252020771345748</text:p>
          </table:table-cell>
          <table:table-cell/>
          <table:table-cell table:style-name="ce4"/>
          <table:table-cell table:style-name="ce4" table:formula="of:=[$Redistribution_central.J75]" office:value-type="float" office:value="0.238513180876522" calcext:value-type="float">
            <text:p>0.238513180876522</text:p>
          </table:table-cell>
          <table:table-cell table:style-name="ce4" table:formula="of:=[$Redistribution_central.K75]" office:value-type="float" office:value="0.267478321061423" calcext:value-type="float">
            <text:p>0.267478321061423</text:p>
          </table:table-cell>
          <table:table-cell table:style-name="ce4" table:formula="of:=[$Redistribution_central.L75]" office:value-type="float" office:value="0.242858511836783" calcext:value-type="float">
            <text:p>0.242858511836783</text:p>
          </table:table-cell>
          <table:table-cell table:style-name="ce4" table:formula="of:=[$Redistribution_central.M75]" office:value-type="float" office:value="0.259967019258597" calcext:value-type="float">
            <text:p>0.259967019258597</text:p>
          </table:table-cell>
          <table:table-cell table:number-columns-repeated="2"/>
          <table:table-cell table:style-name="ce4" table:formula="of:=[$redistribution_low.J75]" office:value-type="float" office:value="0.226549371880329" calcext:value-type="float">
            <text:p>0.226549371880329</text:p>
          </table:table-cell>
          <table:table-cell table:style-name="ce4" table:formula="of:=[$redistribution_low.K75]" office:value-type="float" office:value="0.237153140638139" calcext:value-type="float">
            <text:p>0.237153140638139</text:p>
          </table:table-cell>
          <table:table-cell table:style-name="ce4" table:formula="of:=[$redistribution_low.L75]" office:value-type="float" office:value="0.23041960921911" calcext:value-type="float">
            <text:p>0.23041960921911</text:p>
          </table:table-cell>
          <table:table-cell table:style-name="ce4" table:formula="of:=[$redistribution_low.M75]" office:value-type="float" office:value="0.23050789468414" calcext:value-type="float">
            <text:p>0.23050789468414</text:p>
          </table:table-cell>
          <table:table-cell table:number-columns-repeated="47"/>
        </table:table-row>
        <table:table-row table:style-name="ro1">
          <table:table-cell table:style-name="ce4" table:formula="of:=[.A79]+1" office:value-type="float" office:value="123" calcext:value-type="float">
            <text:p>123</text:p>
          </table:table-cell>
          <table:table-cell table:style-name="ce4" table:formula="of:=[$Redistribution_high.J76]" office:value-type="float" office:value="0.228066166542431" calcext:value-type="float">
            <text:p>0.228066166542431</text:p>
          </table:table-cell>
          <table:table-cell table:style-name="ce4" table:formula="of:=[$Redistribution_high.K76]" office:value-type="float" office:value="0.245517787227565" calcext:value-type="float">
            <text:p>0.245517787227565</text:p>
          </table:table-cell>
          <table:table-cell table:style-name="ce4" table:formula="of:=[$Redistribution_high.L76]" office:value-type="float" office:value="0.231196390298948" calcext:value-type="float">
            <text:p>0.231196390298948</text:p>
          </table:table-cell>
          <table:table-cell table:style-name="ce4" table:formula="of:=[$Redistribution_high.M76]" office:value-type="float" office:value="0.240417984819974" calcext:value-type="float">
            <text:p>0.240417984819974</text:p>
          </table:table-cell>
          <table:table-cell/>
          <table:table-cell table:style-name="ce4"/>
          <table:table-cell table:style-name="ce4" table:formula="of:=[$Redistribution_central.J76]" office:value-type="float" office:value="0.24181610139335" calcext:value-type="float">
            <text:p>0.24181610139335</text:p>
          </table:table-cell>
          <table:table-cell table:style-name="ce4" table:formula="of:=[$Redistribution_central.K76]" office:value-type="float" office:value="0.26829296390285" calcext:value-type="float">
            <text:p>0.26829296390285</text:p>
          </table:table-cell>
          <table:table-cell table:style-name="ce4" table:formula="of:=[$Redistribution_central.L76]" office:value-type="float" office:value="0.245570509235361" calcext:value-type="float">
            <text:p>0.245570509235361</text:p>
          </table:table-cell>
          <table:table-cell table:style-name="ce4" table:formula="of:=[$Redistribution_central.M76]" office:value-type="float" office:value="0.261845293396391" calcext:value-type="float">
            <text:p>0.261845293396391</text:p>
          </table:table-cell>
          <table:table-cell table:number-columns-repeated="2"/>
          <table:table-cell table:style-name="ce4" table:formula="of:=[$redistribution_low.J76]" office:value-type="float" office:value="0.223685440193132" calcext:value-type="float">
            <text:p>0.223685440193132</text:p>
          </table:table-cell>
          <table:table-cell table:style-name="ce4" table:formula="of:=[$redistribution_low.K76]" office:value-type="float" office:value="0.22349320510675" calcext:value-type="float">
            <text:p>0.22349320510675</text:p>
          </table:table-cell>
          <table:table-cell table:style-name="ce4" table:formula="of:=[$redistribution_low.L76]" office:value-type="float" office:value="0.227221401904748" calcext:value-type="float">
            <text:p>0.227221401904748</text:p>
          </table:table-cell>
          <table:table-cell table:style-name="ce4" table:formula="of:=[$redistribution_low.M76]" office:value-type="float" office:value="0.21774737920565" calcext:value-type="float">
            <text:p>0.21774737920565</text:p>
          </table:table-cell>
          <table:table-cell table:number-columns-repeated="47"/>
        </table:table-row>
        <table:table-row table:style-name="ro1">
          <table:table-cell table:style-name="ce4" table:formula="of:=[.A80]+1" office:value-type="float" office:value="124" calcext:value-type="float">
            <text:p>124</text:p>
          </table:table-cell>
          <table:table-cell table:style-name="ce4" table:formula="of:=[$Redistribution_high.J77]" office:value-type="float" office:value="0.225781409896112" calcext:value-type="float">
            <text:p>0.225781409896112</text:p>
          </table:table-cell>
          <table:table-cell table:style-name="ce4" table:formula="of:=[$Redistribution_high.K77]" office:value-type="float" office:value="0.238015156378805" calcext:value-type="float">
            <text:p>0.238015156378805</text:p>
          </table:table-cell>
          <table:table-cell table:style-name="ce4" table:formula="of:=[$Redistribution_high.L77]" office:value-type="float" office:value="0.228845249455658" calcext:value-type="float">
            <text:p>0.228845249455658</text:p>
          </table:table-cell>
          <table:table-cell table:style-name="ce4" table:formula="of:=[$Redistribution_high.M77]" office:value-type="float" office:value="0.233117261149774" calcext:value-type="float">
            <text:p>0.233117261149774</text:p>
          </table:table-cell>
          <table:table-cell/>
          <table:table-cell table:style-name="ce4"/>
          <table:table-cell table:style-name="ce4" table:formula="of:=[$Redistribution_central.J77]" office:value-type="float" office:value="0.234954554531905" calcext:value-type="float">
            <text:p>0.234954554531905</text:p>
          </table:table-cell>
          <table:table-cell table:style-name="ce4" table:formula="of:=[$Redistribution_central.K77]" office:value-type="float" office:value="0.253865999845887" calcext:value-type="float">
            <text:p>0.253865999845887</text:p>
          </table:table-cell>
          <table:table-cell table:style-name="ce4" table:formula="of:=[$Redistribution_central.L77]" office:value-type="float" office:value="0.238169036213374" calcext:value-type="float">
            <text:p>0.238169036213374</text:p>
          </table:table-cell>
          <table:table-cell table:style-name="ce4" table:formula="of:=[$Redistribution_central.M77]" office:value-type="float" office:value="0.248511934853006" calcext:value-type="float">
            <text:p>0.248511934853006</text:p>
          </table:table-cell>
          <table:table-cell table:number-columns-repeated="2"/>
          <table:table-cell table:style-name="ce4" table:formula="of:=[$redistribution_low.J77]" office:value-type="float" office:value="0.219529504602933" calcext:value-type="float">
            <text:p>0.219529504602933</text:p>
          </table:table-cell>
          <table:table-cell table:style-name="ce4" table:formula="of:=[$redistribution_low.K77]" office:value-type="float" office:value="0.224882345652915" calcext:value-type="float">
            <text:p>0.224882345652915</text:p>
          </table:table-cell>
          <table:table-cell table:style-name="ce4" table:formula="of:=[$redistribution_low.L77]" office:value-type="float" office:value="0.222801966549958" calcext:value-type="float">
            <text:p>0.222801966549958</text:p>
          </table:table-cell>
          <table:table-cell table:style-name="ce4" table:formula="of:=[$redistribution_low.M77]" office:value-type="float" office:value="0.219428764493435" calcext:value-type="float">
            <text:p>0.219428764493435</text:p>
          </table:table-cell>
          <table:table-cell table:number-columns-repeated="47"/>
        </table:table-row>
        <table:table-row table:style-name="ro1">
          <table:table-cell table:style-name="ce4" table:formula="of:=[.A81]+1" office:value-type="float" office:value="125" calcext:value-type="float">
            <text:p>125</text:p>
          </table:table-cell>
          <table:table-cell table:style-name="ce4" table:formula="of:=[$Redistribution_high.J78]" office:value-type="float" office:value="0.231109304452484" calcext:value-type="float">
            <text:p>0.231109304452484</text:p>
          </table:table-cell>
          <table:table-cell table:style-name="ce4" table:formula="of:=[$Redistribution_high.K78]" office:value-type="float" office:value="0.256703687772882" calcext:value-type="float">
            <text:p>0.256703687772882</text:p>
          </table:table-cell>
          <table:table-cell table:style-name="ce4" table:formula="of:=[$Redistribution_high.L78]" office:value-type="float" office:value="0.235871793249252" calcext:value-type="float">
            <text:p>0.235871793249252</text:p>
          </table:table-cell>
          <table:table-cell table:style-name="ce4" table:formula="of:=[$Redistribution_high.M78]" office:value-type="float" office:value="0.248823238857827" calcext:value-type="float">
            <text:p>0.248823238857827</text:p>
          </table:table-cell>
          <table:table-cell/>
          <table:table-cell table:style-name="ce4"/>
          <table:table-cell table:style-name="ce4" table:formula="of:=[$Redistribution_central.J78]" office:value-type="float" office:value="0.229826633471983" calcext:value-type="float">
            <text:p>0.229826633471983</text:p>
          </table:table-cell>
          <table:table-cell table:style-name="ce4" table:formula="of:=[$Redistribution_central.K78]" office:value-type="float" office:value="0.249370066157996" calcext:value-type="float">
            <text:p>0.249370066157996</text:p>
          </table:table-cell>
          <table:table-cell table:style-name="ce4" table:formula="of:=[$Redistribution_central.L78]" office:value-type="float" office:value="0.233684330211384" calcext:value-type="float">
            <text:p>0.233684330211384</text:p>
          </table:table-cell>
          <table:table-cell table:style-name="ce4" table:formula="of:=[$Redistribution_central.M78]" office:value-type="float" office:value="0.243037741357613" calcext:value-type="float">
            <text:p>0.243037741357613</text:p>
          </table:table-cell>
          <table:table-cell table:number-columns-repeated="2"/>
          <table:table-cell table:style-name="ce4" table:formula="of:=[$redistribution_low.J78]" office:value-type="float" office:value="0.225123593825989" calcext:value-type="float">
            <text:p>0.225123593825989</text:p>
          </table:table-cell>
          <table:table-cell table:style-name="ce4" table:formula="of:=[$redistribution_low.K78]" office:value-type="float" office:value="0.243545444977122" calcext:value-type="float">
            <text:p>0.243545444977122</text:p>
          </table:table-cell>
          <table:table-cell table:style-name="ce4" table:formula="of:=[$redistribution_low.L78]" office:value-type="float" office:value="0.22941364513662" calcext:value-type="float">
            <text:p>0.22941364513662</text:p>
          </table:table-cell>
          <table:table-cell table:style-name="ce4" table:formula="of:=[$redistribution_low.M78]" office:value-type="float" office:value="0.236108362366073" calcext:value-type="float">
            <text:p>0.236108362366073</text:p>
          </table:table-cell>
          <table:table-cell table:number-columns-repeated="47"/>
        </table:table-row>
        <table:table-row table:style-name="ro1">
          <table:table-cell table:style-name="ce4" table:formula="of:=[.A82]+1" office:value-type="float" office:value="126" calcext:value-type="float">
            <text:p>126</text:p>
          </table:table-cell>
          <table:table-cell table:style-name="ce4" table:formula="of:=[$Redistribution_high.J79]" office:value-type="float" office:value="0.227138925171341" calcext:value-type="float">
            <text:p>0.227138925171341</text:p>
          </table:table-cell>
          <table:table-cell table:style-name="ce4" table:formula="of:=[$Redistribution_high.K79]" office:value-type="float" office:value="0.2540831316221" calcext:value-type="float">
            <text:p>0.2540831316221</text:p>
          </table:table-cell>
          <table:table-cell table:style-name="ce4" table:formula="of:=[$Redistribution_high.L79]" office:value-type="float" office:value="0.229962177738452" calcext:value-type="float">
            <text:p>0.229962177738452</text:p>
          </table:table-cell>
          <table:table-cell table:style-name="ce4" table:formula="of:=[$Redistribution_high.M79]" office:value-type="float" office:value="0.249336971892466" calcext:value-type="float">
            <text:p>0.249336971892466</text:p>
          </table:table-cell>
          <table:table-cell/>
          <table:table-cell table:style-name="ce4"/>
          <table:table-cell table:style-name="ce4" table:formula="of:=[$Redistribution_central.J79]" office:value-type="float" office:value="0.229457213117157" calcext:value-type="float">
            <text:p>0.229457213117157</text:p>
          </table:table-cell>
          <table:table-cell table:style-name="ce4" table:formula="of:=[$Redistribution_central.K79]" office:value-type="float" office:value="0.244487613712548" calcext:value-type="float">
            <text:p>0.244487613712548</text:p>
          </table:table-cell>
          <table:table-cell table:style-name="ce4" table:formula="of:=[$Redistribution_central.L79]" office:value-type="float" office:value="0.232769862635559" calcext:value-type="float">
            <text:p>0.232769862635559</text:p>
          </table:table-cell>
          <table:table-cell table:style-name="ce4" table:formula="of:=[$Redistribution_central.M79]" office:value-type="float" office:value="0.239031811671349" calcext:value-type="float">
            <text:p>0.239031811671349</text:p>
          </table:table-cell>
          <table:table-cell table:number-columns-repeated="2"/>
          <table:table-cell table:style-name="ce4" table:formula="of:=[$redistribution_low.J79]" office:value-type="float" office:value="0.229029880151892" calcext:value-type="float">
            <text:p>0.229029880151892</text:p>
          </table:table-cell>
          <table:table-cell table:style-name="ce4" table:formula="of:=[$redistribution_low.K79]" office:value-type="float" office:value="0.242877699973311" calcext:value-type="float">
            <text:p>0.242877699973311</text:p>
          </table:table-cell>
          <table:table-cell table:style-name="ce4" table:formula="of:=[$redistribution_low.L79]" office:value-type="float" office:value="0.233035363302427" calcext:value-type="float">
            <text:p>0.233035363302427</text:p>
          </table:table-cell>
          <table:table-cell table:style-name="ce4" table:formula="of:=[$redistribution_low.M79]" office:value-type="float" office:value="0.235999908410089" calcext:value-type="float">
            <text:p>0.235999908410089</text:p>
          </table:table-cell>
          <table:table-cell table:number-columns-repeated="47"/>
        </table:table-row>
        <table:table-row table:style-name="ro1">
          <table:table-cell table:style-name="ce4" table:formula="of:=[.A83]+1" office:value-type="float" office:value="127" calcext:value-type="float">
            <text:p>127</text:p>
          </table:table-cell>
          <table:table-cell table:style-name="ce4" table:formula="of:=[$Redistribution_high.J80]" office:value-type="float" office:value="0.230157302778493" calcext:value-type="float">
            <text:p>0.230157302778493</text:p>
          </table:table-cell>
          <table:table-cell table:style-name="ce4" table:formula="of:=[$Redistribution_high.K80]" office:value-type="float" office:value="0.259822479347518" calcext:value-type="float">
            <text:p>0.259822479347518</text:p>
          </table:table-cell>
          <table:table-cell table:style-name="ce4" table:formula="of:=[$Redistribution_high.L80]" office:value-type="float" office:value="0.233366597481253" calcext:value-type="float">
            <text:p>0.233366597481253</text:p>
          </table:table-cell>
          <table:table-cell table:style-name="ce4" table:formula="of:=[$Redistribution_high.M80]" office:value-type="float" office:value="0.25441458163084" calcext:value-type="float">
            <text:p>0.25441458163084</text:p>
          </table:table-cell>
          <table:table-cell/>
          <table:table-cell table:style-name="ce4"/>
          <table:table-cell table:style-name="ce4" table:formula="of:=[$Redistribution_central.J80]" office:value-type="float" office:value="0.238885058861788" calcext:value-type="float">
            <text:p>0.238885058861788</text:p>
          </table:table-cell>
          <table:table-cell table:style-name="ce4" table:formula="of:=[$Redistribution_central.K80]" office:value-type="float" office:value="0.260678240324009" calcext:value-type="float">
            <text:p>0.260678240324009</text:p>
          </table:table-cell>
          <table:table-cell table:style-name="ce4" table:formula="of:=[$Redistribution_central.L80]" office:value-type="float" office:value="0.241930922326494" calcext:value-type="float">
            <text:p>0.241930922326494</text:p>
          </table:table-cell>
          <table:table-cell table:style-name="ce4" table:formula="of:=[$Redistribution_central.M80]" office:value-type="float" office:value="0.255598531464454" calcext:value-type="float">
            <text:p>0.255598531464454</text:p>
          </table:table-cell>
          <table:table-cell table:number-columns-repeated="2"/>
          <table:table-cell table:style-name="ce4" table:formula="of:=[$redistribution_low.J80]" office:value-type="float" office:value="0.223078130238696" calcext:value-type="float">
            <text:p>0.223078130238696</text:p>
          </table:table-cell>
          <table:table-cell table:style-name="ce4" table:formula="of:=[$redistribution_low.K80]" office:value-type="float" office:value="0.242031618866728" calcext:value-type="float">
            <text:p>0.242031618866728</text:p>
          </table:table-cell>
          <table:table-cell table:style-name="ce4" table:formula="of:=[$redistribution_low.L80]" office:value-type="float" office:value="0.226785066109718" calcext:value-type="float">
            <text:p>0.226785066109718</text:p>
          </table:table-cell>
          <table:table-cell table:style-name="ce4" table:formula="of:=[$redistribution_low.M80]" office:value-type="float" office:value="0.23555671019663" calcext:value-type="float">
            <text:p>0.23555671019663</text:p>
          </table:table-cell>
          <table:table-cell table:number-columns-repeated="47"/>
        </table:table-row>
        <table:table-row table:style-name="ro1">
          <table:table-cell table:style-name="ce4" table:formula="of:=[.A84]+1" office:value-type="float" office:value="128" calcext:value-type="float">
            <text:p>128</text:p>
          </table:table-cell>
          <table:table-cell table:style-name="ce4" table:formula="of:=[$Redistribution_high.J81]" office:value-type="float" office:value="0.223976917871468" calcext:value-type="float">
            <text:p>0.223976917871468</text:p>
          </table:table-cell>
          <table:table-cell table:style-name="ce4" table:formula="of:=[$Redistribution_high.K81]" office:value-type="float" office:value="0.249698592106158" calcext:value-type="float">
            <text:p>0.249698592106158</text:p>
          </table:table-cell>
          <table:table-cell table:style-name="ce4" table:formula="of:=[$Redistribution_high.L81]" office:value-type="float" office:value="0.22690611955605" calcext:value-type="float">
            <text:p>0.22690611955605</text:p>
          </table:table-cell>
          <table:table-cell table:style-name="ce4" table:formula="of:=[$Redistribution_high.M81]" office:value-type="float" office:value="0.244768000509466" calcext:value-type="float">
            <text:p>0.244768000509466</text:p>
          </table:table-cell>
          <table:table-cell/>
          <table:table-cell table:style-name="ce4"/>
          <table:table-cell table:style-name="ce4" table:formula="of:=[$Redistribution_central.J81]" office:value-type="float" office:value="0.245021203645546" calcext:value-type="float">
            <text:p>0.245021203645546</text:p>
          </table:table-cell>
          <table:table-cell table:style-name="ce4" table:formula="of:=[$Redistribution_central.K81]" office:value-type="float" office:value="0.268762170503265" calcext:value-type="float">
            <text:p>0.268762170503265</text:p>
          </table:table-cell>
          <table:table-cell table:style-name="ce4" table:formula="of:=[$Redistribution_central.L81]" office:value-type="float" office:value="0.248403420629824" calcext:value-type="float">
            <text:p>0.248403420629824</text:p>
          </table:table-cell>
          <table:table-cell table:style-name="ce4" table:formula="of:=[$Redistribution_central.M81]" office:value-type="float" office:value="0.263020994265686" calcext:value-type="float">
            <text:p>0.263020994265686</text:p>
          </table:table-cell>
          <table:table-cell table:number-columns-repeated="2"/>
          <table:table-cell table:style-name="ce4" table:formula="of:=[$redistribution_low.J81]" office:value-type="float" office:value="0.217475488295526" calcext:value-type="float">
            <text:p>0.217475488295526</text:p>
          </table:table-cell>
          <table:table-cell table:style-name="ce4" table:formula="of:=[$redistribution_low.K81]" office:value-type="float" office:value="0.229799548318552" calcext:value-type="float">
            <text:p>0.229799548318552</text:p>
          </table:table-cell>
          <table:table-cell table:style-name="ce4" table:formula="of:=[$redistribution_low.L81]" office:value-type="float" office:value="0.220702209011825" calcext:value-type="float">
            <text:p>0.220702209011825</text:p>
          </table:table-cell>
          <table:table-cell table:style-name="ce4" table:formula="of:=[$redistribution_low.M81]" office:value-type="float" office:value="0.224377069098258" calcext:value-type="float">
            <text:p>0.224377069098258</text:p>
          </table:table-cell>
          <table:table-cell table:number-columns-repeated="47"/>
        </table:table-row>
        <table:table-row table:style-name="ro1">
          <table:table-cell table:style-name="ce4" table:formula="of:=[.A85]+1" office:value-type="float" office:value="129" calcext:value-type="float">
            <text:p>129</text:p>
          </table:table-cell>
          <table:table-cell table:style-name="ce4" table:formula="of:=[$Redistribution_high.J82]" office:value-type="float" office:value="0.221664101741175" calcext:value-type="float">
            <text:p>0.221664101741175</text:p>
          </table:table-cell>
          <table:table-cell table:style-name="ce4" table:formula="of:=[$Redistribution_high.K82]" office:value-type="float" office:value="0.24862685515922" calcext:value-type="float">
            <text:p>0.24862685515922</text:p>
          </table:table-cell>
          <table:table-cell table:style-name="ce4" table:formula="of:=[$Redistribution_high.L82]" office:value-type="float" office:value="0.224874460385488" calcext:value-type="float">
            <text:p>0.224874460385488</text:p>
          </table:table-cell>
          <table:table-cell table:style-name="ce4" table:formula="of:=[$Redistribution_high.M82]" office:value-type="float" office:value="0.243262128809946" calcext:value-type="float">
            <text:p>0.243262128809946</text:p>
          </table:table-cell>
          <table:table-cell/>
          <table:table-cell table:style-name="ce4"/>
          <table:table-cell table:style-name="ce4" table:formula="of:=[$Redistribution_central.J82]" office:value-type="float" office:value="0.242234982650276" calcext:value-type="float">
            <text:p>0.242234982650276</text:p>
          </table:table-cell>
          <table:table-cell table:style-name="ce4" table:formula="of:=[$Redistribution_central.K82]" office:value-type="float" office:value="0.269601225890295" calcext:value-type="float">
            <text:p>0.269601225890295</text:p>
          </table:table-cell>
          <table:table-cell table:style-name="ce4" table:formula="of:=[$Redistribution_central.L82]" office:value-type="float" office:value="0.246159969063828" calcext:value-type="float">
            <text:p>0.246159969063828</text:p>
          </table:table-cell>
          <table:table-cell table:style-name="ce4" table:formula="of:=[$Redistribution_central.M82]" office:value-type="float" office:value="0.263001677123315" calcext:value-type="float">
            <text:p>0.263001677123315</text:p>
          </table:table-cell>
          <table:table-cell table:number-columns-repeated="2"/>
          <table:table-cell table:style-name="ce4" table:formula="of:=[$redistribution_low.J82]" office:value-type="float" office:value="0.225853822518313" calcext:value-type="float">
            <text:p>0.225853822518313</text:p>
          </table:table-cell>
          <table:table-cell table:style-name="ce4" table:formula="of:=[$redistribution_low.K82]" office:value-type="float" office:value="0.254924469904528" calcext:value-type="float">
            <text:p>0.254924469904528</text:p>
          </table:table-cell>
          <table:table-cell table:style-name="ce4" table:formula="of:=[$redistribution_low.L82]" office:value-type="float" office:value="0.229971670715737" calcext:value-type="float">
            <text:p>0.229971670715737</text:p>
          </table:table-cell>
          <table:table-cell table:style-name="ce4" table:formula="of:=[$redistribution_low.M82]" office:value-type="float" office:value="0.247559697534026" calcext:value-type="float">
            <text:p>0.247559697534026</text:p>
          </table:table-cell>
          <table:table-cell table:number-columns-repeated="47"/>
        </table:table-row>
        <table:table-row table:style-name="ro1">
          <table:table-cell table:style-name="ce4" table:formula="of:=[.A86]+1" office:value-type="float" office:value="130" calcext:value-type="float">
            <text:p>130</text:p>
          </table:table-cell>
          <table:table-cell table:style-name="ce4" table:formula="of:=[$Redistribution_high.J83]" office:value-type="float" office:value="0.226666442921546" calcext:value-type="float">
            <text:p>0.226666442921546</text:p>
          </table:table-cell>
          <table:table-cell table:style-name="ce4" table:formula="of:=[$Redistribution_high.K83]" office:value-type="float" office:value="0.258401890145626" calcext:value-type="float">
            <text:p>0.258401890145626</text:p>
          </table:table-cell>
          <table:table-cell table:style-name="ce4" table:formula="of:=[$Redistribution_high.L83]" office:value-type="float" office:value="0.229351142682482" calcext:value-type="float">
            <text:p>0.229351142682482</text:p>
          </table:table-cell>
          <table:table-cell table:style-name="ce4" table:formula="of:=[$Redistribution_high.M83]" office:value-type="float" office:value="0.253756716698818" calcext:value-type="float">
            <text:p>0.253756716698818</text:p>
          </table:table-cell>
          <table:table-cell/>
          <table:table-cell table:style-name="ce4"/>
          <table:table-cell table:style-name="ce4" table:formula="of:=[$Redistribution_central.J83]" office:value-type="float" office:value="0.23898240020256" calcext:value-type="float">
            <text:p>0.23898240020256</text:p>
          </table:table-cell>
          <table:table-cell table:style-name="ce4" table:formula="of:=[$Redistribution_central.K83]" office:value-type="float" office:value="0.257760665422085" calcext:value-type="float">
            <text:p>0.257760665422085</text:p>
          </table:table-cell>
          <table:table-cell table:style-name="ce4" table:formula="of:=[$Redistribution_central.L83]" office:value-type="float" office:value="0.241489071830525" calcext:value-type="float">
            <text:p>0.241489071830525</text:p>
          </table:table-cell>
          <table:table-cell table:style-name="ce4" table:formula="of:=[$Redistribution_central.M83]" office:value-type="float" office:value="0.253582935772926" calcext:value-type="float">
            <text:p>0.253582935772926</text:p>
          </table:table-cell>
          <table:table-cell table:number-columns-repeated="2"/>
          <table:table-cell table:style-name="ce4" table:formula="of:=[$redistribution_low.J83]" office:value-type="float" office:value="0.222709778619193" calcext:value-type="float">
            <text:p>0.222709778619193</text:p>
          </table:table-cell>
          <table:table-cell table:style-name="ce4" table:formula="of:=[$redistribution_low.K83]" office:value-type="float" office:value="0.244920478489819" calcext:value-type="float">
            <text:p>0.244920478489819</text:p>
          </table:table-cell>
          <table:table-cell table:style-name="ce4" table:formula="of:=[$redistribution_low.L83]" office:value-type="float" office:value="0.225747950515188" calcext:value-type="float">
            <text:p>0.225747950515188</text:p>
          </table:table-cell>
          <table:table-cell table:style-name="ce4" table:formula="of:=[$redistribution_low.M83]" office:value-type="float" office:value="0.239542342285107" calcext:value-type="float">
            <text:p>0.239542342285107</text:p>
          </table:table-cell>
          <table:table-cell table:number-columns-repeated="47"/>
        </table:table-row>
        <table:table-row table:style-name="ro1">
          <table:table-cell table:style-name="ce4" table:formula="of:=[.A87]+1" office:value-type="float" office:value="131" calcext:value-type="float">
            <text:p>131</text:p>
          </table:table-cell>
          <table:table-cell table:style-name="ce4" table:formula="of:=[$Redistribution_high.J84]" office:value-type="float" office:value="0.233955076394636" calcext:value-type="float">
            <text:p>0.233955076394636</text:p>
          </table:table-cell>
          <table:table-cell table:style-name="ce4" table:formula="of:=[$Redistribution_high.K84]" office:value-type="float" office:value="0.265998306667702" calcext:value-type="float">
            <text:p>0.265998306667702</text:p>
          </table:table-cell>
          <table:table-cell table:style-name="ce4" table:formula="of:=[$Redistribution_high.L84]" office:value-type="float" office:value="0.237174518814705" calcext:value-type="float">
            <text:p>0.237174518814705</text:p>
          </table:table-cell>
          <table:table-cell table:style-name="ce4" table:formula="of:=[$Redistribution_high.M84]" office:value-type="float" office:value="0.260459244926037" calcext:value-type="float">
            <text:p>0.260459244926037</text:p>
          </table:table-cell>
          <table:table-cell/>
          <table:table-cell table:style-name="ce4"/>
          <table:table-cell table:style-name="ce4" table:formula="of:=[$Redistribution_central.J84]" office:value-type="float" office:value="0.24330101505733" calcext:value-type="float">
            <text:p>0.24330101505733</text:p>
          </table:table-cell>
          <table:table-cell table:style-name="ce4" table:formula="of:=[$Redistribution_central.K84]" office:value-type="float" office:value="0.268964717619845" calcext:value-type="float">
            <text:p>0.268964717619845</text:p>
          </table:table-cell>
          <table:table-cell table:style-name="ce4" table:formula="of:=[$Redistribution_central.L84]" office:value-type="float" office:value="0.245957253829267" calcext:value-type="float">
            <text:p>0.245957253829267</text:p>
          </table:table-cell>
          <table:table-cell table:style-name="ce4" table:formula="of:=[$Redistribution_central.M84]" office:value-type="float" office:value="0.264467661922245" calcext:value-type="float">
            <text:p>0.264467661922245</text:p>
          </table:table-cell>
          <table:table-cell table:number-columns-repeated="2"/>
          <table:table-cell table:style-name="ce4" table:formula="of:=[$redistribution_low.J84]" office:value-type="float" office:value="0.224462248846931" calcext:value-type="float">
            <text:p>0.224462248846931</text:p>
          </table:table-cell>
          <table:table-cell table:style-name="ce4" table:formula="of:=[$redistribution_low.K84]" office:value-type="float" office:value="0.253817910401396" calcext:value-type="float">
            <text:p>0.253817910401396</text:p>
          </table:table-cell>
          <table:table-cell table:style-name="ce4" table:formula="of:=[$redistribution_low.L84]" office:value-type="float" office:value="0.227936673927503" calcext:value-type="float">
            <text:p>0.227936673927503</text:p>
          </table:table-cell>
          <table:table-cell table:style-name="ce4" table:formula="of:=[$redistribution_low.M84]" office:value-type="float" office:value="0.247594737356632" calcext:value-type="float">
            <text:p>0.247594737356632</text:p>
          </table:table-cell>
          <table:table-cell table:number-columns-repeated="47"/>
        </table:table-row>
        <table:table-row table:style-name="ro1">
          <table:table-cell table:style-name="ce4" table:formula="of:=[.A88]+1" office:value-type="float" office:value="132" calcext:value-type="float">
            <text:p>132</text:p>
          </table:table-cell>
          <table:table-cell table:style-name="ce4" table:formula="of:=[$Redistribution_high.J85]" office:value-type="float" office:value="0.229822725649698" calcext:value-type="float">
            <text:p>0.229822725649698</text:p>
          </table:table-cell>
          <table:table-cell table:style-name="ce4" table:formula="of:=[$Redistribution_high.K85]" office:value-type="float" office:value="0.260996772790714" calcext:value-type="float">
            <text:p>0.260996772790714</text:p>
          </table:table-cell>
          <table:table-cell table:style-name="ce4" table:formula="of:=[$Redistribution_high.L85]" office:value-type="float" office:value="0.233012232717978" calcext:value-type="float">
            <text:p>0.233012232717978</text:p>
          </table:table-cell>
          <table:table-cell table:style-name="ce4" table:formula="of:=[$Redistribution_high.M85]" office:value-type="float" office:value="0.255441958318244" calcext:value-type="float">
            <text:p>0.255441958318244</text:p>
          </table:table-cell>
          <table:table-cell/>
          <table:table-cell table:style-name="ce4"/>
          <table:table-cell table:style-name="ce4" table:formula="of:=[$Redistribution_central.J85]" office:value-type="float" office:value="0.242199329133965" calcext:value-type="float">
            <text:p>0.242199329133965</text:p>
          </table:table-cell>
          <table:table-cell table:style-name="ce4" table:formula="of:=[$Redistribution_central.K85]" office:value-type="float" office:value="0.267049488787187" calcext:value-type="float">
            <text:p>0.267049488787187</text:p>
          </table:table-cell>
          <table:table-cell table:style-name="ce4" table:formula="of:=[$Redistribution_central.L85]" office:value-type="float" office:value="0.245208830263585" calcext:value-type="float">
            <text:p>0.245208830263585</text:p>
          </table:table-cell>
          <table:table-cell table:style-name="ce4" table:formula="of:=[$Redistribution_central.M85]" office:value-type="float" office:value="0.261906505176531" calcext:value-type="float">
            <text:p>0.261906505176531</text:p>
          </table:table-cell>
          <table:table-cell table:number-columns-repeated="2"/>
          <table:table-cell table:style-name="ce4" table:formula="of:=[$redistribution_low.J85]" office:value-type="float" office:value="0.218634305126462" calcext:value-type="float">
            <text:p>0.218634305126462</text:p>
          </table:table-cell>
          <table:table-cell table:style-name="ce4" table:formula="of:=[$redistribution_low.K85]" office:value-type="float" office:value="0.233816376989482" calcext:value-type="float">
            <text:p>0.233816376989482</text:p>
          </table:table-cell>
          <table:table-cell table:style-name="ce4" table:formula="of:=[$redistribution_low.L85]" office:value-type="float" office:value="0.221310836498137" calcext:value-type="float">
            <text:p>0.221310836498137</text:p>
          </table:table-cell>
          <table:table-cell table:style-name="ce4" table:formula="of:=[$redistribution_low.M85]" office:value-type="float" office:value="0.229158543647203" calcext:value-type="float">
            <text:p>0.229158543647203</text:p>
          </table:table-cell>
          <table:table-cell table:number-columns-repeated="47"/>
        </table:table-row>
        <table:table-row table:style-name="ro1">
          <table:table-cell table:style-name="ce4" table:formula="of:=[.A89]+1" office:value-type="float" office:value="133" calcext:value-type="float">
            <text:p>133</text:p>
          </table:table-cell>
          <table:table-cell table:style-name="ce4" table:formula="of:=[$Redistribution_high.J86]" office:value-type="float" office:value="0.230054862324589" calcext:value-type="float">
            <text:p>0.230054862324589</text:p>
          </table:table-cell>
          <table:table-cell table:style-name="ce4" table:formula="of:=[$Redistribution_high.K86]" office:value-type="float" office:value="0.262052450024606" calcext:value-type="float">
            <text:p>0.262052450024606</text:p>
          </table:table-cell>
          <table:table-cell table:style-name="ce4" table:formula="of:=[$Redistribution_high.L86]" office:value-type="float" office:value="0.233874794304979" calcext:value-type="float">
            <text:p>0.233874794304979</text:p>
          </table:table-cell>
          <table:table-cell table:style-name="ce4" table:formula="of:=[$Redistribution_high.M86]" office:value-type="float" office:value="0.255507865679585" calcext:value-type="float">
            <text:p>0.255507865679585</text:p>
          </table:table-cell>
          <table:table-cell/>
          <table:table-cell table:style-name="ce4"/>
          <table:table-cell table:style-name="ce4" table:formula="of:=[$Redistribution_central.J86]" office:value-type="float" office:value="0.236941591694411" calcext:value-type="float">
            <text:p>0.236941591694411</text:p>
          </table:table-cell>
          <table:table-cell table:style-name="ce4" table:formula="of:=[$Redistribution_central.K86]" office:value-type="float" office:value="0.25890295813154" calcext:value-type="float">
            <text:p>0.25890295813154</text:p>
          </table:table-cell>
          <table:table-cell table:style-name="ce4" table:formula="of:=[$Redistribution_central.L86]" office:value-type="float" office:value="0.240727543658849" calcext:value-type="float">
            <text:p>0.240727543658849</text:p>
          </table:table-cell>
          <table:table-cell table:style-name="ce4" table:formula="of:=[$Redistribution_central.M86]" office:value-type="float" office:value="0.252644774824093" calcext:value-type="float">
            <text:p>0.252644774824093</text:p>
          </table:table-cell>
          <table:table-cell table:number-columns-repeated="2"/>
          <table:table-cell table:style-name="ce4" table:formula="of:=[$redistribution_low.J86]" office:value-type="float" office:value="0.227112053790981" calcext:value-type="float">
            <text:p>0.227112053790981</text:p>
          </table:table-cell>
          <table:table-cell table:style-name="ce4" table:formula="of:=[$redistribution_low.K86]" office:value-type="float" office:value="0.254961987424196" calcext:value-type="float">
            <text:p>0.254961987424196</text:p>
          </table:table-cell>
          <table:table-cell table:style-name="ce4" table:formula="of:=[$redistribution_low.L86]" office:value-type="float" office:value="0.230584321464162" calcext:value-type="float">
            <text:p>0.230584321464162</text:p>
          </table:table-cell>
          <table:table-cell table:style-name="ce4" table:formula="of:=[$redistribution_low.M86]" office:value-type="float" office:value="0.24866581563828" calcext:value-type="float">
            <text:p>0.24866581563828</text:p>
          </table:table-cell>
          <table:table-cell table:number-columns-repeated="47"/>
        </table:table-row>
        <table:table-row table:style-name="ro1">
          <table:table-cell table:style-name="ce4" table:formula="of:=[.A90]+1" office:value-type="float" office:value="134" calcext:value-type="float">
            <text:p>134</text:p>
          </table:table-cell>
          <table:table-cell table:style-name="ce4" table:formula="of:=[$Redistribution_high.J87]" office:value-type="float" office:value="0.226635241914973" calcext:value-type="float">
            <text:p>0.226635241914973</text:p>
          </table:table-cell>
          <table:table-cell table:style-name="ce4" table:formula="of:=[$Redistribution_high.K87]" office:value-type="float" office:value="0.257702474478143" calcext:value-type="float">
            <text:p>0.257702474478143</text:p>
          </table:table-cell>
          <table:table-cell table:style-name="ce4" table:formula="of:=[$Redistribution_high.L87]" office:value-type="float" office:value="0.229735881838383" calcext:value-type="float">
            <text:p>0.229735881838383</text:p>
          </table:table-cell>
          <table:table-cell table:style-name="ce4" table:formula="of:=[$Redistribution_high.M87]" office:value-type="float" office:value="0.252385984806704" calcext:value-type="float">
            <text:p>0.252385984806704</text:p>
          </table:table-cell>
          <table:table-cell/>
          <table:table-cell table:style-name="ce4"/>
          <table:table-cell table:style-name="ce4" table:formula="of:=[$Redistribution_central.J87]" office:value-type="float" office:value="0.242881552583996" calcext:value-type="float">
            <text:p>0.242881552583996</text:p>
          </table:table-cell>
          <table:table-cell table:style-name="ce4" table:formula="of:=[$Redistribution_central.K87]" office:value-type="float" office:value="0.274419316758827" calcext:value-type="float">
            <text:p>0.274419316758827</text:p>
          </table:table-cell>
          <table:table-cell table:style-name="ce4" table:formula="of:=[$Redistribution_central.L87]" office:value-type="float" office:value="0.245929362242151" calcext:value-type="float">
            <text:p>0.245929362242151</text:p>
          </table:table-cell>
          <table:table-cell table:style-name="ce4" table:formula="of:=[$Redistribution_central.M87]" office:value-type="float" office:value="0.26919545163058" calcext:value-type="float">
            <text:p>0.26919545163058</text:p>
          </table:table-cell>
          <table:table-cell table:number-columns-repeated="2"/>
          <table:table-cell table:style-name="ce4" table:formula="of:=[$redistribution_low.J87]" office:value-type="float" office:value="0.226745500347623" calcext:value-type="float">
            <text:p>0.226745500347623</text:p>
          </table:table-cell>
          <table:table-cell table:style-name="ce4" table:formula="of:=[$redistribution_low.K87]" office:value-type="float" office:value="0.248963310155519" calcext:value-type="float">
            <text:p>0.248963310155519</text:p>
          </table:table-cell>
          <table:table-cell table:style-name="ce4" table:formula="of:=[$redistribution_low.L87]" office:value-type="float" office:value="0.229626684633333" calcext:value-type="float">
            <text:p>0.229626684633333</text:p>
          </table:table-cell>
          <table:table-cell table:style-name="ce4" table:formula="of:=[$redistribution_low.M87]" office:value-type="float" office:value="0.243802217419534" calcext:value-type="float">
            <text:p>0.243802217419534</text:p>
          </table:table-cell>
          <table:table-cell table:number-columns-repeated="47"/>
        </table:table-row>
        <table:table-row table:style-name="ro1">
          <table:table-cell table:style-name="ce4" table:formula="of:=[.A91]+1" office:value-type="float" office:value="135" calcext:value-type="float">
            <text:p>135</text:p>
          </table:table-cell>
          <table:table-cell table:style-name="ce4" table:formula="of:=[$Redistribution_high.J88]" office:value-type="float" office:value="0.244198542695889" calcext:value-type="float">
            <text:p>0.244198542695889</text:p>
          </table:table-cell>
          <table:table-cell table:style-name="ce4" table:formula="of:=[$Redistribution_high.K88]" office:value-type="float" office:value="0.281691826590417" calcext:value-type="float">
            <text:p>0.281691826590417</text:p>
          </table:table-cell>
          <table:table-cell table:style-name="ce4" table:formula="of:=[$Redistribution_high.L88]" office:value-type="float" office:value="0.247785582639855" calcext:value-type="float">
            <text:p>0.247785582639855</text:p>
          </table:table-cell>
          <table:table-cell table:style-name="ce4" table:formula="of:=[$Redistribution_high.M88]" office:value-type="float" office:value="0.275468586564289" calcext:value-type="float">
            <text:p>0.275468586564289</text:p>
          </table:table-cell>
          <table:table-cell/>
          <table:table-cell table:style-name="ce4"/>
          <table:table-cell table:style-name="ce4" table:formula="of:=[$Redistribution_central.J88]" office:value-type="float" office:value="0.247437548735829" calcext:value-type="float">
            <text:p>0.247437548735829</text:p>
          </table:table-cell>
          <table:table-cell table:style-name="ce4" table:formula="of:=[$Redistribution_central.K88]" office:value-type="float" office:value="0.280655941511615" calcext:value-type="float">
            <text:p>0.280655941511615</text:p>
          </table:table-cell>
          <table:table-cell table:style-name="ce4" table:formula="of:=[$Redistribution_central.L88]" office:value-type="float" office:value="0.250549651572743" calcext:value-type="float">
            <text:p>0.250549651572743</text:p>
          </table:table-cell>
          <table:table-cell table:style-name="ce4" table:formula="of:=[$Redistribution_central.M88]" office:value-type="float" office:value="0.275270930164218" calcext:value-type="float">
            <text:p>0.275270930164218</text:p>
          </table:table-cell>
          <table:table-cell table:number-columns-repeated="2"/>
          <table:table-cell table:style-name="ce4" table:formula="of:=[$redistribution_low.J88]" office:value-type="float" office:value="0.232035313159657" calcext:value-type="float">
            <text:p>0.232035313159657</text:p>
          </table:table-cell>
          <table:table-cell table:style-name="ce4" table:formula="of:=[$redistribution_low.K88]" office:value-type="float" office:value="0.25660204713595" calcext:value-type="float">
            <text:p>0.25660204713595</text:p>
          </table:table-cell>
          <table:table-cell table:style-name="ce4" table:formula="of:=[$redistribution_low.L88]" office:value-type="float" office:value="0.235006233116247" calcext:value-type="float">
            <text:p>0.235006233116247</text:p>
          </table:table-cell>
          <table:table-cell table:style-name="ce4" table:formula="of:=[$redistribution_low.M88]" office:value-type="float" office:value="0.251233315226727" calcext:value-type="float">
            <text:p>0.251233315226727</text:p>
          </table:table-cell>
          <table:table-cell table:number-columns-repeated="47"/>
        </table:table-row>
        <table:table-row table:style-name="ro1">
          <table:table-cell table:style-name="ce4" table:formula="of:=[.A92]+1" office:value-type="float" office:value="136" calcext:value-type="float">
            <text:p>136</text:p>
          </table:table-cell>
          <table:table-cell table:style-name="ce4" table:formula="of:=[$Redistribution_high.J89]" office:value-type="float" office:value="0.234387649516209" calcext:value-type="float">
            <text:p>0.234387649516209</text:p>
          </table:table-cell>
          <table:table-cell table:style-name="ce4" table:formula="of:=[$Redistribution_high.K89]" office:value-type="float" office:value="0.271032967787128" calcext:value-type="float">
            <text:p>0.271032967787128</text:p>
          </table:table-cell>
          <table:table-cell table:style-name="ce4" table:formula="of:=[$Redistribution_high.L89]" office:value-type="float" office:value="0.237551677125659" calcext:value-type="float">
            <text:p>0.237551677125659</text:p>
          </table:table-cell>
          <table:table-cell table:style-name="ce4" table:formula="of:=[$Redistribution_high.M89]" office:value-type="float" office:value="0.265508848677354" calcext:value-type="float">
            <text:p>0.265508848677354</text:p>
          </table:table-cell>
          <table:table-cell/>
          <table:table-cell table:style-name="ce4"/>
          <table:table-cell table:style-name="ce4" table:formula="of:=[$Redistribution_central.J89]" office:value-type="float" office:value="0.249765763369718" calcext:value-type="float">
            <text:p>0.249765763369718</text:p>
          </table:table-cell>
          <table:table-cell table:style-name="ce4" table:formula="of:=[$Redistribution_central.K89]" office:value-type="float" office:value="0.283794075523099" calcext:value-type="float">
            <text:p>0.283794075523099</text:p>
          </table:table-cell>
          <table:table-cell table:style-name="ce4" table:formula="of:=[$Redistribution_central.L89]" office:value-type="float" office:value="0.253255442055918" calcext:value-type="float">
            <text:p>0.253255442055918</text:p>
          </table:table-cell>
          <table:table-cell table:style-name="ce4" table:formula="of:=[$Redistribution_central.M89]" office:value-type="float" office:value="0.277719084199342" calcext:value-type="float">
            <text:p>0.277719084199342</text:p>
          </table:table-cell>
          <table:table-cell table:number-columns-repeated="2"/>
          <table:table-cell table:style-name="ce4" table:formula="of:=[$redistribution_low.J89]" office:value-type="float" office:value="0.234055851937598" calcext:value-type="float">
            <text:p>0.234055851937598</text:p>
          </table:table-cell>
          <table:table-cell table:style-name="ce4" table:formula="of:=[$redistribution_low.K89]" office:value-type="float" office:value="0.258697700861117" calcext:value-type="float">
            <text:p>0.258697700861117</text:p>
          </table:table-cell>
          <table:table-cell table:style-name="ce4" table:formula="of:=[$redistribution_low.L89]" office:value-type="float" office:value="0.237096055244549" calcext:value-type="float">
            <text:p>0.237096055244549</text:p>
          </table:table-cell>
          <table:table-cell table:style-name="ce4" table:formula="of:=[$redistribution_low.M89]" office:value-type="float" office:value="0.253178125719542" calcext:value-type="float">
            <text:p>0.253178125719542</text:p>
          </table:table-cell>
          <table:table-cell table:number-columns-repeated="47"/>
        </table:table-row>
        <table:table-row table:style-name="ro1">
          <table:table-cell table:style-name="ce4" table:formula="of:=[.A93]+1" office:value-type="float" office:value="137" calcext:value-type="float">
            <text:p>137</text:p>
          </table:table-cell>
          <table:table-cell table:style-name="ce4" table:formula="of:=[$Redistribution_high.J90]" office:value-type="float" office:value="0.237094990744291" calcext:value-type="float">
            <text:p>0.237094990744291</text:p>
          </table:table-cell>
          <table:table-cell table:style-name="ce4" table:formula="of:=[$Redistribution_high.K90]" office:value-type="float" office:value="0.273824046573235" calcext:value-type="float">
            <text:p>0.273824046573235</text:p>
          </table:table-cell>
          <table:table-cell table:style-name="ce4" table:formula="of:=[$Redistribution_high.L90]" office:value-type="float" office:value="0.241031835533993" calcext:value-type="float">
            <text:p>0.241031835533993</text:p>
          </table:table-cell>
          <table:table-cell table:style-name="ce4" table:formula="of:=[$Redistribution_high.M90]" office:value-type="float" office:value="0.266936246543148" calcext:value-type="float">
            <text:p>0.266936246543148</text:p>
          </table:table-cell>
          <table:table-cell/>
          <table:table-cell table:style-name="ce4"/>
          <table:table-cell table:style-name="ce4" table:formula="of:=[$Redistribution_central.J90]" office:value-type="float" office:value="0.247412647722603" calcext:value-type="float">
            <text:p>0.247412647722603</text:p>
          </table:table-cell>
          <table:table-cell table:style-name="ce4" table:formula="of:=[$Redistribution_central.K90]" office:value-type="float" office:value="0.281512568379728" calcext:value-type="float">
            <text:p>0.281512568379728</text:p>
          </table:table-cell>
          <table:table-cell table:style-name="ce4" table:formula="of:=[$Redistribution_central.L90]" office:value-type="float" office:value="0.251789988863288" calcext:value-type="float">
            <text:p>0.251789988863288</text:p>
          </table:table-cell>
          <table:table-cell table:style-name="ce4" table:formula="of:=[$Redistribution_central.M90]" office:value-type="float" office:value="0.273958697562831" calcext:value-type="float">
            <text:p>0.273958697562831</text:p>
          </table:table-cell>
          <table:table-cell table:number-columns-repeated="2"/>
          <table:table-cell table:style-name="ce4" table:formula="of:=[$redistribution_low.J90]" office:value-type="float" office:value="0.229247508543078" calcext:value-type="float">
            <text:p>0.229247508543078</text:p>
          </table:table-cell>
          <table:table-cell table:style-name="ce4" table:formula="of:=[$redistribution_low.K90]" office:value-type="float" office:value="0.250870710823693" calcext:value-type="float">
            <text:p>0.250870710823693</text:p>
          </table:table-cell>
          <table:table-cell table:style-name="ce4" table:formula="of:=[$redistribution_low.L90]" office:value-type="float" office:value="0.232468500101005" calcext:value-type="float">
            <text:p>0.232468500101005</text:p>
          </table:table-cell>
          <table:table-cell table:style-name="ce4" table:formula="of:=[$redistribution_low.M90]" office:value-type="float" office:value="0.245045292597655" calcext:value-type="float">
            <text:p>0.245045292597655</text:p>
          </table:table-cell>
          <table:table-cell table:number-columns-repeated="47"/>
        </table:table-row>
        <table:table-row table:style-name="ro1">
          <table:table-cell table:style-name="ce4" table:formula="of:=[.A94]+1" office:value-type="float" office:value="138" calcext:value-type="float">
            <text:p>138</text:p>
          </table:table-cell>
          <table:table-cell table:style-name="ce4" table:formula="of:=[$Redistribution_high.J91]" office:value-type="float" office:value="0.232438663886183" calcext:value-type="float">
            <text:p>0.232438663886183</text:p>
          </table:table-cell>
          <table:table-cell table:style-name="ce4" table:formula="of:=[$Redistribution_high.K91]" office:value-type="float" office:value="0.271867082859582" calcext:value-type="float">
            <text:p>0.271867082859582</text:p>
          </table:table-cell>
          <table:table-cell table:style-name="ce4" table:formula="of:=[$Redistribution_high.L91]" office:value-type="float" office:value="0.235339165286345" calcext:value-type="float">
            <text:p>0.235339165286345</text:p>
          </table:table-cell>
          <table:table-cell table:style-name="ce4" table:formula="of:=[$Redistribution_high.M91]" office:value-type="float" office:value="0.266664828271723" calcext:value-type="float">
            <text:p>0.266664828271723</text:p>
          </table:table-cell>
          <table:table-cell/>
          <table:table-cell table:style-name="ce4"/>
          <table:table-cell table:style-name="ce4" table:formula="of:=[$Redistribution_central.J91]" office:value-type="float" office:value="0.243991102024622" calcext:value-type="float">
            <text:p>0.243991102024622</text:p>
          </table:table-cell>
          <table:table-cell table:style-name="ce4" table:formula="of:=[$Redistribution_central.K91]" office:value-type="float" office:value="0.279516976060248" calcext:value-type="float">
            <text:p>0.279516976060248</text:p>
          </table:table-cell>
          <table:table-cell table:style-name="ce4" table:formula="of:=[$Redistribution_central.L91]" office:value-type="float" office:value="0.245849850229535" calcext:value-type="float">
            <text:p>0.245849850229535</text:p>
          </table:table-cell>
          <table:table-cell table:style-name="ce4" table:formula="of:=[$Redistribution_central.M91]" office:value-type="float" office:value="0.276249835996233" calcext:value-type="float">
            <text:p>0.276249835996233</text:p>
          </table:table-cell>
          <table:table-cell table:number-columns-repeated="2"/>
          <table:table-cell table:style-name="ce4" table:formula="of:=[$redistribution_low.J91]" office:value-type="float" office:value="0.23742471550817" calcext:value-type="float">
            <text:p>0.23742471550817</text:p>
          </table:table-cell>
          <table:table-cell table:style-name="ce4" table:formula="of:=[$redistribution_low.K91]" office:value-type="float" office:value="0.264077225218563" calcext:value-type="float">
            <text:p>0.264077225218563</text:p>
          </table:table-cell>
          <table:table-cell table:style-name="ce4" table:formula="of:=[$redistribution_low.L91]" office:value-type="float" office:value="0.240024327490533" calcext:value-type="float">
            <text:p>0.240024327490533</text:p>
          </table:table-cell>
          <table:table-cell table:style-name="ce4" table:formula="of:=[$redistribution_low.M91]" office:value-type="float" office:value="0.259192701177852" calcext:value-type="float">
            <text:p>0.259192701177852</text:p>
          </table:table-cell>
          <table:table-cell table:number-columns-repeated="47"/>
        </table:table-row>
        <table:table-row table:style-name="ro1">
          <table:table-cell table:style-name="ce4" table:formula="of:=[.A95]+1" office:value-type="float" office:value="139" calcext:value-type="float">
            <text:p>139</text:p>
          </table:table-cell>
          <table:table-cell table:style-name="ce4" table:formula="of:=[$Redistribution_high.J92]" office:value-type="float" office:value="0.229396423559488" calcext:value-type="float">
            <text:p>0.229396423559488</text:p>
          </table:table-cell>
          <table:table-cell table:style-name="ce4" table:formula="of:=[$Redistribution_high.K92]" office:value-type="float" office:value="0.263045513105426" calcext:value-type="float">
            <text:p>0.263045513105426</text:p>
          </table:table-cell>
          <table:table-cell table:style-name="ce4" table:formula="of:=[$Redistribution_high.L92]" office:value-type="float" office:value="0.232082536767677" calcext:value-type="float">
            <text:p>0.232082536767677</text:p>
          </table:table-cell>
          <table:table-cell table:style-name="ce4" table:formula="of:=[$Redistribution_high.M92]" office:value-type="float" office:value="0.258291171276169" calcext:value-type="float">
            <text:p>0.258291171276169</text:p>
          </table:table-cell>
          <table:table-cell/>
          <table:table-cell table:style-name="ce4"/>
          <table:table-cell table:style-name="ce4" table:formula="of:=[$Redistribution_central.J92]" office:value-type="float" office:value="0.24301716974838" calcext:value-type="float">
            <text:p>0.24301716974838</text:p>
          </table:table-cell>
          <table:table-cell table:style-name="ce4" table:formula="of:=[$Redistribution_central.K92]" office:value-type="float" office:value="0.285101306999319" calcext:value-type="float">
            <text:p>0.285101306999319</text:p>
          </table:table-cell>
          <table:table-cell table:style-name="ce4" table:formula="of:=[$Redistribution_central.L92]" office:value-type="float" office:value="0.244859459511023" calcext:value-type="float">
            <text:p>0.244859459511023</text:p>
          </table:table-cell>
          <table:table-cell table:style-name="ce4" table:formula="of:=[$Redistribution_central.M92]" office:value-type="float" office:value="0.281792233794868" calcext:value-type="float">
            <text:p>0.281792233794868</text:p>
          </table:table-cell>
          <table:table-cell table:number-columns-repeated="2"/>
          <table:table-cell table:style-name="ce4" table:formula="of:=[$redistribution_low.J92]" office:value-type="float" office:value="0.238062890463038" calcext:value-type="float">
            <text:p>0.238062890463038</text:p>
          </table:table-cell>
          <table:table-cell table:style-name="ce4" table:formula="of:=[$redistribution_low.K92]" office:value-type="float" office:value="0.268201972182577" calcext:value-type="float">
            <text:p>0.268201972182577</text:p>
          </table:table-cell>
          <table:table-cell table:style-name="ce4" table:formula="of:=[$redistribution_low.L92]" office:value-type="float" office:value="0.240488658225037" calcext:value-type="float">
            <text:p>0.240488658225037</text:p>
          </table:table-cell>
          <table:table-cell table:style-name="ce4" table:formula="of:=[$redistribution_low.M92]" office:value-type="float" office:value="0.263613304820161" calcext:value-type="float">
            <text:p>0.263613304820161</text:p>
          </table:table-cell>
          <table:table-cell table:number-columns-repeated="47"/>
        </table:table-row>
        <table:table-row table:style-name="ro1">
          <table:table-cell table:style-name="ce4" table:formula="of:=[.A96]+1" office:value-type="float" office:value="140" calcext:value-type="float">
            <text:p>140</text:p>
          </table:table-cell>
          <table:table-cell table:style-name="ce4" table:formula="of:=[$Redistribution_high.J93]" office:value-type="float" office:value="0.225820774651256" calcext:value-type="float">
            <text:p>0.225820774651256</text:p>
          </table:table-cell>
          <table:table-cell table:style-name="ce4" table:formula="of:=[$Redistribution_high.K93]" office:value-type="float" office:value="0.253690352952528" calcext:value-type="float">
            <text:p>0.253690352952528</text:p>
          </table:table-cell>
          <table:table-cell table:style-name="ce4" table:formula="of:=[$Redistribution_high.L93]" office:value-type="float" office:value="0.227742115852456" calcext:value-type="float">
            <text:p>0.227742115852456</text:p>
          </table:table-cell>
          <table:table-cell table:style-name="ce4" table:formula="of:=[$Redistribution_high.M93]" office:value-type="float" office:value="0.250317392680826" calcext:value-type="float">
            <text:p>0.250317392680826</text:p>
          </table:table-cell>
          <table:table-cell/>
          <table:table-cell table:style-name="ce4"/>
          <table:table-cell table:style-name="ce4" table:formula="of:=[$Redistribution_central.J93]" office:value-type="float" office:value="0.235248018374316" calcext:value-type="float">
            <text:p>0.235248018374316</text:p>
          </table:table-cell>
          <table:table-cell table:style-name="ce4" table:formula="of:=[$Redistribution_central.K93]" office:value-type="float" office:value="0.274372651100777" calcext:value-type="float">
            <text:p>0.274372651100777</text:p>
          </table:table-cell>
          <table:table-cell table:style-name="ce4" table:formula="of:=[$Redistribution_central.L93]" office:value-type="float" office:value="0.236996940565472" calcext:value-type="float">
            <text:p>0.236996940565472</text:p>
          </table:table-cell>
          <table:table-cell table:style-name="ce4" table:formula="of:=[$Redistribution_central.M93]" office:value-type="float" office:value="0.271228757511714" calcext:value-type="float">
            <text:p>0.271228757511714</text:p>
          </table:table-cell>
          <table:table-cell table:number-columns-repeated="2"/>
          <table:table-cell table:style-name="ce4" table:formula="of:=[$redistribution_low.J93]" office:value-type="float" office:value="0.233841381933261" calcext:value-type="float">
            <text:p>0.233841381933261</text:p>
          </table:table-cell>
          <table:table-cell table:style-name="ce4" table:formula="of:=[$redistribution_low.K93]" office:value-type="float" office:value="0.269284249647475" calcext:value-type="float">
            <text:p>0.269284249647475</text:p>
          </table:table-cell>
          <table:table-cell table:style-name="ce4" table:formula="of:=[$redistribution_low.L93]" office:value-type="float" office:value="0.236085197404646" calcext:value-type="float">
            <text:p>0.236085197404646</text:p>
          </table:table-cell>
          <table:table-cell table:style-name="ce4" table:formula="of:=[$redistribution_low.M93]" office:value-type="float" office:value="0.264837612205689" calcext:value-type="float">
            <text:p>0.264837612205689</text:p>
          </table:table-cell>
          <table:table-cell table:number-columns-repeated="47"/>
        </table:table-row>
        <table:table-row table:style-name="ro1">
          <table:table-cell table:style-name="ce4" table:formula="of:=[.A97]+1" office:value-type="float" office:value="141" calcext:value-type="float">
            <text:p>141</text:p>
          </table:table-cell>
          <table:table-cell table:style-name="ce4" table:formula="of:=[$Redistribution_high.J94]" office:value-type="float" office:value="0.218278481425464" calcext:value-type="float">
            <text:p>0.218278481425464</text:p>
          </table:table-cell>
          <table:table-cell table:style-name="ce4" table:formula="of:=[$Redistribution_high.K94]" office:value-type="float" office:value="0.247393240558261" calcext:value-type="float">
            <text:p>0.247393240558261</text:p>
          </table:table-cell>
          <table:table-cell table:style-name="ce4" table:formula="of:=[$Redistribution_high.L94]" office:value-type="float" office:value="0.220686433841283" calcext:value-type="float">
            <text:p>0.220686433841283</text:p>
          </table:table-cell>
          <table:table-cell table:style-name="ce4" table:formula="of:=[$Redistribution_high.M94]" office:value-type="float" office:value="0.243152577826037" calcext:value-type="float">
            <text:p>0.243152577826037</text:p>
          </table:table-cell>
          <table:table-cell/>
          <table:table-cell table:style-name="ce4"/>
          <table:table-cell table:style-name="ce4" table:formula="of:=[$Redistribution_central.J94]" office:value-type="float" office:value="0.239761245557991" calcext:value-type="float">
            <text:p>0.239761245557991</text:p>
          </table:table-cell>
          <table:table-cell table:style-name="ce4" table:formula="of:=[$Redistribution_central.K94]" office:value-type="float" office:value="0.283335507605535" calcext:value-type="float">
            <text:p>0.283335507605535</text:p>
          </table:table-cell>
          <table:table-cell table:style-name="ce4" table:formula="of:=[$Redistribution_central.L94]" office:value-type="float" office:value="0.241906383547181" calcext:value-type="float">
            <text:p>0.241906383547181</text:p>
          </table:table-cell>
          <table:table-cell table:style-name="ce4" table:formula="of:=[$Redistribution_central.M94]" office:value-type="float" office:value="0.279445191281162" calcext:value-type="float">
            <text:p>0.279445191281162</text:p>
          </table:table-cell>
          <table:table-cell table:number-columns-repeated="2"/>
          <table:table-cell table:style-name="ce4" table:formula="of:=[$redistribution_low.J94]" office:value-type="float" office:value="0.233663798362325" calcext:value-type="float">
            <text:p>0.233663798362325</text:p>
          </table:table-cell>
          <table:table-cell table:style-name="ce4" table:formula="of:=[$redistribution_low.K94]" office:value-type="float" office:value="0.270964033025679" calcext:value-type="float">
            <text:p>0.270964033025679</text:p>
          </table:table-cell>
          <table:table-cell table:style-name="ce4" table:formula="of:=[$redistribution_low.L94]" office:value-type="float" office:value="0.237114084275306" calcext:value-type="float">
            <text:p>0.237114084275306</text:p>
          </table:table-cell>
          <table:table-cell table:style-name="ce4" table:formula="of:=[$redistribution_low.M94]" office:value-type="float" office:value="0.264186831522115" calcext:value-type="float">
            <text:p>0.264186831522115</text:p>
          </table:table-cell>
          <table:table-cell table:number-columns-repeated="47"/>
        </table:table-row>
        <table:table-row table:style-name="ro1">
          <table:table-cell table:style-name="ce4" table:formula="of:=[.A98]+1" office:value-type="float" office:value="142" calcext:value-type="float">
            <text:p>142</text:p>
          </table:table-cell>
          <table:table-cell table:style-name="ce4" table:formula="of:=[$Redistribution_high.J95]" office:value-type="float" office:value="0.222134277282233" calcext:value-type="float">
            <text:p>0.222134277282233</text:p>
          </table:table-cell>
          <table:table-cell table:style-name="ce4" table:formula="of:=[$Redistribution_high.K95]" office:value-type="float" office:value="0.249551159351397" calcext:value-type="float">
            <text:p>0.249551159351397</text:p>
          </table:table-cell>
          <table:table-cell table:style-name="ce4" table:formula="of:=[$Redistribution_high.L95]" office:value-type="float" office:value="0.224355064721551" calcext:value-type="float">
            <text:p>0.224355064721551</text:p>
          </table:table-cell>
          <table:table-cell table:style-name="ce4" table:formula="of:=[$Redistribution_high.M95]" office:value-type="float" office:value="0.245651915080992" calcext:value-type="float">
            <text:p>0.245651915080992</text:p>
          </table:table-cell>
          <table:table-cell/>
          <table:table-cell table:style-name="ce4"/>
          <table:table-cell table:style-name="ce4" table:formula="of:=[$Redistribution_central.J95]" office:value-type="float" office:value="0.232289573921455" calcext:value-type="float">
            <text:p>0.232289573921455</text:p>
          </table:table-cell>
          <table:table-cell table:style-name="ce4" table:formula="of:=[$Redistribution_central.K95]" office:value-type="float" office:value="0.273266465734613" calcext:value-type="float">
            <text:p>0.273266465734613</text:p>
          </table:table-cell>
          <table:table-cell table:style-name="ce4" table:formula="of:=[$Redistribution_central.L95]" office:value-type="float" office:value="0.234359961768172" calcext:value-type="float">
            <text:p>0.234359961768172</text:p>
          </table:table-cell>
          <table:table-cell table:style-name="ce4" table:formula="of:=[$Redistribution_central.M95]" office:value-type="float" office:value="0.269488283869951" calcext:value-type="float">
            <text:p>0.269488283869951</text:p>
          </table:table-cell>
          <table:table-cell table:number-columns-repeated="2"/>
          <table:table-cell table:style-name="ce4" table:formula="of:=[$redistribution_low.J95]" office:value-type="float" office:value="0.234240108704779" calcext:value-type="float">
            <text:p>0.234240108704779</text:p>
          </table:table-cell>
          <table:table-cell table:style-name="ce4" table:formula="of:=[$redistribution_low.K95]" office:value-type="float" office:value="0.268720705465042" calcext:value-type="float">
            <text:p>0.268720705465042</text:p>
          </table:table-cell>
          <table:table-cell table:style-name="ce4" table:formula="of:=[$redistribution_low.L95]" office:value-type="float" office:value="0.237226075531877" calcext:value-type="float">
            <text:p>0.237226075531877</text:p>
          </table:table-cell>
          <table:table-cell table:style-name="ce4" table:formula="of:=[$redistribution_low.M95]" office:value-type="float" office:value="0.262861423454768" calcext:value-type="float">
            <text:p>0.262861423454768</text:p>
          </table:table-cell>
          <table:table-cell table:number-columns-repeated="47"/>
        </table:table-row>
        <table:table-row table:style-name="ro1">
          <table:table-cell table:style-name="ce4" table:formula="of:=[.A99]+1" office:value-type="float" office:value="143" calcext:value-type="float">
            <text:p>143</text:p>
          </table:table-cell>
          <table:table-cell table:style-name="ce4" table:formula="of:=[$Redistribution_high.J96]" office:value-type="float" office:value="0.230092082602881" calcext:value-type="float">
            <text:p>0.230092082602881</text:p>
          </table:table-cell>
          <table:table-cell table:style-name="ce4" table:formula="of:=[$Redistribution_high.K96]" office:value-type="float" office:value="0.281619524347416" calcext:value-type="float">
            <text:p>0.281619524347416</text:p>
          </table:table-cell>
          <table:table-cell table:style-name="ce4" table:formula="of:=[$Redistribution_high.L96]" office:value-type="float" office:value="0.232344606960667" calcext:value-type="float">
            <text:p>0.232344606960667</text:p>
          </table:table-cell>
          <table:table-cell table:style-name="ce4" table:formula="of:=[$Redistribution_high.M96]" office:value-type="float" office:value="0.277298479065524" calcext:value-type="float">
            <text:p>0.277298479065524</text:p>
          </table:table-cell>
          <table:table-cell/>
          <table:table-cell table:style-name="ce4"/>
          <table:table-cell table:style-name="ce4" table:formula="of:=[$Redistribution_central.J96]" office:value-type="float" office:value="0.229948991672172" calcext:value-type="float">
            <text:p>0.229948991672172</text:p>
          </table:table-cell>
          <table:table-cell table:style-name="ce4" table:formula="of:=[$Redistribution_central.K96]" office:value-type="float" office:value="0.273297270811544" calcext:value-type="float">
            <text:p>0.273297270811544</text:p>
          </table:table-cell>
          <table:table-cell table:style-name="ce4" table:formula="of:=[$Redistribution_central.L96]" office:value-type="float" office:value="0.231590522609137" calcext:value-type="float">
            <text:p>0.231590522609137</text:p>
          </table:table-cell>
          <table:table-cell table:style-name="ce4" table:formula="of:=[$Redistribution_central.M96]" office:value-type="float" office:value="0.270281874986075" calcext:value-type="float">
            <text:p>0.270281874986075</text:p>
          </table:table-cell>
          <table:table-cell table:number-columns-repeated="2"/>
          <table:table-cell table:style-name="ce4" table:formula="of:=[$redistribution_low.J96]" office:value-type="float" office:value="0.227332678445739" calcext:value-type="float">
            <text:p>0.227332678445739</text:p>
          </table:table-cell>
          <table:table-cell table:style-name="ce4" table:formula="of:=[$redistribution_low.K96]" office:value-type="float" office:value="0.24446631672226" calcext:value-type="float">
            <text:p>0.24446631672226</text:p>
          </table:table-cell>
          <table:table-cell table:style-name="ce4" table:formula="of:=[$redistribution_low.L96]" office:value-type="float" office:value="0.230070840826742" calcext:value-type="float">
            <text:p>0.230070840826742</text:p>
          </table:table-cell>
          <table:table-cell table:style-name="ce4" table:formula="of:=[$redistribution_low.M96]" office:value-type="float" office:value="0.239393132384828" calcext:value-type="float">
            <text:p>0.239393132384828</text:p>
          </table:table-cell>
          <table:table-cell table:number-columns-repeated="47"/>
        </table:table-row>
        <table:table-row table:style-name="ro1">
          <table:table-cell table:style-name="ce4" table:formula="of:=[.A100]+1" office:value-type="float" office:value="144" calcext:value-type="float">
            <text:p>144</text:p>
          </table:table-cell>
          <table:table-cell table:style-name="ce4" table:formula="of:=[$Redistribution_high.J97]" office:value-type="float" office:value="0.223565733768831" calcext:value-type="float">
            <text:p>0.223565733768831</text:p>
          </table:table-cell>
          <table:table-cell table:style-name="ce4" table:formula="of:=[$Redistribution_high.K97]" office:value-type="float" office:value="0.273019685803503" calcext:value-type="float">
            <text:p>0.273019685803503</text:p>
          </table:table-cell>
          <table:table-cell table:style-name="ce4" table:formula="of:=[$Redistribution_high.L97]" office:value-type="float" office:value="0.225885945666559" calcext:value-type="float">
            <text:p>0.225885945666559</text:p>
          </table:table-cell>
          <table:table-cell table:style-name="ce4" table:formula="of:=[$Redistribution_high.M97]" office:value-type="float" office:value="0.268584195451237" calcext:value-type="float">
            <text:p>0.268584195451237</text:p>
          </table:table-cell>
          <table:table-cell/>
          <table:table-cell table:style-name="ce4"/>
          <table:table-cell table:style-name="ce4" table:formula="of:=[$Redistribution_central.J97]" office:value-type="float" office:value="0.239376294676716" calcext:value-type="float">
            <text:p>0.239376294676716</text:p>
          </table:table-cell>
          <table:table-cell table:style-name="ce4" table:formula="of:=[$Redistribution_central.K97]" office:value-type="float" office:value="0.280576239755414" calcext:value-type="float">
            <text:p>0.280576239755414</text:p>
          </table:table-cell>
          <table:table-cell table:style-name="ce4" table:formula="of:=[$Redistribution_central.L97]" office:value-type="float" office:value="0.240702812810276" calcext:value-type="float">
            <text:p>0.240702812810276</text:p>
          </table:table-cell>
          <table:table-cell table:style-name="ce4" table:formula="of:=[$Redistribution_central.M97]" office:value-type="float" office:value="0.278118381594031" calcext:value-type="float">
            <text:p>0.278118381594031</text:p>
          </table:table-cell>
          <table:table-cell table:number-columns-repeated="2"/>
          <table:table-cell table:style-name="ce4" table:formula="of:=[$redistribution_low.J97]" office:value-type="float" office:value="0.246772845421026" calcext:value-type="float">
            <text:p>0.246772845421026</text:p>
          </table:table-cell>
          <table:table-cell table:style-name="ce4" table:formula="of:=[$redistribution_low.K97]" office:value-type="float" office:value="0.288325052900146" calcext:value-type="float">
            <text:p>0.288325052900146</text:p>
          </table:table-cell>
          <table:table-cell table:style-name="ce4" table:formula="of:=[$redistribution_low.L97]" office:value-type="float" office:value="0.249920962459469" calcext:value-type="float">
            <text:p>0.249920962459469</text:p>
          </table:table-cell>
          <table:table-cell table:style-name="ce4" table:formula="of:=[$redistribution_low.M97]" office:value-type="float" office:value="0.281992534322701" calcext:value-type="float">
            <text:p>0.281992534322701</text:p>
          </table:table-cell>
          <table:table-cell table:number-columns-repeated="47"/>
        </table:table-row>
        <table:table-row table:style-name="ro1">
          <table:table-cell table:style-name="ce4" table:formula="of:=[.A101]+1" office:value-type="float" office:value="145" calcext:value-type="float">
            <text:p>145</text:p>
          </table:table-cell>
          <table:table-cell table:style-name="ce4" table:formula="of:=[$Redistribution_high.J98]" office:value-type="float" office:value="0.224105228747149" calcext:value-type="float">
            <text:p>0.224105228747149</text:p>
          </table:table-cell>
          <table:table-cell table:style-name="ce4" table:formula="of:=[$Redistribution_high.K98]" office:value-type="float" office:value="0.273399010666662" calcext:value-type="float">
            <text:p>0.273399010666662</text:p>
          </table:table-cell>
          <table:table-cell table:style-name="ce4" table:formula="of:=[$Redistribution_high.L98]" office:value-type="float" office:value="0.226073289876491" calcext:value-type="float">
            <text:p>0.226073289876491</text:p>
          </table:table-cell>
          <table:table-cell table:style-name="ce4" table:formula="of:=[$Redistribution_high.M98]" office:value-type="float" office:value="0.269642104137152" calcext:value-type="float">
            <text:p>0.269642104137152</text:p>
          </table:table-cell>
          <table:table-cell/>
          <table:table-cell table:style-name="ce4"/>
          <table:table-cell table:style-name="ce4" table:formula="of:=[$Redistribution_central.J98]" office:value-type="float" office:value="0.23183899753434" calcext:value-type="float">
            <text:p>0.23183899753434</text:p>
          </table:table-cell>
          <table:table-cell table:style-name="ce4" table:formula="of:=[$Redistribution_central.K98]" office:value-type="float" office:value="0.268360338848101" calcext:value-type="float">
            <text:p>0.268360338848101</text:p>
          </table:table-cell>
          <table:table-cell table:style-name="ce4" table:formula="of:=[$Redistribution_central.L98]" office:value-type="float" office:value="0.233715721686017" calcext:value-type="float">
            <text:p>0.233715721686017</text:p>
          </table:table-cell>
          <table:table-cell table:style-name="ce4" table:formula="of:=[$Redistribution_central.M98]" office:value-type="float" office:value="0.264904550475658" calcext:value-type="float">
            <text:p>0.264904550475658</text:p>
          </table:table-cell>
          <table:table-cell table:number-columns-repeated="2"/>
          <table:table-cell table:style-name="ce4" table:formula="of:=[$redistribution_low.J98]" office:value-type="float" office:value="0.22516551064588" calcext:value-type="float">
            <text:p>0.22516551064588</text:p>
          </table:table-cell>
          <table:table-cell table:style-name="ce4" table:formula="of:=[$redistribution_low.K98]" office:value-type="float" office:value="0.245533696653121" calcext:value-type="float">
            <text:p>0.245533696653121</text:p>
          </table:table-cell>
          <table:table-cell table:style-name="ce4" table:formula="of:=[$redistribution_low.L98]" office:value-type="float" office:value="0.228550194971398" calcext:value-type="float">
            <text:p>0.228550194971398</text:p>
          </table:table-cell>
          <table:table-cell table:style-name="ce4" table:formula="of:=[$redistribution_low.M98]" office:value-type="float" office:value="0.239181146868326" calcext:value-type="float">
            <text:p>0.239181146868326</text:p>
          </table:table-cell>
          <table:table-cell table:number-columns-repeated="47"/>
        </table:table-row>
        <table:table-row table:style-name="ro1">
          <table:table-cell table:style-name="ce4" table:formula="of:=[.A102]+1" office:value-type="float" office:value="146" calcext:value-type="float">
            <text:p>146</text:p>
          </table:table-cell>
          <table:table-cell table:style-name="ce4" table:formula="of:=[$Redistribution_high.J99]" office:value-type="float" office:value="0.228977648779464" calcext:value-type="float">
            <text:p>0.228977648779464</text:p>
          </table:table-cell>
          <table:table-cell table:style-name="ce4" table:formula="of:=[$Redistribution_high.K99]" office:value-type="float" office:value="0.282325758604682" calcext:value-type="float">
            <text:p>0.282325758604682</text:p>
          </table:table-cell>
          <table:table-cell table:style-name="ce4" table:formula="of:=[$Redistribution_high.L99]" office:value-type="float" office:value="0.230822022349052" calcext:value-type="float">
            <text:p>0.230822022349052</text:p>
          </table:table-cell>
          <table:table-cell table:style-name="ce4" table:formula="of:=[$Redistribution_high.M99]" office:value-type="float" office:value="0.278744132179515" calcext:value-type="float">
            <text:p>0.278744132179515</text:p>
          </table:table-cell>
          <table:table-cell/>
          <table:table-cell table:style-name="ce4"/>
          <table:table-cell table:style-name="ce4" table:formula="of:=[$Redistribution_central.J99]" office:value-type="float" office:value="0.23249426537734" calcext:value-type="float">
            <text:p>0.23249426537734</text:p>
          </table:table-cell>
          <table:table-cell table:style-name="ce4" table:formula="of:=[$Redistribution_central.K99]" office:value-type="float" office:value="0.255322783253165" calcext:value-type="float">
            <text:p>0.255322783253165</text:p>
          </table:table-cell>
          <table:table-cell table:style-name="ce4" table:formula="of:=[$Redistribution_central.L99]" office:value-type="float" office:value="0.233791979919984" calcext:value-type="float">
            <text:p>0.233791979919984</text:p>
          </table:table-cell>
          <table:table-cell table:style-name="ce4" table:formula="of:=[$Redistribution_central.M99]" office:value-type="float" office:value="0.253027504100851" calcext:value-type="float">
            <text:p>0.253027504100851</text:p>
          </table:table-cell>
          <table:table-cell table:number-columns-repeated="2"/>
          <table:table-cell table:style-name="ce4" table:formula="of:=[$redistribution_low.J99]" office:value-type="float" office:value="0.227910234360002" calcext:value-type="float">
            <text:p>0.227910234360002</text:p>
          </table:table-cell>
          <table:table-cell table:style-name="ce4" table:formula="of:=[$redistribution_low.K99]" office:value-type="float" office:value="0.245076492100889" calcext:value-type="float">
            <text:p>0.245076492100889</text:p>
          </table:table-cell>
          <table:table-cell table:style-name="ce4" table:formula="of:=[$redistribution_low.L99]" office:value-type="float" office:value="0.230305976918181" calcext:value-type="float">
            <text:p>0.230305976918181</text:p>
          </table:table-cell>
          <table:table-cell table:style-name="ce4" table:formula="of:=[$redistribution_low.M99]" office:value-type="float" office:value="0.240480353854955" calcext:value-type="float">
            <text:p>0.240480353854955</text:p>
          </table:table-cell>
          <table:table-cell table:number-columns-repeated="47"/>
        </table:table-row>
        <table:table-row table:style-name="ro1">
          <table:table-cell table:style-name="ce4" table:formula="of:=[.A103]+1" office:value-type="float" office:value="147" calcext:value-type="float">
            <text:p>147</text:p>
          </table:table-cell>
          <table:table-cell table:style-name="ce4" table:formula="of:=[$Redistribution_high.J100]" office:value-type="float" office:value="0.227321435597503" calcext:value-type="float">
            <text:p>0.227321435597503</text:p>
          </table:table-cell>
          <table:table-cell table:style-name="ce4" table:formula="of:=[$Redistribution_high.K100]" office:value-type="float" office:value="0.277818400228544" calcext:value-type="float">
            <text:p>0.277818400228544</text:p>
          </table:table-cell>
          <table:table-cell table:style-name="ce4" table:formula="of:=[$Redistribution_high.L100]" office:value-type="float" office:value="0.229045809283302" calcext:value-type="float">
            <text:p>0.229045809283302</text:p>
          </table:table-cell>
          <table:table-cell table:style-name="ce4" table:formula="of:=[$Redistribution_high.M100]" office:value-type="float" office:value="0.274499801853931" calcext:value-type="float">
            <text:p>0.274499801853931</text:p>
          </table:table-cell>
          <table:table-cell/>
          <table:table-cell table:style-name="ce4"/>
          <table:table-cell table:style-name="ce4" table:formula="of:=[$Redistribution_central.J100]" office:value-type="float" office:value="0.246460607659942" calcext:value-type="float">
            <text:p>0.246460607659942</text:p>
          </table:table-cell>
          <table:table-cell table:style-name="ce4" table:formula="of:=[$Redistribution_central.K100]" office:value-type="float" office:value="0.2981687769659" calcext:value-type="float">
            <text:p>0.2981687769659</text:p>
          </table:table-cell>
          <table:table-cell table:style-name="ce4" table:formula="of:=[$Redistribution_central.L100]" office:value-type="float" office:value="0.247497001093001" calcext:value-type="float">
            <text:p>0.247497001093001</text:p>
          </table:table-cell>
          <table:table-cell table:style-name="ce4" table:formula="of:=[$Redistribution_central.M100]" office:value-type="float" office:value="0.296131200355494" calcext:value-type="float">
            <text:p>0.296131200355494</text:p>
          </table:table-cell>
          <table:table-cell table:number-columns-repeated="2"/>
          <table:table-cell table:style-name="ce4" table:formula="of:=[$redistribution_low.J100]" office:value-type="float" office:value="0.230158329001088" calcext:value-type="float">
            <text:p>0.230158329001088</text:p>
          </table:table-cell>
          <table:table-cell table:style-name="ce4" table:formula="of:=[$redistribution_low.K100]" office:value-type="float" office:value="0.252933523189602" calcext:value-type="float">
            <text:p>0.252933523189602</text:p>
          </table:table-cell>
          <table:table-cell table:style-name="ce4" table:formula="of:=[$redistribution_low.L100]" office:value-type="float" office:value="0.232567564289371" calcext:value-type="float">
            <text:p>0.232567564289371</text:p>
          </table:table-cell>
          <table:table-cell table:style-name="ce4" table:formula="of:=[$redistribution_low.M100]" office:value-type="float" office:value="0.248252074437477" calcext:value-type="float">
            <text:p>0.248252074437477</text:p>
          </table:table-cell>
          <table:table-cell table:number-columns-repeated="47"/>
        </table:table-row>
        <table:table-row table:style-name="ro1">
          <table:table-cell table:style-name="ce4" table:formula="of:=[.A104]+1" office:value-type="float" office:value="148" calcext:value-type="float">
            <text:p>148</text:p>
          </table:table-cell>
          <table:table-cell table:style-name="ce4" table:formula="of:=[$Redistribution_high.J101]" office:value-type="float" office:value="0.227788754106915" calcext:value-type="float">
            <text:p>0.227788754106915</text:p>
          </table:table-cell>
          <table:table-cell table:style-name="ce4" table:formula="of:=[$Redistribution_high.K101]" office:value-type="float" office:value="0.274970383418725" calcext:value-type="float">
            <text:p>0.274970383418725</text:p>
          </table:table-cell>
          <table:table-cell table:style-name="ce4" table:formula="of:=[$Redistribution_high.L101]" office:value-type="float" office:value="0.229121383284489" calcext:value-type="float">
            <text:p>0.229121383284489</text:p>
          </table:table-cell>
          <table:table-cell table:style-name="ce4" table:formula="of:=[$Redistribution_high.M101]" office:value-type="float" office:value="0.272424683100109" calcext:value-type="float">
            <text:p>0.272424683100109</text:p>
          </table:table-cell>
          <table:table-cell/>
          <table:table-cell table:style-name="ce4"/>
          <table:table-cell table:style-name="ce4" table:formula="of:=[$Redistribution_central.J101]" office:value-type="float" office:value="0.239925453482631" calcext:value-type="float">
            <text:p>0.239925453482631</text:p>
          </table:table-cell>
          <table:table-cell table:style-name="ce4" table:formula="of:=[$Redistribution_central.K101]" office:value-type="float" office:value="0.287969755429556" calcext:value-type="float">
            <text:p>0.287969755429556</text:p>
          </table:table-cell>
          <table:table-cell table:style-name="ce4" table:formula="of:=[$Redistribution_central.L101]" office:value-type="float" office:value="0.241134569804802" calcext:value-type="float">
            <text:p>0.241134569804802</text:p>
          </table:table-cell>
          <table:table-cell table:style-name="ce4" table:formula="of:=[$Redistribution_central.M101]" office:value-type="float" office:value="0.28563197996122" calcext:value-type="float">
            <text:p>0.28563197996122</text:p>
          </table:table-cell>
          <table:table-cell table:number-columns-repeated="2"/>
          <table:table-cell table:style-name="ce4" table:formula="of:=[$redistribution_low.J101]" office:value-type="float" office:value="0.228598522651713" calcext:value-type="float">
            <text:p>0.228598522651713</text:p>
          </table:table-cell>
          <table:table-cell table:style-name="ce4" table:formula="of:=[$redistribution_low.K101]" office:value-type="float" office:value="0.2367058911792" calcext:value-type="float">
            <text:p>0.2367058911792</text:p>
          </table:table-cell>
          <table:table-cell table:style-name="ce4" table:formula="of:=[$redistribution_low.L101]" office:value-type="float" office:value="0.230037888317" calcext:value-type="float">
            <text:p>0.230037888317</text:p>
          </table:table-cell>
          <table:table-cell table:style-name="ce4" table:formula="of:=[$redistribution_low.M101]" office:value-type="float" office:value="0.234014095836269" calcext:value-type="float">
            <text:p>0.234014095836269</text:p>
          </table:table-cell>
          <table:table-cell table:number-columns-repeated="47"/>
        </table:table-row>
        <table:table-row table:style-name="ro1">
          <table:table-cell table:style-name="ce4" table:formula="of:=[.A105]+1" office:value-type="float" office:value="149" calcext:value-type="float">
            <text:p>149</text:p>
          </table:table-cell>
          <table:table-cell table:style-name="ce4" table:formula="of:=[$Redistribution_high.J102]" office:value-type="float" office:value="0.233759889913578" calcext:value-type="float">
            <text:p>0.233759889913578</text:p>
          </table:table-cell>
          <table:table-cell table:style-name="ce4" table:formula="of:=[$Redistribution_high.K102]" office:value-type="float" office:value="0.303458559060435" calcext:value-type="float">
            <text:p>0.303458559060435</text:p>
          </table:table-cell>
          <table:table-cell table:style-name="ce4" table:formula="of:=[$Redistribution_high.L102]" office:value-type="float" office:value="0.235484371059687" calcext:value-type="float">
            <text:p>0.235484371059687</text:p>
          </table:table-cell>
          <table:table-cell table:style-name="ce4" table:formula="of:=[$Redistribution_high.M102]" office:value-type="float" office:value="0.299995012289949" calcext:value-type="float">
            <text:p>0.299995012289949</text:p>
          </table:table-cell>
          <table:table-cell/>
          <table:table-cell table:style-name="ce4"/>
          <table:table-cell table:style-name="ce4" table:formula="of:=[$Redistribution_central.J102]" office:value-type="float" office:value="0.243564593784453" calcext:value-type="float">
            <text:p>0.243564593784453</text:p>
          </table:table-cell>
          <table:table-cell table:style-name="ce4" table:formula="of:=[$Redistribution_central.K102]" office:value-type="float" office:value="0.302825004859468" calcext:value-type="float">
            <text:p>0.302825004859468</text:p>
          </table:table-cell>
          <table:table-cell table:style-name="ce4" table:formula="of:=[$Redistribution_central.L102]" office:value-type="float" office:value="0.244847359000666" calcext:value-type="float">
            <text:p>0.244847359000666</text:p>
          </table:table-cell>
          <table:table-cell table:style-name="ce4" table:formula="of:=[$Redistribution_central.M102]" office:value-type="float" office:value="0.300220185556118" calcext:value-type="float">
            <text:p>0.300220185556118</text:p>
          </table:table-cell>
          <table:table-cell table:number-columns-repeated="2"/>
          <table:table-cell table:style-name="ce4" table:formula="of:=[$redistribution_low.J102]" office:value-type="float" office:value="0.228520452895164" calcext:value-type="float">
            <text:p>0.228520452895164</text:p>
          </table:table-cell>
          <table:table-cell table:style-name="ce4" table:formula="of:=[$redistribution_low.K102]" office:value-type="float" office:value="0.238219480039249" calcext:value-type="float">
            <text:p>0.238219480039249</text:p>
          </table:table-cell>
          <table:table-cell table:style-name="ce4" table:formula="of:=[$redistribution_low.L102]" office:value-type="float" office:value="0.230250549573822" calcext:value-type="float">
            <text:p>0.230250549573822</text:p>
          </table:table-cell>
          <table:table-cell table:style-name="ce4" table:formula="of:=[$redistribution_low.M102]" office:value-type="float" office:value="0.234954129111042" calcext:value-type="float">
            <text:p>0.234954129111042</text:p>
          </table:table-cell>
          <table:table-cell table:number-columns-repeated="47"/>
        </table:table-row>
        <table:table-row table:style-name="ro1">
          <table:table-cell table:style-name="ce4" table:formula="of:=[.A106]+1" office:value-type="float" office:value="150" calcext:value-type="float">
            <text:p>150</text:p>
          </table:table-cell>
          <table:table-cell table:style-name="ce4" table:formula="of:=[$Redistribution_high.J103]" office:value-type="float" office:value="0.231180297441042" calcext:value-type="float">
            <text:p>0.231180297441042</text:p>
          </table:table-cell>
          <table:table-cell table:style-name="ce4" table:formula="of:=[$Redistribution_high.K103]" office:value-type="float" office:value="0.282448776069775" calcext:value-type="float">
            <text:p>0.282448776069775</text:p>
          </table:table-cell>
          <table:table-cell table:style-name="ce4" table:formula="of:=[$Redistribution_high.L103]" office:value-type="float" office:value="0.233244529162666" calcext:value-type="float">
            <text:p>0.233244529162666</text:p>
          </table:table-cell>
          <table:table-cell table:style-name="ce4" table:formula="of:=[$Redistribution_high.M103]" office:value-type="float" office:value="0.278460605980867" calcext:value-type="float">
            <text:p>0.278460605980867</text:p>
          </table:table-cell>
          <table:table-cell/>
          <table:table-cell table:style-name="ce4"/>
          <table:table-cell table:style-name="ce4" table:formula="of:=[$Redistribution_central.J103]" office:value-type="float" office:value="0.245109708501405" calcext:value-type="float">
            <text:p>0.245109708501405</text:p>
          </table:table-cell>
          <table:table-cell table:style-name="ce4" table:formula="of:=[$Redistribution_central.K103]" office:value-type="float" office:value="0.299540420476609" calcext:value-type="float">
            <text:p>0.299540420476609</text:p>
          </table:table-cell>
          <table:table-cell table:style-name="ce4" table:formula="of:=[$Redistribution_central.L103]" office:value-type="float" office:value="0.246314878457883" calcext:value-type="float">
            <text:p>0.246314878457883</text:p>
          </table:table-cell>
          <table:table-cell table:style-name="ce4" table:formula="of:=[$Redistribution_central.M103]" office:value-type="float" office:value="0.297159615659896" calcext:value-type="float">
            <text:p>0.297159615659896</text:p>
          </table:table-cell>
          <table:table-cell table:number-columns-repeated="2"/>
          <table:table-cell table:style-name="ce4" table:formula="of:=[$redistribution_low.J103]" office:value-type="float" office:value="0.226470675317027" calcext:value-type="float">
            <text:p>0.226470675317027</text:p>
          </table:table-cell>
          <table:table-cell table:style-name="ce4" table:formula="of:=[$redistribution_low.K103]" office:value-type="float" office:value="0.238634998914367" calcext:value-type="float">
            <text:p>0.238634998914367</text:p>
          </table:table-cell>
          <table:table-cell table:style-name="ce4" table:formula="of:=[$redistribution_low.L103]" office:value-type="float" office:value="0.228481859174258" calcext:value-type="float">
            <text:p>0.228481859174258</text:p>
          </table:table-cell>
          <table:table-cell table:style-name="ce4" table:formula="of:=[$redistribution_low.M103]" office:value-type="float" office:value="0.234659203591412" calcext:value-type="float">
            <text:p>0.234659203591412</text:p>
          </table:table-cell>
          <table:table-cell table:number-columns-repeated="47"/>
        </table:table-row>
        <table:table-row table:style-name="ro1">
          <table:table-cell table:style-name="ce4" table:formula="of:=[.A107]+1" office:value-type="float" office:value="151" calcext:value-type="float">
            <text:p>151</text:p>
          </table:table-cell>
          <table:table-cell table:style-name="ce4" table:formula="of:=[$Redistribution_high.J104]" office:value-type="float" office:value="0.237391172328551" calcext:value-type="float">
            <text:p>0.237391172328551</text:p>
          </table:table-cell>
          <table:table-cell table:style-name="ce4" table:formula="of:=[$Redistribution_high.K104]" office:value-type="float" office:value="0.285443365039227" calcext:value-type="float">
            <text:p>0.285443365039227</text:p>
          </table:table-cell>
          <table:table-cell table:style-name="ce4" table:formula="of:=[$Redistribution_high.L104]" office:value-type="float" office:value="0.238889445281754" calcext:value-type="float">
            <text:p>0.238889445281754</text:p>
          </table:table-cell>
          <table:table-cell table:style-name="ce4" table:formula="of:=[$Redistribution_high.M104]" office:value-type="float" office:value="0.282567408746498" calcext:value-type="float">
            <text:p>0.282567408746498</text:p>
          </table:table-cell>
          <table:table-cell/>
          <table:table-cell table:style-name="ce4"/>
          <table:table-cell table:style-name="ce4" table:formula="of:=[$Redistribution_central.J104]" office:value-type="float" office:value="0.2461873640877" calcext:value-type="float">
            <text:p>0.2461873640877</text:p>
          </table:table-cell>
          <table:table-cell table:style-name="ce4" table:formula="of:=[$Redistribution_central.K104]" office:value-type="float" office:value="0.295432240102415" calcext:value-type="float">
            <text:p>0.295432240102415</text:p>
          </table:table-cell>
          <table:table-cell table:style-name="ce4" table:formula="of:=[$Redistribution_central.L104]" office:value-type="float" office:value="0.247021175388339" calcext:value-type="float">
            <text:p>0.247021175388339</text:p>
          </table:table-cell>
          <table:table-cell table:style-name="ce4" table:formula="of:=[$Redistribution_central.M104]" office:value-type="float" office:value="0.293729959257432" calcext:value-type="float">
            <text:p>0.293729959257432</text:p>
          </table:table-cell>
          <table:table-cell table:number-columns-repeated="2"/>
          <table:table-cell table:style-name="ce4" table:formula="of:=[$redistribution_low.J104]" office:value-type="float" office:value="0.227956980264955" calcext:value-type="float">
            <text:p>0.227956980264955</text:p>
          </table:table-cell>
          <table:table-cell table:style-name="ce4" table:formula="of:=[$redistribution_low.K104]" office:value-type="float" office:value="0.238332147622382" calcext:value-type="float">
            <text:p>0.238332147622382</text:p>
          </table:table-cell>
          <table:table-cell table:style-name="ce4" table:formula="of:=[$redistribution_low.L104]" office:value-type="float" office:value="0.229912495059739" calcext:value-type="float">
            <text:p>0.229912495059739</text:p>
          </table:table-cell>
          <table:table-cell table:style-name="ce4" table:formula="of:=[$redistribution_low.M104]" office:value-type="float" office:value="0.234521867793097" calcext:value-type="float">
            <text:p>0.234521867793097</text:p>
          </table:table-cell>
          <table:table-cell table:number-columns-repeated="47"/>
        </table:table-row>
        <table:table-row table:style-name="ro1">
          <table:table-cell table:style-name="ce4" table:formula="of:=[.A108]+1" office:value-type="float" office:value="152" calcext:value-type="float">
            <text:p>152</text:p>
          </table:table-cell>
          <table:table-cell table:style-name="ce4" table:formula="of:=[$Redistribution_high.J105]" office:value-type="float" office:value="0.242841328289134" calcext:value-type="float">
            <text:p>0.242841328289134</text:p>
          </table:table-cell>
          <table:table-cell table:style-name="ce4" table:formula="of:=[$Redistribution_high.K105]" office:value-type="float" office:value="0.288854883512496" calcext:value-type="float">
            <text:p>0.288854883512496</text:p>
          </table:table-cell>
          <table:table-cell table:style-name="ce4" table:formula="of:=[$Redistribution_high.L105]" office:value-type="float" office:value="0.24450512776014" calcext:value-type="float">
            <text:p>0.24450512776014</text:p>
          </table:table-cell>
          <table:table-cell table:style-name="ce4" table:formula="of:=[$Redistribution_high.M105]" office:value-type="float" office:value="0.285613002170939" calcext:value-type="float">
            <text:p>0.285613002170939</text:p>
          </table:table-cell>
          <table:table-cell/>
          <table:table-cell table:style-name="ce4"/>
          <table:table-cell table:style-name="ce4" table:formula="of:=[$Redistribution_central.J105]" office:value-type="float" office:value="0.24628087655191" calcext:value-type="float">
            <text:p>0.24628087655191</text:p>
          </table:table-cell>
          <table:table-cell table:style-name="ce4" table:formula="of:=[$Redistribution_central.K105]" office:value-type="float" office:value="0.300888166308466" calcext:value-type="float">
            <text:p>0.300888166308466</text:p>
          </table:table-cell>
          <table:table-cell table:style-name="ce4" table:formula="of:=[$Redistribution_central.L105]" office:value-type="float" office:value="0.247889997968065" calcext:value-type="float">
            <text:p>0.247889997968065</text:p>
          </table:table-cell>
          <table:table-cell table:style-name="ce4" table:formula="of:=[$Redistribution_central.M105]" office:value-type="float" office:value="0.297636892179357" calcext:value-type="float">
            <text:p>0.297636892179357</text:p>
          </table:table-cell>
          <table:table-cell table:number-columns-repeated="2"/>
          <table:table-cell table:style-name="ce4" table:formula="of:=[$redistribution_low.J105]" office:value-type="float" office:value="0.223277991387642" calcext:value-type="float">
            <text:p>0.223277991387642</text:p>
          </table:table-cell>
          <table:table-cell table:style-name="ce4" table:formula="of:=[$redistribution_low.K105]" office:value-type="float" office:value="0.2326883431988" calcext:value-type="float">
            <text:p>0.2326883431988</text:p>
          </table:table-cell>
          <table:table-cell table:style-name="ce4" table:formula="of:=[$redistribution_low.L105]" office:value-type="float" office:value="0.225083645846717" calcext:value-type="float">
            <text:p>0.225083645846717</text:p>
          </table:table-cell>
          <table:table-cell table:style-name="ce4" table:formula="of:=[$redistribution_low.M105]" office:value-type="float" office:value="0.229097586422427" calcext:value-type="float">
            <text:p>0.229097586422427</text:p>
          </table:table-cell>
          <table:table-cell table:number-columns-repeated="47"/>
        </table:table-row>
        <table:table-row table:style-name="ro1" table:number-rows-repeated="10484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op 10% share yearly" table:style-name="ta6">
        <table:table-column table:style-name="co5" table:number-columns-repeated="5" table:default-cell-style-name="ce3"/>
        <table:table-column table:style-name="co1" table:number-columns-repeated="59" table:default-cell-style-name="Default"/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Default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9"/>
        </table:table-row>
        <table:table-row table:style-name="ro4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ly benefits</text:p>
          </table:table-cell>
          <table:table-cell table:style-name="ce2" office:value-type="string" calcext:value-type="string">
            <text:p>All income</text:p>
          </table:table-cell>
          <table:table-cell table:number-columns-repeated="4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9" office:value-type="percentage" office:value="0.2215850999" calcext:value-type="percentage">
            <text:p>22%</text:p>
          </table:table-cell>
          <table:table-cell table:style-name="ce9" office:value-type="percentage" office:value="0.2176198781" calcext:value-type="percentage">
            <text:p>22%</text:p>
          </table:table-cell>
          <table:table-cell table:style-name="ce9" office:value-type="percentage" office:value="0.2197396576" calcext:value-type="percentage">
            <text:p>22%</text:p>
          </table:table-cell>
          <table:table-cell table:style-name="ce9" office:value-type="percentage" office:value="0.2113770582" calcext:value-type="percentage">
            <text:p>21%</text:p>
          </table:table-cell>
          <table:table-cell table:style-name="ce3" office:value-type="float" office:value="2014" calcext:value-type="float">
            <text:p>2014</text:p>
          </table:table-cell>
          <table:table-cell table:style-name="ce9" office:value-type="percentage" office:value="0.2215850999" calcext:value-type="percentage">
            <text:p>22%</text:p>
          </table:table-cell>
          <table:table-cell table:style-name="ce9" office:value-type="percentage" office:value="0.2176198781" calcext:value-type="percentage">
            <text:p>22%</text:p>
          </table:table-cell>
          <table:table-cell table:style-name="ce9" office:value-type="percentage" office:value="0.2197396576" calcext:value-type="percentage">
            <text:p>22%</text:p>
          </table:table-cell>
          <table:table-cell table:style-name="ce9" office:value-type="percentage" office:value="0.2113770582" calcext:value-type="percentage">
            <text:p>21%</text:p>
          </table:table-cell>
          <table:table-cell table:style-name="ce3" office:value-type="float" office:value="2014" calcext:value-type="float">
            <text:p>2014</text:p>
          </table:table-cell>
          <table:table-cell table:style-name="ce9" office:value-type="percentage" office:value="0.2215850999" calcext:value-type="percentage">
            <text:p>22%</text:p>
          </table:table-cell>
          <table:table-cell table:style-name="ce9" office:value-type="percentage" office:value="0.2176198781" calcext:value-type="percentage">
            <text:p>22%</text:p>
          </table:table-cell>
          <table:table-cell table:style-name="ce9" office:value-type="percentage" office:value="0.2197396576" calcext:value-type="percentage">
            <text:p>22%</text:p>
          </table:table-cell>
          <table:table-cell table:style-name="ce9" office:value-type="percentage" office:value="0.2113770582" calcext:value-type="percentage">
            <text:p>21%</text:p>
          </table:table-cell>
          <table:table-cell table:number-columns-repeated="4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style-name="ce10" table:formula="of:=AVERAGE([$'Top 10% share'.C6:.C9])" office:value-type="percentage" office:value="0.255531059337134" calcext:value-type="percentage">
            <text:p>26%</text:p>
          </table:table-cell>
          <table:table-cell table:style-name="ce10" table:formula="of:=AVERAGE([$'Top 10% share'.D5:.D8])" office:value-type="percentage" office:value="0.232882724904575" calcext:value-type="percentage">
            <text:p>23%</text:p>
          </table:table-cell>
          <table:table-cell table:style-name="ce10" table:formula="of:=AVERAGE([$'Top 10% share'.E5:.E8])" office:value-type="percentage" office:value="0.238700462702808" calcext:value-type="percentage">
            <text:p>24%</text:p>
          </table:table-cell>
          <table:table-cell table:style-name="ce10" table:formula="of:=AVERAGE([$'Top 10% share'.B5:.B8])" office:value-type="percentage" office:value="0.225059699133927" calcext:value-type="percentage">
            <text:p>23%</text:p>
          </table:table-cell>
          <table:table-cell table:style-name="ce3" table:formula="of:=[.F4]+1" office:value-type="float" office:value="2015" calcext:value-type="float">
            <text:p>2015</text:p>
          </table:table-cell>
          <table:table-cell table:style-name="ce10" table:formula="of:=AVERAGE([$'Top 10% share'.I5:.I8])" office:value-type="percentage" office:value="0.247625439206508" calcext:value-type="percentage">
            <text:p>25%</text:p>
          </table:table-cell>
          <table:table-cell table:style-name="ce10" table:formula="of:=AVERAGE([$'Top 10% share'.J5:.J8])" office:value-type="percentage" office:value="0.232882724904575" calcext:value-type="percentage">
            <text:p>23%</text:p>
          </table:table-cell>
          <table:table-cell table:style-name="ce10" table:formula="of:=AVERAGE([$'Top 10% share'.K5:.K8])" office:value-type="percentage" office:value="0.238700462702808" calcext:value-type="percentage">
            <text:p>24%</text:p>
          </table:table-cell>
          <table:table-cell table:style-name="ce10" table:formula="of:=AVERAGE([$'Top 10% share'.H5:.H8])" office:value-type="percentage" office:value="0.225059699133927" calcext:value-type="percentage">
            <text:p>23%</text:p>
          </table:table-cell>
          <table:table-cell table:style-name="ce3" table:formula="of:=[.K4]+1" office:value-type="float" office:value="2015" calcext:value-type="float">
            <text:p>2015</text:p>
          </table:table-cell>
          <table:table-cell table:style-name="ce10" table:formula="of:=AVERAGE([$'Top 10% share'.O5:.O8])" office:value-type="percentage" office:value="0.247625439206508" calcext:value-type="percentage">
            <text:p>25%</text:p>
          </table:table-cell>
          <table:table-cell table:style-name="ce10" table:formula="of:=AVERAGE([$'Top 10% share'.P5:.P8])" office:value-type="percentage" office:value="0.232882724904575" calcext:value-type="percentage">
            <text:p>23%</text:p>
          </table:table-cell>
          <table:table-cell table:style-name="ce10" table:formula="of:=AVERAGE([$'Top 10% share'.Q5:.Q8])" office:value-type="percentage" office:value="0.238700462702808" calcext:value-type="percentage">
            <text:p>24%</text:p>
          </table:table-cell>
          <table:table-cell table:style-name="ce10" table:formula="of:=AVERAGE([$'Top 10% share'.N5:.N8])" office:value-type="percentage" office:value="0.225059699133927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style-name="ce10" table:formula="of:=AVERAGE([$'Top 10% share'.C9:.C12])" office:value-type="percentage" office:value="0.254246533179496" calcext:value-type="percentage">
            <text:p>25%</text:p>
          </table:table-cell>
          <table:table-cell table:style-name="ce10" table:formula="of:=AVERAGE([$'Top 10% share'.D9:.D12])" office:value-type="percentage" office:value="0.237256123906435" calcext:value-type="percentage">
            <text:p>24%</text:p>
          </table:table-cell>
          <table:table-cell table:style-name="ce10" table:formula="of:=AVERAGE([$'Top 10% share'.E9:.E12])" office:value-type="percentage" office:value="0.243438637818645" calcext:value-type="percentage">
            <text:p>24%</text:p>
          </table:table-cell>
          <table:table-cell table:style-name="ce10" table:formula="of:=AVERAGE([$'Top 10% share'.B9:.B12])" office:value-type="percentage" office:value="0.229622781021921" calcext:value-type="percentage">
            <text:p>23%</text:p>
          </table:table-cell>
          <table:table-cell table:style-name="ce3" table:formula="of:=[.F5]+1" office:value-type="float" office:value="2016" calcext:value-type="float">
            <text:p>2016</text:p>
          </table:table-cell>
          <table:table-cell table:style-name="ce10" table:formula="of:=AVERAGE([$'Top 10% share'.I9:.I12])" office:value-type="percentage" office:value="0.254246533179496" calcext:value-type="percentage">
            <text:p>25%</text:p>
          </table:table-cell>
          <table:table-cell table:style-name="ce10" table:formula="of:=AVERAGE([$'Top 10% share'.J9:.J12])" office:value-type="percentage" office:value="0.237256123906435" calcext:value-type="percentage">
            <text:p>24%</text:p>
          </table:table-cell>
          <table:table-cell table:style-name="ce10" table:formula="of:=AVERAGE([$'Top 10% share'.K9:.K12])" office:value-type="percentage" office:value="0.243438637818645" calcext:value-type="percentage">
            <text:p>24%</text:p>
          </table:table-cell>
          <table:table-cell table:style-name="ce10" table:formula="of:=AVERAGE([$'Top 10% share'.H9:.H12])" office:value-type="percentage" office:value="0.229622781021921" calcext:value-type="percentage">
            <text:p>23%</text:p>
          </table:table-cell>
          <table:table-cell table:style-name="ce3" table:formula="of:=[.K5]+1" office:value-type="float" office:value="2016" calcext:value-type="float">
            <text:p>2016</text:p>
          </table:table-cell>
          <table:table-cell table:style-name="ce10" table:formula="of:=AVERAGE([$'Top 10% share'.O9:.O12])" office:value-type="percentage" office:value="0.254246533179496" calcext:value-type="percentage">
            <text:p>25%</text:p>
          </table:table-cell>
          <table:table-cell table:style-name="ce10" table:formula="of:=AVERAGE([$'Top 10% share'.P9:.P12])" office:value-type="percentage" office:value="0.237256123906435" calcext:value-type="percentage">
            <text:p>24%</text:p>
          </table:table-cell>
          <table:table-cell table:style-name="ce10" table:formula="of:=AVERAGE([$'Top 10% share'.Q9:.Q12])" office:value-type="percentage" office:value="0.243438637818645" calcext:value-type="percentage">
            <text:p>24%</text:p>
          </table:table-cell>
          <table:table-cell table:style-name="ce10" table:formula="of:=AVERAGE([$'Top 10% share'.N9:.N12])" office:value-type="percentage" office:value="0.229622781021921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style-name="ce10" table:formula="of:=AVERAGE([$'Top 10% share'.C13:.C16])" office:value-type="percentage" office:value="0.246783853800144" calcext:value-type="percentage">
            <text:p>25%</text:p>
          </table:table-cell>
          <table:table-cell table:style-name="ce10" table:formula="of:=AVERAGE([$'Top 10% share'.D13:.D16])" office:value-type="percentage" office:value="0.230832861055626" calcext:value-type="percentage">
            <text:p>23%</text:p>
          </table:table-cell>
          <table:table-cell table:style-name="ce10" table:formula="of:=AVERAGE([$'Top 10% share'.E13:.E16])" office:value-type="percentage" office:value="0.231515282875009" calcext:value-type="percentage">
            <text:p>23%</text:p>
          </table:table-cell>
          <table:table-cell table:style-name="ce10" table:formula="of:=AVERAGE([$'Top 10% share'.B13:.B16])" office:value-type="percentage" office:value="0.220125180938829" calcext:value-type="percentage">
            <text:p>22%</text:p>
          </table:table-cell>
          <table:table-cell table:style-name="ce3" table:formula="of:=[.F6]+1" office:value-type="float" office:value="2017" calcext:value-type="float">
            <text:p>2017</text:p>
          </table:table-cell>
          <table:table-cell table:style-name="ce10" table:formula="of:=AVERAGE([$'Top 10% share'.I13:.I16])" office:value-type="percentage" office:value="0.246783853800144" calcext:value-type="percentage">
            <text:p>25%</text:p>
          </table:table-cell>
          <table:table-cell table:style-name="ce10" table:formula="of:=AVERAGE([$'Top 10% share'.J13:.J16])" office:value-type="percentage" office:value="0.230832861055626" calcext:value-type="percentage">
            <text:p>23%</text:p>
          </table:table-cell>
          <table:table-cell table:style-name="ce10" table:formula="of:=AVERAGE([$'Top 10% share'.K13:.K16])" office:value-type="percentage" office:value="0.231515282875009" calcext:value-type="percentage">
            <text:p>23%</text:p>
          </table:table-cell>
          <table:table-cell table:style-name="ce10" table:formula="of:=AVERAGE([$'Top 10% share'.H13:.H16])" office:value-type="percentage" office:value="0.220125180938829" calcext:value-type="percentage">
            <text:p>22%</text:p>
          </table:table-cell>
          <table:table-cell table:style-name="ce3" table:formula="of:=[.K6]+1" office:value-type="float" office:value="2017" calcext:value-type="float">
            <text:p>2017</text:p>
          </table:table-cell>
          <table:table-cell table:style-name="ce10" table:formula="of:=AVERAGE([$'Top 10% share'.O13:.O16])" office:value-type="percentage" office:value="0.246783853800144" calcext:value-type="percentage">
            <text:p>25%</text:p>
          </table:table-cell>
          <table:table-cell table:style-name="ce10" table:formula="of:=AVERAGE([$'Top 10% share'.P13:.P16])" office:value-type="percentage" office:value="0.230832861055626" calcext:value-type="percentage">
            <text:p>23%</text:p>
          </table:table-cell>
          <table:table-cell table:style-name="ce10" table:formula="of:=AVERAGE([$'Top 10% share'.Q13:.Q16])" office:value-type="percentage" office:value="0.231515282875009" calcext:value-type="percentage">
            <text:p>23%</text:p>
          </table:table-cell>
          <table:table-cell table:style-name="ce10" table:formula="of:=AVERAGE([$'Top 10% share'.N13:.N16])" office:value-type="percentage" office:value="0.220125180938829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style-name="ce10" table:formula="of:=AVERAGE([$'Top 10% share'.C17:.C20])" office:value-type="percentage" office:value="0.243749549727887" calcext:value-type="percentage">
            <text:p>24%</text:p>
          </table:table-cell>
          <table:table-cell table:style-name="ce10" table:formula="of:=AVERAGE([$'Top 10% share'.D17:.D20])" office:value-type="percentage" office:value="0.227673879765844" calcext:value-type="percentage">
            <text:p>23%</text:p>
          </table:table-cell>
          <table:table-cell table:style-name="ce10" table:formula="of:=AVERAGE([$'Top 10% share'.E17:.E20])" office:value-type="percentage" office:value="0.22881060172262" calcext:value-type="percentage">
            <text:p>23%</text:p>
          </table:table-cell>
          <table:table-cell table:style-name="ce10" table:formula="of:=AVERAGE([$'Top 10% share'.B17:.B20])" office:value-type="percentage" office:value="0.217185399095358" calcext:value-type="percentage">
            <text:p>22%</text:p>
          </table:table-cell>
          <table:table-cell table:style-name="ce3" table:formula="of:=[.F7]+1" office:value-type="float" office:value="2018" calcext:value-type="float">
            <text:p>2018</text:p>
          </table:table-cell>
          <table:table-cell table:style-name="ce10" table:formula="of:=AVERAGE([$'Top 10% share'.I17:.I20])" office:value-type="percentage" office:value="0.243749549727887" calcext:value-type="percentage">
            <text:p>24%</text:p>
          </table:table-cell>
          <table:table-cell table:style-name="ce10" table:formula="of:=AVERAGE([$'Top 10% share'.J17:.J20])" office:value-type="percentage" office:value="0.227673879765844" calcext:value-type="percentage">
            <text:p>23%</text:p>
          </table:table-cell>
          <table:table-cell table:style-name="ce10" table:formula="of:=AVERAGE([$'Top 10% share'.K17:.K20])" office:value-type="percentage" office:value="0.22881060172262" calcext:value-type="percentage">
            <text:p>23%</text:p>
          </table:table-cell>
          <table:table-cell table:style-name="ce10" table:formula="of:=AVERAGE([$'Top 10% share'.H17:.H20])" office:value-type="percentage" office:value="0.217185399095358" calcext:value-type="percentage">
            <text:p>22%</text:p>
          </table:table-cell>
          <table:table-cell table:style-name="ce3" table:formula="of:=[.K7]+1" office:value-type="float" office:value="2018" calcext:value-type="float">
            <text:p>2018</text:p>
          </table:table-cell>
          <table:table-cell table:style-name="ce10" table:formula="of:=AVERAGE([$'Top 10% share'.O17:.O20])" office:value-type="percentage" office:value="0.243749549727887" calcext:value-type="percentage">
            <text:p>24%</text:p>
          </table:table-cell>
          <table:table-cell table:style-name="ce10" table:formula="of:=AVERAGE([$'Top 10% share'.P17:.P20])" office:value-type="percentage" office:value="0.227673879765844" calcext:value-type="percentage">
            <text:p>23%</text:p>
          </table:table-cell>
          <table:table-cell table:style-name="ce10" table:formula="of:=AVERAGE([$'Top 10% share'.Q17:.Q20])" office:value-type="percentage" office:value="0.22881060172262" calcext:value-type="percentage">
            <text:p>23%</text:p>
          </table:table-cell>
          <table:table-cell table:style-name="ce10" table:formula="of:=AVERAGE([$'Top 10% share'.N17:.N20])" office:value-type="percentage" office:value="0.217185399095358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style-name="ce10" table:formula="of:=AVERAGE([$'Top 10% share'.C21:.C24])" office:value-type="percentage" office:value="0.253506240637629" calcext:value-type="percentage">
            <text:p>25%</text:p>
          </table:table-cell>
          <table:table-cell table:style-name="ce10" table:formula="of:=AVERAGE([$'Top 10% share'.D21:.D24])" office:value-type="percentage" office:value="0.231813264584711" calcext:value-type="percentage">
            <text:p>23%</text:p>
          </table:table-cell>
          <table:table-cell table:style-name="ce10" table:formula="of:=AVERAGE([$'Top 10% share'.E21:.E24])" office:value-type="percentage" office:value="0.23784194831346" calcext:value-type="percentage">
            <text:p>24%</text:p>
          </table:table-cell>
          <table:table-cell table:style-name="ce10" table:formula="of:=AVERAGE([$'Top 10% share'.B21:.B24])" office:value-type="percentage" office:value="0.220977760291597" calcext:value-type="percentage">
            <text:p>22%</text:p>
          </table:table-cell>
          <table:table-cell table:style-name="ce3" table:formula="of:=[.F8]+1" office:value-type="float" office:value="2019" calcext:value-type="float">
            <text:p>2019</text:p>
          </table:table-cell>
          <table:table-cell table:style-name="ce10" table:formula="of:=AVERAGE([$'Top 10% share'.I21:.I24])" office:value-type="percentage" office:value="0.253517620500258" calcext:value-type="percentage">
            <text:p>25%</text:p>
          </table:table-cell>
          <table:table-cell table:style-name="ce10" table:formula="of:=AVERAGE([$'Top 10% share'.J21:.J24])" office:value-type="percentage" office:value="0.231826922996074" calcext:value-type="percentage">
            <text:p>23%</text:p>
          </table:table-cell>
          <table:table-cell table:style-name="ce10" table:formula="of:=AVERAGE([$'Top 10% share'.K21:.K24])" office:value-type="percentage" office:value="0.237852623260914" calcext:value-type="percentage">
            <text:p>24%</text:p>
          </table:table-cell>
          <table:table-cell table:style-name="ce10" table:formula="of:=AVERAGE([$'Top 10% share'.H21:.H24])" office:value-type="percentage" office:value="0.220991046970193" calcext:value-type="percentage">
            <text:p>22%</text:p>
          </table:table-cell>
          <table:table-cell table:style-name="ce3" table:formula="of:=[.K8]+1" office:value-type="float" office:value="2019" calcext:value-type="float">
            <text:p>2019</text:p>
          </table:table-cell>
          <table:table-cell table:style-name="ce10" table:formula="of:=AVERAGE([$'Top 10% share'.O21:.O24])" office:value-type="percentage" office:value="0.253506240637629" calcext:value-type="percentage">
            <text:p>25%</text:p>
          </table:table-cell>
          <table:table-cell table:style-name="ce10" table:formula="of:=AVERAGE([$'Top 10% share'.P21:.P24])" office:value-type="percentage" office:value="0.231813264584711" calcext:value-type="percentage">
            <text:p>23%</text:p>
          </table:table-cell>
          <table:table-cell table:style-name="ce10" table:formula="of:=AVERAGE([$'Top 10% share'.Q21:.Q24])" office:value-type="percentage" office:value="0.23784194831346" calcext:value-type="percentage">
            <text:p>24%</text:p>
          </table:table-cell>
          <table:table-cell table:style-name="ce10" table:formula="of:=AVERAGE([$'Top 10% share'.N21:.N24])" office:value-type="percentage" office:value="0.220977760291597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style-name="ce10" table:formula="of:=AVERAGE([$'Top 10% share'.C25:.C28])" office:value-type="percentage" office:value="0.251816067993822" calcext:value-type="percentage">
            <text:p>25%</text:p>
          </table:table-cell>
          <table:table-cell table:style-name="ce10" table:formula="of:=AVERAGE([$'Top 10% share'.D25:.D28])" office:value-type="percentage" office:value="0.228319029445089" calcext:value-type="percentage">
            <text:p>23%</text:p>
          </table:table-cell>
          <table:table-cell table:style-name="ce10" table:formula="of:=AVERAGE([$'Top 10% share'.E25:.E28])" office:value-type="percentage" office:value="0.234619353774719" calcext:value-type="percentage">
            <text:p>23%</text:p>
          </table:table-cell>
          <table:table-cell table:style-name="ce10" table:formula="of:=AVERAGE([$'Top 10% share'.B25:.B28])" office:value-type="percentage" office:value="0.217066120888745" calcext:value-type="percentage">
            <text:p>22%</text:p>
          </table:table-cell>
          <table:table-cell table:style-name="ce3" table:formula="of:=[.F9]+1" office:value-type="float" office:value="2020" calcext:value-type="float">
            <text:p>2020</text:p>
          </table:table-cell>
          <table:table-cell table:style-name="ce10" table:formula="of:=AVERAGE([$'Top 10% share'.I25:.I28])" office:value-type="percentage" office:value="0.251801525602966" calcext:value-type="percentage">
            <text:p>25%</text:p>
          </table:table-cell>
          <table:table-cell table:style-name="ce10" table:formula="of:=AVERAGE([$'Top 10% share'.J25:.J28])" office:value-type="percentage" office:value="0.227806186379582" calcext:value-type="percentage">
            <text:p>23%</text:p>
          </table:table-cell>
          <table:table-cell table:style-name="ce10" table:formula="of:=AVERAGE([$'Top 10% share'.K25:.K28])" office:value-type="percentage" office:value="0.23462606651804" calcext:value-type="percentage">
            <text:p>23%</text:p>
          </table:table-cell>
          <table:table-cell table:style-name="ce10" table:formula="of:=AVERAGE([$'Top 10% share'.H25:.H28])" office:value-type="percentage" office:value="0.216587509287009" calcext:value-type="percentage">
            <text:p>22%</text:p>
          </table:table-cell>
          <table:table-cell table:style-name="ce3" table:formula="of:=[.K9]+1" office:value-type="float" office:value="2020" calcext:value-type="float">
            <text:p>2020</text:p>
          </table:table-cell>
          <table:table-cell table:style-name="ce10" table:formula="of:=AVERAGE([$'Top 10% share'.O25:.O28])" office:value-type="percentage" office:value="0.251816067993822" calcext:value-type="percentage">
            <text:p>25%</text:p>
          </table:table-cell>
          <table:table-cell table:style-name="ce10" table:formula="of:=AVERAGE([$'Top 10% share'.P25:.P28])" office:value-type="percentage" office:value="0.228319029052683" calcext:value-type="percentage">
            <text:p>23%</text:p>
          </table:table-cell>
          <table:table-cell table:style-name="ce10" table:formula="of:=AVERAGE([$'Top 10% share'.Q25:.Q28])" office:value-type="percentage" office:value="0.234619353774719" calcext:value-type="percentage">
            <text:p>23%</text:p>
          </table:table-cell>
          <table:table-cell table:style-name="ce10" table:formula="of:=AVERAGE([$'Top 10% share'.N25:.N28])" office:value-type="percentage" office:value="0.217066120509827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style-name="ce10" table:formula="of:=AVERAGE([$'Top 10% share'.C29:.C32])" office:value-type="percentage" office:value="0.260095925647101" calcext:value-type="percentage">
            <text:p>26%</text:p>
          </table:table-cell>
          <table:table-cell table:style-name="ce10" table:formula="of:=AVERAGE([$'Top 10% share'.D29:.D32])" office:value-type="percentage" office:value="0.232857509483308" calcext:value-type="percentage">
            <text:p>23%</text:p>
          </table:table-cell>
          <table:table-cell table:style-name="ce10" table:formula="of:=AVERAGE([$'Top 10% share'.E29:.E32])" office:value-type="percentage" office:value="0.243174535427495" calcext:value-type="percentage">
            <text:p>24%</text:p>
          </table:table-cell>
          <table:table-cell table:style-name="ce10" table:formula="of:=AVERAGE([$'Top 10% share'.B29:.B32])" office:value-type="percentage" office:value="0.221999148935046" calcext:value-type="percentage">
            <text:p>22%</text:p>
          </table:table-cell>
          <table:table-cell table:style-name="ce3" table:formula="of:=[.F10]+1" office:value-type="float" office:value="2021" calcext:value-type="float">
            <text:p>2021</text:p>
          </table:table-cell>
          <table:table-cell table:style-name="ce10" table:formula="of:=AVERAGE([$'Top 10% share'.I29:.I32])" office:value-type="percentage" office:value="0.261407342124967" calcext:value-type="percentage">
            <text:p>26%</text:p>
          </table:table-cell>
          <table:table-cell table:style-name="ce10" table:formula="of:=AVERAGE([$'Top 10% share'.J29:.J32])" office:value-type="percentage" office:value="0.233417686474291" calcext:value-type="percentage">
            <text:p>23%</text:p>
          </table:table-cell>
          <table:table-cell table:style-name="ce10" table:formula="of:=AVERAGE([$'Top 10% share'.K29:.K32])" office:value-type="percentage" office:value="0.244563130401253" calcext:value-type="percentage">
            <text:p>24%</text:p>
          </table:table-cell>
          <table:table-cell table:style-name="ce10" table:formula="of:=AVERAGE([$'Top 10% share'.H29:.H32])" office:value-type="percentage" office:value="0.222620242856664" calcext:value-type="percentage">
            <text:p>22%</text:p>
          </table:table-cell>
          <table:table-cell table:style-name="ce3" table:formula="of:=[.K10]+1" office:value-type="float" office:value="2021" calcext:value-type="float">
            <text:p>2021</text:p>
          </table:table-cell>
          <table:table-cell table:style-name="ce10" table:formula="of:=AVERAGE([$'Top 10% share'.O29:.O32])" office:value-type="percentage" office:value="0.262484478809012" calcext:value-type="percentage">
            <text:p>26%</text:p>
          </table:table-cell>
          <table:table-cell table:style-name="ce10" table:formula="of:=AVERAGE([$'Top 10% share'.P29:.P32])" office:value-type="percentage" office:value="0.232809222857878" calcext:value-type="percentage">
            <text:p>23%</text:p>
          </table:table-cell>
          <table:table-cell table:style-name="ce10" table:formula="of:=AVERAGE([$'Top 10% share'.Q29:.Q32])" office:value-type="percentage" office:value="0.245713582294838" calcext:value-type="percentage">
            <text:p>25%</text:p>
          </table:table-cell>
          <table:table-cell table:style-name="ce10" table:formula="of:=AVERAGE([$'Top 10% share'.N29:.N32])" office:value-type="percentage" office:value="0.222111590997126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style-name="ce10" table:formula="of:=AVERAGE([$'Top 10% share'.C33:.C36])" office:value-type="percentage" office:value="0.262095360192941" calcext:value-type="percentage">
            <text:p>26%</text:p>
          </table:table-cell>
          <table:table-cell table:style-name="ce10" table:formula="of:=AVERAGE([$'Top 10% share'.D33:.D36])" office:value-type="percentage" office:value="0.23630074122802" calcext:value-type="percentage">
            <text:p>24%</text:p>
          </table:table-cell>
          <table:table-cell table:style-name="ce10" table:formula="of:=AVERAGE([$'Top 10% share'.E33:.E36])" office:value-type="percentage" office:value="0.244375937802027" calcext:value-type="percentage">
            <text:p>24%</text:p>
          </table:table-cell>
          <table:table-cell table:style-name="ce10" table:formula="of:=AVERAGE([$'Top 10% share'.B33:.B36])" office:value-type="percentage" office:value="0.224949947779337" calcext:value-type="percentage">
            <text:p>22%</text:p>
          </table:table-cell>
          <table:table-cell table:style-name="ce3" table:formula="of:=[.F11]+1" office:value-type="float" office:value="2022" calcext:value-type="float">
            <text:p>2022</text:p>
          </table:table-cell>
          <table:table-cell table:style-name="ce10" table:formula="of:=AVERAGE([$'Top 10% share'.I33:.I36])" office:value-type="percentage" office:value="0.261356868811158" calcext:value-type="percentage">
            <text:p>26%</text:p>
          </table:table-cell>
          <table:table-cell table:style-name="ce10" table:formula="of:=AVERAGE([$'Top 10% share'.J33:.J36])" office:value-type="percentage" office:value="0.234985553452844" calcext:value-type="percentage">
            <text:p>23%</text:p>
          </table:table-cell>
          <table:table-cell table:style-name="ce10" table:formula="of:=AVERAGE([$'Top 10% share'.K33:.K36])" office:value-type="percentage" office:value="0.243643996453054" calcext:value-type="percentage">
            <text:p>24%</text:p>
          </table:table-cell>
          <table:table-cell table:style-name="ce10" table:formula="of:=AVERAGE([$'Top 10% share'.H33:.H36])" office:value-type="percentage" office:value="0.22366982694089" calcext:value-type="percentage">
            <text:p>22%</text:p>
          </table:table-cell>
          <table:table-cell table:style-name="ce3" table:formula="of:=[.K11]+1" office:value-type="float" office:value="2022" calcext:value-type="float">
            <text:p>2022</text:p>
          </table:table-cell>
          <table:table-cell table:style-name="ce10" table:formula="of:=AVERAGE([$'Top 10% share'.O33:.O36])" office:value-type="percentage" office:value="0.263011507513249" calcext:value-type="percentage">
            <text:p>26%</text:p>
          </table:table-cell>
          <table:table-cell table:style-name="ce10" table:formula="of:=AVERAGE([$'Top 10% share'.P33:.P36])" office:value-type="percentage" office:value="0.235958381053635" calcext:value-type="percentage">
            <text:p>24%</text:p>
          </table:table-cell>
          <table:table-cell table:style-name="ce10" table:formula="of:=AVERAGE([$'Top 10% share'.Q33:.Q36])" office:value-type="percentage" office:value="0.245239474036016" calcext:value-type="percentage">
            <text:p>25%</text:p>
          </table:table-cell>
          <table:table-cell table:style-name="ce10" table:formula="of:=AVERAGE([$'Top 10% share'.N33:.N36])" office:value-type="percentage" office:value="0.224624052391715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style-name="ce10" table:formula="of:=AVERAGE([$'Top 10% share'.C37:.C40])" office:value-type="percentage" office:value="0.25263889100893" calcext:value-type="percentage">
            <text:p>25%</text:p>
          </table:table-cell>
          <table:table-cell table:style-name="ce10" table:formula="of:=AVERAGE([$'Top 10% share'.D37:.D40])" office:value-type="percentage" office:value="0.232207824607949" calcext:value-type="percentage">
            <text:p>23%</text:p>
          </table:table-cell>
          <table:table-cell table:style-name="ce10" table:formula="of:=AVERAGE([$'Top 10% share'.E37:.E40])" office:value-type="percentage" office:value="0.235607253977015" calcext:value-type="percentage">
            <text:p>24%</text:p>
          </table:table-cell>
          <table:table-cell table:style-name="ce10" table:formula="of:=AVERAGE([$'Top 10% share'.B37:.B40])" office:value-type="percentage" office:value="0.221204470615171" calcext:value-type="percentage">
            <text:p>22%</text:p>
          </table:table-cell>
          <table:table-cell table:style-name="ce3" table:formula="of:=[.F12]+1" office:value-type="float" office:value="2023" calcext:value-type="float">
            <text:p>2023</text:p>
          </table:table-cell>
          <table:table-cell table:style-name="ce10" table:formula="of:=AVERAGE([$'Top 10% share'.I37:.I40])" office:value-type="percentage" office:value="0.253686935650707" calcext:value-type="percentage">
            <text:p>25%</text:p>
          </table:table-cell>
          <table:table-cell table:style-name="ce10" table:formula="of:=AVERAGE([$'Top 10% share'.J37:.J40])" office:value-type="percentage" office:value="0.23250532557606" calcext:value-type="percentage">
            <text:p>23%</text:p>
          </table:table-cell>
          <table:table-cell table:style-name="ce10" table:formula="of:=AVERAGE([$'Top 10% share'.K37:.K40])" office:value-type="percentage" office:value="0.237082629563482" calcext:value-type="percentage">
            <text:p>24%</text:p>
          </table:table-cell>
          <table:table-cell table:style-name="ce10" table:formula="of:=AVERAGE([$'Top 10% share'.H37:.H40])" office:value-type="percentage" office:value="0.221818965700524" calcext:value-type="percentage">
            <text:p>22%</text:p>
          </table:table-cell>
          <table:table-cell table:style-name="ce3" table:formula="of:=[.K12]+1" office:value-type="float" office:value="2023" calcext:value-type="float">
            <text:p>2023</text:p>
          </table:table-cell>
          <table:table-cell table:style-name="ce10" table:formula="of:=AVERAGE([$'Top 10% share'.O37:.O40])" office:value-type="percentage" office:value="0.253163093771811" calcext:value-type="percentage">
            <text:p>25%</text:p>
          </table:table-cell>
          <table:table-cell table:style-name="ce10" table:formula="of:=AVERAGE([$'Top 10% share'.P37:.P40])" office:value-type="percentage" office:value="0.232726352557477" calcext:value-type="percentage">
            <text:p>23%</text:p>
          </table:table-cell>
          <table:table-cell table:style-name="ce10" table:formula="of:=AVERAGE([$'Top 10% share'.Q37:.Q40])" office:value-type="percentage" office:value="0.236149751469838" calcext:value-type="percentage">
            <text:p>24%</text:p>
          </table:table-cell>
          <table:table-cell table:style-name="ce10" table:formula="of:=AVERAGE([$'Top 10% share'.N37:.N40])" office:value-type="percentage" office:value="0.221795035255299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style-name="ce10" table:formula="of:=AVERAGE([$'Top 10% share'.C41:.C44])" office:value-type="percentage" office:value="0.256418594937602" calcext:value-type="percentage">
            <text:p>26%</text:p>
          </table:table-cell>
          <table:table-cell table:style-name="ce10" table:formula="of:=AVERAGE([$'Top 10% share'.D41:.D44])" office:value-type="percentage" office:value="0.231089667537124" calcext:value-type="percentage">
            <text:p>23%</text:p>
          </table:table-cell>
          <table:table-cell table:style-name="ce10" table:formula="of:=AVERAGE([$'Top 10% share'.E41:.E44])" office:value-type="percentage" office:value="0.238903532185837" calcext:value-type="percentage">
            <text:p>24%</text:p>
          </table:table-cell>
          <table:table-cell table:style-name="ce10" table:formula="of:=AVERAGE([$'Top 10% share'.B41:.B44])" office:value-type="percentage" office:value="0.220200726276514" calcext:value-type="percentage">
            <text:p>22%</text:p>
          </table:table-cell>
          <table:table-cell table:style-name="ce3" table:formula="of:=[.F13]+1" office:value-type="float" office:value="2024" calcext:value-type="float">
            <text:p>2024</text:p>
          </table:table-cell>
          <table:table-cell table:style-name="ce10" table:formula="of:=AVERAGE([$'Top 10% share'.I41:.I44])" office:value-type="percentage" office:value="0.243692383467204" calcext:value-type="percentage">
            <text:p>24%</text:p>
          </table:table-cell>
          <table:table-cell table:style-name="ce10" table:formula="of:=AVERAGE([$'Top 10% share'.J41:.J44])" office:value-type="percentage" office:value="0.228292417185666" calcext:value-type="percentage">
            <text:p>23%</text:p>
          </table:table-cell>
          <table:table-cell table:style-name="ce10" table:formula="of:=AVERAGE([$'Top 10% share'.K41:.K44])" office:value-type="percentage" office:value="0.22745818357524" calcext:value-type="percentage">
            <text:p>23%</text:p>
          </table:table-cell>
          <table:table-cell table:style-name="ce10" table:formula="of:=AVERAGE([$'Top 10% share'.H41:.H44])" office:value-type="percentage" office:value="0.217878193039505" calcext:value-type="percentage">
            <text:p>22%</text:p>
          </table:table-cell>
          <table:table-cell table:style-name="ce3" table:formula="of:=[.K13]+1" office:value-type="float" office:value="2024" calcext:value-type="float">
            <text:p>2024</text:p>
          </table:table-cell>
          <table:table-cell table:style-name="ce10" table:formula="of:=AVERAGE([$'Top 10% share'.O41:.O44])" office:value-type="percentage" office:value="0.249020023595475" calcext:value-type="percentage">
            <text:p>25%</text:p>
          </table:table-cell>
          <table:table-cell table:style-name="ce10" table:formula="of:=AVERAGE([$'Top 10% share'.P41:.P44])" office:value-type="percentage" office:value="0.229805368574373" calcext:value-type="percentage">
            <text:p>23%</text:p>
          </table:table-cell>
          <table:table-cell table:style-name="ce10" table:formula="of:=AVERAGE([$'Top 10% share'.Q41:.Q44])" office:value-type="percentage" office:value="0.231456577324417" calcext:value-type="percentage">
            <text:p>23%</text:p>
          </table:table-cell>
          <table:table-cell table:style-name="ce10" table:formula="of:=AVERAGE([$'Top 10% share'.N41:.N44])" office:value-type="percentage" office:value="0.21879478213436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style-name="ce10" table:formula="of:=AVERAGE([$'Top 10% share'.C45:.C48])" office:value-type="percentage" office:value="0.242540178651426" calcext:value-type="percentage">
            <text:p>24%</text:p>
          </table:table-cell>
          <table:table-cell table:style-name="ce10" table:formula="of:=AVERAGE([$'Top 10% share'.D45:.D48])" office:value-type="percentage" office:value="0.226176901189192" calcext:value-type="percentage">
            <text:p>23%</text:p>
          </table:table-cell>
          <table:table-cell table:style-name="ce10" table:formula="of:=AVERAGE([$'Top 10% share'.E45:.E48])" office:value-type="percentage" office:value="0.226666743808058" calcext:value-type="percentage">
            <text:p>23%</text:p>
          </table:table-cell>
          <table:table-cell table:style-name="ce10" table:formula="of:=AVERAGE([$'Top 10% share'.B45:.B48])" office:value-type="percentage" office:value="0.216046164633042" calcext:value-type="percentage">
            <text:p>22%</text:p>
          </table:table-cell>
          <table:table-cell table:style-name="ce3" table:formula="of:=[.F14]+1" office:value-type="float" office:value="2025" calcext:value-type="float">
            <text:p>2025</text:p>
          </table:table-cell>
          <table:table-cell table:style-name="ce10" table:formula="of:=AVERAGE([$'Top 10% share'.I45:.I48])" office:value-type="percentage" office:value="0.238995511398998" calcext:value-type="percentage">
            <text:p>24%</text:p>
          </table:table-cell>
          <table:table-cell table:style-name="ce10" table:formula="of:=AVERAGE([$'Top 10% share'.J45:.J48])" office:value-type="percentage" office:value="0.22471436493099" calcext:value-type="percentage">
            <text:p>22%</text:p>
          </table:table-cell>
          <table:table-cell table:style-name="ce10" table:formula="of:=AVERAGE([$'Top 10% share'.K45:.K48])" office:value-type="percentage" office:value="0.222211077262168" calcext:value-type="percentage">
            <text:p>22%</text:p>
          </table:table-cell>
          <table:table-cell table:style-name="ce10" table:formula="of:=AVERAGE([$'Top 10% share'.H45:.H48])" office:value-type="percentage" office:value="0.214075122708506" calcext:value-type="percentage">
            <text:p>21%</text:p>
          </table:table-cell>
          <table:table-cell table:style-name="ce3" table:formula="of:=[.K14]+1" office:value-type="float" office:value="2025" calcext:value-type="float">
            <text:p>2025</text:p>
          </table:table-cell>
          <table:table-cell table:style-name="ce10" table:formula="of:=AVERAGE([$'Top 10% share'.O45:.O48])" office:value-type="percentage" office:value="0.245896874038043" calcext:value-type="percentage">
            <text:p>25%</text:p>
          </table:table-cell>
          <table:table-cell table:style-name="ce10" table:formula="of:=AVERAGE([$'Top 10% share'.P45:.P48])" office:value-type="percentage" office:value="0.231531833999996" calcext:value-type="percentage">
            <text:p>23%</text:p>
          </table:table-cell>
          <table:table-cell table:style-name="ce10" table:formula="of:=AVERAGE([$'Top 10% share'.Q45:.Q48])" office:value-type="percentage" office:value="0.227493627929715" calcext:value-type="percentage">
            <text:p>23%</text:p>
          </table:table-cell>
          <table:table-cell table:style-name="ce10" table:formula="of:=AVERAGE([$'Top 10% share'.N45:.N48])" office:value-type="percentage" office:value="0.220053364697703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style-name="ce10" table:formula="of:=AVERAGE([$'Top 10% share'.C49:.C52])" office:value-type="percentage" office:value="0.248690459169331" calcext:value-type="percentage">
            <text:p>25%</text:p>
          </table:table-cell>
          <table:table-cell table:style-name="ce10" table:formula="of:=AVERAGE([$'Top 10% share'.D49:.D52])" office:value-type="percentage" office:value="0.23123223461281" calcext:value-type="percentage">
            <text:p>23%</text:p>
          </table:table-cell>
          <table:table-cell table:style-name="ce10" table:formula="of:=AVERAGE([$'Top 10% share'.E49:.E52])" office:value-type="percentage" office:value="0.231846159789996" calcext:value-type="percentage">
            <text:p>23%</text:p>
          </table:table-cell>
          <table:table-cell table:style-name="ce10" table:formula="of:=AVERAGE([$'Top 10% share'.B49:.B52])" office:value-type="percentage" office:value="0.220709897927578" calcext:value-type="percentage">
            <text:p>22%</text:p>
          </table:table-cell>
          <table:table-cell table:style-name="ce3" table:formula="of:=[.F15]+1" office:value-type="float" office:value="2026" calcext:value-type="float">
            <text:p>2026</text:p>
          </table:table-cell>
          <table:table-cell table:style-name="ce10" table:formula="of:=AVERAGE([$'Top 10% share'.I49:.I52])" office:value-type="percentage" office:value="0.231390210533053" calcext:value-type="percentage">
            <text:p>23%</text:p>
          </table:table-cell>
          <table:table-cell table:style-name="ce10" table:formula="of:=AVERAGE([$'Top 10% share'.J49:.J52])" office:value-type="percentage" office:value="0.225319332959404" calcext:value-type="percentage">
            <text:p>23%</text:p>
          </table:table-cell>
          <table:table-cell table:style-name="ce10" table:formula="of:=AVERAGE([$'Top 10% share'.K49:.K52])" office:value-type="percentage" office:value="0.215017187958909" calcext:value-type="percentage">
            <text:p>22%</text:p>
          </table:table-cell>
          <table:table-cell table:style-name="ce10" table:formula="of:=AVERAGE([$'Top 10% share'.H49:.H52])" office:value-type="percentage" office:value="0.214713960630833" calcext:value-type="percentage">
            <text:p>21%</text:p>
          </table:table-cell>
          <table:table-cell table:style-name="ce3" table:formula="of:=[.K15]+1" office:value-type="float" office:value="2026" calcext:value-type="float">
            <text:p>2026</text:p>
          </table:table-cell>
          <table:table-cell table:style-name="ce10" table:formula="of:=AVERAGE([$'Top 10% share'.O49:.O52])" office:value-type="percentage" office:value="0.230977053225662" calcext:value-type="percentage">
            <text:p>23%</text:p>
          </table:table-cell>
          <table:table-cell table:style-name="ce10" table:formula="of:=AVERAGE([$'Top 10% share'.P49:.P52])" office:value-type="percentage" office:value="0.225872523089201" calcext:value-type="percentage">
            <text:p>23%</text:p>
          </table:table-cell>
          <table:table-cell table:style-name="ce10" table:formula="of:=AVERAGE([$'Top 10% share'.Q49:.Q52])" office:value-type="percentage" office:value="0.213517735694516" calcext:value-type="percentage">
            <text:p>21%</text:p>
          </table:table-cell>
          <table:table-cell table:style-name="ce10" table:formula="of:=AVERAGE([$'Top 10% share'.N49:.N52])" office:value-type="percentage" office:value="0.214763854938957" calcext:value-type="percentage">
            <text:p>21%</text:p>
          </table:table-cell>
          <table:table-cell table:number-columns-repeated="4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style-name="ce10" table:formula="of:=AVERAGE([$'Top 10% share'.C53:.C56])" office:value-type="percentage" office:value="0.235922867134617" calcext:value-type="percentage">
            <text:p>24%</text:p>
          </table:table-cell>
          <table:table-cell table:style-name="ce10" table:formula="of:=AVERAGE([$'Top 10% share'.D53:.D56])" office:value-type="percentage" office:value="0.228709763701322" calcext:value-type="percentage">
            <text:p>23%</text:p>
          </table:table-cell>
          <table:table-cell table:style-name="ce10" table:formula="of:=AVERAGE([$'Top 10% share'.E53:.E56])" office:value-type="percentage" office:value="0.220507787556775" calcext:value-type="percentage">
            <text:p>22%</text:p>
          </table:table-cell>
          <table:table-cell table:style-name="ce10" table:formula="of:=AVERAGE([$'Top 10% share'.B53:.B56])" office:value-type="percentage" office:value="0.218803198842137" calcext:value-type="percentage">
            <text:p>22%</text:p>
          </table:table-cell>
          <table:table-cell table:style-name="ce3" table:formula="of:=[.F16]+1" office:value-type="float" office:value="2027" calcext:value-type="float">
            <text:p>2027</text:p>
          </table:table-cell>
          <table:table-cell table:style-name="ce10" table:formula="of:=AVERAGE([$'Top 10% share'.I53:.I56])" office:value-type="percentage" office:value="0.24219343433554" calcext:value-type="percentage">
            <text:p>24%</text:p>
          </table:table-cell>
          <table:table-cell table:style-name="ce10" table:formula="of:=AVERAGE([$'Top 10% share'.J53:.J56])" office:value-type="percentage" office:value="0.225961415445888" calcext:value-type="percentage">
            <text:p>23%</text:p>
          </table:table-cell>
          <table:table-cell table:style-name="ce10" table:formula="of:=AVERAGE([$'Top 10% share'.K53:.K56])" office:value-type="percentage" office:value="0.225578296825904" calcext:value-type="percentage">
            <text:p>23%</text:p>
          </table:table-cell>
          <table:table-cell table:style-name="ce10" table:formula="of:=AVERAGE([$'Top 10% share'.H53:.H56])" office:value-type="percentage" office:value="0.215888565595688" calcext:value-type="percentage">
            <text:p>22%</text:p>
          </table:table-cell>
          <table:table-cell table:style-name="ce3" table:formula="of:=[.K16]+1" office:value-type="float" office:value="2027" calcext:value-type="float">
            <text:p>2027</text:p>
          </table:table-cell>
          <table:table-cell table:style-name="ce10" table:formula="of:=AVERAGE([$'Top 10% share'.O53:.O56])" office:value-type="percentage" office:value="0.230301594011901" calcext:value-type="percentage">
            <text:p>23%</text:p>
          </table:table-cell>
          <table:table-cell table:style-name="ce10" table:formula="of:=AVERAGE([$'Top 10% share'.P53:.P56])" office:value-type="percentage" office:value="0.225120308637425" calcext:value-type="percentage">
            <text:p>23%</text:p>
          </table:table-cell>
          <table:table-cell table:style-name="ce10" table:formula="of:=AVERAGE([$'Top 10% share'.Q53:.Q56])" office:value-type="percentage" office:value="0.214017766039454" calcext:value-type="percentage">
            <text:p>21%</text:p>
          </table:table-cell>
          <table:table-cell table:style-name="ce10" table:formula="of:=AVERAGE([$'Top 10% share'.N53:.N56])" office:value-type="percentage" office:value="0.214954042106277" calcext:value-type="percentage">
            <text:p>21%</text:p>
          </table:table-cell>
          <table:table-cell table:number-columns-repeated="4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style-name="ce10" table:formula="of:=AVERAGE([$'Top 10% share'.C57:.C60])" office:value-type="percentage" office:value="0.228613956513421" calcext:value-type="percentage">
            <text:p>23%</text:p>
          </table:table-cell>
          <table:table-cell table:style-name="ce10" table:formula="of:=AVERAGE([$'Top 10% share'.D57:.D60])" office:value-type="percentage" office:value="0.224046100858307" calcext:value-type="percentage">
            <text:p>22%</text:p>
          </table:table-cell>
          <table:table-cell table:style-name="ce10" table:formula="of:=AVERAGE([$'Top 10% share'.E57:.E60])" office:value-type="percentage" office:value="0.21498601060627" calcext:value-type="percentage">
            <text:p>21%</text:p>
          </table:table-cell>
          <table:table-cell table:style-name="ce10" table:formula="of:=AVERAGE([$'Top 10% share'.B57:.B60])" office:value-type="percentage" office:value="0.21517173131513" calcext:value-type="percentage">
            <text:p>22%</text:p>
          </table:table-cell>
          <table:table-cell table:style-name="ce3" table:formula="of:=[.F17]+1" office:value-type="float" office:value="2028" calcext:value-type="float">
            <text:p>2028</text:p>
          </table:table-cell>
          <table:table-cell table:style-name="ce10" table:formula="of:=AVERAGE([$'Top 10% share'.I57:.I60])" office:value-type="percentage" office:value="0.251466598955441" calcext:value-type="percentage">
            <text:p>25%</text:p>
          </table:table-cell>
          <table:table-cell table:style-name="ce10" table:formula="of:=AVERAGE([$'Top 10% share'.J57:.J60])" office:value-type="percentage" office:value="0.232974745254974" calcext:value-type="percentage">
            <text:p>23%</text:p>
          </table:table-cell>
          <table:table-cell table:style-name="ce10" table:formula="of:=AVERAGE([$'Top 10% share'.K57:.K60])" office:value-type="percentage" office:value="0.234934160574943" calcext:value-type="percentage">
            <text:p>23%</text:p>
          </table:table-cell>
          <table:table-cell table:style-name="ce10" table:formula="of:=AVERAGE([$'Top 10% share'.H57:.H60])" office:value-type="percentage" office:value="0.223177493642394" calcext:value-type="percentage">
            <text:p>22%</text:p>
          </table:table-cell>
          <table:table-cell table:style-name="ce3" table:formula="of:=[.K17]+1" office:value-type="float" office:value="2028" calcext:value-type="float">
            <text:p>2028</text:p>
          </table:table-cell>
          <table:table-cell table:style-name="ce10" table:formula="of:=AVERAGE([$'Top 10% share'.O57:.O60])" office:value-type="percentage" office:value="0.238502899593221" calcext:value-type="percentage">
            <text:p>24%</text:p>
          </table:table-cell>
          <table:table-cell table:style-name="ce10" table:formula="of:=AVERAGE([$'Top 10% share'.P57:.P60])" office:value-type="percentage" office:value="0.230022260195788" calcext:value-type="percentage">
            <text:p>23%</text:p>
          </table:table-cell>
          <table:table-cell table:style-name="ce10" table:formula="of:=AVERAGE([$'Top 10% share'.Q57:.Q60])" office:value-type="percentage" office:value="0.222928626850599" calcext:value-type="percentage">
            <text:p>22%</text:p>
          </table:table-cell>
          <table:table-cell table:style-name="ce10" table:formula="of:=AVERAGE([$'Top 10% share'.N57:.N60])" office:value-type="percentage" office:value="0.220499422268866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style-name="ce10" table:formula="of:=AVERAGE([$'Top 10% share'.C61:.C64])" office:value-type="percentage" office:value="0.22472670958999" calcext:value-type="percentage">
            <text:p>22%</text:p>
          </table:table-cell>
          <table:table-cell table:style-name="ce10" table:formula="of:=AVERAGE([$'Top 10% share'.D61:.D64])" office:value-type="percentage" office:value="0.225805023822991" calcext:value-type="percentage">
            <text:p>23%</text:p>
          </table:table-cell>
          <table:table-cell table:style-name="ce10" table:formula="of:=AVERAGE([$'Top 10% share'.E61:.E64])" office:value-type="percentage" office:value="0.212153394187804" calcext:value-type="percentage">
            <text:p>21%</text:p>
          </table:table-cell>
          <table:table-cell table:style-name="ce10" table:formula="of:=AVERAGE([$'Top 10% share'.B61:.B64])" office:value-type="percentage" office:value="0.217511632556833" calcext:value-type="percentage">
            <text:p>22%</text:p>
          </table:table-cell>
          <table:table-cell table:style-name="ce3" table:formula="of:=[.F18]+1" office:value-type="float" office:value="2029" calcext:value-type="float">
            <text:p>2029</text:p>
          </table:table-cell>
          <table:table-cell table:style-name="ce10" table:formula="of:=AVERAGE([$'Top 10% share'.I61:.I64])" office:value-type="percentage" office:value="0.231879164408264" calcext:value-type="percentage">
            <text:p>23%</text:p>
          </table:table-cell>
          <table:table-cell table:style-name="ce10" table:formula="of:=AVERAGE([$'Top 10% share'.J61:.J64])" office:value-type="percentage" office:value="0.223504243971217" calcext:value-type="percentage">
            <text:p>22%</text:p>
          </table:table-cell>
          <table:table-cell table:style-name="ce10" table:formula="of:=AVERAGE([$'Top 10% share'.K61:.K64])" office:value-type="percentage" office:value="0.218208387248951" calcext:value-type="percentage">
            <text:p>22%</text:p>
          </table:table-cell>
          <table:table-cell table:style-name="ce10" table:formula="of:=AVERAGE([$'Top 10% share'.H61:.H64])" office:value-type="percentage" office:value="0.215103657781574" calcext:value-type="percentage">
            <text:p>22%</text:p>
          </table:table-cell>
          <table:table-cell table:style-name="ce3" table:formula="of:=[.K18]+1" office:value-type="float" office:value="2029" calcext:value-type="float">
            <text:p>2029</text:p>
          </table:table-cell>
          <table:table-cell table:style-name="ce10" table:formula="of:=AVERAGE([$'Top 10% share'.O61:.O64])" office:value-type="percentage" office:value="0.237827637734563" calcext:value-type="percentage">
            <text:p>24%</text:p>
          </table:table-cell>
          <table:table-cell table:style-name="ce10" table:formula="of:=AVERAGE([$'Top 10% share'.P61:.P64])" office:value-type="percentage" office:value="0.229537694329441" calcext:value-type="percentage">
            <text:p>23%</text:p>
          </table:table-cell>
          <table:table-cell table:style-name="ce10" table:formula="of:=AVERAGE([$'Top 10% share'.Q61:.Q64])" office:value-type="percentage" office:value="0.223847088203225" calcext:value-type="percentage">
            <text:p>22%</text:p>
          </table:table-cell>
          <table:table-cell table:style-name="ce10" table:formula="of:=AVERAGE([$'Top 10% share'.N61:.N64])" office:value-type="percentage" office:value="0.221036990699548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style-name="ce10" table:formula="of:=AVERAGE([$'Top 10% share'.C65:.C68])" office:value-type="percentage" office:value="0.233439968996015" calcext:value-type="percentage">
            <text:p>23%</text:p>
          </table:table-cell>
          <table:table-cell table:style-name="ce10" table:formula="of:=AVERAGE([$'Top 10% share'.D65:.D68])" office:value-type="percentage" office:value="0.224342776359437" calcext:value-type="percentage">
            <text:p>22%</text:p>
          </table:table-cell>
          <table:table-cell table:style-name="ce10" table:formula="of:=AVERAGE([$'Top 10% share'.E65:.E68])" office:value-type="percentage" office:value="0.2216420198518" calcext:value-type="percentage">
            <text:p>22%</text:p>
          </table:table-cell>
          <table:table-cell table:style-name="ce10" table:formula="of:=AVERAGE([$'Top 10% share'.B65:.B68])" office:value-type="percentage" office:value="0.216865018741494" calcext:value-type="percentage">
            <text:p>22%</text:p>
          </table:table-cell>
          <table:table-cell table:style-name="ce3" table:formula="of:=[.F19]+1" office:value-type="float" office:value="2030" calcext:value-type="float">
            <text:p>2030</text:p>
          </table:table-cell>
          <table:table-cell table:style-name="ce10" table:formula="of:=AVERAGE([$'Top 10% share'.I65:.I68])" office:value-type="percentage" office:value="0.254038957250545" calcext:value-type="percentage">
            <text:p>25%</text:p>
          </table:table-cell>
          <table:table-cell table:style-name="ce10" table:formula="of:=AVERAGE([$'Top 10% share'.J65:.J68])" office:value-type="percentage" office:value="0.240210380056013" calcext:value-type="percentage">
            <text:p>24%</text:p>
          </table:table-cell>
          <table:table-cell table:style-name="ce10" table:formula="of:=AVERAGE([$'Top 10% share'.K65:.K68])" office:value-type="percentage" office:value="0.240213393501045" calcext:value-type="percentage">
            <text:p>24%</text:p>
          </table:table-cell>
          <table:table-cell table:style-name="ce10" table:formula="of:=AVERAGE([$'Top 10% share'.H65:.H68])" office:value-type="percentage" office:value="0.231985221068282" calcext:value-type="percentage">
            <text:p>23%</text:p>
          </table:table-cell>
          <table:table-cell table:style-name="ce3" table:formula="of:=[.K19]+1" office:value-type="float" office:value="2030" calcext:value-type="float">
            <text:p>2030</text:p>
          </table:table-cell>
          <table:table-cell table:style-name="ce10" table:formula="of:=AVERAGE([$'Top 10% share'.O65:.O68])" office:value-type="percentage" office:value="0.236555309381656" calcext:value-type="percentage">
            <text:p>24%</text:p>
          </table:table-cell>
          <table:table-cell table:style-name="ce10" table:formula="of:=AVERAGE([$'Top 10% share'.P65:.P68])" office:value-type="percentage" office:value="0.22749156821161" calcext:value-type="percentage">
            <text:p>23%</text:p>
          </table:table-cell>
          <table:table-cell table:style-name="ce10" table:formula="of:=AVERAGE([$'Top 10% share'.Q65:.Q68])" office:value-type="percentage" office:value="0.224730753272088" calcext:value-type="percentage">
            <text:p>22%</text:p>
          </table:table-cell>
          <table:table-cell table:style-name="ce10" table:formula="of:=AVERAGE([$'Top 10% share'.N65:.N68])" office:value-type="percentage" office:value="0.2203576493374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style-name="ce10" table:formula="of:=AVERAGE([$'Top 10% share'.C69:.C72])" office:value-type="percentage" office:value="0.24182953386901" calcext:value-type="percentage">
            <text:p>24%</text:p>
          </table:table-cell>
          <table:table-cell table:style-name="ce10" table:formula="of:=AVERAGE([$'Top 10% share'.D69:.D72])" office:value-type="percentage" office:value="0.22599925106759" calcext:value-type="percentage">
            <text:p>23%</text:p>
          </table:table-cell>
          <table:table-cell table:style-name="ce10" table:formula="of:=AVERAGE([$'Top 10% share'.E69:.E72])" office:value-type="percentage" office:value="0.23176653784963" calcext:value-type="percentage">
            <text:p>23%</text:p>
          </table:table-cell>
          <table:table-cell table:style-name="ce10" table:formula="of:=AVERAGE([$'Top 10% share'.B69:.B72])" office:value-type="percentage" office:value="0.219773787570303" calcext:value-type="percentage">
            <text:p>22%</text:p>
          </table:table-cell>
          <table:table-cell table:style-name="ce3" table:formula="of:=[.F20]+1" office:value-type="float" office:value="2031" calcext:value-type="float">
            <text:p>2031</text:p>
          </table:table-cell>
          <table:table-cell table:style-name="ce10" table:formula="of:=AVERAGE([$'Top 10% share'.I69:.I72])" office:value-type="percentage" office:value="0.254934503271005" calcext:value-type="percentage">
            <text:p>25%</text:p>
          </table:table-cell>
          <table:table-cell table:style-name="ce10" table:formula="of:=AVERAGE([$'Top 10% share'.J69:.J72])" office:value-type="percentage" office:value="0.241338796847808" calcext:value-type="percentage">
            <text:p>24%</text:p>
          </table:table-cell>
          <table:table-cell table:style-name="ce10" table:formula="of:=AVERAGE([$'Top 10% share'.K69:.K72])" office:value-type="percentage" office:value="0.24281141340156" calcext:value-type="percentage">
            <text:p>24%</text:p>
          </table:table-cell>
          <table:table-cell table:style-name="ce10" table:formula="of:=AVERAGE([$'Top 10% share'.H69:.H72])" office:value-type="percentage" office:value="0.234115402817877" calcext:value-type="percentage">
            <text:p>23%</text:p>
          </table:table-cell>
          <table:table-cell table:style-name="ce3" table:formula="of:=[.K20]+1" office:value-type="float" office:value="2031" calcext:value-type="float">
            <text:p>2031</text:p>
          </table:table-cell>
          <table:table-cell table:style-name="ce10" table:formula="of:=AVERAGE([$'Top 10% share'.O69:.O72])" office:value-type="percentage" office:value="0.23741885759289" calcext:value-type="percentage">
            <text:p>24%</text:p>
          </table:table-cell>
          <table:table-cell table:style-name="ce10" table:formula="of:=AVERAGE([$'Top 10% share'.P69:.P72])" office:value-type="percentage" office:value="0.229294480169199" calcext:value-type="percentage">
            <text:p>23%</text:p>
          </table:table-cell>
          <table:table-cell table:style-name="ce10" table:formula="of:=AVERAGE([$'Top 10% share'.Q69:.Q72])" office:value-type="percentage" office:value="0.226634708896688" calcext:value-type="percentage">
            <text:p>23%</text:p>
          </table:table-cell>
          <table:table-cell table:style-name="ce10" table:formula="of:=AVERAGE([$'Top 10% share'.N69:.N72])" office:value-type="percentage" office:value="0.22284793129074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style-name="ce10" table:formula="of:=AVERAGE([$'Top 10% share'.C73:.C76])" office:value-type="percentage" office:value="0.263640730470164" calcext:value-type="percentage">
            <text:p>26%</text:p>
          </table:table-cell>
          <table:table-cell table:style-name="ce10" table:formula="of:=AVERAGE([$'Top 10% share'.D73:.D76])" office:value-type="percentage" office:value="0.234980370137236" calcext:value-type="percentage">
            <text:p>23%</text:p>
          </table:table-cell>
          <table:table-cell table:style-name="ce10" table:formula="of:=AVERAGE([$'Top 10% share'.E73:.E76])" office:value-type="percentage" office:value="0.256202995844769" calcext:value-type="percentage">
            <text:p>26%</text:p>
          </table:table-cell>
          <table:table-cell table:style-name="ce10" table:formula="of:=AVERAGE([$'Top 10% share'.B73:.B76])" office:value-type="percentage" office:value="0.230568778832453" calcext:value-type="percentage">
            <text:p>23%</text:p>
          </table:table-cell>
          <table:table-cell table:style-name="ce3" table:formula="of:=[.F21]+1" office:value-type="float" office:value="2032" calcext:value-type="float">
            <text:p>2032</text:p>
          </table:table-cell>
          <table:table-cell table:style-name="ce10" table:formula="of:=AVERAGE([$'Top 10% share'.I73:.I76])" office:value-type="percentage" office:value="0.252777433660451" calcext:value-type="percentage">
            <text:p>25%</text:p>
          </table:table-cell>
          <table:table-cell table:style-name="ce10" table:formula="of:=AVERAGE([$'Top 10% share'.J73:.J76])" office:value-type="percentage" office:value="0.240035891506947" calcext:value-type="percentage">
            <text:p>24%</text:p>
          </table:table-cell>
          <table:table-cell table:style-name="ce10" table:formula="of:=AVERAGE([$'Top 10% share'.K73:.K76])" office:value-type="percentage" office:value="0.242558330564243" calcext:value-type="percentage">
            <text:p>24%</text:p>
          </table:table-cell>
          <table:table-cell table:style-name="ce10" table:formula="of:=AVERAGE([$'Top 10% share'.H73:.H76])" office:value-type="percentage" office:value="0.233941644704642" calcext:value-type="percentage">
            <text:p>23%</text:p>
          </table:table-cell>
          <table:table-cell table:style-name="ce3" table:formula="of:=[.K21]+1" office:value-type="float" office:value="2032" calcext:value-type="float">
            <text:p>2032</text:p>
          </table:table-cell>
          <table:table-cell table:style-name="ce10" table:formula="of:=AVERAGE([$'Top 10% share'.O73:.O76])" office:value-type="percentage" office:value="0.236483926776251" calcext:value-type="percentage">
            <text:p>24%</text:p>
          </table:table-cell>
          <table:table-cell table:style-name="ce10" table:formula="of:=AVERAGE([$'Top 10% share'.P73:.P76])" office:value-type="percentage" office:value="0.227520223414545" calcext:value-type="percentage">
            <text:p>23%</text:p>
          </table:table-cell>
          <table:table-cell table:style-name="ce10" table:formula="of:=AVERAGE([$'Top 10% share'.Q73:.Q76])" office:value-type="percentage" office:value="0.228374237462493" calcext:value-type="percentage">
            <text:p>23%</text:p>
          </table:table-cell>
          <table:table-cell table:style-name="ce10" table:formula="of:=AVERAGE([$'Top 10% share'.N73:.N76])" office:value-type="percentage" office:value="0.222674454085773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style-name="ce10" table:formula="of:=AVERAGE([$'Top 10% share'.C77:.C80])" office:value-type="percentage" office:value="0.255088193844078" calcext:value-type="percentage">
            <text:p>26%</text:p>
          </table:table-cell>
          <table:table-cell table:style-name="ce10" table:formula="of:=AVERAGE([$'Top 10% share'.D77:.D80])" office:value-type="percentage" office:value="0.234741901234034" calcext:value-type="percentage">
            <text:p>23%</text:p>
          </table:table-cell>
          <table:table-cell table:style-name="ce10" table:formula="of:=AVERAGE([$'Top 10% share'.E77:.E80])" office:value-type="percentage" office:value="0.248747777440974" calcext:value-type="percentage">
            <text:p>25%</text:p>
          </table:table-cell>
          <table:table-cell table:style-name="ce10" table:formula="of:=AVERAGE([$'Top 10% share'.B77:.B80])" office:value-type="percentage" office:value="0.230919427944011" calcext:value-type="percentage">
            <text:p>23%</text:p>
          </table:table-cell>
          <table:table-cell table:style-name="ce3" table:formula="of:=[.F22]+1" office:value-type="float" office:value="2033" calcext:value-type="float">
            <text:p>2033</text:p>
          </table:table-cell>
          <table:table-cell table:style-name="ce10" table:formula="of:=AVERAGE([$'Top 10% share'.I77:.I80])" office:value-type="percentage" office:value="0.263530373070879" calcext:value-type="percentage">
            <text:p>26%</text:p>
          </table:table-cell>
          <table:table-cell table:style-name="ce10" table:formula="of:=AVERAGE([$'Top 10% share'.J77:.J80])" office:value-type="percentage" office:value="0.243546497302578" calcext:value-type="percentage">
            <text:p>24%</text:p>
          </table:table-cell>
          <table:table-cell table:style-name="ce10" table:formula="of:=AVERAGE([$'Top 10% share'.K77:.K80])" office:value-type="percentage" office:value="0.255798721630518" calcext:value-type="percentage">
            <text:p>26%</text:p>
          </table:table-cell>
          <table:table-cell table:style-name="ce10" table:formula="of:=AVERAGE([$'Top 10% share'.H77:.H80])" office:value-type="percentage" office:value="0.238982232007379" calcext:value-type="percentage">
            <text:p>24%</text:p>
          </table:table-cell>
          <table:table-cell table:style-name="ce3" table:formula="of:=[.K22]+1" office:value-type="float" office:value="2033" calcext:value-type="float">
            <text:p>2033</text:p>
          </table:table-cell>
          <table:table-cell table:style-name="ce10" table:formula="of:=AVERAGE([$'Top 10% share'.O77:.O80])" office:value-type="percentage" office:value="0.234870952068392" calcext:value-type="percentage">
            <text:p>23%</text:p>
          </table:table-cell>
          <table:table-cell table:style-name="ce10" table:formula="of:=AVERAGE([$'Top 10% share'.P77:.P80])" office:value-type="percentage" office:value="0.230334249305473" calcext:value-type="percentage">
            <text:p>23%</text:p>
          </table:table-cell>
          <table:table-cell table:style-name="ce10" table:formula="of:=AVERAGE([$'Top 10% share'.Q77:.Q80])" office:value-type="percentage" office:value="0.228016136807063" calcext:value-type="percentage">
            <text:p>23%</text:p>
          </table:table-cell>
          <table:table-cell table:style-name="ce10" table:formula="of:=AVERAGE([$'Top 10% share'.N77:.N80])" office:value-type="percentage" office:value="0.226277287713214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style-name="ce10" table:formula="of:=AVERAGE([$'Top 10% share'.C81:.C84])" office:value-type="percentage" office:value="0.252156113780326" calcext:value-type="percentage">
            <text:p>25%</text:p>
          </table:table-cell>
          <table:table-cell table:style-name="ce10" table:formula="of:=AVERAGE([$'Top 10% share'.D81:.D84])" office:value-type="percentage" office:value="0.232011454481154" calcext:value-type="percentage">
            <text:p>23%</text:p>
          </table:table-cell>
          <table:table-cell table:style-name="ce10" table:formula="of:=AVERAGE([$'Top 10% share'.E81:.E84])" office:value-type="percentage" office:value="0.246423013382727" calcext:value-type="percentage">
            <text:p>25%</text:p>
          </table:table-cell>
          <table:table-cell table:style-name="ce10" table:formula="of:=AVERAGE([$'Top 10% share'.B81:.B84])" office:value-type="percentage" office:value="0.228546735574608" calcext:value-type="percentage">
            <text:p>23%</text:p>
          </table:table-cell>
          <table:table-cell table:style-name="ce3" table:formula="of:=[.F23]+1" office:value-type="float" office:value="2034" calcext:value-type="float">
            <text:p>2034</text:p>
          </table:table-cell>
          <table:table-cell table:style-name="ce10" table:formula="of:=AVERAGE([$'Top 10% share'.I81:.I84])" office:value-type="percentage" office:value="0.25210048001011" calcext:value-type="percentage">
            <text:p>25%</text:p>
          </table:table-cell>
          <table:table-cell table:style-name="ce10" table:formula="of:=AVERAGE([$'Top 10% share'.J81:.J84])" office:value-type="percentage" office:value="0.236638537846703" calcext:value-type="percentage">
            <text:p>24%</text:p>
          </table:table-cell>
          <table:table-cell table:style-name="ce10" table:formula="of:=AVERAGE([$'Top 10% share'.K81:.K84])" office:value-type="percentage" office:value="0.246545004836605" calcext:value-type="percentage">
            <text:p>25%</text:p>
          </table:table-cell>
          <table:table-cell table:style-name="ce10" table:formula="of:=AVERAGE([$'Top 10% share'.H81:.H84])" office:value-type="percentage" office:value="0.233280864995708" calcext:value-type="percentage">
            <text:p>23%</text:p>
          </table:table-cell>
          <table:table-cell table:style-name="ce3" table:formula="of:=[.K23]+1" office:value-type="float" office:value="2034" calcext:value-type="float">
            <text:p>2034</text:p>
          </table:table-cell>
          <table:table-cell table:style-name="ce10" table:formula="of:=AVERAGE([$'Top 10% share'.O81:.O84])" office:value-type="percentage" office:value="0.238334277367519" calcext:value-type="percentage">
            <text:p>24%</text:p>
          </table:table-cell>
          <table:table-cell table:style-name="ce10" table:formula="of:=AVERAGE([$'Top 10% share'.P81:.P84])" office:value-type="percentage" office:value="0.228009010274681" calcext:value-type="percentage">
            <text:p>23%</text:p>
          </table:table-cell>
          <table:table-cell table:style-name="ce10" table:formula="of:=AVERAGE([$'Top 10% share'.Q81:.Q84])" office:value-type="percentage" office:value="0.231773436366557" calcext:value-type="percentage">
            <text:p>23%</text:p>
          </table:table-cell>
          <table:table-cell table:style-name="ce10" table:formula="of:=AVERAGE([$'Top 10% share'.N81:.N84])" office:value-type="percentage" office:value="0.224190277204878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style-name="ce10" table:formula="of:=AVERAGE([$'Top 10% share'.C85:.C88])" office:value-type="percentage" office:value="0.255681411019676" calcext:value-type="percentage">
            <text:p>26%</text:p>
          </table:table-cell>
          <table:table-cell table:style-name="ce10" table:formula="of:=AVERAGE([$'Top 10% share'.D85:.D88])" office:value-type="percentage" office:value="0.229576560359681" calcext:value-type="percentage">
            <text:p>23%</text:p>
          </table:table-cell>
          <table:table-cell table:style-name="ce10" table:formula="of:=AVERAGE([$'Top 10% share'.E85:.E88])" office:value-type="percentage" office:value="0.250561522736067" calcext:value-type="percentage">
            <text:p>25%</text:p>
          </table:table-cell>
          <table:table-cell table:style-name="ce10" table:formula="of:=AVERAGE([$'Top 10% share'.B85:.B88])" office:value-type="percentage" office:value="0.226565634732206" calcext:value-type="percentage">
            <text:p>23%</text:p>
          </table:table-cell>
          <table:table-cell table:style-name="ce3" table:formula="of:=[.F24]+1" office:value-type="float" office:value="2035" calcext:value-type="float">
            <text:p>2035</text:p>
          </table:table-cell>
          <table:table-cell table:style-name="ce10" table:formula="of:=AVERAGE([$'Top 10% share'.I85:.I88])" office:value-type="percentage" office:value="0.266272194858873" calcext:value-type="percentage">
            <text:p>27%</text:p>
          </table:table-cell>
          <table:table-cell table:style-name="ce10" table:formula="of:=AVERAGE([$'Top 10% share'.J85:.J88])" office:value-type="percentage" office:value="0.245502428838361" calcext:value-type="percentage">
            <text:p>25%</text:p>
          </table:table-cell>
          <table:table-cell table:style-name="ce10" table:formula="of:=AVERAGE([$'Top 10% share'.K85:.K88])" office:value-type="percentage" office:value="0.261018317271043" calcext:value-type="percentage">
            <text:p>26%</text:p>
          </table:table-cell>
          <table:table-cell table:style-name="ce10" table:formula="of:=AVERAGE([$'Top 10% share'.H85:.H88])" office:value-type="percentage" office:value="0.242384900388928" calcext:value-type="percentage">
            <text:p>24%</text:p>
          </table:table-cell>
          <table:table-cell table:style-name="ce3" table:formula="of:=[.K24]+1" office:value-type="float" office:value="2035" calcext:value-type="float">
            <text:p>2035</text:p>
          </table:table-cell>
          <table:table-cell table:style-name="ce10" table:formula="of:=AVERAGE([$'Top 10% share'.O85:.O88])" office:value-type="percentage" office:value="0.245865601778574" calcext:value-type="percentage">
            <text:p>25%</text:p>
          </table:table-cell>
          <table:table-cell table:style-name="ce10" table:formula="of:=AVERAGE([$'Top 10% share'.P85:.P88])" office:value-type="percentage" office:value="0.226089626042563" calcext:value-type="percentage">
            <text:p>23%</text:p>
          </table:table-cell>
          <table:table-cell table:style-name="ce10" table:formula="of:=AVERAGE([$'Top 10% share'.Q85:.Q88])" office:value-type="percentage" office:value="0.239768461568506" calcext:value-type="percentage">
            <text:p>24%</text:p>
          </table:table-cell>
          <table:table-cell table:style-name="ce10" table:formula="of:=AVERAGE([$'Top 10% share'.N85:.N88])" office:value-type="percentage" office:value="0.222625334569991" calcext:value-type="percentage">
            <text:p>22%</text:p>
          </table:table-cell>
          <table:table-cell table:number-columns-repeated="4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style-name="ce10" table:formula="of:=AVERAGE([$'Top 10% share'.C89:.C92])" office:value-type="percentage" office:value="0.26561088097097" calcext:value-type="percentage">
            <text:p>27%</text:p>
          </table:table-cell>
          <table:table-cell table:style-name="ce10" table:formula="of:=AVERAGE([$'Top 10% share'.D89:.D92])" office:value-type="percentage" office:value="0.236102122875298" calcext:value-type="percentage">
            <text:p>24%</text:p>
          </table:table-cell>
          <table:table-cell table:style-name="ce10" table:formula="of:=AVERAGE([$'Top 10% share'.E89:.E92])" office:value-type="percentage" office:value="0.259701098842206" calcext:value-type="percentage">
            <text:p>26%</text:p>
          </table:table-cell>
          <table:table-cell table:style-name="ce10" table:formula="of:=AVERAGE([$'Top 10% share'.B89:.B92])" office:value-type="percentage" office:value="0.232677843146287" calcext:value-type="percentage">
            <text:p>23%</text:p>
          </table:table-cell>
          <table:table-cell table:style-name="ce3" table:formula="of:=[.F25]+1" office:value-type="float" office:value="2036" calcext:value-type="float">
            <text:p>2036</text:p>
          </table:table-cell>
          <table:table-cell table:style-name="ce10" table:formula="of:=AVERAGE([$'Top 10% share'.I89:.I92])" office:value-type="percentage" office:value="0.270256926297292" calcext:value-type="percentage">
            <text:p>27%</text:p>
          </table:table-cell>
          <table:table-cell table:style-name="ce10" table:formula="of:=AVERAGE([$'Top 10% share'.J89:.J92])" office:value-type="percentage" office:value="0.245603846934332" calcext:value-type="percentage">
            <text:p>25%</text:p>
          </table:table-cell>
          <table:table-cell table:style-name="ce10" table:formula="of:=AVERAGE([$'Top 10% share'.K89:.K92])" office:value-type="percentage" office:value="0.264754415448855" calcext:value-type="percentage">
            <text:p>26%</text:p>
          </table:table-cell>
          <table:table-cell table:style-name="ce10" table:formula="of:=AVERAGE([$'Top 10% share'.H89:.H92])" office:value-type="percentage" office:value="0.24236500553705" calcext:value-type="percentage">
            <text:p>24%</text:p>
          </table:table-cell>
          <table:table-cell table:style-name="ce3" table:formula="of:=[.K25]+1" office:value-type="float" office:value="2036" calcext:value-type="float">
            <text:p>2036</text:p>
          </table:table-cell>
          <table:table-cell table:style-name="ce10" table:formula="of:=AVERAGE([$'Top 10% share'.O89:.O92])" office:value-type="percentage" office:value="0.248585930426287" calcext:value-type="percentage">
            <text:p>25%</text:p>
          </table:table-cell>
          <table:table-cell table:style-name="ce10" table:formula="of:=AVERAGE([$'Top 10% share'.P89:.P92])" office:value-type="percentage" office:value="0.22913201892797" calcext:value-type="percentage">
            <text:p>23%</text:p>
          </table:table-cell>
          <table:table-cell table:style-name="ce10" table:formula="of:=AVERAGE([$'Top 10% share'.Q89:.Q92])" office:value-type="percentage" office:value="0.243214972982936" calcext:value-type="percentage">
            <text:p>24%</text:p>
          </table:table-cell>
          <table:table-cell table:style-name="ce10" table:formula="of:=AVERAGE([$'Top 10% share'.N89:.N92])" office:value-type="percentage" office:value="0.226131793106181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style-name="ce10" table:formula="of:=AVERAGE([$'Top 10% share'.C93:.C96])" office:value-type="percentage" office:value="0.269942402581343" calcext:value-type="percentage">
            <text:p>27%</text:p>
          </table:table-cell>
          <table:table-cell table:style-name="ce10" table:formula="of:=AVERAGE([$'Top 10% share'.D93:.D96])" office:value-type="percentage" office:value="0.236501303678419" calcext:value-type="percentage">
            <text:p>24%</text:p>
          </table:table-cell>
          <table:table-cell table:style-name="ce10" table:formula="of:=AVERAGE([$'Top 10% share'.E93:.E96])" office:value-type="percentage" office:value="0.264350273692099" calcext:value-type="percentage">
            <text:p>26%</text:p>
          </table:table-cell>
          <table:table-cell table:style-name="ce10" table:formula="of:=AVERAGE([$'Top 10% share'.B93:.B96])" office:value-type="percentage" office:value="0.233329431926543" calcext:value-type="percentage">
            <text:p>23%</text:p>
          </table:table-cell>
          <table:table-cell table:style-name="ce3" table:formula="of:=[.F26]+1" office:value-type="float" office:value="2037" calcext:value-type="float">
            <text:p>2037</text:p>
          </table:table-cell>
          <table:table-cell table:style-name="ce10" table:formula="of:=AVERAGE([$'Top 10% share'.I93:.I96])" office:value-type="percentage" office:value="0.282481231740598" calcext:value-type="percentage">
            <text:p>28%</text:p>
          </table:table-cell>
          <table:table-cell table:style-name="ce10" table:formula="of:=AVERAGE([$'Top 10% share'.J93:.J96])" office:value-type="percentage" office:value="0.248938685164941" calcext:value-type="percentage">
            <text:p>25%</text:p>
          </table:table-cell>
          <table:table-cell table:style-name="ce10" table:formula="of:=AVERAGE([$'Top 10% share'.K93:.K96])" office:value-type="percentage" office:value="0.277429962888318" calcext:value-type="percentage">
            <text:p>28%</text:p>
          </table:table-cell>
          <table:table-cell table:style-name="ce10" table:formula="of:=AVERAGE([$'Top 10% share'.H93:.H96])" office:value-type="percentage" office:value="0.246046670716331" calcext:value-type="percentage">
            <text:p>25%</text:p>
          </table:table-cell>
          <table:table-cell table:style-name="ce3" table:formula="of:=[.K26]+1" office:value-type="float" office:value="2037" calcext:value-type="float">
            <text:p>2037</text:p>
          </table:table-cell>
          <table:table-cell table:style-name="ce10" table:formula="of:=AVERAGE([$'Top 10% share'.O93:.O96])" office:value-type="percentage" office:value="0.260461902271488" calcext:value-type="percentage">
            <text:p>26%</text:p>
          </table:table-cell>
          <table:table-cell table:style-name="ce10" table:formula="of:=AVERAGE([$'Top 10% share'.P93:.P96])" office:value-type="percentage" office:value="0.237519385265281" calcext:value-type="percentage">
            <text:p>24%</text:p>
          </table:table-cell>
          <table:table-cell table:style-name="ce10" table:formula="of:=AVERAGE([$'Top 10% share'.Q93:.Q96])" office:value-type="percentage" office:value="0.255257356078802" calcext:value-type="percentage">
            <text:p>26%</text:p>
          </table:table-cell>
          <table:table-cell table:style-name="ce10" table:formula="of:=AVERAGE([$'Top 10% share'.N93:.N96])" office:value-type="percentage" office:value="0.234697741612971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style-name="ce10" table:formula="of:=AVERAGE([$'Top 10% share'.C97:.C100])" office:value-type="percentage" office:value="0.2580635693024" calcext:value-type="percentage">
            <text:p>26%</text:p>
          </table:table-cell>
          <table:table-cell table:style-name="ce10" table:formula="of:=AVERAGE([$'Top 10% share'.D97:.D100])" office:value-type="percentage" office:value="0.226282055343989" calcext:value-type="percentage">
            <text:p>23%</text:p>
          </table:table-cell>
          <table:table-cell table:style-name="ce10" table:formula="of:=AVERAGE([$'Top 10% share'.E97:.E100])" office:value-type="percentage" office:value="0.254105091163345" calcext:value-type="percentage">
            <text:p>25%</text:p>
          </table:table-cell>
          <table:table-cell table:style-name="ce10" table:formula="of:=AVERAGE([$'Top 10% share'.B97:.B100])" office:value-type="percentage" office:value="0.224081403990459" calcext:value-type="percentage">
            <text:p>22%</text:p>
          </table:table-cell>
          <table:table-cell table:style-name="ce3" table:formula="of:=[.F27]+1" office:value-type="float" office:value="2038" calcext:value-type="float">
            <text:p>2038</text:p>
          </table:table-cell>
          <table:table-cell table:style-name="ce10" table:formula="of:=AVERAGE([$'Top 10% share'.I97:.I100])" office:value-type="percentage" office:value="0.276067973813117" calcext:value-type="percentage">
            <text:p>28%</text:p>
          </table:table-cell>
          <table:table-cell table:style-name="ce10" table:formula="of:=AVERAGE([$'Top 10% share'.J97:.J100])" office:value-type="percentage" office:value="0.236213452122491" calcext:value-type="percentage">
            <text:p>24%</text:p>
          </table:table-cell>
          <table:table-cell table:style-name="ce10" table:formula="of:=AVERAGE([$'Top 10% share'.K97:.K100])" office:value-type="percentage" office:value="0.272611026912226" calcext:value-type="percentage">
            <text:p>27%</text:p>
          </table:table-cell>
          <table:table-cell table:style-name="ce10" table:formula="of:=AVERAGE([$'Top 10% share'.H97:.H100])" office:value-type="percentage" office:value="0.234311957381483" calcext:value-type="percentage">
            <text:p>23%</text:p>
          </table:table-cell>
          <table:table-cell table:style-name="ce3" table:formula="of:=[.K27]+1" office:value-type="float" office:value="2038" calcext:value-type="float">
            <text:p>2038</text:p>
          </table:table-cell>
          <table:table-cell table:style-name="ce10" table:formula="of:=AVERAGE([$'Top 10% share'.O97:.O100])" office:value-type="percentage" office:value="0.263358826215114" calcext:value-type="percentage">
            <text:p>26%</text:p>
          </table:table-cell>
          <table:table-cell table:style-name="ce10" table:formula="of:=AVERAGE([$'Top 10% share'.P97:.P100])" office:value-type="percentage" office:value="0.235124049509643" calcext:value-type="percentage">
            <text:p>24%</text:p>
          </table:table-cell>
          <table:table-cell table:style-name="ce10" table:formula="of:=AVERAGE([$'Top 10% share'.Q97:.Q100])" office:value-type="percentage" office:value="0.25781974989185" calcext:value-type="percentage">
            <text:p>26%</text:p>
          </table:table-cell>
          <table:table-cell table:style-name="ce10" table:formula="of:=AVERAGE([$'Top 10% share'.N97:.N100])" office:value-type="percentage" office:value="0.232269491861526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style-name="ce10" table:formula="of:=AVERAGE([$'Top 10% share'.C101:.C104])" office:value-type="percentage" office:value="0.276640713825848" calcext:value-type="percentage">
            <text:p>28%</text:p>
          </table:table-cell>
          <table:table-cell table:style-name="ce10" table:formula="of:=AVERAGE([$'Top 10% share'.D101:.D104])" office:value-type="percentage" office:value="0.227956766793851" calcext:value-type="percentage">
            <text:p>23%</text:p>
          </table:table-cell>
          <table:table-cell table:style-name="ce10" table:formula="of:=AVERAGE([$'Top 10% share'.E101:.E104])" office:value-type="percentage" office:value="0.272867558405459" calcext:value-type="percentage">
            <text:p>27%</text:p>
          </table:table-cell>
          <table:table-cell table:style-name="ce10" table:formula="of:=AVERAGE([$'Top 10% share'.B101:.B104])" office:value-type="percentage" office:value="0.225992511723237" calcext:value-type="percentage">
            <text:p>23%</text:p>
          </table:table-cell>
          <table:table-cell table:style-name="ce3" table:formula="of:=[.F28]+1" office:value-type="float" office:value="2039" calcext:value-type="float">
            <text:p>2039</text:p>
          </table:table-cell>
          <table:table-cell table:style-name="ce10" table:formula="of:=AVERAGE([$'Top 10% share'.I101:.I104])" office:value-type="percentage" office:value="0.275607034705645" calcext:value-type="percentage">
            <text:p>28%</text:p>
          </table:table-cell>
          <table:table-cell table:style-name="ce10" table:formula="of:=AVERAGE([$'Top 10% share'.J101:.J104])" office:value-type="percentage" office:value="0.23892687887732" calcext:value-type="percentage">
            <text:p>24%</text:p>
          </table:table-cell>
          <table:table-cell table:style-name="ce10" table:formula="of:=AVERAGE([$'Top 10% share'.K101:.K104])" office:value-type="percentage" office:value="0.273045409131509" calcext:value-type="percentage">
            <text:p>27%</text:p>
          </table:table-cell>
          <table:table-cell table:style-name="ce10" table:formula="of:=AVERAGE([$'Top 10% share'.H101:.H104])" office:value-type="percentage" office:value="0.237542541312085" calcext:value-type="percentage">
            <text:p>24%</text:p>
          </table:table-cell>
          <table:table-cell table:style-name="ce3" table:formula="of:=[.K28]+1" office:value-type="float" office:value="2039" calcext:value-type="float">
            <text:p>2039</text:p>
          </table:table-cell>
          <table:table-cell table:style-name="ce10" table:formula="of:=AVERAGE([$'Top 10% share'.O101:.O104])" office:value-type="percentage" office:value="0.25796719121094" calcext:value-type="percentage">
            <text:p>26%</text:p>
          </table:table-cell>
          <table:table-cell table:style-name="ce10" table:formula="of:=AVERAGE([$'Top 10% share'.P101:.P104])" office:value-type="percentage" office:value="0.235336174659605" calcext:value-type="percentage">
            <text:p>24%</text:p>
          </table:table-cell>
          <table:table-cell table:style-name="ce10" table:formula="of:=AVERAGE([$'Top 10% share'.Q101:.Q104])" office:value-type="percentage" office:value="0.252476527370865" calcext:value-type="percentage">
            <text:p>25%</text:p>
          </table:table-cell>
          <table:table-cell table:style-name="ce10" table:formula="of:=AVERAGE([$'Top 10% share'.N101:.N104])" office:value-type="percentage" office:value="0.232501729856999" calcext:value-type="percentage">
            <text:p>23%</text:p>
          </table:table-cell>
          <table:table-cell table:number-columns-repeated="4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style-name="ce10" table:formula="of:=AVERAGE([$'Top 10% share'.C105:.C108])" office:value-type="percentage" office:value="0.28658027089704" calcext:value-type="percentage">
            <text:p>29%</text:p>
          </table:table-cell>
          <table:table-cell table:style-name="ce11" table:formula="of:=AVERAGE([$'Top 10% share'.D105:.D108])" office:value-type="percentage" office:value="0.234184932197149" calcext:value-type="percentage">
            <text:p>23.4%</text:p>
          </table:table-cell>
          <table:table-cell table:style-name="ce10" table:formula="of:=AVERAGE([$'Top 10% share'.E105:.E108])" office:value-type="percentage" office:value="0.283361927529356" calcext:value-type="percentage">
            <text:p>28%</text:p>
          </table:table-cell>
          <table:table-cell table:style-name="ce10" table:formula="of:=AVERAGE([$'Top 10% share'.B105:.B108])" office:value-type="percentage" office:value="0.232530028447522" calcext:value-type="percentage">
            <text:p>23%</text:p>
          </table:table-cell>
          <table:table-cell table:style-name="ce3" table:formula="of:=[.F29]+1" office:value-type="float" office:value="2040" calcext:value-type="float">
            <text:p>2040</text:p>
          </table:table-cell>
          <table:table-cell table:style-name="ce12" table:formula="of:=AVERAGE([$'Top 10% share'.I105:.I108])" office:value-type="percentage" office:value="0.296441855217012" calcext:value-type="percentage">
            <text:p>29.64%</text:p>
          </table:table-cell>
          <table:table-cell table:style-name="ce12" table:formula="of:=AVERAGE([$'Top 10% share'.J105:.J108])" office:value-type="percentage" office:value="0.244829495662923" calcext:value-type="percentage">
            <text:p>24.48%</text:p>
          </table:table-cell>
          <table:table-cell table:style-name="ce10" table:formula="of:=AVERAGE([$'Top 10% share'.K105:.K108])" office:value-type="percentage" office:value="0.294185435108667" calcext:value-type="percentage">
            <text:p>29%</text:p>
          </table:table-cell>
          <table:table-cell table:style-name="ce10" table:formula="of:=AVERAGE([$'Top 10% share'.H105:.H108])" office:value-type="percentage" office:value="0.243696779964047" calcext:value-type="percentage">
            <text:p>24%</text:p>
          </table:table-cell>
          <table:table-cell table:style-name="ce3" table:formula="of:=[.K29]+1" office:value-type="float" office:value="2040" calcext:value-type="float">
            <text:p>2040</text:p>
          </table:table-cell>
          <table:table-cell table:style-name="ce10" table:formula="of:=AVERAGE([$'Top 10% share'.O105:.O108])" office:value-type="percentage" office:value="0.237973129438799" calcext:value-type="percentage">
            <text:p>24%</text:p>
          </table:table-cell>
          <table:table-cell table:style-name="ce10" table:formula="of:=AVERAGE([$'Top 10% share'.P105:.P108])" office:value-type="percentage" office:value="0.229670698031205" calcext:value-type="percentage">
            <text:p>23%</text:p>
          </table:table-cell>
          <table:table-cell table:style-name="ce10" table:formula="of:=AVERAGE([$'Top 10% share'.Q105:.Q108])" office:value-type="percentage" office:value="0.234537324082955" calcext:value-type="percentage">
            <text:p>23%</text:p>
          </table:table-cell>
          <table:table-cell table:style-name="ce10" table:formula="of:=AVERAGE([$'Top 10% share'.N105:.N108])" office:value-type="percentage" office:value="0.227886657782215" calcext:value-type="percentage">
            <text:p>23%</text:p>
          </table:table-cell>
          <table:table-cell table:number-columns-repeated="49"/>
        </table:table-row>
        <table:table-row table:style-name="ro1">
          <table:table-cell table:number-columns-repeated="7"/>
          <table:table-cell table:style-name="ce13"/>
          <table:table-cell table:number-columns-repeated="56"/>
        </table:table-row>
        <table:table-row table:style-name="ro1">
          <table:table-cell>
            <draw:frame table:end-cell-address="'Top 10% share yearly'.D61" table:end-x="116.48pt" table:end-y="10.15pt" draw:z-index="1" draw:name="Chart 4" draw:style-name="gr1" draw:text-style-name="P1" svg:width="609.39pt" svg:height="430.67pt" svg:x="2.13pt" svg:y="14.54pt">
              <draw:object draw:notify-on-update-of-ranges="'Top 10% share yearly'.A4:'Top 10% share yearly'.A30 'Top 10% share yearly'.B3:'Top 10% share yearly'.B3 'Top 10% share yearly'.B4:'Top 10% share yearly'.B30 'Top 10% share yearly'.A4:'Top 10% share yearly'.A30 'Top 10% share yearly'.C3:'Top 10% share yearly'.C3 'Top 10% share yearly'.C4:'Top 10% share yearly'.C30 'Top 10% share yearly'.A4:'Top 10% share yearly'.A30 'Top 10% share yearly'.D3:'Top 10% share yearly'.D3 'Top 10% share yearly'.D4:'Top 10% share yearly'.D30 'Top 10% share yearly'.A4:'Top 10% share yearly'.A30 'Top 10% share yearly'.E3:'Top 10% share yearly'.E3 'Top 10% share yearly'.E4:'Top 10% share yearly'.E30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2"/>
          <table:table-cell>
            <draw:frame table:end-cell-address="'Top 10% share yearly'.L61" table:end-x="8.99pt" table:end-y="9.16pt" draw:z-index="0" draw:name="Chart 2" draw:style-name="gr1" draw:text-style-name="P1" svg:width="590.2pt" svg:height="430.7pt" svg:x="120.84pt" svg:y="13.52pt">
              <draw:object draw:notify-on-update-of-ranges="'Top 10% share yearly'.F4:'Top 10% share yearly'.F30 'Top 10% share yearly'.G3:'Top 10% share yearly'.G3 'Top 10% share yearly'.G4:'Top 10% share yearly'.G30 'Top 10% share yearly'.F4:'Top 10% share yearly'.F30 'Top 10% share yearly'.H3:'Top 10% share yearly'.H3 'Top 10% share yearly'.H4:'Top 10% share yearly'.H30 'Top 10% share yearly'.F4:'Top 10% share yearly'.F30 'Top 10% share yearly'.I3:'Top 10% share yearly'.I3 'Top 10% share yearly'.I4:'Top 10% share yearly'.I30 'Top 10% share yearly'.F4:'Top 10% share yearly'.F30 'Top 10% share yearly'.J3:'Top 10% share yearly'.J3 'Top 10% share yearly'.J4:'Top 10% share yearly'.J30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7"/>
          <table:table-cell>
            <draw:frame table:end-cell-address="'Top 10% share yearly'.U61" table:end-x="41.47pt" table:end-y="7.14pt" draw:z-index="2" draw:name="Chart 5" draw:style-name="gr1" draw:text-style-name="P1" svg:width="579.17pt" svg:height="430.7pt" svg:x="20.35pt" svg:y="11.51pt">
              <draw:object draw:notify-on-update-of-ranges="'Top 10% share yearly'.K4:'Top 10% share yearly'.K30 'Top 10% share yearly'.L3:'Top 10% share yearly'.L3 'Top 10% share yearly'.L4:'Top 10% share yearly'.L30 'Top 10% share yearly'.K4:'Top 10% share yearly'.K30 'Top 10% share yearly'.M3:'Top 10% share yearly'.M3 'Top 10% share yearly'.M4:'Top 10% share yearly'.M30 'Top 10% share yearly'.K4:'Top 10% share yearly'.K30 'Top 10% share yearly'.N3:'Top 10% share yearly'.N3 'Top 10% share yearly'.N4:'Top 10% share yearly'.N30 'Top 10% share yearly'.K4:'Top 10% share yearly'.K30 'Top 10% share yearly'.O3:'Top 10% share yearly'.O3 'Top 10% share yearly'.O4:'Top 10% share yearly'.O30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52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ottom 10% share" table:style-name="ta7">
        <table:table-column table:style-name="co1" table:number-columns-repeated="6" table:default-cell-style-name="Default"/>
        <table:table-column table:style-name="co7" table:default-cell-style-name="ce3"/>
        <table:table-column table:style-name="co1" table:number-columns-repeated="4" table:default-cell-style-name="Default"/>
        <table:table-column table:style-name="co7" table:default-cell-style-name="ce3"/>
        <table:table-column table:style-name="co1" table:number-columns-repeated="52" table:default-cell-style-name="Default"/>
        <table:table-row table:style-name="ro1"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52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8"/>
        </table:table-row>
        <table:table-row table:style-name="ro8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Bottom 10%, share of all income</text:p>
          </table:table-cell>
          <table:table-cell table:style-name="ce2" office:value-type="string" calcext:value-type="string">
            <text:p>Bottom 10%, share of labour income</text:p>
          </table:table-cell>
          <table:table-cell table:style-name="ce2" office:value-type="string" calcext:value-type="string">
            <text:p>Bottom 10%, share of labour and pension income</text:p>
          </table:table-cell>
          <table:table-cell table:style-name="ce2" office:value-type="string" calcext:value-type="string">
            <text:p>Bottom 10%, share of labour and familiy benefits income</text:p>
          </table:table-cell>
          <table:table-cell/>
          <table:table-cell table:style-name="ce2" office:value-type="string" calcext:value-type="string">
            <text:p>Bottom 10%, share of all income</text:p>
          </table:table-cell>
          <table:table-cell table:style-name="ce2" office:value-type="string" calcext:value-type="string">
            <text:p>Bottom 10%, share of labour income</text:p>
          </table:table-cell>
          <table:table-cell table:style-name="ce2" office:value-type="string" calcext:value-type="string">
            <text:p>Bottom 10%, share of labour and pension income</text:p>
          </table:table-cell>
          <table:table-cell table:style-name="ce2" office:value-type="string" calcext:value-type="string">
            <text:p>Bottom 10%, share of labour and familiy benefits income</text:p>
          </table:table-cell>
          <table:table-cell/>
          <table:table-cell table:style-name="ce2" office:value-type="string" calcext:value-type="string">
            <text:p>Bottom 10%, share of all income</text:p>
          </table:table-cell>
          <table:table-cell table:style-name="ce2" office:value-type="string" calcext:value-type="string">
            <text:p>Bottom 10%, share of labour income</text:p>
          </table:table-cell>
          <table:table-cell table:style-name="ce2" office:value-type="string" calcext:value-type="string">
            <text:p>Bottom 10%, share of labour and pension income</text:p>
          </table:table-cell>
          <table:table-cell table:style-name="ce2" office:value-type="string" calcext:value-type="string">
            <text:p>Bottom 10%, share of labour and familiy benefits income</text:p>
          </table:table-cell>
          <table:table-cell table:number-columns-repeated="49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float" office:value="0.0326108691" calcext:value-type="float">
            <text:p>0.0326108691</text:p>
          </table:table-cell>
          <table:table-cell table:style-name="ce4" office:value-type="float" office:value="0.0261696348" calcext:value-type="float">
            <text:p>0.0261696348</text:p>
          </table:table-cell>
          <table:table-cell table:style-name="ce4" office:value-type="float" office:value="0.0269383028" calcext:value-type="float">
            <text:p>0.0269383028</text:p>
          </table:table-cell>
          <table:table-cell table:style-name="ce4" office:value-type="float" office:value="0.0291823056" calcext:value-type="float">
            <text:p>0.0291823056</text:p>
          </table:table-cell>
          <table:table-cell/>
          <table:table-cell table:style-name="ce2" table:formula="of:=[.B4]" office:value-type="float" office:value="0.0326108691" calcext:value-type="float">
            <text:p>0.0326108691</text:p>
          </table:table-cell>
          <table:table-cell table:style-name="ce2" table:formula="of:=[.C4]" office:value-type="float" office:value="0.0261696348" calcext:value-type="float">
            <text:p>0.0261696348</text:p>
          </table:table-cell>
          <table:table-cell table:style-name="ce2" table:formula="of:=[.D4]" office:value-type="float" office:value="0.0269383028" calcext:value-type="float">
            <text:p>0.0269383028</text:p>
          </table:table-cell>
          <table:table-cell table:style-name="ce2" table:formula="of:=[.E4]" office:value-type="float" office:value="0.0291823056" calcext:value-type="float">
            <text:p>0.0291823056</text:p>
          </table:table-cell>
          <table:table-cell/>
          <table:table-cell table:style-name="ce2" table:formula="of:=[.B4]" office:value-type="float" office:value="0.0326108691" calcext:value-type="float">
            <text:p>0.0326108691</text:p>
          </table:table-cell>
          <table:table-cell table:style-name="ce2" table:formula="of:=[.C4]" office:value-type="float" office:value="0.0261696348" calcext:value-type="float">
            <text:p>0.0261696348</text:p>
          </table:table-cell>
          <table:table-cell table:style-name="ce2" table:formula="of:=[.D4]" office:value-type="float" office:value="0.0269383028" calcext:value-type="float">
            <text:p>0.0269383028</text:p>
          </table:table-cell>
          <table:table-cell table:style-name="ce2" table:formula="of:=[.E4]" office:value-type="float" office:value="0.0291823056" calcext:value-type="float">
            <text:p>0.0291823056</text:p>
          </table:table-cell>
          <table:table-cell table:number-columns-repeated="49"/>
        </table:table-row>
        <table:table-row table:style-name="ro1">
          <table:table-cell table:style-name="ce4" table:formula="of:=[.A4]+1" office:value-type="float" office:value="49" calcext:value-type="float">
            <text:p>49</text:p>
          </table:table-cell>
          <table:table-cell table:style-name="ce4" table:formula="of:=[$Redistribution_high.N2]" office:value-type="float" office:value="0.0314869324702347" calcext:value-type="float">
            <text:p>0.031486932470235</text:p>
          </table:table-cell>
          <table:table-cell table:style-name="ce4" table:formula="of:=[$Redistribution_high.O2]" office:value-type="float" office:value="0.0262172747434197" calcext:value-type="float">
            <text:p>0.02621727474342</text:p>
          </table:table-cell>
          <table:table-cell table:style-name="ce4" table:formula="of:=[$Redistribution_high.P2]" office:value-type="float" office:value="0.0236978525400559" calcext:value-type="float">
            <text:p>0.023697852540056</text:p>
          </table:table-cell>
          <table:table-cell table:style-name="ce4" table:formula="of:=[$Redistribution_high.Q2]" office:value-type="float" office:value="0.0362960895108972" calcext:value-type="float">
            <text:p>0.036296089510897</text:p>
          </table:table-cell>
          <table:table-cell/>
          <table:table-cell table:style-name="ce4" table:formula="of:=[$Redistribution_central.N2]" office:value-type="float" office:value="0.0314869324702347" calcext:value-type="float">
            <text:p>0.031486932470235</text:p>
          </table:table-cell>
          <table:table-cell table:style-name="ce4" table:formula="of:=[$Redistribution_central.O2]" office:value-type="float" office:value="0.0262172747434197" calcext:value-type="float">
            <text:p>0.02621727474342</text:p>
          </table:table-cell>
          <table:table-cell table:style-name="ce4" table:formula="of:=[$Redistribution_central.P2]" office:value-type="float" office:value="0.0236978525400559" calcext:value-type="float">
            <text:p>0.023697852540056</text:p>
          </table:table-cell>
          <table:table-cell table:style-name="ce4" table:formula="of:=[$Redistribution_central.Q2]" office:value-type="float" office:value="0.0362960895108972" calcext:value-type="float">
            <text:p>0.036296089510897</text:p>
          </table:table-cell>
          <table:table-cell/>
          <table:table-cell table:style-name="ce4" table:formula="of:=[$redistribution_low.N2]" office:value-type="float" office:value="0.0314869324702347" calcext:value-type="float">
            <text:p>0.031486932470235</text:p>
          </table:table-cell>
          <table:table-cell table:style-name="ce4" table:formula="of:=[$redistribution_low.O2]" office:value-type="float" office:value="0.0262172747434197" calcext:value-type="float">
            <text:p>0.02621727474342</text:p>
          </table:table-cell>
          <table:table-cell table:style-name="ce4" table:formula="of:=[$redistribution_low.P2]" office:value-type="float" office:value="0.0236978525400559" calcext:value-type="float">
            <text:p>0.023697852540056</text:p>
          </table:table-cell>
          <table:table-cell table:style-name="ce4" table:formula="of:=[$redistribution_low.Q2]" office:value-type="float" office:value="0.0362960895108972" calcext:value-type="float">
            <text:p>0.036296089510897</text:p>
          </table:table-cell>
          <table:table-cell table:number-columns-repeated="49"/>
        </table:table-row>
        <table:table-row table:style-name="ro1">
          <table:table-cell table:style-name="ce4" table:formula="of:=[.A5]+1" office:value-type="float" office:value="50" calcext:value-type="float">
            <text:p>50</text:p>
          </table:table-cell>
          <table:table-cell table:style-name="ce4" table:formula="of:=[$Redistribution_high.N3]" office:value-type="float" office:value="0.0342368816999756" calcext:value-type="float">
            <text:p>0.034236881699976</text:p>
          </table:table-cell>
          <table:table-cell table:style-name="ce4" table:formula="of:=[$Redistribution_high.O3]" office:value-type="float" office:value="0.0282245464696407" calcext:value-type="float">
            <text:p>0.028224546469641</text:p>
          </table:table-cell>
          <table:table-cell table:style-name="ce4" table:formula="of:=[$Redistribution_high.P3]" office:value-type="float" office:value="0.0257265697541221" calcext:value-type="float">
            <text:p>0.025726569754122</text:p>
          </table:table-cell>
          <table:table-cell table:style-name="ce4" table:formula="of:=[$Redistribution_high.Q3]" office:value-type="float" office:value="0.039520313948544" calcext:value-type="float">
            <text:p>0.039520313948544</text:p>
          </table:table-cell>
          <table:table-cell/>
          <table:table-cell table:style-name="ce4" table:formula="of:=[$Redistribution_central.N3]" office:value-type="float" office:value="0.0342368816999756" calcext:value-type="float">
            <text:p>0.034236881699976</text:p>
          </table:table-cell>
          <table:table-cell table:style-name="ce4" table:formula="of:=[$Redistribution_central.O3]" office:value-type="float" office:value="0.0282245464696407" calcext:value-type="float">
            <text:p>0.028224546469641</text:p>
          </table:table-cell>
          <table:table-cell table:style-name="ce4" table:formula="of:=[$Redistribution_central.P3]" office:value-type="float" office:value="0.0257265697541221" calcext:value-type="float">
            <text:p>0.025726569754122</text:p>
          </table:table-cell>
          <table:table-cell table:style-name="ce4" table:formula="of:=[$Redistribution_central.Q3]" office:value-type="float" office:value="0.039520313948544" calcext:value-type="float">
            <text:p>0.039520313948544</text:p>
          </table:table-cell>
          <table:table-cell/>
          <table:table-cell table:style-name="ce4" table:formula="of:=[$redistribution_low.N3]" office:value-type="float" office:value="0.0342368816999756" calcext:value-type="float">
            <text:p>0.034236881699976</text:p>
          </table:table-cell>
          <table:table-cell table:style-name="ce4" table:formula="of:=[$redistribution_low.O3]" office:value-type="float" office:value="0.0282245464696407" calcext:value-type="float">
            <text:p>0.028224546469641</text:p>
          </table:table-cell>
          <table:table-cell table:style-name="ce4" table:formula="of:=[$redistribution_low.P3]" office:value-type="float" office:value="0.0257265697541221" calcext:value-type="float">
            <text:p>0.025726569754122</text:p>
          </table:table-cell>
          <table:table-cell table:style-name="ce4" table:formula="of:=[$redistribution_low.Q3]" office:value-type="float" office:value="0.039520313948544" calcext:value-type="float">
            <text:p>0.039520313948544</text:p>
          </table:table-cell>
          <table:table-cell table:number-columns-repeated="49"/>
        </table:table-row>
        <table:table-row table:style-name="ro1">
          <table:table-cell table:style-name="ce4" table:formula="of:=[.A6]+1" office:value-type="float" office:value="51" calcext:value-type="float">
            <text:p>51</text:p>
          </table:table-cell>
          <table:table-cell table:style-name="ce4" table:formula="of:=[$Redistribution_high.N4]" office:value-type="float" office:value="0.0370621664042102" calcext:value-type="float">
            <text:p>0.03706216640421</text:p>
          </table:table-cell>
          <table:table-cell table:style-name="ce4" table:formula="of:=[$Redistribution_high.O4]" office:value-type="float" office:value="0.0266383087031445" calcext:value-type="float">
            <text:p>0.026638308703145</text:p>
          </table:table-cell>
          <table:table-cell table:style-name="ce4" table:formula="of:=[$Redistribution_high.P4]" office:value-type="float" office:value="0.0271180622391379" calcext:value-type="float">
            <text:p>0.027118062239138</text:p>
          </table:table-cell>
          <table:table-cell table:style-name="ce4" table:formula="of:=[$Redistribution_high.Q4]" office:value-type="float" office:value="0.0397244730695759" calcext:value-type="float">
            <text:p>0.039724473069576</text:p>
          </table:table-cell>
          <table:table-cell/>
          <table:table-cell table:style-name="ce4" table:formula="of:=[$Redistribution_central.N4]" office:value-type="float" office:value="0.0370621664042102" calcext:value-type="float">
            <text:p>0.03706216640421</text:p>
          </table:table-cell>
          <table:table-cell table:style-name="ce4" table:formula="of:=[$Redistribution_central.O4]" office:value-type="float" office:value="0.0266383087031445" calcext:value-type="float">
            <text:p>0.026638308703145</text:p>
          </table:table-cell>
          <table:table-cell table:style-name="ce4" table:formula="of:=[$Redistribution_central.P4]" office:value-type="float" office:value="0.0271180622391379" calcext:value-type="float">
            <text:p>0.027118062239138</text:p>
          </table:table-cell>
          <table:table-cell table:style-name="ce4" table:formula="of:=[$Redistribution_central.Q4]" office:value-type="float" office:value="0.0397244730695759" calcext:value-type="float">
            <text:p>0.039724473069576</text:p>
          </table:table-cell>
          <table:table-cell/>
          <table:table-cell table:style-name="ce4" table:formula="of:=[$redistribution_low.N4]" office:value-type="float" office:value="0.0370621664042102" calcext:value-type="float">
            <text:p>0.03706216640421</text:p>
          </table:table-cell>
          <table:table-cell table:style-name="ce4" table:formula="of:=[$redistribution_low.O4]" office:value-type="float" office:value="0.0266383087031445" calcext:value-type="float">
            <text:p>0.026638308703145</text:p>
          </table:table-cell>
          <table:table-cell table:style-name="ce4" table:formula="of:=[$redistribution_low.P4]" office:value-type="float" office:value="0.0271180622391379" calcext:value-type="float">
            <text:p>0.027118062239138</text:p>
          </table:table-cell>
          <table:table-cell table:style-name="ce4" table:formula="of:=[$redistribution_low.Q4]" office:value-type="float" office:value="0.0397244730695759" calcext:value-type="float">
            <text:p>0.039724473069576</text:p>
          </table:table-cell>
          <table:table-cell table:number-columns-repeated="49"/>
        </table:table-row>
        <table:table-row table:style-name="ro1">
          <table:table-cell table:style-name="ce4" table:formula="of:=[.A7]+1" office:value-type="float" office:value="52" calcext:value-type="float">
            <text:p>52</text:p>
          </table:table-cell>
          <table:table-cell table:style-name="ce4" table:formula="of:=[$Redistribution_high.N5]" office:value-type="float" office:value="0.0362549150970094" calcext:value-type="float">
            <text:p>0.036254915097009</text:p>
          </table:table-cell>
          <table:table-cell table:style-name="ce4" table:formula="of:=[$Redistribution_high.O5]" office:value-type="float" office:value="0.0283019264882958" calcext:value-type="float">
            <text:p>0.028301926488296</text:p>
          </table:table-cell>
          <table:table-cell table:style-name="ce4" table:formula="of:=[$Redistribution_high.P5]" office:value-type="float" office:value="0.0274103090201651" calcext:value-type="float">
            <text:p>0.027410309020165</text:p>
          </table:table-cell>
          <table:table-cell table:style-name="ce4" table:formula="of:=[$Redistribution_high.Q5]" office:value-type="float" office:value="0.040066422100053" calcext:value-type="float">
            <text:p>0.040066422100053</text:p>
          </table:table-cell>
          <table:table-cell/>
          <table:table-cell table:style-name="ce4" table:formula="of:=[$Redistribution_central.N5]" office:value-type="float" office:value="0.0362549150970094" calcext:value-type="float">
            <text:p>0.036254915097009</text:p>
          </table:table-cell>
          <table:table-cell table:style-name="ce4" table:formula="of:=[$Redistribution_central.O5]" office:value-type="float" office:value="0.0283019264882958" calcext:value-type="float">
            <text:p>0.028301926488296</text:p>
          </table:table-cell>
          <table:table-cell table:style-name="ce4" table:formula="of:=[$Redistribution_central.P5]" office:value-type="float" office:value="0.0274103090201651" calcext:value-type="float">
            <text:p>0.027410309020165</text:p>
          </table:table-cell>
          <table:table-cell table:style-name="ce4" table:formula="of:=[$Redistribution_central.Q5]" office:value-type="float" office:value="0.040066422100053" calcext:value-type="float">
            <text:p>0.040066422100053</text:p>
          </table:table-cell>
          <table:table-cell/>
          <table:table-cell table:style-name="ce4" table:formula="of:=[$redistribution_low.N5]" office:value-type="float" office:value="0.0362549150970094" calcext:value-type="float">
            <text:p>0.036254915097009</text:p>
          </table:table-cell>
          <table:table-cell table:style-name="ce4" table:formula="of:=[$redistribution_low.O5]" office:value-type="float" office:value="0.0283019264882958" calcext:value-type="float">
            <text:p>0.028301926488296</text:p>
          </table:table-cell>
          <table:table-cell table:style-name="ce4" table:formula="of:=[$redistribution_low.P5]" office:value-type="float" office:value="0.0274103090201651" calcext:value-type="float">
            <text:p>0.027410309020165</text:p>
          </table:table-cell>
          <table:table-cell table:style-name="ce4" table:formula="of:=[$redistribution_low.Q5]" office:value-type="float" office:value="0.040066422100053" calcext:value-type="float">
            <text:p>0.040066422100053</text:p>
          </table:table-cell>
          <table:table-cell table:number-columns-repeated="49"/>
        </table:table-row>
        <table:table-row table:style-name="ro1">
          <table:table-cell table:style-name="ce4" table:formula="of:=[.A8]+1" office:value-type="float" office:value="53" calcext:value-type="float">
            <text:p>53</text:p>
          </table:table-cell>
          <table:table-cell table:style-name="ce4" table:formula="of:=[$Redistribution_high.N6]" office:value-type="float" office:value="0.0365987227469221" calcext:value-type="float">
            <text:p>0.036598722746922</text:p>
          </table:table-cell>
          <table:table-cell table:style-name="ce4" table:formula="of:=[$Redistribution_high.O6]" office:value-type="float" office:value="0.027451229099207" calcext:value-type="float">
            <text:p>0.027451229099207</text:p>
          </table:table-cell>
          <table:table-cell table:style-name="ce4" table:formula="of:=[$Redistribution_high.P6]" office:value-type="float" office:value="0.0277914105754976" calcext:value-type="float">
            <text:p>0.027791410575498</text:p>
          </table:table-cell>
          <table:table-cell table:style-name="ce4" table:formula="of:=[$Redistribution_high.Q6]" office:value-type="float" office:value="0.0390120892161255" calcext:value-type="float">
            <text:p>0.039012089216126</text:p>
          </table:table-cell>
          <table:table-cell/>
          <table:table-cell table:style-name="ce4" table:formula="of:=[$Redistribution_central.N6]" office:value-type="float" office:value="0.0365987227469221" calcext:value-type="float">
            <text:p>0.036598722746922</text:p>
          </table:table-cell>
          <table:table-cell table:style-name="ce4" table:formula="of:=[$Redistribution_central.O6]" office:value-type="float" office:value="0.027451229099207" calcext:value-type="float">
            <text:p>0.027451229099207</text:p>
          </table:table-cell>
          <table:table-cell table:style-name="ce4" table:formula="of:=[$Redistribution_central.P6]" office:value-type="float" office:value="0.0277914105754976" calcext:value-type="float">
            <text:p>0.027791410575498</text:p>
          </table:table-cell>
          <table:table-cell table:style-name="ce4" table:formula="of:=[$Redistribution_central.Q6]" office:value-type="float" office:value="0.0390120892161255" calcext:value-type="float">
            <text:p>0.039012089216126</text:p>
          </table:table-cell>
          <table:table-cell/>
          <table:table-cell table:style-name="ce4" table:formula="of:=[$redistribution_low.N6]" office:value-type="float" office:value="0.0365987227469221" calcext:value-type="float">
            <text:p>0.036598722746922</text:p>
          </table:table-cell>
          <table:table-cell table:style-name="ce4" table:formula="of:=[$redistribution_low.O6]" office:value-type="float" office:value="0.027451229099207" calcext:value-type="float">
            <text:p>0.027451229099207</text:p>
          </table:table-cell>
          <table:table-cell table:style-name="ce4" table:formula="of:=[$redistribution_low.P6]" office:value-type="float" office:value="0.0277914105754976" calcext:value-type="float">
            <text:p>0.027791410575498</text:p>
          </table:table-cell>
          <table:table-cell table:style-name="ce4" table:formula="of:=[$redistribution_low.Q6]" office:value-type="float" office:value="0.0390120892161255" calcext:value-type="float">
            <text:p>0.039012089216126</text:p>
          </table:table-cell>
          <table:table-cell table:number-columns-repeated="49"/>
        </table:table-row>
        <table:table-row table:style-name="ro1">
          <table:table-cell table:style-name="ce4" table:formula="of:=[.A9]+1" office:value-type="float" office:value="54" calcext:value-type="float">
            <text:p>54</text:p>
          </table:table-cell>
          <table:table-cell table:style-name="ce4" table:formula="of:=[$Redistribution_high.N7]" office:value-type="float" office:value="0.0376365286305652" calcext:value-type="float">
            <text:p>0.037636528630565</text:p>
          </table:table-cell>
          <table:table-cell table:style-name="ce4" table:formula="of:=[$Redistribution_high.O7]" office:value-type="float" office:value="0.0283797235779626" calcext:value-type="float">
            <text:p>0.028379723577963</text:p>
          </table:table-cell>
          <table:table-cell table:style-name="ce4" table:formula="of:=[$Redistribution_high.P7]" office:value-type="float" office:value="0.0272548695156941" calcext:value-type="float">
            <text:p>0.027254869515694</text:p>
          </table:table-cell>
          <table:table-cell table:style-name="ce4" table:formula="of:=[$Redistribution_high.Q7]" office:value-type="float" office:value="0.0421231886318773" calcext:value-type="float">
            <text:p>0.042123188631877</text:p>
          </table:table-cell>
          <table:table-cell/>
          <table:table-cell table:style-name="ce4" table:formula="of:=[$Redistribution_central.N7]" office:value-type="float" office:value="0.0376365286305652" calcext:value-type="float">
            <text:p>0.037636528630565</text:p>
          </table:table-cell>
          <table:table-cell table:style-name="ce4" table:formula="of:=[$Redistribution_central.O7]" office:value-type="float" office:value="0.0283797235779626" calcext:value-type="float">
            <text:p>0.028379723577963</text:p>
          </table:table-cell>
          <table:table-cell table:style-name="ce4" table:formula="of:=[$Redistribution_central.P7]" office:value-type="float" office:value="0.0272548695156941" calcext:value-type="float">
            <text:p>0.027254869515694</text:p>
          </table:table-cell>
          <table:table-cell table:style-name="ce4" table:formula="of:=[$Redistribution_central.Q7]" office:value-type="float" office:value="0.0421231886318773" calcext:value-type="float">
            <text:p>0.042123188631877</text:p>
          </table:table-cell>
          <table:table-cell/>
          <table:table-cell table:style-name="ce4" table:formula="of:=[$redistribution_low.N7]" office:value-type="float" office:value="0.0376365286305652" calcext:value-type="float">
            <text:p>0.037636528630565</text:p>
          </table:table-cell>
          <table:table-cell table:style-name="ce4" table:formula="of:=[$redistribution_low.O7]" office:value-type="float" office:value="0.0283797235779626" calcext:value-type="float">
            <text:p>0.028379723577963</text:p>
          </table:table-cell>
          <table:table-cell table:style-name="ce4" table:formula="of:=[$redistribution_low.P7]" office:value-type="float" office:value="0.0272548695156941" calcext:value-type="float">
            <text:p>0.027254869515694</text:p>
          </table:table-cell>
          <table:table-cell table:style-name="ce4" table:formula="of:=[$redistribution_low.Q7]" office:value-type="float" office:value="0.0421231886318773" calcext:value-type="float">
            <text:p>0.042123188631877</text:p>
          </table:table-cell>
          <table:table-cell table:number-columns-repeated="49"/>
        </table:table-row>
        <table:table-row table:style-name="ro1">
          <table:table-cell table:style-name="ce4" table:formula="of:=[.A10]+1" office:value-type="float" office:value="55" calcext:value-type="float">
            <text:p>55</text:p>
          </table:table-cell>
          <table:table-cell table:style-name="ce4" table:formula="of:=[$Redistribution_high.N8]" office:value-type="float" office:value="0.0378331931338803" calcext:value-type="float">
            <text:p>0.03783319313388</text:p>
          </table:table-cell>
          <table:table-cell table:style-name="ce4" table:formula="of:=[$Redistribution_high.O8]" office:value-type="float" office:value="0.0291869608081643" calcext:value-type="float">
            <text:p>0.029186960808164</text:p>
          </table:table-cell>
          <table:table-cell table:style-name="ce4" table:formula="of:=[$Redistribution_high.P8]" office:value-type="float" office:value="0.0280831290751954" calcext:value-type="float">
            <text:p>0.028083129075196</text:p>
          </table:table-cell>
          <table:table-cell table:style-name="ce4" table:formula="of:=[$Redistribution_high.Q8]" office:value-type="float" office:value="0.0419204998863615" calcext:value-type="float">
            <text:p>0.041920499886362</text:p>
          </table:table-cell>
          <table:table-cell/>
          <table:table-cell table:style-name="ce4" table:formula="of:=[$Redistribution_central.N8]" office:value-type="float" office:value="0.0378331931338803" calcext:value-type="float">
            <text:p>0.03783319313388</text:p>
          </table:table-cell>
          <table:table-cell table:style-name="ce4" table:formula="of:=[$Redistribution_central.O8]" office:value-type="float" office:value="0.0291869608081643" calcext:value-type="float">
            <text:p>0.029186960808164</text:p>
          </table:table-cell>
          <table:table-cell table:style-name="ce4" table:formula="of:=[$Redistribution_central.P8]" office:value-type="float" office:value="0.0280831290751954" calcext:value-type="float">
            <text:p>0.028083129075196</text:p>
          </table:table-cell>
          <table:table-cell table:style-name="ce4" table:formula="of:=[$Redistribution_central.Q8]" office:value-type="float" office:value="0.0419204998863615" calcext:value-type="float">
            <text:p>0.041920499886362</text:p>
          </table:table-cell>
          <table:table-cell/>
          <table:table-cell table:style-name="ce4" table:formula="of:=[$redistribution_low.N8]" office:value-type="float" office:value="0.0378331931338803" calcext:value-type="float">
            <text:p>0.03783319313388</text:p>
          </table:table-cell>
          <table:table-cell table:style-name="ce4" table:formula="of:=[$redistribution_low.O8]" office:value-type="float" office:value="0.0291869608081643" calcext:value-type="float">
            <text:p>0.029186960808164</text:p>
          </table:table-cell>
          <table:table-cell table:style-name="ce4" table:formula="of:=[$redistribution_low.P8]" office:value-type="float" office:value="0.0280831290751954" calcext:value-type="float">
            <text:p>0.028083129075196</text:p>
          </table:table-cell>
          <table:table-cell table:style-name="ce4" table:formula="of:=[$redistribution_low.Q8]" office:value-type="float" office:value="0.0419204998863615" calcext:value-type="float">
            <text:p>0.041920499886362</text:p>
          </table:table-cell>
          <table:table-cell table:number-columns-repeated="49"/>
        </table:table-row>
        <table:table-row table:style-name="ro1">
          <table:table-cell table:style-name="ce4" table:formula="of:=[.A11]+1" office:value-type="float" office:value="56" calcext:value-type="float">
            <text:p>56</text:p>
          </table:table-cell>
          <table:table-cell table:style-name="ce4" table:formula="of:=[$Redistribution_high.N9]" office:value-type="float" office:value="0.036057599276513" calcext:value-type="float">
            <text:p>0.036057599276513</text:p>
          </table:table-cell>
          <table:table-cell table:style-name="ce4" table:formula="of:=[$Redistribution_high.O9]" office:value-type="float" office:value="0.0280078244662119" calcext:value-type="float">
            <text:p>0.028007824466212</text:p>
          </table:table-cell>
          <table:table-cell table:style-name="ce4" table:formula="of:=[$Redistribution_high.P9]" office:value-type="float" office:value="0.0267337074813959" calcext:value-type="float">
            <text:p>0.026733707481396</text:p>
          </table:table-cell>
          <table:table-cell table:style-name="ce4" table:formula="of:=[$Redistribution_high.Q9]" office:value-type="float" office:value="0.0404232424136916" calcext:value-type="float">
            <text:p>0.040423242413692</text:p>
          </table:table-cell>
          <table:table-cell/>
          <table:table-cell table:style-name="ce4" table:formula="of:=[$Redistribution_central.N9]" office:value-type="float" office:value="0.036057599276513" calcext:value-type="float">
            <text:p>0.036057599276513</text:p>
          </table:table-cell>
          <table:table-cell table:style-name="ce4" table:formula="of:=[$Redistribution_central.O9]" office:value-type="float" office:value="0.0280078244662119" calcext:value-type="float">
            <text:p>0.028007824466212</text:p>
          </table:table-cell>
          <table:table-cell table:style-name="ce4" table:formula="of:=[$Redistribution_central.P9]" office:value-type="float" office:value="0.0267337074813959" calcext:value-type="float">
            <text:p>0.026733707481396</text:p>
          </table:table-cell>
          <table:table-cell table:style-name="ce4" table:formula="of:=[$Redistribution_central.Q9]" office:value-type="float" office:value="0.0404232424136916" calcext:value-type="float">
            <text:p>0.040423242413692</text:p>
          </table:table-cell>
          <table:table-cell/>
          <table:table-cell table:style-name="ce4" table:formula="of:=[$redistribution_low.N9]" office:value-type="float" office:value="0.036057599276513" calcext:value-type="float">
            <text:p>0.036057599276513</text:p>
          </table:table-cell>
          <table:table-cell table:style-name="ce4" table:formula="of:=[$redistribution_low.O9]" office:value-type="float" office:value="0.0280078244662119" calcext:value-type="float">
            <text:p>0.028007824466212</text:p>
          </table:table-cell>
          <table:table-cell table:style-name="ce4" table:formula="of:=[$redistribution_low.P9]" office:value-type="float" office:value="0.0267337074813959" calcext:value-type="float">
            <text:p>0.026733707481396</text:p>
          </table:table-cell>
          <table:table-cell table:style-name="ce4" table:formula="of:=[$redistribution_low.Q9]" office:value-type="float" office:value="0.0404232424136916" calcext:value-type="float">
            <text:p>0.040423242413692</text:p>
          </table:table-cell>
          <table:table-cell table:number-columns-repeated="49"/>
        </table:table-row>
        <table:table-row table:style-name="ro1">
          <table:table-cell table:style-name="ce4" table:formula="of:=[.A12]+1" office:value-type="float" office:value="57" calcext:value-type="float">
            <text:p>57</text:p>
          </table:table-cell>
          <table:table-cell table:style-name="ce4" table:formula="of:=[$Redistribution_high.N10]" office:value-type="float" office:value="0.0374070584771887" calcext:value-type="float">
            <text:p>0.037407058477189</text:p>
          </table:table-cell>
          <table:table-cell table:style-name="ce4" table:formula="of:=[$Redistribution_high.O10]" office:value-type="float" office:value="0.0276131258161958" calcext:value-type="float">
            <text:p>0.027613125816196</text:p>
          </table:table-cell>
          <table:table-cell table:style-name="ce4" table:formula="of:=[$Redistribution_high.P10]" office:value-type="float" office:value="0.0273122535501753" calcext:value-type="float">
            <text:p>0.027312253550175</text:p>
          </table:table-cell>
          <table:table-cell table:style-name="ce4" table:formula="of:=[$Redistribution_high.Q10]" office:value-type="float" office:value="0.0409512978682364" calcext:value-type="float">
            <text:p>0.040951297868236</text:p>
          </table:table-cell>
          <table:table-cell/>
          <table:table-cell table:style-name="ce4" table:formula="of:=[$Redistribution_central.N10]" office:value-type="float" office:value="0.0374070584771887" calcext:value-type="float">
            <text:p>0.037407058477189</text:p>
          </table:table-cell>
          <table:table-cell table:style-name="ce4" table:formula="of:=[$Redistribution_central.O10]" office:value-type="float" office:value="0.0276131258161958" calcext:value-type="float">
            <text:p>0.027613125816196</text:p>
          </table:table-cell>
          <table:table-cell table:style-name="ce4" table:formula="of:=[$Redistribution_central.P10]" office:value-type="float" office:value="0.0273122535501753" calcext:value-type="float">
            <text:p>0.027312253550175</text:p>
          </table:table-cell>
          <table:table-cell table:style-name="ce4" table:formula="of:=[$Redistribution_central.Q10]" office:value-type="float" office:value="0.0409512978682364" calcext:value-type="float">
            <text:p>0.040951297868236</text:p>
          </table:table-cell>
          <table:table-cell/>
          <table:table-cell table:style-name="ce4" table:formula="of:=[$redistribution_low.N10]" office:value-type="float" office:value="0.0374070584771887" calcext:value-type="float">
            <text:p>0.037407058477189</text:p>
          </table:table-cell>
          <table:table-cell table:style-name="ce4" table:formula="of:=[$redistribution_low.O10]" office:value-type="float" office:value="0.0276131258161958" calcext:value-type="float">
            <text:p>0.027613125816196</text:p>
          </table:table-cell>
          <table:table-cell table:style-name="ce4" table:formula="of:=[$redistribution_low.P10]" office:value-type="float" office:value="0.0273122535501753" calcext:value-type="float">
            <text:p>0.027312253550175</text:p>
          </table:table-cell>
          <table:table-cell table:style-name="ce4" table:formula="of:=[$redistribution_low.Q10]" office:value-type="float" office:value="0.0409512978682364" calcext:value-type="float">
            <text:p>0.040951297868236</text:p>
          </table:table-cell>
          <table:table-cell table:number-columns-repeated="49"/>
        </table:table-row>
        <table:table-row table:style-name="ro1">
          <table:table-cell table:style-name="ce4" table:formula="of:=[.A13]+1" office:value-type="float" office:value="58" calcext:value-type="float">
            <text:p>58</text:p>
          </table:table-cell>
          <table:table-cell table:style-name="ce4" table:formula="of:=[$Redistribution_high.N11]" office:value-type="float" office:value="0.036724930008887" calcext:value-type="float">
            <text:p>0.036724930008887</text:p>
          </table:table-cell>
          <table:table-cell table:style-name="ce4" table:formula="of:=[$Redistribution_high.O11]" office:value-type="float" office:value="0.0281532790904709" calcext:value-type="float">
            <text:p>0.028153279090471</text:p>
          </table:table-cell>
          <table:table-cell table:style-name="ce4" table:formula="of:=[$Redistribution_high.P11]" office:value-type="float" office:value="0.0272257280342731" calcext:value-type="float">
            <text:p>0.027225728034273</text:p>
          </table:table-cell>
          <table:table-cell table:style-name="ce4" table:formula="of:=[$Redistribution_high.Q11]" office:value-type="float" office:value="0.0408866568865591" calcext:value-type="float">
            <text:p>0.040886656886559</text:p>
          </table:table-cell>
          <table:table-cell/>
          <table:table-cell table:style-name="ce4" table:formula="of:=[$Redistribution_central.N11]" office:value-type="float" office:value="0.036724930008887" calcext:value-type="float">
            <text:p>0.036724930008887</text:p>
          </table:table-cell>
          <table:table-cell table:style-name="ce4" table:formula="of:=[$Redistribution_central.O11]" office:value-type="float" office:value="0.0281532790904709" calcext:value-type="float">
            <text:p>0.028153279090471</text:p>
          </table:table-cell>
          <table:table-cell table:style-name="ce4" table:formula="of:=[$Redistribution_central.P11]" office:value-type="float" office:value="0.0272257280342731" calcext:value-type="float">
            <text:p>0.027225728034273</text:p>
          </table:table-cell>
          <table:table-cell table:style-name="ce4" table:formula="of:=[$Redistribution_central.Q11]" office:value-type="float" office:value="0.0408866568865591" calcext:value-type="float">
            <text:p>0.040886656886559</text:p>
          </table:table-cell>
          <table:table-cell/>
          <table:table-cell table:style-name="ce4" table:formula="of:=[$redistribution_low.N11]" office:value-type="float" office:value="0.036724930008887" calcext:value-type="float">
            <text:p>0.036724930008887</text:p>
          </table:table-cell>
          <table:table-cell table:style-name="ce4" table:formula="of:=[$redistribution_low.O11]" office:value-type="float" office:value="0.0281532790904709" calcext:value-type="float">
            <text:p>0.028153279090471</text:p>
          </table:table-cell>
          <table:table-cell table:style-name="ce4" table:formula="of:=[$redistribution_low.P11]" office:value-type="float" office:value="0.0272257280342731" calcext:value-type="float">
            <text:p>0.027225728034273</text:p>
          </table:table-cell>
          <table:table-cell table:style-name="ce4" table:formula="of:=[$redistribution_low.Q11]" office:value-type="float" office:value="0.0408866568865591" calcext:value-type="float">
            <text:p>0.040886656886559</text:p>
          </table:table-cell>
          <table:table-cell table:number-columns-repeated="49"/>
        </table:table-row>
        <table:table-row table:style-name="ro1">
          <table:table-cell table:style-name="ce4" table:formula="of:=[.A14]+1" office:value-type="float" office:value="59" calcext:value-type="float">
            <text:p>59</text:p>
          </table:table-cell>
          <table:table-cell table:style-name="ce4" table:formula="of:=[$Redistribution_high.N12]" office:value-type="float" office:value="0.0374289546217006" calcext:value-type="float">
            <text:p>0.037428954621701</text:p>
          </table:table-cell>
          <table:table-cell table:style-name="ce4" table:formula="of:=[$Redistribution_high.O12]" office:value-type="float" office:value="0.0278747930289618" calcext:value-type="float">
            <text:p>0.027874793028962</text:p>
          </table:table-cell>
          <table:table-cell table:style-name="ce4" table:formula="of:=[$Redistribution_high.P12]" office:value-type="float" office:value="0.0282380608057171" calcext:value-type="float">
            <text:p>0.028238060805717</text:p>
          </table:table-cell>
          <table:table-cell table:style-name="ce4" table:formula="of:=[$Redistribution_high.Q12]" office:value-type="float" office:value="0.0400811618036327" calcext:value-type="float">
            <text:p>0.040081161803633</text:p>
          </table:table-cell>
          <table:table-cell/>
          <table:table-cell table:style-name="ce4" table:formula="of:=[$Redistribution_central.N12]" office:value-type="float" office:value="0.0374289546217006" calcext:value-type="float">
            <text:p>0.037428954621701</text:p>
          </table:table-cell>
          <table:table-cell table:style-name="ce4" table:formula="of:=[$Redistribution_central.O12]" office:value-type="float" office:value="0.0278747930289618" calcext:value-type="float">
            <text:p>0.027874793028962</text:p>
          </table:table-cell>
          <table:table-cell table:style-name="ce4" table:formula="of:=[$Redistribution_central.P12]" office:value-type="float" office:value="0.0282380608057171" calcext:value-type="float">
            <text:p>0.028238060805717</text:p>
          </table:table-cell>
          <table:table-cell table:style-name="ce4" table:formula="of:=[$Redistribution_central.Q12]" office:value-type="float" office:value="0.0400811618036327" calcext:value-type="float">
            <text:p>0.040081161803633</text:p>
          </table:table-cell>
          <table:table-cell/>
          <table:table-cell table:style-name="ce4" table:formula="of:=[$redistribution_low.N12]" office:value-type="float" office:value="0.0374289546217006" calcext:value-type="float">
            <text:p>0.037428954621701</text:p>
          </table:table-cell>
          <table:table-cell table:style-name="ce4" table:formula="of:=[$redistribution_low.O12]" office:value-type="float" office:value="0.0278747930289618" calcext:value-type="float">
            <text:p>0.027874793028962</text:p>
          </table:table-cell>
          <table:table-cell table:style-name="ce4" table:formula="of:=[$redistribution_low.P12]" office:value-type="float" office:value="0.0282380608057171" calcext:value-type="float">
            <text:p>0.028238060805717</text:p>
          </table:table-cell>
          <table:table-cell table:style-name="ce4" table:formula="of:=[$redistribution_low.Q12]" office:value-type="float" office:value="0.0400811618036327" calcext:value-type="float">
            <text:p>0.040081161803633</text:p>
          </table:table-cell>
          <table:table-cell table:number-columns-repeated="49"/>
        </table:table-row>
        <table:table-row table:style-name="ro1">
          <table:table-cell table:style-name="ce4" table:formula="of:=[.A15]+1" office:value-type="float" office:value="60" calcext:value-type="float">
            <text:p>60</text:p>
          </table:table-cell>
          <table:table-cell table:style-name="ce4" table:formula="of:=[$Redistribution_high.N13]" office:value-type="float" office:value="0.0386862415511047" calcext:value-type="float">
            <text:p>0.038686241551105</text:p>
          </table:table-cell>
          <table:table-cell table:style-name="ce4" table:formula="of:=[$Redistribution_high.O13]" office:value-type="float" office:value="0.0307024807269663" calcext:value-type="float">
            <text:p>0.030702480726966</text:p>
          </table:table-cell>
          <table:table-cell table:style-name="ce4" table:formula="of:=[$Redistribution_high.P13]" office:value-type="float" office:value="0.0294912693710455" calcext:value-type="float">
            <text:p>0.029491269371046</text:p>
          </table:table-cell>
          <table:table-cell table:style-name="ce4" table:formula="of:=[$Redistribution_high.Q13]" office:value-type="float" office:value="0.0429660125419904" calcext:value-type="float">
            <text:p>0.042966012541991</text:p>
          </table:table-cell>
          <table:table-cell/>
          <table:table-cell table:style-name="ce4" table:formula="of:=[$Redistribution_central.N13]" office:value-type="float" office:value="0.0386862415511047" calcext:value-type="float">
            <text:p>0.038686241551105</text:p>
          </table:table-cell>
          <table:table-cell table:style-name="ce4" table:formula="of:=[$Redistribution_central.O13]" office:value-type="float" office:value="0.0307024807269663" calcext:value-type="float">
            <text:p>0.030702480726966</text:p>
          </table:table-cell>
          <table:table-cell table:style-name="ce4" table:formula="of:=[$Redistribution_central.P13]" office:value-type="float" office:value="0.0294912693710455" calcext:value-type="float">
            <text:p>0.029491269371046</text:p>
          </table:table-cell>
          <table:table-cell table:style-name="ce4" table:formula="of:=[$Redistribution_central.Q13]" office:value-type="float" office:value="0.0429660125419904" calcext:value-type="float">
            <text:p>0.042966012541991</text:p>
          </table:table-cell>
          <table:table-cell/>
          <table:table-cell table:style-name="ce4" table:formula="of:=[$redistribution_low.N13]" office:value-type="float" office:value="0.0386862415511047" calcext:value-type="float">
            <text:p>0.038686241551105</text:p>
          </table:table-cell>
          <table:table-cell table:style-name="ce4" table:formula="of:=[$redistribution_low.O13]" office:value-type="float" office:value="0.0307024807269663" calcext:value-type="float">
            <text:p>0.030702480726966</text:p>
          </table:table-cell>
          <table:table-cell table:style-name="ce4" table:formula="of:=[$redistribution_low.P13]" office:value-type="float" office:value="0.0294912693710455" calcext:value-type="float">
            <text:p>0.029491269371046</text:p>
          </table:table-cell>
          <table:table-cell table:style-name="ce4" table:formula="of:=[$redistribution_low.Q13]" office:value-type="float" office:value="0.0429660125419904" calcext:value-type="float">
            <text:p>0.042966012541991</text:p>
          </table:table-cell>
          <table:table-cell table:number-columns-repeated="49"/>
        </table:table-row>
        <table:table-row table:style-name="ro1">
          <table:table-cell table:style-name="ce4" table:formula="of:=[.A16]+1" office:value-type="float" office:value="61" calcext:value-type="float">
            <text:p>61</text:p>
          </table:table-cell>
          <table:table-cell table:style-name="ce4" table:formula="of:=[$Redistribution_high.N14]" office:value-type="float" office:value="0.0381474828551381" calcext:value-type="float">
            <text:p>0.038147482855138</text:p>
          </table:table-cell>
          <table:table-cell table:style-name="ce4" table:formula="of:=[$Redistribution_high.O14]" office:value-type="float" office:value="0.0282157662900745" calcext:value-type="float">
            <text:p>0.028215766290075</text:p>
          </table:table-cell>
          <table:table-cell table:style-name="ce4" table:formula="of:=[$Redistribution_high.P14]" office:value-type="float" office:value="0.0277041090930663" calcext:value-type="float">
            <text:p>0.027704109093066</text:p>
          </table:table-cell>
          <table:table-cell table:style-name="ce4" table:formula="of:=[$Redistribution_high.Q14]" office:value-type="float" office:value="0.0419653775265288" calcext:value-type="float">
            <text:p>0.041965377526529</text:p>
          </table:table-cell>
          <table:table-cell/>
          <table:table-cell table:style-name="ce4" table:formula="of:=[$Redistribution_central.N14]" office:value-type="float" office:value="0.0381474828551381" calcext:value-type="float">
            <text:p>0.038147482855138</text:p>
          </table:table-cell>
          <table:table-cell table:style-name="ce4" table:formula="of:=[$Redistribution_central.O14]" office:value-type="float" office:value="0.0282157662900745" calcext:value-type="float">
            <text:p>0.028215766290075</text:p>
          </table:table-cell>
          <table:table-cell table:style-name="ce4" table:formula="of:=[$Redistribution_central.P14]" office:value-type="float" office:value="0.0277041090930663" calcext:value-type="float">
            <text:p>0.027704109093066</text:p>
          </table:table-cell>
          <table:table-cell table:style-name="ce4" table:formula="of:=[$Redistribution_central.Q14]" office:value-type="float" office:value="0.0419653775265288" calcext:value-type="float">
            <text:p>0.041965377526529</text:p>
          </table:table-cell>
          <table:table-cell/>
          <table:table-cell table:style-name="ce4" table:formula="of:=[$redistribution_low.N14]" office:value-type="float" office:value="0.0381474828551381" calcext:value-type="float">
            <text:p>0.038147482855138</text:p>
          </table:table-cell>
          <table:table-cell table:style-name="ce4" table:formula="of:=[$redistribution_low.O14]" office:value-type="float" office:value="0.0282157662900745" calcext:value-type="float">
            <text:p>0.028215766290075</text:p>
          </table:table-cell>
          <table:table-cell table:style-name="ce4" table:formula="of:=[$redistribution_low.P14]" office:value-type="float" office:value="0.0277041090930663" calcext:value-type="float">
            <text:p>0.027704109093066</text:p>
          </table:table-cell>
          <table:table-cell table:style-name="ce4" table:formula="of:=[$redistribution_low.Q14]" office:value-type="float" office:value="0.0419653775265288" calcext:value-type="float">
            <text:p>0.041965377526529</text:p>
          </table:table-cell>
          <table:table-cell table:number-columns-repeated="49"/>
        </table:table-row>
        <table:table-row table:style-name="ro1">
          <table:table-cell table:style-name="ce4" table:formula="of:=[.A17]+1" office:value-type="float" office:value="62" calcext:value-type="float">
            <text:p>62</text:p>
          </table:table-cell>
          <table:table-cell table:style-name="ce4" table:formula="of:=[$Redistribution_high.N15]" office:value-type="float" office:value="0.0383638777506848" calcext:value-type="float">
            <text:p>0.038363877750685</text:p>
          </table:table-cell>
          <table:table-cell table:style-name="ce4" table:formula="of:=[$Redistribution_high.O15]" office:value-type="float" office:value="0.0298307107458833" calcext:value-type="float">
            <text:p>0.029830710745883</text:p>
          </table:table-cell>
          <table:table-cell table:style-name="ce4" table:formula="of:=[$Redistribution_high.P15]" office:value-type="float" office:value="0.0284346753610522" calcext:value-type="float">
            <text:p>0.028434675361052</text:p>
          </table:table-cell>
          <table:table-cell table:style-name="ce4" table:formula="of:=[$Redistribution_high.Q15]" office:value-type="float" office:value="0.0429760044969876" calcext:value-type="float">
            <text:p>0.042976004496988</text:p>
          </table:table-cell>
          <table:table-cell/>
          <table:table-cell table:style-name="ce4" table:formula="of:=[$Redistribution_central.N15]" office:value-type="float" office:value="0.0383638777506848" calcext:value-type="float">
            <text:p>0.038363877750685</text:p>
          </table:table-cell>
          <table:table-cell table:style-name="ce4" table:formula="of:=[$Redistribution_central.O15]" office:value-type="float" office:value="0.0298307107458833" calcext:value-type="float">
            <text:p>0.029830710745883</text:p>
          </table:table-cell>
          <table:table-cell table:style-name="ce4" table:formula="of:=[$Redistribution_central.P15]" office:value-type="float" office:value="0.0284346753610522" calcext:value-type="float">
            <text:p>0.028434675361052</text:p>
          </table:table-cell>
          <table:table-cell table:style-name="ce4" table:formula="of:=[$Redistribution_central.Q15]" office:value-type="float" office:value="0.0429760044969876" calcext:value-type="float">
            <text:p>0.042976004496988</text:p>
          </table:table-cell>
          <table:table-cell/>
          <table:table-cell table:style-name="ce4" table:formula="of:=[$redistribution_low.N15]" office:value-type="float" office:value="0.0383638777506848" calcext:value-type="float">
            <text:p>0.038363877750685</text:p>
          </table:table-cell>
          <table:table-cell table:style-name="ce4" table:formula="of:=[$redistribution_low.O15]" office:value-type="float" office:value="0.0298307107458833" calcext:value-type="float">
            <text:p>0.029830710745883</text:p>
          </table:table-cell>
          <table:table-cell table:style-name="ce4" table:formula="of:=[$redistribution_low.P15]" office:value-type="float" office:value="0.0284346753610522" calcext:value-type="float">
            <text:p>0.028434675361052</text:p>
          </table:table-cell>
          <table:table-cell table:style-name="ce4" table:formula="of:=[$redistribution_low.Q15]" office:value-type="float" office:value="0.0429760044969876" calcext:value-type="float">
            <text:p>0.042976004496988</text:p>
          </table:table-cell>
          <table:table-cell table:number-columns-repeated="49"/>
        </table:table-row>
        <table:table-row table:style-name="ro1">
          <table:table-cell table:style-name="ce4" table:formula="of:=[.A18]+1" office:value-type="float" office:value="63" calcext:value-type="float">
            <text:p>63</text:p>
          </table:table-cell>
          <table:table-cell table:style-name="ce4" table:formula="of:=[$Redistribution_high.N16]" office:value-type="float" office:value="0.0410944543458398" calcext:value-type="float">
            <text:p>0.04109445434584</text:p>
          </table:table-cell>
          <table:table-cell table:style-name="ce4" table:formula="of:=[$Redistribution_high.O16]" office:value-type="float" office:value="0.0315435575472891" calcext:value-type="float">
            <text:p>0.031543557547289</text:p>
          </table:table-cell>
          <table:table-cell table:style-name="ce4" table:formula="of:=[$Redistribution_high.P16]" office:value-type="float" office:value="0.0301781123957825" calcext:value-type="float">
            <text:p>0.030178112395783</text:p>
          </table:table-cell>
          <table:table-cell table:style-name="ce4" table:formula="of:=[$Redistribution_high.Q16]" office:value-type="float" office:value="0.045989986426345" calcext:value-type="float">
            <text:p>0.045989986426345</text:p>
          </table:table-cell>
          <table:table-cell/>
          <table:table-cell table:style-name="ce4" table:formula="of:=[$Redistribution_central.N16]" office:value-type="float" office:value="0.0410944543458398" calcext:value-type="float">
            <text:p>0.04109445434584</text:p>
          </table:table-cell>
          <table:table-cell table:style-name="ce4" table:formula="of:=[$Redistribution_central.O16]" office:value-type="float" office:value="0.0315435575472891" calcext:value-type="float">
            <text:p>0.031543557547289</text:p>
          </table:table-cell>
          <table:table-cell table:style-name="ce4" table:formula="of:=[$Redistribution_central.P16]" office:value-type="float" office:value="0.0301781123957825" calcext:value-type="float">
            <text:p>0.030178112395783</text:p>
          </table:table-cell>
          <table:table-cell table:style-name="ce4" table:formula="of:=[$Redistribution_central.Q16]" office:value-type="float" office:value="0.045989986426345" calcext:value-type="float">
            <text:p>0.045989986426345</text:p>
          </table:table-cell>
          <table:table-cell/>
          <table:table-cell table:style-name="ce4" table:formula="of:=[$redistribution_low.N16]" office:value-type="float" office:value="0.0410944543458398" calcext:value-type="float">
            <text:p>0.04109445434584</text:p>
          </table:table-cell>
          <table:table-cell table:style-name="ce4" table:formula="of:=[$redistribution_low.O16]" office:value-type="float" office:value="0.0315435575472891" calcext:value-type="float">
            <text:p>0.031543557547289</text:p>
          </table:table-cell>
          <table:table-cell table:style-name="ce4" table:formula="of:=[$redistribution_low.P16]" office:value-type="float" office:value="0.0301781123957825" calcext:value-type="float">
            <text:p>0.030178112395783</text:p>
          </table:table-cell>
          <table:table-cell table:style-name="ce4" table:formula="of:=[$redistribution_low.Q16]" office:value-type="float" office:value="0.045989986426345" calcext:value-type="float">
            <text:p>0.045989986426345</text:p>
          </table:table-cell>
          <table:table-cell table:number-columns-repeated="49"/>
        </table:table-row>
        <table:table-row table:style-name="ro1">
          <table:table-cell table:style-name="ce4" table:formula="of:=[.A19]+1" office:value-type="float" office:value="64" calcext:value-type="float">
            <text:p>64</text:p>
          </table:table-cell>
          <table:table-cell table:style-name="ce4" table:formula="of:=[$Redistribution_high.N17]" office:value-type="float" office:value="0.0398025878834241" calcext:value-type="float">
            <text:p>0.039802587883424</text:p>
          </table:table-cell>
          <table:table-cell table:style-name="ce4" table:formula="of:=[$Redistribution_high.O17]" office:value-type="float" office:value="0.0306794223062461" calcext:value-type="float">
            <text:p>0.030679422306246</text:p>
          </table:table-cell>
          <table:table-cell table:style-name="ce4" table:formula="of:=[$Redistribution_high.P17]" office:value-type="float" office:value="0.0306244994594518" calcext:value-type="float">
            <text:p>0.030624499459452</text:p>
          </table:table-cell>
          <table:table-cell table:style-name="ce4" table:formula="of:=[$Redistribution_high.Q17]" office:value-type="float" office:value="0.0427406233358516" calcext:value-type="float">
            <text:p>0.042740623335852</text:p>
          </table:table-cell>
          <table:table-cell/>
          <table:table-cell table:style-name="ce4" table:formula="of:=[$Redistribution_central.N17]" office:value-type="float" office:value="0.0398025878834241" calcext:value-type="float">
            <text:p>0.039802587883424</text:p>
          </table:table-cell>
          <table:table-cell table:style-name="ce4" table:formula="of:=[$Redistribution_central.O17]" office:value-type="float" office:value="0.0306794223062461" calcext:value-type="float">
            <text:p>0.030679422306246</text:p>
          </table:table-cell>
          <table:table-cell table:style-name="ce4" table:formula="of:=[$Redistribution_central.P17]" office:value-type="float" office:value="0.0306244994594518" calcext:value-type="float">
            <text:p>0.030624499459452</text:p>
          </table:table-cell>
          <table:table-cell table:style-name="ce4" table:formula="of:=[$Redistribution_central.Q17]" office:value-type="float" office:value="0.0427406233358516" calcext:value-type="float">
            <text:p>0.042740623335852</text:p>
          </table:table-cell>
          <table:table-cell/>
          <table:table-cell table:style-name="ce4" table:formula="of:=[$redistribution_low.N17]" office:value-type="float" office:value="0.0398025878834241" calcext:value-type="float">
            <text:p>0.039802587883424</text:p>
          </table:table-cell>
          <table:table-cell table:style-name="ce4" table:formula="of:=[$redistribution_low.O17]" office:value-type="float" office:value="0.0306794223062461" calcext:value-type="float">
            <text:p>0.030679422306246</text:p>
          </table:table-cell>
          <table:table-cell table:style-name="ce4" table:formula="of:=[$redistribution_low.P17]" office:value-type="float" office:value="0.0306244994594518" calcext:value-type="float">
            <text:p>0.030624499459452</text:p>
          </table:table-cell>
          <table:table-cell table:style-name="ce4" table:formula="of:=[$redistribution_low.Q17]" office:value-type="float" office:value="0.0427406233358516" calcext:value-type="float">
            <text:p>0.042740623335852</text:p>
          </table:table-cell>
          <table:table-cell table:number-columns-repeated="49"/>
        </table:table-row>
        <table:table-row table:style-name="ro1">
          <table:table-cell table:style-name="ce4" table:formula="of:=[.A20]+1" office:value-type="float" office:value="65" calcext:value-type="float">
            <text:p>65</text:p>
          </table:table-cell>
          <table:table-cell table:style-name="ce4" table:formula="of:=[$Redistribution_high.N18]" office:value-type="float" office:value="0.0380041730723767" calcext:value-type="float">
            <text:p>0.038004173072377</text:p>
          </table:table-cell>
          <table:table-cell table:style-name="ce4" table:formula="of:=[$Redistribution_high.O18]" office:value-type="float" office:value="0.0271770711269189" calcext:value-type="float">
            <text:p>0.027177071126919</text:p>
          </table:table-cell>
          <table:table-cell table:style-name="ce4" table:formula="of:=[$Redistribution_high.P18]" office:value-type="float" office:value="0.0279091345279562" calcext:value-type="float">
            <text:p>0.027909134527956</text:p>
          </table:table-cell>
          <table:table-cell table:style-name="ce4" table:formula="of:=[$Redistribution_high.Q18]" office:value-type="float" office:value="0.0404946618389897" calcext:value-type="float">
            <text:p>0.04049466183899</text:p>
          </table:table-cell>
          <table:table-cell/>
          <table:table-cell table:style-name="ce4" table:formula="of:=[$Redistribution_central.N18]" office:value-type="float" office:value="0.0380041730723767" calcext:value-type="float">
            <text:p>0.038004173072377</text:p>
          </table:table-cell>
          <table:table-cell table:style-name="ce4" table:formula="of:=[$Redistribution_central.O18]" office:value-type="float" office:value="0.0271770711269189" calcext:value-type="float">
            <text:p>0.027177071126919</text:p>
          </table:table-cell>
          <table:table-cell table:style-name="ce4" table:formula="of:=[$Redistribution_central.P18]" office:value-type="float" office:value="0.0279091345279562" calcext:value-type="float">
            <text:p>0.027909134527956</text:p>
          </table:table-cell>
          <table:table-cell table:style-name="ce4" table:formula="of:=[$Redistribution_central.Q18]" office:value-type="float" office:value="0.0404946618389897" calcext:value-type="float">
            <text:p>0.04049466183899</text:p>
          </table:table-cell>
          <table:table-cell/>
          <table:table-cell table:style-name="ce4" table:formula="of:=[$redistribution_low.N18]" office:value-type="float" office:value="0.0380041730723767" calcext:value-type="float">
            <text:p>0.038004173072377</text:p>
          </table:table-cell>
          <table:table-cell table:style-name="ce4" table:formula="of:=[$redistribution_low.O18]" office:value-type="float" office:value="0.0271770711269189" calcext:value-type="float">
            <text:p>0.027177071126919</text:p>
          </table:table-cell>
          <table:table-cell table:style-name="ce4" table:formula="of:=[$redistribution_low.P18]" office:value-type="float" office:value="0.0279091345279562" calcext:value-type="float">
            <text:p>0.027909134527956</text:p>
          </table:table-cell>
          <table:table-cell table:style-name="ce4" table:formula="of:=[$redistribution_low.Q18]" office:value-type="float" office:value="0.0404946618389897" calcext:value-type="float">
            <text:p>0.04049466183899</text:p>
          </table:table-cell>
          <table:table-cell table:number-columns-repeated="49"/>
        </table:table-row>
        <table:table-row table:style-name="ro1">
          <table:table-cell table:style-name="ce4" table:formula="of:=[.A21]+1" office:value-type="float" office:value="66" calcext:value-type="float">
            <text:p>66</text:p>
          </table:table-cell>
          <table:table-cell table:style-name="ce4" table:formula="of:=[$Redistribution_high.N19]" office:value-type="float" office:value="0.0397566494054706" calcext:value-type="float">
            <text:p>0.039756649405471</text:p>
          </table:table-cell>
          <table:table-cell table:style-name="ce4" table:formula="of:=[$Redistribution_high.O19]" office:value-type="float" office:value="0.0289156075912586" calcext:value-type="float">
            <text:p>0.028915607591259</text:p>
          </table:table-cell>
          <table:table-cell table:style-name="ce4" table:formula="of:=[$Redistribution_high.P19]" office:value-type="float" office:value="0.0284748120138397" calcext:value-type="float">
            <text:p>0.02847481201384</text:p>
          </table:table-cell>
          <table:table-cell table:style-name="ce4" table:formula="of:=[$Redistribution_high.Q19]" office:value-type="float" office:value="0.0438086381114551" calcext:value-type="float">
            <text:p>0.043808638111455</text:p>
          </table:table-cell>
          <table:table-cell/>
          <table:table-cell table:style-name="ce4" table:formula="of:=[$Redistribution_central.N19]" office:value-type="float" office:value="0.0397566494054706" calcext:value-type="float">
            <text:p>0.039756649405471</text:p>
          </table:table-cell>
          <table:table-cell table:style-name="ce4" table:formula="of:=[$Redistribution_central.O19]" office:value-type="float" office:value="0.0289156075912586" calcext:value-type="float">
            <text:p>0.028915607591259</text:p>
          </table:table-cell>
          <table:table-cell table:style-name="ce4" table:formula="of:=[$Redistribution_central.P19]" office:value-type="float" office:value="0.0284748120138397" calcext:value-type="float">
            <text:p>0.02847481201384</text:p>
          </table:table-cell>
          <table:table-cell table:style-name="ce4" table:formula="of:=[$Redistribution_central.Q19]" office:value-type="float" office:value="0.0438086381114551" calcext:value-type="float">
            <text:p>0.043808638111455</text:p>
          </table:table-cell>
          <table:table-cell/>
          <table:table-cell table:style-name="ce4" table:formula="of:=[$redistribution_low.N19]" office:value-type="float" office:value="0.0397566494054706" calcext:value-type="float">
            <text:p>0.039756649405471</text:p>
          </table:table-cell>
          <table:table-cell table:style-name="ce4" table:formula="of:=[$redistribution_low.O19]" office:value-type="float" office:value="0.0289156075912586" calcext:value-type="float">
            <text:p>0.028915607591259</text:p>
          </table:table-cell>
          <table:table-cell table:style-name="ce4" table:formula="of:=[$redistribution_low.P19]" office:value-type="float" office:value="0.0284748120138397" calcext:value-type="float">
            <text:p>0.02847481201384</text:p>
          </table:table-cell>
          <table:table-cell table:style-name="ce4" table:formula="of:=[$redistribution_low.Q19]" office:value-type="float" office:value="0.0438086381114551" calcext:value-type="float">
            <text:p>0.043808638111455</text:p>
          </table:table-cell>
          <table:table-cell table:number-columns-repeated="49"/>
        </table:table-row>
        <table:table-row table:style-name="ro1">
          <table:table-cell table:style-name="ce4" table:formula="of:=[.A22]+1" office:value-type="float" office:value="67" calcext:value-type="float">
            <text:p>67</text:p>
          </table:table-cell>
          <table:table-cell table:style-name="ce4" table:formula="of:=[$Redistribution_high.N20]" office:value-type="float" office:value="0.0426435056256487" calcext:value-type="float">
            <text:p>0.042643505625649</text:p>
          </table:table-cell>
          <table:table-cell table:style-name="ce4" table:formula="of:=[$Redistribution_high.O20]" office:value-type="float" office:value="0.0336834249456402" calcext:value-type="float">
            <text:p>0.03368342494564</text:p>
          </table:table-cell>
          <table:table-cell table:style-name="ce4" table:formula="of:=[$Redistribution_high.P20]" office:value-type="float" office:value="0.0313288211271734" calcext:value-type="float">
            <text:p>0.031328821127173</text:p>
          </table:table-cell>
          <table:table-cell table:style-name="ce4" table:formula="of:=[$Redistribution_high.Q20]" office:value-type="float" office:value="0.0486541818198203" calcext:value-type="float">
            <text:p>0.04865418181982</text:p>
          </table:table-cell>
          <table:table-cell/>
          <table:table-cell table:style-name="ce4" table:formula="of:=[$Redistribution_central.N20]" office:value-type="float" office:value="0.0426401281538462" calcext:value-type="float">
            <text:p>0.042640128153846</text:p>
          </table:table-cell>
          <table:table-cell table:style-name="ce4" table:formula="of:=[$Redistribution_central.O20]" office:value-type="float" office:value="0.0336834249456402" calcext:value-type="float">
            <text:p>0.03368342494564</text:p>
          </table:table-cell>
          <table:table-cell table:style-name="ce4" table:formula="of:=[$Redistribution_central.P20]" office:value-type="float" office:value="0.03132644275242" calcext:value-type="float">
            <text:p>0.03132644275242</text:p>
          </table:table-cell>
          <table:table-cell table:style-name="ce4" table:formula="of:=[$Redistribution_central.Q20]" office:value-type="float" office:value="0.0486541818198203" calcext:value-type="float">
            <text:p>0.04865418181982</text:p>
          </table:table-cell>
          <table:table-cell/>
          <table:table-cell table:style-name="ce4" table:formula="of:=[$redistribution_low.N20]" office:value-type="float" office:value="0.0426435056256487" calcext:value-type="float">
            <text:p>0.042643505625649</text:p>
          </table:table-cell>
          <table:table-cell table:style-name="ce4" table:formula="of:=[$redistribution_low.O20]" office:value-type="float" office:value="0.0336834249456402" calcext:value-type="float">
            <text:p>0.03368342494564</text:p>
          </table:table-cell>
          <table:table-cell table:style-name="ce4" table:formula="of:=[$redistribution_low.P20]" office:value-type="float" office:value="0.0313288211271734" calcext:value-type="float">
            <text:p>0.031328821127173</text:p>
          </table:table-cell>
          <table:table-cell table:style-name="ce4" table:formula="of:=[$redistribution_low.Q20]" office:value-type="float" office:value="0.0486541818198203" calcext:value-type="float">
            <text:p>0.04865418181982</text:p>
          </table:table-cell>
          <table:table-cell table:number-columns-repeated="49"/>
        </table:table-row>
        <table:table-row table:style-name="ro1">
          <table:table-cell table:style-name="ce4" table:formula="of:=[.A23]+1" office:value-type="float" office:value="68" calcext:value-type="float">
            <text:p>68</text:p>
          </table:table-cell>
          <table:table-cell table:style-name="ce4" table:formula="of:=[$Redistribution_high.N21]" office:value-type="float" office:value="0.0412256346944118" calcext:value-type="float">
            <text:p>0.041225634694412</text:p>
          </table:table-cell>
          <table:table-cell table:style-name="ce4" table:formula="of:=[$Redistribution_high.O21]" office:value-type="float" office:value="0.0310192760371765" calcext:value-type="float">
            <text:p>0.031019276037177</text:p>
          </table:table-cell>
          <table:table-cell table:style-name="ce4" table:formula="of:=[$Redistribution_high.P21]" office:value-type="float" office:value="0.0303503842833294" calcext:value-type="float">
            <text:p>0.030350384283329</text:p>
          </table:table-cell>
          <table:table-cell table:style-name="ce4" table:formula="of:=[$Redistribution_high.Q21]" office:value-type="float" office:value="0.0455680269971939" calcext:value-type="float">
            <text:p>0.045568026997194</text:p>
          </table:table-cell>
          <table:table-cell/>
          <table:table-cell table:style-name="ce4" table:formula="of:=[$Redistribution_central.N21]" office:value-type="float" office:value="0.0412175087923783" calcext:value-type="float">
            <text:p>0.041217508792378</text:p>
          </table:table-cell>
          <table:table-cell table:style-name="ce4" table:formula="of:=[$Redistribution_central.O21]" office:value-type="float" office:value="0.0310242896455461" calcext:value-type="float">
            <text:p>0.031024289645546</text:p>
          </table:table-cell>
          <table:table-cell table:style-name="ce4" table:formula="of:=[$Redistribution_central.P21]" office:value-type="float" office:value="0.0303443593766581" calcext:value-type="float">
            <text:p>0.030344359376658</text:p>
          </table:table-cell>
          <table:table-cell table:style-name="ce4" table:formula="of:=[$Redistribution_central.Q21]" office:value-type="float" office:value="0.0455750907810742" calcext:value-type="float">
            <text:p>0.045575090781074</text:p>
          </table:table-cell>
          <table:table-cell/>
          <table:table-cell table:style-name="ce4" table:formula="of:=[$redistribution_low.N21]" office:value-type="float" office:value="0.0412256347048459" calcext:value-type="float">
            <text:p>0.041225634704846</text:p>
          </table:table-cell>
          <table:table-cell table:style-name="ce4" table:formula="of:=[$redistribution_low.O21]" office:value-type="float" office:value="0.0310192760371765" calcext:value-type="float">
            <text:p>0.031019276037177</text:p>
          </table:table-cell>
          <table:table-cell table:style-name="ce4" table:formula="of:=[$redistribution_low.P21]" office:value-type="float" office:value="0.0303503842914083" calcext:value-type="float">
            <text:p>0.030350384291408</text:p>
          </table:table-cell>
          <table:table-cell table:style-name="ce4" table:formula="of:=[$redistribution_low.Q21]" office:value-type="float" office:value="0.0455680269971939" calcext:value-type="float">
            <text:p>0.045568026997194</text:p>
          </table:table-cell>
          <table:table-cell table:number-columns-repeated="49"/>
        </table:table-row>
        <table:table-row table:style-name="ro1">
          <table:table-cell table:style-name="ce4" table:formula="of:=[.A24]+1" office:value-type="float" office:value="69" calcext:value-type="float">
            <text:p>69</text:p>
          </table:table-cell>
          <table:table-cell table:style-name="ce4" table:formula="of:=[$Redistribution_high.N22]" office:value-type="float" office:value="0.0443307806467023" calcext:value-type="float">
            <text:p>0.044330780646702</text:p>
          </table:table-cell>
          <table:table-cell table:style-name="ce4" table:formula="of:=[$Redistribution_high.O22]" office:value-type="float" office:value="0.0351206907497676" calcext:value-type="float">
            <text:p>0.035120690749768</text:p>
          </table:table-cell>
          <table:table-cell table:style-name="ce4" table:formula="of:=[$Redistribution_high.P22]" office:value-type="float" office:value="0.0319233763385719" calcext:value-type="float">
            <text:p>0.031923376338572</text:p>
          </table:table-cell>
          <table:table-cell table:style-name="ce4" table:formula="of:=[$Redistribution_high.Q22]" office:value-type="float" office:value="0.0519897251715805" calcext:value-type="float">
            <text:p>0.051989725171581</text:p>
          </table:table-cell>
          <table:table-cell/>
          <table:table-cell table:style-name="ce4" table:formula="of:=[$Redistribution_central.N22]" office:value-type="float" office:value="0.0442903879943052" calcext:value-type="float">
            <text:p>0.044290387994305</text:p>
          </table:table-cell>
          <table:table-cell table:style-name="ce4" table:formula="of:=[$Redistribution_central.O22]" office:value-type="float" office:value="0.0350923838726005" calcext:value-type="float">
            <text:p>0.035092383872601</text:p>
          </table:table-cell>
          <table:table-cell table:style-name="ce4" table:formula="of:=[$Redistribution_central.P22]" office:value-type="float" office:value="0.0319037870868142" calcext:value-type="float">
            <text:p>0.031903787086814</text:p>
          </table:table-cell>
          <table:table-cell table:style-name="ce4" table:formula="of:=[$Redistribution_central.Q22]" office:value-type="float" office:value="0.0519280025789744" calcext:value-type="float">
            <text:p>0.051928002578975</text:p>
          </table:table-cell>
          <table:table-cell/>
          <table:table-cell table:style-name="ce4" table:formula="of:=[$redistribution_low.N22]" office:value-type="float" office:value="0.0443307806575125" calcext:value-type="float">
            <text:p>0.044330780657513</text:p>
          </table:table-cell>
          <table:table-cell table:style-name="ce4" table:formula="of:=[$redistribution_low.O22]" office:value-type="float" office:value="0.0351206907497676" calcext:value-type="float">
            <text:p>0.035120690749768</text:p>
          </table:table-cell>
          <table:table-cell table:style-name="ce4" table:formula="of:=[$redistribution_low.P22]" office:value-type="float" office:value="0.0319233763468179" calcext:value-type="float">
            <text:p>0.031923376346818</text:p>
          </table:table-cell>
          <table:table-cell table:style-name="ce4" table:formula="of:=[$redistribution_low.Q22]" office:value-type="float" office:value="0.0519897251715805" calcext:value-type="float">
            <text:p>0.051989725171581</text:p>
          </table:table-cell>
          <table:table-cell table:number-columns-repeated="49"/>
        </table:table-row>
        <table:table-row table:style-name="ro1">
          <table:table-cell table:style-name="ce4" table:formula="of:=[.A25]+1" office:value-type="float" office:value="70" calcext:value-type="float">
            <text:p>70</text:p>
          </table:table-cell>
          <table:table-cell table:style-name="ce4" table:formula="of:=[$Redistribution_high.N23]" office:value-type="float" office:value="0.0412137427249621" calcext:value-type="float">
            <text:p>0.041213742724962</text:p>
          </table:table-cell>
          <table:table-cell table:style-name="ce4" table:formula="of:=[$Redistribution_high.O23]" office:value-type="float" office:value="0.030720094455611" calcext:value-type="float">
            <text:p>0.030720094455611</text:p>
          </table:table-cell>
          <table:table-cell table:style-name="ce4" table:formula="of:=[$Redistribution_high.P23]" office:value-type="float" office:value="0.0296251379780153" calcext:value-type="float">
            <text:p>0.029625137978015</text:p>
          </table:table-cell>
          <table:table-cell table:style-name="ce4" table:formula="of:=[$Redistribution_high.Q23]" office:value-type="float" office:value="0.0469092872017536" calcext:value-type="float">
            <text:p>0.046909287201754</text:p>
          </table:table-cell>
          <table:table-cell/>
          <table:table-cell table:style-name="ce4" table:formula="of:=[$Redistribution_central.N23]" office:value-type="float" office:value="0.0410880224756706" calcext:value-type="float">
            <text:p>0.041088022475671</text:p>
          </table:table-cell>
          <table:table-cell table:style-name="ce4" table:formula="of:=[$Redistribution_central.O23]" office:value-type="float" office:value="0.0305935157619615" calcext:value-type="float">
            <text:p>0.030593515761962</text:p>
          </table:table-cell>
          <table:table-cell table:style-name="ce4" table:formula="of:=[$Redistribution_central.P23]" office:value-type="float" office:value="0.0295328499513394" calcext:value-type="float">
            <text:p>0.029532849951339</text:p>
          </table:table-cell>
          <table:table-cell table:style-name="ce4" table:formula="of:=[$Redistribution_central.Q23]" office:value-type="float" office:value="0.0467224958721105" calcext:value-type="float">
            <text:p>0.046722495872111</text:p>
          </table:table-cell>
          <table:table-cell/>
          <table:table-cell table:style-name="ce4" table:formula="of:=[$redistribution_low.N23]" office:value-type="float" office:value="0.0412137427540783" calcext:value-type="float">
            <text:p>0.041213742754078</text:p>
          </table:table-cell>
          <table:table-cell table:style-name="ce4" table:formula="of:=[$redistribution_low.O23]" office:value-type="float" office:value="0.030720094455611" calcext:value-type="float">
            <text:p>0.030720094455611</text:p>
          </table:table-cell>
          <table:table-cell table:style-name="ce4" table:formula="of:=[$redistribution_low.P23]" office:value-type="float" office:value="0.0296251379999538" calcext:value-type="float">
            <text:p>0.029625137999954</text:p>
          </table:table-cell>
          <table:table-cell table:style-name="ce4" table:formula="of:=[$redistribution_low.Q23]" office:value-type="float" office:value="0.0469092872017536" calcext:value-type="float">
            <text:p>0.046909287201754</text:p>
          </table:table-cell>
          <table:table-cell table:number-columns-repeated="49"/>
        </table:table-row>
        <table:table-row table:style-name="ro1">
          <table:table-cell table:style-name="ce4" table:formula="of:=[.A26]+1" office:value-type="float" office:value="71" calcext:value-type="float">
            <text:p>71</text:p>
          </table:table-cell>
          <table:table-cell table:style-name="ce4" table:formula="of:=[$Redistribution_high.N24]" office:value-type="float" office:value="0.0387223268137087" calcext:value-type="float">
            <text:p>0.038722326813709</text:p>
          </table:table-cell>
          <table:table-cell table:style-name="ce4" table:formula="of:=[$Redistribution_high.O24]" office:value-type="float" office:value="0.0276718735528851" calcext:value-type="float">
            <text:p>0.027671873552885</text:p>
          </table:table-cell>
          <table:table-cell table:style-name="ce4" table:formula="of:=[$Redistribution_high.P24]" office:value-type="float" office:value="0.0273601829664616" calcext:value-type="float">
            <text:p>0.027360182966462</text:p>
          </table:table-cell>
          <table:table-cell table:style-name="ce4" table:formula="of:=[$Redistribution_high.Q24]" office:value-type="float" office:value="0.0437860730479668" calcext:value-type="float">
            <text:p>0.043786073047967</text:p>
          </table:table-cell>
          <table:table-cell/>
          <table:table-cell table:style-name="ce4" table:formula="of:=[$Redistribution_central.N24]" office:value-type="float" office:value="0.0387205707598149" calcext:value-type="float">
            <text:p>0.038720570759815</text:p>
          </table:table-cell>
          <table:table-cell table:style-name="ce4" table:formula="of:=[$Redistribution_central.O24]" office:value-type="float" office:value="0.0276810803644512" calcext:value-type="float">
            <text:p>0.027681080364451</text:p>
          </table:table-cell>
          <table:table-cell table:style-name="ce4" table:formula="of:=[$Redistribution_central.P24]" office:value-type="float" office:value="0.0273587598014668" calcext:value-type="float">
            <text:p>0.027358759801467</text:p>
          </table:table-cell>
          <table:table-cell table:style-name="ce4" table:formula="of:=[$Redistribution_central.Q24]" office:value-type="float" office:value="0.0438070813205386" calcext:value-type="float">
            <text:p>0.043807081320539</text:p>
          </table:table-cell>
          <table:table-cell/>
          <table:table-cell table:style-name="ce4" table:formula="of:=[$redistribution_low.N24]" office:value-type="float" office:value="0.0387223268419182" calcext:value-type="float">
            <text:p>0.038722326841918</text:p>
          </table:table-cell>
          <table:table-cell table:style-name="ce4" table:formula="of:=[$redistribution_low.O24]" office:value-type="float" office:value="0.0276718735528851" calcext:value-type="float">
            <text:p>0.027671873552885</text:p>
          </table:table-cell>
          <table:table-cell table:style-name="ce4" table:formula="of:=[$redistribution_low.P24]" office:value-type="float" office:value="0.0273601829873631" calcext:value-type="float">
            <text:p>0.027360182987363</text:p>
          </table:table-cell>
          <table:table-cell table:style-name="ce4" table:formula="of:=[$redistribution_low.Q24]" office:value-type="float" office:value="0.0437860730479668" calcext:value-type="float">
            <text:p>0.043786073047967</text:p>
          </table:table-cell>
          <table:table-cell table:number-columns-repeated="49"/>
        </table:table-row>
        <table:table-row table:style-name="ro1">
          <table:table-cell table:style-name="ce4" table:formula="of:=[.A27]+1" office:value-type="float" office:value="72" calcext:value-type="float">
            <text:p>72</text:p>
          </table:table-cell>
          <table:table-cell table:style-name="ce4" table:formula="of:=[$Redistribution_high.N25]" office:value-type="float" office:value="0.0378716194682959" calcext:value-type="float">
            <text:p>0.037871619468296</text:p>
          </table:table-cell>
          <table:table-cell table:style-name="ce4" table:formula="of:=[$Redistribution_high.O25]" office:value-type="float" office:value="0.0284233820178944" calcext:value-type="float">
            <text:p>0.028423382017894</text:p>
          </table:table-cell>
          <table:table-cell table:style-name="ce4" table:formula="of:=[$Redistribution_high.P25]" office:value-type="float" office:value="0.0283397078753132" calcext:value-type="float">
            <text:p>0.028339707875313</text:p>
          </table:table-cell>
          <table:table-cell table:style-name="ce4" table:formula="of:=[$Redistribution_high.Q25]" office:value-type="float" office:value="0.0418950921905615" calcext:value-type="float">
            <text:p>0.041895092190562</text:p>
          </table:table-cell>
          <table:table-cell/>
          <table:table-cell table:style-name="ce4" table:formula="of:=[$Redistribution_central.N25]" office:value-type="float" office:value="0.037814730899047" calcext:value-type="float">
            <text:p>0.037814730899047</text:p>
          </table:table-cell>
          <table:table-cell table:style-name="ce4" table:formula="of:=[$Redistribution_central.O25]" office:value-type="float" office:value="0.0283981214295438" calcext:value-type="float">
            <text:p>0.028398121429544</text:p>
          </table:table-cell>
          <table:table-cell table:style-name="ce4" table:formula="of:=[$Redistribution_central.P25]" office:value-type="float" office:value="0.028344834043131" calcext:value-type="float">
            <text:p>0.028344834043131</text:p>
          </table:table-cell>
          <table:table-cell table:style-name="ce4" table:formula="of:=[$Redistribution_central.Q25]" office:value-type="float" office:value="0.0417357569588808" calcext:value-type="float">
            <text:p>0.041735756958881</text:p>
          </table:table-cell>
          <table:table-cell/>
          <table:table-cell table:style-name="ce4" table:formula="of:=[$redistribution_low.N25]" office:value-type="float" office:value="0.0377712098628893" calcext:value-type="float">
            <text:p>0.037771209862889</text:p>
          </table:table-cell>
          <table:table-cell table:style-name="ce4" table:formula="of:=[$redistribution_low.O25]" office:value-type="float" office:value="0.0283750425462443" calcext:value-type="float">
            <text:p>0.028375042546244</text:p>
          </table:table-cell>
          <table:table-cell table:style-name="ce4" table:formula="of:=[$redistribution_low.P25]" office:value-type="float" office:value="0.0283353995960886" calcext:value-type="float">
            <text:p>0.028335399596089</text:p>
          </table:table-cell>
          <table:table-cell table:style-name="ce4" table:formula="of:=[$redistribution_low.Q25]" office:value-type="float" office:value="0.0416398774967707" calcext:value-type="float">
            <text:p>0.041639877496771</text:p>
          </table:table-cell>
          <table:table-cell table:number-columns-repeated="49"/>
        </table:table-row>
        <table:table-row table:style-name="ro1">
          <table:table-cell table:style-name="ce4" table:formula="of:=[.A28]+1" office:value-type="float" office:value="73" calcext:value-type="float">
            <text:p>73</text:p>
          </table:table-cell>
          <table:table-cell table:style-name="ce4" table:formula="of:=[$Redistribution_high.N26]" office:value-type="float" office:value="0.041425587266355" calcext:value-type="float">
            <text:p>0.041425587266355</text:p>
          </table:table-cell>
          <table:table-cell table:style-name="ce4" table:formula="of:=[$Redistribution_high.O26]" office:value-type="float" office:value="0.0290308068000098" calcext:value-type="float">
            <text:p>0.02903080680001</text:p>
          </table:table-cell>
          <table:table-cell table:style-name="ce4" table:formula="of:=[$Redistribution_high.P26]" office:value-type="float" office:value="0.0300718911908244" calcext:value-type="float">
            <text:p>0.030071891190824</text:p>
          </table:table-cell>
          <table:table-cell table:style-name="ce4" table:formula="of:=[$Redistribution_high.Q26]" office:value-type="float" office:value="0.0447625531126894" calcext:value-type="float">
            <text:p>0.044762553112689</text:p>
          </table:table-cell>
          <table:table-cell/>
          <table:table-cell table:style-name="ce4" table:formula="of:=[$Redistribution_central.N26]" office:value-type="float" office:value="0.0414092653310151" calcext:value-type="float">
            <text:p>0.041409265331015</text:p>
          </table:table-cell>
          <table:table-cell table:style-name="ce4" table:formula="of:=[$Redistribution_central.O26]" office:value-type="float" office:value="0.0289514964077613" calcext:value-type="float">
            <text:p>0.028951496407761</text:p>
          </table:table-cell>
          <table:table-cell table:style-name="ce4" table:formula="of:=[$Redistribution_central.P26]" office:value-type="float" office:value="0.0301311921082733" calcext:value-type="float">
            <text:p>0.030131192108273</text:p>
          </table:table-cell>
          <table:table-cell table:style-name="ce4" table:formula="of:=[$Redistribution_central.Q26]" office:value-type="float" office:value="0.0445617974924927" calcext:value-type="float">
            <text:p>0.044561797492493</text:p>
          </table:table-cell>
          <table:table-cell/>
          <table:table-cell table:style-name="ce4" table:formula="of:=[$redistribution_low.N26]" office:value-type="float" office:value="0.041611658921862" calcext:value-type="float">
            <text:p>0.041611658921862</text:p>
          </table:table-cell>
          <table:table-cell table:style-name="ce4" table:formula="of:=[$redistribution_low.O26]" office:value-type="float" office:value="0.0289174948744052" calcext:value-type="float">
            <text:p>0.028917494874405</text:p>
          </table:table-cell>
          <table:table-cell table:style-name="ce4" table:formula="of:=[$redistribution_low.P26]" office:value-type="float" office:value="0.0301078507759672" calcext:value-type="float">
            <text:p>0.030107850775967</text:p>
          </table:table-cell>
          <table:table-cell table:style-name="ce4" table:formula="of:=[$redistribution_low.Q26]" office:value-type="float" office:value="0.0447923807742106" calcext:value-type="float">
            <text:p>0.044792380774211</text:p>
          </table:table-cell>
          <table:table-cell table:number-columns-repeated="49"/>
        </table:table-row>
        <table:table-row table:style-name="ro1">
          <table:table-cell table:style-name="ce4" table:formula="of:=[.A29]+1" office:value-type="float" office:value="74" calcext:value-type="float">
            <text:p>74</text:p>
          </table:table-cell>
          <table:table-cell table:style-name="ce4" table:formula="of:=[$Redistribution_high.N27]" office:value-type="float" office:value="0.0406064399903119" calcext:value-type="float">
            <text:p>0.040606439990312</text:p>
          </table:table-cell>
          <table:table-cell table:style-name="ce4" table:formula="of:=[$Redistribution_high.O27]" office:value-type="float" office:value="0.0312651513842696" calcext:value-type="float">
            <text:p>0.03126515138427</text:p>
          </table:table-cell>
          <table:table-cell table:style-name="ce4" table:formula="of:=[$Redistribution_high.P27]" office:value-type="float" office:value="0.0294142944603221" calcext:value-type="float">
            <text:p>0.029414294460322</text:p>
          </table:table-cell>
          <table:table-cell table:style-name="ce4" table:formula="of:=[$Redistribution_high.Q27]" office:value-type="float" office:value="0.0468696213106513" calcext:value-type="float">
            <text:p>0.046869621310651</text:p>
          </table:table-cell>
          <table:table-cell/>
          <table:table-cell table:style-name="ce4" table:formula="of:=[$Redistribution_central.N27]" office:value-type="float" office:value="0.0404160773216373" calcext:value-type="float">
            <text:p>0.040416077321637</text:p>
          </table:table-cell>
          <table:table-cell table:style-name="ce4" table:formula="of:=[$Redistribution_central.O27]" office:value-type="float" office:value="0.0310698493593888" calcext:value-type="float">
            <text:p>0.031069849359389</text:p>
          </table:table-cell>
          <table:table-cell table:style-name="ce4" table:formula="of:=[$Redistribution_central.P27]" office:value-type="float" office:value="0.0292719671887425" calcext:value-type="float">
            <text:p>0.029271967188743</text:p>
          </table:table-cell>
          <table:table-cell table:style-name="ce4" table:formula="of:=[$Redistribution_central.Q27]" office:value-type="float" office:value="0.0466036864172576" calcext:value-type="float">
            <text:p>0.046603686417258</text:p>
          </table:table-cell>
          <table:table-cell/>
          <table:table-cell table:style-name="ce4" table:formula="of:=[$redistribution_low.N27]" office:value-type="float" office:value="0.0403927205600276" calcext:value-type="float">
            <text:p>0.040392720560028</text:p>
          </table:table-cell>
          <table:table-cell table:style-name="ce4" table:formula="of:=[$redistribution_low.O27]" office:value-type="float" office:value="0.0310540458198646" calcext:value-type="float">
            <text:p>0.031054045819865</text:p>
          </table:table-cell>
          <table:table-cell table:style-name="ce4" table:formula="of:=[$redistribution_low.P27]" office:value-type="float" office:value="0.0292698533225512" calcext:value-type="float">
            <text:p>0.029269853322551</text:p>
          </table:table-cell>
          <table:table-cell table:style-name="ce4" table:formula="of:=[$redistribution_low.Q27]" office:value-type="float" office:value="0.046544956331574" calcext:value-type="float">
            <text:p>0.046544956331574</text:p>
          </table:table-cell>
          <table:table-cell table:number-columns-repeated="49"/>
        </table:table-row>
        <table:table-row table:style-name="ro1">
          <table:table-cell table:style-name="ce4" table:formula="of:=[.A30]+1" office:value-type="float" office:value="75" calcext:value-type="float">
            <text:p>75</text:p>
          </table:table-cell>
          <table:table-cell table:style-name="ce4" table:formula="of:=[$Redistribution_high.N28]" office:value-type="float" office:value="0.0399537533515408" calcext:value-type="float">
            <text:p>0.039953753351541</text:p>
          </table:table-cell>
          <table:table-cell table:style-name="ce4" table:formula="of:=[$Redistribution_high.O28]" office:value-type="float" office:value="0.0304820810063817" calcext:value-type="float">
            <text:p>0.030482081006382</text:p>
          </table:table-cell>
          <table:table-cell table:style-name="ce4" table:formula="of:=[$Redistribution_high.P28]" office:value-type="float" office:value="0.0296295365010029" calcext:value-type="float">
            <text:p>0.029629536501003</text:p>
          </table:table-cell>
          <table:table-cell table:style-name="ce4" table:formula="of:=[$Redistribution_high.Q28]" office:value-type="float" office:value="0.044661215328077" calcext:value-type="float">
            <text:p>0.044661215328077</text:p>
          </table:table-cell>
          <table:table-cell/>
          <table:table-cell table:style-name="ce4" table:formula="of:=[$Redistribution_central.N28]" office:value-type="float" office:value="0.0399267455926008" calcext:value-type="float">
            <text:p>0.039926745592601</text:p>
          </table:table-cell>
          <table:table-cell table:style-name="ce4" table:formula="of:=[$Redistribution_central.O28]" office:value-type="float" office:value="0.0304880129153137" calcext:value-type="float">
            <text:p>0.030488012915314</text:p>
          </table:table-cell>
          <table:table-cell table:style-name="ce4" table:formula="of:=[$Redistribution_central.P28]" office:value-type="float" office:value="0.029617091293183" calcext:value-type="float">
            <text:p>0.029617091293183</text:p>
          </table:table-cell>
          <table:table-cell table:style-name="ce4" table:formula="of:=[$Redistribution_central.Q28]" office:value-type="float" office:value="0.0446492842903296" calcext:value-type="float">
            <text:p>0.04464928429033</text:p>
          </table:table-cell>
          <table:table-cell/>
          <table:table-cell table:style-name="ce4" table:formula="of:=[$redistribution_low.N28]" office:value-type="float" office:value="0.0399353905701909" calcext:value-type="float">
            <text:p>0.039935390570191</text:p>
          </table:table-cell>
          <table:table-cell table:style-name="ce4" table:formula="of:=[$redistribution_low.O28]" office:value-type="float" office:value="0.0304858914783289" calcext:value-type="float">
            <text:p>0.030485891478329</text:p>
          </table:table-cell>
          <table:table-cell table:style-name="ce4" table:formula="of:=[$redistribution_low.P28]" office:value-type="float" office:value="0.029631856556382" calcext:value-type="float">
            <text:p>0.029631856556382</text:p>
          </table:table-cell>
          <table:table-cell table:style-name="ce4" table:formula="of:=[$redistribution_low.Q28]" office:value-type="float" office:value="0.0446258947036561" calcext:value-type="float">
            <text:p>0.044625894703656</text:p>
          </table:table-cell>
          <table:table-cell table:number-columns-repeated="49"/>
        </table:table-row>
        <table:table-row table:style-name="ro1">
          <table:table-cell table:style-name="ce4" table:formula="of:=[.A31]+1" office:value-type="float" office:value="76" calcext:value-type="float">
            <text:p>76</text:p>
          </table:table-cell>
          <table:table-cell table:style-name="ce4" table:formula="of:=[$Redistribution_high.N29]" office:value-type="float" office:value="0.0399443579824356" calcext:value-type="float">
            <text:p>0.039944357982436</text:p>
          </table:table-cell>
          <table:table-cell table:style-name="ce4" table:formula="of:=[$Redistribution_high.O29]" office:value-type="float" office:value="0.0327393860109027" calcext:value-type="float">
            <text:p>0.032739386010903</text:p>
          </table:table-cell>
          <table:table-cell table:style-name="ce4" table:formula="of:=[$Redistribution_high.P29]" office:value-type="float" office:value="0.0293890887150376" calcext:value-type="float">
            <text:p>0.029389088715038</text:p>
          </table:table-cell>
          <table:table-cell table:style-name="ce4" table:formula="of:=[$Redistribution_high.Q29]" office:value-type="float" office:value="0.0474270676406142" calcext:value-type="float">
            <text:p>0.047427067640614</text:p>
          </table:table-cell>
          <table:table-cell/>
          <table:table-cell table:style-name="ce4" table:formula="of:=[$Redistribution_central.N29]" office:value-type="float" office:value="0.040126151452941" calcext:value-type="float">
            <text:p>0.040126151452941</text:p>
          </table:table-cell>
          <table:table-cell table:style-name="ce4" table:formula="of:=[$Redistribution_central.O29]" office:value-type="float" office:value="0.0329972446519425" calcext:value-type="float">
            <text:p>0.032997244651943</text:p>
          </table:table-cell>
          <table:table-cell table:style-name="ce4" table:formula="of:=[$Redistribution_central.P29]" office:value-type="float" office:value="0.0295606304321609" calcext:value-type="float">
            <text:p>0.029560630432161</text:p>
          </table:table-cell>
          <table:table-cell table:style-name="ce4" table:formula="of:=[$Redistribution_central.Q29]" office:value-type="float" office:value="0.0476964527137457" calcext:value-type="float">
            <text:p>0.047696452713746</text:p>
          </table:table-cell>
          <table:table-cell/>
          <table:table-cell table:style-name="ce4" table:formula="of:=[$redistribution_low.N29]" office:value-type="float" office:value="0.0399121544539174" calcext:value-type="float">
            <text:p>0.039912154453917</text:p>
          </table:table-cell>
          <table:table-cell table:style-name="ce4" table:formula="of:=[$redistribution_low.O29]" office:value-type="float" office:value="0.0326819218934014" calcext:value-type="float">
            <text:p>0.032681921893401</text:p>
          </table:table-cell>
          <table:table-cell table:style-name="ce4" table:formula="of:=[$redistribution_low.P29]" office:value-type="float" office:value="0.0293198407248661" calcext:value-type="float">
            <text:p>0.029319840724866</text:p>
          </table:table-cell>
          <table:table-cell table:style-name="ce4" table:formula="of:=[$redistribution_low.Q29]" office:value-type="float" office:value="0.0474136278582675" calcext:value-type="float">
            <text:p>0.047413627858268</text:p>
          </table:table-cell>
          <table:table-cell table:number-columns-repeated="49"/>
        </table:table-row>
        <table:table-row table:style-name="ro1">
          <table:table-cell table:style-name="ce4" table:formula="of:=[.A32]+1" office:value-type="float" office:value="77" calcext:value-type="float">
            <text:p>77</text:p>
          </table:table-cell>
          <table:table-cell table:style-name="ce4" table:formula="of:=[$Redistribution_high.N30]" office:value-type="float" office:value="0.0408968212832468" calcext:value-type="float">
            <text:p>0.040896821283247</text:p>
          </table:table-cell>
          <table:table-cell table:style-name="ce4" table:formula="of:=[$Redistribution_high.O30]" office:value-type="float" office:value="0.0306690653206438" calcext:value-type="float">
            <text:p>0.030669065320644</text:p>
          </table:table-cell>
          <table:table-cell table:style-name="ce4" table:formula="of:=[$Redistribution_high.P30]" office:value-type="float" office:value="0.0287081634768124" calcext:value-type="float">
            <text:p>0.028708163476812</text:p>
          </table:table-cell>
          <table:table-cell table:style-name="ce4" table:formula="of:=[$Redistribution_high.Q30]" office:value-type="float" office:value="0.0473874560728166" calcext:value-type="float">
            <text:p>0.047387456072817</text:p>
          </table:table-cell>
          <table:table-cell/>
          <table:table-cell table:style-name="ce4" table:formula="of:=[$Redistribution_central.N30]" office:value-type="float" office:value="0.0409772516275878" calcext:value-type="float">
            <text:p>0.040977251627588</text:p>
          </table:table-cell>
          <table:table-cell table:style-name="ce4" table:formula="of:=[$Redistribution_central.O30]" office:value-type="float" office:value="0.0307990378856265" calcext:value-type="float">
            <text:p>0.030799037885627</text:p>
          </table:table-cell>
          <table:table-cell table:style-name="ce4" table:formula="of:=[$Redistribution_central.P30]" office:value-type="float" office:value="0.0288091117409429" calcext:value-type="float">
            <text:p>0.028809111740943</text:p>
          </table:table-cell>
          <table:table-cell table:style-name="ce4" table:formula="of:=[$Redistribution_central.Q30]" office:value-type="float" office:value="0.0474892793642427" calcext:value-type="float">
            <text:p>0.047489279364243</text:p>
          </table:table-cell>
          <table:table-cell/>
          <table:table-cell table:style-name="ce4" table:formula="of:=[$redistribution_low.N30]" office:value-type="float" office:value="0.0401757260326951" calcext:value-type="float">
            <text:p>0.040175726032695</text:p>
          </table:table-cell>
          <table:table-cell table:style-name="ce4" table:formula="of:=[$redistribution_low.O30]" office:value-type="float" office:value="0.0304002516178027" calcext:value-type="float">
            <text:p>0.030400251617803</text:p>
          </table:table-cell>
          <table:table-cell table:style-name="ce4" table:formula="of:=[$redistribution_low.P30]" office:value-type="float" office:value="0.0284939348490993" calcext:value-type="float">
            <text:p>0.028493934849099</text:p>
          </table:table-cell>
          <table:table-cell table:style-name="ce4" table:formula="of:=[$redistribution_low.Q30]" office:value-type="float" office:value="0.0464261233527635" calcext:value-type="float">
            <text:p>0.046426123352764</text:p>
          </table:table-cell>
          <table:table-cell table:number-columns-repeated="49"/>
        </table:table-row>
        <table:table-row table:style-name="ro1">
          <table:table-cell table:style-name="ce4" table:formula="of:=[.A33]+1" office:value-type="float" office:value="78" calcext:value-type="float">
            <text:p>78</text:p>
          </table:table-cell>
          <table:table-cell table:style-name="ce4" table:formula="of:=[$Redistribution_high.N31]" office:value-type="float" office:value="0.041106344228004" calcext:value-type="float">
            <text:p>0.041106344228004</text:p>
          </table:table-cell>
          <table:table-cell table:style-name="ce4" table:formula="of:=[$Redistribution_high.O31]" office:value-type="float" office:value="0.0323997815001208" calcext:value-type="float">
            <text:p>0.032399781500121</text:p>
          </table:table-cell>
          <table:table-cell table:style-name="ce4" table:formula="of:=[$Redistribution_high.P31]" office:value-type="float" office:value="0.0292740943714176" calcext:value-type="float">
            <text:p>0.029274094371418</text:p>
          </table:table-cell>
          <table:table-cell table:style-name="ce4" table:formula="of:=[$Redistribution_high.Q31]" office:value-type="float" office:value="0.0490756230301272" calcext:value-type="float">
            <text:p>0.049075623030127</text:p>
          </table:table-cell>
          <table:table-cell/>
          <table:table-cell table:style-name="ce4" table:formula="of:=[$Redistribution_central.N31]" office:value-type="float" office:value="0.0412137477368568" calcext:value-type="float">
            <text:p>0.041213747736857</text:p>
          </table:table-cell>
          <table:table-cell table:style-name="ce4" table:formula="of:=[$Redistribution_central.O31]" office:value-type="float" office:value="0.0325000615519645" calcext:value-type="float">
            <text:p>0.032500061551965</text:p>
          </table:table-cell>
          <table:table-cell table:style-name="ce4" table:formula="of:=[$Redistribution_central.P31]" office:value-type="float" office:value="0.029337794940634" calcext:value-type="float">
            <text:p>0.029337794940634</text:p>
          </table:table-cell>
          <table:table-cell table:style-name="ce4" table:formula="of:=[$Redistribution_central.Q31]" office:value-type="float" office:value="0.0492476607490189" calcext:value-type="float">
            <text:p>0.049247660749019</text:p>
          </table:table-cell>
          <table:table-cell/>
          <table:table-cell table:style-name="ce4" table:formula="of:=[$redistribution_low.N31]" office:value-type="float" office:value="0.0418289268057537" calcext:value-type="float">
            <text:p>0.041828926805754</text:p>
          </table:table-cell>
          <table:table-cell table:style-name="ce4" table:formula="of:=[$redistribution_low.O31]" office:value-type="float" office:value="0.0324677721260934" calcext:value-type="float">
            <text:p>0.032467772126093</text:p>
          </table:table-cell>
          <table:table-cell table:style-name="ce4" table:formula="of:=[$redistribution_low.P31]" office:value-type="float" office:value="0.0294915550048611" calcext:value-type="float">
            <text:p>0.029491555004861</text:p>
          </table:table-cell>
          <table:table-cell table:style-name="ce4" table:formula="of:=[$redistribution_low.Q31]" office:value-type="float" office:value="0.0498693775773452" calcext:value-type="float">
            <text:p>0.049869377577345</text:p>
          </table:table-cell>
          <table:table-cell table:number-columns-repeated="49"/>
        </table:table-row>
        <table:table-row table:style-name="ro1">
          <table:table-cell table:style-name="ce4" table:formula="of:=[.A34]+1" office:value-type="float" office:value="79" calcext:value-type="float">
            <text:p>79</text:p>
          </table:table-cell>
          <table:table-cell table:style-name="ce4" table:formula="of:=[$Redistribution_high.N32]" office:value-type="float" office:value="0.0409170959690572" calcext:value-type="float">
            <text:p>0.040917095969057</text:p>
          </table:table-cell>
          <table:table-cell table:style-name="ce4" table:formula="of:=[$Redistribution_high.O32]" office:value-type="float" office:value="0.0343263686459911" calcext:value-type="float">
            <text:p>0.034326368645991</text:p>
          </table:table-cell>
          <table:table-cell table:style-name="ce4" table:formula="of:=[$Redistribution_high.P32]" office:value-type="float" office:value="0.0302209193400699" calcext:value-type="float">
            <text:p>0.03022091934007</text:p>
          </table:table-cell>
          <table:table-cell table:style-name="ce4" table:formula="of:=[$Redistribution_high.Q32]" office:value-type="float" office:value="0.0491108623337737" calcext:value-type="float">
            <text:p>0.049110862333774</text:p>
          </table:table-cell>
          <table:table-cell/>
          <table:table-cell table:style-name="ce4" table:formula="of:=[$Redistribution_central.N32]" office:value-type="float" office:value="0.0409193476095927" calcext:value-type="float">
            <text:p>0.040919347609593</text:p>
          </table:table-cell>
          <table:table-cell table:style-name="ce4" table:formula="of:=[$Redistribution_central.O32]" office:value-type="float" office:value="0.0344540960817925" calcext:value-type="float">
            <text:p>0.034454096081793</text:p>
          </table:table-cell>
          <table:table-cell table:style-name="ce4" table:formula="of:=[$Redistribution_central.P32]" office:value-type="float" office:value="0.0303191716767443" calcext:value-type="float">
            <text:p>0.030319171676744</text:p>
          </table:table-cell>
          <table:table-cell table:style-name="ce4" table:formula="of:=[$Redistribution_central.Q32]" office:value-type="float" office:value="0.0491017442555311" calcext:value-type="float">
            <text:p>0.049101744255531</text:p>
          </table:table-cell>
          <table:table-cell/>
          <table:table-cell table:style-name="ce4" table:formula="of:=[$redistribution_low.N32]" office:value-type="float" office:value="0.0412844948794927" calcext:value-type="float">
            <text:p>0.041284494879493</text:p>
          </table:table-cell>
          <table:table-cell table:style-name="ce4" table:formula="of:=[$redistribution_low.O32]" office:value-type="float" office:value="0.0341156620016569" calcext:value-type="float">
            <text:p>0.034115662001657</text:p>
          </table:table-cell>
          <table:table-cell table:style-name="ce4" table:formula="of:=[$redistribution_low.P32]" office:value-type="float" office:value="0.0301708651303549" calcext:value-type="float">
            <text:p>0.030170865130355</text:p>
          </table:table-cell>
          <table:table-cell table:style-name="ce4" table:formula="of:=[$redistribution_low.Q32]" office:value-type="float" office:value="0.0494891884809665" calcext:value-type="float">
            <text:p>0.049489188480967</text:p>
          </table:table-cell>
          <table:table-cell table:number-columns-repeated="49"/>
        </table:table-row>
        <table:table-row table:style-name="ro1">
          <table:table-cell table:style-name="ce4" table:formula="of:=[.A35]+1" office:value-type="float" office:value="80" calcext:value-type="float">
            <text:p>80</text:p>
          </table:table-cell>
          <table:table-cell table:style-name="ce4" table:formula="of:=[$Redistribution_high.N33]" office:value-type="float" office:value="0.0412956009490677" calcext:value-type="float">
            <text:p>0.041295600949068</text:p>
          </table:table-cell>
          <table:table-cell table:style-name="ce4" table:formula="of:=[$Redistribution_high.O33]" office:value-type="float" office:value="0.0360358957556746" calcext:value-type="float">
            <text:p>0.036035895755675</text:p>
          </table:table-cell>
          <table:table-cell table:style-name="ce4" table:formula="of:=[$Redistribution_high.P33]" office:value-type="float" office:value="0.0303096403018405" calcext:value-type="float">
            <text:p>0.030309640301841</text:p>
          </table:table-cell>
          <table:table-cell table:style-name="ce4" table:formula="of:=[$Redistribution_high.Q33]" office:value-type="float" office:value="0.051304375857988" calcext:value-type="float">
            <text:p>0.051304375857988</text:p>
          </table:table-cell>
          <table:table-cell/>
          <table:table-cell table:style-name="ce4" table:formula="of:=[$Redistribution_central.N33]" office:value-type="float" office:value="0.041362603026647" calcext:value-type="float">
            <text:p>0.041362603026647</text:p>
          </table:table-cell>
          <table:table-cell table:style-name="ce4" table:formula="of:=[$Redistribution_central.O33]" office:value-type="float" office:value="0.0362446206184751" calcext:value-type="float">
            <text:p>0.036244620618475</text:p>
          </table:table-cell>
          <table:table-cell table:style-name="ce4" table:formula="of:=[$Redistribution_central.P33]" office:value-type="float" office:value="0.0304567218547341" calcext:value-type="float">
            <text:p>0.030456721854734</text:p>
          </table:table-cell>
          <table:table-cell table:style-name="ce4" table:formula="of:=[$Redistribution_central.Q33]" office:value-type="float" office:value="0.0513999083644104" calcext:value-type="float">
            <text:p>0.05139990836441</text:p>
          </table:table-cell>
          <table:table-cell/>
          <table:table-cell table:style-name="ce4" table:formula="of:=[$redistribution_low.N33]" office:value-type="float" office:value="0.0418387381125099" calcext:value-type="float">
            <text:p>0.04183873811251</text:p>
          </table:table-cell>
          <table:table-cell table:style-name="ce4" table:formula="of:=[$redistribution_low.O33]" office:value-type="float" office:value="0.0361685778774863" calcext:value-type="float">
            <text:p>0.036168577877486</text:p>
          </table:table-cell>
          <table:table-cell table:style-name="ce4" table:formula="of:=[$redistribution_low.P33]" office:value-type="float" office:value="0.0303831422422348" calcext:value-type="float">
            <text:p>0.030383142242235</text:p>
          </table:table-cell>
          <table:table-cell table:style-name="ce4" table:formula="of:=[$redistribution_low.Q33]" office:value-type="float" office:value="0.0521707952021103" calcext:value-type="float">
            <text:p>0.05217079520211</text:p>
          </table:table-cell>
          <table:table-cell table:number-columns-repeated="49"/>
        </table:table-row>
        <table:table-row table:style-name="ro1">
          <table:table-cell table:style-name="ce4" table:formula="of:=[.A36]+1" office:value-type="float" office:value="81" calcext:value-type="float">
            <text:p>81</text:p>
          </table:table-cell>
          <table:table-cell table:style-name="ce4" table:formula="of:=[$Redistribution_high.N34]" office:value-type="float" office:value="0.0426646358261861" calcext:value-type="float">
            <text:p>0.042664635826186</text:p>
          </table:table-cell>
          <table:table-cell table:style-name="ce4" table:formula="of:=[$Redistribution_high.O34]" office:value-type="float" office:value="0.0333752433195591" calcext:value-type="float">
            <text:p>0.033375243319559</text:p>
          </table:table-cell>
          <table:table-cell table:style-name="ce4" table:formula="of:=[$Redistribution_high.P34]" office:value-type="float" office:value="0.0292018211505031" calcext:value-type="float">
            <text:p>0.029201821150503</text:p>
          </table:table-cell>
          <table:table-cell table:style-name="ce4" table:formula="of:=[$Redistribution_high.Q34]" office:value-type="float" office:value="0.0519595111263383" calcext:value-type="float">
            <text:p>0.051959511126338</text:p>
          </table:table-cell>
          <table:table-cell/>
          <table:table-cell table:style-name="ce4" table:formula="of:=[$Redistribution_central.N34]" office:value-type="float" office:value="0.0424037387254787" calcext:value-type="float">
            <text:p>0.042403738725479</text:p>
          </table:table-cell>
          <table:table-cell table:style-name="ce4" table:formula="of:=[$Redistribution_central.O34]" office:value-type="float" office:value="0.033865652814126" calcext:value-type="float">
            <text:p>0.033865652814126</text:p>
          </table:table-cell>
          <table:table-cell table:style-name="ce4" table:formula="of:=[$Redistribution_central.P34]" office:value-type="float" office:value="0.0302097579544753" calcext:value-type="float">
            <text:p>0.030209757954475</text:p>
          </table:table-cell>
          <table:table-cell table:style-name="ce4" table:formula="of:=[$Redistribution_central.Q34]" office:value-type="float" office:value="0.0506775656389408" calcext:value-type="float">
            <text:p>0.050677565638941</text:p>
          </table:table-cell>
          <table:table-cell/>
          <table:table-cell table:style-name="ce4" table:formula="of:=[$redistribution_low.N34]" office:value-type="float" office:value="0.0430939869534172" calcext:value-type="float">
            <text:p>0.043093986953417</text:p>
          </table:table-cell>
          <table:table-cell table:style-name="ce4" table:formula="of:=[$redistribution_low.O34]" office:value-type="float" office:value="0.0346510043110575" calcext:value-type="float">
            <text:p>0.034651004311058</text:p>
          </table:table-cell>
          <table:table-cell table:style-name="ce4" table:formula="of:=[$redistribution_low.P34]" office:value-type="float" office:value="0.0304644356298044" calcext:value-type="float">
            <text:p>0.030464435629804</text:p>
          </table:table-cell>
          <table:table-cell table:style-name="ce4" table:formula="of:=[$redistribution_low.Q34]" office:value-type="float" office:value="0.052065668567243" calcext:value-type="float">
            <text:p>0.052065668567243</text:p>
          </table:table-cell>
          <table:table-cell table:number-columns-repeated="49"/>
        </table:table-row>
        <table:table-row table:style-name="ro1">
          <table:table-cell table:style-name="ce4" table:formula="of:=[.A37]+1" office:value-type="float" office:value="82" calcext:value-type="float">
            <text:p>82</text:p>
          </table:table-cell>
          <table:table-cell table:style-name="ce4" table:formula="of:=[$Redistribution_high.N35]" office:value-type="float" office:value="0.0372179778051775" calcext:value-type="float">
            <text:p>0.037217977805178</text:p>
          </table:table-cell>
          <table:table-cell table:style-name="ce4" table:formula="of:=[$Redistribution_high.O35]" office:value-type="float" office:value="0.0323998164862562" calcext:value-type="float">
            <text:p>0.032399816486256</text:p>
          </table:table-cell>
          <table:table-cell table:style-name="ce4" table:formula="of:=[$Redistribution_high.P35]" office:value-type="float" office:value="0.0270668618820046" calcext:value-type="float">
            <text:p>0.027066861882005</text:p>
          </table:table-cell>
          <table:table-cell table:style-name="ce4" table:formula="of:=[$Redistribution_high.Q35]" office:value-type="float" office:value="0.0466680011382388" calcext:value-type="float">
            <text:p>0.046668001138239</text:p>
          </table:table-cell>
          <table:table-cell/>
          <table:table-cell table:style-name="ce4" table:formula="of:=[$Redistribution_central.N35]" office:value-type="float" office:value="0.0393246139393022" calcext:value-type="float">
            <text:p>0.039324613939302</text:p>
          </table:table-cell>
          <table:table-cell table:style-name="ce4" table:formula="of:=[$Redistribution_central.O35]" office:value-type="float" office:value="0.0349677062929921" calcext:value-type="float">
            <text:p>0.034967706292992</text:p>
          </table:table-cell>
          <table:table-cell table:style-name="ce4" table:formula="of:=[$Redistribution_central.P35]" office:value-type="float" office:value="0.0291502149167914" calcext:value-type="float">
            <text:p>0.029150214916792</text:p>
          </table:table-cell>
          <table:table-cell table:style-name="ce4" table:formula="of:=[$Redistribution_central.Q35]" office:value-type="float" office:value="0.0492288056712127" calcext:value-type="float">
            <text:p>0.049228805671213</text:p>
          </table:table-cell>
          <table:table-cell/>
          <table:table-cell table:style-name="ce4" table:formula="of:=[$redistribution_low.N35]" office:value-type="float" office:value="0.0395813976191088" calcext:value-type="float">
            <text:p>0.039581397619109</text:p>
          </table:table-cell>
          <table:table-cell table:style-name="ce4" table:formula="of:=[$redistribution_low.O35]" office:value-type="float" office:value="0.0338324139249887" calcext:value-type="float">
            <text:p>0.033832413924989</text:p>
          </table:table-cell>
          <table:table-cell table:style-name="ce4" table:formula="of:=[$redistribution_low.P35]" office:value-type="float" office:value="0.0298706936401522" calcext:value-type="float">
            <text:p>0.029870693640152</text:p>
          </table:table-cell>
          <table:table-cell table:style-name="ce4" table:formula="of:=[$redistribution_low.Q35]" office:value-type="float" office:value="0.0476457741575013" calcext:value-type="float">
            <text:p>0.047645774157501</text:p>
          </table:table-cell>
          <table:table-cell table:number-columns-repeated="49"/>
        </table:table-row>
        <table:table-row table:style-name="ro1">
          <table:table-cell table:style-name="ce4" table:formula="of:=[.A38]+1" office:value-type="float" office:value="83" calcext:value-type="float">
            <text:p>83</text:p>
          </table:table-cell>
          <table:table-cell table:style-name="ce4" table:formula="of:=[$Redistribution_high.N36]" office:value-type="float" office:value="0.0400951208808883" calcext:value-type="float">
            <text:p>0.040095120880888</text:p>
          </table:table-cell>
          <table:table-cell table:style-name="ce4" table:formula="of:=[$Redistribution_high.O36]" office:value-type="float" office:value="0.0325801760003867" calcext:value-type="float">
            <text:p>0.032580176000387</text:p>
          </table:table-cell>
          <table:table-cell table:style-name="ce4" table:formula="of:=[$Redistribution_high.P36]" office:value-type="float" office:value="0.0290214387127182" calcext:value-type="float">
            <text:p>0.029021438712718</text:p>
          </table:table-cell>
          <table:table-cell table:style-name="ce4" table:formula="of:=[$Redistribution_high.Q36]" office:value-type="float" office:value="0.0481077113159322" calcext:value-type="float">
            <text:p>0.048107711315932</text:p>
          </table:table-cell>
          <table:table-cell/>
          <table:table-cell table:style-name="ce4" table:formula="of:=[$Redistribution_central.N36]" office:value-type="float" office:value="0.0392176640648645" calcext:value-type="float">
            <text:p>0.039217664064865</text:p>
          </table:table-cell>
          <table:table-cell table:style-name="ce4" table:formula="of:=[$Redistribution_central.O36]" office:value-type="float" office:value="0.0341670927880067" calcext:value-type="float">
            <text:p>0.034167092788007</text:p>
          </table:table-cell>
          <table:table-cell table:style-name="ce4" table:formula="of:=[$Redistribution_central.P36]" office:value-type="float" office:value="0.0291769281013233" calcext:value-type="float">
            <text:p>0.029176928101323</text:p>
          </table:table-cell>
          <table:table-cell table:style-name="ce4" table:formula="of:=[$Redistribution_central.Q36]" office:value-type="float" office:value="0.0482725055646513" calcext:value-type="float">
            <text:p>0.048272505564651</text:p>
          </table:table-cell>
          <table:table-cell/>
          <table:table-cell table:style-name="ce4" table:formula="of:=[$redistribution_low.N36]" office:value-type="float" office:value="0.0387628557093971" calcext:value-type="float">
            <text:p>0.038762855709397</text:p>
          </table:table-cell>
          <table:table-cell table:style-name="ce4" table:formula="of:=[$redistribution_low.O36]" office:value-type="float" office:value="0.034144695322585" calcext:value-type="float">
            <text:p>0.034144695322585</text:p>
          </table:table-cell>
          <table:table-cell table:style-name="ce4" table:formula="of:=[$redistribution_low.P36]" office:value-type="float" office:value="0.0293056843545632" calcext:value-type="float">
            <text:p>0.029305684354563</text:p>
          </table:table-cell>
          <table:table-cell table:style-name="ce4" table:formula="of:=[$redistribution_low.Q36]" office:value-type="float" office:value="0.0474395296297402" calcext:value-type="float">
            <text:p>0.04743952962974</text:p>
          </table:table-cell>
          <table:table-cell table:number-columns-repeated="49"/>
        </table:table-row>
        <table:table-row table:style-name="ro1">
          <table:table-cell table:style-name="ce4" table:formula="of:=[.A39]+1" office:value-type="float" office:value="84" calcext:value-type="float">
            <text:p>84</text:p>
          </table:table-cell>
          <table:table-cell table:style-name="ce4" table:formula="of:=[$Redistribution_high.N37]" office:value-type="float" office:value="0.0409447599031614" calcext:value-type="float">
            <text:p>0.040944759903161</text:p>
          </table:table-cell>
          <table:table-cell table:style-name="ce4" table:formula="of:=[$Redistribution_high.O37]" office:value-type="float" office:value="0.0345325340885007" calcext:value-type="float">
            <text:p>0.034532534088501</text:p>
          </table:table-cell>
          <table:table-cell table:style-name="ce4" table:formula="of:=[$Redistribution_high.P37]" office:value-type="float" office:value="0.0301868252581217" calcext:value-type="float">
            <text:p>0.030186825258122</text:p>
          </table:table-cell>
          <table:table-cell table:style-name="ce4" table:formula="of:=[$Redistribution_high.Q37]" office:value-type="float" office:value="0.0498880135743455" calcext:value-type="float">
            <text:p>0.049888013574346</text:p>
          </table:table-cell>
          <table:table-cell/>
          <table:table-cell table:style-name="ce4" table:formula="of:=[$Redistribution_central.N37]" office:value-type="float" office:value="0.0364295125682457" calcext:value-type="float">
            <text:p>0.036429512568246</text:p>
          </table:table-cell>
          <table:table-cell table:style-name="ce4" table:formula="of:=[$Redistribution_central.O37]" office:value-type="float" office:value="0.0350060611091707" calcext:value-type="float">
            <text:p>0.035006061109171</text:p>
          </table:table-cell>
          <table:table-cell table:style-name="ce4" table:formula="of:=[$Redistribution_central.P37]" office:value-type="float" office:value="0.0279373780743417" calcext:value-type="float">
            <text:p>0.027937378074342</text:p>
          </table:table-cell>
          <table:table-cell table:style-name="ce4" table:formula="of:=[$Redistribution_central.Q37]" office:value-type="float" office:value="0.0469645316875146" calcext:value-type="float">
            <text:p>0.046964531687515</text:p>
          </table:table-cell>
          <table:table-cell/>
          <table:table-cell table:style-name="ce4" table:formula="of:=[$redistribution_low.N37]" office:value-type="float" office:value="0.0394832410092302" calcext:value-type="float">
            <text:p>0.03948324100923</text:p>
          </table:table-cell>
          <table:table-cell table:style-name="ce4" table:formula="of:=[$redistribution_low.O37]" office:value-type="float" office:value="0.0347362862557841" calcext:value-type="float">
            <text:p>0.034736286255784</text:p>
          </table:table-cell>
          <table:table-cell table:style-name="ce4" table:formula="of:=[$redistribution_low.P37]" office:value-type="float" office:value="0.0308819254865261" calcext:value-type="float">
            <text:p>0.030881925486526</text:p>
          </table:table-cell>
          <table:table-cell table:style-name="ce4" table:formula="of:=[$redistribution_low.Q37]" office:value-type="float" office:value="0.0471361836275885" calcext:value-type="float">
            <text:p>0.047136183627589</text:p>
          </table:table-cell>
          <table:table-cell table:number-columns-repeated="49"/>
        </table:table-row>
        <table:table-row table:style-name="ro1">
          <table:table-cell table:style-name="ce4" table:formula="of:=[.A40]+1" office:value-type="float" office:value="85" calcext:value-type="float">
            <text:p>85</text:p>
          </table:table-cell>
          <table:table-cell table:style-name="ce4" table:formula="of:=[$Redistribution_high.N38]" office:value-type="float" office:value="0.0413279722915268" calcext:value-type="float">
            <text:p>0.041327972291527</text:p>
          </table:table-cell>
          <table:table-cell table:style-name="ce4" table:formula="of:=[$Redistribution_high.O38]" office:value-type="float" office:value="0.034679064339002" calcext:value-type="float">
            <text:p>0.034679064339002</text:p>
          </table:table-cell>
          <table:table-cell table:style-name="ce4" table:formula="of:=[$Redistribution_high.P38]" office:value-type="float" office:value="0.0302150338255299" calcext:value-type="float">
            <text:p>0.03021503382553</text:p>
          </table:table-cell>
          <table:table-cell table:style-name="ce4" table:formula="of:=[$Redistribution_high.Q38]" office:value-type="float" office:value="0.0501610606571753" calcext:value-type="float">
            <text:p>0.050161060657175</text:p>
          </table:table-cell>
          <table:table-cell/>
          <table:table-cell table:style-name="ce4" table:formula="of:=[$Redistribution_central.N38]" office:value-type="float" office:value="0.0406856566080472" calcext:value-type="float">
            <text:p>0.040685656608047</text:p>
          </table:table-cell>
          <table:table-cell table:style-name="ce4" table:formula="of:=[$Redistribution_central.O38]" office:value-type="float" office:value="0.0351165326564399" calcext:value-type="float">
            <text:p>0.03511653265644</text:p>
          </table:table-cell>
          <table:table-cell table:style-name="ce4" table:formula="of:=[$Redistribution_central.P38]" office:value-type="float" office:value="0.0301570861932906" calcext:value-type="float">
            <text:p>0.030157086193291</text:p>
          </table:table-cell>
          <table:table-cell table:style-name="ce4" table:formula="of:=[$Redistribution_central.Q38]" office:value-type="float" office:value="0.0498937464192053" calcext:value-type="float">
            <text:p>0.049893746419205</text:p>
          </table:table-cell>
          <table:table-cell/>
          <table:table-cell table:style-name="ce4" table:formula="of:=[$redistribution_low.N38]" office:value-type="float" office:value="0.0431600843024375" calcext:value-type="float">
            <text:p>0.043160084302438</text:p>
          </table:table-cell>
          <table:table-cell table:style-name="ce4" table:formula="of:=[$redistribution_low.O38]" office:value-type="float" office:value="0.0358557487864991" calcext:value-type="float">
            <text:p>0.035855748786499</text:p>
          </table:table-cell>
          <table:table-cell table:style-name="ce4" table:formula="of:=[$redistribution_low.P38]" office:value-type="float" office:value="0.0319555437920994" calcext:value-type="float">
            <text:p>0.031955543792099</text:p>
          </table:table-cell>
          <table:table-cell table:style-name="ce4" table:formula="of:=[$redistribution_low.Q38]" office:value-type="float" office:value="0.051752293770227" calcext:value-type="float">
            <text:p>0.051752293770227</text:p>
          </table:table-cell>
          <table:table-cell table:number-columns-repeated="49"/>
        </table:table-row>
        <table:table-row table:style-name="ro1">
          <table:table-cell table:style-name="ce4" table:formula="of:=[.A41]+1" office:value-type="float" office:value="86" calcext:value-type="float">
            <text:p>86</text:p>
          </table:table-cell>
          <table:table-cell table:style-name="ce4" table:formula="of:=[$Redistribution_high.N39]" office:value-type="float" office:value="0.0402649951813303" calcext:value-type="float">
            <text:p>0.04026499518133</text:p>
          </table:table-cell>
          <table:table-cell table:style-name="ce4" table:formula="of:=[$Redistribution_high.O39]" office:value-type="float" office:value="0.0352102052497743" calcext:value-type="float">
            <text:p>0.035210205249774</text:p>
          </table:table-cell>
          <table:table-cell table:style-name="ce4" table:formula="of:=[$Redistribution_high.P39]" office:value-type="float" office:value="0.0293750848079492" calcext:value-type="float">
            <text:p>0.029375084807949</text:p>
          </table:table-cell>
          <table:table-cell table:style-name="ce4" table:formula="of:=[$Redistribution_high.Q39]" office:value-type="float" office:value="0.0508023633436814" calcext:value-type="float">
            <text:p>0.050802363343682</text:p>
          </table:table-cell>
          <table:table-cell/>
          <table:table-cell table:style-name="ce4" table:formula="of:=[$Redistribution_central.N39]" office:value-type="float" office:value="0.0399127875005203" calcext:value-type="float">
            <text:p>0.03991278750052</text:p>
          </table:table-cell>
          <table:table-cell table:style-name="ce4" table:formula="of:=[$Redistribution_central.O39]" office:value-type="float" office:value="0.037704395814136" calcext:value-type="float">
            <text:p>0.037704395814136</text:p>
          </table:table-cell>
          <table:table-cell table:style-name="ce4" table:formula="of:=[$Redistribution_central.P39]" office:value-type="float" office:value="0.0302739844199134" calcext:value-type="float">
            <text:p>0.030273984419914</text:p>
          </table:table-cell>
          <table:table-cell table:style-name="ce4" table:formula="of:=[$Redistribution_central.Q39]" office:value-type="float" office:value="0.0514860644434484" calcext:value-type="float">
            <text:p>0.051486064443448</text:p>
          </table:table-cell>
          <table:table-cell/>
          <table:table-cell table:style-name="ce4" table:formula="of:=[$redistribution_low.N39]" office:value-type="float" office:value="0.0407491030708124" calcext:value-type="float">
            <text:p>0.040749103070812</text:p>
          </table:table-cell>
          <table:table-cell table:style-name="ce4" table:formula="of:=[$redistribution_low.O39]" office:value-type="float" office:value="0.0360154452023473" calcext:value-type="float">
            <text:p>0.036015445202347</text:p>
          </table:table-cell>
          <table:table-cell table:style-name="ce4" table:formula="of:=[$redistribution_low.P39]" office:value-type="float" office:value="0.030829328242159" calcext:value-type="float">
            <text:p>0.030829328242159</text:p>
          </table:table-cell>
          <table:table-cell table:style-name="ce4" table:formula="of:=[$redistribution_low.Q39]" office:value-type="float" office:value="0.0504506524396403" calcext:value-type="float">
            <text:p>0.05045065243964</text:p>
          </table:table-cell>
          <table:table-cell table:number-columns-repeated="49"/>
        </table:table-row>
        <table:table-row table:style-name="ro1">
          <table:table-cell table:style-name="ce4" table:formula="of:=[.A42]+1" office:value-type="float" office:value="87" calcext:value-type="float">
            <text:p>87</text:p>
          </table:table-cell>
          <table:table-cell table:style-name="ce4" table:formula="of:=[$Redistribution_high.N40]" office:value-type="float" office:value="0.0420015568955469" calcext:value-type="float">
            <text:p>0.042001556895547</text:p>
          </table:table-cell>
          <table:table-cell table:style-name="ce4" table:formula="of:=[$Redistribution_high.O40]" office:value-type="float" office:value="0.0365411247858717" calcext:value-type="float">
            <text:p>0.036541124785872</text:p>
          </table:table-cell>
          <table:table-cell table:style-name="ce4" table:formula="of:=[$Redistribution_high.P40]" office:value-type="float" office:value="0.0316782446197898" calcext:value-type="float">
            <text:p>0.03167824461979</text:p>
          </table:table-cell>
          <table:table-cell table:style-name="ce4" table:formula="of:=[$Redistribution_high.Q40]" office:value-type="float" office:value="0.051245478553555" calcext:value-type="float">
            <text:p>0.051245478553555</text:p>
          </table:table-cell>
          <table:table-cell/>
          <table:table-cell table:style-name="ce4" table:formula="of:=[$Redistribution_central.N40]" office:value-type="float" office:value="0.0367754766953415" calcext:value-type="float">
            <text:p>0.036775476695342</text:p>
          </table:table-cell>
          <table:table-cell table:style-name="ce4" table:formula="of:=[$Redistribution_central.O40]" office:value-type="float" office:value="0.0358484568724528" calcext:value-type="float">
            <text:p>0.035848456872453</text:p>
          </table:table-cell>
          <table:table-cell table:style-name="ce4" table:formula="of:=[$Redistribution_central.P40]" office:value-type="float" office:value="0.0284235241782659" calcext:value-type="float">
            <text:p>0.028423524178266</text:p>
          </table:table-cell>
          <table:table-cell table:style-name="ce4" table:formula="of:=[$Redistribution_central.Q40]" office:value-type="float" office:value="0.0475958838584307" calcext:value-type="float">
            <text:p>0.047595883858431</text:p>
          </table:table-cell>
          <table:table-cell/>
          <table:table-cell table:style-name="ce4" table:formula="of:=[$redistribution_low.N40]" office:value-type="float" office:value="0.0410438710386172" calcext:value-type="float">
            <text:p>0.041043871038617</text:p>
          </table:table-cell>
          <table:table-cell table:style-name="ce4" table:formula="of:=[$redistribution_low.O40]" office:value-type="float" office:value="0.0376542624936104" calcext:value-type="float">
            <text:p>0.037654262493611</text:p>
          </table:table-cell>
          <table:table-cell table:style-name="ce4" table:formula="of:=[$redistribution_low.P40]" office:value-type="float" office:value="0.0314792532172169" calcext:value-type="float">
            <text:p>0.031479253217217</text:p>
          </table:table-cell>
          <table:table-cell table:style-name="ce4" table:formula="of:=[$redistribution_low.Q40]" office:value-type="float" office:value="0.0513905274265108" calcext:value-type="float">
            <text:p>0.051390527426511</text:p>
          </table:table-cell>
          <table:table-cell table:number-columns-repeated="49"/>
        </table:table-row>
        <table:table-row table:style-name="ro1">
          <table:table-cell table:style-name="ce4" table:formula="of:=[.A43]+1" office:value-type="float" office:value="88" calcext:value-type="float">
            <text:p>88</text:p>
          </table:table-cell>
          <table:table-cell table:style-name="ce4" table:formula="of:=[$Redistribution_high.N41]" office:value-type="float" office:value="0.0378703241982801" calcext:value-type="float">
            <text:p>0.03787032419828</text:p>
          </table:table-cell>
          <table:table-cell table:style-name="ce4" table:formula="of:=[$Redistribution_high.O41]" office:value-type="float" office:value="0.0342924019676557" calcext:value-type="float">
            <text:p>0.034292401967656</text:p>
          </table:table-cell>
          <table:table-cell table:style-name="ce4" table:formula="of:=[$Redistribution_high.P41]" office:value-type="float" office:value="0.0289722299883285" calcext:value-type="float">
            <text:p>0.028972229988329</text:p>
          </table:table-cell>
          <table:table-cell table:style-name="ce4" table:formula="of:=[$Redistribution_high.Q41]" office:value-type="float" office:value="0.0469913807892674" calcext:value-type="float">
            <text:p>0.046991380789267</text:p>
          </table:table-cell>
          <table:table-cell/>
          <table:table-cell table:style-name="ce4" table:formula="of:=[$Redistribution_central.N41]" office:value-type="float" office:value="0.0396651747190007" calcext:value-type="float">
            <text:p>0.039665174719001</text:p>
          </table:table-cell>
          <table:table-cell table:style-name="ce4" table:formula="of:=[$Redistribution_central.O41]" office:value-type="float" office:value="0.0374387862590037" calcext:value-type="float">
            <text:p>0.037438786259004</text:p>
          </table:table-cell>
          <table:table-cell table:style-name="ce4" table:formula="of:=[$Redistribution_central.P41]" office:value-type="float" office:value="0.030786325548703" calcext:value-type="float">
            <text:p>0.030786325548703</text:p>
          </table:table-cell>
          <table:table-cell table:style-name="ce4" table:formula="of:=[$Redistribution_central.Q41]" office:value-type="float" office:value="0.050183617849974" calcext:value-type="float">
            <text:p>0.050183617849974</text:p>
          </table:table-cell>
          <table:table-cell/>
          <table:table-cell table:style-name="ce4" table:formula="of:=[$redistribution_low.N41]" office:value-type="float" office:value="0.0409683110657682" calcext:value-type="float">
            <text:p>0.040968311065768</text:p>
          </table:table-cell>
          <table:table-cell table:style-name="ce4" table:formula="of:=[$redistribution_low.O41]" office:value-type="float" office:value="0.0372438847302617" calcext:value-type="float">
            <text:p>0.037243884730262</text:p>
          </table:table-cell>
          <table:table-cell table:style-name="ce4" table:formula="of:=[$redistribution_low.P41]" office:value-type="float" office:value="0.0303671913961804" calcext:value-type="float">
            <text:p>0.030367191396181</text:p>
          </table:table-cell>
          <table:table-cell table:style-name="ce4" table:formula="of:=[$redistribution_low.Q41]" office:value-type="float" office:value="0.052677861883975" calcext:value-type="float">
            <text:p>0.052677861883975</text:p>
          </table:table-cell>
          <table:table-cell table:number-columns-repeated="49"/>
        </table:table-row>
        <table:table-row table:style-name="ro1">
          <table:table-cell table:style-name="ce4" table:formula="of:=[.A44]+1" office:value-type="float" office:value="89" calcext:value-type="float">
            <text:p>89</text:p>
          </table:table-cell>
          <table:table-cell table:style-name="ce4" table:formula="of:=[$Redistribution_high.N42]" office:value-type="float" office:value="0.03961453559203" calcext:value-type="float">
            <text:p>0.03961453559203</text:p>
          </table:table-cell>
          <table:table-cell table:style-name="ce4" table:formula="of:=[$Redistribution_high.O42]" office:value-type="float" office:value="0.0336421280412073" calcext:value-type="float">
            <text:p>0.033642128041207</text:p>
          </table:table-cell>
          <table:table-cell table:style-name="ce4" table:formula="of:=[$Redistribution_high.P42]" office:value-type="float" office:value="0.0288312062417184" calcext:value-type="float">
            <text:p>0.028831206241719</text:p>
          </table:table-cell>
          <table:table-cell table:style-name="ce4" table:formula="of:=[$Redistribution_high.Q42]" office:value-type="float" office:value="0.0488976503830644" calcext:value-type="float">
            <text:p>0.048897650383064</text:p>
          </table:table-cell>
          <table:table-cell/>
          <table:table-cell table:style-name="ce4" table:formula="of:=[$Redistribution_central.N42]" office:value-type="float" office:value="0.0402415040554462" calcext:value-type="float">
            <text:p>0.040241504055446</text:p>
          </table:table-cell>
          <table:table-cell table:style-name="ce4" table:formula="of:=[$Redistribution_central.O42]" office:value-type="float" office:value="0.0332335396923936" calcext:value-type="float">
            <text:p>0.033233539692394</text:p>
          </table:table-cell>
          <table:table-cell table:style-name="ce4" table:formula="of:=[$Redistribution_central.P42]" office:value-type="float" office:value="0.0285902174157272" calcext:value-type="float">
            <text:p>0.028590217415727</text:p>
          </table:table-cell>
          <table:table-cell table:style-name="ce4" table:formula="of:=[$Redistribution_central.Q42]" office:value-type="float" office:value="0.0499476530852645" calcext:value-type="float">
            <text:p>0.049947653085265</text:p>
          </table:table-cell>
          <table:table-cell/>
          <table:table-cell table:style-name="ce4" table:formula="of:=[$redistribution_low.N42]" office:value-type="float" office:value="0.041747393699694" calcext:value-type="float">
            <text:p>0.041747393699694</text:p>
          </table:table-cell>
          <table:table-cell table:style-name="ce4" table:formula="of:=[$redistribution_low.O42]" office:value-type="float" office:value="0.0389291246822536" calcext:value-type="float">
            <text:p>0.038929124682254</text:p>
          </table:table-cell>
          <table:table-cell table:style-name="ce4" table:formula="of:=[$redistribution_low.P42]" office:value-type="float" office:value="0.0321105270517325" calcext:value-type="float">
            <text:p>0.032110527051733</text:p>
          </table:table-cell>
          <table:table-cell table:style-name="ce4" table:formula="of:=[$redistribution_low.Q42]" office:value-type="float" office:value="0.0527090437285628" calcext:value-type="float">
            <text:p>0.052709043728563</text:p>
          </table:table-cell>
          <table:table-cell table:number-columns-repeated="49"/>
        </table:table-row>
        <table:table-row table:style-name="ro1">
          <table:table-cell table:style-name="ce4" table:formula="of:=[.A45]+1" office:value-type="float" office:value="90" calcext:value-type="float">
            <text:p>90</text:p>
          </table:table-cell>
          <table:table-cell table:style-name="ce4" table:formula="of:=[$Redistribution_high.N43]" office:value-type="float" office:value="0.0407508961985565" calcext:value-type="float">
            <text:p>0.040750896198557</text:p>
          </table:table-cell>
          <table:table-cell table:style-name="ce4" table:formula="of:=[$Redistribution_high.O43]" office:value-type="float" office:value="0.0389844984403918" calcext:value-type="float">
            <text:p>0.038984498440392</text:p>
          </table:table-cell>
          <table:table-cell table:style-name="ce4" table:formula="of:=[$Redistribution_high.P43]" office:value-type="float" office:value="0.0309058166101879" calcext:value-type="float">
            <text:p>0.030905816610188</text:p>
          </table:table-cell>
          <table:table-cell table:style-name="ce4" table:formula="of:=[$Redistribution_high.Q43]" office:value-type="float" office:value="0.0529654703690478" calcext:value-type="float">
            <text:p>0.052965470369048</text:p>
          </table:table-cell>
          <table:table-cell/>
          <table:table-cell table:style-name="ce4" table:formula="of:=[$Redistribution_central.N43]" office:value-type="float" office:value="0.0390717715226934" calcext:value-type="float">
            <text:p>0.039071771522694</text:p>
          </table:table-cell>
          <table:table-cell table:style-name="ce4" table:formula="of:=[$Redistribution_central.O43]" office:value-type="float" office:value="0.0349642245987841" calcext:value-type="float">
            <text:p>0.034964224598784</text:p>
          </table:table-cell>
          <table:table-cell table:style-name="ce4" table:formula="of:=[$Redistribution_central.P43]" office:value-type="float" office:value="0.0280317678002255" calcext:value-type="float">
            <text:p>0.028031767800226</text:p>
          </table:table-cell>
          <table:table-cell table:style-name="ce4" table:formula="of:=[$Redistribution_central.Q43]" office:value-type="float" office:value="0.0509935072360028" calcext:value-type="float">
            <text:p>0.050993507236003</text:p>
          </table:table-cell>
          <table:table-cell/>
          <table:table-cell table:style-name="ce4" table:formula="of:=[$redistribution_low.N43]" office:value-type="float" office:value="0.039535870158936" calcext:value-type="float">
            <text:p>0.039535870158936</text:p>
          </table:table-cell>
          <table:table-cell table:style-name="ce4" table:formula="of:=[$redistribution_low.O43]" office:value-type="float" office:value="0.0373493186596137" calcext:value-type="float">
            <text:p>0.037349318659614</text:p>
          </table:table-cell>
          <table:table-cell table:style-name="ce4" table:formula="of:=[$redistribution_low.P43]" office:value-type="float" office:value="0.0295193801108151" calcext:value-type="float">
            <text:p>0.029519380110815</text:p>
          </table:table-cell>
          <table:table-cell table:style-name="ce4" table:formula="of:=[$redistribution_low.Q43]" office:value-type="float" office:value="0.0521596676377423" calcext:value-type="float">
            <text:p>0.052159667637742</text:p>
          </table:table-cell>
          <table:table-cell table:number-columns-repeated="49"/>
        </table:table-row>
        <table:table-row table:style-name="ro1">
          <table:table-cell table:style-name="ce4" table:formula="of:=[.A46]+1" office:value-type="float" office:value="91" calcext:value-type="float">
            <text:p>91</text:p>
          </table:table-cell>
          <table:table-cell table:style-name="ce4" table:formula="of:=[$Redistribution_high.N44]" office:value-type="float" office:value="0.0391153110514455" calcext:value-type="float">
            <text:p>0.039115311051446</text:p>
          </table:table-cell>
          <table:table-cell table:style-name="ce4" table:formula="of:=[$Redistribution_high.O44]" office:value-type="float" office:value="0.0358232614333201" calcext:value-type="float">
            <text:p>0.03582326143332</text:p>
          </table:table-cell>
          <table:table-cell table:style-name="ce4" table:formula="of:=[$Redistribution_high.P44]" office:value-type="float" office:value="0.0295374638780658" calcext:value-type="float">
            <text:p>0.029537463878066</text:p>
          </table:table-cell>
          <table:table-cell table:style-name="ce4" table:formula="of:=[$Redistribution_high.Q44]" office:value-type="float" office:value="0.049443061982281" calcext:value-type="float">
            <text:p>0.049443061982281</text:p>
          </table:table-cell>
          <table:table-cell/>
          <table:table-cell table:style-name="ce4" table:formula="of:=[$Redistribution_central.N44]" office:value-type="float" office:value="0.0389772919850014" calcext:value-type="float">
            <text:p>0.038977291985001</text:p>
          </table:table-cell>
          <table:table-cell table:style-name="ce4" table:formula="of:=[$Redistribution_central.O44]" office:value-type="float" office:value="0.0354849095680294" calcext:value-type="float">
            <text:p>0.03548490956803</text:p>
          </table:table-cell>
          <table:table-cell table:style-name="ce4" table:formula="of:=[$Redistribution_central.P44]" office:value-type="float" office:value="0.0291160759862728" calcext:value-type="float">
            <text:p>0.029116075986273</text:p>
          </table:table-cell>
          <table:table-cell table:style-name="ce4" table:formula="of:=[$Redistribution_central.Q44]" office:value-type="float" office:value="0.049750033706744" calcext:value-type="float">
            <text:p>0.049750033706744</text:p>
          </table:table-cell>
          <table:table-cell/>
          <table:table-cell table:style-name="ce4" table:formula="of:=[$redistribution_low.N44]" office:value-type="float" office:value="0.0393227173111041" calcext:value-type="float">
            <text:p>0.039322717311104</text:p>
          </table:table-cell>
          <table:table-cell table:style-name="ce4" table:formula="of:=[$redistribution_low.O44]" office:value-type="float" office:value="0.0360877948414641" calcext:value-type="float">
            <text:p>0.036087794841464</text:p>
          </table:table-cell>
          <table:table-cell table:style-name="ce4" table:formula="of:=[$redistribution_low.P44]" office:value-type="float" office:value="0.0291100437298123" calcext:value-type="float">
            <text:p>0.029110043729812</text:p>
          </table:table-cell>
          <table:table-cell table:style-name="ce4" table:formula="of:=[$redistribution_low.Q44]" office:value-type="float" office:value="0.0510393491404012" calcext:value-type="float">
            <text:p>0.051039349140401</text:p>
          </table:table-cell>
          <table:table-cell table:number-columns-repeated="49"/>
        </table:table-row>
        <table:table-row table:style-name="ro1">
          <table:table-cell table:style-name="ce4" table:formula="of:=[.A47]+1" office:value-type="float" office:value="92" calcext:value-type="float">
            <text:p>92</text:p>
          </table:table-cell>
          <table:table-cell table:style-name="ce4" table:formula="of:=[$Redistribution_high.N45]" office:value-type="float" office:value="0.0395854143452816" calcext:value-type="float">
            <text:p>0.039585414345282</text:p>
          </table:table-cell>
          <table:table-cell table:style-name="ce4" table:formula="of:=[$Redistribution_high.O45]" office:value-type="float" office:value="0.037692775124859" calcext:value-type="float">
            <text:p>0.037692775124859</text:p>
          </table:table-cell>
          <table:table-cell table:style-name="ce4" table:formula="of:=[$Redistribution_high.P45]" office:value-type="float" office:value="0.0300828401355269" calcext:value-type="float">
            <text:p>0.030082840135527</text:p>
          </table:table-cell>
          <table:table-cell table:style-name="ce4" table:formula="of:=[$Redistribution_high.Q45]" office:value-type="float" office:value="0.0513630075111558" calcext:value-type="float">
            <text:p>0.051363007511156</text:p>
          </table:table-cell>
          <table:table-cell/>
          <table:table-cell table:style-name="ce4" table:formula="of:=[$Redistribution_central.N45]" office:value-type="float" office:value="0.0369769442471844" calcext:value-type="float">
            <text:p>0.036976944247184</text:p>
          </table:table-cell>
          <table:table-cell table:style-name="ce4" table:formula="of:=[$Redistribution_central.O45]" office:value-type="float" office:value="0.0350874505840545" calcext:value-type="float">
            <text:p>0.035087450584055</text:p>
          </table:table-cell>
          <table:table-cell table:style-name="ce4" table:formula="of:=[$Redistribution_central.P45]" office:value-type="float" office:value="0.0272178182202518" calcext:value-type="float">
            <text:p>0.027217818220252</text:p>
          </table:table-cell>
          <table:table-cell table:style-name="ce4" table:formula="of:=[$Redistribution_central.Q45]" office:value-type="float" office:value="0.0491466613315902" calcext:value-type="float">
            <text:p>0.04914666133159</text:p>
          </table:table-cell>
          <table:table-cell/>
          <table:table-cell table:style-name="ce4" table:formula="of:=[$redistribution_low.N45]" office:value-type="float" office:value="0.0388498626521754" calcext:value-type="float">
            <text:p>0.038849862652176</text:p>
          </table:table-cell>
          <table:table-cell table:style-name="ce4" table:formula="of:=[$redistribution_low.O45]" office:value-type="float" office:value="0.0376419927063152" calcext:value-type="float">
            <text:p>0.037641992706315</text:p>
          </table:table-cell>
          <table:table-cell table:style-name="ce4" table:formula="of:=[$redistribution_low.P45]" office:value-type="float" office:value="0.0290961532488783" calcext:value-type="float">
            <text:p>0.029096153248878</text:p>
          </table:table-cell>
          <table:table-cell table:style-name="ce4" table:formula="of:=[$redistribution_low.Q45]" office:value-type="float" office:value="0.0520605926208579" calcext:value-type="float">
            <text:p>0.052060592620858</text:p>
          </table:table-cell>
          <table:table-cell table:number-columns-repeated="49"/>
        </table:table-row>
        <table:table-row table:style-name="ro1">
          <table:table-cell table:style-name="ce4" table:formula="of:=[.A48]+1" office:value-type="float" office:value="93" calcext:value-type="float">
            <text:p>93</text:p>
          </table:table-cell>
          <table:table-cell table:style-name="ce4" table:formula="of:=[$Redistribution_high.N46]" office:value-type="float" office:value="0.0373415890808191" calcext:value-type="float">
            <text:p>0.037341589080819</text:p>
          </table:table-cell>
          <table:table-cell table:style-name="ce4" table:formula="of:=[$Redistribution_high.O46]" office:value-type="float" office:value="0.0365481805480132" calcext:value-type="float">
            <text:p>0.036548180548013</text:p>
          </table:table-cell>
          <table:table-cell table:style-name="ce4" table:formula="of:=[$Redistribution_high.P46]" office:value-type="float" office:value="0.0293070639622371" calcext:value-type="float">
            <text:p>0.029307063962237</text:p>
          </table:table-cell>
          <table:table-cell table:style-name="ce4" table:formula="of:=[$Redistribution_high.Q46]" office:value-type="float" office:value="0.0477848140832763" calcext:value-type="float">
            <text:p>0.047784814083276</text:p>
          </table:table-cell>
          <table:table-cell/>
          <table:table-cell table:style-name="ce4" table:formula="of:=[$Redistribution_central.N46]" office:value-type="float" office:value="0.035070213688579" calcext:value-type="float">
            <text:p>0.035070213688579</text:p>
          </table:table-cell>
          <table:table-cell table:style-name="ce4" table:formula="of:=[$Redistribution_central.O46]" office:value-type="float" office:value="0.0333747926531376" calcext:value-type="float">
            <text:p>0.033374792653138</text:p>
          </table:table-cell>
          <table:table-cell table:style-name="ce4" table:formula="of:=[$Redistribution_central.P46]" office:value-type="float" office:value="0.0276110388524186" calcext:value-type="float">
            <text:p>0.027611038852419</text:p>
          </table:table-cell>
          <table:table-cell table:style-name="ce4" table:formula="of:=[$Redistribution_central.Q46]" office:value-type="float" office:value="0.0439297039340222" calcext:value-type="float">
            <text:p>0.043929703934022</text:p>
          </table:table-cell>
          <table:table-cell/>
          <table:table-cell table:style-name="ce4" table:formula="of:=[$redistribution_low.N46]" office:value-type="float" office:value="0.0394345032801982" calcext:value-type="float">
            <text:p>0.039434503280198</text:p>
          </table:table-cell>
          <table:table-cell table:style-name="ce4" table:formula="of:=[$redistribution_low.O46]" office:value-type="float" office:value="0.0355680481728819" calcext:value-type="float">
            <text:p>0.035568048172882</text:p>
          </table:table-cell>
          <table:table-cell table:style-name="ce4" table:formula="of:=[$redistribution_low.P46]" office:value-type="float" office:value="0.0300216485046309" calcext:value-type="float">
            <text:p>0.030021648504631</text:p>
          </table:table-cell>
          <table:table-cell table:style-name="ce4" table:formula="of:=[$redistribution_low.Q46]" office:value-type="float" office:value="0.0493846232950343" calcext:value-type="float">
            <text:p>0.049384623295034</text:p>
          </table:table-cell>
          <table:table-cell table:number-columns-repeated="49"/>
        </table:table-row>
        <table:table-row table:style-name="ro1">
          <table:table-cell table:style-name="ce4" table:formula="of:=[.A49]+1" office:value-type="float" office:value="94" calcext:value-type="float">
            <text:p>94</text:p>
          </table:table-cell>
          <table:table-cell table:style-name="ce4" table:formula="of:=[$Redistribution_high.N47]" office:value-type="float" office:value="0.039511132001165" calcext:value-type="float">
            <text:p>0.039511132001165</text:p>
          </table:table-cell>
          <table:table-cell table:style-name="ce4" table:formula="of:=[$Redistribution_high.O47]" office:value-type="float" office:value="0.0388143962748402" calcext:value-type="float">
            <text:p>0.03881439627484</text:p>
          </table:table-cell>
          <table:table-cell table:style-name="ce4" table:formula="of:=[$Redistribution_high.P47]" office:value-type="float" office:value="0.0301246837650717" calcext:value-type="float">
            <text:p>0.030124683765072</text:p>
          </table:table-cell>
          <table:table-cell table:style-name="ce4" table:formula="of:=[$Redistribution_high.Q47]" office:value-type="float" office:value="0.0522822223810584" calcext:value-type="float">
            <text:p>0.052282222381058</text:p>
          </table:table-cell>
          <table:table-cell/>
          <table:table-cell table:style-name="ce4" table:formula="of:=[$Redistribution_central.N47]" office:value-type="float" office:value="0.0386431230123803" calcext:value-type="float">
            <text:p>0.03864312301238</text:p>
          </table:table-cell>
          <table:table-cell table:style-name="ce4" table:formula="of:=[$Redistribution_central.O47]" office:value-type="float" office:value="0.0365093756781147" calcext:value-type="float">
            <text:p>0.036509375678115</text:p>
          </table:table-cell>
          <table:table-cell table:style-name="ce4" table:formula="of:=[$Redistribution_central.P47]" office:value-type="float" office:value="0.0278404386327414" calcext:value-type="float">
            <text:p>0.027840438632742</text:p>
          </table:table-cell>
          <table:table-cell table:style-name="ce4" table:formula="of:=[$Redistribution_central.Q47]" office:value-type="float" office:value="0.0523608824480877" calcext:value-type="float">
            <text:p>0.052360882448088</text:p>
          </table:table-cell>
          <table:table-cell/>
          <table:table-cell table:style-name="ce4" table:formula="of:=[$redistribution_low.N47]" office:value-type="float" office:value="0.0370559583820195" calcext:value-type="float">
            <text:p>0.03705595838202</text:p>
          </table:table-cell>
          <table:table-cell table:style-name="ce4" table:formula="of:=[$redistribution_low.O47]" office:value-type="float" office:value="0.0370822605202269" calcext:value-type="float">
            <text:p>0.037082260520227</text:p>
          </table:table-cell>
          <table:table-cell table:style-name="ce4" table:formula="of:=[$redistribution_low.P47]" office:value-type="float" office:value="0.0283389542192909" calcext:value-type="float">
            <text:p>0.028338954219291</text:p>
          </table:table-cell>
          <table:table-cell table:style-name="ce4" table:formula="of:=[$redistribution_low.Q47]" office:value-type="float" office:value="0.0499471887225136" calcext:value-type="float">
            <text:p>0.049947188722514</text:p>
          </table:table-cell>
          <table:table-cell table:number-columns-repeated="49"/>
        </table:table-row>
        <table:table-row table:style-name="ro1">
          <table:table-cell table:style-name="ce4" table:formula="of:=[.A50]+1" office:value-type="float" office:value="95" calcext:value-type="float">
            <text:p>95</text:p>
          </table:table-cell>
          <table:table-cell table:style-name="ce4" table:formula="of:=[$Redistribution_high.N48]" office:value-type="float" office:value="0.0388379148085845" calcext:value-type="float">
            <text:p>0.038837914808585</text:p>
          </table:table-cell>
          <table:table-cell table:style-name="ce4" table:formula="of:=[$Redistribution_high.O48]" office:value-type="float" office:value="0.0382510946457793" calcext:value-type="float">
            <text:p>0.038251094645779</text:p>
          </table:table-cell>
          <table:table-cell table:style-name="ce4" table:formula="of:=[$Redistribution_high.P48]" office:value-type="float" office:value="0.028847117398368" calcext:value-type="float">
            <text:p>0.028847117398368</text:p>
          </table:table-cell>
          <table:table-cell table:style-name="ce4" table:formula="of:=[$Redistribution_high.Q48]" office:value-type="float" office:value="0.0526596778053122" calcext:value-type="float">
            <text:p>0.052659677805312</text:p>
          </table:table-cell>
          <table:table-cell/>
          <table:table-cell table:style-name="ce4" table:formula="of:=[$Redistribution_central.N48]" office:value-type="float" office:value="0.0399859786792312" calcext:value-type="float">
            <text:p>0.039985978679231</text:p>
          </table:table-cell>
          <table:table-cell table:style-name="ce4" table:formula="of:=[$Redistribution_central.O48]" office:value-type="float" office:value="0.0378767391344196" calcext:value-type="float">
            <text:p>0.03787673913442</text:p>
          </table:table-cell>
          <table:table-cell table:style-name="ce4" table:formula="of:=[$Redistribution_central.P48]" office:value-type="float" office:value="0.0297321275916627" calcext:value-type="float">
            <text:p>0.029732127591663</text:p>
          </table:table-cell>
          <table:table-cell table:style-name="ce4" table:formula="of:=[$Redistribution_central.Q48]" office:value-type="float" office:value="0.0529310326084586" calcext:value-type="float">
            <text:p>0.052931032608459</text:p>
          </table:table-cell>
          <table:table-cell/>
          <table:table-cell table:style-name="ce4" table:formula="of:=[$redistribution_low.N48]" office:value-type="float" office:value="0.0377943201512734" calcext:value-type="float">
            <text:p>0.037794320151273</text:p>
          </table:table-cell>
          <table:table-cell table:style-name="ce4" table:formula="of:=[$redistribution_low.O48]" office:value-type="float" office:value="0.0376447048484078" calcext:value-type="float">
            <text:p>0.037644704848408</text:p>
          </table:table-cell>
          <table:table-cell table:style-name="ce4" table:formula="of:=[$redistribution_low.P48]" office:value-type="float" office:value="0.0277019605178968" calcext:value-type="float">
            <text:p>0.027701960517897</text:p>
          </table:table-cell>
          <table:table-cell table:style-name="ce4" table:formula="of:=[$redistribution_low.Q48]" office:value-type="float" office:value="0.0524748878638617" calcext:value-type="float">
            <text:p>0.052474887863862</text:p>
          </table:table-cell>
          <table:table-cell table:number-columns-repeated="49"/>
        </table:table-row>
        <table:table-row table:style-name="ro1">
          <table:table-cell table:style-name="ce4" table:formula="of:=[.A51]+1" office:value-type="float" office:value="96" calcext:value-type="float">
            <text:p>96</text:p>
          </table:table-cell>
          <table:table-cell table:style-name="ce4" table:formula="of:=[$Redistribution_high.N49]" office:value-type="float" office:value="0.033998073489865" calcext:value-type="float">
            <text:p>0.033998073489865</text:p>
          </table:table-cell>
          <table:table-cell table:style-name="ce4" table:formula="of:=[$Redistribution_high.O49]" office:value-type="float" office:value="0.0338548042424611" calcext:value-type="float">
            <text:p>0.033854804242461</text:p>
          </table:table-cell>
          <table:table-cell table:style-name="ce4" table:formula="of:=[$Redistribution_high.P49]" office:value-type="float" office:value="0.0265945395499229" calcext:value-type="float">
            <text:p>0.026594539549923</text:p>
          </table:table-cell>
          <table:table-cell table:style-name="ce4" table:formula="of:=[$Redistribution_high.Q49]" office:value-type="float" office:value="0.0446840997507971" calcext:value-type="float">
            <text:p>0.044684099750797</text:p>
          </table:table-cell>
          <table:table-cell/>
          <table:table-cell table:style-name="ce4" table:formula="of:=[$Redistribution_central.N49]" office:value-type="float" office:value="0.0375956766012879" calcext:value-type="float">
            <text:p>0.037595676601288</text:p>
          </table:table-cell>
          <table:table-cell table:style-name="ce4" table:formula="of:=[$Redistribution_central.O49]" office:value-type="float" office:value="0.0359787596951677" calcext:value-type="float">
            <text:p>0.035978759695168</text:p>
          </table:table-cell>
          <table:table-cell table:style-name="ce4" table:formula="of:=[$Redistribution_central.P49]" office:value-type="float" office:value="0.0280017528204333" calcext:value-type="float">
            <text:p>0.028001752820433</text:p>
          </table:table-cell>
          <table:table-cell table:style-name="ce4" table:formula="of:=[$Redistribution_central.Q49]" office:value-type="float" office:value="0.0501719122689257" calcext:value-type="float">
            <text:p>0.050171912268926</text:p>
          </table:table-cell>
          <table:table-cell/>
          <table:table-cell table:style-name="ce4" table:formula="of:=[$redistribution_low.N49]" office:value-type="float" office:value="0.036870463416022" calcext:value-type="float">
            <text:p>0.036870463416022</text:p>
          </table:table-cell>
          <table:table-cell table:style-name="ce4" table:formula="of:=[$redistribution_low.O49]" office:value-type="float" office:value="0.0379875561345633" calcext:value-type="float">
            <text:p>0.037987556134563</text:p>
          </table:table-cell>
          <table:table-cell table:style-name="ce4" table:formula="of:=[$redistribution_low.P49]" office:value-type="float" office:value="0.0281425266950843" calcext:value-type="float">
            <text:p>0.028142526695084</text:p>
          </table:table-cell>
          <table:table-cell table:style-name="ce4" table:formula="of:=[$redistribution_low.Q49]" office:value-type="float" office:value="0.0509666851585965" calcext:value-type="float">
            <text:p>0.050966685158597</text:p>
          </table:table-cell>
          <table:table-cell table:number-columns-repeated="49"/>
        </table:table-row>
        <table:table-row table:style-name="ro1">
          <table:table-cell table:style-name="ce4" table:formula="of:=[.A52]+1" office:value-type="float" office:value="97" calcext:value-type="float">
            <text:p>97</text:p>
          </table:table-cell>
          <table:table-cell table:style-name="ce4" table:formula="of:=[$Redistribution_high.N50]" office:value-type="float" office:value="0.0363044236731968" calcext:value-type="float">
            <text:p>0.036304423673197</text:p>
          </table:table-cell>
          <table:table-cell table:style-name="ce4" table:formula="of:=[$Redistribution_high.O50]" office:value-type="float" office:value="0.0348966614331364" calcext:value-type="float">
            <text:p>0.034896661433136</text:p>
          </table:table-cell>
          <table:table-cell table:style-name="ce4" table:formula="of:=[$Redistribution_high.P50]" office:value-type="float" office:value="0.0281037920813086" calcext:value-type="float">
            <text:p>0.028103792081309</text:p>
          </table:table-cell>
          <table:table-cell table:style-name="ce4" table:formula="of:=[$Redistribution_high.Q50]" office:value-type="float" office:value="0.0466067783593559" calcext:value-type="float">
            <text:p>0.046606778359356</text:p>
          </table:table-cell>
          <table:table-cell/>
          <table:table-cell table:style-name="ce4" table:formula="of:=[$Redistribution_central.N50]" office:value-type="float" office:value="0.0359911146007307" calcext:value-type="float">
            <text:p>0.035991114600731</text:p>
          </table:table-cell>
          <table:table-cell table:style-name="ce4" table:formula="of:=[$Redistribution_central.O50]" office:value-type="float" office:value="0.0361038291366526" calcext:value-type="float">
            <text:p>0.036103829136653</text:p>
          </table:table-cell>
          <table:table-cell table:style-name="ce4" table:formula="of:=[$Redistribution_central.P50]" office:value-type="float" office:value="0.0281182226667328" calcext:value-type="float">
            <text:p>0.028118222666733</text:p>
          </table:table-cell>
          <table:table-cell table:style-name="ce4" table:formula="of:=[$Redistribution_central.Q50]" office:value-type="float" office:value="0.0474892910248831" calcext:value-type="float">
            <text:p>0.047489291024883</text:p>
          </table:table-cell>
          <table:table-cell/>
          <table:table-cell table:style-name="ce4" table:formula="of:=[$redistribution_low.N50]" office:value-type="float" office:value="0.034519533448858" calcext:value-type="float">
            <text:p>0.034519533448858</text:p>
          </table:table-cell>
          <table:table-cell table:style-name="ce4" table:formula="of:=[$redistribution_low.O50]" office:value-type="float" office:value="0.0361082272109784" calcext:value-type="float">
            <text:p>0.036108227210979</text:p>
          </table:table-cell>
          <table:table-cell table:style-name="ce4" table:formula="of:=[$redistribution_low.P50]" office:value-type="float" office:value="0.0260647683505839" calcext:value-type="float">
            <text:p>0.026064768350584</text:p>
          </table:table-cell>
          <table:table-cell table:style-name="ce4" table:formula="of:=[$redistribution_low.Q50]" office:value-type="float" office:value="0.0484180768307175" calcext:value-type="float">
            <text:p>0.048418076830718</text:p>
          </table:table-cell>
          <table:table-cell table:number-columns-repeated="49"/>
        </table:table-row>
        <table:table-row table:style-name="ro1">
          <table:table-cell table:style-name="ce4" table:formula="of:=[.A53]+1" office:value-type="float" office:value="98" calcext:value-type="float">
            <text:p>98</text:p>
          </table:table-cell>
          <table:table-cell table:style-name="ce4" table:formula="of:=[$Redistribution_high.N51]" office:value-type="float" office:value="0.0393112006036023" calcext:value-type="float">
            <text:p>0.039311200603602</text:p>
          </table:table-cell>
          <table:table-cell table:style-name="ce4" table:formula="of:=[$Redistribution_high.O51]" office:value-type="float" office:value="0.0379715824513742" calcext:value-type="float">
            <text:p>0.037971582451374</text:p>
          </table:table-cell>
          <table:table-cell table:style-name="ce4" table:formula="of:=[$Redistribution_high.P51]" office:value-type="float" office:value="0.0288371216704894" calcext:value-type="float">
            <text:p>0.02883712167049</text:p>
          </table:table-cell>
          <table:table-cell table:style-name="ce4" table:formula="of:=[$Redistribution_high.Q51]" office:value-type="float" office:value="0.0532728012655924" calcext:value-type="float">
            <text:p>0.053272801265592</text:p>
          </table:table-cell>
          <table:table-cell/>
          <table:table-cell table:style-name="ce4" table:formula="of:=[$Redistribution_central.N51]" office:value-type="float" office:value="0.041204955954923" calcext:value-type="float">
            <text:p>0.041204955954923</text:p>
          </table:table-cell>
          <table:table-cell table:style-name="ce4" table:formula="of:=[$Redistribution_central.O51]" office:value-type="float" office:value="0.042282620397091" calcext:value-type="float">
            <text:p>0.042282620397091</text:p>
          </table:table-cell>
          <table:table-cell table:style-name="ce4" table:formula="of:=[$Redistribution_central.P51]" office:value-type="float" office:value="0.0329509313262756" calcext:value-type="float">
            <text:p>0.032950931326276</text:p>
          </table:table-cell>
          <table:table-cell table:style-name="ce4" table:formula="of:=[$Redistribution_central.Q51]" office:value-type="float" office:value="0.0544346641745662" calcext:value-type="float">
            <text:p>0.054434664174566</text:p>
          </table:table-cell>
          <table:table-cell/>
          <table:table-cell table:style-name="ce4" table:formula="of:=[$redistribution_low.N51]" office:value-type="float" office:value="0.0351508682565333" calcext:value-type="float">
            <text:p>0.035150868256533</text:p>
          </table:table-cell>
          <table:table-cell table:style-name="ce4" table:formula="of:=[$redistribution_low.O51]" office:value-type="float" office:value="0.0414953986115683" calcext:value-type="float">
            <text:p>0.041495398611568</text:p>
          </table:table-cell>
          <table:table-cell table:style-name="ce4" table:formula="of:=[$redistribution_low.P51]" office:value-type="float" office:value="0.0285992220495736" calcext:value-type="float">
            <text:p>0.028599222049574</text:p>
          </table:table-cell>
          <table:table-cell table:style-name="ce4" table:formula="of:=[$redistribution_low.Q51]" office:value-type="float" office:value="0.0510167086506858" calcext:value-type="float">
            <text:p>0.051016708650686</text:p>
          </table:table-cell>
          <table:table-cell table:number-columns-repeated="49"/>
        </table:table-row>
        <table:table-row table:style-name="ro1">
          <table:table-cell table:style-name="ce4" table:formula="of:=[.A54]+1" office:value-type="float" office:value="99" calcext:value-type="float">
            <text:p>99</text:p>
          </table:table-cell>
          <table:table-cell table:style-name="ce4" table:formula="of:=[$Redistribution_high.N52]" office:value-type="float" office:value="0.0378040976293681" calcext:value-type="float">
            <text:p>0.037804097629368</text:p>
          </table:table-cell>
          <table:table-cell table:style-name="ce4" table:formula="of:=[$Redistribution_high.O52]" office:value-type="float" office:value="0.0398800617151723" calcext:value-type="float">
            <text:p>0.039880061715172</text:p>
          </table:table-cell>
          <table:table-cell table:style-name="ce4" table:formula="of:=[$Redistribution_high.P52]" office:value-type="float" office:value="0.0293081362511084" calcext:value-type="float">
            <text:p>0.029308136251108</text:p>
          </table:table-cell>
          <table:table-cell table:style-name="ce4" table:formula="of:=[$Redistribution_high.Q52]" office:value-type="float" office:value="0.0520614306362401" calcext:value-type="float">
            <text:p>0.05206143063624</text:p>
          </table:table-cell>
          <table:table-cell/>
          <table:table-cell table:style-name="ce4" table:formula="of:=[$Redistribution_central.N52]" office:value-type="float" office:value="0.0420335218199858" calcext:value-type="float">
            <text:p>0.042033521819986</text:p>
          </table:table-cell>
          <table:table-cell table:style-name="ce4" table:formula="of:=[$Redistribution_central.O52]" office:value-type="float" office:value="0.0435876660836585" calcext:value-type="float">
            <text:p>0.043587666083659</text:p>
          </table:table-cell>
          <table:table-cell table:style-name="ce4" table:formula="of:=[$Redistribution_central.P52]" office:value-type="float" office:value="0.0326726702346005" calcext:value-type="float">
            <text:p>0.032672670234601</text:p>
          </table:table-cell>
          <table:table-cell table:style-name="ce4" table:formula="of:=[$Redistribution_central.Q52]" office:value-type="float" office:value="0.0573831078569246" calcext:value-type="float">
            <text:p>0.057383107856925</text:p>
          </table:table-cell>
          <table:table-cell/>
          <table:table-cell table:style-name="ce4" table:formula="of:=[$redistribution_low.N52]" office:value-type="float" office:value="0.0388175454948337" calcext:value-type="float">
            <text:p>0.038817545494834</text:p>
          </table:table-cell>
          <table:table-cell table:style-name="ce4" table:formula="of:=[$redistribution_low.O52]" office:value-type="float" office:value="0.0432711801418254" calcext:value-type="float">
            <text:p>0.043271180141826</text:p>
          </table:table-cell>
          <table:table-cell table:style-name="ce4" table:formula="of:=[$redistribution_low.P52]" office:value-type="float" office:value="0.0309766384847621" calcext:value-type="float">
            <text:p>0.030976638484762</text:p>
          </table:table-cell>
          <table:table-cell table:style-name="ce4" table:formula="of:=[$redistribution_low.Q52]" office:value-type="float" office:value="0.0547699367270048" calcext:value-type="float">
            <text:p>0.054769936727005</text:p>
          </table:table-cell>
          <table:table-cell table:number-columns-repeated="49"/>
        </table:table-row>
        <table:table-row table:style-name="ro1">
          <table:table-cell table:style-name="ce4" table:formula="of:=[.A55]+1" office:value-type="float" office:value="100" calcext:value-type="float">
            <text:p>100</text:p>
          </table:table-cell>
          <table:table-cell table:style-name="ce4" table:formula="of:=[$Redistribution_high.N53]" office:value-type="float" office:value="0.0362322261068003" calcext:value-type="float">
            <text:p>0.0362322261068</text:p>
          </table:table-cell>
          <table:table-cell table:style-name="ce4" table:formula="of:=[$Redistribution_high.O53]" office:value-type="float" office:value="0.0387505626182125" calcext:value-type="float">
            <text:p>0.038750562618213</text:p>
          </table:table-cell>
          <table:table-cell table:style-name="ce4" table:formula="of:=[$Redistribution_high.P53]" office:value-type="float" office:value="0.0277736672512437" calcext:value-type="float">
            <text:p>0.027773667251244</text:p>
          </table:table-cell>
          <table:table-cell table:style-name="ce4" table:formula="of:=[$Redistribution_high.Q53]" office:value-type="float" office:value="0.0507837687779739" calcext:value-type="float">
            <text:p>0.050783768777974</text:p>
          </table:table-cell>
          <table:table-cell/>
          <table:table-cell table:style-name="ce4" table:formula="of:=[$Redistribution_central.N53]" office:value-type="float" office:value="0.0391256442935656" calcext:value-type="float">
            <text:p>0.039125644293566</text:p>
          </table:table-cell>
          <table:table-cell table:style-name="ce4" table:formula="of:=[$Redistribution_central.O53]" office:value-type="float" office:value="0.0396194646715455" calcext:value-type="float">
            <text:p>0.039619464671546</text:p>
          </table:table-cell>
          <table:table-cell table:style-name="ce4" table:formula="of:=[$Redistribution_central.P53]" office:value-type="float" office:value="0.029903719721352" calcext:value-type="float">
            <text:p>0.029903719721352</text:p>
          </table:table-cell>
          <table:table-cell table:style-name="ce4" table:formula="of:=[$Redistribution_central.Q53]" office:value-type="float" office:value="0.0533465596983825" calcext:value-type="float">
            <text:p>0.053346559698383</text:p>
          </table:table-cell>
          <table:table-cell/>
          <table:table-cell table:style-name="ce4" table:formula="of:=[$redistribution_low.N53]" office:value-type="float" office:value="0.0360195276021124" calcext:value-type="float">
            <text:p>0.036019527602112</text:p>
          </table:table-cell>
          <table:table-cell table:style-name="ce4" table:formula="of:=[$redistribution_low.O53]" office:value-type="float" office:value="0.0391122845642468" calcext:value-type="float">
            <text:p>0.039112284564247</text:p>
          </table:table-cell>
          <table:table-cell table:style-name="ce4" table:formula="of:=[$redistribution_low.P53]" office:value-type="float" office:value="0.0271934098549962" calcext:value-type="float">
            <text:p>0.027193409854996</text:p>
          </table:table-cell>
          <table:table-cell table:style-name="ce4" table:formula="of:=[$redistribution_low.Q53]" office:value-type="float" office:value="0.0523196185006304" calcext:value-type="float">
            <text:p>0.052319618500631</text:p>
          </table:table-cell>
          <table:table-cell table:number-columns-repeated="49"/>
        </table:table-row>
        <table:table-row table:style-name="ro1">
          <table:table-cell table:style-name="ce4" table:formula="of:=[.A56]+1" office:value-type="float" office:value="101" calcext:value-type="float">
            <text:p>101</text:p>
          </table:table-cell>
          <table:table-cell table:style-name="ce4" table:formula="of:=[$Redistribution_high.N54]" office:value-type="float" office:value="0.037171118121641" calcext:value-type="float">
            <text:p>0.037171118121641</text:p>
          </table:table-cell>
          <table:table-cell table:style-name="ce4" table:formula="of:=[$Redistribution_high.O54]" office:value-type="float" office:value="0.0395867200305728" calcext:value-type="float">
            <text:p>0.039586720030573</text:p>
          </table:table-cell>
          <table:table-cell table:style-name="ce4" table:formula="of:=[$Redistribution_high.P54]" office:value-type="float" office:value="0.0280216213780267" calcext:value-type="float">
            <text:p>0.028021621378027</text:p>
          </table:table-cell>
          <table:table-cell table:style-name="ce4" table:formula="of:=[$Redistribution_high.Q54]" office:value-type="float" office:value="0.0523768684861742" calcext:value-type="float">
            <text:p>0.052376868486174</text:p>
          </table:table-cell>
          <table:table-cell/>
          <table:table-cell table:style-name="ce4" table:formula="of:=[$Redistribution_central.N54]" office:value-type="float" office:value="0.0429458729587406" calcext:value-type="float">
            <text:p>0.042945872958741</text:p>
          </table:table-cell>
          <table:table-cell table:style-name="ce4" table:formula="of:=[$Redistribution_central.O54]" office:value-type="float" office:value="0.0413392087420669" calcext:value-type="float">
            <text:p>0.041339208742067</text:p>
          </table:table-cell>
          <table:table-cell table:style-name="ce4" table:formula="of:=[$Redistribution_central.P54]" office:value-type="float" office:value="0.0314559275936271" calcext:value-type="float">
            <text:p>0.031455927593627</text:p>
          </table:table-cell>
          <table:table-cell table:style-name="ce4" table:formula="of:=[$Redistribution_central.Q54]" office:value-type="float" office:value="0.0582971362639416" calcext:value-type="float">
            <text:p>0.058297136263942</text:p>
          </table:table-cell>
          <table:table-cell/>
          <table:table-cell table:style-name="ce4" table:formula="of:=[$redistribution_low.N54]" office:value-type="float" office:value="0.0338315321009871" calcext:value-type="float">
            <text:p>0.033831532100987</text:p>
          </table:table-cell>
          <table:table-cell table:style-name="ce4" table:formula="of:=[$redistribution_low.O54]" office:value-type="float" office:value="0.0363735977692743" calcext:value-type="float">
            <text:p>0.036373597769274</text:p>
          </table:table-cell>
          <table:table-cell table:style-name="ce4" table:formula="of:=[$redistribution_low.P54]" office:value-type="float" office:value="0.0256175143046045" calcext:value-type="float">
            <text:p>0.025617514304605</text:p>
          </table:table-cell>
          <table:table-cell table:style-name="ce4" table:formula="of:=[$redistribution_low.Q54]" office:value-type="float" office:value="0.0483184462733518" calcext:value-type="float">
            <text:p>0.048318446273352</text:p>
          </table:table-cell>
          <table:table-cell table:number-columns-repeated="49"/>
        </table:table-row>
        <table:table-row table:style-name="ro1">
          <table:table-cell table:style-name="ce4" table:formula="of:=[.A57]+1" office:value-type="float" office:value="102" calcext:value-type="float">
            <text:p>102</text:p>
          </table:table-cell>
          <table:table-cell table:style-name="ce4" table:formula="of:=[$Redistribution_high.N55]" office:value-type="float" office:value="0.0394472323873892" calcext:value-type="float">
            <text:p>0.039447232387389</text:p>
          </table:table-cell>
          <table:table-cell table:style-name="ce4" table:formula="of:=[$Redistribution_high.O55]" office:value-type="float" office:value="0.0440224038201602" calcext:value-type="float">
            <text:p>0.04402240382016</text:p>
          </table:table-cell>
          <table:table-cell table:style-name="ce4" table:formula="of:=[$Redistribution_high.P55]" office:value-type="float" office:value="0.0310918476887036" calcext:value-type="float">
            <text:p>0.031091847688704</text:p>
          </table:table-cell>
          <table:table-cell table:style-name="ce4" table:formula="of:=[$Redistribution_high.Q55]" office:value-type="float" office:value="0.0559201745219971" calcext:value-type="float">
            <text:p>0.055920174521997</text:p>
          </table:table-cell>
          <table:table-cell/>
          <table:table-cell table:style-name="ce4" table:formula="of:=[$Redistribution_central.N55]" office:value-type="float" office:value="0.0380269202885178" calcext:value-type="float">
            <text:p>0.038026920288518</text:p>
          </table:table-cell>
          <table:table-cell table:style-name="ce4" table:formula="of:=[$Redistribution_central.O55]" office:value-type="float" office:value="0.0399222128565063" calcext:value-type="float">
            <text:p>0.039922212856506</text:p>
          </table:table-cell>
          <table:table-cell table:style-name="ce4" table:formula="of:=[$Redistribution_central.P55]" office:value-type="float" office:value="0.0287171016187187" calcext:value-type="float">
            <text:p>0.028717101618719</text:p>
          </table:table-cell>
          <table:table-cell table:style-name="ce4" table:formula="of:=[$Redistribution_central.Q55]" office:value-type="float" office:value="0.05387553132538" calcext:value-type="float">
            <text:p>0.05387553132538</text:p>
          </table:table-cell>
          <table:table-cell/>
          <table:table-cell table:style-name="ce4" table:formula="of:=[$redistribution_low.N55]" office:value-type="float" office:value="0.0394907659274504" calcext:value-type="float">
            <text:p>0.039490765927451</text:p>
          </table:table-cell>
          <table:table-cell table:style-name="ce4" table:formula="of:=[$redistribution_low.O55]" office:value-type="float" office:value="0.0445071641542025" calcext:value-type="float">
            <text:p>0.044507164154203</text:p>
          </table:table-cell>
          <table:table-cell table:style-name="ce4" table:formula="of:=[$redistribution_low.P55]" office:value-type="float" office:value="0.0303686771096805" calcext:value-type="float">
            <text:p>0.030368677109681</text:p>
          </table:table-cell>
          <table:table-cell table:style-name="ce4" table:formula="of:=[$redistribution_low.Q55]" office:value-type="float" office:value="0.058084184813424" calcext:value-type="float">
            <text:p>0.058084184813424</text:p>
          </table:table-cell>
          <table:table-cell table:number-columns-repeated="49"/>
        </table:table-row>
        <table:table-row table:style-name="ro1">
          <table:table-cell table:style-name="ce4" table:formula="of:=[.A58]+1" office:value-type="float" office:value="103" calcext:value-type="float">
            <text:p>103</text:p>
          </table:table-cell>
          <table:table-cell table:style-name="ce4" table:formula="of:=[$Redistribution_high.N56]" office:value-type="float" office:value="0.0402185462434847" calcext:value-type="float">
            <text:p>0.040218546243485</text:p>
          </table:table-cell>
          <table:table-cell table:style-name="ce4" table:formula="of:=[$Redistribution_high.O56]" office:value-type="float" office:value="0.0441876678886944" calcext:value-type="float">
            <text:p>0.044187667888694</text:p>
          </table:table-cell>
          <table:table-cell table:style-name="ce4" table:formula="of:=[$Redistribution_high.P56]" office:value-type="float" office:value="0.0316180969741745" calcext:value-type="float">
            <text:p>0.031618096974175</text:p>
          </table:table-cell>
          <table:table-cell table:style-name="ce4" table:formula="of:=[$Redistribution_high.Q56]" office:value-type="float" office:value="0.0566010274246949" calcext:value-type="float">
            <text:p>0.056601027424695</text:p>
          </table:table-cell>
          <table:table-cell/>
          <table:table-cell table:style-name="ce4" table:formula="of:=[$Redistribution_central.N56]" office:value-type="float" office:value="0.0401771486894735" calcext:value-type="float">
            <text:p>0.040177148689474</text:p>
          </table:table-cell>
          <table:table-cell table:style-name="ce4" table:formula="of:=[$Redistribution_central.O56]" office:value-type="float" office:value="0.0446437635300788" calcext:value-type="float">
            <text:p>0.044643763530079</text:p>
          </table:table-cell>
          <table:table-cell table:style-name="ce4" table:formula="of:=[$Redistribution_central.P56]" office:value-type="float" office:value="0.0311951106454369" calcext:value-type="float">
            <text:p>0.031195110645437</text:p>
          </table:table-cell>
          <table:table-cell table:style-name="ce4" table:formula="of:=[$Redistribution_central.Q56]" office:value-type="float" office:value="0.0580119207754669" calcext:value-type="float">
            <text:p>0.058011920775467</text:p>
          </table:table-cell>
          <table:table-cell/>
          <table:table-cell table:style-name="ce4" table:formula="of:=[$redistribution_low.N56]" office:value-type="float" office:value="0.0338778484479734" calcext:value-type="float">
            <text:p>0.033877848447974</text:p>
          </table:table-cell>
          <table:table-cell table:style-name="ce4" table:formula="of:=[$redistribution_low.O56]" office:value-type="float" office:value="0.0393731037823093" calcext:value-type="float">
            <text:p>0.039373103782309</text:p>
          </table:table-cell>
          <table:table-cell table:style-name="ce4" table:formula="of:=[$redistribution_low.P56]" office:value-type="float" office:value="0.0276665517418042" calcext:value-type="float">
            <text:p>0.027666551741804</text:p>
          </table:table-cell>
          <table:table-cell table:style-name="ce4" table:formula="of:=[$redistribution_low.Q56]" office:value-type="float" office:value="0.0485274870136368" calcext:value-type="float">
            <text:p>0.048527487013637</text:p>
          </table:table-cell>
          <table:table-cell table:number-columns-repeated="49"/>
        </table:table-row>
        <table:table-row table:style-name="ro1">
          <table:table-cell table:style-name="ce4" table:formula="of:=[.A59]+1" office:value-type="float" office:value="104" calcext:value-type="float">
            <text:p>104</text:p>
          </table:table-cell>
          <table:table-cell table:style-name="ce4" table:formula="of:=[$Redistribution_high.N57]" office:value-type="float" office:value="0.0369349974615723" calcext:value-type="float">
            <text:p>0.036934997461572</text:p>
          </table:table-cell>
          <table:table-cell table:style-name="ce4" table:formula="of:=[$Redistribution_high.O57]" office:value-type="float" office:value="0.0393086878456945" calcext:value-type="float">
            <text:p>0.039308687845695</text:p>
          </table:table-cell>
          <table:table-cell table:style-name="ce4" table:formula="of:=[$Redistribution_high.P57]" office:value-type="float" office:value="0.0291994126923973" calcext:value-type="float">
            <text:p>0.029199412692397</text:p>
          </table:table-cell>
          <table:table-cell table:style-name="ce4" table:formula="of:=[$Redistribution_high.Q57]" office:value-type="float" office:value="0.0506024632979815" calcext:value-type="float">
            <text:p>0.050602463297982</text:p>
          </table:table-cell>
          <table:table-cell/>
          <table:table-cell table:style-name="ce4" table:formula="of:=[$Redistribution_central.N57]" office:value-type="float" office:value="0.0371471089046077" calcext:value-type="float">
            <text:p>0.037147108904608</text:p>
          </table:table-cell>
          <table:table-cell table:style-name="ce4" table:formula="of:=[$Redistribution_central.O57]" office:value-type="float" office:value="0.038509869449058" calcext:value-type="float">
            <text:p>0.038509869449058</text:p>
          </table:table-cell>
          <table:table-cell table:style-name="ce4" table:formula="of:=[$Redistribution_central.P57]" office:value-type="float" office:value="0.028313855622207" calcext:value-type="float">
            <text:p>0.028313855622207</text:p>
          </table:table-cell>
          <table:table-cell table:style-name="ce4" table:formula="of:=[$Redistribution_central.Q57]" office:value-type="float" office:value="0.0518065677931967" calcext:value-type="float">
            <text:p>0.051806567793197</text:p>
          </table:table-cell>
          <table:table-cell/>
          <table:table-cell table:style-name="ce4" table:formula="of:=[$redistribution_low.N57]" office:value-type="float" office:value="0.032399177029627" calcext:value-type="float">
            <text:p>0.032399177029627</text:p>
          </table:table-cell>
          <table:table-cell table:style-name="ce4" table:formula="of:=[$redistribution_low.O57]" office:value-type="float" office:value="0.0374907076803548" calcext:value-type="float">
            <text:p>0.037490707680355</text:p>
          </table:table-cell>
          <table:table-cell table:style-name="ce4" table:formula="of:=[$redistribution_low.P57]" office:value-type="float" office:value="0.0270513203871996" calcext:value-type="float">
            <text:p>0.0270513203872</text:p>
          </table:table-cell>
          <table:table-cell table:style-name="ce4" table:formula="of:=[$redistribution_low.Q57]" office:value-type="float" office:value="0.0453887742462658" calcext:value-type="float">
            <text:p>0.045388774246266</text:p>
          </table:table-cell>
          <table:table-cell table:number-columns-repeated="49"/>
        </table:table-row>
        <table:table-row table:style-name="ro1">
          <table:table-cell table:style-name="ce4" table:formula="of:=[.A60]+1" office:value-type="float" office:value="105" calcext:value-type="float">
            <text:p>105</text:p>
          </table:table-cell>
          <table:table-cell table:style-name="ce4" table:formula="of:=[$Redistribution_high.N58]" office:value-type="float" office:value="0.0399366067154039" calcext:value-type="float">
            <text:p>0.039936606715404</text:p>
          </table:table-cell>
          <table:table-cell table:style-name="ce4" table:formula="of:=[$Redistribution_high.O58]" office:value-type="float" office:value="0.0436632654389343" calcext:value-type="float">
            <text:p>0.043663265438934</text:p>
          </table:table-cell>
          <table:table-cell table:style-name="ce4" table:formula="of:=[$Redistribution_high.P58]" office:value-type="float" office:value="0.0320175356747922" calcext:value-type="float">
            <text:p>0.032017535674792</text:p>
          </table:table-cell>
          <table:table-cell table:style-name="ce4" table:formula="of:=[$Redistribution_high.Q58]" office:value-type="float" office:value="0.054909093436673" calcext:value-type="float">
            <text:p>0.054909093436673</text:p>
          </table:table-cell>
          <table:table-cell/>
          <table:table-cell table:style-name="ce4" table:formula="of:=[$Redistribution_central.N58]" office:value-type="float" office:value="0.0353505942050917" calcext:value-type="float">
            <text:p>0.035350594205092</text:p>
          </table:table-cell>
          <table:table-cell table:style-name="ce4" table:formula="of:=[$Redistribution_central.O58]" office:value-type="float" office:value="0.0387090133723151" calcext:value-type="float">
            <text:p>0.038709013372315</text:p>
          </table:table-cell>
          <table:table-cell table:style-name="ce4" table:formula="of:=[$Redistribution_central.P58]" office:value-type="float" office:value="0.029657416296962" calcext:value-type="float">
            <text:p>0.029657416296962</text:p>
          </table:table-cell>
          <table:table-cell table:style-name="ce4" table:formula="of:=[$Redistribution_central.Q58]" office:value-type="float" office:value="0.0469710350357011" calcext:value-type="float">
            <text:p>0.046971035035701</text:p>
          </table:table-cell>
          <table:table-cell/>
          <table:table-cell table:style-name="ce4" table:formula="of:=[$redistribution_low.N58]" office:value-type="float" office:value="0.0365598356813201" calcext:value-type="float">
            <text:p>0.03655983568132</text:p>
          </table:table-cell>
          <table:table-cell table:style-name="ce4" table:formula="of:=[$redistribution_low.O58]" office:value-type="float" office:value="0.0414552274902249" calcext:value-type="float">
            <text:p>0.041455227490225</text:p>
          </table:table-cell>
          <table:table-cell table:style-name="ce4" table:formula="of:=[$redistribution_low.P58]" office:value-type="float" office:value="0.0300123605970475" calcext:value-type="float">
            <text:p>0.030012360597048</text:p>
          </table:table-cell>
          <table:table-cell table:style-name="ce4" table:formula="of:=[$redistribution_low.Q58]" office:value-type="float" office:value="0.0509843706288485" calcext:value-type="float">
            <text:p>0.050984370628849</text:p>
          </table:table-cell>
          <table:table-cell table:number-columns-repeated="49"/>
        </table:table-row>
        <table:table-row table:style-name="ro1">
          <table:table-cell table:style-name="ce4" table:formula="of:=[.A61]+1" office:value-type="float" office:value="106" calcext:value-type="float">
            <text:p>106</text:p>
          </table:table-cell>
          <table:table-cell table:style-name="ce4" table:formula="of:=[$Redistribution_high.N59]" office:value-type="float" office:value="0.0404579530793901" calcext:value-type="float">
            <text:p>0.04045795307939</text:p>
          </table:table-cell>
          <table:table-cell table:style-name="ce4" table:formula="of:=[$Redistribution_high.O59]" office:value-type="float" office:value="0.0432581532450504" calcext:value-type="float">
            <text:p>0.04325815324505</text:p>
          </table:table-cell>
          <table:table-cell table:style-name="ce4" table:formula="of:=[$Redistribution_high.P59]" office:value-type="float" office:value="0.0306709171114436" calcext:value-type="float">
            <text:p>0.030670917111444</text:p>
          </table:table-cell>
          <table:table-cell table:style-name="ce4" table:formula="of:=[$Redistribution_high.Q59]" office:value-type="float" office:value="0.057596604485638" calcext:value-type="float">
            <text:p>0.057596604485638</text:p>
          </table:table-cell>
          <table:table-cell/>
          <table:table-cell table:style-name="ce4" table:formula="of:=[$Redistribution_central.N59]" office:value-type="float" office:value="0.0381009824615274" calcext:value-type="float">
            <text:p>0.038100982461528</text:p>
          </table:table-cell>
          <table:table-cell table:style-name="ce4" table:formula="of:=[$Redistribution_central.O59]" office:value-type="float" office:value="0.0438310448857659" calcext:value-type="float">
            <text:p>0.043831044885766</text:p>
          </table:table-cell>
          <table:table-cell table:style-name="ce4" table:formula="of:=[$Redistribution_central.P59]" office:value-type="float" office:value="0.0305054541915556" calcext:value-type="float">
            <text:p>0.030505454191556</text:p>
          </table:table-cell>
          <table:table-cell table:style-name="ce4" table:formula="of:=[$Redistribution_central.Q59]" office:value-type="float" office:value="0.0550067991848431" calcext:value-type="float">
            <text:p>0.055006799184843</text:p>
          </table:table-cell>
          <table:table-cell/>
          <table:table-cell table:style-name="ce4" table:formula="of:=[$redistribution_low.N59]" office:value-type="float" office:value="0.0370829533818873" calcext:value-type="float">
            <text:p>0.037082953381887</text:p>
          </table:table-cell>
          <table:table-cell table:style-name="ce4" table:formula="of:=[$redistribution_low.O59]" office:value-type="float" office:value="0.0403342960103931" calcext:value-type="float">
            <text:p>0.040334296010393</text:p>
          </table:table-cell>
          <table:table-cell table:style-name="ce4" table:formula="of:=[$redistribution_low.P59]" office:value-type="float" office:value="0.0294461683488163" calcext:value-type="float">
            <text:p>0.029446168348816</text:p>
          </table:table-cell>
          <table:table-cell table:style-name="ce4" table:formula="of:=[$redistribution_low.Q59]" office:value-type="float" office:value="0.0519030207469597" calcext:value-type="float">
            <text:p>0.05190302074696</text:p>
          </table:table-cell>
          <table:table-cell table:number-columns-repeated="49"/>
        </table:table-row>
        <table:table-row table:style-name="ro1">
          <table:table-cell table:style-name="ce4" table:formula="of:=[.A62]+1" office:value-type="float" office:value="107" calcext:value-type="float">
            <text:p>107</text:p>
          </table:table-cell>
          <table:table-cell table:style-name="ce4" table:formula="of:=[$Redistribution_high.N60]" office:value-type="float" office:value="0.03584532803291" calcext:value-type="float">
            <text:p>0.03584532803291</text:p>
          </table:table-cell>
          <table:table-cell table:style-name="ce4" table:formula="of:=[$Redistribution_high.O60]" office:value-type="float" office:value="0.037933349499792" calcext:value-type="float">
            <text:p>0.037933349499792</text:p>
          </table:table-cell>
          <table:table-cell table:style-name="ce4" table:formula="of:=[$Redistribution_high.P60]" office:value-type="float" office:value="0.0268017033536286" calcext:value-type="float">
            <text:p>0.026801703353629</text:p>
          </table:table-cell>
          <table:table-cell table:style-name="ce4" table:formula="of:=[$Redistribution_high.Q60]" office:value-type="float" office:value="0.051089658869036" calcext:value-type="float">
            <text:p>0.051089658869036</text:p>
          </table:table-cell>
          <table:table-cell/>
          <table:table-cell table:style-name="ce4" table:formula="of:=[$Redistribution_central.N60]" office:value-type="float" office:value="0.0330708395270228" calcext:value-type="float">
            <text:p>0.033070839527023</text:p>
          </table:table-cell>
          <table:table-cell table:style-name="ce4" table:formula="of:=[$Redistribution_central.O60]" office:value-type="float" office:value="0.0401136072646036" calcext:value-type="float">
            <text:p>0.040113607264604</text:p>
          </table:table-cell>
          <table:table-cell table:style-name="ce4" table:formula="of:=[$Redistribution_central.P60]" office:value-type="float" office:value="0.0276722513401757" calcext:value-type="float">
            <text:p>0.027672251340176</text:p>
          </table:table-cell>
          <table:table-cell table:style-name="ce4" table:formula="of:=[$Redistribution_central.Q60]" office:value-type="float" office:value="0.0479492172076846" calcext:value-type="float">
            <text:p>0.047949217207685</text:p>
          </table:table-cell>
          <table:table-cell/>
          <table:table-cell table:style-name="ce4" table:formula="of:=[$redistribution_low.N60]" office:value-type="float" office:value="0.0343591720976647" calcext:value-type="float">
            <text:p>0.034359172097665</text:p>
          </table:table-cell>
          <table:table-cell table:style-name="ce4" table:formula="of:=[$redistribution_low.O60]" office:value-type="float" office:value="0.0400149937252119" calcext:value-type="float">
            <text:p>0.040014993725212</text:p>
          </table:table-cell>
          <table:table-cell table:style-name="ce4" table:formula="of:=[$redistribution_low.P60]" office:value-type="float" office:value="0.0298038515999836" calcext:value-type="float">
            <text:p>0.029803851599984</text:p>
          </table:table-cell>
          <table:table-cell table:style-name="ce4" table:formula="of:=[$redistribution_low.Q60]" office:value-type="float" office:value="0.0467188664788872" calcext:value-type="float">
            <text:p>0.046718866478887</text:p>
          </table:table-cell>
          <table:table-cell table:number-columns-repeated="49"/>
        </table:table-row>
        <table:table-row table:style-name="ro1">
          <table:table-cell table:style-name="ce4" table:formula="of:=[.A63]+1" office:value-type="float" office:value="108" calcext:value-type="float">
            <text:p>108</text:p>
          </table:table-cell>
          <table:table-cell table:style-name="ce4" table:formula="of:=[$Redistribution_high.N61]" office:value-type="float" office:value="0.035666192577812" calcext:value-type="float">
            <text:p>0.035666192577812</text:p>
          </table:table-cell>
          <table:table-cell table:style-name="ce4" table:formula="of:=[$Redistribution_high.O61]" office:value-type="float" office:value="0.0420189746599474" calcext:value-type="float">
            <text:p>0.042018974659947</text:p>
          </table:table-cell>
          <table:table-cell table:style-name="ce4" table:formula="of:=[$Redistribution_high.P61]" office:value-type="float" office:value="0.029455189356249" calcext:value-type="float">
            <text:p>0.029455189356249</text:p>
          </table:table-cell>
          <table:table-cell table:style-name="ce4" table:formula="of:=[$Redistribution_high.Q61]" office:value-type="float" office:value="0.0508786596935578" calcext:value-type="float">
            <text:p>0.050878659693558</text:p>
          </table:table-cell>
          <table:table-cell/>
          <table:table-cell table:style-name="ce4" table:formula="of:=[$Redistribution_central.N61]" office:value-type="float" office:value="0.0348243530171261" calcext:value-type="float">
            <text:p>0.034824353017126</text:p>
          </table:table-cell>
          <table:table-cell table:style-name="ce4" table:formula="of:=[$Redistribution_central.O61]" office:value-type="float" office:value="0.0389306561882212" calcext:value-type="float">
            <text:p>0.038930656188221</text:p>
          </table:table-cell>
          <table:table-cell table:style-name="ce4" table:formula="of:=[$Redistribution_central.P61]" office:value-type="float" office:value="0.0296079861619207" calcext:value-type="float">
            <text:p>0.029607986161921</text:p>
          </table:table-cell>
          <table:table-cell table:style-name="ce4" table:formula="of:=[$Redistribution_central.Q61]" office:value-type="float" office:value="0.0467104041665067" calcext:value-type="float">
            <text:p>0.046710404166507</text:p>
          </table:table-cell>
          <table:table-cell/>
          <table:table-cell table:style-name="ce4" table:formula="of:=[$redistribution_low.N61]" office:value-type="float" office:value="0.0359891439997994" calcext:value-type="float">
            <text:p>0.0359891439998</text:p>
          </table:table-cell>
          <table:table-cell table:style-name="ce4" table:formula="of:=[$redistribution_low.O61]" office:value-type="float" office:value="0.0453841215901201" calcext:value-type="float">
            <text:p>0.04538412159012</text:p>
          </table:table-cell>
          <table:table-cell table:style-name="ce4" table:formula="of:=[$redistribution_low.P61]" office:value-type="float" office:value="0.0313624293554154" calcext:value-type="float">
            <text:p>0.031362429355415</text:p>
          </table:table-cell>
          <table:table-cell table:style-name="ce4" table:formula="of:=[$redistribution_low.Q61]" office:value-type="float" office:value="0.0521214429071974" calcext:value-type="float">
            <text:p>0.052121442907197</text:p>
          </table:table-cell>
          <table:table-cell table:number-columns-repeated="49"/>
        </table:table-row>
        <table:table-row table:style-name="ro1">
          <table:table-cell table:style-name="ce4" table:formula="of:=[.A64]+1" office:value-type="float" office:value="109" calcext:value-type="float">
            <text:p>109</text:p>
          </table:table-cell>
          <table:table-cell table:style-name="ce4" table:formula="of:=[$Redistribution_high.N62]" office:value-type="float" office:value="0.0370128808791408" calcext:value-type="float">
            <text:p>0.037012880879141</text:p>
          </table:table-cell>
          <table:table-cell table:style-name="ce4" table:formula="of:=[$Redistribution_high.O62]" office:value-type="float" office:value="0.0444627910600476" calcext:value-type="float">
            <text:p>0.044462791060048</text:p>
          </table:table-cell>
          <table:table-cell table:style-name="ce4" table:formula="of:=[$Redistribution_high.P62]" office:value-type="float" office:value="0.0306462427498339" calcext:value-type="float">
            <text:p>0.030646242749834</text:p>
          </table:table-cell>
          <table:table-cell table:style-name="ce4" table:formula="of:=[$Redistribution_high.Q62]" office:value-type="float" office:value="0.0532658735108631" calcext:value-type="float">
            <text:p>0.053265873510863</text:p>
          </table:table-cell>
          <table:table-cell/>
          <table:table-cell table:style-name="ce4" table:formula="of:=[$Redistribution_central.N62]" office:value-type="float" office:value="0.0359589217056097" calcext:value-type="float">
            <text:p>0.03595892170561</text:p>
          </table:table-cell>
          <table:table-cell table:style-name="ce4" table:formula="of:=[$Redistribution_central.O62]" office:value-type="float" office:value="0.0369668520849566" calcext:value-type="float">
            <text:p>0.036966852084957</text:p>
          </table:table-cell>
          <table:table-cell table:style-name="ce4" table:formula="of:=[$Redistribution_central.P62]" office:value-type="float" office:value="0.029777937865006" calcext:value-type="float">
            <text:p>0.029777937865006</text:p>
          </table:table-cell>
          <table:table-cell table:style-name="ce4" table:formula="of:=[$Redistribution_central.Q62]" office:value-type="float" office:value="0.0462449071972146" calcext:value-type="float">
            <text:p>0.046244907197215</text:p>
          </table:table-cell>
          <table:table-cell/>
          <table:table-cell table:style-name="ce4" table:formula="of:=[$redistribution_low.N62]" office:value-type="float" office:value="0.0351123564538958" calcext:value-type="float">
            <text:p>0.035112356453896</text:p>
          </table:table-cell>
          <table:table-cell table:style-name="ce4" table:formula="of:=[$redistribution_low.O62]" office:value-type="float" office:value="0.0441580877513481" calcext:value-type="float">
            <text:p>0.044158087751348</text:p>
          </table:table-cell>
          <table:table-cell table:style-name="ce4" table:formula="of:=[$redistribution_low.P62]" office:value-type="float" office:value="0.030027619145664" calcext:value-type="float">
            <text:p>0.030027619145664</text:p>
          </table:table-cell>
          <table:table-cell table:style-name="ce4" table:formula="of:=[$redistribution_low.Q62]" office:value-type="float" office:value="0.051386486089578" calcext:value-type="float">
            <text:p>0.051386486089578</text:p>
          </table:table-cell>
          <table:table-cell table:number-columns-repeated="49"/>
        </table:table-row>
        <table:table-row table:style-name="ro1">
          <table:table-cell table:style-name="ce4" table:formula="of:=[.A65]+1" office:value-type="float" office:value="110" calcext:value-type="float">
            <text:p>110</text:p>
          </table:table-cell>
          <table:table-cell table:style-name="ce4" table:formula="of:=[$Redistribution_high.N63]" office:value-type="float" office:value="0.036349633950952" calcext:value-type="float">
            <text:p>0.036349633950952</text:p>
          </table:table-cell>
          <table:table-cell table:style-name="ce4" table:formula="of:=[$Redistribution_high.O63]" office:value-type="float" office:value="0.0407950123396536" calcext:value-type="float">
            <text:p>0.040795012339654</text:p>
          </table:table-cell>
          <table:table-cell table:style-name="ce4" table:formula="of:=[$Redistribution_high.P63]" office:value-type="float" office:value="0.0289291792025343" calcext:value-type="float">
            <text:p>0.028929179202534</text:p>
          </table:table-cell>
          <table:table-cell table:style-name="ce4" table:formula="of:=[$Redistribution_high.Q63]" office:value-type="float" office:value="0.0514555182496921" calcext:value-type="float">
            <text:p>0.051455518249692</text:p>
          </table:table-cell>
          <table:table-cell/>
          <table:table-cell table:style-name="ce4" table:formula="of:=[$Redistribution_central.N63]" office:value-type="float" office:value="0.0367230910007168" calcext:value-type="float">
            <text:p>0.036723091000717</text:p>
          </table:table-cell>
          <table:table-cell table:style-name="ce4" table:formula="of:=[$Redistribution_central.O63]" office:value-type="float" office:value="0.0388233392521164" calcext:value-type="float">
            <text:p>0.038823339252116</text:p>
          </table:table-cell>
          <table:table-cell table:style-name="ce4" table:formula="of:=[$Redistribution_central.P63]" office:value-type="float" office:value="0.0317514250009051" calcext:value-type="float">
            <text:p>0.031751425000905</text:p>
          </table:table-cell>
          <table:table-cell table:style-name="ce4" table:formula="of:=[$Redistribution_central.Q63]" office:value-type="float" office:value="0.0464421715103396" calcext:value-type="float">
            <text:p>0.04644217151034</text:p>
          </table:table-cell>
          <table:table-cell/>
          <table:table-cell table:style-name="ce4" table:formula="of:=[$redistribution_low.N63]" office:value-type="float" office:value="0.0351286504466738" calcext:value-type="float">
            <text:p>0.035128650446674</text:p>
          </table:table-cell>
          <table:table-cell table:style-name="ce4" table:formula="of:=[$redistribution_low.O63]" office:value-type="float" office:value="0.0395341163671912" calcext:value-type="float">
            <text:p>0.039534116367191</text:p>
          </table:table-cell>
          <table:table-cell table:style-name="ce4" table:formula="of:=[$redistribution_low.P63]" office:value-type="float" office:value="0.0278367850501177" calcext:value-type="float">
            <text:p>0.027836785050118</text:p>
          </table:table-cell>
          <table:table-cell table:style-name="ce4" table:formula="of:=[$redistribution_low.Q63]" office:value-type="float" office:value="0.0506460602254346" calcext:value-type="float">
            <text:p>0.050646060225435</text:p>
          </table:table-cell>
          <table:table-cell table:number-columns-repeated="49"/>
        </table:table-row>
        <table:table-row table:style-name="ro1">
          <table:table-cell table:style-name="ce4" table:formula="of:=[.A66]+1" office:value-type="float" office:value="111" calcext:value-type="float">
            <text:p>111</text:p>
          </table:table-cell>
          <table:table-cell table:style-name="ce4" table:formula="of:=[$Redistribution_high.N64]" office:value-type="float" office:value="0.0315845208887353" calcext:value-type="float">
            <text:p>0.031584520888735</text:p>
          </table:table-cell>
          <table:table-cell table:style-name="ce4" table:formula="of:=[$Redistribution_high.O64]" office:value-type="float" office:value="0.03702449127985" calcext:value-type="float">
            <text:p>0.03702449127985</text:p>
          </table:table-cell>
          <table:table-cell table:style-name="ce4" table:formula="of:=[$Redistribution_high.P64]" office:value-type="float" office:value="0.0254067290602918" calcext:value-type="float">
            <text:p>0.025406729060292</text:p>
          </table:table-cell>
          <table:table-cell table:style-name="ce4" table:formula="of:=[$Redistribution_high.Q64]" office:value-type="float" office:value="0.045836090199943" calcext:value-type="float">
            <text:p>0.045836090199943</text:p>
          </table:table-cell>
          <table:table-cell/>
          <table:table-cell table:style-name="ce4" table:formula="of:=[$Redistribution_central.N64]" office:value-type="float" office:value="0.033284286520823" calcext:value-type="float">
            <text:p>0.033284286520823</text:p>
          </table:table-cell>
          <table:table-cell table:style-name="ce4" table:formula="of:=[$Redistribution_central.O64]" office:value-type="float" office:value="0.0332728557737866" calcext:value-type="float">
            <text:p>0.033272855773787</text:p>
          </table:table-cell>
          <table:table-cell table:style-name="ce4" table:formula="of:=[$Redistribution_central.P64]" office:value-type="float" office:value="0.0269779833843867" calcext:value-type="float">
            <text:p>0.026977983384387</text:p>
          </table:table-cell>
          <table:table-cell table:style-name="ce4" table:formula="of:=[$Redistribution_central.Q64]" office:value-type="float" office:value="0.0430004856527767" calcext:value-type="float">
            <text:p>0.043000485652777</text:p>
          </table:table-cell>
          <table:table-cell/>
          <table:table-cell table:style-name="ce4" table:formula="of:=[$redistribution_low.N64]" office:value-type="float" office:value="0.0325300439801151" calcext:value-type="float">
            <text:p>0.032530043980115</text:p>
          </table:table-cell>
          <table:table-cell table:style-name="ce4" table:formula="of:=[$redistribution_low.O64]" office:value-type="float" office:value="0.0379698822966804" calcext:value-type="float">
            <text:p>0.037969882296681</text:p>
          </table:table-cell>
          <table:table-cell table:style-name="ce4" table:formula="of:=[$redistribution_low.P64]" office:value-type="float" office:value="0.0269861933151533" calcext:value-type="float">
            <text:p>0.026986193315153</text:p>
          </table:table-cell>
          <table:table-cell table:style-name="ce4" table:formula="of:=[$redistribution_low.Q64]" office:value-type="float" office:value="0.0463539393715851" calcext:value-type="float">
            <text:p>0.046353939371585</text:p>
          </table:table-cell>
          <table:table-cell table:number-columns-repeated="49"/>
        </table:table-row>
        <table:table-row table:style-name="ro1">
          <table:table-cell table:style-name="ce4" table:formula="of:=[.A67]+1" office:value-type="float" office:value="112" calcext:value-type="float">
            <text:p>112</text:p>
          </table:table-cell>
          <table:table-cell table:style-name="ce4" table:formula="of:=[$Redistribution_high.N65]" office:value-type="float" office:value="0.031802123189833" calcext:value-type="float">
            <text:p>0.031802123189833</text:p>
          </table:table-cell>
          <table:table-cell table:style-name="ce4" table:formula="of:=[$Redistribution_high.O65]" office:value-type="float" office:value="0.0381753836358335" calcext:value-type="float">
            <text:p>0.038175383635834</text:p>
          </table:table-cell>
          <table:table-cell table:style-name="ce4" table:formula="of:=[$Redistribution_high.P65]" office:value-type="float" office:value="0.0270066561423604" calcext:value-type="float">
            <text:p>0.027006656142361</text:p>
          </table:table-cell>
          <table:table-cell table:style-name="ce4" table:formula="of:=[$Redistribution_high.Q65]" office:value-type="float" office:value="0.0449731162710793" calcext:value-type="float">
            <text:p>0.044973116271079</text:p>
          </table:table-cell>
          <table:table-cell/>
          <table:table-cell table:style-name="ce4" table:formula="of:=[$Redistribution_central.N65]" office:value-type="float" office:value="0.0371087884037145" calcext:value-type="float">
            <text:p>0.037108788403715</text:p>
          </table:table-cell>
          <table:table-cell table:style-name="ce4" table:formula="of:=[$Redistribution_central.O65]" office:value-type="float" office:value="0.0414311347205386" calcext:value-type="float">
            <text:p>0.041431134720539</text:p>
          </table:table-cell>
          <table:table-cell table:style-name="ce4" table:formula="of:=[$Redistribution_central.P65]" office:value-type="float" office:value="0.0298185364935989" calcext:value-type="float">
            <text:p>0.029818536493599</text:p>
          </table:table-cell>
          <table:table-cell table:style-name="ce4" table:formula="of:=[$Redistribution_central.Q65]" office:value-type="float" office:value="0.0524426795055533" calcext:value-type="float">
            <text:p>0.052442679505553</text:p>
          </table:table-cell>
          <table:table-cell/>
          <table:table-cell table:style-name="ce4" table:formula="of:=[$redistribution_low.N65]" office:value-type="float" office:value="0.0328105786555982" calcext:value-type="float">
            <text:p>0.032810578655598</text:p>
          </table:table-cell>
          <table:table-cell table:style-name="ce4" table:formula="of:=[$redistribution_low.O65]" office:value-type="float" office:value="0.0393155181118881" calcext:value-type="float">
            <text:p>0.039315518111888</text:p>
          </table:table-cell>
          <table:table-cell table:style-name="ce4" table:formula="of:=[$redistribution_low.P65]" office:value-type="float" office:value="0.02690041297937" calcext:value-type="float">
            <text:p>0.02690041297937</text:p>
          </table:table-cell>
          <table:table-cell table:style-name="ce4" table:formula="of:=[$redistribution_low.Q65]" office:value-type="float" office:value="0.0483014966858196" calcext:value-type="float">
            <text:p>0.04830149668582</text:p>
          </table:table-cell>
          <table:table-cell table:number-columns-repeated="49"/>
        </table:table-row>
        <table:table-row table:style-name="ro1">
          <table:table-cell table:style-name="ce4" table:formula="of:=[.A68]+1" office:value-type="float" office:value="113" calcext:value-type="float">
            <text:p>113</text:p>
          </table:table-cell>
          <table:table-cell table:style-name="ce4" table:formula="of:=[$Redistribution_high.N66]" office:value-type="float" office:value="0.0344286232724025" calcext:value-type="float">
            <text:p>0.034428623272403</text:p>
          </table:table-cell>
          <table:table-cell table:style-name="ce4" table:formula="of:=[$Redistribution_high.O66]" office:value-type="float" office:value="0.0409213800803247" calcext:value-type="float">
            <text:p>0.040921380080325</text:p>
          </table:table-cell>
          <table:table-cell table:style-name="ce4" table:formula="of:=[$Redistribution_high.P66]" office:value-type="float" office:value="0.0292984027363374" calcext:value-type="float">
            <text:p>0.029298402736338</text:p>
          </table:table-cell>
          <table:table-cell table:style-name="ce4" table:formula="of:=[$Redistribution_high.Q66]" office:value-type="float" office:value="0.0480748137126108" calcext:value-type="float">
            <text:p>0.048074813712611</text:p>
          </table:table-cell>
          <table:table-cell/>
          <table:table-cell table:style-name="ce4" table:formula="of:=[$Redistribution_central.N66]" office:value-type="float" office:value="0.0349594635103043" calcext:value-type="float">
            <text:p>0.034959463510304</text:p>
          </table:table-cell>
          <table:table-cell table:style-name="ce4" table:formula="of:=[$Redistribution_central.O66]" office:value-type="float" office:value="0.040440817750975" calcext:value-type="float">
            <text:p>0.040440817750975</text:p>
          </table:table-cell>
          <table:table-cell table:style-name="ce4" table:formula="of:=[$Redistribution_central.P66]" office:value-type="float" office:value="0.0297705303114595" calcext:value-type="float">
            <text:p>0.02977053031146</text:p>
          </table:table-cell>
          <table:table-cell table:style-name="ce4" table:formula="of:=[$Redistribution_central.Q66]" office:value-type="float" office:value="0.047987153054004" calcext:value-type="float">
            <text:p>0.047987153054004</text:p>
          </table:table-cell>
          <table:table-cell/>
          <table:table-cell table:style-name="ce4" table:formula="of:=[$redistribution_low.N66]" office:value-type="float" office:value="0.034255884998733" calcext:value-type="float">
            <text:p>0.034255884998733</text:p>
          </table:table-cell>
          <table:table-cell table:style-name="ce4" table:formula="of:=[$redistribution_low.O66]" office:value-type="float" office:value="0.0408151600701587" calcext:value-type="float">
            <text:p>0.040815160070159</text:p>
          </table:table-cell>
          <table:table-cell table:style-name="ce4" table:formula="of:=[$redistribution_low.P66]" office:value-type="float" office:value="0.0286405949691572" calcext:value-type="float">
            <text:p>0.028640594969157</text:p>
          </table:table-cell>
          <table:table-cell table:style-name="ce4" table:formula="of:=[$redistribution_low.Q66]" office:value-type="float" office:value="0.0491138500939402" calcext:value-type="float">
            <text:p>0.04911385009394</text:p>
          </table:table-cell>
          <table:table-cell table:number-columns-repeated="49"/>
        </table:table-row>
        <table:table-row table:style-name="ro1">
          <table:table-cell table:style-name="ce4" table:formula="of:=[.A69]+1" office:value-type="float" office:value="114" calcext:value-type="float">
            <text:p>114</text:p>
          </table:table-cell>
          <table:table-cell table:style-name="ce4" table:formula="of:=[$Redistribution_high.N67]" office:value-type="float" office:value="0.0350676000085861" calcext:value-type="float">
            <text:p>0.035067600008586</text:p>
          </table:table-cell>
          <table:table-cell table:style-name="ce4" table:formula="of:=[$Redistribution_high.O67]" office:value-type="float" office:value="0.0421458268280321" calcext:value-type="float">
            <text:p>0.042145826828032</text:p>
          </table:table-cell>
          <table:table-cell table:style-name="ce4" table:formula="of:=[$Redistribution_high.P67]" office:value-type="float" office:value="0.0290582380666139" calcext:value-type="float">
            <text:p>0.029058238066614</text:p>
          </table:table-cell>
          <table:table-cell table:style-name="ce4" table:formula="of:=[$Redistribution_high.Q67]" office:value-type="float" office:value="0.0508029831187751" calcext:value-type="float">
            <text:p>0.050802983118775</text:p>
          </table:table-cell>
          <table:table-cell/>
          <table:table-cell table:style-name="ce4" table:formula="of:=[$Redistribution_central.N67]" office:value-type="float" office:value="0.038025228311571" calcext:value-type="float">
            <text:p>0.038025228311571</text:p>
          </table:table-cell>
          <table:table-cell table:style-name="ce4" table:formula="of:=[$Redistribution_central.O67]" office:value-type="float" office:value="0.0442599621561223" calcext:value-type="float">
            <text:p>0.044259962156122</text:p>
          </table:table-cell>
          <table:table-cell table:style-name="ce4" table:formula="of:=[$Redistribution_central.P67]" office:value-type="float" office:value="0.0332615005359072" calcext:value-type="float">
            <text:p>0.033261500535907</text:p>
          </table:table-cell>
          <table:table-cell table:style-name="ce4" table:formula="of:=[$Redistribution_central.Q67]" office:value-type="float" office:value="0.0513393653102938" calcext:value-type="float">
            <text:p>0.051339365310294</text:p>
          </table:table-cell>
          <table:table-cell/>
          <table:table-cell table:style-name="ce4" table:formula="of:=[$redistribution_low.N67]" office:value-type="float" office:value="0.0321839016484567" calcext:value-type="float">
            <text:p>0.032183901648457</text:p>
          </table:table-cell>
          <table:table-cell table:style-name="ce4" table:formula="of:=[$redistribution_low.O67]" office:value-type="float" office:value="0.0417688313577226" calcext:value-type="float">
            <text:p>0.041768831357723</text:p>
          </table:table-cell>
          <table:table-cell table:style-name="ce4" table:formula="of:=[$redistribution_low.P67]" office:value-type="float" office:value="0.0293657946602684" calcext:value-type="float">
            <text:p>0.029365794660268</text:p>
          </table:table-cell>
          <table:table-cell table:style-name="ce4" table:formula="of:=[$redistribution_low.Q67]" office:value-type="float" office:value="0.0458554977716374" calcext:value-type="float">
            <text:p>0.045855497771637</text:p>
          </table:table-cell>
          <table:table-cell table:number-columns-repeated="49"/>
        </table:table-row>
        <table:table-row table:style-name="ro1">
          <table:table-cell table:style-name="ce4" table:formula="of:=[.A70]+1" office:value-type="float" office:value="115" calcext:value-type="float">
            <text:p>115</text:p>
          </table:table-cell>
          <table:table-cell table:style-name="ce4" table:formula="of:=[$Redistribution_high.N68]" office:value-type="float" office:value="0.0321071817862237" calcext:value-type="float">
            <text:p>0.032107181786224</text:p>
          </table:table-cell>
          <table:table-cell table:style-name="ce4" table:formula="of:=[$Redistribution_high.O68]" office:value-type="float" office:value="0.0401410576575903" calcext:value-type="float">
            <text:p>0.04014105765759</text:p>
          </table:table-cell>
          <table:table-cell table:style-name="ce4" table:formula="of:=[$Redistribution_high.P68]" office:value-type="float" office:value="0.0291230700715326" calcext:value-type="float">
            <text:p>0.029123070071533</text:p>
          </table:table-cell>
          <table:table-cell table:style-name="ce4" table:formula="of:=[$Redistribution_high.Q68]" office:value-type="float" office:value="0.0443008668070006" calcext:value-type="float">
            <text:p>0.044300866807001</text:p>
          </table:table-cell>
          <table:table-cell/>
          <table:table-cell table:style-name="ce4" table:formula="of:=[$Redistribution_central.N68]" office:value-type="float" office:value="0.0376593638245599" calcext:value-type="float">
            <text:p>0.03765936382456</text:p>
          </table:table-cell>
          <table:table-cell table:style-name="ce4" table:formula="of:=[$Redistribution_central.O68]" office:value-type="float" office:value="0.0421742736838193" calcext:value-type="float">
            <text:p>0.042174273683819</text:p>
          </table:table-cell>
          <table:table-cell table:style-name="ce4" table:formula="of:=[$Redistribution_central.P68]" office:value-type="float" office:value="0.0321737081085799" calcext:value-type="float">
            <text:p>0.03217370810858</text:p>
          </table:table-cell>
          <table:table-cell table:style-name="ce4" table:formula="of:=[$Redistribution_central.Q68]" office:value-type="float" office:value="0.0504951810309885" calcext:value-type="float">
            <text:p>0.050495181030989</text:p>
          </table:table-cell>
          <table:table-cell/>
          <table:table-cell table:style-name="ce4" table:formula="of:=[$redistribution_low.N68]" office:value-type="float" office:value="0.0302164164067057" calcext:value-type="float">
            <text:p>0.030216416406706</text:p>
          </table:table-cell>
          <table:table-cell table:style-name="ce4" table:formula="of:=[$redistribution_low.O68]" office:value-type="float" office:value="0.0374313871695096" calcext:value-type="float">
            <text:p>0.03743138716951</text:p>
          </table:table-cell>
          <table:table-cell table:style-name="ce4" table:formula="of:=[$redistribution_low.P68]" office:value-type="float" office:value="0.0257197469812425" calcext:value-type="float">
            <text:p>0.025719746981243</text:p>
          </table:table-cell>
          <table:table-cell table:style-name="ce4" table:formula="of:=[$redistribution_low.Q68]" office:value-type="float" office:value="0.0442175859691342" calcext:value-type="float">
            <text:p>0.044217585969134</text:p>
          </table:table-cell>
          <table:table-cell table:number-columns-repeated="49"/>
        </table:table-row>
        <table:table-row table:style-name="ro1">
          <table:table-cell table:style-name="ce4" table:formula="of:=[.A71]+1" office:value-type="float" office:value="116" calcext:value-type="float">
            <text:p>116</text:p>
          </table:table-cell>
          <table:table-cell table:style-name="ce4" table:formula="of:=[$Redistribution_high.N69]" office:value-type="float" office:value="0.0358034555570379" calcext:value-type="float">
            <text:p>0.035803455557038</text:p>
          </table:table-cell>
          <table:table-cell table:style-name="ce4" table:formula="of:=[$Redistribution_high.O69]" office:value-type="float" office:value="0.0453622024052324" calcext:value-type="float">
            <text:p>0.045362202405233</text:p>
          </table:table-cell>
          <table:table-cell table:style-name="ce4" table:formula="of:=[$Redistribution_high.P69]" office:value-type="float" office:value="0.0320061666596776" calcext:value-type="float">
            <text:p>0.032006166659678</text:p>
          </table:table-cell>
          <table:table-cell table:style-name="ce4" table:formula="of:=[$Redistribution_high.Q69]" office:value-type="float" office:value="0.0507460914078354" calcext:value-type="float">
            <text:p>0.050746091407835</text:p>
          </table:table-cell>
          <table:table-cell/>
          <table:table-cell table:style-name="ce4" table:formula="of:=[$Redistribution_central.N69]" office:value-type="float" office:value="0.0371724603697881" calcext:value-type="float">
            <text:p>0.037172460369788</text:p>
          </table:table-cell>
          <table:table-cell table:style-name="ce4" table:formula="of:=[$Redistribution_central.O69]" office:value-type="float" office:value="0.0473520543477086" calcext:value-type="float">
            <text:p>0.047352054347709</text:p>
          </table:table-cell>
          <table:table-cell table:style-name="ce4" table:formula="of:=[$Redistribution_central.P69]" office:value-type="float" office:value="0.0331691685468411" calcext:value-type="float">
            <text:p>0.033169168546841</text:p>
          </table:table-cell>
          <table:table-cell table:style-name="ce4" table:formula="of:=[$Redistribution_central.Q69]" office:value-type="float" office:value="0.053128641123091" calcext:value-type="float">
            <text:p>0.053128641123091</text:p>
          </table:table-cell>
          <table:table-cell/>
          <table:table-cell table:style-name="ce4" table:formula="of:=[$redistribution_low.N69]" office:value-type="float" office:value="0.0286150207043589" calcext:value-type="float">
            <text:p>0.028615020704359</text:p>
          </table:table-cell>
          <table:table-cell table:style-name="ce4" table:formula="of:=[$redistribution_low.O69]" office:value-type="float" office:value="0.0382900059586072" calcext:value-type="float">
            <text:p>0.038290005958607</text:p>
          </table:table-cell>
          <table:table-cell table:style-name="ce4" table:formula="of:=[$redistribution_low.P69]" office:value-type="float" office:value="0.0250462617870795" calcext:value-type="float">
            <text:p>0.02504626178708</text:p>
          </table:table-cell>
          <table:table-cell table:style-name="ce4" table:formula="of:=[$redistribution_low.Q69]" office:value-type="float" office:value="0.0435763539498346" calcext:value-type="float">
            <text:p>0.043576353949835</text:p>
          </table:table-cell>
          <table:table-cell table:number-columns-repeated="49"/>
        </table:table-row>
        <table:table-row table:style-name="ro1">
          <table:table-cell table:style-name="ce4" table:formula="of:=[.A72]+1" office:value-type="float" office:value="117" calcext:value-type="float">
            <text:p>117</text:p>
          </table:table-cell>
          <table:table-cell table:style-name="ce4" table:formula="of:=[$Redistribution_high.N70]" office:value-type="float" office:value="0.0302950654232796" calcext:value-type="float">
            <text:p>0.03029506542328</text:p>
          </table:table-cell>
          <table:table-cell table:style-name="ce4" table:formula="of:=[$Redistribution_high.O70]" office:value-type="float" office:value="0.0396568052543472" calcext:value-type="float">
            <text:p>0.039656805254347</text:p>
          </table:table-cell>
          <table:table-cell table:style-name="ce4" table:formula="of:=[$Redistribution_high.P70]" office:value-type="float" office:value="0.0294344803167851" calcext:value-type="float">
            <text:p>0.029434480316785</text:p>
          </table:table-cell>
          <table:table-cell table:style-name="ce4" table:formula="of:=[$Redistribution_high.Q70]" office:value-type="float" office:value="0.0405927259888055" calcext:value-type="float">
            <text:p>0.040592725988806</text:p>
          </table:table-cell>
          <table:table-cell/>
          <table:table-cell table:style-name="ce4" table:formula="of:=[$Redistribution_central.N70]" office:value-type="float" office:value="0.0361528865243218" calcext:value-type="float">
            <text:p>0.036152886524322</text:p>
          </table:table-cell>
          <table:table-cell table:style-name="ce4" table:formula="of:=[$Redistribution_central.O70]" office:value-type="float" office:value="0.0450186691705572" calcext:value-type="float">
            <text:p>0.045018669170557</text:p>
          </table:table-cell>
          <table:table-cell table:style-name="ce4" table:formula="of:=[$Redistribution_central.P70]" office:value-type="float" office:value="0.0326957762036804" calcext:value-type="float">
            <text:p>0.032695776203681</text:p>
          </table:table-cell>
          <table:table-cell table:style-name="ce4" table:formula="of:=[$Redistribution_central.Q70]" office:value-type="float" office:value="0.0499262886155064" calcext:value-type="float">
            <text:p>0.049926288615507</text:p>
          </table:table-cell>
          <table:table-cell/>
          <table:table-cell table:style-name="ce4" table:formula="of:=[$redistribution_low.N70]" office:value-type="float" office:value="0.0287387400147165" calcext:value-type="float">
            <text:p>0.028738740014717</text:p>
          </table:table-cell>
          <table:table-cell table:style-name="ce4" table:formula="of:=[$redistribution_low.O70]" office:value-type="float" office:value="0.0396074627064192" calcext:value-type="float">
            <text:p>0.039607462706419</text:p>
          </table:table-cell>
          <table:table-cell table:style-name="ce4" table:formula="of:=[$redistribution_low.P70]" office:value-type="float" office:value="0.0267234407985918" calcext:value-type="float">
            <text:p>0.026723440798592</text:p>
          </table:table-cell>
          <table:table-cell table:style-name="ce4" table:formula="of:=[$redistribution_low.Q70]" office:value-type="float" office:value="0.042329021406995" calcext:value-type="float">
            <text:p>0.042329021406995</text:p>
          </table:table-cell>
          <table:table-cell table:number-columns-repeated="49"/>
        </table:table-row>
        <table:table-row table:style-name="ro1">
          <table:table-cell table:style-name="ce4" table:formula="of:=[.A73]+1" office:value-type="float" office:value="118" calcext:value-type="float">
            <text:p>118</text:p>
          </table:table-cell>
          <table:table-cell table:style-name="ce4" table:formula="of:=[$Redistribution_high.N71]" office:value-type="float" office:value="0.0308181257179391" calcext:value-type="float">
            <text:p>0.030818125717939</text:p>
          </table:table-cell>
          <table:table-cell table:style-name="ce4" table:formula="of:=[$Redistribution_high.O71]" office:value-type="float" office:value="0.0411773424127712" calcext:value-type="float">
            <text:p>0.041177342412771</text:p>
          </table:table-cell>
          <table:table-cell table:style-name="ce4" table:formula="of:=[$Redistribution_high.P71]" office:value-type="float" office:value="0.0282842236325024" calcext:value-type="float">
            <text:p>0.028284223632503</text:p>
          </table:table-cell>
          <table:table-cell table:style-name="ce4" table:formula="of:=[$Redistribution_high.Q71]" office:value-type="float" office:value="0.0446485879894287" calcext:value-type="float">
            <text:p>0.044648587989429</text:p>
          </table:table-cell>
          <table:table-cell/>
          <table:table-cell table:style-name="ce4" table:formula="of:=[$Redistribution_central.N71]" office:value-type="float" office:value="0.034027142160836" calcext:value-type="float">
            <text:p>0.034027142160836</text:p>
          </table:table-cell>
          <table:table-cell table:style-name="ce4" table:formula="of:=[$Redistribution_central.O71]" office:value-type="float" office:value="0.0475158630130433" calcext:value-type="float">
            <text:p>0.047515863013043</text:p>
          </table:table-cell>
          <table:table-cell table:style-name="ce4" table:formula="of:=[$Redistribution_central.P71]" office:value-type="float" office:value="0.0315565363968776" calcext:value-type="float">
            <text:p>0.031556536396878</text:p>
          </table:table-cell>
          <table:table-cell table:style-name="ce4" table:formula="of:=[$Redistribution_central.Q71]" office:value-type="float" office:value="0.0508751607807661" calcext:value-type="float">
            <text:p>0.050875160780766</text:p>
          </table:table-cell>
          <table:table-cell/>
          <table:table-cell table:style-name="ce4" table:formula="of:=[$redistribution_low.N71]" office:value-type="float" office:value="0.0294972632009901" calcext:value-type="float">
            <text:p>0.02949726320099</text:p>
          </table:table-cell>
          <table:table-cell table:style-name="ce4" table:formula="of:=[$redistribution_low.O71]" office:value-type="float" office:value="0.0394358672546197" calcext:value-type="float">
            <text:p>0.03943586725462</text:p>
          </table:table-cell>
          <table:table-cell table:style-name="ce4" table:formula="of:=[$redistribution_low.P71]" office:value-type="float" office:value="0.0267967466838846" calcext:value-type="float">
            <text:p>0.026796746683885</text:p>
          </table:table-cell>
          <table:table-cell table:style-name="ce4" table:formula="of:=[$redistribution_low.Q71]" office:value-type="float" office:value="0.0434313144243646" calcext:value-type="float">
            <text:p>0.043431314424365</text:p>
          </table:table-cell>
          <table:table-cell table:number-columns-repeated="49"/>
        </table:table-row>
        <table:table-row table:style-name="ro1">
          <table:table-cell table:style-name="ce4" table:formula="of:=[.A74]+1" office:value-type="float" office:value="119" calcext:value-type="float">
            <text:p>119</text:p>
          </table:table-cell>
          <table:table-cell table:style-name="ce4" table:formula="of:=[$Redistribution_high.N72]" office:value-type="float" office:value="0.0284639103539636" calcext:value-type="float">
            <text:p>0.028463910353964</text:p>
          </table:table-cell>
          <table:table-cell table:style-name="ce4" table:formula="of:=[$Redistribution_high.O72]" office:value-type="float" office:value="0.0366157667772939" calcext:value-type="float">
            <text:p>0.036615766777294</text:p>
          </table:table-cell>
          <table:table-cell table:style-name="ce4" table:formula="of:=[$Redistribution_high.P72]" office:value-type="float" office:value="0.026113984450649" calcext:value-type="float">
            <text:p>0.026113984450649</text:p>
          </table:table-cell>
          <table:table-cell table:style-name="ce4" table:formula="of:=[$Redistribution_high.Q72]" office:value-type="float" office:value="0.0398987670658226" calcext:value-type="float">
            <text:p>0.039898767065823</text:p>
          </table:table-cell>
          <table:table-cell/>
          <table:table-cell table:style-name="ce4" table:formula="of:=[$Redistribution_central.N72]" office:value-type="float" office:value="0.0316605224965995" calcext:value-type="float">
            <text:p>0.0316605224966</text:p>
          </table:table-cell>
          <table:table-cell table:style-name="ce4" table:formula="of:=[$Redistribution_central.O72]" office:value-type="float" office:value="0.0426765425389343" calcext:value-type="float">
            <text:p>0.042676542538934</text:p>
          </table:table-cell>
          <table:table-cell table:style-name="ce4" table:formula="of:=[$Redistribution_central.P72]" office:value-type="float" office:value="0.029472047268623" calcext:value-type="float">
            <text:p>0.029472047268623</text:p>
          </table:table-cell>
          <table:table-cell table:style-name="ce4" table:formula="of:=[$Redistribution_central.Q72]" office:value-type="float" office:value="0.0457095299999076" calcext:value-type="float">
            <text:p>0.045709529999908</text:p>
          </table:table-cell>
          <table:table-cell/>
          <table:table-cell table:style-name="ce4" table:formula="of:=[$redistribution_low.N72]" office:value-type="float" office:value="0.0314987089802464" calcext:value-type="float">
            <text:p>0.031498708980247</text:p>
          </table:table-cell>
          <table:table-cell table:style-name="ce4" table:formula="of:=[$redistribution_low.O72]" office:value-type="float" office:value="0.0406171658697104" calcext:value-type="float">
            <text:p>0.04061716586971</text:p>
          </table:table-cell>
          <table:table-cell table:style-name="ce4" table:formula="of:=[$redistribution_low.P72]" office:value-type="float" office:value="0.0286329494521326" calcext:value-type="float">
            <text:p>0.028632949452133</text:p>
          </table:table-cell>
          <table:table-cell table:style-name="ce4" table:formula="of:=[$redistribution_low.Q72]" office:value-type="float" office:value="0.0448887355511653" calcext:value-type="float">
            <text:p>0.044888735551165</text:p>
          </table:table-cell>
          <table:table-cell table:number-columns-repeated="49"/>
        </table:table-row>
        <table:table-row table:style-name="ro1">
          <table:table-cell table:style-name="ce4" table:formula="of:=[.A75]+1" office:value-type="float" office:value="120" calcext:value-type="float">
            <text:p>120</text:p>
          </table:table-cell>
          <table:table-cell table:style-name="ce4" table:formula="of:=[$Redistribution_high.N73]" office:value-type="float" office:value="0.0269909179682785" calcext:value-type="float">
            <text:p>0.026990917968279</text:p>
          </table:table-cell>
          <table:table-cell table:style-name="ce4" table:formula="of:=[$Redistribution_high.O73]" office:value-type="float" office:value="0.0392190311695048" calcext:value-type="float">
            <text:p>0.039219031169505</text:p>
          </table:table-cell>
          <table:table-cell table:style-name="ce4" table:formula="of:=[$Redistribution_high.P73]" office:value-type="float" office:value="0.0267226514393169" calcext:value-type="float">
            <text:p>0.026722651439317</text:p>
          </table:table-cell>
          <table:table-cell table:style-name="ce4" table:formula="of:=[$Redistribution_high.Q73]" office:value-type="float" office:value="0.0393131561479434" calcext:value-type="float">
            <text:p>0.039313156147943</text:p>
          </table:table-cell>
          <table:table-cell/>
          <table:table-cell table:style-name="ce4" table:formula="of:=[$Redistribution_central.N73]" office:value-type="float" office:value="0.0319324247269946" calcext:value-type="float">
            <text:p>0.031932424726995</text:p>
          </table:table-cell>
          <table:table-cell table:style-name="ce4" table:formula="of:=[$Redistribution_central.O73]" office:value-type="float" office:value="0.0451923604489074" calcext:value-type="float">
            <text:p>0.045192360448908</text:p>
          </table:table-cell>
          <table:table-cell table:style-name="ce4" table:formula="of:=[$Redistribution_central.P73]" office:value-type="float" office:value="0.029073094410169" calcext:value-type="float">
            <text:p>0.029073094410169</text:p>
          </table:table-cell>
          <table:table-cell table:style-name="ce4" table:formula="of:=[$Redistribution_central.Q73]" office:value-type="float" office:value="0.0491889046993521" calcext:value-type="float">
            <text:p>0.049188904699352</text:p>
          </table:table-cell>
          <table:table-cell/>
          <table:table-cell table:style-name="ce4" table:formula="of:=[$redistribution_low.N73]" office:value-type="float" office:value="0.029517684203646" calcext:value-type="float">
            <text:p>0.029517684203646</text:p>
          </table:table-cell>
          <table:table-cell table:style-name="ce4" table:formula="of:=[$redistribution_low.O73]" office:value-type="float" office:value="0.0411326131430565" calcext:value-type="float">
            <text:p>0.041132613143057</text:p>
          </table:table-cell>
          <table:table-cell table:style-name="ce4" table:formula="of:=[$redistribution_low.P73]" office:value-type="float" office:value="0.0277372954314906" calcext:value-type="float">
            <text:p>0.027737295431491</text:p>
          </table:table-cell>
          <table:table-cell table:style-name="ce4" table:formula="of:=[$redistribution_low.Q73]" office:value-type="float" office:value="0.0437213726140943" calcext:value-type="float">
            <text:p>0.043721372614094</text:p>
          </table:table-cell>
          <table:table-cell table:number-columns-repeated="49"/>
        </table:table-row>
        <table:table-row table:style-name="ro1">
          <table:table-cell table:style-name="ce4" table:formula="of:=[.A76]+1" office:value-type="float" office:value="121" calcext:value-type="float">
            <text:p>121</text:p>
          </table:table-cell>
          <table:table-cell table:style-name="ce4" table:formula="of:=[$Redistribution_high.N74]" office:value-type="float" office:value="0.0318691107408999" calcext:value-type="float">
            <text:p>0.0318691107409</text:p>
          </table:table-cell>
          <table:table-cell table:style-name="ce4" table:formula="of:=[$Redistribution_high.O74]" office:value-type="float" office:value="0.0418737426139925" calcext:value-type="float">
            <text:p>0.041873742613993</text:p>
          </table:table-cell>
          <table:table-cell table:style-name="ce4" table:formula="of:=[$Redistribution_high.P74]" office:value-type="float" office:value="0.0298715702321045" calcext:value-type="float">
            <text:p>0.029871570232105</text:p>
          </table:table-cell>
          <table:table-cell table:style-name="ce4" table:formula="of:=[$Redistribution_high.Q74]" office:value-type="float" office:value="0.04453249284406" calcext:value-type="float">
            <text:p>0.04453249284406</text:p>
          </table:table-cell>
          <table:table-cell/>
          <table:table-cell table:style-name="ce4" table:formula="of:=[$Redistribution_central.N74]" office:value-type="float" office:value="0.0297678247633605" calcext:value-type="float">
            <text:p>0.029767824763361</text:p>
          </table:table-cell>
          <table:table-cell table:style-name="ce4" table:formula="of:=[$Redistribution_central.O74]" office:value-type="float" office:value="0.0421363290410986" calcext:value-type="float">
            <text:p>0.042136329041099</text:p>
          </table:table-cell>
          <table:table-cell table:style-name="ce4" table:formula="of:=[$Redistribution_central.P74]" office:value-type="float" office:value="0.0281767505176861" calcext:value-type="float">
            <text:p>0.028176750517686</text:p>
          </table:table-cell>
          <table:table-cell table:style-name="ce4" table:formula="of:=[$Redistribution_central.Q74]" office:value-type="float" office:value="0.0441438267908293" calcext:value-type="float">
            <text:p>0.044143826790829</text:p>
          </table:table-cell>
          <table:table-cell/>
          <table:table-cell table:style-name="ce4" table:formula="of:=[$redistribution_low.N74]" office:value-type="float" office:value="0.0329980049371414" calcext:value-type="float">
            <text:p>0.032998004937142</text:p>
          </table:table-cell>
          <table:table-cell table:style-name="ce4" table:formula="of:=[$redistribution_low.O74]" office:value-type="float" office:value="0.0429452532007954" calcext:value-type="float">
            <text:p>0.042945253200795</text:p>
          </table:table-cell>
          <table:table-cell table:style-name="ce4" table:formula="of:=[$redistribution_low.P74]" office:value-type="float" office:value="0.0296813174308265" calcext:value-type="float">
            <text:p>0.029681317430827</text:p>
          </table:table-cell>
          <table:table-cell table:style-name="ce4" table:formula="of:=[$redistribution_low.Q74]" office:value-type="float" office:value="0.0479369803852521" calcext:value-type="float">
            <text:p>0.047936980385252</text:p>
          </table:table-cell>
          <table:table-cell table:number-columns-repeated="49"/>
        </table:table-row>
        <table:table-row table:style-name="ro1">
          <table:table-cell table:style-name="ce4" table:formula="of:=[.A77]+1" office:value-type="float" office:value="122" calcext:value-type="float">
            <text:p>122</text:p>
          </table:table-cell>
          <table:table-cell table:style-name="ce4" table:formula="of:=[$Redistribution_high.N75]" office:value-type="float" office:value="0.0325945971866925" calcext:value-type="float">
            <text:p>0.032594597186693</text:p>
          </table:table-cell>
          <table:table-cell table:style-name="ce4" table:formula="of:=[$Redistribution_high.O75]" office:value-type="float" office:value="0.0443145119838482" calcext:value-type="float">
            <text:p>0.044314511983848</text:p>
          </table:table-cell>
          <table:table-cell table:style-name="ce4" table:formula="of:=[$Redistribution_high.P75]" office:value-type="float" office:value="0.0311441394949105" calcext:value-type="float">
            <text:p>0.031144139494911</text:p>
          </table:table-cell>
          <table:table-cell table:style-name="ce4" table:formula="of:=[$Redistribution_high.Q75]" office:value-type="float" office:value="0.0462619610488806" calcext:value-type="float">
            <text:p>0.046261961048881</text:p>
          </table:table-cell>
          <table:table-cell/>
          <table:table-cell table:style-name="ce4" table:formula="of:=[$Redistribution_central.N75]" office:value-type="float" office:value="0.0297273730457804" calcext:value-type="float">
            <text:p>0.02972737304578</text:p>
          </table:table-cell>
          <table:table-cell table:style-name="ce4" table:formula="of:=[$Redistribution_central.O75]" office:value-type="float" office:value="0.0372791185125523" calcext:value-type="float">
            <text:p>0.037279118512552</text:p>
          </table:table-cell>
          <table:table-cell table:style-name="ce4" table:formula="of:=[$Redistribution_central.P75]" office:value-type="float" office:value="0.0274936676918302" calcext:value-type="float">
            <text:p>0.02749366769183</text:p>
          </table:table-cell>
          <table:table-cell table:style-name="ce4" table:formula="of:=[$Redistribution_central.Q75]" office:value-type="float" office:value="0.0405112867302348" calcext:value-type="float">
            <text:p>0.040511286730235</text:p>
          </table:table-cell>
          <table:table-cell/>
          <table:table-cell table:style-name="ce4" table:formula="of:=[$redistribution_low.N75]" office:value-type="float" office:value="0.0332302751105025" calcext:value-type="float">
            <text:p>0.033230275110503</text:p>
          </table:table-cell>
          <table:table-cell table:style-name="ce4" table:formula="of:=[$redistribution_low.O75]" office:value-type="float" office:value="0.0428746898292222" calcext:value-type="float">
            <text:p>0.042874689829222</text:p>
          </table:table-cell>
          <table:table-cell table:style-name="ce4" table:formula="of:=[$redistribution_low.P75]" office:value-type="float" office:value="0.0289633210867472" calcext:value-type="float">
            <text:p>0.028963321086747</text:p>
          </table:table-cell>
          <table:table-cell table:style-name="ce4" table:formula="of:=[$redistribution_low.Q75]" office:value-type="float" office:value="0.0496090322756626" calcext:value-type="float">
            <text:p>0.049609032275663</text:p>
          </table:table-cell>
          <table:table-cell table:number-columns-repeated="49"/>
        </table:table-row>
        <table:table-row table:style-name="ro1">
          <table:table-cell table:style-name="ce4" table:formula="of:=[.A78]+1" office:value-type="float" office:value="123" calcext:value-type="float">
            <text:p>123</text:p>
          </table:table-cell>
          <table:table-cell table:style-name="ce4" table:formula="of:=[$Redistribution_high.N76]" office:value-type="float" office:value="0.0287889370366957" calcext:value-type="float">
            <text:p>0.028788937036696</text:p>
          </table:table-cell>
          <table:table-cell table:style-name="ce4" table:formula="of:=[$Redistribution_high.O76]" office:value-type="float" office:value="0.0410408521755969" calcext:value-type="float">
            <text:p>0.041040852175597</text:p>
          </table:table-cell>
          <table:table-cell table:style-name="ce4" table:formula="of:=[$Redistribution_high.P76]" office:value-type="float" office:value="0.0281309307913525" calcext:value-type="float">
            <text:p>0.028130930791353</text:p>
          </table:table-cell>
          <table:table-cell table:style-name="ce4" table:formula="of:=[$Redistribution_high.Q76]" office:value-type="float" office:value="0.0417861123568433" calcext:value-type="float">
            <text:p>0.041786112356843</text:p>
          </table:table-cell>
          <table:table-cell/>
          <table:table-cell table:style-name="ce4" table:formula="of:=[$Redistribution_central.N76]" office:value-type="float" office:value="0.0323088716499231" calcext:value-type="float">
            <text:p>0.032308871649923</text:p>
          </table:table-cell>
          <table:table-cell table:style-name="ce4" table:formula="of:=[$Redistribution_central.O76]" office:value-type="float" office:value="0.0423428502578381" calcext:value-type="float">
            <text:p>0.042342850257838</text:p>
          </table:table-cell>
          <table:table-cell table:style-name="ce4" table:formula="of:=[$Redistribution_central.P76]" office:value-type="float" office:value="0.027963207543298" calcext:value-type="float">
            <text:p>0.027963207543298</text:p>
          </table:table-cell>
          <table:table-cell table:style-name="ce4" table:formula="of:=[$Redistribution_central.Q76]" office:value-type="float" office:value="0.048830472798101" calcext:value-type="float">
            <text:p>0.048830472798101</text:p>
          </table:table-cell>
          <table:table-cell/>
          <table:table-cell table:style-name="ce4" table:formula="of:=[$redistribution_low.N76]" office:value-type="float" office:value="0.0315527719058156" calcext:value-type="float">
            <text:p>0.031552771905816</text:p>
          </table:table-cell>
          <table:table-cell table:style-name="ce4" table:formula="of:=[$redistribution_low.O76]" office:value-type="float" office:value="0.0424908183691831" calcext:value-type="float">
            <text:p>0.042490818369183</text:p>
          </table:table-cell>
          <table:table-cell table:style-name="ce4" table:formula="of:=[$redistribution_low.P76]" office:value-type="float" office:value="0.027803908857338" calcext:value-type="float">
            <text:p>0.027803908857338</text:p>
          </table:table-cell>
          <table:table-cell table:style-name="ce4" table:formula="of:=[$redistribution_low.Q76]" office:value-type="float" office:value="0.0483088005196226" calcext:value-type="float">
            <text:p>0.048308800519623</text:p>
          </table:table-cell>
          <table:table-cell table:number-columns-repeated="49"/>
        </table:table-row>
        <table:table-row table:style-name="ro1">
          <table:table-cell table:style-name="ce4" table:formula="of:=[.A79]+1" office:value-type="float" office:value="124" calcext:value-type="float">
            <text:p>124</text:p>
          </table:table-cell>
          <table:table-cell table:style-name="ce4" table:formula="of:=[$Redistribution_high.N77]" office:value-type="float" office:value="0.0333540099577851" calcext:value-type="float">
            <text:p>0.033354009957785</text:p>
          </table:table-cell>
          <table:table-cell table:style-name="ce4" table:formula="of:=[$Redistribution_high.O77]" office:value-type="float" office:value="0.0440994260135624" calcext:value-type="float">
            <text:p>0.044099426013562</text:p>
          </table:table-cell>
          <table:table-cell table:style-name="ce4" table:formula="of:=[$Redistribution_high.P77]" office:value-type="float" office:value="0.0302704849345032" calcext:value-type="float">
            <text:p>0.030270484934503</text:p>
          </table:table-cell>
          <table:table-cell table:style-name="ce4" table:formula="of:=[$Redistribution_high.Q77]" office:value-type="float" office:value="0.0485595946011038" calcext:value-type="float">
            <text:p>0.048559594601104</text:p>
          </table:table-cell>
          <table:table-cell/>
          <table:table-cell table:style-name="ce4" table:formula="of:=[$Redistribution_central.N77]" office:value-type="float" office:value="0.0283637646754144" calcext:value-type="float">
            <text:p>0.028363764675415</text:p>
          </table:table-cell>
          <table:table-cell table:style-name="ce4" table:formula="of:=[$Redistribution_central.O77]" office:value-type="float" office:value="0.0379565202106314" calcext:value-type="float">
            <text:p>0.037956520210631</text:p>
          </table:table-cell>
          <table:table-cell table:style-name="ce4" table:formula="of:=[$Redistribution_central.P77]" office:value-type="float" office:value="0.0255390964238344" calcext:value-type="float">
            <text:p>0.025539096423835</text:p>
          </table:table-cell>
          <table:table-cell table:style-name="ce4" table:formula="of:=[$Redistribution_central.Q77]" office:value-type="float" office:value="0.0421099765224769" calcext:value-type="float">
            <text:p>0.042109976522477</text:p>
          </table:table-cell>
          <table:table-cell/>
          <table:table-cell table:style-name="ce4" table:formula="of:=[$redistribution_low.N77]" office:value-type="float" office:value="0.031490969846829" calcext:value-type="float">
            <text:p>0.031490969846829</text:p>
          </table:table-cell>
          <table:table-cell table:style-name="ce4" table:formula="of:=[$redistribution_low.O77]" office:value-type="float" office:value="0.0449597247219179" calcext:value-type="float">
            <text:p>0.044959724721918</text:p>
          </table:table-cell>
          <table:table-cell table:style-name="ce4" table:formula="of:=[$redistribution_low.P77]" office:value-type="float" office:value="0.0281631345704309" calcext:value-type="float">
            <text:p>0.028163134570431</text:p>
          </table:table-cell>
          <table:table-cell table:style-name="ce4" table:formula="of:=[$redistribution_low.Q77]" office:value-type="float" office:value="0.0500513111709627" calcext:value-type="float">
            <text:p>0.050051311170963</text:p>
          </table:table-cell>
          <table:table-cell table:number-columns-repeated="49"/>
        </table:table-row>
        <table:table-row table:style-name="ro1">
          <table:table-cell table:style-name="ce4" table:formula="of:=[.A80]+1" office:value-type="float" office:value="125" calcext:value-type="float">
            <text:p>125</text:p>
          </table:table-cell>
          <table:table-cell table:style-name="ce4" table:formula="of:=[$Redistribution_high.N78]" office:value-type="float" office:value="0.0344535479983694" calcext:value-type="float">
            <text:p>0.034453547998369</text:p>
          </table:table-cell>
          <table:table-cell table:style-name="ce4" table:formula="of:=[$Redistribution_high.O78]" office:value-type="float" office:value="0.0393905449755424" calcext:value-type="float">
            <text:p>0.039390544975542</text:p>
          </table:table-cell>
          <table:table-cell table:style-name="ce4" table:formula="of:=[$Redistribution_high.P78]" office:value-type="float" office:value="0.0281121993933766" calcext:value-type="float">
            <text:p>0.028112199393377</text:p>
          </table:table-cell>
          <table:table-cell table:style-name="ce4" table:formula="of:=[$Redistribution_high.Q78]" office:value-type="float" office:value="0.0486999300114077" calcext:value-type="float">
            <text:p>0.048699930011408</text:p>
          </table:table-cell>
          <table:table-cell/>
          <table:table-cell table:style-name="ce4" table:formula="of:=[$Redistribution_central.N78]" office:value-type="float" office:value="0.0313346133246569" calcext:value-type="float">
            <text:p>0.031334613324657</text:p>
          </table:table-cell>
          <table:table-cell table:style-name="ce4" table:formula="of:=[$Redistribution_central.O78]" office:value-type="float" office:value="0.0398560550243915" calcext:value-type="float">
            <text:p>0.039856055024392</text:p>
          </table:table-cell>
          <table:table-cell table:style-name="ce4" table:formula="of:=[$Redistribution_central.P78]" office:value-type="float" office:value="0.0274595092399001" calcext:value-type="float">
            <text:p>0.0274595092399</text:p>
          </table:table-cell>
          <table:table-cell table:style-name="ce4" table:formula="of:=[$Redistribution_central.Q78]" office:value-type="float" office:value="0.045501918153551" calcext:value-type="float">
            <text:p>0.045501918153551</text:p>
          </table:table-cell>
          <table:table-cell/>
          <table:table-cell table:style-name="ce4" table:formula="of:=[$redistribution_low.N78]" office:value-type="float" office:value="0.0333138520128915" calcext:value-type="float">
            <text:p>0.033313852012892</text:p>
          </table:table-cell>
          <table:table-cell table:style-name="ce4" table:formula="of:=[$redistribution_low.O78]" office:value-type="float" office:value="0.0468753571311033" calcext:value-type="float">
            <text:p>0.046875357131103</text:p>
          </table:table-cell>
          <table:table-cell table:style-name="ce4" table:formula="of:=[$redistribution_low.P78]" office:value-type="float" office:value="0.0302617603301016" calcext:value-type="float">
            <text:p>0.030261760330102</text:p>
          </table:table-cell>
          <table:table-cell table:style-name="ce4" table:formula="of:=[$redistribution_low.Q78]" office:value-type="float" office:value="0.0513593066264148" calcext:value-type="float">
            <text:p>0.051359306626415</text:p>
          </table:table-cell>
          <table:table-cell table:number-columns-repeated="49"/>
        </table:table-row>
        <table:table-row table:style-name="ro1">
          <table:table-cell table:style-name="ce4" table:formula="of:=[.A81]+1" office:value-type="float" office:value="126" calcext:value-type="float">
            <text:p>126</text:p>
          </table:table-cell>
          <table:table-cell table:style-name="ce4" table:formula="of:=[$Redistribution_high.N79]" office:value-type="float" office:value="0.0343397171443985" calcext:value-type="float">
            <text:p>0.034339717144399</text:p>
          </table:table-cell>
          <table:table-cell table:style-name="ce4" table:formula="of:=[$Redistribution_high.O79]" office:value-type="float" office:value="0.0437697542650789" calcext:value-type="float">
            <text:p>0.043769754265079</text:p>
          </table:table-cell>
          <table:table-cell table:style-name="ce4" table:formula="of:=[$Redistribution_high.P79]" office:value-type="float" office:value="0.0308566742332785" calcext:value-type="float">
            <text:p>0.030856674233279</text:p>
          </table:table-cell>
          <table:table-cell table:style-name="ce4" table:formula="of:=[$Redistribution_high.Q79]" office:value-type="float" office:value="0.0488373361413538" calcext:value-type="float">
            <text:p>0.048837336141354</text:p>
          </table:table-cell>
          <table:table-cell/>
          <table:table-cell table:style-name="ce4" table:formula="of:=[$Redistribution_central.N79]" office:value-type="float" office:value="0.0327415230474691" calcext:value-type="float">
            <text:p>0.032741523047469</text:p>
          </table:table-cell>
          <table:table-cell table:style-name="ce4" table:formula="of:=[$Redistribution_central.O79]" office:value-type="float" office:value="0.0424535818894575" calcext:value-type="float">
            <text:p>0.042453581889458</text:p>
          </table:table-cell>
          <table:table-cell table:style-name="ce4" table:formula="of:=[$Redistribution_central.P79]" office:value-type="float" office:value="0.0281306458100064" calcext:value-type="float">
            <text:p>0.028130645810007</text:p>
          </table:table-cell>
          <table:table-cell table:style-name="ce4" table:formula="of:=[$Redistribution_central.Q79]" office:value-type="float" office:value="0.0493593196848451" calcext:value-type="float">
            <text:p>0.049359319684845</text:p>
          </table:table-cell>
          <table:table-cell/>
          <table:table-cell table:style-name="ce4" table:formula="of:=[$redistribution_low.N79]" office:value-type="float" office:value="0.0355457436771862" calcext:value-type="float">
            <text:p>0.035545743677186</text:p>
          </table:table-cell>
          <table:table-cell table:style-name="ce4" table:formula="of:=[$redistribution_low.O79]" office:value-type="float" office:value="0.0448495466488459" calcext:value-type="float">
            <text:p>0.044849546648846</text:p>
          </table:table-cell>
          <table:table-cell table:style-name="ce4" table:formula="of:=[$redistribution_low.P79]" office:value-type="float" office:value="0.0305307826929861" calcext:value-type="float">
            <text:p>0.030530782692986</text:p>
          </table:table-cell>
          <table:table-cell table:style-name="ce4" table:formula="of:=[$redistribution_low.Q79]" office:value-type="float" office:value="0.0527120588755626" calcext:value-type="float">
            <text:p>0.052712058875563</text:p>
          </table:table-cell>
          <table:table-cell table:number-columns-repeated="49"/>
        </table:table-row>
        <table:table-row table:style-name="ro1">
          <table:table-cell table:style-name="ce4" table:formula="of:=[.A82]+1" office:value-type="float" office:value="127" calcext:value-type="float">
            <text:p>127</text:p>
          </table:table-cell>
          <table:table-cell table:style-name="ce4" table:formula="of:=[$Redistribution_high.N80]" office:value-type="float" office:value="0.0295505050605914" calcext:value-type="float">
            <text:p>0.029550505060592</text:p>
          </table:table-cell>
          <table:table-cell table:style-name="ce4" table:formula="of:=[$Redistribution_high.O80]" office:value-type="float" office:value="0.0383921792262827" calcext:value-type="float">
            <text:p>0.038392179226283</text:p>
          </table:table-cell>
          <table:table-cell table:style-name="ce4" table:formula="of:=[$Redistribution_high.P80]" office:value-type="float" office:value="0.0277627619339572" calcext:value-type="float">
            <text:p>0.027762761933957</text:p>
          </table:table-cell>
          <table:table-cell table:style-name="ce4" table:formula="of:=[$Redistribution_high.Q80]" office:value-type="float" office:value="0.0408819482993863" calcext:value-type="float">
            <text:p>0.040881948299386</text:p>
          </table:table-cell>
          <table:table-cell/>
          <table:table-cell table:style-name="ce4" table:formula="of:=[$Redistribution_central.N80]" office:value-type="float" office:value="0.032081247209796" calcext:value-type="float">
            <text:p>0.032081247209796</text:p>
          </table:table-cell>
          <table:table-cell table:style-name="ce4" table:formula="of:=[$Redistribution_central.O80]" office:value-type="float" office:value="0.0442600123986272" calcext:value-type="float">
            <text:p>0.044260012398627</text:p>
          </table:table-cell>
          <table:table-cell table:style-name="ce4" table:formula="of:=[$Redistribution_central.P80]" office:value-type="float" office:value="0.0302310021059947" calcext:value-type="float">
            <text:p>0.030231002105995</text:p>
          </table:table-cell>
          <table:table-cell table:style-name="ce4" table:formula="of:=[$Redistribution_central.Q80]" office:value-type="float" office:value="0.0468506628045338" calcext:value-type="float">
            <text:p>0.046850662804534</text:p>
          </table:table-cell>
          <table:table-cell/>
          <table:table-cell table:style-name="ce4" table:formula="of:=[$redistribution_low.N80]" office:value-type="float" office:value="0.0395008908261752" calcext:value-type="float">
            <text:p>0.039500890826175</text:p>
          </table:table-cell>
          <table:table-cell table:style-name="ce4" table:formula="of:=[$redistribution_low.O80]" office:value-type="float" office:value="0.053769224112139" calcext:value-type="float">
            <text:p>0.053769224112139</text:p>
          </table:table-cell>
          <table:table-cell table:style-name="ce4" table:formula="of:=[$redistribution_low.P80]" office:value-type="float" office:value="0.0332979809074148" calcext:value-type="float">
            <text:p>0.033297980907415</text:p>
          </table:table-cell>
          <table:table-cell table:style-name="ce4" table:formula="of:=[$redistribution_low.Q80]" office:value-type="float" office:value="0.0633714625151019" calcext:value-type="float">
            <text:p>0.063371462515102</text:p>
          </table:table-cell>
          <table:table-cell table:number-columns-repeated="49"/>
        </table:table-row>
        <table:table-row table:style-name="ro1">
          <table:table-cell table:style-name="ce4" table:formula="of:=[.A83]+1" office:value-type="float" office:value="128" calcext:value-type="float">
            <text:p>128</text:p>
          </table:table-cell>
          <table:table-cell table:style-name="ce4" table:formula="of:=[$Redistribution_high.N81]" office:value-type="float" office:value="0.0309641228717276" calcext:value-type="float">
            <text:p>0.030964122871728</text:p>
          </table:table-cell>
          <table:table-cell table:style-name="ce4" table:formula="of:=[$Redistribution_high.O81]" office:value-type="float" office:value="0.0407502558571454" calcext:value-type="float">
            <text:p>0.040750255857145</text:p>
          </table:table-cell>
          <table:table-cell table:style-name="ce4" table:formula="of:=[$Redistribution_high.P81]" office:value-type="float" office:value="0.0296217733063814" calcext:value-type="float">
            <text:p>0.029621773306381</text:p>
          </table:table-cell>
          <table:table-cell table:style-name="ce4" table:formula="of:=[$Redistribution_high.Q81]" office:value-type="float" office:value="0.0425885962725314" calcext:value-type="float">
            <text:p>0.042588596272531</text:p>
          </table:table-cell>
          <table:table-cell/>
          <table:table-cell table:style-name="ce4" table:formula="of:=[$Redistribution_central.N81]" office:value-type="float" office:value="0.033369407056955" calcext:value-type="float">
            <text:p>0.033369407056955</text:p>
          </table:table-cell>
          <table:table-cell table:style-name="ce4" table:formula="of:=[$Redistribution_central.O81]" office:value-type="float" office:value="0.045873120397381" calcext:value-type="float">
            <text:p>0.045873120397381</text:p>
          </table:table-cell>
          <table:table-cell table:style-name="ce4" table:formula="of:=[$Redistribution_central.P81]" office:value-type="float" office:value="0.0310905311859901" calcext:value-type="float">
            <text:p>0.03109053118599</text:p>
          </table:table-cell>
          <table:table-cell table:style-name="ce4" table:formula="of:=[$Redistribution_central.Q81]" office:value-type="float" office:value="0.0491339455059295" calcext:value-type="float">
            <text:p>0.04913394550593</text:p>
          </table:table-cell>
          <table:table-cell/>
          <table:table-cell table:style-name="ce4" table:formula="of:=[$redistribution_low.N81]" office:value-type="float" office:value="0.0351039202392617" calcext:value-type="float">
            <text:p>0.035103920239262</text:p>
          </table:table-cell>
          <table:table-cell table:style-name="ce4" table:formula="of:=[$redistribution_low.O81]" office:value-type="float" office:value="0.0476206013719046" calcext:value-type="float">
            <text:p>0.047620601371905</text:p>
          </table:table-cell>
          <table:table-cell table:style-name="ce4" table:formula="of:=[$redistribution_low.P81]" office:value-type="float" office:value="0.0307213471074067" calcext:value-type="float">
            <text:p>0.030721347107407</text:p>
          </table:table-cell>
          <table:table-cell table:style-name="ce4" table:formula="of:=[$redistribution_low.Q81]" office:value-type="float" office:value="0.0543018072323499" calcext:value-type="float">
            <text:p>0.05430180723235</text:p>
          </table:table-cell>
          <table:table-cell table:number-columns-repeated="49"/>
        </table:table-row>
        <table:table-row table:style-name="ro1">
          <table:table-cell table:style-name="ce4" table:formula="of:=[.A84]+1" office:value-type="float" office:value="129" calcext:value-type="float">
            <text:p>129</text:p>
          </table:table-cell>
          <table:table-cell table:style-name="ce4" table:formula="of:=[$Redistribution_high.N82]" office:value-type="float" office:value="0.0342816388294601" calcext:value-type="float">
            <text:p>0.03428163882946</text:p>
          </table:table-cell>
          <table:table-cell table:style-name="ce4" table:formula="of:=[$Redistribution_high.O82]" office:value-type="float" office:value="0.0467738922470687" calcext:value-type="float">
            <text:p>0.046773892247069</text:p>
          </table:table-cell>
          <table:table-cell table:style-name="ce4" table:formula="of:=[$Redistribution_high.P82]" office:value-type="float" office:value="0.0336009830808335" calcext:value-type="float">
            <text:p>0.033600983080834</text:p>
          </table:table-cell>
          <table:table-cell table:style-name="ce4" table:formula="of:=[$Redistribution_high.Q82]" office:value-type="float" office:value="0.0475234510798936" calcext:value-type="float">
            <text:p>0.047523451079894</text:p>
          </table:table-cell>
          <table:table-cell/>
          <table:table-cell table:style-name="ce4" table:formula="of:=[$Redistribution_central.N82]" office:value-type="float" office:value="0.0326207850030663" calcext:value-type="float">
            <text:p>0.032620785003066</text:p>
          </table:table-cell>
          <table:table-cell table:style-name="ce4" table:formula="of:=[$Redistribution_central.O82]" office:value-type="float" office:value="0.0407753700358678" calcext:value-type="float">
            <text:p>0.040775370035868</text:p>
          </table:table-cell>
          <table:table-cell table:style-name="ce4" table:formula="of:=[$Redistribution_central.P82]" office:value-type="float" office:value="0.0301047057546433" calcext:value-type="float">
            <text:p>0.030104705754643</text:p>
          </table:table-cell>
          <table:table-cell table:style-name="ce4" table:formula="of:=[$Redistribution_central.Q82]" office:value-type="float" office:value="0.0443755203820022" calcext:value-type="float">
            <text:p>0.044375520382002</text:p>
          </table:table-cell>
          <table:table-cell/>
          <table:table-cell table:style-name="ce4" table:formula="of:=[$redistribution_low.N82]" office:value-type="float" office:value="0.0340708509213992" calcext:value-type="float">
            <text:p>0.034070850921399</text:p>
          </table:table-cell>
          <table:table-cell table:style-name="ce4" table:formula="of:=[$redistribution_low.O82]" office:value-type="float" office:value="0.0451486988140617" calcext:value-type="float">
            <text:p>0.045148698814062</text:p>
          </table:table-cell>
          <table:table-cell table:style-name="ce4" table:formula="of:=[$redistribution_low.P82]" office:value-type="float" office:value="0.0297330903743565" calcext:value-type="float">
            <text:p>0.029733090374357</text:p>
          </table:table-cell>
          <table:table-cell table:style-name="ce4" table:formula="of:=[$redistribution_low.Q82]" office:value-type="float" office:value="0.0517124397405922" calcext:value-type="float">
            <text:p>0.051712439740592</text:p>
          </table:table-cell>
          <table:table-cell table:number-columns-repeated="49"/>
        </table:table-row>
        <table:table-row table:style-name="ro1">
          <table:table-cell table:style-name="ce4" table:formula="of:=[.A85]+1" office:value-type="float" office:value="130" calcext:value-type="float">
            <text:p>130</text:p>
          </table:table-cell>
          <table:table-cell table:style-name="ce4" table:formula="of:=[$Redistribution_high.N83]" office:value-type="float" office:value="0.035942324450979" calcext:value-type="float">
            <text:p>0.035942324450979</text:p>
          </table:table-cell>
          <table:table-cell table:style-name="ce4" table:formula="of:=[$Redistribution_high.O83]" office:value-type="float" office:value="0.0510423876171854" calcext:value-type="float">
            <text:p>0.051042387617185</text:p>
          </table:table-cell>
          <table:table-cell table:style-name="ce4" table:formula="of:=[$Redistribution_high.P83]" office:value-type="float" office:value="0.035399440967648" calcext:value-type="float">
            <text:p>0.035399440967648</text:p>
          </table:table-cell>
          <table:table-cell table:style-name="ce4" table:formula="of:=[$Redistribution_high.Q83]" office:value-type="float" office:value="0.0515993914319455" calcext:value-type="float">
            <text:p>0.051599391431946</text:p>
          </table:table-cell>
          <table:table-cell/>
          <table:table-cell table:style-name="ce4" table:formula="of:=[$Redistribution_central.N83]" office:value-type="float" office:value="0.0376582249409749" calcext:value-type="float">
            <text:p>0.037658224940975</text:p>
          </table:table-cell>
          <table:table-cell table:style-name="ce4" table:formula="of:=[$Redistribution_central.O83]" office:value-type="float" office:value="0.0482755194509329" calcext:value-type="float">
            <text:p>0.048275519450933</text:p>
          </table:table-cell>
          <table:table-cell table:style-name="ce4" table:formula="of:=[$Redistribution_central.P83]" office:value-type="float" office:value="0.0340030700695362" calcext:value-type="float">
            <text:p>0.034003070069536</text:p>
          </table:table-cell>
          <table:table-cell table:style-name="ce4" table:formula="of:=[$Redistribution_central.Q83]" office:value-type="float" office:value="0.0537547019352475" calcext:value-type="float">
            <text:p>0.053754701935248</text:p>
          </table:table-cell>
          <table:table-cell/>
          <table:table-cell table:style-name="ce4" table:formula="of:=[$redistribution_low.N83]" office:value-type="float" office:value="0.0347905235611145" calcext:value-type="float">
            <text:p>0.034790523561115</text:p>
          </table:table-cell>
          <table:table-cell table:style-name="ce4" table:formula="of:=[$redistribution_low.O83]" office:value-type="float" office:value="0.0476751297447448" calcext:value-type="float">
            <text:p>0.047675129744745</text:p>
          </table:table-cell>
          <table:table-cell table:style-name="ce4" table:formula="of:=[$redistribution_low.P83]" office:value-type="float" office:value="0.0307838199190752" calcext:value-type="float">
            <text:p>0.030783819919075</text:p>
          </table:table-cell>
          <table:table-cell table:style-name="ce4" table:formula="of:=[$redistribution_low.Q83]" office:value-type="float" office:value="0.0538163717293301" calcext:value-type="float">
            <text:p>0.05381637172933</text:p>
          </table:table-cell>
          <table:table-cell table:number-columns-repeated="49"/>
        </table:table-row>
        <table:table-row table:style-name="ro1">
          <table:table-cell table:style-name="ce4" table:formula="of:=[.A86]+1" office:value-type="float" office:value="131" calcext:value-type="float">
            <text:p>131</text:p>
          </table:table-cell>
          <table:table-cell table:style-name="ce4" table:formula="of:=[$Redistribution_high.N84]" office:value-type="float" office:value="0.0364896547812563" calcext:value-type="float">
            <text:p>0.036489654781256</text:p>
          </table:table-cell>
          <table:table-cell table:style-name="ce4" table:formula="of:=[$Redistribution_high.O84]" office:value-type="float" office:value="0.0492161064689658" calcext:value-type="float">
            <text:p>0.049216106468966</text:p>
          </table:table-cell>
          <table:table-cell table:style-name="ce4" table:formula="of:=[$Redistribution_high.P84]" office:value-type="float" office:value="0.0343371230452632" calcext:value-type="float">
            <text:p>0.034337123045263</text:p>
          </table:table-cell>
          <table:table-cell table:style-name="ce4" table:formula="of:=[$Redistribution_high.Q84]" office:value-type="float" office:value="0.0522146911404893" calcext:value-type="float">
            <text:p>0.052214691140489</text:p>
          </table:table-cell>
          <table:table-cell/>
          <table:table-cell table:style-name="ce4" table:formula="of:=[$Redistribution_central.N84]" office:value-type="float" office:value="0.0370429865704864" calcext:value-type="float">
            <text:p>0.037042986570486</text:p>
          </table:table-cell>
          <table:table-cell table:style-name="ce4" table:formula="of:=[$Redistribution_central.O84]" office:value-type="float" office:value="0.0494240425447665" calcext:value-type="float">
            <text:p>0.049424042544767</text:p>
          </table:table-cell>
          <table:table-cell table:style-name="ce4" table:formula="of:=[$Redistribution_central.P84]" office:value-type="float" office:value="0.0337375264987894" calcext:value-type="float">
            <text:p>0.03373752649879</text:p>
          </table:table-cell>
          <table:table-cell table:style-name="ce4" table:formula="of:=[$Redistribution_central.Q84]" office:value-type="float" office:value="0.0542807373461193" calcext:value-type="float">
            <text:p>0.054280737346119</text:p>
          </table:table-cell>
          <table:table-cell/>
          <table:table-cell table:style-name="ce4" table:formula="of:=[$redistribution_low.N84]" office:value-type="float" office:value="0.0350943722516241" calcext:value-type="float">
            <text:p>0.035094372251624</text:p>
          </table:table-cell>
          <table:table-cell table:style-name="ce4" table:formula="of:=[$redistribution_low.O84]" office:value-type="float" office:value="0.0502696298897723" calcext:value-type="float">
            <text:p>0.050269629889772</text:p>
          </table:table-cell>
          <table:table-cell table:style-name="ce4" table:formula="of:=[$redistribution_low.P84]" office:value-type="float" office:value="0.0323256674627507" calcext:value-type="float">
            <text:p>0.032325667462751</text:p>
          </table:table-cell>
          <table:table-cell table:style-name="ce4" table:formula="of:=[$redistribution_low.Q84]" office:value-type="float" office:value="0.0542918382192413" calcext:value-type="float">
            <text:p>0.054291838219241</text:p>
          </table:table-cell>
          <table:table-cell table:number-columns-repeated="49"/>
        </table:table-row>
        <table:table-row table:style-name="ro1">
          <table:table-cell table:style-name="ce4" table:formula="of:=[.A87]+1" office:value-type="float" office:value="132" calcext:value-type="float">
            <text:p>132</text:p>
          </table:table-cell>
          <table:table-cell table:style-name="ce4" table:formula="of:=[$Redistribution_high.N85]" office:value-type="float" office:value="0.036070643788205" calcext:value-type="float">
            <text:p>0.036070643788205</text:p>
          </table:table-cell>
          <table:table-cell table:style-name="ce4" table:formula="of:=[$Redistribution_high.O85]" office:value-type="float" office:value="0.045850676833816" calcext:value-type="float">
            <text:p>0.045850676833816</text:p>
          </table:table-cell>
          <table:table-cell table:style-name="ce4" table:formula="of:=[$Redistribution_high.P85]" office:value-type="float" office:value="0.0318479908806299" calcext:value-type="float">
            <text:p>0.03184799088063</text:p>
          </table:table-cell>
          <table:table-cell table:style-name="ce4" table:formula="of:=[$Redistribution_high.Q85]" office:value-type="float" office:value="0.0521292759178604" calcext:value-type="float">
            <text:p>0.05212927591786</text:p>
          </table:table-cell>
          <table:table-cell/>
          <table:table-cell table:style-name="ce4" table:formula="of:=[$Redistribution_central.N85]" office:value-type="float" office:value="0.0314949516197443" calcext:value-type="float">
            <text:p>0.031494951619744</text:p>
          </table:table-cell>
          <table:table-cell table:style-name="ce4" table:formula="of:=[$Redistribution_central.O85]" office:value-type="float" office:value="0.0419805729873253" calcext:value-type="float">
            <text:p>0.041980572987325</text:p>
          </table:table-cell>
          <table:table-cell table:style-name="ce4" table:formula="of:=[$Redistribution_central.P85]" office:value-type="float" office:value="0.0286976261264165" calcext:value-type="float">
            <text:p>0.028697626126417</text:p>
          </table:table-cell>
          <table:table-cell table:style-name="ce4" table:formula="of:=[$Redistribution_central.Q85]" office:value-type="float" office:value="0.0461202887026378" calcext:value-type="float">
            <text:p>0.046120288702638</text:p>
          </table:table-cell>
          <table:table-cell/>
          <table:table-cell table:style-name="ce4" table:formula="of:=[$redistribution_low.N85]" office:value-type="float" office:value="0.0355176989759569" calcext:value-type="float">
            <text:p>0.035517698975957</text:p>
          </table:table-cell>
          <table:table-cell table:style-name="ce4" table:formula="of:=[$redistribution_low.O85]" office:value-type="float" office:value="0.0504628825069297" calcext:value-type="float">
            <text:p>0.05046288250693</text:p>
          </table:table-cell>
          <table:table-cell table:style-name="ce4" table:formula="of:=[$redistribution_low.P85]" office:value-type="float" office:value="0.032387884884099" calcext:value-type="float">
            <text:p>0.032387884884099</text:p>
          </table:table-cell>
          <table:table-cell table:style-name="ce4" table:formula="of:=[$redistribution_low.Q85]" office:value-type="float" office:value="0.0552681250840754" calcext:value-type="float">
            <text:p>0.055268125084075</text:p>
          </table:table-cell>
          <table:table-cell table:number-columns-repeated="49"/>
        </table:table-row>
        <table:table-row table:style-name="ro1">
          <table:table-cell table:style-name="ce4" table:formula="of:=[.A88]+1" office:value-type="float" office:value="133" calcext:value-type="float">
            <text:p>133</text:p>
          </table:table-cell>
          <table:table-cell table:style-name="ce4" table:formula="of:=[$Redistribution_high.N86]" office:value-type="float" office:value="0.0331207414361762" calcext:value-type="float">
            <text:p>0.033120741436176</text:p>
          </table:table-cell>
          <table:table-cell table:style-name="ce4" table:formula="of:=[$Redistribution_high.O86]" office:value-type="float" office:value="0.0432350009824628" calcext:value-type="float">
            <text:p>0.043235000982463</text:p>
          </table:table-cell>
          <table:table-cell table:style-name="ce4" table:formula="of:=[$Redistribution_high.P86]" office:value-type="float" office:value="0.031332786717449" calcext:value-type="float">
            <text:p>0.031332786717449</text:p>
          </table:table-cell>
          <table:table-cell table:style-name="ce4" table:formula="of:=[$Redistribution_high.Q86]" office:value-type="float" office:value="0.0456785365006969" calcext:value-type="float">
            <text:p>0.045678536500697</text:p>
          </table:table-cell>
          <table:table-cell/>
          <table:table-cell table:style-name="ce4" table:formula="of:=[$Redistribution_central.N86]" office:value-type="float" office:value="0.0337955839727841" calcext:value-type="float">
            <text:p>0.033795583972784</text:p>
          </table:table-cell>
          <table:table-cell table:style-name="ce4" table:formula="of:=[$Redistribution_central.O86]" office:value-type="float" office:value="0.0424999978149443" calcext:value-type="float">
            <text:p>0.042499997814944</text:p>
          </table:table-cell>
          <table:table-cell table:style-name="ce4" table:formula="of:=[$Redistribution_central.P86]" office:value-type="float" office:value="0.0303696432688876" calcext:value-type="float">
            <text:p>0.030369643268888</text:p>
          </table:table-cell>
          <table:table-cell table:style-name="ce4" table:formula="of:=[$Redistribution_central.Q86]" office:value-type="float" office:value="0.0474789522002358" calcext:value-type="float">
            <text:p>0.047478952200236</text:p>
          </table:table-cell>
          <table:table-cell/>
          <table:table-cell table:style-name="ce4" table:formula="of:=[$redistribution_low.N86]" office:value-type="float" office:value="0.0337707644117491" calcext:value-type="float">
            <text:p>0.033770764411749</text:p>
          </table:table-cell>
          <table:table-cell table:style-name="ce4" table:formula="of:=[$redistribution_low.O86]" office:value-type="float" office:value="0.0485501173171736" calcext:value-type="float">
            <text:p>0.048550117317174</text:p>
          </table:table-cell>
          <table:table-cell table:style-name="ce4" table:formula="of:=[$redistribution_low.P86]" office:value-type="float" office:value="0.0316512295846777" calcext:value-type="float">
            <text:p>0.031651229584678</text:p>
          </table:table-cell>
          <table:table-cell table:style-name="ce4" table:formula="of:=[$redistribution_low.Q86]" office:value-type="float" office:value="0.0516212308865274" calcext:value-type="float">
            <text:p>0.051621230886528</text:p>
          </table:table-cell>
          <table:table-cell table:number-columns-repeated="49"/>
        </table:table-row>
        <table:table-row table:style-name="ro1">
          <table:table-cell table:style-name="ce4" table:formula="of:=[.A89]+1" office:value-type="float" office:value="134" calcext:value-type="float">
            <text:p>134</text:p>
          </table:table-cell>
          <table:table-cell table:style-name="ce4" table:formula="of:=[$Redistribution_high.N87]" office:value-type="float" office:value="0.0299204276380019" calcext:value-type="float">
            <text:p>0.029920427638002</text:p>
          </table:table-cell>
          <table:table-cell table:style-name="ce4" table:formula="of:=[$Redistribution_high.O87]" office:value-type="float" office:value="0.0394412254986321" calcext:value-type="float">
            <text:p>0.039441225498632</text:p>
          </table:table-cell>
          <table:table-cell table:style-name="ce4" table:formula="of:=[$Redistribution_high.P87]" office:value-type="float" office:value="0.0282395795899975" calcext:value-type="float">
            <text:p>0.028239579589998</text:p>
          </table:table-cell>
          <table:table-cell table:style-name="ce4" table:formula="of:=[$Redistribution_high.Q87]" office:value-type="float" office:value="0.0417843661138076" calcext:value-type="float">
            <text:p>0.041784366113808</text:p>
          </table:table-cell>
          <table:table-cell/>
          <table:table-cell table:style-name="ce4" table:formula="of:=[$Redistribution_central.N87]" office:value-type="float" office:value="0.0313341967027107" calcext:value-type="float">
            <text:p>0.031334196702711</text:p>
          </table:table-cell>
          <table:table-cell table:style-name="ce4" table:formula="of:=[$Redistribution_central.O87]" office:value-type="float" office:value="0.039233456205341" calcext:value-type="float">
            <text:p>0.039233456205341</text:p>
          </table:table-cell>
          <table:table-cell table:style-name="ce4" table:formula="of:=[$Redistribution_central.P87]" office:value-type="float" office:value="0.0284327124514123" calcext:value-type="float">
            <text:p>0.028432712451412</text:p>
          </table:table-cell>
          <table:table-cell table:style-name="ce4" table:formula="of:=[$Redistribution_central.Q87]" office:value-type="float" office:value="0.0434895702905803" calcext:value-type="float">
            <text:p>0.04348957029058</text:p>
          </table:table-cell>
          <table:table-cell/>
          <table:table-cell table:style-name="ce4" table:formula="of:=[$redistribution_low.N87]" office:value-type="float" office:value="0.0350211385248124" calcext:value-type="float">
            <text:p>0.035021138524813</text:p>
          </table:table-cell>
          <table:table-cell table:style-name="ce4" table:formula="of:=[$redistribution_low.O87]" office:value-type="float" office:value="0.0483769285400305" calcext:value-type="float">
            <text:p>0.048376928540031</text:p>
          </table:table-cell>
          <table:table-cell table:style-name="ce4" table:formula="of:=[$redistribution_low.P87]" office:value-type="float" office:value="0.0315016496250779" calcext:value-type="float">
            <text:p>0.031501649625078</text:p>
          </table:table-cell>
          <table:table-cell table:style-name="ce4" table:formula="of:=[$redistribution_low.Q87]" office:value-type="float" office:value="0.0538530060250731" calcext:value-type="float">
            <text:p>0.053853006025073</text:p>
          </table:table-cell>
          <table:table-cell table:number-columns-repeated="49"/>
        </table:table-row>
        <table:table-row table:style-name="ro1">
          <table:table-cell table:style-name="ce4" table:formula="of:=[.A90]+1" office:value-type="float" office:value="135" calcext:value-type="float">
            <text:p>135</text:p>
          </table:table-cell>
          <table:table-cell table:style-name="ce4" table:formula="of:=[$Redistribution_high.N88]" office:value-type="float" office:value="0.0331754519635494" calcext:value-type="float">
            <text:p>0.033175451963549</text:p>
          </table:table-cell>
          <table:table-cell table:style-name="ce4" table:formula="of:=[$Redistribution_high.O88]" office:value-type="float" office:value="0.0404168867367268" calcext:value-type="float">
            <text:p>0.040416886736727</text:p>
          </table:table-cell>
          <table:table-cell table:style-name="ce4" table:formula="of:=[$Redistribution_high.P88]" office:value-type="float" office:value="0.027994825548211" calcext:value-type="float">
            <text:p>0.027994825548211</text:p>
          </table:table-cell>
          <table:table-cell table:style-name="ce4" table:formula="of:=[$Redistribution_high.Q88]" office:value-type="float" office:value="0.0480591306712482" calcext:value-type="float">
            <text:p>0.048059130671248</text:p>
          </table:table-cell>
          <table:table-cell/>
          <table:table-cell table:style-name="ce4" table:formula="of:=[$Redistribution_central.N88]" office:value-type="float" office:value="0.0308628448070599" calcext:value-type="float">
            <text:p>0.03086284480706</text:p>
          </table:table-cell>
          <table:table-cell table:style-name="ce4" table:formula="of:=[$Redistribution_central.O88]" office:value-type="float" office:value="0.0400624279831641" calcext:value-type="float">
            <text:p>0.040062427983164</text:p>
          </table:table-cell>
          <table:table-cell table:style-name="ce4" table:formula="of:=[$Redistribution_central.P88]" office:value-type="float" office:value="0.0290166780129503" calcext:value-type="float">
            <text:p>0.02901667801295</text:p>
          </table:table-cell>
          <table:table-cell table:style-name="ce4" table:formula="of:=[$Redistribution_central.Q88]" office:value-type="float" office:value="0.0427059357403207" calcext:value-type="float">
            <text:p>0.042705935740321</text:p>
          </table:table-cell>
          <table:table-cell/>
          <table:table-cell table:style-name="ce4" table:formula="of:=[$redistribution_low.N88]" office:value-type="float" office:value="0.0309381957550837" calcext:value-type="float">
            <text:p>0.030938195755084</text:p>
          </table:table-cell>
          <table:table-cell table:style-name="ce4" table:formula="of:=[$redistribution_low.O88]" office:value-type="float" office:value="0.0411280843504857" calcext:value-type="float">
            <text:p>0.041128084350486</text:p>
          </table:table-cell>
          <table:table-cell table:style-name="ce4" table:formula="of:=[$redistribution_low.P88]" office:value-type="float" office:value="0.0280610081041813" calcext:value-type="float">
            <text:p>0.028061008104181</text:p>
          </table:table-cell>
          <table:table-cell table:style-name="ce4" table:formula="of:=[$redistribution_low.Q88]" office:value-type="float" office:value="0.0456227115796078" calcext:value-type="float">
            <text:p>0.045622711579608</text:p>
          </table:table-cell>
          <table:table-cell table:number-columns-repeated="49"/>
        </table:table-row>
        <table:table-row table:style-name="ro1">
          <table:table-cell table:style-name="ce4" table:formula="of:=[.A91]+1" office:value-type="float" office:value="136" calcext:value-type="float">
            <text:p>136</text:p>
          </table:table-cell>
          <table:table-cell table:style-name="ce4" table:formula="of:=[$Redistribution_high.N89]" office:value-type="float" office:value="0.0382634073467546" calcext:value-type="float">
            <text:p>0.038263407346755</text:p>
          </table:table-cell>
          <table:table-cell table:style-name="ce4" table:formula="of:=[$Redistribution_high.O89]" office:value-type="float" office:value="0.0466082289641386" calcext:value-type="float">
            <text:p>0.046608228964139</text:p>
          </table:table-cell>
          <table:table-cell table:style-name="ce4" table:formula="of:=[$Redistribution_high.P89]" office:value-type="float" office:value="0.0330969840562269" calcext:value-type="float">
            <text:p>0.033096984056227</text:p>
          </table:table-cell>
          <table:table-cell table:style-name="ce4" table:formula="of:=[$Redistribution_high.Q89]" office:value-type="float" office:value="0.0542528177499115" calcext:value-type="float">
            <text:p>0.054252817749912</text:p>
          </table:table-cell>
          <table:table-cell/>
          <table:table-cell table:style-name="ce4" table:formula="of:=[$Redistribution_central.N89]" office:value-type="float" office:value="0.0304160714950398" calcext:value-type="float">
            <text:p>0.03041607149504</text:p>
          </table:table-cell>
          <table:table-cell table:style-name="ce4" table:formula="of:=[$Redistribution_central.O89]" office:value-type="float" office:value="0.0368700562372243" calcext:value-type="float">
            <text:p>0.036870056237224</text:p>
          </table:table-cell>
          <table:table-cell table:style-name="ce4" table:formula="of:=[$Redistribution_central.P89]" office:value-type="float" office:value="0.0275273273484512" calcext:value-type="float">
            <text:p>0.027527327348451</text:p>
          </table:table-cell>
          <table:table-cell table:style-name="ce4" table:formula="of:=[$Redistribution_central.Q89]" office:value-type="float" office:value="0.0411567675403961" calcext:value-type="float">
            <text:p>0.041156767540396</text:p>
          </table:table-cell>
          <table:table-cell/>
          <table:table-cell table:style-name="ce4" table:formula="of:=[$redistribution_low.N89]" office:value-type="float" office:value="0.0347890308841676" calcext:value-type="float">
            <text:p>0.034789030884168</text:p>
          </table:table-cell>
          <table:table-cell table:style-name="ce4" table:formula="of:=[$redistribution_low.O89]" office:value-type="float" office:value="0.0482558104342771" calcext:value-type="float">
            <text:p>0.048255810434277</text:p>
          </table:table-cell>
          <table:table-cell table:style-name="ce4" table:formula="of:=[$redistribution_low.P89]" office:value-type="float" office:value="0.0321064229571483" calcext:value-type="float">
            <text:p>0.032106422957148</text:p>
          </table:table-cell>
          <table:table-cell table:style-name="ce4" table:formula="of:=[$redistribution_low.Q89]" office:value-type="float" office:value="0.0523830985418241" calcext:value-type="float">
            <text:p>0.052383098541824</text:p>
          </table:table-cell>
          <table:table-cell table:number-columns-repeated="49"/>
        </table:table-row>
        <table:table-row table:style-name="ro1">
          <table:table-cell table:style-name="ce4" table:formula="of:=[.A92]+1" office:value-type="float" office:value="137" calcext:value-type="float">
            <text:p>137</text:p>
          </table:table-cell>
          <table:table-cell table:style-name="ce4" table:formula="of:=[$Redistribution_high.N90]" office:value-type="float" office:value="0.0332703765630292" calcext:value-type="float">
            <text:p>0.033270376563029</text:p>
          </table:table-cell>
          <table:table-cell table:style-name="ce4" table:formula="of:=[$Redistribution_high.O90]" office:value-type="float" office:value="0.0414070339523845" calcext:value-type="float">
            <text:p>0.041407033952385</text:p>
          </table:table-cell>
          <table:table-cell table:style-name="ce4" table:formula="of:=[$Redistribution_high.P90]" office:value-type="float" office:value="0.0315971354433007" calcext:value-type="float">
            <text:p>0.031597135443301</text:p>
          </table:table-cell>
          <table:table-cell table:style-name="ce4" table:formula="of:=[$Redistribution_high.Q90]" office:value-type="float" office:value="0.0437452191528822" calcext:value-type="float">
            <text:p>0.043745219152882</text:p>
          </table:table-cell>
          <table:table-cell/>
          <table:table-cell table:style-name="ce4" table:formula="of:=[$Redistribution_central.N90]" office:value-type="float" office:value="0.0324864392832459" calcext:value-type="float">
            <text:p>0.032486439283246</text:p>
          </table:table-cell>
          <table:table-cell table:style-name="ce4" table:formula="of:=[$Redistribution_central.O90]" office:value-type="float" office:value="0.0346483217871632" calcext:value-type="float">
            <text:p>0.034648321787163</text:p>
          </table:table-cell>
          <table:table-cell table:style-name="ce4" table:formula="of:=[$Redistribution_central.P90]" office:value-type="float" office:value="0.029131390705697" calcext:value-type="float">
            <text:p>0.029131390705697</text:p>
          </table:table-cell>
          <table:table-cell table:style-name="ce4" table:formula="of:=[$Redistribution_central.Q90]" office:value-type="float" office:value="0.0396848126886449" calcext:value-type="float">
            <text:p>0.039684812688645</text:p>
          </table:table-cell>
          <table:table-cell/>
          <table:table-cell table:style-name="ce4" table:formula="of:=[$redistribution_low.N90]" office:value-type="float" office:value="0.0367328889947579" calcext:value-type="float">
            <text:p>0.036732888994758</text:p>
          </table:table-cell>
          <table:table-cell table:style-name="ce4" table:formula="of:=[$redistribution_low.O90]" office:value-type="float" office:value="0.0502177967040289" calcext:value-type="float">
            <text:p>0.050217796704029</text:p>
          </table:table-cell>
          <table:table-cell table:style-name="ce4" table:formula="of:=[$redistribution_low.P90]" office:value-type="float" office:value="0.0333148815064965" calcext:value-type="float">
            <text:p>0.033314881506497</text:p>
          </table:table-cell>
          <table:table-cell table:style-name="ce4" table:formula="of:=[$redistribution_low.Q90]" office:value-type="float" office:value="0.0555665858544631" calcext:value-type="float">
            <text:p>0.055566585854463</text:p>
          </table:table-cell>
          <table:table-cell table:number-columns-repeated="49"/>
        </table:table-row>
        <table:table-row table:style-name="ro1">
          <table:table-cell table:style-name="ce4" table:formula="of:=[.A93]+1" office:value-type="float" office:value="138" calcext:value-type="float">
            <text:p>138</text:p>
          </table:table-cell>
          <table:table-cell table:style-name="ce4" table:formula="of:=[$Redistribution_high.N91]" office:value-type="float" office:value="0.0385249274262905" calcext:value-type="float">
            <text:p>0.038524927426291</text:p>
          </table:table-cell>
          <table:table-cell table:style-name="ce4" table:formula="of:=[$Redistribution_high.O91]" office:value-type="float" office:value="0.044440115353087" calcext:value-type="float">
            <text:p>0.044440115353087</text:p>
          </table:table-cell>
          <table:table-cell table:style-name="ce4" table:formula="of:=[$Redistribution_high.P91]" office:value-type="float" office:value="0.0350943762684073" calcext:value-type="float">
            <text:p>0.035094376268407</text:p>
          </table:table-cell>
          <table:table-cell table:style-name="ce4" table:formula="of:=[$Redistribution_high.Q91]" office:value-type="float" office:value="0.0495982984068819" calcext:value-type="float">
            <text:p>0.049598298406882</text:p>
          </table:table-cell>
          <table:table-cell/>
          <table:table-cell table:style-name="ce4" table:formula="of:=[$Redistribution_central.N91]" office:value-type="float" office:value="0.031574944814038" calcext:value-type="float">
            <text:p>0.031574944814038</text:p>
          </table:table-cell>
          <table:table-cell table:style-name="ce4" table:formula="of:=[$Redistribution_central.O91]" office:value-type="float" office:value="0.0340267305092048" calcext:value-type="float">
            <text:p>0.034026730509205</text:p>
          </table:table-cell>
          <table:table-cell table:style-name="ce4" table:formula="of:=[$Redistribution_central.P91]" office:value-type="float" office:value="0.0283623679916636" calcext:value-type="float">
            <text:p>0.028362367991664</text:p>
          </table:table-cell>
          <table:table-cell table:style-name="ce4" table:formula="of:=[$Redistribution_central.Q91]" office:value-type="float" office:value="0.0389368132926078" calcext:value-type="float">
            <text:p>0.038936813292608</text:p>
          </table:table-cell>
          <table:table-cell/>
          <table:table-cell table:style-name="ce4" table:formula="of:=[$redistribution_low.N91]" office:value-type="float" office:value="0.0326515534950278" calcext:value-type="float">
            <text:p>0.032651553495028</text:p>
          </table:table-cell>
          <table:table-cell table:style-name="ce4" table:formula="of:=[$redistribution_low.O91]" office:value-type="float" office:value="0.0464843073452186" calcext:value-type="float">
            <text:p>0.046484307345219</text:p>
          </table:table-cell>
          <table:table-cell table:style-name="ce4" table:formula="of:=[$redistribution_low.P91]" office:value-type="float" office:value="0.0305523240613809" calcext:value-type="float">
            <text:p>0.030552324061381</text:p>
          </table:table-cell>
          <table:table-cell table:style-name="ce4" table:formula="of:=[$redistribution_low.Q91]" office:value-type="float" office:value="0.0497827422197541" calcext:value-type="float">
            <text:p>0.049782742219754</text:p>
          </table:table-cell>
          <table:table-cell table:number-columns-repeated="49"/>
        </table:table-row>
        <table:table-row table:style-name="ro1">
          <table:table-cell table:style-name="ce4" table:formula="of:=[.A94]+1" office:value-type="float" office:value="139" calcext:value-type="float">
            <text:p>139</text:p>
          </table:table-cell>
          <table:table-cell table:style-name="ce4" table:formula="of:=[$Redistribution_high.N92]" office:value-type="float" office:value="0.0390409860908167" calcext:value-type="float">
            <text:p>0.039040986090817</text:p>
          </table:table-cell>
          <table:table-cell table:style-name="ce4" table:formula="of:=[$Redistribution_high.O92]" office:value-type="float" office:value="0.0466996524445255" calcext:value-type="float">
            <text:p>0.046699652444526</text:p>
          </table:table-cell>
          <table:table-cell table:style-name="ce4" table:formula="of:=[$Redistribution_high.P92]" office:value-type="float" office:value="0.0362809309177282" calcext:value-type="float">
            <text:p>0.036280930917728</text:p>
          </table:table-cell>
          <table:table-cell table:style-name="ce4" table:formula="of:=[$Redistribution_high.Q92]" office:value-type="float" office:value="0.050828763627454" calcext:value-type="float">
            <text:p>0.050828763627454</text:p>
          </table:table-cell>
          <table:table-cell/>
          <table:table-cell table:style-name="ce4" table:formula="of:=[$Redistribution_central.N92]" office:value-type="float" office:value="0.0327835615604743" calcext:value-type="float">
            <text:p>0.032783561560474</text:p>
          </table:table-cell>
          <table:table-cell table:style-name="ce4" table:formula="of:=[$Redistribution_central.O92]" office:value-type="float" office:value="0.039280626513212" calcext:value-type="float">
            <text:p>0.039280626513212</text:p>
          </table:table-cell>
          <table:table-cell table:style-name="ce4" table:formula="of:=[$Redistribution_central.P92]" office:value-type="float" office:value="0.0309674275085443" calcext:value-type="float">
            <text:p>0.030967427508544</text:p>
          </table:table-cell>
          <table:table-cell table:style-name="ce4" table:formula="of:=[$Redistribution_central.Q92]" office:value-type="float" office:value="0.0419920240925165" calcext:value-type="float">
            <text:p>0.041992024092517</text:p>
          </table:table-cell>
          <table:table-cell/>
          <table:table-cell table:style-name="ce4" table:formula="of:=[$redistribution_low.N92]" office:value-type="float" office:value="0.0346261082208434" calcext:value-type="float">
            <text:p>0.034626108220843</text:p>
          </table:table-cell>
          <table:table-cell table:style-name="ce4" table:formula="of:=[$redistribution_low.O92]" office:value-type="float" office:value="0.0497175043894696" calcext:value-type="float">
            <text:p>0.04971750438947</text:p>
          </table:table-cell>
          <table:table-cell table:style-name="ce4" table:formula="of:=[$redistribution_low.P92]" office:value-type="float" office:value="0.0327621350730908" calcext:value-type="float">
            <text:p>0.032762135073091</text:p>
          </table:table-cell>
          <table:table-cell table:style-name="ce4" table:formula="of:=[$redistribution_low.Q92]" office:value-type="float" office:value="0.0525996219759338" calcext:value-type="float">
            <text:p>0.052599621975934</text:p>
          </table:table-cell>
          <table:table-cell table:number-columns-repeated="49"/>
        </table:table-row>
        <table:table-row table:style-name="ro1">
          <table:table-cell table:style-name="ce4" table:formula="of:=[.A95]+1" office:value-type="float" office:value="140" calcext:value-type="float">
            <text:p>140</text:p>
          </table:table-cell>
          <table:table-cell table:style-name="ce4" table:formula="of:=[$Redistribution_high.N93]" office:value-type="float" office:value="0.0362776108500641" calcext:value-type="float">
            <text:p>0.036277610850064</text:p>
          </table:table-cell>
          <table:table-cell table:style-name="ce4" table:formula="of:=[$Redistribution_high.O93]" office:value-type="float" office:value="0.0396846215423568" calcext:value-type="float">
            <text:p>0.039684621542357</text:p>
          </table:table-cell>
          <table:table-cell table:style-name="ce4" table:formula="of:=[$Redistribution_high.P93]" office:value-type="float" office:value="0.0318356037004833" calcext:value-type="float">
            <text:p>0.031835603700483</text:p>
          </table:table-cell>
          <table:table-cell table:style-name="ce4" table:formula="of:=[$Redistribution_high.Q93]" office:value-type="float" office:value="0.0465504640344252" calcext:value-type="float">
            <text:p>0.046550464034425</text:p>
          </table:table-cell>
          <table:table-cell/>
          <table:table-cell table:style-name="ce4" table:formula="of:=[$Redistribution_central.N93]" office:value-type="float" office:value="0.0295054820407555" calcext:value-type="float">
            <text:p>0.029505482040756</text:p>
          </table:table-cell>
          <table:table-cell table:style-name="ce4" table:formula="of:=[$Redistribution_central.O93]" office:value-type="float" office:value="0.0339374821607043" calcext:value-type="float">
            <text:p>0.033937482160704</text:p>
          </table:table-cell>
          <table:table-cell table:style-name="ce4" table:formula="of:=[$Redistribution_central.P93]" office:value-type="float" office:value="0.0274821273704329" calcext:value-type="float">
            <text:p>0.027482127370433</text:p>
          </table:table-cell>
          <table:table-cell table:style-name="ce4" table:formula="of:=[$Redistribution_central.Q93]" office:value-type="float" office:value="0.0370157059976461" calcext:value-type="float">
            <text:p>0.037015705997646</text:p>
          </table:table-cell>
          <table:table-cell/>
          <table:table-cell table:style-name="ce4" table:formula="of:=[$redistribution_low.N93]" office:value-type="float" office:value="0.0397508894645013" calcext:value-type="float">
            <text:p>0.039750889464501</text:p>
          </table:table-cell>
          <table:table-cell table:style-name="ce4" table:formula="of:=[$redistribution_low.O93]" office:value-type="float" office:value="0.0588216206455764" calcext:value-type="float">
            <text:p>0.058821620645576</text:p>
          </table:table-cell>
          <table:table-cell table:style-name="ce4" table:formula="of:=[$redistribution_low.P93]" office:value-type="float" office:value="0.0369807729781972" calcext:value-type="float">
            <text:p>0.036980772978197</text:p>
          </table:table-cell>
          <table:table-cell table:style-name="ce4" table:formula="of:=[$redistribution_low.Q93]" office:value-type="float" office:value="0.0632919614153775" calcext:value-type="float">
            <text:p>0.063291961415378</text:p>
          </table:table-cell>
          <table:table-cell table:number-columns-repeated="49"/>
        </table:table-row>
        <table:table-row table:style-name="ro1">
          <table:table-cell table:style-name="ce4" table:formula="of:=[.A96]+1" office:value-type="float" office:value="141" calcext:value-type="float">
            <text:p>141</text:p>
          </table:table-cell>
          <table:table-cell table:style-name="ce4" table:formula="of:=[$Redistribution_high.N94]" office:value-type="float" office:value="0.040840340924044" calcext:value-type="float">
            <text:p>0.040840340924044</text:p>
          </table:table-cell>
          <table:table-cell table:style-name="ce4" table:formula="of:=[$Redistribution_high.O94]" office:value-type="float" office:value="0.0458148332252962" calcext:value-type="float">
            <text:p>0.045814833225296</text:p>
          </table:table-cell>
          <table:table-cell table:style-name="ce4" table:formula="of:=[$Redistribution_high.P94]" office:value-type="float" office:value="0.036192955471031" calcext:value-type="float">
            <text:p>0.036192955471031</text:p>
          </table:table-cell>
          <table:table-cell table:style-name="ce4" table:formula="of:=[$Redistribution_high.Q94]" office:value-type="float" office:value="0.052971157502816" calcext:value-type="float">
            <text:p>0.052971157502816</text:p>
          </table:table-cell>
          <table:table-cell/>
          <table:table-cell table:style-name="ce4" table:formula="of:=[$Redistribution_central.N94]" office:value-type="float" office:value="0.0296831935732197" calcext:value-type="float">
            <text:p>0.02968319357322</text:p>
          </table:table-cell>
          <table:table-cell table:style-name="ce4" table:formula="of:=[$Redistribution_central.O94]" office:value-type="float" office:value="0.0401167199000298" calcext:value-type="float">
            <text:p>0.04011671990003</text:p>
          </table:table-cell>
          <table:table-cell table:style-name="ce4" table:formula="of:=[$Redistribution_central.P94]" office:value-type="float" office:value="0.0288943228744216" calcext:value-type="float">
            <text:p>0.028894322874422</text:p>
          </table:table-cell>
          <table:table-cell table:style-name="ce4" table:formula="of:=[$Redistribution_central.Q94]" office:value-type="float" office:value="0.0411896937200556" calcext:value-type="float">
            <text:p>0.041189693720056</text:p>
          </table:table-cell>
          <table:table-cell/>
          <table:table-cell table:style-name="ce4" table:formula="of:=[$redistribution_low.N94]" office:value-type="float" office:value="0.0390112318151551" calcext:value-type="float">
            <text:p>0.039011231815155</text:p>
          </table:table-cell>
          <table:table-cell table:style-name="ce4" table:formula="of:=[$redistribution_low.O94]" office:value-type="float" office:value="0.0535265200200935" calcext:value-type="float">
            <text:p>0.053526520020094</text:p>
          </table:table-cell>
          <table:table-cell table:style-name="ce4" table:formula="of:=[$redistribution_low.P94]" office:value-type="float" office:value="0.0354305540549457" calcext:value-type="float">
            <text:p>0.035430554054946</text:p>
          </table:table-cell>
          <table:table-cell table:style-name="ce4" table:formula="of:=[$redistribution_low.Q94]" office:value-type="float" office:value="0.0592479019974446" calcext:value-type="float">
            <text:p>0.059247901997445</text:p>
          </table:table-cell>
          <table:table-cell table:number-columns-repeated="49"/>
        </table:table-row>
        <table:table-row table:style-name="ro1">
          <table:table-cell table:style-name="ce4" table:formula="of:=[.A97]+1" office:value-type="float" office:value="142" calcext:value-type="float">
            <text:p>142</text:p>
          </table:table-cell>
          <table:table-cell table:style-name="ce4" table:formula="of:=[$Redistribution_high.N95]" office:value-type="float" office:value="0.0383402877610611" calcext:value-type="float">
            <text:p>0.038340287761061</text:p>
          </table:table-cell>
          <table:table-cell table:style-name="ce4" table:formula="of:=[$Redistribution_high.O95]" office:value-type="float" office:value="0.0418660736252487" calcext:value-type="float">
            <text:p>0.041866073625249</text:p>
          </table:table-cell>
          <table:table-cell table:style-name="ce4" table:formula="of:=[$Redistribution_high.P95]" office:value-type="float" office:value="0.0342772168955847" calcext:value-type="float">
            <text:p>0.034277216895585</text:p>
          </table:table-cell>
          <table:table-cell table:style-name="ce4" table:formula="of:=[$Redistribution_high.Q95]" office:value-type="float" office:value="0.0481732988878231" calcext:value-type="float">
            <text:p>0.048173298887823</text:p>
          </table:table-cell>
          <table:table-cell/>
          <table:table-cell table:style-name="ce4" table:formula="of:=[$Redistribution_central.N95]" office:value-type="float" office:value="0.0334521932827305" calcext:value-type="float">
            <text:p>0.033452193282731</text:p>
          </table:table-cell>
          <table:table-cell table:style-name="ce4" table:formula="of:=[$Redistribution_central.O95]" office:value-type="float" office:value="0.0404631105521916" calcext:value-type="float">
            <text:p>0.040463110552192</text:p>
          </table:table-cell>
          <table:table-cell table:style-name="ce4" table:formula="of:=[$Redistribution_central.P95]" office:value-type="float" office:value="0.0307140613395078" calcext:value-type="float">
            <text:p>0.030714061339508</text:p>
          </table:table-cell>
          <table:table-cell table:style-name="ce4" table:formula="of:=[$Redistribution_central.Q95]" office:value-type="float" office:value="0.044627372521817" calcext:value-type="float">
            <text:p>0.044627372521817</text:p>
          </table:table-cell>
          <table:table-cell/>
          <table:table-cell table:style-name="ce4" table:formula="of:=[$redistribution_low.N95]" office:value-type="float" office:value="0.0371464101927454" calcext:value-type="float">
            <text:p>0.037146410192746</text:p>
          </table:table-cell>
          <table:table-cell table:style-name="ce4" table:formula="of:=[$redistribution_low.O95]" office:value-type="float" office:value="0.0541095722027266" calcext:value-type="float">
            <text:p>0.054109572202727</text:p>
          </table:table-cell>
          <table:table-cell table:style-name="ce4" table:formula="of:=[$redistribution_low.P95]" office:value-type="float" office:value="0.0346715989534178" calcext:value-type="float">
            <text:p>0.034671598953418</text:p>
          </table:table-cell>
          <table:table-cell table:style-name="ce4" table:formula="of:=[$redistribution_low.Q95]" office:value-type="float" office:value="0.0579850936086557" calcext:value-type="float">
            <text:p>0.057985093608656</text:p>
          </table:table-cell>
          <table:table-cell table:number-columns-repeated="49"/>
        </table:table-row>
        <table:table-row table:style-name="ro1">
          <table:table-cell table:style-name="ce4" table:formula="of:=[.A98]+1" office:value-type="float" office:value="143" calcext:value-type="float">
            <text:p>143</text:p>
          </table:table-cell>
          <table:table-cell table:style-name="ce4" table:formula="of:=[$Redistribution_high.N96]" office:value-type="float" office:value="0.0398416834876127" calcext:value-type="float">
            <text:p>0.039841683487613</text:p>
          </table:table-cell>
          <table:table-cell table:style-name="ce4" table:formula="of:=[$Redistribution_high.O96]" office:value-type="float" office:value="0.0471964127014534" calcext:value-type="float">
            <text:p>0.047196412701453</text:p>
          </table:table-cell>
          <table:table-cell table:style-name="ce4" table:formula="of:=[$Redistribution_high.P96]" office:value-type="float" office:value="0.0357951656506488" calcext:value-type="float">
            <text:p>0.035795165650649</text:p>
          </table:table-cell>
          <table:table-cell table:style-name="ce4" table:formula="of:=[$Redistribution_high.Q96]" office:value-type="float" office:value="0.0534205667022868" calcext:value-type="float">
            <text:p>0.053420566702287</text:p>
          </table:table-cell>
          <table:table-cell/>
          <table:table-cell table:style-name="ce4" table:formula="of:=[$Redistribution_central.N96]" office:value-type="float" office:value="0.0329971630067261" calcext:value-type="float">
            <text:p>0.032997163006726</text:p>
          </table:table-cell>
          <table:table-cell table:style-name="ce4" table:formula="of:=[$Redistribution_central.O96]" office:value-type="float" office:value="0.0417932872908837" calcext:value-type="float">
            <text:p>0.041793287290884</text:p>
          </table:table-cell>
          <table:table-cell table:style-name="ce4" table:formula="of:=[$Redistribution_central.P96]" office:value-type="float" office:value="0.0306934128572188" calcext:value-type="float">
            <text:p>0.030693412857219</text:p>
          </table:table-cell>
          <table:table-cell table:style-name="ce4" table:formula="of:=[$Redistribution_central.Q96]" office:value-type="float" office:value="0.0452663172510591" calcext:value-type="float">
            <text:p>0.045266317251059</text:p>
          </table:table-cell>
          <table:table-cell/>
          <table:table-cell table:style-name="ce4" table:formula="of:=[$redistribution_low.N96]" office:value-type="float" office:value="0.0325018208179267" calcext:value-type="float">
            <text:p>0.032501820817927</text:p>
          </table:table-cell>
          <table:table-cell table:style-name="ce4" table:formula="of:=[$redistribution_low.O96]" office:value-type="float" office:value="0.0488002507200995" calcext:value-type="float">
            <text:p>0.0488002507201</text:p>
          </table:table-cell>
          <table:table-cell table:style-name="ce4" table:formula="of:=[$redistribution_low.P96]" office:value-type="float" office:value="0.0302750024860097" calcext:value-type="float">
            <text:p>0.03027500248601</text:p>
          </table:table-cell>
          <table:table-cell table:style-name="ce4" table:formula="of:=[$redistribution_low.Q96]" office:value-type="float" office:value="0.0523097120157274" calcext:value-type="float">
            <text:p>0.052309712015727</text:p>
          </table:table-cell>
          <table:table-cell table:number-columns-repeated="49"/>
        </table:table-row>
        <table:table-row table:style-name="ro1">
          <table:table-cell table:style-name="ce4" table:formula="of:=[.A99]+1" office:value-type="float" office:value="144" calcext:value-type="float">
            <text:p>144</text:p>
          </table:table-cell>
          <table:table-cell table:style-name="ce4" table:formula="of:=[$Redistribution_high.N97]" office:value-type="float" office:value="0.0355170543465579" calcext:value-type="float">
            <text:p>0.035517054346558</text:p>
          </table:table-cell>
          <table:table-cell table:style-name="ce4" table:formula="of:=[$Redistribution_high.O97]" office:value-type="float" office:value="0.0407477300904183" calcext:value-type="float">
            <text:p>0.040747730090418</text:p>
          </table:table-cell>
          <table:table-cell table:style-name="ce4" table:formula="of:=[$Redistribution_high.P97]" office:value-type="float" office:value="0.0304183305873874" calcext:value-type="float">
            <text:p>0.030418330587388</text:p>
          </table:table-cell>
          <table:table-cell table:style-name="ce4" table:formula="of:=[$Redistribution_high.Q97]" office:value-type="float" office:value="0.048664296612718" calcext:value-type="float">
            <text:p>0.048664296612718</text:p>
          </table:table-cell>
          <table:table-cell/>
          <table:table-cell table:style-name="ce4" table:formula="of:=[$Redistribution_central.N97]" office:value-type="float" office:value="0.0352848458121371" calcext:value-type="float">
            <text:p>0.035284845812137</text:p>
          </table:table-cell>
          <table:table-cell table:style-name="ce4" table:formula="of:=[$Redistribution_central.O97]" office:value-type="float" office:value="0.0473472281034395" calcext:value-type="float">
            <text:p>0.04734722810344</text:p>
          </table:table-cell>
          <table:table-cell table:style-name="ce4" table:formula="of:=[$Redistribution_central.P97]" office:value-type="float" office:value="0.0334350609890874" calcext:value-type="float">
            <text:p>0.033435060989087</text:p>
          </table:table-cell>
          <table:table-cell table:style-name="ce4" table:formula="of:=[$Redistribution_central.Q97]" office:value-type="float" office:value="0.0501327438183725" calcext:value-type="float">
            <text:p>0.050132743818373</text:p>
          </table:table-cell>
          <table:table-cell/>
          <table:table-cell table:style-name="ce4" table:formula="of:=[$redistribution_low.N97]" office:value-type="float" office:value="0.0346392804270855" calcext:value-type="float">
            <text:p>0.034639280427086</text:p>
          </table:table-cell>
          <table:table-cell table:style-name="ce4" table:formula="of:=[$redistribution_low.O97]" office:value-type="float" office:value="0.0547173014289957" calcext:value-type="float">
            <text:p>0.054717301428996</text:p>
          </table:table-cell>
          <table:table-cell table:style-name="ce4" table:formula="of:=[$redistribution_low.P97]" office:value-type="float" office:value="0.0340748201405848" calcext:value-type="float">
            <text:p>0.034074820140585</text:p>
          </table:table-cell>
          <table:table-cell table:style-name="ce4" table:formula="of:=[$redistribution_low.Q97]" office:value-type="float" office:value="0.0552568618944215" calcext:value-type="float">
            <text:p>0.055256861894422</text:p>
          </table:table-cell>
          <table:table-cell table:number-columns-repeated="49"/>
        </table:table-row>
        <table:table-row table:style-name="ro1">
          <table:table-cell table:style-name="ce4" table:formula="of:=[.A100]+1" office:value-type="float" office:value="145" calcext:value-type="float">
            <text:p>145</text:p>
          </table:table-cell>
          <table:table-cell table:style-name="ce4" table:formula="of:=[$Redistribution_high.N98]" office:value-type="float" office:value="0.0334132523340583" calcext:value-type="float">
            <text:p>0.033413252334058</text:p>
          </table:table-cell>
          <table:table-cell table:style-name="ce4" table:formula="of:=[$Redistribution_high.O98]" office:value-type="float" office:value="0.040687370699602" calcext:value-type="float">
            <text:p>0.040687370699602</text:p>
          </table:table-cell>
          <table:table-cell table:style-name="ce4" table:formula="of:=[$Redistribution_high.P98]" office:value-type="float" office:value="0.0306660234364828" calcext:value-type="float">
            <text:p>0.030666023436483</text:p>
          </table:table-cell>
          <table:table-cell table:style-name="ce4" table:formula="of:=[$Redistribution_high.Q98]" office:value-type="float" office:value="0.0449070222854079" calcext:value-type="float">
            <text:p>0.044907022285408</text:p>
          </table:table-cell>
          <table:table-cell/>
          <table:table-cell table:style-name="ce4" table:formula="of:=[$Redistribution_central.N98]" office:value-type="float" office:value="0.0342093086239089" calcext:value-type="float">
            <text:p>0.034209308623909</text:p>
          </table:table-cell>
          <table:table-cell table:style-name="ce4" table:formula="of:=[$Redistribution_central.O98]" office:value-type="float" office:value="0.0419864772812077" calcext:value-type="float">
            <text:p>0.041986477281208</text:p>
          </table:table-cell>
          <table:table-cell table:style-name="ce4" table:formula="of:=[$Redistribution_central.P98]" office:value-type="float" office:value="0.0328127378704185" calcext:value-type="float">
            <text:p>0.032812737870419</text:p>
          </table:table-cell>
          <table:table-cell table:style-name="ce4" table:formula="of:=[$Redistribution_central.Q98]" office:value-type="float" office:value="0.0441193755437586" calcext:value-type="float">
            <text:p>0.044119375543759</text:p>
          </table:table-cell>
          <table:table-cell/>
          <table:table-cell table:style-name="ce4" table:formula="of:=[$redistribution_low.N98]" office:value-type="float" office:value="0.0380428127645042" calcext:value-type="float">
            <text:p>0.038042812764504</text:p>
          </table:table-cell>
          <table:table-cell table:style-name="ce4" table:formula="of:=[$redistribution_low.O98]" office:value-type="float" office:value="0.0546649937154145" calcext:value-type="float">
            <text:p>0.054664993715415</text:p>
          </table:table-cell>
          <table:table-cell table:style-name="ce4" table:formula="of:=[$redistribution_low.P98]" office:value-type="float" office:value="0.0344031131239428" calcext:value-type="float">
            <text:p>0.034403113123943</text:p>
          </table:table-cell>
          <table:table-cell table:style-name="ce4" table:formula="of:=[$redistribution_low.Q98]" office:value-type="float" office:value="0.0605203760580108" calcext:value-type="float">
            <text:p>0.060520376058011</text:p>
          </table:table-cell>
          <table:table-cell table:number-columns-repeated="49"/>
        </table:table-row>
        <table:table-row table:style-name="ro1">
          <table:table-cell table:style-name="ce4" table:formula="of:=[.A101]+1" office:value-type="float" office:value="146" calcext:value-type="float">
            <text:p>146</text:p>
          </table:table-cell>
          <table:table-cell table:style-name="ce4" table:formula="of:=[$Redistribution_high.N99]" office:value-type="float" office:value="0.0397821264350646" calcext:value-type="float">
            <text:p>0.039782126435065</text:p>
          </table:table-cell>
          <table:table-cell table:style-name="ce4" table:formula="of:=[$Redistribution_high.O99]" office:value-type="float" office:value="0.0456398388754703" calcext:value-type="float">
            <text:p>0.04563983887547</text:p>
          </table:table-cell>
          <table:table-cell table:style-name="ce4" table:formula="of:=[$Redistribution_high.P99]" office:value-type="float" office:value="0.0340258056028157" calcext:value-type="float">
            <text:p>0.034025805602816</text:p>
          </table:table-cell>
          <table:table-cell table:style-name="ce4" table:formula="of:=[$Redistribution_high.Q99]" office:value-type="float" office:value="0.0546663823158469" calcext:value-type="float">
            <text:p>0.054666382315847</text:p>
          </table:table-cell>
          <table:table-cell/>
          <table:table-cell table:style-name="ce4" table:formula="of:=[$Redistribution_central.N99]" office:value-type="float" office:value="0.0295844076882368" calcext:value-type="float">
            <text:p>0.029584407688237</text:p>
          </table:table-cell>
          <table:table-cell table:style-name="ce4" table:formula="of:=[$Redistribution_central.O99]" office:value-type="float" office:value="0.0350221311288438" calcext:value-type="float">
            <text:p>0.035022131128844</text:p>
          </table:table-cell>
          <table:table-cell table:style-name="ce4" table:formula="of:=[$Redistribution_central.P99]" office:value-type="float" office:value="0.0282796764740192" calcext:value-type="float">
            <text:p>0.028279676474019</text:p>
          </table:table-cell>
          <table:table-cell table:style-name="ce4" table:formula="of:=[$Redistribution_central.Q99]" office:value-type="float" office:value="0.0370827121328797" calcext:value-type="float">
            <text:p>0.03708271213288</text:p>
          </table:table-cell>
          <table:table-cell/>
          <table:table-cell table:style-name="ce4" table:formula="of:=[$redistribution_low.N99]" office:value-type="float" office:value="0.0416124164290287" calcext:value-type="float">
            <text:p>0.041612416429029</text:p>
          </table:table-cell>
          <table:table-cell table:style-name="ce4" table:formula="of:=[$redistribution_low.O99]" office:value-type="float" office:value="0.0654247104630726" calcext:value-type="float">
            <text:p>0.065424710463073</text:p>
          </table:table-cell>
          <table:table-cell table:style-name="ce4" table:formula="of:=[$redistribution_low.P99]" office:value-type="float" office:value="0.0391161708357349" calcext:value-type="float">
            <text:p>0.039116170835735</text:p>
          </table:table-cell>
          <table:table-cell table:style-name="ce4" table:formula="of:=[$redistribution_low.Q99]" office:value-type="float" office:value="0.069445132811807" calcext:value-type="float">
            <text:p>0.069445132811807</text:p>
          </table:table-cell>
          <table:table-cell table:number-columns-repeated="49"/>
        </table:table-row>
        <table:table-row table:style-name="ro1">
          <table:table-cell table:style-name="ce4" table:formula="of:=[.A102]+1" office:value-type="float" office:value="147" calcext:value-type="float">
            <text:p>147</text:p>
          </table:table-cell>
          <table:table-cell table:style-name="ce4" table:formula="of:=[$Redistribution_high.N100]" office:value-type="float" office:value="0.0375717419380933" calcext:value-type="float">
            <text:p>0.037571741938093</text:p>
          </table:table-cell>
          <table:table-cell table:style-name="ce4" table:formula="of:=[$Redistribution_high.O100]" office:value-type="float" office:value="0.0418098132562473" calcext:value-type="float">
            <text:p>0.041809813256247</text:p>
          </table:table-cell>
          <table:table-cell table:style-name="ce4" table:formula="of:=[$Redistribution_high.P100]" office:value-type="float" office:value="0.0337826066190192" calcext:value-type="float">
            <text:p>0.033782606619019</text:p>
          </table:table-cell>
          <table:table-cell table:style-name="ce4" table:formula="of:=[$Redistribution_high.Q100]" office:value-type="float" office:value="0.0477504720989448" calcext:value-type="float">
            <text:p>0.047750472098945</text:p>
          </table:table-cell>
          <table:table-cell/>
          <table:table-cell table:style-name="ce4" table:formula="of:=[$Redistribution_central.N100]" office:value-type="float" office:value="0.028629328044308" calcext:value-type="float">
            <text:p>0.028629328044308</text:p>
          </table:table-cell>
          <table:table-cell table:style-name="ce4" table:formula="of:=[$Redistribution_central.O100]" office:value-type="float" office:value="0.0367093663937176" calcext:value-type="float">
            <text:p>0.036709366393718</text:p>
          </table:table-cell>
          <table:table-cell table:style-name="ce4" table:formula="of:=[$Redistribution_central.P100]" office:value-type="float" office:value="0.0283664233240505" calcext:value-type="float">
            <text:p>0.028366423324051</text:p>
          </table:table-cell>
          <table:table-cell table:style-name="ce4" table:formula="of:=[$Redistribution_central.Q100]" office:value-type="float" office:value="0.0370855201825199" calcext:value-type="float">
            <text:p>0.03708552018252</text:p>
          </table:table-cell>
          <table:table-cell/>
          <table:table-cell table:style-name="ce4" table:formula="of:=[$redistribution_low.N100]" office:value-type="float" office:value="0.0337809825925454" calcext:value-type="float">
            <text:p>0.033780982592546</text:p>
          </table:table-cell>
          <table:table-cell table:style-name="ce4" table:formula="of:=[$redistribution_low.O100]" office:value-type="float" office:value="0.0494276469075829" calcext:value-type="float">
            <text:p>0.049427646907583</text:p>
          </table:table-cell>
          <table:table-cell table:style-name="ce4" table:formula="of:=[$redistribution_low.P100]" office:value-type="float" office:value="0.0314392433002192" calcext:value-type="float">
            <text:p>0.031439243300219</text:p>
          </table:table-cell>
          <table:table-cell table:style-name="ce4" table:formula="of:=[$redistribution_low.Q100]" office:value-type="float" office:value="0.0532903290091263" calcext:value-type="float">
            <text:p>0.053290329009126</text:p>
          </table:table-cell>
          <table:table-cell table:number-columns-repeated="49"/>
        </table:table-row>
        <table:table-row table:style-name="ro1">
          <table:table-cell table:style-name="ce4" table:formula="of:=[.A103]+1" office:value-type="float" office:value="148" calcext:value-type="float">
            <text:p>148</text:p>
          </table:table-cell>
          <table:table-cell table:style-name="ce4" table:formula="of:=[$Redistribution_high.N101]" office:value-type="float" office:value="0.0390558397524909" calcext:value-type="float">
            <text:p>0.039055839752491</text:p>
          </table:table-cell>
          <table:table-cell table:style-name="ce4" table:formula="of:=[$Redistribution_high.O101]" office:value-type="float" office:value="0.0462677440046428" calcext:value-type="float">
            <text:p>0.046267744004643</text:p>
          </table:table-cell>
          <table:table-cell table:style-name="ce4" table:formula="of:=[$Redistribution_high.P101]" office:value-type="float" office:value="0.0367032935189365" calcext:value-type="float">
            <text:p>0.036703293518937</text:p>
          </table:table-cell>
          <table:table-cell table:style-name="ce4" table:formula="of:=[$Redistribution_high.Q101]" office:value-type="float" office:value="0.0499450260447827" calcext:value-type="float">
            <text:p>0.049945026044783</text:p>
          </table:table-cell>
          <table:table-cell/>
          <table:table-cell table:style-name="ce4" table:formula="of:=[$Redistribution_central.N101]" office:value-type="float" office:value="0.0350538489206022" calcext:value-type="float">
            <text:p>0.035053848920602</text:p>
          </table:table-cell>
          <table:table-cell table:style-name="ce4" table:formula="of:=[$Redistribution_central.O101]" office:value-type="float" office:value="0.0448657509572364" calcext:value-type="float">
            <text:p>0.044865750957236</text:p>
          </table:table-cell>
          <table:table-cell table:style-name="ce4" table:formula="of:=[$Redistribution_central.P101]" office:value-type="float" office:value="0.0345002514923683" calcext:value-type="float">
            <text:p>0.034500251492368</text:p>
          </table:table-cell>
          <table:table-cell table:style-name="ce4" table:formula="of:=[$Redistribution_central.Q101]" office:value-type="float" office:value="0.0456766974065515" calcext:value-type="float">
            <text:p>0.045676697406552</text:p>
          </table:table-cell>
          <table:table-cell/>
          <table:table-cell table:style-name="ce4" table:formula="of:=[$redistribution_low.N101]" office:value-type="float" office:value="0.0383359673288796" calcext:value-type="float">
            <text:p>0.03833596732888</text:p>
          </table:table-cell>
          <table:table-cell table:style-name="ce4" table:formula="of:=[$redistribution_low.O101]" office:value-type="float" office:value="0.0566536665311178" calcext:value-type="float">
            <text:p>0.056653666531118</text:p>
          </table:table-cell>
          <table:table-cell table:style-name="ce4" table:formula="of:=[$redistribution_low.P101]" office:value-type="float" office:value="0.0359042747641856" calcext:value-type="float">
            <text:p>0.035904274764186</text:p>
          </table:table-cell>
          <table:table-cell table:style-name="ce4" table:formula="of:=[$redistribution_low.Q101]" office:value-type="float" office:value="0.0608472252471871" calcext:value-type="float">
            <text:p>0.060847225247187</text:p>
          </table:table-cell>
          <table:table-cell table:number-columns-repeated="49"/>
        </table:table-row>
        <table:table-row table:style-name="ro1">
          <table:table-cell table:style-name="ce4" table:formula="of:=[.A104]+1" office:value-type="float" office:value="149" calcext:value-type="float">
            <text:p>149</text:p>
          </table:table-cell>
          <table:table-cell table:style-name="ce4" table:formula="of:=[$Redistribution_high.N102]" office:value-type="float" office:value="0.0354057580344045" calcext:value-type="float">
            <text:p>0.035405758034405</text:p>
          </table:table-cell>
          <table:table-cell table:style-name="ce4" table:formula="of:=[$Redistribution_high.O102]" office:value-type="float" office:value="0.0435162244362988" calcext:value-type="float">
            <text:p>0.043516224436299</text:p>
          </table:table-cell>
          <table:table-cell table:style-name="ce4" table:formula="of:=[$Redistribution_high.P102]" office:value-type="float" office:value="0.0344177454031611" calcext:value-type="float">
            <text:p>0.034417745403161</text:p>
          </table:table-cell>
          <table:table-cell table:style-name="ce4" table:formula="of:=[$Redistribution_high.Q102]" office:value-type="float" office:value="0.04496447166569" calcext:value-type="float">
            <text:p>0.04496447166569</text:p>
          </table:table-cell>
          <table:table-cell/>
          <table:table-cell table:style-name="ce4" table:formula="of:=[$Redistribution_central.N102]" office:value-type="float" office:value="0.0353383270839549" calcext:value-type="float">
            <text:p>0.035338327083955</text:p>
          </table:table-cell>
          <table:table-cell table:style-name="ce4" table:formula="of:=[$Redistribution_central.O102]" office:value-type="float" office:value="0.0461341244348479" calcext:value-type="float">
            <text:p>0.046134124434848</text:p>
          </table:table-cell>
          <table:table-cell table:style-name="ce4" table:formula="of:=[$Redistribution_central.P102]" office:value-type="float" office:value="0.0348343982062692" calcext:value-type="float">
            <text:p>0.034834398206269</text:p>
          </table:table-cell>
          <table:table-cell table:style-name="ce4" table:formula="of:=[$Redistribution_central.Q102]" office:value-type="float" office:value="0.0468490705323275" calcext:value-type="float">
            <text:p>0.046849070532328</text:p>
          </table:table-cell>
          <table:table-cell/>
          <table:table-cell table:style-name="ce4" table:formula="of:=[$redistribution_low.N102]" office:value-type="float" office:value="0.0403860968971929" calcext:value-type="float">
            <text:p>0.040386096897193</text:p>
          </table:table-cell>
          <table:table-cell table:style-name="ce4" table:formula="of:=[$redistribution_low.O102]" office:value-type="float" office:value="0.0587095735976131" calcext:value-type="float">
            <text:p>0.058709573597613</text:p>
          </table:table-cell>
          <table:table-cell table:style-name="ce4" table:formula="of:=[$redistribution_low.P102]" office:value-type="float" office:value="0.0365723428718921" calcext:value-type="float">
            <text:p>0.036572342871892</text:p>
          </table:table-cell>
          <table:table-cell table:style-name="ce4" table:formula="of:=[$redistribution_low.Q102]" office:value-type="float" office:value="0.0653848239574032" calcext:value-type="float">
            <text:p>0.065384823957403</text:p>
          </table:table-cell>
          <table:table-cell table:number-columns-repeated="49"/>
        </table:table-row>
        <table:table-row table:style-name="ro1">
          <table:table-cell table:style-name="ce4" table:formula="of:=[.A105]+1" office:value-type="float" office:value="150" calcext:value-type="float">
            <text:p>150</text:p>
          </table:table-cell>
          <table:table-cell table:style-name="ce4" table:formula="of:=[$Redistribution_high.N103]" office:value-type="float" office:value="0.0321304287396317" calcext:value-type="float">
            <text:p>0.032130428739632</text:p>
          </table:table-cell>
          <table:table-cell table:style-name="ce4" table:formula="of:=[$Redistribution_high.O103]" office:value-type="float" office:value="0.0464169959303987" calcext:value-type="float">
            <text:p>0.046416995930399</text:p>
          </table:table-cell>
          <table:table-cell table:style-name="ce4" table:formula="of:=[$Redistribution_high.P103]" office:value-type="float" office:value="0.0321224845455123" calcext:value-type="float">
            <text:p>0.032122484545512</text:p>
          </table:table-cell>
          <table:table-cell table:style-name="ce4" table:formula="of:=[$Redistribution_high.Q103]" office:value-type="float" office:value="0.046231139085038" calcext:value-type="float">
            <text:p>0.046231139085038</text:p>
          </table:table-cell>
          <table:table-cell/>
          <table:table-cell table:style-name="ce4" table:formula="of:=[$Redistribution_central.N103]" office:value-type="float" office:value="0.028217080161607" calcext:value-type="float">
            <text:p>0.028217080161607</text:p>
          </table:table-cell>
          <table:table-cell table:style-name="ce4" table:formula="of:=[$Redistribution_central.O103]" office:value-type="float" office:value="0.0328402469613656" calcext:value-type="float">
            <text:p>0.032840246961366</text:p>
          </table:table-cell>
          <table:table-cell table:style-name="ce4" table:formula="of:=[$Redistribution_central.P103]" office:value-type="float" office:value="0.0275820275455264" calcext:value-type="float">
            <text:p>0.027582027545526</text:p>
          </table:table-cell>
          <table:table-cell table:style-name="ce4" table:formula="of:=[$Redistribution_central.Q103]" office:value-type="float" office:value="0.0338383870893913" calcext:value-type="float">
            <text:p>0.033838387089391</text:p>
          </table:table-cell>
          <table:table-cell/>
          <table:table-cell table:style-name="ce4" table:formula="of:=[$redistribution_low.N103]" office:value-type="float" office:value="0.0410141467714411" calcext:value-type="float">
            <text:p>0.041014146771441</text:p>
          </table:table-cell>
          <table:table-cell table:style-name="ce4" table:formula="of:=[$redistribution_low.O103]" office:value-type="float" office:value="0.0573921157893267" calcext:value-type="float">
            <text:p>0.057392115789327</text:p>
          </table:table-cell>
          <table:table-cell table:style-name="ce4" table:formula="of:=[$redistribution_low.P103]" office:value-type="float" office:value="0.0366515813338363" calcext:value-type="float">
            <text:p>0.036651581333836</text:p>
          </table:table-cell>
          <table:table-cell table:style-name="ce4" table:formula="of:=[$redistribution_low.Q103]" office:value-type="float" office:value="0.0653206977051968" calcext:value-type="float">
            <text:p>0.065320697705197</text:p>
          </table:table-cell>
          <table:table-cell table:number-columns-repeated="49"/>
        </table:table-row>
        <table:table-row table:style-name="ro1">
          <table:table-cell table:style-name="ce4" table:formula="of:=[.A106]+1" office:value-type="float" office:value="151" calcext:value-type="float">
            <text:p>151</text:p>
          </table:table-cell>
          <table:table-cell table:style-name="ce4" table:formula="of:=[$Redistribution_high.N104]" office:value-type="float" office:value="0.0351309214545771" calcext:value-type="float">
            <text:p>0.035130921454577</text:p>
          </table:table-cell>
          <table:table-cell table:style-name="ce4" table:formula="of:=[$Redistribution_high.O104]" office:value-type="float" office:value="0.0454504471735845" calcext:value-type="float">
            <text:p>0.045450447173585</text:p>
          </table:table-cell>
          <table:table-cell table:style-name="ce4" table:formula="of:=[$Redistribution_high.P104]" office:value-type="float" office:value="0.035025048316432" calcext:value-type="float">
            <text:p>0.035025048316432</text:p>
          </table:table-cell>
          <table:table-cell table:style-name="ce4" table:formula="of:=[$Redistribution_high.Q104]" office:value-type="float" office:value="0.0455188824113809" calcext:value-type="float">
            <text:p>0.045518882411381</text:p>
          </table:table-cell>
          <table:table-cell/>
          <table:table-cell table:style-name="ce4" table:formula="of:=[$Redistribution_central.N104]" office:value-type="float" office:value="0.0284233577742004" calcext:value-type="float">
            <text:p>0.028423357774201</text:p>
          </table:table-cell>
          <table:table-cell table:style-name="ce4" table:formula="of:=[$Redistribution_central.O104]" office:value-type="float" office:value="0.0335816426020793" calcext:value-type="float">
            <text:p>0.033581642602079</text:p>
          </table:table-cell>
          <table:table-cell table:style-name="ce4" table:formula="of:=[$Redistribution_central.P104]" office:value-type="float" office:value="0.0285871360880117" calcext:value-type="float">
            <text:p>0.028587136088012</text:p>
          </table:table-cell>
          <table:table-cell table:style-name="ce4" table:formula="of:=[$Redistribution_central.Q104]" office:value-type="float" office:value="0.0332776212757412" calcext:value-type="float">
            <text:p>0.033277621275741</text:p>
          </table:table-cell>
          <table:table-cell/>
          <table:table-cell table:style-name="ce4" table:formula="of:=[$redistribution_low.N104]" office:value-type="float" office:value="0.0392877735527391" calcext:value-type="float">
            <text:p>0.039287773552739</text:p>
          </table:table-cell>
          <table:table-cell table:style-name="ce4" table:formula="of:=[$redistribution_low.O104]" office:value-type="float" office:value="0.053996372798066" calcext:value-type="float">
            <text:p>0.053996372798066</text:p>
          </table:table-cell>
          <table:table-cell table:style-name="ce4" table:formula="of:=[$redistribution_low.P104]" office:value-type="float" office:value="0.034800900445678" calcext:value-type="float">
            <text:p>0.034800900445678</text:p>
          </table:table-cell>
          <table:table-cell table:style-name="ce4" table:formula="of:=[$redistribution_low.Q104]" office:value-type="float" office:value="0.0621394448427419" calcext:value-type="float">
            <text:p>0.062139444842742</text:p>
          </table:table-cell>
          <table:table-cell table:number-columns-repeated="49"/>
        </table:table-row>
        <table:table-row table:style-name="ro1">
          <table:table-cell table:style-name="ce4" table:formula="of:=[.A107]+1" office:value-type="float" office:value="152" calcext:value-type="float">
            <text:p>152</text:p>
          </table:table-cell>
          <table:table-cell table:style-name="ce4" table:formula="of:=[$Redistribution_high.N105]" office:value-type="float" office:value="0.0348469519488277" calcext:value-type="float">
            <text:p>0.034846951948828</text:p>
          </table:table-cell>
          <table:table-cell table:style-name="ce4" table:formula="of:=[$Redistribution_high.O105]" office:value-type="float" office:value="0.0401171643746098" calcext:value-type="float">
            <text:p>0.04011716437461</text:p>
          </table:table-cell>
          <table:table-cell table:style-name="ce4" table:formula="of:=[$Redistribution_high.P105]" office:value-type="float" office:value="0.0328077594414997" calcext:value-type="float">
            <text:p>0.0328077594415</text:p>
          </table:table-cell>
          <table:table-cell table:style-name="ce4" table:formula="of:=[$Redistribution_high.Q105]" office:value-type="float" office:value="0.04341017711378" calcext:value-type="float">
            <text:p>0.04341017711378</text:p>
          </table:table-cell>
          <table:table-cell/>
          <table:table-cell table:style-name="ce4" table:formula="of:=[$Redistribution_central.N105]" office:value-type="float" office:value="0.0280692767300019" calcext:value-type="float">
            <text:p>0.028069276730002</text:p>
          </table:table-cell>
          <table:table-cell table:style-name="ce4" table:formula="of:=[$Redistribution_central.O105]" office:value-type="float" office:value="0.0279572355126151" calcext:value-type="float">
            <text:p>0.027957235512615</text:p>
          </table:table-cell>
          <table:table-cell table:style-name="ce4" table:formula="of:=[$Redistribution_central.P105]" office:value-type="float" office:value="0.0284115304703401" calcext:value-type="float">
            <text:p>0.02841153047034</text:p>
          </table:table-cell>
          <table:table-cell table:style-name="ce4" table:formula="of:=[$Redistribution_central.Q105]" office:value-type="float" office:value="0.0273896746212309" calcext:value-type="float">
            <text:p>0.027389674621231</text:p>
          </table:table-cell>
          <table:table-cell/>
          <table:table-cell table:style-name="ce4" table:formula="of:=[$redistribution_low.N105]" office:value-type="float" office:value="0.037810385747259" calcext:value-type="float">
            <text:p>0.037810385747259</text:p>
          </table:table-cell>
          <table:table-cell table:style-name="ce4" table:formula="of:=[$redistribution_low.O105]" office:value-type="float" office:value="0.0562415461502564" calcext:value-type="float">
            <text:p>0.056241546150256</text:p>
          </table:table-cell>
          <table:table-cell table:style-name="ce4" table:formula="of:=[$redistribution_low.P105]" office:value-type="float" office:value="0.0357612804383724" calcext:value-type="float">
            <text:p>0.035761280438372</text:p>
          </table:table-cell>
          <table:table-cell table:style-name="ce4" table:formula="of:=[$redistribution_low.Q105]" office:value-type="float" office:value="0.0598829261447439" calcext:value-type="float">
            <text:p>0.059882926144744</text:p>
          </table:table-cell>
          <table:table-cell table:number-columns-repeated="49"/>
        </table:table-row>
        <table:table-row table:style-name="ro1" table:number-rows-repeated="10484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ottom 10% share yearly" table:style-name="ta8">
        <table:table-column table:style-name="co5" table:number-columns-repeated="5" table:default-cell-style-name="ce3"/>
        <table:table-column table:style-name="co1" table:number-columns-repeated="59" table:default-cell-style-name="Default"/>
        <table:table-row table:style-name="ro1">
          <table:table-cell table:style-name="Default" table:number-columns-repeated="5"/>
          <table:table-cell table:number-columns-repeated="59"/>
        </table:table-row>
        <table:table-row table:style-name="ro1">
          <table:table-cell table:style-name="Default"/>
          <table:table-cell table:style-name="ce15" office:value-type="string" calcext:value-type="string" table:number-columns-spanned="4" table:number-rows-spanned="1">
            <text:p>HIGH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CENTRAL</text:p>
          </table:table-cell>
          <table:covered-table-cell table:number-columns-repeated="3" table:style-name="ce15"/>
          <table:table-cell table:style-name="ce8"/>
          <table:table-cell table:style-name="ce15" office:value-type="string" calcext:value-type="string" table:number-columns-spanned="4" table:number-rows-spanned="1">
            <text:p>LOW</text:p>
          </table:table-cell>
          <table:covered-table-cell table:number-columns-repeated="3" table:style-name="ce15"/>
          <table:table-cell table:number-columns-repeated="49"/>
        </table:table-row>
        <table:table-row table:style-name="ro4"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style-name="ce2" office:value-type="string" calcext:value-type="string">
            <text:p>Period</text:p>
          </table:table-cell>
          <table:table-cell table:style-name="ce2" office:value-type="string" calcext:value-type="string">
            <text:p>Labour income</text:p>
          </table:table-cell>
          <table:table-cell table:style-name="ce2" office:value-type="string" calcext:value-type="string">
            <text:p>Labour and pension income</text:p>
          </table:table-cell>
          <table:table-cell table:style-name="ce2" office:value-type="string" calcext:value-type="string">
            <text:p>Labour income and family benefits</text:p>
          </table:table-cell>
          <table:table-cell table:style-name="ce2" office:value-type="string" calcext:value-type="string">
            <text:p>All income</text:p>
          </table:table-cell>
          <table:table-cell table:number-columns-repeated="49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2" table:formula="of:=[$'Bottom 10% share'.C4]" office:value-type="percentage" office:value="0.0261696348" calcext:value-type="percentage">
            <text:p>2.62%</text:p>
          </table:table-cell>
          <table:table-cell table:style-name="ce12" table:formula="of:=[$'Bottom 10% share'.D4]" office:value-type="percentage" office:value="0.0269383028" calcext:value-type="percentage">
            <text:p>2.69%</text:p>
          </table:table-cell>
          <table:table-cell table:style-name="ce12" table:formula="of:=[$'Bottom 10% share'.E4]" office:value-type="percentage" office:value="0.0291823056" calcext:value-type="percentage">
            <text:p>2.92%</text:p>
          </table:table-cell>
          <table:table-cell table:style-name="ce12" table:formula="of:=[$'Bottom 10% share'.B4]" office:value-type="percentage" office:value="0.0326108691" calcext:value-type="percentage">
            <text:p>3.26%</text:p>
          </table:table-cell>
          <table:table-cell table:style-name="ce3" office:value-type="float" office:value="2014" calcext:value-type="float">
            <text:p>2014</text:p>
          </table:table-cell>
          <table:table-cell table:style-name="ce12" table:formula="of:=[.B4]" office:value-type="percentage" office:value="0.0261696348" calcext:value-type="percentage">
            <text:p>2.62%</text:p>
          </table:table-cell>
          <table:table-cell table:style-name="ce12" table:formula="of:=[.C4]" office:value-type="percentage" office:value="0.0269383028" calcext:value-type="percentage">
            <text:p>2.69%</text:p>
          </table:table-cell>
          <table:table-cell table:style-name="ce12" table:formula="of:=[.D4]" office:value-type="percentage" office:value="0.0291823056" calcext:value-type="percentage">
            <text:p>2.92%</text:p>
          </table:table-cell>
          <table:table-cell table:style-name="ce12" table:formula="of:=[.E4]" office:value-type="percentage" office:value="0.0326108691" calcext:value-type="percentage">
            <text:p>3.26%</text:p>
          </table:table-cell>
          <table:table-cell table:style-name="ce3" office:value-type="float" office:value="2014" calcext:value-type="float">
            <text:p>2014</text:p>
          </table:table-cell>
          <table:table-cell table:style-name="ce12" table:formula="of:=[.G4]" office:value-type="percentage" office:value="0.0261696348" calcext:value-type="percentage">
            <text:p>2.62%</text:p>
          </table:table-cell>
          <table:table-cell table:style-name="ce12" table:formula="of:=[.H4]" office:value-type="percentage" office:value="0.0269383028" calcext:value-type="percentage">
            <text:p>2.69%</text:p>
          </table:table-cell>
          <table:table-cell table:style-name="ce12" table:formula="of:=[.I4]" office:value-type="percentage" office:value="0.0291823056" calcext:value-type="percentage">
            <text:p>2.92%</text:p>
          </table:table-cell>
          <table:table-cell table:style-name="ce12" table:formula="of:=[.J4]" office:value-type="percentage" office:value="0.0326108691" calcext:value-type="percentage">
            <text:p>3.26%</text:p>
          </table:table-cell>
          <table:table-cell table:number-columns-repeated="49"/>
        </table:table-row>
        <table:table-row table:style-name="ro1">
          <table:table-cell table:formula="of:=[.A4]+1" office:value-type="float" office:value="2015" calcext:value-type="float">
            <text:p>2015</text:p>
          </table:table-cell>
          <table:table-cell table:style-name="ce12" table:formula="of:=AVERAGE([$'Bottom 10% share'.C5:.C8])" office:value-type="percentage" office:value="0.0273455141011252" calcext:value-type="percentage">
            <text:p>2.73%</text:p>
          </table:table-cell>
          <table:table-cell table:style-name="ce12" table:formula="of:=AVERAGE([$'Bottom 10% share'.D5:.D8])" office:value-type="percentage" office:value="0.0259881983883702" calcext:value-type="percentage">
            <text:p>2.60%</text:p>
          </table:table-cell>
          <table:table-cell table:style-name="ce12" table:formula="of:=AVERAGE([$'Bottom 10% share'.E5:.E8])" office:value-type="percentage" office:value="0.0389018246572676" calcext:value-type="percentage">
            <text:p>3.89%</text:p>
          </table:table-cell>
          <table:table-cell table:style-name="ce12" table:formula="of:=AVERAGE([$'Bottom 10% share'.B5:.B8])" office:value-type="percentage" office:value="0.0347602239178575" calcext:value-type="percentage">
            <text:p>3.48%</text:p>
          </table:table-cell>
          <table:table-cell table:style-name="ce3" table:formula="of:=[.F4]+1" office:value-type="float" office:value="2015" calcext:value-type="float">
            <text:p>2015</text:p>
          </table:table-cell>
          <table:table-cell table:style-name="ce12" table:formula="of:=AVERAGE([$'Bottom 10% share'.H5:.H8])" office:value-type="percentage" office:value="0.0273455141011252" calcext:value-type="percentage">
            <text:p>2.73%</text:p>
          </table:table-cell>
          <table:table-cell table:style-name="ce12" table:formula="of:=AVERAGE([$'Bottom 10% share'.I5:.I8])" office:value-type="percentage" office:value="0.0259881983883702" calcext:value-type="percentage">
            <text:p>2.60%</text:p>
          </table:table-cell>
          <table:table-cell table:style-name="ce12" table:formula="of:=AVERAGE([$'Bottom 10% share'.J5:.J8])" office:value-type="percentage" office:value="0.0389018246572676" calcext:value-type="percentage">
            <text:p>3.89%</text:p>
          </table:table-cell>
          <table:table-cell table:style-name="ce12" table:formula="of:=AVERAGE([$'Bottom 10% share'.G5:.G8])" office:value-type="percentage" office:value="0.0347602239178575" calcext:value-type="percentage">
            <text:p>3.48%</text:p>
          </table:table-cell>
          <table:table-cell table:style-name="ce3" table:formula="of:=[.K4]+1" office:value-type="float" office:value="2015" calcext:value-type="float">
            <text:p>2015</text:p>
          </table:table-cell>
          <table:table-cell table:style-name="ce12" table:formula="of:=AVERAGE([$'Bottom 10% share'.M5:.M8])" office:value-type="percentage" office:value="0.0273455141011252" calcext:value-type="percentage">
            <text:p>2.73%</text:p>
          </table:table-cell>
          <table:table-cell table:style-name="ce12" table:formula="of:=AVERAGE([$'Bottom 10% share'.N5:.N8])" office:value-type="percentage" office:value="0.0259881983883702" calcext:value-type="percentage">
            <text:p>2.60%</text:p>
          </table:table-cell>
          <table:table-cell table:style-name="ce12" table:formula="of:=AVERAGE([$'Bottom 10% share'.O5:.O8])" office:value-type="percentage" office:value="0.0389018246572676" calcext:value-type="percentage">
            <text:p>3.89%</text:p>
          </table:table-cell>
          <table:table-cell table:style-name="ce12" table:formula="of:=AVERAGE([$'Bottom 10% share'.L5:.L8])" office:value-type="percentage" office:value="0.0347602239178575" calcext:value-type="percentage">
            <text:p>3.48%</text:p>
          </table:table-cell>
          <table:table-cell table:number-columns-repeated="49"/>
        </table:table-row>
        <table:table-row table:style-name="ro1">
          <table:table-cell table:formula="of:=[.A5]+1" office:value-type="float" office:value="2016" calcext:value-type="float">
            <text:p>2016</text:p>
          </table:table-cell>
          <table:table-cell table:style-name="ce12" table:formula="of:=AVERAGE([$'Bottom 10% share'.C9:.C12])" office:value-type="percentage" office:value="0.0282564344878865" calcext:value-type="percentage">
            <text:p>2.83%</text:p>
          </table:table-cell>
          <table:table-cell table:style-name="ce12" table:formula="of:=AVERAGE([$'Bottom 10% share'.D9:.D12])" office:value-type="percentage" office:value="0.0274657791619457" calcext:value-type="percentage">
            <text:p>2.75%</text:p>
          </table:table-cell>
          <table:table-cell table:style-name="ce12" table:formula="of:=AVERAGE([$'Bottom 10% share'.E9:.E12])" office:value-type="percentage" office:value="0.040869755037014" calcext:value-type="percentage">
            <text:p>4.09%</text:p>
          </table:table-cell>
          <table:table-cell table:style-name="ce12" table:formula="of:=AVERAGE([$'Bottom 10% share'.B9:.B12])" office:value-type="percentage" office:value="0.0370315109469702" calcext:value-type="percentage">
            <text:p>3.70%</text:p>
          </table:table-cell>
          <table:table-cell table:style-name="ce3" table:formula="of:=[.F5]+1" office:value-type="float" office:value="2016" calcext:value-type="float">
            <text:p>2016</text:p>
          </table:table-cell>
          <table:table-cell table:style-name="ce12" table:formula="of:=AVERAGE([$'Bottom 10% share'.H9:.H12])" office:value-type="percentage" office:value="0.0282564344878865" calcext:value-type="percentage">
            <text:p>2.83%</text:p>
          </table:table-cell>
          <table:table-cell table:style-name="ce12" table:formula="of:=AVERAGE([$'Bottom 10% share'.I9:.I12])" office:value-type="percentage" office:value="0.0274657791619457" calcext:value-type="percentage">
            <text:p>2.75%</text:p>
          </table:table-cell>
          <table:table-cell table:style-name="ce12" table:formula="of:=AVERAGE([$'Bottom 10% share'.J9:.J12])" office:value-type="percentage" office:value="0.040869755037014" calcext:value-type="percentage">
            <text:p>4.09%</text:p>
          </table:table-cell>
          <table:table-cell table:style-name="ce12" table:formula="of:=AVERAGE([$'Bottom 10% share'.G9:.G12])" office:value-type="percentage" office:value="0.0370315109469702" calcext:value-type="percentage">
            <text:p>3.70%</text:p>
          </table:table-cell>
          <table:table-cell table:style-name="ce3" table:formula="of:=[.K5]+1" office:value-type="float" office:value="2016" calcext:value-type="float">
            <text:p>2016</text:p>
          </table:table-cell>
          <table:table-cell table:style-name="ce12" table:formula="of:=AVERAGE([$'Bottom 10% share'.M9:.M12])" office:value-type="percentage" office:value="0.0282564344878865" calcext:value-type="percentage">
            <text:p>2.83%</text:p>
          </table:table-cell>
          <table:table-cell table:style-name="ce12" table:formula="of:=AVERAGE([$'Bottom 10% share'.N9:.N12])" office:value-type="percentage" office:value="0.0274657791619457" calcext:value-type="percentage">
            <text:p>2.75%</text:p>
          </table:table-cell>
          <table:table-cell table:style-name="ce12" table:formula="of:=AVERAGE([$'Bottom 10% share'.O9:.O12])" office:value-type="percentage" office:value="0.040869755037014" calcext:value-type="percentage">
            <text:p>4.09%</text:p>
          </table:table-cell>
          <table:table-cell table:style-name="ce12" table:formula="of:=AVERAGE([$'Bottom 10% share'.L9:.L12])" office:value-type="percentage" office:value="0.0370315109469702" calcext:value-type="percentage">
            <text:p>3.70%</text:p>
          </table:table-cell>
          <table:table-cell table:number-columns-repeated="49"/>
        </table:table-row>
        <table:table-row table:style-name="ro1">
          <table:table-cell table:formula="of:=[.A6]+1" office:value-type="float" office:value="2017" calcext:value-type="float">
            <text:p>2017</text:p>
          </table:table-cell>
          <table:table-cell table:style-name="ce12" table:formula="of:=AVERAGE([$'Bottom 10% share'.C13:.C16])" office:value-type="percentage" office:value="0.0285859196656487" calcext:value-type="percentage">
            <text:p>2.86%</text:p>
          </table:table-cell>
          <table:table-cell table:style-name="ce12" table:formula="of:=AVERAGE([$'Bottom 10% share'.D13:.D16])" office:value-type="percentage" office:value="0.0280668279403028" calcext:value-type="percentage">
            <text:p>2.81%</text:p>
          </table:table-cell>
          <table:table-cell table:style-name="ce12" table:formula="of:=AVERAGE([$'Bottom 10% share'.E13:.E16])" office:value-type="percentage" office:value="0.0412212822751047" calcext:value-type="percentage">
            <text:p>4.12%</text:p>
          </table:table-cell>
          <table:table-cell table:style-name="ce12" table:formula="of:=AVERAGE([$'Bottom 10% share'.B13:.B16])" office:value-type="percentage" office:value="0.0375617961647203" calcext:value-type="percentage">
            <text:p>3.76%</text:p>
          </table:table-cell>
          <table:table-cell table:style-name="ce3" table:formula="of:=[.F6]+1" office:value-type="float" office:value="2017" calcext:value-type="float">
            <text:p>2017</text:p>
          </table:table-cell>
          <table:table-cell table:style-name="ce12" table:formula="of:=AVERAGE([$'Bottom 10% share'.H13:.H16])" office:value-type="percentage" office:value="0.0285859196656487" calcext:value-type="percentage">
            <text:p>2.86%</text:p>
          </table:table-cell>
          <table:table-cell table:style-name="ce12" table:formula="of:=AVERAGE([$'Bottom 10% share'.I13:.I16])" office:value-type="percentage" office:value="0.0280668279403028" calcext:value-type="percentage">
            <text:p>2.81%</text:p>
          </table:table-cell>
          <table:table-cell table:style-name="ce12" table:formula="of:=AVERAGE([$'Bottom 10% share'.J13:.J16])" office:value-type="percentage" office:value="0.0412212822751047" calcext:value-type="percentage">
            <text:p>4.12%</text:p>
          </table:table-cell>
          <table:table-cell table:style-name="ce12" table:formula="of:=AVERAGE([$'Bottom 10% share'.G13:.G16])" office:value-type="percentage" office:value="0.0375617961647203" calcext:value-type="percentage">
            <text:p>3.76%</text:p>
          </table:table-cell>
          <table:table-cell table:style-name="ce3" table:formula="of:=[.K6]+1" office:value-type="float" office:value="2017" calcext:value-type="float">
            <text:p>2017</text:p>
          </table:table-cell>
          <table:table-cell table:style-name="ce12" table:formula="of:=AVERAGE([$'Bottom 10% share'.M13:.M16])" office:value-type="percentage" office:value="0.0285859196656487" calcext:value-type="percentage">
            <text:p>2.86%</text:p>
          </table:table-cell>
          <table:table-cell table:style-name="ce12" table:formula="of:=AVERAGE([$'Bottom 10% share'.N13:.N16])" office:value-type="percentage" office:value="0.0280668279403028" calcext:value-type="percentage">
            <text:p>2.81%</text:p>
          </table:table-cell>
          <table:table-cell table:style-name="ce12" table:formula="of:=AVERAGE([$'Bottom 10% share'.O13:.O16])" office:value-type="percentage" office:value="0.0412212822751047" calcext:value-type="percentage">
            <text:p>4.12%</text:p>
          </table:table-cell>
          <table:table-cell table:style-name="ce12" table:formula="of:=AVERAGE([$'Bottom 10% share'.L13:.L16])" office:value-type="percentage" office:value="0.0375617961647203" calcext:value-type="percentage">
            <text:p>3.76%</text:p>
          </table:table-cell>
          <table:table-cell table:number-columns-repeated="49"/>
        </table:table-row>
        <table:table-row table:style-name="ro1">
          <table:table-cell table:formula="of:=[.A7]+1" office:value-type="float" office:value="2018" calcext:value-type="float">
            <text:p>2018</text:p>
          </table:table-cell>
          <table:table-cell table:style-name="ce12" table:formula="of:=AVERAGE([$'Bottom 10% share'.C17:.C20])" office:value-type="percentage" office:value="0.0300673642223733" calcext:value-type="percentage">
            <text:p>3.01%</text:p>
          </table:table-cell>
          <table:table-cell table:style-name="ce12" table:formula="of:=AVERAGE([$'Bottom 10% share'.D17:.D20])" office:value-type="percentage" office:value="0.0292353490773382" calcext:value-type="percentage">
            <text:p>2.92%</text:p>
          </table:table-cell>
          <table:table-cell table:style-name="ce12" table:formula="of:=AVERAGE([$'Bottom 10% share'.E17:.E20])" office:value-type="percentage" office:value="0.0434179979464282" calcext:value-type="percentage">
            <text:p>4.34%</text:p>
          </table:table-cell>
          <table:table-cell table:style-name="ce12" table:formula="of:=AVERAGE([$'Bottom 10% share'.B17:.B20])" office:value-type="percentage" office:value="0.0393521007087717" calcext:value-type="percentage">
            <text:p>3.94%</text:p>
          </table:table-cell>
          <table:table-cell table:style-name="ce3" table:formula="of:=[.F7]+1" office:value-type="float" office:value="2018" calcext:value-type="float">
            <text:p>2018</text:p>
          </table:table-cell>
          <table:table-cell table:style-name="ce12" table:formula="of:=AVERAGE([$'Bottom 10% share'.H17:.H20])" office:value-type="percentage" office:value="0.0300673642223733" calcext:value-type="percentage">
            <text:p>3.01%</text:p>
          </table:table-cell>
          <table:table-cell table:style-name="ce12" table:formula="of:=AVERAGE([$'Bottom 10% share'.I17:.I20])" office:value-type="percentage" office:value="0.0292353490773382" calcext:value-type="percentage">
            <text:p>2.92%</text:p>
          </table:table-cell>
          <table:table-cell table:style-name="ce12" table:formula="of:=AVERAGE([$'Bottom 10% share'.J17:.J20])" office:value-type="percentage" office:value="0.0434179979464282" calcext:value-type="percentage">
            <text:p>4.34%</text:p>
          </table:table-cell>
          <table:table-cell table:style-name="ce12" table:formula="of:=AVERAGE([$'Bottom 10% share'.G17:.G20])" office:value-type="percentage" office:value="0.0393521007087717" calcext:value-type="percentage">
            <text:p>3.94%</text:p>
          </table:table-cell>
          <table:table-cell table:style-name="ce3" table:formula="of:=[.K7]+1" office:value-type="float" office:value="2018" calcext:value-type="float">
            <text:p>2018</text:p>
          </table:table-cell>
          <table:table-cell table:style-name="ce12" table:formula="of:=AVERAGE([$'Bottom 10% share'.M17:.M20])" office:value-type="percentage" office:value="0.0300673642223733" calcext:value-type="percentage">
            <text:p>3.01%</text:p>
          </table:table-cell>
          <table:table-cell table:style-name="ce12" table:formula="of:=AVERAGE([$'Bottom 10% share'.N17:.N20])" office:value-type="percentage" office:value="0.0292353490773382" calcext:value-type="percentage">
            <text:p>2.92%</text:p>
          </table:table-cell>
          <table:table-cell table:style-name="ce12" table:formula="of:=AVERAGE([$'Bottom 10% share'.O17:.O20])" office:value-type="percentage" office:value="0.0434179979464282" calcext:value-type="percentage">
            <text:p>4.34%</text:p>
          </table:table-cell>
          <table:table-cell table:style-name="ce12" table:formula="of:=AVERAGE([$'Bottom 10% share'.L17:.L20])" office:value-type="percentage" office:value="0.0393521007087717" calcext:value-type="percentage">
            <text:p>3.94%</text:p>
          </table:table-cell>
          <table:table-cell table:number-columns-repeated="49"/>
        </table:table-row>
        <table:table-row table:style-name="ro1">
          <table:table-cell table:formula="of:=[.A8]+1" office:value-type="float" office:value="2019" calcext:value-type="float">
            <text:p>2019</text:p>
          </table:table-cell>
          <table:table-cell table:style-name="ce12" table:formula="of:=AVERAGE([$'Bottom 10% share'.C21:.C24])" office:value-type="percentage" office:value="0.0301988449252485" calcext:value-type="percentage">
            <text:p>3.02%</text:p>
          </table:table-cell>
          <table:table-cell table:style-name="ce12" table:formula="of:=AVERAGE([$'Bottom 10% share'.D21:.D24])" office:value-type="percentage" office:value="0.0295157879880747" calcext:value-type="percentage">
            <text:p>2.95%</text:p>
          </table:table-cell>
          <table:table-cell table:style-name="ce12" table:formula="of:=AVERAGE([$'Bottom 10% share'.E21:.E24])" office:value-type="percentage" office:value="0.0446313771918648" calcext:value-type="percentage">
            <text:p>4.46%</text:p>
          </table:table-cell>
          <table:table-cell table:style-name="ce12" table:formula="of:=AVERAGE([$'Bottom 10% share'.B21:.B24])" office:value-type="percentage" office:value="0.0404074906994769" calcext:value-type="percentage">
            <text:p>4.04%</text:p>
          </table:table-cell>
          <table:table-cell table:style-name="ce3" table:formula="of:=[.F8]+1" office:value-type="float" office:value="2019" calcext:value-type="float">
            <text:p>2019</text:p>
          </table:table-cell>
          <table:table-cell table:style-name="ce12" table:formula="of:=AVERAGE([$'Bottom 10% share'.H21:.H24])" office:value-type="percentage" office:value="0.0302000983273409" calcext:value-type="percentage">
            <text:p>3.02%</text:p>
          </table:table-cell>
          <table:table-cell table:style-name="ce12" table:formula="of:=AVERAGE([$'Bottom 10% share'.I21:.I24])" office:value-type="percentage" office:value="0.0295136871677185" calcext:value-type="percentage">
            <text:p>2.95%</text:p>
          </table:table-cell>
          <table:table-cell table:style-name="ce12" table:formula="of:=AVERAGE([$'Bottom 10% share'.J21:.J24])" office:value-type="percentage" office:value="0.0446331431378348" calcext:value-type="percentage">
            <text:p>4.46%</text:p>
          </table:table-cell>
          <table:table-cell table:style-name="ce12" table:formula="of:=AVERAGE([$'Bottom 10% share'.G21:.G24])" office:value-type="percentage" office:value="0.0404046148560179" calcext:value-type="percentage">
            <text:p>4.04%</text:p>
          </table:table-cell>
          <table:table-cell table:style-name="ce3" table:formula="of:=[.K8]+1" office:value-type="float" office:value="2019" calcext:value-type="float">
            <text:p>2019</text:p>
          </table:table-cell>
          <table:table-cell table:style-name="ce12" table:formula="of:=AVERAGE([$'Bottom 10% share'.M21:.M24])" office:value-type="percentage" office:value="0.0301988449252485" calcext:value-type="percentage">
            <text:p>3.02%</text:p>
          </table:table-cell>
          <table:table-cell table:style-name="ce12" table:formula="of:=AVERAGE([$'Bottom 10% share'.N21:.N24])" office:value-type="percentage" office:value="0.0295157879900944" calcext:value-type="percentage">
            <text:p>2.95%</text:p>
          </table:table-cell>
          <table:table-cell table:style-name="ce12" table:formula="of:=AVERAGE([$'Bottom 10% share'.O21:.O24])" office:value-type="percentage" office:value="0.0446313771918648" calcext:value-type="percentage">
            <text:p>4.46%</text:p>
          </table:table-cell>
          <table:table-cell table:style-name="ce12" table:formula="of:=AVERAGE([$'Bottom 10% share'.L21:.L24])" office:value-type="percentage" office:value="0.0404074907020855" calcext:value-type="percentage">
            <text:p>4.04%</text:p>
          </table:table-cell>
          <table:table-cell table:number-columns-repeated="49"/>
        </table:table-row>
        <table:table-row table:style-name="ro1">
          <table:table-cell table:formula="of:=[.A9]+1" office:value-type="float" office:value="2020" calcext:value-type="float">
            <text:p>2020</text:p>
          </table:table-cell>
          <table:table-cell table:style-name="ce12" table:formula="of:=AVERAGE([$'Bottom 10% share'.C25:.C28])" office:value-type="percentage" office:value="0.0304840101940395" calcext:value-type="percentage">
            <text:p>3.05%</text:p>
          </table:table-cell>
          <table:table-cell table:style-name="ce12" table:formula="of:=AVERAGE([$'Bottom 10% share'.D25:.D28])" office:value-type="percentage" office:value="0.0293121012895905" calcext:value-type="percentage">
            <text:p>2.93%</text:p>
          </table:table-cell>
          <table:table-cell table:style-name="ce12" table:formula="of:=AVERAGE([$'Bottom 10% share'.E25:.E28])" office:value-type="percentage" office:value="0.0461450444029656" calcext:value-type="percentage">
            <text:p>4.61%</text:p>
          </table:table-cell>
          <table:table-cell table:style-name="ce12" table:formula="of:=AVERAGE([$'Bottom 10% share'.B25:.B28])" office:value-type="percentage" office:value="0.0405346174134173" calcext:value-type="percentage">
            <text:p>4.05%</text:p>
          </table:table-cell>
          <table:table-cell table:style-name="ce3" table:formula="of:=[.F9]+1" office:value-type="float" office:value="2020" calcext:value-type="float">
            <text:p>2020</text:p>
          </table:table-cell>
          <table:table-cell table:style-name="ce12" table:formula="of:=AVERAGE([$'Bottom 10% share'.H25:.H28])" office:value-type="percentage" office:value="0.0304412753571393" calcext:value-type="percentage">
            <text:p>3.04%</text:p>
          </table:table-cell>
          <table:table-cell table:style-name="ce12" table:formula="of:=AVERAGE([$'Bottom 10% share'.I25:.I28])" office:value-type="percentage" office:value="0.0292850577206878" calcext:value-type="percentage">
            <text:p>2.93%</text:p>
          </table:table-cell>
          <table:table-cell table:style-name="ce12" table:formula="of:=AVERAGE([$'Bottom 10% share'.J25:.J28])" office:value-type="percentage" office:value="0.0460483341826261" calcext:value-type="percentage">
            <text:p>4.60%</text:p>
          </table:table-cell>
          <table:table-cell table:style-name="ce12" table:formula="of:=AVERAGE([$'Bottom 10% share'.G25:.G28])" office:value-type="percentage" office:value="0.0404784280322094" calcext:value-type="percentage">
            <text:p>4.05%</text:p>
          </table:table-cell>
          <table:table-cell table:style-name="ce3" table:formula="of:=[.K9]+1" office:value-type="float" office:value="2020" calcext:value-type="float">
            <text:p>2020</text:p>
          </table:table-cell>
          <table:table-cell table:style-name="ce12" table:formula="of:=AVERAGE([$'Bottom 10% share'.M25:.M28])" office:value-type="percentage" office:value="0.030471925326127" calcext:value-type="percentage">
            <text:p>3.05%</text:p>
          </table:table-cell>
          <table:table-cell table:style-name="ce12" table:formula="of:=AVERAGE([$'Bottom 10% share'.N25:.N28])" office:value-type="percentage" office:value="0.0293110242325559" calcext:value-type="percentage">
            <text:p>2.93%</text:p>
          </table:table-cell>
          <table:table-cell table:style-name="ce12" table:formula="of:=AVERAGE([$'Bottom 10% share'.O25:.O28])" office:value-type="percentage" office:value="0.0460812407295179" calcext:value-type="percentage">
            <text:p>4.61%</text:p>
          </table:table-cell>
          <table:table-cell table:style-name="ce12" table:formula="of:=AVERAGE([$'Bottom 10% share'.L25:.L28])" office:value-type="percentage" office:value="0.0405095150290996" calcext:value-type="percentage">
            <text:p>4.05%</text:p>
          </table:table-cell>
          <table:table-cell table:number-columns-repeated="49"/>
        </table:table-row>
        <table:table-row table:style-name="ro1">
          <table:table-cell table:formula="of:=[.A10]+1" office:value-type="float" office:value="2021" calcext:value-type="float">
            <text:p>2021</text:p>
          </table:table-cell>
          <table:table-cell table:style-name="ce12" table:formula="of:=AVERAGE([$'Bottom 10% share'.C29:.C32])" office:value-type="percentage" office:value="0.030879356300391" calcext:value-type="percentage">
            <text:p>3.09%</text:p>
          </table:table-cell>
          <table:table-cell table:style-name="ce12" table:formula="of:=AVERAGE([$'Bottom 10% share'.D29:.D32])" office:value-type="percentage" office:value="0.0296262027167968" calcext:value-type="percentage">
            <text:p>2.96%</text:p>
          </table:table-cell>
          <table:table-cell table:style-name="ce12" table:formula="of:=AVERAGE([$'Bottom 10% share'.E29:.E32])" office:value-type="percentage" office:value="0.045930114348008" calcext:value-type="percentage">
            <text:p>4.59%</text:p>
          </table:table-cell>
          <table:table-cell table:style-name="ce12" table:formula="of:=AVERAGE([$'Bottom 10% share'.B29:.B32])" office:value-type="percentage" office:value="0.0404825346476608" calcext:value-type="percentage">
            <text:p>4.05%</text:p>
          </table:table-cell>
          <table:table-cell table:style-name="ce3" table:formula="of:=[.F10]+1" office:value-type="float" office:value="2021" calcext:value-type="float">
            <text:p>2021</text:p>
          </table:table-cell>
          <table:table-cell table:style-name="ce12" table:formula="of:=AVERAGE([$'Bottom 10% share'.H29:.H32])" office:value-type="percentage" office:value="0.0308766508336015" calcext:value-type="percentage">
            <text:p>3.09%</text:p>
          </table:table-cell>
          <table:table-cell table:style-name="ce12" table:formula="of:=AVERAGE([$'Bottom 10% share'.I29:.I32])" office:value-type="percentage" office:value="0.0296452202555899" calcext:value-type="percentage">
            <text:p>2.96%</text:p>
          </table:table-cell>
          <table:table-cell table:style-name="ce12" table:formula="of:=AVERAGE([$'Bottom 10% share'.J29:.J32])" office:value-type="percentage" office:value="0.0458778052284564" calcext:value-type="percentage">
            <text:p>4.59%</text:p>
          </table:table-cell>
          <table:table-cell table:style-name="ce12" table:formula="of:=AVERAGE([$'Bottom 10% share'.G29:.G32])" office:value-type="percentage" office:value="0.0404695599245485" calcext:value-type="percentage">
            <text:p>4.05%</text:p>
          </table:table-cell>
          <table:table-cell table:style-name="ce3" table:formula="of:=[.K10]+1" office:value-type="float" office:value="2021" calcext:value-type="float">
            <text:p>2021</text:p>
          </table:table-cell>
          <table:table-cell table:style-name="ce12" table:formula="of:=AVERAGE([$'Bottom 10% share'.M29:.M32])" office:value-type="percentage" office:value="0.0307848385165" calcext:value-type="percentage">
            <text:p>3.08%</text:p>
          </table:table-cell>
          <table:table-cell table:style-name="ce12" table:formula="of:=AVERAGE([$'Bottom 10% share'.N29:.N32])" office:value-type="percentage" office:value="0.0295823503449416" calcext:value-type="percentage">
            <text:p>2.96%</text:p>
          </table:table-cell>
          <table:table-cell table:style-name="ce12" table:formula="of:=AVERAGE([$'Bottom 10% share'.O29:.O32])" office:value-type="percentage" office:value="0.0458442149169271" calcext:value-type="percentage">
            <text:p>4.58%</text:p>
          </table:table-cell>
          <table:table-cell table:style-name="ce12" table:formula="of:=AVERAGE([$'Bottom 10% share'.L29:.L32])" office:value-type="percentage" office:value="0.0404629811264994" calcext:value-type="percentage">
            <text:p>4.05%</text:p>
          </table:table-cell>
          <table:table-cell table:number-columns-repeated="49"/>
        </table:table-row>
        <table:table-row table:style-name="ro1">
          <table:table-cell table:formula="of:=[.A11]+1" office:value-type="float" office:value="2022" calcext:value-type="float">
            <text:p>2022</text:p>
          </table:table-cell>
          <table:table-cell table:style-name="ce12" table:formula="of:=AVERAGE([$'Bottom 10% share'.C33:.C36])" office:value-type="percentage" office:value="0.0333577778056076" calcext:value-type="percentage">
            <text:p>3.34%</text:p>
          </table:table-cell>
          <table:table-cell table:style-name="ce12" table:formula="of:=AVERAGE([$'Bottom 10% share'.D33:.D36])" office:value-type="percentage" office:value="0.0296282043725351" calcext:value-type="percentage">
            <text:p>2.96%</text:p>
          </table:table-cell>
          <table:table-cell table:style-name="ce12" table:formula="of:=AVERAGE([$'Bottom 10% share'.E33:.E36])" office:value-type="percentage" office:value="0.0492195793236764" calcext:value-type="percentage">
            <text:p>4.92%</text:p>
          </table:table-cell>
          <table:table-cell table:style-name="ce12" table:formula="of:=AVERAGE([$'Bottom 10% share'.B33:.B36])" office:value-type="percentage" office:value="0.0410539656073439" calcext:value-type="percentage">
            <text:p>4.11%</text:p>
          </table:table-cell>
          <table:table-cell table:style-name="ce3" table:formula="of:=[.F11]+1" office:value-type="float" office:value="2022" calcext:value-type="float">
            <text:p>2022</text:p>
          </table:table-cell>
          <table:table-cell table:style-name="ce12" table:formula="of:=AVERAGE([$'Bottom 10% share'.H33:.H36])" office:value-type="percentage" office:value="0.0334994540344646" calcext:value-type="percentage">
            <text:p>3.35%</text:p>
          </table:table-cell>
          <table:table-cell table:style-name="ce12" table:formula="of:=AVERAGE([$'Bottom 10% share'.I33:.I36])" office:value-type="percentage" office:value="0.0297307000532638" calcext:value-type="percentage">
            <text:p>2.97%</text:p>
          </table:table-cell>
          <table:table-cell table:style-name="ce12" table:formula="of:=AVERAGE([$'Bottom 10% share'.J33:.J36])" office:value-type="percentage" office:value="0.0493096481833008" calcext:value-type="percentage">
            <text:p>4.93%</text:p>
          </table:table-cell>
          <table:table-cell table:style-name="ce12" table:formula="of:=AVERAGE([$'Bottom 10% share'.G33:.G36])" office:value-type="percentage" office:value="0.0411182375001711" calcext:value-type="percentage">
            <text:p>4.11%</text:p>
          </table:table-cell>
          <table:table-cell table:style-name="ce3" table:formula="of:=[.K11]+1" office:value-type="float" office:value="2022" calcext:value-type="float">
            <text:p>2022</text:p>
          </table:table-cell>
          <table:table-cell table:style-name="ce12" table:formula="of:=AVERAGE([$'Bottom 10% share'.M33:.M36])" office:value-type="percentage" office:value="0.0332880659057598" calcext:value-type="percentage">
            <text:p>3.33%</text:p>
          </table:table-cell>
          <table:table-cell table:style-name="ce12" table:formula="of:=AVERAGE([$'Bottom 10% share'.N33:.N36])" office:value-type="percentage" office:value="0.0296348743066375" calcext:value-type="percentage">
            <text:p>2.96%</text:p>
          </table:table-cell>
          <table:table-cell table:style-name="ce12" table:formula="of:=AVERAGE([$'Bottom 10% share'.O33:.O36])" office:value-type="percentage" office:value="0.0494888711532964" calcext:value-type="percentage">
            <text:p>4.95%</text:p>
          </table:table-cell>
          <table:table-cell table:style-name="ce12" table:formula="of:=AVERAGE([$'Bottom 10% share'.L33:.L36])" office:value-type="percentage" office:value="0.0412819714576128" calcext:value-type="percentage">
            <text:p>4.13%</text:p>
          </table:table-cell>
          <table:table-cell table:number-columns-repeated="49"/>
        </table:table-row>
        <table:table-row table:style-name="ro1">
          <table:table-cell table:formula="of:=[.A12]+1" office:value-type="float" office:value="2023" calcext:value-type="float">
            <text:p>2023</text:p>
          </table:table-cell>
          <table:table-cell table:style-name="ce12" table:formula="of:=AVERAGE([$'Bottom 10% share'.C37:.C40])" office:value-type="percentage" office:value="0.0332219424736757" calcext:value-type="percentage">
            <text:p>3.32%</text:p>
          </table:table-cell>
          <table:table-cell table:style-name="ce12" table:formula="of:=AVERAGE([$'Bottom 10% share'.D37:.D40])" office:value-type="percentage" office:value="0.0288692367508369" calcext:value-type="percentage">
            <text:p>2.89%</text:p>
          </table:table-cell>
          <table:table-cell table:style-name="ce12" table:formula="of:=AVERAGE([$'Bottom 10% share'.E37:.E40])" office:value-type="percentage" office:value="0.0491558092887137" calcext:value-type="percentage">
            <text:p>4.92%</text:p>
          </table:table-cell>
          <table:table-cell table:style-name="ce12" table:formula="of:=AVERAGE([$'Bottom 10% share'.B37:.B40])" office:value-type="percentage" office:value="0.0402306236038533" calcext:value-type="percentage">
            <text:p>4.02%</text:p>
          </table:table-cell>
          <table:table-cell table:style-name="ce3" table:formula="of:=[.F12]+1" office:value-type="float" office:value="2023" calcext:value-type="float">
            <text:p>2023</text:p>
          </table:table-cell>
          <table:table-cell table:style-name="ce12" table:formula="of:=AVERAGE([$'Bottom 10% share'.H37:.H40])" office:value-type="percentage" office:value="0.0345016282510739" calcext:value-type="percentage">
            <text:p>3.45%</text:p>
          </table:table-cell>
          <table:table-cell table:style-name="ce12" table:formula="of:=AVERAGE([$'Bottom 10% share'.I37:.I40])" office:value-type="percentage" office:value="0.0291185697617329" calcext:value-type="percentage">
            <text:p>2.91%</text:p>
          </table:table-cell>
          <table:table-cell table:style-name="ce12" table:formula="of:=AVERAGE([$'Bottom 10% share'.J37:.J40])" office:value-type="percentage" office:value="0.0487858521405799" calcext:value-type="percentage">
            <text:p>4.88%</text:p>
          </table:table-cell>
          <table:table-cell table:style-name="ce12" table:formula="of:=AVERAGE([$'Bottom 10% share'.G37:.G40])" office:value-type="percentage" office:value="0.0393438823244728" calcext:value-type="percentage">
            <text:p>3.93%</text:p>
          </table:table-cell>
          <table:table-cell table:style-name="ce3" table:formula="of:=[.K12]+1" office:value-type="float" office:value="2023" calcext:value-type="float">
            <text:p>2023</text:p>
          </table:table-cell>
          <table:table-cell table:style-name="ce12" table:formula="of:=AVERAGE([$'Bottom 10% share'.M37:.M40])" office:value-type="percentage" office:value="0.0343410999536038" calcext:value-type="percentage">
            <text:p>3.43%</text:p>
          </table:table-cell>
          <table:table-cell table:style-name="ce12" table:formula="of:=AVERAGE([$'Bottom 10% share'.N37:.N40])" office:value-type="percentage" office:value="0.0301306847777615" calcext:value-type="percentage">
            <text:p>3.01%</text:p>
          </table:table-cell>
          <table:table-cell table:style-name="ce12" table:formula="of:=AVERAGE([$'Bottom 10% share'.O37:.O40])" office:value-type="percentage" office:value="0.0485717889955182" calcext:value-type="percentage">
            <text:p>4.86%</text:p>
          </table:table-cell>
          <table:table-cell table:style-name="ce12" table:formula="of:=AVERAGE([$'Bottom 10% share'.L37:.L40])" office:value-type="percentage" office:value="0.0402303703227883" calcext:value-type="percentage">
            <text:p>4.02%</text:p>
          </table:table-cell>
          <table:table-cell table:number-columns-repeated="49"/>
        </table:table-row>
        <table:table-row table:style-name="ro1">
          <table:table-cell table:formula="of:=[.A13]+1" office:value-type="float" office:value="2024" calcext:value-type="float">
            <text:p>2024</text:p>
          </table:table-cell>
          <table:table-cell table:style-name="ce12" table:formula="of:=AVERAGE([$'Bottom 10% share'.C41:.C44])" office:value-type="percentage" office:value="0.0351806990855759" calcext:value-type="percentage">
            <text:p>3.52%</text:p>
          </table:table-cell>
          <table:table-cell table:style-name="ce12" table:formula="of:=AVERAGE([$'Bottom 10% share'.D41:.D44])" office:value-type="percentage" office:value="0.0300601483103993" calcext:value-type="percentage">
            <text:p>3.01%</text:p>
          </table:table-cell>
          <table:table-cell table:style-name="ce12" table:formula="of:=AVERAGE([$'Bottom 10% share'.E41:.E44])" office:value-type="percentage" office:value="0.0498000708359198" calcext:value-type="percentage">
            <text:p>4.98%</text:p>
          </table:table-cell>
          <table:table-cell table:style-name="ce12" table:formula="of:=AVERAGE([$'Bottom 10% share'.B41:.B44])" office:value-type="percentage" office:value="0.040366212141671" calcext:value-type="percentage">
            <text:p>4.04%</text:p>
          </table:table-cell>
          <table:table-cell table:style-name="ce3" table:formula="of:=[.F13]+1" office:value-type="float" office:value="2024" calcext:value-type="float">
            <text:p>2024</text:p>
          </table:table-cell>
          <table:table-cell table:style-name="ce12" table:formula="of:=AVERAGE([$'Bottom 10% share'.H41:.H44])" office:value-type="percentage" office:value="0.0365270429005081" calcext:value-type="percentage">
            <text:p>3.65%</text:p>
          </table:table-cell>
          <table:table-cell table:style-name="ce12" table:formula="of:=AVERAGE([$'Bottom 10% share'.I41:.I44])" office:value-type="percentage" office:value="0.0299102300850432" calcext:value-type="percentage">
            <text:p>2.99%</text:p>
          </table:table-cell>
          <table:table-cell table:style-name="ce12" table:formula="of:=AVERAGE([$'Bottom 10% share'.J41:.J44])" office:value-type="percentage" office:value="0.0497898281427646" calcext:value-type="percentage">
            <text:p>4.98%</text:p>
          </table:table-cell>
          <table:table-cell table:style-name="ce12" table:formula="of:=AVERAGE([$'Bottom 10% share'.G41:.G44])" office:value-type="percentage" office:value="0.0392597738807275" calcext:value-type="percentage">
            <text:p>3.93%</text:p>
          </table:table-cell>
          <table:table-cell table:style-name="ce3" table:formula="of:=[.K13]+1" office:value-type="float" office:value="2024" calcext:value-type="float">
            <text:p>2024</text:p>
          </table:table-cell>
          <table:table-cell table:style-name="ce12" table:formula="of:=AVERAGE([$'Bottom 10% share'.M41:.M44])" office:value-type="percentage" office:value="0.0366923353031796" calcext:value-type="percentage">
            <text:p>3.67%</text:p>
          </table:table-cell>
          <table:table-cell table:style-name="ce12" table:formula="of:=AVERAGE([$'Bottom 10% share'.N41:.N44])" office:value-type="percentage" office:value="0.0311578291619139" calcext:value-type="percentage">
            <text:p>3.12%</text:p>
          </table:table-cell>
          <table:table-cell table:style-name="ce12" table:formula="of:=AVERAGE([$'Bottom 10% share'.O41:.O44])" office:value-type="percentage" office:value="0.0515678338800883" calcext:value-type="percentage">
            <text:p>5.16%</text:p>
          </table:table-cell>
          <table:table-cell table:style-name="ce12" table:formula="of:=AVERAGE([$'Bottom 10% share'.L41:.L44])" office:value-type="percentage" office:value="0.0414803423694088" calcext:value-type="percentage">
            <text:p>4.15%</text:p>
          </table:table-cell>
          <table:table-cell table:number-columns-repeated="49"/>
        </table:table-row>
        <table:table-row table:style-name="ro1">
          <table:table-cell table:formula="of:=[.A14]+1" office:value-type="float" office:value="2025" calcext:value-type="float">
            <text:p>2025</text:p>
          </table:table-cell>
          <table:table-cell table:style-name="ce12" table:formula="of:=AVERAGE([$'Bottom 10% share'.C45:.C48])" office:value-type="percentage" office:value="0.0365356657599446" calcext:value-type="percentage">
            <text:p>3.65%</text:p>
          </table:table-cell>
          <table:table-cell table:style-name="ce12" table:formula="of:=AVERAGE([$'Bottom 10% share'.D45:.D48])" office:value-type="percentage" office:value="0.0298393317163748" calcext:value-type="percentage">
            <text:p>2.98%</text:p>
          </table:table-cell>
          <table:table-cell table:style-name="ce12" table:formula="of:=AVERAGE([$'Bottom 10% share'.E45:.E48])" office:value-type="percentage" office:value="0.0506672975613873" calcext:value-type="percentage">
            <text:p>5.07%</text:p>
          </table:table-cell>
          <table:table-cell table:style-name="ce12" table:formula="of:=AVERAGE([$'Bottom 10% share'.B45:.B48])" office:value-type="percentage" office:value="0.0397665392968284" calcext:value-type="percentage">
            <text:p>3.98%</text:p>
          </table:table-cell>
          <table:table-cell table:style-name="ce3" table:formula="of:=[.F14]+1" office:value-type="float" office:value="2025" calcext:value-type="float">
            <text:p>2025</text:p>
          </table:table-cell>
          <table:table-cell table:style-name="ce12" table:formula="of:=AVERAGE([$'Bottom 10% share'.H45:.H48])" office:value-type="percentage" office:value="0.0346925311108154" calcext:value-type="percentage">
            <text:p>3.47%</text:p>
          </table:table-cell>
          <table:table-cell table:style-name="ce12" table:formula="of:=AVERAGE([$'Bottom 10% share'.I45:.I48])" office:value-type="percentage" office:value="0.0282389698556193" calcext:value-type="percentage">
            <text:p>2.82%</text:p>
          </table:table-cell>
          <table:table-cell table:style-name="ce12" table:formula="of:=AVERAGE([$'Bottom 10% share'.J45:.J48])" office:value-type="percentage" office:value="0.0499594638399004" calcext:value-type="percentage">
            <text:p>5.00%</text:p>
          </table:table-cell>
          <table:table-cell table:style-name="ce12" table:formula="of:=AVERAGE([$'Bottom 10% share'.G45:.G48])" office:value-type="percentage" office:value="0.0388168779525813" calcext:value-type="percentage">
            <text:p>3.88%</text:p>
          </table:table-cell>
          <table:table-cell table:style-name="ce3" table:formula="of:=[.K14]+1" office:value-type="float" office:value="2025" calcext:value-type="float">
            <text:p>2025</text:p>
          </table:table-cell>
          <table:table-cell table:style-name="ce12" table:formula="of:=AVERAGE([$'Bottom 10% share'.M45:.M48])" office:value-type="percentage" office:value="0.0375020577224117" calcext:value-type="percentage">
            <text:p>3.75%</text:p>
          </table:table-cell>
          <table:table-cell table:style-name="ce12" table:formula="of:=AVERAGE([$'Bottom 10% share'.N45:.N48])" office:value-type="percentage" office:value="0.0299590260353096" calcext:value-type="percentage">
            <text:p>3.00%</text:p>
          </table:table-cell>
          <table:table-cell table:style-name="ce12" table:formula="of:=AVERAGE([$'Bottom 10% share'.O45:.O48])" office:value-type="percentage" office:value="0.0519921632818911" calcext:value-type="percentage">
            <text:p>5.20%</text:p>
          </table:table-cell>
          <table:table-cell table:style-name="ce12" table:formula="of:=AVERAGE([$'Bottom 10% share'.L45:.L48])" office:value-type="percentage" office:value="0.0398639609554774" calcext:value-type="percentage">
            <text:p>3.99%</text:p>
          </table:table-cell>
          <table:table-cell table:number-columns-repeated="49"/>
        </table:table-row>
        <table:table-row table:style-name="ro1">
          <table:table-cell table:formula="of:=[.A15]+1" office:value-type="float" office:value="2026" calcext:value-type="float">
            <text:p>2026</text:p>
          </table:table-cell>
          <table:table-cell table:style-name="ce12" table:formula="of:=AVERAGE([$'Bottom 10% share'.C49:.C52])" office:value-type="percentage" office:value="0.0368671189277734" calcext:value-type="percentage">
            <text:p>3.69%</text:p>
          </table:table-cell>
          <table:table-cell table:style-name="ce12" table:formula="of:=AVERAGE([$'Bottom 10% share'.D49:.D52])" office:value-type="percentage" office:value="0.0287183511688999" calcext:value-type="percentage">
            <text:p>2.87%</text:p>
          </table:table-cell>
          <table:table-cell table:style-name="ce12" table:formula="of:=AVERAGE([$'Bottom 10% share'.E49:.E52])" office:value-type="percentage" office:value="0.049352703505111" calcext:value-type="percentage">
            <text:p>4.94%</text:p>
          </table:table-cell>
          <table:table-cell table:style-name="ce12" table:formula="of:=AVERAGE([$'Bottom 10% share'.B49:.B52])" office:value-type="percentage" office:value="0.0374221773451084" calcext:value-type="percentage">
            <text:p>3.74%</text:p>
          </table:table-cell>
          <table:table-cell table:style-name="ce3" table:formula="of:=[.F15]+1" office:value-type="float" office:value="2026" calcext:value-type="float">
            <text:p>2026</text:p>
          </table:table-cell>
          <table:table-cell table:style-name="ce12" table:formula="of:=AVERAGE([$'Bottom 10% share'.H49:.H52])" office:value-type="percentage" office:value="0.0359349167902099" calcext:value-type="percentage">
            <text:p>3.59%</text:p>
          </table:table-cell>
          <table:table-cell table:style-name="ce12" table:formula="of:=AVERAGE([$'Bottom 10% share'.I49:.I52])" office:value-type="percentage" office:value="0.028296339474314" calcext:value-type="percentage">
            <text:p>2.83%</text:p>
          </table:table-cell>
          <table:table-cell table:style-name="ce12" table:formula="of:=AVERAGE([$'Bottom 10% share'.J49:.J52])" office:value-type="percentage" office:value="0.0498483828148736" calcext:value-type="percentage">
            <text:p>4.98%</text:p>
          </table:table-cell>
          <table:table-cell table:style-name="ce12" table:formula="of:=AVERAGE([$'Bottom 10% share'.G49:.G52])" office:value-type="percentage" office:value="0.0378237479953696" calcext:value-type="percentage">
            <text:p>3.78%</text:p>
          </table:table-cell>
          <table:table-cell table:style-name="ce3" table:formula="of:=[.K15]+1" office:value-type="float" office:value="2026" calcext:value-type="float">
            <text:p>2026</text:p>
          </table:table-cell>
          <table:table-cell table:style-name="ce12" table:formula="of:=AVERAGE([$'Bottom 10% share'.M49:.M52])" office:value-type="percentage" office:value="0.03707064241902" calcext:value-type="percentage">
            <text:p>3.71%</text:p>
          </table:table-cell>
          <table:table-cell table:style-name="ce12" table:formula="of:=AVERAGE([$'Bottom 10% share'.N49:.N52])" office:value-type="percentage" office:value="0.0285512724842257" calcext:value-type="percentage">
            <text:p>2.86%</text:p>
          </table:table-cell>
          <table:table-cell table:style-name="ce12" table:formula="of:=AVERAGE([$'Bottom 10% share'.O49:.O52])" office:value-type="percentage" office:value="0.0506933462600015" calcext:value-type="percentage">
            <text:p>5.07%</text:p>
          </table:table-cell>
          <table:table-cell table:style-name="ce12" table:formula="of:=AVERAGE([$'Bottom 10% share'.L49:.L52])" office:value-type="percentage" office:value="0.0377888113073783" calcext:value-type="percentage">
            <text:p>3.78%</text:p>
          </table:table-cell>
          <table:table-cell table:number-columns-repeated="49"/>
        </table:table-row>
        <table:table-row table:style-name="ro1">
          <table:table-cell table:formula="of:=[.A16]+1" office:value-type="float" office:value="2027" calcext:value-type="float">
            <text:p>2027</text:p>
          </table:table-cell>
          <table:table-cell table:style-name="ce12" table:formula="of:=AVERAGE([$'Bottom 10% share'.C53:.C56])" office:value-type="percentage" office:value="0.0378747170544739" calcext:value-type="percentage">
            <text:p>3.79%</text:p>
          </table:table-cell>
          <table:table-cell table:style-name="ce12" table:formula="of:=AVERAGE([$'Bottom 10% share'.D53:.D56])" office:value-type="percentage" office:value="0.0285056793135375" calcext:value-type="percentage">
            <text:p>2.85%</text:p>
          </table:table-cell>
          <table:table-cell table:style-name="ce12" table:formula="of:=AVERAGE([$'Bottom 10% share'.E53:.E56])" office:value-type="percentage" office:value="0.0506811947597906" calcext:value-type="percentage">
            <text:p>5.07%</text:p>
          </table:table-cell>
          <table:table-cell table:style-name="ce12" table:formula="of:=AVERAGE([$'Bottom 10% share'.B53:.B56])" office:value-type="percentage" office:value="0.0374129870032419" calcext:value-type="percentage">
            <text:p>3.74%</text:p>
          </table:table-cell>
          <table:table-cell table:style-name="ce3" table:formula="of:=[.F16]+1" office:value-type="float" office:value="2027" calcext:value-type="float">
            <text:p>2027</text:p>
          </table:table-cell>
          <table:table-cell table:style-name="ce12" table:formula="of:=AVERAGE([$'Bottom 10% share'.H53:.H56])" office:value-type="percentage" office:value="0.0403983950722369" calcext:value-type="percentage">
            <text:p>4.04%</text:p>
          </table:table-cell>
          <table:table-cell table:style-name="ce12" table:formula="of:=AVERAGE([$'Bottom 10% share'.I53:.I56])" office:value-type="percentage" office:value="0.0309113859872402" calcext:value-type="percentage">
            <text:p>3.09%</text:p>
          </table:table-cell>
          <table:table-cell table:style-name="ce12" table:formula="of:=AVERAGE([$'Bottom 10% share'.J53:.J56])" office:value-type="percentage" office:value="0.0531634056886891" calcext:value-type="percentage">
            <text:p>5.32%</text:p>
          </table:table-cell>
          <table:table-cell table:style-name="ce12" table:formula="of:=AVERAGE([$'Bottom 10% share'.G53:.G56])" office:value-type="percentage" office:value="0.0395888091673013" calcext:value-type="percentage">
            <text:p>3.96%</text:p>
          </table:table-cell>
          <table:table-cell table:style-name="ce3" table:formula="of:=[.K16]+1" office:value-type="float" office:value="2027" calcext:value-type="float">
            <text:p>2027</text:p>
          </table:table-cell>
          <table:table-cell table:style-name="ce12" table:formula="of:=AVERAGE([$'Bottom 10% share'.M53:.M56])" office:value-type="percentage" office:value="0.0399967726321547" calcext:value-type="percentage">
            <text:p>4.00%</text:p>
          </table:table-cell>
          <table:table-cell table:style-name="ce12" table:formula="of:=AVERAGE([$'Bottom 10% share'.N53:.N56])" office:value-type="percentage" office:value="0.0282085096849789" calcext:value-type="percentage">
            <text:p>2.82%</text:p>
          </table:table-cell>
          <table:table-cell table:style-name="ce12" table:formula="of:=AVERAGE([$'Bottom 10% share'.O53:.O56])" office:value-type="percentage" office:value="0.0516310851772597" calcext:value-type="percentage">
            <text:p>5.16%</text:p>
          </table:table-cell>
          <table:table-cell table:style-name="ce12" table:formula="of:=AVERAGE([$'Bottom 10% share'.L53:.L56])" office:value-type="percentage" office:value="0.0361268687005844" calcext:value-type="percentage">
            <text:p>3.61%</text:p>
          </table:table-cell>
          <table:table-cell table:number-columns-repeated="49"/>
        </table:table-row>
        <table:table-row table:style-name="ro1">
          <table:table-cell table:formula="of:=[.A17]+1" office:value-type="float" office:value="2028" calcext:value-type="float">
            <text:p>2028</text:p>
          </table:table-cell>
          <table:table-cell table:style-name="ce12" table:formula="of:=AVERAGE([$'Bottom 10% share'.C57:.C60])" office:value-type="percentage" office:value="0.0417763698962805" calcext:value-type="percentage">
            <text:p>4.18%</text:p>
          </table:table-cell>
          <table:table-cell table:style-name="ce12" table:formula="of:=AVERAGE([$'Bottom 10% share'.D57:.D60])" office:value-type="percentage" office:value="0.0299827446833256" calcext:value-type="percentage">
            <text:p>3.00%</text:p>
          </table:table-cell>
          <table:table-cell table:style-name="ce12" table:formula="of:=AVERAGE([$'Bottom 10% share'.E57:.E60])" office:value-type="percentage" office:value="0.0538751334327119" calcext:value-type="percentage">
            <text:p>5.39%</text:p>
          </table:table-cell>
          <table:table-cell table:style-name="ce12" table:formula="of:=AVERAGE([$'Bottom 10% share'.B57:.B60])" office:value-type="percentage" office:value="0.0384429735535218" calcext:value-type="percentage">
            <text:p>3.84%</text:p>
          </table:table-cell>
          <table:table-cell table:style-name="ce3" table:formula="of:=[.F17]+1" office:value-type="float" office:value="2028" calcext:value-type="float">
            <text:p>2028</text:p>
          </table:table-cell>
          <table:table-cell table:style-name="ce12" table:formula="of:=AVERAGE([$'Bottom 10% share'.H57:.H60])" office:value-type="percentage" office:value="0.0411037636444275" calcext:value-type="percentage">
            <text:p>4.11%</text:p>
          </table:table-cell>
          <table:table-cell table:style-name="ce12" table:formula="of:=AVERAGE([$'Bottom 10% share'.I57:.I60])" office:value-type="percentage" office:value="0.0299204988699974" calcext:value-type="percentage">
            <text:p>2.99%</text:p>
          </table:table-cell>
          <table:table-cell table:style-name="ce12" table:formula="of:=AVERAGE([$'Bottom 10% share'.J57:.J60])" office:value-type="percentage" office:value="0.0554977890394963" calcext:value-type="percentage">
            <text:p>5.55%</text:p>
          </table:table-cell>
          <table:table-cell table:style-name="ce12" table:formula="of:=AVERAGE([$'Bottom 10% share'.G57:.G60])" office:value-type="percentage" office:value="0.0395742627103349" calcext:value-type="percentage">
            <text:p>3.96%</text:p>
          </table:table-cell>
          <table:table-cell table:style-name="ce3" table:formula="of:=[.K17]+1" office:value-type="float" office:value="2028" calcext:value-type="float">
            <text:p>2028</text:p>
          </table:table-cell>
          <table:table-cell table:style-name="ce12" table:formula="of:=AVERAGE([$'Bottom 10% share'.M57:.M60])" office:value-type="percentage" office:value="0.0394361433465352" calcext:value-type="percentage">
            <text:p>3.94%</text:p>
          </table:table-cell>
          <table:table-cell table:style-name="ce12" table:formula="of:=AVERAGE([$'Bottom 10% share'.N57:.N60])" office:value-type="percentage" office:value="0.0276760158858222" calcext:value-type="percentage">
            <text:p>2.77%</text:p>
          </table:table-cell>
          <table:table-cell table:style-name="ce12" table:formula="of:=AVERAGE([$'Bottom 10% share'.O57:.O60])" office:value-type="percentage" office:value="0.0500797230866696" calcext:value-type="percentage">
            <text:p>5.01%</text:p>
          </table:table-cell>
          <table:table-cell table:style-name="ce12" table:formula="of:=AVERAGE([$'Bottom 10% share'.L57:.L60])" office:value-type="percentage" office:value="0.0348998308765095" calcext:value-type="percentage">
            <text:p>3.49%</text:p>
          </table:table-cell>
          <table:table-cell table:number-columns-repeated="49"/>
        </table:table-row>
        <table:table-row table:style-name="ro1">
          <table:table-cell table:formula="of:=[.A18]+1" office:value-type="float" office:value="2029" calcext:value-type="float">
            <text:p>2029</text:p>
          </table:table-cell>
          <table:table-cell table:style-name="ce12" table:formula="of:=AVERAGE([$'Bottom 10% share'.C61:.C64])" office:value-type="percentage" office:value="0.041718435710931" calcext:value-type="percentage">
            <text:p>4.17%</text:p>
          </table:table-cell>
          <table:table-cell table:style-name="ce12" table:formula="of:=AVERAGE([$'Bottom 10% share'.D61:.D64])" office:value-type="percentage" office:value="0.0297363363740283" calcext:value-type="percentage">
            <text:p>2.97%</text:p>
          </table:table-cell>
          <table:table-cell table:style-name="ce12" table:formula="of:=AVERAGE([$'Bottom 10% share'.E61:.E64])" office:value-type="percentage" office:value="0.0536185041212262" calcext:value-type="percentage">
            <text:p>5.36%</text:p>
          </table:table-cell>
          <table:table-cell table:style-name="ce12" table:formula="of:=AVERAGE([$'Bottom 10% share'.B61:.B64])" office:value-type="percentage" office:value="0.037976520101379" calcext:value-type="percentage">
            <text:p>3.80%</text:p>
          </table:table-cell>
          <table:table-cell table:style-name="ce3" table:formula="of:=[.F18]+1" office:value-type="float" office:value="2029" calcext:value-type="float">
            <text:p>2029</text:p>
          </table:table-cell>
          <table:table-cell table:style-name="ce12" table:formula="of:=AVERAGE([$'Bottom 10% share'.H61:.H64])" office:value-type="percentage" office:value="0.0403960804277264" calcext:value-type="percentage">
            <text:p>4.04%</text:p>
          </table:table-cell>
          <table:table-cell table:style-name="ce12" table:formula="of:=AVERAGE([$'Bottom 10% share'.I61:.I64])" office:value-type="percentage" office:value="0.0293607769976535" calcext:value-type="percentage">
            <text:p>2.94%</text:p>
          </table:table-cell>
          <table:table-cell table:style-name="ce12" table:formula="of:=AVERAGE([$'Bottom 10% share'.J61:.J64])" office:value-type="percentage" office:value="0.0491593638986839" calcext:value-type="percentage">
            <text:p>4.92%</text:p>
          </table:table-cell>
          <table:table-cell table:style-name="ce12" table:formula="of:=AVERAGE([$'Bottom 10% share'.G61:.G64])" office:value-type="percentage" office:value="0.035336692302692" calcext:value-type="percentage">
            <text:p>3.53%</text:p>
          </table:table-cell>
          <table:table-cell table:style-name="ce3" table:formula="of:=[.K18]+1" office:value-type="float" office:value="2029" calcext:value-type="float">
            <text:p>2029</text:p>
          </table:table-cell>
          <table:table-cell table:style-name="ce12" table:formula="of:=AVERAGE([$'Bottom 10% share'.M61:.M64])" office:value-type="percentage" office:value="0.0417971597039875" calcext:value-type="percentage">
            <text:p>4.18%</text:p>
          </table:table-cell>
          <table:table-cell table:style-name="ce12" table:formula="of:=AVERAGE([$'Bottom 10% share'.N61:.N64])" office:value-type="percentage" office:value="0.0301562024753157" calcext:value-type="percentage">
            <text:p>3.02%</text:p>
          </table:table-cell>
          <table:table-cell table:style-name="ce12" table:formula="of:=AVERAGE([$'Bottom 10% share'.O61:.O64])" office:value-type="percentage" office:value="0.0504319251904732" calcext:value-type="percentage">
            <text:p>5.04%</text:p>
          </table:table-cell>
          <table:table-cell table:style-name="ce12" table:formula="of:=AVERAGE([$'Bottom 10% share'.L61:.L64])" office:value-type="percentage" office:value="0.0359977762901679" calcext:value-type="percentage">
            <text:p>3.60%</text:p>
          </table:table-cell>
          <table:table-cell table:number-columns-repeated="49"/>
        </table:table-row>
        <table:table-row table:style-name="ro1">
          <table:table-cell table:formula="of:=[.A19]+1" office:value-type="float" office:value="2030" calcext:value-type="float">
            <text:p>2030</text:p>
          </table:table-cell>
          <table:table-cell table:style-name="ce12" table:formula="of:=AVERAGE([$'Bottom 10% share'.C65:.C68])" office:value-type="percentage" office:value="0.0401144195788462" calcext:value-type="percentage">
            <text:p>4.01%</text:p>
          </table:table-cell>
          <table:table-cell table:style-name="ce12" table:formula="of:=AVERAGE([$'Bottom 10% share'.D65:.D68])" office:value-type="percentage" office:value="0.0279972017887551" calcext:value-type="percentage">
            <text:p>2.80%</text:p>
          </table:table-cell>
          <table:table-cell table:style-name="ce12" table:formula="of:=AVERAGE([$'Bottom 10% share'.E65:.E68])" office:value-type="percentage" office:value="0.0488826495578944" calcext:value-type="percentage">
            <text:p>4.89%</text:p>
          </table:table-cell>
          <table:table-cell table:style-name="ce12" table:formula="of:=AVERAGE([$'Bottom 10% share'.B65:.B68])" office:value-type="percentage" office:value="0.0341872897271653" calcext:value-type="percentage">
            <text:p>3.42%</text:p>
          </table:table-cell>
          <table:table-cell table:style-name="ce3" table:formula="of:=[.F19]+1" office:value-type="float" office:value="2030" calcext:value-type="float">
            <text:p>2030</text:p>
          </table:table-cell>
          <table:table-cell table:style-name="ce12" table:formula="of:=AVERAGE([$'Bottom 10% share'.H65:.H68])" office:value-type="percentage" office:value="0.0376235454578496" calcext:value-type="percentage">
            <text:p>3.76%</text:p>
          </table:table-cell>
          <table:table-cell table:style-name="ce12" table:formula="of:=AVERAGE([$'Bottom 10% share'.I65:.I68])" office:value-type="percentage" office:value="0.0295814706859742" calcext:value-type="percentage">
            <text:p>2.96%</text:p>
          </table:table-cell>
          <table:table-cell table:style-name="ce12" table:formula="of:=AVERAGE([$'Bottom 10% share'.J65:.J68])" office:value-type="percentage" office:value="0.047032560966471" calcext:value-type="percentage">
            <text:p>4.70%</text:p>
          </table:table-cell>
          <table:table-cell table:style-name="ce12" table:formula="of:=AVERAGE([$'Bottom 10% share'.G65:.G68])" office:value-type="percentage" office:value="0.035768771907716" calcext:value-type="percentage">
            <text:p>3.58%</text:p>
          </table:table-cell>
          <table:table-cell table:style-name="ce3" table:formula="of:=[.K19]+1" office:value-type="float" office:value="2030" calcext:value-type="float">
            <text:p>2030</text:p>
          </table:table-cell>
          <table:table-cell table:style-name="ce12" table:formula="of:=AVERAGE([$'Bottom 10% share'.M65:.M68])" office:value-type="percentage" office:value="0.040244401131777" calcext:value-type="percentage">
            <text:p>4.02%</text:p>
          </table:table-cell>
          <table:table-cell table:style-name="ce12" table:formula="of:=AVERAGE([$'Bottom 10% share'.N65:.N68])" office:value-type="percentage" office:value="0.0279377526225763" calcext:value-type="percentage">
            <text:p>2.79%</text:p>
          </table:table-cell>
          <table:table-cell table:style-name="ce12" table:formula="of:=AVERAGE([$'Bottom 10% share'.O65:.O68])" office:value-type="percentage" office:value="0.0491719955931043" calcext:value-type="percentage">
            <text:p>4.92%</text:p>
          </table:table-cell>
          <table:table-cell table:style-name="ce12" table:formula="of:=AVERAGE([$'Bottom 10% share'.L65:.L68])" office:value-type="percentage" office:value="0.0338954073840707" calcext:value-type="percentage">
            <text:p>3.39%</text:p>
          </table:table-cell>
          <table:table-cell table:number-columns-repeated="49"/>
        </table:table-row>
        <table:table-row table:style-name="ro1">
          <table:table-cell table:formula="of:=[.A20]+1" office:value-type="float" office:value="2031" calcext:value-type="float">
            <text:p>2031</text:p>
          </table:table-cell>
          <table:table-cell table:style-name="ce12" table:formula="of:=AVERAGE([$'Bottom 10% share'.C69:.C72])" office:value-type="percentage" office:value="0.0421426167427949" calcext:value-type="percentage">
            <text:p>4.21%</text:p>
          </table:table-cell>
          <table:table-cell table:style-name="ce12" table:formula="of:=AVERAGE([$'Bottom 10% share'.D69:.D72])" office:value-type="percentage" office:value="0.0298714693835404" calcext:value-type="percentage">
            <text:p>2.99%</text:p>
          </table:table-cell>
          <table:table-cell table:style-name="ce12" table:formula="of:=AVERAGE([$'Bottom 10% share'.E69:.E72])" office:value-type="percentage" office:value="0.0484811887615555" calcext:value-type="percentage">
            <text:p>4.85%</text:p>
          </table:table-cell>
          <table:table-cell table:style-name="ce12" table:formula="of:=AVERAGE([$'Bottom 10% share'.B69:.B72])" office:value-type="percentage" office:value="0.0343517151560625" calcext:value-type="percentage">
            <text:p>3.44%</text:p>
          </table:table-cell>
          <table:table-cell table:style-name="ce3" table:formula="of:=[.F20]+1" office:value-type="float" office:value="2031" calcext:value-type="float">
            <text:p>2031</text:p>
          </table:table-cell>
          <table:table-cell table:style-name="ce12" table:formula="of:=AVERAGE([$'Bottom 10% share'.H69:.H72])" office:value-type="percentage" office:value="0.0435567769846563" calcext:value-type="percentage">
            <text:p>4.36%</text:p>
          </table:table-cell>
          <table:table-cell table:style-name="ce12" table:formula="of:=AVERAGE([$'Bottom 10% share'.I69:.I72])" office:value-type="percentage" office:value="0.0320937268756969" calcext:value-type="percentage">
            <text:p>3.21%</text:p>
          </table:table-cell>
          <table:table-cell table:style-name="ce12" table:formula="of:=AVERAGE([$'Bottom 10% share'.J69:.J72])" office:value-type="percentage" office:value="0.0507375851295943" calcext:value-type="percentage">
            <text:p>5.07%</text:p>
          </table:table-cell>
          <table:table-cell table:style-name="ce12" table:formula="of:=AVERAGE([$'Bottom 10% share'.G69:.G72])" office:value-type="percentage" office:value="0.0369541290040558" calcext:value-type="percentage">
            <text:p>3.70%</text:p>
          </table:table-cell>
          <table:table-cell table:style-name="ce3" table:formula="of:=[.K20]+1" office:value-type="float" office:value="2031" calcext:value-type="float">
            <text:p>2031</text:p>
          </table:table-cell>
          <table:table-cell table:style-name="ce12" table:formula="of:=AVERAGE([$'Bottom 10% share'.M69:.M72])" office:value-type="percentage" office:value="0.0395763461389995" calcext:value-type="percentage">
            <text:p>3.96%</text:p>
          </table:table-cell>
          <table:table-cell table:style-name="ce12" table:formula="of:=AVERAGE([$'Bottom 10% share'.N69:.N72])" office:value-type="percentage" office:value="0.0271930995994369" calcext:value-type="percentage">
            <text:p>2.72%</text:p>
          </table:table-cell>
          <table:table-cell table:style-name="ce12" table:formula="of:=AVERAGE([$'Bottom 10% share'.O69:.O72])" office:value-type="percentage" office:value="0.0456908219461366" calcext:value-type="percentage">
            <text:p>4.57%</text:p>
          </table:table-cell>
          <table:table-cell table:style-name="ce12" table:formula="of:=AVERAGE([$'Bottom 10% share'.L69:.L72])" office:value-type="percentage" office:value="0.0313178059395636" calcext:value-type="percentage">
            <text:p>3.13%</text:p>
          </table:table-cell>
          <table:table-cell table:number-columns-repeated="49"/>
        </table:table-row>
        <table:table-row table:style-name="ro1">
          <table:table-cell table:formula="of:=[.A21]+1" office:value-type="float" office:value="2032" calcext:value-type="float">
            <text:p>2032</text:p>
          </table:table-cell>
          <table:table-cell table:style-name="ce12" table:formula="of:=AVERAGE([$'Bottom 10% share'.C73:.C76])" office:value-type="percentage" office:value="0.0391672364034793" calcext:value-type="percentage">
            <text:p>3.92%</text:p>
          </table:table-cell>
          <table:table-cell table:style-name="ce12" table:formula="of:=AVERAGE([$'Bottom 10% share'.D73:.D76])" office:value-type="percentage" office:value="0.0276388349598134" calcext:value-type="percentage">
            <text:p>2.76%</text:p>
          </table:table-cell>
          <table:table-cell table:style-name="ce12" table:formula="of:=AVERAGE([$'Bottom 10% share'.E73:.E76])" office:value-type="percentage" office:value="0.041113309298" calcext:value-type="percentage">
            <text:p>4.11%</text:p>
          </table:table-cell>
          <table:table-cell table:style-name="ce12" table:formula="of:=AVERAGE([$'Bottom 10% share'.B73:.B76])" office:value-type="percentage" office:value="0.0291420048658652" calcext:value-type="percentage">
            <text:p>2.91%</text:p>
          </table:table-cell>
          <table:table-cell table:style-name="ce3" table:formula="of:=[.F21]+1" office:value-type="float" office:value="2032" calcext:value-type="float">
            <text:p>2032</text:p>
          </table:table-cell>
          <table:table-cell table:style-name="ce12" table:formula="of:=AVERAGE([$'Bottom 10% share'.H73:.H76])" office:value-type="percentage" office:value="0.0451008587928606" calcext:value-type="percentage">
            <text:p>4.51%</text:p>
          </table:table-cell>
          <table:table-cell table:style-name="ce12" table:formula="of:=AVERAGE([$'Bottom 10% share'.I73:.I76])" office:value-type="percentage" office:value="0.0306993635698375" calcext:value-type="percentage">
            <text:p>3.07%</text:p>
          </table:table-cell>
          <table:table-cell table:style-name="ce12" table:formula="of:=AVERAGE([$'Bottom 10% share'.J73:.J76])" office:value-type="percentage" office:value="0.0489249710238831" calcext:value-type="percentage">
            <text:p>4.89%</text:p>
          </table:table-cell>
          <table:table-cell table:style-name="ce12" table:formula="of:=AVERAGE([$'Bottom 10% share'.G73:.G76])" office:value-type="percentage" office:value="0.033443243977188" calcext:value-type="percentage">
            <text:p>3.34%</text:p>
          </table:table-cell>
          <table:table-cell table:style-name="ce3" table:formula="of:=[.K21]+1" office:value-type="float" office:value="2032" calcext:value-type="float">
            <text:p>2032</text:p>
          </table:table-cell>
          <table:table-cell table:style-name="ce12" table:formula="of:=AVERAGE([$'Bottom 10% share'.M73:.M76])" office:value-type="percentage" office:value="0.0401982772434514" calcext:value-type="percentage">
            <text:p>4.02%</text:p>
          </table:table-cell>
          <table:table-cell table:style-name="ce12" table:formula="of:=AVERAGE([$'Bottom 10% share'.N73:.N76])" office:value-type="percentage" office:value="0.0274726080915249" calcext:value-type="percentage">
            <text:p>2.75%</text:p>
          </table:table-cell>
          <table:table-cell table:style-name="ce12" table:formula="of:=AVERAGE([$'Bottom 10% share'.O73:.O76])" office:value-type="percentage" office:value="0.0435926109991548" calcext:value-type="percentage">
            <text:p>4.36%</text:p>
          </table:table-cell>
          <table:table-cell table:style-name="ce12" table:formula="of:=AVERAGE([$'Bottom 10% share'.L73:.L76])" office:value-type="percentage" office:value="0.0298130990998997" calcext:value-type="percentage">
            <text:p>2.98%</text:p>
          </table:table-cell>
          <table:table-cell table:number-columns-repeated="49"/>
        </table:table-row>
        <table:table-row table:style-name="ro1">
          <table:table-cell table:formula="of:=[.A22]+1" office:value-type="float" office:value="2033" calcext:value-type="float">
            <text:p>2033</text:p>
          </table:table-cell>
          <table:table-cell table:style-name="ce12" table:formula="of:=AVERAGE([$'Bottom 10% share'.C77:.C80])" office:value-type="percentage" office:value="0.04283213319675" calcext:value-type="percentage">
            <text:p>4.28%</text:p>
          </table:table-cell>
          <table:table-cell table:style-name="ce12" table:formula="of:=AVERAGE([$'Bottom 10% share'.D77:.D80])" office:value-type="percentage" office:value="0.0298542813632177" calcext:value-type="percentage">
            <text:p>2.99%</text:p>
          </table:table-cell>
          <table:table-cell table:style-name="ce12" table:formula="of:=AVERAGE([$'Bottom 10% share'.E77:.E80])" office:value-type="percentage" office:value="0.0452850402127219" calcext:value-type="percentage">
            <text:p>4.53%</text:p>
          </table:table-cell>
          <table:table-cell table:style-name="ce12" table:formula="of:=AVERAGE([$'Bottom 10% share'.B77:.B80])" office:value-type="percentage" office:value="0.0316516637305183" calcext:value-type="percentage">
            <text:p>3.17%</text:p>
          </table:table-cell>
          <table:table-cell table:style-name="ce3" table:formula="of:=[.F22]+1" office:value-type="float" office:value="2033" calcext:value-type="float">
            <text:p>2033</text:p>
          </table:table-cell>
          <table:table-cell table:style-name="ce12" table:formula="of:=AVERAGE([$'Bottom 10% share'.H77:.H80])" office:value-type="percentage" office:value="0.0399287045055301" calcext:value-type="percentage">
            <text:p>3.99%</text:p>
          </table:table-cell>
          <table:table-cell table:style-name="ce12" table:formula="of:=AVERAGE([$'Bottom 10% share'.I77:.I80])" office:value-type="percentage" office:value="0.0272931805441622" calcext:value-type="percentage">
            <text:p>2.73%</text:p>
          </table:table-cell>
          <table:table-cell table:style-name="ce12" table:formula="of:=AVERAGE([$'Bottom 10% share'.J77:.J80])" office:value-type="percentage" office:value="0.0438988907104105" calcext:value-type="percentage">
            <text:p>4.39%</text:p>
          </table:table-cell>
          <table:table-cell table:style-name="ce12" table:formula="of:=AVERAGE([$'Bottom 10% share'.G77:.G80])" office:value-type="percentage" office:value="0.0300419585336196" calcext:value-type="percentage">
            <text:p>3.00%</text:p>
          </table:table-cell>
          <table:table-cell table:style-name="ce3" table:formula="of:=[.K22]+1" office:value-type="float" office:value="2033" calcext:value-type="float">
            <text:p>2033</text:p>
          </table:table-cell>
          <table:table-cell table:style-name="ce12" table:formula="of:=AVERAGE([$'Bottom 10% share'.M77:.M80])" office:value-type="percentage" office:value="0.0433176215302797" calcext:value-type="percentage">
            <text:p>4.33%</text:p>
          </table:table-cell>
          <table:table-cell table:style-name="ce12" table:formula="of:=AVERAGE([$'Bottom 10% share'.N77:.N80])" office:value-type="percentage" office:value="0.0286529204863356" calcext:value-type="percentage">
            <text:p>2.87%</text:p>
          </table:table-cell>
          <table:table-cell table:style-name="ce12" table:formula="of:=AVERAGE([$'Bottom 10% share'.O77:.O80])" office:value-type="percentage" office:value="0.048976531087875" calcext:value-type="percentage">
            <text:p>4.90%</text:p>
          </table:table-cell>
          <table:table-cell table:style-name="ce12" table:formula="of:=AVERAGE([$'Bottom 10% share'.L77:.L80])" office:value-type="percentage" office:value="0.0323180054500721" calcext:value-type="percentage">
            <text:p>3.23%</text:p>
          </table:table-cell>
          <table:table-cell table:number-columns-repeated="49"/>
        </table:table-row>
        <table:table-row table:style-name="ro1">
          <table:table-cell table:formula="of:=[.A23]+1" office:value-type="float" office:value="2034" calcext:value-type="float">
            <text:p>2034</text:p>
          </table:table-cell>
          <table:table-cell table:style-name="ce12" table:formula="of:=AVERAGE([$'Bottom 10% share'.C81:.C84])" office:value-type="percentage" office:value="0.0405756835810123" calcext:value-type="percentage">
            <text:p>4.06%</text:p>
          </table:table-cell>
          <table:table-cell table:style-name="ce12" table:formula="of:=AVERAGE([$'Bottom 10% share'.D81:.D84])" office:value-type="percentage" office:value="0.0290883522167484" calcext:value-type="percentage">
            <text:p>2.91%</text:p>
          </table:table-cell>
          <table:table-cell table:style-name="ce12" table:formula="of:=AVERAGE([$'Bottom 10% share'.E81:.E84])" office:value-type="percentage" office:value="0.0452519526811698" calcext:value-type="percentage">
            <text:p>4.53%</text:p>
          </table:table-cell>
          <table:table-cell table:style-name="ce12" table:formula="of:=AVERAGE([$'Bottom 10% share'.B81:.B84])" office:value-type="percentage" office:value="0.0323269732687717" calcext:value-type="percentage">
            <text:p>3.23%</text:p>
          </table:table-cell>
          <table:table-cell table:style-name="ce3" table:formula="of:=[.F23]+1" office:value-type="float" office:value="2034" calcext:value-type="float">
            <text:p>2034</text:p>
          </table:table-cell>
          <table:table-cell table:style-name="ce12" table:formula="of:=AVERAGE([$'Bottom 10% share'.H81:.H84])" office:value-type="percentage" office:value="0.0431106924274643" calcext:value-type="percentage">
            <text:p>4.31%</text:p>
          </table:table-cell>
          <table:table-cell table:style-name="ce12" table:formula="of:=AVERAGE([$'Bottom 10% share'.I81:.I84])" office:value-type="percentage" office:value="0.0292279220854728" calcext:value-type="percentage">
            <text:p>2.92%</text:p>
          </table:table-cell>
          <table:table-cell table:style-name="ce12" table:formula="of:=AVERAGE([$'Bottom 10% share'.J81:.J84])" office:value-type="percentage" office:value="0.0477114615372149" calcext:value-type="percentage">
            <text:p>4.77%</text:p>
          </table:table-cell>
          <table:table-cell table:style-name="ce12" table:formula="of:=AVERAGE([$'Bottom 10% share'.G81:.G84])" office:value-type="percentage" office:value="0.0323816976597193" calcext:value-type="percentage">
            <text:p>3.24%</text:p>
          </table:table-cell>
          <table:table-cell table:style-name="ce3" table:formula="of:=[.K23]+1" office:value-type="float" office:value="2034" calcext:value-type="float">
            <text:p>2034</text:p>
          </table:table-cell>
          <table:table-cell table:style-name="ce12" table:formula="of:=AVERAGE([$'Bottom 10% share'.M81:.M84])" office:value-type="percentage" office:value="0.0482786823159982" calcext:value-type="percentage">
            <text:p>4.83%</text:p>
          </table:table-cell>
          <table:table-cell table:style-name="ce12" table:formula="of:=AVERAGE([$'Bottom 10% share'.N81:.N84])" office:value-type="percentage" office:value="0.0312029677594773" calcext:value-type="percentage">
            <text:p>3.12%</text:p>
          </table:table-cell>
          <table:table-cell table:style-name="ce12" table:formula="of:=AVERAGE([$'Bottom 10% share'.O81:.O84])" office:value-type="percentage" office:value="0.0554361588123573" calcext:value-type="percentage">
            <text:p>5.54%</text:p>
          </table:table-cell>
          <table:table-cell table:style-name="ce12" table:formula="of:=AVERAGE([$'Bottom 10% share'.L81:.L84])" office:value-type="percentage" office:value="0.0358661016888786" calcext:value-type="percentage">
            <text:p>3.59%</text:p>
          </table:table-cell>
          <table:table-cell table:number-columns-repeated="49"/>
        </table:table-row>
        <table:table-row table:style-name="ro1">
          <table:table-cell table:formula="of:=[.A24]+1" office:value-type="float" office:value="2035" calcext:value-type="float">
            <text:p>2035</text:p>
          </table:table-cell>
          <table:table-cell table:style-name="ce12" table:formula="of:=AVERAGE([$'Bottom 10% share'.C85:.C88])" office:value-type="percentage" office:value="0.048220765791759" calcext:value-type="percentage">
            <text:p>4.82%</text:p>
          </table:table-cell>
          <table:table-cell table:style-name="ce12" table:formula="of:=AVERAGE([$'Bottom 10% share'.D85:.D88])" office:value-type="percentage" office:value="0.0337963844935937" calcext:value-type="percentage">
            <text:p>3.38%</text:p>
          </table:table-cell>
          <table:table-cell table:style-name="ce12" table:formula="of:=AVERAGE([$'Bottom 10% share'.E85:.E88])" office:value-type="percentage" office:value="0.0508667023925472" calcext:value-type="percentage">
            <text:p>5.09%</text:p>
          </table:table-cell>
          <table:table-cell table:style-name="ce12" table:formula="of:=AVERAGE([$'Bottom 10% share'.B85:.B88])" office:value-type="percentage" office:value="0.0356960654624751" calcext:value-type="percentage">
            <text:p>3.57%</text:p>
          </table:table-cell>
          <table:table-cell table:style-name="ce3" table:formula="of:=[.F24]+1" office:value-type="float" office:value="2035" calcext:value-type="float">
            <text:p>2035</text:p>
          </table:table-cell>
          <table:table-cell table:style-name="ce12" table:formula="of:=AVERAGE([$'Bottom 10% share'.H85:.H88])" office:value-type="percentage" office:value="0.0451138762547231" calcext:value-type="percentage">
            <text:p>4.51%</text:p>
          </table:table-cell>
          <table:table-cell table:style-name="ce12" table:formula="of:=AVERAGE([$'Bottom 10% share'.I85:.I88])" office:value-type="percentage" office:value="0.0316357321123464" calcext:value-type="percentage">
            <text:p>3.16%</text:p>
          </table:table-cell>
          <table:table-cell table:style-name="ce12" table:formula="of:=AVERAGE([$'Bottom 10% share'.J85:.J88])" office:value-type="percentage" office:value="0.0496328120915017" calcext:value-type="percentage">
            <text:p>4.96%</text:p>
          </table:table-cell>
          <table:table-cell table:style-name="ce12" table:formula="of:=AVERAGE([$'Bottom 10% share'.G85:.G88])" office:value-type="percentage" office:value="0.034704237033568" calcext:value-type="percentage">
            <text:p>3.47%</text:p>
          </table:table-cell>
          <table:table-cell table:style-name="ce3" table:formula="of:=[.K24]+1" office:value-type="float" office:value="2035" calcext:value-type="float">
            <text:p>2035</text:p>
          </table:table-cell>
          <table:table-cell table:style-name="ce12" table:formula="of:=AVERAGE([$'Bottom 10% share'.M85:.M88])" office:value-type="percentage" office:value="0.0483890852388771" calcext:value-type="percentage">
            <text:p>4.84%</text:p>
          </table:table-cell>
          <table:table-cell table:style-name="ce12" table:formula="of:=AVERAGE([$'Bottom 10% share'.N85:.N88])" office:value-type="percentage" office:value="0.0313076156600704" calcext:value-type="percentage">
            <text:p>3.13%</text:p>
          </table:table-cell>
          <table:table-cell table:style-name="ce12" table:formula="of:=AVERAGE([$'Bottom 10% share'.O85:.O88])" office:value-type="percentage" office:value="0.0537721936933098" calcext:value-type="percentage">
            <text:p>5.38%</text:p>
          </table:table-cell>
          <table:table-cell table:style-name="ce12" table:formula="of:=AVERAGE([$'Bottom 10% share'.L85:.L88])" office:value-type="percentage" office:value="0.0348683614275236" calcext:value-type="percentage">
            <text:p>3.49%</text:p>
          </table:table-cell>
          <table:table-cell table:number-columns-repeated="49"/>
        </table:table-row>
        <table:table-row table:style-name="ro1">
          <table:table-cell table:formula="of:=[.A25]+1" office:value-type="float" office:value="2036" calcext:value-type="float">
            <text:p>2036</text:p>
          </table:table-cell>
          <table:table-cell table:style-name="ce12" table:formula="of:=AVERAGE([$'Bottom 10% share'.C89:.C92])" office:value-type="percentage" office:value="0.0424253355454901" calcext:value-type="percentage">
            <text:p>4.24%</text:p>
          </table:table-cell>
          <table:table-cell table:style-name="ce12" table:formula="of:=AVERAGE([$'Bottom 10% share'.D89:.D92])" office:value-type="percentage" office:value="0.0301660439779711" calcext:value-type="percentage">
            <text:p>3.02%</text:p>
          </table:table-cell>
          <table:table-cell table:style-name="ce12" table:formula="of:=AVERAGE([$'Bottom 10% share'.E89:.E92])" office:value-type="percentage" office:value="0.047443712758916" calcext:value-type="percentage">
            <text:p>4.74%</text:p>
          </table:table-cell>
          <table:table-cell table:style-name="ce12" table:formula="of:=AVERAGE([$'Bottom 10% share'.B89:.B92])" office:value-type="percentage" office:value="0.0336200070961205" calcext:value-type="percentage">
            <text:p>3.36%</text:p>
          </table:table-cell>
          <table:table-cell table:style-name="ce3" table:formula="of:=[.F25]+1" office:value-type="float" office:value="2036" calcext:value-type="float">
            <text:p>2036</text:p>
          </table:table-cell>
          <table:table-cell table:style-name="ce12" table:formula="of:=AVERAGE([$'Bottom 10% share'.H89:.H92])" office:value-type="percentage" office:value="0.0396664845601684" calcext:value-type="percentage">
            <text:p>3.97%</text:p>
          </table:table-cell>
          <table:table-cell table:style-name="ce12" table:formula="of:=AVERAGE([$'Bottom 10% share'.I89:.I92])" office:value-type="percentage" office:value="0.0288365902704253" calcext:value-type="percentage">
            <text:p>2.88%</text:p>
          </table:table-cell>
          <table:table-cell table:style-name="ce12" table:formula="of:=AVERAGE([$'Bottom 10% share'.J89:.J92])" office:value-type="percentage" office:value="0.0437078064428832" calcext:value-type="percentage">
            <text:p>4.37%</text:p>
          </table:table-cell>
          <table:table-cell table:style-name="ce12" table:formula="of:=AVERAGE([$'Bottom 10% share'.G89:.G92])" office:value-type="percentage" office:value="0.0316021742443986" calcext:value-type="percentage">
            <text:p>3.16%</text:p>
          </table:table-cell>
          <table:table-cell table:style-name="ce3" table:formula="of:=[.K25]+1" office:value-type="float" office:value="2036" calcext:value-type="float">
            <text:p>2036</text:p>
          </table:table-cell>
          <table:table-cell table:style-name="ce12" table:formula="of:=AVERAGE([$'Bottom 10% share'.M89:.M92])" office:value-type="percentage" office:value="0.0465777351604917" calcext:value-type="percentage">
            <text:p>4.66%</text:p>
          </table:table-cell>
          <table:table-cell table:style-name="ce12" table:formula="of:=AVERAGE([$'Bottom 10% share'.N89:.N92])" office:value-type="percentage" office:value="0.0308300775677713" calcext:value-type="percentage">
            <text:p>3.08%</text:p>
          </table:table-cell>
          <table:table-cell table:style-name="ce12" table:formula="of:=AVERAGE([$'Bottom 10% share'.O89:.O92])" office:value-type="percentage" office:value="0.0508700117582581" calcext:value-type="percentage">
            <text:p>5.09%</text:p>
          </table:table-cell>
          <table:table-cell table:style-name="ce12" table:formula="of:=AVERAGE([$'Bottom 10% share'.L89:.L92])" office:value-type="percentage" office:value="0.0336297823939532" calcext:value-type="percentage">
            <text:p>3.36%</text:p>
          </table:table-cell>
          <table:table-cell table:number-columns-repeated="49"/>
        </table:table-row>
        <table:table-row table:style-name="ro1">
          <table:table-cell table:formula="of:=[.A26]+1" office:value-type="float" office:value="2037" calcext:value-type="float">
            <text:p>2037</text:p>
          </table:table-cell>
          <table:table-cell table:style-name="ce12" table:formula="of:=AVERAGE([$'Bottom 10% share'.C93:.C96])" office:value-type="percentage" office:value="0.0430578558230885" calcext:value-type="percentage">
            <text:p>4.31%</text:p>
          </table:table-cell>
          <table:table-cell table:style-name="ce12" table:formula="of:=AVERAGE([$'Bottom 10% share'.D93:.D96])" office:value-type="percentage" office:value="0.0337020115824799" calcext:value-type="percentage">
            <text:p>3.37%</text:p>
          </table:table-cell>
          <table:table-cell table:style-name="ce12" table:formula="of:=AVERAGE([$'Bottom 10% share'.E93:.E96])" office:value-type="percentage" office:value="0.0476806863054108" calcext:value-type="percentage">
            <text:p>4.77%</text:p>
          </table:table-cell>
          <table:table-cell table:style-name="ce12" table:formula="of:=AVERAGE([$'Bottom 10% share'.B93:.B96])" office:value-type="percentage" office:value="0.0367784752325501" calcext:value-type="percentage">
            <text:p>3.68%</text:p>
          </table:table-cell>
          <table:table-cell table:style-name="ce3" table:formula="of:=[.F26]+1" office:value-type="float" office:value="2037" calcext:value-type="float">
            <text:p>2037</text:p>
          </table:table-cell>
          <table:table-cell table:style-name="ce12" table:formula="of:=AVERAGE([$'Bottom 10% share'.H93:.H96])" office:value-type="percentage" office:value="0.0354732902425711" calcext:value-type="percentage">
            <text:p>3.55%</text:p>
          </table:table-cell>
          <table:table-cell table:style-name="ce12" table:formula="of:=AVERAGE([$'Bottom 10% share'.I93:.I96])" office:value-type="percentage" office:value="0.0289858283940844" calcext:value-type="percentage">
            <text:p>2.90%</text:p>
          </table:table-cell>
          <table:table-cell table:style-name="ce12" table:formula="of:=AVERAGE([$'Bottom 10% share'.J93:.J96])" office:value-type="percentage" office:value="0.0394073390178538" calcext:value-type="percentage">
            <text:p>3.94%</text:p>
          </table:table-cell>
          <table:table-cell table:style-name="ce12" table:formula="of:=AVERAGE([$'Bottom 10% share'.G93:.G96])" office:value-type="percentage" office:value="0.0315876069246284" calcext:value-type="percentage">
            <text:p>3.16%</text:p>
          </table:table-cell>
          <table:table-cell table:style-name="ce3" table:formula="of:=[.K26]+1" office:value-type="float" office:value="2037" calcext:value-type="float">
            <text:p>2037</text:p>
          </table:table-cell>
          <table:table-cell table:style-name="ce12" table:formula="of:=AVERAGE([$'Bottom 10% share'.M93:.M96])" office:value-type="percentage" office:value="0.0513103072710734" calcext:value-type="percentage">
            <text:p>5.13%</text:p>
          </table:table-cell>
          <table:table-cell table:style-name="ce12" table:formula="of:=AVERAGE([$'Bottom 10% share'.N93:.N96])" office:value-type="percentage" office:value="0.0334025284047914" calcext:value-type="percentage">
            <text:p>3.34%</text:p>
          </table:table-cell>
          <table:table-cell table:style-name="ce12" table:formula="of:=AVERAGE([$'Bottom 10% share'.O93:.O96])" office:value-type="percentage" office:value="0.0553102278663821" calcext:value-type="percentage">
            <text:p>5.53%</text:p>
          </table:table-cell>
          <table:table-cell table:style-name="ce12" table:formula="of:=AVERAGE([$'Bottom 10% share'.L93:.L96])" office:value-type="percentage" office:value="0.0359403600437826" calcext:value-type="percentage">
            <text:p>3.59%</text:p>
          </table:table-cell>
          <table:table-cell table:number-columns-repeated="49"/>
        </table:table-row>
        <table:table-row table:style-name="ro1">
          <table:table-cell table:formula="of:=[.A27]+1" office:value-type="float" office:value="2038" calcext:value-type="float">
            <text:p>2038</text:p>
          </table:table-cell>
          <table:table-cell table:style-name="ce12" table:formula="of:=AVERAGE([$'Bottom 10% share'.C97:.C100])" office:value-type="percentage" office:value="0.0439062624106042" calcext:value-type="percentage">
            <text:p>4.39%</text:p>
          </table:table-cell>
          <table:table-cell table:style-name="ce12" table:formula="of:=AVERAGE([$'Bottom 10% share'.D97:.D100])" office:value-type="percentage" office:value="0.034170917151163" calcext:value-type="percentage">
            <text:p>3.42%</text:p>
          </table:table-cell>
          <table:table-cell table:style-name="ce12" table:formula="of:=AVERAGE([$'Bottom 10% share'.E97:.E100])" office:value-type="percentage" office:value="0.050807329926411" calcext:value-type="percentage">
            <text:p>5.08%</text:p>
          </table:table-cell>
          <table:table-cell table:style-name="ce12" table:formula="of:=AVERAGE([$'Bottom 10% share'.B97:.B100])" office:value-type="percentage" office:value="0.0386348416298189" calcext:value-type="percentage">
            <text:p>3.86%</text:p>
          </table:table-cell>
          <table:table-cell table:style-name="ce3" table:formula="of:=[.F27]+1" office:value-type="float" office:value="2038" calcext:value-type="float">
            <text:p>2038</text:p>
          </table:table-cell>
          <table:table-cell table:style-name="ce12" table:formula="of:=AVERAGE([$'Bottom 10% share'.H97:.H100])" office:value-type="percentage" office:value="0.0424300864616362" calcext:value-type="percentage">
            <text:p>4.24%</text:p>
          </table:table-cell>
          <table:table-cell table:style-name="ce12" table:formula="of:=AVERAGE([$'Bottom 10% share'.I97:.I100])" office:value-type="percentage" office:value="0.0309342145150589" calcext:value-type="percentage">
            <text:p>3.09%</text:p>
          </table:table-cell>
          <table:table-cell table:style-name="ce12" table:formula="of:=AVERAGE([$'Bottom 10% share'.J97:.J100])" office:value-type="percentage" office:value="0.0453040318278261" calcext:value-type="percentage">
            <text:p>4.53%</text:p>
          </table:table-cell>
          <table:table-cell table:style-name="ce12" table:formula="of:=AVERAGE([$'Bottom 10% share'.G97:.G100])" office:value-type="percentage" office:value="0.0328543489187033" calcext:value-type="percentage">
            <text:p>3.29%</text:p>
          </table:table-cell>
          <table:table-cell table:style-name="ce3" table:formula="of:=[.K27]+1" office:value-type="float" office:value="2038" calcext:value-type="float">
            <text:p>2038</text:p>
          </table:table-cell>
          <table:table-cell table:style-name="ce12" table:formula="of:=AVERAGE([$'Bottom 10% share'.M97:.M100])" office:value-type="percentage" office:value="0.0527884110929788" calcext:value-type="percentage">
            <text:p>5.28%</text:p>
          </table:table-cell>
          <table:table-cell table:style-name="ce12" table:formula="of:=AVERAGE([$'Bottom 10% share'.N97:.N100])" office:value-type="percentage" office:value="0.0336129939087395" calcext:value-type="percentage">
            <text:p>3.36%</text:p>
          </table:table-cell>
          <table:table-cell table:style-name="ce12" table:formula="of:=AVERAGE([$'Bottom 10% share'.O97:.O100])" office:value-type="percentage" office:value="0.0561998923790623" calcext:value-type="percentage">
            <text:p>5.62%</text:p>
          </table:table-cell>
          <table:table-cell table:style-name="ce12" table:formula="of:=AVERAGE([$'Bottom 10% share'.L97:.L100])" office:value-type="percentage" office:value="0.0358246858132282" calcext:value-type="percentage">
            <text:p>3.58%</text:p>
          </table:table-cell>
          <table:table-cell table:number-columns-repeated="49"/>
        </table:table-row>
        <table:table-row table:style-name="ro1">
          <table:table-cell table:formula="of:=[.A28]+1" office:value-type="float" office:value="2039" calcext:value-type="float">
            <text:p>2039</text:p>
          </table:table-cell>
          <table:table-cell table:style-name="ce12" table:formula="of:=AVERAGE([$'Bottom 10% share'.C101:.C104])" office:value-type="percentage" office:value="0.0436011917089906" calcext:value-type="percentage">
            <text:p>4.36%</text:p>
          </table:table-cell>
          <table:table-cell table:style-name="ce12" table:formula="of:=AVERAGE([$'Bottom 10% share'.D101:.D104])" office:value-type="percentage" office:value="0.0337944322943135" calcext:value-type="percentage">
            <text:p>3.38%</text:p>
          </table:table-cell>
          <table:table-cell table:style-name="ce12" table:formula="of:=AVERAGE([$'Bottom 10% share'.E101:.E104])" office:value-type="percentage" office:value="0.0493172256862456" calcext:value-type="percentage">
            <text:p>4.93%</text:p>
          </table:table-cell>
          <table:table-cell table:style-name="ce12" table:formula="of:=AVERAGE([$'Bottom 10% share'.B101:.B104])" office:value-type="percentage" office:value="0.0374557401149268" calcext:value-type="percentage">
            <text:p>3.75%</text:p>
          </table:table-cell>
          <table:table-cell table:style-name="ce3" table:formula="of:=[.F28]+1" office:value-type="float" office:value="2039" calcext:value-type="float">
            <text:p>2039</text:p>
          </table:table-cell>
          <table:table-cell table:style-name="ce12" table:formula="of:=AVERAGE([$'Bottom 10% share'.H101:.H104])" office:value-type="percentage" office:value="0.0396459314402514" calcext:value-type="percentage">
            <text:p>3.96%</text:p>
          </table:table-cell>
          <table:table-cell table:style-name="ce12" table:formula="of:=AVERAGE([$'Bottom 10% share'.I101:.I104])" office:value-type="percentage" office:value="0.0309897722902141" calcext:value-type="percentage">
            <text:p>3.10%</text:p>
          </table:table-cell>
          <table:table-cell table:style-name="ce12" table:formula="of:=AVERAGE([$'Bottom 10% share'.J101:.J104])" office:value-type="percentage" office:value="0.0409910763164274" calcext:value-type="percentage">
            <text:p>4.10%</text:p>
          </table:table-cell>
          <table:table-cell table:style-name="ce12" table:formula="of:=AVERAGE([$'Bottom 10% share'.G101:.G104])" office:value-type="percentage" office:value="0.031869223319264" calcext:value-type="percentage">
            <text:p>3.19%</text:p>
          </table:table-cell>
          <table:table-cell table:style-name="ce3" table:formula="of:=[.K28]+1" office:value-type="float" office:value="2039" calcext:value-type="float">
            <text:p>2039</text:p>
          </table:table-cell>
          <table:table-cell table:style-name="ce12" table:formula="of:=AVERAGE([$'Bottom 10% share'.M101:.M104])" office:value-type="percentage" office:value="0.0565427544042969" calcext:value-type="percentage">
            <text:p>5.65%</text:p>
          </table:table-cell>
          <table:table-cell table:style-name="ce12" table:formula="of:=AVERAGE([$'Bottom 10% share'.N101:.N104])" office:value-type="percentage" office:value="0.0352157005060206" calcext:value-type="percentage">
            <text:p>3.52%</text:p>
          </table:table-cell>
          <table:table-cell table:style-name="ce12" table:formula="of:=AVERAGE([$'Bottom 10% share'.O101:.O104])" office:value-type="percentage" office:value="0.0610257657815328" calcext:value-type="percentage">
            <text:p>6.10%</text:p>
          </table:table-cell>
          <table:table-cell table:style-name="ce12" table:formula="of:=AVERAGE([$'Bottom 10% share'.L101:.L104])" office:value-type="percentage" office:value="0.0379430447787395" calcext:value-type="percentage">
            <text:p>3.79%</text:p>
          </table:table-cell>
          <table:table-cell table:number-columns-repeated="49"/>
        </table:table-row>
        <table:table-row table:style-name="ro1">
          <table:table-cell table:formula="of:=[.A29]+1" office:value-type="float" office:value="2040" calcext:value-type="float">
            <text:p>2040</text:p>
          </table:table-cell>
          <table:table-cell table:style-name="ce12" table:formula="of:=AVERAGE([$'Bottom 10% share'.C105:.C108])" office:value-type="percentage" office:value="0.043875207978723" calcext:value-type="percentage">
            <text:p>4.39%</text:p>
          </table:table-cell>
          <table:table-cell table:style-name="ce12" table:formula="of:=AVERAGE([$'Bottom 10% share'.D105:.D108])" office:value-type="percentage" office:value="0.0335932594266512" calcext:value-type="percentage">
            <text:p>3.36%</text:p>
          </table:table-cell>
          <table:table-cell table:style-name="ce12" table:formula="of:=AVERAGE([$'Bottom 10% share'.E105:.E108])" office:value-type="percentage" office:value="0.0450311675689722" calcext:value-type="percentage">
            <text:p>4.50%</text:p>
          </table:table-cell>
          <table:table-cell table:style-name="ce12" table:formula="of:=AVERAGE([$'Bottom 10% share'.B105:.B108])" office:value-type="percentage" office:value="0.0343785150443603" calcext:value-type="percentage">
            <text:p>3.44%</text:p>
          </table:table-cell>
          <table:table-cell table:style-name="ce3" table:formula="of:=[.F29]+1" office:value-type="float" office:value="2040" calcext:value-type="float">
            <text:p>2040</text:p>
          </table:table-cell>
          <table:table-cell table:style-name="ce12" table:formula="of:=AVERAGE([$'Bottom 10% share'.H105:.H108])" office:value-type="percentage" office:value="0.035128312377727" calcext:value-type="percentage">
            <text:p>3.51%</text:p>
          </table:table-cell>
          <table:table-cell table:style-name="ce12" table:formula="of:=AVERAGE([$'Bottom 10% share'.I105:.I108])" office:value-type="percentage" office:value="0.0298537730775369" calcext:value-type="percentage">
            <text:p>2.99%</text:p>
          </table:table-cell>
          <table:table-cell table:style-name="ce12" table:formula="of:=AVERAGE([$'Bottom 10% share'.J105:.J108])" office:value-type="percentage" office:value="0.0353386883796727" calcext:value-type="percentage">
            <text:p>3.53%</text:p>
          </table:table-cell>
          <table:table-cell table:style-name="ce12" table:formula="of:=AVERAGE([$'Bottom 10% share'.G105:.G108])" office:value-type="percentage" office:value="0.0300120104374411" calcext:value-type="percentage">
            <text:p>3.00%</text:p>
          </table:table-cell>
          <table:table-cell table:style-name="ce3" table:formula="of:=[.K29]+1" office:value-type="float" office:value="2040" calcext:value-type="float">
            <text:p>2040</text:p>
          </table:table-cell>
          <table:table-cell table:style-name="ce12" table:formula="of:=AVERAGE([$'Bottom 10% share'.M105:.M108])" office:value-type="percentage" office:value="0.0565849020838156" calcext:value-type="percentage">
            <text:p>5.66%</text:p>
          </table:table-cell>
          <table:table-cell table:style-name="ce12" table:formula="of:=AVERAGE([$'Bottom 10% share'.N105:.N108])" office:value-type="percentage" office:value="0.0359465262724447" calcext:value-type="percentage">
            <text:p>3.59%</text:p>
          </table:table-cell>
          <table:table-cell table:style-name="ce12" table:formula="of:=AVERAGE([$'Bottom 10% share'.O105:.O108])" office:value-type="percentage" office:value="0.0631819731625215" calcext:value-type="percentage">
            <text:p>6.32%</text:p>
          </table:table-cell>
          <table:table-cell table:style-name="ce12" table:formula="of:=AVERAGE([$'Bottom 10% share'.L105:.L108])" office:value-type="percentage" office:value="0.039624600742158" calcext:value-type="percentage">
            <text:p>3.96%</text:p>
          </table:table-cell>
          <table:table-cell table:number-columns-repeated="49"/>
        </table:table-row>
        <table:table-row table:style-name="ro1">
          <table:table-cell>
            <draw:frame table:end-cell-address="'Bottom 10% share yearly'.D61" table:end-x="149.47pt" table:end-y="10.15pt" draw:z-index="1" draw:name="Chart 4" draw:style-name="gr1" draw:text-style-name="P1" svg:width="642.39pt" svg:height="445.69pt" svg:x="2.13pt" svg:y="14.51pt">
              <draw:object draw:notify-on-update-of-ranges="'Bottom 10% share yearly'.B3:'Bottom 10% share yearly'.B3 'Bottom 10% share yearly'.B4:'Bottom 10% share yearly'.B30 'Bottom 10% share yearly'.C3:'Bottom 10% share yearly'.C3 'Bottom 10% share yearly'.C4:'Bottom 10% share yearly'.C30 'Bottom 10% share yearly'.D3:'Bottom 10% share yearly'.D3 'Bottom 10% share yearly'.D4:'Bottom 10% share yearly'.D30 'Bottom 10% share yearly'.E3:'Bottom 10% share yearly'.E3 'Bottom 10% share yearly'.E4:'Bottom 10% share yearly'.E30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3"/>
          <table:table-cell>
            <draw:frame table:end-cell-address="'Bottom 10% share yearly'.M61" table:end-x="52.98pt" table:end-y="2.15pt" draw:z-index="0" draw:name="Chart 2" draw:style-name="gr1" draw:text-style-name="P1" svg:width="619.4pt" svg:height="445.69pt" svg:x="32.63pt" svg:y="6.52pt">
              <draw:object draw:notify-on-update-of-ranges="'Bottom 10% share yearly'.F4:'Bottom 10% share yearly'.F30 'Bottom 10% share yearly'.G3:'Bottom 10% share yearly'.G3 'Bottom 10% share yearly'.G4:'Bottom 10% share yearly'.G30 'Bottom 10% share yearly'.F4:'Bottom 10% share yearly'.F30 'Bottom 10% share yearly'.H3:'Bottom 10% share yearly'.H3 'Bottom 10% share yearly'.H4:'Bottom 10% share yearly'.H30 'Bottom 10% share yearly'.F4:'Bottom 10% share yearly'.F30 'Bottom 10% share yearly'.I3:'Bottom 10% share yearly'.I3 'Bottom 10% share yearly'.I4:'Bottom 10% share yearly'.I30 'Bottom 10% share yearly'.F4:'Bottom 10% share yearly'.F30 'Bottom 10% share yearly'.J3:'Bottom 10% share yearly'.J3 'Bottom 10% share yearly'.J4:'Bottom 10% share yearly'.J30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9"/>
          <table:table-cell>
            <draw:frame table:end-cell-address="'Bottom 10% share yearly'.X61" table:end-x="56.49pt" table:end-y="10.15pt" draw:z-index="2" draw:name="Chart 5" draw:style-name="gr1" draw:text-style-name="P1" svg:width="612.37pt" svg:height="445.69pt" svg:x="2.13pt" svg:y="14.51pt">
              <draw:object draw:notify-on-update-of-ranges="'Bottom 10% share yearly'.L3:'Bottom 10% share yearly'.L3 'Bottom 10% share yearly'.L4:'Bottom 10% share yearly'.L30 'Bottom 10% share yearly'.M3:'Bottom 10% share yearly'.M3 'Bottom 10% share yearly'.M4:'Bottom 10% share yearly'.M30 'Bottom 10% share yearly'.N3:'Bottom 10% share yearly'.N3 'Bottom 10% share yearly'.N4:'Bottom 10% share yearly'.N30 'Bottom 10% share yearly'.O3:'Bottom 10% share yearly'.O3 'Bottom 10% share yearly'.O4:'Bottom 10% share yearly'.O30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49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distribution_low" table:style-name="ta9">
        <office:forms form:automatic-focus="false" form:apply-design-mode="false"/>
        <table:table-column table:style-name="co8" table:number-columns-repeated="64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Gini sedlac. all income</text:p>
          </table:table-cell>
          <table:table-cell office:value-type="string" calcext:value-type="string">
            <text:p>Gini sedlac. labour income</text:p>
          </table:table-cell>
          <table:table-cell office:value-type="string" calcext:value-type="string">
            <text:p>Gini sedlac. labour and pension income</text:p>
          </table:table-cell>
          <table:table-cell office:value-type="string" calcext:value-type="string">
            <text:p>Gini sedlac. labour and family benefits income</text:p>
          </table:table-cell>
          <table:table-cell office:value-type="string" calcext:value-type="string">
            <text:p>Decile ratio. all income</text:p>
          </table:table-cell>
          <table:table-cell office:value-type="string" calcext:value-type="string">
            <text:p>Decile ratio. labour income</text:p>
          </table:table-cell>
          <table:table-cell office:value-type="string" calcext:value-type="string">
            <text:p>Decile ratio. labour and pension income</text:p>
          </table:table-cell>
          <table:table-cell office:value-type="string" calcext:value-type="string">
            <text:p>Decile ratio. labour and familiy benefits income</text:p>
          </table:table-cell>
          <table:table-cell office:value-type="string" calcext:value-type="string">
            <text:p>Top 10%. share of all income</text:p>
          </table:table-cell>
          <table:table-cell office:value-type="string" calcext:value-type="string">
            <text:p>Top 10%. share of labour income</text:p>
          </table:table-cell>
          <table:table-cell office:value-type="string" calcext:value-type="string">
            <text:p>Top 10%. share of labour and pension income</text:p>
          </table:table-cell>
          <table:table-cell office:value-type="string" calcext:value-type="string">
            <text:p>Top 10%. share of labour and familiy benefits income</text:p>
          </table:table-cell>
          <table:table-cell office:value-type="string" calcext:value-type="string">
            <text:p>Bottom 10%. share of all income</text:p>
          </table:table-cell>
          <table:table-cell office:value-type="string" calcext:value-type="string">
            <text:p>Bottom 10%. share of labour income</text:p>
          </table:table-cell>
          <table:table-cell office:value-type="string" calcext:value-type="string">
            <text:p>Bottom 10%. share of labour and pension income</text:p>
          </table:table-cell>
          <table:table-cell office:value-type="string" calcext:value-type="string">
            <text:p>Bottom 10%. share of labour and familiy benefits income</text:p>
          </table:table-cell>
          <table:table-cell table:number-columns-repeated="4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94829149499279" calcext:value-type="float">
            <text:p>0.394829149499279</text:p>
          </table:table-cell>
          <table:table-cell office:value-type="float" office:value="0.466282652786579" calcext:value-type="float">
            <text:p>0.466282652786579</text:p>
          </table:table-cell>
          <table:table-cell office:value-type="float" office:value="0.412046768215565" calcext:value-type="float">
            <text:p>0.412046768215565</text:p>
          </table:table-cell>
          <table:table-cell office:value-type="float" office:value="0.447665883522789" calcext:value-type="float">
            <text:p>0.447665883522789</text:p>
          </table:table-cell>
          <table:table-cell office:value-type="float" office:value="7.0923860719901" calcext:value-type="float">
            <text:p>7.0923860719901</text:p>
          </table:table-cell>
          <table:table-cell office:value-type="float" office:value="12.1618714542567" calcext:value-type="float">
            <text:p>12.1618714542567</text:p>
          </table:table-cell>
          <table:table-cell office:value-type="float" office:value="8.73890491888313" calcext:value-type="float">
            <text:p>8.73890491888313</text:p>
          </table:table-cell>
          <table:table-cell office:value-type="float" office:value="9.76705046711961" calcext:value-type="float">
            <text:p>9.76705046711961</text:p>
          </table:table-cell>
          <table:table-cell office:value-type="float" office:value="0.229886950479951" calcext:value-type="float">
            <text:p>0.229886950479951</text:p>
          </table:table-cell>
          <table:table-cell office:value-type="float" office:value="0.260532889905575" calcext:value-type="float">
            <text:p>0.260532889905575</text:p>
          </table:table-cell>
          <table:table-cell office:value-type="float" office:value="0.238964160144433" calcext:value-type="float">
            <text:p>0.238964160144433</text:p>
          </table:table-cell>
          <table:table-cell office:value-type="float" office:value="0.24755411999774" calcext:value-type="float">
            <text:p>0.24755411999774</text:p>
          </table:table-cell>
          <table:table-cell office:value-type="float" office:value="0.0314869324702347" calcext:value-type="float">
            <text:p>0.031486932470235</text:p>
          </table:table-cell>
          <table:table-cell office:value-type="float" office:value="0.0262172747434197" calcext:value-type="float">
            <text:p>0.02621727474342</text:p>
          </table:table-cell>
          <table:table-cell office:value-type="float" office:value="0.0236978525400559" calcext:value-type="float">
            <text:p>0.023697852540056</text:p>
          </table:table-cell>
          <table:table-cell office:value-type="float" office:value="0.0362960895108972" calcext:value-type="float">
            <text:p>0.036296089510897</text:p>
          </table:table-cell>
          <table:table-cell table:number-columns-repeated="4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93157569038148" calcext:value-type="float">
            <text:p>0.393157569038148</text:p>
          </table:table-cell>
          <table:table-cell office:value-type="float" office:value="0.439887321730189" calcext:value-type="float">
            <text:p>0.439887321730189</text:p>
          </table:table-cell>
          <table:table-cell office:value-type="float" office:value="0.405637610793011" calcext:value-type="float">
            <text:p>0.405637610793011</text:p>
          </table:table-cell>
          <table:table-cell office:value-type="float" office:value="0.432382476944565" calcext:value-type="float">
            <text:p>0.432382476944565</text:p>
          </table:table-cell>
          <table:table-cell office:value-type="float" office:value="6.91100011310985" calcext:value-type="float">
            <text:p>6.91100011310985</text:p>
          </table:table-cell>
          <table:table-cell office:value-type="float" office:value="10.1040302715419" calcext:value-type="float">
            <text:p>10.1040302715419</text:p>
          </table:table-cell>
          <table:table-cell office:value-type="float" office:value="8.02536002247353" calcext:value-type="float">
            <text:p>8.02536002247353</text:p>
          </table:table-cell>
          <table:table-cell office:value-type="float" office:value="8.61104036442593" calcext:value-type="float">
            <text:p>8.61104036442593</text:p>
          </table:table-cell>
          <table:table-cell office:value-type="float" office:value="0.22966609522748" calcext:value-type="float">
            <text:p>0.22966609522748</text:p>
          </table:table-cell>
          <table:table-cell office:value-type="float" office:value="0.252561243120454" calcext:value-type="float">
            <text:p>0.252561243120454</text:p>
          </table:table-cell>
          <table:table-cell office:value-type="float" office:value="0.236342825717694" calcext:value-type="float">
            <text:p>0.236342825717694</text:p>
          </table:table-cell>
          <table:table-cell office:value-type="float" office:value="0.243010199235155" calcext:value-type="float">
            <text:p>0.243010199235155</text:p>
          </table:table-cell>
          <table:table-cell office:value-type="float" office:value="0.0342368816999756" calcext:value-type="float">
            <text:p>0.034236881699976</text:p>
          </table:table-cell>
          <table:table-cell office:value-type="float" office:value="0.0282245464696407" calcext:value-type="float">
            <text:p>0.028224546469641</text:p>
          </table:table-cell>
          <table:table-cell office:value-type="float" office:value="0.0257265697541221" calcext:value-type="float">
            <text:p>0.025726569754122</text:p>
          </table:table-cell>
          <table:table-cell office:value-type="float" office:value="0.039520313948544" calcext:value-type="float">
            <text:p>0.039520313948544</text:p>
          </table:table-cell>
          <table:table-cell table:number-columns-repeated="4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94529501220736" calcext:value-type="float">
            <text:p>0.394529501220736</text:p>
          </table:table-cell>
          <table:table-cell office:value-type="float" office:value="0.440790510485428" calcext:value-type="float">
            <text:p>0.440790510485428</text:p>
          </table:table-cell>
          <table:table-cell office:value-type="float" office:value="0.409770398483215" calcext:value-type="float">
            <text:p>0.409770398483215</text:p>
          </table:table-cell>
          <table:table-cell office:value-type="float" office:value="0.428339853189208" calcext:value-type="float">
            <text:p>0.428339853189208</text:p>
          </table:table-cell>
          <table:table-cell office:value-type="float" office:value="6.82085139165126" calcext:value-type="float">
            <text:p>6.82085139165126</text:p>
          </table:table-cell>
          <table:table-cell office:value-type="float" office:value="10.3336073830865" calcext:value-type="float">
            <text:p>10.3336073830865</text:p>
          </table:table-cell>
          <table:table-cell office:value-type="float" office:value="8.13447255622665" calcext:value-type="float">
            <text:p>8.13447255622665</text:p>
          </table:table-cell>
          <table:table-cell office:value-type="float" office:value="8.5822595740985" calcext:value-type="float">
            <text:p>8.5822595740985</text:p>
          </table:table-cell>
          <table:table-cell office:value-type="float" office:value="0.231206906128275" calcext:value-type="float">
            <text:p>0.231206906128275</text:p>
          </table:table-cell>
          <table:table-cell office:value-type="float" office:value="0.255221729600004" calcext:value-type="float">
            <text:p>0.255221729600004</text:p>
          </table:table-cell>
          <table:table-cell office:value-type="float" office:value="0.239080851156172" calcext:value-type="float">
            <text:p>0.239080851156172</text:p>
          </table:table-cell>
          <table:table-cell office:value-type="float" office:value="0.244177799878335" calcext:value-type="float">
            <text:p>0.244177799878335</text:p>
          </table:table-cell>
          <table:table-cell office:value-type="float" office:value="0.0370621664042102" calcext:value-type="float">
            <text:p>0.03706216640421</text:p>
          </table:table-cell>
          <table:table-cell office:value-type="float" office:value="0.0266383087031445" calcext:value-type="float">
            <text:p>0.026638308703145</text:p>
          </table:table-cell>
          <table:table-cell office:value-type="float" office:value="0.0271180622391379" calcext:value-type="float">
            <text:p>0.027118062239138</text:p>
          </table:table-cell>
          <table:table-cell office:value-type="float" office:value="0.0397244730695759" calcext:value-type="float">
            <text:p>0.039724473069576</text:p>
          </table:table-cell>
          <table:table-cell table:number-columns-repeated="4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97367420211988" calcext:value-type="float">
            <text:p>0.397367420211988</text:p>
          </table:table-cell>
          <table:table-cell office:value-type="float" office:value="0.444477793559299" calcext:value-type="float">
            <text:p>0.444477793559299</text:p>
          </table:table-cell>
          <table:table-cell office:value-type="float" office:value="0.411571910593429" calcext:value-type="float">
            <text:p>0.411571910593429</text:p>
          </table:table-cell>
          <table:table-cell office:value-type="float" office:value="0.430039259328648" calcext:value-type="float">
            <text:p>0.430039259328648</text:p>
          </table:table-cell>
          <table:table-cell office:value-type="float" office:value="7.0252624171211" calcext:value-type="float">
            <text:p>7.0252624171211</text:p>
          </table:table-cell>
          <table:table-cell office:value-type="float" office:value="10.9173825227836" calcext:value-type="float">
            <text:p>10.9173825227836</text:p>
          </table:table-cell>
          <table:table-cell office:value-type="float" office:value="8.58647365915595" calcext:value-type="float">
            <text:p>8.58647365915595</text:p>
          </table:table-cell>
          <table:table-cell office:value-type="float" office:value="8.62819126499786" calcext:value-type="float">
            <text:p>8.62819126499786</text:p>
          </table:table-cell>
          <table:table-cell office:value-type="float" office:value="0.231238918610371" calcext:value-type="float">
            <text:p>0.231238918610371</text:p>
          </table:table-cell>
          <table:table-cell office:value-type="float" office:value="0.253808374722502" calcext:value-type="float">
            <text:p>0.253808374722502</text:p>
          </table:table-cell>
          <table:table-cell office:value-type="float" office:value="0.238120195920098" calcext:value-type="float">
            <text:p>0.238120195920098</text:p>
          </table:table-cell>
          <table:table-cell office:value-type="float" office:value="0.244023657469362" calcext:value-type="float">
            <text:p>0.244023657469362</text:p>
          </table:table-cell>
          <table:table-cell office:value-type="float" office:value="0.0362549150970094" calcext:value-type="float">
            <text:p>0.036254915097009</text:p>
          </table:table-cell>
          <table:table-cell office:value-type="float" office:value="0.0283019264882958" calcext:value-type="float">
            <text:p>0.028301926488296</text:p>
          </table:table-cell>
          <table:table-cell office:value-type="float" office:value="0.0274103090201651" calcext:value-type="float">
            <text:p>0.027410309020165</text:p>
          </table:table-cell>
          <table:table-cell office:value-type="float" office:value="0.040066422100053" calcext:value-type="float">
            <text:p>0.040066422100053</text:p>
          </table:table-cell>
          <table:table-cell table:number-columns-repeated="4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95846685031867" calcext:value-type="float">
            <text:p>0.395846685031867</text:p>
          </table:table-cell>
          <table:table-cell office:value-type="float" office:value="0.447780011039773" calcext:value-type="float">
            <text:p>0.447780011039773</text:p>
          </table:table-cell>
          <table:table-cell office:value-type="float" office:value="0.41123023519395" calcext:value-type="float">
            <text:p>0.41123023519395</text:p>
          </table:table-cell>
          <table:table-cell office:value-type="float" office:value="0.432106918255695" calcext:value-type="float">
            <text:p>0.432106918255695</text:p>
          </table:table-cell>
          <table:table-cell office:value-type="float" office:value="6.82322919563562" calcext:value-type="float">
            <text:p>6.82322919563562</text:p>
          </table:table-cell>
          <table:table-cell office:value-type="float" office:value="10.5798339261181" calcext:value-type="float">
            <text:p>10.5798339261181</text:p>
          </table:table-cell>
          <table:table-cell office:value-type="float" office:value="8.35559748541925" calcext:value-type="float">
            <text:p>8.35559748541925</text:p>
          </table:table-cell>
          <table:table-cell office:value-type="float" office:value="8.33499996701815" calcext:value-type="float">
            <text:p>8.33499996701815</text:p>
          </table:table-cell>
          <table:table-cell office:value-type="float" office:value="0.227901305192654" calcext:value-type="float">
            <text:p>0.227901305192654</text:p>
          </table:table-cell>
          <table:table-cell office:value-type="float" office:value="0.254380507260335" calcext:value-type="float">
            <text:p>0.254380507260335</text:p>
          </table:table-cell>
          <table:table-cell office:value-type="float" office:value="0.235571383495061" calcext:value-type="float">
            <text:p>0.235571383495061</text:p>
          </table:table-cell>
          <table:table-cell office:value-type="float" office:value="0.24352156920915" calcext:value-type="float">
            <text:p>0.24352156920915</text:p>
          </table:table-cell>
          <table:table-cell office:value-type="float" office:value="0.0365987227469221" calcext:value-type="float">
            <text:p>0.036598722746922</text:p>
          </table:table-cell>
          <table:table-cell office:value-type="float" office:value="0.027451229099207" calcext:value-type="float">
            <text:p>0.027451229099207</text:p>
          </table:table-cell>
          <table:table-cell office:value-type="float" office:value="0.0277914105754976" calcext:value-type="float">
            <text:p>0.027791410575498</text:p>
          </table:table-cell>
          <table:table-cell office:value-type="float" office:value="0.0390120892161255" calcext:value-type="float">
            <text:p>0.039012089216126</text:p>
          </table:table-cell>
          <table:table-cell table:number-columns-repeated="4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96067902603128" calcext:value-type="float">
            <text:p>0.396067902603128</text:p>
          </table:table-cell>
          <table:table-cell office:value-type="float" office:value="0.447665534865733" calcext:value-type="float">
            <text:p>0.447665534865733</text:p>
          </table:table-cell>
          <table:table-cell office:value-type="float" office:value="0.411741865029978" calcext:value-type="float">
            <text:p>0.411741865029978</text:p>
          </table:table-cell>
          <table:table-cell office:value-type="float" office:value="0.432486802555759" calcext:value-type="float">
            <text:p>0.432486802555759</text:p>
          </table:table-cell>
          <table:table-cell office:value-type="float" office:value="7.00798510068107" calcext:value-type="float">
            <text:p>7.00798510068107</text:p>
          </table:table-cell>
          <table:table-cell office:value-type="float" office:value="10.9579572375581" calcext:value-type="float">
            <text:p>10.9579572375581</text:p>
          </table:table-cell>
          <table:table-cell office:value-type="float" office:value="8.24059271716522" calcext:value-type="float">
            <text:p>8.24059271716522</text:p>
          </table:table-cell>
          <table:table-cell office:value-type="float" office:value="8.6414606344514" calcext:value-type="float">
            <text:p>8.6414606344514</text:p>
          </table:table-cell>
          <table:table-cell office:value-type="float" office:value="0.227587301213749" calcext:value-type="float">
            <text:p>0.227587301213749</text:p>
          </table:table-cell>
          <table:table-cell office:value-type="float" office:value="0.253065014104874" calcext:value-type="float">
            <text:p>0.253065014104874</text:p>
          </table:table-cell>
          <table:table-cell office:value-type="float" office:value="0.235932837585999" calcext:value-type="float">
            <text:p>0.235932837585999</text:p>
          </table:table-cell>
          <table:table-cell office:value-type="float" office:value="0.24116923962364" calcext:value-type="float">
            <text:p>0.24116923962364</text:p>
          </table:table-cell>
          <table:table-cell office:value-type="float" office:value="0.0376365286305652" calcext:value-type="float">
            <text:p>0.037636528630565</text:p>
          </table:table-cell>
          <table:table-cell office:value-type="float" office:value="0.0283797235779626" calcext:value-type="float">
            <text:p>0.028379723577963</text:p>
          </table:table-cell>
          <table:table-cell office:value-type="float" office:value="0.0272548695156941" calcext:value-type="float">
            <text:p>0.027254869515694</text:p>
          </table:table-cell>
          <table:table-cell office:value-type="float" office:value="0.0421231886318773" calcext:value-type="float">
            <text:p>0.042123188631877</text:p>
          </table:table-cell>
          <table:table-cell table:number-columns-repeated="4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98081773715666" calcext:value-type="float">
            <text:p>0.398081773715666</text:p>
          </table:table-cell>
          <table:table-cell office:value-type="float" office:value="0.44576901458806" calcext:value-type="float">
            <text:p>0.44576901458806</text:p>
          </table:table-cell>
          <table:table-cell office:value-type="float" office:value="0.412509768903501" calcext:value-type="float">
            <text:p>0.412509768903501</text:p>
          </table:table-cell>
          <table:table-cell office:value-type="float" office:value="0.431384164642211" calcext:value-type="float">
            <text:p>0.431384164642211</text:p>
          </table:table-cell>
          <table:table-cell office:value-type="float" office:value="6.93705748298749" calcext:value-type="float">
            <text:p>6.93705748298749</text:p>
          </table:table-cell>
          <table:table-cell office:value-type="float" office:value="10.7403039901541" calcext:value-type="float">
            <text:p>10.7403039901541</text:p>
          </table:table-cell>
          <table:table-cell office:value-type="float" office:value="8.38361473616822" calcext:value-type="float">
            <text:p>8.38361473616822</text:p>
          </table:table-cell>
          <table:table-cell office:value-type="float" office:value="8.34848648757415" calcext:value-type="float">
            <text:p>8.34848648757415</text:p>
          </table:table-cell>
          <table:table-cell office:value-type="float" office:value="0.23176359907091" calcext:value-type="float">
            <text:p>0.23176359907091</text:p>
          </table:table-cell>
          <table:table-cell office:value-type="float" office:value="0.255732236630272" calcext:value-type="float">
            <text:p>0.255732236630272</text:p>
          </table:table-cell>
          <table:table-cell office:value-type="float" office:value="0.239400078624581" calcext:value-type="float">
            <text:p>0.239400078624581</text:p>
          </table:table-cell>
          <table:table-cell office:value-type="float" office:value="0.24504008497243" calcext:value-type="float">
            <text:p>0.24504008497243</text:p>
          </table:table-cell>
          <table:table-cell office:value-type="float" office:value="0.0378331931338803" calcext:value-type="float">
            <text:p>0.03783319313388</text:p>
          </table:table-cell>
          <table:table-cell office:value-type="float" office:value="0.0291869608081643" calcext:value-type="float">
            <text:p>0.029186960808164</text:p>
          </table:table-cell>
          <table:table-cell office:value-type="float" office:value="0.0280831290751954" calcext:value-type="float">
            <text:p>0.028083129075196</text:p>
          </table:table-cell>
          <table:table-cell office:value-type="float" office:value="0.0419204998863615" calcext:value-type="float">
            <text:p>0.041920499886362</text:p>
          </table:table-cell>
          <table:table-cell table:number-columns-repeated="4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89247915488908" calcext:value-type="float">
            <text:p>0.389247915488908</text:p>
          </table:table-cell>
          <table:table-cell office:value-type="float" office:value="0.444524072658265" calcext:value-type="float">
            <text:p>0.444524072658265</text:p>
          </table:table-cell>
          <table:table-cell office:value-type="float" office:value="0.407064790983859" calcext:value-type="float">
            <text:p>0.407064790983859</text:p>
          </table:table-cell>
          <table:table-cell office:value-type="float" office:value="0.425383338196076" calcext:value-type="float">
            <text:p>0.425383338196076</text:p>
          </table:table-cell>
          <table:table-cell office:value-type="float" office:value="6.79395270882675" calcext:value-type="float">
            <text:p>6.79395270882675</text:p>
          </table:table-cell>
          <table:table-cell office:value-type="float" office:value="10.4794955915701" calcext:value-type="float">
            <text:p>10.4794955915701</text:p>
          </table:table-cell>
          <table:table-cell office:value-type="float" office:value="8.2262121465483" calcext:value-type="float">
            <text:p>8.2262121465483</text:p>
          </table:table-cell>
          <table:table-cell office:value-type="float" office:value="8.35110855525472" calcext:value-type="float">
            <text:p>8.35110855525472</text:p>
          </table:table-cell>
          <table:table-cell office:value-type="float" office:value="0.218415913150575" calcext:value-type="float">
            <text:p>0.218415913150575</text:p>
          </table:table-cell>
          <table:table-cell office:value-type="float" office:value="0.242581594500521" calcext:value-type="float">
            <text:p>0.242581594500521</text:p>
          </table:table-cell>
          <table:table-cell office:value-type="float" office:value="0.228763874656105" calcext:value-type="float">
            <text:p>0.228763874656105</text:p>
          </table:table-cell>
          <table:table-cell office:value-type="float" office:value="0.227877460173397" calcext:value-type="float">
            <text:p>0.227877460173397</text:p>
          </table:table-cell>
          <table:table-cell office:value-type="float" office:value="0.036057599276513" calcext:value-type="float">
            <text:p>0.036057599276513</text:p>
          </table:table-cell>
          <table:table-cell office:value-type="float" office:value="0.0280078244662119" calcext:value-type="float">
            <text:p>0.028007824466212</text:p>
          </table:table-cell>
          <table:table-cell office:value-type="float" office:value="0.0267337074813959" calcext:value-type="float">
            <text:p>0.026733707481396</text:p>
          </table:table-cell>
          <table:table-cell office:value-type="float" office:value="0.0404232424136916" calcext:value-type="float">
            <text:p>0.040423242413692</text:p>
          </table:table-cell>
          <table:table-cell table:number-columns-repeated="4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91644336337794" calcext:value-type="float">
            <text:p>0.391644336337794</text:p>
          </table:table-cell>
          <table:table-cell office:value-type="float" office:value="0.449107433628061" calcext:value-type="float">
            <text:p>0.449107433628061</text:p>
          </table:table-cell>
          <table:table-cell office:value-type="float" office:value="0.412213495382211" calcext:value-type="float">
            <text:p>0.412213495382211</text:p>
          </table:table-cell>
          <table:table-cell office:value-type="float" office:value="0.427111975429666" calcext:value-type="float">
            <text:p>0.427111975429666</text:p>
          </table:table-cell>
          <table:table-cell office:value-type="float" office:value="6.77746002291332" calcext:value-type="float">
            <text:p>6.77746002291332</text:p>
          </table:table-cell>
          <table:table-cell office:value-type="float" office:value="10.6930591301617" calcext:value-type="float">
            <text:p>10.6930591301617</text:p>
          </table:table-cell>
          <table:table-cell office:value-type="float" office:value="8.58505718412281" calcext:value-type="float">
            <text:p>8.58505718412281</text:p>
          </table:table-cell>
          <table:table-cell office:value-type="float" office:value="8.17834686908246" calcext:value-type="float">
            <text:p>8.17834686908246</text:p>
          </table:table-cell>
          <table:table-cell office:value-type="float" office:value="0.220966004118251" calcext:value-type="float">
            <text:p>0.220966004118251</text:p>
          </table:table-cell>
          <table:table-cell office:value-type="float" office:value="0.250064685559205" calcext:value-type="float">
            <text:p>0.250064685559205</text:p>
          </table:table-cell>
          <table:table-cell office:value-type="float" office:value="0.233218975582598" calcext:value-type="float">
            <text:p>0.233218975582598</text:p>
          </table:table-cell>
          <table:table-cell office:value-type="float" office:value="0.23267763697946" calcext:value-type="float">
            <text:p>0.23267763697946</text:p>
          </table:table-cell>
          <table:table-cell office:value-type="float" office:value="0.0374070584771887" calcext:value-type="float">
            <text:p>0.037407058477189</text:p>
          </table:table-cell>
          <table:table-cell office:value-type="float" office:value="0.0276131258161958" calcext:value-type="float">
            <text:p>0.027613125816196</text:p>
          </table:table-cell>
          <table:table-cell office:value-type="float" office:value="0.0273122535501753" calcext:value-type="float">
            <text:p>0.027312253550175</text:p>
          </table:table-cell>
          <table:table-cell office:value-type="float" office:value="0.0409512978682364" calcext:value-type="float">
            <text:p>0.040951297868236</text:p>
          </table:table-cell>
          <table:table-cell table:number-columns-repeated="4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89668118769454" calcext:value-type="float">
            <text:p>0.389668118769454</text:p>
          </table:table-cell>
          <table:table-cell office:value-type="float" office:value="0.449902283746158" calcext:value-type="float">
            <text:p>0.449902283746158</text:p>
          </table:table-cell>
          <table:table-cell office:value-type="float" office:value="0.408300765454686" calcext:value-type="float">
            <text:p>0.408300765454686</text:p>
          </table:table-cell>
          <table:table-cell office:value-type="float" office:value="0.430055658720093" calcext:value-type="float">
            <text:p>0.430055658720093</text:p>
          </table:table-cell>
          <table:table-cell office:value-type="float" office:value="6.73814157631832" calcext:value-type="float">
            <text:p>6.73814157631832</text:p>
          </table:table-cell>
          <table:table-cell office:value-type="float" office:value="10.9590768714902" calcext:value-type="float">
            <text:p>10.9590768714902</text:p>
          </table:table-cell>
          <table:table-cell office:value-type="float" office:value="8.33511223491455" calcext:value-type="float">
            <text:p>8.33511223491455</text:p>
          </table:table-cell>
          <table:table-cell office:value-type="float" office:value="8.51587700922006" calcext:value-type="float">
            <text:p>8.51587700922006</text:p>
          </table:table-cell>
          <table:table-cell office:value-type="float" office:value="0.221658838041635" calcext:value-type="float">
            <text:p>0.221658838041635</text:p>
          </table:table-cell>
          <table:table-cell office:value-type="float" office:value="0.247795754945018" calcext:value-type="float">
            <text:p>0.247795754945018</text:p>
          </table:table-cell>
          <table:table-cell office:value-type="float" office:value="0.232155116477041" calcext:value-type="float">
            <text:p>0.232155116477041</text:p>
          </table:table-cell>
          <table:table-cell office:value-type="float" office:value="0.232705685980026" calcext:value-type="float">
            <text:p>0.232705685980026</text:p>
          </table:table-cell>
          <table:table-cell office:value-type="float" office:value="0.036724930008887" calcext:value-type="float">
            <text:p>0.036724930008887</text:p>
          </table:table-cell>
          <table:table-cell office:value-type="float" office:value="0.0281532790904709" calcext:value-type="float">
            <text:p>0.028153279090471</text:p>
          </table:table-cell>
          <table:table-cell office:value-type="float" office:value="0.0272257280342731" calcext:value-type="float">
            <text:p>0.027225728034273</text:p>
          </table:table-cell>
          <table:table-cell office:value-type="float" office:value="0.0408866568865591" calcext:value-type="float">
            <text:p>0.040886656886559</text:p>
          </table:table-cell>
          <table:table-cell table:number-columns-repeated="4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92668508823212" calcext:value-type="float">
            <text:p>0.392668508823212</text:p>
          </table:table-cell>
          <table:table-cell office:value-type="float" office:value="0.449654289343474" calcext:value-type="float">
            <text:p>0.449654289343474</text:p>
          </table:table-cell>
          <table:table-cell office:value-type="float" office:value="0.409367618681895" calcext:value-type="float">
            <text:p>0.409367618681895</text:p>
          </table:table-cell>
          <table:table-cell office:value-type="float" office:value="0.431887742090315" calcext:value-type="float">
            <text:p>0.431887742090315</text:p>
          </table:table-cell>
          <table:table-cell office:value-type="float" office:value="6.93560437109322" calcext:value-type="float">
            <text:p>6.93560437109322</text:p>
          </table:table-cell>
          <table:table-cell office:value-type="float" office:value="11.1027164211028" calcext:value-type="float">
            <text:p>11.1027164211028</text:p>
          </table:table-cell>
          <table:table-cell office:value-type="float" office:value="8.4818175243642" calcext:value-type="float">
            <text:p>8.4818175243642</text:p>
          </table:table-cell>
          <table:table-cell office:value-type="float" office:value="8.79223611923619" calcext:value-type="float">
            <text:p>8.79223611923619</text:p>
          </table:table-cell>
          <table:table-cell office:value-type="float" office:value="0.219459968444853" calcext:value-type="float">
            <text:p>0.219459968444853</text:p>
          </table:table-cell>
          <table:table-cell office:value-type="float" office:value="0.246693380195833" calcext:value-type="float">
            <text:p>0.246693380195833</text:p>
          </table:table-cell>
          <table:table-cell office:value-type="float" office:value="0.22919347750676" calcext:value-type="float">
            <text:p>0.22919347750676</text:p>
          </table:table-cell>
          <table:table-cell office:value-type="float" office:value="0.232800348367151" calcext:value-type="float">
            <text:p>0.232800348367151</text:p>
          </table:table-cell>
          <table:table-cell office:value-type="float" office:value="0.0374289546217006" calcext:value-type="float">
            <text:p>0.037428954621701</text:p>
          </table:table-cell>
          <table:table-cell office:value-type="float" office:value="0.0278747930289618" calcext:value-type="float">
            <text:p>0.027874793028962</text:p>
          </table:table-cell>
          <table:table-cell office:value-type="float" office:value="0.0282380608057171" calcext:value-type="float">
            <text:p>0.028238060805717</text:p>
          </table:table-cell>
          <table:table-cell office:value-type="float" office:value="0.0400811618036327" calcext:value-type="float">
            <text:p>0.040081161803633</text:p>
          </table:table-cell>
          <table:table-cell table:number-columns-repeated="4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85383773516262" calcext:value-type="float">
            <text:p>0.385383773516262</text:p>
          </table:table-cell>
          <table:table-cell office:value-type="float" office:value="0.44426056398056" calcext:value-type="float">
            <text:p>0.44426056398056</text:p>
          </table:table-cell>
          <table:table-cell office:value-type="float" office:value="0.403571041125685" calcext:value-type="float">
            <text:p>0.403571041125685</text:p>
          </table:table-cell>
          <table:table-cell office:value-type="float" office:value="0.424933117914491" calcext:value-type="float">
            <text:p>0.424933117914491</text:p>
          </table:table-cell>
          <table:table-cell office:value-type="float" office:value="6.7023202494047" calcext:value-type="float">
            <text:p>6.7023202494047</text:p>
          </table:table-cell>
          <table:table-cell office:value-type="float" office:value="10.8220442498022" calcext:value-type="float">
            <text:p>10.8220442498022</text:p>
          </table:table-cell>
          <table:table-cell office:value-type="float" office:value="8.14209874866789" calcext:value-type="float">
            <text:p>8.14209874866789</text:p>
          </table:table-cell>
          <table:table-cell office:value-type="float" office:value="8.38624112578008" calcext:value-type="float">
            <text:p>8.38624112578008</text:p>
          </table:table-cell>
          <table:table-cell office:value-type="float" office:value="0.215714546744915" calcext:value-type="float">
            <text:p>0.215714546744915</text:p>
          </table:table-cell>
          <table:table-cell office:value-type="float" office:value="0.240083903280004" calcext:value-type="float">
            <text:p>0.240083903280004</text:p>
          </table:table-cell>
          <table:table-cell office:value-type="float" office:value="0.225755129292487" calcext:value-type="float">
            <text:p>0.225755129292487</text:p>
          </table:table-cell>
          <table:table-cell office:value-type="float" office:value="0.225757965789712" calcext:value-type="float">
            <text:p>0.225757965789712</text:p>
          </table:table-cell>
          <table:table-cell office:value-type="float" office:value="0.0386862415511047" calcext:value-type="float">
            <text:p>0.038686241551105</text:p>
          </table:table-cell>
          <table:table-cell office:value-type="float" office:value="0.0307024807269663" calcext:value-type="float">
            <text:p>0.030702480726966</text:p>
          </table:table-cell>
          <table:table-cell office:value-type="float" office:value="0.0294912693710455" calcext:value-type="float">
            <text:p>0.029491269371046</text:p>
          </table:table-cell>
          <table:table-cell office:value-type="float" office:value="0.0429660125419904" calcext:value-type="float">
            <text:p>0.042966012541991</text:p>
          </table:table-cell>
          <table:table-cell table:number-columns-repeated="4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87538995469167" calcext:value-type="float">
            <text:p>0.387538995469167</text:p>
          </table:table-cell>
          <table:table-cell office:value-type="float" office:value="0.447967411994538" calcext:value-type="float">
            <text:p>0.447967411994538</text:p>
          </table:table-cell>
          <table:table-cell office:value-type="float" office:value="0.408053112354735" calcext:value-type="float">
            <text:p>0.408053112354735</text:p>
          </table:table-cell>
          <table:table-cell office:value-type="float" office:value="0.423697664126009" calcext:value-type="float">
            <text:p>0.423697664126009</text:p>
          </table:table-cell>
          <table:table-cell office:value-type="float" office:value="6.71383964192703" calcext:value-type="float">
            <text:p>6.71383964192703</text:p>
          </table:table-cell>
          <table:table-cell office:value-type="float" office:value="11.0486950189488" calcext:value-type="float">
            <text:p>11.0486950189488</text:p>
          </table:table-cell>
          <table:table-cell office:value-type="float" office:value="8.45302141633329" calcext:value-type="float">
            <text:p>8.45302141633329</text:p>
          </table:table-cell>
          <table:table-cell office:value-type="float" office:value="8.36333015505328" calcext:value-type="float">
            <text:p>8.36333015505328</text:p>
          </table:table-cell>
          <table:table-cell office:value-type="float" office:value="0.215062195162174" calcext:value-type="float">
            <text:p>0.215062195162174</text:p>
          </table:table-cell>
          <table:table-cell office:value-type="float" office:value="0.241611301163229" calcext:value-type="float">
            <text:p>0.241611301163229</text:p>
          </table:table-cell>
          <table:table-cell office:value-type="float" office:value="0.226785046498747" calcext:value-type="float">
            <text:p>0.226785046498747</text:p>
          </table:table-cell>
          <table:table-cell office:value-type="float" office:value="0.225126449757351" calcext:value-type="float">
            <text:p>0.225126449757351</text:p>
          </table:table-cell>
          <table:table-cell office:value-type="float" office:value="0.0381474828551381" calcext:value-type="float">
            <text:p>0.038147482855138</text:p>
          </table:table-cell>
          <table:table-cell office:value-type="float" office:value="0.0282157662900745" calcext:value-type="float">
            <text:p>0.028215766290075</text:p>
          </table:table-cell>
          <table:table-cell office:value-type="float" office:value="0.0277041090930663" calcext:value-type="float">
            <text:p>0.027704109093066</text:p>
          </table:table-cell>
          <table:table-cell office:value-type="float" office:value="0.0419653775265288" calcext:value-type="float">
            <text:p>0.041965377526529</text:p>
          </table:table-cell>
          <table:table-cell table:number-columns-repeated="4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86530666515906" calcext:value-type="float">
            <text:p>0.386530666515906</text:p>
          </table:table-cell>
          <table:table-cell office:value-type="float" office:value="0.44597139394117" calcext:value-type="float">
            <text:p>0.44597139394117</text:p>
          </table:table-cell>
          <table:table-cell office:value-type="float" office:value="0.405002152717547" calcext:value-type="float">
            <text:p>0.405002152717547</text:p>
          </table:table-cell>
          <table:table-cell office:value-type="float" office:value="0.426530953530431" calcext:value-type="float">
            <text:p>0.426530953530431</text:p>
          </table:table-cell>
          <table:table-cell office:value-type="float" office:value="6.72411364251241" calcext:value-type="float">
            <text:p>6.72411364251241</text:p>
          </table:table-cell>
          <table:table-cell office:value-type="float" office:value="10.9734232229348" calcext:value-type="float">
            <text:p>10.9734232229348</text:p>
          </table:table-cell>
          <table:table-cell office:value-type="float" office:value="8.38869489743043" calcext:value-type="float">
            <text:p>8.38869489743043</text:p>
          </table:table-cell>
          <table:table-cell office:value-type="float" office:value="8.41324499902241" calcext:value-type="float">
            <text:p>8.41324499902241</text:p>
          </table:table-cell>
          <table:table-cell office:value-type="float" office:value="0.216677500573986" calcext:value-type="float">
            <text:p>0.216677500573986</text:p>
          </table:table-cell>
          <table:table-cell office:value-type="float" office:value="0.244388522623214" calcext:value-type="float">
            <text:p>0.244388522623214</text:p>
          </table:table-cell>
          <table:table-cell office:value-type="float" office:value="0.226847107717107" calcext:value-type="float">
            <text:p>0.226847107717107</text:p>
          </table:table-cell>
          <table:table-cell office:value-type="float" office:value="0.229791943747005" calcext:value-type="float">
            <text:p>0.229791943747005</text:p>
          </table:table-cell>
          <table:table-cell office:value-type="float" office:value="0.0383638777506848" calcext:value-type="float">
            <text:p>0.038363877750685</text:p>
          </table:table-cell>
          <table:table-cell office:value-type="float" office:value="0.0298307107458833" calcext:value-type="float">
            <text:p>0.029830710745883</text:p>
          </table:table-cell>
          <table:table-cell office:value-type="float" office:value="0.0284346753610522" calcext:value-type="float">
            <text:p>0.028434675361052</text:p>
          </table:table-cell>
          <table:table-cell office:value-type="float" office:value="0.0429760044969876" calcext:value-type="float">
            <text:p>0.042976004496988</text:p>
          </table:table-cell>
          <table:table-cell table:number-columns-repeated="4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91826946353471" calcext:value-type="float">
            <text:p>0.391826946353471</text:p>
          </table:table-cell>
          <table:table-cell office:value-type="float" office:value="0.450374310698588" calcext:value-type="float">
            <text:p>0.450374310698588</text:p>
          </table:table-cell>
          <table:table-cell office:value-type="float" office:value="0.409235807688584" calcext:value-type="float">
            <text:p>0.409235807688584</text:p>
          </table:table-cell>
          <table:table-cell office:value-type="float" office:value="0.430584842753871" calcext:value-type="float">
            <text:p>0.430584842753871</text:p>
          </table:table-cell>
          <table:table-cell office:value-type="float" office:value="6.62099992775084" calcext:value-type="float">
            <text:p>6.62099992775084</text:p>
          </table:table-cell>
          <table:table-cell office:value-type="float" office:value="10.7645806976214" calcext:value-type="float">
            <text:p>10.7645806976214</text:p>
          </table:table-cell>
          <table:table-cell office:value-type="float" office:value="8.07116165837168" calcext:value-type="float">
            <text:p>8.07116165837168</text:p>
          </table:table-cell>
          <table:table-cell office:value-type="float" office:value="8.34006663261015" calcext:value-type="float">
            <text:p>8.34006663261015</text:p>
          </table:table-cell>
          <table:table-cell office:value-type="float" office:value="0.221287353900357" calcext:value-type="float">
            <text:p>0.221287353900357</text:p>
          </table:table-cell>
          <table:table-cell office:value-type="float" office:value="0.2489144718451" calcext:value-type="float">
            <text:p>0.2489144718451</text:p>
          </table:table-cell>
          <table:table-cell office:value-type="float" office:value="0.231308235555035" calcext:value-type="float">
            <text:p>0.231308235555035</text:p>
          </table:table-cell>
          <table:table-cell office:value-type="float" office:value="0.234566047596414" calcext:value-type="float">
            <text:p>0.234566047596414</text:p>
          </table:table-cell>
          <table:table-cell office:value-type="float" office:value="0.0410944543458398" calcext:value-type="float">
            <text:p>0.04109445434584</text:p>
          </table:table-cell>
          <table:table-cell office:value-type="float" office:value="0.0315435575472891" calcext:value-type="float">
            <text:p>0.031543557547289</text:p>
          </table:table-cell>
          <table:table-cell office:value-type="float" office:value="0.0301781123957825" calcext:value-type="float">
            <text:p>0.030178112395783</text:p>
          </table:table-cell>
          <table:table-cell office:value-type="float" office:value="0.045989986426345" calcext:value-type="float">
            <text:p>0.045989986426345</text:p>
          </table:table-cell>
          <table:table-cell table:number-columns-repeated="4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513728198073" calcext:value-type="float">
            <text:p>0.39513728198073</text:p>
          </table:table-cell>
          <table:table-cell office:value-type="float" office:value="0.449928069148251" calcext:value-type="float">
            <text:p>0.449928069148251</text:p>
          </table:table-cell>
          <table:table-cell office:value-type="float" office:value="0.411898110875936" calcext:value-type="float">
            <text:p>0.411898110875936</text:p>
          </table:table-cell>
          <table:table-cell office:value-type="float" office:value="0.431713971975781" calcext:value-type="float">
            <text:p>0.431713971975781</text:p>
          </table:table-cell>
          <table:table-cell office:value-type="float" office:value="6.67165818173508" calcext:value-type="float">
            <text:p>6.67165818173508</text:p>
          </table:table-cell>
          <table:table-cell office:value-type="float" office:value="10.5798988598906" calcext:value-type="float">
            <text:p>10.5798988598906</text:p>
          </table:table-cell>
          <table:table-cell office:value-type="float" office:value="8.32022115080975" calcext:value-type="float">
            <text:p>8.32022115080975</text:p>
          </table:table-cell>
          <table:table-cell office:value-type="float" office:value="8.51048960699445" calcext:value-type="float">
            <text:p>8.51048960699445</text:p>
          </table:table-cell>
          <table:table-cell office:value-type="float" office:value="0.223923902258726" calcext:value-type="float">
            <text:p>0.223923902258726</text:p>
          </table:table-cell>
          <table:table-cell office:value-type="float" office:value="0.257016630760354" calcext:value-type="float">
            <text:p>0.257016630760354</text:p>
          </table:table-cell>
          <table:table-cell office:value-type="float" office:value="0.23360704298957" calcext:value-type="float">
            <text:p>0.23360704298957</text:p>
          </table:table-cell>
          <table:table-cell office:value-type="float" office:value="0.243009697507572" calcext:value-type="float">
            <text:p>0.243009697507572</text:p>
          </table:table-cell>
          <table:table-cell office:value-type="float" office:value="0.0398025878834241" calcext:value-type="float">
            <text:p>0.039802587883424</text:p>
          </table:table-cell>
          <table:table-cell office:value-type="float" office:value="0.0306794223062461" calcext:value-type="float">
            <text:p>0.030679422306246</text:p>
          </table:table-cell>
          <table:table-cell office:value-type="float" office:value="0.0306244994594518" calcext:value-type="float">
            <text:p>0.030624499459452</text:p>
          </table:table-cell>
          <table:table-cell office:value-type="float" office:value="0.0427406233358516" calcext:value-type="float">
            <text:p>0.042740623335852</text:p>
          </table:table-cell>
          <table:table-cell table:number-columns-repeated="4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88577634007942" calcext:value-type="float">
            <text:p>0.388577634007942</text:p>
          </table:table-cell>
          <table:table-cell office:value-type="float" office:value="0.449323159441545" calcext:value-type="float">
            <text:p>0.449323159441545</text:p>
          </table:table-cell>
          <table:table-cell office:value-type="float" office:value="0.408825843114314" calcext:value-type="float">
            <text:p>0.408825843114314</text:p>
          </table:table-cell>
          <table:table-cell office:value-type="float" office:value="0.426551601373064" calcext:value-type="float">
            <text:p>0.426551601373064</text:p>
          </table:table-cell>
          <table:table-cell office:value-type="float" office:value="6.40787877024842" calcext:value-type="float">
            <text:p>6.40787877024842</text:p>
          </table:table-cell>
          <table:table-cell office:value-type="float" office:value="10.8025450902205" calcext:value-type="float">
            <text:p>10.8025450902205</text:p>
          </table:table-cell>
          <table:table-cell office:value-type="float" office:value="8.12513645107176" calcext:value-type="float">
            <text:p>8.12513645107176</text:p>
          </table:table-cell>
          <table:table-cell office:value-type="float" office:value="8.26602765016178" calcext:value-type="float">
            <text:p>8.26602765016178</text:p>
          </table:table-cell>
          <table:table-cell office:value-type="float" office:value="0.218664912818428" calcext:value-type="float">
            <text:p>0.218664912818428</text:p>
          </table:table-cell>
          <table:table-cell office:value-type="float" office:value="0.25390853793185" calcext:value-type="float">
            <text:p>0.25390853793185</text:p>
          </table:table-cell>
          <table:table-cell office:value-type="float" office:value="0.230638881619654" calcext:value-type="float">
            <text:p>0.230638881619654</text:p>
          </table:table-cell>
          <table:table-cell office:value-type="float" office:value="0.23658101264819" calcext:value-type="float">
            <text:p>0.23658101264819</text:p>
          </table:table-cell>
          <table:table-cell office:value-type="float" office:value="0.0380041730723767" calcext:value-type="float">
            <text:p>0.038004173072377</text:p>
          </table:table-cell>
          <table:table-cell office:value-type="float" office:value="0.0271770711269189" calcext:value-type="float">
            <text:p>0.027177071126919</text:p>
          </table:table-cell>
          <table:table-cell office:value-type="float" office:value="0.0279091345279562" calcext:value-type="float">
            <text:p>0.027909134527956</text:p>
          </table:table-cell>
          <table:table-cell office:value-type="float" office:value="0.0404946618389897" calcext:value-type="float">
            <text:p>0.04049466183899</text:p>
          </table:table-cell>
          <table:table-cell table:number-columns-repeated="4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91043027962825" calcext:value-type="float">
            <text:p>0.391043027962825</text:p>
          </table:table-cell>
          <table:table-cell office:value-type="float" office:value="0.449220751585329" calcext:value-type="float">
            <text:p>0.449220751585329</text:p>
          </table:table-cell>
          <table:table-cell office:value-type="float" office:value="0.410931164091992" calcext:value-type="float">
            <text:p>0.410931164091992</text:p>
          </table:table-cell>
          <table:table-cell office:value-type="float" office:value="0.428212322223749" calcext:value-type="float">
            <text:p>0.428212322223749</text:p>
          </table:table-cell>
          <table:table-cell office:value-type="float" office:value="6.4630227018895" calcext:value-type="float">
            <text:p>6.4630227018895</text:p>
          </table:table-cell>
          <table:table-cell office:value-type="float" office:value="10.7410024264972" calcext:value-type="float">
            <text:p>10.7410024264972</text:p>
          </table:table-cell>
          <table:table-cell office:value-type="float" office:value="8.09171563868804" calcext:value-type="float">
            <text:p>8.09171563868804</text:p>
          </table:table-cell>
          <table:table-cell office:value-type="float" office:value="8.21125660114151" calcext:value-type="float">
            <text:p>8.21125660114151</text:p>
          </table:table-cell>
          <table:table-cell office:value-type="float" office:value="0.222811966608714" calcext:value-type="float">
            <text:p>0.222811966608714</text:p>
          </table:table-cell>
          <table:table-cell office:value-type="float" office:value="0.257252790685039" calcext:value-type="float">
            <text:p>0.257252790685039</text:p>
          </table:table-cell>
          <table:table-cell office:value-type="float" office:value="0.23380825527258" calcext:value-type="float">
            <text:p>0.23380825527258</text:p>
          </table:table-cell>
          <table:table-cell office:value-type="float" office:value="0.24124975579767" calcext:value-type="float">
            <text:p>0.24124975579767</text:p>
          </table:table-cell>
          <table:table-cell office:value-type="float" office:value="0.0397566494054706" calcext:value-type="float">
            <text:p>0.039756649405471</text:p>
          </table:table-cell>
          <table:table-cell office:value-type="float" office:value="0.0289156075912586" calcext:value-type="float">
            <text:p>0.028915607591259</text:p>
          </table:table-cell>
          <table:table-cell office:value-type="float" office:value="0.0284748120138397" calcext:value-type="float">
            <text:p>0.02847481201384</text:p>
          </table:table-cell>
          <table:table-cell office:value-type="float" office:value="0.0438086381114551" calcext:value-type="float">
            <text:p>0.043808638111455</text:p>
          </table:table-cell>
          <table:table-cell table:number-columns-repeated="4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86260755274403" calcext:value-type="float">
            <text:p>0.386260755274403</text:p>
          </table:table-cell>
          <table:table-cell office:value-type="float" office:value="0.448899608556009" calcext:value-type="float">
            <text:p>0.448899608556009</text:p>
          </table:table-cell>
          <table:table-cell office:value-type="float" office:value="0.406052556271371" calcext:value-type="float">
            <text:p>0.406052556271371</text:p>
          </table:table-cell>
          <table:table-cell office:value-type="float" office:value="0.427006671670346" calcext:value-type="float">
            <text:p>0.427006671670346</text:p>
          </table:table-cell>
          <table:table-cell office:value-type="float" office:value="6.42505690412445" calcext:value-type="float">
            <text:p>6.42505690412445</text:p>
          </table:table-cell>
          <table:table-cell office:value-type="float" office:value="11.1680389509794" calcext:value-type="float">
            <text:p>11.1680389509794</text:p>
          </table:table-cell>
          <table:table-cell office:value-type="float" office:value="7.8868783928209" calcext:value-type="float">
            <text:p>7.8868783928209</text:p>
          </table:table-cell>
          <table:table-cell office:value-type="float" office:value="8.21286362251144" calcext:value-type="float">
            <text:p>8.21286362251144</text:p>
          </table:table-cell>
          <table:table-cell office:value-type="float" office:value="0.218510259480517" calcext:value-type="float">
            <text:p>0.218510259480517</text:p>
          </table:table-cell>
          <table:table-cell office:value-type="float" office:value="0.245847003173272" calcext:value-type="float">
            <text:p>0.245847003173272</text:p>
          </table:table-cell>
          <table:table-cell office:value-type="float" office:value="0.22919887845704" calcext:value-type="float">
            <text:p>0.22919887845704</text:p>
          </table:table-cell>
          <table:table-cell office:value-type="float" office:value="0.230527327300407" calcext:value-type="float">
            <text:p>0.230527327300407</text:p>
          </table:table-cell>
          <table:table-cell office:value-type="float" office:value="0.0426435056256487" calcext:value-type="float">
            <text:p>0.042643505625649</text:p>
          </table:table-cell>
          <table:table-cell office:value-type="float" office:value="0.0336834249456402" calcext:value-type="float">
            <text:p>0.03368342494564</text:p>
          </table:table-cell>
          <table:table-cell office:value-type="float" office:value="0.0313288211271734" calcext:value-type="float">
            <text:p>0.031328821127173</text:p>
          </table:table-cell>
          <table:table-cell office:value-type="float" office:value="0.0486541818198203" calcext:value-type="float">
            <text:p>0.04865418181982</text:p>
          </table:table-cell>
          <table:table-cell table:number-columns-repeated="4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85401540927053" calcext:value-type="float">
            <text:p>0.385401540927053</text:p>
          </table:table-cell>
          <table:table-cell office:value-type="float" office:value="0.448925179265198" calcext:value-type="float">
            <text:p>0.448925179265198</text:p>
          </table:table-cell>
          <table:table-cell office:value-type="float" office:value="0.406553134341665" calcext:value-type="float">
            <text:p>0.406553134341665</text:p>
          </table:table-cell>
          <table:table-cell office:value-type="float" office:value="0.424036942452132" calcext:value-type="float">
            <text:p>0.424036942452132</text:p>
          </table:table-cell>
          <table:table-cell office:value-type="float" office:value="6.46697401862644" calcext:value-type="float">
            <text:p>6.46697401862644</text:p>
          </table:table-cell>
          <table:table-cell office:value-type="float" office:value="11.178779479305" calcext:value-type="float">
            <text:p>11.178779479305</text:p>
          </table:table-cell>
          <table:table-cell office:value-type="float" office:value="8.16346572181485" calcext:value-type="float">
            <text:p>8.16346572181485</text:p>
          </table:table-cell>
          <table:table-cell office:value-type="float" office:value="8.07913803651587" calcext:value-type="float">
            <text:p>8.07913803651587</text:p>
          </table:table-cell>
          <table:table-cell office:value-type="float" office:value="0.218989109113552" calcext:value-type="float">
            <text:p>0.218989109113552</text:p>
          </table:table-cell>
          <table:table-cell office:value-type="float" office:value="0.248753503535854" calcext:value-type="float">
            <text:p>0.248753503535854</text:p>
          </table:table-cell>
          <table:table-cell office:value-type="float" office:value="0.230318611955265" calcext:value-type="float">
            <text:p>0.230318611955265</text:p>
          </table:table-cell>
          <table:table-cell office:value-type="float" office:value="0.232334413305221" calcext:value-type="float">
            <text:p>0.232334413305221</text:p>
          </table:table-cell>
          <table:table-cell office:value-type="float" office:value="0.0412256347048459" calcext:value-type="float">
            <text:p>0.041225634704846</text:p>
          </table:table-cell>
          <table:table-cell office:value-type="float" office:value="0.0310192760371765" calcext:value-type="float">
            <text:p>0.031019276037177</text:p>
          </table:table-cell>
          <table:table-cell office:value-type="float" office:value="0.0303503842914083" calcext:value-type="float">
            <text:p>0.030350384291408</text:p>
          </table:table-cell>
          <table:table-cell office:value-type="float" office:value="0.0455680269971939" calcext:value-type="float">
            <text:p>0.045568026997194</text:p>
          </table:table-cell>
          <table:table-cell table:number-columns-repeated="4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64489948929006" calcext:value-type="float">
            <text:p>0.364489948929006</text:p>
          </table:table-cell>
          <table:table-cell office:value-type="float" office:value="0.448366697545083" calcext:value-type="float">
            <text:p>0.448366697545083</text:p>
          </table:table-cell>
          <table:table-cell office:value-type="float" office:value="0.387523763072417" calcext:value-type="float">
            <text:p>0.387523763072417</text:p>
          </table:table-cell>
          <table:table-cell office:value-type="float" office:value="0.420836238114786" calcext:value-type="float">
            <text:p>0.420836238114786</text:p>
          </table:table-cell>
          <table:table-cell office:value-type="float" office:value="5.96002386737533" calcext:value-type="float">
            <text:p>5.96002386737533</text:p>
          </table:table-cell>
          <table:table-cell office:value-type="float" office:value="11.0037646476313" calcext:value-type="float">
            <text:p>11.0037646476313</text:p>
          </table:table-cell>
          <table:table-cell office:value-type="float" office:value="8.01642260490484" calcext:value-type="float">
            <text:p>8.01642260490484</text:p>
          </table:table-cell>
          <table:table-cell office:value-type="float" office:value="7.78405095444422" calcext:value-type="float">
            <text:p>7.78405095444422</text:p>
          </table:table-cell>
          <table:table-cell office:value-type="float" office:value="0.21016273692702" calcext:value-type="float">
            <text:p>0.21016273692702</text:p>
          </table:table-cell>
          <table:table-cell office:value-type="float" office:value="0.247349520983344" calcext:value-type="float">
            <text:p>0.247349520983344</text:p>
          </table:table-cell>
          <table:table-cell office:value-type="float" office:value="0.222617026113073" calcext:value-type="float">
            <text:p>0.222617026113073</text:p>
          </table:table-cell>
          <table:table-cell office:value-type="float" office:value="0.228260255791619" calcext:value-type="float">
            <text:p>0.228260255791619</text:p>
          </table:table-cell>
          <table:table-cell office:value-type="float" office:value="0.0443307806575125" calcext:value-type="float">
            <text:p>0.044330780657513</text:p>
          </table:table-cell>
          <table:table-cell office:value-type="float" office:value="0.0351206907497676" calcext:value-type="float">
            <text:p>0.035120690749768</text:p>
          </table:table-cell>
          <table:table-cell office:value-type="float" office:value="0.0319233763468179" calcext:value-type="float">
            <text:p>0.031923376346818</text:p>
          </table:table-cell>
          <table:table-cell office:value-type="float" office:value="0.0519897251715805" calcext:value-type="float">
            <text:p>0.051989725171581</text:p>
          </table:table-cell>
          <table:table-cell table:number-columns-repeated="4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88563969333475" calcext:value-type="float">
            <text:p>0.388563969333475</text:p>
          </table:table-cell>
          <table:table-cell office:value-type="float" office:value="0.455528711934171" calcext:value-type="float">
            <text:p>0.455528711934171</text:p>
          </table:table-cell>
          <table:table-cell office:value-type="float" office:value="0.404120007898951" calcext:value-type="float">
            <text:p>0.404120007898951</text:p>
          </table:table-cell>
          <table:table-cell office:value-type="float" office:value="0.437870191444161" calcext:value-type="float">
            <text:p>0.437870191444161</text:p>
          </table:table-cell>
          <table:table-cell office:value-type="float" office:value="6.90396980627177" calcext:value-type="float">
            <text:p>6.90396980627177</text:p>
          </table:table-cell>
          <table:table-cell office:value-type="float" office:value="12.4231640242204" calcext:value-type="float">
            <text:p>12.4231640242204</text:p>
          </table:table-cell>
          <table:table-cell office:value-type="float" office:value="8.56112056970342" calcext:value-type="float">
            <text:p>8.56112056970342</text:p>
          </table:table-cell>
          <table:table-cell office:value-type="float" office:value="9.23520737629629" calcext:value-type="float">
            <text:p>9.23520737629629</text:p>
          </table:table-cell>
          <table:table-cell office:value-type="float" office:value="0.221503645505539" calcext:value-type="float">
            <text:p>0.221503645505539</text:p>
          </table:table-cell>
          <table:table-cell office:value-type="float" office:value="0.256927516528114" calcext:value-type="float">
            <text:p>0.256927516528114</text:p>
          </table:table-cell>
          <table:table-cell office:value-type="float" office:value="0.23216863154906" calcext:value-type="float">
            <text:p>0.23216863154906</text:p>
          </table:table-cell>
          <table:table-cell office:value-type="float" office:value="0.240365325562078" calcext:value-type="float">
            <text:p>0.240365325562078</text:p>
          </table:table-cell>
          <table:table-cell office:value-type="float" office:value="0.0412137427540783" calcext:value-type="float">
            <text:p>0.041213742754078</text:p>
          </table:table-cell>
          <table:table-cell office:value-type="float" office:value="0.030720094455611" calcext:value-type="float">
            <text:p>0.030720094455611</text:p>
          </table:table-cell>
          <table:table-cell office:value-type="float" office:value="0.0296251379999538" calcext:value-type="float">
            <text:p>0.029625137999954</text:p>
          </table:table-cell>
          <table:table-cell office:value-type="float" office:value="0.0469092872017536" calcext:value-type="float">
            <text:p>0.046909287201754</text:p>
          </table:table-cell>
          <table:table-cell table:number-columns-repeated="4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86627093855147" calcext:value-type="float">
            <text:p>0.386627093855147</text:p>
          </table:table-cell>
          <table:table-cell office:value-type="float" office:value="0.457385383774999" calcext:value-type="float">
            <text:p>0.457385383774999</text:p>
          </table:table-cell>
          <table:table-cell office:value-type="float" office:value="0.401934476429779" calcext:value-type="float">
            <text:p>0.401934476429779</text:p>
          </table:table-cell>
          <table:table-cell office:value-type="float" office:value="0.44167254066231" calcext:value-type="float">
            <text:p>0.44167254066231</text:p>
          </table:table-cell>
          <table:table-cell office:value-type="float" office:value="7.31451323376669" calcext:value-type="float">
            <text:p>7.31451323376669</text:p>
          </table:table-cell>
          <table:table-cell office:value-type="float" office:value="12.8012473558669" calcext:value-type="float">
            <text:p>12.8012473558669</text:p>
          </table:table-cell>
          <table:table-cell office:value-type="float" office:value="9.18947308026553" calcext:value-type="float">
            <text:p>9.18947308026553</text:p>
          </table:table-cell>
          <table:table-cell office:value-type="float" office:value="10.1472922460683" calcext:value-type="float">
            <text:p>10.1472922460683</text:p>
          </table:table-cell>
          <table:table-cell office:value-type="float" office:value="0.217608990493196" calcext:value-type="float">
            <text:p>0.217608990493196</text:p>
          </table:table-cell>
          <table:table-cell office:value-type="float" office:value="0.254233730927975" calcext:value-type="float">
            <text:p>0.254233730927975</text:p>
          </table:table-cell>
          <table:table-cell office:value-type="float" office:value="0.228171846593333" calcext:value-type="float">
            <text:p>0.228171846593333</text:p>
          </table:table-cell>
          <table:table-cell office:value-type="float" office:value="0.23751742043996" calcext:value-type="float">
            <text:p>0.23751742043996</text:p>
          </table:table-cell>
          <table:table-cell office:value-type="float" office:value="0.0387223268419182" calcext:value-type="float">
            <text:p>0.038722326841918</text:p>
          </table:table-cell>
          <table:table-cell office:value-type="float" office:value="0.0276718735528851" calcext:value-type="float">
            <text:p>0.027671873552885</text:p>
          </table:table-cell>
          <table:table-cell office:value-type="float" office:value="0.0273601829873631" calcext:value-type="float">
            <text:p>0.027360182987363</text:p>
          </table:table-cell>
          <table:table-cell office:value-type="float" office:value="0.0437860730479668" calcext:value-type="float">
            <text:p>0.043786073047967</text:p>
          </table:table-cell>
          <table:table-cell table:number-columns-repeated="4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9128859059596" calcext:value-type="float">
            <text:p>0.39128859059596</text:p>
          </table:table-cell>
          <table:table-cell office:value-type="float" office:value="0.460531530414479" calcext:value-type="float">
            <text:p>0.460531530414479</text:p>
          </table:table-cell>
          <table:table-cell office:value-type="float" office:value="0.408534099689557" calcext:value-type="float">
            <text:p>0.408534099689557</text:p>
          </table:table-cell>
          <table:table-cell office:value-type="float" office:value="0.439866510766866" calcext:value-type="float">
            <text:p>0.439866510766866</text:p>
          </table:table-cell>
          <table:table-cell office:value-type="float" office:value="7.07723705917274" calcext:value-type="float">
            <text:p>7.07723705917274</text:p>
          </table:table-cell>
          <table:table-cell office:value-type="float" office:value="12.3839283918059" calcext:value-type="float">
            <text:p>12.3839283918059</text:p>
          </table:table-cell>
          <table:table-cell office:value-type="float" office:value="8.74434327746806" calcext:value-type="float">
            <text:p>8.74434327746806</text:p>
          </table:table-cell>
          <table:table-cell office:value-type="float" office:value="9.38548637395314" calcext:value-type="float">
            <text:p>9.38548637395314</text:p>
          </table:table-cell>
          <table:table-cell office:value-type="float" office:value="0.21905342826532" calcext:value-type="float">
            <text:p>0.21905342826532</text:p>
          </table:table-cell>
          <table:table-cell office:value-type="float" office:value="0.25762845836862" calcext:value-type="float">
            <text:p>0.25762845836862</text:p>
          </table:table-cell>
          <table:table-cell office:value-type="float" office:value="0.229288431316511" calcext:value-type="float">
            <text:p>0.229288431316511</text:p>
          </table:table-cell>
          <table:table-cell office:value-type="float" office:value="0.241454361875334" calcext:value-type="float">
            <text:p>0.241454361875334</text:p>
          </table:table-cell>
          <table:table-cell office:value-type="float" office:value="0.0377712098628893" calcext:value-type="float">
            <text:p>0.037771209862889</text:p>
          </table:table-cell>
          <table:table-cell office:value-type="float" office:value="0.0283750425462443" calcext:value-type="float">
            <text:p>0.028375042546244</text:p>
          </table:table-cell>
          <table:table-cell office:value-type="float" office:value="0.0283353995960886" calcext:value-type="float">
            <text:p>0.028335399596089</text:p>
          </table:table-cell>
          <table:table-cell office:value-type="float" office:value="0.0416398774967707" calcext:value-type="float">
            <text:p>0.041639877496771</text:p>
          </table:table-cell>
          <table:table-cell table:number-columns-repeated="4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90229768019073" calcext:value-type="float">
            <text:p>0.390229768019073</text:p>
          </table:table-cell>
          <table:table-cell office:value-type="float" office:value="0.463230024168632" calcext:value-type="float">
            <text:p>0.463230024168632</text:p>
          </table:table-cell>
          <table:table-cell office:value-type="float" office:value="0.41143303451247" calcext:value-type="float">
            <text:p>0.41143303451247</text:p>
          </table:table-cell>
          <table:table-cell office:value-type="float" office:value="0.439284111269512" calcext:value-type="float">
            <text:p>0.439284111269512</text:p>
          </table:table-cell>
          <table:table-cell office:value-type="float" office:value="6.73138447821439" calcext:value-type="float">
            <text:p>6.73138447821439</text:p>
          </table:table-cell>
          <table:table-cell office:value-type="float" office:value="12.2454054047298" calcext:value-type="float">
            <text:p>12.2454054047298</text:p>
          </table:table-cell>
          <table:table-cell office:value-type="float" office:value="8.75366567693156" calcext:value-type="float">
            <text:p>8.75366567693156</text:p>
          </table:table-cell>
          <table:table-cell office:value-type="float" office:value="9.06806811814304" calcext:value-type="float">
            <text:p>9.06806811814304</text:p>
          </table:table-cell>
          <table:table-cell office:value-type="float" office:value="0.225699074704251" calcext:value-type="float">
            <text:p>0.225699074704251</text:p>
          </table:table-cell>
          <table:table-cell office:value-type="float" office:value="0.274438459257221" calcext:value-type="float">
            <text:p>0.274438459257221</text:p>
          </table:table-cell>
          <table:table-cell office:value-type="float" office:value="0.238090634580162" calcext:value-type="float">
            <text:p>0.238090634580162</text:p>
          </table:table-cell>
          <table:table-cell office:value-type="float" office:value="0.254833997498471" calcext:value-type="float">
            <text:p>0.254833997498471</text:p>
          </table:table-cell>
          <table:table-cell office:value-type="float" office:value="0.041611658921862" calcext:value-type="float">
            <text:p>0.041611658921862</text:p>
          </table:table-cell>
          <table:table-cell office:value-type="float" office:value="0.0289174948744052" calcext:value-type="float">
            <text:p>0.028917494874405</text:p>
          </table:table-cell>
          <table:table-cell office:value-type="float" office:value="0.0301078507759672" calcext:value-type="float">
            <text:p>0.030107850775967</text:p>
          </table:table-cell>
          <table:table-cell office:value-type="float" office:value="0.0447923807742106" calcext:value-type="float">
            <text:p>0.044792380774211</text:p>
          </table:table-cell>
          <table:table-cell table:number-columns-repeated="4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89335626945507" calcext:value-type="float">
            <text:p>0.389335626945507</text:p>
          </table:table-cell>
          <table:table-cell table:style-name="ce24" office:value-type="float" office:value="0.464520531401204" calcext:value-type="float">
            <text:p>0.464520531401204</text:p>
          </table:table-cell>
          <table:table-cell office:value-type="float" office:value="0.407830588451616" calcext:value-type="float">
            <text:p>0.407830588451616</text:p>
          </table:table-cell>
          <table:table-cell office:value-type="float" office:value="0.44234184862581" calcext:value-type="float">
            <text:p>0.44234184862581</text:p>
          </table:table-cell>
          <table:table-cell office:value-type="float" office:value="6.75183348433209" calcext:value-type="float">
            <text:p>6.75183348433209</text:p>
          </table:table-cell>
          <table:table-cell office:value-type="float" office:value="11.5504772355692" calcext:value-type="float">
            <text:p>11.5504772355692</text:p>
          </table:table-cell>
          <table:table-cell office:value-type="float" office:value="8.52590776901265" calcext:value-type="float">
            <text:p>8.52590776901265</text:p>
          </table:table-cell>
          <table:table-cell office:value-type="float" office:value="9.08867575491455" calcext:value-type="float">
            <text:p>9.08867575491455</text:p>
          </table:table-cell>
          <table:table-cell office:value-type="float" office:value="0.221067652202859" calcext:value-type="float">
            <text:p>0.221067652202859</text:p>
          </table:table-cell>
          <table:table-cell office:value-type="float" office:value="0.257671508033217" calcext:value-type="float">
            <text:p>0.257671508033217</text:p>
          </table:table-cell>
          <table:table-cell office:value-type="float" office:value="0.231883285988751" calcext:value-type="float">
            <text:p>0.231883285988751</text:p>
          </table:table-cell>
          <table:table-cell office:value-type="float" office:value="0.240804498523561" calcext:value-type="float">
            <text:p>0.240804498523561</text:p>
          </table:table-cell>
          <table:table-cell office:value-type="float" office:value="0.0403927205600276" calcext:value-type="float">
            <text:p>0.040392720560028</text:p>
          </table:table-cell>
          <table:table-cell office:value-type="float" office:value="0.0310540458198646" calcext:value-type="float">
            <text:p>0.031054045819865</text:p>
          </table:table-cell>
          <table:table-cell office:value-type="float" office:value="0.0292698533225512" calcext:value-type="float">
            <text:p>0.029269853322551</text:p>
          </table:table-cell>
          <table:table-cell office:value-type="float" office:value="0.046544956331574" calcext:value-type="float">
            <text:p>0.046544956331574</text:p>
          </table:table-cell>
          <table:table-cell table:number-columns-repeated="4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87584744285393" calcext:value-type="float">
            <text:p>0.387584744285393</text:p>
          </table:table-cell>
          <table:table-cell office:value-type="float" office:value="0.454487832286436" calcext:value-type="float">
            <text:p>0.454487832286436</text:p>
          </table:table-cell>
          <table:table-cell office:value-type="float" office:value="0.403723299425461" calcext:value-type="float">
            <text:p>0.403723299425461</text:p>
          </table:table-cell>
          <table:table-cell office:value-type="float" office:value="0.437246764883529" calcext:value-type="float">
            <text:p>0.437246764883529</text:p>
          </table:table-cell>
          <table:table-cell office:value-type="float" office:value="6.5190642464283" calcext:value-type="float">
            <text:p>6.5190642464283</text:p>
          </table:table-cell>
          <table:table-cell office:value-type="float" office:value="11.14918067232" calcext:value-type="float">
            <text:p>11.14918067232</text:p>
          </table:table-cell>
          <table:table-cell office:value-type="float" office:value="7.8624515748654" calcext:value-type="float">
            <text:p>7.8624515748654</text:p>
          </table:table-cell>
          <table:table-cell office:value-type="float" office:value="9.20215869704465" calcext:value-type="float">
            <text:p>9.20215869704465</text:p>
          </table:table-cell>
          <table:table-cell office:value-type="float" office:value="0.222626208816074" calcext:value-type="float">
            <text:p>0.222626208816074</text:p>
          </table:table-cell>
          <table:table-cell office:value-type="float" office:value="0.260199489576992" calcext:value-type="float">
            <text:p>0.260199489576992</text:p>
          </table:table-cell>
          <table:table-cell office:value-type="float" office:value="0.23197453954609" calcext:value-type="float">
            <text:p>0.23197453954609</text:p>
          </table:table-cell>
          <table:table-cell office:value-type="float" office:value="0.245761471281988" calcext:value-type="float">
            <text:p>0.245761471281988</text:p>
          </table:table-cell>
          <table:table-cell office:value-type="float" office:value="0.0399353905701909" calcext:value-type="float">
            <text:p>0.039935390570191</text:p>
          </table:table-cell>
          <table:table-cell office:value-type="float" office:value="0.0304858914783289" calcext:value-type="float">
            <text:p>0.030485891478329</text:p>
          </table:table-cell>
          <table:table-cell office:value-type="float" office:value="0.029631856556382" calcext:value-type="float">
            <text:p>0.029631856556382</text:p>
          </table:table-cell>
          <table:table-cell office:value-type="float" office:value="0.0446258947036561" calcext:value-type="float">
            <text:p>0.044625894703656</text:p>
          </table:table-cell>
          <table:table-cell table:number-columns-repeated="4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86607337002979" calcext:value-type="float">
            <text:p>0.386607337002979</text:p>
          </table:table-cell>
          <table:table-cell office:value-type="float" office:value="0.460242097833538" calcext:value-type="float">
            <text:p>0.460242097833538</text:p>
          </table:table-cell>
          <table:table-cell office:value-type="float" office:value="0.404846627961249" calcext:value-type="float">
            <text:p>0.404846627961249</text:p>
          </table:table-cell>
          <table:table-cell office:value-type="float" office:value="0.439422683169298" calcext:value-type="float">
            <text:p>0.439422683169298</text:p>
          </table:table-cell>
          <table:table-cell office:value-type="float" office:value="7.06237818619177" calcext:value-type="float">
            <text:p>7.06237818619177</text:p>
          </table:table-cell>
          <table:table-cell office:value-type="float" office:value="11.8670578997839" calcext:value-type="float">
            <text:p>11.8670578997839</text:p>
          </table:table-cell>
          <table:table-cell office:value-type="float" office:value="8.59983351201933" calcext:value-type="float">
            <text:p>8.59983351201933</text:p>
          </table:table-cell>
          <table:table-cell office:value-type="float" office:value="9.38963599816795" calcext:value-type="float">
            <text:p>9.38963599816795</text:p>
          </table:table-cell>
          <table:table-cell office:value-type="float" office:value="0.22114492420214" calcext:value-type="float">
            <text:p>0.22114492420214</text:p>
          </table:table-cell>
          <table:table-cell office:value-type="float" office:value="0.256453147579322" calcext:value-type="float">
            <text:p>0.256453147579322</text:p>
          </table:table-cell>
          <table:table-cell office:value-type="float" office:value="0.23205877552019" calcext:value-type="float">
            <text:p>0.23205877552019</text:p>
          </table:table-cell>
          <table:table-cell office:value-type="float" office:value="0.239421315255699" calcext:value-type="float">
            <text:p>0.239421315255699</text:p>
          </table:table-cell>
          <table:table-cell office:value-type="float" office:value="0.0399121544539174" calcext:value-type="float">
            <text:p>0.039912154453917</text:p>
          </table:table-cell>
          <table:table-cell office:value-type="float" office:value="0.0326819218934014" calcext:value-type="float">
            <text:p>0.032681921893401</text:p>
          </table:table-cell>
          <table:table-cell office:value-type="float" office:value="0.0293198407248661" calcext:value-type="float">
            <text:p>0.029319840724866</text:p>
          </table:table-cell>
          <table:table-cell office:value-type="float" office:value="0.0474136278582675" calcext:value-type="float">
            <text:p>0.047413627858268</text:p>
          </table:table-cell>
          <table:table-cell table:number-columns-repeated="4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86208915030143" calcext:value-type="float">
            <text:p>0.386208915030143</text:p>
          </table:table-cell>
          <table:table-cell office:value-type="float" office:value="0.462173958289265" calcext:value-type="float">
            <text:p>0.462173958289265</text:p>
          </table:table-cell>
          <table:table-cell office:value-type="float" office:value="0.407134903470457" calcext:value-type="float">
            <text:p>0.407134903470457</text:p>
          </table:table-cell>
          <table:table-cell office:value-type="float" office:value="0.436218133604379" calcext:value-type="float">
            <text:p>0.436218133604379</text:p>
          </table:table-cell>
          <table:table-cell office:value-type="float" office:value="6.63014381393503" calcext:value-type="float">
            <text:p>6.63014381393503</text:p>
          </table:table-cell>
          <table:table-cell office:value-type="float" office:value="11.5711395651132" calcext:value-type="float">
            <text:p>11.5711395651132</text:p>
          </table:table-cell>
          <table:table-cell office:value-type="float" office:value="8.17365996270653" calcext:value-type="float">
            <text:p>8.17365996270653</text:p>
          </table:table-cell>
          <table:table-cell office:value-type="float" office:value="8.70164608059397" calcext:value-type="float">
            <text:p>8.70164608059397</text:p>
          </table:table-cell>
          <table:table-cell office:value-type="float" office:value="0.21942620463344" calcext:value-type="float">
            <text:p>0.21942620463344</text:p>
          </table:table-cell>
          <table:table-cell office:value-type="float" office:value="0.263622803730695" calcext:value-type="float">
            <text:p>0.263622803730695</text:p>
          </table:table-cell>
          <table:table-cell office:value-type="float" office:value="0.232278470752651" calcext:value-type="float">
            <text:p>0.232278470752651</text:p>
          </table:table-cell>
          <table:table-cell office:value-type="float" office:value="0.243427753743602" calcext:value-type="float">
            <text:p>0.243427753743602</text:p>
          </table:table-cell>
          <table:table-cell office:value-type="float" office:value="0.0401757260326951" calcext:value-type="float">
            <text:p>0.040175726032695</text:p>
          </table:table-cell>
          <table:table-cell office:value-type="float" office:value="0.0304002516178027" calcext:value-type="float">
            <text:p>0.030400251617803</text:p>
          </table:table-cell>
          <table:table-cell office:value-type="float" office:value="0.0284939348490993" calcext:value-type="float">
            <text:p>0.028493934849099</text:p>
          </table:table-cell>
          <table:table-cell office:value-type="float" office:value="0.0464261233527635" calcext:value-type="float">
            <text:p>0.046426123352764</text:p>
          </table:table-cell>
          <table:table-cell table:number-columns-repeated="4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88991804935232" calcext:value-type="float">
            <text:p>0.388991804935232</text:p>
          </table:table-cell>
          <table:table-cell office:value-type="float" office:value="0.463656157700697" calcext:value-type="float">
            <text:p>0.463656157700697</text:p>
          </table:table-cell>
          <table:table-cell office:value-type="float" office:value="0.406145634718189" calcext:value-type="float">
            <text:p>0.406145634718189</text:p>
          </table:table-cell>
          <table:table-cell office:value-type="float" office:value="0.443064081730352" calcext:value-type="float">
            <text:p>0.443064081730352</text:p>
          </table:table-cell>
          <table:table-cell office:value-type="float" office:value="7.00005031731027" calcext:value-type="float">
            <text:p>7.00005031731027</text:p>
          </table:table-cell>
          <table:table-cell office:value-type="float" office:value="11.4792545649583" calcext:value-type="float">
            <text:p>11.4792545649583</text:p>
          </table:table-cell>
          <table:table-cell office:value-type="float" office:value="8.64125447549074" calcext:value-type="float">
            <text:p>8.64125447549074</text:p>
          </table:table-cell>
          <table:table-cell office:value-type="float" office:value="8.98803440450033" calcext:value-type="float">
            <text:p>8.98803440450033</text:p>
          </table:table-cell>
          <table:table-cell office:value-type="float" office:value="0.225048862964973" calcext:value-type="float">
            <text:p>0.225048862964973</text:p>
          </table:table-cell>
          <table:table-cell office:value-type="float" office:value="0.25724897522103" calcext:value-type="float">
            <text:p>0.25724897522103</text:p>
          </table:table-cell>
          <table:table-cell office:value-type="float" office:value="0.236103350804494" calcext:value-type="float">
            <text:p>0.236103350804494</text:p>
          </table:table-cell>
          <table:table-cell office:value-type="float" office:value="0.240063944931924" calcext:value-type="float">
            <text:p>0.240063944931924</text:p>
          </table:table-cell>
          <table:table-cell office:value-type="float" office:value="0.0418289268057537" calcext:value-type="float">
            <text:p>0.041828926805754</text:p>
          </table:table-cell>
          <table:table-cell office:value-type="float" office:value="0.0324677721260934" calcext:value-type="float">
            <text:p>0.032467772126093</text:p>
          </table:table-cell>
          <table:table-cell office:value-type="float" office:value="0.0294915550048611" calcext:value-type="float">
            <text:p>0.029491555004861</text:p>
          </table:table-cell>
          <table:table-cell office:value-type="float" office:value="0.0498693775773452" calcext:value-type="float">
            <text:p>0.049869377577345</text:p>
          </table:table-cell>
          <table:table-cell table:number-columns-repeated="4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92166823459545" calcext:value-type="float">
            <text:p>0.392166823459545</text:p>
          </table:table-cell>
          <table:table-cell office:value-type="float" office:value="0.462579517249102" calcext:value-type="float">
            <text:p>0.462579517249102</text:p>
          </table:table-cell>
          <table:table-cell office:value-type="float" office:value="0.408804232231928" calcext:value-type="float">
            <text:p>0.408804232231928</text:p>
          </table:table-cell>
          <table:table-cell office:value-type="float" office:value="0.44435059206851" calcext:value-type="float">
            <text:p>0.44435059206851</text:p>
          </table:table-cell>
          <table:table-cell office:value-type="float" office:value="6.85345331397991" calcext:value-type="float">
            <text:p>6.85345331397991</text:p>
          </table:table-cell>
          <table:table-cell office:value-type="float" office:value="11.5721838763934" calcext:value-type="float">
            <text:p>11.5721838763934</text:p>
          </table:table-cell>
          <table:table-cell office:value-type="float" office:value="8.35043700254269" calcext:value-type="float">
            <text:p>8.35043700254269</text:p>
          </table:table-cell>
          <table:table-cell office:value-type="float" office:value="9.44622970891569" calcext:value-type="float">
            <text:p>9.44622970891569</text:p>
          </table:table-cell>
          <table:table-cell office:value-type="float" office:value="0.232876217766309" calcext:value-type="float">
            <text:p>0.232876217766309</text:p>
          </table:table-cell>
          <table:table-cell office:value-type="float" office:value="0.274721103521947" calcext:value-type="float">
            <text:p>0.274721103521947</text:p>
          </table:table-cell>
          <table:table-cell office:value-type="float" office:value="0.243392927137205" calcext:value-type="float">
            <text:p>0.243392927137205</text:p>
          </table:table-cell>
          <table:table-cell office:value-type="float" office:value="0.258044882212839" calcext:value-type="float">
            <text:p>0.258044882212839</text:p>
          </table:table-cell>
          <table:table-cell office:value-type="float" office:value="0.0412844948794927" calcext:value-type="float">
            <text:p>0.041284494879493</text:p>
          </table:table-cell>
          <table:table-cell office:value-type="float" office:value="0.0341156620016569" calcext:value-type="float">
            <text:p>0.034115662001657</text:p>
          </table:table-cell>
          <table:table-cell office:value-type="float" office:value="0.0301708651303549" calcext:value-type="float">
            <text:p>0.030170865130355</text:p>
          </table:table-cell>
          <table:table-cell office:value-type="float" office:value="0.0494891884809665" calcext:value-type="float">
            <text:p>0.049489188480967</text:p>
          </table:table-cell>
          <table:table-cell table:number-columns-repeated="4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86680272907273" calcext:value-type="float">
            <text:p>0.386680272907273</text:p>
          </table:table-cell>
          <table:table-cell office:value-type="float" office:value="0.464159154923034" calcext:value-type="float">
            <text:p>0.464159154923034</text:p>
          </table:table-cell>
          <table:table-cell office:value-type="float" office:value="0.405189471017534" calcext:value-type="float">
            <text:p>0.405189471017534</text:p>
          </table:table-cell>
          <table:table-cell office:value-type="float" office:value="0.442488033670782" calcext:value-type="float">
            <text:p>0.442488033670782</text:p>
          </table:table-cell>
          <table:table-cell office:value-type="float" office:value="6.82868274337013" calcext:value-type="float">
            <text:p>6.82868274337013</text:p>
          </table:table-cell>
          <table:table-cell office:value-type="float" office:value="11.6848108897419" calcext:value-type="float">
            <text:p>11.6848108897419</text:p>
          </table:table-cell>
          <table:table-cell office:value-type="float" office:value="8.53018135533187" calcext:value-type="float">
            <text:p>8.53018135533187</text:p>
          </table:table-cell>
          <table:table-cell office:value-type="float" office:value="9.16469641810117" calcext:value-type="float">
            <text:p>9.16469641810117</text:p>
          </table:table-cell>
          <table:table-cell office:value-type="float" office:value="0.224124218843005" calcext:value-type="float">
            <text:p>0.224124218843005</text:p>
          </table:table-cell>
          <table:table-cell office:value-type="float" office:value="0.255295011631856" calcext:value-type="float">
            <text:p>0.255295011631856</text:p>
          </table:table-cell>
          <table:table-cell office:value-type="float" office:value="0.234995751228324" calcext:value-type="float">
            <text:p>0.234995751228324</text:p>
          </table:table-cell>
          <table:table-cell office:value-type="float" office:value="0.238399781296866" calcext:value-type="float">
            <text:p>0.238399781296866</text:p>
          </table:table-cell>
          <table:table-cell office:value-type="float" office:value="0.0418387381125099" calcext:value-type="float">
            <text:p>0.04183873811251</text:p>
          </table:table-cell>
          <table:table-cell office:value-type="float" office:value="0.0361685778774863" calcext:value-type="float">
            <text:p>0.036168577877486</text:p>
          </table:table-cell>
          <table:table-cell office:value-type="float" office:value="0.0303831422422348" calcext:value-type="float">
            <text:p>0.030383142242235</text:p>
          </table:table-cell>
          <table:table-cell office:value-type="float" office:value="0.0521707952021103" calcext:value-type="float">
            <text:p>0.05217079520211</text:p>
          </table:table-cell>
          <table:table-cell table:number-columns-repeated="4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84361603962717" calcext:value-type="float">
            <text:p>0.384361603962717</text:p>
          </table:table-cell>
          <table:table-cell office:value-type="float" office:value="0.463993753772462" calcext:value-type="float">
            <text:p>0.463993753772462</text:p>
          </table:table-cell>
          <table:table-cell office:value-type="float" office:value="0.404572788646821" calcext:value-type="float">
            <text:p>0.404572788646821</text:p>
          </table:table-cell>
          <table:table-cell office:value-type="float" office:value="0.439177564390976" calcext:value-type="float">
            <text:p>0.439177564390976</text:p>
          </table:table-cell>
          <table:table-cell office:value-type="float" office:value="6.54916183792422" calcext:value-type="float">
            <text:p>6.54916183792422</text:p>
          </table:table-cell>
          <table:table-cell office:value-type="float" office:value="11.8623257406237" calcext:value-type="float">
            <text:p>11.8623257406237</text:p>
          </table:table-cell>
          <table:table-cell office:value-type="float" office:value="8.43130328064171" calcext:value-type="float">
            <text:p>8.43130328064171</text:p>
          </table:table-cell>
          <table:table-cell office:value-type="float" office:value="8.87888051053756" calcext:value-type="float">
            <text:p>8.87888051053756</text:p>
          </table:table-cell>
          <table:table-cell office:value-type="float" office:value="0.220073434868903" calcext:value-type="float">
            <text:p>0.220073434868903</text:p>
          </table:table-cell>
          <table:table-cell office:value-type="float" office:value="0.258681049860036" calcext:value-type="float">
            <text:p>0.258681049860036</text:p>
          </table:table-cell>
          <table:table-cell office:value-type="float" office:value="0.232469863820881" calcext:value-type="float">
            <text:p>0.232469863820881</text:p>
          </table:table-cell>
          <table:table-cell office:value-type="float" office:value="0.239320025795195" calcext:value-type="float">
            <text:p>0.239320025795195</text:p>
          </table:table-cell>
          <table:table-cell office:value-type="float" office:value="0.0430939869534172" calcext:value-type="float">
            <text:p>0.043093986953417</text:p>
          </table:table-cell>
          <table:table-cell office:value-type="float" office:value="0.0346510043110575" calcext:value-type="float">
            <text:p>0.034651004311058</text:p>
          </table:table-cell>
          <table:table-cell office:value-type="float" office:value="0.0304644356298044" calcext:value-type="float">
            <text:p>0.030464435629804</text:p>
          </table:table-cell>
          <table:table-cell office:value-type="float" office:value="0.052065668567243" calcext:value-type="float">
            <text:p>0.052065668567243</text:p>
          </table:table-cell>
          <table:table-cell table:number-columns-repeated="4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87597689892034" calcext:value-type="float">
            <text:p>0.387597689892034</text:p>
          </table:table-cell>
          <table:table-cell office:value-type="float" office:value="0.465600500389546" calcext:value-type="float">
            <text:p>0.465600500389546</text:p>
          </table:table-cell>
          <table:table-cell office:value-type="float" office:value="0.404355229904746" calcext:value-type="float">
            <text:p>0.404355229904746</text:p>
          </table:table-cell>
          <table:table-cell office:value-type="float" office:value="0.444553372353367" calcext:value-type="float">
            <text:p>0.444553372353367</text:p>
          </table:table-cell>
          <table:table-cell office:value-type="float" office:value="6.96364042209082" calcext:value-type="float">
            <text:p>6.96364042209082</text:p>
          </table:table-cell>
          <table:table-cell office:value-type="float" office:value="11.4811610340182" calcext:value-type="float">
            <text:p>11.4811610340182</text:p>
          </table:table-cell>
          <table:table-cell office:value-type="float" office:value="8.29395235802205" calcext:value-type="float">
            <text:p>8.29395235802205</text:p>
          </table:table-cell>
          <table:table-cell office:value-type="float" office:value="9.33957535059937" calcext:value-type="float">
            <text:p>9.33957535059937</text:p>
          </table:table-cell>
          <table:table-cell office:value-type="float" office:value="0.220755784070883" calcext:value-type="float">
            <text:p>0.220755784070883</text:p>
          </table:table-cell>
          <table:table-cell office:value-type="float" office:value="0.246604503670663" calcext:value-type="float">
            <text:p>0.246604503670663</text:p>
          </table:table-cell>
          <table:table-cell office:value-type="float" office:value="0.231191575237302" calcext:value-type="float">
            <text:p>0.231191575237302</text:p>
          </table:table-cell>
          <table:table-cell office:value-type="float" office:value="0.230467029096208" calcext:value-type="float">
            <text:p>0.230467029096208</text:p>
          </table:table-cell>
          <table:table-cell office:value-type="float" office:value="0.0395813976191088" calcext:value-type="float">
            <text:p>0.039581397619109</text:p>
          </table:table-cell>
          <table:table-cell office:value-type="float" office:value="0.0338324139249887" calcext:value-type="float">
            <text:p>0.033832413924989</text:p>
          </table:table-cell>
          <table:table-cell office:value-type="float" office:value="0.0298706936401522" calcext:value-type="float">
            <text:p>0.029870693640152</text:p>
          </table:table-cell>
          <table:table-cell office:value-type="float" office:value="0.0476457741575013" calcext:value-type="float">
            <text:p>0.047645774157501</text:p>
          </table:table-cell>
          <table:table-cell table:number-columns-repeated="4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89713204217782" calcext:value-type="float">
            <text:p>0.389713204217782</text:p>
          </table:table-cell>
          <table:table-cell office:value-type="float" office:value="0.467311871683169" calcext:value-type="float">
            <text:p>0.467311871683169</text:p>
          </table:table-cell>
          <table:table-cell office:value-type="float" office:value="0.405715307401041" calcext:value-type="float">
            <text:p>0.405715307401041</text:p>
          </table:table-cell>
          <table:table-cell office:value-type="float" office:value="0.44906620594917" calcext:value-type="float">
            <text:p>0.44906620594917</text:p>
          </table:table-cell>
          <table:table-cell office:value-type="float" office:value="6.97999501907891" calcext:value-type="float">
            <text:p>6.97999501907891</text:p>
          </table:table-cell>
          <table:table-cell office:value-type="float" office:value="11.4501415017891" calcext:value-type="float">
            <text:p>11.4501415017891</text:p>
          </table:table-cell>
          <table:table-cell office:value-type="float" office:value="8.47764643984473" calcext:value-type="float">
            <text:p>8.47764643984473</text:p>
          </table:table-cell>
          <table:table-cell office:value-type="float" office:value="9.26187346537678" calcext:value-type="float">
            <text:p>9.26187346537678</text:p>
          </table:table-cell>
          <table:table-cell office:value-type="float" office:value="0.222226703238404" calcext:value-type="float">
            <text:p>0.222226703238404</text:p>
          </table:table-cell>
          <table:table-cell office:value-type="float" office:value="0.252071809924688" calcext:value-type="float">
            <text:p>0.252071809924688</text:p>
          </table:table-cell>
          <table:table-cell office:value-type="float" office:value="0.2322482199434" calcext:value-type="float">
            <text:p>0.2322482199434</text:p>
          </table:table-cell>
          <table:table-cell office:value-type="float" office:value="0.236412169691083" calcext:value-type="float">
            <text:p>0.236412169691083</text:p>
          </table:table-cell>
          <table:table-cell office:value-type="float" office:value="0.0387628557093971" calcext:value-type="float">
            <text:p>0.038762855709397</text:p>
          </table:table-cell>
          <table:table-cell office:value-type="float" office:value="0.034144695322585" calcext:value-type="float">
            <text:p>0.034144695322585</text:p>
          </table:table-cell>
          <table:table-cell office:value-type="float" office:value="0.0293056843545632" calcext:value-type="float">
            <text:p>0.029305684354563</text:p>
          </table:table-cell>
          <table:table-cell office:value-type="float" office:value="0.0474395296297402" calcext:value-type="float">
            <text:p>0.04743952962974</text:p>
          </table:table-cell>
          <table:table-cell table:number-columns-repeated="4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81988442044106" calcext:value-type="float">
            <text:p>0.381988442044106</text:p>
          </table:table-cell>
          <table:table-cell office:value-type="float" office:value="0.461093479277559" calcext:value-type="float">
            <text:p>0.461093479277559</text:p>
          </table:table-cell>
          <table:table-cell office:value-type="float" office:value="0.39920018796582" calcext:value-type="float">
            <text:p>0.39920018796582</text:p>
          </table:table-cell>
          <table:table-cell office:value-type="float" office:value="0.437891695761116" calcext:value-type="float">
            <text:p>0.437891695761116</text:p>
          </table:table-cell>
          <table:table-cell office:value-type="float" office:value="6.87439341197659" calcext:value-type="float">
            <text:p>6.87439341197659</text:p>
          </table:table-cell>
          <table:table-cell office:value-type="float" office:value="11.4388358943301" calcext:value-type="float">
            <text:p>11.4388358943301</text:p>
          </table:table-cell>
          <table:table-cell office:value-type="float" office:value="8.36357880134051" calcext:value-type="float">
            <text:p>8.36357880134051</text:p>
          </table:table-cell>
          <table:table-cell office:value-type="float" office:value="8.92666302166943" calcext:value-type="float">
            <text:p>8.92666302166943</text:p>
          </table:table-cell>
          <table:table-cell office:value-type="float" office:value="0.218472068240978" calcext:value-type="float">
            <text:p>0.218472068240978</text:p>
          </table:table-cell>
          <table:table-cell office:value-type="float" office:value="0.24772564277822" calcext:value-type="float">
            <text:p>0.24772564277822</text:p>
          </table:table-cell>
          <table:table-cell office:value-type="float" office:value="0.229024585888746" calcext:value-type="float">
            <text:p>0.229024585888746</text:p>
          </table:table-cell>
          <table:table-cell office:value-type="float" office:value="0.230918664967461" calcext:value-type="float">
            <text:p>0.230918664967461</text:p>
          </table:table-cell>
          <table:table-cell office:value-type="float" office:value="0.0394832410092302" calcext:value-type="float">
            <text:p>0.03948324100923</text:p>
          </table:table-cell>
          <table:table-cell office:value-type="float" office:value="0.0347362862557841" calcext:value-type="float">
            <text:p>0.034736286255784</text:p>
          </table:table-cell>
          <table:table-cell office:value-type="float" office:value="0.0308819254865261" calcext:value-type="float">
            <text:p>0.030881925486526</text:p>
          </table:table-cell>
          <table:table-cell office:value-type="float" office:value="0.0471361836275885" calcext:value-type="float">
            <text:p>0.047136183627589</text:p>
          </table:table-cell>
          <table:table-cell table:number-columns-repeated="4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75437058264433" calcext:value-type="float">
            <text:p>0.375437058264433</text:p>
          </table:table-cell>
          <table:table-cell office:value-type="float" office:value="0.461410628237856" calcext:value-type="float">
            <text:p>0.461410628237856</text:p>
          </table:table-cell>
          <table:table-cell office:value-type="float" office:value="0.395905029963879" calcext:value-type="float">
            <text:p>0.395905029963879</text:p>
          </table:table-cell>
          <table:table-cell office:value-type="float" office:value="0.434034969230045" calcext:value-type="float">
            <text:p>0.434034969230045</text:p>
          </table:table-cell>
          <table:table-cell office:value-type="float" office:value="6.2279449067464" calcext:value-type="float">
            <text:p>6.2279449067464</text:p>
          </table:table-cell>
          <table:table-cell office:value-type="float" office:value="11.3344377620109" calcext:value-type="float">
            <text:p>11.3344377620109</text:p>
          </table:table-cell>
          <table:table-cell office:value-type="float" office:value="7.96762680979744" calcext:value-type="float">
            <text:p>7.96762680979744</text:p>
          </table:table-cell>
          <table:table-cell office:value-type="float" office:value="8.66066530146473" calcext:value-type="float">
            <text:p>8.66066530146473</text:p>
          </table:table-cell>
          <table:table-cell office:value-type="float" office:value="0.220644702393828" calcext:value-type="float">
            <text:p>0.220644702393828</text:p>
          </table:table-cell>
          <table:table-cell office:value-type="float" office:value="0.255814297356947" calcext:value-type="float">
            <text:p>0.255814297356947</text:p>
          </table:table-cell>
          <table:table-cell office:value-type="float" office:value="0.233321805368686" calcext:value-type="float">
            <text:p>0.233321805368686</text:p>
          </table:table-cell>
          <table:table-cell office:value-type="float" office:value="0.235703108632718" calcext:value-type="float">
            <text:p>0.235703108632718</text:p>
          </table:table-cell>
          <table:table-cell office:value-type="float" office:value="0.0431600843024375" calcext:value-type="float">
            <text:p>0.043160084302438</text:p>
          </table:table-cell>
          <table:table-cell office:value-type="float" office:value="0.0358557487864991" calcext:value-type="float">
            <text:p>0.035855748786499</text:p>
          </table:table-cell>
          <table:table-cell office:value-type="float" office:value="0.0319555437920994" calcext:value-type="float">
            <text:p>0.031955543792099</text:p>
          </table:table-cell>
          <table:table-cell office:value-type="float" office:value="0.051752293770227" calcext:value-type="float">
            <text:p>0.051752293770227</text:p>
          </table:table-cell>
          <table:table-cell table:number-columns-repeated="4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78436858784901" calcext:value-type="float">
            <text:p>0.378436858784901</text:p>
          </table:table-cell>
          <table:table-cell office:value-type="float" office:value="0.459965640752718" calcext:value-type="float">
            <text:p>0.459965640752718</text:p>
          </table:table-cell>
          <table:table-cell office:value-type="float" office:value="0.394867449798382" calcext:value-type="float">
            <text:p>0.394867449798382</text:p>
          </table:table-cell>
          <table:table-cell office:value-type="float" office:value="0.438098502653766" calcext:value-type="float">
            <text:p>0.438098502653766</text:p>
          </table:table-cell>
          <table:table-cell office:value-type="float" office:value="6.71440064191613" calcext:value-type="float">
            <text:p>6.71440064191613</text:p>
          </table:table-cell>
          <table:table-cell office:value-type="float" office:value="11.4790681094192" calcext:value-type="float">
            <text:p>11.4790681094192</text:p>
          </table:table-cell>
          <table:table-cell office:value-type="float" office:value="8.07687877472583" calcext:value-type="float">
            <text:p>8.07687877472583</text:p>
          </table:table-cell>
          <table:table-cell office:value-type="float" office:value="9.06902551503946" calcext:value-type="float">
            <text:p>9.06902551503946</text:p>
          </table:table-cell>
          <table:table-cell office:value-type="float" office:value="0.218026949299779" calcext:value-type="float">
            <text:p>0.218026949299779</text:p>
          </table:table-cell>
          <table:table-cell office:value-type="float" office:value="0.246602925525019" calcext:value-type="float">
            <text:p>0.246602925525019</text:p>
          </table:table-cell>
          <table:table-cell office:value-type="float" office:value="0.228763178113848" calcext:value-type="float">
            <text:p>0.228763178113848</text:p>
          </table:table-cell>
          <table:table-cell office:value-type="float" office:value="0.229329314819327" calcext:value-type="float">
            <text:p>0.229329314819327</text:p>
          </table:table-cell>
          <table:table-cell office:value-type="float" office:value="0.0407491030708124" calcext:value-type="float">
            <text:p>0.040749103070812</text:p>
          </table:table-cell>
          <table:table-cell office:value-type="float" office:value="0.0360154452023473" calcext:value-type="float">
            <text:p>0.036015445202347</text:p>
          </table:table-cell>
          <table:table-cell office:value-type="float" office:value="0.030829328242159" calcext:value-type="float">
            <text:p>0.030829328242159</text:p>
          </table:table-cell>
          <table:table-cell office:value-type="float" office:value="0.0504506524396403" calcext:value-type="float">
            <text:p>0.05045065243964</text:p>
          </table:table-cell>
          <table:table-cell table:number-columns-repeated="4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80170038544886" calcext:value-type="float">
            <text:p>0.380170038544886</text:p>
          </table:table-cell>
          <table:table-cell office:value-type="float" office:value="0.459940427880766" calcext:value-type="float">
            <text:p>0.459940427880766</text:p>
          </table:table-cell>
          <table:table-cell office:value-type="float" office:value="0.396535676160904" calcext:value-type="float">
            <text:p>0.396535676160904</text:p>
          </table:table-cell>
          <table:table-cell office:value-type="float" office:value="0.437548002613331" calcext:value-type="float">
            <text:p>0.437548002613331</text:p>
          </table:table-cell>
          <table:table-cell office:value-type="float" office:value="6.61860519794172" calcext:value-type="float">
            <text:p>6.61860519794172</text:p>
          </table:table-cell>
          <table:table-cell office:value-type="float" office:value="11.3753999372529" calcext:value-type="float">
            <text:p>11.3753999372529</text:p>
          </table:table-cell>
          <table:table-cell office:value-type="float" office:value="8.18527371953106" calcext:value-type="float">
            <text:p>8.18527371953106</text:p>
          </table:table-cell>
          <table:table-cell office:value-type="float" office:value="8.95156861546274" calcext:value-type="float">
            <text:p>8.95156861546274</text:p>
          </table:table-cell>
          <table:table-cell office:value-type="float" office:value="0.218035408602856" calcext:value-type="float">
            <text:p>0.218035408602856</text:p>
          </table:table-cell>
          <table:table-cell office:value-type="float" office:value="0.245937228721713" calcext:value-type="float">
            <text:p>0.245937228721713</text:p>
          </table:table-cell>
          <table:table-cell office:value-type="float" office:value="0.228111904926214" calcext:value-type="float">
            <text:p>0.228111904926214</text:p>
          </table:table-cell>
          <table:table-cell office:value-type="float" office:value="0.229875220878164" calcext:value-type="float">
            <text:p>0.229875220878164</text:p>
          </table:table-cell>
          <table:table-cell office:value-type="float" office:value="0.0410438710386172" calcext:value-type="float">
            <text:p>0.041043871038617</text:p>
          </table:table-cell>
          <table:table-cell office:value-type="float" office:value="0.0376542624936104" calcext:value-type="float">
            <text:p>0.037654262493611</text:p>
          </table:table-cell>
          <table:table-cell office:value-type="float" office:value="0.0314792532172169" calcext:value-type="float">
            <text:p>0.031479253217217</text:p>
          </table:table-cell>
          <table:table-cell office:value-type="float" office:value="0.0513905274265108" calcext:value-type="float">
            <text:p>0.051390527426511</text:p>
          </table:table-cell>
          <table:table-cell table:number-columns-repeated="4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80793100396212" calcext:value-type="float">
            <text:p>0.380793100396212</text:p>
          </table:table-cell>
          <table:table-cell office:value-type="float" office:value="0.465668628122395" calcext:value-type="float">
            <text:p>0.465668628122395</text:p>
          </table:table-cell>
          <table:table-cell office:value-type="float" office:value="0.397177917586456" calcext:value-type="float">
            <text:p>0.397177917586456</text:p>
          </table:table-cell>
          <table:table-cell office:value-type="float" office:value="0.443418885542901" calcext:value-type="float">
            <text:p>0.443418885542901</text:p>
          </table:table-cell>
          <table:table-cell office:value-type="float" office:value="7.24626076715899" calcext:value-type="float">
            <text:p>7.24626076715899</text:p>
          </table:table-cell>
          <table:table-cell office:value-type="float" office:value="12.1545823613783" calcext:value-type="float">
            <text:p>12.1545823613783</text:p>
          </table:table-cell>
          <table:table-cell office:value-type="float" office:value="8.66213991357545" calcext:value-type="float">
            <text:p>8.66213991357545</text:p>
          </table:table-cell>
          <table:table-cell office:value-type="float" office:value="9.51472983961028" calcext:value-type="float">
            <text:p>9.51472983961028</text:p>
          </table:table-cell>
          <table:table-cell office:value-type="float" office:value="0.220792084928872" calcext:value-type="float">
            <text:p>0.220792084928872</text:p>
          </table:table-cell>
          <table:table-cell office:value-type="float" office:value="0.250932300212433" calcext:value-type="float">
            <text:p>0.250932300212433</text:p>
          </table:table-cell>
          <table:table-cell office:value-type="float" office:value="0.231747166625066" calcext:value-type="float">
            <text:p>0.231747166625066</text:p>
          </table:table-cell>
          <table:table-cell office:value-type="float" office:value="0.233112335445822" calcext:value-type="float">
            <text:p>0.233112335445822</text:p>
          </table:table-cell>
          <table:table-cell office:value-type="float" office:value="0.0409683110657682" calcext:value-type="float">
            <text:p>0.040968311065768</text:p>
          </table:table-cell>
          <table:table-cell office:value-type="float" office:value="0.0372438847302617" calcext:value-type="float">
            <text:p>0.037243884730262</text:p>
          </table:table-cell>
          <table:table-cell office:value-type="float" office:value="0.0303671913961804" calcext:value-type="float">
            <text:p>0.030367191396181</text:p>
          </table:table-cell>
          <table:table-cell office:value-type="float" office:value="0.052677861883975" calcext:value-type="float">
            <text:p>0.052677861883975</text:p>
          </table:table-cell>
          <table:table-cell table:number-columns-repeated="4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8122399101696" calcext:value-type="float">
            <text:p>0.378122399101696</text:p>
          </table:table-cell>
          <table:table-cell office:value-type="float" office:value="0.469156213281508" calcext:value-type="float">
            <text:p>0.469156213281508</text:p>
          </table:table-cell>
          <table:table-cell office:value-type="float" office:value="0.399116682706417" calcext:value-type="float">
            <text:p>0.399116682706417</text:p>
          </table:table-cell>
          <table:table-cell office:value-type="float" office:value="0.437449211641476" calcext:value-type="float">
            <text:p>0.437449211641476</text:p>
          </table:table-cell>
          <table:table-cell office:value-type="float" office:value="6.7018149373848" calcext:value-type="float">
            <text:p>6.7018149373848</text:p>
          </table:table-cell>
          <table:table-cell office:value-type="float" office:value="12.674072789257" calcext:value-type="float">
            <text:p>12.674072789257</text:p>
          </table:table-cell>
          <table:table-cell office:value-type="float" office:value="8.8610482763197" calcext:value-type="float">
            <text:p>8.8610482763197</text:p>
          </table:table-cell>
          <table:table-cell office:value-type="float" office:value="8.63959845148722" calcext:value-type="float">
            <text:p>8.63959845148722</text:p>
          </table:table-cell>
          <table:table-cell office:value-type="float" office:value="0.216224332164199" calcext:value-type="float">
            <text:p>0.216224332164199</text:p>
          </table:table-cell>
          <table:table-cell office:value-type="float" office:value="0.245646679262346" calcext:value-type="float">
            <text:p>0.245646679262346</text:p>
          </table:table-cell>
          <table:table-cell office:value-type="float" office:value="0.229312202846576" calcext:value-type="float">
            <text:p>0.229312202846576</text:p>
          </table:table-cell>
          <table:table-cell office:value-type="float" office:value="0.224751724511946" calcext:value-type="float">
            <text:p>0.224751724511946</text:p>
          </table:table-cell>
          <table:table-cell office:value-type="float" office:value="0.041747393699694" calcext:value-type="float">
            <text:p>0.041747393699694</text:p>
          </table:table-cell>
          <table:table-cell office:value-type="float" office:value="0.0389291246822536" calcext:value-type="float">
            <text:p>0.038929124682254</text:p>
          </table:table-cell>
          <table:table-cell office:value-type="float" office:value="0.0321105270517325" calcext:value-type="float">
            <text:p>0.032110527051733</text:p>
          </table:table-cell>
          <table:table-cell office:value-type="float" office:value="0.0527090437285628" calcext:value-type="float">
            <text:p>0.052709043728563</text:p>
          </table:table-cell>
          <table:table-cell table:number-columns-repeated="4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83181510093265" calcext:value-type="float">
            <text:p>0.383181510093265</text:p>
          </table:table-cell>
          <table:table-cell office:value-type="float" office:value="0.468842923418029" calcext:value-type="float">
            <text:p>0.468842923418029</text:p>
          </table:table-cell>
          <table:table-cell office:value-type="float" office:value="0.400336094856253" calcext:value-type="float">
            <text:p>0.400336094856253</text:p>
          </table:table-cell>
          <table:table-cell office:value-type="float" office:value="0.443242687024429" calcext:value-type="float">
            <text:p>0.443242687024429</text:p>
          </table:table-cell>
          <table:table-cell office:value-type="float" office:value="6.90863651352759" calcext:value-type="float">
            <text:p>6.90863651352759</text:p>
          </table:table-cell>
          <table:table-cell office:value-type="float" office:value="12.0303942844929" calcext:value-type="float">
            <text:p>12.0303942844929</text:p>
          </table:table-cell>
          <table:table-cell office:value-type="float" office:value="9.11949097468911" calcext:value-type="float">
            <text:p>9.11949097468911</text:p>
          </table:table-cell>
          <table:table-cell office:value-type="float" office:value="9.11933872750404" calcext:value-type="float">
            <text:p>9.11933872750404</text:p>
          </table:table-cell>
          <table:table-cell office:value-type="float" office:value="0.218628926070699" calcext:value-type="float">
            <text:p>0.218628926070699</text:p>
          </table:table-cell>
          <table:table-cell office:value-type="float" office:value="0.235971151593986" calcext:value-type="float">
            <text:p>0.235971151593986</text:p>
          </table:table-cell>
          <table:table-cell office:value-type="float" office:value="0.229491352491544" calcext:value-type="float">
            <text:p>0.229491352491544</text:p>
          </table:table-cell>
          <table:table-cell office:value-type="float" office:value="0.218819714564567" calcext:value-type="float">
            <text:p>0.218819714564567</text:p>
          </table:table-cell>
          <table:table-cell office:value-type="float" office:value="0.039535870158936" calcext:value-type="float">
            <text:p>0.039535870158936</text:p>
          </table:table-cell>
          <table:table-cell office:value-type="float" office:value="0.0373493186596137" calcext:value-type="float">
            <text:p>0.037349318659614</text:p>
          </table:table-cell>
          <table:table-cell office:value-type="float" office:value="0.0295193801108151" calcext:value-type="float">
            <text:p>0.029519380110815</text:p>
          </table:table-cell>
          <table:table-cell office:value-type="float" office:value="0.0521596676377423" calcext:value-type="float">
            <text:p>0.052159667637742</text:p>
          </table:table-cell>
          <table:table-cell table:number-columns-repeated="4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84876213464503" calcext:value-type="float">
            <text:p>0.384876213464503</text:p>
          </table:table-cell>
          <table:table-cell office:value-type="float" office:value="0.469390469400796" calcext:value-type="float">
            <text:p>0.469390469400796</text:p>
          </table:table-cell>
          <table:table-cell office:value-type="float" office:value="0.401521194013256" calcext:value-type="float">
            <text:p>0.401521194013256</text:p>
          </table:table-cell>
          <table:table-cell office:value-type="float" office:value="0.44486162098724" calcext:value-type="float">
            <text:p>0.44486162098724</text:p>
          </table:table-cell>
          <table:table-cell office:value-type="float" office:value="6.96398398010845" calcext:value-type="float">
            <text:p>6.96398398010845</text:p>
          </table:table-cell>
          <table:table-cell office:value-type="float" office:value="12.300606127328" calcext:value-type="float">
            <text:p>12.300606127328</text:p>
          </table:table-cell>
          <table:table-cell office:value-type="float" office:value="8.73391025542062" calcext:value-type="float">
            <text:p>8.73391025542062</text:p>
          </table:table-cell>
          <table:table-cell office:value-type="float" office:value="9.57789508290099" calcext:value-type="float">
            <text:p>9.57789508290099</text:p>
          </table:table-cell>
          <table:table-cell office:value-type="float" office:value="0.22456811562704" calcext:value-type="float">
            <text:p>0.22456811562704</text:p>
          </table:table-cell>
          <table:table-cell office:value-type="float" office:value="0.251037365083406" calcext:value-type="float">
            <text:p>0.251037365083406</text:p>
          </table:table-cell>
          <table:table-cell office:value-type="float" office:value="0.235576614036797" calcext:value-type="float">
            <text:p>0.235576614036797</text:p>
          </table:table-cell>
          <table:table-cell office:value-type="float" office:value="0.233290737196524" calcext:value-type="float">
            <text:p>0.233290737196524</text:p>
          </table:table-cell>
          <table:table-cell office:value-type="float" office:value="0.0393227173111041" calcext:value-type="float">
            <text:p>0.039322717311104</text:p>
          </table:table-cell>
          <table:table-cell office:value-type="float" office:value="0.0360877948414641" calcext:value-type="float">
            <text:p>0.036087794841464</text:p>
          </table:table-cell>
          <table:table-cell office:value-type="float" office:value="0.0291100437298123" calcext:value-type="float">
            <text:p>0.029110043729812</text:p>
          </table:table-cell>
          <table:table-cell office:value-type="float" office:value="0.0510393491404012" calcext:value-type="float">
            <text:p>0.051039349140401</text:p>
          </table:table-cell>
          <table:table-cell table:number-columns-repeated="4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80281935046428" calcext:value-type="float">
            <text:p>0.380281935046428</text:p>
          </table:table-cell>
          <table:table-cell office:value-type="float" office:value="0.466534798066807" calcext:value-type="float">
            <text:p>0.466534798066807</text:p>
          </table:table-cell>
          <table:table-cell office:value-type="float" office:value="0.397645765496339" calcext:value-type="float">
            <text:p>0.397645765496339</text:p>
          </table:table-cell>
          <table:table-cell office:value-type="float" office:value="0.441805994869626" calcext:value-type="float">
            <text:p>0.441805994869626</text:p>
          </table:table-cell>
          <table:table-cell office:value-type="float" office:value="7.07691118576238" calcext:value-type="float">
            <text:p>7.07691118576238</text:p>
          </table:table-cell>
          <table:table-cell office:value-type="float" office:value="11.2827965166567" calcext:value-type="float">
            <text:p>11.2827965166567</text:p>
          </table:table-cell>
          <table:table-cell office:value-type="float" office:value="8.61476693666572" calcext:value-type="float">
            <text:p>8.61476693666572</text:p>
          </table:table-cell>
          <table:table-cell office:value-type="float" office:value="9.25335564324962" calcext:value-type="float">
            <text:p>9.25335564324962</text:p>
          </table:table-cell>
          <table:table-cell office:value-type="float" office:value="0.214396710031791" calcext:value-type="float">
            <text:p>0.214396710031791</text:p>
          </table:table-cell>
          <table:table-cell office:value-type="float" office:value="0.230455422416347" calcext:value-type="float">
            <text:p>0.230455422416347</text:p>
          </table:table-cell>
          <table:table-cell office:value-type="float" office:value="0.225378219352792" calcext:value-type="float">
            <text:p>0.225378219352792</text:p>
          </table:table-cell>
          <table:table-cell office:value-type="float" office:value="0.213113911430874" calcext:value-type="float">
            <text:p>0.213113911430874</text:p>
          </table:table-cell>
          <table:table-cell office:value-type="float" office:value="0.0388498626521754" calcext:value-type="float">
            <text:p>0.038849862652176</text:p>
          </table:table-cell>
          <table:table-cell office:value-type="float" office:value="0.0376419927063152" calcext:value-type="float">
            <text:p>0.037641992706315</text:p>
          </table:table-cell>
          <table:table-cell office:value-type="float" office:value="0.0290961532488783" calcext:value-type="float">
            <text:p>0.029096153248878</text:p>
          </table:table-cell>
          <table:table-cell office:value-type="float" office:value="0.0520605926208579" calcext:value-type="float">
            <text:p>0.052060592620858</text:p>
          </table:table-cell>
          <table:table-cell table:number-columns-repeated="4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75413678288942" calcext:value-type="float">
            <text:p>0.375413678288942</text:p>
          </table:table-cell>
          <table:table-cell office:value-type="float" office:value="0.461807962551428" calcext:value-type="float">
            <text:p>0.461807962551428</text:p>
          </table:table-cell>
          <table:table-cell office:value-type="float" office:value="0.395905622037209" calcext:value-type="float">
            <text:p>0.395905622037209</text:p>
          </table:table-cell>
          <table:table-cell office:value-type="float" office:value="0.43288619028461" calcext:value-type="float">
            <text:p>0.43288619028461</text:p>
          </table:table-cell>
          <table:table-cell office:value-type="float" office:value="6.37560302666841" calcext:value-type="float">
            <text:p>6.37560302666841</text:p>
          </table:table-cell>
          <table:table-cell office:value-type="float" office:value="11.2973858293506" calcext:value-type="float">
            <text:p>11.2973858293506</text:p>
          </table:table-cell>
          <table:table-cell office:value-type="float" office:value="8.28560246568358" calcext:value-type="float">
            <text:p>8.28560246568358</text:p>
          </table:table-cell>
          <table:table-cell office:value-type="float" office:value="8.78004859744101" calcext:value-type="float">
            <text:p>8.78004859744101</text:p>
          </table:table-cell>
          <table:table-cell office:value-type="float" office:value="0.215544229010085" calcext:value-type="float">
            <text:p>0.215544229010085</text:p>
          </table:table-cell>
          <table:table-cell office:value-type="float" office:value="0.234976872800627" calcext:value-type="float">
            <text:p>0.234976872800627</text:p>
          </table:table-cell>
          <table:table-cell office:value-type="float" office:value="0.228221769505336" calcext:value-type="float">
            <text:p>0.228221769505336</text:p>
          </table:table-cell>
          <table:table-cell office:value-type="float" office:value="0.215166358518486" calcext:value-type="float">
            <text:p>0.215166358518486</text:p>
          </table:table-cell>
          <table:table-cell office:value-type="float" office:value="0.0394345032801982" calcext:value-type="float">
            <text:p>0.039434503280198</text:p>
          </table:table-cell>
          <table:table-cell office:value-type="float" office:value="0.0355680481728819" calcext:value-type="float">
            <text:p>0.035568048172882</text:p>
          </table:table-cell>
          <table:table-cell office:value-type="float" office:value="0.0300216485046309" calcext:value-type="float">
            <text:p>0.030021648504631</text:p>
          </table:table-cell>
          <table:table-cell office:value-type="float" office:value="0.0493846232950343" calcext:value-type="float">
            <text:p>0.049384623295034</text:p>
          </table:table-cell>
          <table:table-cell table:number-columns-repeated="4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79353054332112" calcext:value-type="float">
            <text:p>0.379353054332112</text:p>
          </table:table-cell>
          <table:table-cell office:value-type="float" office:value="0.460237767180807" calcext:value-type="float">
            <text:p>0.460237767180807</text:p>
          </table:table-cell>
          <table:table-cell office:value-type="float" office:value="0.395342740942987" calcext:value-type="float">
            <text:p>0.395342740942987</text:p>
          </table:table-cell>
          <table:table-cell office:value-type="float" office:value="0.44090217613333" calcext:value-type="float">
            <text:p>0.44090217613333</text:p>
          </table:table-cell>
          <table:table-cell office:value-type="float" office:value="7.07564897319392" calcext:value-type="float">
            <text:p>7.07564897319392</text:p>
          </table:table-cell>
          <table:table-cell office:value-type="float" office:value="11.2995140429917" calcext:value-type="float">
            <text:p>11.2995140429917</text:p>
          </table:table-cell>
          <table:table-cell office:value-type="float" office:value="8.22287098686422" calcext:value-type="float">
            <text:p>8.22287098686422</text:p>
          </table:table-cell>
          <table:table-cell office:value-type="float" office:value="9.28678324293136" calcext:value-type="float">
            <text:p>9.28678324293136</text:p>
          </table:table-cell>
          <table:table-cell office:value-type="float" office:value="0.215931752497818" calcext:value-type="float">
            <text:p>0.215931752497818</text:p>
          </table:table-cell>
          <table:table-cell office:value-type="float" office:value="0.231604308190012" calcext:value-type="float">
            <text:p>0.231604308190012</text:p>
          </table:table-cell>
          <table:table-cell office:value-type="float" office:value="0.226723859688131" calcext:value-type="float">
            <text:p>0.226723859688131</text:p>
          </table:table-cell>
          <table:table-cell office:value-type="float" office:value="0.214519853809904" calcext:value-type="float">
            <text:p>0.214519853809904</text:p>
          </table:table-cell>
          <table:table-cell office:value-type="float" office:value="0.0370559583820195" calcext:value-type="float">
            <text:p>0.03705595838202</text:p>
          </table:table-cell>
          <table:table-cell office:value-type="float" office:value="0.0370822605202269" calcext:value-type="float">
            <text:p>0.037082260520227</text:p>
          </table:table-cell>
          <table:table-cell office:value-type="float" office:value="0.0283389542192909" calcext:value-type="float">
            <text:p>0.028338954219291</text:p>
          </table:table-cell>
          <table:table-cell office:value-type="float" office:value="0.0499471887225136" calcext:value-type="float">
            <text:p>0.049947188722514</text:p>
          </table:table-cell>
          <table:table-cell table:number-columns-repeated="4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71266146582285" calcext:value-type="float">
            <text:p>0.371266146582285</text:p>
          </table:table-cell>
          <table:table-cell office:value-type="float" office:value="0.451824020306449" calcext:value-type="float">
            <text:p>0.451824020306449</text:p>
          </table:table-cell>
          <table:table-cell office:value-type="float" office:value="0.385748599337167" calcext:value-type="float">
            <text:p>0.385748599337167</text:p>
          </table:table-cell>
          <table:table-cell office:value-type="float" office:value="0.433325202965636" calcext:value-type="float">
            <text:p>0.433325202965636</text:p>
          </table:table-cell>
          <table:table-cell office:value-type="float" office:value="6.46624892427736" calcext:value-type="float">
            <text:p>6.46624892427736</text:p>
          </table:table-cell>
          <table:table-cell office:value-type="float" office:value="10.8858236158182" calcext:value-type="float">
            <text:p>10.8858236158182</text:p>
          </table:table-cell>
          <table:table-cell office:value-type="float" office:value="7.79972245252554" calcext:value-type="float">
            <text:p>7.79972245252554</text:p>
          </table:table-cell>
          <table:table-cell office:value-type="float" office:value="9.07796166052171" calcext:value-type="float">
            <text:p>9.07796166052171</text:p>
          </table:table-cell>
          <table:table-cell office:value-type="float" office:value="0.213182728216132" calcext:value-type="float">
            <text:p>0.213182728216132</text:p>
          </table:table-cell>
          <table:table-cell office:value-type="float" office:value="0.226871609495661" calcext:value-type="float">
            <text:p>0.226871609495661</text:p>
          </table:table-cell>
          <table:table-cell office:value-type="float" office:value="0.223166243810544" calcext:value-type="float">
            <text:p>0.223166243810544</text:p>
          </table:table-cell>
          <table:table-cell office:value-type="float" office:value="0.211270819018801" calcext:value-type="float">
            <text:p>0.211270819018801</text:p>
          </table:table-cell>
          <table:table-cell office:value-type="float" office:value="0.0377943201512734" calcext:value-type="float">
            <text:p>0.037794320151273</text:p>
          </table:table-cell>
          <table:table-cell office:value-type="float" office:value="0.0376447048484078" calcext:value-type="float">
            <text:p>0.037644704848408</text:p>
          </table:table-cell>
          <table:table-cell office:value-type="float" office:value="0.0277019605178968" calcext:value-type="float">
            <text:p>0.027701960517897</text:p>
          </table:table-cell>
          <table:table-cell office:value-type="float" office:value="0.0524748878638617" calcext:value-type="float">
            <text:p>0.052474887863862</text:p>
          </table:table-cell>
          <table:table-cell table:number-columns-repeated="4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68391836611877" calcext:value-type="float">
            <text:p>0.368391836611877</text:p>
          </table:table-cell>
          <table:table-cell office:value-type="float" office:value="0.450574021784059" calcext:value-type="float">
            <text:p>0.450574021784059</text:p>
          </table:table-cell>
          <table:table-cell office:value-type="float" office:value="0.382748613877558" calcext:value-type="float">
            <text:p>0.382748613877558</text:p>
          </table:table-cell>
          <table:table-cell office:value-type="float" office:value="0.430027287589732" calcext:value-type="float">
            <text:p>0.430027287589732</text:p>
          </table:table-cell>
          <table:table-cell office:value-type="float" office:value="6.60734685648209" calcext:value-type="float">
            <text:p>6.60734685648209</text:p>
          </table:table-cell>
          <table:table-cell office:value-type="float" office:value="11.2192320939509" calcext:value-type="float">
            <text:p>11.2192320939509</text:p>
          </table:table-cell>
          <table:table-cell office:value-type="float" office:value="8.04325862122506" calcext:value-type="float">
            <text:p>8.04325862122506</text:p>
          </table:table-cell>
          <table:table-cell office:value-type="float" office:value="8.92569731618598" calcext:value-type="float">
            <text:p>8.92569731618598</text:p>
          </table:table-cell>
          <table:table-cell office:value-type="float" office:value="0.213093388901894" calcext:value-type="float">
            <text:p>0.213093388901894</text:p>
          </table:table-cell>
          <table:table-cell office:value-type="float" office:value="0.224241816344961" calcext:value-type="float">
            <text:p>0.224241816344961</text:p>
          </table:table-cell>
          <table:table-cell office:value-type="float" office:value="0.223022477398588" calcext:value-type="float">
            <text:p>0.223022477398588</text:p>
          </table:table-cell>
          <table:table-cell office:value-type="float" office:value="0.208609782398969" calcext:value-type="float">
            <text:p>0.208609782398969</text:p>
          </table:table-cell>
          <table:table-cell office:value-type="float" office:value="0.036870463416022" calcext:value-type="float">
            <text:p>0.036870463416022</text:p>
          </table:table-cell>
          <table:table-cell office:value-type="float" office:value="0.0379875561345633" calcext:value-type="float">
            <text:p>0.037987556134563</text:p>
          </table:table-cell>
          <table:table-cell office:value-type="float" office:value="0.0281425266950843" calcext:value-type="float">
            <text:p>0.028142526695084</text:p>
          </table:table-cell>
          <table:table-cell office:value-type="float" office:value="0.0509666851585965" calcext:value-type="float">
            <text:p>0.050966685158597</text:p>
          </table:table-cell>
          <table:table-cell table:number-columns-repeated="4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69296749632907" calcext:value-type="float">
            <text:p>0.369296749632907</text:p>
          </table:table-cell>
          <table:table-cell office:value-type="float" office:value="0.45576183899281" calcext:value-type="float">
            <text:p>0.45576183899281</text:p>
          </table:table-cell>
          <table:table-cell office:value-type="float" office:value="0.386900804021452" calcext:value-type="float">
            <text:p>0.386900804021452</text:p>
          </table:table-cell>
          <table:table-cell office:value-type="float" office:value="0.429226842102614" calcext:value-type="float">
            <text:p>0.429226842102614</text:p>
          </table:table-cell>
          <table:table-cell office:value-type="float" office:value="6.84666602234845" calcext:value-type="float">
            <text:p>6.84666602234845</text:p>
          </table:table-cell>
          <table:table-cell office:value-type="float" office:value="11.5379655342059" calcext:value-type="float">
            <text:p>11.5379655342059</text:p>
          </table:table-cell>
          <table:table-cell office:value-type="float" office:value="8.40052265459128" calcext:value-type="float">
            <text:p>8.40052265459128</text:p>
          </table:table-cell>
          <table:table-cell office:value-type="float" office:value="8.9116157604455" calcext:value-type="float">
            <text:p>8.9116157604455</text:p>
          </table:table-cell>
          <table:table-cell office:value-type="float" office:value="0.214246003357277" calcext:value-type="float">
            <text:p>0.214246003357277</text:p>
          </table:table-cell>
          <table:table-cell office:value-type="float" office:value="0.23125821240025" calcext:value-type="float">
            <text:p>0.23125821240025</text:p>
          </table:table-cell>
          <table:table-cell office:value-type="float" office:value="0.226546765749579" calcext:value-type="float">
            <text:p>0.226546765749579</text:p>
          </table:table-cell>
          <table:table-cell office:value-type="float" office:value="0.211718911282313" calcext:value-type="float">
            <text:p>0.211718911282313</text:p>
          </table:table-cell>
          <table:table-cell office:value-type="float" office:value="0.034519533448858" calcext:value-type="float">
            <text:p>0.034519533448858</text:p>
          </table:table-cell>
          <table:table-cell office:value-type="float" office:value="0.0361082272109784" calcext:value-type="float">
            <text:p>0.036108227210979</text:p>
          </table:table-cell>
          <table:table-cell office:value-type="float" office:value="0.0260647683505839" calcext:value-type="float">
            <text:p>0.026064768350584</text:p>
          </table:table-cell>
          <table:table-cell office:value-type="float" office:value="0.0484180768307175" calcext:value-type="float">
            <text:p>0.048418076830718</text:p>
          </table:table-cell>
          <table:table-cell table:number-columns-repeated="4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74779881180752" calcext:value-type="float">
            <text:p>0.374779881180752</text:p>
          </table:table-cell>
          <table:table-cell office:value-type="float" office:value="0.462253473283025" calcext:value-type="float">
            <text:p>0.462253473283025</text:p>
          </table:table-cell>
          <table:table-cell office:value-type="float" office:value="0.389362981984809" calcext:value-type="float">
            <text:p>0.389362981984809</text:p>
          </table:table-cell>
          <table:table-cell office:value-type="float" office:value="0.439805140224809" calcext:value-type="float">
            <text:p>0.439805140224809</text:p>
          </table:table-cell>
          <table:table-cell office:value-type="float" office:value="6.98050465790186" calcext:value-type="float">
            <text:p>6.98050465790186</text:p>
          </table:table-cell>
          <table:table-cell office:value-type="float" office:value="11.7002017486751" calcext:value-type="float">
            <text:p>11.7002017486751</text:p>
          </table:table-cell>
          <table:table-cell office:value-type="float" office:value="8.70064730016405" calcext:value-type="float">
            <text:p>8.70064730016405</text:p>
          </table:table-cell>
          <table:table-cell office:value-type="float" office:value="9.31336604810388" calcext:value-type="float">
            <text:p>9.31336604810388</text:p>
          </table:table-cell>
          <table:table-cell office:value-type="float" office:value="0.217509096354267" calcext:value-type="float">
            <text:p>0.217509096354267</text:p>
          </table:table-cell>
          <table:table-cell office:value-type="float" office:value="0.233459980146133" calcext:value-type="float">
            <text:p>0.233459980146133</text:p>
          </table:table-cell>
          <table:table-cell office:value-type="float" office:value="0.226977211067473" calcext:value-type="float">
            <text:p>0.226977211067473</text:p>
          </table:table-cell>
          <table:table-cell office:value-type="float" office:value="0.218044924177045" calcext:value-type="float">
            <text:p>0.218044924177045</text:p>
          </table:table-cell>
          <table:table-cell office:value-type="float" office:value="0.0351508682565333" calcext:value-type="float">
            <text:p>0.035150868256533</text:p>
          </table:table-cell>
          <table:table-cell office:value-type="float" office:value="0.0414953986115683" calcext:value-type="float">
            <text:p>0.041495398611568</text:p>
          </table:table-cell>
          <table:table-cell office:value-type="float" office:value="0.0285992220495736" calcext:value-type="float">
            <text:p>0.028599222049574</text:p>
          </table:table-cell>
          <table:table-cell office:value-type="float" office:value="0.0510167086506858" calcext:value-type="float">
            <text:p>0.051016708650686</text:p>
          </table:table-cell>
          <table:table-cell table:number-columns-repeated="4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70400382488753" calcext:value-type="float">
            <text:p>0.370400382488753</text:p>
          </table:table-cell>
          <table:table-cell office:value-type="float" office:value="0.458893037070976" calcext:value-type="float">
            <text:p>0.458893037070976</text:p>
          </table:table-cell>
          <table:table-cell office:value-type="float" office:value="0.384244668624383" calcext:value-type="float">
            <text:p>0.384244668624383</text:p>
          </table:table-cell>
          <table:table-cell office:value-type="float" office:value="0.437040438700524" calcext:value-type="float">
            <text:p>0.437040438700524</text:p>
          </table:table-cell>
          <table:table-cell office:value-type="float" office:value="6.59458923896611" calcext:value-type="float">
            <text:p>6.59458923896611</text:p>
          </table:table-cell>
          <table:table-cell office:value-type="float" office:value="11.1752866394572" calcext:value-type="float">
            <text:p>11.1752866394572</text:p>
          </table:table-cell>
          <table:table-cell office:value-type="float" office:value="7.91628909323447" calcext:value-type="float">
            <text:p>7.91628909323447</text:p>
          </table:table-cell>
          <table:table-cell office:value-type="float" office:value="8.79955228044622" calcext:value-type="float">
            <text:p>8.79955228044622</text:p>
          </table:table-cell>
          <table:table-cell office:value-type="float" office:value="0.214967679811671" calcext:value-type="float">
            <text:p>0.214967679811671</text:p>
          </table:table-cell>
          <table:table-cell office:value-type="float" office:value="0.232246367156258" calcext:value-type="float">
            <text:p>0.232246367156258</text:p>
          </table:table-cell>
          <table:table-cell office:value-type="float" office:value="0.22393478033406" calcext:value-type="float">
            <text:p>0.22393478033406</text:p>
          </table:table-cell>
          <table:table-cell office:value-type="float" office:value="0.21769744629949" calcext:value-type="float">
            <text:p>0.21769744629949</text:p>
          </table:table-cell>
          <table:table-cell office:value-type="float" office:value="0.0388175454948337" calcext:value-type="float">
            <text:p>0.038817545494834</text:p>
          </table:table-cell>
          <table:table-cell office:value-type="float" office:value="0.0432711801418254" calcext:value-type="float">
            <text:p>0.043271180141826</text:p>
          </table:table-cell>
          <table:table-cell office:value-type="float" office:value="0.0309766384847621" calcext:value-type="float">
            <text:p>0.030976638484762</text:p>
          </table:table-cell>
          <table:table-cell office:value-type="float" office:value="0.0547699367270048" calcext:value-type="float">
            <text:p>0.054769936727005</text:p>
          </table:table-cell>
          <table:table-cell table:number-columns-repeated="4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75197213940699" calcext:value-type="float">
            <text:p>0.375197213940699</text:p>
          </table:table-cell>
          <table:table-cell office:value-type="float" office:value="0.463913067679992" calcext:value-type="float">
            <text:p>0.463913067679992</text:p>
          </table:table-cell>
          <table:table-cell office:value-type="float" office:value="0.388968271300513" calcext:value-type="float">
            <text:p>0.388968271300513</text:p>
          </table:table-cell>
          <table:table-cell office:value-type="float" office:value="0.443106180596191" calcext:value-type="float">
            <text:p>0.443106180596191</text:p>
          </table:table-cell>
          <table:table-cell office:value-type="float" office:value="6.79218601725579" calcext:value-type="float">
            <text:p>6.79218601725579</text:p>
          </table:table-cell>
          <table:table-cell office:value-type="float" office:value="11.5824154146906" calcext:value-type="float">
            <text:p>11.5824154146906</text:p>
          </table:table-cell>
          <table:table-cell office:value-type="float" office:value="8.47074811644893" calcext:value-type="float">
            <text:p>8.47074811644893</text:p>
          </table:table-cell>
          <table:table-cell office:value-type="float" office:value="9.52156154824235" calcext:value-type="float">
            <text:p>9.52156154824235</text:p>
          </table:table-cell>
          <table:table-cell office:value-type="float" office:value="0.217555276465567" calcext:value-type="float">
            <text:p>0.217555276465567</text:p>
          </table:table-cell>
          <table:table-cell office:value-type="float" office:value="0.234391630422802" calcext:value-type="float">
            <text:p>0.234391630422802</text:p>
          </table:table-cell>
          <table:table-cell office:value-type="float" office:value="0.226641337937648" calcext:value-type="float">
            <text:p>0.226641337937648</text:p>
          </table:table-cell>
          <table:table-cell office:value-type="float" office:value="0.219528870321724" calcext:value-type="float">
            <text:p>0.219528870321724</text:p>
          </table:table-cell>
          <table:table-cell office:value-type="float" office:value="0.0360195276021124" calcext:value-type="float">
            <text:p>0.036019527602112</text:p>
          </table:table-cell>
          <table:table-cell office:value-type="float" office:value="0.0391122845642468" calcext:value-type="float">
            <text:p>0.039112284564247</text:p>
          </table:table-cell>
          <table:table-cell office:value-type="float" office:value="0.0271934098549962" calcext:value-type="float">
            <text:p>0.027193409854996</text:p>
          </table:table-cell>
          <table:table-cell office:value-type="float" office:value="0.0523196185006304" calcext:value-type="float">
            <text:p>0.052319618500631</text:p>
          </table:table-cell>
          <table:table-cell table:number-columns-repeated="4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71170635850584" calcext:value-type="float">
            <text:p>0.371170635850584</text:p>
          </table:table-cell>
          <table:table-cell office:value-type="float" office:value="0.465272222111949" calcext:value-type="float">
            <text:p>0.465272222111949</text:p>
          </table:table-cell>
          <table:table-cell office:value-type="float" office:value="0.387450048086729" calcext:value-type="float">
            <text:p>0.387450048086729</text:p>
          </table:table-cell>
          <table:table-cell office:value-type="float" office:value="0.441771498147651" calcext:value-type="float">
            <text:p>0.441771498147651</text:p>
          </table:table-cell>
          <table:table-cell office:value-type="float" office:value="6.85802226444944" calcext:value-type="float">
            <text:p>6.85802226444944</text:p>
          </table:table-cell>
          <table:table-cell office:value-type="float" office:value="11.882877659708" calcext:value-type="float">
            <text:p>11.882877659708</text:p>
          </table:table-cell>
          <table:table-cell office:value-type="float" office:value="8.41806649755296" calcext:value-type="float">
            <text:p>8.41806649755296</text:p>
          </table:table-cell>
          <table:table-cell office:value-type="float" office:value="9.34987726233627" calcext:value-type="float">
            <text:p>9.34987726233627</text:p>
          </table:table-cell>
          <table:table-cell office:value-type="float" office:value="0.220443983641969" calcext:value-type="float">
            <text:p>0.220443983641969</text:p>
          </table:table-cell>
          <table:table-cell office:value-type="float" office:value="0.246677386807263" calcext:value-type="float">
            <text:p>0.246677386807263</text:p>
          </table:table-cell>
          <table:table-cell office:value-type="float" office:value="0.231881234348468" calcext:value-type="float">
            <text:p>0.231881234348468</text:p>
          </table:table-cell>
          <table:table-cell office:value-type="float" office:value="0.227763328542238" calcext:value-type="float">
            <text:p>0.227763328542238</text:p>
          </table:table-cell>
          <table:table-cell office:value-type="float" office:value="0.0338315321009871" calcext:value-type="float">
            <text:p>0.033831532100987</text:p>
          </table:table-cell>
          <table:table-cell office:value-type="float" office:value="0.0363735977692743" calcext:value-type="float">
            <text:p>0.036373597769274</text:p>
          </table:table-cell>
          <table:table-cell office:value-type="float" office:value="0.0256175143046045" calcext:value-type="float">
            <text:p>0.025617514304605</text:p>
          </table:table-cell>
          <table:table-cell office:value-type="float" office:value="0.0483184462733518" calcext:value-type="float">
            <text:p>0.048318446273352</text:p>
          </table:table-cell>
          <table:table-cell table:number-columns-repeated="4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71389350580992" calcext:value-type="float">
            <text:p>0.371389350580992</text:p>
          </table:table-cell>
          <table:table-cell office:value-type="float" office:value="0.459501452364613" calcext:value-type="float">
            <text:p>0.459501452364613</text:p>
          </table:table-cell>
          <table:table-cell office:value-type="float" office:value="0.38563403908232" calcext:value-type="float">
            <text:p>0.38563403908232</text:p>
          </table:table-cell>
          <table:table-cell office:value-type="float" office:value="0.439478831427923" calcext:value-type="float">
            <text:p>0.439478831427923</text:p>
          </table:table-cell>
          <table:table-cell office:value-type="float" office:value="6.76804164432827" calcext:value-type="float">
            <text:p>6.76804164432827</text:p>
          </table:table-cell>
          <table:table-cell office:value-type="float" office:value="10.6407886722307" calcext:value-type="float">
            <text:p>10.6407886722307</text:p>
          </table:table-cell>
          <table:table-cell office:value-type="float" office:value="8.39937122519683" calcext:value-type="float">
            <text:p>8.39937122519683</text:p>
          </table:table-cell>
          <table:table-cell office:value-type="float" office:value="8.78487523787067" calcext:value-type="float">
            <text:p>8.78487523787067</text:p>
          </table:table-cell>
          <table:table-cell office:value-type="float" office:value="0.223750021868454" calcext:value-type="float">
            <text:p>0.223750021868454</text:p>
          </table:table-cell>
          <table:table-cell office:value-type="float" office:value="0.238531252126285" calcext:value-type="float">
            <text:p>0.238531252126285</text:p>
          </table:table-cell>
          <table:table-cell office:value-type="float" office:value="0.233181009759518" calcext:value-type="float">
            <text:p>0.233181009759518</text:p>
          </table:table-cell>
          <table:table-cell office:value-type="float" office:value="0.223208206589221" calcext:value-type="float">
            <text:p>0.223208206589221</text:p>
          </table:table-cell>
          <table:table-cell office:value-type="float" office:value="0.0394907659274504" calcext:value-type="float">
            <text:p>0.039490765927451</text:p>
          </table:table-cell>
          <table:table-cell office:value-type="float" office:value="0.0445071641542025" calcext:value-type="float">
            <text:p>0.044507164154203</text:p>
          </table:table-cell>
          <table:table-cell office:value-type="float" office:value="0.0303686771096805" calcext:value-type="float">
            <text:p>0.030368677109681</text:p>
          </table:table-cell>
          <table:table-cell office:value-type="float" office:value="0.058084184813424" calcext:value-type="float">
            <text:p>0.058084184813424</text:p>
          </table:table-cell>
          <table:table-cell table:number-columns-repeated="4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71985095044972" calcext:value-type="float">
            <text:p>0.371985095044972</text:p>
          </table:table-cell>
          <table:table-cell office:value-type="float" office:value="0.457570933995777" calcext:value-type="float">
            <text:p>0.457570933995777</text:p>
          </table:table-cell>
          <table:table-cell office:value-type="float" office:value="0.38135402390437" calcext:value-type="float">
            <text:p>0.38135402390437</text:p>
          </table:table-cell>
          <table:table-cell office:value-type="float" office:value="0.44350926842119" calcext:value-type="float">
            <text:p>0.44350926842119</text:p>
          </table:table-cell>
          <table:table-cell office:value-type="float" office:value="7.04657746554911" calcext:value-type="float">
            <text:p>7.04657746554911</text:p>
          </table:table-cell>
          <table:table-cell office:value-type="float" office:value="11.2704203449143" calcext:value-type="float">
            <text:p>11.2704203449143</text:p>
          </table:table-cell>
          <table:table-cell office:value-type="float" office:value="8.35918959581083" calcext:value-type="float">
            <text:p>8.35918959581083</text:p>
          </table:table-cell>
          <table:table-cell office:value-type="float" office:value="9.59933987866059" calcext:value-type="float">
            <text:p>9.59933987866059</text:p>
          </table:table-cell>
          <table:table-cell office:value-type="float" office:value="0.220248407099475" calcext:value-type="float">
            <text:p>0.220248407099475</text:p>
          </table:table-cell>
          <table:table-cell office:value-type="float" office:value="0.234411329016534" calcext:value-type="float">
            <text:p>0.234411329016534</text:p>
          </table:table-cell>
          <table:table-cell office:value-type="float" office:value="0.228385458737515" calcext:value-type="float">
            <text:p>0.228385458737515</text:p>
          </table:table-cell>
          <table:table-cell office:value-type="float" office:value="0.221214101949212" calcext:value-type="float">
            <text:p>0.221214101949212</text:p>
          </table:table-cell>
          <table:table-cell office:value-type="float" office:value="0.0338778484479734" calcext:value-type="float">
            <text:p>0.033877848447974</text:p>
          </table:table-cell>
          <table:table-cell office:value-type="float" office:value="0.0393731037823093" calcext:value-type="float">
            <text:p>0.039373103782309</text:p>
          </table:table-cell>
          <table:table-cell office:value-type="float" office:value="0.0276665517418042" calcext:value-type="float">
            <text:p>0.027666551741804</text:p>
          </table:table-cell>
          <table:table-cell office:value-type="float" office:value="0.0485274870136368" calcext:value-type="float">
            <text:p>0.048527487013637</text:p>
          </table:table-cell>
          <table:table-cell table:number-columns-repeated="4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73713610628703" calcext:value-type="float">
            <text:p>0.373713610628703</text:p>
          </table:table-cell>
          <table:table-cell office:value-type="float" office:value="0.458519481784071" calcext:value-type="float">
            <text:p>0.458519481784071</text:p>
          </table:table-cell>
          <table:table-cell office:value-type="float" office:value="0.384694829167211" calcext:value-type="float">
            <text:p>0.384694829167211</text:p>
          </table:table-cell>
          <table:table-cell office:value-type="float" office:value="0.442156306036479" calcext:value-type="float">
            <text:p>0.442156306036479</text:p>
          </table:table-cell>
          <table:table-cell office:value-type="float" office:value="6.98578835445748" calcext:value-type="float">
            <text:p>6.98578835445748</text:p>
          </table:table-cell>
          <table:table-cell office:value-type="float" office:value="10.9287246809441" calcext:value-type="float">
            <text:p>10.9287246809441</text:p>
          </table:table-cell>
          <table:table-cell office:value-type="float" office:value="8.19479819515404" calcext:value-type="float">
            <text:p>8.19479819515404</text:p>
          </table:table-cell>
          <table:table-cell office:value-type="float" office:value="9.06864702821653" calcext:value-type="float">
            <text:p>9.06864702821653</text:p>
          </table:table-cell>
          <table:table-cell office:value-type="float" office:value="0.218686686811183" calcext:value-type="float">
            <text:p>0.218686686811183</text:p>
          </table:table-cell>
          <table:table-cell office:value-type="float" office:value="0.234496298403366" calcext:value-type="float">
            <text:p>0.234496298403366</text:p>
          </table:table-cell>
          <table:table-cell office:value-type="float" office:value="0.226555286553382" calcext:value-type="float">
            <text:p>0.226555286553382</text:p>
          </table:table-cell>
          <table:table-cell office:value-type="float" office:value="0.22159074397393" calcext:value-type="float">
            <text:p>0.22159074397393</text:p>
          </table:table-cell>
          <table:table-cell office:value-type="float" office:value="0.032399177029627" calcext:value-type="float">
            <text:p>0.032399177029627</text:p>
          </table:table-cell>
          <table:table-cell office:value-type="float" office:value="0.0374907076803548" calcext:value-type="float">
            <text:p>0.037490707680355</text:p>
          </table:table-cell>
          <table:table-cell office:value-type="float" office:value="0.0270513203871996" calcext:value-type="float">
            <text:p>0.0270513203872</text:p>
          </table:table-cell>
          <table:table-cell office:value-type="float" office:value="0.0453887742462658" calcext:value-type="float">
            <text:p>0.045388774246266</text:p>
          </table:table-cell>
          <table:table-cell table:number-columns-repeated="4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67823052694647" calcext:value-type="float">
            <text:p>0.367823052694647</text:p>
          </table:table-cell>
          <table:table-cell office:value-type="float" office:value="0.459889226000502" calcext:value-type="float">
            <text:p>0.459889226000502</text:p>
          </table:table-cell>
          <table:table-cell office:value-type="float" office:value="0.383622362346477" calcext:value-type="float">
            <text:p>0.383622362346477</text:p>
          </table:table-cell>
          <table:table-cell office:value-type="float" office:value="0.436524487672989" calcext:value-type="float">
            <text:p>0.436524487672989</text:p>
          </table:table-cell>
          <table:table-cell office:value-type="float" office:value="6.86419853821288" calcext:value-type="float">
            <text:p>6.86419853821288</text:p>
          </table:table-cell>
          <table:table-cell office:value-type="float" office:value="11.0935755943778" calcext:value-type="float">
            <text:p>11.0935755943778</text:p>
          </table:table-cell>
          <table:table-cell office:value-type="float" office:value="8.38284498521786" calcext:value-type="float">
            <text:p>8.38284498521786</text:p>
          </table:table-cell>
          <table:table-cell office:value-type="float" office:value="8.62268719844715" calcext:value-type="float">
            <text:p>8.62268719844715</text:p>
          </table:table-cell>
          <table:table-cell office:value-type="float" office:value="0.217357449413288" calcext:value-type="float">
            <text:p>0.217357449413288</text:p>
          </table:table-cell>
          <table:table-cell office:value-type="float" office:value="0.237686806157543" calcext:value-type="float">
            <text:p>0.237686806157543</text:p>
          </table:table-cell>
          <table:table-cell office:value-type="float" office:value="0.227465964552023" calcext:value-type="float">
            <text:p>0.227465964552023</text:p>
          </table:table-cell>
          <table:table-cell office:value-type="float" office:value="0.22101845130536" calcext:value-type="float">
            <text:p>0.22101845130536</text:p>
          </table:table-cell>
          <table:table-cell office:value-type="float" office:value="0.0365598356813201" calcext:value-type="float">
            <text:p>0.03655983568132</text:p>
          </table:table-cell>
          <table:table-cell office:value-type="float" office:value="0.0414552274902249" calcext:value-type="float">
            <text:p>0.041455227490225</text:p>
          </table:table-cell>
          <table:table-cell office:value-type="float" office:value="0.0300123605970475" calcext:value-type="float">
            <text:p>0.030012360597048</text:p>
          </table:table-cell>
          <table:table-cell office:value-type="float" office:value="0.0509843706288485" calcext:value-type="float">
            <text:p>0.050984370628849</text:p>
          </table:table-cell>
          <table:table-cell table:number-columns-repeated="4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77252713144468" calcext:value-type="float">
            <text:p>0.377252713144468</text:p>
          </table:table-cell>
          <table:table-cell office:value-type="float" office:value="0.464308960552854" calcext:value-type="float">
            <text:p>0.464308960552854</text:p>
          </table:table-cell>
          <table:table-cell office:value-type="float" office:value="0.39009635397188" calcext:value-type="float">
            <text:p>0.39009635397188</text:p>
          </table:table-cell>
          <table:table-cell office:value-type="float" office:value="0.44527459015805" calcext:value-type="float">
            <text:p>0.44527459015805</text:p>
          </table:table-cell>
          <table:table-cell office:value-type="float" office:value="6.67971288056705" calcext:value-type="float">
            <text:p>6.67971288056705</text:p>
          </table:table-cell>
          <table:table-cell office:value-type="float" office:value="10.4452629935973" calcext:value-type="float">
            <text:p>10.4452629935973</text:p>
          </table:table-cell>
          <table:table-cell office:value-type="float" office:value="7.90062238281307" calcext:value-type="float">
            <text:p>7.90062238281307</text:p>
          </table:table-cell>
          <table:table-cell office:value-type="float" office:value="8.87688966055257" calcext:value-type="float">
            <text:p>8.87688966055257</text:p>
          </table:table-cell>
          <table:table-cell office:value-type="float" office:value="0.223346931074536" calcext:value-type="float">
            <text:p>0.223346931074536</text:p>
          </table:table-cell>
          <table:table-cell office:value-type="float" office:value="0.239920845449678" calcext:value-type="float">
            <text:p>0.239920845449678</text:p>
          </table:table-cell>
          <table:table-cell office:value-type="float" office:value="0.232011522129531" calcext:value-type="float">
            <text:p>0.232011522129531</text:p>
          </table:table-cell>
          <table:table-cell office:value-type="float" office:value="0.225587830481354" calcext:value-type="float">
            <text:p>0.225587830481354</text:p>
          </table:table-cell>
          <table:table-cell office:value-type="float" office:value="0.0370829533818873" calcext:value-type="float">
            <text:p>0.037082953381887</text:p>
          </table:table-cell>
          <table:table-cell office:value-type="float" office:value="0.0403342960103931" calcext:value-type="float">
            <text:p>0.040334296010393</text:p>
          </table:table-cell>
          <table:table-cell office:value-type="float" office:value="0.0294461683488163" calcext:value-type="float">
            <text:p>0.029446168348816</text:p>
          </table:table-cell>
          <table:table-cell office:value-type="float" office:value="0.0519030207469597" calcext:value-type="float">
            <text:p>0.05190302074696</text:p>
          </table:table-cell>
          <table:table-cell table:number-columns-repeated="4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77473818569135" calcext:value-type="float">
            <text:p>0.377473818569135</text:p>
          </table:table-cell>
          <table:table-cell office:value-type="float" office:value="0.456286097116672" calcext:value-type="float">
            <text:p>0.456286097116672</text:p>
          </table:table-cell>
          <table:table-cell office:value-type="float" office:value="0.387061855119619" calcext:value-type="float">
            <text:p>0.387061855119619</text:p>
          </table:table-cell>
          <table:table-cell office:value-type="float" office:value="0.443189292923643" calcext:value-type="float">
            <text:p>0.443189292923643</text:p>
          </table:table-cell>
          <table:table-cell office:value-type="float" office:value="6.59330825947134" calcext:value-type="float">
            <text:p>6.59330825947134</text:p>
          </table:table-cell>
          <table:table-cell office:value-type="float" office:value="9.2691328407062" calcext:value-type="float">
            <text:p>9.2691328407062</text:p>
          </table:table-cell>
          <table:table-cell office:value-type="float" office:value="7.74950131726396" calcext:value-type="float">
            <text:p>7.74950131726396</text:p>
          </table:table-cell>
          <table:table-cell office:value-type="float" office:value="8.59334191118007" calcext:value-type="float">
            <text:p>8.59334191118007</text:p>
          </table:table-cell>
          <table:table-cell office:value-type="float" office:value="0.224756895499183" calcext:value-type="float">
            <text:p>0.224756895499183</text:p>
          </table:table-cell>
          <table:table-cell office:value-type="float" office:value="0.239206600927665" calcext:value-type="float">
            <text:p>0.239206600927665</text:p>
          </table:table-cell>
          <table:table-cell office:value-type="float" office:value="0.232118004082828" calcext:value-type="float">
            <text:p>0.232118004082828</text:p>
          </table:table-cell>
          <table:table-cell office:value-type="float" office:value="0.227191327052256" calcext:value-type="float">
            <text:p>0.227191327052256</text:p>
          </table:table-cell>
          <table:table-cell office:value-type="float" office:value="0.0343591720976647" calcext:value-type="float">
            <text:p>0.034359172097665</text:p>
          </table:table-cell>
          <table:table-cell office:value-type="float" office:value="0.0400149937252119" calcext:value-type="float">
            <text:p>0.040014993725212</text:p>
          </table:table-cell>
          <table:table-cell office:value-type="float" office:value="0.0298038515999836" calcext:value-type="float">
            <text:p>0.029803851599984</text:p>
          </table:table-cell>
          <table:table-cell office:value-type="float" office:value="0.0467188664788872" calcext:value-type="float">
            <text:p>0.046718866478887</text:p>
          </table:table-cell>
          <table:table-cell table:number-columns-repeated="4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71530755420392" calcext:value-type="float">
            <text:p>0.371530755420392</text:p>
          </table:table-cell>
          <table:table-cell office:value-type="float" office:value="0.454443113809742" calcext:value-type="float">
            <text:p>0.454443113809742</text:p>
          </table:table-cell>
          <table:table-cell office:value-type="float" office:value="0.380993987451351" calcext:value-type="float">
            <text:p>0.380993987451351</text:p>
          </table:table-cell>
          <table:table-cell office:value-type="float" office:value="0.443642191529044" calcext:value-type="float">
            <text:p>0.443642191529044</text:p>
          </table:table-cell>
          <table:table-cell office:value-type="float" office:value="6.57269328277269" calcext:value-type="float">
            <text:p>6.57269328277269</text:p>
          </table:table-cell>
          <table:table-cell office:value-type="float" office:value="9.6428666291149" calcext:value-type="float">
            <text:p>9.6428666291149</text:p>
          </table:table-cell>
          <table:table-cell office:value-type="float" office:value="7.59641326311206" calcext:value-type="float">
            <text:p>7.59641326311206</text:p>
          </table:table-cell>
          <table:table-cell office:value-type="float" office:value="8.80689202663283" calcext:value-type="float">
            <text:p>8.80689202663283</text:p>
          </table:table-cell>
          <table:table-cell office:value-type="float" office:value="0.219129210343888" calcext:value-type="float">
            <text:p>0.219129210343888</text:p>
          </table:table-cell>
          <table:table-cell office:value-type="float" office:value="0.232895176032973" calcext:value-type="float">
            <text:p>0.232895176032973</text:p>
          </table:table-cell>
          <table:table-cell office:value-type="float" office:value="0.225740285388318" calcext:value-type="float">
            <text:p>0.225740285388318</text:p>
          </table:table-cell>
          <table:table-cell office:value-type="float" office:value="0.221999041210163" calcext:value-type="float">
            <text:p>0.221999041210163</text:p>
          </table:table-cell>
          <table:table-cell office:value-type="float" office:value="0.0359891439997994" calcext:value-type="float">
            <text:p>0.0359891439998</text:p>
          </table:table-cell>
          <table:table-cell office:value-type="float" office:value="0.0453841215901201" calcext:value-type="float">
            <text:p>0.04538412159012</text:p>
          </table:table-cell>
          <table:table-cell office:value-type="float" office:value="0.0313624293554154" calcext:value-type="float">
            <text:p>0.031362429355415</text:p>
          </table:table-cell>
          <table:table-cell office:value-type="float" office:value="0.0521214429071974" calcext:value-type="float">
            <text:p>0.052121442907197</text:p>
          </table:table-cell>
          <table:table-cell table:number-columns-repeated="4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73928648838243" calcext:value-type="float">
            <text:p>0.373928648838243</text:p>
          </table:table-cell>
          <table:table-cell office:value-type="float" office:value="0.459410111922346" calcext:value-type="float">
            <text:p>0.459410111922346</text:p>
          </table:table-cell>
          <table:table-cell office:value-type="float" office:value="0.38765219474166" calcext:value-type="float">
            <text:p>0.38765219474166</text:p>
          </table:table-cell>
          <table:table-cell office:value-type="float" office:value="0.442690037640339" calcext:value-type="float">
            <text:p>0.442690037640339</text:p>
          </table:table-cell>
          <table:table-cell office:value-type="float" office:value="6.5347761745669" calcext:value-type="float">
            <text:p>6.5347761745669</text:p>
          </table:table-cell>
          <table:table-cell office:value-type="float" office:value="10.6500606564213" calcext:value-type="float">
            <text:p>10.6500606564213</text:p>
          </table:table-cell>
          <table:table-cell office:value-type="float" office:value="8.10935190639762" calcext:value-type="float">
            <text:p>8.10935190639762</text:p>
          </table:table-cell>
          <table:table-cell office:value-type="float" office:value="9.0897540121275" calcext:value-type="float">
            <text:p>9.0897540121275</text:p>
          </table:table-cell>
          <table:table-cell office:value-type="float" office:value="0.216998414686384" calcext:value-type="float">
            <text:p>0.216998414686384</text:p>
          </table:table-cell>
          <table:table-cell office:value-type="float" office:value="0.229676394002516" calcext:value-type="float">
            <text:p>0.229676394002516</text:p>
          </table:table-cell>
          <table:table-cell office:value-type="float" office:value="0.225393430934956" calcext:value-type="float">
            <text:p>0.225393430934956</text:p>
          </table:table-cell>
          <table:table-cell office:value-type="float" office:value="0.216114568496987" calcext:value-type="float">
            <text:p>0.216114568496987</text:p>
          </table:table-cell>
          <table:table-cell office:value-type="float" office:value="0.0351123564538958" calcext:value-type="float">
            <text:p>0.035112356453896</text:p>
          </table:table-cell>
          <table:table-cell office:value-type="float" office:value="0.0441580877513481" calcext:value-type="float">
            <text:p>0.044158087751348</text:p>
          </table:table-cell>
          <table:table-cell office:value-type="float" office:value="0.030027619145664" calcext:value-type="float">
            <text:p>0.030027619145664</text:p>
          </table:table-cell>
          <table:table-cell office:value-type="float" office:value="0.051386486089578" calcext:value-type="float">
            <text:p>0.051386486089578</text:p>
          </table:table-cell>
          <table:table-cell table:number-columns-repeated="4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74889607066487" calcext:value-type="float">
            <text:p>0.374889607066487</text:p>
          </table:table-cell>
          <table:table-cell office:value-type="float" office:value="0.458609636612114" calcext:value-type="float">
            <text:p>0.458609636612114</text:p>
          </table:table-cell>
          <table:table-cell office:value-type="float" office:value="0.383425745656294" calcext:value-type="float">
            <text:p>0.383425745656294</text:p>
          </table:table-cell>
          <table:table-cell office:value-type="float" office:value="0.446670266944184" calcext:value-type="float">
            <text:p>0.446670266944184</text:p>
          </table:table-cell>
          <table:table-cell office:value-type="float" office:value="6.9127909475344" calcext:value-type="float">
            <text:p>6.9127909475344</text:p>
          </table:table-cell>
          <table:table-cell office:value-type="float" office:value="10.8617102453769" calcext:value-type="float">
            <text:p>10.8617102453769</text:p>
          </table:table-cell>
          <table:table-cell office:value-type="float" office:value="7.89571130510977" calcext:value-type="float">
            <text:p>7.89571130510977</text:p>
          </table:table-cell>
          <table:table-cell office:value-type="float" office:value="9.73862286097218" calcext:value-type="float">
            <text:p>9.73862286097218</text:p>
          </table:table-cell>
          <table:table-cell office:value-type="float" office:value="0.219273245715705" calcext:value-type="float">
            <text:p>0.219273245715705</text:p>
          </table:table-cell>
          <table:table-cell office:value-type="float" office:value="0.236246311580533" calcext:value-type="float">
            <text:p>0.236246311580533</text:p>
          </table:table-cell>
          <table:table-cell office:value-type="float" office:value="0.226139095289612" calcext:value-type="float">
            <text:p>0.226139095289612</text:p>
          </table:table-cell>
          <table:table-cell office:value-type="float" office:value="0.224760044611227" calcext:value-type="float">
            <text:p>0.224760044611227</text:p>
          </table:table-cell>
          <table:table-cell office:value-type="float" office:value="0.0351286504466738" calcext:value-type="float">
            <text:p>0.035128650446674</text:p>
          </table:table-cell>
          <table:table-cell office:value-type="float" office:value="0.0395341163671912" calcext:value-type="float">
            <text:p>0.039534116367191</text:p>
          </table:table-cell>
          <table:table-cell office:value-type="float" office:value="0.0278367850501177" calcext:value-type="float">
            <text:p>0.027836785050118</text:p>
          </table:table-cell>
          <table:table-cell office:value-type="float" office:value="0.0506460602254346" calcext:value-type="float">
            <text:p>0.050646060225435</text:p>
          </table:table-cell>
          <table:table-cell table:number-columns-repeated="4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76312786614304" calcext:value-type="float">
            <text:p>0.376312786614304</text:p>
          </table:table-cell>
          <table:table-cell office:value-type="float" office:value="0.462279288814789" calcext:value-type="float">
            <text:p>0.462279288814789</text:p>
          </table:table-cell>
          <table:table-cell office:value-type="float" office:value="0.385949213241386" calcext:value-type="float">
            <text:p>0.385949213241386</text:p>
          </table:table-cell>
          <table:table-cell office:value-type="float" office:value="0.45045213752847" calcext:value-type="float">
            <text:p>0.45045213752847</text:p>
          </table:table-cell>
          <table:table-cell office:value-type="float" office:value="6.97719814822918" calcext:value-type="float">
            <text:p>6.97719814822918</text:p>
          </table:table-cell>
          <table:table-cell office:value-type="float" office:value="11.4462655492622" calcext:value-type="float">
            <text:p>11.4462655492622</text:p>
          </table:table-cell>
          <table:table-cell office:value-type="float" office:value="7.6960729928012" calcext:value-type="float">
            <text:p>7.6960729928012</text:p>
          </table:table-cell>
          <table:table-cell office:value-type="float" office:value="10.3249786068579" calcext:value-type="float">
            <text:p>10.3249786068579</text:p>
          </table:table-cell>
          <table:table-cell office:value-type="float" office:value="0.226029726603624" calcext:value-type="float">
            <text:p>0.226029726603624</text:p>
          </table:table-cell>
          <table:table-cell office:value-type="float" office:value="0.247403355910601" calcext:value-type="float">
            <text:p>0.247403355910601</text:p>
          </table:table-cell>
          <table:table-cell office:value-type="float" office:value="0.232693461233553" calcext:value-type="float">
            <text:p>0.232693461233553</text:p>
          </table:table-cell>
          <table:table-cell office:value-type="float" office:value="0.236049358769974" calcext:value-type="float">
            <text:p>0.236049358769974</text:p>
          </table:table-cell>
          <table:table-cell office:value-type="float" office:value="0.0325300439801151" calcext:value-type="float">
            <text:p>0.032530043980115</text:p>
          </table:table-cell>
          <table:table-cell office:value-type="float" office:value="0.0379698822966804" calcext:value-type="float">
            <text:p>0.037969882296681</text:p>
          </table:table-cell>
          <table:table-cell office:value-type="float" office:value="0.0269861933151533" calcext:value-type="float">
            <text:p>0.026986193315153</text:p>
          </table:table-cell>
          <table:table-cell office:value-type="float" office:value="0.0463539393715851" calcext:value-type="float">
            <text:p>0.046353939371585</text:p>
          </table:table-cell>
          <table:table-cell table:number-columns-repeated="4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77469891270146" calcext:value-type="float">
            <text:p>0.377469891270146</text:p>
          </table:table-cell>
          <table:table-cell office:value-type="float" office:value="0.465058930105621" calcext:value-type="float">
            <text:p>0.465058930105621</text:p>
          </table:table-cell>
          <table:table-cell office:value-type="float" office:value="0.386132542308297" calcext:value-type="float">
            <text:p>0.386132542308297</text:p>
          </table:table-cell>
          <table:table-cell office:value-type="float" office:value="0.454463033119788" calcext:value-type="float">
            <text:p>0.454463033119788</text:p>
          </table:table-cell>
          <table:table-cell office:value-type="float" office:value="6.90940077664757" calcext:value-type="float">
            <text:p>6.90940077664757</text:p>
          </table:table-cell>
          <table:table-cell office:value-type="float" office:value="11.1769087711867" calcext:value-type="float">
            <text:p>11.1769087711867</text:p>
          </table:table-cell>
          <table:table-cell office:value-type="float" office:value="7.71690483856858" calcext:value-type="float">
            <text:p>7.71690483856858</text:p>
          </table:table-cell>
          <table:table-cell office:value-type="float" office:value="10.3344603457072" calcext:value-type="float">
            <text:p>10.3344603457072</text:p>
          </table:table-cell>
          <table:table-cell office:value-type="float" office:value="0.22519762660305" calcext:value-type="float">
            <text:p>0.22519762660305</text:p>
          </table:table-cell>
          <table:table-cell office:value-type="float" office:value="0.246842908488316" calcext:value-type="float">
            <text:p>0.246842908488316</text:p>
          </table:table-cell>
          <table:table-cell office:value-type="float" office:value="0.231959956712058" calcext:value-type="float">
            <text:p>0.231959956712058</text:p>
          </table:table-cell>
          <table:table-cell office:value-type="float" office:value="0.235190421319495" calcext:value-type="float">
            <text:p>0.235190421319495</text:p>
          </table:table-cell>
          <table:table-cell office:value-type="float" office:value="0.0328105786555982" calcext:value-type="float">
            <text:p>0.032810578655598</text:p>
          </table:table-cell>
          <table:table-cell office:value-type="float" office:value="0.0393155181118881" calcext:value-type="float">
            <text:p>0.039315518111888</text:p>
          </table:table-cell>
          <table:table-cell office:value-type="float" office:value="0.02690041297937" calcext:value-type="float">
            <text:p>0.02690041297937</text:p>
          </table:table-cell>
          <table:table-cell office:value-type="float" office:value="0.0483014966858196" calcext:value-type="float">
            <text:p>0.04830149668582</text:p>
          </table:table-cell>
          <table:table-cell table:number-columns-repeated="4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72855627109625" calcext:value-type="float">
            <text:p>0.372855627109625</text:p>
          </table:table-cell>
          <table:table-cell office:value-type="float" office:value="0.457153227648535" calcext:value-type="float">
            <text:p>0.457153227648535</text:p>
          </table:table-cell>
          <table:table-cell office:value-type="float" office:value="0.38536896046742" calcext:value-type="float">
            <text:p>0.38536896046742</text:p>
          </table:table-cell>
          <table:table-cell office:value-type="float" office:value="0.441201616781762" calcext:value-type="float">
            <text:p>0.441201616781762</text:p>
          </table:table-cell>
          <table:table-cell office:value-type="float" office:value="6.6058025096102" calcext:value-type="float">
            <text:p>6.6058025096102</text:p>
          </table:table-cell>
          <table:table-cell office:value-type="float" office:value="9.97036952032319" calcext:value-type="float">
            <text:p>9.97036952032319</text:p>
          </table:table-cell>
          <table:table-cell office:value-type="float" office:value="7.34562067090609" calcext:value-type="float">
            <text:p>7.34562067090609</text:p>
          </table:table-cell>
          <table:table-cell office:value-type="float" office:value="9.09683152359821" calcext:value-type="float">
            <text:p>9.09683152359821</text:p>
          </table:table-cell>
          <table:table-cell office:value-type="float" office:value="0.224051365031028" calcext:value-type="float">
            <text:p>0.224051365031028</text:p>
          </table:table-cell>
          <table:table-cell office:value-type="float" office:value="0.244872239346859" calcext:value-type="float">
            <text:p>0.244872239346859</text:p>
          </table:table-cell>
          <table:table-cell office:value-type="float" office:value="0.231760510079759" calcext:value-type="float">
            <text:p>0.231760510079759</text:p>
          </table:table-cell>
          <table:table-cell office:value-type="float" office:value="0.23190112380943" calcext:value-type="float">
            <text:p>0.23190112380943</text:p>
          </table:table-cell>
          <table:table-cell office:value-type="float" office:value="0.034255884998733" calcext:value-type="float">
            <text:p>0.034255884998733</text:p>
          </table:table-cell>
          <table:table-cell office:value-type="float" office:value="0.0408151600701587" calcext:value-type="float">
            <text:p>0.040815160070159</text:p>
          </table:table-cell>
          <table:table-cell office:value-type="float" office:value="0.0286405949691572" calcext:value-type="float">
            <text:p>0.028640594969157</text:p>
          </table:table-cell>
          <table:table-cell office:value-type="float" office:value="0.0491138500939402" calcext:value-type="float">
            <text:p>0.04911385009394</text:p>
          </table:table-cell>
          <table:table-cell table:number-columns-repeated="4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71257026024112" calcext:value-type="float">
            <text:p>0.371257026024112</text:p>
          </table:table-cell>
          <table:table-cell office:value-type="float" office:value="0.448401825435236" calcext:value-type="float">
            <text:p>0.448401825435236</text:p>
          </table:table-cell>
          <table:table-cell office:value-type="float" office:value="0.378832816687814" calcext:value-type="float">
            <text:p>0.378832816687814</text:p>
          </table:table-cell>
          <table:table-cell office:value-type="float" office:value="0.438379003220882" calcext:value-type="float">
            <text:p>0.438379003220882</text:p>
          </table:table-cell>
          <table:table-cell office:value-type="float" office:value="6.53127740838341" calcext:value-type="float">
            <text:p>6.53127740838341</text:p>
          </table:table-cell>
          <table:table-cell office:value-type="float" office:value="9.69800114523116" calcext:value-type="float">
            <text:p>9.69800114523116</text:p>
          </table:table-cell>
          <table:table-cell office:value-type="float" office:value="7.03881145459636" calcext:value-type="float">
            <text:p>7.03881145459636</text:p>
          </table:table-cell>
          <table:table-cell office:value-type="float" office:value="9.23391958300794" calcext:value-type="float">
            <text:p>9.23391958300794</text:p>
          </table:table-cell>
          <table:table-cell office:value-type="float" office:value="0.220277671927956" calcext:value-type="float">
            <text:p>0.220277671927956</text:p>
          </table:table-cell>
          <table:table-cell office:value-type="float" office:value="0.225456621043392" calcext:value-type="float">
            <text:p>0.225456621043392</text:p>
          </table:table-cell>
          <table:table-cell office:value-type="float" office:value="0.225789240367017" calcext:value-type="float">
            <text:p>0.225789240367017</text:p>
          </table:table-cell>
          <table:table-cell office:value-type="float" office:value="0.216519424776985" calcext:value-type="float">
            <text:p>0.216519424776985</text:p>
          </table:table-cell>
          <table:table-cell office:value-type="float" office:value="0.0321839016484567" calcext:value-type="float">
            <text:p>0.032183901648457</text:p>
          </table:table-cell>
          <table:table-cell office:value-type="float" office:value="0.0417688313577226" calcext:value-type="float">
            <text:p>0.041768831357723</text:p>
          </table:table-cell>
          <table:table-cell office:value-type="float" office:value="0.0293657946602684" calcext:value-type="float">
            <text:p>0.029365794660268</text:p>
          </table:table-cell>
          <table:table-cell office:value-type="float" office:value="0.0458554977716374" calcext:value-type="float">
            <text:p>0.045855497771637</text:p>
          </table:table-cell>
          <table:table-cell table:number-columns-repeated="4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78023482005252" calcext:value-type="float">
            <text:p>0.378023482005252</text:p>
          </table:table-cell>
          <table:table-cell office:value-type="float" office:value="0.456261892744796" calcext:value-type="float">
            <text:p>0.456261892744796</text:p>
          </table:table-cell>
          <table:table-cell office:value-type="float" office:value="0.386457978669946" calcext:value-type="float">
            <text:p>0.386457978669946</text:p>
          </table:table-cell>
          <table:table-cell office:value-type="float" office:value="0.447479747466195" calcext:value-type="float">
            <text:p>0.447479747466195</text:p>
          </table:table-cell>
          <table:table-cell office:value-type="float" office:value="6.92947853680618" calcext:value-type="float">
            <text:p>6.92947853680618</text:p>
          </table:table-cell>
          <table:table-cell office:value-type="float" office:value="10.7890750837385" calcext:value-type="float">
            <text:p>10.7890750837385</text:p>
          </table:table-cell>
          <table:table-cell office:value-type="float" office:value="7.47845690110665" calcext:value-type="float">
            <text:p>7.47845690110665</text:p>
          </table:table-cell>
          <table:table-cell office:value-type="float" office:value="10.0818099726515" calcext:value-type="float">
            <text:p>10.0818099726515</text:p>
          </table:table-cell>
          <table:table-cell office:value-type="float" office:value="0.221865061600924" calcext:value-type="float">
            <text:p>0.221865061600924</text:p>
          </table:table-cell>
          <table:table-cell office:value-type="float" office:value="0.232503661492995" calcext:value-type="float">
            <text:p>0.232503661492995</text:p>
          </table:table-cell>
          <table:table-cell office:value-type="float" office:value="0.227668213517961" calcext:value-type="float">
            <text:p>0.227668213517961</text:p>
          </table:table-cell>
          <table:table-cell office:value-type="float" office:value="0.222927865680841" calcext:value-type="float">
            <text:p>0.222927865680841</text:p>
          </table:table-cell>
          <table:table-cell office:value-type="float" office:value="0.0302164164067057" calcext:value-type="float">
            <text:p>0.030216416406706</text:p>
          </table:table-cell>
          <table:table-cell office:value-type="float" office:value="0.0374313871695096" calcext:value-type="float">
            <text:p>0.03743138716951</text:p>
          </table:table-cell>
          <table:table-cell office:value-type="float" office:value="0.0257197469812425" calcext:value-type="float">
            <text:p>0.025719746981243</text:p>
          </table:table-cell>
          <table:table-cell office:value-type="float" office:value="0.0442175859691342" calcext:value-type="float">
            <text:p>0.044217585969134</text:p>
          </table:table-cell>
          <table:table-cell table:number-columns-repeated="4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69622108552119" calcext:value-type="float">
            <text:p>0.369622108552119</text:p>
          </table:table-cell>
          <table:table-cell office:value-type="float" office:value="0.447295624771551" calcext:value-type="float">
            <text:p>0.447295624771551</text:p>
          </table:table-cell>
          <table:table-cell office:value-type="float" office:value="0.376160440544887" calcext:value-type="float">
            <text:p>0.376160440544887</text:p>
          </table:table-cell>
          <table:table-cell office:value-type="float" office:value="0.439467132236644" calcext:value-type="float">
            <text:p>0.439467132236644</text:p>
          </table:table-cell>
          <table:table-cell office:value-type="float" office:value="6.67287859724607" calcext:value-type="float">
            <text:p>6.67287859724607</text:p>
          </table:table-cell>
          <table:table-cell office:value-type="float" office:value="10.1194392634617" calcext:value-type="float">
            <text:p>10.1194392634617</text:p>
          </table:table-cell>
          <table:table-cell office:value-type="float" office:value="7.21203876232068" calcext:value-type="float">
            <text:p>7.21203876232068</text:p>
          </table:table-cell>
          <table:table-cell office:value-type="float" office:value="9.78163933922323" calcext:value-type="float">
            <text:p>9.78163933922323</text:p>
          </table:table-cell>
          <table:table-cell office:value-type="float" office:value="0.218374566934994" calcext:value-type="float">
            <text:p>0.218374566934994</text:p>
          </table:table-cell>
          <table:table-cell office:value-type="float" office:value="0.221003900443008" calcext:value-type="float">
            <text:p>0.221003900443008</text:p>
          </table:table-cell>
          <table:table-cell office:value-type="float" office:value="0.223249390267604" calcext:value-type="float">
            <text:p>0.223249390267604</text:p>
          </table:table-cell>
          <table:table-cell office:value-type="float" office:value="0.213229261885615" calcext:value-type="float">
            <text:p>0.213229261885615</text:p>
          </table:table-cell>
          <table:table-cell office:value-type="float" office:value="0.0286150207043589" calcext:value-type="float">
            <text:p>0.028615020704359</text:p>
          </table:table-cell>
          <table:table-cell office:value-type="float" office:value="0.0382900059586072" calcext:value-type="float">
            <text:p>0.038290005958607</text:p>
          </table:table-cell>
          <table:table-cell office:value-type="float" office:value="0.0250462617870795" calcext:value-type="float">
            <text:p>0.02504626178708</text:p>
          </table:table-cell>
          <table:table-cell office:value-type="float" office:value="0.0435763539498346" calcext:value-type="float">
            <text:p>0.043576353949835</text:p>
          </table:table-cell>
          <table:table-cell table:number-columns-repeated="4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72128819605831" calcext:value-type="float">
            <text:p>0.372128819605831</text:p>
          </table:table-cell>
          <table:table-cell office:value-type="float" office:value="0.45057551442229" calcext:value-type="float">
            <text:p>0.45057551442229</text:p>
          </table:table-cell>
          <table:table-cell office:value-type="float" office:value="0.379608385872756" calcext:value-type="float">
            <text:p>0.379608385872756</text:p>
          </table:table-cell>
          <table:table-cell office:value-type="float" office:value="0.442964600604777" calcext:value-type="float">
            <text:p>0.442964600604777</text:p>
          </table:table-cell>
          <table:table-cell office:value-type="float" office:value="6.65234176421029" calcext:value-type="float">
            <text:p>6.65234176421029</text:p>
          </table:table-cell>
          <table:table-cell office:value-type="float" office:value="9.41690311143617" calcext:value-type="float">
            <text:p>9.41690311143617</text:p>
          </table:table-cell>
          <table:table-cell office:value-type="float" office:value="7.21617010617575" calcext:value-type="float">
            <text:p>7.21617010617575</text:p>
          </table:table-cell>
          <table:table-cell office:value-type="float" office:value="9.23082064281148" calcext:value-type="float">
            <text:p>9.23082064281148</text:p>
          </table:table-cell>
          <table:table-cell office:value-type="float" office:value="0.217989224113294" calcext:value-type="float">
            <text:p>0.217989224113294</text:p>
          </table:table-cell>
          <table:table-cell office:value-type="float" office:value="0.229223237540651" calcext:value-type="float">
            <text:p>0.229223237540651</text:p>
          </table:table-cell>
          <table:table-cell office:value-type="float" office:value="0.223596686257052" calcext:value-type="float">
            <text:p>0.223596686257052</text:p>
          </table:table-cell>
          <table:table-cell office:value-type="float" office:value="0.219995981346114" calcext:value-type="float">
            <text:p>0.219995981346114</text:p>
          </table:table-cell>
          <table:table-cell office:value-type="float" office:value="0.0287387400147165" calcext:value-type="float">
            <text:p>0.028738740014717</text:p>
          </table:table-cell>
          <table:table-cell office:value-type="float" office:value="0.0396074627064192" calcext:value-type="float">
            <text:p>0.039607462706419</text:p>
          </table:table-cell>
          <table:table-cell office:value-type="float" office:value="0.0267234407985918" calcext:value-type="float">
            <text:p>0.026723440798592</text:p>
          </table:table-cell>
          <table:table-cell office:value-type="float" office:value="0.042329021406995" calcext:value-type="float">
            <text:p>0.042329021406995</text:p>
          </table:table-cell>
          <table:table-cell table:number-columns-repeated="4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80992166064408" calcext:value-type="float">
            <text:p>0.380992166064408</text:p>
          </table:table-cell>
          <table:table-cell office:value-type="float" office:value="0.458043232696987" calcext:value-type="float">
            <text:p>0.458043232696987</text:p>
          </table:table-cell>
          <table:table-cell office:value-type="float" office:value="0.38508241559937" calcext:value-type="float">
            <text:p>0.38508241559937</text:p>
          </table:table-cell>
          <table:table-cell office:value-type="float" office:value="0.454519480476679" calcext:value-type="float">
            <text:p>0.454519480476679</text:p>
          </table:table-cell>
          <table:table-cell office:value-type="float" office:value="7.87015827197357" calcext:value-type="float">
            <text:p>7.87015827197357</text:p>
          </table:table-cell>
          <table:table-cell office:value-type="float" office:value="11.2706263281127" calcext:value-type="float">
            <text:p>11.2706263281127</text:p>
          </table:table-cell>
          <table:table-cell office:value-type="float" office:value="8.55051479350011" calcext:value-type="float">
            <text:p>8.55051479350011</text:p>
          </table:table-cell>
          <table:table-cell office:value-type="float" office:value="10.6259533604003" calcext:value-type="float">
            <text:p>10.6259533604003</text:p>
          </table:table-cell>
          <table:table-cell office:value-type="float" office:value="0.226409480741521" calcext:value-type="float">
            <text:p>0.226409480741521</text:p>
          </table:table-cell>
          <table:table-cell office:value-type="float" office:value="0.241468640638334" calcext:value-type="float">
            <text:p>0.241468640638334</text:p>
          </table:table-cell>
          <table:table-cell office:value-type="float" office:value="0.231050792727767" calcext:value-type="float">
            <text:p>0.231050792727767</text:p>
          </table:table-cell>
          <table:table-cell office:value-type="float" office:value="0.233554463796453" calcext:value-type="float">
            <text:p>0.233554463796453</text:p>
          </table:table-cell>
          <table:table-cell office:value-type="float" office:value="0.0294972632009901" calcext:value-type="float">
            <text:p>0.02949726320099</text:p>
          </table:table-cell>
          <table:table-cell office:value-type="float" office:value="0.0394358672546197" calcext:value-type="float">
            <text:p>0.03943586725462</text:p>
          </table:table-cell>
          <table:table-cell office:value-type="float" office:value="0.0267967466838846" calcext:value-type="float">
            <text:p>0.026796746683885</text:p>
          </table:table-cell>
          <table:table-cell office:value-type="float" office:value="0.0434313144243646" calcext:value-type="float">
            <text:p>0.043431314424365</text:p>
          </table:table-cell>
          <table:table-cell table:number-columns-repeated="4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83609357379319" calcext:value-type="float">
            <text:p>0.383609357379319</text:p>
          </table:table-cell>
          <table:table-cell office:value-type="float" office:value="0.461404063161677" calcext:value-type="float">
            <text:p>0.461404063161677</text:p>
          </table:table-cell>
          <table:table-cell office:value-type="float" office:value="0.388472279766761" calcext:value-type="float">
            <text:p>0.388472279766761</text:p>
          </table:table-cell>
          <table:table-cell office:value-type="float" office:value="0.45598564706631" calcext:value-type="float">
            <text:p>0.45598564706631</text:p>
          </table:table-cell>
          <table:table-cell office:value-type="float" office:value="7.77954169515012" calcext:value-type="float">
            <text:p>7.77954169515012</text:p>
          </table:table-cell>
          <table:table-cell office:value-type="float" office:value="10.5010072430198" calcext:value-type="float">
            <text:p>10.5010072430198</text:p>
          </table:table-cell>
          <table:table-cell office:value-type="float" office:value="8.2052924848618" calcext:value-type="float">
            <text:p>8.2052924848618</text:p>
          </table:table-cell>
          <table:table-cell office:value-type="float" office:value="10.2601610860663" calcext:value-type="float">
            <text:p>10.2601610860663</text:p>
          </table:table-cell>
          <table:table-cell office:value-type="float" office:value="0.227924544553281" calcext:value-type="float">
            <text:p>0.227924544553281</text:p>
          </table:table-cell>
          <table:table-cell office:value-type="float" office:value="0.25423992848301" calcext:value-type="float">
            <text:p>0.25423992848301</text:p>
          </table:table-cell>
          <table:table-cell office:value-type="float" office:value="0.232184024405755" calcext:value-type="float">
            <text:p>0.232184024405755</text:p>
          </table:table-cell>
          <table:table-cell office:value-type="float" office:value="0.24671724282179" calcext:value-type="float">
            <text:p>0.24671724282179</text:p>
          </table:table-cell>
          <table:table-cell office:value-type="float" office:value="0.0314987089802464" calcext:value-type="float">
            <text:p>0.031498708980247</text:p>
          </table:table-cell>
          <table:table-cell office:value-type="float" office:value="0.0406171658697104" calcext:value-type="float">
            <text:p>0.04061716586971</text:p>
          </table:table-cell>
          <table:table-cell office:value-type="float" office:value="0.0286329494521326" calcext:value-type="float">
            <text:p>0.028632949452133</text:p>
          </table:table-cell>
          <table:table-cell office:value-type="float" office:value="0.0448887355511653" calcext:value-type="float">
            <text:p>0.044888735551165</text:p>
          </table:table-cell>
          <table:table-cell table:number-columns-repeated="4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82363520355394" calcext:value-type="float">
            <text:p>0.382363520355394</text:p>
          </table:table-cell>
          <table:table-cell office:value-type="float" office:value="0.463602621972058" calcext:value-type="float">
            <text:p>0.463602621972058</text:p>
          </table:table-cell>
          <table:table-cell office:value-type="float" office:value="0.386264926067627" calcext:value-type="float">
            <text:p>0.386264926067627</text:p>
          </table:table-cell>
          <table:table-cell office:value-type="float" office:value="0.45855009472621" calcext:value-type="float">
            <text:p>0.45855009472621</text:p>
          </table:table-cell>
          <table:table-cell office:value-type="float" office:value="8.03899611460584" calcext:value-type="float">
            <text:p>8.03899611460584</text:p>
          </table:table-cell>
          <table:table-cell office:value-type="float" office:value="11.0452885230855" calcext:value-type="float">
            <text:p>11.0452885230855</text:p>
          </table:table-cell>
          <table:table-cell office:value-type="float" office:value="8.32080139105046" calcext:value-type="float">
            <text:p>8.32080139105046</text:p>
          </table:table-cell>
          <table:table-cell office:value-type="float" office:value="10.141116940602" calcext:value-type="float">
            <text:p>10.141116940602</text:p>
          </table:table-cell>
          <table:table-cell office:value-type="float" office:value="0.227033676066967" calcext:value-type="float">
            <text:p>0.227033676066967</text:p>
          </table:table-cell>
          <table:table-cell office:value-type="float" office:value="0.239501425729947" calcext:value-type="float">
            <text:p>0.239501425729947</text:p>
          </table:table-cell>
          <table:table-cell office:value-type="float" office:value="0.230853404667352" calcext:value-type="float">
            <text:p>0.230853404667352</text:p>
          </table:table-cell>
          <table:table-cell office:value-type="float" office:value="0.2329285054569" calcext:value-type="float">
            <text:p>0.2329285054569</text:p>
          </table:table-cell>
          <table:table-cell office:value-type="float" office:value="0.029517684203646" calcext:value-type="float">
            <text:p>0.029517684203646</text:p>
          </table:table-cell>
          <table:table-cell office:value-type="float" office:value="0.0411326131430565" calcext:value-type="float">
            <text:p>0.041132613143057</text:p>
          </table:table-cell>
          <table:table-cell office:value-type="float" office:value="0.0277372954314906" calcext:value-type="float">
            <text:p>0.027737295431491</text:p>
          </table:table-cell>
          <table:table-cell office:value-type="float" office:value="0.0437213726140943" calcext:value-type="float">
            <text:p>0.043721372614094</text:p>
          </table:table-cell>
          <table:table-cell table:number-columns-repeated="4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76175361436134" calcext:value-type="float">
            <text:p>0.376175361436134</text:p>
          </table:table-cell>
          <table:table-cell office:value-type="float" office:value="0.451340634366589" calcext:value-type="float">
            <text:p>0.451340634366589</text:p>
          </table:table-cell>
          <table:table-cell office:value-type="float" office:value="0.381010777161383" calcext:value-type="float">
            <text:p>0.381010777161383</text:p>
          </table:table-cell>
          <table:table-cell office:value-type="float" office:value="0.444895705224291" calcext:value-type="float">
            <text:p>0.444895705224291</text:p>
          </table:table-cell>
          <table:table-cell office:value-type="float" office:value="7.44903159071913" calcext:value-type="float">
            <text:p>7.44903159071913</text:p>
          </table:table-cell>
          <table:table-cell office:value-type="float" office:value="9.56505325246709" calcext:value-type="float">
            <text:p>9.56505325246709</text:p>
          </table:table-cell>
          <table:table-cell office:value-type="float" office:value="7.75408645669507" calcext:value-type="float">
            <text:p>7.75408645669507</text:p>
          </table:table-cell>
          <table:table-cell office:value-type="float" office:value="9.27573597447039" calcext:value-type="float">
            <text:p>9.27573597447039</text:p>
          </table:table-cell>
          <table:table-cell office:value-type="float" office:value="0.227840662712429" calcext:value-type="float">
            <text:p>0.227840662712429</text:p>
          </table:table-cell>
          <table:table-cell office:value-type="float" office:value="0.23933603679873" calcext:value-type="float">
            <text:p>0.23933603679873</text:p>
          </table:table-cell>
          <table:table-cell office:value-type="float" office:value="0.232842581430683" calcext:value-type="float">
            <text:p>0.232842581430683</text:p>
          </table:table-cell>
          <table:table-cell office:value-type="float" office:value="0.230880767881564" calcext:value-type="float">
            <text:p>0.230880767881564</text:p>
          </table:table-cell>
          <table:table-cell office:value-type="float" office:value="0.0329980049371414" calcext:value-type="float">
            <text:p>0.032998004937142</text:p>
          </table:table-cell>
          <table:table-cell office:value-type="float" office:value="0.0429452532007954" calcext:value-type="float">
            <text:p>0.042945253200795</text:p>
          </table:table-cell>
          <table:table-cell office:value-type="float" office:value="0.0296813174308265" calcext:value-type="float">
            <text:p>0.029681317430827</text:p>
          </table:table-cell>
          <table:table-cell office:value-type="float" office:value="0.0479369803852521" calcext:value-type="float">
            <text:p>0.047936980385252</text:p>
          </table:table-cell>
          <table:table-cell table:number-columns-repeated="4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76743155519335" calcext:value-type="float">
            <text:p>0.376743155519335</text:p>
          </table:table-cell>
          <table:table-cell office:value-type="float" office:value="0.454517481939398" calcext:value-type="float">
            <text:p>0.454517481939398</text:p>
          </table:table-cell>
          <table:table-cell office:value-type="float" office:value="0.380395793337965" calcext:value-type="float">
            <text:p>0.380395793337965</text:p>
          </table:table-cell>
          <table:table-cell office:value-type="float" office:value="0.449389088299249" calcext:value-type="float">
            <text:p>0.449389088299249</text:p>
          </table:table-cell>
          <table:table-cell office:value-type="float" office:value="7.39512868053199" calcext:value-type="float">
            <text:p>7.39512868053199</text:p>
          </table:table-cell>
          <table:table-cell office:value-type="float" office:value="9.73492004259301" calcext:value-type="float">
            <text:p>9.73492004259301</text:p>
          </table:table-cell>
          <table:table-cell office:value-type="float" office:value="7.64706369578687" calcext:value-type="float">
            <text:p>7.64706369578687</text:p>
          </table:table-cell>
          <table:table-cell office:value-type="float" office:value="9.09665684433672" calcext:value-type="float">
            <text:p>9.09665684433672</text:p>
          </table:table-cell>
          <table:table-cell office:value-type="float" office:value="0.226549371880329" calcext:value-type="float">
            <text:p>0.226549371880329</text:p>
          </table:table-cell>
          <table:table-cell office:value-type="float" office:value="0.237153140638139" calcext:value-type="float">
            <text:p>0.237153140638139</text:p>
          </table:table-cell>
          <table:table-cell office:value-type="float" office:value="0.23041960921911" calcext:value-type="float">
            <text:p>0.23041960921911</text:p>
          </table:table-cell>
          <table:table-cell office:value-type="float" office:value="0.23050789468414" calcext:value-type="float">
            <text:p>0.23050789468414</text:p>
          </table:table-cell>
          <table:table-cell office:value-type="float" office:value="0.0332302751105025" calcext:value-type="float">
            <text:p>0.033230275110503</text:p>
          </table:table-cell>
          <table:table-cell office:value-type="float" office:value="0.0428746898292222" calcext:value-type="float">
            <text:p>0.042874689829222</text:p>
          </table:table-cell>
          <table:table-cell office:value-type="float" office:value="0.0289633210867472" calcext:value-type="float">
            <text:p>0.028963321086747</text:p>
          </table:table-cell>
          <table:table-cell office:value-type="float" office:value="0.0496090322756626" calcext:value-type="float">
            <text:p>0.049609032275663</text:p>
          </table:table-cell>
          <table:table-cell table:number-columns-repeated="4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72649258738342" calcext:value-type="float">
            <text:p>0.372649258738342</text:p>
          </table:table-cell>
          <table:table-cell office:value-type="float" office:value="0.445969197560411" calcext:value-type="float">
            <text:p>0.445969197560411</text:p>
          </table:table-cell>
          <table:table-cell office:value-type="float" office:value="0.376316092916177" calcext:value-type="float">
            <text:p>0.376316092916177</text:p>
          </table:table-cell>
          <table:table-cell office:value-type="float" office:value="0.441183303357411" calcext:value-type="float">
            <text:p>0.441183303357411</text:p>
          </table:table-cell>
          <table:table-cell office:value-type="float" office:value="6.93811053202673" calcext:value-type="float">
            <text:p>6.93811053202673</text:p>
          </table:table-cell>
          <table:table-cell office:value-type="float" office:value="9.84566716609245" calcext:value-type="float">
            <text:p>9.84566716609245</text:p>
          </table:table-cell>
          <table:table-cell office:value-type="float" office:value="7.07751844010177" calcext:value-type="float">
            <text:p>7.07751844010177</text:p>
          </table:table-cell>
          <table:table-cell office:value-type="float" office:value="9.37227749102063" calcext:value-type="float">
            <text:p>9.37227749102063</text:p>
          </table:table-cell>
          <table:table-cell office:value-type="float" office:value="0.223685440193132" calcext:value-type="float">
            <text:p>0.223685440193132</text:p>
          </table:table-cell>
          <table:table-cell office:value-type="float" office:value="0.22349320510675" calcext:value-type="float">
            <text:p>0.22349320510675</text:p>
          </table:table-cell>
          <table:table-cell office:value-type="float" office:value="0.227221401904748" calcext:value-type="float">
            <text:p>0.227221401904748</text:p>
          </table:table-cell>
          <table:table-cell office:value-type="float" office:value="0.21774737920565" calcext:value-type="float">
            <text:p>0.21774737920565</text:p>
          </table:table-cell>
          <table:table-cell office:value-type="float" office:value="0.0315527719058156" calcext:value-type="float">
            <text:p>0.031552771905816</text:p>
          </table:table-cell>
          <table:table-cell office:value-type="float" office:value="0.0424908183691831" calcext:value-type="float">
            <text:p>0.042490818369183</text:p>
          </table:table-cell>
          <table:table-cell office:value-type="float" office:value="0.027803908857338" calcext:value-type="float">
            <text:p>0.027803908857338</text:p>
          </table:table-cell>
          <table:table-cell office:value-type="float" office:value="0.0483088005196226" calcext:value-type="float">
            <text:p>0.048308800519623</text:p>
          </table:table-cell>
          <table:table-cell table:number-columns-repeated="4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67953619205181" calcext:value-type="float">
            <text:p>0.367953619205181</text:p>
          </table:table-cell>
          <table:table-cell office:value-type="float" office:value="0.442484538125196" calcext:value-type="float">
            <text:p>0.442484538125196</text:p>
          </table:table-cell>
          <table:table-cell office:value-type="float" office:value="0.37089248141934" calcext:value-type="float">
            <text:p>0.37089248141934</text:p>
          </table:table-cell>
          <table:table-cell office:value-type="float" office:value="0.438980966293704" calcext:value-type="float">
            <text:p>0.438980966293704</text:p>
          </table:table-cell>
          <table:table-cell office:value-type="float" office:value="7.08493940039396" calcext:value-type="float">
            <text:p>7.08493940039396</text:p>
          </table:table-cell>
          <table:table-cell office:value-type="float" office:value="9.50939504543445" calcext:value-type="float">
            <text:p>9.50939504543445</text:p>
          </table:table-cell>
          <table:table-cell office:value-type="float" office:value="7.20163506919519" calcext:value-type="float">
            <text:p>7.20163506919519</text:p>
          </table:table-cell>
          <table:table-cell office:value-type="float" office:value="9.2594054366841" calcext:value-type="float">
            <text:p>9.2594054366841</text:p>
          </table:table-cell>
          <table:table-cell office:value-type="float" office:value="0.219529504602933" calcext:value-type="float">
            <text:p>0.219529504602933</text:p>
          </table:table-cell>
          <table:table-cell office:value-type="float" office:value="0.224882345652915" calcext:value-type="float">
            <text:p>0.224882345652915</text:p>
          </table:table-cell>
          <table:table-cell office:value-type="float" office:value="0.222801966549958" calcext:value-type="float">
            <text:p>0.222801966549958</text:p>
          </table:table-cell>
          <table:table-cell office:value-type="float" office:value="0.219428764493435" calcext:value-type="float">
            <text:p>0.219428764493435</text:p>
          </table:table-cell>
          <table:table-cell office:value-type="float" office:value="0.031490969846829" calcext:value-type="float">
            <text:p>0.031490969846829</text:p>
          </table:table-cell>
          <table:table-cell office:value-type="float" office:value="0.0449597247219179" calcext:value-type="float">
            <text:p>0.044959724721918</text:p>
          </table:table-cell>
          <table:table-cell office:value-type="float" office:value="0.0281631345704309" calcext:value-type="float">
            <text:p>0.028163134570431</text:p>
          </table:table-cell>
          <table:table-cell office:value-type="float" office:value="0.0500513111709627" calcext:value-type="float">
            <text:p>0.050051311170963</text:p>
          </table:table-cell>
          <table:table-cell table:number-columns-repeated="4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71490162906438" calcext:value-type="float">
            <text:p>0.371490162906438</text:p>
          </table:table-cell>
          <table:table-cell office:value-type="float" office:value="0.445385516420801" calcext:value-type="float">
            <text:p>0.445385516420801</text:p>
          </table:table-cell>
          <table:table-cell office:value-type="float" office:value="0.375531437191953" calcext:value-type="float">
            <text:p>0.375531437191953</text:p>
          </table:table-cell>
          <table:table-cell office:value-type="float" office:value="0.44108351176248" calcext:value-type="float">
            <text:p>0.44108351176248</text:p>
          </table:table-cell>
          <table:table-cell office:value-type="float" office:value="6.73509133160971" calcext:value-type="float">
            <text:p>6.73509133160971</text:p>
          </table:table-cell>
          <table:table-cell office:value-type="float" office:value="9.7897916118904" calcext:value-type="float">
            <text:p>9.7897916118904</text:p>
          </table:table-cell>
          <table:table-cell office:value-type="float" office:value="7.1906272560512" calcext:value-type="float">
            <text:p>7.1906272560512</text:p>
          </table:table-cell>
          <table:table-cell office:value-type="float" office:value="9.20216975408082" calcext:value-type="float">
            <text:p>9.20216975408082</text:p>
          </table:table-cell>
          <table:table-cell office:value-type="float" office:value="0.225123593825989" calcext:value-type="float">
            <text:p>0.225123593825989</text:p>
          </table:table-cell>
          <table:table-cell office:value-type="float" office:value="0.243545444977122" calcext:value-type="float">
            <text:p>0.243545444977122</text:p>
          </table:table-cell>
          <table:table-cell office:value-type="float" office:value="0.22941364513662" calcext:value-type="float">
            <text:p>0.22941364513662</text:p>
          </table:table-cell>
          <table:table-cell office:value-type="float" office:value="0.236108362366073" calcext:value-type="float">
            <text:p>0.236108362366073</text:p>
          </table:table-cell>
          <table:table-cell office:value-type="float" office:value="0.0333138520128915" calcext:value-type="float">
            <text:p>0.033313852012892</text:p>
          </table:table-cell>
          <table:table-cell office:value-type="float" office:value="0.0468753571311033" calcext:value-type="float">
            <text:p>0.046875357131103</text:p>
          </table:table-cell>
          <table:table-cell office:value-type="float" office:value="0.0302617603301016" calcext:value-type="float">
            <text:p>0.030261760330102</text:p>
          </table:table-cell>
          <table:table-cell office:value-type="float" office:value="0.0513593066264148" calcext:value-type="float">
            <text:p>0.051359306626415</text:p>
          </table:table-cell>
          <table:table-cell table:number-columns-repeated="4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71657242440514" calcext:value-type="float">
            <text:p>0.371657242440514</text:p>
          </table:table-cell>
          <table:table-cell office:value-type="float" office:value="0.440472457970892" calcext:value-type="float">
            <text:p>0.440472457970892</text:p>
          </table:table-cell>
          <table:table-cell office:value-type="float" office:value="0.375660562136733" calcext:value-type="float">
            <text:p>0.375660562136733</text:p>
          </table:table-cell>
          <table:table-cell office:value-type="float" office:value="0.435920187916292" calcext:value-type="float">
            <text:p>0.435920187916292</text:p>
          </table:table-cell>
          <table:table-cell office:value-type="float" office:value="6.85279497508049" calcext:value-type="float">
            <text:p>6.85279497508049</text:p>
          </table:table-cell>
          <table:table-cell office:value-type="float" office:value="9.09414932821829" calcext:value-type="float">
            <text:p>9.09414932821829</text:p>
          </table:table-cell>
          <table:table-cell office:value-type="float" office:value="7.03420606500065" calcext:value-type="float">
            <text:p>7.03420606500065</text:p>
          </table:table-cell>
          <table:table-cell office:value-type="float" office:value="8.65225662079032" calcext:value-type="float">
            <text:p>8.65225662079032</text:p>
          </table:table-cell>
          <table:table-cell office:value-type="float" office:value="0.229029880151892" calcext:value-type="float">
            <text:p>0.229029880151892</text:p>
          </table:table-cell>
          <table:table-cell office:value-type="float" office:value="0.242877699973311" calcext:value-type="float">
            <text:p>0.242877699973311</text:p>
          </table:table-cell>
          <table:table-cell office:value-type="float" office:value="0.233035363302427" calcext:value-type="float">
            <text:p>0.233035363302427</text:p>
          </table:table-cell>
          <table:table-cell office:value-type="float" office:value="0.235999908410089" calcext:value-type="float">
            <text:p>0.235999908410089</text:p>
          </table:table-cell>
          <table:table-cell office:value-type="float" office:value="0.0355457436771862" calcext:value-type="float">
            <text:p>0.035545743677186</text:p>
          </table:table-cell>
          <table:table-cell office:value-type="float" office:value="0.0448495466488459" calcext:value-type="float">
            <text:p>0.044849546648846</text:p>
          </table:table-cell>
          <table:table-cell office:value-type="float" office:value="0.0305307826929861" calcext:value-type="float">
            <text:p>0.030530782692986</text:p>
          </table:table-cell>
          <table:table-cell office:value-type="float" office:value="0.0527120588755626" calcext:value-type="float">
            <text:p>0.052712058875563</text:p>
          </table:table-cell>
          <table:table-cell table:number-columns-repeated="4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63483515869483" calcext:value-type="float">
            <text:p>0.363483515869483</text:p>
          </table:table-cell>
          <table:table-cell office:value-type="float" office:value="0.435250713423432" calcext:value-type="float">
            <text:p>0.435250713423432</text:p>
          </table:table-cell>
          <table:table-cell office:value-type="float" office:value="0.366632794019308" calcext:value-type="float">
            <text:p>0.366632794019308</text:p>
          </table:table-cell>
          <table:table-cell office:value-type="float" office:value="0.431524645877784" calcext:value-type="float">
            <text:p>0.431524645877784</text:p>
          </table:table-cell>
          <table:table-cell office:value-type="float" office:value="6.00291314369143" calcext:value-type="float">
            <text:p>6.00291314369143</text:p>
          </table:table-cell>
          <table:table-cell office:value-type="float" office:value="8.82502944055481" calcext:value-type="float">
            <text:p>8.82502944055481</text:p>
          </table:table-cell>
          <table:table-cell office:value-type="float" office:value="6.30857310114768" calcext:value-type="float">
            <text:p>6.30857310114768</text:p>
          </table:table-cell>
          <table:table-cell office:value-type="float" office:value="8.44224194585665" calcext:value-type="float">
            <text:p>8.44224194585665</text:p>
          </table:table-cell>
          <table:table-cell office:value-type="float" office:value="0.223078130238696" calcext:value-type="float">
            <text:p>0.223078130238696</text:p>
          </table:table-cell>
          <table:table-cell office:value-type="float" office:value="0.242031618866728" calcext:value-type="float">
            <text:p>0.242031618866728</text:p>
          </table:table-cell>
          <table:table-cell office:value-type="float" office:value="0.226785066109718" calcext:value-type="float">
            <text:p>0.226785066109718</text:p>
          </table:table-cell>
          <table:table-cell office:value-type="float" office:value="0.23555671019663" calcext:value-type="float">
            <text:p>0.23555671019663</text:p>
          </table:table-cell>
          <table:table-cell office:value-type="float" office:value="0.0395008908261752" calcext:value-type="float">
            <text:p>0.039500890826175</text:p>
          </table:table-cell>
          <table:table-cell office:value-type="float" office:value="0.053769224112139" calcext:value-type="float">
            <text:p>0.053769224112139</text:p>
          </table:table-cell>
          <table:table-cell office:value-type="float" office:value="0.0332979809074148" calcext:value-type="float">
            <text:p>0.033297980907415</text:p>
          </table:table-cell>
          <table:table-cell office:value-type="float" office:value="0.0633714625151019" calcext:value-type="float">
            <text:p>0.063371462515102</text:p>
          </table:table-cell>
          <table:table-cell table:number-columns-repeated="4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57160503758984" calcext:value-type="float">
            <text:p>0.357160503758984</text:p>
          </table:table-cell>
          <table:table-cell office:value-type="float" office:value="0.429587445937383" calcext:value-type="float">
            <text:p>0.429587445937383</text:p>
          </table:table-cell>
          <table:table-cell office:value-type="float" office:value="0.36068505071126" calcext:value-type="float">
            <text:p>0.36068505071126</text:p>
          </table:table-cell>
          <table:table-cell office:value-type="float" office:value="0.42511168476317" calcext:value-type="float">
            <text:p>0.42511168476317</text:p>
          </table:table-cell>
          <table:table-cell office:value-type="float" office:value="5.91615050190688" calcext:value-type="float">
            <text:p>5.91615050190688</text:p>
          </table:table-cell>
          <table:table-cell office:value-type="float" office:value="8.61991795780248" calcext:value-type="float">
            <text:p>8.61991795780248</text:p>
          </table:table-cell>
          <table:table-cell office:value-type="float" office:value="6.24347112956159" calcext:value-type="float">
            <text:p>6.24347112956159</text:p>
          </table:table-cell>
          <table:table-cell office:value-type="float" office:value="8.41287764323314" calcext:value-type="float">
            <text:p>8.41287764323314</text:p>
          </table:table-cell>
          <table:table-cell office:value-type="float" office:value="0.217475488295526" calcext:value-type="float">
            <text:p>0.217475488295526</text:p>
          </table:table-cell>
          <table:table-cell office:value-type="float" office:value="0.229799548318552" calcext:value-type="float">
            <text:p>0.229799548318552</text:p>
          </table:table-cell>
          <table:table-cell office:value-type="float" office:value="0.220702209011825" calcext:value-type="float">
            <text:p>0.220702209011825</text:p>
          </table:table-cell>
          <table:table-cell office:value-type="float" office:value="0.224377069098258" calcext:value-type="float">
            <text:p>0.224377069098258</text:p>
          </table:table-cell>
          <table:table-cell office:value-type="float" office:value="0.0351039202392617" calcext:value-type="float">
            <text:p>0.035103920239262</text:p>
          </table:table-cell>
          <table:table-cell office:value-type="float" office:value="0.0476206013719046" calcext:value-type="float">
            <text:p>0.047620601371905</text:p>
          </table:table-cell>
          <table:table-cell office:value-type="float" office:value="0.0307213471074067" calcext:value-type="float">
            <text:p>0.030721347107407</text:p>
          </table:table-cell>
          <table:table-cell office:value-type="float" office:value="0.0543018072323499" calcext:value-type="float">
            <text:p>0.05430180723235</text:p>
          </table:table-cell>
          <table:table-cell table:number-columns-repeated="4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64960457777802" calcext:value-type="float">
            <text:p>0.364960457777802</text:p>
          </table:table-cell>
          <table:table-cell office:value-type="float" office:value="0.435059321157574" calcext:value-type="float">
            <text:p>0.435059321157574</text:p>
          </table:table-cell>
          <table:table-cell office:value-type="float" office:value="0.368365979171795" calcext:value-type="float">
            <text:p>0.368365979171795</text:p>
          </table:table-cell>
          <table:table-cell office:value-type="float" office:value="0.43068501777702" calcext:value-type="float">
            <text:p>0.43068501777702</text:p>
          </table:table-cell>
          <table:table-cell office:value-type="float" office:value="6.44377468693472" calcext:value-type="float">
            <text:p>6.44377468693472</text:p>
          </table:table-cell>
          <table:table-cell office:value-type="float" office:value="9.52167113091246" calcext:value-type="float">
            <text:p>9.52167113091246</text:p>
          </table:table-cell>
          <table:table-cell office:value-type="float" office:value="6.76083034882587" calcext:value-type="float">
            <text:p>6.76083034882587</text:p>
          </table:table-cell>
          <table:table-cell office:value-type="float" office:value="9.114860562861" calcext:value-type="float">
            <text:p>9.114860562861</text:p>
          </table:table-cell>
          <table:table-cell office:value-type="float" office:value="0.225853822518313" calcext:value-type="float">
            <text:p>0.225853822518313</text:p>
          </table:table-cell>
          <table:table-cell office:value-type="float" office:value="0.254924469904528" calcext:value-type="float">
            <text:p>0.254924469904528</text:p>
          </table:table-cell>
          <table:table-cell office:value-type="float" office:value="0.229971670715737" calcext:value-type="float">
            <text:p>0.229971670715737</text:p>
          </table:table-cell>
          <table:table-cell office:value-type="float" office:value="0.247559697534026" calcext:value-type="float">
            <text:p>0.247559697534026</text:p>
          </table:table-cell>
          <table:table-cell office:value-type="float" office:value="0.0340708509213992" calcext:value-type="float">
            <text:p>0.034070850921399</text:p>
          </table:table-cell>
          <table:table-cell office:value-type="float" office:value="0.0451486988140617" calcext:value-type="float">
            <text:p>0.045148698814062</text:p>
          </table:table-cell>
          <table:table-cell office:value-type="float" office:value="0.0297330903743565" calcext:value-type="float">
            <text:p>0.029733090374357</text:p>
          </table:table-cell>
          <table:table-cell office:value-type="float" office:value="0.0517124397405922" calcext:value-type="float">
            <text:p>0.051712439740592</text:p>
          </table:table-cell>
          <table:table-cell table:number-columns-repeated="4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64435562851336" calcext:value-type="float">
            <text:p>0.364435562851336</text:p>
          </table:table-cell>
          <table:table-cell office:value-type="float" office:value="0.435862727327085" calcext:value-type="float">
            <text:p>0.435862727327085</text:p>
          </table:table-cell>
          <table:table-cell office:value-type="float" office:value="0.367047112316713" calcext:value-type="float">
            <text:p>0.367047112316713</text:p>
          </table:table-cell>
          <table:table-cell office:value-type="float" office:value="0.433382608462263" calcext:value-type="float">
            <text:p>0.433382608462263</text:p>
          </table:table-cell>
          <table:table-cell office:value-type="float" office:value="6.57664816682447" calcext:value-type="float">
            <text:p>6.57664816682447</text:p>
          </table:table-cell>
          <table:table-cell office:value-type="float" office:value="9.18989761347279" calcext:value-type="float">
            <text:p>9.18989761347279</text:p>
          </table:table-cell>
          <table:table-cell office:value-type="float" office:value="6.85568479237376" calcext:value-type="float">
            <text:p>6.85568479237376</text:p>
          </table:table-cell>
          <table:table-cell office:value-type="float" office:value="9.12344377827436" calcext:value-type="float">
            <text:p>9.12344377827436</text:p>
          </table:table-cell>
          <table:table-cell office:value-type="float" office:value="0.222709778619193" calcext:value-type="float">
            <text:p>0.222709778619193</text:p>
          </table:table-cell>
          <table:table-cell office:value-type="float" office:value="0.244920478489819" calcext:value-type="float">
            <text:p>0.244920478489819</text:p>
          </table:table-cell>
          <table:table-cell office:value-type="float" office:value="0.225747950515188" calcext:value-type="float">
            <text:p>0.225747950515188</text:p>
          </table:table-cell>
          <table:table-cell office:value-type="float" office:value="0.239542342285107" calcext:value-type="float">
            <text:p>0.239542342285107</text:p>
          </table:table-cell>
          <table:table-cell office:value-type="float" office:value="0.0347905235611145" calcext:value-type="float">
            <text:p>0.034790523561115</text:p>
          </table:table-cell>
          <table:table-cell office:value-type="float" office:value="0.0476751297447448" calcext:value-type="float">
            <text:p>0.047675129744745</text:p>
          </table:table-cell>
          <table:table-cell office:value-type="float" office:value="0.0307838199190752" calcext:value-type="float">
            <text:p>0.030783819919075</text:p>
          </table:table-cell>
          <table:table-cell office:value-type="float" office:value="0.0538163717293301" calcext:value-type="float">
            <text:p>0.05381637172933</text:p>
          </table:table-cell>
          <table:table-cell table:number-columns-repeated="4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69484116380325" calcext:value-type="float">
            <text:p>0.369484116380325</text:p>
          </table:table-cell>
          <table:table-cell office:value-type="float" office:value="0.441420641531718" calcext:value-type="float">
            <text:p>0.441420641531718</text:p>
          </table:table-cell>
          <table:table-cell office:value-type="float" office:value="0.372497272865786" calcext:value-type="float">
            <text:p>0.372497272865786</text:p>
          </table:table-cell>
          <table:table-cell office:value-type="float" office:value="0.440131073071958" calcext:value-type="float">
            <text:p>0.440131073071958</text:p>
          </table:table-cell>
          <table:table-cell office:value-type="float" office:value="6.43757242728734" calcext:value-type="float">
            <text:p>6.43757242728734</text:p>
          </table:table-cell>
          <table:table-cell office:value-type="float" office:value="9.30780014531048" calcext:value-type="float">
            <text:p>9.30780014531048</text:p>
          </table:table-cell>
          <table:table-cell office:value-type="float" office:value="6.74384906636935" calcext:value-type="float">
            <text:p>6.74384906636935</text:p>
          </table:table-cell>
          <table:table-cell office:value-type="float" office:value="9.29434010212229" calcext:value-type="float">
            <text:p>9.29434010212229</text:p>
          </table:table-cell>
          <table:table-cell office:value-type="float" office:value="0.224462248846931" calcext:value-type="float">
            <text:p>0.224462248846931</text:p>
          </table:table-cell>
          <table:table-cell office:value-type="float" office:value="0.253817910401396" calcext:value-type="float">
            <text:p>0.253817910401396</text:p>
          </table:table-cell>
          <table:table-cell office:value-type="float" office:value="0.227936673927503" calcext:value-type="float">
            <text:p>0.227936673927503</text:p>
          </table:table-cell>
          <table:table-cell office:value-type="float" office:value="0.247594737356632" calcext:value-type="float">
            <text:p>0.247594737356632</text:p>
          </table:table-cell>
          <table:table-cell office:value-type="float" office:value="0.0350943722516241" calcext:value-type="float">
            <text:p>0.035094372251624</text:p>
          </table:table-cell>
          <table:table-cell office:value-type="float" office:value="0.0502696298897723" calcext:value-type="float">
            <text:p>0.050269629889772</text:p>
          </table:table-cell>
          <table:table-cell office:value-type="float" office:value="0.0323256674627507" calcext:value-type="float">
            <text:p>0.032325667462751</text:p>
          </table:table-cell>
          <table:table-cell office:value-type="float" office:value="0.0542918382192413" calcext:value-type="float">
            <text:p>0.054291838219241</text:p>
          </table:table-cell>
          <table:table-cell table:number-columns-repeated="4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56016786466905" calcext:value-type="float">
            <text:p>0.356016786466905</text:p>
          </table:table-cell>
          <table:table-cell office:value-type="float" office:value="0.426249187153524" calcext:value-type="float">
            <text:p>0.426249187153524</text:p>
          </table:table-cell>
          <table:table-cell office:value-type="float" office:value="0.35843406056994" calcext:value-type="float">
            <text:p>0.35843406056994</text:p>
          </table:table-cell>
          <table:table-cell office:value-type="float" office:value="0.424101054359074" calcext:value-type="float">
            <text:p>0.424101054359074</text:p>
          </table:table-cell>
          <table:table-cell office:value-type="float" office:value="5.73936096248457" calcext:value-type="float">
            <text:p>5.73936096248457</text:p>
          </table:table-cell>
          <table:table-cell office:value-type="float" office:value="8.17495467263457" calcext:value-type="float">
            <text:p>8.17495467263457</text:p>
          </table:table-cell>
          <table:table-cell office:value-type="float" office:value="6.17227251274017" calcext:value-type="float">
            <text:p>6.17227251274017</text:p>
          </table:table-cell>
          <table:table-cell office:value-type="float" office:value="8.10183860366116" calcext:value-type="float">
            <text:p>8.10183860366116</text:p>
          </table:table-cell>
          <table:table-cell office:value-type="float" office:value="0.218634305126462" calcext:value-type="float">
            <text:p>0.218634305126462</text:p>
          </table:table-cell>
          <table:table-cell office:value-type="float" office:value="0.233816376989482" calcext:value-type="float">
            <text:p>0.233816376989482</text:p>
          </table:table-cell>
          <table:table-cell office:value-type="float" office:value="0.221310836498137" calcext:value-type="float">
            <text:p>0.221310836498137</text:p>
          </table:table-cell>
          <table:table-cell office:value-type="float" office:value="0.229158543647203" calcext:value-type="float">
            <text:p>0.229158543647203</text:p>
          </table:table-cell>
          <table:table-cell office:value-type="float" office:value="0.0355176989759569" calcext:value-type="float">
            <text:p>0.035517698975957</text:p>
          </table:table-cell>
          <table:table-cell office:value-type="float" office:value="0.0504628825069297" calcext:value-type="float">
            <text:p>0.05046288250693</text:p>
          </table:table-cell>
          <table:table-cell office:value-type="float" office:value="0.032387884884099" calcext:value-type="float">
            <text:p>0.032387884884099</text:p>
          </table:table-cell>
          <table:table-cell office:value-type="float" office:value="0.0552681250840754" calcext:value-type="float">
            <text:p>0.055268125084075</text:p>
          </table:table-cell>
          <table:table-cell table:number-columns-repeated="4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64697224429259" calcext:value-type="float">
            <text:p>0.364697224429259</text:p>
          </table:table-cell>
          <table:table-cell office:value-type="float" office:value="0.432425143014172" calcext:value-type="float">
            <text:p>0.432425143014172</text:p>
          </table:table-cell>
          <table:table-cell office:value-type="float" office:value="0.366386052578064" calcext:value-type="float">
            <text:p>0.366386052578064</text:p>
          </table:table-cell>
          <table:table-cell office:value-type="float" office:value="0.431306685243362" calcext:value-type="float">
            <text:p>0.431306685243362</text:p>
          </table:table-cell>
          <table:table-cell office:value-type="float" office:value="6.05681626043914" calcext:value-type="float">
            <text:p>6.05681626043914</text:p>
          </table:table-cell>
          <table:table-cell office:value-type="float" office:value="8.48472561982118" calcext:value-type="float">
            <text:p>8.48472561982118</text:p>
          </table:table-cell>
          <table:table-cell office:value-type="float" office:value="6.32800208509182" calcext:value-type="float">
            <text:p>6.32800208509182</text:p>
          </table:table-cell>
          <table:table-cell office:value-type="float" office:value="8.45140816913641" calcext:value-type="float">
            <text:p>8.45140816913641</text:p>
          </table:table-cell>
          <table:table-cell office:value-type="float" office:value="0.227112053790981" calcext:value-type="float">
            <text:p>0.227112053790981</text:p>
          </table:table-cell>
          <table:table-cell office:value-type="float" office:value="0.254961987424196" calcext:value-type="float">
            <text:p>0.254961987424196</text:p>
          </table:table-cell>
          <table:table-cell office:value-type="float" office:value="0.230584321464162" calcext:value-type="float">
            <text:p>0.230584321464162</text:p>
          </table:table-cell>
          <table:table-cell office:value-type="float" office:value="0.24866581563828" calcext:value-type="float">
            <text:p>0.24866581563828</text:p>
          </table:table-cell>
          <table:table-cell office:value-type="float" office:value="0.0337707644117491" calcext:value-type="float">
            <text:p>0.033770764411749</text:p>
          </table:table-cell>
          <table:table-cell office:value-type="float" office:value="0.0485501173171736" calcext:value-type="float">
            <text:p>0.048550117317174</text:p>
          </table:table-cell>
          <table:table-cell office:value-type="float" office:value="0.0316512295846777" calcext:value-type="float">
            <text:p>0.031651229584678</text:p>
          </table:table-cell>
          <table:table-cell office:value-type="float" office:value="0.0516212308865274" calcext:value-type="float">
            <text:p>0.051621230886528</text:p>
          </table:table-cell>
          <table:table-cell table:number-columns-repeated="4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65678018881904" calcext:value-type="float">
            <text:p>0.365678018881904</text:p>
          </table:table-cell>
          <table:table-cell office:value-type="float" office:value="0.435284837429066" calcext:value-type="float">
            <text:p>0.435284837429066</text:p>
          </table:table-cell>
          <table:table-cell office:value-type="float" office:value="0.368458372338663" calcext:value-type="float">
            <text:p>0.368458372338663</text:p>
          </table:table-cell>
          <table:table-cell office:value-type="float" office:value="0.433336113403305" calcext:value-type="float">
            <text:p>0.433336113403305</text:p>
          </table:table-cell>
          <table:table-cell office:value-type="float" office:value="6.40141352328179" calcext:value-type="float">
            <text:p>6.40141352328179</text:p>
          </table:table-cell>
          <table:table-cell office:value-type="float" office:value="8.77496157006554" calcext:value-type="float">
            <text:p>8.77496157006554</text:p>
          </table:table-cell>
          <table:table-cell office:value-type="float" office:value="6.78857677151042" calcext:value-type="float">
            <text:p>6.78857677151042</text:p>
          </table:table-cell>
          <table:table-cell office:value-type="float" office:value="9.05693962815765" calcext:value-type="float">
            <text:p>9.05693962815765</text:p>
          </table:table-cell>
          <table:table-cell office:value-type="float" office:value="0.226745500347623" calcext:value-type="float">
            <text:p>0.226745500347623</text:p>
          </table:table-cell>
          <table:table-cell office:value-type="float" office:value="0.248963310155519" calcext:value-type="float">
            <text:p>0.248963310155519</text:p>
          </table:table-cell>
          <table:table-cell office:value-type="float" office:value="0.229626684633333" calcext:value-type="float">
            <text:p>0.229626684633333</text:p>
          </table:table-cell>
          <table:table-cell office:value-type="float" office:value="0.243802217419534" calcext:value-type="float">
            <text:p>0.243802217419534</text:p>
          </table:table-cell>
          <table:table-cell office:value-type="float" office:value="0.0350211385248124" calcext:value-type="float">
            <text:p>0.035021138524813</text:p>
          </table:table-cell>
          <table:table-cell office:value-type="float" office:value="0.0483769285400305" calcext:value-type="float">
            <text:p>0.048376928540031</text:p>
          </table:table-cell>
          <table:table-cell office:value-type="float" office:value="0.0315016496250779" calcext:value-type="float">
            <text:p>0.031501649625078</text:p>
          </table:table-cell>
          <table:table-cell office:value-type="float" office:value="0.0538530060250731" calcext:value-type="float">
            <text:p>0.053853006025073</text:p>
          </table:table-cell>
          <table:table-cell table:number-columns-repeated="4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59476802198429" calcext:value-type="float">
            <text:p>0.359476802198429</text:p>
          </table:table-cell>
          <table:table-cell office:value-type="float" office:value="0.430370992631661" calcext:value-type="float">
            <text:p>0.430370992631661</text:p>
          </table:table-cell>
          <table:table-cell office:value-type="float" office:value="0.362234526673957" calcext:value-type="float">
            <text:p>0.362234526673957</text:p>
          </table:table-cell>
          <table:table-cell office:value-type="float" office:value="0.427071047697563" calcext:value-type="float">
            <text:p>0.427071047697563</text:p>
          </table:table-cell>
          <table:table-cell office:value-type="float" office:value="6.30438744287844" calcext:value-type="float">
            <text:p>6.30438744287844</text:p>
          </table:table-cell>
          <table:table-cell office:value-type="float" office:value="8.287013972639" calcext:value-type="float">
            <text:p>8.287013972639</text:p>
          </table:table-cell>
          <table:table-cell office:value-type="float" office:value="6.61714766080439" calcext:value-type="float">
            <text:p>6.61714766080439</text:p>
          </table:table-cell>
          <table:table-cell office:value-type="float" office:value="8.36727850418615" calcext:value-type="float">
            <text:p>8.36727850418615</text:p>
          </table:table-cell>
          <table:table-cell office:value-type="float" office:value="0.232035313159657" calcext:value-type="float">
            <text:p>0.232035313159657</text:p>
          </table:table-cell>
          <table:table-cell office:value-type="float" office:value="0.25660204713595" calcext:value-type="float">
            <text:p>0.25660204713595</text:p>
          </table:table-cell>
          <table:table-cell office:value-type="float" office:value="0.235006233116247" calcext:value-type="float">
            <text:p>0.235006233116247</text:p>
          </table:table-cell>
          <table:table-cell office:value-type="float" office:value="0.251233315226727" calcext:value-type="float">
            <text:p>0.251233315226727</text:p>
          </table:table-cell>
          <table:table-cell office:value-type="float" office:value="0.0309381957550837" calcext:value-type="float">
            <text:p>0.030938195755084</text:p>
          </table:table-cell>
          <table:table-cell office:value-type="float" office:value="0.0411280843504857" calcext:value-type="float">
            <text:p>0.041128084350486</text:p>
          </table:table-cell>
          <table:table-cell office:value-type="float" office:value="0.0280610081041813" calcext:value-type="float">
            <text:p>0.028061008104181</text:p>
          </table:table-cell>
          <table:table-cell office:value-type="float" office:value="0.0456227115796078" calcext:value-type="float">
            <text:p>0.045622711579608</text:p>
          </table:table-cell>
          <table:table-cell table:number-columns-repeated="4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67676811454714" calcext:value-type="float">
            <text:p>0.367676811454714</text:p>
          </table:table-cell>
          <table:table-cell office:value-type="float" office:value="0.436620074801927" calcext:value-type="float">
            <text:p>0.436620074801927</text:p>
          </table:table-cell>
          <table:table-cell office:value-type="float" office:value="0.370286365040743" calcext:value-type="float">
            <text:p>0.370286365040743</text:p>
          </table:table-cell>
          <table:table-cell office:value-type="float" office:value="0.433506398015512" calcext:value-type="float">
            <text:p>0.433506398015512</text:p>
          </table:table-cell>
          <table:table-cell office:value-type="float" office:value="6.67492436825275" calcext:value-type="float">
            <text:p>6.67492436825275</text:p>
          </table:table-cell>
          <table:table-cell office:value-type="float" office:value="8.14297629806993" calcext:value-type="float">
            <text:p>8.14297629806993</text:p>
          </table:table-cell>
          <table:table-cell office:value-type="float" office:value="6.8378193840589" calcext:value-type="float">
            <text:p>6.8378193840589</text:p>
          </table:table-cell>
          <table:table-cell office:value-type="float" office:value="8.3178337268111" calcext:value-type="float">
            <text:p>8.3178337268111</text:p>
          </table:table-cell>
          <table:table-cell office:value-type="float" office:value="0.234055851937598" calcext:value-type="float">
            <text:p>0.234055851937598</text:p>
          </table:table-cell>
          <table:table-cell office:value-type="float" office:value="0.258697700861117" calcext:value-type="float">
            <text:p>0.258697700861117</text:p>
          </table:table-cell>
          <table:table-cell office:value-type="float" office:value="0.237096055244549" calcext:value-type="float">
            <text:p>0.237096055244549</text:p>
          </table:table-cell>
          <table:table-cell office:value-type="float" office:value="0.253178125719542" calcext:value-type="float">
            <text:p>0.253178125719542</text:p>
          </table:table-cell>
          <table:table-cell office:value-type="float" office:value="0.0347890308841676" calcext:value-type="float">
            <text:p>0.034789030884168</text:p>
          </table:table-cell>
          <table:table-cell office:value-type="float" office:value="0.0482558104342771" calcext:value-type="float">
            <text:p>0.048255810434277</text:p>
          </table:table-cell>
          <table:table-cell office:value-type="float" office:value="0.0321064229571483" calcext:value-type="float">
            <text:p>0.032106422957148</text:p>
          </table:table-cell>
          <table:table-cell office:value-type="float" office:value="0.0523830985418241" calcext:value-type="float">
            <text:p>0.052383098541824</text:p>
          </table:table-cell>
          <table:table-cell table:number-columns-repeated="4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59569490042838" calcext:value-type="float">
            <text:p>0.359569490042838</text:p>
          </table:table-cell>
          <table:table-cell office:value-type="float" office:value="0.430048898505371" calcext:value-type="float">
            <text:p>0.430048898505371</text:p>
          </table:table-cell>
          <table:table-cell office:value-type="float" office:value="0.362418340229249" calcext:value-type="float">
            <text:p>0.362418340229249</text:p>
          </table:table-cell>
          <table:table-cell office:value-type="float" office:value="0.42640288188958" calcext:value-type="float">
            <text:p>0.42640288188958</text:p>
          </table:table-cell>
          <table:table-cell office:value-type="float" office:value="6.16113442276689" calcext:value-type="float">
            <text:p>6.16113442276689</text:p>
          </table:table-cell>
          <table:table-cell office:value-type="float" office:value="8.75432996818405" calcext:value-type="float">
            <text:p>8.75432996818405</text:p>
          </table:table-cell>
          <table:table-cell office:value-type="float" office:value="6.24047500321126" calcext:value-type="float">
            <text:p>6.24047500321126</text:p>
          </table:table-cell>
          <table:table-cell office:value-type="float" office:value="8.63998625901227" calcext:value-type="float">
            <text:p>8.63998625901227</text:p>
          </table:table-cell>
          <table:table-cell office:value-type="float" office:value="0.229247508543078" calcext:value-type="float">
            <text:p>0.229247508543078</text:p>
          </table:table-cell>
          <table:table-cell office:value-type="float" office:value="0.250870710823693" calcext:value-type="float">
            <text:p>0.250870710823693</text:p>
          </table:table-cell>
          <table:table-cell office:value-type="float" office:value="0.232468500101005" calcext:value-type="float">
            <text:p>0.232468500101005</text:p>
          </table:table-cell>
          <table:table-cell office:value-type="float" office:value="0.245045292597655" calcext:value-type="float">
            <text:p>0.245045292597655</text:p>
          </table:table-cell>
          <table:table-cell office:value-type="float" office:value="0.0367328889947579" calcext:value-type="float">
            <text:p>0.036732888994758</text:p>
          </table:table-cell>
          <table:table-cell office:value-type="float" office:value="0.0502177967040289" calcext:value-type="float">
            <text:p>0.050217796704029</text:p>
          </table:table-cell>
          <table:table-cell office:value-type="float" office:value="0.0333148815064965" calcext:value-type="float">
            <text:p>0.033314881506497</text:p>
          </table:table-cell>
          <table:table-cell office:value-type="float" office:value="0.0555665858544631" calcext:value-type="float">
            <text:p>0.055566585854463</text:p>
          </table:table-cell>
          <table:table-cell table:number-columns-repeated="4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65241496705" calcext:value-type="float">
            <text:p>0.365241496705</text:p>
          </table:table-cell>
          <table:table-cell office:value-type="float" office:value="0.440980518415571" calcext:value-type="float">
            <text:p>0.440980518415571</text:p>
          </table:table-cell>
          <table:table-cell office:value-type="float" office:value="0.367066855058475" calcext:value-type="float">
            <text:p>0.367066855058475</text:p>
          </table:table-cell>
          <table:table-cell office:value-type="float" office:value="0.438610448767043" calcext:value-type="float">
            <text:p>0.438610448767043</text:p>
          </table:table-cell>
          <table:table-cell office:value-type="float" office:value="6.36296298479551" calcext:value-type="float">
            <text:p>6.36296298479551</text:p>
          </table:table-cell>
          <table:table-cell office:value-type="float" office:value="9.0440409259155" calcext:value-type="float">
            <text:p>9.0440409259155</text:p>
          </table:table-cell>
          <table:table-cell office:value-type="float" office:value="6.59474014608109" calcext:value-type="float">
            <text:p>6.59474014608109</text:p>
          </table:table-cell>
          <table:table-cell office:value-type="float" office:value="9.16181607422516" calcext:value-type="float">
            <text:p>9.16181607422516</text:p>
          </table:table-cell>
          <table:table-cell office:value-type="float" office:value="0.23742471550817" calcext:value-type="float">
            <text:p>0.23742471550817</text:p>
          </table:table-cell>
          <table:table-cell office:value-type="float" office:value="0.264077225218563" calcext:value-type="float">
            <text:p>0.264077225218563</text:p>
          </table:table-cell>
          <table:table-cell office:value-type="float" office:value="0.240024327490533" calcext:value-type="float">
            <text:p>0.240024327490533</text:p>
          </table:table-cell>
          <table:table-cell office:value-type="float" office:value="0.259192701177852" calcext:value-type="float">
            <text:p>0.259192701177852</text:p>
          </table:table-cell>
          <table:table-cell office:value-type="float" office:value="0.0326515534950278" calcext:value-type="float">
            <text:p>0.032651553495028</text:p>
          </table:table-cell>
          <table:table-cell office:value-type="float" office:value="0.0464843073452186" calcext:value-type="float">
            <text:p>0.046484307345219</text:p>
          </table:table-cell>
          <table:table-cell office:value-type="float" office:value="0.0305523240613809" calcext:value-type="float">
            <text:p>0.030552324061381</text:p>
          </table:table-cell>
          <table:table-cell office:value-type="float" office:value="0.0497827422197541" calcext:value-type="float">
            <text:p>0.049782742219754</text:p>
          </table:table-cell>
          <table:table-cell table:number-columns-repeated="4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60151106890106" calcext:value-type="float">
            <text:p>0.360151106890106</text:p>
          </table:table-cell>
          <table:table-cell office:value-type="float" office:value="0.427929540510443" calcext:value-type="float">
            <text:p>0.427929540510443</text:p>
          </table:table-cell>
          <table:table-cell office:value-type="float" office:value="0.361712852328512" calcext:value-type="float">
            <text:p>0.361712852328512</text:p>
          </table:table-cell>
          <table:table-cell office:value-type="float" office:value="0.427269152915742" calcext:value-type="float">
            <text:p>0.427269152915742</text:p>
          </table:table-cell>
          <table:table-cell office:value-type="float" office:value="6.22811922243202" calcext:value-type="float">
            <text:p>6.22811922243202</text:p>
          </table:table-cell>
          <table:table-cell office:value-type="float" office:value="8.23620923161571" calcext:value-type="float">
            <text:p>8.23620923161571</text:p>
          </table:table-cell>
          <table:table-cell office:value-type="float" office:value="6.3943686546584" calcext:value-type="float">
            <text:p>6.3943686546584</text:p>
          </table:table-cell>
          <table:table-cell office:value-type="float" office:value="8.28760883444855" calcext:value-type="float">
            <text:p>8.28760883444855</text:p>
          </table:table-cell>
          <table:table-cell office:value-type="float" office:value="0.238062890463038" calcext:value-type="float">
            <text:p>0.238062890463038</text:p>
          </table:table-cell>
          <table:table-cell office:value-type="float" office:value="0.268201972182577" calcext:value-type="float">
            <text:p>0.268201972182577</text:p>
          </table:table-cell>
          <table:table-cell office:value-type="float" office:value="0.240488658225037" calcext:value-type="float">
            <text:p>0.240488658225037</text:p>
          </table:table-cell>
          <table:table-cell office:value-type="float" office:value="0.263613304820161" calcext:value-type="float">
            <text:p>0.263613304820161</text:p>
          </table:table-cell>
          <table:table-cell office:value-type="float" office:value="0.0346261082208434" calcext:value-type="float">
            <text:p>0.034626108220843</text:p>
          </table:table-cell>
          <table:table-cell office:value-type="float" office:value="0.0497175043894696" calcext:value-type="float">
            <text:p>0.04971750438947</text:p>
          </table:table-cell>
          <table:table-cell office:value-type="float" office:value="0.0327621350730908" calcext:value-type="float">
            <text:p>0.032762135073091</text:p>
          </table:table-cell>
          <table:table-cell office:value-type="float" office:value="0.0525996219759338" calcext:value-type="float">
            <text:p>0.052599621975934</text:p>
          </table:table-cell>
          <table:table-cell table:number-columns-repeated="4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65437684605394" calcext:value-type="float">
            <text:p>0.365437684605394</text:p>
          </table:table-cell>
          <table:table-cell office:value-type="float" office:value="0.442779324912581" calcext:value-type="float">
            <text:p>0.442779324912581</text:p>
          </table:table-cell>
          <table:table-cell office:value-type="float" office:value="0.366940240808513" calcext:value-type="float">
            <text:p>0.366940240808513</text:p>
          </table:table-cell>
          <table:table-cell office:value-type="float" office:value="0.444985715565706" calcext:value-type="float">
            <text:p>0.444985715565706</text:p>
          </table:table-cell>
          <table:table-cell office:value-type="float" office:value="6.40513749805092" calcext:value-type="float">
            <text:p>6.40513749805092</text:p>
          </table:table-cell>
          <table:table-cell office:value-type="float" office:value="9.03831111832919" calcext:value-type="float">
            <text:p>9.03831111832919</text:p>
          </table:table-cell>
          <table:table-cell office:value-type="float" office:value="6.42123878430849" calcext:value-type="float">
            <text:p>6.42123878430849</text:p>
          </table:table-cell>
          <table:table-cell office:value-type="float" office:value="9.45078305985238" calcext:value-type="float">
            <text:p>9.45078305985238</text:p>
          </table:table-cell>
          <table:table-cell office:value-type="float" office:value="0.233841381933261" calcext:value-type="float">
            <text:p>0.233841381933261</text:p>
          </table:table-cell>
          <table:table-cell office:value-type="float" office:value="0.269284249647475" calcext:value-type="float">
            <text:p>0.269284249647475</text:p>
          </table:table-cell>
          <table:table-cell office:value-type="float" office:value="0.236085197404646" calcext:value-type="float">
            <text:p>0.236085197404646</text:p>
          </table:table-cell>
          <table:table-cell office:value-type="float" office:value="0.264837612205689" calcext:value-type="float">
            <text:p>0.264837612205689</text:p>
          </table:table-cell>
          <table:table-cell office:value-type="float" office:value="0.0397508894645013" calcext:value-type="float">
            <text:p>0.039750889464501</text:p>
          </table:table-cell>
          <table:table-cell office:value-type="float" office:value="0.0588216206455764" calcext:value-type="float">
            <text:p>0.058821620645576</text:p>
          </table:table-cell>
          <table:table-cell office:value-type="float" office:value="0.0369807729781972" calcext:value-type="float">
            <text:p>0.036980772978197</text:p>
          </table:table-cell>
          <table:table-cell office:value-type="float" office:value="0.0632919614153775" calcext:value-type="float">
            <text:p>0.063291961415378</text:p>
          </table:table-cell>
          <table:table-cell table:number-columns-repeated="4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64040692277547" calcext:value-type="float">
            <text:p>0.364040692277547</text:p>
          </table:table-cell>
          <table:table-cell office:value-type="float" office:value="0.440595046527226" calcext:value-type="float">
            <text:p>0.440595046527226</text:p>
          </table:table-cell>
          <table:table-cell office:value-type="float" office:value="0.367346523477355" calcext:value-type="float">
            <text:p>0.367346523477355</text:p>
          </table:table-cell>
          <table:table-cell office:value-type="float" office:value="0.439100838874564" calcext:value-type="float">
            <text:p>0.439100838874564</text:p>
          </table:table-cell>
          <table:table-cell office:value-type="float" office:value="6.21887920864014" calcext:value-type="float">
            <text:p>6.21887920864014</text:p>
          </table:table-cell>
          <table:table-cell office:value-type="float" office:value="9.29093604711583" calcext:value-type="float">
            <text:p>9.29093604711583</text:p>
          </table:table-cell>
          <table:table-cell office:value-type="float" office:value="6.29086634641688" calcext:value-type="float">
            <text:p>6.29086634641688</text:p>
          </table:table-cell>
          <table:table-cell office:value-type="float" office:value="9.22926936183511" calcext:value-type="float">
            <text:p>9.22926936183511</text:p>
          </table:table-cell>
          <table:table-cell office:value-type="float" office:value="0.233663798362325" calcext:value-type="float">
            <text:p>0.233663798362325</text:p>
          </table:table-cell>
          <table:table-cell office:value-type="float" office:value="0.270964033025679" calcext:value-type="float">
            <text:p>0.270964033025679</text:p>
          </table:table-cell>
          <table:table-cell office:value-type="float" office:value="0.237114084275306" calcext:value-type="float">
            <text:p>0.237114084275306</text:p>
          </table:table-cell>
          <table:table-cell office:value-type="float" office:value="0.264186831522115" calcext:value-type="float">
            <text:p>0.264186831522115</text:p>
          </table:table-cell>
          <table:table-cell office:value-type="float" office:value="0.0390112318151551" calcext:value-type="float">
            <text:p>0.039011231815155</text:p>
          </table:table-cell>
          <table:table-cell office:value-type="float" office:value="0.0535265200200935" calcext:value-type="float">
            <text:p>0.053526520020094</text:p>
          </table:table-cell>
          <table:table-cell office:value-type="float" office:value="0.0354305540549457" calcext:value-type="float">
            <text:p>0.035430554054946</text:p>
          </table:table-cell>
          <table:table-cell office:value-type="float" office:value="0.0592479019974446" calcext:value-type="float">
            <text:p>0.059247901997445</text:p>
          </table:table-cell>
          <table:table-cell table:number-columns-repeated="4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57626340093189" calcext:value-type="float">
            <text:p>0.357626340093189</text:p>
          </table:table-cell>
          <table:table-cell office:value-type="float" office:value="0.436953756491963" calcext:value-type="float">
            <text:p>0.436953756491963</text:p>
          </table:table-cell>
          <table:table-cell office:value-type="float" office:value="0.360350050381013" calcext:value-type="float">
            <text:p>0.360350050381013</text:p>
          </table:table-cell>
          <table:table-cell office:value-type="float" office:value="0.437308704939844" calcext:value-type="float">
            <text:p>0.437308704939844</text:p>
          </table:table-cell>
          <table:table-cell office:value-type="float" office:value="6.24150552971417" calcext:value-type="float">
            <text:p>6.24150552971417</text:p>
          </table:table-cell>
          <table:table-cell office:value-type="float" office:value="9.40745897849629" calcext:value-type="float">
            <text:p>9.40745897849629</text:p>
          </table:table-cell>
          <table:table-cell office:value-type="float" office:value="6.48537758343366" calcext:value-type="float">
            <text:p>6.48537758343366</text:p>
          </table:table-cell>
          <table:table-cell office:value-type="float" office:value="9.29777101297078" calcext:value-type="float">
            <text:p>9.29777101297078</text:p>
          </table:table-cell>
          <table:table-cell office:value-type="float" office:value="0.234240108704779" calcext:value-type="float">
            <text:p>0.234240108704779</text:p>
          </table:table-cell>
          <table:table-cell office:value-type="float" office:value="0.268720705465042" calcext:value-type="float">
            <text:p>0.268720705465042</text:p>
          </table:table-cell>
          <table:table-cell office:value-type="float" office:value="0.237226075531877" calcext:value-type="float">
            <text:p>0.237226075531877</text:p>
          </table:table-cell>
          <table:table-cell office:value-type="float" office:value="0.262861423454768" calcext:value-type="float">
            <text:p>0.262861423454768</text:p>
          </table:table-cell>
          <table:table-cell office:value-type="float" office:value="0.0371464101927454" calcext:value-type="float">
            <text:p>0.037146410192746</text:p>
          </table:table-cell>
          <table:table-cell office:value-type="float" office:value="0.0541095722027266" calcext:value-type="float">
            <text:p>0.054109572202727</text:p>
          </table:table-cell>
          <table:table-cell office:value-type="float" office:value="0.0346715989534178" calcext:value-type="float">
            <text:p>0.034671598953418</text:p>
          </table:table-cell>
          <table:table-cell office:value-type="float" office:value="0.0579850936086557" calcext:value-type="float">
            <text:p>0.057985093608656</text:p>
          </table:table-cell>
          <table:table-cell table:number-columns-repeated="4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47895465483154" calcext:value-type="float">
            <text:p>0.347895465483154</text:p>
          </table:table-cell>
          <table:table-cell office:value-type="float" office:value="0.419430989733165" calcext:value-type="float">
            <text:p>0.419430989733165</text:p>
          </table:table-cell>
          <table:table-cell office:value-type="float" office:value="0.350299200388232" calcext:value-type="float">
            <text:p>0.350299200388232</text:p>
          </table:table-cell>
          <table:table-cell office:value-type="float" office:value="0.420485645406657" calcext:value-type="float">
            <text:p>0.420485645406657</text:p>
          </table:table-cell>
          <table:table-cell office:value-type="float" office:value="5.43072685578803" calcext:value-type="float">
            <text:p>5.43072685578803</text:p>
          </table:table-cell>
          <table:table-cell office:value-type="float" office:value="8.3439780280967" calcext:value-type="float">
            <text:p>8.3439780280967</text:p>
          </table:table-cell>
          <table:table-cell office:value-type="float" office:value="6.00948449426275" calcext:value-type="float">
            <text:p>6.00948449426275</text:p>
          </table:table-cell>
          <table:table-cell office:value-type="float" office:value="8.81637439346149" calcext:value-type="float">
            <text:p>8.81637439346149</text:p>
          </table:table-cell>
          <table:table-cell office:value-type="float" office:value="0.227332678445739" calcext:value-type="float">
            <text:p>0.227332678445739</text:p>
          </table:table-cell>
          <table:table-cell office:value-type="float" office:value="0.24446631672226" calcext:value-type="float">
            <text:p>0.24446631672226</text:p>
          </table:table-cell>
          <table:table-cell office:value-type="float" office:value="0.230070840826742" calcext:value-type="float">
            <text:p>0.230070840826742</text:p>
          </table:table-cell>
          <table:table-cell office:value-type="float" office:value="0.239393132384828" calcext:value-type="float">
            <text:p>0.239393132384828</text:p>
          </table:table-cell>
          <table:table-cell office:value-type="float" office:value="0.0325018208179267" calcext:value-type="float">
            <text:p>0.032501820817927</text:p>
          </table:table-cell>
          <table:table-cell office:value-type="float" office:value="0.0488002507200995" calcext:value-type="float">
            <text:p>0.0488002507201</text:p>
          </table:table-cell>
          <table:table-cell office:value-type="float" office:value="0.0302750024860097" calcext:value-type="float">
            <text:p>0.03027500248601</text:p>
          </table:table-cell>
          <table:table-cell office:value-type="float" office:value="0.0523097120157274" calcext:value-type="float">
            <text:p>0.052309712015727</text:p>
          </table:table-cell>
          <table:table-cell table:number-columns-repeated="4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52540517435668" calcext:value-type="float">
            <text:p>0.352540517435668</text:p>
          </table:table-cell>
          <table:table-cell office:value-type="float" office:value="0.420293975331839" calcext:value-type="float">
            <text:p>0.420293975331839</text:p>
          </table:table-cell>
          <table:table-cell office:value-type="float" office:value="0.3554936180344" calcext:value-type="float">
            <text:p>0.3554936180344</text:p>
          </table:table-cell>
          <table:table-cell office:value-type="float" office:value="0.420451602090249" calcext:value-type="float">
            <text:p>0.420451602090249</text:p>
          </table:table-cell>
          <table:table-cell office:value-type="float" office:value="5.7996858044691" calcext:value-type="float">
            <text:p>5.7996858044691</text:p>
          </table:table-cell>
          <table:table-cell office:value-type="float" office:value="8.43149301254015" calcext:value-type="float">
            <text:p>8.43149301254015</text:p>
          </table:table-cell>
          <table:table-cell office:value-type="float" office:value="6.27517554690962" calcext:value-type="float">
            <text:p>6.27517554690962</text:p>
          </table:table-cell>
          <table:table-cell office:value-type="float" office:value="8.42745838879622" calcext:value-type="float">
            <text:p>8.42745838879622</text:p>
          </table:table-cell>
          <table:table-cell office:value-type="float" office:value="0.246772845421026" calcext:value-type="float">
            <text:p>0.246772845421026</text:p>
          </table:table-cell>
          <table:table-cell office:value-type="float" office:value="0.288325052900146" calcext:value-type="float">
            <text:p>0.288325052900146</text:p>
          </table:table-cell>
          <table:table-cell office:value-type="float" office:value="0.249920962459469" calcext:value-type="float">
            <text:p>0.249920962459469</text:p>
          </table:table-cell>
          <table:table-cell office:value-type="float" office:value="0.281992534322701" calcext:value-type="float">
            <text:p>0.281992534322701</text:p>
          </table:table-cell>
          <table:table-cell office:value-type="float" office:value="0.0346392804270855" calcext:value-type="float">
            <text:p>0.034639280427086</text:p>
          </table:table-cell>
          <table:table-cell office:value-type="float" office:value="0.0547173014289957" calcext:value-type="float">
            <text:p>0.054717301428996</text:p>
          </table:table-cell>
          <table:table-cell office:value-type="float" office:value="0.0340748201405848" calcext:value-type="float">
            <text:p>0.034074820140585</text:p>
          </table:table-cell>
          <table:table-cell office:value-type="float" office:value="0.0552568618944215" calcext:value-type="float">
            <text:p>0.055256861894422</text:p>
          </table:table-cell>
          <table:table-cell table:number-columns-repeated="4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44932164541875" calcext:value-type="float">
            <text:p>0.344932164541875</text:p>
          </table:table-cell>
          <table:table-cell office:value-type="float" office:value="0.406883527148502" calcext:value-type="float">
            <text:p>0.406883527148502</text:p>
          </table:table-cell>
          <table:table-cell office:value-type="float" office:value="0.348650666331839" calcext:value-type="float">
            <text:p>0.348650666331839</text:p>
          </table:table-cell>
          <table:table-cell office:value-type="float" office:value="0.406942985577706" calcext:value-type="float">
            <text:p>0.406942985577706</text:p>
          </table:table-cell>
          <table:table-cell office:value-type="float" office:value="5.55867497788993" calcext:value-type="float">
            <text:p>5.55867497788993</text:p>
          </table:table-cell>
          <table:table-cell office:value-type="float" office:value="7.88665904114959" calcext:value-type="float">
            <text:p>7.88665904114959</text:p>
          </table:table-cell>
          <table:table-cell office:value-type="float" office:value="6.00415506647915" calcext:value-type="float">
            <text:p>6.00415506647915</text:p>
          </table:table-cell>
          <table:table-cell office:value-type="float" office:value="8.20976081544245" calcext:value-type="float">
            <text:p>8.20976081544245</text:p>
          </table:table-cell>
          <table:table-cell office:value-type="float" office:value="0.22516551064588" calcext:value-type="float">
            <text:p>0.22516551064588</text:p>
          </table:table-cell>
          <table:table-cell office:value-type="float" office:value="0.245533696653121" calcext:value-type="float">
            <text:p>0.245533696653121</text:p>
          </table:table-cell>
          <table:table-cell office:value-type="float" office:value="0.228550194971398" calcext:value-type="float">
            <text:p>0.228550194971398</text:p>
          </table:table-cell>
          <table:table-cell office:value-type="float" office:value="0.239181146868326" calcext:value-type="float">
            <text:p>0.239181146868326</text:p>
          </table:table-cell>
          <table:table-cell office:value-type="float" office:value="0.0380428127645042" calcext:value-type="float">
            <text:p>0.038042812764504</text:p>
          </table:table-cell>
          <table:table-cell office:value-type="float" office:value="0.0546649937154145" calcext:value-type="float">
            <text:p>0.054664993715415</text:p>
          </table:table-cell>
          <table:table-cell office:value-type="float" office:value="0.0344031131239428" calcext:value-type="float">
            <text:p>0.034403113123943</text:p>
          </table:table-cell>
          <table:table-cell office:value-type="float" office:value="0.0605203760580108" calcext:value-type="float">
            <text:p>0.060520376058011</text:p>
          </table:table-cell>
          <table:table-cell table:number-columns-repeated="4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44803993333109" calcext:value-type="float">
            <text:p>0.344803993333109</text:p>
          </table:table-cell>
          <table:table-cell office:value-type="float" office:value="0.40177322677155" calcext:value-type="float">
            <text:p>0.40177322677155</text:p>
          </table:table-cell>
          <table:table-cell office:value-type="float" office:value="0.346598866449072" calcext:value-type="float">
            <text:p>0.346598866449072</text:p>
          </table:table-cell>
          <table:table-cell office:value-type="float" office:value="0.404327545150149" calcext:value-type="float">
            <text:p>0.404327545150149</text:p>
          </table:table-cell>
          <table:table-cell office:value-type="float" office:value="5.56392678910247" calcext:value-type="float">
            <text:p>5.56392678910247</text:p>
          </table:table-cell>
          <table:table-cell office:value-type="float" office:value="8.22958536576608" calcext:value-type="float">
            <text:p>8.22958536576608</text:p>
          </table:table-cell>
          <table:table-cell office:value-type="float" office:value="6.04688847640144" calcext:value-type="float">
            <text:p>6.04688847640144</text:p>
          </table:table-cell>
          <table:table-cell office:value-type="float" office:value="8.27195436812617" calcext:value-type="float">
            <text:p>8.27195436812617</text:p>
          </table:table-cell>
          <table:table-cell office:value-type="float" office:value="0.227910234360002" calcext:value-type="float">
            <text:p>0.227910234360002</text:p>
          </table:table-cell>
          <table:table-cell office:value-type="float" office:value="0.245076492100889" calcext:value-type="float">
            <text:p>0.245076492100889</text:p>
          </table:table-cell>
          <table:table-cell office:value-type="float" office:value="0.230305976918181" calcext:value-type="float">
            <text:p>0.230305976918181</text:p>
          </table:table-cell>
          <table:table-cell office:value-type="float" office:value="0.240480353854955" calcext:value-type="float">
            <text:p>0.240480353854955</text:p>
          </table:table-cell>
          <table:table-cell office:value-type="float" office:value="0.0416124164290287" calcext:value-type="float">
            <text:p>0.041612416429029</text:p>
          </table:table-cell>
          <table:table-cell office:value-type="float" office:value="0.0654247104630726" calcext:value-type="float">
            <text:p>0.065424710463073</text:p>
          </table:table-cell>
          <table:table-cell office:value-type="float" office:value="0.0391161708357349" calcext:value-type="float">
            <text:p>0.039116170835735</text:p>
          </table:table-cell>
          <table:table-cell office:value-type="float" office:value="0.069445132811807" calcext:value-type="float">
            <text:p>0.069445132811807</text:p>
          </table:table-cell>
          <table:table-cell table:number-columns-repeated="4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43511644605673" calcext:value-type="float">
            <text:p>0.343511644605673</text:p>
          </table:table-cell>
          <table:table-cell office:value-type="float" office:value="0.39905478319606" calcext:value-type="float">
            <text:p>0.39905478319606</text:p>
          </table:table-cell>
          <table:table-cell office:value-type="float" office:value="0.345427102786956" calcext:value-type="float">
            <text:p>0.345427102786956</text:p>
          </table:table-cell>
          <table:table-cell office:value-type="float" office:value="0.400418472211736" calcext:value-type="float">
            <text:p>0.400418472211736</text:p>
          </table:table-cell>
          <table:table-cell office:value-type="float" office:value="6.11409309223811" calcext:value-type="float">
            <text:p>6.11409309223811</text:p>
          </table:table-cell>
          <table:table-cell office:value-type="float" office:value="8.40634220249684" calcext:value-type="float">
            <text:p>8.40634220249684</text:p>
          </table:table-cell>
          <table:table-cell office:value-type="float" office:value="6.30177639006504" calcext:value-type="float">
            <text:p>6.30177639006504</text:p>
          </table:table-cell>
          <table:table-cell office:value-type="float" office:value="8.44056685681294" calcext:value-type="float">
            <text:p>8.44056685681294</text:p>
          </table:table-cell>
          <table:table-cell office:value-type="float" office:value="0.230158329001088" calcext:value-type="float">
            <text:p>0.230158329001088</text:p>
          </table:table-cell>
          <table:table-cell office:value-type="float" office:value="0.252933523189602" calcext:value-type="float">
            <text:p>0.252933523189602</text:p>
          </table:table-cell>
          <table:table-cell office:value-type="float" office:value="0.232567564289371" calcext:value-type="float">
            <text:p>0.232567564289371</text:p>
          </table:table-cell>
          <table:table-cell office:value-type="float" office:value="0.248252074437477" calcext:value-type="float">
            <text:p>0.248252074437477</text:p>
          </table:table-cell>
          <table:table-cell office:value-type="float" office:value="0.0337809825925454" calcext:value-type="float">
            <text:p>0.033780982592546</text:p>
          </table:table-cell>
          <table:table-cell office:value-type="float" office:value="0.0494276469075829" calcext:value-type="float">
            <text:p>0.049427646907583</text:p>
          </table:table-cell>
          <table:table-cell office:value-type="float" office:value="0.0314392433002192" calcext:value-type="float">
            <text:p>0.031439243300219</text:p>
          </table:table-cell>
          <table:table-cell office:value-type="float" office:value="0.0532903290091263" calcext:value-type="float">
            <text:p>0.053290329009126</text:p>
          </table:table-cell>
          <table:table-cell table:number-columns-repeated="4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52435291113372" calcext:value-type="float">
            <text:p>0.352435291113372</text:p>
          </table:table-cell>
          <table:table-cell office:value-type="float" office:value="0.40153503573407" calcext:value-type="float">
            <text:p>0.40153503573407</text:p>
          </table:table-cell>
          <table:table-cell office:value-type="float" office:value="0.354093244750622" calcext:value-type="float">
            <text:p>0.354093244750622</text:p>
          </table:table-cell>
          <table:table-cell office:value-type="float" office:value="0.403558439744055" calcext:value-type="float">
            <text:p>0.403558439744055</text:p>
          </table:table-cell>
          <table:table-cell office:value-type="float" office:value="6.31152136643356" calcext:value-type="float">
            <text:p>6.31152136643356</text:p>
          </table:table-cell>
          <table:table-cell office:value-type="float" office:value="8.5758778615007" calcext:value-type="float">
            <text:p>8.5758778615007</text:p>
          </table:table-cell>
          <table:table-cell office:value-type="float" office:value="6.44764579918714" calcext:value-type="float">
            <text:p>6.44764579918714</text:p>
          </table:table-cell>
          <table:table-cell office:value-type="float" office:value="8.63597576927067" calcext:value-type="float">
            <text:p>8.63597576927067</text:p>
          </table:table-cell>
          <table:table-cell office:value-type="float" office:value="0.228598522651713" calcext:value-type="float">
            <text:p>0.228598522651713</text:p>
          </table:table-cell>
          <table:table-cell office:value-type="float" office:value="0.2367058911792" calcext:value-type="float">
            <text:p>0.2367058911792</text:p>
          </table:table-cell>
          <table:table-cell office:value-type="float" office:value="0.230037888317" calcext:value-type="float">
            <text:p>0.230037888317</text:p>
          </table:table-cell>
          <table:table-cell office:value-type="float" office:value="0.234014095836269" calcext:value-type="float">
            <text:p>0.234014095836269</text:p>
          </table:table-cell>
          <table:table-cell office:value-type="float" office:value="0.0383359673288796" calcext:value-type="float">
            <text:p>0.03833596732888</text:p>
          </table:table-cell>
          <table:table-cell office:value-type="float" office:value="0.0566536665311178" calcext:value-type="float">
            <text:p>0.056653666531118</text:p>
          </table:table-cell>
          <table:table-cell office:value-type="float" office:value="0.0359042747641856" calcext:value-type="float">
            <text:p>0.035904274764186</text:p>
          </table:table-cell>
          <table:table-cell office:value-type="float" office:value="0.0608472252471871" calcext:value-type="float">
            <text:p>0.060847225247187</text:p>
          </table:table-cell>
          <table:table-cell table:number-columns-repeated="4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49254435965057" calcext:value-type="float">
            <text:p>0.349254435965057</text:p>
          </table:table-cell>
          <table:table-cell office:value-type="float" office:value="0.40113594087418" calcext:value-type="float">
            <text:p>0.40113594087418</text:p>
          </table:table-cell>
          <table:table-cell office:value-type="float" office:value="0.351346275628162" calcext:value-type="float">
            <text:p>0.351346275628162</text:p>
          </table:table-cell>
          <table:table-cell office:value-type="float" office:value="0.403755984449445" calcext:value-type="float">
            <text:p>0.403755984449445</text:p>
          </table:table-cell>
          <table:table-cell office:value-type="float" office:value="6.0953140010702" calcext:value-type="float">
            <text:p>6.0953140010702</text:p>
          </table:table-cell>
          <table:table-cell office:value-type="float" office:value="8.1683373182259" calcext:value-type="float">
            <text:p>8.1683373182259</text:p>
          </table:table-cell>
          <table:table-cell office:value-type="float" office:value="6.2260774983129" calcext:value-type="float">
            <text:p>6.2260774983129</text:p>
          </table:table-cell>
          <table:table-cell office:value-type="float" office:value="8.30447954475037" calcext:value-type="float">
            <text:p>8.30447954475037</text:p>
          </table:table-cell>
          <table:table-cell office:value-type="float" office:value="0.228520452895164" calcext:value-type="float">
            <text:p>0.228520452895164</text:p>
          </table:table-cell>
          <table:table-cell office:value-type="float" office:value="0.238219480039249" calcext:value-type="float">
            <text:p>0.238219480039249</text:p>
          </table:table-cell>
          <table:table-cell office:value-type="float" office:value="0.230250549573822" calcext:value-type="float">
            <text:p>0.230250549573822</text:p>
          </table:table-cell>
          <table:table-cell office:value-type="float" office:value="0.234954129111042" calcext:value-type="float">
            <text:p>0.234954129111042</text:p>
          </table:table-cell>
          <table:table-cell office:value-type="float" office:value="0.0403860968971929" calcext:value-type="float">
            <text:p>0.040386096897193</text:p>
          </table:table-cell>
          <table:table-cell office:value-type="float" office:value="0.0587095735976131" calcext:value-type="float">
            <text:p>0.058709573597613</text:p>
          </table:table-cell>
          <table:table-cell office:value-type="float" office:value="0.0365723428718921" calcext:value-type="float">
            <text:p>0.036572342871892</text:p>
          </table:table-cell>
          <table:table-cell office:value-type="float" office:value="0.0653848239574032" calcext:value-type="float">
            <text:p>0.065384823957403</text:p>
          </table:table-cell>
          <table:table-cell table:number-columns-repeated="4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43664567730602" calcext:value-type="float">
            <text:p>0.343664567730602</text:p>
          </table:table-cell>
          <table:table-cell office:value-type="float" office:value="0.399999974453663" calcext:value-type="float">
            <text:p>0.399999974453663</text:p>
          </table:table-cell>
          <table:table-cell office:value-type="float" office:value="0.346435761994374" calcext:value-type="float">
            <text:p>0.346435761994374</text:p>
          </table:table-cell>
          <table:table-cell office:value-type="float" office:value="0.40350323459806" calcext:value-type="float">
            <text:p>0.40350323459806</text:p>
          </table:table-cell>
          <table:table-cell office:value-type="float" office:value="5.82804262048961" calcext:value-type="float">
            <text:p>5.82804262048961</text:p>
          </table:table-cell>
          <table:table-cell office:value-type="float" office:value="8.34680100907771" calcext:value-type="float">
            <text:p>8.34680100907771</text:p>
          </table:table-cell>
          <table:table-cell office:value-type="float" office:value="6.28152547438484" calcext:value-type="float">
            <text:p>6.28152547438484</text:p>
          </table:table-cell>
          <table:table-cell office:value-type="float" office:value="8.36782285497161" calcext:value-type="float">
            <text:p>8.36782285497161</text:p>
          </table:table-cell>
          <table:table-cell office:value-type="float" office:value="0.226470675317027" calcext:value-type="float">
            <text:p>0.226470675317027</text:p>
          </table:table-cell>
          <table:table-cell office:value-type="float" office:value="0.238634998914367" calcext:value-type="float">
            <text:p>0.238634998914367</text:p>
          </table:table-cell>
          <table:table-cell office:value-type="float" office:value="0.228481859174258" calcext:value-type="float">
            <text:p>0.228481859174258</text:p>
          </table:table-cell>
          <table:table-cell office:value-type="float" office:value="0.234659203591412" calcext:value-type="float">
            <text:p>0.234659203591412</text:p>
          </table:table-cell>
          <table:table-cell office:value-type="float" office:value="0.0410141467714411" calcext:value-type="float">
            <text:p>0.041014146771441</text:p>
          </table:table-cell>
          <table:table-cell office:value-type="float" office:value="0.0573921157893267" calcext:value-type="float">
            <text:p>0.057392115789327</text:p>
          </table:table-cell>
          <table:table-cell office:value-type="float" office:value="0.0366515813338363" calcext:value-type="float">
            <text:p>0.036651581333836</text:p>
          </table:table-cell>
          <table:table-cell office:value-type="float" office:value="0.0653206977051968" calcext:value-type="float">
            <text:p>0.065320697705197</text:p>
          </table:table-cell>
          <table:table-cell table:number-columns-repeated="4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45819733781397" calcext:value-type="float">
            <text:p>0.345819733781397</text:p>
          </table:table-cell>
          <table:table-cell office:value-type="float" office:value="0.400077866102633" calcext:value-type="float">
            <text:p>0.400077866102633</text:p>
          </table:table-cell>
          <table:table-cell office:value-type="float" office:value="0.348184652277271" calcext:value-type="float">
            <text:p>0.348184652277271</text:p>
          </table:table-cell>
          <table:table-cell office:value-type="float" office:value="0.404211724217365" calcext:value-type="float">
            <text:p>0.404211724217365</text:p>
          </table:table-cell>
          <table:table-cell office:value-type="float" office:value="5.77321895137578" calcext:value-type="float">
            <text:p>5.77321895137578</text:p>
          </table:table-cell>
          <table:table-cell office:value-type="float" office:value="7.94011621744805" calcext:value-type="float">
            <text:p>7.94011621744805</text:p>
          </table:table-cell>
          <table:table-cell office:value-type="float" office:value="6.11126095239186" calcext:value-type="float">
            <text:p>6.11126095239186</text:p>
          </table:table-cell>
          <table:table-cell office:value-type="float" office:value="8.10825997883064" calcext:value-type="float">
            <text:p>8.10825997883064</text:p>
          </table:table-cell>
          <table:table-cell office:value-type="float" office:value="0.227956980264955" calcext:value-type="float">
            <text:p>0.227956980264955</text:p>
          </table:table-cell>
          <table:table-cell office:value-type="float" office:value="0.238332147622382" calcext:value-type="float">
            <text:p>0.238332147622382</text:p>
          </table:table-cell>
          <table:table-cell office:value-type="float" office:value="0.229912495059739" calcext:value-type="float">
            <text:p>0.229912495059739</text:p>
          </table:table-cell>
          <table:table-cell office:value-type="float" office:value="0.234521867793097" calcext:value-type="float">
            <text:p>0.234521867793097</text:p>
          </table:table-cell>
          <table:table-cell office:value-type="float" office:value="0.0392877735527391" calcext:value-type="float">
            <text:p>0.039287773552739</text:p>
          </table:table-cell>
          <table:table-cell office:value-type="float" office:value="0.053996372798066" calcext:value-type="float">
            <text:p>0.053996372798066</text:p>
          </table:table-cell>
          <table:table-cell office:value-type="float" office:value="0.034800900445678" calcext:value-type="float">
            <text:p>0.034800900445678</text:p>
          </table:table-cell>
          <table:table-cell office:value-type="float" office:value="0.0621394448427419" calcext:value-type="float">
            <text:p>0.062139444842742</text:p>
          </table:table-cell>
          <table:table-cell table:number-columns-repeated="4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49201752143514" calcext:value-type="float">
            <text:p>0.349201752143514</text:p>
          </table:table-cell>
          <table:table-cell office:value-type="float" office:value="0.414022495304198" calcext:value-type="float">
            <text:p>0.414022495304198</text:p>
          </table:table-cell>
          <table:table-cell office:value-type="float" office:value="0.350828049223944" calcext:value-type="float">
            <text:p>0.350828049223944</text:p>
          </table:table-cell>
          <table:table-cell office:value-type="float" office:value="0.412308380117582" calcext:value-type="float">
            <text:p>0.412308380117582</text:p>
          </table:table-cell>
          <table:table-cell office:value-type="float" office:value="6.0524960152777" calcext:value-type="float">
            <text:p>6.0524960152777</text:p>
          </table:table-cell>
          <table:table-cell office:value-type="float" office:value="8.74645234402218" calcext:value-type="float">
            <text:p>8.74645234402218</text:p>
          </table:table-cell>
          <table:table-cell office:value-type="float" office:value="6.2739923219913" calcext:value-type="float">
            <text:p>6.2739923219913</text:p>
          </table:table-cell>
          <table:table-cell office:value-type="float" office:value="8.60743260672424" calcext:value-type="float">
            <text:p>8.60743260672424</text:p>
          </table:table-cell>
          <table:table-cell office:value-type="float" office:value="0.223277991387642" calcext:value-type="float">
            <text:p>0.223277991387642</text:p>
          </table:table-cell>
          <table:table-cell office:value-type="float" office:value="0.2326883431988" calcext:value-type="float">
            <text:p>0.2326883431988</text:p>
          </table:table-cell>
          <table:table-cell office:value-type="float" office:value="0.225083645846717" calcext:value-type="float">
            <text:p>0.225083645846717</text:p>
          </table:table-cell>
          <table:table-cell office:value-type="float" office:value="0.229097586422427" calcext:value-type="float">
            <text:p>0.229097586422427</text:p>
          </table:table-cell>
          <table:table-cell office:value-type="float" office:value="0.037810385747259" calcext:value-type="float">
            <text:p>0.037810385747259</text:p>
          </table:table-cell>
          <table:table-cell office:value-type="float" office:value="0.0562415461502564" calcext:value-type="float">
            <text:p>0.056241546150256</text:p>
          </table:table-cell>
          <table:table-cell office:value-type="float" office:value="0.0357612804383724" calcext:value-type="float">
            <text:p>0.035761280438372</text:p>
          </table:table-cell>
          <table:table-cell office:value-type="float" office:value="0.0598829261447439" calcext:value-type="float">
            <text:p>0.059882926144744</text:p>
          </table:table-cell>
          <table:table-cell table:number-columns-repeated="47"/>
        </table:table-row>
      </table:table>
      <table:table table:name="Redistribution_central" table:style-name="ta10">
        <office:forms form:automatic-focus="false" form:apply-design-mode="false"/>
        <table:table-column table:style-name="co8" table:number-columns-repeated="64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Gini sedlac. all income</text:p>
          </table:table-cell>
          <table:table-cell office:value-type="string" calcext:value-type="string">
            <text:p>Gini sedlac. labour income</text:p>
          </table:table-cell>
          <table:table-cell office:value-type="string" calcext:value-type="string">
            <text:p>Gini sedlac. labour and pension income</text:p>
          </table:table-cell>
          <table:table-cell office:value-type="string" calcext:value-type="string">
            <text:p>Gini sedlac. labour and family benefits income</text:p>
          </table:table-cell>
          <table:table-cell office:value-type="string" calcext:value-type="string">
            <text:p>Decile ratio. all income</text:p>
          </table:table-cell>
          <table:table-cell office:value-type="string" calcext:value-type="string">
            <text:p>Decile ratio. labour income</text:p>
          </table:table-cell>
          <table:table-cell office:value-type="string" calcext:value-type="string">
            <text:p>Decile ratio. labour and pension income</text:p>
          </table:table-cell>
          <table:table-cell office:value-type="string" calcext:value-type="string">
            <text:p>Decile ratio. labour and familiy benefits income</text:p>
          </table:table-cell>
          <table:table-cell office:value-type="string" calcext:value-type="string">
            <text:p>Top 10%. share of all income</text:p>
          </table:table-cell>
          <table:table-cell office:value-type="string" calcext:value-type="string">
            <text:p>Top 10%. share of labour income</text:p>
          </table:table-cell>
          <table:table-cell office:value-type="string" calcext:value-type="string">
            <text:p>Top 10%. share of labour and pension income</text:p>
          </table:table-cell>
          <table:table-cell office:value-type="string" calcext:value-type="string">
            <text:p>Top 10%. share of labour and familiy benefits income</text:p>
          </table:table-cell>
          <table:table-cell office:value-type="string" calcext:value-type="string">
            <text:p>Bottom 10%. share of all income</text:p>
          </table:table-cell>
          <table:table-cell office:value-type="string" calcext:value-type="string">
            <text:p>Bottom 10%. share of labour income</text:p>
          </table:table-cell>
          <table:table-cell office:value-type="string" calcext:value-type="string">
            <text:p>Bottom 10%. share of labour and pension income</text:p>
          </table:table-cell>
          <table:table-cell office:value-type="string" calcext:value-type="string">
            <text:p>Bottom 10%. share of labour and familiy benefits income</text:p>
          </table:table-cell>
          <table:table-cell table:number-columns-repeated="4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94829149499279" calcext:value-type="float">
            <text:p>0.394829149499279</text:p>
          </table:table-cell>
          <table:table-cell office:value-type="float" office:value="0.466282652786579" calcext:value-type="float">
            <text:p>0.466282652786579</text:p>
          </table:table-cell>
          <table:table-cell office:value-type="float" office:value="0.412046768215565" calcext:value-type="float">
            <text:p>0.412046768215565</text:p>
          </table:table-cell>
          <table:table-cell office:value-type="float" office:value="0.447665883522789" calcext:value-type="float">
            <text:p>0.447665883522789</text:p>
          </table:table-cell>
          <table:table-cell office:value-type="float" office:value="7.0923860719901" calcext:value-type="float">
            <text:p>7.0923860719901</text:p>
          </table:table-cell>
          <table:table-cell office:value-type="float" office:value="12.1618714542567" calcext:value-type="float">
            <text:p>12.1618714542567</text:p>
          </table:table-cell>
          <table:table-cell office:value-type="float" office:value="8.73890491888313" calcext:value-type="float">
            <text:p>8.73890491888313</text:p>
          </table:table-cell>
          <table:table-cell office:value-type="float" office:value="9.76705046711961" calcext:value-type="float">
            <text:p>9.76705046711961</text:p>
          </table:table-cell>
          <table:table-cell office:value-type="float" office:value="0.229886950479951" calcext:value-type="float">
            <text:p>0.229886950479951</text:p>
          </table:table-cell>
          <table:table-cell office:value-type="float" office:value="0.260532889905575" calcext:value-type="float">
            <text:p>0.260532889905575</text:p>
          </table:table-cell>
          <table:table-cell office:value-type="float" office:value="0.238964160144433" calcext:value-type="float">
            <text:p>0.238964160144433</text:p>
          </table:table-cell>
          <table:table-cell office:value-type="float" office:value="0.24755411999774" calcext:value-type="float">
            <text:p>0.24755411999774</text:p>
          </table:table-cell>
          <table:table-cell office:value-type="float" office:value="0.0314869324702347" calcext:value-type="float">
            <text:p>0.031486932470235</text:p>
          </table:table-cell>
          <table:table-cell office:value-type="float" office:value="0.0262172747434197" calcext:value-type="float">
            <text:p>0.02621727474342</text:p>
          </table:table-cell>
          <table:table-cell office:value-type="float" office:value="0.0236978525400559" calcext:value-type="float">
            <text:p>0.023697852540056</text:p>
          </table:table-cell>
          <table:table-cell office:value-type="float" office:value="0.0362960895108972" calcext:value-type="float">
            <text:p>0.036296089510897</text:p>
          </table:table-cell>
          <table:table-cell table:number-columns-repeated="4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93157569038148" calcext:value-type="float">
            <text:p>0.393157569038148</text:p>
          </table:table-cell>
          <table:table-cell office:value-type="float" office:value="0.439887321730189" calcext:value-type="float">
            <text:p>0.439887321730189</text:p>
          </table:table-cell>
          <table:table-cell office:value-type="float" office:value="0.405637610793011" calcext:value-type="float">
            <text:p>0.405637610793011</text:p>
          </table:table-cell>
          <table:table-cell office:value-type="float" office:value="0.432382476944565" calcext:value-type="float">
            <text:p>0.432382476944565</text:p>
          </table:table-cell>
          <table:table-cell office:value-type="float" office:value="6.91100011310985" calcext:value-type="float">
            <text:p>6.91100011310985</text:p>
          </table:table-cell>
          <table:table-cell office:value-type="float" office:value="10.1040302715419" calcext:value-type="float">
            <text:p>10.1040302715419</text:p>
          </table:table-cell>
          <table:table-cell office:value-type="float" office:value="8.02536002247353" calcext:value-type="float">
            <text:p>8.02536002247353</text:p>
          </table:table-cell>
          <table:table-cell office:value-type="float" office:value="8.61104036442593" calcext:value-type="float">
            <text:p>8.61104036442593</text:p>
          </table:table-cell>
          <table:table-cell office:value-type="float" office:value="0.22966609522748" calcext:value-type="float">
            <text:p>0.22966609522748</text:p>
          </table:table-cell>
          <table:table-cell office:value-type="float" office:value="0.252561243120454" calcext:value-type="float">
            <text:p>0.252561243120454</text:p>
          </table:table-cell>
          <table:table-cell office:value-type="float" office:value="0.236342825717694" calcext:value-type="float">
            <text:p>0.236342825717694</text:p>
          </table:table-cell>
          <table:table-cell office:value-type="float" office:value="0.243010199235155" calcext:value-type="float">
            <text:p>0.243010199235155</text:p>
          </table:table-cell>
          <table:table-cell office:value-type="float" office:value="0.0342368816999756" calcext:value-type="float">
            <text:p>0.034236881699976</text:p>
          </table:table-cell>
          <table:table-cell office:value-type="float" office:value="0.0282245464696407" calcext:value-type="float">
            <text:p>0.028224546469641</text:p>
          </table:table-cell>
          <table:table-cell office:value-type="float" office:value="0.0257265697541221" calcext:value-type="float">
            <text:p>0.025726569754122</text:p>
          </table:table-cell>
          <table:table-cell office:value-type="float" office:value="0.039520313948544" calcext:value-type="float">
            <text:p>0.039520313948544</text:p>
          </table:table-cell>
          <table:table-cell table:number-columns-repeated="4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94529501220736" calcext:value-type="float">
            <text:p>0.394529501220736</text:p>
          </table:table-cell>
          <table:table-cell office:value-type="float" office:value="0.440790510485428" calcext:value-type="float">
            <text:p>0.440790510485428</text:p>
          </table:table-cell>
          <table:table-cell office:value-type="float" office:value="0.409770398483215" calcext:value-type="float">
            <text:p>0.409770398483215</text:p>
          </table:table-cell>
          <table:table-cell office:value-type="float" office:value="0.428339853189208" calcext:value-type="float">
            <text:p>0.428339853189208</text:p>
          </table:table-cell>
          <table:table-cell office:value-type="float" office:value="6.82085139165126" calcext:value-type="float">
            <text:p>6.82085139165126</text:p>
          </table:table-cell>
          <table:table-cell office:value-type="float" office:value="10.3336073830865" calcext:value-type="float">
            <text:p>10.3336073830865</text:p>
          </table:table-cell>
          <table:table-cell office:value-type="float" office:value="8.13447255622665" calcext:value-type="float">
            <text:p>8.13447255622665</text:p>
          </table:table-cell>
          <table:table-cell office:value-type="float" office:value="8.5822595740985" calcext:value-type="float">
            <text:p>8.5822595740985</text:p>
          </table:table-cell>
          <table:table-cell office:value-type="float" office:value="0.231206906128275" calcext:value-type="float">
            <text:p>0.231206906128275</text:p>
          </table:table-cell>
          <table:table-cell office:value-type="float" office:value="0.255221729600004" calcext:value-type="float">
            <text:p>0.255221729600004</text:p>
          </table:table-cell>
          <table:table-cell office:value-type="float" office:value="0.239080851156172" calcext:value-type="float">
            <text:p>0.239080851156172</text:p>
          </table:table-cell>
          <table:table-cell office:value-type="float" office:value="0.244177799878335" calcext:value-type="float">
            <text:p>0.244177799878335</text:p>
          </table:table-cell>
          <table:table-cell office:value-type="float" office:value="0.0370621664042102" calcext:value-type="float">
            <text:p>0.03706216640421</text:p>
          </table:table-cell>
          <table:table-cell office:value-type="float" office:value="0.0266383087031445" calcext:value-type="float">
            <text:p>0.026638308703145</text:p>
          </table:table-cell>
          <table:table-cell office:value-type="float" office:value="0.0271180622391379" calcext:value-type="float">
            <text:p>0.027118062239138</text:p>
          </table:table-cell>
          <table:table-cell office:value-type="float" office:value="0.0397244730695759" calcext:value-type="float">
            <text:p>0.039724473069576</text:p>
          </table:table-cell>
          <table:table-cell table:number-columns-repeated="4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97367420211988" calcext:value-type="float">
            <text:p>0.397367420211988</text:p>
          </table:table-cell>
          <table:table-cell office:value-type="float" office:value="0.444477793559299" calcext:value-type="float">
            <text:p>0.444477793559299</text:p>
          </table:table-cell>
          <table:table-cell office:value-type="float" office:value="0.411571910593429" calcext:value-type="float">
            <text:p>0.411571910593429</text:p>
          </table:table-cell>
          <table:table-cell office:value-type="float" office:value="0.430039259328648" calcext:value-type="float">
            <text:p>0.430039259328648</text:p>
          </table:table-cell>
          <table:table-cell office:value-type="float" office:value="7.0252624171211" calcext:value-type="float">
            <text:p>7.0252624171211</text:p>
          </table:table-cell>
          <table:table-cell office:value-type="float" office:value="10.9173825227836" calcext:value-type="float">
            <text:p>10.9173825227836</text:p>
          </table:table-cell>
          <table:table-cell office:value-type="float" office:value="8.58647365915595" calcext:value-type="float">
            <text:p>8.58647365915595</text:p>
          </table:table-cell>
          <table:table-cell office:value-type="float" office:value="8.62819126499786" calcext:value-type="float">
            <text:p>8.62819126499786</text:p>
          </table:table-cell>
          <table:table-cell office:value-type="float" office:value="0.231238918610371" calcext:value-type="float">
            <text:p>0.231238918610371</text:p>
          </table:table-cell>
          <table:table-cell office:value-type="float" office:value="0.253808374722502" calcext:value-type="float">
            <text:p>0.253808374722502</text:p>
          </table:table-cell>
          <table:table-cell office:value-type="float" office:value="0.238120195920098" calcext:value-type="float">
            <text:p>0.238120195920098</text:p>
          </table:table-cell>
          <table:table-cell office:value-type="float" office:value="0.244023657469362" calcext:value-type="float">
            <text:p>0.244023657469362</text:p>
          </table:table-cell>
          <table:table-cell office:value-type="float" office:value="0.0362549150970094" calcext:value-type="float">
            <text:p>0.036254915097009</text:p>
          </table:table-cell>
          <table:table-cell office:value-type="float" office:value="0.0283019264882958" calcext:value-type="float">
            <text:p>0.028301926488296</text:p>
          </table:table-cell>
          <table:table-cell office:value-type="float" office:value="0.0274103090201651" calcext:value-type="float">
            <text:p>0.027410309020165</text:p>
          </table:table-cell>
          <table:table-cell office:value-type="float" office:value="0.040066422100053" calcext:value-type="float">
            <text:p>0.040066422100053</text:p>
          </table:table-cell>
          <table:table-cell table:number-columns-repeated="4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95846685031867" calcext:value-type="float">
            <text:p>0.395846685031867</text:p>
          </table:table-cell>
          <table:table-cell office:value-type="float" office:value="0.447780011039773" calcext:value-type="float">
            <text:p>0.447780011039773</text:p>
          </table:table-cell>
          <table:table-cell office:value-type="float" office:value="0.41123023519395" calcext:value-type="float">
            <text:p>0.41123023519395</text:p>
          </table:table-cell>
          <table:table-cell office:value-type="float" office:value="0.432106918255695" calcext:value-type="float">
            <text:p>0.432106918255695</text:p>
          </table:table-cell>
          <table:table-cell office:value-type="float" office:value="6.82322919563562" calcext:value-type="float">
            <text:p>6.82322919563562</text:p>
          </table:table-cell>
          <table:table-cell office:value-type="float" office:value="10.5798339261181" calcext:value-type="float">
            <text:p>10.5798339261181</text:p>
          </table:table-cell>
          <table:table-cell office:value-type="float" office:value="8.35559748541925" calcext:value-type="float">
            <text:p>8.35559748541925</text:p>
          </table:table-cell>
          <table:table-cell office:value-type="float" office:value="8.33499996701815" calcext:value-type="float">
            <text:p>8.33499996701815</text:p>
          </table:table-cell>
          <table:table-cell office:value-type="float" office:value="0.227901305192654" calcext:value-type="float">
            <text:p>0.227901305192654</text:p>
          </table:table-cell>
          <table:table-cell office:value-type="float" office:value="0.254380507260335" calcext:value-type="float">
            <text:p>0.254380507260335</text:p>
          </table:table-cell>
          <table:table-cell office:value-type="float" office:value="0.235571383495061" calcext:value-type="float">
            <text:p>0.235571383495061</text:p>
          </table:table-cell>
          <table:table-cell office:value-type="float" office:value="0.24352156920915" calcext:value-type="float">
            <text:p>0.24352156920915</text:p>
          </table:table-cell>
          <table:table-cell office:value-type="float" office:value="0.0365987227469221" calcext:value-type="float">
            <text:p>0.036598722746922</text:p>
          </table:table-cell>
          <table:table-cell office:value-type="float" office:value="0.027451229099207" calcext:value-type="float">
            <text:p>0.027451229099207</text:p>
          </table:table-cell>
          <table:table-cell office:value-type="float" office:value="0.0277914105754976" calcext:value-type="float">
            <text:p>0.027791410575498</text:p>
          </table:table-cell>
          <table:table-cell office:value-type="float" office:value="0.0390120892161255" calcext:value-type="float">
            <text:p>0.039012089216126</text:p>
          </table:table-cell>
          <table:table-cell table:number-columns-repeated="4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96067902603128" calcext:value-type="float">
            <text:p>0.396067902603128</text:p>
          </table:table-cell>
          <table:table-cell office:value-type="float" office:value="0.447665534865733" calcext:value-type="float">
            <text:p>0.447665534865733</text:p>
          </table:table-cell>
          <table:table-cell office:value-type="float" office:value="0.411741865029978" calcext:value-type="float">
            <text:p>0.411741865029978</text:p>
          </table:table-cell>
          <table:table-cell office:value-type="float" office:value="0.432486802555759" calcext:value-type="float">
            <text:p>0.432486802555759</text:p>
          </table:table-cell>
          <table:table-cell office:value-type="float" office:value="7.00798510068107" calcext:value-type="float">
            <text:p>7.00798510068107</text:p>
          </table:table-cell>
          <table:table-cell office:value-type="float" office:value="10.9579572375581" calcext:value-type="float">
            <text:p>10.9579572375581</text:p>
          </table:table-cell>
          <table:table-cell office:value-type="float" office:value="8.24059271716522" calcext:value-type="float">
            <text:p>8.24059271716522</text:p>
          </table:table-cell>
          <table:table-cell office:value-type="float" office:value="8.6414606344514" calcext:value-type="float">
            <text:p>8.6414606344514</text:p>
          </table:table-cell>
          <table:table-cell office:value-type="float" office:value="0.227587301213749" calcext:value-type="float">
            <text:p>0.227587301213749</text:p>
          </table:table-cell>
          <table:table-cell office:value-type="float" office:value="0.253065014104874" calcext:value-type="float">
            <text:p>0.253065014104874</text:p>
          </table:table-cell>
          <table:table-cell office:value-type="float" office:value="0.235932837585999" calcext:value-type="float">
            <text:p>0.235932837585999</text:p>
          </table:table-cell>
          <table:table-cell office:value-type="float" office:value="0.24116923962364" calcext:value-type="float">
            <text:p>0.24116923962364</text:p>
          </table:table-cell>
          <table:table-cell office:value-type="float" office:value="0.0376365286305652" calcext:value-type="float">
            <text:p>0.037636528630565</text:p>
          </table:table-cell>
          <table:table-cell office:value-type="float" office:value="0.0283797235779626" calcext:value-type="float">
            <text:p>0.028379723577963</text:p>
          </table:table-cell>
          <table:table-cell office:value-type="float" office:value="0.0272548695156941" calcext:value-type="float">
            <text:p>0.027254869515694</text:p>
          </table:table-cell>
          <table:table-cell office:value-type="float" office:value="0.0421231886318773" calcext:value-type="float">
            <text:p>0.042123188631877</text:p>
          </table:table-cell>
          <table:table-cell table:number-columns-repeated="4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98081773715666" calcext:value-type="float">
            <text:p>0.398081773715666</text:p>
          </table:table-cell>
          <table:table-cell office:value-type="float" office:value="0.44576901458806" calcext:value-type="float">
            <text:p>0.44576901458806</text:p>
          </table:table-cell>
          <table:table-cell office:value-type="float" office:value="0.412509768903501" calcext:value-type="float">
            <text:p>0.412509768903501</text:p>
          </table:table-cell>
          <table:table-cell office:value-type="float" office:value="0.431384164642211" calcext:value-type="float">
            <text:p>0.431384164642211</text:p>
          </table:table-cell>
          <table:table-cell office:value-type="float" office:value="6.93705748298749" calcext:value-type="float">
            <text:p>6.93705748298749</text:p>
          </table:table-cell>
          <table:table-cell office:value-type="float" office:value="10.7403039901541" calcext:value-type="float">
            <text:p>10.7403039901541</text:p>
          </table:table-cell>
          <table:table-cell office:value-type="float" office:value="8.38361473616822" calcext:value-type="float">
            <text:p>8.38361473616822</text:p>
          </table:table-cell>
          <table:table-cell office:value-type="float" office:value="8.34848648757415" calcext:value-type="float">
            <text:p>8.34848648757415</text:p>
          </table:table-cell>
          <table:table-cell office:value-type="float" office:value="0.23176359907091" calcext:value-type="float">
            <text:p>0.23176359907091</text:p>
          </table:table-cell>
          <table:table-cell office:value-type="float" office:value="0.255732236630272" calcext:value-type="float">
            <text:p>0.255732236630272</text:p>
          </table:table-cell>
          <table:table-cell office:value-type="float" office:value="0.239400078624581" calcext:value-type="float">
            <text:p>0.239400078624581</text:p>
          </table:table-cell>
          <table:table-cell office:value-type="float" office:value="0.24504008497243" calcext:value-type="float">
            <text:p>0.24504008497243</text:p>
          </table:table-cell>
          <table:table-cell office:value-type="float" office:value="0.0378331931338803" calcext:value-type="float">
            <text:p>0.03783319313388</text:p>
          </table:table-cell>
          <table:table-cell office:value-type="float" office:value="0.0291869608081643" calcext:value-type="float">
            <text:p>0.029186960808164</text:p>
          </table:table-cell>
          <table:table-cell office:value-type="float" office:value="0.0280831290751954" calcext:value-type="float">
            <text:p>0.028083129075196</text:p>
          </table:table-cell>
          <table:table-cell office:value-type="float" office:value="0.0419204998863615" calcext:value-type="float">
            <text:p>0.041920499886362</text:p>
          </table:table-cell>
          <table:table-cell table:number-columns-repeated="4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89247915488908" calcext:value-type="float">
            <text:p>0.389247915488908</text:p>
          </table:table-cell>
          <table:table-cell office:value-type="float" office:value="0.444524072658265" calcext:value-type="float">
            <text:p>0.444524072658265</text:p>
          </table:table-cell>
          <table:table-cell office:value-type="float" office:value="0.407064790983859" calcext:value-type="float">
            <text:p>0.407064790983859</text:p>
          </table:table-cell>
          <table:table-cell office:value-type="float" office:value="0.425383338196076" calcext:value-type="float">
            <text:p>0.425383338196076</text:p>
          </table:table-cell>
          <table:table-cell office:value-type="float" office:value="6.79395270882675" calcext:value-type="float">
            <text:p>6.79395270882675</text:p>
          </table:table-cell>
          <table:table-cell office:value-type="float" office:value="10.4794955915701" calcext:value-type="float">
            <text:p>10.4794955915701</text:p>
          </table:table-cell>
          <table:table-cell office:value-type="float" office:value="8.2262121465483" calcext:value-type="float">
            <text:p>8.2262121465483</text:p>
          </table:table-cell>
          <table:table-cell office:value-type="float" office:value="8.35110855525472" calcext:value-type="float">
            <text:p>8.35110855525472</text:p>
          </table:table-cell>
          <table:table-cell office:value-type="float" office:value="0.218415913150575" calcext:value-type="float">
            <text:p>0.218415913150575</text:p>
          </table:table-cell>
          <table:table-cell office:value-type="float" office:value="0.242581594500521" calcext:value-type="float">
            <text:p>0.242581594500521</text:p>
          </table:table-cell>
          <table:table-cell office:value-type="float" office:value="0.228763874656105" calcext:value-type="float">
            <text:p>0.228763874656105</text:p>
          </table:table-cell>
          <table:table-cell office:value-type="float" office:value="0.227877460173397" calcext:value-type="float">
            <text:p>0.227877460173397</text:p>
          </table:table-cell>
          <table:table-cell office:value-type="float" office:value="0.036057599276513" calcext:value-type="float">
            <text:p>0.036057599276513</text:p>
          </table:table-cell>
          <table:table-cell office:value-type="float" office:value="0.0280078244662119" calcext:value-type="float">
            <text:p>0.028007824466212</text:p>
          </table:table-cell>
          <table:table-cell office:value-type="float" office:value="0.0267337074813959" calcext:value-type="float">
            <text:p>0.026733707481396</text:p>
          </table:table-cell>
          <table:table-cell office:value-type="float" office:value="0.0404232424136916" calcext:value-type="float">
            <text:p>0.040423242413692</text:p>
          </table:table-cell>
          <table:table-cell table:number-columns-repeated="4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91644336337794" calcext:value-type="float">
            <text:p>0.391644336337794</text:p>
          </table:table-cell>
          <table:table-cell office:value-type="float" office:value="0.449107433628061" calcext:value-type="float">
            <text:p>0.449107433628061</text:p>
          </table:table-cell>
          <table:table-cell office:value-type="float" office:value="0.412213495382211" calcext:value-type="float">
            <text:p>0.412213495382211</text:p>
          </table:table-cell>
          <table:table-cell office:value-type="float" office:value="0.427111975429666" calcext:value-type="float">
            <text:p>0.427111975429666</text:p>
          </table:table-cell>
          <table:table-cell office:value-type="float" office:value="6.77746002291332" calcext:value-type="float">
            <text:p>6.77746002291332</text:p>
          </table:table-cell>
          <table:table-cell office:value-type="float" office:value="10.6930591301617" calcext:value-type="float">
            <text:p>10.6930591301617</text:p>
          </table:table-cell>
          <table:table-cell office:value-type="float" office:value="8.58505718412281" calcext:value-type="float">
            <text:p>8.58505718412281</text:p>
          </table:table-cell>
          <table:table-cell office:value-type="float" office:value="8.17834686908246" calcext:value-type="float">
            <text:p>8.17834686908246</text:p>
          </table:table-cell>
          <table:table-cell office:value-type="float" office:value="0.220966004118251" calcext:value-type="float">
            <text:p>0.220966004118251</text:p>
          </table:table-cell>
          <table:table-cell office:value-type="float" office:value="0.250064685559205" calcext:value-type="float">
            <text:p>0.250064685559205</text:p>
          </table:table-cell>
          <table:table-cell office:value-type="float" office:value="0.233218975582598" calcext:value-type="float">
            <text:p>0.233218975582598</text:p>
          </table:table-cell>
          <table:table-cell office:value-type="float" office:value="0.23267763697946" calcext:value-type="float">
            <text:p>0.23267763697946</text:p>
          </table:table-cell>
          <table:table-cell office:value-type="float" office:value="0.0374070584771887" calcext:value-type="float">
            <text:p>0.037407058477189</text:p>
          </table:table-cell>
          <table:table-cell office:value-type="float" office:value="0.0276131258161958" calcext:value-type="float">
            <text:p>0.027613125816196</text:p>
          </table:table-cell>
          <table:table-cell office:value-type="float" office:value="0.0273122535501753" calcext:value-type="float">
            <text:p>0.027312253550175</text:p>
          </table:table-cell>
          <table:table-cell office:value-type="float" office:value="0.0409512978682364" calcext:value-type="float">
            <text:p>0.040951297868236</text:p>
          </table:table-cell>
          <table:table-cell table:number-columns-repeated="4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89668118769454" calcext:value-type="float">
            <text:p>0.389668118769454</text:p>
          </table:table-cell>
          <table:table-cell office:value-type="float" office:value="0.449902283746158" calcext:value-type="float">
            <text:p>0.449902283746158</text:p>
          </table:table-cell>
          <table:table-cell office:value-type="float" office:value="0.408300765454686" calcext:value-type="float">
            <text:p>0.408300765454686</text:p>
          </table:table-cell>
          <table:table-cell office:value-type="float" office:value="0.430055658720093" calcext:value-type="float">
            <text:p>0.430055658720093</text:p>
          </table:table-cell>
          <table:table-cell office:value-type="float" office:value="6.73814157631832" calcext:value-type="float">
            <text:p>6.73814157631832</text:p>
          </table:table-cell>
          <table:table-cell office:value-type="float" office:value="10.9590768714902" calcext:value-type="float">
            <text:p>10.9590768714902</text:p>
          </table:table-cell>
          <table:table-cell office:value-type="float" office:value="8.33511223491455" calcext:value-type="float">
            <text:p>8.33511223491455</text:p>
          </table:table-cell>
          <table:table-cell office:value-type="float" office:value="8.51587700922006" calcext:value-type="float">
            <text:p>8.51587700922006</text:p>
          </table:table-cell>
          <table:table-cell office:value-type="float" office:value="0.221658838041635" calcext:value-type="float">
            <text:p>0.221658838041635</text:p>
          </table:table-cell>
          <table:table-cell office:value-type="float" office:value="0.247795754945018" calcext:value-type="float">
            <text:p>0.247795754945018</text:p>
          </table:table-cell>
          <table:table-cell office:value-type="float" office:value="0.232155116477041" calcext:value-type="float">
            <text:p>0.232155116477041</text:p>
          </table:table-cell>
          <table:table-cell office:value-type="float" office:value="0.232705685980026" calcext:value-type="float">
            <text:p>0.232705685980026</text:p>
          </table:table-cell>
          <table:table-cell office:value-type="float" office:value="0.036724930008887" calcext:value-type="float">
            <text:p>0.036724930008887</text:p>
          </table:table-cell>
          <table:table-cell office:value-type="float" office:value="0.0281532790904709" calcext:value-type="float">
            <text:p>0.028153279090471</text:p>
          </table:table-cell>
          <table:table-cell office:value-type="float" office:value="0.0272257280342731" calcext:value-type="float">
            <text:p>0.027225728034273</text:p>
          </table:table-cell>
          <table:table-cell office:value-type="float" office:value="0.0408866568865591" calcext:value-type="float">
            <text:p>0.040886656886559</text:p>
          </table:table-cell>
          <table:table-cell table:number-columns-repeated="4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92668508823212" calcext:value-type="float">
            <text:p>0.392668508823212</text:p>
          </table:table-cell>
          <table:table-cell office:value-type="float" office:value="0.449654289343474" calcext:value-type="float">
            <text:p>0.449654289343474</text:p>
          </table:table-cell>
          <table:table-cell office:value-type="float" office:value="0.409367618681895" calcext:value-type="float">
            <text:p>0.409367618681895</text:p>
          </table:table-cell>
          <table:table-cell office:value-type="float" office:value="0.431887742090315" calcext:value-type="float">
            <text:p>0.431887742090315</text:p>
          </table:table-cell>
          <table:table-cell office:value-type="float" office:value="6.93560437109322" calcext:value-type="float">
            <text:p>6.93560437109322</text:p>
          </table:table-cell>
          <table:table-cell office:value-type="float" office:value="11.1027164211028" calcext:value-type="float">
            <text:p>11.1027164211028</text:p>
          </table:table-cell>
          <table:table-cell office:value-type="float" office:value="8.4818175243642" calcext:value-type="float">
            <text:p>8.4818175243642</text:p>
          </table:table-cell>
          <table:table-cell office:value-type="float" office:value="8.79223611923619" calcext:value-type="float">
            <text:p>8.79223611923619</text:p>
          </table:table-cell>
          <table:table-cell office:value-type="float" office:value="0.219459968444853" calcext:value-type="float">
            <text:p>0.219459968444853</text:p>
          </table:table-cell>
          <table:table-cell office:value-type="float" office:value="0.246693380195833" calcext:value-type="float">
            <text:p>0.246693380195833</text:p>
          </table:table-cell>
          <table:table-cell office:value-type="float" office:value="0.22919347750676" calcext:value-type="float">
            <text:p>0.22919347750676</text:p>
          </table:table-cell>
          <table:table-cell office:value-type="float" office:value="0.232800348367151" calcext:value-type="float">
            <text:p>0.232800348367151</text:p>
          </table:table-cell>
          <table:table-cell office:value-type="float" office:value="0.0374289546217006" calcext:value-type="float">
            <text:p>0.037428954621701</text:p>
          </table:table-cell>
          <table:table-cell office:value-type="float" office:value="0.0278747930289618" calcext:value-type="float">
            <text:p>0.027874793028962</text:p>
          </table:table-cell>
          <table:table-cell office:value-type="float" office:value="0.0282380608057171" calcext:value-type="float">
            <text:p>0.028238060805717</text:p>
          </table:table-cell>
          <table:table-cell office:value-type="float" office:value="0.0400811618036327" calcext:value-type="float">
            <text:p>0.040081161803633</text:p>
          </table:table-cell>
          <table:table-cell table:number-columns-repeated="4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85383773516262" calcext:value-type="float">
            <text:p>0.385383773516262</text:p>
          </table:table-cell>
          <table:table-cell office:value-type="float" office:value="0.44426056398056" calcext:value-type="float">
            <text:p>0.44426056398056</text:p>
          </table:table-cell>
          <table:table-cell office:value-type="float" office:value="0.403571041125685" calcext:value-type="float">
            <text:p>0.403571041125685</text:p>
          </table:table-cell>
          <table:table-cell office:value-type="float" office:value="0.424933117914491" calcext:value-type="float">
            <text:p>0.424933117914491</text:p>
          </table:table-cell>
          <table:table-cell office:value-type="float" office:value="6.7023202494047" calcext:value-type="float">
            <text:p>6.7023202494047</text:p>
          </table:table-cell>
          <table:table-cell office:value-type="float" office:value="10.8220442498022" calcext:value-type="float">
            <text:p>10.8220442498022</text:p>
          </table:table-cell>
          <table:table-cell office:value-type="float" office:value="8.14209874866789" calcext:value-type="float">
            <text:p>8.14209874866789</text:p>
          </table:table-cell>
          <table:table-cell office:value-type="float" office:value="8.38624112578008" calcext:value-type="float">
            <text:p>8.38624112578008</text:p>
          </table:table-cell>
          <table:table-cell office:value-type="float" office:value="0.215714546744915" calcext:value-type="float">
            <text:p>0.215714546744915</text:p>
          </table:table-cell>
          <table:table-cell office:value-type="float" office:value="0.240083903280004" calcext:value-type="float">
            <text:p>0.240083903280004</text:p>
          </table:table-cell>
          <table:table-cell office:value-type="float" office:value="0.225755129292487" calcext:value-type="float">
            <text:p>0.225755129292487</text:p>
          </table:table-cell>
          <table:table-cell office:value-type="float" office:value="0.225757965789712" calcext:value-type="float">
            <text:p>0.225757965789712</text:p>
          </table:table-cell>
          <table:table-cell office:value-type="float" office:value="0.0386862415511047" calcext:value-type="float">
            <text:p>0.038686241551105</text:p>
          </table:table-cell>
          <table:table-cell office:value-type="float" office:value="0.0307024807269663" calcext:value-type="float">
            <text:p>0.030702480726966</text:p>
          </table:table-cell>
          <table:table-cell office:value-type="float" office:value="0.0294912693710455" calcext:value-type="float">
            <text:p>0.029491269371046</text:p>
          </table:table-cell>
          <table:table-cell office:value-type="float" office:value="0.0429660125419904" calcext:value-type="float">
            <text:p>0.042966012541991</text:p>
          </table:table-cell>
          <table:table-cell table:number-columns-repeated="4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87538995469167" calcext:value-type="float">
            <text:p>0.387538995469167</text:p>
          </table:table-cell>
          <table:table-cell office:value-type="float" office:value="0.447967411994538" calcext:value-type="float">
            <text:p>0.447967411994538</text:p>
          </table:table-cell>
          <table:table-cell office:value-type="float" office:value="0.408053112354735" calcext:value-type="float">
            <text:p>0.408053112354735</text:p>
          </table:table-cell>
          <table:table-cell office:value-type="float" office:value="0.423697664126009" calcext:value-type="float">
            <text:p>0.423697664126009</text:p>
          </table:table-cell>
          <table:table-cell office:value-type="float" office:value="6.71383964192703" calcext:value-type="float">
            <text:p>6.71383964192703</text:p>
          </table:table-cell>
          <table:table-cell office:value-type="float" office:value="11.0486950189488" calcext:value-type="float">
            <text:p>11.0486950189488</text:p>
          </table:table-cell>
          <table:table-cell office:value-type="float" office:value="8.45302141633329" calcext:value-type="float">
            <text:p>8.45302141633329</text:p>
          </table:table-cell>
          <table:table-cell office:value-type="float" office:value="8.36333015505328" calcext:value-type="float">
            <text:p>8.36333015505328</text:p>
          </table:table-cell>
          <table:table-cell office:value-type="float" office:value="0.215062195162174" calcext:value-type="float">
            <text:p>0.215062195162174</text:p>
          </table:table-cell>
          <table:table-cell office:value-type="float" office:value="0.241611301163229" calcext:value-type="float">
            <text:p>0.241611301163229</text:p>
          </table:table-cell>
          <table:table-cell office:value-type="float" office:value="0.226785046498747" calcext:value-type="float">
            <text:p>0.226785046498747</text:p>
          </table:table-cell>
          <table:table-cell office:value-type="float" office:value="0.225126449757351" calcext:value-type="float">
            <text:p>0.225126449757351</text:p>
          </table:table-cell>
          <table:table-cell office:value-type="float" office:value="0.0381474828551381" calcext:value-type="float">
            <text:p>0.038147482855138</text:p>
          </table:table-cell>
          <table:table-cell office:value-type="float" office:value="0.0282157662900745" calcext:value-type="float">
            <text:p>0.028215766290075</text:p>
          </table:table-cell>
          <table:table-cell office:value-type="float" office:value="0.0277041090930663" calcext:value-type="float">
            <text:p>0.027704109093066</text:p>
          </table:table-cell>
          <table:table-cell office:value-type="float" office:value="0.0419653775265288" calcext:value-type="float">
            <text:p>0.041965377526529</text:p>
          </table:table-cell>
          <table:table-cell table:number-columns-repeated="4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86530666515906" calcext:value-type="float">
            <text:p>0.386530666515906</text:p>
          </table:table-cell>
          <table:table-cell office:value-type="float" office:value="0.44597139394117" calcext:value-type="float">
            <text:p>0.44597139394117</text:p>
          </table:table-cell>
          <table:table-cell office:value-type="float" office:value="0.405002152717547" calcext:value-type="float">
            <text:p>0.405002152717547</text:p>
          </table:table-cell>
          <table:table-cell office:value-type="float" office:value="0.426530953530431" calcext:value-type="float">
            <text:p>0.426530953530431</text:p>
          </table:table-cell>
          <table:table-cell office:value-type="float" office:value="6.72411364251241" calcext:value-type="float">
            <text:p>6.72411364251241</text:p>
          </table:table-cell>
          <table:table-cell office:value-type="float" office:value="10.9734232229348" calcext:value-type="float">
            <text:p>10.9734232229348</text:p>
          </table:table-cell>
          <table:table-cell office:value-type="float" office:value="8.38869489743043" calcext:value-type="float">
            <text:p>8.38869489743043</text:p>
          </table:table-cell>
          <table:table-cell office:value-type="float" office:value="8.41324499902241" calcext:value-type="float">
            <text:p>8.41324499902241</text:p>
          </table:table-cell>
          <table:table-cell office:value-type="float" office:value="0.216677500573986" calcext:value-type="float">
            <text:p>0.216677500573986</text:p>
          </table:table-cell>
          <table:table-cell office:value-type="float" office:value="0.244388522623214" calcext:value-type="float">
            <text:p>0.244388522623214</text:p>
          </table:table-cell>
          <table:table-cell office:value-type="float" office:value="0.226847107717107" calcext:value-type="float">
            <text:p>0.226847107717107</text:p>
          </table:table-cell>
          <table:table-cell office:value-type="float" office:value="0.229791943747005" calcext:value-type="float">
            <text:p>0.229791943747005</text:p>
          </table:table-cell>
          <table:table-cell office:value-type="float" office:value="0.0383638777506848" calcext:value-type="float">
            <text:p>0.038363877750685</text:p>
          </table:table-cell>
          <table:table-cell office:value-type="float" office:value="0.0298307107458833" calcext:value-type="float">
            <text:p>0.029830710745883</text:p>
          </table:table-cell>
          <table:table-cell office:value-type="float" office:value="0.0284346753610522" calcext:value-type="float">
            <text:p>0.028434675361052</text:p>
          </table:table-cell>
          <table:table-cell office:value-type="float" office:value="0.0429760044969876" calcext:value-type="float">
            <text:p>0.042976004496988</text:p>
          </table:table-cell>
          <table:table-cell table:number-columns-repeated="4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91826946353471" calcext:value-type="float">
            <text:p>0.391826946353471</text:p>
          </table:table-cell>
          <table:table-cell office:value-type="float" office:value="0.450374310698588" calcext:value-type="float">
            <text:p>0.450374310698588</text:p>
          </table:table-cell>
          <table:table-cell office:value-type="float" office:value="0.409235807688584" calcext:value-type="float">
            <text:p>0.409235807688584</text:p>
          </table:table-cell>
          <table:table-cell office:value-type="float" office:value="0.430584842753871" calcext:value-type="float">
            <text:p>0.430584842753871</text:p>
          </table:table-cell>
          <table:table-cell office:value-type="float" office:value="6.62099992775084" calcext:value-type="float">
            <text:p>6.62099992775084</text:p>
          </table:table-cell>
          <table:table-cell office:value-type="float" office:value="10.7645806976214" calcext:value-type="float">
            <text:p>10.7645806976214</text:p>
          </table:table-cell>
          <table:table-cell office:value-type="float" office:value="8.07116165837168" calcext:value-type="float">
            <text:p>8.07116165837168</text:p>
          </table:table-cell>
          <table:table-cell office:value-type="float" office:value="8.34006663261015" calcext:value-type="float">
            <text:p>8.34006663261015</text:p>
          </table:table-cell>
          <table:table-cell office:value-type="float" office:value="0.221287353900357" calcext:value-type="float">
            <text:p>0.221287353900357</text:p>
          </table:table-cell>
          <table:table-cell office:value-type="float" office:value="0.2489144718451" calcext:value-type="float">
            <text:p>0.2489144718451</text:p>
          </table:table-cell>
          <table:table-cell office:value-type="float" office:value="0.231308235555035" calcext:value-type="float">
            <text:p>0.231308235555035</text:p>
          </table:table-cell>
          <table:table-cell office:value-type="float" office:value="0.234566047596414" calcext:value-type="float">
            <text:p>0.234566047596414</text:p>
          </table:table-cell>
          <table:table-cell office:value-type="float" office:value="0.0410944543458398" calcext:value-type="float">
            <text:p>0.04109445434584</text:p>
          </table:table-cell>
          <table:table-cell office:value-type="float" office:value="0.0315435575472891" calcext:value-type="float">
            <text:p>0.031543557547289</text:p>
          </table:table-cell>
          <table:table-cell office:value-type="float" office:value="0.0301781123957825" calcext:value-type="float">
            <text:p>0.030178112395783</text:p>
          </table:table-cell>
          <table:table-cell office:value-type="float" office:value="0.045989986426345" calcext:value-type="float">
            <text:p>0.045989986426345</text:p>
          </table:table-cell>
          <table:table-cell table:number-columns-repeated="4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513728198073" calcext:value-type="float">
            <text:p>0.39513728198073</text:p>
          </table:table-cell>
          <table:table-cell office:value-type="float" office:value="0.449928069148251" calcext:value-type="float">
            <text:p>0.449928069148251</text:p>
          </table:table-cell>
          <table:table-cell office:value-type="float" office:value="0.411898110875936" calcext:value-type="float">
            <text:p>0.411898110875936</text:p>
          </table:table-cell>
          <table:table-cell office:value-type="float" office:value="0.431713971975781" calcext:value-type="float">
            <text:p>0.431713971975781</text:p>
          </table:table-cell>
          <table:table-cell office:value-type="float" office:value="6.67165818173508" calcext:value-type="float">
            <text:p>6.67165818173508</text:p>
          </table:table-cell>
          <table:table-cell office:value-type="float" office:value="10.5798988598906" calcext:value-type="float">
            <text:p>10.5798988598906</text:p>
          </table:table-cell>
          <table:table-cell office:value-type="float" office:value="8.32022115080975" calcext:value-type="float">
            <text:p>8.32022115080975</text:p>
          </table:table-cell>
          <table:table-cell office:value-type="float" office:value="8.51048960699445" calcext:value-type="float">
            <text:p>8.51048960699445</text:p>
          </table:table-cell>
          <table:table-cell office:value-type="float" office:value="0.223923902258726" calcext:value-type="float">
            <text:p>0.223923902258726</text:p>
          </table:table-cell>
          <table:table-cell office:value-type="float" office:value="0.257016630760354" calcext:value-type="float">
            <text:p>0.257016630760354</text:p>
          </table:table-cell>
          <table:table-cell office:value-type="float" office:value="0.23360704298957" calcext:value-type="float">
            <text:p>0.23360704298957</text:p>
          </table:table-cell>
          <table:table-cell office:value-type="float" office:value="0.243009697507572" calcext:value-type="float">
            <text:p>0.243009697507572</text:p>
          </table:table-cell>
          <table:table-cell office:value-type="float" office:value="0.0398025878834241" calcext:value-type="float">
            <text:p>0.039802587883424</text:p>
          </table:table-cell>
          <table:table-cell office:value-type="float" office:value="0.0306794223062461" calcext:value-type="float">
            <text:p>0.030679422306246</text:p>
          </table:table-cell>
          <table:table-cell office:value-type="float" office:value="0.0306244994594518" calcext:value-type="float">
            <text:p>0.030624499459452</text:p>
          </table:table-cell>
          <table:table-cell office:value-type="float" office:value="0.0427406233358516" calcext:value-type="float">
            <text:p>0.042740623335852</text:p>
          </table:table-cell>
          <table:table-cell table:number-columns-repeated="4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88577634007942" calcext:value-type="float">
            <text:p>0.388577634007942</text:p>
          </table:table-cell>
          <table:table-cell office:value-type="float" office:value="0.449323159441545" calcext:value-type="float">
            <text:p>0.449323159441545</text:p>
          </table:table-cell>
          <table:table-cell office:value-type="float" office:value="0.408825843114314" calcext:value-type="float">
            <text:p>0.408825843114314</text:p>
          </table:table-cell>
          <table:table-cell office:value-type="float" office:value="0.426551601373064" calcext:value-type="float">
            <text:p>0.426551601373064</text:p>
          </table:table-cell>
          <table:table-cell office:value-type="float" office:value="6.40787877024842" calcext:value-type="float">
            <text:p>6.40787877024842</text:p>
          </table:table-cell>
          <table:table-cell office:value-type="float" office:value="10.8025450902205" calcext:value-type="float">
            <text:p>10.8025450902205</text:p>
          </table:table-cell>
          <table:table-cell office:value-type="float" office:value="8.12513645107176" calcext:value-type="float">
            <text:p>8.12513645107176</text:p>
          </table:table-cell>
          <table:table-cell office:value-type="float" office:value="8.26602765016178" calcext:value-type="float">
            <text:p>8.26602765016178</text:p>
          </table:table-cell>
          <table:table-cell office:value-type="float" office:value="0.218664912818428" calcext:value-type="float">
            <text:p>0.218664912818428</text:p>
          </table:table-cell>
          <table:table-cell office:value-type="float" office:value="0.25390853793185" calcext:value-type="float">
            <text:p>0.25390853793185</text:p>
          </table:table-cell>
          <table:table-cell office:value-type="float" office:value="0.230638881619654" calcext:value-type="float">
            <text:p>0.230638881619654</text:p>
          </table:table-cell>
          <table:table-cell office:value-type="float" office:value="0.23658101264819" calcext:value-type="float">
            <text:p>0.23658101264819</text:p>
          </table:table-cell>
          <table:table-cell office:value-type="float" office:value="0.0380041730723767" calcext:value-type="float">
            <text:p>0.038004173072377</text:p>
          </table:table-cell>
          <table:table-cell office:value-type="float" office:value="0.0271770711269189" calcext:value-type="float">
            <text:p>0.027177071126919</text:p>
          </table:table-cell>
          <table:table-cell office:value-type="float" office:value="0.0279091345279562" calcext:value-type="float">
            <text:p>0.027909134527956</text:p>
          </table:table-cell>
          <table:table-cell office:value-type="float" office:value="0.0404946618389897" calcext:value-type="float">
            <text:p>0.04049466183899</text:p>
          </table:table-cell>
          <table:table-cell table:number-columns-repeated="4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91043027962825" calcext:value-type="float">
            <text:p>0.391043027962825</text:p>
          </table:table-cell>
          <table:table-cell office:value-type="float" office:value="0.449220751585329" calcext:value-type="float">
            <text:p>0.449220751585329</text:p>
          </table:table-cell>
          <table:table-cell office:value-type="float" office:value="0.410931164091992" calcext:value-type="float">
            <text:p>0.410931164091992</text:p>
          </table:table-cell>
          <table:table-cell office:value-type="float" office:value="0.428212322223749" calcext:value-type="float">
            <text:p>0.428212322223749</text:p>
          </table:table-cell>
          <table:table-cell office:value-type="float" office:value="6.4630227018895" calcext:value-type="float">
            <text:p>6.4630227018895</text:p>
          </table:table-cell>
          <table:table-cell office:value-type="float" office:value="10.7410024264972" calcext:value-type="float">
            <text:p>10.7410024264972</text:p>
          </table:table-cell>
          <table:table-cell office:value-type="float" office:value="8.09171563868804" calcext:value-type="float">
            <text:p>8.09171563868804</text:p>
          </table:table-cell>
          <table:table-cell office:value-type="float" office:value="8.21125660114151" calcext:value-type="float">
            <text:p>8.21125660114151</text:p>
          </table:table-cell>
          <table:table-cell office:value-type="float" office:value="0.222811966608714" calcext:value-type="float">
            <text:p>0.222811966608714</text:p>
          </table:table-cell>
          <table:table-cell office:value-type="float" office:value="0.257252790685039" calcext:value-type="float">
            <text:p>0.257252790685039</text:p>
          </table:table-cell>
          <table:table-cell office:value-type="float" office:value="0.23380825527258" calcext:value-type="float">
            <text:p>0.23380825527258</text:p>
          </table:table-cell>
          <table:table-cell office:value-type="float" office:value="0.24124975579767" calcext:value-type="float">
            <text:p>0.24124975579767</text:p>
          </table:table-cell>
          <table:table-cell office:value-type="float" office:value="0.0397566494054706" calcext:value-type="float">
            <text:p>0.039756649405471</text:p>
          </table:table-cell>
          <table:table-cell office:value-type="float" office:value="0.0289156075912586" calcext:value-type="float">
            <text:p>0.028915607591259</text:p>
          </table:table-cell>
          <table:table-cell office:value-type="float" office:value="0.0284748120138397" calcext:value-type="float">
            <text:p>0.02847481201384</text:p>
          </table:table-cell>
          <table:table-cell office:value-type="float" office:value="0.0438086381114551" calcext:value-type="float">
            <text:p>0.043808638111455</text:p>
          </table:table-cell>
          <table:table-cell table:number-columns-repeated="4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8622167294859" calcext:value-type="float">
            <text:p>0.38622167294859</text:p>
          </table:table-cell>
          <table:table-cell office:value-type="float" office:value="0.448899608556009" calcext:value-type="float">
            <text:p>0.448899608556009</text:p>
          </table:table-cell>
          <table:table-cell office:value-type="float" office:value="0.406011125365093" calcext:value-type="float">
            <text:p>0.406011125365093</text:p>
          </table:table-cell>
          <table:table-cell office:value-type="float" office:value="0.427006671670346" calcext:value-type="float">
            <text:p>0.427006671670346</text:p>
          </table:table-cell>
          <table:table-cell office:value-type="float" office:value="6.42546742337523" calcext:value-type="float">
            <text:p>6.42546742337523</text:p>
          </table:table-cell>
          <table:table-cell office:value-type="float" office:value="11.1680389509794" calcext:value-type="float">
            <text:p>11.1680389509794</text:p>
          </table:table-cell>
          <table:table-cell office:value-type="float" office:value="7.8868783928209" calcext:value-type="float">
            <text:p>7.8868783928209</text:p>
          </table:table-cell>
          <table:table-cell office:value-type="float" office:value="8.21286362251144" calcext:value-type="float">
            <text:p>8.21286362251144</text:p>
          </table:table-cell>
          <table:table-cell office:value-type="float" office:value="0.218563406194902" calcext:value-type="float">
            <text:p>0.218563406194902</text:p>
          </table:table-cell>
          <table:table-cell office:value-type="float" office:value="0.245892522623788" calcext:value-type="float">
            <text:p>0.245892522623788</text:p>
          </table:table-cell>
          <table:table-cell office:value-type="float" office:value="0.229253512102493" calcext:value-type="float">
            <text:p>0.229253512102493</text:p>
          </table:table-cell>
          <table:table-cell office:value-type="float" office:value="0.230570027090223" calcext:value-type="float">
            <text:p>0.230570027090223</text:p>
          </table:table-cell>
          <table:table-cell office:value-type="float" office:value="0.0426401281538462" calcext:value-type="float">
            <text:p>0.042640128153846</text:p>
          </table:table-cell>
          <table:table-cell office:value-type="float" office:value="0.0336834249456402" calcext:value-type="float">
            <text:p>0.03368342494564</text:p>
          </table:table-cell>
          <table:table-cell office:value-type="float" office:value="0.03132644275242" calcext:value-type="float">
            <text:p>0.03132644275242</text:p>
          </table:table-cell>
          <table:table-cell office:value-type="float" office:value="0.0486541818198203" calcext:value-type="float">
            <text:p>0.04865418181982</text:p>
          </table:table-cell>
          <table:table-cell table:number-columns-repeated="4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85426320832225" calcext:value-type="float">
            <text:p>0.385426320832225</text:p>
          </table:table-cell>
          <table:table-cell office:value-type="float" office:value="0.44924587100256" calcext:value-type="float">
            <text:p>0.44924587100256</text:p>
          </table:table-cell>
          <table:table-cell office:value-type="float" office:value="0.406570206517602" calcext:value-type="float">
            <text:p>0.406570206517602</text:p>
          </table:table-cell>
          <table:table-cell office:value-type="float" office:value="0.424367453874629" calcext:value-type="float">
            <text:p>0.424367453874629</text:p>
          </table:table-cell>
          <table:table-cell office:value-type="float" office:value="6.46630993212065" calcext:value-type="float">
            <text:p>6.46630993212065</text:p>
          </table:table-cell>
          <table:table-cell office:value-type="float" office:value="11.2358854629284" calcext:value-type="float">
            <text:p>11.2358854629284</text:p>
          </table:table-cell>
          <table:table-cell office:value-type="float" office:value="8.16318524194837" calcext:value-type="float">
            <text:p>8.16318524194837</text:p>
          </table:table-cell>
          <table:table-cell office:value-type="float" office:value="8.11859384976029" calcext:value-type="float">
            <text:p>8.11859384976029</text:p>
          </table:table-cell>
          <table:table-cell office:value-type="float" office:value="0.21899557092624" calcext:value-type="float">
            <text:p>0.21899557092624</text:p>
          </table:table-cell>
          <table:table-cell office:value-type="float" office:value="0.248782209812289" calcext:value-type="float">
            <text:p>0.248782209812289</text:p>
          </table:table-cell>
          <table:table-cell office:value-type="float" office:value="0.230322207564458" calcext:value-type="float">
            <text:p>0.230322207564458</text:p>
          </table:table-cell>
          <table:table-cell office:value-type="float" office:value="0.232359330951604" calcext:value-type="float">
            <text:p>0.232359330951604</text:p>
          </table:table-cell>
          <table:table-cell office:value-type="float" office:value="0.0412175087923783" calcext:value-type="float">
            <text:p>0.041217508792378</text:p>
          </table:table-cell>
          <table:table-cell office:value-type="float" office:value="0.0310242896455461" calcext:value-type="float">
            <text:p>0.031024289645546</text:p>
          </table:table-cell>
          <table:table-cell office:value-type="float" office:value="0.0303443593766581" calcext:value-type="float">
            <text:p>0.030344359376658</text:p>
          </table:table-cell>
          <table:table-cell office:value-type="float" office:value="0.0455750907810742" calcext:value-type="float">
            <text:p>0.045575090781074</text:p>
          </table:table-cell>
          <table:table-cell table:number-columns-repeated="4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64801301836248" calcext:value-type="float">
            <text:p>0.364801301836248</text:p>
          </table:table-cell>
          <table:table-cell office:value-type="float" office:value="0.44736770752209" calcext:value-type="float">
            <text:p>0.44736770752209</text:p>
          </table:table-cell>
          <table:table-cell office:value-type="float" office:value="0.387881125698047" calcext:value-type="float">
            <text:p>0.387881125698047</text:p>
          </table:table-cell>
          <table:table-cell office:value-type="float" office:value="0.419781729187263" calcext:value-type="float">
            <text:p>0.419781729187263</text:p>
          </table:table-cell>
          <table:table-cell office:value-type="float" office:value="5.96002386737533" calcext:value-type="float">
            <text:p>5.96002386737533</text:p>
          </table:table-cell>
          <table:table-cell office:value-type="float" office:value="10.9780812570424" calcext:value-type="float">
            <text:p>10.9780812570424</text:p>
          </table:table-cell>
          <table:table-cell office:value-type="float" office:value="8.03414098046902" calcext:value-type="float">
            <text:p>8.03414098046902</text:p>
          </table:table-cell>
          <table:table-cell office:value-type="float" office:value="7.75832989781834" calcext:value-type="float">
            <text:p>7.75832989781834</text:p>
          </table:table-cell>
          <table:table-cell office:value-type="float" office:value="0.211251262629527" calcext:value-type="float">
            <text:p>0.211251262629527</text:p>
          </table:table-cell>
          <table:table-cell office:value-type="float" office:value="0.247690256521463" calcext:value-type="float">
            <text:p>0.247690256521463</text:p>
          </table:table-cell>
          <table:table-cell office:value-type="float" office:value="0.223745394881132" calcext:value-type="float">
            <text:p>0.223745394881132</text:p>
          </table:table-cell>
          <table:table-cell office:value-type="float" office:value="0.228616889657596" calcext:value-type="float">
            <text:p>0.228616889657596</text:p>
          </table:table-cell>
          <table:table-cell office:value-type="float" office:value="0.0442903879943052" calcext:value-type="float">
            <text:p>0.044290387994305</text:p>
          </table:table-cell>
          <table:table-cell office:value-type="float" office:value="0.0350923838726005" calcext:value-type="float">
            <text:p>0.035092383872601</text:p>
          </table:table-cell>
          <table:table-cell office:value-type="float" office:value="0.0319037870868142" calcext:value-type="float">
            <text:p>0.031903787086814</text:p>
          </table:table-cell>
          <table:table-cell office:value-type="float" office:value="0.0519280025789744" calcext:value-type="float">
            <text:p>0.051928002578975</text:p>
          </table:table-cell>
          <table:table-cell table:number-columns-repeated="4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8942692838424" calcext:value-type="float">
            <text:p>0.38942692838424</text:p>
          </table:table-cell>
          <table:table-cell office:value-type="float" office:value="0.456281920053389" calcext:value-type="float">
            <text:p>0.456281920053389</text:p>
          </table:table-cell>
          <table:table-cell office:value-type="float" office:value="0.404930403362958" calcext:value-type="float">
            <text:p>0.404930403362958</text:p>
          </table:table-cell>
          <table:table-cell office:value-type="float" office:value="0.438773795977091" calcext:value-type="float">
            <text:p>0.438773795977091</text:p>
          </table:table-cell>
          <table:table-cell office:value-type="float" office:value="6.9697020554988" calcext:value-type="float">
            <text:p>6.9697020554988</text:p>
          </table:table-cell>
          <table:table-cell office:value-type="float" office:value="12.4072100624285" calcext:value-type="float">
            <text:p>12.4072100624285</text:p>
          </table:table-cell>
          <table:table-cell office:value-type="float" office:value="8.65390193028664" calcext:value-type="float">
            <text:p>8.65390193028664</text:p>
          </table:table-cell>
          <table:table-cell office:value-type="float" office:value="9.16495549896561" calcext:value-type="float">
            <text:p>9.16495549896561</text:p>
          </table:table-cell>
          <table:table-cell office:value-type="float" office:value="0.218181890699582" calcext:value-type="float">
            <text:p>0.218181890699582</text:p>
          </table:table-cell>
          <table:table-cell office:value-type="float" office:value="0.255995227891153" calcext:value-type="float">
            <text:p>0.255995227891153</text:p>
          </table:table-cell>
          <table:table-cell office:value-type="float" office:value="0.228652110660622" calcext:value-type="float">
            <text:p>0.228652110660622</text:p>
          </table:table-cell>
          <table:table-cell office:value-type="float" office:value="0.2395612608114" calcext:value-type="float">
            <text:p>0.2395612608114</text:p>
          </table:table-cell>
          <table:table-cell office:value-type="float" office:value="0.0410880224756706" calcext:value-type="float">
            <text:p>0.041088022475671</text:p>
          </table:table-cell>
          <table:table-cell office:value-type="float" office:value="0.0305935157619615" calcext:value-type="float">
            <text:p>0.030593515761962</text:p>
          </table:table-cell>
          <table:table-cell office:value-type="float" office:value="0.0295328499513394" calcext:value-type="float">
            <text:p>0.029532849951339</text:p>
          </table:table-cell>
          <table:table-cell office:value-type="float" office:value="0.0467224958721105" calcext:value-type="float">
            <text:p>0.046722495872111</text:p>
          </table:table-cell>
          <table:table-cell table:number-columns-repeated="4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86827138012897" calcext:value-type="float">
            <text:p>0.386827138012897</text:p>
          </table:table-cell>
          <table:table-cell office:value-type="float" office:value="0.457694690017497" calcext:value-type="float">
            <text:p>0.457694690017497</text:p>
          </table:table-cell>
          <table:table-cell office:value-type="float" office:value="0.402143125849794" calcext:value-type="float">
            <text:p>0.402143125849794</text:p>
          </table:table-cell>
          <table:table-cell office:value-type="float" office:value="0.44196074227088" calcext:value-type="float">
            <text:p>0.44196074227088</text:p>
          </table:table-cell>
          <table:table-cell office:value-type="float" office:value="7.32049407493861" calcext:value-type="float">
            <text:p>7.32049407493861</text:p>
          </table:table-cell>
          <table:table-cell office:value-type="float" office:value="12.8148509411729" calcext:value-type="float">
            <text:p>12.8148509411729</text:p>
          </table:table-cell>
          <table:table-cell office:value-type="float" office:value="9.19449562801708" calcext:value-type="float">
            <text:p>9.19449562801708</text:p>
          </table:table-cell>
          <table:table-cell office:value-type="float" office:value="10.1648385470725" calcext:value-type="float">
            <text:p>10.1648385470725</text:p>
          </table:table-cell>
          <table:table-cell office:value-type="float" office:value="0.217921312892688" calcext:value-type="float">
            <text:p>0.217921312892688</text:p>
          </table:table-cell>
          <table:table-cell office:value-type="float" office:value="0.254738408186961" calcext:value-type="float">
            <text:p>0.254738408186961</text:p>
          </table:table-cell>
          <table:table-cell office:value-type="float" office:value="0.228505032412116" calcext:value-type="float">
            <text:p>0.228505032412116</text:p>
          </table:table-cell>
          <table:table-cell office:value-type="float" office:value="0.237966784651562" calcext:value-type="float">
            <text:p>0.237966784651562</text:p>
          </table:table-cell>
          <table:table-cell office:value-type="float" office:value="0.0387205707598149" calcext:value-type="float">
            <text:p>0.038720570759815</text:p>
          </table:table-cell>
          <table:table-cell office:value-type="float" office:value="0.0276810803644512" calcext:value-type="float">
            <text:p>0.027681080364451</text:p>
          </table:table-cell>
          <table:table-cell office:value-type="float" office:value="0.0273587598014668" calcext:value-type="float">
            <text:p>0.027358759801467</text:p>
          </table:table-cell>
          <table:table-cell office:value-type="float" office:value="0.0438070813205386" calcext:value-type="float">
            <text:p>0.043807081320539</text:p>
          </table:table-cell>
          <table:table-cell table:number-columns-repeated="4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91154475302294" calcext:value-type="float">
            <text:p>0.391154475302294</text:p>
          </table:table-cell>
          <table:table-cell office:value-type="float" office:value="0.461455053771451" calcext:value-type="float">
            <text:p>0.461455053771451</text:p>
          </table:table-cell>
          <table:table-cell office:value-type="float" office:value="0.408526251751222" calcext:value-type="float">
            <text:p>0.408526251751222</text:p>
          </table:table-cell>
          <table:table-cell office:value-type="float" office:value="0.440566320798025" calcext:value-type="float">
            <text:p>0.440566320798025</text:p>
          </table:table-cell>
          <table:table-cell office:value-type="float" office:value="7.02310988319046" calcext:value-type="float">
            <text:p>7.02310988319046</text:p>
          </table:table-cell>
          <table:table-cell office:value-type="float" office:value="12.4092751563356" calcext:value-type="float">
            <text:p>12.4092751563356</text:p>
          </table:table-cell>
          <table:table-cell office:value-type="float" office:value="8.68279960399367" calcext:value-type="float">
            <text:p>8.68279960399367</text:p>
          </table:table-cell>
          <table:table-cell office:value-type="float" office:value="9.41830677543092" calcext:value-type="float">
            <text:p>9.41830677543092</text:p>
          </table:table-cell>
          <table:table-cell office:value-type="float" office:value="0.224280153372471" calcext:value-type="float">
            <text:p>0.224280153372471</text:p>
          </table:table-cell>
          <table:table-cell office:value-type="float" office:value="0.259402609408662" calcext:value-type="float">
            <text:p>0.259402609408662</text:p>
          </table:table-cell>
          <table:table-cell office:value-type="float" office:value="0.234831099030648" calcext:value-type="float">
            <text:p>0.234831099030648</text:p>
          </table:table-cell>
          <table:table-cell office:value-type="float" office:value="0.242979693565642" calcext:value-type="float">
            <text:p>0.242979693565642</text:p>
          </table:table-cell>
          <table:table-cell office:value-type="float" office:value="0.037814730899047" calcext:value-type="float">
            <text:p>0.037814730899047</text:p>
          </table:table-cell>
          <table:table-cell office:value-type="float" office:value="0.0283981214295438" calcext:value-type="float">
            <text:p>0.028398121429544</text:p>
          </table:table-cell>
          <table:table-cell office:value-type="float" office:value="0.028344834043131" calcext:value-type="float">
            <text:p>0.028344834043131</text:p>
          </table:table-cell>
          <table:table-cell office:value-type="float" office:value="0.0417357569588808" calcext:value-type="float">
            <text:p>0.041735756958881</text:p>
          </table:table-cell>
          <table:table-cell table:number-columns-repeated="4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9671238329806" calcext:value-type="float">
            <text:p>0.389671238329806</text:p>
          </table:table-cell>
          <table:table-cell office:value-type="float" office:value="0.463408183494689" calcext:value-type="float">
            <text:p>0.463408183494689</text:p>
          </table:table-cell>
          <table:table-cell office:value-type="float" office:value="0.411098074069114" calcext:value-type="float">
            <text:p>0.411098074069114</text:p>
          </table:table-cell>
          <table:table-cell office:value-type="float" office:value="0.43903535125188" calcext:value-type="float">
            <text:p>0.43903535125188</text:p>
          </table:table-cell>
          <table:table-cell office:value-type="float" office:value="6.72658210911983" calcext:value-type="float">
            <text:p>6.72658210911983</text:p>
          </table:table-cell>
          <table:table-cell office:value-type="float" office:value="12.2454054047298" calcext:value-type="float">
            <text:p>12.2454054047298</text:p>
          </table:table-cell>
          <table:table-cell office:value-type="float" office:value="8.79443003657921" calcext:value-type="float">
            <text:p>8.79443003657921</text:p>
          </table:table-cell>
          <table:table-cell office:value-type="float" office:value="9.05299221820614" calcext:value-type="float">
            <text:p>9.05299221820614</text:p>
          </table:table-cell>
          <table:table-cell office:value-type="float" office:value="0.223127345914571" calcext:value-type="float">
            <text:p>0.223127345914571</text:p>
          </table:table-cell>
          <table:table-cell office:value-type="float" office:value="0.269880414330047" calcext:value-type="float">
            <text:p>0.269880414330047</text:p>
          </table:table-cell>
          <table:table-cell office:value-type="float" office:value="0.235573210266486" calcext:value-type="float">
            <text:p>0.235573210266486</text:p>
          </table:table-cell>
          <table:table-cell office:value-type="float" office:value="0.250253887058777" calcext:value-type="float">
            <text:p>0.250253887058777</text:p>
          </table:table-cell>
          <table:table-cell office:value-type="float" office:value="0.0414092653310151" calcext:value-type="float">
            <text:p>0.041409265331015</text:p>
          </table:table-cell>
          <table:table-cell office:value-type="float" office:value="0.0289514964077613" calcext:value-type="float">
            <text:p>0.028951496407761</text:p>
          </table:table-cell>
          <table:table-cell office:value-type="float" office:value="0.0301311921082733" calcext:value-type="float">
            <text:p>0.030131192108273</text:p>
          </table:table-cell>
          <table:table-cell office:value-type="float" office:value="0.0445617974924927" calcext:value-type="float">
            <text:p>0.044561797492493</text:p>
          </table:table-cell>
          <table:table-cell table:number-columns-repeated="4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89056039003289" calcext:value-type="float">
            <text:p>0.389056039003289</text:p>
          </table:table-cell>
          <table:table-cell office:value-type="float" office:value="0.464455035085352" calcext:value-type="float">
            <text:p>0.464455035085352</text:p>
          </table:table-cell>
          <table:table-cell office:value-type="float" office:value="0.4075856064227" calcext:value-type="float">
            <text:p>0.4075856064227</text:p>
          </table:table-cell>
          <table:table-cell office:value-type="float" office:value="0.442191368814158" calcext:value-type="float">
            <text:p>0.442191368814158</text:p>
          </table:table-cell>
          <table:table-cell office:value-type="float" office:value="6.7429554521133" calcext:value-type="float">
            <text:p>6.7429554521133</text:p>
          </table:table-cell>
          <table:table-cell office:value-type="float" office:value="11.5641529262126" calcext:value-type="float">
            <text:p>11.5641529262126</text:p>
          </table:table-cell>
          <table:table-cell office:value-type="float" office:value="8.53015002307671" calcext:value-type="float">
            <text:p>8.53015002307671</text:p>
          </table:table-cell>
          <table:table-cell office:value-type="float" office:value="9.10188746173259" calcext:value-type="float">
            <text:p>9.10188746173259</text:p>
          </table:table-cell>
          <table:table-cell office:value-type="float" office:value="0.221215374063332" calcext:value-type="float">
            <text:p>0.221215374063332</text:p>
          </table:table-cell>
          <table:table-cell office:value-type="float" office:value="0.25739506680564" calcext:value-type="float">
            <text:p>0.25739506680564</text:p>
          </table:table-cell>
          <table:table-cell office:value-type="float" office:value="0.232061589784627" calcext:value-type="float">
            <text:p>0.232061589784627</text:p>
          </table:table-cell>
          <table:table-cell office:value-type="float" office:value="0.240496029703687" calcext:value-type="float">
            <text:p>0.240496029703687</text:p>
          </table:table-cell>
          <table:table-cell office:value-type="float" office:value="0.0404160773216373" calcext:value-type="float">
            <text:p>0.040416077321637</text:p>
          </table:table-cell>
          <table:table-cell office:value-type="float" office:value="0.0310698493593888" calcext:value-type="float">
            <text:p>0.031069849359389</text:p>
          </table:table-cell>
          <table:table-cell office:value-type="float" office:value="0.0292719671887425" calcext:value-type="float">
            <text:p>0.029271967188743</text:p>
          </table:table-cell>
          <table:table-cell office:value-type="float" office:value="0.0466036864172576" calcext:value-type="float">
            <text:p>0.046603686417258</text:p>
          </table:table-cell>
          <table:table-cell table:number-columns-repeated="4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87471928589495" calcext:value-type="float">
            <text:p>0.387471928589495</text:p>
          </table:table-cell>
          <table:table-cell office:value-type="float" office:value="0.454037286223367" calcext:value-type="float">
            <text:p>0.454037286223367</text:p>
          </table:table-cell>
          <table:table-cell office:value-type="float" office:value="0.403657064136455" calcext:value-type="float">
            <text:p>0.403657064136455</text:p>
          </table:table-cell>
          <table:table-cell office:value-type="float" office:value="0.436725212685103" calcext:value-type="float">
            <text:p>0.436725212685103</text:p>
          </table:table-cell>
          <table:table-cell office:value-type="float" office:value="6.54423269560097" calcext:value-type="float">
            <text:p>6.54423269560097</text:p>
          </table:table-cell>
          <table:table-cell office:value-type="float" office:value="11.1499983607609" calcext:value-type="float">
            <text:p>11.1499983607609</text:p>
          </table:table-cell>
          <table:table-cell office:value-type="float" office:value="7.93824668932693" calcext:value-type="float">
            <text:p>7.93824668932693</text:p>
          </table:table-cell>
          <table:table-cell office:value-type="float" office:value="9.19279586232108" calcext:value-type="float">
            <text:p>9.19279586232108</text:p>
          </table:table-cell>
          <table:table-cell office:value-type="float" office:value="0.22185809807628" calcext:value-type="float">
            <text:p>0.22185809807628</text:p>
          </table:table-cell>
          <table:table-cell office:value-type="float" office:value="0.258951277955521" calcext:value-type="float">
            <text:p>0.258951277955521</text:p>
          </table:table-cell>
          <table:table-cell office:value-type="float" office:value="0.231204846815404" calcext:value-type="float">
            <text:p>0.231204846815404</text:p>
          </table:table-cell>
          <table:table-cell office:value-type="float" office:value="0.244522911276908" calcext:value-type="float">
            <text:p>0.244522911276908</text:p>
          </table:table-cell>
          <table:table-cell office:value-type="float" office:value="0.0399267455926008" calcext:value-type="float">
            <text:p>0.039926745592601</text:p>
          </table:table-cell>
          <table:table-cell office:value-type="float" office:value="0.0304880129153137" calcext:value-type="float">
            <text:p>0.030488012915314</text:p>
          </table:table-cell>
          <table:table-cell office:value-type="float" office:value="0.029617091293183" calcext:value-type="float">
            <text:p>0.029617091293183</text:p>
          </table:table-cell>
          <table:table-cell office:value-type="float" office:value="0.0446492842903296" calcext:value-type="float">
            <text:p>0.04464928429033</text:p>
          </table:table-cell>
          <table:table-cell table:number-columns-repeated="4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84144603238881" calcext:value-type="float">
            <text:p>0.384144603238881</text:p>
          </table:table-cell>
          <table:table-cell office:value-type="float" office:value="0.458799951170646" calcext:value-type="float">
            <text:p>0.458799951170646</text:p>
          </table:table-cell>
          <table:table-cell office:value-type="float" office:value="0.402628519330509" calcext:value-type="float">
            <text:p>0.402628519330509</text:p>
          </table:table-cell>
          <table:table-cell office:value-type="float" office:value="0.437727996986027" calcext:value-type="float">
            <text:p>0.437727996986027</text:p>
          </table:table-cell>
          <table:table-cell office:value-type="float" office:value="7.02376176226562" calcext:value-type="float">
            <text:p>7.02376176226562</text:p>
          </table:table-cell>
          <table:table-cell office:value-type="float" office:value="11.7807417689226" calcext:value-type="float">
            <text:p>11.7807417689226</text:p>
          </table:table-cell>
          <table:table-cell office:value-type="float" office:value="8.53507669417561" calcext:value-type="float">
            <text:p>8.53507669417561</text:p>
          </table:table-cell>
          <table:table-cell office:value-type="float" office:value="9.21298394968855" calcext:value-type="float">
            <text:p>9.21298394968855</text:p>
          </table:table-cell>
          <table:table-cell office:value-type="float" office:value="0.219715314938609" calcext:value-type="float">
            <text:p>0.219715314938609</text:p>
          </table:table-cell>
          <table:table-cell office:value-type="float" office:value="0.255138423043077" calcext:value-type="float">
            <text:p>0.255138423043077</text:p>
          </table:table-cell>
          <table:table-cell office:value-type="float" office:value="0.230532371157573" calcext:value-type="float">
            <text:p>0.230532371157573</text:p>
          </table:table-cell>
          <table:table-cell office:value-type="float" office:value="0.238221701952117" calcext:value-type="float">
            <text:p>0.238221701952117</text:p>
          </table:table-cell>
          <table:table-cell office:value-type="float" office:value="0.040126151452941" calcext:value-type="float">
            <text:p>0.040126151452941</text:p>
          </table:table-cell>
          <table:table-cell office:value-type="float" office:value="0.0329972446519425" calcext:value-type="float">
            <text:p>0.032997244651943</text:p>
          </table:table-cell>
          <table:table-cell office:value-type="float" office:value="0.0295606304321609" calcext:value-type="float">
            <text:p>0.029560630432161</text:p>
          </table:table-cell>
          <table:table-cell office:value-type="float" office:value="0.0476964527137457" calcext:value-type="float">
            <text:p>0.047696452713746</text:p>
          </table:table-cell>
          <table:table-cell table:number-columns-repeated="4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86113405554188" calcext:value-type="float">
            <text:p>0.386113405554188</text:p>
          </table:table-cell>
          <table:table-cell office:value-type="float" office:value="0.461499038258423" calcext:value-type="float">
            <text:p>0.461499038258423</text:p>
          </table:table-cell>
          <table:table-cell office:value-type="float" office:value="0.407225686605543" calcext:value-type="float">
            <text:p>0.407225686605543</text:p>
          </table:table-cell>
          <table:table-cell office:value-type="float" office:value="0.435170828142889" calcext:value-type="float">
            <text:p>0.435170828142889</text:p>
          </table:table-cell>
          <table:table-cell office:value-type="float" office:value="6.55946432729575" calcext:value-type="float">
            <text:p>6.55946432729575</text:p>
          </table:table-cell>
          <table:table-cell office:value-type="float" office:value="11.5147264904318" calcext:value-type="float">
            <text:p>11.5147264904318</text:p>
          </table:table-cell>
          <table:table-cell office:value-type="float" office:value="8.16836008575675" calcext:value-type="float">
            <text:p>8.16836008575675</text:p>
          </table:table-cell>
          <table:table-cell office:value-type="float" office:value="8.6542237210869" calcext:value-type="float">
            <text:p>8.6542237210869</text:p>
          </table:table-cell>
          <table:table-cell office:value-type="float" office:value="0.220028124841405" calcext:value-type="float">
            <text:p>0.220028124841405</text:p>
          </table:table-cell>
          <table:table-cell office:value-type="float" office:value="0.26351317604498" calcext:value-type="float">
            <text:p>0.26351317604498</text:p>
          </table:table-cell>
          <table:table-cell office:value-type="float" office:value="0.232967516662265" calcext:value-type="float">
            <text:p>0.232967516662265</text:p>
          </table:table-cell>
          <table:table-cell office:value-type="float" office:value="0.243252187261593" calcext:value-type="float">
            <text:p>0.243252187261593</text:p>
          </table:table-cell>
          <table:table-cell office:value-type="float" office:value="0.0409772516275878" calcext:value-type="float">
            <text:p>0.040977251627588</text:p>
          </table:table-cell>
          <table:table-cell office:value-type="float" office:value="0.0307990378856265" calcext:value-type="float">
            <text:p>0.030799037885627</text:p>
          </table:table-cell>
          <table:table-cell office:value-type="float" office:value="0.0288091117409429" calcext:value-type="float">
            <text:p>0.028809111740943</text:p>
          </table:table-cell>
          <table:table-cell office:value-type="float" office:value="0.0474892793642427" calcext:value-type="float">
            <text:p>0.047489279364243</text:p>
          </table:table-cell>
          <table:table-cell table:number-columns-repeated="4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87941834218878" calcext:value-type="float">
            <text:p>0.387941834218878</text:p>
          </table:table-cell>
          <table:table-cell office:value-type="float" office:value="0.461523844867378" calcext:value-type="float">
            <text:p>0.461523844867378</text:p>
          </table:table-cell>
          <table:table-cell office:value-type="float" office:value="0.405118499664499" calcext:value-type="float">
            <text:p>0.405118499664499</text:p>
          </table:table-cell>
          <table:table-cell office:value-type="float" office:value="0.440589031767792" calcext:value-type="float">
            <text:p>0.440589031767792</text:p>
          </table:table-cell>
          <table:table-cell office:value-type="float" office:value="7.01486343966298" calcext:value-type="float">
            <text:p>7.01486343966298</text:p>
          </table:table-cell>
          <table:table-cell office:value-type="float" office:value="11.4819711288981" calcext:value-type="float">
            <text:p>11.4819711288981</text:p>
          </table:table-cell>
          <table:table-cell office:value-type="float" office:value="8.68006547605453" calcext:value-type="float">
            <text:p>8.68006547605453</text:p>
          </table:table-cell>
          <table:table-cell office:value-type="float" office:value="8.99875338639566" calcext:value-type="float">
            <text:p>8.99875338639566</text:p>
          </table:table-cell>
          <table:table-cell office:value-type="float" office:value="0.224723409299576" calcext:value-type="float">
            <text:p>0.224723409299576</text:p>
          </table:table-cell>
          <table:table-cell office:value-type="float" office:value="0.256315182434959" calcext:value-type="float">
            <text:p>0.256315182434959</text:p>
          </table:table-cell>
          <table:table-cell office:value-type="float" office:value="0.235796870256193" calcext:value-type="float">
            <text:p>0.235796870256193</text:p>
          </table:table-cell>
          <table:table-cell office:value-type="float" office:value="0.239123111335912" calcext:value-type="float">
            <text:p>0.239123111335912</text:p>
          </table:table-cell>
          <table:table-cell office:value-type="float" office:value="0.0412137477368568" calcext:value-type="float">
            <text:p>0.041213747736857</text:p>
          </table:table-cell>
          <table:table-cell office:value-type="float" office:value="0.0325000615519645" calcext:value-type="float">
            <text:p>0.032500061551965</text:p>
          </table:table-cell>
          <table:table-cell office:value-type="float" office:value="0.029337794940634" calcext:value-type="float">
            <text:p>0.029337794940634</text:p>
          </table:table-cell>
          <table:table-cell office:value-type="float" office:value="0.0492476607490189" calcext:value-type="float">
            <text:p>0.049247660749019</text:p>
          </table:table-cell>
          <table:table-cell table:number-columns-repeated="4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90028220665013" calcext:value-type="float">
            <text:p>0.390028220665013</text:p>
          </table:table-cell>
          <table:table-cell office:value-type="float" office:value="0.46064331076568" calcext:value-type="float">
            <text:p>0.46064331076568</text:p>
          </table:table-cell>
          <table:table-cell office:value-type="float" office:value="0.406734235598414" calcext:value-type="float">
            <text:p>0.406734235598414</text:p>
          </table:table-cell>
          <table:table-cell office:value-type="float" office:value="0.44231146826676" calcext:value-type="float">
            <text:p>0.44231146826676</text:p>
          </table:table-cell>
          <table:table-cell office:value-type="float" office:value="6.91587120094271" calcext:value-type="float">
            <text:p>6.91587120094271</text:p>
          </table:table-cell>
          <table:table-cell office:value-type="float" office:value="11.6724114107357" calcext:value-type="float">
            <text:p>11.6724114107357</text:p>
          </table:table-cell>
          <table:table-cell office:value-type="float" office:value="8.42879489690791" calcext:value-type="float">
            <text:p>8.42879489690791</text:p>
          </table:table-cell>
          <table:table-cell office:value-type="float" office:value="9.42711770584481" calcext:value-type="float">
            <text:p>9.42711770584481</text:p>
          </table:table-cell>
          <table:table-cell office:value-type="float" office:value="0.23021245868397" calcext:value-type="float">
            <text:p>0.23021245868397</text:p>
          </table:table-cell>
          <table:table-cell office:value-type="float" office:value="0.270460693721614" calcext:value-type="float">
            <text:p>0.270460693721614</text:p>
          </table:table-cell>
          <table:table-cell office:value-type="float" office:value="0.240645455735343" calcext:value-type="float">
            <text:p>0.240645455735343</text:p>
          </table:table-cell>
          <table:table-cell office:value-type="float" office:value="0.253978985262591" calcext:value-type="float">
            <text:p>0.253978985262591</text:p>
          </table:table-cell>
          <table:table-cell office:value-type="float" office:value="0.0409193476095927" calcext:value-type="float">
            <text:p>0.040919347609593</text:p>
          </table:table-cell>
          <table:table-cell office:value-type="float" office:value="0.0344540960817925" calcext:value-type="float">
            <text:p>0.034454096081793</text:p>
          </table:table-cell>
          <table:table-cell office:value-type="float" office:value="0.0303191716767443" calcext:value-type="float">
            <text:p>0.030319171676744</text:p>
          </table:table-cell>
          <table:table-cell office:value-type="float" office:value="0.0491017442555311" calcext:value-type="float">
            <text:p>0.049101744255531</text:p>
          </table:table-cell>
          <table:table-cell table:number-columns-repeated="4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85582416332534" calcext:value-type="float">
            <text:p>0.385582416332534</text:p>
          </table:table-cell>
          <table:table-cell office:value-type="float" office:value="0.46326022220362" calcext:value-type="float">
            <text:p>0.46326022220362</text:p>
          </table:table-cell>
          <table:table-cell office:value-type="float" office:value="0.40385224279913" calcext:value-type="float">
            <text:p>0.40385224279913</text:p>
          </table:table-cell>
          <table:table-cell office:value-type="float" office:value="0.441814208656647" calcext:value-type="float">
            <text:p>0.441814208656647</text:p>
          </table:table-cell>
          <table:table-cell office:value-type="float" office:value="6.86538557107758" calcext:value-type="float">
            <text:p>6.86538557107758</text:p>
          </table:table-cell>
          <table:table-cell office:value-type="float" office:value="11.5230848351533" calcext:value-type="float">
            <text:p>11.5230848351533</text:p>
          </table:table-cell>
          <table:table-cell office:value-type="float" office:value="8.59424403988126" calcext:value-type="float">
            <text:p>8.59424403988126</text:p>
          </table:table-cell>
          <table:table-cell office:value-type="float" office:value="9.13450927983142" calcext:value-type="float">
            <text:p>9.13450927983142</text:p>
          </table:table-cell>
          <table:table-cell office:value-type="float" office:value="0.22356279813312" calcext:value-type="float">
            <text:p>0.22356279813312</text:p>
          </table:table-cell>
          <table:table-cell office:value-type="float" office:value="0.255622301324429" calcext:value-type="float">
            <text:p>0.255622301324429</text:p>
          </table:table-cell>
          <table:table-cell office:value-type="float" office:value="0.234210569647486" calcext:value-type="float">
            <text:p>0.234210569647486</text:p>
          </table:table-cell>
          <table:table-cell office:value-type="float" office:value="0.239071170536587" calcext:value-type="float">
            <text:p>0.239071170536587</text:p>
          </table:table-cell>
          <table:table-cell office:value-type="float" office:value="0.041362603026647" calcext:value-type="float">
            <text:p>0.041362603026647</text:p>
          </table:table-cell>
          <table:table-cell office:value-type="float" office:value="0.0362446206184751" calcext:value-type="float">
            <text:p>0.036244620618475</text:p>
          </table:table-cell>
          <table:table-cell office:value-type="float" office:value="0.0304567218547341" calcext:value-type="float">
            <text:p>0.030456721854734</text:p>
          </table:table-cell>
          <table:table-cell office:value-type="float" office:value="0.0513999083644104" calcext:value-type="float">
            <text:p>0.05139990836441</text:p>
          </table:table-cell>
          <table:table-cell table:number-columns-repeated="4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83565914841462" calcext:value-type="float">
            <text:p>0.383565914841462</text:p>
          </table:table-cell>
          <table:table-cell office:value-type="float" office:value="0.46231727129373" calcext:value-type="float">
            <text:p>0.46231727129373</text:p>
          </table:table-cell>
          <table:table-cell office:value-type="float" office:value="0.403632191757399" calcext:value-type="float">
            <text:p>0.403632191757399</text:p>
          </table:table-cell>
          <table:table-cell office:value-type="float" office:value="0.436661255188347" calcext:value-type="float">
            <text:p>0.436661255188347</text:p>
          </table:table-cell>
          <table:table-cell office:value-type="float" office:value="6.53142707362493" calcext:value-type="float">
            <text:p>6.53142707362493</text:p>
          </table:table-cell>
          <table:table-cell office:value-type="float" office:value="11.7639251986324" calcext:value-type="float">
            <text:p>11.7639251986324</text:p>
          </table:table-cell>
          <table:table-cell office:value-type="float" office:value="8.40201968066956" calcext:value-type="float">
            <text:p>8.40201968066956</text:p>
          </table:table-cell>
          <table:table-cell office:value-type="float" office:value="8.70779483070884" calcext:value-type="float">
            <text:p>8.70779483070884</text:p>
          </table:table-cell>
          <table:table-cell office:value-type="float" office:value="0.221536698281653" calcext:value-type="float">
            <text:p>0.221536698281653</text:p>
          </table:table-cell>
          <table:table-cell office:value-type="float" office:value="0.259063051522749" calcext:value-type="float">
            <text:p>0.259063051522749</text:p>
          </table:table-cell>
          <table:table-cell office:value-type="float" office:value="0.233833029476626" calcext:value-type="float">
            <text:p>0.233833029476626</text:p>
          </table:table-cell>
          <table:table-cell office:value-type="float" office:value="0.239981604972588" calcext:value-type="float">
            <text:p>0.239981604972588</text:p>
          </table:table-cell>
          <table:table-cell office:value-type="float" office:value="0.0424037387254787" calcext:value-type="float">
            <text:p>0.042403738725479</text:p>
          </table:table-cell>
          <table:table-cell office:value-type="float" office:value="0.033865652814126" calcext:value-type="float">
            <text:p>0.033865652814126</text:p>
          </table:table-cell>
          <table:table-cell office:value-type="float" office:value="0.0302097579544753" calcext:value-type="float">
            <text:p>0.030209757954475</text:p>
          </table:table-cell>
          <table:table-cell office:value-type="float" office:value="0.0506775656389408" calcext:value-type="float">
            <text:p>0.050677565638941</text:p>
          </table:table-cell>
          <table:table-cell table:number-columns-repeated="4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83684834999493" calcext:value-type="float">
            <text:p>0.383684834999493</text:p>
          </table:table-cell>
          <table:table-cell office:value-type="float" office:value="0.460374300017685" calcext:value-type="float">
            <text:p>0.460374300017685</text:p>
          </table:table-cell>
          <table:table-cell office:value-type="float" office:value="0.399882965850921" calcext:value-type="float">
            <text:p>0.399882965850921</text:p>
          </table:table-cell>
          <table:table-cell office:value-type="float" office:value="0.439301798117586" calcext:value-type="float">
            <text:p>0.439301798117586</text:p>
          </table:table-cell>
          <table:table-cell office:value-type="float" office:value="6.89741978617338" calcext:value-type="float">
            <text:p>6.89741978617338</text:p>
          </table:table-cell>
          <table:table-cell office:value-type="float" office:value="11.7405290128413" calcext:value-type="float">
            <text:p>11.7405290128413</text:p>
          </table:table-cell>
          <table:table-cell office:value-type="float" office:value="8.62591540278251" calcext:value-type="float">
            <text:p>8.62591540278251</text:p>
          </table:table-cell>
          <table:table-cell office:value-type="float" office:value="9.4802417226422" calcext:value-type="float">
            <text:p>9.4802417226422</text:p>
          </table:table-cell>
          <table:table-cell office:value-type="float" office:value="0.218168073142969" calcext:value-type="float">
            <text:p>0.218168073142969</text:p>
          </table:table-cell>
          <table:table-cell office:value-type="float" office:value="0.246027599973056" calcext:value-type="float">
            <text:p>0.246027599973056</text:p>
          </table:table-cell>
          <table:table-cell office:value-type="float" office:value="0.228224297513075" calcext:value-type="float">
            <text:p>0.228224297513075</text:p>
          </table:table-cell>
          <table:table-cell office:value-type="float" office:value="0.230438174832278" calcext:value-type="float">
            <text:p>0.230438174832278</text:p>
          </table:table-cell>
          <table:table-cell office:value-type="float" office:value="0.0393246139393022" calcext:value-type="float">
            <text:p>0.039324613939302</text:p>
          </table:table-cell>
          <table:table-cell office:value-type="float" office:value="0.0349677062929921" calcext:value-type="float">
            <text:p>0.034967706292992</text:p>
          </table:table-cell>
          <table:table-cell office:value-type="float" office:value="0.0291502149167914" calcext:value-type="float">
            <text:p>0.029150214916792</text:p>
          </table:table-cell>
          <table:table-cell office:value-type="float" office:value="0.0492288056712127" calcext:value-type="float">
            <text:p>0.049228805671213</text:p>
          </table:table-cell>
          <table:table-cell table:number-columns-repeated="4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8655001222878" calcext:value-type="float">
            <text:p>0.38655001222878</text:p>
          </table:table-cell>
          <table:table-cell office:value-type="float" office:value="0.464338717816135" calcext:value-type="float">
            <text:p>0.464338717816135</text:p>
          </table:table-cell>
          <table:table-cell office:value-type="float" office:value="0.401772748776287" calcext:value-type="float">
            <text:p>0.401772748776287</text:p>
          </table:table-cell>
          <table:table-cell office:value-type="float" office:value="0.444978533466488" calcext:value-type="float">
            <text:p>0.444978533466488</text:p>
          </table:table-cell>
          <table:table-cell office:value-type="float" office:value="6.80710707119734" calcext:value-type="float">
            <text:p>6.80710707119734</text:p>
          </table:table-cell>
          <table:table-cell office:value-type="float" office:value="11.5908803402734" calcext:value-type="float">
            <text:p>11.5908803402734</text:p>
          </table:table-cell>
          <table:table-cell office:value-type="float" office:value="8.40007875986675" calcext:value-type="float">
            <text:p>8.40007875986675</text:p>
          </table:table-cell>
          <table:table-cell office:value-type="float" office:value="9.54885495078809" calcext:value-type="float">
            <text:p>9.54885495078809</text:p>
          </table:table-cell>
          <table:table-cell office:value-type="float" office:value="0.224008293244352" calcext:value-type="float">
            <text:p>0.224008293244352</text:p>
          </table:table-cell>
          <table:table-cell office:value-type="float" office:value="0.254034789782594" calcext:value-type="float">
            <text:p>0.254034789782594</text:p>
          </table:table-cell>
          <table:table-cell office:value-type="float" office:value="0.233753405667053" calcext:value-type="float">
            <text:p>0.233753405667053</text:p>
          </table:table-cell>
          <table:table-cell office:value-type="float" office:value="0.238839567912473" calcext:value-type="float">
            <text:p>0.238839567912473</text:p>
          </table:table-cell>
          <table:table-cell office:value-type="float" office:value="0.0392176640648645" calcext:value-type="float">
            <text:p>0.039217664064865</text:p>
          </table:table-cell>
          <table:table-cell office:value-type="float" office:value="0.0341670927880067" calcext:value-type="float">
            <text:p>0.034167092788007</text:p>
          </table:table-cell>
          <table:table-cell office:value-type="float" office:value="0.0291769281013233" calcext:value-type="float">
            <text:p>0.029176928101323</text:p>
          </table:table-cell>
          <table:table-cell office:value-type="float" office:value="0.0482725055646513" calcext:value-type="float">
            <text:p>0.048272505564651</text:p>
          </table:table-cell>
          <table:table-cell table:number-columns-repeated="4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80013036169518" calcext:value-type="float">
            <text:p>0.380013036169518</text:p>
          </table:table-cell>
          <table:table-cell office:value-type="float" office:value="0.458914334527921" calcext:value-type="float">
            <text:p>0.458914334527921</text:p>
          </table:table-cell>
          <table:table-cell office:value-type="float" office:value="0.396579346924036" calcext:value-type="float">
            <text:p>0.396579346924036</text:p>
          </table:table-cell>
          <table:table-cell office:value-type="float" office:value="0.437559774771276" calcext:value-type="float">
            <text:p>0.437559774771276</text:p>
          </table:table-cell>
          <table:table-cell office:value-type="float" office:value="6.97091335803277" calcext:value-type="float">
            <text:p>6.97091335803277</text:p>
          </table:table-cell>
          <table:table-cell office:value-type="float" office:value="11.3860869539531" calcext:value-type="float">
            <text:p>11.3860869539531</text:p>
          </table:table-cell>
          <table:table-cell office:value-type="float" office:value="8.67642658049523" calcext:value-type="float">
            <text:p>8.67642658049523</text:p>
          </table:table-cell>
          <table:table-cell office:value-type="float" office:value="9.18036378453857" calcext:value-type="float">
            <text:p>9.18036378453857</text:p>
          </table:table-cell>
          <table:table-cell office:value-type="float" office:value="0.220214314080238" calcext:value-type="float">
            <text:p>0.220214314080238</text:p>
          </table:table-cell>
          <table:table-cell office:value-type="float" office:value="0.246780395433106" calcext:value-type="float">
            <text:p>0.246780395433106</text:p>
          </table:table-cell>
          <table:table-cell office:value-type="float" office:value="0.23023367816374" calcext:value-type="float">
            <text:p>0.23023367816374</text:p>
          </table:table-cell>
          <table:table-cell office:value-type="float" office:value="0.231089026956841" calcext:value-type="float">
            <text:p>0.231089026956841</text:p>
          </table:table-cell>
          <table:table-cell office:value-type="float" office:value="0.0364295125682457" calcext:value-type="float">
            <text:p>0.036429512568246</text:p>
          </table:table-cell>
          <table:table-cell office:value-type="float" office:value="0.0350060611091707" calcext:value-type="float">
            <text:p>0.035006061109171</text:p>
          </table:table-cell>
          <table:table-cell office:value-type="float" office:value="0.0279373780743417" calcext:value-type="float">
            <text:p>0.027937378074342</text:p>
          </table:table-cell>
          <table:table-cell office:value-type="float" office:value="0.0469645316875146" calcext:value-type="float">
            <text:p>0.046964531687515</text:p>
          </table:table-cell>
          <table:table-cell table:number-columns-repeated="4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786979837674" calcext:value-type="float">
            <text:p>0.3786979837674</text:p>
          </table:table-cell>
          <table:table-cell office:value-type="float" office:value="0.458752845567936" calcext:value-type="float">
            <text:p>0.458752845567936</text:p>
          </table:table-cell>
          <table:table-cell office:value-type="float" office:value="0.397831451541439" calcext:value-type="float">
            <text:p>0.397831451541439</text:p>
          </table:table-cell>
          <table:table-cell office:value-type="float" office:value="0.434104355808506" calcext:value-type="float">
            <text:p>0.434104355808506</text:p>
          </table:table-cell>
          <table:table-cell office:value-type="float" office:value="6.6010397615276" calcext:value-type="float">
            <text:p>6.6010397615276</text:p>
          </table:table-cell>
          <table:table-cell office:value-type="float" office:value="11.2822265023242" calcext:value-type="float">
            <text:p>11.2822265023242</text:p>
          </table:table-cell>
          <table:table-cell office:value-type="float" office:value="8.46487403366122" calcext:value-type="float">
            <text:p>8.46487403366122</text:p>
          </table:table-cell>
          <table:table-cell office:value-type="float" office:value="8.65279898605665" calcext:value-type="float">
            <text:p>8.65279898605665</text:p>
          </table:table-cell>
          <table:table-cell office:value-type="float" office:value="0.215172642549744" calcext:value-type="float">
            <text:p>0.215172642549744</text:p>
          </table:table-cell>
          <table:table-cell office:value-type="float" office:value="0.241733788604545" calcext:value-type="float">
            <text:p>0.241733788604545</text:p>
          </table:table-cell>
          <table:table-cell office:value-type="float" office:value="0.227015754737364" calcext:value-type="float">
            <text:p>0.227015754737364</text:p>
          </table:table-cell>
          <table:table-cell office:value-type="float" office:value="0.223581435015944" calcext:value-type="float">
            <text:p>0.223581435015944</text:p>
          </table:table-cell>
          <table:table-cell office:value-type="float" office:value="0.0406856566080472" calcext:value-type="float">
            <text:p>0.040685656608047</text:p>
          </table:table-cell>
          <table:table-cell office:value-type="float" office:value="0.0351165326564399" calcext:value-type="float">
            <text:p>0.03511653265644</text:p>
          </table:table-cell>
          <table:table-cell office:value-type="float" office:value="0.0301570861932906" calcext:value-type="float">
            <text:p>0.030157086193291</text:p>
          </table:table-cell>
          <table:table-cell office:value-type="float" office:value="0.0498937464192053" calcext:value-type="float">
            <text:p>0.049893746419205</text:p>
          </table:table-cell>
          <table:table-cell table:number-columns-repeated="4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80265179551074" calcext:value-type="float">
            <text:p>0.380265179551074</text:p>
          </table:table-cell>
          <table:table-cell office:value-type="float" office:value="0.46270797517584" calcext:value-type="float">
            <text:p>0.46270797517584</text:p>
          </table:table-cell>
          <table:table-cell office:value-type="float" office:value="0.396188059684972" calcext:value-type="float">
            <text:p>0.396188059684972</text:p>
          </table:table-cell>
          <table:table-cell office:value-type="float" office:value="0.440832661519752" calcext:value-type="float">
            <text:p>0.440832661519752</text:p>
          </table:table-cell>
          <table:table-cell office:value-type="float" office:value="6.71592286404543" calcext:value-type="float">
            <text:p>6.71592286404543</text:p>
          </table:table-cell>
          <table:table-cell office:value-type="float" office:value="11.3220025850358" calcext:value-type="float">
            <text:p>11.3220025850358</text:p>
          </table:table-cell>
          <table:table-cell office:value-type="float" office:value="8.44946520588767" calcext:value-type="float">
            <text:p>8.44946520588767</text:p>
          </table:table-cell>
          <table:table-cell office:value-type="float" office:value="8.63465305324456" calcext:value-type="float">
            <text:p>8.63465305324456</text:p>
          </table:table-cell>
          <table:table-cell office:value-type="float" office:value="0.220385454331875" calcext:value-type="float">
            <text:p>0.220385454331875</text:p>
          </table:table-cell>
          <table:table-cell office:value-type="float" office:value="0.247064636214402" calcext:value-type="float">
            <text:p>0.247064636214402</text:p>
          </table:table-cell>
          <table:table-cell office:value-type="float" office:value="0.230785943762723" calcext:value-type="float">
            <text:p>0.230785943762723</text:p>
          </table:table-cell>
          <table:table-cell office:value-type="float" office:value="0.230549888698448" calcext:value-type="float">
            <text:p>0.230549888698448</text:p>
          </table:table-cell>
          <table:table-cell office:value-type="float" office:value="0.0399127875005203" calcext:value-type="float">
            <text:p>0.03991278750052</text:p>
          </table:table-cell>
          <table:table-cell office:value-type="float" office:value="0.037704395814136" calcext:value-type="float">
            <text:p>0.037704395814136</text:p>
          </table:table-cell>
          <table:table-cell office:value-type="float" office:value="0.0302739844199134" calcext:value-type="float">
            <text:p>0.030273984419914</text:p>
          </table:table-cell>
          <table:table-cell office:value-type="float" office:value="0.0514860644434484" calcext:value-type="float">
            <text:p>0.051486064443448</text:p>
          </table:table-cell>
          <table:table-cell table:number-columns-repeated="4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78444988096346" calcext:value-type="float">
            <text:p>0.378444988096346</text:p>
          </table:table-cell>
          <table:table-cell office:value-type="float" office:value="0.460964349419696" calcext:value-type="float">
            <text:p>0.460964349419696</text:p>
          </table:table-cell>
          <table:table-cell office:value-type="float" office:value="0.394000056192024" calcext:value-type="float">
            <text:p>0.394000056192024</text:p>
          </table:table-cell>
          <table:table-cell office:value-type="float" office:value="0.439995604215417" calcext:value-type="float">
            <text:p>0.439995604215417</text:p>
          </table:table-cell>
          <table:table-cell office:value-type="float" office:value="6.79390871492056" calcext:value-type="float">
            <text:p>6.79390871492056</text:p>
          </table:table-cell>
          <table:table-cell office:value-type="float" office:value="11.0576236170825" calcext:value-type="float">
            <text:p>11.0576236170825</text:p>
          </table:table-cell>
          <table:table-cell office:value-type="float" office:value="8.21048248380359" calcext:value-type="float">
            <text:p>8.21048248380359</text:p>
          </table:table-cell>
          <table:table-cell office:value-type="float" office:value="8.94204567370775" calcext:value-type="float">
            <text:p>8.94204567370775</text:p>
          </table:table-cell>
          <table:table-cell office:value-type="float" office:value="0.215740361196164" calcext:value-type="float">
            <text:p>0.215740361196164</text:p>
          </table:table-cell>
          <table:table-cell office:value-type="float" office:value="0.239190713616765" calcext:value-type="float">
            <text:p>0.239190713616765</text:p>
          </table:table-cell>
          <table:table-cell office:value-type="float" office:value="0.225134292078835" calcext:value-type="float">
            <text:p>0.225134292078835</text:p>
          </table:table-cell>
          <table:table-cell office:value-type="float" office:value="0.224612383629729" calcext:value-type="float">
            <text:p>0.224612383629729</text:p>
          </table:table-cell>
          <table:table-cell office:value-type="float" office:value="0.0367754766953415" calcext:value-type="float">
            <text:p>0.036775476695342</text:p>
          </table:table-cell>
          <table:table-cell office:value-type="float" office:value="0.0358484568724528" calcext:value-type="float">
            <text:p>0.035848456872453</text:p>
          </table:table-cell>
          <table:table-cell office:value-type="float" office:value="0.0284235241782659" calcext:value-type="float">
            <text:p>0.028423524178266</text:p>
          </table:table-cell>
          <table:table-cell office:value-type="float" office:value="0.0475958838584307" calcext:value-type="float">
            <text:p>0.047595883858431</text:p>
          </table:table-cell>
          <table:table-cell table:number-columns-repeated="4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73853635346887" calcext:value-type="float">
            <text:p>0.373853635346887</text:p>
          </table:table-cell>
          <table:table-cell office:value-type="float" office:value="0.451606295277275" calcext:value-type="float">
            <text:p>0.451606295277275</text:p>
          </table:table-cell>
          <table:table-cell office:value-type="float" office:value="0.390807438108531" calcext:value-type="float">
            <text:p>0.390807438108531</text:p>
          </table:table-cell>
          <table:table-cell office:value-type="float" office:value="0.429285455389511" calcext:value-type="float">
            <text:p>0.429285455389511</text:p>
          </table:table-cell>
          <table:table-cell office:value-type="float" office:value="6.69300553149569" calcext:value-type="float">
            <text:p>6.69300553149569</text:p>
          </table:table-cell>
          <table:table-cell office:value-type="float" office:value="11.3250220253656" calcext:value-type="float">
            <text:p>11.3250220253656</text:p>
          </table:table-cell>
          <table:table-cell office:value-type="float" office:value="8.33469288770186" calcext:value-type="float">
            <text:p>8.33469288770186</text:p>
          </table:table-cell>
          <table:table-cell office:value-type="float" office:value="8.73521928562965" calcext:value-type="float">
            <text:p>8.73521928562965</text:p>
          </table:table-cell>
          <table:table-cell office:value-type="float" office:value="0.212732661100464" calcext:value-type="float">
            <text:p>0.212732661100464</text:p>
          </table:table-cell>
          <table:table-cell office:value-type="float" office:value="0.232807779563533" calcext:value-type="float">
            <text:p>0.232807779563533</text:p>
          </table:table-cell>
          <table:table-cell office:value-type="float" office:value="0.222352629314646" calcext:value-type="float">
            <text:p>0.222352629314646</text:p>
          </table:table-cell>
          <table:table-cell office:value-type="float" office:value="0.217862887894506" calcext:value-type="float">
            <text:p>0.217862887894506</text:p>
          </table:table-cell>
          <table:table-cell office:value-type="float" office:value="0.0396651747190007" calcext:value-type="float">
            <text:p>0.039665174719001</text:p>
          </table:table-cell>
          <table:table-cell office:value-type="float" office:value="0.0374387862590037" calcext:value-type="float">
            <text:p>0.037438786259004</text:p>
          </table:table-cell>
          <table:table-cell office:value-type="float" office:value="0.030786325548703" calcext:value-type="float">
            <text:p>0.030786325548703</text:p>
          </table:table-cell>
          <table:table-cell office:value-type="float" office:value="0.050183617849974" calcext:value-type="float">
            <text:p>0.050183617849974</text:p>
          </table:table-cell>
          <table:table-cell table:number-columns-repeated="4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0091727482382" calcext:value-type="float">
            <text:p>0.370091727482382</text:p>
          </table:table-cell>
          <table:table-cell office:value-type="float" office:value="0.451357325619419" calcext:value-type="float">
            <text:p>0.451357325619419</text:p>
          </table:table-cell>
          <table:table-cell office:value-type="float" office:value="0.390283327244796" calcext:value-type="float">
            <text:p>0.390283327244796</text:p>
          </table:table-cell>
          <table:table-cell office:value-type="float" office:value="0.424181794581578" calcext:value-type="float">
            <text:p>0.424181794581578</text:p>
          </table:table-cell>
          <table:table-cell office:value-type="float" office:value="6.49291908159363" calcext:value-type="float">
            <text:p>6.49291908159363</text:p>
          </table:table-cell>
          <table:table-cell office:value-type="float" office:value="10.959875070221" calcext:value-type="float">
            <text:p>10.959875070221</text:p>
          </table:table-cell>
          <table:table-cell office:value-type="float" office:value="8.34446595420529" calcext:value-type="float">
            <text:p>8.34446595420529</text:p>
          </table:table-cell>
          <table:table-cell office:value-type="float" office:value="8.35459468876646" calcext:value-type="float">
            <text:p>8.35459468876646</text:p>
          </table:table-cell>
          <table:table-cell office:value-type="float" office:value="0.211675231011012" calcext:value-type="float">
            <text:p>0.211675231011012</text:p>
          </table:table-cell>
          <table:table-cell office:value-type="float" office:value="0.239294244100012" calcext:value-type="float">
            <text:p>0.239294244100012</text:p>
          </table:table-cell>
          <table:table-cell office:value-type="float" office:value="0.224097474062676" calcext:value-type="float">
            <text:p>0.224097474062676</text:p>
          </table:table-cell>
          <table:table-cell office:value-type="float" office:value="0.219836781478655" calcext:value-type="float">
            <text:p>0.219836781478655</text:p>
          </table:table-cell>
          <table:table-cell office:value-type="float" office:value="0.0402415040554462" calcext:value-type="float">
            <text:p>0.040241504055446</text:p>
          </table:table-cell>
          <table:table-cell office:value-type="float" office:value="0.0332335396923936" calcext:value-type="float">
            <text:p>0.033233539692394</text:p>
          </table:table-cell>
          <table:table-cell office:value-type="float" office:value="0.0285902174157272" calcext:value-type="float">
            <text:p>0.028590217415727</text:p>
          </table:table-cell>
          <table:table-cell office:value-type="float" office:value="0.0499476530852645" calcext:value-type="float">
            <text:p>0.049947653085265</text:p>
          </table:table-cell>
          <table:table-cell table:number-columns-repeated="4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5841333706897" calcext:value-type="float">
            <text:p>0.375841333706897</text:p>
          </table:table-cell>
          <table:table-cell office:value-type="float" office:value="0.455308282212885" calcext:value-type="float">
            <text:p>0.455308282212885</text:p>
          </table:table-cell>
          <table:table-cell office:value-type="float" office:value="0.391822101120883" calcext:value-type="float">
            <text:p>0.391822101120883</text:p>
          </table:table-cell>
          <table:table-cell office:value-type="float" office:value="0.434252870452196" calcext:value-type="float">
            <text:p>0.434252870452196</text:p>
          </table:table-cell>
          <table:table-cell office:value-type="float" office:value="6.85816993952189" calcext:value-type="float">
            <text:p>6.85816993952189</text:p>
          </table:table-cell>
          <table:table-cell office:value-type="float" office:value="11.5318945955175" calcext:value-type="float">
            <text:p>11.5318945955175</text:p>
          </table:table-cell>
          <table:table-cell office:value-type="float" office:value="8.62080679538962" calcext:value-type="float">
            <text:p>8.62080679538962</text:p>
          </table:table-cell>
          <table:table-cell office:value-type="float" office:value="9.05033081730833" calcext:value-type="float">
            <text:p>9.05033081730833</text:p>
          </table:table-cell>
          <table:table-cell office:value-type="float" office:value="0.211786903182132" calcext:value-type="float">
            <text:p>0.211786903182132</text:p>
          </table:table-cell>
          <table:table-cell office:value-type="float" office:value="0.233228330616542" calcext:value-type="float">
            <text:p>0.233228330616542</text:p>
          </table:table-cell>
          <table:table-cell office:value-type="float" office:value="0.222014750754931" calcext:value-type="float">
            <text:p>0.222014750754931</text:p>
          </table:table-cell>
          <table:table-cell office:value-type="float" office:value="0.21716360267071" calcext:value-type="float">
            <text:p>0.21716360267071</text:p>
          </table:table-cell>
          <table:table-cell office:value-type="float" office:value="0.0390717715226934" calcext:value-type="float">
            <text:p>0.039071771522694</text:p>
          </table:table-cell>
          <table:table-cell office:value-type="float" office:value="0.0349642245987841" calcext:value-type="float">
            <text:p>0.034964224598784</text:p>
          </table:table-cell>
          <table:table-cell office:value-type="float" office:value="0.0280317678002255" calcext:value-type="float">
            <text:p>0.028031767800226</text:p>
          </table:table-cell>
          <table:table-cell office:value-type="float" office:value="0.0509935072360028" calcext:value-type="float">
            <text:p>0.050993507236003</text:p>
          </table:table-cell>
          <table:table-cell table:number-columns-repeated="4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82054054979529" calcext:value-type="float">
            <text:p>0.382054054979529</text:p>
          </table:table-cell>
          <table:table-cell office:value-type="float" office:value="0.46517475762258" calcext:value-type="float">
            <text:p>0.46517475762258</text:p>
          </table:table-cell>
          <table:table-cell office:value-type="float" office:value="0.39810828393364" calcext:value-type="float">
            <text:p>0.39810828393364</text:p>
          </table:table-cell>
          <table:table-cell office:value-type="float" office:value="0.443688829418022" calcext:value-type="float">
            <text:p>0.443688829418022</text:p>
          </table:table-cell>
          <table:table-cell office:value-type="float" office:value="6.9824738075447" calcext:value-type="float">
            <text:p>6.9824738075447</text:p>
          </table:table-cell>
          <table:table-cell office:value-type="float" office:value="12.0897611828329" calcext:value-type="float">
            <text:p>12.0897611828329</text:p>
          </table:table-cell>
          <table:table-cell office:value-type="float" office:value="8.61334745943124" calcext:value-type="float">
            <text:p>8.61334745943124</text:p>
          </table:table-cell>
          <table:table-cell office:value-type="float" office:value="9.51580432323199" calcext:value-type="float">
            <text:p>9.51580432323199</text:p>
          </table:table-cell>
          <table:table-cell office:value-type="float" office:value="0.220105695540415" calcext:value-type="float">
            <text:p>0.220105695540415</text:p>
          </table:table-cell>
          <table:table-cell office:value-type="float" office:value="0.250651691315903" calcext:value-type="float">
            <text:p>0.250651691315903</text:p>
          </table:table-cell>
          <table:table-cell office:value-type="float" office:value="0.230392605591708" calcext:value-type="float">
            <text:p>0.230392605591708</text:p>
          </table:table-cell>
          <table:table-cell office:value-type="float" office:value="0.2339810370048" calcext:value-type="float">
            <text:p>0.2339810370048</text:p>
          </table:table-cell>
          <table:table-cell office:value-type="float" office:value="0.0389772919850014" calcext:value-type="float">
            <text:p>0.038977291985001</text:p>
          </table:table-cell>
          <table:table-cell office:value-type="float" office:value="0.0354849095680294" calcext:value-type="float">
            <text:p>0.03548490956803</text:p>
          </table:table-cell>
          <table:table-cell office:value-type="float" office:value="0.0291160759862728" calcext:value-type="float">
            <text:p>0.029116075986273</text:p>
          </table:table-cell>
          <table:table-cell office:value-type="float" office:value="0.049750033706744" calcext:value-type="float">
            <text:p>0.049750033706744</text:p>
          </table:table-cell>
          <table:table-cell table:number-columns-repeated="4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80345163769803" calcext:value-type="float">
            <text:p>0.380345163769803</text:p>
          </table:table-cell>
          <table:table-cell office:value-type="float" office:value="0.462121189550652" calcext:value-type="float">
            <text:p>0.462121189550652</text:p>
          </table:table-cell>
          <table:table-cell office:value-type="float" office:value="0.395321451795449" calcext:value-type="float">
            <text:p>0.395321451795449</text:p>
          </table:table-cell>
          <table:table-cell office:value-type="float" office:value="0.439829046663981" calcext:value-type="float">
            <text:p>0.439829046663981</text:p>
          </table:table-cell>
          <table:table-cell office:value-type="float" office:value="6.77862166646752" calcext:value-type="float">
            <text:p>6.77862166646752</text:p>
          </table:table-cell>
          <table:table-cell office:value-type="float" office:value="11.7292894180465" calcext:value-type="float">
            <text:p>11.7292894180465</text:p>
          </table:table-cell>
          <table:table-cell office:value-type="float" office:value="8.39408141811749" calcext:value-type="float">
            <text:p>8.39408141811749</text:p>
          </table:table-cell>
          <table:table-cell office:value-type="float" office:value="8.88817676725074" calcext:value-type="float">
            <text:p>8.88817676725074</text:p>
          </table:table-cell>
          <table:table-cell office:value-type="float" office:value="0.218038615516605" calcext:value-type="float">
            <text:p>0.218038615516605</text:p>
          </table:table-cell>
          <table:table-cell office:value-type="float" office:value="0.237191873000546" calcext:value-type="float">
            <text:p>0.237191873000546</text:p>
          </table:table-cell>
          <table:table-cell office:value-type="float" office:value="0.228368521139933" calcext:value-type="float">
            <text:p>0.228368521139933</text:p>
          </table:table-cell>
          <table:table-cell office:value-type="float" office:value="0.221151392661237" calcext:value-type="float">
            <text:p>0.221151392661237</text:p>
          </table:table-cell>
          <table:table-cell office:value-type="float" office:value="0.0369769442471844" calcext:value-type="float">
            <text:p>0.036976944247184</text:p>
          </table:table-cell>
          <table:table-cell office:value-type="float" office:value="0.0350874505840545" calcext:value-type="float">
            <text:p>0.035087450584055</text:p>
          </table:table-cell>
          <table:table-cell office:value-type="float" office:value="0.0272178182202518" calcext:value-type="float">
            <text:p>0.027217818220252</text:p>
          </table:table-cell>
          <table:table-cell office:value-type="float" office:value="0.0491466613315902" calcext:value-type="float">
            <text:p>0.04914666133159</text:p>
          </table:table-cell>
          <table:table-cell table:number-columns-repeated="4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75682590906568" calcext:value-type="float">
            <text:p>0.375682590906568</text:p>
          </table:table-cell>
          <table:table-cell office:value-type="float" office:value="0.456581971322356" calcext:value-type="float">
            <text:p>0.456581971322356</text:p>
          </table:table-cell>
          <table:table-cell office:value-type="float" office:value="0.394672878437966" calcext:value-type="float">
            <text:p>0.394672878437966</text:p>
          </table:table-cell>
          <table:table-cell office:value-type="float" office:value="0.428881016965282" calcext:value-type="float">
            <text:p>0.428881016965282</text:p>
          </table:table-cell>
          <table:table-cell office:value-type="float" office:value="6.48120348063577" calcext:value-type="float">
            <text:p>6.48120348063577</text:p>
          </table:table-cell>
          <table:table-cell office:value-type="float" office:value="11.1663718282186" calcext:value-type="float">
            <text:p>11.1663718282186</text:p>
          </table:table-cell>
          <table:table-cell office:value-type="float" office:value="8.22510228709095" calcext:value-type="float">
            <text:p>8.22510228709095</text:p>
          </table:table-cell>
          <table:table-cell office:value-type="float" office:value="8.26274180943907" calcext:value-type="float">
            <text:p>8.26274180943907</text:p>
          </table:table-cell>
          <table:table-cell office:value-type="float" office:value="0.218201726646235" calcext:value-type="float">
            <text:p>0.218201726646235</text:p>
          </table:table-cell>
          <table:table-cell office:value-type="float" office:value="0.2401782921173" calcext:value-type="float">
            <text:p>0.2401782921173</text:p>
          </table:table-cell>
          <table:table-cell office:value-type="float" office:value="0.230524112773647" calcext:value-type="float">
            <text:p>0.230524112773647</text:p>
          </table:table-cell>
          <table:table-cell office:value-type="float" office:value="0.221213057025395" calcext:value-type="float">
            <text:p>0.221213057025395</text:p>
          </table:table-cell>
          <table:table-cell office:value-type="float" office:value="0.035070213688579" calcext:value-type="float">
            <text:p>0.035070213688579</text:p>
          </table:table-cell>
          <table:table-cell office:value-type="float" office:value="0.0333747926531376" calcext:value-type="float">
            <text:p>0.033374792653138</text:p>
          </table:table-cell>
          <table:table-cell office:value-type="float" office:value="0.0276110388524186" calcext:value-type="float">
            <text:p>0.027611038852419</text:p>
          </table:table-cell>
          <table:table-cell office:value-type="float" office:value="0.0439297039340222" calcext:value-type="float">
            <text:p>0.043929703934022</text:p>
          </table:table-cell>
          <table:table-cell table:number-columns-repeated="4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74628677709562" calcext:value-type="float">
            <text:p>0.374628677709562</text:p>
          </table:table-cell>
          <table:table-cell office:value-type="float" office:value="0.450255001566118" calcext:value-type="float">
            <text:p>0.450255001566118</text:p>
          </table:table-cell>
          <table:table-cell office:value-type="float" office:value="0.388546177038974" calcext:value-type="float">
            <text:p>0.388546177038974</text:p>
          </table:table-cell>
          <table:table-cell office:value-type="float" office:value="0.428058773854854" calcext:value-type="float">
            <text:p>0.428058773854854</text:p>
          </table:table-cell>
          <table:table-cell office:value-type="float" office:value="6.70912731742026" calcext:value-type="float">
            <text:p>6.70912731742026</text:p>
          </table:table-cell>
          <table:table-cell office:value-type="float" office:value="10.4976642983435" calcext:value-type="float">
            <text:p>10.4976642983435</text:p>
          </table:table-cell>
          <table:table-cell office:value-type="float" office:value="8.13620754088644" calcext:value-type="float">
            <text:p>8.13620754088644</text:p>
          </table:table-cell>
          <table:table-cell office:value-type="float" office:value="8.15780781131408" calcext:value-type="float">
            <text:p>8.15780781131408</text:p>
          </table:table-cell>
          <table:table-cell office:value-type="float" office:value="0.20807284098541" calcext:value-type="float">
            <text:p>0.20807284098541</text:p>
          </table:table-cell>
          <table:table-cell office:value-type="float" office:value="0.218443997970065" calcext:value-type="float">
            <text:p>0.218443997970065</text:p>
          </table:table-cell>
          <table:table-cell office:value-type="float" office:value="0.217895527413972" calcext:value-type="float">
            <text:p>0.217895527413972</text:p>
          </table:table-cell>
          <table:table-cell office:value-type="float" office:value="0.203451040492512" calcext:value-type="float">
            <text:p>0.203451040492512</text:p>
          </table:table-cell>
          <table:table-cell office:value-type="float" office:value="0.0386431230123803" calcext:value-type="float">
            <text:p>0.03864312301238</text:p>
          </table:table-cell>
          <table:table-cell office:value-type="float" office:value="0.0365093756781147" calcext:value-type="float">
            <text:p>0.036509375678115</text:p>
          </table:table-cell>
          <table:table-cell office:value-type="float" office:value="0.0278404386327414" calcext:value-type="float">
            <text:p>0.027840438632742</text:p>
          </table:table-cell>
          <table:table-cell office:value-type="float" office:value="0.0523608824480877" calcext:value-type="float">
            <text:p>0.052360882448088</text:p>
          </table:table-cell>
          <table:table-cell table:number-columns-repeated="4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77336794095884" calcext:value-type="float">
            <text:p>0.377336794095884</text:p>
          </table:table-cell>
          <table:table-cell office:value-type="float" office:value="0.459479472945627" calcext:value-type="float">
            <text:p>0.459479472945627</text:p>
          </table:table-cell>
          <table:table-cell office:value-type="float" office:value="0.393557055149047" calcext:value-type="float">
            <text:p>0.393557055149047</text:p>
          </table:table-cell>
          <table:table-cell office:value-type="float" office:value="0.435073855268942" calcext:value-type="float">
            <text:p>0.435073855268942</text:p>
          </table:table-cell>
          <table:table-cell office:value-type="float" office:value="6.70926512951242" calcext:value-type="float">
            <text:p>6.70926512951242</text:p>
          </table:table-cell>
          <table:table-cell office:value-type="float" office:value="11.1446370738876" calcext:value-type="float">
            <text:p>11.1446370738876</text:p>
          </table:table-cell>
          <table:table-cell office:value-type="float" office:value="8.55656600443396" calcext:value-type="float">
            <text:p>8.55656600443396</text:p>
          </table:table-cell>
          <table:table-cell office:value-type="float" office:value="8.6060739485627" calcext:value-type="float">
            <text:p>8.6060739485627</text:p>
          </table:table-cell>
          <table:table-cell office:value-type="float" office:value="0.214542659375081" calcext:value-type="float">
            <text:p>0.214542659375081</text:p>
          </table:table-cell>
          <table:table-cell office:value-type="float" office:value="0.229746679044301" calcext:value-type="float">
            <text:p>0.229746679044301</text:p>
          </table:table-cell>
          <table:table-cell office:value-type="float" office:value="0.224489170510061" calcext:value-type="float">
            <text:p>0.224489170510061</text:p>
          </table:table-cell>
          <table:table-cell office:value-type="float" office:value="0.214253261656493" calcext:value-type="float">
            <text:p>0.214253261656493</text:p>
          </table:table-cell>
          <table:table-cell office:value-type="float" office:value="0.0399859786792312" calcext:value-type="float">
            <text:p>0.039985978679231</text:p>
          </table:table-cell>
          <table:table-cell office:value-type="float" office:value="0.0378767391344196" calcext:value-type="float">
            <text:p>0.03787673913442</text:p>
          </table:table-cell>
          <table:table-cell office:value-type="float" office:value="0.0297321275916627" calcext:value-type="float">
            <text:p>0.029732127591663</text:p>
          </table:table-cell>
          <table:table-cell office:value-type="float" office:value="0.0529310326084586" calcext:value-type="float">
            <text:p>0.052931032608459</text:p>
          </table:table-cell>
          <table:table-cell table:number-columns-repeated="4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72867884039975" calcext:value-type="float">
            <text:p>0.372867884039975</text:p>
          </table:table-cell>
          <table:table-cell office:value-type="float" office:value="0.459437333360465" calcext:value-type="float">
            <text:p>0.459437333360465</text:p>
          </table:table-cell>
          <table:table-cell office:value-type="float" office:value="0.388938891279522" calcext:value-type="float">
            <text:p>0.388938891279522</text:p>
          </table:table-cell>
          <table:table-cell office:value-type="float" office:value="0.437265738338433" calcext:value-type="float">
            <text:p>0.437265738338433</text:p>
          </table:table-cell>
          <table:table-cell office:value-type="float" office:value="6.58652812936313" calcext:value-type="float">
            <text:p>6.58652812936313</text:p>
          </table:table-cell>
          <table:table-cell office:value-type="float" office:value="11.0167650956533" calcext:value-type="float">
            <text:p>11.0167650956533</text:p>
          </table:table-cell>
          <table:table-cell office:value-type="float" office:value="8.26970864140831" calcext:value-type="float">
            <text:p>8.26970864140831</text:p>
          </table:table-cell>
          <table:table-cell office:value-type="float" office:value="8.81825107519624" calcext:value-type="float">
            <text:p>8.81825107519624</text:p>
          </table:table-cell>
          <table:table-cell office:value-type="float" office:value="0.209499846161799" calcext:value-type="float">
            <text:p>0.209499846161799</text:p>
          </table:table-cell>
          <table:table-cell office:value-type="float" office:value="0.230524199297758" calcext:value-type="float">
            <text:p>0.230524199297758</text:p>
          </table:table-cell>
          <table:table-cell office:value-type="float" office:value="0.219541246932148" calcext:value-type="float">
            <text:p>0.219541246932148</text:p>
          </table:table-cell>
          <table:table-cell office:value-type="float" office:value="0.214293800475487" calcext:value-type="float">
            <text:p>0.214293800475487</text:p>
          </table:table-cell>
          <table:table-cell office:value-type="float" office:value="0.0375956766012879" calcext:value-type="float">
            <text:p>0.037595676601288</text:p>
          </table:table-cell>
          <table:table-cell office:value-type="float" office:value="0.0359787596951677" calcext:value-type="float">
            <text:p>0.035978759695168</text:p>
          </table:table-cell>
          <table:table-cell office:value-type="float" office:value="0.0280017528204333" calcext:value-type="float">
            <text:p>0.028001752820433</text:p>
          </table:table-cell>
          <table:table-cell office:value-type="float" office:value="0.0501719122689257" calcext:value-type="float">
            <text:p>0.050171912268926</text:p>
          </table:table-cell>
          <table:table-cell table:number-columns-repeated="4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72381535557279" calcext:value-type="float">
            <text:p>0.372381535557279</text:p>
          </table:table-cell>
          <table:table-cell office:value-type="float" office:value="0.464256661428474" calcext:value-type="float">
            <text:p>0.464256661428474</text:p>
          </table:table-cell>
          <table:table-cell office:value-type="float" office:value="0.39131179006406" calcext:value-type="float">
            <text:p>0.39131179006406</text:p>
          </table:table-cell>
          <table:table-cell office:value-type="float" office:value="0.437074480398658" calcext:value-type="float">
            <text:p>0.437074480398658</text:p>
          </table:table-cell>
          <table:table-cell office:value-type="float" office:value="6.58324696070236" calcext:value-type="float">
            <text:p>6.58324696070236</text:p>
          </table:table-cell>
          <table:table-cell office:value-type="float" office:value="10.6874834413765" calcext:value-type="float">
            <text:p>10.6874834413765</text:p>
          </table:table-cell>
          <table:table-cell office:value-type="float" office:value="8.35727584869182" calcext:value-type="float">
            <text:p>8.35727584869182</text:p>
          </table:table-cell>
          <table:table-cell office:value-type="float" office:value="8.78461112985309" calcext:value-type="float">
            <text:p>8.78461112985309</text:p>
          </table:table-cell>
          <table:table-cell office:value-type="float" office:value="0.209883854368219" calcext:value-type="float">
            <text:p>0.209883854368219</text:p>
          </table:table-cell>
          <table:table-cell office:value-type="float" office:value="0.236452749549878" calcext:value-type="float">
            <text:p>0.236452749549878</text:p>
          </table:table-cell>
          <table:table-cell office:value-type="float" office:value="0.221602481288226" calcext:value-type="float">
            <text:p>0.221602481288226</text:p>
          </table:table-cell>
          <table:table-cell office:value-type="float" office:value="0.217315822800877" calcext:value-type="float">
            <text:p>0.217315822800877</text:p>
          </table:table-cell>
          <table:table-cell office:value-type="float" office:value="0.0359911146007307" calcext:value-type="float">
            <text:p>0.035991114600731</text:p>
          </table:table-cell>
          <table:table-cell office:value-type="float" office:value="0.0361038291366526" calcext:value-type="float">
            <text:p>0.036103829136653</text:p>
          </table:table-cell>
          <table:table-cell office:value-type="float" office:value="0.0281182226667328" calcext:value-type="float">
            <text:p>0.028118222666733</text:p>
          </table:table-cell>
          <table:table-cell office:value-type="float" office:value="0.0474892910248831" calcext:value-type="float">
            <text:p>0.047489291024883</text:p>
          </table:table-cell>
          <table:table-cell table:number-columns-repeated="4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66643802205148" calcext:value-type="float">
            <text:p>0.366643802205148</text:p>
          </table:table-cell>
          <table:table-cell office:value-type="float" office:value="0.447480970745318" calcext:value-type="float">
            <text:p>0.447480970745318</text:p>
          </table:table-cell>
          <table:table-cell office:value-type="float" office:value="0.380753305164626" calcext:value-type="float">
            <text:p>0.380753305164626</text:p>
          </table:table-cell>
          <table:table-cell office:value-type="float" office:value="0.428328798429788" calcext:value-type="float">
            <text:p>0.428328798429788</text:p>
          </table:table-cell>
          <table:table-cell office:value-type="float" office:value="6.26257371363902" calcext:value-type="float">
            <text:p>6.26257371363902</text:p>
          </table:table-cell>
          <table:table-cell office:value-type="float" office:value="10.1020847627261" calcext:value-type="float">
            <text:p>10.1020847627261</text:p>
          </table:table-cell>
          <table:table-cell office:value-type="float" office:value="7.37734762332505" calcext:value-type="float">
            <text:p>7.37734762332505</text:p>
          </table:table-cell>
          <table:table-cell office:value-type="float" office:value="8.29179009108398" calcext:value-type="float">
            <text:p>8.29179009108398</text:p>
          </table:table-cell>
          <table:table-cell office:value-type="float" office:value="0.215789572445397" calcext:value-type="float">
            <text:p>0.215789572445397</text:p>
          </table:table-cell>
          <table:table-cell office:value-type="float" office:value="0.240590164530124" calcext:value-type="float">
            <text:p>0.240590164530124</text:p>
          </table:table-cell>
          <table:table-cell office:value-type="float" office:value="0.224763214227353" calcext:value-type="float">
            <text:p>0.224763214227353</text:p>
          </table:table-cell>
          <table:table-cell office:value-type="float" office:value="0.225758153877661" calcext:value-type="float">
            <text:p>0.225758153877661</text:p>
          </table:table-cell>
          <table:table-cell office:value-type="float" office:value="0.041204955954923" calcext:value-type="float">
            <text:p>0.041204955954923</text:p>
          </table:table-cell>
          <table:table-cell office:value-type="float" office:value="0.042282620397091" calcext:value-type="float">
            <text:p>0.042282620397091</text:p>
          </table:table-cell>
          <table:table-cell office:value-type="float" office:value="0.0329509313262756" calcext:value-type="float">
            <text:p>0.032950931326276</text:p>
          </table:table-cell>
          <table:table-cell office:value-type="float" office:value="0.0544346641745662" calcext:value-type="float">
            <text:p>0.054434664174566</text:p>
          </table:table-cell>
          <table:table-cell table:number-columns-repeated="4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74076884803719" calcext:value-type="float">
            <text:p>0.374076884803719</text:p>
          </table:table-cell>
          <table:table-cell office:value-type="float" office:value="0.460584923836645" calcext:value-type="float">
            <text:p>0.460584923836645</text:p>
          </table:table-cell>
          <table:table-cell office:value-type="float" office:value="0.389100216316639" calcext:value-type="float">
            <text:p>0.389100216316639</text:p>
          </table:table-cell>
          <table:table-cell office:value-type="float" office:value="0.439472037811539" calcext:value-type="float">
            <text:p>0.439472037811539</text:p>
          </table:table-cell>
          <table:table-cell office:value-type="float" office:value="6.53327088622459" calcext:value-type="float">
            <text:p>6.53327088622459</text:p>
          </table:table-cell>
          <table:table-cell office:value-type="float" office:value="10.4762617392669" calcext:value-type="float">
            <text:p>10.4762617392669</text:p>
          </table:table-cell>
          <table:table-cell office:value-type="float" office:value="7.62406167728479" calcext:value-type="float">
            <text:p>7.62406167728479</text:p>
          </table:table-cell>
          <table:table-cell office:value-type="float" office:value="8.26559738405762" calcext:value-type="float">
            <text:p>8.26559738405762</text:p>
          </table:table-cell>
          <table:table-cell office:value-type="float" office:value="0.228380989407339" calcext:value-type="float">
            <text:p>0.228380989407339</text:p>
          </table:table-cell>
          <table:table-cell office:value-type="float" office:value="0.2612066239644" calcext:value-type="float">
            <text:p>0.2612066239644</text:p>
          </table:table-cell>
          <table:table-cell office:value-type="float" office:value="0.237938719335825" calcext:value-type="float">
            <text:p>0.237938719335825</text:p>
          </table:table-cell>
          <table:table-cell office:value-type="float" office:value="0.24494541014959" calcext:value-type="float">
            <text:p>0.24494541014959</text:p>
          </table:table-cell>
          <table:table-cell office:value-type="float" office:value="0.0420335218199858" calcext:value-type="float">
            <text:p>0.042033521819986</text:p>
          </table:table-cell>
          <table:table-cell office:value-type="float" office:value="0.0435876660836585" calcext:value-type="float">
            <text:p>0.043587666083659</text:p>
          </table:table-cell>
          <table:table-cell office:value-type="float" office:value="0.0326726702346005" calcext:value-type="float">
            <text:p>0.032672670234601</text:p>
          </table:table-cell>
          <table:table-cell office:value-type="float" office:value="0.0573831078569246" calcext:value-type="float">
            <text:p>0.057383107856925</text:p>
          </table:table-cell>
          <table:table-cell table:number-columns-repeated="4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73181225644986" calcext:value-type="float">
            <text:p>0.373181225644986</text:p>
          </table:table-cell>
          <table:table-cell office:value-type="float" office:value="0.460610951233042" calcext:value-type="float">
            <text:p>0.460610951233042</text:p>
          </table:table-cell>
          <table:table-cell office:value-type="float" office:value="0.387209718564021" calcext:value-type="float">
            <text:p>0.387209718564021</text:p>
          </table:table-cell>
          <table:table-cell office:value-type="float" office:value="0.440574240392649" calcext:value-type="float">
            <text:p>0.440574240392649</text:p>
          </table:table-cell>
          <table:table-cell office:value-type="float" office:value="6.34498948604165" calcext:value-type="float">
            <text:p>6.34498948604165</text:p>
          </table:table-cell>
          <table:table-cell office:value-type="float" office:value="10.2928583983815" calcext:value-type="float">
            <text:p>10.2928583983815</text:p>
          </table:table-cell>
          <table:table-cell office:value-type="float" office:value="7.21476629462924" calcext:value-type="float">
            <text:p>7.21476629462924</text:p>
          </table:table-cell>
          <table:table-cell office:value-type="float" office:value="8.31795766193806" calcext:value-type="float">
            <text:p>8.31795766193806</text:p>
          </table:table-cell>
          <table:table-cell office:value-type="float" office:value="0.222208614603493" calcext:value-type="float">
            <text:p>0.222208614603493</text:p>
          </table:table-cell>
          <table:table-cell office:value-type="float" office:value="0.251088220948924" calcext:value-type="float">
            <text:p>0.251088220948924</text:p>
          </table:table-cell>
          <table:table-cell office:value-type="float" office:value="0.231509992955635" calcext:value-type="float">
            <text:p>0.231509992955635</text:p>
          </table:table-cell>
          <table:table-cell office:value-type="float" office:value="0.235400434164777" calcext:value-type="float">
            <text:p>0.235400434164777</text:p>
          </table:table-cell>
          <table:table-cell office:value-type="float" office:value="0.0391256442935656" calcext:value-type="float">
            <text:p>0.039125644293566</text:p>
          </table:table-cell>
          <table:table-cell office:value-type="float" office:value="0.0396194646715455" calcext:value-type="float">
            <text:p>0.039619464671546</text:p>
          </table:table-cell>
          <table:table-cell office:value-type="float" office:value="0.029903719721352" calcext:value-type="float">
            <text:p>0.029903719721352</text:p>
          </table:table-cell>
          <table:table-cell office:value-type="float" office:value="0.0533465596983825" calcext:value-type="float">
            <text:p>0.053346559698383</text:p>
          </table:table-cell>
          <table:table-cell table:number-columns-repeated="4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72467242549024" calcext:value-type="float">
            <text:p>0.372467242549024</text:p>
          </table:table-cell>
          <table:table-cell office:value-type="float" office:value="0.467315612284297" calcext:value-type="float">
            <text:p>0.467315612284297</text:p>
          </table:table-cell>
          <table:table-cell office:value-type="float" office:value="0.391468635999883" calcext:value-type="float">
            <text:p>0.391468635999883</text:p>
          </table:table-cell>
          <table:table-cell office:value-type="float" office:value="0.43970880458594" calcext:value-type="float">
            <text:p>0.43970880458594</text:p>
          </table:table-cell>
          <table:table-cell office:value-type="float" office:value="6.35943172786118" calcext:value-type="float">
            <text:p>6.35943172786118</text:p>
          </table:table-cell>
          <table:table-cell office:value-type="float" office:value="11.6488532188614" calcext:value-type="float">
            <text:p>11.6488532188614</text:p>
          </table:table-cell>
          <table:table-cell office:value-type="float" office:value="8.05141894336081" calcext:value-type="float">
            <text:p>8.05141894336081</text:p>
          </table:table-cell>
          <table:table-cell office:value-type="float" office:value="8.90638468237042" calcext:value-type="float">
            <text:p>8.90638468237042</text:p>
          </table:table-cell>
          <table:table-cell office:value-type="float" office:value="0.222258501465494" calcext:value-type="float">
            <text:p>0.222258501465494</text:p>
          </table:table-cell>
          <table:table-cell office:value-type="float" office:value="0.256004081208623" calcext:value-type="float">
            <text:p>0.256004081208623</text:p>
          </table:table-cell>
          <table:table-cell office:value-type="float" office:value="0.233849258675985" calcext:value-type="float">
            <text:p>0.233849258675985</text:p>
          </table:table-cell>
          <table:table-cell office:value-type="float" office:value="0.236432279109759" calcext:value-type="float">
            <text:p>0.236432279109759</text:p>
          </table:table-cell>
          <table:table-cell office:value-type="float" office:value="0.0429458729587406" calcext:value-type="float">
            <text:p>0.042945872958741</text:p>
          </table:table-cell>
          <table:table-cell office:value-type="float" office:value="0.0413392087420669" calcext:value-type="float">
            <text:p>0.041339208742067</text:p>
          </table:table-cell>
          <table:table-cell office:value-type="float" office:value="0.0314559275936271" calcext:value-type="float">
            <text:p>0.031455927593627</text:p>
          </table:table-cell>
          <table:table-cell office:value-type="float" office:value="0.0582971362639416" calcext:value-type="float">
            <text:p>0.058297136263942</text:p>
          </table:table-cell>
          <table:table-cell table:number-columns-repeated="4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7636620763701" calcext:value-type="float">
            <text:p>0.37636620763701</text:p>
          </table:table-cell>
          <table:table-cell office:value-type="float" office:value="0.466085754931368" calcext:value-type="float">
            <text:p>0.466085754931368</text:p>
          </table:table-cell>
          <table:table-cell office:value-type="float" office:value="0.38901649753347" calcext:value-type="float">
            <text:p>0.38901649753347</text:p>
          </table:table-cell>
          <table:table-cell office:value-type="float" office:value="0.447056480270726" calcext:value-type="float">
            <text:p>0.447056480270726</text:p>
          </table:table-cell>
          <table:table-cell office:value-type="float" office:value="6.60299991821529" calcext:value-type="float">
            <text:p>6.60299991821529</text:p>
          </table:table-cell>
          <table:table-cell office:value-type="float" office:value="11.3492487686639" calcext:value-type="float">
            <text:p>11.3492487686639</text:p>
          </table:table-cell>
          <table:table-cell office:value-type="float" office:value="7.98912633755053" calcext:value-type="float">
            <text:p>7.98912633755053</text:p>
          </table:table-cell>
          <table:table-cell office:value-type="float" office:value="9.3770968546727" calcext:value-type="float">
            <text:p>9.3770968546727</text:p>
          </table:table-cell>
          <table:table-cell office:value-type="float" office:value="0.222695291663935" calcext:value-type="float">
            <text:p>0.222695291663935</text:p>
          </table:table-cell>
          <table:table-cell office:value-type="float" office:value="0.246295467955473" calcext:value-type="float">
            <text:p>0.246295467955473</text:p>
          </table:table-cell>
          <table:table-cell office:value-type="float" office:value="0.231554976900043" calcext:value-type="float">
            <text:p>0.231554976900043</text:p>
          </table:table-cell>
          <table:table-cell office:value-type="float" office:value="0.231483366542759" calcext:value-type="float">
            <text:p>0.231483366542759</text:p>
          </table:table-cell>
          <table:table-cell office:value-type="float" office:value="0.0380269202885178" calcext:value-type="float">
            <text:p>0.038026920288518</text:p>
          </table:table-cell>
          <table:table-cell office:value-type="float" office:value="0.0399222128565063" calcext:value-type="float">
            <text:p>0.039922212856506</text:p>
          </table:table-cell>
          <table:table-cell office:value-type="float" office:value="0.0287171016187187" calcext:value-type="float">
            <text:p>0.028717101618719</text:p>
          </table:table-cell>
          <table:table-cell office:value-type="float" office:value="0.05387553132538" calcext:value-type="float">
            <text:p>0.05387553132538</text:p>
          </table:table-cell>
          <table:table-cell table:number-columns-repeated="4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79112317381899" calcext:value-type="float">
            <text:p>0.379112317381899</text:p>
          </table:table-cell>
          <table:table-cell office:value-type="float" office:value="0.470144023664364" calcext:value-type="float">
            <text:p>0.470144023664364</text:p>
          </table:table-cell>
          <table:table-cell office:value-type="float" office:value="0.392375253142321" calcext:value-type="float">
            <text:p>0.392375253142321</text:p>
          </table:table-cell>
          <table:table-cell office:value-type="float" office:value="0.44984113297888" calcext:value-type="float">
            <text:p>0.44984113297888</text:p>
          </table:table-cell>
          <table:table-cell office:value-type="float" office:value="6.6071444704518" calcext:value-type="float">
            <text:p>6.6071444704518</text:p>
          </table:table-cell>
          <table:table-cell office:value-type="float" office:value="11.2622223111839" calcext:value-type="float">
            <text:p>11.2622223111839</text:p>
          </table:table-cell>
          <table:table-cell office:value-type="float" office:value="7.80534191287024" calcext:value-type="float">
            <text:p>7.80534191287024</text:p>
          </table:table-cell>
          <table:table-cell office:value-type="float" office:value="9.09758977780856" calcext:value-type="float">
            <text:p>9.09758977780856</text:p>
          </table:table-cell>
          <table:table-cell office:value-type="float" office:value="0.225547566836655" calcext:value-type="float">
            <text:p>0.225547566836655</text:p>
          </table:table-cell>
          <table:table-cell office:value-type="float" office:value="0.252478625708742" calcext:value-type="float">
            <text:p>0.252478625708742</text:p>
          </table:table-cell>
          <table:table-cell office:value-type="float" office:value="0.234984752488232" calcext:value-type="float">
            <text:p>0.234984752488232</text:p>
          </table:table-cell>
          <table:table-cell office:value-type="float" office:value="0.236420562482478" calcext:value-type="float">
            <text:p>0.236420562482478</text:p>
          </table:table-cell>
          <table:table-cell office:value-type="float" office:value="0.0401771486894735" calcext:value-type="float">
            <text:p>0.040177148689474</text:p>
          </table:table-cell>
          <table:table-cell office:value-type="float" office:value="0.0446437635300788" calcext:value-type="float">
            <text:p>0.044643763530079</text:p>
          </table:table-cell>
          <table:table-cell office:value-type="float" office:value="0.0311951106454369" calcext:value-type="float">
            <text:p>0.031195110645437</text:p>
          </table:table-cell>
          <table:table-cell office:value-type="float" office:value="0.0580119207754669" calcext:value-type="float">
            <text:p>0.058011920775467</text:p>
          </table:table-cell>
          <table:table-cell table:number-columns-repeated="4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75259371527903" calcext:value-type="float">
            <text:p>0.375259371527903</text:p>
          </table:table-cell>
          <table:table-cell office:value-type="float" office:value="0.459887405410638" calcext:value-type="float">
            <text:p>0.459887405410638</text:p>
          </table:table-cell>
          <table:table-cell office:value-type="float" office:value="0.387588285219714" calcext:value-type="float">
            <text:p>0.387588285219714</text:p>
          </table:table-cell>
          <table:table-cell office:value-type="float" office:value="0.44295562308914" calcext:value-type="float">
            <text:p>0.44295562308914</text:p>
          </table:table-cell>
          <table:table-cell office:value-type="float" office:value="6.49652258021097" calcext:value-type="float">
            <text:p>6.49652258021097</text:p>
          </table:table-cell>
          <table:table-cell office:value-type="float" office:value="11.3451556604654" calcext:value-type="float">
            <text:p>11.3451556604654</text:p>
          </table:table-cell>
          <table:table-cell office:value-type="float" office:value="8.06299742887704" calcext:value-type="float">
            <text:p>8.06299742887704</text:p>
          </table:table-cell>
          <table:table-cell office:value-type="float" office:value="9.20752563977633" calcext:value-type="float">
            <text:p>9.20752563977633</text:p>
          </table:table-cell>
          <table:table-cell office:value-type="float" office:value="0.216708681018303" calcext:value-type="float">
            <text:p>0.216708681018303</text:p>
          </table:table-cell>
          <table:table-cell office:value-type="float" office:value="0.23204776382924" calcext:value-type="float">
            <text:p>0.23204776382924</text:p>
          </table:table-cell>
          <table:table-cell office:value-type="float" office:value="0.224860810357158" calcext:value-type="float">
            <text:p>0.224860810357158</text:p>
          </table:table-cell>
          <table:table-cell office:value-type="float" office:value="0.21883009399596" calcext:value-type="float">
            <text:p>0.21883009399596</text:p>
          </table:table-cell>
          <table:table-cell office:value-type="float" office:value="0.0371471089046077" calcext:value-type="float">
            <text:p>0.037147108904608</text:p>
          </table:table-cell>
          <table:table-cell office:value-type="float" office:value="0.038509869449058" calcext:value-type="float">
            <text:p>0.038509869449058</text:p>
          </table:table-cell>
          <table:table-cell office:value-type="float" office:value="0.028313855622207" calcext:value-type="float">
            <text:p>0.028313855622207</text:p>
          </table:table-cell>
          <table:table-cell office:value-type="float" office:value="0.0518065677931967" calcext:value-type="float">
            <text:p>0.051806567793197</text:p>
          </table:table-cell>
          <table:table-cell table:number-columns-repeated="4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678091758176" calcext:value-type="float">
            <text:p>0.3678091758176</text:p>
          </table:table-cell>
          <table:table-cell office:value-type="float" office:value="0.457816961643666" calcext:value-type="float">
            <text:p>0.457816961643666</text:p>
          </table:table-cell>
          <table:table-cell office:value-type="float" office:value="0.383481062924255" calcext:value-type="float">
            <text:p>0.383481062924255</text:p>
          </table:table-cell>
          <table:table-cell office:value-type="float" office:value="0.435592727637646" calcext:value-type="float">
            <text:p>0.435592727637646</text:p>
          </table:table-cell>
          <table:table-cell office:value-type="float" office:value="6.3053367985815" calcext:value-type="float">
            <text:p>6.3053367985815</text:p>
          </table:table-cell>
          <table:table-cell office:value-type="float" office:value="10.6575676682932" calcext:value-type="float">
            <text:p>10.6575676682932</text:p>
          </table:table-cell>
          <table:table-cell office:value-type="float" office:value="8.01772051379706" calcext:value-type="float">
            <text:p>8.01772051379706</text:p>
          </table:table-cell>
          <table:table-cell office:value-type="float" office:value="8.73634354180807" calcext:value-type="float">
            <text:p>8.73634354180807</text:p>
          </table:table-cell>
          <table:table-cell office:value-type="float" office:value="0.209578058894257" calcext:value-type="float">
            <text:p>0.209578058894257</text:p>
          </table:table-cell>
          <table:table-cell office:value-type="float" office:value="0.226300919411816" calcext:value-type="float">
            <text:p>0.226300919411816</text:p>
          </table:table-cell>
          <table:table-cell office:value-type="float" office:value="0.219439164668734" calcext:value-type="float">
            <text:p>0.219439164668734</text:p>
          </table:table-cell>
          <table:table-cell office:value-type="float" office:value="0.210410360598652" calcext:value-type="float">
            <text:p>0.210410360598652</text:p>
          </table:table-cell>
          <table:table-cell office:value-type="float" office:value="0.0353505942050917" calcext:value-type="float">
            <text:p>0.035350594205092</text:p>
          </table:table-cell>
          <table:table-cell office:value-type="float" office:value="0.0387090133723151" calcext:value-type="float">
            <text:p>0.038709013372315</text:p>
          </table:table-cell>
          <table:table-cell office:value-type="float" office:value="0.029657416296962" calcext:value-type="float">
            <text:p>0.029657416296962</text:p>
          </table:table-cell>
          <table:table-cell office:value-type="float" office:value="0.0469710350357011" calcext:value-type="float">
            <text:p>0.046971035035701</text:p>
          </table:table-cell>
          <table:table-cell table:number-columns-repeated="4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7330304795879" calcext:value-type="float">
            <text:p>0.37330304795879</text:p>
          </table:table-cell>
          <table:table-cell office:value-type="float" office:value="0.4613017401799" calcext:value-type="float">
            <text:p>0.4613017401799</text:p>
          </table:table-cell>
          <table:table-cell office:value-type="float" office:value="0.386702770145987" calcext:value-type="float">
            <text:p>0.386702770145987</text:p>
          </table:table-cell>
          <table:table-cell office:value-type="float" office:value="0.443295854902045" calcext:value-type="float">
            <text:p>0.443295854902045</text:p>
          </table:table-cell>
          <table:table-cell office:value-type="float" office:value="6.69392730406428" calcext:value-type="float">
            <text:p>6.69392730406428</text:p>
          </table:table-cell>
          <table:table-cell office:value-type="float" office:value="11.4143312828671" calcext:value-type="float">
            <text:p>11.4143312828671</text:p>
          </table:table-cell>
          <table:table-cell office:value-type="float" office:value="8.05831136210806" calcext:value-type="float">
            <text:p>8.05831136210806</text:p>
          </table:table-cell>
          <table:table-cell office:value-type="float" office:value="9.60549710761647" calcext:value-type="float">
            <text:p>9.60549710761647</text:p>
          </table:table-cell>
          <table:table-cell office:value-type="float" office:value="0.215954313276707" calcext:value-type="float">
            <text:p>0.215954313276707</text:p>
          </table:table-cell>
          <table:table-cell office:value-type="float" office:value="0.23309390046529" calcext:value-type="float">
            <text:p>0.23309390046529</text:p>
          </table:table-cell>
          <table:table-cell office:value-type="float" office:value="0.223734569919861" calcext:value-type="float">
            <text:p>0.223734569919861</text:p>
          </table:table-cell>
          <table:table-cell office:value-type="float" office:value="0.220389501153798" calcext:value-type="float">
            <text:p>0.220389501153798</text:p>
          </table:table-cell>
          <table:table-cell office:value-type="float" office:value="0.0381009824615274" calcext:value-type="float">
            <text:p>0.038100982461528</text:p>
          </table:table-cell>
          <table:table-cell office:value-type="float" office:value="0.0438310448857659" calcext:value-type="float">
            <text:p>0.043831044885766</text:p>
          </table:table-cell>
          <table:table-cell office:value-type="float" office:value="0.0305054541915556" calcext:value-type="float">
            <text:p>0.030505454191556</text:p>
          </table:table-cell>
          <table:table-cell office:value-type="float" office:value="0.0550067991848431" calcext:value-type="float">
            <text:p>0.055006799184843</text:p>
          </table:table-cell>
          <table:table-cell table:number-columns-repeated="4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76163887499394" calcext:value-type="float">
            <text:p>0.376163887499394</text:p>
          </table:table-cell>
          <table:table-cell office:value-type="float" office:value="0.463300813098401" calcext:value-type="float">
            <text:p>0.463300813098401</text:p>
          </table:table-cell>
          <table:table-cell office:value-type="float" office:value="0.386571549832582" calcext:value-type="float">
            <text:p>0.386571549832582</text:p>
          </table:table-cell>
          <table:table-cell office:value-type="float" office:value="0.449021271641775" calcext:value-type="float">
            <text:p>0.449021271641775</text:p>
          </table:table-cell>
          <table:table-cell office:value-type="float" office:value="6.78748386925128" calcext:value-type="float">
            <text:p>6.78748386925128</text:p>
          </table:table-cell>
          <table:table-cell office:value-type="float" office:value="11.2640208501411" calcext:value-type="float">
            <text:p>11.2640208501411</text:p>
          </table:table-cell>
          <table:table-cell office:value-type="float" office:value="8.12017578809532" calcext:value-type="float">
            <text:p>8.12017578809532</text:p>
          </table:table-cell>
          <table:table-cell office:value-type="float" office:value="9.73239450044087" calcext:value-type="float">
            <text:p>9.73239450044087</text:p>
          </table:table-cell>
          <table:table-cell office:value-type="float" office:value="0.21817357793703" calcext:value-type="float">
            <text:p>0.21817357793703</text:p>
          </table:table-cell>
          <table:table-cell office:value-type="float" office:value="0.236074073926712" calcext:value-type="float">
            <text:p>0.236074073926712</text:p>
          </table:table-cell>
          <table:table-cell office:value-type="float" office:value="0.225982430939116" calcext:value-type="float">
            <text:p>0.225982430939116</text:p>
          </table:table-cell>
          <table:table-cell office:value-type="float" office:value="0.223203593247392" calcext:value-type="float">
            <text:p>0.223203593247392</text:p>
          </table:table-cell>
          <table:table-cell office:value-type="float" office:value="0.0330708395270228" calcext:value-type="float">
            <text:p>0.033070839527023</text:p>
          </table:table-cell>
          <table:table-cell office:value-type="float" office:value="0.0401136072646036" calcext:value-type="float">
            <text:p>0.040113607264604</text:p>
          </table:table-cell>
          <table:table-cell office:value-type="float" office:value="0.0276722513401757" calcext:value-type="float">
            <text:p>0.027672251340176</text:p>
          </table:table-cell>
          <table:table-cell office:value-type="float" office:value="0.0479492172076846" calcext:value-type="float">
            <text:p>0.047949217207685</text:p>
          </table:table-cell>
          <table:table-cell table:number-columns-repeated="4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77765566643505" calcext:value-type="float">
            <text:p>0.377765566643505</text:p>
          </table:table-cell>
          <table:table-cell office:value-type="float" office:value="0.459313183637946" calcext:value-type="float">
            <text:p>0.459313183637946</text:p>
          </table:table-cell>
          <table:table-cell office:value-type="float" office:value="0.387996578208861" calcext:value-type="float">
            <text:p>0.387996578208861</text:p>
          </table:table-cell>
          <table:table-cell office:value-type="float" office:value="0.444874708999926" calcext:value-type="float">
            <text:p>0.444874708999926</text:p>
          </table:table-cell>
          <table:table-cell office:value-type="float" office:value="6.70352329400873" calcext:value-type="float">
            <text:p>6.70352329400873</text:p>
          </table:table-cell>
          <table:table-cell office:value-type="float" office:value="11.0309094911099" calcext:value-type="float">
            <text:p>11.0309094911099</text:p>
          </table:table-cell>
          <table:table-cell office:value-type="float" office:value="7.70599908753156" calcext:value-type="float">
            <text:p>7.70599908753156</text:p>
          </table:table-cell>
          <table:table-cell office:value-type="float" office:value="9.61099281034118" calcext:value-type="float">
            <text:p>9.61099281034118</text:p>
          </table:table-cell>
          <table:table-cell office:value-type="float" office:value="0.230747247436813" calcext:value-type="float">
            <text:p>0.230747247436813</text:p>
          </table:table-cell>
          <table:table-cell office:value-type="float" office:value="0.253504050701608" calcext:value-type="float">
            <text:p>0.253504050701608</text:p>
          </table:table-cell>
          <table:table-cell office:value-type="float" office:value="0.238594987937369" calcext:value-type="float">
            <text:p>0.238594987937369</text:p>
          </table:table-cell>
          <table:table-cell office:value-type="float" office:value="0.240287086089014" calcext:value-type="float">
            <text:p>0.240287086089014</text:p>
          </table:table-cell>
          <table:table-cell office:value-type="float" office:value="0.0348243530171261" calcext:value-type="float">
            <text:p>0.034824353017126</text:p>
          </table:table-cell>
          <table:table-cell office:value-type="float" office:value="0.0389306561882212" calcext:value-type="float">
            <text:p>0.038930656188221</text:p>
          </table:table-cell>
          <table:table-cell office:value-type="float" office:value="0.0296079861619207" calcext:value-type="float">
            <text:p>0.029607986161921</text:p>
          </table:table-cell>
          <table:table-cell office:value-type="float" office:value="0.0467104041665067" calcext:value-type="float">
            <text:p>0.046710404166507</text:p>
          </table:table-cell>
          <table:table-cell table:number-columns-repeated="4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76863577318189" calcext:value-type="float">
            <text:p>0.376863577318189</text:p>
          </table:table-cell>
          <table:table-cell office:value-type="float" office:value="0.457616280769807" calcext:value-type="float">
            <text:p>0.457616280769807</text:p>
          </table:table-cell>
          <table:table-cell office:value-type="float" office:value="0.389684766353934" calcext:value-type="float">
            <text:p>0.389684766353934</text:p>
          </table:table-cell>
          <table:table-cell office:value-type="float" office:value="0.441139146340213" calcext:value-type="float">
            <text:p>0.441139146340213</text:p>
          </table:table-cell>
          <table:table-cell office:value-type="float" office:value="6.65402877306134" calcext:value-type="float">
            <text:p>6.65402877306134</text:p>
          </table:table-cell>
          <table:table-cell office:value-type="float" office:value="10.3621646688619" calcext:value-type="float">
            <text:p>10.3621646688619</text:p>
          </table:table-cell>
          <table:table-cell office:value-type="float" office:value="7.82670615728696" calcext:value-type="float">
            <text:p>7.82670615728696</text:p>
          </table:table-cell>
          <table:table-cell office:value-type="float" office:value="9.26721585585494" calcext:value-type="float">
            <text:p>9.26721585585494</text:p>
          </table:table-cell>
          <table:table-cell office:value-type="float" office:value="0.230731318602519" calcext:value-type="float">
            <text:p>0.230731318602519</text:p>
          </table:table-cell>
          <table:table-cell office:value-type="float" office:value="0.25457364126761" calcext:value-type="float">
            <text:p>0.25457364126761</text:p>
          </table:table-cell>
          <table:table-cell office:value-type="float" office:value="0.240719495964942" calcext:value-type="float">
            <text:p>0.240719495964942</text:p>
          </table:table-cell>
          <table:table-cell office:value-type="float" office:value="0.237897200832073" calcext:value-type="float">
            <text:p>0.237897200832073</text:p>
          </table:table-cell>
          <table:table-cell office:value-type="float" office:value="0.0359589217056097" calcext:value-type="float">
            <text:p>0.03595892170561</text:p>
          </table:table-cell>
          <table:table-cell office:value-type="float" office:value="0.0369668520849566" calcext:value-type="float">
            <text:p>0.036966852084957</text:p>
          </table:table-cell>
          <table:table-cell office:value-type="float" office:value="0.029777937865006" calcext:value-type="float">
            <text:p>0.029777937865006</text:p>
          </table:table-cell>
          <table:table-cell office:value-type="float" office:value="0.0462449071972146" calcext:value-type="float">
            <text:p>0.046244907197215</text:p>
          </table:table-cell>
          <table:table-cell table:number-columns-repeated="4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76449718912056" calcext:value-type="float">
            <text:p>0.376449718912056</text:p>
          </table:table-cell>
          <table:table-cell office:value-type="float" office:value="0.45622677174895" calcext:value-type="float">
            <text:p>0.45622677174895</text:p>
          </table:table-cell>
          <table:table-cell office:value-type="float" office:value="0.386909216298651" calcext:value-type="float">
            <text:p>0.386909216298651</text:p>
          </table:table-cell>
          <table:table-cell office:value-type="float" office:value="0.442173278377342" calcext:value-type="float">
            <text:p>0.442173278377342</text:p>
          </table:table-cell>
          <table:table-cell office:value-type="float" office:value="7.09542326655202" calcext:value-type="float">
            <text:p>7.09542326655202</text:p>
          </table:table-cell>
          <table:table-cell office:value-type="float" office:value="10.4481068272245" calcext:value-type="float">
            <text:p>10.4481068272245</text:p>
          </table:table-cell>
          <table:table-cell office:value-type="float" office:value="8.00744743723139" calcext:value-type="float">
            <text:p>8.00744743723139</text:p>
          </table:table-cell>
          <table:table-cell office:value-type="float" office:value="9.6310907110962" calcext:value-type="float">
            <text:p>9.6310907110962</text:p>
          </table:table-cell>
          <table:table-cell office:value-type="float" office:value="0.232972178197374" calcext:value-type="float">
            <text:p>0.232972178197374</text:p>
          </table:table-cell>
          <table:table-cell office:value-type="float" office:value="0.252151307465903" calcext:value-type="float">
            <text:p>0.252151307465903</text:p>
          </table:table-cell>
          <table:table-cell office:value-type="float" office:value="0.240658837969576" calcext:value-type="float">
            <text:p>0.240658837969576</text:p>
          </table:table-cell>
          <table:table-cell office:value-type="float" office:value="0.239217013537377" calcext:value-type="float">
            <text:p>0.239217013537377</text:p>
          </table:table-cell>
          <table:table-cell office:value-type="float" office:value="0.0367230910007168" calcext:value-type="float">
            <text:p>0.036723091000717</text:p>
          </table:table-cell>
          <table:table-cell office:value-type="float" office:value="0.0388233392521164" calcext:value-type="float">
            <text:p>0.038823339252116</text:p>
          </table:table-cell>
          <table:table-cell office:value-type="float" office:value="0.0317514250009051" calcext:value-type="float">
            <text:p>0.031751425000905</text:p>
          </table:table-cell>
          <table:table-cell office:value-type="float" office:value="0.0464421715103396" calcext:value-type="float">
            <text:p>0.04644217151034</text:p>
          </table:table-cell>
          <table:table-cell table:number-columns-repeated="4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7289308247297" calcext:value-type="float">
            <text:p>0.37289308247297</text:p>
          </table:table-cell>
          <table:table-cell office:value-type="float" office:value="0.45153021915758" calcext:value-type="float">
            <text:p>0.45153021915758</text:p>
          </table:table-cell>
          <table:table-cell office:value-type="float" office:value="0.382365230623149" calcext:value-type="float">
            <text:p>0.382365230623149</text:p>
          </table:table-cell>
          <table:table-cell office:value-type="float" office:value="0.439713599545356" calcext:value-type="float">
            <text:p>0.439713599545356</text:p>
          </table:table-cell>
          <table:table-cell office:value-type="float" office:value="6.69868063306327" calcext:value-type="float">
            <text:p>6.69868063306327</text:p>
          </table:table-cell>
          <table:table-cell office:value-type="float" office:value="10.3632846634283" calcext:value-type="float">
            <text:p>10.3632846634283</text:p>
          </table:table-cell>
          <table:table-cell office:value-type="float" office:value="7.31936303034031" calcext:value-type="float">
            <text:p>7.31936303034031</text:p>
          </table:table-cell>
          <table:table-cell office:value-type="float" office:value="9.35292767081017" calcext:value-type="float">
            <text:p>9.35292767081017</text:p>
          </table:table-cell>
          <table:table-cell office:value-type="float" office:value="0.233490140036423" calcext:value-type="float">
            <text:p>0.233490140036423</text:p>
          </table:table-cell>
          <table:table-cell office:value-type="float" office:value="0.255926829567059" calcext:value-type="float">
            <text:p>0.255926829567059</text:p>
          </table:table-cell>
          <table:table-cell office:value-type="float" office:value="0.240868198352165" calcext:value-type="float">
            <text:p>0.240868198352165</text:p>
          </table:table-cell>
          <table:table-cell office:value-type="float" office:value="0.243452273545717" calcext:value-type="float">
            <text:p>0.243452273545717</text:p>
          </table:table-cell>
          <table:table-cell office:value-type="float" office:value="0.033284286520823" calcext:value-type="float">
            <text:p>0.033284286520823</text:p>
          </table:table-cell>
          <table:table-cell office:value-type="float" office:value="0.0332728557737866" calcext:value-type="float">
            <text:p>0.033272855773787</text:p>
          </table:table-cell>
          <table:table-cell office:value-type="float" office:value="0.0269779833843867" calcext:value-type="float">
            <text:p>0.026977983384387</text:p>
          </table:table-cell>
          <table:table-cell office:value-type="float" office:value="0.0430004856527767" calcext:value-type="float">
            <text:p>0.043000485652777</text:p>
          </table:table-cell>
          <table:table-cell table:number-columns-repeated="4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78716911707423" calcext:value-type="float">
            <text:p>0.378716911707423</text:p>
          </table:table-cell>
          <table:table-cell office:value-type="float" office:value="0.45820025411859" calcext:value-type="float">
            <text:p>0.45820025411859</text:p>
          </table:table-cell>
          <table:table-cell office:value-type="float" office:value="0.388406354899221" calcext:value-type="float">
            <text:p>0.388406354899221</text:p>
          </table:table-cell>
          <table:table-cell office:value-type="float" office:value="0.444414372456322" calcext:value-type="float">
            <text:p>0.444414372456322</text:p>
          </table:table-cell>
          <table:table-cell office:value-type="float" office:value="6.86252677619134" calcext:value-type="float">
            <text:p>6.86252677619134</text:p>
          </table:table-cell>
          <table:table-cell office:value-type="float" office:value="10.3189189151629" calcext:value-type="float">
            <text:p>10.3189189151629</text:p>
          </table:table-cell>
          <table:table-cell office:value-type="float" office:value="7.54478792124273" calcext:value-type="float">
            <text:p>7.54478792124273</text:p>
          </table:table-cell>
          <table:table-cell office:value-type="float" office:value="9.20318237318627" calcext:value-type="float">
            <text:p>9.20318237318627</text:p>
          </table:table-cell>
          <table:table-cell office:value-type="float" office:value="0.241178506887261" calcext:value-type="float">
            <text:p>0.241178506887261</text:p>
          </table:table-cell>
          <table:table-cell office:value-type="float" office:value="0.262923376573238" calcext:value-type="float">
            <text:p>0.262923376573238</text:p>
          </table:table-cell>
          <table:table-cell office:value-type="float" office:value="0.248574452614851" calcext:value-type="float">
            <text:p>0.248574452614851</text:p>
          </table:table-cell>
          <table:table-cell office:value-type="float" office:value="0.250505825072796" calcext:value-type="float">
            <text:p>0.250505825072796</text:p>
          </table:table-cell>
          <table:table-cell office:value-type="float" office:value="0.0371087884037145" calcext:value-type="float">
            <text:p>0.037108788403715</text:p>
          </table:table-cell>
          <table:table-cell office:value-type="float" office:value="0.0414311347205386" calcext:value-type="float">
            <text:p>0.041431134720539</text:p>
          </table:table-cell>
          <table:table-cell office:value-type="float" office:value="0.0298185364935989" calcext:value-type="float">
            <text:p>0.029818536493599</text:p>
          </table:table-cell>
          <table:table-cell office:value-type="float" office:value="0.0524426795055533" calcext:value-type="float">
            <text:p>0.052442679505553</text:p>
          </table:table-cell>
          <table:table-cell table:number-columns-repeated="4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71555775723621" calcext:value-type="float">
            <text:p>0.371555775723621</text:p>
          </table:table-cell>
          <table:table-cell office:value-type="float" office:value="0.455735991219526" calcext:value-type="float">
            <text:p>0.455735991219526</text:p>
          </table:table-cell>
          <table:table-cell office:value-type="float" office:value="0.3843346839288" calcext:value-type="float">
            <text:p>0.3843346839288</text:p>
          </table:table-cell>
          <table:table-cell office:value-type="float" office:value="0.436941753772824" calcext:value-type="float">
            <text:p>0.436941753772824</text:p>
          </table:table-cell>
          <table:table-cell office:value-type="float" office:value="6.73468986919235" calcext:value-type="float">
            <text:p>6.73468986919235</text:p>
          </table:table-cell>
          <table:table-cell office:value-type="float" office:value="10.4152372048449" calcext:value-type="float">
            <text:p>10.4152372048449</text:p>
          </table:table-cell>
          <table:table-cell office:value-type="float" office:value="7.34813772709595" calcext:value-type="float">
            <text:p>7.34813772709595</text:p>
          </table:table-cell>
          <table:table-cell office:value-type="float" office:value="8.60287642701382" calcext:value-type="float">
            <text:p>8.60287642701382</text:p>
          </table:table-cell>
          <table:table-cell office:value-type="float" office:value="0.234817503237661" calcext:value-type="float">
            <text:p>0.234817503237661</text:p>
          </table:table-cell>
          <table:table-cell office:value-type="float" office:value="0.264742971793921" calcext:value-type="float">
            <text:p>0.264742971793921</text:p>
          </table:table-cell>
          <table:table-cell office:value-type="float" office:value="0.243719733016864" calcext:value-type="float">
            <text:p>0.243719733016864</text:p>
          </table:table-cell>
          <table:table-cell office:value-type="float" office:value="0.249533298044809" calcext:value-type="float">
            <text:p>0.249533298044809</text:p>
          </table:table-cell>
          <table:table-cell office:value-type="float" office:value="0.0349594635103043" calcext:value-type="float">
            <text:p>0.034959463510304</text:p>
          </table:table-cell>
          <table:table-cell office:value-type="float" office:value="0.040440817750975" calcext:value-type="float">
            <text:p>0.040440817750975</text:p>
          </table:table-cell>
          <table:table-cell office:value-type="float" office:value="0.0297705303114595" calcext:value-type="float">
            <text:p>0.02977053031146</text:p>
          </table:table-cell>
          <table:table-cell office:value-type="float" office:value="0.047987153054004" calcext:value-type="float">
            <text:p>0.047987153054004</text:p>
          </table:table-cell>
          <table:table-cell table:number-columns-repeated="4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70263431122384" calcext:value-type="float">
            <text:p>0.370263431122384</text:p>
          </table:table-cell>
          <table:table-cell office:value-type="float" office:value="0.450788044507534" calcext:value-type="float">
            <text:p>0.450788044507534</text:p>
          </table:table-cell>
          <table:table-cell office:value-type="float" office:value="0.380622743157284" calcext:value-type="float">
            <text:p>0.380622743157284</text:p>
          </table:table-cell>
          <table:table-cell office:value-type="float" office:value="0.435670312377281" calcext:value-type="float">
            <text:p>0.435670312377281</text:p>
          </table:table-cell>
          <table:table-cell office:value-type="float" office:value="6.7985476413077" calcext:value-type="float">
            <text:p>6.7985476413077</text:p>
          </table:table-cell>
          <table:table-cell office:value-type="float" office:value="10.6733526060306" calcext:value-type="float">
            <text:p>10.6733526060306</text:p>
          </table:table-cell>
          <table:table-cell office:value-type="float" office:value="7.29951408913788" calcext:value-type="float">
            <text:p>7.29951408913788</text:p>
          </table:table-cell>
          <table:table-cell office:value-type="float" office:value="9.70920767343538" calcext:value-type="float">
            <text:p>9.70920767343538</text:p>
          </table:table-cell>
          <table:table-cell office:value-type="float" office:value="0.231753036697173" calcext:value-type="float">
            <text:p>0.231753036697173</text:p>
          </table:table-cell>
          <table:table-cell office:value-type="float" office:value="0.251047908479754" calcext:value-type="float">
            <text:p>0.251047908479754</text:p>
          </table:table-cell>
          <table:table-cell office:value-type="float" office:value="0.238509116653879" calcext:value-type="float">
            <text:p>0.238509116653879</text:p>
          </table:table-cell>
          <table:table-cell office:value-type="float" office:value="0.239719968927445" calcext:value-type="float">
            <text:p>0.239719968927445</text:p>
          </table:table-cell>
          <table:table-cell office:value-type="float" office:value="0.038025228311571" calcext:value-type="float">
            <text:p>0.038025228311571</text:p>
          </table:table-cell>
          <table:table-cell office:value-type="float" office:value="0.0442599621561223" calcext:value-type="float">
            <text:p>0.044259962156122</text:p>
          </table:table-cell>
          <table:table-cell office:value-type="float" office:value="0.0332615005359072" calcext:value-type="float">
            <text:p>0.033261500535907</text:p>
          </table:table-cell>
          <table:table-cell office:value-type="float" office:value="0.0513393653102938" calcext:value-type="float">
            <text:p>0.051339365310294</text:p>
          </table:table-cell>
          <table:table-cell table:number-columns-repeated="4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73150877094632" calcext:value-type="float">
            <text:p>0.373150877094632</text:p>
          </table:table-cell>
          <table:table-cell office:value-type="float" office:value="0.451192722391759" calcext:value-type="float">
            <text:p>0.451192722391759</text:p>
          </table:table-cell>
          <table:table-cell office:value-type="float" office:value="0.381403307547844" calcext:value-type="float">
            <text:p>0.381403307547844</text:p>
          </table:table-cell>
          <table:table-cell office:value-type="float" office:value="0.439082151572696" calcext:value-type="float">
            <text:p>0.439082151572696</text:p>
          </table:table-cell>
          <table:table-cell office:value-type="float" office:value="6.468302535717" calcext:value-type="float">
            <text:p>6.468302535717</text:p>
          </table:table-cell>
          <table:table-cell office:value-type="float" office:value="9.70393114579539" calcext:value-type="float">
            <text:p>9.70393114579539</text:p>
          </table:table-cell>
          <table:table-cell office:value-type="float" office:value="7.00818830441088" calcext:value-type="float">
            <text:p>7.00818830441088</text:p>
          </table:table-cell>
          <table:table-cell office:value-type="float" office:value="9.18031697284554" calcext:value-type="float">
            <text:p>9.18031697284554</text:p>
          </table:table-cell>
          <table:table-cell office:value-type="float" office:value="0.228712564449414" calcext:value-type="float">
            <text:p>0.228712564449414</text:p>
          </table:table-cell>
          <table:table-cell office:value-type="float" office:value="0.24102375623711" calcext:value-type="float">
            <text:p>0.24102375623711</text:p>
          </table:table-cell>
          <table:table-cell office:value-type="float" office:value="0.234551885105638" calcext:value-type="float">
            <text:p>0.234551885105638</text:p>
          </table:table-cell>
          <table:table-cell office:value-type="float" office:value="0.231486561561189" calcext:value-type="float">
            <text:p>0.231486561561189</text:p>
          </table:table-cell>
          <table:table-cell office:value-type="float" office:value="0.0376593638245599" calcext:value-type="float">
            <text:p>0.03765936382456</text:p>
          </table:table-cell>
          <table:table-cell office:value-type="float" office:value="0.0421742736838193" calcext:value-type="float">
            <text:p>0.042174273683819</text:p>
          </table:table-cell>
          <table:table-cell office:value-type="float" office:value="0.0321737081085799" calcext:value-type="float">
            <text:p>0.03217370810858</text:p>
          </table:table-cell>
          <table:table-cell office:value-type="float" office:value="0.0504951810309885" calcext:value-type="float">
            <text:p>0.050495181030989</text:p>
          </table:table-cell>
          <table:table-cell table:number-columns-repeated="4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73616401998212" calcext:value-type="float">
            <text:p>0.373616401998212</text:p>
          </table:table-cell>
          <table:table-cell office:value-type="float" office:value="0.455175198011009" calcext:value-type="float">
            <text:p>0.455175198011009</text:p>
          </table:table-cell>
          <table:table-cell office:value-type="float" office:value="0.382066083737455" calcext:value-type="float">
            <text:p>0.382066083737455</text:p>
          </table:table-cell>
          <table:table-cell office:value-type="float" office:value="0.442884368284283" calcext:value-type="float">
            <text:p>0.442884368284283</text:p>
          </table:table-cell>
          <table:table-cell office:value-type="float" office:value="6.64999695138347" calcext:value-type="float">
            <text:p>6.64999695138347</text:p>
          </table:table-cell>
          <table:table-cell office:value-type="float" office:value="9.7696698884026" calcext:value-type="float">
            <text:p>9.7696698884026</text:p>
          </table:table-cell>
          <table:table-cell office:value-type="float" office:value="7.17242368143162" calcext:value-type="float">
            <text:p>7.17242368143162</text:p>
          </table:table-cell>
          <table:table-cell office:value-type="float" office:value="8.92586589446216" calcext:value-type="float">
            <text:p>8.92586589446216</text:p>
          </table:table-cell>
          <table:table-cell office:value-type="float" office:value="0.230932008593405" calcext:value-type="float">
            <text:p>0.230932008593405</text:p>
          </table:table-cell>
          <table:table-cell office:value-type="float" office:value="0.248698835700264" calcext:value-type="float">
            <text:p>0.248698835700264</text:p>
          </table:table-cell>
          <table:table-cell office:value-type="float" office:value="0.237276046605363" calcext:value-type="float">
            <text:p>0.237276046605363</text:p>
          </table:table-cell>
          <table:table-cell office:value-type="float" office:value="0.238103720629038" calcext:value-type="float">
            <text:p>0.238103720629038</text:p>
          </table:table-cell>
          <table:table-cell office:value-type="float" office:value="0.0371724603697881" calcext:value-type="float">
            <text:p>0.037172460369788</text:p>
          </table:table-cell>
          <table:table-cell office:value-type="float" office:value="0.0473520543477086" calcext:value-type="float">
            <text:p>0.047352054347709</text:p>
          </table:table-cell>
          <table:table-cell office:value-type="float" office:value="0.0331691685468411" calcext:value-type="float">
            <text:p>0.033169168546841</text:p>
          </table:table-cell>
          <table:table-cell office:value-type="float" office:value="0.053128641123091" calcext:value-type="float">
            <text:p>0.053128641123091</text:p>
          </table:table-cell>
          <table:table-cell table:number-columns-repeated="4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72000422945564" calcext:value-type="float">
            <text:p>0.372000422945564</text:p>
          </table:table-cell>
          <table:table-cell office:value-type="float" office:value="0.45310166534312" calcext:value-type="float">
            <text:p>0.45310166534312</text:p>
          </table:table-cell>
          <table:table-cell office:value-type="float" office:value="0.380310225980573" calcext:value-type="float">
            <text:p>0.380310225980573</text:p>
          </table:table-cell>
          <table:table-cell office:value-type="float" office:value="0.441236603354956" calcext:value-type="float">
            <text:p>0.441236603354956</text:p>
          </table:table-cell>
          <table:table-cell office:value-type="float" office:value="6.54163319842146" calcext:value-type="float">
            <text:p>6.54163319842146</text:p>
          </table:table-cell>
          <table:table-cell office:value-type="float" office:value="10.2639480084476" calcext:value-type="float">
            <text:p>10.2639480084476</text:p>
          </table:table-cell>
          <table:table-cell office:value-type="float" office:value="7.33441063582124" calcext:value-type="float">
            <text:p>7.33441063582124</text:p>
          </table:table-cell>
          <table:table-cell office:value-type="float" office:value="9.2394602347125" calcext:value-type="float">
            <text:p>9.2394602347125</text:p>
          </table:table-cell>
          <table:table-cell office:value-type="float" office:value="0.230655976125227" calcext:value-type="float">
            <text:p>0.230655976125227</text:p>
          </table:table-cell>
          <table:table-cell office:value-type="float" office:value="0.248047049305932" calcext:value-type="float">
            <text:p>0.248047049305932</text:p>
          </table:table-cell>
          <table:table-cell office:value-type="float" office:value="0.237725133621064" calcext:value-type="float">
            <text:p>0.237725133621064</text:p>
          </table:table-cell>
          <table:table-cell office:value-type="float" office:value="0.236335435678292" calcext:value-type="float">
            <text:p>0.236335435678292</text:p>
          </table:table-cell>
          <table:table-cell office:value-type="float" office:value="0.0361528865243218" calcext:value-type="float">
            <text:p>0.036152886524322</text:p>
          </table:table-cell>
          <table:table-cell office:value-type="float" office:value="0.0450186691705572" calcext:value-type="float">
            <text:p>0.045018669170557</text:p>
          </table:table-cell>
          <table:table-cell office:value-type="float" office:value="0.0326957762036804" calcext:value-type="float">
            <text:p>0.032695776203681</text:p>
          </table:table-cell>
          <table:table-cell office:value-type="float" office:value="0.0499262886155064" calcext:value-type="float">
            <text:p>0.049926288615507</text:p>
          </table:table-cell>
          <table:table-cell table:number-columns-repeated="4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79084550153869" calcext:value-type="float">
            <text:p>0.379084550153869</text:p>
          </table:table-cell>
          <table:table-cell office:value-type="float" office:value="0.457399375103386" calcext:value-type="float">
            <text:p>0.457399375103386</text:p>
          </table:table-cell>
          <table:table-cell office:value-type="float" office:value="0.386028333985595" calcext:value-type="float">
            <text:p>0.386028333985595</text:p>
          </table:table-cell>
          <table:table-cell office:value-type="float" office:value="0.447582639294362" calcext:value-type="float">
            <text:p>0.447582639294362</text:p>
          </table:table-cell>
          <table:table-cell office:value-type="float" office:value="6.89154391169543" calcext:value-type="float">
            <text:p>6.89154391169543</text:p>
          </table:table-cell>
          <table:table-cell office:value-type="float" office:value="10.0830380724563" calcext:value-type="float">
            <text:p>10.0830380724563</text:p>
          </table:table-cell>
          <table:table-cell office:value-type="float" office:value="7.55863942694375" calcext:value-type="float">
            <text:p>7.55863942694375</text:p>
          </table:table-cell>
          <table:table-cell office:value-type="float" office:value="9.42032295632226" calcext:value-type="float">
            <text:p>9.42032295632226</text:p>
          </table:table-cell>
          <table:table-cell office:value-type="float" office:value="0.234420291032975" calcext:value-type="float">
            <text:p>0.234420291032975</text:p>
          </table:table-cell>
          <table:table-cell office:value-type="float" office:value="0.25229293717401" calcext:value-type="float">
            <text:p>0.25229293717401</text:p>
          </table:table-cell>
          <table:table-cell office:value-type="float" office:value="0.240073582325522" calcext:value-type="float">
            <text:p>0.240073582325522</text:p>
          </table:table-cell>
          <table:table-cell office:value-type="float" office:value="0.242771715569312" calcext:value-type="float">
            <text:p>0.242771715569312</text:p>
          </table:table-cell>
          <table:table-cell office:value-type="float" office:value="0.034027142160836" calcext:value-type="float">
            <text:p>0.034027142160836</text:p>
          </table:table-cell>
          <table:table-cell office:value-type="float" office:value="0.0475158630130433" calcext:value-type="float">
            <text:p>0.047515863013043</text:p>
          </table:table-cell>
          <table:table-cell office:value-type="float" office:value="0.0315565363968776" calcext:value-type="float">
            <text:p>0.031556536396878</text:p>
          </table:table-cell>
          <table:table-cell office:value-type="float" office:value="0.0508751607807661" calcext:value-type="float">
            <text:p>0.050875160780766</text:p>
          </table:table-cell>
          <table:table-cell table:number-columns-repeated="4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85140980266646" calcext:value-type="float">
            <text:p>0.385140980266646</text:p>
          </table:table-cell>
          <table:table-cell office:value-type="float" office:value="0.466582992217922" calcext:value-type="float">
            <text:p>0.466582992217922</text:p>
          </table:table-cell>
          <table:table-cell office:value-type="float" office:value="0.390009770948318" calcext:value-type="float">
            <text:p>0.390009770948318</text:p>
          </table:table-cell>
          <table:table-cell office:value-type="float" office:value="0.459385461122364" calcext:value-type="float">
            <text:p>0.459385461122364</text:p>
          </table:table-cell>
          <table:table-cell office:value-type="float" office:value="7.19145834938651" calcext:value-type="float">
            <text:p>7.19145834938651</text:p>
          </table:table-cell>
          <table:table-cell office:value-type="float" office:value="11.2165882793955" calcext:value-type="float">
            <text:p>11.2165882793955</text:p>
          </table:table-cell>
          <table:table-cell office:value-type="float" office:value="7.87251900318938" calcext:value-type="float">
            <text:p>7.87251900318938</text:p>
          </table:table-cell>
          <table:table-cell office:value-type="float" office:value="10.0663112601442" calcext:value-type="float">
            <text:p>10.0663112601442</text:p>
          </table:table-cell>
          <table:table-cell office:value-type="float" office:value="0.239758303066961" calcext:value-type="float">
            <text:p>0.239758303066961</text:p>
          </table:table-cell>
          <table:table-cell office:value-type="float" office:value="0.262070912461596" calcext:value-type="float">
            <text:p>0.262070912461596</text:p>
          </table:table-cell>
          <table:table-cell office:value-type="float" office:value="0.245068803475838" calcext:value-type="float">
            <text:p>0.245068803475838</text:p>
          </table:table-cell>
          <table:table-cell office:value-type="float" office:value="0.253022450380332" calcext:value-type="float">
            <text:p>0.253022450380332</text:p>
          </table:table-cell>
          <table:table-cell office:value-type="float" office:value="0.0316605224965995" calcext:value-type="float">
            <text:p>0.0316605224966</text:p>
          </table:table-cell>
          <table:table-cell office:value-type="float" office:value="0.0426765425389343" calcext:value-type="float">
            <text:p>0.042676542538934</text:p>
          </table:table-cell>
          <table:table-cell office:value-type="float" office:value="0.029472047268623" calcext:value-type="float">
            <text:p>0.029472047268623</text:p>
          </table:table-cell>
          <table:table-cell office:value-type="float" office:value="0.0457095299999076" calcext:value-type="float">
            <text:p>0.045709529999908</text:p>
          </table:table-cell>
          <table:table-cell table:number-columns-repeated="4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83380972725237" calcext:value-type="float">
            <text:p>0.383380972725237</text:p>
          </table:table-cell>
          <table:table-cell office:value-type="float" office:value="0.46076378819367" calcext:value-type="float">
            <text:p>0.46076378819367</text:p>
          </table:table-cell>
          <table:table-cell office:value-type="float" office:value="0.388473527761815" calcext:value-type="float">
            <text:p>0.388473527761815</text:p>
          </table:table-cell>
          <table:table-cell office:value-type="float" office:value="0.453557248585117" calcext:value-type="float">
            <text:p>0.453557248585117</text:p>
          </table:table-cell>
          <table:table-cell office:value-type="float" office:value="7.06398732736461" calcext:value-type="float">
            <text:p>7.06398732736461</text:p>
          </table:table-cell>
          <table:table-cell office:value-type="float" office:value="10.7733623859153" calcext:value-type="float">
            <text:p>10.7733623859153</text:p>
          </table:table-cell>
          <table:table-cell office:value-type="float" office:value="7.79472416560818" calcext:value-type="float">
            <text:p>7.79472416560818</text:p>
          </table:table-cell>
          <table:table-cell office:value-type="float" office:value="10.0340188372079" calcext:value-type="float">
            <text:p>10.0340188372079</text:p>
          </table:table-cell>
          <table:table-cell office:value-type="float" office:value="0.237252859668988" calcext:value-type="float">
            <text:p>0.237252859668988</text:p>
          </table:table-cell>
          <table:table-cell office:value-type="float" office:value="0.254554870595722" calcext:value-type="float">
            <text:p>0.254554870595722</text:p>
          </table:table-cell>
          <table:table-cell office:value-type="float" office:value="0.242233654354329" calcext:value-type="float">
            <text:p>0.242233654354329</text:p>
          </table:table-cell>
          <table:table-cell office:value-type="float" office:value="0.246282996248107" calcext:value-type="float">
            <text:p>0.246282996248107</text:p>
          </table:table-cell>
          <table:table-cell office:value-type="float" office:value="0.0319324247269946" calcext:value-type="float">
            <text:p>0.031932424726995</text:p>
          </table:table-cell>
          <table:table-cell office:value-type="float" office:value="0.0451923604489074" calcext:value-type="float">
            <text:p>0.045192360448908</text:p>
          </table:table-cell>
          <table:table-cell office:value-type="float" office:value="0.029073094410169" calcext:value-type="float">
            <text:p>0.029073094410169</text:p>
          </table:table-cell>
          <table:table-cell office:value-type="float" office:value="0.0491889046993521" calcext:value-type="float">
            <text:p>0.049188904699352</text:p>
          </table:table-cell>
          <table:table-cell table:number-columns-repeated="4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78903371861934" calcext:value-type="float">
            <text:p>0.378903371861934</text:p>
          </table:table-cell>
          <table:table-cell office:value-type="float" office:value="0.451768477806399" calcext:value-type="float">
            <text:p>0.451768477806399</text:p>
          </table:table-cell>
          <table:table-cell office:value-type="float" office:value="0.383978819530987" calcext:value-type="float">
            <text:p>0.383978819530987</text:p>
          </table:table-cell>
          <table:table-cell office:value-type="float" office:value="0.445131823267011" calcext:value-type="float">
            <text:p>0.445131823267011</text:p>
          </table:table-cell>
          <table:table-cell office:value-type="float" office:value="6.83874812806933" calcext:value-type="float">
            <text:p>6.83874812806933</text:p>
          </table:table-cell>
          <table:table-cell office:value-type="float" office:value="10.0513904388593" calcext:value-type="float">
            <text:p>10.0513904388593</text:p>
          </table:table-cell>
          <table:table-cell office:value-type="float" office:value="7.09125200440687" calcext:value-type="float">
            <text:p>7.09125200440687</text:p>
          </table:table-cell>
          <table:table-cell office:value-type="float" office:value="9.51363696345778" calcext:value-type="float">
            <text:p>9.51363696345778</text:p>
          </table:table-cell>
          <table:table-cell office:value-type="float" office:value="0.238346786090657" calcext:value-type="float">
            <text:p>0.238346786090657</text:p>
          </table:table-cell>
          <table:table-cell office:value-type="float" office:value="0.263795336723521" calcext:value-type="float">
            <text:p>0.263795336723521</text:p>
          </table:table-cell>
          <table:table-cell office:value-type="float" office:value="0.24352331378384" calcext:value-type="float">
            <text:p>0.24352331378384</text:p>
          </table:table-cell>
          <table:table-cell office:value-type="float" office:value="0.255099577618978" calcext:value-type="float">
            <text:p>0.255099577618978</text:p>
          </table:table-cell>
          <table:table-cell office:value-type="float" office:value="0.0297678247633605" calcext:value-type="float">
            <text:p>0.029767824763361</text:p>
          </table:table-cell>
          <table:table-cell office:value-type="float" office:value="0.0421363290410986" calcext:value-type="float">
            <text:p>0.042136329041099</text:p>
          </table:table-cell>
          <table:table-cell office:value-type="float" office:value="0.0281767505176861" calcext:value-type="float">
            <text:p>0.028176750517686</text:p>
          </table:table-cell>
          <table:table-cell office:value-type="float" office:value="0.0441438267908293" calcext:value-type="float">
            <text:p>0.044143826790829</text:p>
          </table:table-cell>
          <table:table-cell table:number-columns-repeated="4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77703697177451" calcext:value-type="float">
            <text:p>0.377703697177451</text:p>
          </table:table-cell>
          <table:table-cell office:value-type="float" office:value="0.451767985714336" calcext:value-type="float">
            <text:p>0.451767985714336</text:p>
          </table:table-cell>
          <table:table-cell office:value-type="float" office:value="0.382011871527126" calcext:value-type="float">
            <text:p>0.382011871527126</text:p>
          </table:table-cell>
          <table:table-cell office:value-type="float" office:value="0.445476368944943" calcext:value-type="float">
            <text:p>0.445476368944943</text:p>
          </table:table-cell>
          <table:table-cell office:value-type="float" office:value="6.75331835012364" calcext:value-type="float">
            <text:p>6.75331835012364</text:p>
          </table:table-cell>
          <table:table-cell office:value-type="float" office:value="9.62761149864076" calcext:value-type="float">
            <text:p>9.62761149864076</text:p>
          </table:table-cell>
          <table:table-cell office:value-type="float" office:value="7.21984852744386" calcext:value-type="float">
            <text:p>7.21984852744386</text:p>
          </table:table-cell>
          <table:table-cell office:value-type="float" office:value="9.38817256263829" calcext:value-type="float">
            <text:p>9.38817256263829</text:p>
          </table:table-cell>
          <table:table-cell office:value-type="float" office:value="0.238513180876522" calcext:value-type="float">
            <text:p>0.238513180876522</text:p>
          </table:table-cell>
          <table:table-cell office:value-type="float" office:value="0.267478321061423" calcext:value-type="float">
            <text:p>0.267478321061423</text:p>
          </table:table-cell>
          <table:table-cell office:value-type="float" office:value="0.242858511836783" calcext:value-type="float">
            <text:p>0.242858511836783</text:p>
          </table:table-cell>
          <table:table-cell office:value-type="float" office:value="0.259967019258597" calcext:value-type="float">
            <text:p>0.259967019258597</text:p>
          </table:table-cell>
          <table:table-cell office:value-type="float" office:value="0.0297273730457804" calcext:value-type="float">
            <text:p>0.02972737304578</text:p>
          </table:table-cell>
          <table:table-cell office:value-type="float" office:value="0.0372791185125523" calcext:value-type="float">
            <text:p>0.037279118512552</text:p>
          </table:table-cell>
          <table:table-cell office:value-type="float" office:value="0.0274936676918302" calcext:value-type="float">
            <text:p>0.02749366769183</text:p>
          </table:table-cell>
          <table:table-cell office:value-type="float" office:value="0.0405112867302348" calcext:value-type="float">
            <text:p>0.040511286730235</text:p>
          </table:table-cell>
          <table:table-cell table:number-columns-repeated="4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77728342722081" calcext:value-type="float">
            <text:p>0.377728342722081</text:p>
          </table:table-cell>
          <table:table-cell office:value-type="float" office:value="0.449496846947769" calcext:value-type="float">
            <text:p>0.449496846947769</text:p>
          </table:table-cell>
          <table:table-cell office:value-type="float" office:value="0.38134571872522" calcext:value-type="float">
            <text:p>0.38134571872522</text:p>
          </table:table-cell>
          <table:table-cell office:value-type="float" office:value="0.445131700877275" calcext:value-type="float">
            <text:p>0.445131700877275</text:p>
          </table:table-cell>
          <table:table-cell office:value-type="float" office:value="6.50581846488889" calcext:value-type="float">
            <text:p>6.50581846488889</text:p>
          </table:table-cell>
          <table:table-cell office:value-type="float" office:value="9.35321987387952" calcext:value-type="float">
            <text:p>9.35321987387952</text:p>
          </table:table-cell>
          <table:table-cell office:value-type="float" office:value="6.99265991744456" calcext:value-type="float">
            <text:p>6.99265991744456</text:p>
          </table:table-cell>
          <table:table-cell office:value-type="float" office:value="9.15670711810288" calcext:value-type="float">
            <text:p>9.15670711810288</text:p>
          </table:table-cell>
          <table:table-cell office:value-type="float" office:value="0.24181610139335" calcext:value-type="float">
            <text:p>0.24181610139335</text:p>
          </table:table-cell>
          <table:table-cell office:value-type="float" office:value="0.26829296390285" calcext:value-type="float">
            <text:p>0.26829296390285</text:p>
          </table:table-cell>
          <table:table-cell office:value-type="float" office:value="0.245570509235361" calcext:value-type="float">
            <text:p>0.245570509235361</text:p>
          </table:table-cell>
          <table:table-cell office:value-type="float" office:value="0.261845293396391" calcext:value-type="float">
            <text:p>0.261845293396391</text:p>
          </table:table-cell>
          <table:table-cell office:value-type="float" office:value="0.0323088716499231" calcext:value-type="float">
            <text:p>0.032308871649923</text:p>
          </table:table-cell>
          <table:table-cell office:value-type="float" office:value="0.0423428502578381" calcext:value-type="float">
            <text:p>0.042342850257838</text:p>
          </table:table-cell>
          <table:table-cell office:value-type="float" office:value="0.027963207543298" calcext:value-type="float">
            <text:p>0.027963207543298</text:p>
          </table:table-cell>
          <table:table-cell office:value-type="float" office:value="0.048830472798101" calcext:value-type="float">
            <text:p>0.048830472798101</text:p>
          </table:table-cell>
          <table:table-cell table:number-columns-repeated="4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80431399733023" calcext:value-type="float">
            <text:p>0.380431399733023</text:p>
          </table:table-cell>
          <table:table-cell office:value-type="float" office:value="0.452171690643964" calcext:value-type="float">
            <text:p>0.452171690643964</text:p>
          </table:table-cell>
          <table:table-cell office:value-type="float" office:value="0.383646963417307" calcext:value-type="float">
            <text:p>0.383646963417307</text:p>
          </table:table-cell>
          <table:table-cell office:value-type="float" office:value="0.447428698540845" calcext:value-type="float">
            <text:p>0.447428698540845</text:p>
          </table:table-cell>
          <table:table-cell office:value-type="float" office:value="7.48930103309771" calcext:value-type="float">
            <text:p>7.48930103309771</text:p>
          </table:table-cell>
          <table:table-cell office:value-type="float" office:value="10.3895103687669" calcext:value-type="float">
            <text:p>10.3895103687669</text:p>
          </table:table-cell>
          <table:table-cell office:value-type="float" office:value="7.82522093030709" calcext:value-type="float">
            <text:p>7.82522093030709</text:p>
          </table:table-cell>
          <table:table-cell office:value-type="float" office:value="9.80836078776967" calcext:value-type="float">
            <text:p>9.80836078776967</text:p>
          </table:table-cell>
          <table:table-cell office:value-type="float" office:value="0.234954554531905" calcext:value-type="float">
            <text:p>0.234954554531905</text:p>
          </table:table-cell>
          <table:table-cell office:value-type="float" office:value="0.253865999845887" calcext:value-type="float">
            <text:p>0.253865999845887</text:p>
          </table:table-cell>
          <table:table-cell office:value-type="float" office:value="0.238169036213374" calcext:value-type="float">
            <text:p>0.238169036213374</text:p>
          </table:table-cell>
          <table:table-cell office:value-type="float" office:value="0.248511934853006" calcext:value-type="float">
            <text:p>0.248511934853006</text:p>
          </table:table-cell>
          <table:table-cell office:value-type="float" office:value="0.0283637646754144" calcext:value-type="float">
            <text:p>0.028363764675415</text:p>
          </table:table-cell>
          <table:table-cell office:value-type="float" office:value="0.0379565202106314" calcext:value-type="float">
            <text:p>0.037956520210631</text:p>
          </table:table-cell>
          <table:table-cell office:value-type="float" office:value="0.0255390964238344" calcext:value-type="float">
            <text:p>0.025539096423835</text:p>
          </table:table-cell>
          <table:table-cell office:value-type="float" office:value="0.0421099765224769" calcext:value-type="float">
            <text:p>0.042109976522477</text:p>
          </table:table-cell>
          <table:table-cell table:number-columns-repeated="4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76250496550513" calcext:value-type="float">
            <text:p>0.376250496550513</text:p>
          </table:table-cell>
          <table:table-cell office:value-type="float" office:value="0.445411933537794" calcext:value-type="float">
            <text:p>0.445411933537794</text:p>
          </table:table-cell>
          <table:table-cell office:value-type="float" office:value="0.380210639051519" calcext:value-type="float">
            <text:p>0.380210639051519</text:p>
          </table:table-cell>
          <table:table-cell office:value-type="float" office:value="0.440381525647233" calcext:value-type="float">
            <text:p>0.440381525647233</text:p>
          </table:table-cell>
          <table:table-cell office:value-type="float" office:value="7.00386259674588" calcext:value-type="float">
            <text:p>7.00386259674588</text:p>
          </table:table-cell>
          <table:table-cell office:value-type="float" office:value="9.72791946003392" calcext:value-type="float">
            <text:p>9.72791946003392</text:p>
          </table:table-cell>
          <table:table-cell office:value-type="float" office:value="7.37826121317899" calcext:value-type="float">
            <text:p>7.37826121317899</text:p>
          </table:table-cell>
          <table:table-cell office:value-type="float" office:value="9.09651354060434" calcext:value-type="float">
            <text:p>9.09651354060434</text:p>
          </table:table-cell>
          <table:table-cell office:value-type="float" office:value="0.229826633471983" calcext:value-type="float">
            <text:p>0.229826633471983</text:p>
          </table:table-cell>
          <table:table-cell office:value-type="float" office:value="0.249370066157996" calcext:value-type="float">
            <text:p>0.249370066157996</text:p>
          </table:table-cell>
          <table:table-cell office:value-type="float" office:value="0.233684330211384" calcext:value-type="float">
            <text:p>0.233684330211384</text:p>
          </table:table-cell>
          <table:table-cell office:value-type="float" office:value="0.243037741357613" calcext:value-type="float">
            <text:p>0.243037741357613</text:p>
          </table:table-cell>
          <table:table-cell office:value-type="float" office:value="0.0313346133246569" calcext:value-type="float">
            <text:p>0.031334613324657</text:p>
          </table:table-cell>
          <table:table-cell office:value-type="float" office:value="0.0398560550243915" calcext:value-type="float">
            <text:p>0.039856055024392</text:p>
          </table:table-cell>
          <table:table-cell office:value-type="float" office:value="0.0274595092399001" calcext:value-type="float">
            <text:p>0.0274595092399</text:p>
          </table:table-cell>
          <table:table-cell office:value-type="float" office:value="0.045501918153551" calcext:value-type="float">
            <text:p>0.045501918153551</text:p>
          </table:table-cell>
          <table:table-cell table:number-columns-repeated="4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66983791003219" calcext:value-type="float">
            <text:p>0.366983791003219</text:p>
          </table:table-cell>
          <table:table-cell office:value-type="float" office:value="0.433629969294087" calcext:value-type="float">
            <text:p>0.433629969294087</text:p>
          </table:table-cell>
          <table:table-cell office:value-type="float" office:value="0.370370816777767" calcext:value-type="float">
            <text:p>0.370370816777767</text:p>
          </table:table-cell>
          <table:table-cell office:value-type="float" office:value="0.428776578413403" calcext:value-type="float">
            <text:p>0.428776578413403</text:p>
          </table:table-cell>
          <table:table-cell office:value-type="float" office:value="6.74813364981052" calcext:value-type="float">
            <text:p>6.74813364981052</text:p>
          </table:table-cell>
          <table:table-cell office:value-type="float" office:value="9.23895656018578" calcext:value-type="float">
            <text:p>9.23895656018578</text:p>
          </table:table-cell>
          <table:table-cell office:value-type="float" office:value="7.20279820732092" calcext:value-type="float">
            <text:p>7.20279820732092</text:p>
          </table:table-cell>
          <table:table-cell office:value-type="float" office:value="8.86820265395359" calcext:value-type="float">
            <text:p>8.86820265395359</text:p>
          </table:table-cell>
          <table:table-cell office:value-type="float" office:value="0.229457213117157" calcext:value-type="float">
            <text:p>0.229457213117157</text:p>
          </table:table-cell>
          <table:table-cell office:value-type="float" office:value="0.244487613712548" calcext:value-type="float">
            <text:p>0.244487613712548</text:p>
          </table:table-cell>
          <table:table-cell office:value-type="float" office:value="0.232769862635559" calcext:value-type="float">
            <text:p>0.232769862635559</text:p>
          </table:table-cell>
          <table:table-cell office:value-type="float" office:value="0.239031811671349" calcext:value-type="float">
            <text:p>0.239031811671349</text:p>
          </table:table-cell>
          <table:table-cell office:value-type="float" office:value="0.0327415230474691" calcext:value-type="float">
            <text:p>0.032741523047469</text:p>
          </table:table-cell>
          <table:table-cell office:value-type="float" office:value="0.0424535818894575" calcext:value-type="float">
            <text:p>0.042453581889458</text:p>
          </table:table-cell>
          <table:table-cell office:value-type="float" office:value="0.0281306458100064" calcext:value-type="float">
            <text:p>0.028130645810007</text:p>
          </table:table-cell>
          <table:table-cell office:value-type="float" office:value="0.0493593196848451" calcext:value-type="float">
            <text:p>0.049359319684845</text:p>
          </table:table-cell>
          <table:table-cell table:number-columns-repeated="4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72383974960761" calcext:value-type="float">
            <text:p>0.372383974960761</text:p>
          </table:table-cell>
          <table:table-cell office:value-type="float" office:value="0.437750328323608" calcext:value-type="float">
            <text:p>0.437750328323608</text:p>
          </table:table-cell>
          <table:table-cell office:value-type="float" office:value="0.375356909829577" calcext:value-type="float">
            <text:p>0.375356909829577</text:p>
          </table:table-cell>
          <table:table-cell office:value-type="float" office:value="0.433549010978707" calcext:value-type="float">
            <text:p>0.433549010978707</text:p>
          </table:table-cell>
          <table:table-cell office:value-type="float" office:value="6.87642607711209" calcext:value-type="float">
            <text:p>6.87642607711209</text:p>
          </table:table-cell>
          <table:table-cell office:value-type="float" office:value="9.91888492493238" calcext:value-type="float">
            <text:p>9.91888492493238</text:p>
          </table:table-cell>
          <table:table-cell office:value-type="float" office:value="7.38222055281954" calcext:value-type="float">
            <text:p>7.38222055281954</text:p>
          </table:table-cell>
          <table:table-cell office:value-type="float" office:value="9.77974063203446" calcext:value-type="float">
            <text:p>9.77974063203446</text:p>
          </table:table-cell>
          <table:table-cell office:value-type="float" office:value="0.238885058861788" calcext:value-type="float">
            <text:p>0.238885058861788</text:p>
          </table:table-cell>
          <table:table-cell office:value-type="float" office:value="0.260678240324009" calcext:value-type="float">
            <text:p>0.260678240324009</text:p>
          </table:table-cell>
          <table:table-cell office:value-type="float" office:value="0.241930922326494" calcext:value-type="float">
            <text:p>0.241930922326494</text:p>
          </table:table-cell>
          <table:table-cell office:value-type="float" office:value="0.255598531464454" calcext:value-type="float">
            <text:p>0.255598531464454</text:p>
          </table:table-cell>
          <table:table-cell office:value-type="float" office:value="0.032081247209796" calcext:value-type="float">
            <text:p>0.032081247209796</text:p>
          </table:table-cell>
          <table:table-cell office:value-type="float" office:value="0.0442600123986272" calcext:value-type="float">
            <text:p>0.044260012398627</text:p>
          </table:table-cell>
          <table:table-cell office:value-type="float" office:value="0.0302310021059947" calcext:value-type="float">
            <text:p>0.030231002105995</text:p>
          </table:table-cell>
          <table:table-cell office:value-type="float" office:value="0.0468506628045338" calcext:value-type="float">
            <text:p>0.046850662804534</text:p>
          </table:table-cell>
          <table:table-cell table:number-columns-repeated="4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70328194632052" calcext:value-type="float">
            <text:p>0.370328194632052</text:p>
          </table:table-cell>
          <table:table-cell office:value-type="float" office:value="0.434207221979998" calcext:value-type="float">
            <text:p>0.434207221979998</text:p>
          </table:table-cell>
          <table:table-cell office:value-type="float" office:value="0.373515198981029" calcext:value-type="float">
            <text:p>0.373515198981029</text:p>
          </table:table-cell>
          <table:table-cell office:value-type="float" office:value="0.429355384072907" calcext:value-type="float">
            <text:p>0.429355384072907</text:p>
          </table:table-cell>
          <table:table-cell office:value-type="float" office:value="6.80435555441989" calcext:value-type="float">
            <text:p>6.80435555441989</text:p>
          </table:table-cell>
          <table:table-cell office:value-type="float" office:value="10.2186990298396" calcext:value-type="float">
            <text:p>10.2186990298396</text:p>
          </table:table-cell>
          <table:table-cell office:value-type="float" office:value="7.28029749362181" calcext:value-type="float">
            <text:p>7.28029749362181</text:p>
          </table:table-cell>
          <table:table-cell office:value-type="float" office:value="9.74797317489058" calcext:value-type="float">
            <text:p>9.74797317489058</text:p>
          </table:table-cell>
          <table:table-cell office:value-type="float" office:value="0.245021203645546" calcext:value-type="float">
            <text:p>0.245021203645546</text:p>
          </table:table-cell>
          <table:table-cell office:value-type="float" office:value="0.268762170503265" calcext:value-type="float">
            <text:p>0.268762170503265</text:p>
          </table:table-cell>
          <table:table-cell office:value-type="float" office:value="0.248403420629824" calcext:value-type="float">
            <text:p>0.248403420629824</text:p>
          </table:table-cell>
          <table:table-cell office:value-type="float" office:value="0.263020994265686" calcext:value-type="float">
            <text:p>0.263020994265686</text:p>
          </table:table-cell>
          <table:table-cell office:value-type="float" office:value="0.033369407056955" calcext:value-type="float">
            <text:p>0.033369407056955</text:p>
          </table:table-cell>
          <table:table-cell office:value-type="float" office:value="0.045873120397381" calcext:value-type="float">
            <text:p>0.045873120397381</text:p>
          </table:table-cell>
          <table:table-cell office:value-type="float" office:value="0.0310905311859901" calcext:value-type="float">
            <text:p>0.03109053118599</text:p>
          </table:table-cell>
          <table:table-cell office:value-type="float" office:value="0.0491339455059295" calcext:value-type="float">
            <text:p>0.04913394550593</text:p>
          </table:table-cell>
          <table:table-cell table:number-columns-repeated="4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73391867219194" calcext:value-type="float">
            <text:p>0.373391867219194</text:p>
          </table:table-cell>
          <table:table-cell office:value-type="float" office:value="0.440798133784964" calcext:value-type="float">
            <text:p>0.440798133784964</text:p>
          </table:table-cell>
          <table:table-cell office:value-type="float" office:value="0.376931469537258" calcext:value-type="float">
            <text:p>0.376931469537258</text:p>
          </table:table-cell>
          <table:table-cell office:value-type="float" office:value="0.436163080711037" calcext:value-type="float">
            <text:p>0.436163080711037</text:p>
          </table:table-cell>
          <table:table-cell office:value-type="float" office:value="6.57199275443164" calcext:value-type="float">
            <text:p>6.57199275443164</text:p>
          </table:table-cell>
          <table:table-cell office:value-type="float" office:value="9.67948593525034" calcext:value-type="float">
            <text:p>9.67948593525034</text:p>
          </table:table-cell>
          <table:table-cell office:value-type="float" office:value="6.7874963861957" calcext:value-type="float">
            <text:p>6.7874963861957</text:p>
          </table:table-cell>
          <table:table-cell office:value-type="float" office:value="9.42740128374955" calcext:value-type="float">
            <text:p>9.42740128374955</text:p>
          </table:table-cell>
          <table:table-cell office:value-type="float" office:value="0.242234982650276" calcext:value-type="float">
            <text:p>0.242234982650276</text:p>
          </table:table-cell>
          <table:table-cell office:value-type="float" office:value="0.269601225890295" calcext:value-type="float">
            <text:p>0.269601225890295</text:p>
          </table:table-cell>
          <table:table-cell office:value-type="float" office:value="0.246159969063828" calcext:value-type="float">
            <text:p>0.246159969063828</text:p>
          </table:table-cell>
          <table:table-cell office:value-type="float" office:value="0.263001677123315" calcext:value-type="float">
            <text:p>0.263001677123315</text:p>
          </table:table-cell>
          <table:table-cell office:value-type="float" office:value="0.0326207850030663" calcext:value-type="float">
            <text:p>0.032620785003066</text:p>
          </table:table-cell>
          <table:table-cell office:value-type="float" office:value="0.0407753700358678" calcext:value-type="float">
            <text:p>0.040775370035868</text:p>
          </table:table-cell>
          <table:table-cell office:value-type="float" office:value="0.0301047057546433" calcext:value-type="float">
            <text:p>0.030104705754643</text:p>
          </table:table-cell>
          <table:table-cell office:value-type="float" office:value="0.0443755203820022" calcext:value-type="float">
            <text:p>0.044375520382002</text:p>
          </table:table-cell>
          <table:table-cell table:number-columns-repeated="4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69237331494052" calcext:value-type="float">
            <text:p>0.369237331494052</text:p>
          </table:table-cell>
          <table:table-cell office:value-type="float" office:value="0.433902685029059" calcext:value-type="float">
            <text:p>0.433902685029059</text:p>
          </table:table-cell>
          <table:table-cell office:value-type="float" office:value="0.371627800156815" calcext:value-type="float">
            <text:p>0.371627800156815</text:p>
          </table:table-cell>
          <table:table-cell office:value-type="float" office:value="0.430649509605685" calcext:value-type="float">
            <text:p>0.430649509605685</text:p>
          </table:table-cell>
          <table:table-cell office:value-type="float" office:value="6.40690644979847" calcext:value-type="float">
            <text:p>6.40690644979847</text:p>
          </table:table-cell>
          <table:table-cell office:value-type="float" office:value="9.62592427899289" calcext:value-type="float">
            <text:p>9.62592427899289</text:p>
          </table:table-cell>
          <table:table-cell office:value-type="float" office:value="6.52239713647517" calcext:value-type="float">
            <text:p>6.52239713647517</text:p>
          </table:table-cell>
          <table:table-cell office:value-type="float" office:value="9.16232577171128" calcext:value-type="float">
            <text:p>9.16232577171128</text:p>
          </table:table-cell>
          <table:table-cell office:value-type="float" office:value="0.23898240020256" calcext:value-type="float">
            <text:p>0.23898240020256</text:p>
          </table:table-cell>
          <table:table-cell office:value-type="float" office:value="0.257760665422085" calcext:value-type="float">
            <text:p>0.257760665422085</text:p>
          </table:table-cell>
          <table:table-cell office:value-type="float" office:value="0.241489071830525" calcext:value-type="float">
            <text:p>0.241489071830525</text:p>
          </table:table-cell>
          <table:table-cell office:value-type="float" office:value="0.253582935772926" calcext:value-type="float">
            <text:p>0.253582935772926</text:p>
          </table:table-cell>
          <table:table-cell office:value-type="float" office:value="0.0376582249409749" calcext:value-type="float">
            <text:p>0.037658224940975</text:p>
          </table:table-cell>
          <table:table-cell office:value-type="float" office:value="0.0482755194509329" calcext:value-type="float">
            <text:p>0.048275519450933</text:p>
          </table:table-cell>
          <table:table-cell office:value-type="float" office:value="0.0340030700695362" calcext:value-type="float">
            <text:p>0.034003070069536</text:p>
          </table:table-cell>
          <table:table-cell office:value-type="float" office:value="0.0537547019352475" calcext:value-type="float">
            <text:p>0.053754701935248</text:p>
          </table:table-cell>
          <table:table-cell table:number-columns-repeated="4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74427947179985" calcext:value-type="float">
            <text:p>0.374427947179985</text:p>
          </table:table-cell>
          <table:table-cell office:value-type="float" office:value="0.440419975755649" calcext:value-type="float">
            <text:p>0.440419975755649</text:p>
          </table:table-cell>
          <table:table-cell office:value-type="float" office:value="0.376721030453139" calcext:value-type="float">
            <text:p>0.376721030453139</text:p>
          </table:table-cell>
          <table:table-cell office:value-type="float" office:value="0.437320185858271" calcext:value-type="float">
            <text:p>0.437320185858271</text:p>
          </table:table-cell>
          <table:table-cell office:value-type="float" office:value="6.78767082020136" calcext:value-type="float">
            <text:p>6.78767082020136</text:p>
          </table:table-cell>
          <table:table-cell office:value-type="float" office:value="10.2095662850875" calcext:value-type="float">
            <text:p>10.2095662850875</text:p>
          </table:table-cell>
          <table:table-cell office:value-type="float" office:value="6.97149339361251" calcext:value-type="float">
            <text:p>6.97149339361251</text:p>
          </table:table-cell>
          <table:table-cell office:value-type="float" office:value="9.8751902979129" calcext:value-type="float">
            <text:p>9.8751902979129</text:p>
          </table:table-cell>
          <table:table-cell office:value-type="float" office:value="0.24330101505733" calcext:value-type="float">
            <text:p>0.24330101505733</text:p>
          </table:table-cell>
          <table:table-cell office:value-type="float" office:value="0.268964717619845" calcext:value-type="float">
            <text:p>0.268964717619845</text:p>
          </table:table-cell>
          <table:table-cell office:value-type="float" office:value="0.245957253829267" calcext:value-type="float">
            <text:p>0.245957253829267</text:p>
          </table:table-cell>
          <table:table-cell office:value-type="float" office:value="0.264467661922245" calcext:value-type="float">
            <text:p>0.264467661922245</text:p>
          </table:table-cell>
          <table:table-cell office:value-type="float" office:value="0.0370429865704864" calcext:value-type="float">
            <text:p>0.037042986570486</text:p>
          </table:table-cell>
          <table:table-cell office:value-type="float" office:value="0.0494240425447665" calcext:value-type="float">
            <text:p>0.049424042544767</text:p>
          </table:table-cell>
          <table:table-cell office:value-type="float" office:value="0.0337375264987894" calcext:value-type="float">
            <text:p>0.03373752649879</text:p>
          </table:table-cell>
          <table:table-cell office:value-type="float" office:value="0.0542807373461193" calcext:value-type="float">
            <text:p>0.054280737346119</text:p>
          </table:table-cell>
          <table:table-cell table:number-columns-repeated="4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74878296371835" calcext:value-type="float">
            <text:p>0.374878296371835</text:p>
          </table:table-cell>
          <table:table-cell office:value-type="float" office:value="0.443006542246876" calcext:value-type="float">
            <text:p>0.443006542246876</text:p>
          </table:table-cell>
          <table:table-cell office:value-type="float" office:value="0.377442106295321" calcext:value-type="float">
            <text:p>0.377442106295321</text:p>
          </table:table-cell>
          <table:table-cell office:value-type="float" office:value="0.44125610359053" calcext:value-type="float">
            <text:p>0.44125610359053</text:p>
          </table:table-cell>
          <table:table-cell office:value-type="float" office:value="7.23187212608532" calcext:value-type="float">
            <text:p>7.23187212608532</text:p>
          </table:table-cell>
          <table:table-cell office:value-type="float" office:value="9.95305528219035" calcext:value-type="float">
            <text:p>9.95305528219035</text:p>
          </table:table-cell>
          <table:table-cell office:value-type="float" office:value="7.31569709033252" calcext:value-type="float">
            <text:p>7.31569709033252</text:p>
          </table:table-cell>
          <table:table-cell office:value-type="float" office:value="10.0015089878973" calcext:value-type="float">
            <text:p>10.0015089878973</text:p>
          </table:table-cell>
          <table:table-cell office:value-type="float" office:value="0.242199329133965" calcext:value-type="float">
            <text:p>0.242199329133965</text:p>
          </table:table-cell>
          <table:table-cell office:value-type="float" office:value="0.267049488787187" calcext:value-type="float">
            <text:p>0.267049488787187</text:p>
          </table:table-cell>
          <table:table-cell office:value-type="float" office:value="0.245208830263585" calcext:value-type="float">
            <text:p>0.245208830263585</text:p>
          </table:table-cell>
          <table:table-cell office:value-type="float" office:value="0.261906505176531" calcext:value-type="float">
            <text:p>0.261906505176531</text:p>
          </table:table-cell>
          <table:table-cell office:value-type="float" office:value="0.0314949516197443" calcext:value-type="float">
            <text:p>0.031494951619744</text:p>
          </table:table-cell>
          <table:table-cell office:value-type="float" office:value="0.0419805729873253" calcext:value-type="float">
            <text:p>0.041980572987325</text:p>
          </table:table-cell>
          <table:table-cell office:value-type="float" office:value="0.0286976261264165" calcext:value-type="float">
            <text:p>0.028697626126417</text:p>
          </table:table-cell>
          <table:table-cell office:value-type="float" office:value="0.0461202887026378" calcext:value-type="float">
            <text:p>0.046120288702638</text:p>
          </table:table-cell>
          <table:table-cell table:number-columns-repeated="4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74020204963863" calcext:value-type="float">
            <text:p>0.374020204963863</text:p>
          </table:table-cell>
          <table:table-cell office:value-type="float" office:value="0.436338914861789" calcext:value-type="float">
            <text:p>0.436338914861789</text:p>
          </table:table-cell>
          <table:table-cell office:value-type="float" office:value="0.377291465614482" calcext:value-type="float">
            <text:p>0.377291465614482</text:p>
          </table:table-cell>
          <table:table-cell office:value-type="float" office:value="0.434266642828324" calcext:value-type="float">
            <text:p>0.434266642828324</text:p>
          </table:table-cell>
          <table:table-cell office:value-type="float" office:value="7.2034195303986" calcext:value-type="float">
            <text:p>7.2034195303986</text:p>
          </table:table-cell>
          <table:table-cell office:value-type="float" office:value="10.0974090025261" calcext:value-type="float">
            <text:p>10.0974090025261</text:p>
          </table:table-cell>
          <table:table-cell office:value-type="float" office:value="7.47638914595103" calcext:value-type="float">
            <text:p>7.47638914595103</text:p>
          </table:table-cell>
          <table:table-cell office:value-type="float" office:value="9.88180174479579" calcext:value-type="float">
            <text:p>9.88180174479579</text:p>
          </table:table-cell>
          <table:table-cell office:value-type="float" office:value="0.236941591694411" calcext:value-type="float">
            <text:p>0.236941591694411</text:p>
          </table:table-cell>
          <table:table-cell office:value-type="float" office:value="0.25890295813154" calcext:value-type="float">
            <text:p>0.25890295813154</text:p>
          </table:table-cell>
          <table:table-cell office:value-type="float" office:value="0.240727543658849" calcext:value-type="float">
            <text:p>0.240727543658849</text:p>
          </table:table-cell>
          <table:table-cell office:value-type="float" office:value="0.252644774824093" calcext:value-type="float">
            <text:p>0.252644774824093</text:p>
          </table:table-cell>
          <table:table-cell office:value-type="float" office:value="0.0337955839727841" calcext:value-type="float">
            <text:p>0.033795583972784</text:p>
          </table:table-cell>
          <table:table-cell office:value-type="float" office:value="0.0424999978149443" calcext:value-type="float">
            <text:p>0.042499997814944</text:p>
          </table:table-cell>
          <table:table-cell office:value-type="float" office:value="0.0303696432688876" calcext:value-type="float">
            <text:p>0.030369643268888</text:p>
          </table:table-cell>
          <table:table-cell office:value-type="float" office:value="0.0474789522002358" calcext:value-type="float">
            <text:p>0.047478952200236</text:p>
          </table:table-cell>
          <table:table-cell table:number-columns-repeated="4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74916422608055" calcext:value-type="float">
            <text:p>0.374916422608055</text:p>
          </table:table-cell>
          <table:table-cell office:value-type="float" office:value="0.436636983262937" calcext:value-type="float">
            <text:p>0.436636983262937</text:p>
          </table:table-cell>
          <table:table-cell office:value-type="float" office:value="0.377883762034975" calcext:value-type="float">
            <text:p>0.377883762034975</text:p>
          </table:table-cell>
          <table:table-cell office:value-type="float" office:value="0.434741803426478" calcext:value-type="float">
            <text:p>0.434741803426478</text:p>
          </table:table-cell>
          <table:table-cell office:value-type="float" office:value="7.40608610155286" calcext:value-type="float">
            <text:p>7.40608610155286</text:p>
          </table:table-cell>
          <table:table-cell office:value-type="float" office:value="10.1012188868369" calcext:value-type="float">
            <text:p>10.1012188868369</text:p>
          </table:table-cell>
          <table:table-cell office:value-type="float" office:value="7.85234988450329" calcext:value-type="float">
            <text:p>7.85234988450329</text:p>
          </table:table-cell>
          <table:table-cell office:value-type="float" office:value="9.65474535619289" calcext:value-type="float">
            <text:p>9.65474535619289</text:p>
          </table:table-cell>
          <table:table-cell office:value-type="float" office:value="0.242881552583996" calcext:value-type="float">
            <text:p>0.242881552583996</text:p>
          </table:table-cell>
          <table:table-cell office:value-type="float" office:value="0.274419316758827" calcext:value-type="float">
            <text:p>0.274419316758827</text:p>
          </table:table-cell>
          <table:table-cell office:value-type="float" office:value="0.245929362242151" calcext:value-type="float">
            <text:p>0.245929362242151</text:p>
          </table:table-cell>
          <table:table-cell office:value-type="float" office:value="0.26919545163058" calcext:value-type="float">
            <text:p>0.26919545163058</text:p>
          </table:table-cell>
          <table:table-cell office:value-type="float" office:value="0.0313341967027107" calcext:value-type="float">
            <text:p>0.031334196702711</text:p>
          </table:table-cell>
          <table:table-cell office:value-type="float" office:value="0.039233456205341" calcext:value-type="float">
            <text:p>0.039233456205341</text:p>
          </table:table-cell>
          <table:table-cell office:value-type="float" office:value="0.0284327124514123" calcext:value-type="float">
            <text:p>0.028432712451412</text:p>
          </table:table-cell>
          <table:table-cell office:value-type="float" office:value="0.0434895702905803" calcext:value-type="float">
            <text:p>0.04348957029058</text:p>
          </table:table-cell>
          <table:table-cell table:number-columns-repeated="4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777346871315" calcext:value-type="float">
            <text:p>0.3777346871315</text:p>
          </table:table-cell>
          <table:table-cell office:value-type="float" office:value="0.441214058264532" calcext:value-type="float">
            <text:p>0.441214058264532</text:p>
          </table:table-cell>
          <table:table-cell office:value-type="float" office:value="0.380701719105841" calcext:value-type="float">
            <text:p>0.380701719105841</text:p>
          </table:table-cell>
          <table:table-cell office:value-type="float" office:value="0.438761547212473" calcext:value-type="float">
            <text:p>0.438761547212473</text:p>
          </table:table-cell>
          <table:table-cell office:value-type="float" office:value="7.00187838187502" calcext:value-type="float">
            <text:p>7.00187838187502</text:p>
          </table:table-cell>
          <table:table-cell office:value-type="float" office:value="10.3489020811666" calcext:value-type="float">
            <text:p>10.3489020811666</text:p>
          </table:table-cell>
          <table:table-cell office:value-type="float" office:value="7.70734375561875" calcext:value-type="float">
            <text:p>7.70734375561875</text:p>
          </table:table-cell>
          <table:table-cell office:value-type="float" office:value="9.89669411896691" calcext:value-type="float">
            <text:p>9.89669411896691</text:p>
          </table:table-cell>
          <table:table-cell office:value-type="float" office:value="0.247437548735829" calcext:value-type="float">
            <text:p>0.247437548735829</text:p>
          </table:table-cell>
          <table:table-cell office:value-type="float" office:value="0.280655941511615" calcext:value-type="float">
            <text:p>0.280655941511615</text:p>
          </table:table-cell>
          <table:table-cell office:value-type="float" office:value="0.250549651572743" calcext:value-type="float">
            <text:p>0.250549651572743</text:p>
          </table:table-cell>
          <table:table-cell office:value-type="float" office:value="0.275270930164218" calcext:value-type="float">
            <text:p>0.275270930164218</text:p>
          </table:table-cell>
          <table:table-cell office:value-type="float" office:value="0.0308628448070599" calcext:value-type="float">
            <text:p>0.03086284480706</text:p>
          </table:table-cell>
          <table:table-cell office:value-type="float" office:value="0.0400624279831641" calcext:value-type="float">
            <text:p>0.040062427983164</text:p>
          </table:table-cell>
          <table:table-cell office:value-type="float" office:value="0.0290166780129503" calcext:value-type="float">
            <text:p>0.02901667801295</text:p>
          </table:table-cell>
          <table:table-cell office:value-type="float" office:value="0.0427059357403207" calcext:value-type="float">
            <text:p>0.042705935740321</text:p>
          </table:table-cell>
          <table:table-cell table:number-columns-repeated="4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75541044924532" calcext:value-type="float">
            <text:p>0.375541044924532</text:p>
          </table:table-cell>
          <table:table-cell office:value-type="float" office:value="0.440647002242313" calcext:value-type="float">
            <text:p>0.440647002242313</text:p>
          </table:table-cell>
          <table:table-cell office:value-type="float" office:value="0.378529872023226" calcext:value-type="float">
            <text:p>0.378529872023226</text:p>
          </table:table-cell>
          <table:table-cell office:value-type="float" office:value="0.43877018772367" calcext:value-type="float">
            <text:p>0.43877018772367</text:p>
          </table:table-cell>
          <table:table-cell office:value-type="float" office:value="7.08501518744893" calcext:value-type="float">
            <text:p>7.08501518744893</text:p>
          </table:table-cell>
          <table:table-cell office:value-type="float" office:value="10.3555406088369" calcext:value-type="float">
            <text:p>10.3555406088369</text:p>
          </table:table-cell>
          <table:table-cell office:value-type="float" office:value="7.49958029777762" calcext:value-type="float">
            <text:p>7.49958029777762</text:p>
          </table:table-cell>
          <table:table-cell office:value-type="float" office:value="10.2892557626331" calcext:value-type="float">
            <text:p>10.2892557626331</text:p>
          </table:table-cell>
          <table:table-cell office:value-type="float" office:value="0.249765763369718" calcext:value-type="float">
            <text:p>0.249765763369718</text:p>
          </table:table-cell>
          <table:table-cell office:value-type="float" office:value="0.283794075523099" calcext:value-type="float">
            <text:p>0.283794075523099</text:p>
          </table:table-cell>
          <table:table-cell office:value-type="float" office:value="0.253255442055918" calcext:value-type="float">
            <text:p>0.253255442055918</text:p>
          </table:table-cell>
          <table:table-cell office:value-type="float" office:value="0.277719084199342" calcext:value-type="float">
            <text:p>0.277719084199342</text:p>
          </table:table-cell>
          <table:table-cell office:value-type="float" office:value="0.0304160714950398" calcext:value-type="float">
            <text:p>0.03041607149504</text:p>
          </table:table-cell>
          <table:table-cell office:value-type="float" office:value="0.0368700562372243" calcext:value-type="float">
            <text:p>0.036870056237224</text:p>
          </table:table-cell>
          <table:table-cell office:value-type="float" office:value="0.0275273273484512" calcext:value-type="float">
            <text:p>0.027527327348451</text:p>
          </table:table-cell>
          <table:table-cell office:value-type="float" office:value="0.0411567675403961" calcext:value-type="float">
            <text:p>0.041156767540396</text:p>
          </table:table-cell>
          <table:table-cell table:number-columns-repeated="4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65894362868875" calcext:value-type="float">
            <text:p>0.365894362868875</text:p>
          </table:table-cell>
          <table:table-cell office:value-type="float" office:value="0.428285387178868" calcext:value-type="float">
            <text:p>0.428285387178868</text:p>
          </table:table-cell>
          <table:table-cell office:value-type="float" office:value="0.36971969336125" calcext:value-type="float">
            <text:p>0.36971969336125</text:p>
          </table:table-cell>
          <table:table-cell office:value-type="float" office:value="0.425075655761564" calcext:value-type="float">
            <text:p>0.425075655761564</text:p>
          </table:table-cell>
          <table:table-cell office:value-type="float" office:value="6.41116665388109" calcext:value-type="float">
            <text:p>6.41116665388109</text:p>
          </table:table-cell>
          <table:table-cell office:value-type="float" office:value="9.71992660952461" calcext:value-type="float">
            <text:p>9.71992660952461</text:p>
          </table:table-cell>
          <table:table-cell office:value-type="float" office:value="6.67428727638095" calcext:value-type="float">
            <text:p>6.67428727638095</text:p>
          </table:table-cell>
          <table:table-cell office:value-type="float" office:value="9.54763477958722" calcext:value-type="float">
            <text:p>9.54763477958722</text:p>
          </table:table-cell>
          <table:table-cell office:value-type="float" office:value="0.247412647722603" calcext:value-type="float">
            <text:p>0.247412647722603</text:p>
          </table:table-cell>
          <table:table-cell office:value-type="float" office:value="0.281512568379728" calcext:value-type="float">
            <text:p>0.281512568379728</text:p>
          </table:table-cell>
          <table:table-cell office:value-type="float" office:value="0.251789988863288" calcext:value-type="float">
            <text:p>0.251789988863288</text:p>
          </table:table-cell>
          <table:table-cell office:value-type="float" office:value="0.273958697562831" calcext:value-type="float">
            <text:p>0.273958697562831</text:p>
          </table:table-cell>
          <table:table-cell office:value-type="float" office:value="0.0324864392832459" calcext:value-type="float">
            <text:p>0.032486439283246</text:p>
          </table:table-cell>
          <table:table-cell office:value-type="float" office:value="0.0346483217871632" calcext:value-type="float">
            <text:p>0.034648321787163</text:p>
          </table:table-cell>
          <table:table-cell office:value-type="float" office:value="0.029131390705697" calcext:value-type="float">
            <text:p>0.029131390705697</text:p>
          </table:table-cell>
          <table:table-cell office:value-type="float" office:value="0.0396848126886449" calcext:value-type="float">
            <text:p>0.039684812688645</text:p>
          </table:table-cell>
          <table:table-cell table:number-columns-repeated="4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71239006144557" calcext:value-type="float">
            <text:p>0.371239006144557</text:p>
          </table:table-cell>
          <table:table-cell office:value-type="float" office:value="0.430897909990968" calcext:value-type="float">
            <text:p>0.430897909990968</text:p>
          </table:table-cell>
          <table:table-cell office:value-type="float" office:value="0.373091183254348" calcext:value-type="float">
            <text:p>0.373091183254348</text:p>
          </table:table-cell>
          <table:table-cell office:value-type="float" office:value="0.431238456862385" calcext:value-type="float">
            <text:p>0.431238456862385</text:p>
          </table:table-cell>
          <table:table-cell office:value-type="float" office:value="6.77018655265109" calcext:value-type="float">
            <text:p>6.77018655265109</text:p>
          </table:table-cell>
          <table:table-cell office:value-type="float" office:value="10.1759118167253" calcext:value-type="float">
            <text:p>10.1759118167253</text:p>
          </table:table-cell>
          <table:table-cell office:value-type="float" office:value="6.77018655265109" calcext:value-type="float">
            <text:p>6.77018655265109</text:p>
          </table:table-cell>
          <table:table-cell office:value-type="float" office:value="10.3155345856545" calcext:value-type="float">
            <text:p>10.3155345856545</text:p>
          </table:table-cell>
          <table:table-cell office:value-type="float" office:value="0.243991102024622" calcext:value-type="float">
            <text:p>0.243991102024622</text:p>
          </table:table-cell>
          <table:table-cell office:value-type="float" office:value="0.279516976060248" calcext:value-type="float">
            <text:p>0.279516976060248</text:p>
          </table:table-cell>
          <table:table-cell office:value-type="float" office:value="0.245849850229535" calcext:value-type="float">
            <text:p>0.245849850229535</text:p>
          </table:table-cell>
          <table:table-cell office:value-type="float" office:value="0.276249835996233" calcext:value-type="float">
            <text:p>0.276249835996233</text:p>
          </table:table-cell>
          <table:table-cell office:value-type="float" office:value="0.031574944814038" calcext:value-type="float">
            <text:p>0.031574944814038</text:p>
          </table:table-cell>
          <table:table-cell office:value-type="float" office:value="0.0340267305092048" calcext:value-type="float">
            <text:p>0.034026730509205</text:p>
          </table:table-cell>
          <table:table-cell office:value-type="float" office:value="0.0283623679916636" calcext:value-type="float">
            <text:p>0.028362367991664</text:p>
          </table:table-cell>
          <table:table-cell office:value-type="float" office:value="0.0389368132926078" calcext:value-type="float">
            <text:p>0.038936813292608</text:p>
          </table:table-cell>
          <table:table-cell table:number-columns-repeated="4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71190085755074" calcext:value-type="float">
            <text:p>0.371190085755074</text:p>
          </table:table-cell>
          <table:table-cell office:value-type="float" office:value="0.434089352323286" calcext:value-type="float">
            <text:p>0.434089352323286</text:p>
          </table:table-cell>
          <table:table-cell office:value-type="float" office:value="0.373184030389146" calcext:value-type="float">
            <text:p>0.373184030389146</text:p>
          </table:table-cell>
          <table:table-cell office:value-type="float" office:value="0.434939161396335" calcext:value-type="float">
            <text:p>0.434939161396335</text:p>
          </table:table-cell>
          <table:table-cell office:value-type="float" office:value="6.74921285817206" calcext:value-type="float">
            <text:p>6.74921285817206</text:p>
          </table:table-cell>
          <table:table-cell office:value-type="float" office:value="9.85767803247323" calcext:value-type="float">
            <text:p>9.85767803247323</text:p>
          </table:table-cell>
          <table:table-cell office:value-type="float" office:value="6.74921285817206" calcext:value-type="float">
            <text:p>6.74921285817206</text:p>
          </table:table-cell>
          <table:table-cell office:value-type="float" office:value="10.0672322568138" calcext:value-type="float">
            <text:p>10.0672322568138</text:p>
          </table:table-cell>
          <table:table-cell office:value-type="float" office:value="0.24301716974838" calcext:value-type="float">
            <text:p>0.24301716974838</text:p>
          </table:table-cell>
          <table:table-cell office:value-type="float" office:value="0.285101306999319" calcext:value-type="float">
            <text:p>0.285101306999319</text:p>
          </table:table-cell>
          <table:table-cell office:value-type="float" office:value="0.244859459511023" calcext:value-type="float">
            <text:p>0.244859459511023</text:p>
          </table:table-cell>
          <table:table-cell office:value-type="float" office:value="0.281792233794868" calcext:value-type="float">
            <text:p>0.281792233794868</text:p>
          </table:table-cell>
          <table:table-cell office:value-type="float" office:value="0.0327835615604743" calcext:value-type="float">
            <text:p>0.032783561560474</text:p>
          </table:table-cell>
          <table:table-cell office:value-type="float" office:value="0.039280626513212" calcext:value-type="float">
            <text:p>0.039280626513212</text:p>
          </table:table-cell>
          <table:table-cell office:value-type="float" office:value="0.0309674275085443" calcext:value-type="float">
            <text:p>0.030967427508544</text:p>
          </table:table-cell>
          <table:table-cell office:value-type="float" office:value="0.0419920240925165" calcext:value-type="float">
            <text:p>0.041992024092517</text:p>
          </table:table-cell>
          <table:table-cell table:number-columns-repeated="4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61415170666358" calcext:value-type="float">
            <text:p>0.361415170666358</text:p>
          </table:table-cell>
          <table:table-cell office:value-type="float" office:value="0.422494571766118" calcext:value-type="float">
            <text:p>0.422494571766118</text:p>
          </table:table-cell>
          <table:table-cell office:value-type="float" office:value="0.363271769880537" calcext:value-type="float">
            <text:p>0.363271769880537</text:p>
          </table:table-cell>
          <table:table-cell office:value-type="float" office:value="0.423777925089423" calcext:value-type="float">
            <text:p>0.423777925089423</text:p>
          </table:table-cell>
          <table:table-cell office:value-type="float" office:value="6.5526164205439" calcext:value-type="float">
            <text:p>6.5526164205439</text:p>
          </table:table-cell>
          <table:table-cell office:value-type="float" office:value="9.72502690769956" calcext:value-type="float">
            <text:p>9.72502690769956</text:p>
          </table:table-cell>
          <table:table-cell office:value-type="float" office:value="6.61169117793853" calcext:value-type="float">
            <text:p>6.61169117793853</text:p>
          </table:table-cell>
          <table:table-cell office:value-type="float" office:value="9.68546605317303" calcext:value-type="float">
            <text:p>9.68546605317303</text:p>
          </table:table-cell>
          <table:table-cell office:value-type="float" office:value="0.235248018374316" calcext:value-type="float">
            <text:p>0.235248018374316</text:p>
          </table:table-cell>
          <table:table-cell office:value-type="float" office:value="0.274372651100777" calcext:value-type="float">
            <text:p>0.274372651100777</text:p>
          </table:table-cell>
          <table:table-cell office:value-type="float" office:value="0.236996940565472" calcext:value-type="float">
            <text:p>0.236996940565472</text:p>
          </table:table-cell>
          <table:table-cell office:value-type="float" office:value="0.271228757511714" calcext:value-type="float">
            <text:p>0.271228757511714</text:p>
          </table:table-cell>
          <table:table-cell office:value-type="float" office:value="0.0295054820407555" calcext:value-type="float">
            <text:p>0.029505482040756</text:p>
          </table:table-cell>
          <table:table-cell office:value-type="float" office:value="0.0339374821607043" calcext:value-type="float">
            <text:p>0.033937482160704</text:p>
          </table:table-cell>
          <table:table-cell office:value-type="float" office:value="0.0274821273704329" calcext:value-type="float">
            <text:p>0.027482127370433</text:p>
          </table:table-cell>
          <table:table-cell office:value-type="float" office:value="0.0370157059976461" calcext:value-type="float">
            <text:p>0.037015705997646</text:p>
          </table:table-cell>
          <table:table-cell table:number-columns-repeated="4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60360646134784" calcext:value-type="float">
            <text:p>0.360360646134784</text:p>
          </table:table-cell>
          <table:table-cell office:value-type="float" office:value="0.424265512093732" calcext:value-type="float">
            <text:p>0.424265512093732</text:p>
          </table:table-cell>
          <table:table-cell office:value-type="float" office:value="0.362525542829296" calcext:value-type="float">
            <text:p>0.362525542829296</text:p>
          </table:table-cell>
          <table:table-cell office:value-type="float" office:value="0.425405025888754" calcext:value-type="float">
            <text:p>0.425405025888754</text:p>
          </table:table-cell>
          <table:table-cell office:value-type="float" office:value="6.24016344608705" calcext:value-type="float">
            <text:p>6.24016344608705</text:p>
          </table:table-cell>
          <table:table-cell office:value-type="float" office:value="9.17153363450405" calcext:value-type="float">
            <text:p>9.17153363450405</text:p>
          </table:table-cell>
          <table:table-cell office:value-type="float" office:value="6.28862621598616" calcext:value-type="float">
            <text:p>6.28862621598616</text:p>
          </table:table-cell>
          <table:table-cell office:value-type="float" office:value="9.80600457305407" calcext:value-type="float">
            <text:p>9.80600457305407</text:p>
          </table:table-cell>
          <table:table-cell office:value-type="float" office:value="0.239761245557991" calcext:value-type="float">
            <text:p>0.239761245557991</text:p>
          </table:table-cell>
          <table:table-cell office:value-type="float" office:value="0.283335507605535" calcext:value-type="float">
            <text:p>0.283335507605535</text:p>
          </table:table-cell>
          <table:table-cell office:value-type="float" office:value="0.241906383547181" calcext:value-type="float">
            <text:p>0.241906383547181</text:p>
          </table:table-cell>
          <table:table-cell office:value-type="float" office:value="0.279445191281162" calcext:value-type="float">
            <text:p>0.279445191281162</text:p>
          </table:table-cell>
          <table:table-cell office:value-type="float" office:value="0.0296831935732197" calcext:value-type="float">
            <text:p>0.02968319357322</text:p>
          </table:table-cell>
          <table:table-cell office:value-type="float" office:value="0.0401167199000298" calcext:value-type="float">
            <text:p>0.04011671990003</text:p>
          </table:table-cell>
          <table:table-cell office:value-type="float" office:value="0.0288943228744216" calcext:value-type="float">
            <text:p>0.028894322874422</text:p>
          </table:table-cell>
          <table:table-cell office:value-type="float" office:value="0.0411896937200556" calcext:value-type="float">
            <text:p>0.041189693720056</text:p>
          </table:table-cell>
          <table:table-cell table:number-columns-repeated="4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55192030413364" calcext:value-type="float">
            <text:p>0.355192030413364</text:p>
          </table:table-cell>
          <table:table-cell office:value-type="float" office:value="0.419686854118654" calcext:value-type="float">
            <text:p>0.419686854118654</text:p>
          </table:table-cell>
          <table:table-cell office:value-type="float" office:value="0.357523412734426" calcext:value-type="float">
            <text:p>0.357523412734426</text:p>
          </table:table-cell>
          <table:table-cell office:value-type="float" office:value="0.417824666478883" calcext:value-type="float">
            <text:p>0.417824666478883</text:p>
          </table:table-cell>
          <table:table-cell office:value-type="float" office:value="6.08084432588703" calcext:value-type="float">
            <text:p>6.08084432588703</text:p>
          </table:table-cell>
          <table:table-cell office:value-type="float" office:value="9.14471473985896" calcext:value-type="float">
            <text:p>9.14471473985896</text:p>
          </table:table-cell>
          <table:table-cell office:value-type="float" office:value="6.14008792373307" calcext:value-type="float">
            <text:p>6.14008792373307</text:p>
          </table:table-cell>
          <table:table-cell office:value-type="float" office:value="9.27484446086547" calcext:value-type="float">
            <text:p>9.27484446086547</text:p>
          </table:table-cell>
          <table:table-cell office:value-type="float" office:value="0.232289573921455" calcext:value-type="float">
            <text:p>0.232289573921455</text:p>
          </table:table-cell>
          <table:table-cell office:value-type="float" office:value="0.273266465734613" calcext:value-type="float">
            <text:p>0.273266465734613</text:p>
          </table:table-cell>
          <table:table-cell office:value-type="float" office:value="0.234359961768172" calcext:value-type="float">
            <text:p>0.234359961768172</text:p>
          </table:table-cell>
          <table:table-cell office:value-type="float" office:value="0.269488283869951" calcext:value-type="float">
            <text:p>0.269488283869951</text:p>
          </table:table-cell>
          <table:table-cell office:value-type="float" office:value="0.0334521932827305" calcext:value-type="float">
            <text:p>0.033452193282731</text:p>
          </table:table-cell>
          <table:table-cell office:value-type="float" office:value="0.0404631105521916" calcext:value-type="float">
            <text:p>0.040463110552192</text:p>
          </table:table-cell>
          <table:table-cell office:value-type="float" office:value="0.0307140613395078" calcext:value-type="float">
            <text:p>0.030714061339508</text:p>
          </table:table-cell>
          <table:table-cell office:value-type="float" office:value="0.044627372521817" calcext:value-type="float">
            <text:p>0.044627372521817</text:p>
          </table:table-cell>
          <table:table-cell table:number-columns-repeated="4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47826860306815" calcext:value-type="float">
            <text:p>0.347826860306815</text:p>
          </table:table-cell>
          <table:table-cell office:value-type="float" office:value="0.410036330574467" calcext:value-type="float">
            <text:p>0.410036330574467</text:p>
          </table:table-cell>
          <table:table-cell office:value-type="float" office:value="0.349893999174176" calcext:value-type="float">
            <text:p>0.349893999174176</text:p>
          </table:table-cell>
          <table:table-cell office:value-type="float" office:value="0.409140200271648" calcext:value-type="float">
            <text:p>0.409140200271648</text:p>
          </table:table-cell>
          <table:table-cell office:value-type="float" office:value="5.95029932545585" calcext:value-type="float">
            <text:p>5.95029932545585</text:p>
          </table:table-cell>
          <table:table-cell office:value-type="float" office:value="9.27124214272678" calcext:value-type="float">
            <text:p>9.27124214272678</text:p>
          </table:table-cell>
          <table:table-cell office:value-type="float" office:value="6.05871539331337" calcext:value-type="float">
            <text:p>6.05871539331337</text:p>
          </table:table-cell>
          <table:table-cell office:value-type="float" office:value="9.22650436935385" calcext:value-type="float">
            <text:p>9.22650436935385</text:p>
          </table:table-cell>
          <table:table-cell office:value-type="float" office:value="0.229948991672172" calcext:value-type="float">
            <text:p>0.229948991672172</text:p>
          </table:table-cell>
          <table:table-cell office:value-type="float" office:value="0.273297270811544" calcext:value-type="float">
            <text:p>0.273297270811544</text:p>
          </table:table-cell>
          <table:table-cell office:value-type="float" office:value="0.231590522609137" calcext:value-type="float">
            <text:p>0.231590522609137</text:p>
          </table:table-cell>
          <table:table-cell office:value-type="float" office:value="0.270281874986075" calcext:value-type="float">
            <text:p>0.270281874986075</text:p>
          </table:table-cell>
          <table:table-cell office:value-type="float" office:value="0.0329971630067261" calcext:value-type="float">
            <text:p>0.032997163006726</text:p>
          </table:table-cell>
          <table:table-cell office:value-type="float" office:value="0.0417932872908837" calcext:value-type="float">
            <text:p>0.041793287290884</text:p>
          </table:table-cell>
          <table:table-cell office:value-type="float" office:value="0.0306934128572188" calcext:value-type="float">
            <text:p>0.030693412857219</text:p>
          </table:table-cell>
          <table:table-cell office:value-type="float" office:value="0.0452663172510591" calcext:value-type="float">
            <text:p>0.045266317251059</text:p>
          </table:table-cell>
          <table:table-cell table:number-columns-repeated="4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54903524979581" calcext:value-type="float">
            <text:p>0.354903524979581</text:p>
          </table:table-cell>
          <table:table-cell office:value-type="float" office:value="0.415856378307618" calcext:value-type="float">
            <text:p>0.415856378307618</text:p>
          </table:table-cell>
          <table:table-cell office:value-type="float" office:value="0.356556164372164" calcext:value-type="float">
            <text:p>0.356556164372164</text:p>
          </table:table-cell>
          <table:table-cell office:value-type="float" office:value="0.418818584732936" calcext:value-type="float">
            <text:p>0.418818584732936</text:p>
          </table:table-cell>
          <table:table-cell office:value-type="float" office:value="6.10250609912188" calcext:value-type="float">
            <text:p>6.10250609912188</text:p>
          </table:table-cell>
          <table:table-cell office:value-type="float" office:value="8.69367215982978" calcext:value-type="float">
            <text:p>8.69367215982978</text:p>
          </table:table-cell>
          <table:table-cell office:value-type="float" office:value="6.21036867451484" calcext:value-type="float">
            <text:p>6.21036867451484</text:p>
          </table:table-cell>
          <table:table-cell office:value-type="float" office:value="9.32685644477257" calcext:value-type="float">
            <text:p>9.32685644477257</text:p>
          </table:table-cell>
          <table:table-cell office:value-type="float" office:value="0.239376294676716" calcext:value-type="float">
            <text:p>0.239376294676716</text:p>
          </table:table-cell>
          <table:table-cell office:value-type="float" office:value="0.280576239755414" calcext:value-type="float">
            <text:p>0.280576239755414</text:p>
          </table:table-cell>
          <table:table-cell office:value-type="float" office:value="0.240702812810276" calcext:value-type="float">
            <text:p>0.240702812810276</text:p>
          </table:table-cell>
          <table:table-cell office:value-type="float" office:value="0.278118381594031" calcext:value-type="float">
            <text:p>0.278118381594031</text:p>
          </table:table-cell>
          <table:table-cell office:value-type="float" office:value="0.0352848458121371" calcext:value-type="float">
            <text:p>0.035284845812137</text:p>
          </table:table-cell>
          <table:table-cell office:value-type="float" office:value="0.0473472281034395" calcext:value-type="float">
            <text:p>0.04734722810344</text:p>
          </table:table-cell>
          <table:table-cell office:value-type="float" office:value="0.0334350609890874" calcext:value-type="float">
            <text:p>0.033435060989087</text:p>
          </table:table-cell>
          <table:table-cell office:value-type="float" office:value="0.0501327438183725" calcext:value-type="float">
            <text:p>0.050132743818373</text:p>
          </table:table-cell>
          <table:table-cell table:number-columns-repeated="4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46785265317833" calcext:value-type="float">
            <text:p>0.346785265317833</text:p>
          </table:table-cell>
          <table:table-cell office:value-type="float" office:value="0.403587425926289" calcext:value-type="float">
            <text:p>0.403587425926289</text:p>
          </table:table-cell>
          <table:table-cell office:value-type="float" office:value="0.34876181712926" calcext:value-type="float">
            <text:p>0.34876181712926</text:p>
          </table:table-cell>
          <table:table-cell office:value-type="float" office:value="0.409248662964659" calcext:value-type="float">
            <text:p>0.409248662964659</text:p>
          </table:table-cell>
          <table:table-cell office:value-type="float" office:value="5.88860581869196" calcext:value-type="float">
            <text:p>5.88860581869196</text:p>
          </table:table-cell>
          <table:table-cell office:value-type="float" office:value="8.34689948989673" calcext:value-type="float">
            <text:p>8.34689948989673</text:p>
          </table:table-cell>
          <table:table-cell office:value-type="float" office:value="5.90143662355475" calcext:value-type="float">
            <text:p>5.90143662355475</text:p>
          </table:table-cell>
          <table:table-cell office:value-type="float" office:value="9.02379282134692" calcext:value-type="float">
            <text:p>9.02379282134692</text:p>
          </table:table-cell>
          <table:table-cell office:value-type="float" office:value="0.23183899753434" calcext:value-type="float">
            <text:p>0.23183899753434</text:p>
          </table:table-cell>
          <table:table-cell office:value-type="float" office:value="0.268360338848101" calcext:value-type="float">
            <text:p>0.268360338848101</text:p>
          </table:table-cell>
          <table:table-cell office:value-type="float" office:value="0.233715721686017" calcext:value-type="float">
            <text:p>0.233715721686017</text:p>
          </table:table-cell>
          <table:table-cell office:value-type="float" office:value="0.264904550475658" calcext:value-type="float">
            <text:p>0.264904550475658</text:p>
          </table:table-cell>
          <table:table-cell office:value-type="float" office:value="0.0342093086239089" calcext:value-type="float">
            <text:p>0.034209308623909</text:p>
          </table:table-cell>
          <table:table-cell office:value-type="float" office:value="0.0419864772812077" calcext:value-type="float">
            <text:p>0.041986477281208</text:p>
          </table:table-cell>
          <table:table-cell office:value-type="float" office:value="0.0328127378704185" calcext:value-type="float">
            <text:p>0.032812737870419</text:p>
          </table:table-cell>
          <table:table-cell office:value-type="float" office:value="0.0441193755437586" calcext:value-type="float">
            <text:p>0.044119375543759</text:p>
          </table:table-cell>
          <table:table-cell table:number-columns-repeated="4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46456933244968" calcext:value-type="float">
            <text:p>0.346456933244968</text:p>
          </table:table-cell>
          <table:table-cell office:value-type="float" office:value="0.398564932054901" calcext:value-type="float">
            <text:p>0.398564932054901</text:p>
          </table:table-cell>
          <table:table-cell office:value-type="float" office:value="0.347931004372248" calcext:value-type="float">
            <text:p>0.347931004372248</text:p>
          </table:table-cell>
          <table:table-cell office:value-type="float" office:value="0.405793868682024" calcext:value-type="float">
            <text:p>0.405793868682024</text:p>
          </table:table-cell>
          <table:table-cell office:value-type="float" office:value="5.63794978777235" calcext:value-type="float">
            <text:p>5.63794978777235</text:p>
          </table:table-cell>
          <table:table-cell office:value-type="float" office:value="8.13666333337273" calcext:value-type="float">
            <text:p>8.13666333337273</text:p>
          </table:table-cell>
          <table:table-cell office:value-type="float" office:value="5.69497937647228" calcext:value-type="float">
            <text:p>5.69497937647228</text:p>
          </table:table-cell>
          <table:table-cell office:value-type="float" office:value="8.54321673985475" calcext:value-type="float">
            <text:p>8.54321673985475</text:p>
          </table:table-cell>
          <table:table-cell office:value-type="float" office:value="0.23249426537734" calcext:value-type="float">
            <text:p>0.23249426537734</text:p>
          </table:table-cell>
          <table:table-cell office:value-type="float" office:value="0.255322783253165" calcext:value-type="float">
            <text:p>0.255322783253165</text:p>
          </table:table-cell>
          <table:table-cell office:value-type="float" office:value="0.233791979919984" calcext:value-type="float">
            <text:p>0.233791979919984</text:p>
          </table:table-cell>
          <table:table-cell office:value-type="float" office:value="0.253027504100851" calcext:value-type="float">
            <text:p>0.253027504100851</text:p>
          </table:table-cell>
          <table:table-cell office:value-type="float" office:value="0.0295844076882368" calcext:value-type="float">
            <text:p>0.029584407688237</text:p>
          </table:table-cell>
          <table:table-cell office:value-type="float" office:value="0.0350221311288438" calcext:value-type="float">
            <text:p>0.035022131128844</text:p>
          </table:table-cell>
          <table:table-cell office:value-type="float" office:value="0.0282796764740192" calcext:value-type="float">
            <text:p>0.028279676474019</text:p>
          </table:table-cell>
          <table:table-cell office:value-type="float" office:value="0.0370827121328797" calcext:value-type="float">
            <text:p>0.03708271213288</text:p>
          </table:table-cell>
          <table:table-cell table:number-columns-repeated="4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5196316991046" calcext:value-type="float">
            <text:p>0.35196316991046</text:p>
          </table:table-cell>
          <table:table-cell office:value-type="float" office:value="0.40804268019345" calcext:value-type="float">
            <text:p>0.40804268019345</text:p>
          </table:table-cell>
          <table:table-cell office:value-type="float" office:value="0.353043234988047" calcext:value-type="float">
            <text:p>0.353043234988047</text:p>
          </table:table-cell>
          <table:table-cell office:value-type="float" office:value="0.415937568260706" calcext:value-type="float">
            <text:p>0.415937568260706</text:p>
          </table:table-cell>
          <table:table-cell office:value-type="float" office:value="5.87980100058554" calcext:value-type="float">
            <text:p>5.87980100058554</text:p>
          </table:table-cell>
          <table:table-cell office:value-type="float" office:value="8.69045023383874" calcext:value-type="float">
            <text:p>8.69045023383874</text:p>
          </table:table-cell>
          <table:table-cell office:value-type="float" office:value="5.93212057867479" calcext:value-type="float">
            <text:p>5.93212057867479</text:p>
          </table:table-cell>
          <table:table-cell office:value-type="float" office:value="9.26468333900464" calcext:value-type="float">
            <text:p>9.26468333900464</text:p>
          </table:table-cell>
          <table:table-cell office:value-type="float" office:value="0.246460607659942" calcext:value-type="float">
            <text:p>0.246460607659942</text:p>
          </table:table-cell>
          <table:table-cell office:value-type="float" office:value="0.2981687769659" calcext:value-type="float">
            <text:p>0.2981687769659</text:p>
          </table:table-cell>
          <table:table-cell office:value-type="float" office:value="0.247497001093001" calcext:value-type="float">
            <text:p>0.247497001093001</text:p>
          </table:table-cell>
          <table:table-cell office:value-type="float" office:value="0.296131200355494" calcext:value-type="float">
            <text:p>0.296131200355494</text:p>
          </table:table-cell>
          <table:table-cell office:value-type="float" office:value="0.028629328044308" calcext:value-type="float">
            <text:p>0.028629328044308</text:p>
          </table:table-cell>
          <table:table-cell office:value-type="float" office:value="0.0367093663937176" calcext:value-type="float">
            <text:p>0.036709366393718</text:p>
          </table:table-cell>
          <table:table-cell office:value-type="float" office:value="0.0283664233240505" calcext:value-type="float">
            <text:p>0.028366423324051</text:p>
          </table:table-cell>
          <table:table-cell office:value-type="float" office:value="0.0370855201825199" calcext:value-type="float">
            <text:p>0.03708552018252</text:p>
          </table:table-cell>
          <table:table-cell table:number-columns-repeated="4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47585982993028" calcext:value-type="float">
            <text:p>0.347585982993028</text:p>
          </table:table-cell>
          <table:table-cell office:value-type="float" office:value="0.400495148284956" calcext:value-type="float">
            <text:p>0.400495148284956</text:p>
          </table:table-cell>
          <table:table-cell office:value-type="float" office:value="0.348650786416287" calcext:value-type="float">
            <text:p>0.348650786416287</text:p>
          </table:table-cell>
          <table:table-cell office:value-type="float" office:value="0.40928994089832" calcext:value-type="float">
            <text:p>0.40928994089832</text:p>
          </table:table-cell>
          <table:table-cell office:value-type="float" office:value="5.84219930555329" calcext:value-type="float">
            <text:p>5.84219930555329</text:p>
          </table:table-cell>
          <table:table-cell office:value-type="float" office:value="8.37022122176345" calcext:value-type="float">
            <text:p>8.37022122176345</text:p>
          </table:table-cell>
          <table:table-cell office:value-type="float" office:value="5.90580521316123" calcext:value-type="float">
            <text:p>5.90580521316123</text:p>
          </table:table-cell>
          <table:table-cell office:value-type="float" office:value="9.06120582009379" calcext:value-type="float">
            <text:p>9.06120582009379</text:p>
          </table:table-cell>
          <table:table-cell office:value-type="float" office:value="0.239925453482631" calcext:value-type="float">
            <text:p>0.239925453482631</text:p>
          </table:table-cell>
          <table:table-cell office:value-type="float" office:value="0.287969755429556" calcext:value-type="float">
            <text:p>0.287969755429556</text:p>
          </table:table-cell>
          <table:table-cell office:value-type="float" office:value="0.241134569804802" calcext:value-type="float">
            <text:p>0.241134569804802</text:p>
          </table:table-cell>
          <table:table-cell office:value-type="float" office:value="0.28563197996122" calcext:value-type="float">
            <text:p>0.28563197996122</text:p>
          </table:table-cell>
          <table:table-cell office:value-type="float" office:value="0.0350538489206022" calcext:value-type="float">
            <text:p>0.035053848920602</text:p>
          </table:table-cell>
          <table:table-cell office:value-type="float" office:value="0.0448657509572364" calcext:value-type="float">
            <text:p>0.044865750957236</text:p>
          </table:table-cell>
          <table:table-cell office:value-type="float" office:value="0.0345002514923683" calcext:value-type="float">
            <text:p>0.034500251492368</text:p>
          </table:table-cell>
          <table:table-cell office:value-type="float" office:value="0.0456766974065515" calcext:value-type="float">
            <text:p>0.045676697406552</text:p>
          </table:table-cell>
          <table:table-cell table:number-columns-repeated="4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43663245102866" calcext:value-type="float">
            <text:p>0.343663245102866</text:p>
          </table:table-cell>
          <table:table-cell office:value-type="float" office:value="0.395256634547541" calcext:value-type="float">
            <text:p>0.395256634547541</text:p>
          </table:table-cell>
          <table:table-cell office:value-type="float" office:value="0.345141325870179" calcext:value-type="float">
            <text:p>0.345141325870179</text:p>
          </table:table-cell>
          <table:table-cell office:value-type="float" office:value="0.404616563819691" calcext:value-type="float">
            <text:p>0.404616563819691</text:p>
          </table:table-cell>
          <table:table-cell office:value-type="float" office:value="5.93608719922457" calcext:value-type="float">
            <text:p>5.93608719922457</text:p>
          </table:table-cell>
          <table:table-cell office:value-type="float" office:value="8.35156547031119" calcext:value-type="float">
            <text:p>8.35156547031119</text:p>
          </table:table-cell>
          <table:table-cell office:value-type="float" office:value="6.04858000246573" calcext:value-type="float">
            <text:p>6.04858000246573</text:p>
          </table:table-cell>
          <table:table-cell office:value-type="float" office:value="9.45528928545578" calcext:value-type="float">
            <text:p>9.45528928545578</text:p>
          </table:table-cell>
          <table:table-cell office:value-type="float" office:value="0.243564593784453" calcext:value-type="float">
            <text:p>0.243564593784453</text:p>
          </table:table-cell>
          <table:table-cell office:value-type="float" office:value="0.302825004859468" calcext:value-type="float">
            <text:p>0.302825004859468</text:p>
          </table:table-cell>
          <table:table-cell office:value-type="float" office:value="0.244847359000666" calcext:value-type="float">
            <text:p>0.244847359000666</text:p>
          </table:table-cell>
          <table:table-cell office:value-type="float" office:value="0.300220185556118" calcext:value-type="float">
            <text:p>0.300220185556118</text:p>
          </table:table-cell>
          <table:table-cell office:value-type="float" office:value="0.0353383270839549" calcext:value-type="float">
            <text:p>0.035338327083955</text:p>
          </table:table-cell>
          <table:table-cell office:value-type="float" office:value="0.0461341244348479" calcext:value-type="float">
            <text:p>0.046134124434848</text:p>
          </table:table-cell>
          <table:table-cell office:value-type="float" office:value="0.0348343982062692" calcext:value-type="float">
            <text:p>0.034834398206269</text:p>
          </table:table-cell>
          <table:table-cell office:value-type="float" office:value="0.0468490705323275" calcext:value-type="float">
            <text:p>0.046849070532328</text:p>
          </table:table-cell>
          <table:table-cell table:number-columns-repeated="4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40080808319689" calcext:value-type="float">
            <text:p>0.340080808319689</text:p>
          </table:table-cell>
          <table:table-cell office:value-type="float" office:value="0.390269658223235" calcext:value-type="float">
            <text:p>0.390269658223235</text:p>
          </table:table-cell>
          <table:table-cell office:value-type="float" office:value="0.341513982766" calcext:value-type="float">
            <text:p>0.341513982766</text:p>
          </table:table-cell>
          <table:table-cell office:value-type="float" office:value="0.39829059504241" calcext:value-type="float">
            <text:p>0.39829059504241</text:p>
          </table:table-cell>
          <table:table-cell office:value-type="float" office:value="5.45213270110022" calcext:value-type="float">
            <text:p>5.45213270110022</text:p>
          </table:table-cell>
          <table:table-cell office:value-type="float" office:value="7.95163319827131" calcext:value-type="float">
            <text:p>7.95163319827131</text:p>
          </table:table-cell>
          <table:table-cell office:value-type="float" office:value="5.47658904078113" calcext:value-type="float">
            <text:p>5.47658904078113</text:p>
          </table:table-cell>
          <table:table-cell office:value-type="float" office:value="8.61828663070554" calcext:value-type="float">
            <text:p>8.61828663070554</text:p>
          </table:table-cell>
          <table:table-cell office:value-type="float" office:value="0.245109708501405" calcext:value-type="float">
            <text:p>0.245109708501405</text:p>
          </table:table-cell>
          <table:table-cell office:value-type="float" office:value="0.299540420476609" calcext:value-type="float">
            <text:p>0.299540420476609</text:p>
          </table:table-cell>
          <table:table-cell office:value-type="float" office:value="0.246314878457883" calcext:value-type="float">
            <text:p>0.246314878457883</text:p>
          </table:table-cell>
          <table:table-cell office:value-type="float" office:value="0.297159615659896" calcext:value-type="float">
            <text:p>0.297159615659896</text:p>
          </table:table-cell>
          <table:table-cell office:value-type="float" office:value="0.028217080161607" calcext:value-type="float">
            <text:p>0.028217080161607</text:p>
          </table:table-cell>
          <table:table-cell office:value-type="float" office:value="0.0328402469613656" calcext:value-type="float">
            <text:p>0.032840246961366</text:p>
          </table:table-cell>
          <table:table-cell office:value-type="float" office:value="0.0275820275455264" calcext:value-type="float">
            <text:p>0.027582027545526</text:p>
          </table:table-cell>
          <table:table-cell office:value-type="float" office:value="0.0338383870893913" calcext:value-type="float">
            <text:p>0.033838387089391</text:p>
          </table:table-cell>
          <table:table-cell table:number-columns-repeated="4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42968977785726" calcext:value-type="float">
            <text:p>0.342968977785726</text:p>
          </table:table-cell>
          <table:table-cell office:value-type="float" office:value="0.383146154091281" calcext:value-type="float">
            <text:p>0.383146154091281</text:p>
          </table:table-cell>
          <table:table-cell office:value-type="float" office:value="0.344001185054946" calcext:value-type="float">
            <text:p>0.344001185054946</text:p>
          </table:table-cell>
          <table:table-cell office:value-type="float" office:value="0.392414635642822" calcext:value-type="float">
            <text:p>0.392414635642822</text:p>
          </table:table-cell>
          <table:table-cell office:value-type="float" office:value="5.78826910392365" calcext:value-type="float">
            <text:p>5.78826910392365</text:p>
          </table:table-cell>
          <table:table-cell office:value-type="float" office:value="7.87886619377767" calcext:value-type="float">
            <text:p>7.87886619377767</text:p>
          </table:table-cell>
          <table:table-cell office:value-type="float" office:value="5.89893117987872" calcext:value-type="float">
            <text:p>5.89893117987872</text:p>
          </table:table-cell>
          <table:table-cell office:value-type="float" office:value="9.37061821481438" calcext:value-type="float">
            <text:p>9.37061821481438</text:p>
          </table:table-cell>
          <table:table-cell office:value-type="float" office:value="0.2461873640877" calcext:value-type="float">
            <text:p>0.2461873640877</text:p>
          </table:table-cell>
          <table:table-cell office:value-type="float" office:value="0.295432240102415" calcext:value-type="float">
            <text:p>0.295432240102415</text:p>
          </table:table-cell>
          <table:table-cell office:value-type="float" office:value="0.247021175388339" calcext:value-type="float">
            <text:p>0.247021175388339</text:p>
          </table:table-cell>
          <table:table-cell office:value-type="float" office:value="0.293729959257432" calcext:value-type="float">
            <text:p>0.293729959257432</text:p>
          </table:table-cell>
          <table:table-cell office:value-type="float" office:value="0.0284233577742004" calcext:value-type="float">
            <text:p>0.028423357774201</text:p>
          </table:table-cell>
          <table:table-cell office:value-type="float" office:value="0.0335816426020793" calcext:value-type="float">
            <text:p>0.033581642602079</text:p>
          </table:table-cell>
          <table:table-cell office:value-type="float" office:value="0.0285871360880117" calcext:value-type="float">
            <text:p>0.028587136088012</text:p>
          </table:table-cell>
          <table:table-cell office:value-type="float" office:value="0.0332776212757412" calcext:value-type="float">
            <text:p>0.033277621275741</text:p>
          </table:table-cell>
          <table:table-cell table:number-columns-repeated="4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47914799860678" calcext:value-type="float">
            <text:p>0.347914799860678</text:p>
          </table:table-cell>
          <table:table-cell office:value-type="float" office:value="0.395050899033071" calcext:value-type="float">
            <text:p>0.395050899033071</text:p>
          </table:table-cell>
          <table:table-cell office:value-type="float" office:value="0.349653205225413" calcext:value-type="float">
            <text:p>0.349653205225413</text:p>
          </table:table-cell>
          <table:table-cell office:value-type="float" office:value="0.405511145495953" calcext:value-type="float">
            <text:p>0.405511145495953</text:p>
          </table:table-cell>
          <table:table-cell office:value-type="float" office:value="6.22078351982729" calcext:value-type="float">
            <text:p>6.22078351982729</text:p>
          </table:table-cell>
          <table:table-cell office:value-type="float" office:value="8.81374281829484" calcext:value-type="float">
            <text:p>8.81374281829484</text:p>
          </table:table-cell>
          <table:table-cell office:value-type="float" office:value="6.26788875434068" calcext:value-type="float">
            <text:p>6.26788875434068</text:p>
          </table:table-cell>
          <table:table-cell office:value-type="float" office:value="9.90997363170575" calcext:value-type="float">
            <text:p>9.90997363170575</text:p>
          </table:table-cell>
          <table:table-cell office:value-type="float" office:value="0.24628087655191" calcext:value-type="float">
            <text:p>0.24628087655191</text:p>
          </table:table-cell>
          <table:table-cell office:value-type="float" office:value="0.300888166308466" calcext:value-type="float">
            <text:p>0.300888166308466</text:p>
          </table:table-cell>
          <table:table-cell office:value-type="float" office:value="0.247889997968065" calcext:value-type="float">
            <text:p>0.247889997968065</text:p>
          </table:table-cell>
          <table:table-cell office:value-type="float" office:value="0.297636892179357" calcext:value-type="float">
            <text:p>0.297636892179357</text:p>
          </table:table-cell>
          <table:table-cell office:value-type="float" office:value="0.0280692767300019" calcext:value-type="float">
            <text:p>0.028069276730002</text:p>
          </table:table-cell>
          <table:table-cell office:value-type="float" office:value="0.0279572355126151" calcext:value-type="float">
            <text:p>0.027957235512615</text:p>
          </table:table-cell>
          <table:table-cell office:value-type="float" office:value="0.0284115304703401" calcext:value-type="float">
            <text:p>0.02841153047034</text:p>
          </table:table-cell>
          <table:table-cell office:value-type="float" office:value="0.0273896746212309" calcext:value-type="float">
            <text:p>0.027389674621231</text:p>
          </table:table-cell>
          <table:table-cell table:number-columns-repeated="47"/>
        </table:table-row>
      </table:table>
      <table:table table:name="Redistribution_high" table:style-name="ta11">
        <office:forms form:automatic-focus="false" form:apply-design-mode="false"/>
        <table:table-column table:style-name="co8" table:number-columns-repeated="64" table:default-cell-style-name="Default"/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Gini sedlac. all income</text:p>
          </table:table-cell>
          <table:table-cell office:value-type="string" calcext:value-type="string">
            <text:p>Gini sedlac. labour income</text:p>
          </table:table-cell>
          <table:table-cell office:value-type="string" calcext:value-type="string">
            <text:p>Gini sedlac. labour and pension income</text:p>
          </table:table-cell>
          <table:table-cell office:value-type="string" calcext:value-type="string">
            <text:p>Gini sedlac. labour and family benefits income</text:p>
          </table:table-cell>
          <table:table-cell office:value-type="string" calcext:value-type="string">
            <text:p>Decile ratio. all income</text:p>
          </table:table-cell>
          <table:table-cell office:value-type="string" calcext:value-type="string">
            <text:p>Decile ratio. labour income</text:p>
          </table:table-cell>
          <table:table-cell office:value-type="string" calcext:value-type="string">
            <text:p>Decile ratio. labour and pension income</text:p>
          </table:table-cell>
          <table:table-cell office:value-type="string" calcext:value-type="string">
            <text:p>Decile ratio. labour and familiy benefits income</text:p>
          </table:table-cell>
          <table:table-cell office:value-type="string" calcext:value-type="string">
            <text:p>Top 10%. share of all income</text:p>
          </table:table-cell>
          <table:table-cell office:value-type="string" calcext:value-type="string">
            <text:p>Top 10%. share of labour income</text:p>
          </table:table-cell>
          <table:table-cell office:value-type="string" calcext:value-type="string">
            <text:p>Top 10%. share of labour and pension income</text:p>
          </table:table-cell>
          <table:table-cell office:value-type="string" calcext:value-type="string">
            <text:p>Top 10%. share of labour and familiy benefits income</text:p>
          </table:table-cell>
          <table:table-cell office:value-type="string" calcext:value-type="string">
            <text:p>Bottom 10%. share of all income</text:p>
          </table:table-cell>
          <table:table-cell office:value-type="string" calcext:value-type="string">
            <text:p>Bottom 10%. share of labour income</text:p>
          </table:table-cell>
          <table:table-cell office:value-type="string" calcext:value-type="string">
            <text:p>Bottom 10%. share of labour and pension income</text:p>
          </table:table-cell>
          <table:table-cell office:value-type="string" calcext:value-type="string">
            <text:p>Bottom 10%. share of labour and familiy benefits income</text:p>
          </table:table-cell>
          <table:table-cell table:number-columns-repeated="4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94829149499279" calcext:value-type="float">
            <text:p>0.394829149499279</text:p>
          </table:table-cell>
          <table:table-cell office:value-type="float" office:value="0.466282652786579" calcext:value-type="float">
            <text:p>0.466282652786579</text:p>
          </table:table-cell>
          <table:table-cell office:value-type="float" office:value="0.412046768215565" calcext:value-type="float">
            <text:p>0.412046768215565</text:p>
          </table:table-cell>
          <table:table-cell office:value-type="float" office:value="0.447665883522789" calcext:value-type="float">
            <text:p>0.447665883522789</text:p>
          </table:table-cell>
          <table:table-cell office:value-type="float" office:value="7.0923860719901" calcext:value-type="float">
            <text:p>7.0923860719901</text:p>
          </table:table-cell>
          <table:table-cell office:value-type="float" office:value="12.1618714542567" calcext:value-type="float">
            <text:p>12.1618714542567</text:p>
          </table:table-cell>
          <table:table-cell office:value-type="float" office:value="8.73890491888313" calcext:value-type="float">
            <text:p>8.73890491888313</text:p>
          </table:table-cell>
          <table:table-cell office:value-type="float" office:value="9.76705046711961" calcext:value-type="float">
            <text:p>9.76705046711961</text:p>
          </table:table-cell>
          <table:table-cell office:value-type="float" office:value="0.229886950479951" calcext:value-type="float">
            <text:p>0.229886950479951</text:p>
          </table:table-cell>
          <table:table-cell office:value-type="float" office:value="0.260532889905575" calcext:value-type="float">
            <text:p>0.260532889905575</text:p>
          </table:table-cell>
          <table:table-cell office:value-type="float" office:value="0.238964160144433" calcext:value-type="float">
            <text:p>0.238964160144433</text:p>
          </table:table-cell>
          <table:table-cell office:value-type="float" office:value="0.24755411999774" calcext:value-type="float">
            <text:p>0.24755411999774</text:p>
          </table:table-cell>
          <table:table-cell office:value-type="float" office:value="0.0314869324702347" calcext:value-type="float">
            <text:p>0.031486932470235</text:p>
          </table:table-cell>
          <table:table-cell office:value-type="float" office:value="0.0262172747434197" calcext:value-type="float">
            <text:p>0.02621727474342</text:p>
          </table:table-cell>
          <table:table-cell office:value-type="float" office:value="0.0236978525400559" calcext:value-type="float">
            <text:p>0.023697852540056</text:p>
          </table:table-cell>
          <table:table-cell office:value-type="float" office:value="0.0362960895108972" calcext:value-type="float">
            <text:p>0.036296089510897</text:p>
          </table:table-cell>
          <table:table-cell table:number-columns-repeated="4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93157569038148" calcext:value-type="float">
            <text:p>0.393157569038148</text:p>
          </table:table-cell>
          <table:table-cell office:value-type="float" office:value="0.439887321730189" calcext:value-type="float">
            <text:p>0.439887321730189</text:p>
          </table:table-cell>
          <table:table-cell office:value-type="float" office:value="0.405637610793011" calcext:value-type="float">
            <text:p>0.405637610793011</text:p>
          </table:table-cell>
          <table:table-cell office:value-type="float" office:value="0.432382476944565" calcext:value-type="float">
            <text:p>0.432382476944565</text:p>
          </table:table-cell>
          <table:table-cell office:value-type="float" office:value="6.91100011310985" calcext:value-type="float">
            <text:p>6.91100011310985</text:p>
          </table:table-cell>
          <table:table-cell office:value-type="float" office:value="10.1040302715419" calcext:value-type="float">
            <text:p>10.1040302715419</text:p>
          </table:table-cell>
          <table:table-cell office:value-type="float" office:value="8.02536002247353" calcext:value-type="float">
            <text:p>8.02536002247353</text:p>
          </table:table-cell>
          <table:table-cell office:value-type="float" office:value="8.61104036442593" calcext:value-type="float">
            <text:p>8.61104036442593</text:p>
          </table:table-cell>
          <table:table-cell office:value-type="float" office:value="0.22966609522748" calcext:value-type="float">
            <text:p>0.22966609522748</text:p>
          </table:table-cell>
          <table:table-cell office:value-type="float" office:value="0.252561243120454" calcext:value-type="float">
            <text:p>0.252561243120454</text:p>
          </table:table-cell>
          <table:table-cell office:value-type="float" office:value="0.236342825717694" calcext:value-type="float">
            <text:p>0.236342825717694</text:p>
          </table:table-cell>
          <table:table-cell office:value-type="float" office:value="0.243010199235155" calcext:value-type="float">
            <text:p>0.243010199235155</text:p>
          </table:table-cell>
          <table:table-cell office:value-type="float" office:value="0.0342368816999756" calcext:value-type="float">
            <text:p>0.034236881699976</text:p>
          </table:table-cell>
          <table:table-cell office:value-type="float" office:value="0.0282245464696407" calcext:value-type="float">
            <text:p>0.028224546469641</text:p>
          </table:table-cell>
          <table:table-cell office:value-type="float" office:value="0.0257265697541221" calcext:value-type="float">
            <text:p>0.025726569754122</text:p>
          </table:table-cell>
          <table:table-cell office:value-type="float" office:value="0.039520313948544" calcext:value-type="float">
            <text:p>0.039520313948544</text:p>
          </table:table-cell>
          <table:table-cell table:number-columns-repeated="4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394529501220736" calcext:value-type="float">
            <text:p>0.394529501220736</text:p>
          </table:table-cell>
          <table:table-cell office:value-type="float" office:value="0.440790510485428" calcext:value-type="float">
            <text:p>0.440790510485428</text:p>
          </table:table-cell>
          <table:table-cell office:value-type="float" office:value="0.409770398483215" calcext:value-type="float">
            <text:p>0.409770398483215</text:p>
          </table:table-cell>
          <table:table-cell office:value-type="float" office:value="0.428339853189208" calcext:value-type="float">
            <text:p>0.428339853189208</text:p>
          </table:table-cell>
          <table:table-cell office:value-type="float" office:value="6.82085139165126" calcext:value-type="float">
            <text:p>6.82085139165126</text:p>
          </table:table-cell>
          <table:table-cell office:value-type="float" office:value="10.3336073830865" calcext:value-type="float">
            <text:p>10.3336073830865</text:p>
          </table:table-cell>
          <table:table-cell office:value-type="float" office:value="8.13447255622665" calcext:value-type="float">
            <text:p>8.13447255622665</text:p>
          </table:table-cell>
          <table:table-cell office:value-type="float" office:value="8.5822595740985" calcext:value-type="float">
            <text:p>8.5822595740985</text:p>
          </table:table-cell>
          <table:table-cell office:value-type="float" office:value="0.231206906128275" calcext:value-type="float">
            <text:p>0.231206906128275</text:p>
          </table:table-cell>
          <table:table-cell office:value-type="float" office:value="0.255221729600004" calcext:value-type="float">
            <text:p>0.255221729600004</text:p>
          </table:table-cell>
          <table:table-cell office:value-type="float" office:value="0.239080851156172" calcext:value-type="float">
            <text:p>0.239080851156172</text:p>
          </table:table-cell>
          <table:table-cell office:value-type="float" office:value="0.244177799878335" calcext:value-type="float">
            <text:p>0.244177799878335</text:p>
          </table:table-cell>
          <table:table-cell office:value-type="float" office:value="0.0370621664042102" calcext:value-type="float">
            <text:p>0.03706216640421</text:p>
          </table:table-cell>
          <table:table-cell office:value-type="float" office:value="0.0266383087031445" calcext:value-type="float">
            <text:p>0.026638308703145</text:p>
          </table:table-cell>
          <table:table-cell office:value-type="float" office:value="0.0271180622391379" calcext:value-type="float">
            <text:p>0.027118062239138</text:p>
          </table:table-cell>
          <table:table-cell office:value-type="float" office:value="0.0397244730695759" calcext:value-type="float">
            <text:p>0.039724473069576</text:p>
          </table:table-cell>
          <table:table-cell table:number-columns-repeated="4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397367420211988" calcext:value-type="float">
            <text:p>0.397367420211988</text:p>
          </table:table-cell>
          <table:table-cell office:value-type="float" office:value="0.444477793559299" calcext:value-type="float">
            <text:p>0.444477793559299</text:p>
          </table:table-cell>
          <table:table-cell office:value-type="float" office:value="0.411571910593429" calcext:value-type="float">
            <text:p>0.411571910593429</text:p>
          </table:table-cell>
          <table:table-cell office:value-type="float" office:value="0.430039259328648" calcext:value-type="float">
            <text:p>0.430039259328648</text:p>
          </table:table-cell>
          <table:table-cell office:value-type="float" office:value="7.0252624171211" calcext:value-type="float">
            <text:p>7.0252624171211</text:p>
          </table:table-cell>
          <table:table-cell office:value-type="float" office:value="10.9173825227836" calcext:value-type="float">
            <text:p>10.9173825227836</text:p>
          </table:table-cell>
          <table:table-cell office:value-type="float" office:value="8.58647365915595" calcext:value-type="float">
            <text:p>8.58647365915595</text:p>
          </table:table-cell>
          <table:table-cell office:value-type="float" office:value="8.62819126499786" calcext:value-type="float">
            <text:p>8.62819126499786</text:p>
          </table:table-cell>
          <table:table-cell office:value-type="float" office:value="0.231238918610371" calcext:value-type="float">
            <text:p>0.231238918610371</text:p>
          </table:table-cell>
          <table:table-cell office:value-type="float" office:value="0.253808374722502" calcext:value-type="float">
            <text:p>0.253808374722502</text:p>
          </table:table-cell>
          <table:table-cell office:value-type="float" office:value="0.238120195920098" calcext:value-type="float">
            <text:p>0.238120195920098</text:p>
          </table:table-cell>
          <table:table-cell office:value-type="float" office:value="0.244023657469362" calcext:value-type="float">
            <text:p>0.244023657469362</text:p>
          </table:table-cell>
          <table:table-cell office:value-type="float" office:value="0.0362549150970094" calcext:value-type="float">
            <text:p>0.036254915097009</text:p>
          </table:table-cell>
          <table:table-cell office:value-type="float" office:value="0.0283019264882958" calcext:value-type="float">
            <text:p>0.028301926488296</text:p>
          </table:table-cell>
          <table:table-cell office:value-type="float" office:value="0.0274103090201651" calcext:value-type="float">
            <text:p>0.027410309020165</text:p>
          </table:table-cell>
          <table:table-cell office:value-type="float" office:value="0.040066422100053" calcext:value-type="float">
            <text:p>0.040066422100053</text:p>
          </table:table-cell>
          <table:table-cell table:number-columns-repeated="4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95846685031867" calcext:value-type="float">
            <text:p>0.395846685031867</text:p>
          </table:table-cell>
          <table:table-cell office:value-type="float" office:value="0.447780011039773" calcext:value-type="float">
            <text:p>0.447780011039773</text:p>
          </table:table-cell>
          <table:table-cell office:value-type="float" office:value="0.41123023519395" calcext:value-type="float">
            <text:p>0.41123023519395</text:p>
          </table:table-cell>
          <table:table-cell office:value-type="float" office:value="0.432106918255695" calcext:value-type="float">
            <text:p>0.432106918255695</text:p>
          </table:table-cell>
          <table:table-cell office:value-type="float" office:value="6.82322919563562" calcext:value-type="float">
            <text:p>6.82322919563562</text:p>
          </table:table-cell>
          <table:table-cell office:value-type="float" office:value="10.5798339261181" calcext:value-type="float">
            <text:p>10.5798339261181</text:p>
          </table:table-cell>
          <table:table-cell office:value-type="float" office:value="8.35559748541925" calcext:value-type="float">
            <text:p>8.35559748541925</text:p>
          </table:table-cell>
          <table:table-cell office:value-type="float" office:value="8.33499996701815" calcext:value-type="float">
            <text:p>8.33499996701815</text:p>
          </table:table-cell>
          <table:table-cell office:value-type="float" office:value="0.227901305192654" calcext:value-type="float">
            <text:p>0.227901305192654</text:p>
          </table:table-cell>
          <table:table-cell office:value-type="float" office:value="0.254380507260335" calcext:value-type="float">
            <text:p>0.254380507260335</text:p>
          </table:table-cell>
          <table:table-cell office:value-type="float" office:value="0.235571383495061" calcext:value-type="float">
            <text:p>0.235571383495061</text:p>
          </table:table-cell>
          <table:table-cell office:value-type="float" office:value="0.24352156920915" calcext:value-type="float">
            <text:p>0.24352156920915</text:p>
          </table:table-cell>
          <table:table-cell office:value-type="float" office:value="0.0365987227469221" calcext:value-type="float">
            <text:p>0.036598722746922</text:p>
          </table:table-cell>
          <table:table-cell office:value-type="float" office:value="0.027451229099207" calcext:value-type="float">
            <text:p>0.027451229099207</text:p>
          </table:table-cell>
          <table:table-cell office:value-type="float" office:value="0.0277914105754976" calcext:value-type="float">
            <text:p>0.027791410575498</text:p>
          </table:table-cell>
          <table:table-cell office:value-type="float" office:value="0.0390120892161255" calcext:value-type="float">
            <text:p>0.039012089216126</text:p>
          </table:table-cell>
          <table:table-cell table:number-columns-repeated="4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96067902603128" calcext:value-type="float">
            <text:p>0.396067902603128</text:p>
          </table:table-cell>
          <table:table-cell office:value-type="float" office:value="0.447665534865733" calcext:value-type="float">
            <text:p>0.447665534865733</text:p>
          </table:table-cell>
          <table:table-cell office:value-type="float" office:value="0.411741865029978" calcext:value-type="float">
            <text:p>0.411741865029978</text:p>
          </table:table-cell>
          <table:table-cell office:value-type="float" office:value="0.432486802555759" calcext:value-type="float">
            <text:p>0.432486802555759</text:p>
          </table:table-cell>
          <table:table-cell office:value-type="float" office:value="7.00798510068107" calcext:value-type="float">
            <text:p>7.00798510068107</text:p>
          </table:table-cell>
          <table:table-cell office:value-type="float" office:value="10.9579572375581" calcext:value-type="float">
            <text:p>10.9579572375581</text:p>
          </table:table-cell>
          <table:table-cell office:value-type="float" office:value="8.24059271716522" calcext:value-type="float">
            <text:p>8.24059271716522</text:p>
          </table:table-cell>
          <table:table-cell office:value-type="float" office:value="8.6414606344514" calcext:value-type="float">
            <text:p>8.6414606344514</text:p>
          </table:table-cell>
          <table:table-cell office:value-type="float" office:value="0.227587301213749" calcext:value-type="float">
            <text:p>0.227587301213749</text:p>
          </table:table-cell>
          <table:table-cell office:value-type="float" office:value="0.253065014104874" calcext:value-type="float">
            <text:p>0.253065014104874</text:p>
          </table:table-cell>
          <table:table-cell office:value-type="float" office:value="0.235932837585999" calcext:value-type="float">
            <text:p>0.235932837585999</text:p>
          </table:table-cell>
          <table:table-cell office:value-type="float" office:value="0.24116923962364" calcext:value-type="float">
            <text:p>0.24116923962364</text:p>
          </table:table-cell>
          <table:table-cell office:value-type="float" office:value="0.0376365286305652" calcext:value-type="float">
            <text:p>0.037636528630565</text:p>
          </table:table-cell>
          <table:table-cell office:value-type="float" office:value="0.0283797235779626" calcext:value-type="float">
            <text:p>0.028379723577963</text:p>
          </table:table-cell>
          <table:table-cell office:value-type="float" office:value="0.0272548695156941" calcext:value-type="float">
            <text:p>0.027254869515694</text:p>
          </table:table-cell>
          <table:table-cell office:value-type="float" office:value="0.0421231886318773" calcext:value-type="float">
            <text:p>0.042123188631877</text:p>
          </table:table-cell>
          <table:table-cell table:number-columns-repeated="4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98081773715666" calcext:value-type="float">
            <text:p>0.398081773715666</text:p>
          </table:table-cell>
          <table:table-cell office:value-type="float" office:value="0.44576901458806" calcext:value-type="float">
            <text:p>0.44576901458806</text:p>
          </table:table-cell>
          <table:table-cell office:value-type="float" office:value="0.412509768903501" calcext:value-type="float">
            <text:p>0.412509768903501</text:p>
          </table:table-cell>
          <table:table-cell office:value-type="float" office:value="0.431384164642211" calcext:value-type="float">
            <text:p>0.431384164642211</text:p>
          </table:table-cell>
          <table:table-cell office:value-type="float" office:value="6.93705748298749" calcext:value-type="float">
            <text:p>6.93705748298749</text:p>
          </table:table-cell>
          <table:table-cell office:value-type="float" office:value="10.7403039901541" calcext:value-type="float">
            <text:p>10.7403039901541</text:p>
          </table:table-cell>
          <table:table-cell office:value-type="float" office:value="8.38361473616822" calcext:value-type="float">
            <text:p>8.38361473616822</text:p>
          </table:table-cell>
          <table:table-cell office:value-type="float" office:value="8.34848648757415" calcext:value-type="float">
            <text:p>8.34848648757415</text:p>
          </table:table-cell>
          <table:table-cell office:value-type="float" office:value="0.23176359907091" calcext:value-type="float">
            <text:p>0.23176359907091</text:p>
          </table:table-cell>
          <table:table-cell office:value-type="float" office:value="0.255732236630272" calcext:value-type="float">
            <text:p>0.255732236630272</text:p>
          </table:table-cell>
          <table:table-cell office:value-type="float" office:value="0.239400078624581" calcext:value-type="float">
            <text:p>0.239400078624581</text:p>
          </table:table-cell>
          <table:table-cell office:value-type="float" office:value="0.24504008497243" calcext:value-type="float">
            <text:p>0.24504008497243</text:p>
          </table:table-cell>
          <table:table-cell office:value-type="float" office:value="0.0378331931338803" calcext:value-type="float">
            <text:p>0.03783319313388</text:p>
          </table:table-cell>
          <table:table-cell office:value-type="float" office:value="0.0291869608081643" calcext:value-type="float">
            <text:p>0.029186960808164</text:p>
          </table:table-cell>
          <table:table-cell office:value-type="float" office:value="0.0280831290751954" calcext:value-type="float">
            <text:p>0.028083129075196</text:p>
          </table:table-cell>
          <table:table-cell office:value-type="float" office:value="0.0419204998863615" calcext:value-type="float">
            <text:p>0.041920499886362</text:p>
          </table:table-cell>
          <table:table-cell table:number-columns-repeated="4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89247915488908" calcext:value-type="float">
            <text:p>0.389247915488908</text:p>
          </table:table-cell>
          <table:table-cell office:value-type="float" office:value="0.444524072658265" calcext:value-type="float">
            <text:p>0.444524072658265</text:p>
          </table:table-cell>
          <table:table-cell office:value-type="float" office:value="0.407064790983859" calcext:value-type="float">
            <text:p>0.407064790983859</text:p>
          </table:table-cell>
          <table:table-cell office:value-type="float" office:value="0.425383338196076" calcext:value-type="float">
            <text:p>0.425383338196076</text:p>
          </table:table-cell>
          <table:table-cell office:value-type="float" office:value="6.79395270882675" calcext:value-type="float">
            <text:p>6.79395270882675</text:p>
          </table:table-cell>
          <table:table-cell office:value-type="float" office:value="10.4794955915701" calcext:value-type="float">
            <text:p>10.4794955915701</text:p>
          </table:table-cell>
          <table:table-cell office:value-type="float" office:value="8.2262121465483" calcext:value-type="float">
            <text:p>8.2262121465483</text:p>
          </table:table-cell>
          <table:table-cell office:value-type="float" office:value="8.35110855525472" calcext:value-type="float">
            <text:p>8.35110855525472</text:p>
          </table:table-cell>
          <table:table-cell office:value-type="float" office:value="0.218415913150575" calcext:value-type="float">
            <text:p>0.218415913150575</text:p>
          </table:table-cell>
          <table:table-cell office:value-type="float" office:value="0.242581594500521" calcext:value-type="float">
            <text:p>0.242581594500521</text:p>
          </table:table-cell>
          <table:table-cell office:value-type="float" office:value="0.228763874656105" calcext:value-type="float">
            <text:p>0.228763874656105</text:p>
          </table:table-cell>
          <table:table-cell office:value-type="float" office:value="0.227877460173397" calcext:value-type="float">
            <text:p>0.227877460173397</text:p>
          </table:table-cell>
          <table:table-cell office:value-type="float" office:value="0.036057599276513" calcext:value-type="float">
            <text:p>0.036057599276513</text:p>
          </table:table-cell>
          <table:table-cell office:value-type="float" office:value="0.0280078244662119" calcext:value-type="float">
            <text:p>0.028007824466212</text:p>
          </table:table-cell>
          <table:table-cell office:value-type="float" office:value="0.0267337074813959" calcext:value-type="float">
            <text:p>0.026733707481396</text:p>
          </table:table-cell>
          <table:table-cell office:value-type="float" office:value="0.0404232424136916" calcext:value-type="float">
            <text:p>0.040423242413692</text:p>
          </table:table-cell>
          <table:table-cell table:number-columns-repeated="4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91644336337794" calcext:value-type="float">
            <text:p>0.391644336337794</text:p>
          </table:table-cell>
          <table:table-cell office:value-type="float" office:value="0.449107433628061" calcext:value-type="float">
            <text:p>0.449107433628061</text:p>
          </table:table-cell>
          <table:table-cell office:value-type="float" office:value="0.412213495382211" calcext:value-type="float">
            <text:p>0.412213495382211</text:p>
          </table:table-cell>
          <table:table-cell office:value-type="float" office:value="0.427111975429666" calcext:value-type="float">
            <text:p>0.427111975429666</text:p>
          </table:table-cell>
          <table:table-cell office:value-type="float" office:value="6.77746002291332" calcext:value-type="float">
            <text:p>6.77746002291332</text:p>
          </table:table-cell>
          <table:table-cell office:value-type="float" office:value="10.6930591301617" calcext:value-type="float">
            <text:p>10.6930591301617</text:p>
          </table:table-cell>
          <table:table-cell office:value-type="float" office:value="8.58505718412281" calcext:value-type="float">
            <text:p>8.58505718412281</text:p>
          </table:table-cell>
          <table:table-cell office:value-type="float" office:value="8.17834686908246" calcext:value-type="float">
            <text:p>8.17834686908246</text:p>
          </table:table-cell>
          <table:table-cell office:value-type="float" office:value="0.220966004118251" calcext:value-type="float">
            <text:p>0.220966004118251</text:p>
          </table:table-cell>
          <table:table-cell office:value-type="float" office:value="0.250064685559205" calcext:value-type="float">
            <text:p>0.250064685559205</text:p>
          </table:table-cell>
          <table:table-cell office:value-type="float" office:value="0.233218975582598" calcext:value-type="float">
            <text:p>0.233218975582598</text:p>
          </table:table-cell>
          <table:table-cell office:value-type="float" office:value="0.23267763697946" calcext:value-type="float">
            <text:p>0.23267763697946</text:p>
          </table:table-cell>
          <table:table-cell office:value-type="float" office:value="0.0374070584771887" calcext:value-type="float">
            <text:p>0.037407058477189</text:p>
          </table:table-cell>
          <table:table-cell office:value-type="float" office:value="0.0276131258161958" calcext:value-type="float">
            <text:p>0.027613125816196</text:p>
          </table:table-cell>
          <table:table-cell office:value-type="float" office:value="0.0273122535501753" calcext:value-type="float">
            <text:p>0.027312253550175</text:p>
          </table:table-cell>
          <table:table-cell office:value-type="float" office:value="0.0409512978682364" calcext:value-type="float">
            <text:p>0.040951297868236</text:p>
          </table:table-cell>
          <table:table-cell table:number-columns-repeated="4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89668118769454" calcext:value-type="float">
            <text:p>0.389668118769454</text:p>
          </table:table-cell>
          <table:table-cell office:value-type="float" office:value="0.449902283746158" calcext:value-type="float">
            <text:p>0.449902283746158</text:p>
          </table:table-cell>
          <table:table-cell office:value-type="float" office:value="0.408300765454686" calcext:value-type="float">
            <text:p>0.408300765454686</text:p>
          </table:table-cell>
          <table:table-cell office:value-type="float" office:value="0.430055658720093" calcext:value-type="float">
            <text:p>0.430055658720093</text:p>
          </table:table-cell>
          <table:table-cell office:value-type="float" office:value="6.73814157631832" calcext:value-type="float">
            <text:p>6.73814157631832</text:p>
          </table:table-cell>
          <table:table-cell office:value-type="float" office:value="10.9590768714902" calcext:value-type="float">
            <text:p>10.9590768714902</text:p>
          </table:table-cell>
          <table:table-cell office:value-type="float" office:value="8.33511223491455" calcext:value-type="float">
            <text:p>8.33511223491455</text:p>
          </table:table-cell>
          <table:table-cell office:value-type="float" office:value="8.51587700922006" calcext:value-type="float">
            <text:p>8.51587700922006</text:p>
          </table:table-cell>
          <table:table-cell office:value-type="float" office:value="0.221658838041635" calcext:value-type="float">
            <text:p>0.221658838041635</text:p>
          </table:table-cell>
          <table:table-cell office:value-type="float" office:value="0.247795754945018" calcext:value-type="float">
            <text:p>0.247795754945018</text:p>
          </table:table-cell>
          <table:table-cell office:value-type="float" office:value="0.232155116477041" calcext:value-type="float">
            <text:p>0.232155116477041</text:p>
          </table:table-cell>
          <table:table-cell office:value-type="float" office:value="0.232705685980026" calcext:value-type="float">
            <text:p>0.232705685980026</text:p>
          </table:table-cell>
          <table:table-cell office:value-type="float" office:value="0.036724930008887" calcext:value-type="float">
            <text:p>0.036724930008887</text:p>
          </table:table-cell>
          <table:table-cell office:value-type="float" office:value="0.0281532790904709" calcext:value-type="float">
            <text:p>0.028153279090471</text:p>
          </table:table-cell>
          <table:table-cell office:value-type="float" office:value="0.0272257280342731" calcext:value-type="float">
            <text:p>0.027225728034273</text:p>
          </table:table-cell>
          <table:table-cell office:value-type="float" office:value="0.0408866568865591" calcext:value-type="float">
            <text:p>0.040886656886559</text:p>
          </table:table-cell>
          <table:table-cell table:number-columns-repeated="4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92668508823212" calcext:value-type="float">
            <text:p>0.392668508823212</text:p>
          </table:table-cell>
          <table:table-cell office:value-type="float" office:value="0.449654289343474" calcext:value-type="float">
            <text:p>0.449654289343474</text:p>
          </table:table-cell>
          <table:table-cell office:value-type="float" office:value="0.409367618681895" calcext:value-type="float">
            <text:p>0.409367618681895</text:p>
          </table:table-cell>
          <table:table-cell office:value-type="float" office:value="0.431887742090315" calcext:value-type="float">
            <text:p>0.431887742090315</text:p>
          </table:table-cell>
          <table:table-cell office:value-type="float" office:value="6.93560437109322" calcext:value-type="float">
            <text:p>6.93560437109322</text:p>
          </table:table-cell>
          <table:table-cell office:value-type="float" office:value="11.1027164211028" calcext:value-type="float">
            <text:p>11.1027164211028</text:p>
          </table:table-cell>
          <table:table-cell office:value-type="float" office:value="8.4818175243642" calcext:value-type="float">
            <text:p>8.4818175243642</text:p>
          </table:table-cell>
          <table:table-cell office:value-type="float" office:value="8.79223611923619" calcext:value-type="float">
            <text:p>8.79223611923619</text:p>
          </table:table-cell>
          <table:table-cell office:value-type="float" office:value="0.219459968444853" calcext:value-type="float">
            <text:p>0.219459968444853</text:p>
          </table:table-cell>
          <table:table-cell office:value-type="float" office:value="0.246693380195833" calcext:value-type="float">
            <text:p>0.246693380195833</text:p>
          </table:table-cell>
          <table:table-cell office:value-type="float" office:value="0.22919347750676" calcext:value-type="float">
            <text:p>0.22919347750676</text:p>
          </table:table-cell>
          <table:table-cell office:value-type="float" office:value="0.232800348367151" calcext:value-type="float">
            <text:p>0.232800348367151</text:p>
          </table:table-cell>
          <table:table-cell office:value-type="float" office:value="0.0374289546217006" calcext:value-type="float">
            <text:p>0.037428954621701</text:p>
          </table:table-cell>
          <table:table-cell office:value-type="float" office:value="0.0278747930289618" calcext:value-type="float">
            <text:p>0.027874793028962</text:p>
          </table:table-cell>
          <table:table-cell office:value-type="float" office:value="0.0282380608057171" calcext:value-type="float">
            <text:p>0.028238060805717</text:p>
          </table:table-cell>
          <table:table-cell office:value-type="float" office:value="0.0400811618036327" calcext:value-type="float">
            <text:p>0.040081161803633</text:p>
          </table:table-cell>
          <table:table-cell table:number-columns-repeated="4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85383773516262" calcext:value-type="float">
            <text:p>0.385383773516262</text:p>
          </table:table-cell>
          <table:table-cell office:value-type="float" office:value="0.44426056398056" calcext:value-type="float">
            <text:p>0.44426056398056</text:p>
          </table:table-cell>
          <table:table-cell office:value-type="float" office:value="0.403571041125685" calcext:value-type="float">
            <text:p>0.403571041125685</text:p>
          </table:table-cell>
          <table:table-cell office:value-type="float" office:value="0.424933117914491" calcext:value-type="float">
            <text:p>0.424933117914491</text:p>
          </table:table-cell>
          <table:table-cell office:value-type="float" office:value="6.7023202494047" calcext:value-type="float">
            <text:p>6.7023202494047</text:p>
          </table:table-cell>
          <table:table-cell office:value-type="float" office:value="10.8220442498022" calcext:value-type="float">
            <text:p>10.8220442498022</text:p>
          </table:table-cell>
          <table:table-cell office:value-type="float" office:value="8.14209874866789" calcext:value-type="float">
            <text:p>8.14209874866789</text:p>
          </table:table-cell>
          <table:table-cell office:value-type="float" office:value="8.38624112578008" calcext:value-type="float">
            <text:p>8.38624112578008</text:p>
          </table:table-cell>
          <table:table-cell office:value-type="float" office:value="0.215714546744915" calcext:value-type="float">
            <text:p>0.215714546744915</text:p>
          </table:table-cell>
          <table:table-cell office:value-type="float" office:value="0.240083903280004" calcext:value-type="float">
            <text:p>0.240083903280004</text:p>
          </table:table-cell>
          <table:table-cell office:value-type="float" office:value="0.225755129292487" calcext:value-type="float">
            <text:p>0.225755129292487</text:p>
          </table:table-cell>
          <table:table-cell office:value-type="float" office:value="0.225757965789712" calcext:value-type="float">
            <text:p>0.225757965789712</text:p>
          </table:table-cell>
          <table:table-cell office:value-type="float" office:value="0.0386862415511047" calcext:value-type="float">
            <text:p>0.038686241551105</text:p>
          </table:table-cell>
          <table:table-cell office:value-type="float" office:value="0.0307024807269663" calcext:value-type="float">
            <text:p>0.030702480726966</text:p>
          </table:table-cell>
          <table:table-cell office:value-type="float" office:value="0.0294912693710455" calcext:value-type="float">
            <text:p>0.029491269371046</text:p>
          </table:table-cell>
          <table:table-cell office:value-type="float" office:value="0.0429660125419904" calcext:value-type="float">
            <text:p>0.042966012541991</text:p>
          </table:table-cell>
          <table:table-cell table:number-columns-repeated="4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87538995469167" calcext:value-type="float">
            <text:p>0.387538995469167</text:p>
          </table:table-cell>
          <table:table-cell office:value-type="float" office:value="0.447967411994538" calcext:value-type="float">
            <text:p>0.447967411994538</text:p>
          </table:table-cell>
          <table:table-cell office:value-type="float" office:value="0.408053112354735" calcext:value-type="float">
            <text:p>0.408053112354735</text:p>
          </table:table-cell>
          <table:table-cell office:value-type="float" office:value="0.423697664126009" calcext:value-type="float">
            <text:p>0.423697664126009</text:p>
          </table:table-cell>
          <table:table-cell office:value-type="float" office:value="6.71383964192703" calcext:value-type="float">
            <text:p>6.71383964192703</text:p>
          </table:table-cell>
          <table:table-cell office:value-type="float" office:value="11.0486950189488" calcext:value-type="float">
            <text:p>11.0486950189488</text:p>
          </table:table-cell>
          <table:table-cell office:value-type="float" office:value="8.45302141633329" calcext:value-type="float">
            <text:p>8.45302141633329</text:p>
          </table:table-cell>
          <table:table-cell office:value-type="float" office:value="8.36333015505328" calcext:value-type="float">
            <text:p>8.36333015505328</text:p>
          </table:table-cell>
          <table:table-cell office:value-type="float" office:value="0.215062195162174" calcext:value-type="float">
            <text:p>0.215062195162174</text:p>
          </table:table-cell>
          <table:table-cell office:value-type="float" office:value="0.241611301163229" calcext:value-type="float">
            <text:p>0.241611301163229</text:p>
          </table:table-cell>
          <table:table-cell office:value-type="float" office:value="0.226785046498747" calcext:value-type="float">
            <text:p>0.226785046498747</text:p>
          </table:table-cell>
          <table:table-cell office:value-type="float" office:value="0.225126449757351" calcext:value-type="float">
            <text:p>0.225126449757351</text:p>
          </table:table-cell>
          <table:table-cell office:value-type="float" office:value="0.0381474828551381" calcext:value-type="float">
            <text:p>0.038147482855138</text:p>
          </table:table-cell>
          <table:table-cell office:value-type="float" office:value="0.0282157662900745" calcext:value-type="float">
            <text:p>0.028215766290075</text:p>
          </table:table-cell>
          <table:table-cell office:value-type="float" office:value="0.0277041090930663" calcext:value-type="float">
            <text:p>0.027704109093066</text:p>
          </table:table-cell>
          <table:table-cell office:value-type="float" office:value="0.0419653775265288" calcext:value-type="float">
            <text:p>0.041965377526529</text:p>
          </table:table-cell>
          <table:table-cell table:number-columns-repeated="4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86530666515906" calcext:value-type="float">
            <text:p>0.386530666515906</text:p>
          </table:table-cell>
          <table:table-cell office:value-type="float" office:value="0.44597139394117" calcext:value-type="float">
            <text:p>0.44597139394117</text:p>
          </table:table-cell>
          <table:table-cell office:value-type="float" office:value="0.405002152717547" calcext:value-type="float">
            <text:p>0.405002152717547</text:p>
          </table:table-cell>
          <table:table-cell office:value-type="float" office:value="0.426530953530431" calcext:value-type="float">
            <text:p>0.426530953530431</text:p>
          </table:table-cell>
          <table:table-cell office:value-type="float" office:value="6.72411364251241" calcext:value-type="float">
            <text:p>6.72411364251241</text:p>
          </table:table-cell>
          <table:table-cell office:value-type="float" office:value="10.9734232229348" calcext:value-type="float">
            <text:p>10.9734232229348</text:p>
          </table:table-cell>
          <table:table-cell office:value-type="float" office:value="8.38869489743043" calcext:value-type="float">
            <text:p>8.38869489743043</text:p>
          </table:table-cell>
          <table:table-cell office:value-type="float" office:value="8.41324499902241" calcext:value-type="float">
            <text:p>8.41324499902241</text:p>
          </table:table-cell>
          <table:table-cell office:value-type="float" office:value="0.216677500573986" calcext:value-type="float">
            <text:p>0.216677500573986</text:p>
          </table:table-cell>
          <table:table-cell office:value-type="float" office:value="0.244388522623214" calcext:value-type="float">
            <text:p>0.244388522623214</text:p>
          </table:table-cell>
          <table:table-cell office:value-type="float" office:value="0.226847107717107" calcext:value-type="float">
            <text:p>0.226847107717107</text:p>
          </table:table-cell>
          <table:table-cell office:value-type="float" office:value="0.229791943747005" calcext:value-type="float">
            <text:p>0.229791943747005</text:p>
          </table:table-cell>
          <table:table-cell office:value-type="float" office:value="0.0383638777506848" calcext:value-type="float">
            <text:p>0.038363877750685</text:p>
          </table:table-cell>
          <table:table-cell office:value-type="float" office:value="0.0298307107458833" calcext:value-type="float">
            <text:p>0.029830710745883</text:p>
          </table:table-cell>
          <table:table-cell office:value-type="float" office:value="0.0284346753610522" calcext:value-type="float">
            <text:p>0.028434675361052</text:p>
          </table:table-cell>
          <table:table-cell office:value-type="float" office:value="0.0429760044969876" calcext:value-type="float">
            <text:p>0.042976004496988</text:p>
          </table:table-cell>
          <table:table-cell table:number-columns-repeated="4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91826946353471" calcext:value-type="float">
            <text:p>0.391826946353471</text:p>
          </table:table-cell>
          <table:table-cell office:value-type="float" office:value="0.450374310698588" calcext:value-type="float">
            <text:p>0.450374310698588</text:p>
          </table:table-cell>
          <table:table-cell office:value-type="float" office:value="0.409235807688584" calcext:value-type="float">
            <text:p>0.409235807688584</text:p>
          </table:table-cell>
          <table:table-cell office:value-type="float" office:value="0.430584842753871" calcext:value-type="float">
            <text:p>0.430584842753871</text:p>
          </table:table-cell>
          <table:table-cell office:value-type="float" office:value="6.62099992775084" calcext:value-type="float">
            <text:p>6.62099992775084</text:p>
          </table:table-cell>
          <table:table-cell office:value-type="float" office:value="10.7645806976214" calcext:value-type="float">
            <text:p>10.7645806976214</text:p>
          </table:table-cell>
          <table:table-cell office:value-type="float" office:value="8.07116165837168" calcext:value-type="float">
            <text:p>8.07116165837168</text:p>
          </table:table-cell>
          <table:table-cell office:value-type="float" office:value="8.34006663261015" calcext:value-type="float">
            <text:p>8.34006663261015</text:p>
          </table:table-cell>
          <table:table-cell office:value-type="float" office:value="0.221287353900357" calcext:value-type="float">
            <text:p>0.221287353900357</text:p>
          </table:table-cell>
          <table:table-cell office:value-type="float" office:value="0.2489144718451" calcext:value-type="float">
            <text:p>0.2489144718451</text:p>
          </table:table-cell>
          <table:table-cell office:value-type="float" office:value="0.231308235555035" calcext:value-type="float">
            <text:p>0.231308235555035</text:p>
          </table:table-cell>
          <table:table-cell office:value-type="float" office:value="0.234566047596414" calcext:value-type="float">
            <text:p>0.234566047596414</text:p>
          </table:table-cell>
          <table:table-cell office:value-type="float" office:value="0.0410944543458398" calcext:value-type="float">
            <text:p>0.04109445434584</text:p>
          </table:table-cell>
          <table:table-cell office:value-type="float" office:value="0.0315435575472891" calcext:value-type="float">
            <text:p>0.031543557547289</text:p>
          </table:table-cell>
          <table:table-cell office:value-type="float" office:value="0.0301781123957825" calcext:value-type="float">
            <text:p>0.030178112395783</text:p>
          </table:table-cell>
          <table:table-cell office:value-type="float" office:value="0.045989986426345" calcext:value-type="float">
            <text:p>0.045989986426345</text:p>
          </table:table-cell>
          <table:table-cell table:number-columns-repeated="4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9513728198073" calcext:value-type="float">
            <text:p>0.39513728198073</text:p>
          </table:table-cell>
          <table:table-cell office:value-type="float" office:value="0.449928069148251" calcext:value-type="float">
            <text:p>0.449928069148251</text:p>
          </table:table-cell>
          <table:table-cell office:value-type="float" office:value="0.411898110875936" calcext:value-type="float">
            <text:p>0.411898110875936</text:p>
          </table:table-cell>
          <table:table-cell office:value-type="float" office:value="0.431713971975781" calcext:value-type="float">
            <text:p>0.431713971975781</text:p>
          </table:table-cell>
          <table:table-cell office:value-type="float" office:value="6.67165818173508" calcext:value-type="float">
            <text:p>6.67165818173508</text:p>
          </table:table-cell>
          <table:table-cell office:value-type="float" office:value="10.5798988598906" calcext:value-type="float">
            <text:p>10.5798988598906</text:p>
          </table:table-cell>
          <table:table-cell office:value-type="float" office:value="8.32022115080975" calcext:value-type="float">
            <text:p>8.32022115080975</text:p>
          </table:table-cell>
          <table:table-cell office:value-type="float" office:value="8.51048960699445" calcext:value-type="float">
            <text:p>8.51048960699445</text:p>
          </table:table-cell>
          <table:table-cell office:value-type="float" office:value="0.223923902258726" calcext:value-type="float">
            <text:p>0.223923902258726</text:p>
          </table:table-cell>
          <table:table-cell office:value-type="float" office:value="0.257016630760354" calcext:value-type="float">
            <text:p>0.257016630760354</text:p>
          </table:table-cell>
          <table:table-cell office:value-type="float" office:value="0.23360704298957" calcext:value-type="float">
            <text:p>0.23360704298957</text:p>
          </table:table-cell>
          <table:table-cell office:value-type="float" office:value="0.243009697507572" calcext:value-type="float">
            <text:p>0.243009697507572</text:p>
          </table:table-cell>
          <table:table-cell office:value-type="float" office:value="0.0398025878834241" calcext:value-type="float">
            <text:p>0.039802587883424</text:p>
          </table:table-cell>
          <table:table-cell office:value-type="float" office:value="0.0306794223062461" calcext:value-type="float">
            <text:p>0.030679422306246</text:p>
          </table:table-cell>
          <table:table-cell office:value-type="float" office:value="0.0306244994594518" calcext:value-type="float">
            <text:p>0.030624499459452</text:p>
          </table:table-cell>
          <table:table-cell office:value-type="float" office:value="0.0427406233358516" calcext:value-type="float">
            <text:p>0.042740623335852</text:p>
          </table:table-cell>
          <table:table-cell table:number-columns-repeated="4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88577634007942" calcext:value-type="float">
            <text:p>0.388577634007942</text:p>
          </table:table-cell>
          <table:table-cell office:value-type="float" office:value="0.449323159441545" calcext:value-type="float">
            <text:p>0.449323159441545</text:p>
          </table:table-cell>
          <table:table-cell office:value-type="float" office:value="0.408825843114314" calcext:value-type="float">
            <text:p>0.408825843114314</text:p>
          </table:table-cell>
          <table:table-cell office:value-type="float" office:value="0.426551601373064" calcext:value-type="float">
            <text:p>0.426551601373064</text:p>
          </table:table-cell>
          <table:table-cell office:value-type="float" office:value="6.40787877024842" calcext:value-type="float">
            <text:p>6.40787877024842</text:p>
          </table:table-cell>
          <table:table-cell office:value-type="float" office:value="10.8025450902205" calcext:value-type="float">
            <text:p>10.8025450902205</text:p>
          </table:table-cell>
          <table:table-cell office:value-type="float" office:value="8.12513645107176" calcext:value-type="float">
            <text:p>8.12513645107176</text:p>
          </table:table-cell>
          <table:table-cell office:value-type="float" office:value="8.26602765016178" calcext:value-type="float">
            <text:p>8.26602765016178</text:p>
          </table:table-cell>
          <table:table-cell office:value-type="float" office:value="0.218664912818428" calcext:value-type="float">
            <text:p>0.218664912818428</text:p>
          </table:table-cell>
          <table:table-cell office:value-type="float" office:value="0.25390853793185" calcext:value-type="float">
            <text:p>0.25390853793185</text:p>
          </table:table-cell>
          <table:table-cell office:value-type="float" office:value="0.230638881619654" calcext:value-type="float">
            <text:p>0.230638881619654</text:p>
          </table:table-cell>
          <table:table-cell office:value-type="float" office:value="0.23658101264819" calcext:value-type="float">
            <text:p>0.23658101264819</text:p>
          </table:table-cell>
          <table:table-cell office:value-type="float" office:value="0.0380041730723767" calcext:value-type="float">
            <text:p>0.038004173072377</text:p>
          </table:table-cell>
          <table:table-cell office:value-type="float" office:value="0.0271770711269189" calcext:value-type="float">
            <text:p>0.027177071126919</text:p>
          </table:table-cell>
          <table:table-cell office:value-type="float" office:value="0.0279091345279562" calcext:value-type="float">
            <text:p>0.027909134527956</text:p>
          </table:table-cell>
          <table:table-cell office:value-type="float" office:value="0.0404946618389897" calcext:value-type="float">
            <text:p>0.04049466183899</text:p>
          </table:table-cell>
          <table:table-cell table:number-columns-repeated="4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91043027962825" calcext:value-type="float">
            <text:p>0.391043027962825</text:p>
          </table:table-cell>
          <table:table-cell office:value-type="float" office:value="0.449220751585329" calcext:value-type="float">
            <text:p>0.449220751585329</text:p>
          </table:table-cell>
          <table:table-cell office:value-type="float" office:value="0.410931164091992" calcext:value-type="float">
            <text:p>0.410931164091992</text:p>
          </table:table-cell>
          <table:table-cell office:value-type="float" office:value="0.428212322223749" calcext:value-type="float">
            <text:p>0.428212322223749</text:p>
          </table:table-cell>
          <table:table-cell office:value-type="float" office:value="6.4630227018895" calcext:value-type="float">
            <text:p>6.4630227018895</text:p>
          </table:table-cell>
          <table:table-cell office:value-type="float" office:value="10.7410024264972" calcext:value-type="float">
            <text:p>10.7410024264972</text:p>
          </table:table-cell>
          <table:table-cell office:value-type="float" office:value="8.09171563868804" calcext:value-type="float">
            <text:p>8.09171563868804</text:p>
          </table:table-cell>
          <table:table-cell office:value-type="float" office:value="8.21125660114151" calcext:value-type="float">
            <text:p>8.21125660114151</text:p>
          </table:table-cell>
          <table:table-cell office:value-type="float" office:value="0.222811966608714" calcext:value-type="float">
            <text:p>0.222811966608714</text:p>
          </table:table-cell>
          <table:table-cell office:value-type="float" office:value="0.257252790685039" calcext:value-type="float">
            <text:p>0.257252790685039</text:p>
          </table:table-cell>
          <table:table-cell office:value-type="float" office:value="0.23380825527258" calcext:value-type="float">
            <text:p>0.23380825527258</text:p>
          </table:table-cell>
          <table:table-cell office:value-type="float" office:value="0.24124975579767" calcext:value-type="float">
            <text:p>0.24124975579767</text:p>
          </table:table-cell>
          <table:table-cell office:value-type="float" office:value="0.0397566494054706" calcext:value-type="float">
            <text:p>0.039756649405471</text:p>
          </table:table-cell>
          <table:table-cell office:value-type="float" office:value="0.0289156075912586" calcext:value-type="float">
            <text:p>0.028915607591259</text:p>
          </table:table-cell>
          <table:table-cell office:value-type="float" office:value="0.0284748120138397" calcext:value-type="float">
            <text:p>0.02847481201384</text:p>
          </table:table-cell>
          <table:table-cell office:value-type="float" office:value="0.0438086381114551" calcext:value-type="float">
            <text:p>0.043808638111455</text:p>
          </table:table-cell>
          <table:table-cell table:number-columns-repeated="4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86260755274403" calcext:value-type="float">
            <text:p>0.386260755274403</text:p>
          </table:table-cell>
          <table:table-cell office:value-type="float" office:value="0.448899608556009" calcext:value-type="float">
            <text:p>0.448899608556009</text:p>
          </table:table-cell>
          <table:table-cell office:value-type="float" office:value="0.406052556271371" calcext:value-type="float">
            <text:p>0.406052556271371</text:p>
          </table:table-cell>
          <table:table-cell office:value-type="float" office:value="0.427006671670346" calcext:value-type="float">
            <text:p>0.427006671670346</text:p>
          </table:table-cell>
          <table:table-cell office:value-type="float" office:value="6.42505690412445" calcext:value-type="float">
            <text:p>6.42505690412445</text:p>
          </table:table-cell>
          <table:table-cell office:value-type="float" office:value="11.1680389509794" calcext:value-type="float">
            <text:p>11.1680389509794</text:p>
          </table:table-cell>
          <table:table-cell office:value-type="float" office:value="7.8868783928209" calcext:value-type="float">
            <text:p>7.8868783928209</text:p>
          </table:table-cell>
          <table:table-cell office:value-type="float" office:value="8.21286362251144" calcext:value-type="float">
            <text:p>8.21286362251144</text:p>
          </table:table-cell>
          <table:table-cell office:value-type="float" office:value="0.218510259480517" calcext:value-type="float">
            <text:p>0.218510259480517</text:p>
          </table:table-cell>
          <table:table-cell office:value-type="float" office:value="0.245847003173272" calcext:value-type="float">
            <text:p>0.245847003173272</text:p>
          </table:table-cell>
          <table:table-cell office:value-type="float" office:value="0.22919887845704" calcext:value-type="float">
            <text:p>0.22919887845704</text:p>
          </table:table-cell>
          <table:table-cell office:value-type="float" office:value="0.230527327300407" calcext:value-type="float">
            <text:p>0.230527327300407</text:p>
          </table:table-cell>
          <table:table-cell office:value-type="float" office:value="0.0426435056256487" calcext:value-type="float">
            <text:p>0.042643505625649</text:p>
          </table:table-cell>
          <table:table-cell office:value-type="float" office:value="0.0336834249456402" calcext:value-type="float">
            <text:p>0.03368342494564</text:p>
          </table:table-cell>
          <table:table-cell office:value-type="float" office:value="0.0313288211271734" calcext:value-type="float">
            <text:p>0.031328821127173</text:p>
          </table:table-cell>
          <table:table-cell office:value-type="float" office:value="0.0486541818198203" calcext:value-type="float">
            <text:p>0.04865418181982</text:p>
          </table:table-cell>
          <table:table-cell table:number-columns-repeated="4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85401541166734" calcext:value-type="float">
            <text:p>0.385401541166734</text:p>
          </table:table-cell>
          <table:table-cell office:value-type="float" office:value="0.448925179265198" calcext:value-type="float">
            <text:p>0.448925179265198</text:p>
          </table:table-cell>
          <table:table-cell office:value-type="float" office:value="0.406553134578338" calcext:value-type="float">
            <text:p>0.406553134578338</text:p>
          </table:table-cell>
          <table:table-cell office:value-type="float" office:value="0.424036942452132" calcext:value-type="float">
            <text:p>0.424036942452132</text:p>
          </table:table-cell>
          <table:table-cell office:value-type="float" office:value="6.46697401862644" calcext:value-type="float">
            <text:p>6.46697401862644</text:p>
          </table:table-cell>
          <table:table-cell office:value-type="float" office:value="11.178779479305" calcext:value-type="float">
            <text:p>11.178779479305</text:p>
          </table:table-cell>
          <table:table-cell office:value-type="float" office:value="8.16346572181485" calcext:value-type="float">
            <text:p>8.16346572181485</text:p>
          </table:table-cell>
          <table:table-cell office:value-type="float" office:value="8.07913803651587" calcext:value-type="float">
            <text:p>8.07913803651587</text:p>
          </table:table-cell>
          <table:table-cell office:value-type="float" office:value="0.218989109311222" calcext:value-type="float">
            <text:p>0.218989109311222</text:p>
          </table:table-cell>
          <table:table-cell office:value-type="float" office:value="0.248753503535854" calcext:value-type="float">
            <text:p>0.248753503535854</text:p>
          </table:table-cell>
          <table:table-cell office:value-type="float" office:value="0.230318612160145" calcext:value-type="float">
            <text:p>0.230318612160145</text:p>
          </table:table-cell>
          <table:table-cell office:value-type="float" office:value="0.232334413305221" calcext:value-type="float">
            <text:p>0.232334413305221</text:p>
          </table:table-cell>
          <table:table-cell office:value-type="float" office:value="0.0412256346944118" calcext:value-type="float">
            <text:p>0.041225634694412</text:p>
          </table:table-cell>
          <table:table-cell office:value-type="float" office:value="0.0310192760371765" calcext:value-type="float">
            <text:p>0.031019276037177</text:p>
          </table:table-cell>
          <table:table-cell office:value-type="float" office:value="0.0303503842833294" calcext:value-type="float">
            <text:p>0.030350384283329</text:p>
          </table:table-cell>
          <table:table-cell office:value-type="float" office:value="0.0455680269971939" calcext:value-type="float">
            <text:p>0.045568026997194</text:p>
          </table:table-cell>
          <table:table-cell table:number-columns-repeated="4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64489949157042" calcext:value-type="float">
            <text:p>0.364489949157042</text:p>
          </table:table-cell>
          <table:table-cell office:value-type="float" office:value="0.448366697545083" calcext:value-type="float">
            <text:p>0.448366697545083</text:p>
          </table:table-cell>
          <table:table-cell office:value-type="float" office:value="0.387523763297383" calcext:value-type="float">
            <text:p>0.387523763297383</text:p>
          </table:table-cell>
          <table:table-cell office:value-type="float" office:value="0.420836238114786" calcext:value-type="float">
            <text:p>0.420836238114786</text:p>
          </table:table-cell>
          <table:table-cell office:value-type="float" office:value="5.96002386737533" calcext:value-type="float">
            <text:p>5.96002386737533</text:p>
          </table:table-cell>
          <table:table-cell office:value-type="float" office:value="11.0037646476313" calcext:value-type="float">
            <text:p>11.0037646476313</text:p>
          </table:table-cell>
          <table:table-cell office:value-type="float" office:value="8.01642260490484" calcext:value-type="float">
            <text:p>8.01642260490484</text:p>
          </table:table-cell>
          <table:table-cell office:value-type="float" office:value="7.78405095444422" calcext:value-type="float">
            <text:p>7.78405095444422</text:p>
          </table:table-cell>
          <table:table-cell office:value-type="float" office:value="0.210162737119624" calcext:value-type="float">
            <text:p>0.210162737119624</text:p>
          </table:table-cell>
          <table:table-cell office:value-type="float" office:value="0.247349520983344" calcext:value-type="float">
            <text:p>0.247349520983344</text:p>
          </table:table-cell>
          <table:table-cell office:value-type="float" office:value="0.222617026313874" calcext:value-type="float">
            <text:p>0.222617026313874</text:p>
          </table:table-cell>
          <table:table-cell office:value-type="float" office:value="0.228260255791619" calcext:value-type="float">
            <text:p>0.228260255791619</text:p>
          </table:table-cell>
          <table:table-cell office:value-type="float" office:value="0.0443307806467023" calcext:value-type="float">
            <text:p>0.044330780646702</text:p>
          </table:table-cell>
          <table:table-cell office:value-type="float" office:value="0.0351206907497676" calcext:value-type="float">
            <text:p>0.035120690749768</text:p>
          </table:table-cell>
          <table:table-cell office:value-type="float" office:value="0.0319233763385719" calcext:value-type="float">
            <text:p>0.031923376338572</text:p>
          </table:table-cell>
          <table:table-cell office:value-type="float" office:value="0.0519897251715805" calcext:value-type="float">
            <text:p>0.051989725171581</text:p>
          </table:table-cell>
          <table:table-cell table:number-columns-repeated="4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88563969971353" calcext:value-type="float">
            <text:p>0.388563969971353</text:p>
          </table:table-cell>
          <table:table-cell office:value-type="float" office:value="0.455528711934171" calcext:value-type="float">
            <text:p>0.455528711934171</text:p>
          </table:table-cell>
          <table:table-cell office:value-type="float" office:value="0.404120008532552" calcext:value-type="float">
            <text:p>0.404120008532552</text:p>
          </table:table-cell>
          <table:table-cell office:value-type="float" office:value="0.437870191444161" calcext:value-type="float">
            <text:p>0.437870191444161</text:p>
          </table:table-cell>
          <table:table-cell office:value-type="float" office:value="6.90396980627177" calcext:value-type="float">
            <text:p>6.90396980627177</text:p>
          </table:table-cell>
          <table:table-cell office:value-type="float" office:value="12.4231640242204" calcext:value-type="float">
            <text:p>12.4231640242204</text:p>
          </table:table-cell>
          <table:table-cell office:value-type="float" office:value="8.56112056970342" calcext:value-type="float">
            <text:p>8.56112056970342</text:p>
          </table:table-cell>
          <table:table-cell office:value-type="float" office:value="9.23520737629629" calcext:value-type="float">
            <text:p>9.23520737629629</text:p>
          </table:table-cell>
          <table:table-cell office:value-type="float" office:value="0.221503646056854" calcext:value-type="float">
            <text:p>0.221503646056854</text:p>
          </table:table-cell>
          <table:table-cell office:value-type="float" office:value="0.256927516528114" calcext:value-type="float">
            <text:p>0.256927516528114</text:p>
          </table:table-cell>
          <table:table-cell office:value-type="float" office:value="0.232168632119065" calcext:value-type="float">
            <text:p>0.232168632119065</text:p>
          </table:table-cell>
          <table:table-cell office:value-type="float" office:value="0.240365325562078" calcext:value-type="float">
            <text:p>0.240365325562078</text:p>
          </table:table-cell>
          <table:table-cell office:value-type="float" office:value="0.0412137427249621" calcext:value-type="float">
            <text:p>0.041213742724962</text:p>
          </table:table-cell>
          <table:table-cell office:value-type="float" office:value="0.030720094455611" calcext:value-type="float">
            <text:p>0.030720094455611</text:p>
          </table:table-cell>
          <table:table-cell office:value-type="float" office:value="0.0296251379780153" calcext:value-type="float">
            <text:p>0.029625137978015</text:p>
          </table:table-cell>
          <table:table-cell office:value-type="float" office:value="0.0469092872017536" calcext:value-type="float">
            <text:p>0.046909287201754</text:p>
          </table:table-cell>
          <table:table-cell table:number-columns-repeated="4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386627094517945" calcext:value-type="float">
            <text:p>0.386627094517945</text:p>
          </table:table-cell>
          <table:table-cell office:value-type="float" office:value="0.457385383774999" calcext:value-type="float">
            <text:p>0.457385383774999</text:p>
          </table:table-cell>
          <table:table-cell office:value-type="float" office:value="0.40193447708863" calcext:value-type="float">
            <text:p>0.40193447708863</text:p>
          </table:table-cell>
          <table:table-cell office:value-type="float" office:value="0.44167254066231" calcext:value-type="float">
            <text:p>0.44167254066231</text:p>
          </table:table-cell>
          <table:table-cell office:value-type="float" office:value="7.31451323376669" calcext:value-type="float">
            <text:p>7.31451323376669</text:p>
          </table:table-cell>
          <table:table-cell office:value-type="float" office:value="12.8012473558669" calcext:value-type="float">
            <text:p>12.8012473558669</text:p>
          </table:table-cell>
          <table:table-cell office:value-type="float" office:value="9.18947308026553" calcext:value-type="float">
            <text:p>9.18947308026553</text:p>
          </table:table-cell>
          <table:table-cell office:value-type="float" office:value="10.1472922460683" calcext:value-type="float">
            <text:p>10.1472922460683</text:p>
          </table:table-cell>
          <table:table-cell office:value-type="float" office:value="0.217608991067281" calcext:value-type="float">
            <text:p>0.217608991067281</text:p>
          </table:table-cell>
          <table:table-cell office:value-type="float" office:value="0.254233730927975" calcext:value-type="float">
            <text:p>0.254233730927975</text:p>
          </table:table-cell>
          <table:table-cell office:value-type="float" office:value="0.228171847187271" calcext:value-type="float">
            <text:p>0.228171847187271</text:p>
          </table:table-cell>
          <table:table-cell office:value-type="float" office:value="0.23751742043996" calcext:value-type="float">
            <text:p>0.23751742043996</text:p>
          </table:table-cell>
          <table:table-cell office:value-type="float" office:value="0.0387223268137087" calcext:value-type="float">
            <text:p>0.038722326813709</text:p>
          </table:table-cell>
          <table:table-cell office:value-type="float" office:value="0.0276718735528851" calcext:value-type="float">
            <text:p>0.027671873552885</text:p>
          </table:table-cell>
          <table:table-cell office:value-type="float" office:value="0.0273601829664616" calcext:value-type="float">
            <text:p>0.027360182966462</text:p>
          </table:table-cell>
          <table:table-cell office:value-type="float" office:value="0.0437860730479668" calcext:value-type="float">
            <text:p>0.043786073047967</text:p>
          </table:table-cell>
          <table:table-cell table:number-columns-repeated="4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90180749139761" calcext:value-type="float">
            <text:p>0.390180749139761</text:p>
          </table:table-cell>
          <table:table-cell office:value-type="float" office:value="0.460531530414481" calcext:value-type="float">
            <text:p>0.460531530414481</text:p>
          </table:table-cell>
          <table:table-cell office:value-type="float" office:value="0.407768221192279" calcext:value-type="float">
            <text:p>0.407768221192279</text:p>
          </table:table-cell>
          <table:table-cell office:value-type="float" office:value="0.4391941853848" calcext:value-type="float">
            <text:p>0.4391941853848</text:p>
          </table:table-cell>
          <table:table-cell office:value-type="float" office:value="7.11570928378882" calcext:value-type="float">
            <text:p>7.11570928378882</text:p>
          </table:table-cell>
          <table:table-cell office:value-type="float" office:value="12.3839283918059" calcext:value-type="float">
            <text:p>12.3839283918059</text:p>
          </table:table-cell>
          <table:table-cell office:value-type="float" office:value="8.80924144390495" calcext:value-type="float">
            <text:p>8.80924144390495</text:p>
          </table:table-cell>
          <table:table-cell office:value-type="float" office:value="9.35663966467296" calcext:value-type="float">
            <text:p>9.35663966467296</text:p>
          </table:table-cell>
          <table:table-cell office:value-type="float" office:value="0.221546317497909" calcext:value-type="float">
            <text:p>0.221546317497909</text:p>
          </table:table-cell>
          <table:table-cell office:value-type="float" office:value="0.255119159700522" calcext:value-type="float">
            <text:p>0.255119159700522</text:p>
          </table:table-cell>
          <table:table-cell office:value-type="float" office:value="0.232122902633125" calcext:value-type="float">
            <text:p>0.232122902633125</text:p>
          </table:table-cell>
          <table:table-cell office:value-type="float" office:value="0.238677514111478" calcext:value-type="float">
            <text:p>0.238677514111478</text:p>
          </table:table-cell>
          <table:table-cell office:value-type="float" office:value="0.0378716194682959" calcext:value-type="float">
            <text:p>0.037871619468296</text:p>
          </table:table-cell>
          <table:table-cell office:value-type="float" office:value="0.0284233820178944" calcext:value-type="float">
            <text:p>0.028423382017894</text:p>
          </table:table-cell>
          <table:table-cell office:value-type="float" office:value="0.0283397078753132" calcext:value-type="float">
            <text:p>0.028339707875313</text:p>
          </table:table-cell>
          <table:table-cell office:value-type="float" office:value="0.0418950921905615" calcext:value-type="float">
            <text:p>0.041895092190562</text:p>
          </table:table-cell>
          <table:table-cell table:number-columns-repeated="4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8838484748623" calcext:value-type="float">
            <text:p>0.388838484748623</text:p>
          </table:table-cell>
          <table:table-cell office:value-type="float" office:value="0.463351222769413" calcext:value-type="float">
            <text:p>0.463351222769413</text:p>
          </table:table-cell>
          <table:table-cell office:value-type="float" office:value="0.410466605789149" calcext:value-type="float">
            <text:p>0.410466605789149</text:p>
          </table:table-cell>
          <table:table-cell office:value-type="float" office:value="0.438628952682454" calcext:value-type="float">
            <text:p>0.438628952682454</text:p>
          </table:table-cell>
          <table:table-cell office:value-type="float" office:value="6.68029745355706" calcext:value-type="float">
            <text:p>6.68029745355706</text:p>
          </table:table-cell>
          <table:table-cell office:value-type="float" office:value="12.2454054047298" calcext:value-type="float">
            <text:p>12.2454054047298</text:p>
          </table:table-cell>
          <table:table-cell office:value-type="float" office:value="8.69331159667764" calcext:value-type="float">
            <text:p>8.69331159667764</text:p>
          </table:table-cell>
          <table:table-cell office:value-type="float" office:value="9.01142726153538" calcext:value-type="float">
            <text:p>9.01142726153538</text:p>
          </table:table-cell>
          <table:table-cell office:value-type="float" office:value="0.224923567362481" calcext:value-type="float">
            <text:p>0.224923567362481</text:p>
          </table:table-cell>
          <table:table-cell office:value-type="float" office:value="0.274270793603955" calcext:value-type="float">
            <text:p>0.274270793603955</text:p>
          </table:table-cell>
          <table:table-cell office:value-type="float" office:value="0.23762511694608" calcext:value-type="float">
            <text:p>0.23762511694608</text:p>
          </table:table-cell>
          <table:table-cell office:value-type="float" office:value="0.254056986836099" calcext:value-type="float">
            <text:p>0.254056986836099</text:p>
          </table:table-cell>
          <table:table-cell office:value-type="float" office:value="0.041425587266355" calcext:value-type="float">
            <text:p>0.041425587266355</text:p>
          </table:table-cell>
          <table:table-cell office:value-type="float" office:value="0.0290308068000098" calcext:value-type="float">
            <text:p>0.02903080680001</text:p>
          </table:table-cell>
          <table:table-cell office:value-type="float" office:value="0.0300718911908244" calcext:value-type="float">
            <text:p>0.030071891190824</text:p>
          </table:table-cell>
          <table:table-cell office:value-type="float" office:value="0.0447625531126894" calcext:value-type="float">
            <text:p>0.044762553112689</text:p>
          </table:table-cell>
          <table:table-cell table:number-columns-repeated="4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89001402256692" calcext:value-type="float">
            <text:p>0.389001402256692</text:p>
          </table:table-cell>
          <table:table-cell office:value-type="float" office:value="0.464176936912593" calcext:value-type="float">
            <text:p>0.464176936912593</text:p>
          </table:table-cell>
          <table:table-cell office:value-type="float" office:value="0.407574795568306" calcext:value-type="float">
            <text:p>0.407574795568306</text:p>
          </table:table-cell>
          <table:table-cell office:value-type="float" office:value="0.441820631720396" calcext:value-type="float">
            <text:p>0.441820631720396</text:p>
          </table:table-cell>
          <table:table-cell office:value-type="float" office:value="6.74702887345946" calcext:value-type="float">
            <text:p>6.74702887345946</text:p>
          </table:table-cell>
          <table:table-cell office:value-type="float" office:value="11.5504772355692" calcext:value-type="float">
            <text:p>11.5504772355692</text:p>
          </table:table-cell>
          <table:table-cell office:value-type="float" office:value="8.54106203490532" calcext:value-type="float">
            <text:p>8.54106203490532</text:p>
          </table:table-cell>
          <table:table-cell office:value-type="float" office:value="9.08588427885067" calcext:value-type="float">
            <text:p>9.08588427885067</text:p>
          </table:table-cell>
          <table:table-cell office:value-type="float" office:value="0.219000307863012" calcext:value-type="float">
            <text:p>0.219000307863012</text:p>
          </table:table-cell>
          <table:table-cell office:value-type="float" office:value="0.25078021727671" calcext:value-type="float">
            <text:p>0.25078021727671</text:p>
          </table:table-cell>
          <table:table-cell office:value-type="float" office:value="0.229764345126552" calcext:value-type="float">
            <text:p>0.229764345126552</text:p>
          </table:table-cell>
          <table:table-cell office:value-type="float" office:value="0.234269840289689" calcext:value-type="float">
            <text:p>0.234269840289689</text:p>
          </table:table-cell>
          <table:table-cell office:value-type="float" office:value="0.0406064399903119" calcext:value-type="float">
            <text:p>0.040606439990312</text:p>
          </table:table-cell>
          <table:table-cell office:value-type="float" office:value="0.0312651513842696" calcext:value-type="float">
            <text:p>0.03126515138427</text:p>
          </table:table-cell>
          <table:table-cell office:value-type="float" office:value="0.0294142944603221" calcext:value-type="float">
            <text:p>0.029414294460322</text:p>
          </table:table-cell>
          <table:table-cell office:value-type="float" office:value="0.0468696213106513" calcext:value-type="float">
            <text:p>0.046869621310651</text:p>
          </table:table-cell>
          <table:table-cell table:number-columns-repeated="4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387338280547201" calcext:value-type="float">
            <text:p>0.387338280547201</text:p>
          </table:table-cell>
          <table:table-cell office:value-type="float" office:value="0.454454434278536" calcext:value-type="float">
            <text:p>0.454454434278536</text:p>
          </table:table-cell>
          <table:table-cell office:value-type="float" office:value="0.403547763884231" calcext:value-type="float">
            <text:p>0.403547763884231</text:p>
          </table:table-cell>
          <table:table-cell office:value-type="float" office:value="0.437099077073962" calcext:value-type="float">
            <text:p>0.437099077073962</text:p>
          </table:table-cell>
          <table:table-cell office:value-type="float" office:value="6.51660772001597" calcext:value-type="float">
            <text:p>6.51660772001597</text:p>
          </table:table-cell>
          <table:table-cell office:value-type="float" office:value="11.1409547544072" calcext:value-type="float">
            <text:p>11.1409547544072</text:p>
          </table:table-cell>
          <table:table-cell office:value-type="float" office:value="7.88566862236252" calcext:value-type="float">
            <text:p>7.88566862236252</text:p>
          </table:table-cell>
          <table:table-cell office:value-type="float" office:value="9.18553943589835" calcext:value-type="float">
            <text:p>9.18553943589835</text:p>
          </table:table-cell>
          <table:table-cell office:value-type="float" office:value="0.222526403016781" calcext:value-type="float">
            <text:p>0.222526403016781</text:p>
          </table:table-cell>
          <table:table-cell office:value-type="float" office:value="0.260213532007216" calcext:value-type="float">
            <text:p>0.260213532007216</text:p>
          </table:table-cell>
          <table:table-cell office:value-type="float" office:value="0.231917673227476" calcext:value-type="float">
            <text:p>0.231917673227476</text:p>
          </table:table-cell>
          <table:table-cell office:value-type="float" office:value="0.245693800472712" calcext:value-type="float">
            <text:p>0.245693800472712</text:p>
          </table:table-cell>
          <table:table-cell office:value-type="float" office:value="0.0399537533515408" calcext:value-type="float">
            <text:p>0.039953753351541</text:p>
          </table:table-cell>
          <table:table-cell office:value-type="float" office:value="0.0304820810063817" calcext:value-type="float">
            <text:p>0.030482081006382</text:p>
          </table:table-cell>
          <table:table-cell office:value-type="float" office:value="0.0296295365010029" calcext:value-type="float">
            <text:p>0.029629536501003</text:p>
          </table:table-cell>
          <table:table-cell office:value-type="float" office:value="0.044661215328077" calcext:value-type="float">
            <text:p>0.044661215328077</text:p>
          </table:table-cell>
          <table:table-cell table:number-columns-repeated="4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84223985954526" calcext:value-type="float">
            <text:p>0.384223985954526</text:p>
          </table:table-cell>
          <table:table-cell office:value-type="float" office:value="0.458253320387239" calcext:value-type="float">
            <text:p>0.458253320387239</text:p>
          </table:table-cell>
          <table:table-cell office:value-type="float" office:value="0.402747030366435" calcext:value-type="float">
            <text:p>0.402747030366435</text:p>
          </table:table-cell>
          <table:table-cell office:value-type="float" office:value="0.437110069352458" calcext:value-type="float">
            <text:p>0.437110069352458</text:p>
          </table:table-cell>
          <table:table-cell office:value-type="float" office:value="7.03585057647409" calcext:value-type="float">
            <text:p>7.03585057647409</text:p>
          </table:table-cell>
          <table:table-cell office:value-type="float" office:value="11.7284522173271" calcext:value-type="float">
            <text:p>11.7284522173271</text:p>
          </table:table-cell>
          <table:table-cell office:value-type="float" office:value="8.48796103703781" calcext:value-type="float">
            <text:p>8.48796103703781</text:p>
          </table:table-cell>
          <table:table-cell office:value-type="float" office:value="9.19939411148435" calcext:value-type="float">
            <text:p>9.19939411148435</text:p>
          </table:table-cell>
          <table:table-cell office:value-type="float" office:value="0.220182963790641" calcext:value-type="float">
            <text:p>0.220182963790641</text:p>
          </table:table-cell>
          <table:table-cell office:value-type="float" office:value="0.255253081511965" calcext:value-type="float">
            <text:p>0.255253081511965</text:p>
          </table:table-cell>
          <table:table-cell office:value-type="float" office:value="0.231044986709525" calcext:value-type="float">
            <text:p>0.231044986709525</text:p>
          </table:table-cell>
          <table:table-cell office:value-type="float" office:value="0.23829887538177" calcext:value-type="float">
            <text:p>0.23829887538177</text:p>
          </table:table-cell>
          <table:table-cell office:value-type="float" office:value="0.0399443579824356" calcext:value-type="float">
            <text:p>0.039944357982436</text:p>
          </table:table-cell>
          <table:table-cell office:value-type="float" office:value="0.0327393860109027" calcext:value-type="float">
            <text:p>0.032739386010903</text:p>
          </table:table-cell>
          <table:table-cell office:value-type="float" office:value="0.0293890887150376" calcext:value-type="float">
            <text:p>0.029389088715038</text:p>
          </table:table-cell>
          <table:table-cell office:value-type="float" office:value="0.0474270676406142" calcext:value-type="float">
            <text:p>0.047427067640614</text:p>
          </table:table-cell>
          <table:table-cell table:number-columns-repeated="4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85142765964961" calcext:value-type="float">
            <text:p>0.385142765964961</text:p>
          </table:table-cell>
          <table:table-cell office:value-type="float" office:value="0.460662065872334" calcext:value-type="float">
            <text:p>0.460662065872334</text:p>
          </table:table-cell>
          <table:table-cell office:value-type="float" office:value="0.406257906151388" calcext:value-type="float">
            <text:p>0.406257906151388</text:p>
          </table:table-cell>
          <table:table-cell office:value-type="float" office:value="0.434590182069556" calcext:value-type="float">
            <text:p>0.434590182069556</text:p>
          </table:table-cell>
          <table:table-cell office:value-type="float" office:value="6.55448929164544" calcext:value-type="float">
            <text:p>6.55448929164544</text:p>
          </table:table-cell>
          <table:table-cell office:value-type="float" office:value="11.411122072668" calcext:value-type="float">
            <text:p>11.411122072668</text:p>
          </table:table-cell>
          <table:table-cell office:value-type="float" office:value="8.17892627454127" calcext:value-type="float">
            <text:p>8.17892627454127</text:p>
          </table:table-cell>
          <table:table-cell office:value-type="float" office:value="8.61522013170981" calcext:value-type="float">
            <text:p>8.61522013170981</text:p>
          </table:table-cell>
          <table:table-cell office:value-type="float" office:value="0.21867580836448" calcext:value-type="float">
            <text:p>0.21867580836448</text:p>
          </table:table-cell>
          <table:table-cell office:value-type="float" office:value="0.262163465535783" calcext:value-type="float">
            <text:p>0.262163465535783</text:p>
          </table:table-cell>
          <table:table-cell office:value-type="float" office:value="0.231566561848468" calcext:value-type="float">
            <text:p>0.231566561848468</text:p>
          </table:table-cell>
          <table:table-cell office:value-type="float" office:value="0.241963140817384" calcext:value-type="float">
            <text:p>0.241963140817384</text:p>
          </table:table-cell>
          <table:table-cell office:value-type="float" office:value="0.0408968212832468" calcext:value-type="float">
            <text:p>0.040896821283247</text:p>
          </table:table-cell>
          <table:table-cell office:value-type="float" office:value="0.0306690653206438" calcext:value-type="float">
            <text:p>0.030669065320644</text:p>
          </table:table-cell>
          <table:table-cell office:value-type="float" office:value="0.0287081634768124" calcext:value-type="float">
            <text:p>0.028708163476812</text:p>
          </table:table-cell>
          <table:table-cell office:value-type="float" office:value="0.0473874560728166" calcext:value-type="float">
            <text:p>0.047387456072817</text:p>
          </table:table-cell>
          <table:table-cell table:number-columns-repeated="4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8966830910606" calcext:value-type="float">
            <text:p>0.38966830910606</text:p>
          </table:table-cell>
          <table:table-cell office:value-type="float" office:value="0.462769285365338" calcext:value-type="float">
            <text:p>0.462769285365338</text:p>
          </table:table-cell>
          <table:table-cell office:value-type="float" office:value="0.406885642012261" calcext:value-type="float">
            <text:p>0.406885642012261</text:p>
          </table:table-cell>
          <table:table-cell office:value-type="float" office:value="0.441875815622798" calcext:value-type="float">
            <text:p>0.441875815622798</text:p>
          </table:table-cell>
          <table:table-cell office:value-type="float" office:value="7.06819508137498" calcext:value-type="float">
            <text:p>7.06819508137498</text:p>
          </table:table-cell>
          <table:table-cell office:value-type="float" office:value="11.5354107436043" calcext:value-type="float">
            <text:p>11.5354107436043</text:p>
          </table:table-cell>
          <table:table-cell office:value-type="float" office:value="8.71776389703812" calcext:value-type="float">
            <text:p>8.71776389703812</text:p>
          </table:table-cell>
          <table:table-cell office:value-type="float" office:value="8.99681804515365" calcext:value-type="float">
            <text:p>8.99681804515365</text:p>
          </table:table-cell>
          <table:table-cell office:value-type="float" office:value="0.226515478795774" calcext:value-type="float">
            <text:p>0.226515478795774</text:p>
          </table:table-cell>
          <table:table-cell office:value-type="float" office:value="0.258002023884506" calcext:value-type="float">
            <text:p>0.258002023884506</text:p>
          </table:table-cell>
          <table:table-cell office:value-type="float" office:value="0.237598463201986" calcext:value-type="float">
            <text:p>0.237598463201986</text:p>
          </table:table-cell>
          <table:table-cell office:value-type="float" office:value="0.240826892833125" calcext:value-type="float">
            <text:p>0.240826892833125</text:p>
          </table:table-cell>
          <table:table-cell office:value-type="float" office:value="0.041106344228004" calcext:value-type="float">
            <text:p>0.041106344228004</text:p>
          </table:table-cell>
          <table:table-cell office:value-type="float" office:value="0.0323997815001208" calcext:value-type="float">
            <text:p>0.032399781500121</text:p>
          </table:table-cell>
          <table:table-cell office:value-type="float" office:value="0.0292740943714176" calcext:value-type="float">
            <text:p>0.029274094371418</text:p>
          </table:table-cell>
          <table:table-cell office:value-type="float" office:value="0.0490756230301272" calcext:value-type="float">
            <text:p>0.049075623030127</text:p>
          </table:table-cell>
          <table:table-cell table:number-columns-repeated="4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389477934612489" calcext:value-type="float">
            <text:p>0.389477934612489</text:p>
          </table:table-cell>
          <table:table-cell office:value-type="float" office:value="0.45930929661075" calcext:value-type="float">
            <text:p>0.45930929661075</text:p>
          </table:table-cell>
          <table:table-cell office:value-type="float" office:value="0.406146569587411" calcext:value-type="float">
            <text:p>0.406146569587411</text:p>
          </table:table-cell>
          <table:table-cell office:value-type="float" office:value="0.441064307258041" calcext:value-type="float">
            <text:p>0.441064307258041</text:p>
          </table:table-cell>
          <table:table-cell office:value-type="float" office:value="6.71339231848248" calcext:value-type="float">
            <text:p>6.71339231848248</text:p>
          </table:table-cell>
          <table:table-cell office:value-type="float" office:value="11.429432957354" calcext:value-type="float">
            <text:p>11.429432957354</text:p>
          </table:table-cell>
          <table:table-cell office:value-type="float" office:value="8.23298977771342" calcext:value-type="float">
            <text:p>8.23298977771342</text:p>
          </table:table-cell>
          <table:table-cell office:value-type="float" office:value="9.34468736904904" calcext:value-type="float">
            <text:p>9.34468736904904</text:p>
          </table:table-cell>
          <table:table-cell office:value-type="float" office:value="0.234425540166454" calcext:value-type="float">
            <text:p>0.234425540166454</text:p>
          </table:table-cell>
          <table:table-cell office:value-type="float" office:value="0.272962869839508" calcext:value-type="float">
            <text:p>0.272962869839508</text:p>
          </table:table-cell>
          <table:table-cell office:value-type="float" office:value="0.2449929531521" calcext:value-type="float">
            <text:p>0.2449929531521</text:p>
          </table:table-cell>
          <table:table-cell office:value-type="float" office:value="0.256414842175827" calcext:value-type="float">
            <text:p>0.256414842175827</text:p>
          </table:table-cell>
          <table:table-cell office:value-type="float" office:value="0.0409170959690572" calcext:value-type="float">
            <text:p>0.040917095969057</text:p>
          </table:table-cell>
          <table:table-cell office:value-type="float" office:value="0.0343263686459911" calcext:value-type="float">
            <text:p>0.034326368645991</text:p>
          </table:table-cell>
          <table:table-cell office:value-type="float" office:value="0.0302209193400699" calcext:value-type="float">
            <text:p>0.03022091934007</text:p>
          </table:table-cell>
          <table:table-cell office:value-type="float" office:value="0.0491108623337737" calcext:value-type="float">
            <text:p>0.049110862333774</text:p>
          </table:table-cell>
          <table:table-cell table:number-columns-repeated="4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8520409931543" calcext:value-type="float">
            <text:p>0.38520409931543</text:p>
          </table:table-cell>
          <table:table-cell office:value-type="float" office:value="0.460381408504148" calcext:value-type="float">
            <text:p>0.460381408504148</text:p>
          </table:table-cell>
          <table:table-cell office:value-type="float" office:value="0.403362845455113" calcext:value-type="float">
            <text:p>0.403362845455113</text:p>
          </table:table-cell>
          <table:table-cell office:value-type="float" office:value="0.43929865309075" calcext:value-type="float">
            <text:p>0.43929865309075</text:p>
          </table:table-cell>
          <table:table-cell office:value-type="float" office:value="6.96994735291086" calcext:value-type="float">
            <text:p>6.96994735291086</text:p>
          </table:table-cell>
          <table:table-cell office:value-type="float" office:value="11.5189513535117" calcext:value-type="float">
            <text:p>11.5189513535117</text:p>
          </table:table-cell>
          <table:table-cell office:value-type="float" office:value="8.59253492212606" calcext:value-type="float">
            <text:p>8.59253492212606</text:p>
          </table:table-cell>
          <table:table-cell office:value-type="float" office:value="9.13369539843171" calcext:value-type="float">
            <text:p>9.13369539843171</text:p>
          </table:table-cell>
          <table:table-cell office:value-type="float" office:value="0.222308321770371" calcext:value-type="float">
            <text:p>0.222308321770371</text:p>
          </table:table-cell>
          <table:table-cell office:value-type="float" office:value="0.252056147335574" calcext:value-type="float">
            <text:p>0.252056147335574</text:p>
          </table:table-cell>
          <table:table-cell office:value-type="float" office:value="0.232937345570269" calcext:value-type="float">
            <text:p>0.232937345570269</text:p>
          </table:table-cell>
          <table:table-cell office:value-type="float" office:value="0.235679415163912" calcext:value-type="float">
            <text:p>0.235679415163912</text:p>
          </table:table-cell>
          <table:table-cell office:value-type="float" office:value="0.0412956009490677" calcext:value-type="float">
            <text:p>0.041295600949068</text:p>
          </table:table-cell>
          <table:table-cell office:value-type="float" office:value="0.0360358957556746" calcext:value-type="float">
            <text:p>0.036035895755675</text:p>
          </table:table-cell>
          <table:table-cell office:value-type="float" office:value="0.0303096403018405" calcext:value-type="float">
            <text:p>0.030309640301841</text:p>
          </table:table-cell>
          <table:table-cell office:value-type="float" office:value="0.051304375857988" calcext:value-type="float">
            <text:p>0.051304375857988</text:p>
          </table:table-cell>
          <table:table-cell table:number-columns-repeated="4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7989024341977" calcext:value-type="float">
            <text:p>0.37989024341977</text:p>
          </table:table-cell>
          <table:table-cell office:value-type="float" office:value="0.460039949529014" calcext:value-type="float">
            <text:p>0.460039949529014</text:p>
          </table:table-cell>
          <table:table-cell office:value-type="float" office:value="0.400762675939283" calcext:value-type="float">
            <text:p>0.400762675939283</text:p>
          </table:table-cell>
          <table:table-cell office:value-type="float" office:value="0.434038195264332" calcext:value-type="float">
            <text:p>0.434038195264332</text:p>
          </table:table-cell>
          <table:table-cell office:value-type="float" office:value="6.47152506359326" calcext:value-type="float">
            <text:p>6.47152506359326</text:p>
          </table:table-cell>
          <table:table-cell office:value-type="float" office:value="11.7394435239937" calcext:value-type="float">
            <text:p>11.7394435239937</text:p>
          </table:table-cell>
          <table:table-cell office:value-type="float" office:value="8.27572365249829" calcext:value-type="float">
            <text:p>8.27572365249829</text:p>
          </table:table-cell>
          <table:table-cell office:value-type="float" office:value="8.66007265165939" calcext:value-type="float">
            <text:p>8.66007265165939</text:p>
          </table:table-cell>
          <table:table-cell office:value-type="float" office:value="0.220998359460053" calcext:value-type="float">
            <text:p>0.220998359460053</text:p>
          </table:table-cell>
          <table:table-cell office:value-type="float" office:value="0.256950479178109" calcext:value-type="float">
            <text:p>0.256950479178109</text:p>
          </table:table-cell>
          <table:table-cell office:value-type="float" office:value="0.233787249513824" calcext:value-type="float">
            <text:p>0.233787249513824</text:p>
          </table:table-cell>
          <table:table-cell office:value-type="float" office:value="0.237212013881633" calcext:value-type="float">
            <text:p>0.237212013881633</text:p>
          </table:table-cell>
          <table:table-cell office:value-type="float" office:value="0.0426646358261861" calcext:value-type="float">
            <text:p>0.042664635826186</text:p>
          </table:table-cell>
          <table:table-cell office:value-type="float" office:value="0.0333752433195591" calcext:value-type="float">
            <text:p>0.033375243319559</text:p>
          </table:table-cell>
          <table:table-cell office:value-type="float" office:value="0.0292018211505031" calcext:value-type="float">
            <text:p>0.029201821150503</text:p>
          </table:table-cell>
          <table:table-cell office:value-type="float" office:value="0.0519595111263383" calcext:value-type="float">
            <text:p>0.051959511126338</text:p>
          </table:table-cell>
          <table:table-cell table:number-columns-repeated="4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82321657164508" calcext:value-type="float">
            <text:p>0.382321657164508</text:p>
          </table:table-cell>
          <table:table-cell office:value-type="float" office:value="0.463427712100308" calcext:value-type="float">
            <text:p>0.463427712100308</text:p>
          </table:table-cell>
          <table:table-cell office:value-type="float" office:value="0.400349531763157" calcext:value-type="float">
            <text:p>0.400349531763157</text:p>
          </table:table-cell>
          <table:table-cell office:value-type="float" office:value="0.44015851297272" calcext:value-type="float">
            <text:p>0.44015851297272</text:p>
          </table:table-cell>
          <table:table-cell office:value-type="float" office:value="6.77417378090822" calcext:value-type="float">
            <text:p>6.77417378090822</text:p>
          </table:table-cell>
          <table:table-cell office:value-type="float" office:value="11.8028223578839" calcext:value-type="float">
            <text:p>11.8028223578839</text:p>
          </table:table-cell>
          <table:table-cell office:value-type="float" office:value="8.46006743644469" calcext:value-type="float">
            <text:p>8.46006743644469</text:p>
          </table:table-cell>
          <table:table-cell office:value-type="float" office:value="9.177277517638" calcext:value-type="float">
            <text:p>9.177277517638</text:p>
          </table:table-cell>
          <table:table-cell office:value-type="float" office:value="0.22238757636514" calcext:value-type="float">
            <text:p>0.22238757636514</text:p>
          </table:table-cell>
          <table:table-cell office:value-type="float" office:value="0.251187736697451" calcext:value-type="float">
            <text:p>0.251187736697451</text:p>
          </table:table-cell>
          <table:table-cell office:value-type="float" office:value="0.233270491144537" calcext:value-type="float">
            <text:p>0.233270491144537</text:p>
          </table:table-cell>
          <table:table-cell office:value-type="float" office:value="0.234284012218673" calcext:value-type="float">
            <text:p>0.234284012218673</text:p>
          </table:table-cell>
          <table:table-cell office:value-type="float" office:value="0.0372179778051775" calcext:value-type="float">
            <text:p>0.037217977805178</text:p>
          </table:table-cell>
          <table:table-cell office:value-type="float" office:value="0.0323998164862562" calcext:value-type="float">
            <text:p>0.032399816486256</text:p>
          </table:table-cell>
          <table:table-cell office:value-type="float" office:value="0.0270668618820046" calcext:value-type="float">
            <text:p>0.027066861882005</text:p>
          </table:table-cell>
          <table:table-cell office:value-type="float" office:value="0.0466680011382388" calcext:value-type="float">
            <text:p>0.046668001138239</text:p>
          </table:table-cell>
          <table:table-cell table:number-columns-repeated="4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383839894367772" calcext:value-type="float">
            <text:p>0.383839894367772</text:p>
          </table:table-cell>
          <table:table-cell office:value-type="float" office:value="0.462349291814502" calcext:value-type="float">
            <text:p>0.462349291814502</text:p>
          </table:table-cell>
          <table:table-cell office:value-type="float" office:value="0.401099246403306" calcext:value-type="float">
            <text:p>0.401099246403306</text:p>
          </table:table-cell>
          <table:table-cell office:value-type="float" office:value="0.439815686188828" calcext:value-type="float">
            <text:p>0.439815686188828</text:p>
          </table:table-cell>
          <table:table-cell office:value-type="float" office:value="6.83889705747905" calcext:value-type="float">
            <text:p>6.83889705747905</text:p>
          </table:table-cell>
          <table:table-cell office:value-type="float" office:value="11.9636956840566" calcext:value-type="float">
            <text:p>11.9636956840566</text:p>
          </table:table-cell>
          <table:table-cell office:value-type="float" office:value="8.61046521487574" calcext:value-type="float">
            <text:p>8.61046521487574</text:p>
          </table:table-cell>
          <table:table-cell office:value-type="float" office:value="9.37404620582839" calcext:value-type="float">
            <text:p>9.37404620582839</text:p>
          </table:table-cell>
          <table:table-cell office:value-type="float" office:value="0.21912362486512" calcext:value-type="float">
            <text:p>0.21912362486512</text:p>
          </table:table-cell>
          <table:table-cell office:value-type="float" office:value="0.250361200824583" calcext:value-type="float">
            <text:p>0.250361200824583</text:p>
          </table:table-cell>
          <table:table-cell office:value-type="float" office:value="0.228836212203167" calcext:value-type="float">
            <text:p>0.228836212203167</text:p>
          </table:table-cell>
          <table:table-cell office:value-type="float" office:value="0.235253574643844" calcext:value-type="float">
            <text:p>0.235253574643844</text:p>
          </table:table-cell>
          <table:table-cell office:value-type="float" office:value="0.0400951208808883" calcext:value-type="float">
            <text:p>0.040095120880888</text:p>
          </table:table-cell>
          <table:table-cell office:value-type="float" office:value="0.0325801760003867" calcext:value-type="float">
            <text:p>0.032580176000387</text:p>
          </table:table-cell>
          <table:table-cell office:value-type="float" office:value="0.0290214387127182" calcext:value-type="float">
            <text:p>0.029021438712718</text:p>
          </table:table-cell>
          <table:table-cell office:value-type="float" office:value="0.0481077113159322" calcext:value-type="float">
            <text:p>0.048107711315932</text:p>
          </table:table-cell>
          <table:table-cell table:number-columns-repeated="4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79967837136078" calcext:value-type="float">
            <text:p>0.379967837136078</text:p>
          </table:table-cell>
          <table:table-cell office:value-type="float" office:value="0.461357252240281" calcext:value-type="float">
            <text:p>0.461357252240281</text:p>
          </table:table-cell>
          <table:table-cell office:value-type="float" office:value="0.396521138829513" calcext:value-type="float">
            <text:p>0.396521138829513</text:p>
          </table:table-cell>
          <table:table-cell office:value-type="float" office:value="0.438553529038742" calcext:value-type="float">
            <text:p>0.438553529038742</text:p>
          </table:table-cell>
          <table:table-cell office:value-type="float" office:value="6.78623594675281" calcext:value-type="float">
            <text:p>6.78623594675281</text:p>
          </table:table-cell>
          <table:table-cell office:value-type="float" office:value="11.4390665661958" calcext:value-type="float">
            <text:p>11.4390665661958</text:p>
          </table:table-cell>
          <table:table-cell office:value-type="float" office:value="8.37747052375028" calcext:value-type="float">
            <text:p>8.37747052375028</text:p>
          </table:table-cell>
          <table:table-cell office:value-type="float" office:value="8.98001739821103" calcext:value-type="float">
            <text:p>8.98001739821103</text:p>
          </table:table-cell>
          <table:table-cell office:value-type="float" office:value="0.219513143272577" calcext:value-type="float">
            <text:p>0.219513143272577</text:p>
          </table:table-cell>
          <table:table-cell office:value-type="float" office:value="0.252751777171704" calcext:value-type="float">
            <text:p>0.252751777171704</text:p>
          </table:table-cell>
          <table:table-cell office:value-type="float" office:value="0.229943677447122" calcext:value-type="float">
            <text:p>0.229943677447122</text:p>
          </table:table-cell>
          <table:table-cell office:value-type="float" office:value="0.23608043288114" calcext:value-type="float">
            <text:p>0.23608043288114</text:p>
          </table:table-cell>
          <table:table-cell office:value-type="float" office:value="0.0409447599031614" calcext:value-type="float">
            <text:p>0.040944759903161</text:p>
          </table:table-cell>
          <table:table-cell office:value-type="float" office:value="0.0345325340885007" calcext:value-type="float">
            <text:p>0.034532534088501</text:p>
          </table:table-cell>
          <table:table-cell office:value-type="float" office:value="0.0301868252581217" calcext:value-type="float">
            <text:p>0.030186825258122</text:p>
          </table:table-cell>
          <table:table-cell office:value-type="float" office:value="0.0498880135743455" calcext:value-type="float">
            <text:p>0.049888013574346</text:p>
          </table:table-cell>
          <table:table-cell table:number-columns-repeated="4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8212641859876" calcext:value-type="float">
            <text:p>0.38212641859876</text:p>
          </table:table-cell>
          <table:table-cell office:value-type="float" office:value="0.467132799125888" calcext:value-type="float">
            <text:p>0.467132799125888</text:p>
          </table:table-cell>
          <table:table-cell office:value-type="float" office:value="0.403007207862755" calcext:value-type="float">
            <text:p>0.403007207862755</text:p>
          </table:table-cell>
          <table:table-cell office:value-type="float" office:value="0.437219577768451" calcext:value-type="float">
            <text:p>0.437219577768451</text:p>
          </table:table-cell>
          <table:table-cell office:value-type="float" office:value="6.76408719681087" calcext:value-type="float">
            <text:p>6.76408719681087</text:p>
          </table:table-cell>
          <table:table-cell office:value-type="float" office:value="12.2278400511042" calcext:value-type="float">
            <text:p>12.2278400511042</text:p>
          </table:table-cell>
          <table:table-cell office:value-type="float" office:value="8.69351444940909" calcext:value-type="float">
            <text:p>8.69351444940909</text:p>
          </table:table-cell>
          <table:table-cell office:value-type="float" office:value="8.7405728604846" calcext:value-type="float">
            <text:p>8.7405728604846</text:p>
          </table:table-cell>
          <table:table-cell office:value-type="float" office:value="0.217850188961805" calcext:value-type="float">
            <text:p>0.217850188961805</text:p>
          </table:table-cell>
          <table:table-cell office:value-type="float" office:value="0.257904881511182" calcext:value-type="float">
            <text:p>0.257904881511182</text:p>
          </table:table-cell>
          <table:table-cell office:value-type="float" office:value="0.230182978832481" calcext:value-type="float">
            <text:p>0.230182978832481</text:p>
          </table:table-cell>
          <table:table-cell office:value-type="float" office:value="0.238227410609671" calcext:value-type="float">
            <text:p>0.238227410609671</text:p>
          </table:table-cell>
          <table:table-cell office:value-type="float" office:value="0.0413279722915268" calcext:value-type="float">
            <text:p>0.041327972291527</text:p>
          </table:table-cell>
          <table:table-cell office:value-type="float" office:value="0.034679064339002" calcext:value-type="float">
            <text:p>0.034679064339002</text:p>
          </table:table-cell>
          <table:table-cell office:value-type="float" office:value="0.0302150338255299" calcext:value-type="float">
            <text:p>0.03021503382553</text:p>
          </table:table-cell>
          <table:table-cell office:value-type="float" office:value="0.0501610606571753" calcext:value-type="float">
            <text:p>0.050161060657175</text:p>
          </table:table-cell>
          <table:table-cell table:number-columns-repeated="4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83964243399796" calcext:value-type="float">
            <text:p>0.383964243399796</text:p>
          </table:table-cell>
          <table:table-cell office:value-type="float" office:value="0.470657997585038" calcext:value-type="float">
            <text:p>0.470657997585038</text:p>
          </table:table-cell>
          <table:table-cell office:value-type="float" office:value="0.401732031207936" calcext:value-type="float">
            <text:p>0.401732031207936</text:p>
          </table:table-cell>
          <table:table-cell office:value-type="float" office:value="0.446813764492952" calcext:value-type="float">
            <text:p>0.446813764492952</text:p>
          </table:table-cell>
          <table:table-cell office:value-type="float" office:value="6.94182620945313" calcext:value-type="float">
            <text:p>6.94182620945313</text:p>
          </table:table-cell>
          <table:table-cell office:value-type="float" office:value="11.7093575881028" calcext:value-type="float">
            <text:p>11.7093575881028</text:p>
          </table:table-cell>
          <table:table-cell office:value-type="float" office:value="8.60223057689974" calcext:value-type="float">
            <text:p>8.60223057689974</text:p>
          </table:table-cell>
          <table:table-cell office:value-type="float" office:value="9.21466628445553" calcext:value-type="float">
            <text:p>9.21466628445553</text:p>
          </table:table-cell>
          <table:table-cell office:value-type="float" office:value="0.223636392965645" calcext:value-type="float">
            <text:p>0.223636392965645</text:p>
          </table:table-cell>
          <table:table-cell office:value-type="float" office:value="0.26083382570904" calcext:value-type="float">
            <text:p>0.26083382570904</text:p>
          </table:table-cell>
          <table:table-cell office:value-type="float" office:value="0.234397447206205" calcext:value-type="float">
            <text:p>0.234397447206205</text:p>
          </table:table-cell>
          <table:table-cell office:value-type="float" office:value="0.24325602404573" calcext:value-type="float">
            <text:p>0.24325602404573</text:p>
          </table:table-cell>
          <table:table-cell office:value-type="float" office:value="0.0402649951813303" calcext:value-type="float">
            <text:p>0.04026499518133</text:p>
          </table:table-cell>
          <table:table-cell office:value-type="float" office:value="0.0352102052497743" calcext:value-type="float">
            <text:p>0.035210205249774</text:p>
          </table:table-cell>
          <table:table-cell office:value-type="float" office:value="0.0293750848079492" calcext:value-type="float">
            <text:p>0.029375084807949</text:p>
          </table:table-cell>
          <table:table-cell office:value-type="float" office:value="0.0508023633436814" calcext:value-type="float">
            <text:p>0.050802363343682</text:p>
          </table:table-cell>
          <table:table-cell table:number-columns-repeated="4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380612951731143" calcext:value-type="float">
            <text:p>0.380612951731143</text:p>
          </table:table-cell>
          <table:table-cell office:value-type="float" office:value="0.458877560854136" calcext:value-type="float">
            <text:p>0.458877560854136</text:p>
          </table:table-cell>
          <table:table-cell office:value-type="float" office:value="0.397297899839002" calcext:value-type="float">
            <text:p>0.397297899839002</text:p>
          </table:table-cell>
          <table:table-cell office:value-type="float" office:value="0.437500575449937" calcext:value-type="float">
            <text:p>0.437500575449937</text:p>
          </table:table-cell>
          <table:table-cell office:value-type="float" office:value="6.96467611628713" calcext:value-type="float">
            <text:p>6.96467611628713</text:p>
          </table:table-cell>
          <table:table-cell office:value-type="float" office:value="11.2025489308693" calcext:value-type="float">
            <text:p>11.2025489308693</text:p>
          </table:table-cell>
          <table:table-cell office:value-type="float" office:value="8.58404725282893" calcext:value-type="float">
            <text:p>8.58404725282893</text:p>
          </table:table-cell>
          <table:table-cell office:value-type="float" office:value="9.18780822301868" calcext:value-type="float">
            <text:p>9.18780822301868</text:p>
          </table:table-cell>
          <table:table-cell office:value-type="float" office:value="0.219803179906027" calcext:value-type="float">
            <text:p>0.219803179906027</text:p>
          </table:table-cell>
          <table:table-cell office:value-type="float" office:value="0.254183895358483" calcext:value-type="float">
            <text:p>0.254183895358483</text:p>
          </table:table-cell>
          <table:table-cell office:value-type="float" office:value="0.229834566662686" calcext:value-type="float">
            <text:p>0.229834566662686</text:p>
          </table:table-cell>
          <table:table-cell office:value-type="float" office:value="0.238050261206808" calcext:value-type="float">
            <text:p>0.238050261206808</text:p>
          </table:table-cell>
          <table:table-cell office:value-type="float" office:value="0.0420015568955469" calcext:value-type="float">
            <text:p>0.042001556895547</text:p>
          </table:table-cell>
          <table:table-cell office:value-type="float" office:value="0.0365411247858717" calcext:value-type="float">
            <text:p>0.036541124785872</text:p>
          </table:table-cell>
          <table:table-cell office:value-type="float" office:value="0.0316782446197898" calcext:value-type="float">
            <text:p>0.03167824461979</text:p>
          </table:table-cell>
          <table:table-cell office:value-type="float" office:value="0.051245478553555" calcext:value-type="float">
            <text:p>0.051245478553555</text:p>
          </table:table-cell>
          <table:table-cell table:number-columns-repeated="4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380332326854867" calcext:value-type="float">
            <text:p>0.380332326854867</text:p>
          </table:table-cell>
          <table:table-cell office:value-type="float" office:value="0.458812701928343" calcext:value-type="float">
            <text:p>0.458812701928343</text:p>
          </table:table-cell>
          <table:table-cell office:value-type="float" office:value="0.396757457439669" calcext:value-type="float">
            <text:p>0.396757457439669</text:p>
          </table:table-cell>
          <table:table-cell office:value-type="float" office:value="0.438114088080938" calcext:value-type="float">
            <text:p>0.438114088080938</text:p>
          </table:table-cell>
          <table:table-cell office:value-type="float" office:value="7.28531040371196" calcext:value-type="float">
            <text:p>7.28531040371196</text:p>
          </table:table-cell>
          <table:table-cell office:value-type="float" office:value="11.2306679943961" calcext:value-type="float">
            <text:p>11.2306679943961</text:p>
          </table:table-cell>
          <table:table-cell office:value-type="float" office:value="8.63206141997479" calcext:value-type="float">
            <text:p>8.63206141997479</text:p>
          </table:table-cell>
          <table:table-cell office:value-type="float" office:value="9.48164373605302" calcext:value-type="float">
            <text:p>9.48164373605302</text:p>
          </table:table-cell>
          <table:table-cell office:value-type="float" office:value="0.218023671055982" calcext:value-type="float">
            <text:p>0.218023671055982</text:p>
          </table:table-cell>
          <table:table-cell office:value-type="float" office:value="0.244019064914528" calcext:value-type="float">
            <text:p>0.244019064914528</text:p>
          </table:table-cell>
          <table:table-cell office:value-type="float" office:value="0.228161370731525" calcext:value-type="float">
            <text:p>0.228161370731525</text:p>
          </table:table-cell>
          <table:table-cell office:value-type="float" office:value="0.228123168860747" calcext:value-type="float">
            <text:p>0.228123168860747</text:p>
          </table:table-cell>
          <table:table-cell office:value-type="float" office:value="0.0378703241982801" calcext:value-type="float">
            <text:p>0.03787032419828</text:p>
          </table:table-cell>
          <table:table-cell office:value-type="float" office:value="0.0342924019676557" calcext:value-type="float">
            <text:p>0.034292401967656</text:p>
          </table:table-cell>
          <table:table-cell office:value-type="float" office:value="0.0289722299883285" calcext:value-type="float">
            <text:p>0.028972229988329</text:p>
          </table:table-cell>
          <table:table-cell office:value-type="float" office:value="0.0469913807892674" calcext:value-type="float">
            <text:p>0.046991380789267</text:p>
          </table:table-cell>
          <table:table-cell table:number-columns-repeated="4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73857429701744" calcext:value-type="float">
            <text:p>0.373857429701744</text:p>
          </table:table-cell>
          <table:table-cell office:value-type="float" office:value="0.453454092088715" calcext:value-type="float">
            <text:p>0.453454092088715</text:p>
          </table:table-cell>
          <table:table-cell office:value-type="float" office:value="0.391643271563948" calcext:value-type="float">
            <text:p>0.391643271563948</text:p>
          </table:table-cell>
          <table:table-cell office:value-type="float" office:value="0.428833242520882" calcext:value-type="float">
            <text:p>0.428833242520882</text:p>
          </table:table-cell>
          <table:table-cell office:value-type="float" office:value="6.47913792587473" calcext:value-type="float">
            <text:p>6.47913792587473</text:p>
          </table:table-cell>
          <table:table-cell office:value-type="float" office:value="10.7470967964797" calcext:value-type="float">
            <text:p>10.7470967964797</text:p>
          </table:table-cell>
          <table:table-cell office:value-type="float" office:value="7.92964133585249" calcext:value-type="float">
            <text:p>7.92964133585249</text:p>
          </table:table-cell>
          <table:table-cell office:value-type="float" office:value="8.48172908799585" calcext:value-type="float">
            <text:p>8.48172908799585</text:p>
          </table:table-cell>
          <table:table-cell office:value-type="float" office:value="0.215081830773358" calcext:value-type="float">
            <text:p>0.215081830773358</text:p>
          </table:table-cell>
          <table:table-cell office:value-type="float" office:value="0.242374336604578" calcext:value-type="float">
            <text:p>0.242374336604578</text:p>
          </table:table-cell>
          <table:table-cell office:value-type="float" office:value="0.226455522357242" calcext:value-type="float">
            <text:p>0.226455522357242</text:p>
          </table:table-cell>
          <table:table-cell office:value-type="float" office:value="0.224755366457053" calcext:value-type="float">
            <text:p>0.224755366457053</text:p>
          </table:table-cell>
          <table:table-cell office:value-type="float" office:value="0.03961453559203" calcext:value-type="float">
            <text:p>0.03961453559203</text:p>
          </table:table-cell>
          <table:table-cell office:value-type="float" office:value="0.0336421280412073" calcext:value-type="float">
            <text:p>0.033642128041207</text:p>
          </table:table-cell>
          <table:table-cell office:value-type="float" office:value="0.0288312062417184" calcext:value-type="float">
            <text:p>0.028831206241719</text:p>
          </table:table-cell>
          <table:table-cell office:value-type="float" office:value="0.0488976503830644" calcext:value-type="float">
            <text:p>0.048897650383064</text:p>
          </table:table-cell>
          <table:table-cell table:number-columns-repeated="4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75427432233881" calcext:value-type="float">
            <text:p>0.375427432233881</text:p>
          </table:table-cell>
          <table:table-cell office:value-type="float" office:value="0.454677138365424" calcext:value-type="float">
            <text:p>0.454677138365424</text:p>
          </table:table-cell>
          <table:table-cell office:value-type="float" office:value="0.390846533535827" calcext:value-type="float">
            <text:p>0.390846533535827</text:p>
          </table:table-cell>
          <table:table-cell office:value-type="float" office:value="0.433130952350346" calcext:value-type="float">
            <text:p>0.433130952350346</text:p>
          </table:table-cell>
          <table:table-cell office:value-type="float" office:value="6.5557375067803" calcext:value-type="float">
            <text:p>6.5557375067803</text:p>
          </table:table-cell>
          <table:table-cell office:value-type="float" office:value="10.7368264455961" calcext:value-type="float">
            <text:p>10.7368264455961</text:p>
          </table:table-cell>
          <table:table-cell office:value-type="float" office:value="7.93797423069846" calcext:value-type="float">
            <text:p>7.93797423069846</text:p>
          </table:table-cell>
          <table:table-cell office:value-type="float" office:value="8.63644898118067" calcext:value-type="float">
            <text:p>8.63644898118067</text:p>
          </table:table-cell>
          <table:table-cell office:value-type="float" office:value="0.215905367079455" calcext:value-type="float">
            <text:p>0.215905367079455</text:p>
          </table:table-cell>
          <table:table-cell office:value-type="float" office:value="0.242448169024117" calcext:value-type="float">
            <text:p>0.242448169024117</text:p>
          </table:table-cell>
          <table:table-cell office:value-type="float" office:value="0.225542295834267" calcext:value-type="float">
            <text:p>0.225542295834267</text:p>
          </table:table-cell>
          <table:table-cell office:value-type="float" office:value="0.227201433042288" calcext:value-type="float">
            <text:p>0.227201433042288</text:p>
          </table:table-cell>
          <table:table-cell office:value-type="float" office:value="0.0407508961985565" calcext:value-type="float">
            <text:p>0.040750896198557</text:p>
          </table:table-cell>
          <table:table-cell office:value-type="float" office:value="0.0389844984403918" calcext:value-type="float">
            <text:p>0.038984498440392</text:p>
          </table:table-cell>
          <table:table-cell office:value-type="float" office:value="0.0309058166101879" calcext:value-type="float">
            <text:p>0.030905816610188</text:p>
          </table:table-cell>
          <table:table-cell office:value-type="float" office:value="0.0529654703690478" calcext:value-type="float">
            <text:p>0.052965470369048</text:p>
          </table:table-cell>
          <table:table-cell table:number-columns-repeated="4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76174984048896" calcext:value-type="float">
            <text:p>0.376174984048896</text:p>
          </table:table-cell>
          <table:table-cell office:value-type="float" office:value="0.455350034138996" calcext:value-type="float">
            <text:p>0.455350034138996</text:p>
          </table:table-cell>
          <table:table-cell office:value-type="float" office:value="0.390861058535116" calcext:value-type="float">
            <text:p>0.390861058535116</text:p>
          </table:table-cell>
          <table:table-cell office:value-type="float" office:value="0.437735451835623" calcext:value-type="float">
            <text:p>0.437735451835623</text:p>
          </table:table-cell>
          <table:table-cell office:value-type="float" office:value="6.69434253907011" calcext:value-type="float">
            <text:p>6.69434253907011</text:p>
          </table:table-cell>
          <table:table-cell office:value-type="float" office:value="10.9267490486944" calcext:value-type="float">
            <text:p>10.9267490486944</text:p>
          </table:table-cell>
          <table:table-cell office:value-type="float" office:value="7.98882069568738" calcext:value-type="float">
            <text:p>7.98882069568738</text:p>
          </table:table-cell>
          <table:table-cell office:value-type="float" office:value="8.87679962553048" calcext:value-type="float">
            <text:p>8.87679962553048</text:p>
          </table:table-cell>
          <table:table-cell office:value-type="float" office:value="0.215173789623372" calcext:value-type="float">
            <text:p>0.215173789623372</text:p>
          </table:table-cell>
          <table:table-cell office:value-type="float" office:value="0.24131914406248" calcext:value-type="float">
            <text:p>0.24131914406248</text:p>
          </table:table-cell>
          <table:table-cell office:value-type="float" office:value="0.224548415833734" calcext:value-type="float">
            <text:p>0.224548415833734</text:p>
          </table:table-cell>
          <table:table-cell office:value-type="float" office:value="0.226587006872144" calcext:value-type="float">
            <text:p>0.226587006872144</text:p>
          </table:table-cell>
          <table:table-cell office:value-type="float" office:value="0.0391153110514455" calcext:value-type="float">
            <text:p>0.039115311051446</text:p>
          </table:table-cell>
          <table:table-cell office:value-type="float" office:value="0.0358232614333201" calcext:value-type="float">
            <text:p>0.03582326143332</text:p>
          </table:table-cell>
          <table:table-cell office:value-type="float" office:value="0.0295374638780658" calcext:value-type="float">
            <text:p>0.029537463878066</text:p>
          </table:table-cell>
          <table:table-cell office:value-type="float" office:value="0.049443061982281" calcext:value-type="float">
            <text:p>0.049443061982281</text:p>
          </table:table-cell>
          <table:table-cell table:number-columns-repeated="4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374516171057963" calcext:value-type="float">
            <text:p>0.374516171057963</text:p>
          </table:table-cell>
          <table:table-cell office:value-type="float" office:value="0.452817708583169" calcext:value-type="float">
            <text:p>0.452817708583169</text:p>
          </table:table-cell>
          <table:table-cell office:value-type="float" office:value="0.39011546112253" calcext:value-type="float">
            <text:p>0.39011546112253</text:p>
          </table:table-cell>
          <table:table-cell office:value-type="float" office:value="0.431100321947281" calcext:value-type="float">
            <text:p>0.431100321947281</text:p>
          </table:table-cell>
          <table:table-cell office:value-type="float" office:value="6.71689308067893" calcext:value-type="float">
            <text:p>6.71689308067893</text:p>
          </table:table-cell>
          <table:table-cell office:value-type="float" office:value="10.9395108251384" calcext:value-type="float">
            <text:p>10.9395108251384</text:p>
          </table:table-cell>
          <table:table-cell office:value-type="float" office:value="8.06867895228519" calcext:value-type="float">
            <text:p>8.06867895228519</text:p>
          </table:table-cell>
          <table:table-cell office:value-type="float" office:value="8.49477493555034" calcext:value-type="float">
            <text:p>8.49477493555034</text:p>
          </table:table-cell>
          <table:table-cell office:value-type="float" office:value="0.216452120602984" calcext:value-type="float">
            <text:p>0.216452120602984</text:p>
          </table:table-cell>
          <table:table-cell office:value-type="float" office:value="0.241573453986377" calcext:value-type="float">
            <text:p>0.241573453986377</text:p>
          </table:table-cell>
          <table:table-cell office:value-type="float" office:value="0.226184564045799" calcext:value-type="float">
            <text:p>0.226184564045799</text:p>
          </table:table-cell>
          <table:table-cell office:value-type="float" office:value="0.226086812185976" calcext:value-type="float">
            <text:p>0.226086812185976</text:p>
          </table:table-cell>
          <table:table-cell office:value-type="float" office:value="0.0395854143452816" calcext:value-type="float">
            <text:p>0.039585414345282</text:p>
          </table:table-cell>
          <table:table-cell office:value-type="float" office:value="0.037692775124859" calcext:value-type="float">
            <text:p>0.037692775124859</text:p>
          </table:table-cell>
          <table:table-cell office:value-type="float" office:value="0.0300828401355269" calcext:value-type="float">
            <text:p>0.030082840135527</text:p>
          </table:table-cell>
          <table:table-cell office:value-type="float" office:value="0.0513630075111558" calcext:value-type="float">
            <text:p>0.051363007511156</text:p>
          </table:table-cell>
          <table:table-cell table:number-columns-repeated="4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375281594006936" calcext:value-type="float">
            <text:p>0.375281594006936</text:p>
          </table:table-cell>
          <table:table-cell office:value-type="float" office:value="0.458848422129037" calcext:value-type="float">
            <text:p>0.458848422129037</text:p>
          </table:table-cell>
          <table:table-cell office:value-type="float" office:value="0.39449387709453" calcext:value-type="float">
            <text:p>0.39449387709453</text:p>
          </table:table-cell>
          <table:table-cell office:value-type="float" office:value="0.431663763217567" calcext:value-type="float">
            <text:p>0.431663763217567</text:p>
          </table:table-cell>
          <table:table-cell office:value-type="float" office:value="6.52324163148026" calcext:value-type="float">
            <text:p>6.52324163148026</text:p>
          </table:table-cell>
          <table:table-cell office:value-type="float" office:value="11.0242900687269" calcext:value-type="float">
            <text:p>11.0242900687269</text:p>
          </table:table-cell>
          <table:table-cell office:value-type="float" office:value="8.35678223681651" calcext:value-type="float">
            <text:p>8.35678223681651</text:p>
          </table:table-cell>
          <table:table-cell office:value-type="float" office:value="8.1851932386639" calcext:value-type="float">
            <text:p>8.1851932386639</text:p>
          </table:table-cell>
          <table:table-cell office:value-type="float" office:value="0.215728160280288" calcext:value-type="float">
            <text:p>0.215728160280288</text:p>
          </table:table-cell>
          <table:table-cell office:value-type="float" office:value="0.244196609979265" calcext:value-type="float">
            <text:p>0.244196609979265</text:p>
          </table:table-cell>
          <table:table-cell office:value-type="float" office:value="0.227351099953525" calcext:value-type="float">
            <text:p>0.227351099953525</text:p>
          </table:table-cell>
          <table:table-cell office:value-type="float" office:value="0.225890023032097" calcext:value-type="float">
            <text:p>0.225890023032097</text:p>
          </table:table-cell>
          <table:table-cell office:value-type="float" office:value="0.0373415890808191" calcext:value-type="float">
            <text:p>0.037341589080819</text:p>
          </table:table-cell>
          <table:table-cell office:value-type="float" office:value="0.0365481805480132" calcext:value-type="float">
            <text:p>0.036548180548013</text:p>
          </table:table-cell>
          <table:table-cell office:value-type="float" office:value="0.0293070639622371" calcext:value-type="float">
            <text:p>0.029307063962237</text:p>
          </table:table-cell>
          <table:table-cell office:value-type="float" office:value="0.0477848140832763" calcext:value-type="float">
            <text:p>0.047784814083276</text:p>
          </table:table-cell>
          <table:table-cell table:number-columns-repeated="4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379681987663473" calcext:value-type="float">
            <text:p>0.379681987663473</text:p>
          </table:table-cell>
          <table:table-cell office:value-type="float" office:value="0.461328537066663" calcext:value-type="float">
            <text:p>0.461328537066663</text:p>
          </table:table-cell>
          <table:table-cell office:value-type="float" office:value="0.396287841694061" calcext:value-type="float">
            <text:p>0.396287841694061</text:p>
          </table:table-cell>
          <table:table-cell office:value-type="float" office:value="0.436384622052231" calcext:value-type="float">
            <text:p>0.436384622052231</text:p>
          </table:table-cell>
          <table:table-cell office:value-type="float" office:value="6.71398530365195" calcext:value-type="float">
            <text:p>6.71398530365195</text:p>
          </table:table-cell>
          <table:table-cell office:value-type="float" office:value="10.9147866897125" calcext:value-type="float">
            <text:p>10.9147866897125</text:p>
          </table:table-cell>
          <table:table-cell office:value-type="float" office:value="8.43595325970757" calcext:value-type="float">
            <text:p>8.43595325970757</text:p>
          </table:table-cell>
          <table:table-cell office:value-type="float" office:value="8.58857723210329" calcext:value-type="float">
            <text:p>8.58857723210329</text:p>
          </table:table-cell>
          <table:table-cell office:value-type="float" office:value="0.224959245520409" calcext:value-type="float">
            <text:p>0.224959245520409</text:p>
          </table:table-cell>
          <table:table-cell office:value-type="float" office:value="0.254734337967115" calcext:value-type="float">
            <text:p>0.254734337967115</text:p>
          </table:table-cell>
          <table:table-cell office:value-type="float" office:value="0.235395174489247" calcext:value-type="float">
            <text:p>0.235395174489247</text:p>
          </table:table-cell>
          <table:table-cell office:value-type="float" office:value="0.237835547930917" calcext:value-type="float">
            <text:p>0.237835547930917</text:p>
          </table:table-cell>
          <table:table-cell office:value-type="float" office:value="0.039511132001165" calcext:value-type="float">
            <text:p>0.039511132001165</text:p>
          </table:table-cell>
          <table:table-cell office:value-type="float" office:value="0.0388143962748402" calcext:value-type="float">
            <text:p>0.03881439627484</text:p>
          </table:table-cell>
          <table:table-cell office:value-type="float" office:value="0.0301246837650717" calcext:value-type="float">
            <text:p>0.030124683765072</text:p>
          </table:table-cell>
          <table:table-cell office:value-type="float" office:value="0.0522822223810584" calcext:value-type="float">
            <text:p>0.052282222381058</text:p>
          </table:table-cell>
          <table:table-cell table:number-columns-repeated="4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80971207915204" calcext:value-type="float">
            <text:p>0.380971207915204</text:p>
          </table:table-cell>
          <table:table-cell office:value-type="float" office:value="0.460715483845834" calcext:value-type="float">
            <text:p>0.460715483845834</text:p>
          </table:table-cell>
          <table:table-cell office:value-type="float" office:value="0.395786815347537" calcext:value-type="float">
            <text:p>0.395786815347537</text:p>
          </table:table-cell>
          <table:table-cell office:value-type="float" office:value="0.439275691294361" calcext:value-type="float">
            <text:p>0.439275691294361</text:p>
          </table:table-cell>
          <table:table-cell office:value-type="float" office:value="6.57312617797038" calcext:value-type="float">
            <text:p>6.57312617797038</text:p>
          </table:table-cell>
          <table:table-cell office:value-type="float" office:value="10.7788459521733" calcext:value-type="float">
            <text:p>10.7788459521733</text:p>
          </table:table-cell>
          <table:table-cell office:value-type="float" office:value="7.90359595892196" calcext:value-type="float">
            <text:p>7.90359595892196</text:p>
          </table:table-cell>
          <table:table-cell office:value-type="float" office:value="8.43043829788464" calcext:value-type="float">
            <text:p>8.43043829788464</text:p>
          </table:table-cell>
          <table:table-cell office:value-type="float" office:value="0.225700065306632" calcext:value-type="float">
            <text:p>0.225700065306632</text:p>
          </table:table-cell>
          <table:table-cell office:value-type="float" office:value="0.254257434744568" calcext:value-type="float">
            <text:p>0.254257434744568</text:p>
          </table:table-cell>
          <table:table-cell office:value-type="float" office:value="0.235998099962669" calcext:value-type="float">
            <text:p>0.235998099962669</text:p>
          </table:table-cell>
          <table:table-cell office:value-type="float" office:value="0.237572256010994" calcext:value-type="float">
            <text:p>0.237572256010994</text:p>
          </table:table-cell>
          <table:table-cell office:value-type="float" office:value="0.0388379148085845" calcext:value-type="float">
            <text:p>0.038837914808585</text:p>
          </table:table-cell>
          <table:table-cell office:value-type="float" office:value="0.0382510946457793" calcext:value-type="float">
            <text:p>0.038251094645779</text:p>
          </table:table-cell>
          <table:table-cell office:value-type="float" office:value="0.028847117398368" calcext:value-type="float">
            <text:p>0.028847117398368</text:p>
          </table:table-cell>
          <table:table-cell office:value-type="float" office:value="0.0526596778053122" calcext:value-type="float">
            <text:p>0.052659677805312</text:p>
          </table:table-cell>
          <table:table-cell table:number-columns-repeated="4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73497569534628" calcext:value-type="float">
            <text:p>0.373497569534628</text:p>
          </table:table-cell>
          <table:table-cell office:value-type="float" office:value="0.453681250518946" calcext:value-type="float">
            <text:p>0.453681250518946</text:p>
          </table:table-cell>
          <table:table-cell office:value-type="float" office:value="0.386828301598011" calcext:value-type="float">
            <text:p>0.386828301598011</text:p>
          </table:table-cell>
          <table:table-cell office:value-type="float" office:value="0.434647709618459" calcext:value-type="float">
            <text:p>0.434647709618459</text:p>
          </table:table-cell>
          <table:table-cell office:value-type="float" office:value="6.46587056746576" calcext:value-type="float">
            <text:p>6.46587056746576</text:p>
          </table:table-cell>
          <table:table-cell office:value-type="float" office:value="10.3537817212508" calcext:value-type="float">
            <text:p>10.3537817212508</text:p>
          </table:table-cell>
          <table:table-cell office:value-type="float" office:value="7.93896995898349" calcext:value-type="float">
            <text:p>7.93896995898349</text:p>
          </table:table-cell>
          <table:table-cell office:value-type="float" office:value="8.93985171469167" calcext:value-type="float">
            <text:p>8.93985171469167</text:p>
          </table:table-cell>
          <table:table-cell office:value-type="float" office:value="0.223345160280161" calcext:value-type="float">
            <text:p>0.223345160280161</text:p>
          </table:table-cell>
          <table:table-cell office:value-type="float" office:value="0.243104259125824" calcext:value-type="float">
            <text:p>0.243104259125824</text:p>
          </table:table-cell>
          <table:table-cell office:value-type="float" office:value="0.233188206355376" calcext:value-type="float">
            <text:p>0.233188206355376</text:p>
          </table:table-cell>
          <table:table-cell office:value-type="float" office:value="0.227441434871852" calcext:value-type="float">
            <text:p>0.227441434871852</text:p>
          </table:table-cell>
          <table:table-cell office:value-type="float" office:value="0.033998073489865" calcext:value-type="float">
            <text:p>0.033998073489865</text:p>
          </table:table-cell>
          <table:table-cell office:value-type="float" office:value="0.0338548042424611" calcext:value-type="float">
            <text:p>0.033854804242461</text:p>
          </table:table-cell>
          <table:table-cell office:value-type="float" office:value="0.0265945395499229" calcext:value-type="float">
            <text:p>0.026594539549923</text:p>
          </table:table-cell>
          <table:table-cell office:value-type="float" office:value="0.0446840997507971" calcext:value-type="float">
            <text:p>0.044684099750797</text:p>
          </table:table-cell>
          <table:table-cell table:number-columns-repeated="4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367713243466182" calcext:value-type="float">
            <text:p>0.367713243466182</text:p>
          </table:table-cell>
          <table:table-cell office:value-type="float" office:value="0.448098186333852" calcext:value-type="float">
            <text:p>0.448098186333852</text:p>
          </table:table-cell>
          <table:table-cell office:value-type="float" office:value="0.385080816696833" calcext:value-type="float">
            <text:p>0.385080816696833</text:p>
          </table:table-cell>
          <table:table-cell office:value-type="float" office:value="0.424904776158732" calcext:value-type="float">
            <text:p>0.424904776158732</text:p>
          </table:table-cell>
          <table:table-cell office:value-type="float" office:value="5.82451469968673" calcext:value-type="float">
            <text:p>5.82451469968673</text:p>
          </table:table-cell>
          <table:table-cell office:value-type="float" office:value="9.77125205954255" calcext:value-type="float">
            <text:p>9.77125205954255</text:p>
          </table:table-cell>
          <table:table-cell office:value-type="float" office:value="7.5339056752012" calcext:value-type="float">
            <text:p>7.5339056752012</text:p>
          </table:table-cell>
          <table:table-cell office:value-type="float" office:value="7.79068955486444" calcext:value-type="float">
            <text:p>7.79068955486444</text:p>
          </table:table-cell>
          <table:table-cell office:value-type="float" office:value="0.216214394847654" calcext:value-type="float">
            <text:p>0.216214394847654</text:p>
          </table:table-cell>
          <table:table-cell office:value-type="float" office:value="0.233331701520153" calcext:value-type="float">
            <text:p>0.233331701520153</text:p>
          </table:table-cell>
          <table:table-cell office:value-type="float" office:value="0.227701179165494" calcext:value-type="float">
            <text:p>0.227701179165494</text:p>
          </table:table-cell>
          <table:table-cell office:value-type="float" office:value="0.215784246611571" calcext:value-type="float">
            <text:p>0.215784246611571</text:p>
          </table:table-cell>
          <table:table-cell office:value-type="float" office:value="0.0363044236731968" calcext:value-type="float">
            <text:p>0.036304423673197</text:p>
          </table:table-cell>
          <table:table-cell office:value-type="float" office:value="0.0348966614331364" calcext:value-type="float">
            <text:p>0.034896661433136</text:p>
          </table:table-cell>
          <table:table-cell office:value-type="float" office:value="0.0281037920813086" calcext:value-type="float">
            <text:p>0.028103792081309</text:p>
          </table:table-cell>
          <table:table-cell office:value-type="float" office:value="0.0466067783593559" calcext:value-type="float">
            <text:p>0.046606778359356</text:p>
          </table:table-cell>
          <table:table-cell table:number-columns-repeated="4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70980028360107" calcext:value-type="float">
            <text:p>0.370980028360107</text:p>
          </table:table-cell>
          <table:table-cell office:value-type="float" office:value="0.45064626357174" calcext:value-type="float">
            <text:p>0.45064626357174</text:p>
          </table:table-cell>
          <table:table-cell office:value-type="float" office:value="0.385759407414479" calcext:value-type="float">
            <text:p>0.385759407414479</text:p>
          </table:table-cell>
          <table:table-cell office:value-type="float" office:value="0.432469543693929" calcext:value-type="float">
            <text:p>0.432469543693929</text:p>
          </table:table-cell>
          <table:table-cell office:value-type="float" office:value="6.3385630888586" calcext:value-type="float">
            <text:p>6.3385630888586</text:p>
          </table:table-cell>
          <table:table-cell office:value-type="float" office:value="10.4327474029774" calcext:value-type="float">
            <text:p>10.4327474029774</text:p>
          </table:table-cell>
          <table:table-cell office:value-type="float" office:value="7.81745421622584" calcext:value-type="float">
            <text:p>7.81745421622584</text:p>
          </table:table-cell>
          <table:table-cell office:value-type="float" office:value="8.68780877980863" calcext:value-type="float">
            <text:p>8.68780877980863</text:p>
          </table:table-cell>
          <table:table-cell office:value-type="float" office:value="0.216715187764903" calcext:value-type="float">
            <text:p>0.216715187764903</text:p>
          </table:table-cell>
          <table:table-cell office:value-type="float" office:value="0.230944786822638" calcext:value-type="float">
            <text:p>0.230944786822638</text:p>
          </table:table-cell>
          <table:table-cell office:value-type="float" office:value="0.226262439999612" calcext:value-type="float">
            <text:p>0.226262439999612</text:p>
          </table:table-cell>
          <table:table-cell office:value-type="float" office:value="0.216165847960645" calcext:value-type="float">
            <text:p>0.216165847960645</text:p>
          </table:table-cell>
          <table:table-cell office:value-type="float" office:value="0.0393112006036023" calcext:value-type="float">
            <text:p>0.039311200603602</text:p>
          </table:table-cell>
          <table:table-cell office:value-type="float" office:value="0.0379715824513742" calcext:value-type="float">
            <text:p>0.037971582451374</text:p>
          </table:table-cell>
          <table:table-cell office:value-type="float" office:value="0.0288371216704894" calcext:value-type="float">
            <text:p>0.02883712167049</text:p>
          </table:table-cell>
          <table:table-cell office:value-type="float" office:value="0.0532728012655924" calcext:value-type="float">
            <text:p>0.053272801265592</text:p>
          </table:table-cell>
          <table:table-cell table:number-columns-repeated="4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6869801838582" calcext:value-type="float">
            <text:p>0.36869801838582</text:p>
          </table:table-cell>
          <table:table-cell office:value-type="float" office:value="0.44756444712108" calcext:value-type="float">
            <text:p>0.44756444712108</text:p>
          </table:table-cell>
          <table:table-cell office:value-type="float" office:value="0.381957299640346" calcext:value-type="float">
            <text:p>0.381957299640346</text:p>
          </table:table-cell>
          <table:table-cell office:value-type="float" office:value="0.429762385492021" calcext:value-type="float">
            <text:p>0.429762385492021</text:p>
          </table:table-cell>
          <table:table-cell office:value-type="float" office:value="6.49937533920543" calcext:value-type="float">
            <text:p>6.49937533920543</text:p>
          </table:table-cell>
          <table:table-cell office:value-type="float" office:value="10.629668167693" calcext:value-type="float">
            <text:p>10.629668167693</text:p>
          </table:table-cell>
          <table:table-cell office:value-type="float" office:value="7.92384559558949" calcext:value-type="float">
            <text:p>7.92384559558949</text:p>
          </table:table-cell>
          <table:table-cell office:value-type="float" office:value="9.48304650584499" calcext:value-type="float">
            <text:p>9.48304650584499</text:p>
          </table:table-cell>
          <table:table-cell office:value-type="float" office:value="0.218938052475831" calcext:value-type="float">
            <text:p>0.218938052475831</text:p>
          </table:table-cell>
          <table:table-cell office:value-type="float" office:value="0.236310721069852" calcext:value-type="float">
            <text:p>0.236310721069852</text:p>
          </table:table-cell>
          <table:table-cell office:value-type="float" office:value="0.227687229284805" calcext:value-type="float">
            <text:p>0.227687229284805</text:p>
          </table:table-cell>
          <table:table-cell office:value-type="float" office:value="0.222639620783031" calcext:value-type="float">
            <text:p>0.222639620783031</text:p>
          </table:table-cell>
          <table:table-cell office:value-type="float" office:value="0.0378040976293681" calcext:value-type="float">
            <text:p>0.037804097629368</text:p>
          </table:table-cell>
          <table:table-cell office:value-type="float" office:value="0.0398800617151723" calcext:value-type="float">
            <text:p>0.039880061715172</text:p>
          </table:table-cell>
          <table:table-cell office:value-type="float" office:value="0.0293081362511084" calcext:value-type="float">
            <text:p>0.029308136251108</text:p>
          </table:table-cell>
          <table:table-cell office:value-type="float" office:value="0.0520614306362401" calcext:value-type="float">
            <text:p>0.05206143063624</text:p>
          </table:table-cell>
          <table:table-cell table:number-columns-repeated="4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70733425758801" calcext:value-type="float">
            <text:p>0.370733425758801</text:p>
          </table:table-cell>
          <table:table-cell office:value-type="float" office:value="0.449612956606062" calcext:value-type="float">
            <text:p>0.449612956606062</text:p>
          </table:table-cell>
          <table:table-cell office:value-type="float" office:value="0.383686496204675" calcext:value-type="float">
            <text:p>0.383686496204675</text:p>
          </table:table-cell>
          <table:table-cell office:value-type="float" office:value="0.432273154332474" calcext:value-type="float">
            <text:p>0.432273154332474</text:p>
          </table:table-cell>
          <table:table-cell office:value-type="float" office:value="6.57227531321134" calcext:value-type="float">
            <text:p>6.57227531321134</text:p>
          </table:table-cell>
          <table:table-cell office:value-type="float" office:value="10.7888986679139" calcext:value-type="float">
            <text:p>10.7888986679139</text:p>
          </table:table-cell>
          <table:table-cell office:value-type="float" office:value="7.85441524908449" calcext:value-type="float">
            <text:p>7.85441524908449</text:p>
          </table:table-cell>
          <table:table-cell office:value-type="float" office:value="9.43014345264661" calcext:value-type="float">
            <text:p>9.43014345264661</text:p>
          </table:table-cell>
          <table:table-cell office:value-type="float" office:value="0.216431027169047" calcext:value-type="float">
            <text:p>0.216431027169047</text:p>
          </table:table-cell>
          <table:table-cell office:value-type="float" office:value="0.229395032879347" calcext:value-type="float">
            <text:p>0.229395032879347</text:p>
          </table:table-cell>
          <table:table-cell office:value-type="float" office:value="0.225429213615586" calcext:value-type="float">
            <text:p>0.225429213615586</text:p>
          </table:table-cell>
          <table:table-cell office:value-type="float" office:value="0.215655400217299" calcext:value-type="float">
            <text:p>0.215655400217299</text:p>
          </table:table-cell>
          <table:table-cell office:value-type="float" office:value="0.0362322261068003" calcext:value-type="float">
            <text:p>0.0362322261068</text:p>
          </table:table-cell>
          <table:table-cell office:value-type="float" office:value="0.0387505626182125" calcext:value-type="float">
            <text:p>0.038750562618213</text:p>
          </table:table-cell>
          <table:table-cell office:value-type="float" office:value="0.0277736672512437" calcext:value-type="float">
            <text:p>0.027773667251244</text:p>
          </table:table-cell>
          <table:table-cell office:value-type="float" office:value="0.0507837687779739" calcext:value-type="float">
            <text:p>0.050783768777974</text:p>
          </table:table-cell>
          <table:table-cell table:number-columns-repeated="4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72757346160307" calcext:value-type="float">
            <text:p>0.372757346160307</text:p>
          </table:table-cell>
          <table:table-cell office:value-type="float" office:value="0.456661374767427" calcext:value-type="float">
            <text:p>0.456661374767427</text:p>
          </table:table-cell>
          <table:table-cell office:value-type="float" office:value="0.390115377783632" calcext:value-type="float">
            <text:p>0.390115377783632</text:p>
          </table:table-cell>
          <table:table-cell office:value-type="float" office:value="0.432534031833862" calcext:value-type="float">
            <text:p>0.432534031833862</text:p>
          </table:table-cell>
          <table:table-cell office:value-type="float" office:value="6.45448009947916" calcext:value-type="float">
            <text:p>6.45448009947916</text:p>
          </table:table-cell>
          <table:table-cell office:value-type="float" office:value="11.2548702007159" calcext:value-type="float">
            <text:p>11.2548702007159</text:p>
          </table:table-cell>
          <table:table-cell office:value-type="float" office:value="8.24279193924787" calcext:value-type="float">
            <text:p>8.24279193924787</text:p>
          </table:table-cell>
          <table:table-cell office:value-type="float" office:value="9.01654020785855" calcext:value-type="float">
            <text:p>9.01654020785855</text:p>
          </table:table-cell>
          <table:table-cell office:value-type="float" office:value="0.216698051070372" calcext:value-type="float">
            <text:p>0.216698051070372</text:p>
          </table:table-cell>
          <table:table-cell office:value-type="float" office:value="0.236325812885309" calcext:value-type="float">
            <text:p>0.236325812885309</text:p>
          </table:table-cell>
          <table:table-cell office:value-type="float" office:value="0.227562708594651" calcext:value-type="float">
            <text:p>0.227562708594651</text:p>
          </table:table-cell>
          <table:table-cell office:value-type="float" office:value="0.219538923777978" calcext:value-type="float">
            <text:p>0.219538923777978</text:p>
          </table:table-cell>
          <table:table-cell office:value-type="float" office:value="0.037171118121641" calcext:value-type="float">
            <text:p>0.037171118121641</text:p>
          </table:table-cell>
          <table:table-cell office:value-type="float" office:value="0.0395867200305728" calcext:value-type="float">
            <text:p>0.039586720030573</text:p>
          </table:table-cell>
          <table:table-cell office:value-type="float" office:value="0.0280216213780267" calcext:value-type="float">
            <text:p>0.028021621378027</text:p>
          </table:table-cell>
          <table:table-cell office:value-type="float" office:value="0.0523768684861742" calcext:value-type="float">
            <text:p>0.052376868486174</text:p>
          </table:table-cell>
          <table:table-cell table:number-columns-repeated="4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73041481685477" calcext:value-type="float">
            <text:p>0.373041481685477</text:p>
          </table:table-cell>
          <table:table-cell office:value-type="float" office:value="0.44714770237059" calcext:value-type="float">
            <text:p>0.44714770237059</text:p>
          </table:table-cell>
          <table:table-cell office:value-type="float" office:value="0.385184920833804" calcext:value-type="float">
            <text:p>0.385184920833804</text:p>
          </table:table-cell>
          <table:table-cell office:value-type="float" office:value="0.431241230763213" calcext:value-type="float">
            <text:p>0.431241230763213</text:p>
          </table:table-cell>
          <table:table-cell office:value-type="float" office:value="6.40325228058478" calcext:value-type="float">
            <text:p>6.40325228058478</text:p>
          </table:table-cell>
          <table:table-cell office:value-type="float" office:value="10.0207209713196" calcext:value-type="float">
            <text:p>10.0207209713196</text:p>
          </table:table-cell>
          <table:table-cell office:value-type="float" office:value="7.49552647666029" calcext:value-type="float">
            <text:p>7.49552647666029</text:p>
          </table:table-cell>
          <table:table-cell office:value-type="float" office:value="8.74236488436904" calcext:value-type="float">
            <text:p>8.74236488436904</text:p>
          </table:table-cell>
          <table:table-cell office:value-type="float" office:value="0.217383972763685" calcext:value-type="float">
            <text:p>0.217383972763685</text:p>
          </table:table-cell>
          <table:table-cell office:value-type="float" office:value="0.230782174394676" calcext:value-type="float">
            <text:p>0.230782174394676</text:p>
          </table:table-cell>
          <table:table-cell office:value-type="float" office:value="0.225254763894546" calcext:value-type="float">
            <text:p>0.225254763894546</text:p>
          </table:table-cell>
          <table:table-cell office:value-type="float" office:value="0.218618992744491" calcext:value-type="float">
            <text:p>0.218618992744491</text:p>
          </table:table-cell>
          <table:table-cell office:value-type="float" office:value="0.0394472323873892" calcext:value-type="float">
            <text:p>0.039447232387389</text:p>
          </table:table-cell>
          <table:table-cell office:value-type="float" office:value="0.0440224038201602" calcext:value-type="float">
            <text:p>0.04402240382016</text:p>
          </table:table-cell>
          <table:table-cell office:value-type="float" office:value="0.0310918476887036" calcext:value-type="float">
            <text:p>0.031091847688704</text:p>
          </table:table-cell>
          <table:table-cell office:value-type="float" office:value="0.0559201745219971" calcext:value-type="float">
            <text:p>0.055920174521997</text:p>
          </table:table-cell>
          <table:table-cell table:number-columns-repeated="4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69945833642901" calcext:value-type="float">
            <text:p>0.369945833642901</text:p>
          </table:table-cell>
          <table:table-cell office:value-type="float" office:value="0.447666753201138" calcext:value-type="float">
            <text:p>0.447666753201138</text:p>
          </table:table-cell>
          <table:table-cell office:value-type="float" office:value="0.381964887444388" calcext:value-type="float">
            <text:p>0.381964887444388</text:p>
          </table:table-cell>
          <table:table-cell office:value-type="float" office:value="0.429720644519764" calcext:value-type="float">
            <text:p>0.429720644519764</text:p>
          </table:table-cell>
          <table:table-cell office:value-type="float" office:value="6.34880589586571" calcext:value-type="float">
            <text:p>6.34880589586571</text:p>
          </table:table-cell>
          <table:table-cell office:value-type="float" office:value="9.86092225638474" calcext:value-type="float">
            <text:p>9.86092225638474</text:p>
          </table:table-cell>
          <table:table-cell office:value-type="float" office:value="7.40973919063928" calcext:value-type="float">
            <text:p>7.40973919063928</text:p>
          </table:table-cell>
          <table:table-cell office:value-type="float" office:value="8.46459278663982" calcext:value-type="float">
            <text:p>8.46459278663982</text:p>
          </table:table-cell>
          <table:table-cell office:value-type="float" office:value="0.210173874257414" calcext:value-type="float">
            <text:p>0.210173874257414</text:p>
          </table:table-cell>
          <table:table-cell office:value-type="float" office:value="0.217952805894351" calcext:value-type="float">
            <text:p>0.217952805894351</text:p>
          </table:table-cell>
          <table:table-cell office:value-type="float" office:value="0.217937717328445" calcext:value-type="float">
            <text:p>0.217937717328445</text:p>
          </table:table-cell>
          <table:table-cell office:value-type="float" office:value="0.206130725685313" calcext:value-type="float">
            <text:p>0.206130725685313</text:p>
          </table:table-cell>
          <table:table-cell office:value-type="float" office:value="0.0402185462434847" calcext:value-type="float">
            <text:p>0.040218546243485</text:p>
          </table:table-cell>
          <table:table-cell office:value-type="float" office:value="0.0441876678886944" calcext:value-type="float">
            <text:p>0.044187667888694</text:p>
          </table:table-cell>
          <table:table-cell office:value-type="float" office:value="0.0316180969741745" calcext:value-type="float">
            <text:p>0.031618096974175</text:p>
          </table:table-cell>
          <table:table-cell office:value-type="float" office:value="0.0566010274246949" calcext:value-type="float">
            <text:p>0.056601027424695</text:p>
          </table:table-cell>
          <table:table-cell table:number-columns-repeated="4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69687435957301" calcext:value-type="float">
            <text:p>0.369687435957301</text:p>
          </table:table-cell>
          <table:table-cell office:value-type="float" office:value="0.445568324554907" calcext:value-type="float">
            <text:p>0.445568324554907</text:p>
          </table:table-cell>
          <table:table-cell office:value-type="float" office:value="0.381504652479669" calcext:value-type="float">
            <text:p>0.381504652479669</text:p>
          </table:table-cell>
          <table:table-cell office:value-type="float" office:value="0.429429895083665" calcext:value-type="float">
            <text:p>0.429429895083665</text:p>
          </table:table-cell>
          <table:table-cell office:value-type="float" office:value="6.42308217379033" calcext:value-type="float">
            <text:p>6.42308217379033</text:p>
          </table:table-cell>
          <table:table-cell office:value-type="float" office:value="10.2005603339848" calcext:value-type="float">
            <text:p>10.2005603339848</text:p>
          </table:table-cell>
          <table:table-cell office:value-type="float" office:value="7.7500459941461" calcext:value-type="float">
            <text:p>7.7500459941461</text:p>
          </table:table-cell>
          <table:table-cell office:value-type="float" office:value="9.01993983696061" calcext:value-type="float">
            <text:p>9.01993983696061</text:p>
          </table:table-cell>
          <table:table-cell office:value-type="float" office:value="0.215319370508979" calcext:value-type="float">
            <text:p>0.215319370508979</text:p>
          </table:table-cell>
          <table:table-cell office:value-type="float" office:value="0.219761591759478" calcext:value-type="float">
            <text:p>0.219761591759478</text:p>
          </table:table-cell>
          <table:table-cell office:value-type="float" office:value="0.223001067222297" calcext:value-type="float">
            <text:p>0.223001067222297</text:p>
          </table:table-cell>
          <table:table-cell office:value-type="float" office:value="0.208189321002865" calcext:value-type="float">
            <text:p>0.208189321002865</text:p>
          </table:table-cell>
          <table:table-cell office:value-type="float" office:value="0.0369349974615723" calcext:value-type="float">
            <text:p>0.036934997461572</text:p>
          </table:table-cell>
          <table:table-cell office:value-type="float" office:value="0.0393086878456945" calcext:value-type="float">
            <text:p>0.039308687845695</text:p>
          </table:table-cell>
          <table:table-cell office:value-type="float" office:value="0.0291994126923973" calcext:value-type="float">
            <text:p>0.029199412692397</text:p>
          </table:table-cell>
          <table:table-cell office:value-type="float" office:value="0.0506024632979815" calcext:value-type="float">
            <text:p>0.050602463297982</text:p>
          </table:table-cell>
          <table:table-cell table:number-columns-repeated="4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66035723306204" calcext:value-type="float">
            <text:p>0.366035723306204</text:p>
          </table:table-cell>
          <table:table-cell office:value-type="float" office:value="0.440796929575424" calcext:value-type="float">
            <text:p>0.440796929575424</text:p>
          </table:table-cell>
          <table:table-cell office:value-type="float" office:value="0.381702215209198" calcext:value-type="float">
            <text:p>0.381702215209198</text:p>
          </table:table-cell>
          <table:table-cell office:value-type="float" office:value="0.420049599153057" calcext:value-type="float">
            <text:p>0.420049599153057</text:p>
          </table:table-cell>
          <table:table-cell office:value-type="float" office:value="6.42429292960647" calcext:value-type="float">
            <text:p>6.42429292960647</text:p>
          </table:table-cell>
          <table:table-cell office:value-type="float" office:value="9.9235642383712" calcext:value-type="float">
            <text:p>9.9235642383712</text:p>
          </table:table-cell>
          <table:table-cell office:value-type="float" office:value="7.78531063269103" calcext:value-type="float">
            <text:p>7.78531063269103</text:p>
          </table:table-cell>
          <table:table-cell office:value-type="float" office:value="8.00849850343439" calcext:value-type="float">
            <text:p>8.00849850343439</text:p>
          </table:table-cell>
          <table:table-cell office:value-type="float" office:value="0.215924187955831" calcext:value-type="float">
            <text:p>0.215924187955831</text:p>
          </table:table-cell>
          <table:table-cell office:value-type="float" office:value="0.222600727157396" calcext:value-type="float">
            <text:p>0.222600727157396</text:p>
          </table:table-cell>
          <table:table-cell office:value-type="float" office:value="0.225714919049513" calcext:value-type="float">
            <text:p>0.225714919049513</text:p>
          </table:table-cell>
          <table:table-cell office:value-type="float" office:value="0.207948650427657" calcext:value-type="float">
            <text:p>0.207948650427657</text:p>
          </table:table-cell>
          <table:table-cell office:value-type="float" office:value="0.0399366067154039" calcext:value-type="float">
            <text:p>0.039936606715404</text:p>
          </table:table-cell>
          <table:table-cell office:value-type="float" office:value="0.0436632654389343" calcext:value-type="float">
            <text:p>0.043663265438934</text:p>
          </table:table-cell>
          <table:table-cell office:value-type="float" office:value="0.0320175356747922" calcext:value-type="float">
            <text:p>0.032017535674792</text:p>
          </table:table-cell>
          <table:table-cell office:value-type="float" office:value="0.054909093436673" calcext:value-type="float">
            <text:p>0.054909093436673</text:p>
          </table:table-cell>
          <table:table-cell table:number-columns-repeated="4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7055553809523" calcext:value-type="float">
            <text:p>0.37055553809523</text:p>
          </table:table-cell>
          <table:table-cell office:value-type="float" office:value="0.441791848290369" calcext:value-type="float">
            <text:p>0.441791848290369</text:p>
          </table:table-cell>
          <table:table-cell office:value-type="float" office:value="0.381026258174742" calcext:value-type="float">
            <text:p>0.381026258174742</text:p>
          </table:table-cell>
          <table:table-cell office:value-type="float" office:value="0.428016662041206" calcext:value-type="float">
            <text:p>0.428016662041206</text:p>
          </table:table-cell>
          <table:table-cell office:value-type="float" office:value="6.4228774200477" calcext:value-type="float">
            <text:p>6.4228774200477</text:p>
          </table:table-cell>
          <table:table-cell office:value-type="float" office:value="9.67693495760013" calcext:value-type="float">
            <text:p>9.67693495760013</text:p>
          </table:table-cell>
          <table:table-cell office:value-type="float" office:value="7.54783149983791" calcext:value-type="float">
            <text:p>7.54783149983791</text:p>
          </table:table-cell>
          <table:table-cell office:value-type="float" office:value="8.91637524887175" calcext:value-type="float">
            <text:p>8.91637524887175</text:p>
          </table:table-cell>
          <table:table-cell office:value-type="float" office:value="0.216104630474291" calcext:value-type="float">
            <text:p>0.216104630474291</text:p>
          </table:table-cell>
          <table:table-cell office:value-type="float" office:value="0.222898219356006" calcext:value-type="float">
            <text:p>0.222898219356006</text:p>
          </table:table-cell>
          <table:table-cell office:value-type="float" office:value="0.223801200111958" calcext:value-type="float">
            <text:p>0.223801200111958</text:p>
          </table:table-cell>
          <table:table-cell office:value-type="float" office:value="0.211146803177154" calcext:value-type="float">
            <text:p>0.211146803177154</text:p>
          </table:table-cell>
          <table:table-cell office:value-type="float" office:value="0.0404579530793901" calcext:value-type="float">
            <text:p>0.04045795307939</text:p>
          </table:table-cell>
          <table:table-cell office:value-type="float" office:value="0.0432581532450504" calcext:value-type="float">
            <text:p>0.04325815324505</text:p>
          </table:table-cell>
          <table:table-cell office:value-type="float" office:value="0.0306709171114436" calcext:value-type="float">
            <text:p>0.030670917111444</text:p>
          </table:table-cell>
          <table:table-cell office:value-type="float" office:value="0.057596604485638" calcext:value-type="float">
            <text:p>0.057596604485638</text:p>
          </table:table-cell>
          <table:table-cell table:number-columns-repeated="4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7581146607279" calcext:value-type="float">
            <text:p>0.37581146607279</text:p>
          </table:table-cell>
          <table:table-cell office:value-type="float" office:value="0.452692431465856" calcext:value-type="float">
            <text:p>0.452692431465856</text:p>
          </table:table-cell>
          <table:table-cell office:value-type="float" office:value="0.386634838604274" calcext:value-type="float">
            <text:p>0.386634838604274</text:p>
          </table:table-cell>
          <table:table-cell office:value-type="float" office:value="0.436354782635854" calcext:value-type="float">
            <text:p>0.436354782635854</text:p>
          </table:table-cell>
          <table:table-cell office:value-type="float" office:value="6.73372321950546" calcext:value-type="float">
            <text:p>6.73372321950546</text:p>
          </table:table-cell>
          <table:table-cell office:value-type="float" office:value="10.5545322753922" calcext:value-type="float">
            <text:p>10.5545322753922</text:p>
          </table:table-cell>
          <table:table-cell office:value-type="float" office:value="7.8624222846624" calcext:value-type="float">
            <text:p>7.8624222846624</text:p>
          </table:table-cell>
          <table:table-cell office:value-type="float" office:value="9.77299816046552" calcext:value-type="float">
            <text:p>9.77299816046552</text:p>
          </table:table-cell>
          <table:table-cell office:value-type="float" office:value="0.222698341288229" calcext:value-type="float">
            <text:p>0.222698341288229</text:p>
          </table:table-cell>
          <table:table-cell office:value-type="float" office:value="0.233646300087079" calcext:value-type="float">
            <text:p>0.233646300087079</text:p>
          </table:table-cell>
          <table:table-cell office:value-type="float" office:value="0.230702908908196" calcext:value-type="float">
            <text:p>0.230702908908196</text:p>
          </table:table-cell>
          <table:table-cell office:value-type="float" office:value="0.22132880214354" calcext:value-type="float">
            <text:p>0.22132880214354</text:p>
          </table:table-cell>
          <table:table-cell office:value-type="float" office:value="0.03584532803291" calcext:value-type="float">
            <text:p>0.03584532803291</text:p>
          </table:table-cell>
          <table:table-cell office:value-type="float" office:value="0.037933349499792" calcext:value-type="float">
            <text:p>0.037933349499792</text:p>
          </table:table-cell>
          <table:table-cell office:value-type="float" office:value="0.0268017033536286" calcext:value-type="float">
            <text:p>0.026801703353629</text:p>
          </table:table-cell>
          <table:table-cell office:value-type="float" office:value="0.051089658869036" calcext:value-type="float">
            <text:p>0.051089658869036</text:p>
          </table:table-cell>
          <table:table-cell table:number-columns-repeated="4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69048443787348" calcext:value-type="float">
            <text:p>0.369048443787348</text:p>
          </table:table-cell>
          <table:table-cell office:value-type="float" office:value="0.443032711768681" calcext:value-type="float">
            <text:p>0.443032711768681</text:p>
          </table:table-cell>
          <table:table-cell office:value-type="float" office:value="0.380361947054392" calcext:value-type="float">
            <text:p>0.380361947054392</text:p>
          </table:table-cell>
          <table:table-cell office:value-type="float" office:value="0.426525419947329" calcext:value-type="float">
            <text:p>0.426525419947329</text:p>
          </table:table-cell>
          <table:table-cell office:value-type="float" office:value="6.38141358222912" calcext:value-type="float">
            <text:p>6.38141358222912</text:p>
          </table:table-cell>
          <table:table-cell office:value-type="float" office:value="10.4898365665428" calcext:value-type="float">
            <text:p>10.4898365665428</text:p>
          </table:table-cell>
          <table:table-cell office:value-type="float" office:value="7.54902800925681" calcext:value-type="float">
            <text:p>7.54902800925681</text:p>
          </table:table-cell>
          <table:table-cell office:value-type="float" office:value="9.43631683604486" calcext:value-type="float">
            <text:p>9.43631683604486</text:p>
          </table:table-cell>
          <table:table-cell office:value-type="float" office:value="0.218194019016799" calcext:value-type="float">
            <text:p>0.218194019016799</text:p>
          </table:table-cell>
          <table:table-cell office:value-type="float" office:value="0.224640577763331" calcext:value-type="float">
            <text:p>0.224640577763331</text:p>
          </table:table-cell>
          <table:table-cell office:value-type="float" office:value="0.225607179400042" calcext:value-type="float">
            <text:p>0.225607179400042</text:p>
          </table:table-cell>
          <table:table-cell office:value-type="float" office:value="0.213363847659363" calcext:value-type="float">
            <text:p>0.213363847659363</text:p>
          </table:table-cell>
          <table:table-cell office:value-type="float" office:value="0.035666192577812" calcext:value-type="float">
            <text:p>0.035666192577812</text:p>
          </table:table-cell>
          <table:table-cell office:value-type="float" office:value="0.0420189746599474" calcext:value-type="float">
            <text:p>0.042018974659947</text:p>
          </table:table-cell>
          <table:table-cell office:value-type="float" office:value="0.029455189356249" calcext:value-type="float">
            <text:p>0.029455189356249</text:p>
          </table:table-cell>
          <table:table-cell office:value-type="float" office:value="0.0508786596935578" calcext:value-type="float">
            <text:p>0.050878659693558</text:p>
          </table:table-cell>
          <table:table-cell table:number-columns-repeated="4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7424665870474" calcext:value-type="float">
            <text:p>0.37424665870474</text:p>
          </table:table-cell>
          <table:table-cell office:value-type="float" office:value="0.451810939418322" calcext:value-type="float">
            <text:p>0.451810939418322</text:p>
          </table:table-cell>
          <table:table-cell office:value-type="float" office:value="0.38627227714082" calcext:value-type="float">
            <text:p>0.38627227714082</text:p>
          </table:table-cell>
          <table:table-cell office:value-type="float" office:value="0.434804577493789" calcext:value-type="float">
            <text:p>0.434804577493789</text:p>
          </table:table-cell>
          <table:table-cell office:value-type="float" office:value="6.91435515919075" calcext:value-type="float">
            <text:p>6.91435515919075</text:p>
          </table:table-cell>
          <table:table-cell office:value-type="float" office:value="10.6585673053965" calcext:value-type="float">
            <text:p>10.6585673053965</text:p>
          </table:table-cell>
          <table:table-cell office:value-type="float" office:value="8.09069943344545" calcext:value-type="float">
            <text:p>8.09069943344545</text:p>
          </table:table-cell>
          <table:table-cell office:value-type="float" office:value="9.62295077123714" calcext:value-type="float">
            <text:p>9.62295077123714</text:p>
          </table:table-cell>
          <table:table-cell office:value-type="float" office:value="0.21892792657057" calcext:value-type="float">
            <text:p>0.21892792657057</text:p>
          </table:table-cell>
          <table:table-cell office:value-type="float" office:value="0.243353710654093" calcext:value-type="float">
            <text:p>0.243353710654093</text:p>
          </table:table-cell>
          <table:table-cell office:value-type="float" office:value="0.227676937864069" calcext:value-type="float">
            <text:p>0.227676937864069</text:p>
          </table:table-cell>
          <table:table-cell office:value-type="float" office:value="0.22923490094081" calcext:value-type="float">
            <text:p>0.22923490094081</text:p>
          </table:table-cell>
          <table:table-cell office:value-type="float" office:value="0.0370128808791408" calcext:value-type="float">
            <text:p>0.037012880879141</text:p>
          </table:table-cell>
          <table:table-cell office:value-type="float" office:value="0.0444627910600476" calcext:value-type="float">
            <text:p>0.044462791060048</text:p>
          </table:table-cell>
          <table:table-cell office:value-type="float" office:value="0.0306462427498339" calcext:value-type="float">
            <text:p>0.030646242749834</text:p>
          </table:table-cell>
          <table:table-cell office:value-type="float" office:value="0.0532658735108631" calcext:value-type="float">
            <text:p>0.053265873510863</text:p>
          </table:table-cell>
          <table:table-cell table:number-columns-repeated="4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37541664162622" calcext:value-type="float">
            <text:p>0.37541664162622</text:p>
          </table:table-cell>
          <table:table-cell office:value-type="float" office:value="0.454644128974803" calcext:value-type="float">
            <text:p>0.454644128974803</text:p>
          </table:table-cell>
          <table:table-cell office:value-type="float" office:value="0.38508193980358" calcext:value-type="float">
            <text:p>0.38508193980358</text:p>
          </table:table-cell>
          <table:table-cell office:value-type="float" office:value="0.440466712095115" calcext:value-type="float">
            <text:p>0.440466712095115</text:p>
          </table:table-cell>
          <table:table-cell office:value-type="float" office:value="6.89245428766333" calcext:value-type="float">
            <text:p>6.89245428766333</text:p>
          </table:table-cell>
          <table:table-cell office:value-type="float" office:value="10.9604547416347" calcext:value-type="float">
            <text:p>10.9604547416347</text:p>
          </table:table-cell>
          <table:table-cell office:value-type="float" office:value="8.12807383389048" calcext:value-type="float">
            <text:p>8.12807383389048</text:p>
          </table:table-cell>
          <table:table-cell office:value-type="float" office:value="9.73814188261476" calcext:value-type="float">
            <text:p>9.73814188261476</text:p>
          </table:table-cell>
          <table:table-cell office:value-type="float" office:value="0.21319459994996" calcext:value-type="float">
            <text:p>0.21319459994996</text:p>
          </table:table-cell>
          <table:table-cell office:value-type="float" office:value="0.228664229762178" calcext:value-type="float">
            <text:p>0.228664229762178</text:p>
          </table:table-cell>
          <table:table-cell office:value-type="float" office:value="0.220323878641983" calcext:value-type="float">
            <text:p>0.220323878641983</text:p>
          </table:table-cell>
          <table:table-cell office:value-type="float" office:value="0.217457496447032" calcext:value-type="float">
            <text:p>0.217457496447032</text:p>
          </table:table-cell>
          <table:table-cell office:value-type="float" office:value="0.036349633950952" calcext:value-type="float">
            <text:p>0.036349633950952</text:p>
          </table:table-cell>
          <table:table-cell office:value-type="float" office:value="0.0407950123396536" calcext:value-type="float">
            <text:p>0.040795012339654</text:p>
          </table:table-cell>
          <table:table-cell office:value-type="float" office:value="0.0289291792025343" calcext:value-type="float">
            <text:p>0.028929179202534</text:p>
          </table:table-cell>
          <table:table-cell office:value-type="float" office:value="0.0514555182496921" calcext:value-type="float">
            <text:p>0.051455518249692</text:p>
          </table:table-cell>
          <table:table-cell table:number-columns-repeated="4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375404388115562" calcext:value-type="float">
            <text:p>0.375404388115562</text:p>
          </table:table-cell>
          <table:table-cell office:value-type="float" office:value="0.453106730040636" calcext:value-type="float">
            <text:p>0.453106730040636</text:p>
          </table:table-cell>
          <table:table-cell office:value-type="float" office:value="0.383547121995313" calcext:value-type="float">
            <text:p>0.383547121995313</text:p>
          </table:table-cell>
          <table:table-cell office:value-type="float" office:value="0.44037788402318" calcext:value-type="float">
            <text:p>0.44037788402318</text:p>
          </table:table-cell>
          <table:table-cell office:value-type="float" office:value="7.1080139535239" calcext:value-type="float">
            <text:p>7.1080139535239</text:p>
          </table:table-cell>
          <table:table-cell office:value-type="float" office:value="11.4557789741945" calcext:value-type="float">
            <text:p>11.4557789741945</text:p>
          </table:table-cell>
          <table:table-cell office:value-type="float" office:value="7.97411086853859" calcext:value-type="float">
            <text:p>7.97411086853859</text:p>
          </table:table-cell>
          <table:table-cell office:value-type="float" office:value="10.0746424422772" calcext:value-type="float">
            <text:p>10.0746424422772</text:p>
          </table:table-cell>
          <table:table-cell office:value-type="float" office:value="0.217143529428648" calcext:value-type="float">
            <text:p>0.217143529428648</text:p>
          </table:table-cell>
          <table:table-cell office:value-type="float" office:value="0.237101357804458" calcext:value-type="float">
            <text:p>0.237101357804458</text:p>
          </table:table-cell>
          <table:table-cell office:value-type="float" office:value="0.223763109531653" calcext:value-type="float">
            <text:p>0.223763109531653</text:p>
          </table:table-cell>
          <table:table-cell office:value-type="float" office:value="0.226511834359998" calcext:value-type="float">
            <text:p>0.226511834359998</text:p>
          </table:table-cell>
          <table:table-cell office:value-type="float" office:value="0.0315845208887353" calcext:value-type="float">
            <text:p>0.031584520888735</text:p>
          </table:table-cell>
          <table:table-cell office:value-type="float" office:value="0.03702449127985" calcext:value-type="float">
            <text:p>0.03702449127985</text:p>
          </table:table-cell>
          <table:table-cell office:value-type="float" office:value="0.0254067290602918" calcext:value-type="float">
            <text:p>0.025406729060292</text:p>
          </table:table-cell>
          <table:table-cell office:value-type="float" office:value="0.045836090199943" calcext:value-type="float">
            <text:p>0.045836090199943</text:p>
          </table:table-cell>
          <table:table-cell table:number-columns-repeated="4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73668613134693" calcext:value-type="float">
            <text:p>0.373668613134693</text:p>
          </table:table-cell>
          <table:table-cell office:value-type="float" office:value="0.449394828822246" calcext:value-type="float">
            <text:p>0.449394828822246</text:p>
          </table:table-cell>
          <table:table-cell office:value-type="float" office:value="0.382451578477912" calcext:value-type="float">
            <text:p>0.382451578477912</text:p>
          </table:table-cell>
          <table:table-cell office:value-type="float" office:value="0.435800346543062" calcext:value-type="float">
            <text:p>0.435800346543062</text:p>
          </table:table-cell>
          <table:table-cell office:value-type="float" office:value="6.96525180700758" calcext:value-type="float">
            <text:p>6.96525180700758</text:p>
          </table:table-cell>
          <table:table-cell office:value-type="float" office:value="9.89101806060057" calcext:value-type="float">
            <text:p>9.89101806060057</text:p>
          </table:table-cell>
          <table:table-cell office:value-type="float" office:value="7.93674601520371" calcext:value-type="float">
            <text:p>7.93674601520371</text:p>
          </table:table-cell>
          <table:table-cell office:value-type="float" office:value="9.6137704840355" calcext:value-type="float">
            <text:p>9.6137704840355</text:p>
          </table:table-cell>
          <table:table-cell office:value-type="float" office:value="0.215447594547131" calcext:value-type="float">
            <text:p>0.215447594547131</text:p>
          </table:table-cell>
          <table:table-cell office:value-type="float" office:value="0.227342973593283" calcext:value-type="float">
            <text:p>0.227342973593283</text:p>
          </table:table-cell>
          <table:table-cell office:value-type="float" office:value="0.222128458403144" calcext:value-type="float">
            <text:p>0.222128458403144</text:p>
          </table:table-cell>
          <table:table-cell office:value-type="float" office:value="0.216924059429634" calcext:value-type="float">
            <text:p>0.216924059429634</text:p>
          </table:table-cell>
          <table:table-cell office:value-type="float" office:value="0.031802123189833" calcext:value-type="float">
            <text:p>0.031802123189833</text:p>
          </table:table-cell>
          <table:table-cell office:value-type="float" office:value="0.0381753836358335" calcext:value-type="float">
            <text:p>0.038175383635834</text:p>
          </table:table-cell>
          <table:table-cell office:value-type="float" office:value="0.0270066561423604" calcext:value-type="float">
            <text:p>0.027006656142361</text:p>
          </table:table-cell>
          <table:table-cell office:value-type="float" office:value="0.0449731162710793" calcext:value-type="float">
            <text:p>0.044973116271079</text:p>
          </table:table-cell>
          <table:table-cell table:number-columns-repeated="4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73445283397483" calcext:value-type="float">
            <text:p>0.373445283397483</text:p>
          </table:table-cell>
          <table:table-cell office:value-type="float" office:value="0.455376472125469" calcext:value-type="float">
            <text:p>0.455376472125469</text:p>
          </table:table-cell>
          <table:table-cell office:value-type="float" office:value="0.38437559700994" calcext:value-type="float">
            <text:p>0.38437559700994</text:p>
          </table:table-cell>
          <table:table-cell office:value-type="float" office:value="0.438188933432385" calcext:value-type="float">
            <text:p>0.438188933432385</text:p>
          </table:table-cell>
          <table:table-cell office:value-type="float" office:value="6.85720987869811" calcext:value-type="float">
            <text:p>6.85720987869811</text:p>
          </table:table-cell>
          <table:table-cell office:value-type="float" office:value="10.3690516568333" calcext:value-type="float">
            <text:p>10.3690516568333</text:p>
          </table:table-cell>
          <table:table-cell office:value-type="float" office:value="7.8043543332839" calcext:value-type="float">
            <text:p>7.8043543332839</text:p>
          </table:table-cell>
          <table:table-cell office:value-type="float" office:value="9.22125357735154" calcext:value-type="float">
            <text:p>9.22125357735154</text:p>
          </table:table-cell>
          <table:table-cell office:value-type="float" office:value="0.217264333971824" calcext:value-type="float">
            <text:p>0.217264333971824</text:p>
          </table:table-cell>
          <table:table-cell office:value-type="float" office:value="0.239521040224877" calcext:value-type="float">
            <text:p>0.239521040224877</text:p>
          </table:table-cell>
          <table:table-cell office:value-type="float" office:value="0.224974638102153" calcext:value-type="float">
            <text:p>0.224974638102153</text:p>
          </table:table-cell>
          <table:table-cell office:value-type="float" office:value="0.227121209803972" calcext:value-type="float">
            <text:p>0.227121209803972</text:p>
          </table:table-cell>
          <table:table-cell office:value-type="float" office:value="0.0344286232724025" calcext:value-type="float">
            <text:p>0.034428623272403</text:p>
          </table:table-cell>
          <table:table-cell office:value-type="float" office:value="0.0409213800803247" calcext:value-type="float">
            <text:p>0.040921380080325</text:p>
          </table:table-cell>
          <table:table-cell office:value-type="float" office:value="0.0292984027363374" calcext:value-type="float">
            <text:p>0.029298402736338</text:p>
          </table:table-cell>
          <table:table-cell office:value-type="float" office:value="0.0480748137126108" calcext:value-type="float">
            <text:p>0.048074813712611</text:p>
          </table:table-cell>
          <table:table-cell table:number-columns-repeated="4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374685983397947" calcext:value-type="float">
            <text:p>0.374685983397947</text:p>
          </table:table-cell>
          <table:table-cell office:value-type="float" office:value="0.453444879127564" calcext:value-type="float">
            <text:p>0.453444879127564</text:p>
          </table:table-cell>
          <table:table-cell office:value-type="float" office:value="0.382896600726278" calcext:value-type="float">
            <text:p>0.382896600726278</text:p>
          </table:table-cell>
          <table:table-cell office:value-type="float" office:value="0.441016561045273" calcext:value-type="float">
            <text:p>0.441016561045273</text:p>
          </table:table-cell>
          <table:table-cell office:value-type="float" office:value="6.93434961027716" calcext:value-type="float">
            <text:p>6.93434961027716</text:p>
          </table:table-cell>
          <table:table-cell office:value-type="float" office:value="10.3715290237706" calcext:value-type="float">
            <text:p>10.3715290237706</text:p>
          </table:table-cell>
          <table:table-cell office:value-type="float" office:value="7.64232847656061" calcext:value-type="float">
            <text:p>7.64232847656061</text:p>
          </table:table-cell>
          <table:table-cell office:value-type="float" office:value="9.29176097726035" calcext:value-type="float">
            <text:p>9.29176097726035</text:p>
          </table:table-cell>
          <table:table-cell office:value-type="float" office:value="0.220577900764765" calcext:value-type="float">
            <text:p>0.220577900764765</text:p>
          </table:table-cell>
          <table:table-cell office:value-type="float" office:value="0.243746443535222" calcext:value-type="float">
            <text:p>0.243746443535222</text:p>
          </table:table-cell>
          <table:table-cell office:value-type="float" office:value="0.226284803404103" calcext:value-type="float">
            <text:p>0.226284803404103</text:p>
          </table:table-cell>
          <table:table-cell office:value-type="float" office:value="0.23438024312248" calcext:value-type="float">
            <text:p>0.23438024312248</text:p>
          </table:table-cell>
          <table:table-cell office:value-type="float" office:value="0.0350676000085861" calcext:value-type="float">
            <text:p>0.035067600008586</text:p>
          </table:table-cell>
          <table:table-cell office:value-type="float" office:value="0.0421458268280321" calcext:value-type="float">
            <text:p>0.042145826828032</text:p>
          </table:table-cell>
          <table:table-cell office:value-type="float" office:value="0.0290582380666139" calcext:value-type="float">
            <text:p>0.029058238066614</text:p>
          </table:table-cell>
          <table:table-cell office:value-type="float" office:value="0.0508029831187751" calcext:value-type="float">
            <text:p>0.050802983118775</text:p>
          </table:table-cell>
          <table:table-cell table:number-columns-repeated="4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78180897839606" calcext:value-type="float">
            <text:p>0.378180897839606</text:p>
          </table:table-cell>
          <table:table-cell office:value-type="float" office:value="0.451659385645981" calcext:value-type="float">
            <text:p>0.451659385645981</text:p>
          </table:table-cell>
          <table:table-cell office:value-type="float" office:value="0.384383115034997" calcext:value-type="float">
            <text:p>0.384383115034997</text:p>
          </table:table-cell>
          <table:table-cell office:value-type="float" office:value="0.442216044873674" calcext:value-type="float">
            <text:p>0.442216044873674</text:p>
          </table:table-cell>
          <table:table-cell office:value-type="float" office:value="6.95357763827457" calcext:value-type="float">
            <text:p>6.95357763827457</text:p>
          </table:table-cell>
          <table:table-cell office:value-type="float" office:value="10.3887232941858" calcext:value-type="float">
            <text:p>10.3887232941858</text:p>
          </table:table-cell>
          <table:table-cell office:value-type="float" office:value="7.46241077000064" calcext:value-type="float">
            <text:p>7.46241077000064</text:p>
          </table:table-cell>
          <table:table-cell office:value-type="float" office:value="10.2456230508207" calcext:value-type="float">
            <text:p>10.2456230508207</text:p>
          </table:table-cell>
          <table:table-cell office:value-type="float" office:value="0.225805320997493" calcext:value-type="float">
            <text:p>0.225805320997493</text:p>
          </table:table-cell>
          <table:table-cell office:value-type="float" office:value="0.256707678122657" calcext:value-type="float">
            <text:p>0.256707678122657</text:p>
          </table:table-cell>
          <table:table-cell office:value-type="float" office:value="0.230609104360962" calcext:value-type="float">
            <text:p>0.230609104360962</text:p>
          </table:table-cell>
          <table:table-cell office:value-type="float" office:value="0.248640639042433" calcext:value-type="float">
            <text:p>0.248640639042433</text:p>
          </table:table-cell>
          <table:table-cell office:value-type="float" office:value="0.0321071817862237" calcext:value-type="float">
            <text:p>0.032107181786224</text:p>
          </table:table-cell>
          <table:table-cell office:value-type="float" office:value="0.0401410576575903" calcext:value-type="float">
            <text:p>0.04014105765759</text:p>
          </table:table-cell>
          <table:table-cell office:value-type="float" office:value="0.0291230700715326" calcext:value-type="float">
            <text:p>0.029123070071533</text:p>
          </table:table-cell>
          <table:table-cell office:value-type="float" office:value="0.0443008668070006" calcext:value-type="float">
            <text:p>0.044300866807001</text:p>
          </table:table-cell>
          <table:table-cell table:number-columns-repeated="4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370443508226021" calcext:value-type="float">
            <text:p>0.370443508226021</text:p>
          </table:table-cell>
          <table:table-cell office:value-type="float" office:value="0.447371244981506" calcext:value-type="float">
            <text:p>0.447371244981506</text:p>
          </table:table-cell>
          <table:table-cell office:value-type="float" office:value="0.377052852030871" calcext:value-type="float">
            <text:p>0.377052852030871</text:p>
          </table:table-cell>
          <table:table-cell office:value-type="float" office:value="0.437615381774345" calcext:value-type="float">
            <text:p>0.437615381774345</text:p>
          </table:table-cell>
          <table:table-cell office:value-type="float" office:value="6.8237204883866" calcext:value-type="float">
            <text:p>6.8237204883866</text:p>
          </table:table-cell>
          <table:table-cell office:value-type="float" office:value="9.85327970876852" calcext:value-type="float">
            <text:p>9.85327970876852</text:p>
          </table:table-cell>
          <table:table-cell office:value-type="float" office:value="7.41039646139541" calcext:value-type="float">
            <text:p>7.41039646139541</text:p>
          </table:table-cell>
          <table:table-cell office:value-type="float" office:value="8.86883859662382" calcext:value-type="float">
            <text:p>8.86883859662382</text:p>
          </table:table-cell>
          <table:table-cell office:value-type="float" office:value="0.226977464223503" calcext:value-type="float">
            <text:p>0.226977464223503</text:p>
          </table:table-cell>
          <table:table-cell office:value-type="float" office:value="0.259895556190299" calcext:value-type="float">
            <text:p>0.259895556190299</text:p>
          </table:table-cell>
          <table:table-cell office:value-type="float" office:value="0.231452427225698" calcext:value-type="float">
            <text:p>0.231452427225698</text:p>
          </table:table-cell>
          <table:table-cell office:value-type="float" office:value="0.252252900992135" calcext:value-type="float">
            <text:p>0.252252900992135</text:p>
          </table:table-cell>
          <table:table-cell office:value-type="float" office:value="0.0358034555570379" calcext:value-type="float">
            <text:p>0.035803455557038</text:p>
          </table:table-cell>
          <table:table-cell office:value-type="float" office:value="0.0453622024052324" calcext:value-type="float">
            <text:p>0.045362202405233</text:p>
          </table:table-cell>
          <table:table-cell office:value-type="float" office:value="0.0320061666596776" calcext:value-type="float">
            <text:p>0.032006166659678</text:p>
          </table:table-cell>
          <table:table-cell office:value-type="float" office:value="0.0507460914078354" calcext:value-type="float">
            <text:p>0.050746091407835</text:p>
          </table:table-cell>
          <table:table-cell table:number-columns-repeated="4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376289104038178" calcext:value-type="float">
            <text:p>0.376289104038178</text:p>
          </table:table-cell>
          <table:table-cell office:value-type="float" office:value="0.451088659456854" calcext:value-type="float">
            <text:p>0.451088659456854</text:p>
          </table:table-cell>
          <table:table-cell office:value-type="float" office:value="0.383734971207814" calcext:value-type="float">
            <text:p>0.383734971207814</text:p>
          </table:table-cell>
          <table:table-cell office:value-type="float" office:value="0.439013828627701" calcext:value-type="float">
            <text:p>0.439013828627701</text:p>
          </table:table-cell>
          <table:table-cell office:value-type="float" office:value="6.9147244339117" calcext:value-type="float">
            <text:p>6.9147244339117</text:p>
          </table:table-cell>
          <table:table-cell office:value-type="float" office:value="10.4036420111418" calcext:value-type="float">
            <text:p>10.4036420111418</text:p>
          </table:table-cell>
          <table:table-cell office:value-type="float" office:value="7.52223023234815" calcext:value-type="float">
            <text:p>7.52223023234815</text:p>
          </table:table-cell>
          <table:table-cell office:value-type="float" office:value="9.23738031891085" calcext:value-type="float">
            <text:p>9.23738031891085</text:p>
          </table:table-cell>
          <table:table-cell office:value-type="float" office:value="0.225195056306646" calcext:value-type="float">
            <text:p>0.225195056306646</text:p>
          </table:table-cell>
          <table:table-cell office:value-type="float" office:value="0.255983063522375" calcext:value-type="float">
            <text:p>0.255983063522375</text:p>
          </table:table-cell>
          <table:table-cell office:value-type="float" office:value="0.230520922109488" calcext:value-type="float">
            <text:p>0.230520922109488</text:p>
          </table:table-cell>
          <table:table-cell office:value-type="float" office:value="0.247132913378648" calcext:value-type="float">
            <text:p>0.247132913378648</text:p>
          </table:table-cell>
          <table:table-cell office:value-type="float" office:value="0.0302950654232796" calcext:value-type="float">
            <text:p>0.03029506542328</text:p>
          </table:table-cell>
          <table:table-cell office:value-type="float" office:value="0.0396568052543472" calcext:value-type="float">
            <text:p>0.039656805254347</text:p>
          </table:table-cell>
          <table:table-cell office:value-type="float" office:value="0.0294344803167851" calcext:value-type="float">
            <text:p>0.029434480316785</text:p>
          </table:table-cell>
          <table:table-cell office:value-type="float" office:value="0.0405927259888055" calcext:value-type="float">
            <text:p>0.040592725988806</text:p>
          </table:table-cell>
          <table:table-cell table:number-columns-repeated="4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74924991995663" calcext:value-type="float">
            <text:p>0.374924991995663</text:p>
          </table:table-cell>
          <table:table-cell office:value-type="float" office:value="0.448298345775354" calcext:value-type="float">
            <text:p>0.448298345775354</text:p>
          </table:table-cell>
          <table:table-cell office:value-type="float" office:value="0.38025991474029" calcext:value-type="float">
            <text:p>0.38025991474029</text:p>
          </table:table-cell>
          <table:table-cell office:value-type="float" office:value="0.438861051708082" calcext:value-type="float">
            <text:p>0.438861051708082</text:p>
          </table:table-cell>
          <table:table-cell office:value-type="float" office:value="6.74898451073972" calcext:value-type="float">
            <text:p>6.74898451073972</text:p>
          </table:table-cell>
          <table:table-cell office:value-type="float" office:value="10.1195839089391" calcext:value-type="float">
            <text:p>10.1195839089391</text:p>
          </table:table-cell>
          <table:table-cell office:value-type="float" office:value="7.38691372269557" calcext:value-type="float">
            <text:p>7.38691372269557</text:p>
          </table:table-cell>
          <table:table-cell office:value-type="float" office:value="9.2324241084164" calcext:value-type="float">
            <text:p>9.2324241084164</text:p>
          </table:table-cell>
          <table:table-cell office:value-type="float" office:value="0.230448013158257" calcext:value-type="float">
            <text:p>0.230448013158257</text:p>
          </table:table-cell>
          <table:table-cell office:value-type="float" office:value="0.262176070101875" calcext:value-type="float">
            <text:p>0.262176070101875</text:p>
          </table:table-cell>
          <table:table-cell office:value-type="float" office:value="0.234373178698045" calcext:value-type="float">
            <text:p>0.234373178698045</text:p>
          </table:table-cell>
          <table:table-cell office:value-type="float" office:value="0.255607946264919" calcext:value-type="float">
            <text:p>0.255607946264919</text:p>
          </table:table-cell>
          <table:table-cell office:value-type="float" office:value="0.0308181257179391" calcext:value-type="float">
            <text:p>0.030818125717939</text:p>
          </table:table-cell>
          <table:table-cell office:value-type="float" office:value="0.0411773424127712" calcext:value-type="float">
            <text:p>0.041177342412771</text:p>
          </table:table-cell>
          <table:table-cell office:value-type="float" office:value="0.0282842236325024" calcext:value-type="float">
            <text:p>0.028284223632503</text:p>
          </table:table-cell>
          <table:table-cell office:value-type="float" office:value="0.0446485879894287" calcext:value-type="float">
            <text:p>0.044648587989429</text:p>
          </table:table-cell>
          <table:table-cell table:number-columns-repeated="4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37587359020176" calcext:value-type="float">
            <text:p>0.37587359020176</text:p>
          </table:table-cell>
          <table:table-cell office:value-type="float" office:value="0.448171514873137" calcext:value-type="float">
            <text:p>0.448171514873137</text:p>
          </table:table-cell>
          <table:table-cell office:value-type="float" office:value="0.38011201900259" calcext:value-type="float">
            <text:p>0.38011201900259</text:p>
          </table:table-cell>
          <table:table-cell office:value-type="float" office:value="0.440585624140362" calcext:value-type="float">
            <text:p>0.440585624140362</text:p>
          </table:table-cell>
          <table:table-cell office:value-type="float" office:value="6.89547576075208" calcext:value-type="float">
            <text:p>6.89547576075208</text:p>
          </table:table-cell>
          <table:table-cell office:value-type="float" office:value="10.5334404673551" calcext:value-type="float">
            <text:p>10.5334404673551</text:p>
          </table:table-cell>
          <table:table-cell office:value-type="float" office:value="7.32353973785804" calcext:value-type="float">
            <text:p>7.32353973785804</text:p>
          </table:table-cell>
          <table:table-cell office:value-type="float" office:value="10.2485654298762" calcext:value-type="float">
            <text:p>10.2485654298762</text:p>
          </table:table-cell>
          <table:table-cell office:value-type="float" office:value="0.239654581641406" calcext:value-type="float">
            <text:p>0.239654581641406</text:p>
          </table:table-cell>
          <table:table-cell office:value-type="float" office:value="0.276508232066107" calcext:value-type="float">
            <text:p>0.276508232066107</text:p>
          </table:table-cell>
          <table:table-cell office:value-type="float" office:value="0.243574952515714" calcext:value-type="float">
            <text:p>0.243574952515714</text:p>
          </table:table-cell>
          <table:table-cell office:value-type="float" office:value="0.269818222743374" calcext:value-type="float">
            <text:p>0.269818222743374</text:p>
          </table:table-cell>
          <table:table-cell office:value-type="float" office:value="0.0284639103539636" calcext:value-type="float">
            <text:p>0.028463910353964</text:p>
          </table:table-cell>
          <table:table-cell office:value-type="float" office:value="0.0366157667772939" calcext:value-type="float">
            <text:p>0.036615766777294</text:p>
          </table:table-cell>
          <table:table-cell office:value-type="float" office:value="0.026113984450649" calcext:value-type="float">
            <text:p>0.026113984450649</text:p>
          </table:table-cell>
          <table:table-cell office:value-type="float" office:value="0.0398987670658226" calcext:value-type="float">
            <text:p>0.039898767065823</text:p>
          </table:table-cell>
          <table:table-cell table:number-columns-repeated="4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76148921817234" calcext:value-type="float">
            <text:p>0.376148921817234</text:p>
          </table:table-cell>
          <table:table-cell office:value-type="float" office:value="0.445661464913211" calcext:value-type="float">
            <text:p>0.445661464913211</text:p>
          </table:table-cell>
          <table:table-cell office:value-type="float" office:value="0.380481752143239" calcext:value-type="float">
            <text:p>0.380481752143239</text:p>
          </table:table-cell>
          <table:table-cell office:value-type="float" office:value="0.437770097516411" calcext:value-type="float">
            <text:p>0.437770097516411</text:p>
          </table:table-cell>
          <table:table-cell office:value-type="float" office:value="7.11596821873657" calcext:value-type="float">
            <text:p>7.11596821873657</text:p>
          </table:table-cell>
          <table:table-cell office:value-type="float" office:value="10.5013097563437" calcext:value-type="float">
            <text:p>10.5013097563437</text:p>
          </table:table-cell>
          <table:table-cell office:value-type="float" office:value="7.93962609970659" calcext:value-type="float">
            <text:p>7.93962609970659</text:p>
          </table:table-cell>
          <table:table-cell office:value-type="float" office:value="9.83357459502381" calcext:value-type="float">
            <text:p>9.83357459502381</text:p>
          </table:table-cell>
          <table:table-cell office:value-type="float" office:value="0.234761930536919" calcext:value-type="float">
            <text:p>0.234761930536919</text:p>
          </table:table-cell>
          <table:table-cell office:value-type="float" office:value="0.259020106219792" calcext:value-type="float">
            <text:p>0.259020106219792</text:p>
          </table:table-cell>
          <table:table-cell office:value-type="float" office:value="0.238736134620097" calcext:value-type="float">
            <text:p>0.238736134620097</text:p>
          </table:table-cell>
          <table:table-cell office:value-type="float" office:value="0.252489116015635" calcext:value-type="float">
            <text:p>0.252489116015635</text:p>
          </table:table-cell>
          <table:table-cell office:value-type="float" office:value="0.0269909179682785" calcext:value-type="float">
            <text:p>0.026990917968279</text:p>
          </table:table-cell>
          <table:table-cell office:value-type="float" office:value="0.0392190311695048" calcext:value-type="float">
            <text:p>0.039219031169505</text:p>
          </table:table-cell>
          <table:table-cell office:value-type="float" office:value="0.0267226514393169" calcext:value-type="float">
            <text:p>0.026722651439317</text:p>
          </table:table-cell>
          <table:table-cell office:value-type="float" office:value="0.0393131561479434" calcext:value-type="float">
            <text:p>0.039313156147943</text:p>
          </table:table-cell>
          <table:table-cell table:number-columns-repeated="4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36732442078733" calcext:value-type="float">
            <text:p>0.36732442078733</text:p>
          </table:table-cell>
          <table:table-cell office:value-type="float" office:value="0.437944775109977" calcext:value-type="float">
            <text:p>0.437944775109977</text:p>
          </table:table-cell>
          <table:table-cell office:value-type="float" office:value="0.371505034358343" calcext:value-type="float">
            <text:p>0.371505034358343</text:p>
          </table:table-cell>
          <table:table-cell office:value-type="float" office:value="0.430243672391901" calcext:value-type="float">
            <text:p>0.430243672391901</text:p>
          </table:table-cell>
          <table:table-cell office:value-type="float" office:value="6.84289823451608" calcext:value-type="float">
            <text:p>6.84289823451608</text:p>
          </table:table-cell>
          <table:table-cell office:value-type="float" office:value="10.0519625614149" calcext:value-type="float">
            <text:p>10.0519625614149</text:p>
          </table:table-cell>
          <table:table-cell office:value-type="float" office:value="7.24502662762753" calcext:value-type="float">
            <text:p>7.24502662762753</text:p>
          </table:table-cell>
          <table:table-cell office:value-type="float" office:value="9.46569043708946" calcext:value-type="float">
            <text:p>9.46569043708946</text:p>
          </table:table-cell>
          <table:table-cell office:value-type="float" office:value="0.230761580709628" calcext:value-type="float">
            <text:p>0.230761580709628</text:p>
          </table:table-cell>
          <table:table-cell office:value-type="float" office:value="0.258126653033865" calcext:value-type="float">
            <text:p>0.258126653033865</text:p>
          </table:table-cell>
          <table:table-cell office:value-type="float" office:value="0.23561847449262" calcext:value-type="float">
            <text:p>0.23561847449262</text:p>
          </table:table-cell>
          <table:table-cell office:value-type="float" office:value="0.25006323758254" calcext:value-type="float">
            <text:p>0.25006323758254</text:p>
          </table:table-cell>
          <table:table-cell office:value-type="float" office:value="0.0318691107408999" calcext:value-type="float">
            <text:p>0.0318691107409</text:p>
          </table:table-cell>
          <table:table-cell office:value-type="float" office:value="0.0418737426139925" calcext:value-type="float">
            <text:p>0.041873742613993</text:p>
          </table:table-cell>
          <table:table-cell office:value-type="float" office:value="0.0298715702321045" calcext:value-type="float">
            <text:p>0.029871570232105</text:p>
          </table:table-cell>
          <table:table-cell office:value-type="float" office:value="0.04453249284406" calcext:value-type="float">
            <text:p>0.04453249284406</text:p>
          </table:table-cell>
          <table:table-cell table:number-columns-repeated="4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362098221395474" calcext:value-type="float">
            <text:p>0.362098221395474</text:p>
          </table:table-cell>
          <table:table-cell office:value-type="float" office:value="0.428680902212065" calcext:value-type="float">
            <text:p>0.428680902212065</text:p>
          </table:table-cell>
          <table:table-cell office:value-type="float" office:value="0.365347380940787" calcext:value-type="float">
            <text:p>0.365347380940787</text:p>
          </table:table-cell>
          <table:table-cell office:value-type="float" office:value="0.422433512212056" calcext:value-type="float">
            <text:p>0.422433512212056</text:p>
          </table:table-cell>
          <table:table-cell office:value-type="float" office:value="6.73700137996799" calcext:value-type="float">
            <text:p>6.73700137996799</text:p>
          </table:table-cell>
          <table:table-cell office:value-type="float" office:value="9.53778859753477" calcext:value-type="float">
            <text:p>9.53778859753477</text:p>
          </table:table-cell>
          <table:table-cell office:value-type="float" office:value="7.06774383849829" calcext:value-type="float">
            <text:p>7.06774383849829</text:p>
          </table:table-cell>
          <table:table-cell office:value-type="float" office:value="8.97717480961882" calcext:value-type="float">
            <text:p>8.97717480961882</text:p>
          </table:table-cell>
          <table:table-cell office:value-type="float" office:value="0.230088033987067" calcext:value-type="float">
            <text:p>0.230088033987067</text:p>
          </table:table-cell>
          <table:table-cell office:value-type="float" office:value="0.257688228895092" calcext:value-type="float">
            <text:p>0.257688228895092</text:p>
          </table:table-cell>
          <table:table-cell office:value-type="float" office:value="0.233416605524471" calcext:value-type="float">
            <text:p>0.233416605524471</text:p>
          </table:table-cell>
          <table:table-cell office:value-type="float" office:value="0.252020771345748" calcext:value-type="float">
            <text:p>0.252020771345748</text:p>
          </table:table-cell>
          <table:table-cell office:value-type="float" office:value="0.0325945971866925" calcext:value-type="float">
            <text:p>0.032594597186693</text:p>
          </table:table-cell>
          <table:table-cell office:value-type="float" office:value="0.0443145119838482" calcext:value-type="float">
            <text:p>0.044314511983848</text:p>
          </table:table-cell>
          <table:table-cell office:value-type="float" office:value="0.0311441394949105" calcext:value-type="float">
            <text:p>0.031144139494911</text:p>
          </table:table-cell>
          <table:table-cell office:value-type="float" office:value="0.0462619610488806" calcext:value-type="float">
            <text:p>0.046261961048881</text:p>
          </table:table-cell>
          <table:table-cell table:number-columns-repeated="4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66307024033279" calcext:value-type="float">
            <text:p>0.366307024033279</text:p>
          </table:table-cell>
          <table:table-cell office:value-type="float" office:value="0.436333186754801" calcext:value-type="float">
            <text:p>0.436333186754801</text:p>
          </table:table-cell>
          <table:table-cell office:value-type="float" office:value="0.369794009300632" calcext:value-type="float">
            <text:p>0.369794009300632</text:p>
          </table:table-cell>
          <table:table-cell office:value-type="float" office:value="0.42982955665178" calcext:value-type="float">
            <text:p>0.42982955665178</text:p>
          </table:table-cell>
          <table:table-cell office:value-type="float" office:value="6.59039359343407" calcext:value-type="float">
            <text:p>6.59039359343407</text:p>
          </table:table-cell>
          <table:table-cell office:value-type="float" office:value="9.46954017581338" calcext:value-type="float">
            <text:p>9.46954017581338</text:p>
          </table:table-cell>
          <table:table-cell office:value-type="float" office:value="7.08842742636549" calcext:value-type="float">
            <text:p>7.08842742636549</text:p>
          </table:table-cell>
          <table:table-cell office:value-type="float" office:value="9.08937498199519" calcext:value-type="float">
            <text:p>9.08937498199519</text:p>
          </table:table-cell>
          <table:table-cell office:value-type="float" office:value="0.228066166542431" calcext:value-type="float">
            <text:p>0.228066166542431</text:p>
          </table:table-cell>
          <table:table-cell office:value-type="float" office:value="0.245517787227565" calcext:value-type="float">
            <text:p>0.245517787227565</text:p>
          </table:table-cell>
          <table:table-cell office:value-type="float" office:value="0.231196390298948" calcext:value-type="float">
            <text:p>0.231196390298948</text:p>
          </table:table-cell>
          <table:table-cell office:value-type="float" office:value="0.240417984819974" calcext:value-type="float">
            <text:p>0.240417984819974</text:p>
          </table:table-cell>
          <table:table-cell office:value-type="float" office:value="0.0287889370366957" calcext:value-type="float">
            <text:p>0.028788937036696</text:p>
          </table:table-cell>
          <table:table-cell office:value-type="float" office:value="0.0410408521755969" calcext:value-type="float">
            <text:p>0.041040852175597</text:p>
          </table:table-cell>
          <table:table-cell office:value-type="float" office:value="0.0281309307913525" calcext:value-type="float">
            <text:p>0.028130930791353</text:p>
          </table:table-cell>
          <table:table-cell office:value-type="float" office:value="0.0417861123568433" calcext:value-type="float">
            <text:p>0.041786112356843</text:p>
          </table:table-cell>
          <table:table-cell table:number-columns-repeated="4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66322679372947" calcext:value-type="float">
            <text:p>0.366322679372947</text:p>
          </table:table-cell>
          <table:table-cell office:value-type="float" office:value="0.430380651558487" calcext:value-type="float">
            <text:p>0.430380651558487</text:p>
          </table:table-cell>
          <table:table-cell office:value-type="float" office:value="0.368400052796858" calcext:value-type="float">
            <text:p>0.368400052796858</text:p>
          </table:table-cell>
          <table:table-cell office:value-type="float" office:value="0.425549272848273" calcext:value-type="float">
            <text:p>0.425549272848273</text:p>
          </table:table-cell>
          <table:table-cell office:value-type="float" office:value="6.92223989179177" calcext:value-type="float">
            <text:p>6.92223989179177</text:p>
          </table:table-cell>
          <table:table-cell office:value-type="float" office:value="9.10272453184791" calcext:value-type="float">
            <text:p>9.10272453184791</text:p>
          </table:table-cell>
          <table:table-cell office:value-type="float" office:value="7.11915130578446" calcext:value-type="float">
            <text:p>7.11915130578446</text:p>
          </table:table-cell>
          <table:table-cell office:value-type="float" office:value="8.55537933673727" calcext:value-type="float">
            <text:p>8.55537933673727</text:p>
          </table:table-cell>
          <table:table-cell office:value-type="float" office:value="0.225781409896112" calcext:value-type="float">
            <text:p>0.225781409896112</text:p>
          </table:table-cell>
          <table:table-cell office:value-type="float" office:value="0.238015156378805" calcext:value-type="float">
            <text:p>0.238015156378805</text:p>
          </table:table-cell>
          <table:table-cell office:value-type="float" office:value="0.228845249455658" calcext:value-type="float">
            <text:p>0.228845249455658</text:p>
          </table:table-cell>
          <table:table-cell office:value-type="float" office:value="0.233117261149774" calcext:value-type="float">
            <text:p>0.233117261149774</text:p>
          </table:table-cell>
          <table:table-cell office:value-type="float" office:value="0.0333540099577851" calcext:value-type="float">
            <text:p>0.033354009957785</text:p>
          </table:table-cell>
          <table:table-cell office:value-type="float" office:value="0.0440994260135624" calcext:value-type="float">
            <text:p>0.044099426013562</text:p>
          </table:table-cell>
          <table:table-cell office:value-type="float" office:value="0.0302704849345032" calcext:value-type="float">
            <text:p>0.030270484934503</text:p>
          </table:table-cell>
          <table:table-cell office:value-type="float" office:value="0.0485595946011038" calcext:value-type="float">
            <text:p>0.048559594601104</text:p>
          </table:table-cell>
          <table:table-cell table:number-columns-repeated="4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67634925074933" calcext:value-type="float">
            <text:p>0.367634925074933</text:p>
          </table:table-cell>
          <table:table-cell office:value-type="float" office:value="0.437497410173705" calcext:value-type="float">
            <text:p>0.437497410173705</text:p>
          </table:table-cell>
          <table:table-cell office:value-type="float" office:value="0.371305456411193" calcext:value-type="float">
            <text:p>0.371305456411193</text:p>
          </table:table-cell>
          <table:table-cell office:value-type="float" office:value="0.43021002020899" calcext:value-type="float">
            <text:p>0.43021002020899</text:p>
          </table:table-cell>
          <table:table-cell office:value-type="float" office:value="6.55103012856448" calcext:value-type="float">
            <text:p>6.55103012856448</text:p>
          </table:table-cell>
          <table:table-cell office:value-type="float" office:value="9.09714483316772" calcext:value-type="float">
            <text:p>9.09714483316772</text:p>
          </table:table-cell>
          <table:table-cell office:value-type="float" office:value="6.7497969145474" calcext:value-type="float">
            <text:p>6.7497969145474</text:p>
          </table:table-cell>
          <table:table-cell office:value-type="float" office:value="8.86544841636706" calcext:value-type="float">
            <text:p>8.86544841636706</text:p>
          </table:table-cell>
          <table:table-cell office:value-type="float" office:value="0.231109304452484" calcext:value-type="float">
            <text:p>0.231109304452484</text:p>
          </table:table-cell>
          <table:table-cell office:value-type="float" office:value="0.256703687772882" calcext:value-type="float">
            <text:p>0.256703687772882</text:p>
          </table:table-cell>
          <table:table-cell office:value-type="float" office:value="0.235871793249252" calcext:value-type="float">
            <text:p>0.235871793249252</text:p>
          </table:table-cell>
          <table:table-cell office:value-type="float" office:value="0.248823238857827" calcext:value-type="float">
            <text:p>0.248823238857827</text:p>
          </table:table-cell>
          <table:table-cell office:value-type="float" office:value="0.0344535479983694" calcext:value-type="float">
            <text:p>0.034453547998369</text:p>
          </table:table-cell>
          <table:table-cell office:value-type="float" office:value="0.0393905449755424" calcext:value-type="float">
            <text:p>0.039390544975542</text:p>
          </table:table-cell>
          <table:table-cell office:value-type="float" office:value="0.0281121993933766" calcext:value-type="float">
            <text:p>0.028112199393377</text:p>
          </table:table-cell>
          <table:table-cell office:value-type="float" office:value="0.0486999300114077" calcext:value-type="float">
            <text:p>0.048699930011408</text:p>
          </table:table-cell>
          <table:table-cell table:number-columns-repeated="4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67132353675772" calcext:value-type="float">
            <text:p>0.367132353675772</text:p>
          </table:table-cell>
          <table:table-cell office:value-type="float" office:value="0.437212723183504" calcext:value-type="float">
            <text:p>0.437212723183504</text:p>
          </table:table-cell>
          <table:table-cell office:value-type="float" office:value="0.37011171466884" calcext:value-type="float">
            <text:p>0.37011171466884</text:p>
          </table:table-cell>
          <table:table-cell office:value-type="float" office:value="0.431105214984743" calcext:value-type="float">
            <text:p>0.431105214984743</text:p>
          </table:table-cell>
          <table:table-cell office:value-type="float" office:value="6.77382621426772" calcext:value-type="float">
            <text:p>6.77382621426772</text:p>
          </table:table-cell>
          <table:table-cell office:value-type="float" office:value="9.79985562429095" calcext:value-type="float">
            <text:p>9.79985562429095</text:p>
          </table:table-cell>
          <table:table-cell office:value-type="float" office:value="7.00499098304288" calcext:value-type="float">
            <text:p>7.00499098304288</text:p>
          </table:table-cell>
          <table:table-cell office:value-type="float" office:value="9.11723972372262" calcext:value-type="float">
            <text:p>9.11723972372262</text:p>
          </table:table-cell>
          <table:table-cell office:value-type="float" office:value="0.227138925171341" calcext:value-type="float">
            <text:p>0.227138925171341</text:p>
          </table:table-cell>
          <table:table-cell office:value-type="float" office:value="0.2540831316221" calcext:value-type="float">
            <text:p>0.2540831316221</text:p>
          </table:table-cell>
          <table:table-cell office:value-type="float" office:value="0.229962177738452" calcext:value-type="float">
            <text:p>0.229962177738452</text:p>
          </table:table-cell>
          <table:table-cell office:value-type="float" office:value="0.249336971892466" calcext:value-type="float">
            <text:p>0.249336971892466</text:p>
          </table:table-cell>
          <table:table-cell office:value-type="float" office:value="0.0343397171443985" calcext:value-type="float">
            <text:p>0.034339717144399</text:p>
          </table:table-cell>
          <table:table-cell office:value-type="float" office:value="0.0437697542650789" calcext:value-type="float">
            <text:p>0.043769754265079</text:p>
          </table:table-cell>
          <table:table-cell office:value-type="float" office:value="0.0308566742332785" calcext:value-type="float">
            <text:p>0.030856674233279</text:p>
          </table:table-cell>
          <table:table-cell office:value-type="float" office:value="0.0488373361413538" calcext:value-type="float">
            <text:p>0.048837336141354</text:p>
          </table:table-cell>
          <table:table-cell table:number-columns-repeated="4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68960166453157" calcext:value-type="float">
            <text:p>0.368960166453157</text:p>
          </table:table-cell>
          <table:table-cell office:value-type="float" office:value="0.43729180729742" calcext:value-type="float">
            <text:p>0.43729180729742</text:p>
          </table:table-cell>
          <table:table-cell office:value-type="float" office:value="0.372490237449272" calcext:value-type="float">
            <text:p>0.372490237449272</text:p>
          </table:table-cell>
          <table:table-cell office:value-type="float" office:value="0.430736916988701" calcext:value-type="float">
            <text:p>0.430736916988701</text:p>
          </table:table-cell>
          <table:table-cell office:value-type="float" office:value="6.27177572662254" calcext:value-type="float">
            <text:p>6.27177572662254</text:p>
          </table:table-cell>
          <table:table-cell office:value-type="float" office:value="9.52287207543194" calcext:value-type="float">
            <text:p>9.52287207543194</text:p>
          </table:table-cell>
          <table:table-cell office:value-type="float" office:value="6.67960788710641" calcext:value-type="float">
            <text:p>6.67960788710641</text:p>
          </table:table-cell>
          <table:table-cell office:value-type="float" office:value="8.80834422996974" calcext:value-type="float">
            <text:p>8.80834422996974</text:p>
          </table:table-cell>
          <table:table-cell office:value-type="float" office:value="0.230157302778493" calcext:value-type="float">
            <text:p>0.230157302778493</text:p>
          </table:table-cell>
          <table:table-cell office:value-type="float" office:value="0.259822479347518" calcext:value-type="float">
            <text:p>0.259822479347518</text:p>
          </table:table-cell>
          <table:table-cell office:value-type="float" office:value="0.233366597481253" calcext:value-type="float">
            <text:p>0.233366597481253</text:p>
          </table:table-cell>
          <table:table-cell office:value-type="float" office:value="0.25441458163084" calcext:value-type="float">
            <text:p>0.25441458163084</text:p>
          </table:table-cell>
          <table:table-cell office:value-type="float" office:value="0.0295505050605914" calcext:value-type="float">
            <text:p>0.029550505060592</text:p>
          </table:table-cell>
          <table:table-cell office:value-type="float" office:value="0.0383921792262827" calcext:value-type="float">
            <text:p>0.038392179226283</text:p>
          </table:table-cell>
          <table:table-cell office:value-type="float" office:value="0.0277627619339572" calcext:value-type="float">
            <text:p>0.027762761933957</text:p>
          </table:table-cell>
          <table:table-cell office:value-type="float" office:value="0.0408819482993863" calcext:value-type="float">
            <text:p>0.040881948299386</text:p>
          </table:table-cell>
          <table:table-cell table:number-columns-repeated="4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65980521427739" calcext:value-type="float">
            <text:p>0.365980521427739</text:p>
          </table:table-cell>
          <table:table-cell office:value-type="float" office:value="0.431257884930089" calcext:value-type="float">
            <text:p>0.431257884930089</text:p>
          </table:table-cell>
          <table:table-cell office:value-type="float" office:value="0.369179939771825" calcext:value-type="float">
            <text:p>0.369179939771825</text:p>
          </table:table-cell>
          <table:table-cell office:value-type="float" office:value="0.425505677975151" calcext:value-type="float">
            <text:p>0.425505677975151</text:p>
          </table:table-cell>
          <table:table-cell office:value-type="float" office:value="6.55010443276824" calcext:value-type="float">
            <text:p>6.55010443276824</text:p>
          </table:table-cell>
          <table:table-cell office:value-type="float" office:value="8.99268349841873" calcext:value-type="float">
            <text:p>8.99268349841873</text:p>
          </table:table-cell>
          <table:table-cell office:value-type="float" office:value="6.96490885276738" calcext:value-type="float">
            <text:p>6.96490885276738</text:p>
          </table:table-cell>
          <table:table-cell office:value-type="float" office:value="8.74548984076476" calcext:value-type="float">
            <text:p>8.74548984076476</text:p>
          </table:table-cell>
          <table:table-cell office:value-type="float" office:value="0.223976917871468" calcext:value-type="float">
            <text:p>0.223976917871468</text:p>
          </table:table-cell>
          <table:table-cell office:value-type="float" office:value="0.249698592106158" calcext:value-type="float">
            <text:p>0.249698592106158</text:p>
          </table:table-cell>
          <table:table-cell office:value-type="float" office:value="0.22690611955605" calcext:value-type="float">
            <text:p>0.22690611955605</text:p>
          </table:table-cell>
          <table:table-cell office:value-type="float" office:value="0.244768000509466" calcext:value-type="float">
            <text:p>0.244768000509466</text:p>
          </table:table-cell>
          <table:table-cell office:value-type="float" office:value="0.0309641228717276" calcext:value-type="float">
            <text:p>0.030964122871728</text:p>
          </table:table-cell>
          <table:table-cell office:value-type="float" office:value="0.0407502558571454" calcext:value-type="float">
            <text:p>0.040750255857145</text:p>
          </table:table-cell>
          <table:table-cell office:value-type="float" office:value="0.0296217733063814" calcext:value-type="float">
            <text:p>0.029621773306381</text:p>
          </table:table-cell>
          <table:table-cell office:value-type="float" office:value="0.0425885962725314" calcext:value-type="float">
            <text:p>0.042588596272531</text:p>
          </table:table-cell>
          <table:table-cell table:number-columns-repeated="4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63046644868906" calcext:value-type="float">
            <text:p>0.363046644868906</text:p>
          </table:table-cell>
          <table:table-cell office:value-type="float" office:value="0.429538442511585" calcext:value-type="float">
            <text:p>0.429538442511585</text:p>
          </table:table-cell>
          <table:table-cell office:value-type="float" office:value="0.366475173545447" calcext:value-type="float">
            <text:p>0.366475173545447</text:p>
          </table:table-cell>
          <table:table-cell office:value-type="float" office:value="0.423123211617907" calcext:value-type="float">
            <text:p>0.423123211617907</text:p>
          </table:table-cell>
          <table:table-cell office:value-type="float" office:value="6.70128989762298" calcext:value-type="float">
            <text:p>6.70128989762298</text:p>
          </table:table-cell>
          <table:table-cell office:value-type="float" office:value="9.24672430312342" calcext:value-type="float">
            <text:p>9.24672430312342</text:p>
          </table:table-cell>
          <table:table-cell office:value-type="float" office:value="6.97979922881933" calcext:value-type="float">
            <text:p>6.97979922881933</text:p>
          </table:table-cell>
          <table:table-cell office:value-type="float" office:value="8.53310583225863" calcext:value-type="float">
            <text:p>8.53310583225863</text:p>
          </table:table-cell>
          <table:table-cell office:value-type="float" office:value="0.221664101741175" calcext:value-type="float">
            <text:p>0.221664101741175</text:p>
          </table:table-cell>
          <table:table-cell office:value-type="float" office:value="0.24862685515922" calcext:value-type="float">
            <text:p>0.24862685515922</text:p>
          </table:table-cell>
          <table:table-cell office:value-type="float" office:value="0.224874460385488" calcext:value-type="float">
            <text:p>0.224874460385488</text:p>
          </table:table-cell>
          <table:table-cell office:value-type="float" office:value="0.243262128809946" calcext:value-type="float">
            <text:p>0.243262128809946</text:p>
          </table:table-cell>
          <table:table-cell office:value-type="float" office:value="0.0342816388294601" calcext:value-type="float">
            <text:p>0.03428163882946</text:p>
          </table:table-cell>
          <table:table-cell office:value-type="float" office:value="0.0467738922470687" calcext:value-type="float">
            <text:p>0.046773892247069</text:p>
          </table:table-cell>
          <table:table-cell office:value-type="float" office:value="0.0336009830808335" calcext:value-type="float">
            <text:p>0.033600983080834</text:p>
          </table:table-cell>
          <table:table-cell office:value-type="float" office:value="0.0475234510798936" calcext:value-type="float">
            <text:p>0.047523451079894</text:p>
          </table:table-cell>
          <table:table-cell table:number-columns-repeated="4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63749075166761" calcext:value-type="float">
            <text:p>0.363749075166761</text:p>
          </table:table-cell>
          <table:table-cell office:value-type="float" office:value="0.426919554062468" calcext:value-type="float">
            <text:p>0.426919554062468</text:p>
          </table:table-cell>
          <table:table-cell office:value-type="float" office:value="0.366736999339287" calcext:value-type="float">
            <text:p>0.366736999339287</text:p>
          </table:table-cell>
          <table:table-cell office:value-type="float" office:value="0.421216143547618" calcext:value-type="float">
            <text:p>0.421216143547618</text:p>
          </table:table-cell>
          <table:table-cell office:value-type="float" office:value="6.9310946538898" calcext:value-type="float">
            <text:p>6.9310946538898</text:p>
          </table:table-cell>
          <table:table-cell office:value-type="float" office:value="9.16726715592255" calcext:value-type="float">
            <text:p>9.16726715592255</text:p>
          </table:table-cell>
          <table:table-cell office:value-type="float" office:value="7.14593573344537" calcext:value-type="float">
            <text:p>7.14593573344537</text:p>
          </table:table-cell>
          <table:table-cell office:value-type="float" office:value="8.61427027243312" calcext:value-type="float">
            <text:p>8.61427027243312</text:p>
          </table:table-cell>
          <table:table-cell office:value-type="float" office:value="0.226666442921546" calcext:value-type="float">
            <text:p>0.226666442921546</text:p>
          </table:table-cell>
          <table:table-cell office:value-type="float" office:value="0.258401890145626" calcext:value-type="float">
            <text:p>0.258401890145626</text:p>
          </table:table-cell>
          <table:table-cell office:value-type="float" office:value="0.229351142682482" calcext:value-type="float">
            <text:p>0.229351142682482</text:p>
          </table:table-cell>
          <table:table-cell office:value-type="float" office:value="0.253756716698818" calcext:value-type="float">
            <text:p>0.253756716698818</text:p>
          </table:table-cell>
          <table:table-cell office:value-type="float" office:value="0.035942324450979" calcext:value-type="float">
            <text:p>0.035942324450979</text:p>
          </table:table-cell>
          <table:table-cell office:value-type="float" office:value="0.0510423876171854" calcext:value-type="float">
            <text:p>0.051042387617185</text:p>
          </table:table-cell>
          <table:table-cell office:value-type="float" office:value="0.035399440967648" calcext:value-type="float">
            <text:p>0.035399440967648</text:p>
          </table:table-cell>
          <table:table-cell office:value-type="float" office:value="0.0515993914319455" calcext:value-type="float">
            <text:p>0.051599391431946</text:p>
          </table:table-cell>
          <table:table-cell table:number-columns-repeated="4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68183770864102" calcext:value-type="float">
            <text:p>0.368183770864102</text:p>
          </table:table-cell>
          <table:table-cell office:value-type="float" office:value="0.433823087583259" calcext:value-type="float">
            <text:p>0.433823087583259</text:p>
          </table:table-cell>
          <table:table-cell office:value-type="float" office:value="0.371684017457369" calcext:value-type="float">
            <text:p>0.371684017457369</text:p>
          </table:table-cell>
          <table:table-cell office:value-type="float" office:value="0.428023498512425" calcext:value-type="float">
            <text:p>0.428023498512425</text:p>
          </table:table-cell>
          <table:table-cell office:value-type="float" office:value="6.62066130352867" calcext:value-type="float">
            <text:p>6.62066130352867</text:p>
          </table:table-cell>
          <table:table-cell office:value-type="float" office:value="9.19538965550757" calcext:value-type="float">
            <text:p>9.19538965550757</text:p>
          </table:table-cell>
          <table:table-cell office:value-type="float" office:value="6.9439415165156" calcext:value-type="float">
            <text:p>6.9439415165156</text:p>
          </table:table-cell>
          <table:table-cell office:value-type="float" office:value="8.64935990442831" calcext:value-type="float">
            <text:p>8.64935990442831</text:p>
          </table:table-cell>
          <table:table-cell office:value-type="float" office:value="0.233955076394636" calcext:value-type="float">
            <text:p>0.233955076394636</text:p>
          </table:table-cell>
          <table:table-cell office:value-type="float" office:value="0.265998306667702" calcext:value-type="float">
            <text:p>0.265998306667702</text:p>
          </table:table-cell>
          <table:table-cell office:value-type="float" office:value="0.237174518814705" calcext:value-type="float">
            <text:p>0.237174518814705</text:p>
          </table:table-cell>
          <table:table-cell office:value-type="float" office:value="0.260459244926037" calcext:value-type="float">
            <text:p>0.260459244926037</text:p>
          </table:table-cell>
          <table:table-cell office:value-type="float" office:value="0.0364896547812563" calcext:value-type="float">
            <text:p>0.036489654781256</text:p>
          </table:table-cell>
          <table:table-cell office:value-type="float" office:value="0.0492161064689658" calcext:value-type="float">
            <text:p>0.049216106468966</text:p>
          </table:table-cell>
          <table:table-cell office:value-type="float" office:value="0.0343371230452632" calcext:value-type="float">
            <text:p>0.034337123045263</text:p>
          </table:table-cell>
          <table:table-cell office:value-type="float" office:value="0.0522146911404893" calcext:value-type="float">
            <text:p>0.052214691140489</text:p>
          </table:table-cell>
          <table:table-cell table:number-columns-repeated="4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62948041415924" calcext:value-type="float">
            <text:p>0.362948041415924</text:p>
          </table:table-cell>
          <table:table-cell office:value-type="float" office:value="0.428063652498807" calcext:value-type="float">
            <text:p>0.428063652498807</text:p>
          </table:table-cell>
          <table:table-cell office:value-type="float" office:value="0.365972083837898" calcext:value-type="float">
            <text:p>0.365972083837898</text:p>
          </table:table-cell>
          <table:table-cell office:value-type="float" office:value="0.421775130321169" calcext:value-type="float">
            <text:p>0.421775130321169</text:p>
          </table:table-cell>
          <table:table-cell office:value-type="float" office:value="6.62814063533651" calcext:value-type="float">
            <text:p>6.62814063533651</text:p>
          </table:table-cell>
          <table:table-cell office:value-type="float" office:value="9.44376048646807" calcext:value-type="float">
            <text:p>9.44376048646807</text:p>
          </table:table-cell>
          <table:table-cell office:value-type="float" office:value="7.03906694024565" calcext:value-type="float">
            <text:p>7.03906694024565</text:p>
          </table:table-cell>
          <table:table-cell office:value-type="float" office:value="8.83503265924012" calcext:value-type="float">
            <text:p>8.83503265924012</text:p>
          </table:table-cell>
          <table:table-cell office:value-type="float" office:value="0.229822725649698" calcext:value-type="float">
            <text:p>0.229822725649698</text:p>
          </table:table-cell>
          <table:table-cell office:value-type="float" office:value="0.260996772790714" calcext:value-type="float">
            <text:p>0.260996772790714</text:p>
          </table:table-cell>
          <table:table-cell office:value-type="float" office:value="0.233012232717978" calcext:value-type="float">
            <text:p>0.233012232717978</text:p>
          </table:table-cell>
          <table:table-cell office:value-type="float" office:value="0.255441958318244" calcext:value-type="float">
            <text:p>0.255441958318244</text:p>
          </table:table-cell>
          <table:table-cell office:value-type="float" office:value="0.036070643788205" calcext:value-type="float">
            <text:p>0.036070643788205</text:p>
          </table:table-cell>
          <table:table-cell office:value-type="float" office:value="0.045850676833816" calcext:value-type="float">
            <text:p>0.045850676833816</text:p>
          </table:table-cell>
          <table:table-cell office:value-type="float" office:value="0.0318479908806299" calcext:value-type="float">
            <text:p>0.03184799088063</text:p>
          </table:table-cell>
          <table:table-cell office:value-type="float" office:value="0.0521292759178604" calcext:value-type="float">
            <text:p>0.05212927591786</text:p>
          </table:table-cell>
          <table:table-cell table:number-columns-repeated="4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63223970588497" calcext:value-type="float">
            <text:p>0.363223970588497</text:p>
          </table:table-cell>
          <table:table-cell office:value-type="float" office:value="0.425315965556966" calcext:value-type="float">
            <text:p>0.425315965556966</text:p>
          </table:table-cell>
          <table:table-cell office:value-type="float" office:value="0.367424410051297" calcext:value-type="float">
            <text:p>0.367424410051297</text:p>
          </table:table-cell>
          <table:table-cell office:value-type="float" office:value="0.417778634950802" calcext:value-type="float">
            <text:p>0.417778634950802</text:p>
          </table:table-cell>
          <table:table-cell office:value-type="float" office:value="6.44218024608121" calcext:value-type="float">
            <text:p>6.44218024608121</text:p>
          </table:table-cell>
          <table:table-cell office:value-type="float" office:value="9.16465380165922" calcext:value-type="float">
            <text:p>9.16465380165922</text:p>
          </table:table-cell>
          <table:table-cell office:value-type="float" office:value="6.79146156805932" calcext:value-type="float">
            <text:p>6.79146156805932</text:p>
          </table:table-cell>
          <table:table-cell office:value-type="float" office:value="8.65480707730958" calcext:value-type="float">
            <text:p>8.65480707730958</text:p>
          </table:table-cell>
          <table:table-cell office:value-type="float" office:value="0.230054862324589" calcext:value-type="float">
            <text:p>0.230054862324589</text:p>
          </table:table-cell>
          <table:table-cell office:value-type="float" office:value="0.262052450024606" calcext:value-type="float">
            <text:p>0.262052450024606</text:p>
          </table:table-cell>
          <table:table-cell office:value-type="float" office:value="0.233874794304979" calcext:value-type="float">
            <text:p>0.233874794304979</text:p>
          </table:table-cell>
          <table:table-cell office:value-type="float" office:value="0.255507865679585" calcext:value-type="float">
            <text:p>0.255507865679585</text:p>
          </table:table-cell>
          <table:table-cell office:value-type="float" office:value="0.0331207414361762" calcext:value-type="float">
            <text:p>0.033120741436176</text:p>
          </table:table-cell>
          <table:table-cell office:value-type="float" office:value="0.0432350009824628" calcext:value-type="float">
            <text:p>0.043235000982463</text:p>
          </table:table-cell>
          <table:table-cell office:value-type="float" office:value="0.031332786717449" calcext:value-type="float">
            <text:p>0.031332786717449</text:p>
          </table:table-cell>
          <table:table-cell office:value-type="float" office:value="0.0456785365006969" calcext:value-type="float">
            <text:p>0.045678536500697</text:p>
          </table:table-cell>
          <table:table-cell table:number-columns-repeated="4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61976188647617" calcext:value-type="float">
            <text:p>0.361976188647617</text:p>
          </table:table-cell>
          <table:table-cell office:value-type="float" office:value="0.425384353199085" calcext:value-type="float">
            <text:p>0.425384353199085</text:p>
          </table:table-cell>
          <table:table-cell office:value-type="float" office:value="0.365595120475935" calcext:value-type="float">
            <text:p>0.365595120475935</text:p>
          </table:table-cell>
          <table:table-cell office:value-type="float" office:value="0.418599603214603" calcext:value-type="float">
            <text:p>0.418599603214603</text:p>
          </table:table-cell>
          <table:table-cell office:value-type="float" office:value="6.50206390299368" calcext:value-type="float">
            <text:p>6.50206390299368</text:p>
          </table:table-cell>
          <table:table-cell office:value-type="float" office:value="9.46613554461391" calcext:value-type="float">
            <text:p>9.46613554461391</text:p>
          </table:table-cell>
          <table:table-cell office:value-type="float" office:value="6.87694928855162" calcext:value-type="float">
            <text:p>6.87694928855162</text:p>
          </table:table-cell>
          <table:table-cell office:value-type="float" office:value="8.99506216590037" calcext:value-type="float">
            <text:p>8.99506216590037</text:p>
          </table:table-cell>
          <table:table-cell office:value-type="float" office:value="0.226635241914973" calcext:value-type="float">
            <text:p>0.226635241914973</text:p>
          </table:table-cell>
          <table:table-cell office:value-type="float" office:value="0.257702474478143" calcext:value-type="float">
            <text:p>0.257702474478143</text:p>
          </table:table-cell>
          <table:table-cell office:value-type="float" office:value="0.229735881838383" calcext:value-type="float">
            <text:p>0.229735881838383</text:p>
          </table:table-cell>
          <table:table-cell office:value-type="float" office:value="0.252385984806704" calcext:value-type="float">
            <text:p>0.252385984806704</text:p>
          </table:table-cell>
          <table:table-cell office:value-type="float" office:value="0.0299204276380019" calcext:value-type="float">
            <text:p>0.029920427638002</text:p>
          </table:table-cell>
          <table:table-cell office:value-type="float" office:value="0.0394412254986321" calcext:value-type="float">
            <text:p>0.039441225498632</text:p>
          </table:table-cell>
          <table:table-cell office:value-type="float" office:value="0.0282395795899975" calcext:value-type="float">
            <text:p>0.028239579589998</text:p>
          </table:table-cell>
          <table:table-cell office:value-type="float" office:value="0.0417843661138076" calcext:value-type="float">
            <text:p>0.041784366113808</text:p>
          </table:table-cell>
          <table:table-cell table:number-columns-repeated="4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64063423977755" calcext:value-type="float">
            <text:p>0.364063423977755</text:p>
          </table:table-cell>
          <table:table-cell office:value-type="float" office:value="0.42931941425556" calcext:value-type="float">
            <text:p>0.42931941425556</text:p>
          </table:table-cell>
          <table:table-cell office:value-type="float" office:value="0.367891595025129" calcext:value-type="float">
            <text:p>0.367891595025129</text:p>
          </table:table-cell>
          <table:table-cell office:value-type="float" office:value="0.421941773482237" calcext:value-type="float">
            <text:p>0.421941773482237</text:p>
          </table:table-cell>
          <table:table-cell office:value-type="float" office:value="6.49580455639716" calcext:value-type="float">
            <text:p>6.49580455639716</text:p>
          </table:table-cell>
          <table:table-cell office:value-type="float" office:value="9.17814834767629" calcext:value-type="float">
            <text:p>9.17814834767629</text:p>
          </table:table-cell>
          <table:table-cell office:value-type="float" office:value="6.67841770129161" calcext:value-type="float">
            <text:p>6.67841770129161</text:p>
          </table:table-cell>
          <table:table-cell office:value-type="float" office:value="8.48767108417137" calcext:value-type="float">
            <text:p>8.48767108417137</text:p>
          </table:table-cell>
          <table:table-cell office:value-type="float" office:value="0.244198542695889" calcext:value-type="float">
            <text:p>0.244198542695889</text:p>
          </table:table-cell>
          <table:table-cell office:value-type="float" office:value="0.281691826590417" calcext:value-type="float">
            <text:p>0.281691826590417</text:p>
          </table:table-cell>
          <table:table-cell office:value-type="float" office:value="0.247785582639855" calcext:value-type="float">
            <text:p>0.247785582639855</text:p>
          </table:table-cell>
          <table:table-cell office:value-type="float" office:value="0.275468586564289" calcext:value-type="float">
            <text:p>0.275468586564289</text:p>
          </table:table-cell>
          <table:table-cell office:value-type="float" office:value="0.0331754519635494" calcext:value-type="float">
            <text:p>0.033175451963549</text:p>
          </table:table-cell>
          <table:table-cell office:value-type="float" office:value="0.0404168867367268" calcext:value-type="float">
            <text:p>0.040416886736727</text:p>
          </table:table-cell>
          <table:table-cell office:value-type="float" office:value="0.027994825548211" calcext:value-type="float">
            <text:p>0.027994825548211</text:p>
          </table:table-cell>
          <table:table-cell office:value-type="float" office:value="0.0480591306712482" calcext:value-type="float">
            <text:p>0.048059130671248</text:p>
          </table:table-cell>
          <table:table-cell table:number-columns-repeated="4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55201359418592" calcext:value-type="float">
            <text:p>0.355201359418592</text:p>
          </table:table-cell>
          <table:table-cell office:value-type="float" office:value="0.420675589953021" calcext:value-type="float">
            <text:p>0.420675589953021</text:p>
          </table:table-cell>
          <table:table-cell office:value-type="float" office:value="0.358829095330513" calcext:value-type="float">
            <text:p>0.358829095330513</text:p>
          </table:table-cell>
          <table:table-cell office:value-type="float" office:value="0.413549998696353" calcext:value-type="float">
            <text:p>0.413549998696353</text:p>
          </table:table-cell>
          <table:table-cell office:value-type="float" office:value="6.07613714905666" calcext:value-type="float">
            <text:p>6.07613714905666</text:p>
          </table:table-cell>
          <table:table-cell office:value-type="float" office:value="9.75733876639121" calcext:value-type="float">
            <text:p>9.75733876639121</text:p>
          </table:table-cell>
          <table:table-cell office:value-type="float" office:value="6.47870790872976" calcext:value-type="float">
            <text:p>6.47870790872976</text:p>
          </table:table-cell>
          <table:table-cell office:value-type="float" office:value="8.45514382596597" calcext:value-type="float">
            <text:p>8.45514382596597</text:p>
          </table:table-cell>
          <table:table-cell office:value-type="float" office:value="0.234387649516209" calcext:value-type="float">
            <text:p>0.234387649516209</text:p>
          </table:table-cell>
          <table:table-cell office:value-type="float" office:value="0.271032967787128" calcext:value-type="float">
            <text:p>0.271032967787128</text:p>
          </table:table-cell>
          <table:table-cell office:value-type="float" office:value="0.237551677125659" calcext:value-type="float">
            <text:p>0.237551677125659</text:p>
          </table:table-cell>
          <table:table-cell office:value-type="float" office:value="0.265508848677354" calcext:value-type="float">
            <text:p>0.265508848677354</text:p>
          </table:table-cell>
          <table:table-cell office:value-type="float" office:value="0.0382634073467546" calcext:value-type="float">
            <text:p>0.038263407346755</text:p>
          </table:table-cell>
          <table:table-cell office:value-type="float" office:value="0.0466082289641386" calcext:value-type="float">
            <text:p>0.046608228964139</text:p>
          </table:table-cell>
          <table:table-cell office:value-type="float" office:value="0.0330969840562269" calcext:value-type="float">
            <text:p>0.033096984056227</text:p>
          </table:table-cell>
          <table:table-cell office:value-type="float" office:value="0.0542528177499115" calcext:value-type="float">
            <text:p>0.054252817749912</text:p>
          </table:table-cell>
          <table:table-cell table:number-columns-repeated="4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61243265868699" calcext:value-type="float">
            <text:p>0.361243265868699</text:p>
          </table:table-cell>
          <table:table-cell office:value-type="float" office:value="0.426751366666372" calcext:value-type="float">
            <text:p>0.426751366666372</text:p>
          </table:table-cell>
          <table:table-cell office:value-type="float" office:value="0.365410703941036" calcext:value-type="float">
            <text:p>0.365410703941036</text:p>
          </table:table-cell>
          <table:table-cell office:value-type="float" office:value="0.417801877941998" calcext:value-type="float">
            <text:p>0.417801877941998</text:p>
          </table:table-cell>
          <table:table-cell office:value-type="float" office:value="6.63584952374087" calcext:value-type="float">
            <text:p>6.63584952374087</text:p>
          </table:table-cell>
          <table:table-cell office:value-type="float" office:value="10.0613724966712" calcext:value-type="float">
            <text:p>10.0613724966712</text:p>
          </table:table-cell>
          <table:table-cell office:value-type="float" office:value="7.1292720452561" calcext:value-type="float">
            <text:p>7.1292720452561</text:p>
          </table:table-cell>
          <table:table-cell office:value-type="float" office:value="8.34874240905009" calcext:value-type="float">
            <text:p>8.34874240905009</text:p>
          </table:table-cell>
          <table:table-cell office:value-type="float" office:value="0.237094990744291" calcext:value-type="float">
            <text:p>0.237094990744291</text:p>
          </table:table-cell>
          <table:table-cell office:value-type="float" office:value="0.273824046573235" calcext:value-type="float">
            <text:p>0.273824046573235</text:p>
          </table:table-cell>
          <table:table-cell office:value-type="float" office:value="0.241031835533993" calcext:value-type="float">
            <text:p>0.241031835533993</text:p>
          </table:table-cell>
          <table:table-cell office:value-type="float" office:value="0.266936246543148" calcext:value-type="float">
            <text:p>0.266936246543148</text:p>
          </table:table-cell>
          <table:table-cell office:value-type="float" office:value="0.0332703765630292" calcext:value-type="float">
            <text:p>0.033270376563029</text:p>
          </table:table-cell>
          <table:table-cell office:value-type="float" office:value="0.0414070339523845" calcext:value-type="float">
            <text:p>0.041407033952385</text:p>
          </table:table-cell>
          <table:table-cell office:value-type="float" office:value="0.0315971354433007" calcext:value-type="float">
            <text:p>0.031597135443301</text:p>
          </table:table-cell>
          <table:table-cell office:value-type="float" office:value="0.0437452191528822" calcext:value-type="float">
            <text:p>0.043745219152882</text:p>
          </table:table-cell>
          <table:table-cell table:number-columns-repeated="4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60003468457" calcext:value-type="float">
            <text:p>0.360003468457</text:p>
          </table:table-cell>
          <table:table-cell office:value-type="float" office:value="0.424889919182418" calcext:value-type="float">
            <text:p>0.424889919182418</text:p>
          </table:table-cell>
          <table:table-cell office:value-type="float" office:value="0.363193473117153" calcext:value-type="float">
            <text:p>0.363193473117153</text:p>
          </table:table-cell>
          <table:table-cell office:value-type="float" office:value="0.418089099577517" calcext:value-type="float">
            <text:p>0.418089099577517</text:p>
          </table:table-cell>
          <table:table-cell office:value-type="float" office:value="6.62239147087494" calcext:value-type="float">
            <text:p>6.62239147087494</text:p>
          </table:table-cell>
          <table:table-cell office:value-type="float" office:value="10.2243027557272" calcext:value-type="float">
            <text:p>10.2243027557272</text:p>
          </table:table-cell>
          <table:table-cell office:value-type="float" office:value="6.83048912822538" calcext:value-type="float">
            <text:p>6.83048912822538</text:p>
          </table:table-cell>
          <table:table-cell office:value-type="float" office:value="9.51131022871867" calcext:value-type="float">
            <text:p>9.51131022871867</text:p>
          </table:table-cell>
          <table:table-cell office:value-type="float" office:value="0.232438663886183" calcext:value-type="float">
            <text:p>0.232438663886183</text:p>
          </table:table-cell>
          <table:table-cell office:value-type="float" office:value="0.271867082859582" calcext:value-type="float">
            <text:p>0.271867082859582</text:p>
          </table:table-cell>
          <table:table-cell office:value-type="float" office:value="0.235339165286345" calcext:value-type="float">
            <text:p>0.235339165286345</text:p>
          </table:table-cell>
          <table:table-cell office:value-type="float" office:value="0.266664828271723" calcext:value-type="float">
            <text:p>0.266664828271723</text:p>
          </table:table-cell>
          <table:table-cell office:value-type="float" office:value="0.0385249274262905" calcext:value-type="float">
            <text:p>0.038524927426291</text:p>
          </table:table-cell>
          <table:table-cell office:value-type="float" office:value="0.044440115353087" calcext:value-type="float">
            <text:p>0.044440115353087</text:p>
          </table:table-cell>
          <table:table-cell office:value-type="float" office:value="0.0350943762684073" calcext:value-type="float">
            <text:p>0.035094376268407</text:p>
          </table:table-cell>
          <table:table-cell office:value-type="float" office:value="0.0495982984068819" calcext:value-type="float">
            <text:p>0.049598298406882</text:p>
          </table:table-cell>
          <table:table-cell table:number-columns-repeated="4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69409473083616" calcext:value-type="float">
            <text:p>0.369409473083616</text:p>
          </table:table-cell>
          <table:table-cell office:value-type="float" office:value="0.43353797245404" calcext:value-type="float">
            <text:p>0.43353797245404</text:p>
          </table:table-cell>
          <table:table-cell office:value-type="float" office:value="0.37257131942899" calcext:value-type="float">
            <text:p>0.37257131942899</text:p>
          </table:table-cell>
          <table:table-cell office:value-type="float" office:value="0.426971228188347" calcext:value-type="float">
            <text:p>0.426971228188347</text:p>
          </table:table-cell>
          <table:table-cell office:value-type="float" office:value="6.66647676249755" calcext:value-type="float">
            <text:p>6.66647676249755</text:p>
          </table:table-cell>
          <table:table-cell office:value-type="float" office:value="10.6944511776111" calcext:value-type="float">
            <text:p>10.6944511776111</text:p>
          </table:table-cell>
          <table:table-cell office:value-type="float" office:value="6.95037777247761" calcext:value-type="float">
            <text:p>6.95037777247761</text:p>
          </table:table-cell>
          <table:table-cell office:value-type="float" office:value="9.80671243147741" calcext:value-type="float">
            <text:p>9.80671243147741</text:p>
          </table:table-cell>
          <table:table-cell office:value-type="float" office:value="0.229396423559488" calcext:value-type="float">
            <text:p>0.229396423559488</text:p>
          </table:table-cell>
          <table:table-cell office:value-type="float" office:value="0.263045513105426" calcext:value-type="float">
            <text:p>0.263045513105426</text:p>
          </table:table-cell>
          <table:table-cell office:value-type="float" office:value="0.232082536767677" calcext:value-type="float">
            <text:p>0.232082536767677</text:p>
          </table:table-cell>
          <table:table-cell office:value-type="float" office:value="0.258291171276169" calcext:value-type="float">
            <text:p>0.258291171276169</text:p>
          </table:table-cell>
          <table:table-cell office:value-type="float" office:value="0.0390409860908167" calcext:value-type="float">
            <text:p>0.039040986090817</text:p>
          </table:table-cell>
          <table:table-cell office:value-type="float" office:value="0.0466996524445255" calcext:value-type="float">
            <text:p>0.046699652444526</text:p>
          </table:table-cell>
          <table:table-cell office:value-type="float" office:value="0.0362809309177282" calcext:value-type="float">
            <text:p>0.036280930917728</text:p>
          </table:table-cell>
          <table:table-cell office:value-type="float" office:value="0.050828763627454" calcext:value-type="float">
            <text:p>0.050828763627454</text:p>
          </table:table-cell>
          <table:table-cell table:number-columns-repeated="4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56409658729142" calcext:value-type="float">
            <text:p>0.356409658729142</text:p>
          </table:table-cell>
          <table:table-cell office:value-type="float" office:value="0.41579029607845" calcext:value-type="float">
            <text:p>0.41579029607845</text:p>
          </table:table-cell>
          <table:table-cell office:value-type="float" office:value="0.358821907532226" calcext:value-type="float">
            <text:p>0.358821907532226</text:p>
          </table:table-cell>
          <table:table-cell office:value-type="float" office:value="0.409744351257835" calcext:value-type="float">
            <text:p>0.409744351257835</text:p>
          </table:table-cell>
          <table:table-cell office:value-type="float" office:value="6.48354328948526" calcext:value-type="float">
            <text:p>6.48354328948526</text:p>
          </table:table-cell>
          <table:table-cell office:value-type="float" office:value="9.10557462775519" calcext:value-type="float">
            <text:p>9.10557462775519</text:p>
          </table:table-cell>
          <table:table-cell office:value-type="float" office:value="6.58755952207553" calcext:value-type="float">
            <text:p>6.58755952207553</text:p>
          </table:table-cell>
          <table:table-cell office:value-type="float" office:value="8.49895691885634" calcext:value-type="float">
            <text:p>8.49895691885634</text:p>
          </table:table-cell>
          <table:table-cell office:value-type="float" office:value="0.225820774651256" calcext:value-type="float">
            <text:p>0.225820774651256</text:p>
          </table:table-cell>
          <table:table-cell office:value-type="float" office:value="0.253690352952528" calcext:value-type="float">
            <text:p>0.253690352952528</text:p>
          </table:table-cell>
          <table:table-cell office:value-type="float" office:value="0.227742115852456" calcext:value-type="float">
            <text:p>0.227742115852456</text:p>
          </table:table-cell>
          <table:table-cell office:value-type="float" office:value="0.250317392680826" calcext:value-type="float">
            <text:p>0.250317392680826</text:p>
          </table:table-cell>
          <table:table-cell office:value-type="float" office:value="0.0362776108500641" calcext:value-type="float">
            <text:p>0.036277610850064</text:p>
          </table:table-cell>
          <table:table-cell office:value-type="float" office:value="0.0396846215423568" calcext:value-type="float">
            <text:p>0.039684621542357</text:p>
          </table:table-cell>
          <table:table-cell office:value-type="float" office:value="0.0318356037004833" calcext:value-type="float">
            <text:p>0.031835603700483</text:p>
          </table:table-cell>
          <table:table-cell office:value-type="float" office:value="0.0465504640344252" calcext:value-type="float">
            <text:p>0.046550464034425</text:p>
          </table:table-cell>
          <table:table-cell table:number-columns-repeated="4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46738937508759" calcext:value-type="float">
            <text:p>0.346738937508759</text:p>
          </table:table-cell>
          <table:table-cell office:value-type="float" office:value="0.40563831424482" calcext:value-type="float">
            <text:p>0.40563831424482</text:p>
          </table:table-cell>
          <table:table-cell office:value-type="float" office:value="0.349599816278272" calcext:value-type="float">
            <text:p>0.349599816278272</text:p>
          </table:table-cell>
          <table:table-cell office:value-type="float" office:value="0.399058119034114" calcext:value-type="float">
            <text:p>0.399058119034114</text:p>
          </table:table-cell>
          <table:table-cell office:value-type="float" office:value="5.93547602616713" calcext:value-type="float">
            <text:p>5.93547602616713</text:p>
          </table:table-cell>
          <table:table-cell office:value-type="float" office:value="8.6145787623393" calcext:value-type="float">
            <text:p>8.6145787623393</text:p>
          </table:table-cell>
          <table:table-cell office:value-type="float" office:value="6.27707891084118" calcext:value-type="float">
            <text:p>6.27707891084118</text:p>
          </table:table-cell>
          <table:table-cell office:value-type="float" office:value="8.00881976145978" calcext:value-type="float">
            <text:p>8.00881976145978</text:p>
          </table:table-cell>
          <table:table-cell office:value-type="float" office:value="0.218278481425464" calcext:value-type="float">
            <text:p>0.218278481425464</text:p>
          </table:table-cell>
          <table:table-cell office:value-type="float" office:value="0.247393240558261" calcext:value-type="float">
            <text:p>0.247393240558261</text:p>
          </table:table-cell>
          <table:table-cell office:value-type="float" office:value="0.220686433841283" calcext:value-type="float">
            <text:p>0.220686433841283</text:p>
          </table:table-cell>
          <table:table-cell office:value-type="float" office:value="0.243152577826037" calcext:value-type="float">
            <text:p>0.243152577826037</text:p>
          </table:table-cell>
          <table:table-cell office:value-type="float" office:value="0.040840340924044" calcext:value-type="float">
            <text:p>0.040840340924044</text:p>
          </table:table-cell>
          <table:table-cell office:value-type="float" office:value="0.0458148332252962" calcext:value-type="float">
            <text:p>0.045814833225296</text:p>
          </table:table-cell>
          <table:table-cell office:value-type="float" office:value="0.036192955471031" calcext:value-type="float">
            <text:p>0.036192955471031</text:p>
          </table:table-cell>
          <table:table-cell office:value-type="float" office:value="0.052971157502816" calcext:value-type="float">
            <text:p>0.052971157502816</text:p>
          </table:table-cell>
          <table:table-cell table:number-columns-repeated="4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51954879901791" calcext:value-type="float">
            <text:p>0.351954879901791</text:p>
          </table:table-cell>
          <table:table-cell office:value-type="float" office:value="0.409075949613939" calcext:value-type="float">
            <text:p>0.409075949613939</text:p>
          </table:table-cell>
          <table:table-cell office:value-type="float" office:value="0.354579652055381" calcext:value-type="float">
            <text:p>0.354579652055381</text:p>
          </table:table-cell>
          <table:table-cell office:value-type="float" office:value="0.40253014163452" calcext:value-type="float">
            <text:p>0.40253014163452</text:p>
          </table:table-cell>
          <table:table-cell office:value-type="float" office:value="6.18165288460941" calcext:value-type="float">
            <text:p>6.18165288460941</text:p>
          </table:table-cell>
          <table:table-cell office:value-type="float" office:value="8.84024069125465" calcext:value-type="float">
            <text:p>8.84024069125465</text:p>
          </table:table-cell>
          <table:table-cell office:value-type="float" office:value="6.50815716498338" calcext:value-type="float">
            <text:p>6.50815716498338</text:p>
          </table:table-cell>
          <table:table-cell office:value-type="float" office:value="8.31463900519463" calcext:value-type="float">
            <text:p>8.31463900519463</text:p>
          </table:table-cell>
          <table:table-cell office:value-type="float" office:value="0.222134277282233" calcext:value-type="float">
            <text:p>0.222134277282233</text:p>
          </table:table-cell>
          <table:table-cell office:value-type="float" office:value="0.249551159351397" calcext:value-type="float">
            <text:p>0.249551159351397</text:p>
          </table:table-cell>
          <table:table-cell office:value-type="float" office:value="0.224355064721551" calcext:value-type="float">
            <text:p>0.224355064721551</text:p>
          </table:table-cell>
          <table:table-cell office:value-type="float" office:value="0.245651915080992" calcext:value-type="float">
            <text:p>0.245651915080992</text:p>
          </table:table-cell>
          <table:table-cell office:value-type="float" office:value="0.0383402877610611" calcext:value-type="float">
            <text:p>0.038340287761061</text:p>
          </table:table-cell>
          <table:table-cell office:value-type="float" office:value="0.0418660736252487" calcext:value-type="float">
            <text:p>0.041866073625249</text:p>
          </table:table-cell>
          <table:table-cell office:value-type="float" office:value="0.0342772168955847" calcext:value-type="float">
            <text:p>0.034277216895585</text:p>
          </table:table-cell>
          <table:table-cell office:value-type="float" office:value="0.0481732988878231" calcext:value-type="float">
            <text:p>0.048173298887823</text:p>
          </table:table-cell>
          <table:table-cell table:number-columns-repeated="4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352816003665133" calcext:value-type="float">
            <text:p>0.352816003665133</text:p>
          </table:table-cell>
          <table:table-cell office:value-type="float" office:value="0.413980989039872" calcext:value-type="float">
            <text:p>0.413980989039872</text:p>
          </table:table-cell>
          <table:table-cell office:value-type="float" office:value="0.355453474567992" calcext:value-type="float">
            <text:p>0.355453474567992</text:p>
          </table:table-cell>
          <table:table-cell office:value-type="float" office:value="0.4074823224548" calcext:value-type="float">
            <text:p>0.4074823224548</text:p>
          </table:table-cell>
          <table:table-cell office:value-type="float" office:value="6.41971501202662" calcext:value-type="float">
            <text:p>6.41971501202662</text:p>
          </table:table-cell>
          <table:table-cell office:value-type="float" office:value="9.42558002432346" calcext:value-type="float">
            <text:p>9.42558002432346</text:p>
          </table:table-cell>
          <table:table-cell office:value-type="float" office:value="6.70321919504894" calcext:value-type="float">
            <text:p>6.70321919504894</text:p>
          </table:table-cell>
          <table:table-cell office:value-type="float" office:value="8.97747537322088" calcext:value-type="float">
            <text:p>8.97747537322088</text:p>
          </table:table-cell>
          <table:table-cell office:value-type="float" office:value="0.230092082602881" calcext:value-type="float">
            <text:p>0.230092082602881</text:p>
          </table:table-cell>
          <table:table-cell office:value-type="float" office:value="0.281619524347416" calcext:value-type="float">
            <text:p>0.281619524347416</text:p>
          </table:table-cell>
          <table:table-cell office:value-type="float" office:value="0.232344606960667" calcext:value-type="float">
            <text:p>0.232344606960667</text:p>
          </table:table-cell>
          <table:table-cell office:value-type="float" office:value="0.277298479065524" calcext:value-type="float">
            <text:p>0.277298479065524</text:p>
          </table:table-cell>
          <table:table-cell office:value-type="float" office:value="0.0398416834876127" calcext:value-type="float">
            <text:p>0.039841683487613</text:p>
          </table:table-cell>
          <table:table-cell office:value-type="float" office:value="0.0471964127014534" calcext:value-type="float">
            <text:p>0.047196412701453</text:p>
          </table:table-cell>
          <table:table-cell office:value-type="float" office:value="0.0357951656506488" calcext:value-type="float">
            <text:p>0.035795165650649</text:p>
          </table:table-cell>
          <table:table-cell office:value-type="float" office:value="0.0534205667022868" calcext:value-type="float">
            <text:p>0.053420566702287</text:p>
          </table:table-cell>
          <table:table-cell table:number-columns-repeated="4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347146169437875" calcext:value-type="float">
            <text:p>0.347146169437875</text:p>
          </table:table-cell>
          <table:table-cell office:value-type="float" office:value="0.408268551457819" calcext:value-type="float">
            <text:p>0.408268551457819</text:p>
          </table:table-cell>
          <table:table-cell office:value-type="float" office:value="0.349091907091721" calcext:value-type="float">
            <text:p>0.349091907091721</text:p>
          </table:table-cell>
          <table:table-cell office:value-type="float" office:value="0.402680999470683" calcext:value-type="float">
            <text:p>0.402680999470683</text:p>
          </table:table-cell>
          <table:table-cell office:value-type="float" office:value="5.87519254491539" calcext:value-type="float">
            <text:p>5.87519254491539</text:p>
          </table:table-cell>
          <table:table-cell office:value-type="float" office:value="9.04340462132369" calcext:value-type="float">
            <text:p>9.04340462132369</text:p>
          </table:table-cell>
          <table:table-cell office:value-type="float" office:value="6.04149327347768" calcext:value-type="float">
            <text:p>6.04149327347768</text:p>
          </table:table-cell>
          <table:table-cell office:value-type="float" office:value="8.61087852021117" calcext:value-type="float">
            <text:p>8.61087852021117</text:p>
          </table:table-cell>
          <table:table-cell office:value-type="float" office:value="0.223565733768831" calcext:value-type="float">
            <text:p>0.223565733768831</text:p>
          </table:table-cell>
          <table:table-cell office:value-type="float" office:value="0.273019685803503" calcext:value-type="float">
            <text:p>0.273019685803503</text:p>
          </table:table-cell>
          <table:table-cell office:value-type="float" office:value="0.225885945666559" calcext:value-type="float">
            <text:p>0.225885945666559</text:p>
          </table:table-cell>
          <table:table-cell office:value-type="float" office:value="0.268584195451237" calcext:value-type="float">
            <text:p>0.268584195451237</text:p>
          </table:table-cell>
          <table:table-cell office:value-type="float" office:value="0.0355170543465579" calcext:value-type="float">
            <text:p>0.035517054346558</text:p>
          </table:table-cell>
          <table:table-cell office:value-type="float" office:value="0.0407477300904183" calcext:value-type="float">
            <text:p>0.040747730090418</text:p>
          </table:table-cell>
          <table:table-cell office:value-type="float" office:value="0.0304183305873874" calcext:value-type="float">
            <text:p>0.030418330587388</text:p>
          </table:table-cell>
          <table:table-cell office:value-type="float" office:value="0.048664296612718" calcext:value-type="float">
            <text:p>0.048664296612718</text:p>
          </table:table-cell>
          <table:table-cell table:number-columns-repeated="4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47630239823385" calcext:value-type="float">
            <text:p>0.347630239823385</text:p>
          </table:table-cell>
          <table:table-cell office:value-type="float" office:value="0.408137551669926" calcext:value-type="float">
            <text:p>0.408137551669926</text:p>
          </table:table-cell>
          <table:table-cell office:value-type="float" office:value="0.349230797941997" calcext:value-type="float">
            <text:p>0.349230797941997</text:p>
          </table:table-cell>
          <table:table-cell office:value-type="float" office:value="0.40298280161716" calcext:value-type="float">
            <text:p>0.40298280161716</text:p>
          </table:table-cell>
          <table:table-cell office:value-type="float" office:value="5.63241050518086" calcext:value-type="float">
            <text:p>5.63241050518086</text:p>
          </table:table-cell>
          <table:table-cell office:value-type="float" office:value="9.47115475122368" calcext:value-type="float">
            <text:p>9.47115475122368</text:p>
          </table:table-cell>
          <table:table-cell office:value-type="float" office:value="5.86516761491936" calcext:value-type="float">
            <text:p>5.86516761491936</text:p>
          </table:table-cell>
          <table:table-cell office:value-type="float" office:value="9.04132677821862" calcext:value-type="float">
            <text:p>9.04132677821862</text:p>
          </table:table-cell>
          <table:table-cell office:value-type="float" office:value="0.224105228747149" calcext:value-type="float">
            <text:p>0.224105228747149</text:p>
          </table:table-cell>
          <table:table-cell office:value-type="float" office:value="0.273399010666662" calcext:value-type="float">
            <text:p>0.273399010666662</text:p>
          </table:table-cell>
          <table:table-cell office:value-type="float" office:value="0.226073289876491" calcext:value-type="float">
            <text:p>0.226073289876491</text:p>
          </table:table-cell>
          <table:table-cell office:value-type="float" office:value="0.269642104137152" calcext:value-type="float">
            <text:p>0.269642104137152</text:p>
          </table:table-cell>
          <table:table-cell office:value-type="float" office:value="0.0334132523340583" calcext:value-type="float">
            <text:p>0.033413252334058</text:p>
          </table:table-cell>
          <table:table-cell office:value-type="float" office:value="0.040687370699602" calcext:value-type="float">
            <text:p>0.040687370699602</text:p>
          </table:table-cell>
          <table:table-cell office:value-type="float" office:value="0.0306660234364828" calcext:value-type="float">
            <text:p>0.030666023436483</text:p>
          </table:table-cell>
          <table:table-cell office:value-type="float" office:value="0.0449070222854079" calcext:value-type="float">
            <text:p>0.044907022285408</text:p>
          </table:table-cell>
          <table:table-cell table:number-columns-repeated="4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48877888068043" calcext:value-type="float">
            <text:p>0.348877888068043</text:p>
          </table:table-cell>
          <table:table-cell office:value-type="float" office:value="0.405528870062618" calcext:value-type="float">
            <text:p>0.405528870062618</text:p>
          </table:table-cell>
          <table:table-cell office:value-type="float" office:value="0.350364441175551" calcext:value-type="float">
            <text:p>0.350364441175551</text:p>
          </table:table-cell>
          <table:table-cell office:value-type="float" office:value="0.400506394665224" calcext:value-type="float">
            <text:p>0.400506394665224</text:p>
          </table:table-cell>
          <table:table-cell office:value-type="float" office:value="5.92809444140218" calcext:value-type="float">
            <text:p>5.92809444140218</text:p>
          </table:table-cell>
          <table:table-cell office:value-type="float" office:value="9.10818930196987" calcext:value-type="float">
            <text:p>9.10818930196987</text:p>
          </table:table-cell>
          <table:table-cell office:value-type="float" office:value="6.10006006926136" calcext:value-type="float">
            <text:p>6.10006006926136</text:p>
          </table:table-cell>
          <table:table-cell office:value-type="float" office:value="8.84882876550647" calcext:value-type="float">
            <text:p>8.84882876550647</text:p>
          </table:table-cell>
          <table:table-cell office:value-type="float" office:value="0.228977648779464" calcext:value-type="float">
            <text:p>0.228977648779464</text:p>
          </table:table-cell>
          <table:table-cell office:value-type="float" office:value="0.282325758604682" calcext:value-type="float">
            <text:p>0.282325758604682</text:p>
          </table:table-cell>
          <table:table-cell office:value-type="float" office:value="0.230822022349052" calcext:value-type="float">
            <text:p>0.230822022349052</text:p>
          </table:table-cell>
          <table:table-cell office:value-type="float" office:value="0.278744132179515" calcext:value-type="float">
            <text:p>0.278744132179515</text:p>
          </table:table-cell>
          <table:table-cell office:value-type="float" office:value="0.0397821264350646" calcext:value-type="float">
            <text:p>0.039782126435065</text:p>
          </table:table-cell>
          <table:table-cell office:value-type="float" office:value="0.0456398388754703" calcext:value-type="float">
            <text:p>0.04563983887547</text:p>
          </table:table-cell>
          <table:table-cell office:value-type="float" office:value="0.0340258056028157" calcext:value-type="float">
            <text:p>0.034025805602816</text:p>
          </table:table-cell>
          <table:table-cell office:value-type="float" office:value="0.0546663823158469" calcext:value-type="float">
            <text:p>0.054666382315847</text:p>
          </table:table-cell>
          <table:table-cell table:number-columns-repeated="4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41163624458732" calcext:value-type="float">
            <text:p>0.341163624458732</text:p>
          </table:table-cell>
          <table:table-cell office:value-type="float" office:value="0.391287150897947" calcext:value-type="float">
            <text:p>0.391287150897947</text:p>
          </table:table-cell>
          <table:table-cell office:value-type="float" office:value="0.343340685190047" calcext:value-type="float">
            <text:p>0.343340685190047</text:p>
          </table:table-cell>
          <table:table-cell office:value-type="float" office:value="0.384566496568519" calcext:value-type="float">
            <text:p>0.384566496568519</text:p>
          </table:table-cell>
          <table:table-cell office:value-type="float" office:value="5.61976849180071" calcext:value-type="float">
            <text:p>5.61976849180071</text:p>
          </table:table-cell>
          <table:table-cell office:value-type="float" office:value="9.62656075713685" calcext:value-type="float">
            <text:p>9.62656075713685</text:p>
          </table:table-cell>
          <table:table-cell office:value-type="float" office:value="5.68431016416425" calcext:value-type="float">
            <text:p>5.68431016416425</text:p>
          </table:table-cell>
          <table:table-cell office:value-type="float" office:value="8.73541297671843" calcext:value-type="float">
            <text:p>8.73541297671843</text:p>
          </table:table-cell>
          <table:table-cell office:value-type="float" office:value="0.227321435597503" calcext:value-type="float">
            <text:p>0.227321435597503</text:p>
          </table:table-cell>
          <table:table-cell office:value-type="float" office:value="0.277818400228544" calcext:value-type="float">
            <text:p>0.277818400228544</text:p>
          </table:table-cell>
          <table:table-cell office:value-type="float" office:value="0.229045809283302" calcext:value-type="float">
            <text:p>0.229045809283302</text:p>
          </table:table-cell>
          <table:table-cell office:value-type="float" office:value="0.274499801853931" calcext:value-type="float">
            <text:p>0.274499801853931</text:p>
          </table:table-cell>
          <table:table-cell office:value-type="float" office:value="0.0375717419380933" calcext:value-type="float">
            <text:p>0.037571741938093</text:p>
          </table:table-cell>
          <table:table-cell office:value-type="float" office:value="0.0418098132562473" calcext:value-type="float">
            <text:p>0.041809813256247</text:p>
          </table:table-cell>
          <table:table-cell office:value-type="float" office:value="0.0337826066190192" calcext:value-type="float">
            <text:p>0.033782606619019</text:p>
          </table:table-cell>
          <table:table-cell office:value-type="float" office:value="0.0477504720989448" calcext:value-type="float">
            <text:p>0.047750472098945</text:p>
          </table:table-cell>
          <table:table-cell table:number-columns-repeated="4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43802122776759" calcext:value-type="float">
            <text:p>0.343802122776759</text:p>
          </table:table-cell>
          <table:table-cell office:value-type="float" office:value="0.390877366785545" calcext:value-type="float">
            <text:p>0.390877366785545</text:p>
          </table:table-cell>
          <table:table-cell office:value-type="float" office:value="0.345384372102444" calcext:value-type="float">
            <text:p>0.345384372102444</text:p>
          </table:table-cell>
          <table:table-cell office:value-type="float" office:value="0.384876014972063" calcext:value-type="float">
            <text:p>0.384876014972063</text:p>
          </table:table-cell>
          <table:table-cell office:value-type="float" office:value="5.92352456180841" calcext:value-type="float">
            <text:p>5.92352456180841</text:p>
          </table:table-cell>
          <table:table-cell office:value-type="float" office:value="8.88603397083419" calcext:value-type="float">
            <text:p>8.88603397083419</text:p>
          </table:table-cell>
          <table:table-cell office:value-type="float" office:value="6.03405172231671" calcext:value-type="float">
            <text:p>6.03405172231671</text:p>
          </table:table-cell>
          <table:table-cell office:value-type="float" office:value="8.42896912423207" calcext:value-type="float">
            <text:p>8.42896912423207</text:p>
          </table:table-cell>
          <table:table-cell office:value-type="float" office:value="0.227788754106915" calcext:value-type="float">
            <text:p>0.227788754106915</text:p>
          </table:table-cell>
          <table:table-cell office:value-type="float" office:value="0.274970383418725" calcext:value-type="float">
            <text:p>0.274970383418725</text:p>
          </table:table-cell>
          <table:table-cell office:value-type="float" office:value="0.229121383284489" calcext:value-type="float">
            <text:p>0.229121383284489</text:p>
          </table:table-cell>
          <table:table-cell office:value-type="float" office:value="0.272424683100109" calcext:value-type="float">
            <text:p>0.272424683100109</text:p>
          </table:table-cell>
          <table:table-cell office:value-type="float" office:value="0.0390558397524909" calcext:value-type="float">
            <text:p>0.039055839752491</text:p>
          </table:table-cell>
          <table:table-cell office:value-type="float" office:value="0.0462677440046428" calcext:value-type="float">
            <text:p>0.046267744004643</text:p>
          </table:table-cell>
          <table:table-cell office:value-type="float" office:value="0.0367032935189365" calcext:value-type="float">
            <text:p>0.036703293518937</text:p>
          </table:table-cell>
          <table:table-cell office:value-type="float" office:value="0.0499450260447827" calcext:value-type="float">
            <text:p>0.049945026044783</text:p>
          </table:table-cell>
          <table:table-cell table:number-columns-repeated="4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53360527442659" calcext:value-type="float">
            <text:p>0.353360527442659</text:p>
          </table:table-cell>
          <table:table-cell office:value-type="float" office:value="0.400990989981848" calcext:value-type="float">
            <text:p>0.400990989981848</text:p>
          </table:table-cell>
          <table:table-cell office:value-type="float" office:value="0.354364891801165" calcext:value-type="float">
            <text:p>0.354364891801165</text:p>
          </table:table-cell>
          <table:table-cell office:value-type="float" office:value="0.396026805252595" calcext:value-type="float">
            <text:p>0.396026805252595</text:p>
          </table:table-cell>
          <table:table-cell office:value-type="float" office:value="5.58465928693624" calcext:value-type="float">
            <text:p>5.58465928693624</text:p>
          </table:table-cell>
          <table:table-cell office:value-type="float" office:value="8.45128254248675" calcext:value-type="float">
            <text:p>8.45128254248675</text:p>
          </table:table-cell>
          <table:table-cell office:value-type="float" office:value="5.67756964120313" calcext:value-type="float">
            <text:p>5.67756964120313</text:p>
          </table:table-cell>
          <table:table-cell office:value-type="float" office:value="8.41252278579888" calcext:value-type="float">
            <text:p>8.41252278579888</text:p>
          </table:table-cell>
          <table:table-cell office:value-type="float" office:value="0.233759889913578" calcext:value-type="float">
            <text:p>0.233759889913578</text:p>
          </table:table-cell>
          <table:table-cell office:value-type="float" office:value="0.303458559060435" calcext:value-type="float">
            <text:p>0.303458559060435</text:p>
          </table:table-cell>
          <table:table-cell office:value-type="float" office:value="0.235484371059687" calcext:value-type="float">
            <text:p>0.235484371059687</text:p>
          </table:table-cell>
          <table:table-cell office:value-type="float" office:value="0.299995012289949" calcext:value-type="float">
            <text:p>0.299995012289949</text:p>
          </table:table-cell>
          <table:table-cell office:value-type="float" office:value="0.0354057580344045" calcext:value-type="float">
            <text:p>0.035405758034405</text:p>
          </table:table-cell>
          <table:table-cell office:value-type="float" office:value="0.0435162244362988" calcext:value-type="float">
            <text:p>0.043516224436299</text:p>
          </table:table-cell>
          <table:table-cell office:value-type="float" office:value="0.0344177454031611" calcext:value-type="float">
            <text:p>0.034417745403161</text:p>
          </table:table-cell>
          <table:table-cell office:value-type="float" office:value="0.04496447166569" calcext:value-type="float">
            <text:p>0.04496447166569</text:p>
          </table:table-cell>
          <table:table-cell table:number-columns-repeated="4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44288465861376" calcext:value-type="float">
            <text:p>0.344288465861376</text:p>
          </table:table-cell>
          <table:table-cell office:value-type="float" office:value="0.396680187100393" calcext:value-type="float">
            <text:p>0.396680187100393</text:p>
          </table:table-cell>
          <table:table-cell office:value-type="float" office:value="0.34684053642401" calcext:value-type="float">
            <text:p>0.34684053642401</text:p>
          </table:table-cell>
          <table:table-cell office:value-type="float" office:value="0.389190787859799" calcext:value-type="float">
            <text:p>0.389190787859799</text:p>
          </table:table-cell>
          <table:table-cell office:value-type="float" office:value="5.32813508833201" calcext:value-type="float">
            <text:p>5.32813508833201</text:p>
          </table:table-cell>
          <table:table-cell office:value-type="float" office:value="8.07827690555206" calcext:value-type="float">
            <text:p>8.07827690555206</text:p>
          </table:table-cell>
          <table:table-cell office:value-type="float" office:value="5.74076874160665" calcext:value-type="float">
            <text:p>5.74076874160665</text:p>
          </table:table-cell>
          <table:table-cell office:value-type="float" office:value="7.99633575017534" calcext:value-type="float">
            <text:p>7.99633575017534</text:p>
          </table:table-cell>
          <table:table-cell office:value-type="float" office:value="0.231180297441042" calcext:value-type="float">
            <text:p>0.231180297441042</text:p>
          </table:table-cell>
          <table:table-cell office:value-type="float" office:value="0.282448776069775" calcext:value-type="float">
            <text:p>0.282448776069775</text:p>
          </table:table-cell>
          <table:table-cell office:value-type="float" office:value="0.233244529162666" calcext:value-type="float">
            <text:p>0.233244529162666</text:p>
          </table:table-cell>
          <table:table-cell office:value-type="float" office:value="0.278460605980867" calcext:value-type="float">
            <text:p>0.278460605980867</text:p>
          </table:table-cell>
          <table:table-cell office:value-type="float" office:value="0.0321304287396317" calcext:value-type="float">
            <text:p>0.032130428739632</text:p>
          </table:table-cell>
          <table:table-cell office:value-type="float" office:value="0.0464169959303987" calcext:value-type="float">
            <text:p>0.046416995930399</text:p>
          </table:table-cell>
          <table:table-cell office:value-type="float" office:value="0.0321224845455123" calcext:value-type="float">
            <text:p>0.032122484545512</text:p>
          </table:table-cell>
          <table:table-cell office:value-type="float" office:value="0.046231139085038" calcext:value-type="float">
            <text:p>0.046231139085038</text:p>
          </table:table-cell>
          <table:table-cell table:number-columns-repeated="4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46550536426291" calcext:value-type="float">
            <text:p>0.346550536426291</text:p>
          </table:table-cell>
          <table:table-cell office:value-type="float" office:value="0.399696165868271" calcext:value-type="float">
            <text:p>0.399696165868271</text:p>
          </table:table-cell>
          <table:table-cell office:value-type="float" office:value="0.348465102164091" calcext:value-type="float">
            <text:p>0.348465102164091</text:p>
          </table:table-cell>
          <table:table-cell office:value-type="float" office:value="0.393272572965518" calcext:value-type="float">
            <text:p>0.393272572965518</text:p>
          </table:table-cell>
          <table:table-cell office:value-type="float" office:value="5.26990861601574" calcext:value-type="float">
            <text:p>5.26990861601574</text:p>
          </table:table-cell>
          <table:table-cell office:value-type="float" office:value="7.38294023119443" calcext:value-type="float">
            <text:p>7.38294023119443</text:p>
          </table:table-cell>
          <table:table-cell office:value-type="float" office:value="5.68948069321506" calcext:value-type="float">
            <text:p>5.68948069321506</text:p>
          </table:table-cell>
          <table:table-cell office:value-type="float" office:value="7.3225888349083" calcext:value-type="float">
            <text:p>7.3225888349083</text:p>
          </table:table-cell>
          <table:table-cell office:value-type="float" office:value="0.237391172328551" calcext:value-type="float">
            <text:p>0.237391172328551</text:p>
          </table:table-cell>
          <table:table-cell office:value-type="float" office:value="0.285443365039227" calcext:value-type="float">
            <text:p>0.285443365039227</text:p>
          </table:table-cell>
          <table:table-cell office:value-type="float" office:value="0.238889445281754" calcext:value-type="float">
            <text:p>0.238889445281754</text:p>
          </table:table-cell>
          <table:table-cell office:value-type="float" office:value="0.282567408746498" calcext:value-type="float">
            <text:p>0.282567408746498</text:p>
          </table:table-cell>
          <table:table-cell office:value-type="float" office:value="0.0351309214545771" calcext:value-type="float">
            <text:p>0.035130921454577</text:p>
          </table:table-cell>
          <table:table-cell office:value-type="float" office:value="0.0454504471735845" calcext:value-type="float">
            <text:p>0.045450447173585</text:p>
          </table:table-cell>
          <table:table-cell office:value-type="float" office:value="0.035025048316432" calcext:value-type="float">
            <text:p>0.035025048316432</text:p>
          </table:table-cell>
          <table:table-cell office:value-type="float" office:value="0.0455188824113809" calcext:value-type="float">
            <text:p>0.045518882411381</text:p>
          </table:table-cell>
          <table:table-cell table:number-columns-repeated="4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351939222562906" calcext:value-type="float">
            <text:p>0.351939222562906</text:p>
          </table:table-cell>
          <table:table-cell office:value-type="float" office:value="0.386247497261116" calcext:value-type="float">
            <text:p>0.386247497261116</text:p>
          </table:table-cell>
          <table:table-cell office:value-type="float" office:value="0.353949698027812" calcext:value-type="float">
            <text:p>0.353949698027812</text:p>
          </table:table-cell>
          <table:table-cell office:value-type="float" office:value="0.383184429874367" calcext:value-type="float">
            <text:p>0.383184429874367</text:p>
          </table:table-cell>
          <table:table-cell office:value-type="float" office:value="5.64897041540218" calcext:value-type="float">
            <text:p>5.64897041540218</text:p>
          </table:table-cell>
          <table:table-cell office:value-type="float" office:value="8.07185083724881" calcext:value-type="float">
            <text:p>8.07185083724881</text:p>
          </table:table-cell>
          <table:table-cell office:value-type="float" office:value="5.66895155037963" calcext:value-type="float">
            <text:p>5.66895155037963</text:p>
          </table:table-cell>
          <table:table-cell office:value-type="float" office:value="8.23592807889574" calcext:value-type="float">
            <text:p>8.23592807889574</text:p>
          </table:table-cell>
          <table:table-cell office:value-type="float" office:value="0.242841328289134" calcext:value-type="float">
            <text:p>0.242841328289134</text:p>
          </table:table-cell>
          <table:table-cell office:value-type="float" office:value="0.288854883512496" calcext:value-type="float">
            <text:p>0.288854883512496</text:p>
          </table:table-cell>
          <table:table-cell office:value-type="float" office:value="0.24450512776014" calcext:value-type="float">
            <text:p>0.24450512776014</text:p>
          </table:table-cell>
          <table:table-cell office:value-type="float" office:value="0.285613002170939" calcext:value-type="float">
            <text:p>0.285613002170939</text:p>
          </table:table-cell>
          <table:table-cell office:value-type="float" office:value="0.0348469519488277" calcext:value-type="float">
            <text:p>0.034846951948828</text:p>
          </table:table-cell>
          <table:table-cell office:value-type="float" office:value="0.0401171643746098" calcext:value-type="float">
            <text:p>0.04011716437461</text:p>
          </table:table-cell>
          <table:table-cell office:value-type="float" office:value="0.0328077594414997" calcext:value-type="float">
            <text:p>0.0328077594415</text:p>
          </table:table-cell>
          <table:table-cell office:value-type="float" office:value="0.04341017711378" calcext:value-type="float">
            <text:p>0.04341017711378</text:p>
          </table:table-cell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9">
      <number:number number:decimal-places="1" loext:min-decimal-places="1" number:min-integer-digits="1"/>
      <number:text>%</number:text>
    </number:percentage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1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 style:data-style-name="N2" text:time-value="17:54:46.0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cile_20_ratio_20_yearly" style:display-name="PageStyle_Decile ratio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p_20_10_25__20_share_20_yearly" style:display-name="PageStyle_Top 10% share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ttom_20_10_25__20_share_20_yearly" style:display-name="PageStyle_Bottom 10% share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ini_20_yearly" style:display-name="PageStyle_Gini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ini_20_per_20_capita" style:display-name="PageStyle_Gini per capi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ile_20_ratio" style:display-name="PageStyle_Decile rat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distribution_5f_low" style:display-name="PageStyle_redistribution_low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distribution_5f_central" style:display-name="PageStyle_Redistribution_central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ottom_20_10_25__20_share" style:display-name="PageStyle_Bottom 10% sha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distribution_5f_high" style:display-name="PageStyle_Redistribution_high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op_20_10_25__20_share" style:display-name="PageStyle_Top 10% sha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6-04T14:04:47</meta:creation-date>
    <meta:initial-creator>Leonardo Calcagno</meta:initial-creator>
    <dc:language>en-US</dc:language>
    <dc:date>2020-10-16T17:56:37.142000000</dc:date>
    <meta:editing-cycles>11</meta:editing-cycles>
    <meta:editing-duration>PT2H31M36S</meta:editing-duration>
    <meta:generator>LibreOffice/6.3.3.2$Windows_X86_64 LibreOffice_project/a64200df03143b798afd1ec74a12ab50359878ed</meta:generator>
    <dc:creator>Leonardo Calcagno</dc:creator>
    <meta:document-statistic meta:table-count="11" meta:cell-count="12563" meta:object-count="15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0.34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986cm" svg:height="17.846cm" xlink:href=".." xlink:type="simple" chart:class="chart:scatter" chart:style-name="ch1">
        <chart:subtitle svg:x="9.755cm" svg:y="0.357cm" chart:style-name="ch2">
          <text:p>sub-title</text:p>
        </chart:subtitle>
        <chart:legend svg:x="0.59cm" svg:y="13.978cm" style:legend-expansion="custom" chartooo:width="19.448cm" chartooo:height="3.439cm" style:legend-expansion-aspect-ratio="5.65513230590288" chart:style-name="ch3"/>
        <chart:plot-area chart:style-name="ch4" table:cell-range-address="'Gini yearly'.A4:'Gini yearly'.E30 'Gini yearly'.B3:'Gini yearly'.E3" chart:data-source-has-labels="row" svg:x="0.565cm" svg:y="0.222cm" svg:width="20.273cm" svg:height="13.116cm">
          <chartooo:coordinate-region svg:x="1.689cm" svg:y="0.468cm" svg:width="18.904cm" svg:height="11.61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Gini yearly'.B4:'Gini yearly'.B30" chart:label-cell-address="'Gini yearly'.B3:'Gini yearly'.B3" chart:class="chart:scatter">
            <chart:domain table:cell-range-address="'Gini yearly'.A4:'Gini yearly'.A30"/>
            <chart:data-point chart:repeated="27"/>
          </chart:series>
          <chart:series chart:style-name="ch9" chart:values-cell-range-address="'Gini yearly'.C4:'Gini yearly'.C30" chart:label-cell-address="'Gini yearly'.C3:'Gini yearly'.C3" chart:class="chart:scatter">
            <chart:data-point chart:repeated="27"/>
          </chart:series>
          <chart:series chart:style-name="ch10" chart:values-cell-range-address="'Gini yearly'.D4:'Gini yearly'.D30" chart:label-cell-address="'Gini yearly'.D3:'Gini yearly'.D3" chart:class="chart:scatter">
            <chart:data-point chart:repeated="27"/>
          </chart:series>
          <chart:series chart:style-name="ch11" chart:values-cell-range-address="'Gini yearly'.E4:'Gini yearly'.E30" chart:label-cell-address="'Gini yearly'.E3:'Gini yearly'.E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Gini yearly'.B3:'Gini yearly'.B3</svg:desc>
                </draw:g>
              </table:table-cell>
              <table:table-cell office:value-type="string">
                <text:p>Labour and pension income</text:p>
                <draw:g>
                  <svg:desc>'Gini yearly'.C3:'Gini yearly'.C3</svg:desc>
                </draw:g>
              </table:table-cell>
              <table:table-cell office:value-type="string">
                <text:p>Labour income and family beenfits</text:p>
                <draw:g>
                  <svg:desc>'Gini yearly'.D3:'Gini yearly'.D3</svg:desc>
                </draw:g>
              </table:table-cell>
              <table:table-cell office:value-type="string">
                <text:p>All income</text:p>
                <draw:g>
                  <svg:desc>'Gini yearly'.E3:'Gini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A4:'Gini yearly'.A30</svg:desc>
                </draw:g>
              </table:table-cell>
              <table:table-cell office:value-type="float" office:value="0.4249406777">
                <text:p>0.4249406777</text:p>
                <draw:g>
                  <svg:desc>'Gini yearly'.B4:'Gini yearly'.B30</svg:desc>
                </draw:g>
              </table:table-cell>
              <table:table-cell office:value-type="float" office:value="0.3906811662">
                <text:p>0.3906811662</text:p>
                <draw:g>
                  <svg:desc>'Gini yearly'.C4:'Gini yearly'.C30</svg:desc>
                </draw:g>
              </table:table-cell>
              <table:table-cell office:value-type="float" office:value="0.4222738609">
                <text:p>0.4222738609</text:p>
                <draw:g>
                  <svg:desc>'Gini yearly'.D4:'Gini yearly'.D30</svg:desc>
                </draw:g>
              </table:table-cell>
              <table:table-cell office:value-type="float" office:value="0.3863343567">
                <text:p>0.3863343567</text:p>
                <draw:g>
                  <svg:desc>'Gini yearly'.E4:'Gini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1">
                <text:p>0.389841184361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9">
                <text:p>0.390258472579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172347646361">
                <text:p>0.449172347646361</text:p>
              </table:table-cell>
              <table:table-cell office:value-type="float" office:value="0.40808458477225">
                <text:p>0.40808458477225</text:p>
              </table:table-cell>
              <table:table-cell office:value-type="float" office:value="0.426534512285447">
                <text:p>0.426534512285447</text:p>
              </table:table-cell>
              <table:table-cell office:value-type="float" office:value="0.387817163937896">
                <text:p>0.387817163937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699842841107">
                <text:p>0.455699842841107</text:p>
              </table:table-cell>
              <table:table-cell office:value-type="float" office:value="0.400870226665505">
                <text:p>0.400870226665505</text:p>
              </table:table-cell>
              <table:table-cell office:value-type="float" office:value="0.435270647058314">
                <text:p>0.435270647058314</text:p>
              </table:table-cell>
              <table:table-cell office:value-type="float" office:value="0.38305246088392">
                <text:p>0.38305246088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60175113993514">
                <text:p>0.460175113993514</text:p>
              </table:table-cell>
              <table:table-cell office:value-type="float" office:value="0.406242315989694">
                <text:p>0.406242315989694</text:p>
              </table:table-cell>
              <table:table-cell office:value-type="float" office:value="0.438919982434292">
                <text:p>0.438919982434292</text:p>
              </table:table-cell>
              <table:table-cell office:value-type="float" office:value="0.387585952290368">
                <text:p>0.387585952290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61731604023775">
                <text:p>0.461731604023775</text:p>
              </table:table-cell>
              <table:table-cell office:value-type="float" office:value="0.405732666166897">
                <text:p>0.405732666166897</text:p>
              </table:table-cell>
              <table:table-cell office:value-type="float" office:value="0.439971384208522">
                <text:p>0.439971384208522</text:p>
              </table:table-cell>
              <table:table-cell office:value-type="float" office:value="0.387416469192653">
                <text:p>0.3874164691926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1486155913868">
                <text:p>0.461486155913868</text:p>
              </table:table-cell>
              <table:table-cell office:value-type="float" office:value="0.400466813327161">
                <text:p>0.400466813327161</text:p>
              </table:table-cell>
              <table:table-cell office:value-type="float" office:value="0.439625340385924">
                <text:p>0.439625340385924</text:p>
              </table:table-cell>
              <table:table-cell office:value-type="float" office:value="0.383453449559813">
                <text:p>0.3834534495598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58507866360187">
                <text:p>0.458507866360187</text:p>
              </table:table-cell>
              <table:table-cell office:value-type="float" office:value="0.394706751381742">
                <text:p>0.394706751381742</text:p>
              </table:table-cell>
              <table:table-cell office:value-type="float" office:value="0.436054519233296">
                <text:p>0.436054519233296</text:p>
              </table:table-cell>
              <table:table-cell office:value-type="float" office:value="0.377815446690427">
                <text:p>0.3778154466904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58490388751384">
                <text:p>0.458490388751384</text:p>
              </table:table-cell>
              <table:table-cell office:value-type="float" office:value="0.393883791023692">
                <text:p>0.393883791023692</text:p>
              </table:table-cell>
              <table:table-cell office:value-type="float" office:value="0.435488135278944">
                <text:p>0.435488135278944</text:p>
              </table:table-cell>
              <table:table-cell office:value-type="float" office:value="0.377083069984653">
                <text:p>0.3770830699846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56438444798642">
                <text:p>0.456438444798642</text:p>
              </table:table-cell>
              <table:table-cell office:value-type="float" office:value="0.391428750476377">
                <text:p>0.391428750476377</text:p>
              </table:table-cell>
              <table:table-cell office:value-type="float" office:value="0.432319846106878">
                <text:p>0.432319846106878</text:p>
              </table:table-cell>
              <table:table-cell office:value-type="float" office:value="0.375128986687997">
                <text:p>0.3751289866879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5823337681087">
                <text:p>0.45823337681087</text:p>
              </table:table-cell>
              <table:table-cell office:value-type="float" office:value="0.387093757527336">
                <text:p>0.387093757527336</text:p>
              </table:table-cell>
              <table:table-cell office:value-type="float" office:value="0.436362389258158">
                <text:p>0.436362389258158</text:p>
              </table:table-cell>
              <table:table-cell office:value-type="float" office:value="0.371570862052783">
                <text:p>0.3715708620527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65858199072667">
                <text:p>0.465858199072667</text:p>
              </table:table-cell>
              <table:table-cell office:value-type="float" office:value="0.390112167973847">
                <text:p>0.390112167973847</text:p>
              </table:table-cell>
              <table:table-cell office:value-type="float" office:value="0.444890510231171">
                <text:p>0.444890510231171</text:p>
              </table:table-cell>
              <table:table-cell office:value-type="float" office:value="0.375801284773959">
                <text:p>0.3758012847739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60433174639978">
                <text:p>0.460433174639978</text:p>
              </table:table-cell>
              <table:table-cell office:value-type="float" office:value="0.386187990277921">
                <text:p>0.386187990277921</text:p>
              </table:table-cell>
              <table:table-cell office:value-type="float" office:value="0.443196140795348">
                <text:p>0.443196140795348</text:p>
              </table:table-cell>
              <table:table-cell office:value-type="float" office:value="0.373760419479822">
                <text:p>0.3737604194798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55893381448732">
                <text:p>0.455893381448732</text:p>
              </table:table-cell>
              <table:table-cell office:value-type="float" office:value="0.386841392043739">
                <text:p>0.386841392043739</text:p>
              </table:table-cell>
              <table:table-cell office:value-type="float" office:value="0.441860099179808">
                <text:p>0.441860099179808</text:p>
              </table:table-cell>
              <table:table-cell office:value-type="float" office:value="0.376230822602659">
                <text:p>0.376230822602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53222989032457">
                <text:p>0.453222989032457</text:p>
              </table:table-cell>
              <table:table-cell office:value-type="float" office:value="0.382106704592846">
                <text:p>0.382106704592846</text:p>
              </table:table-cell>
              <table:table-cell office:value-type="float" office:value="0.438644646501771">
                <text:p>0.438644646501771</text:p>
              </table:table-cell>
              <table:table-cell office:value-type="float" office:value="0.372146621484712">
                <text:p>0.3721466214847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59461955214525">
                <text:p>0.459461955214525</text:p>
              </table:table-cell>
              <table:table-cell office:value-type="float" office:value="0.386205464669075">
                <text:p>0.386205464669075</text:p>
              </table:table-cell>
              <table:table-cell office:value-type="float" office:value="0.4504404880892">
                <text:p>0.4504404880892</text:p>
              </table:table-cell>
              <table:table-cell office:value-type="float" office:value="0.379901731522829">
                <text:p>0.3799017315228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51301250278117">
                <text:p>0.451301250278117</text:p>
              </table:table-cell>
              <table:table-cell office:value-type="float" office:value="0.38274584330016">
                <text:p>0.38274584330016</text:p>
              </table:table-cell>
              <table:table-cell office:value-type="float" office:value="0.445792147907519">
                <text:p>0.445792147907519</text:p>
              </table:table-cell>
              <table:table-cell office:value-type="float" office:value="0.378691702873623">
                <text:p>0.3786917028736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37749863283872">
                <text:p>0.437749863283872</text:p>
              </table:table-cell>
              <table:table-cell office:value-type="float" office:value="0.374863391159973">
                <text:p>0.374863391159973</text:p>
              </table:table-cell>
              <table:table-cell office:value-type="float" office:value="0.433015624778063">
                <text:p>0.433015624778063</text:p>
              </table:table-cell>
              <table:table-cell office:value-type="float" office:value="0.371486614286636">
                <text:p>0.3714866142866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39531834204137">
                <text:p>0.439531834204137</text:p>
              </table:table-cell>
              <table:table-cell office:value-type="float" office:value="0.375680601610633">
                <text:p>0.375680601610633</text:p>
              </table:table-cell>
              <table:table-cell office:value-type="float" office:value="0.436347219941381">
                <text:p>0.436347219941381</text:p>
              </table:table-cell>
              <table:table-cell office:value-type="float" office:value="0.372983860566267">
                <text:p>0.3729838605662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38709239657893">
                <text:p>0.438709239657893</text:p>
              </table:table-cell>
              <table:table-cell office:value-type="float" office:value="0.378601704694631">
                <text:p>0.378601704694631</text:p>
              </table:table-cell>
              <table:table-cell office:value-type="float" office:value="0.436635045297736">
                <text:p>0.436635045297736</text:p>
              </table:table-cell>
              <table:table-cell office:value-type="float" office:value="0.375553089906988">
                <text:p>0.3755530899069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2894180531481">
                <text:p>0.42894180531481</text:p>
              </table:table-cell>
              <table:table-cell office:value-type="float" office:value="0.36981666922132">
                <text:p>0.36981666922132</text:p>
              </table:table-cell>
              <table:table-cell office:value-type="float" office:value="0.428757799777427">
                <text:p>0.428757799777427</text:p>
              </table:table-cell>
              <table:table-cell office:value-type="float" office:value="0.367434656358716">
                <text:p>0.3674346563587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17461268773618">
                <text:p>0.417461268773618</text:p>
              </table:table-cell>
              <table:table-cell office:value-type="float" office:value="0.356624779777515">
                <text:p>0.356624779777515</text:p>
              </table:table-cell>
              <table:table-cell office:value-type="float" office:value="0.417797119343055">
                <text:p>0.417797119343055</text:p>
              </table:table-cell>
              <table:table-cell office:value-type="float" office:value="0.354570765458636">
                <text:p>0.3545707654586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02672546614899">
                <text:p>0.402672546614899</text:p>
              </table:table-cell>
              <table:table-cell office:value-type="float" office:value="0.34959671072646">
                <text:p>0.34959671072646</text:p>
              </table:table-cell>
              <table:table-cell office:value-type="float" office:value="0.410067510201427">
                <text:p>0.410067510201427</text:p>
              </table:table-cell>
              <table:table-cell office:value-type="float" office:value="0.348197837866572">
                <text:p>0.348197837866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90930836473782">
                <text:p>0.390930836473782</text:p>
              </table:table-cell>
              <table:table-cell office:value-type="float" office:value="0.345077424729134">
                <text:p>0.345077424729134</text:p>
              </table:table-cell>
              <table:table-cell office:value-type="float" office:value="0.400208235000219">
                <text:p>0.400208235000219</text:p>
              </table:table-cell>
              <table:table-cell office:value-type="float" office:value="0.34365695776724">
                <text:p>0.343656957767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39">
      <number:number number:decimal-places="1" loext:min-decimal-places="1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39">
      <style:chart-properties chart:display-label="true" chart:logarithmic="false" chart:minimum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1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1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1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1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85cm" svg:height="15.73cm" xlink:href=".." xlink:type="simple" chart:class="chart:scatter" chart:style-name="ch1">
        <chart:subtitle svg:x="10.187cm" svg:y="0.315cm" chart:style-name="ch2">
          <text:p>sub-title</text:p>
        </chart:subtitle>
        <chart:legend chart:legend-position="bottom" svg:x="2.464cm" svg:y="14.178cm" style:legend-expansion="wide" chart:style-name="ch3"/>
        <chart:plot-area chart:style-name="ch4" table:cell-range-address="'Bottom 10% share yearly'.F4:'Bottom 10% share yearly'.J30 'Bottom 10% share yearly'.G3:'Bottom 10% share yearly'.J3" chart:data-source-has-labels="row" svg:x="0.291cm" svg:y="0.228cm" svg:width="21.352cm" svg:height="13.025cm">
          <chartooo:coordinate-region svg:x="1.508cm" svg:y="0.473cm" svg:width="19.89cm" svg:height="11.5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ottom 10% share yearly'.G4:'Bottom 10% share yearly'.G30" chart:label-cell-address="'Bottom 10% share yearly'.G3:'Bottom 10% share yearly'.G3" chart:class="chart:scatter">
            <chart:domain table:cell-range-address="'Bottom 10% share yearly'.F4:'Bottom 10% share yearly'.F30"/>
            <chart:data-point chart:repeated="27"/>
          </chart:series>
          <chart:series chart:style-name="ch9" chart:values-cell-range-address="'Bottom 10% share yearly'.H4:'Bottom 10% share yearly'.H30" chart:label-cell-address="'Bottom 10% share yearly'.H3:'Bottom 10% share yearly'.H3" chart:class="chart:scatter">
            <chart:data-point chart:repeated="27"/>
          </chart:series>
          <chart:series chart:style-name="ch10" chart:values-cell-range-address="'Bottom 10% share yearly'.I4:'Bottom 10% share yearly'.I30" chart:label-cell-address="'Bottom 10% share yearly'.I3:'Bottom 10% share yearly'.I3" chart:class="chart:scatter">
            <chart:data-point chart:repeated="27"/>
          </chart:series>
          <chart:series chart:style-name="ch11" chart:values-cell-range-address="'Bottom 10% share yearly'.J4:'Bottom 10% share yearly'.J30" chart:label-cell-address="'Bottom 10% share yearly'.J3:'Bottom 10% share yearly'.J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Bottom 10% share yearly'.G3:'Bottom 10% share yearly'.G3</svg:desc>
                </draw:g>
              </table:table-cell>
              <table:table-cell office:value-type="string">
                <text:p>Labour and pension income</text:p>
                <draw:g>
                  <svg:desc>'Bottom 10% share yearly'.H3:'Bottom 10% share yearly'.H3</svg:desc>
                </draw:g>
              </table:table-cell>
              <table:table-cell office:value-type="string">
                <text:p>Labour income and family benefits</text:p>
                <draw:g>
                  <svg:desc>'Bottom 10% share yearly'.I3:'Bottom 10% share yearly'.I3</svg:desc>
                </draw:g>
              </table:table-cell>
              <table:table-cell office:value-type="string">
                <text:p>All income</text:p>
                <draw:g>
                  <svg:desc>'Bottom 10% share yearly'.J3:'Bottom 10% share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Bottom 10% share yearly'.F4:'Bottom 10% share yearly'.F30</svg:desc>
                </draw:g>
              </table:table-cell>
              <table:table-cell office:value-type="float" office:value="0.0261696348">
                <text:p>0.0261696348</text:p>
                <draw:g>
                  <svg:desc>'Bottom 10% share yearly'.G4:'Bottom 10% share yearly'.G30</svg:desc>
                </draw:g>
              </table:table-cell>
              <table:table-cell office:value-type="float" office:value="0.0269383028">
                <text:p>0.0269383028</text:p>
                <draw:g>
                  <svg:desc>'Bottom 10% share yearly'.H4:'Bottom 10% share yearly'.H30</svg:desc>
                </draw:g>
              </table:table-cell>
              <table:table-cell office:value-type="float" office:value="0.0291823056">
                <text:p>0.0291823056</text:p>
                <draw:g>
                  <svg:desc>'Bottom 10% share yearly'.I4:'Bottom 10% share yearly'.I30</svg:desc>
                </draw:g>
              </table:table-cell>
              <table:table-cell office:value-type="float" office:value="0.0326108691">
                <text:p>0.0326108691</text:p>
                <draw:g>
                  <svg:desc>'Bottom 10% share yearly'.J4:'Bottom 10% share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0273455141011252">
                <text:p>0.0273455141011252</text:p>
              </table:table-cell>
              <table:table-cell office:value-type="float" office:value="0.0259881983883702">
                <text:p>0.0259881983883702</text:p>
              </table:table-cell>
              <table:table-cell office:value-type="float" office:value="0.0389018246572676">
                <text:p>0.0389018246572676</text:p>
              </table:table-cell>
              <table:table-cell office:value-type="float" office:value="0.0347602239178575">
                <text:p>0.0347602239178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0282564344878865">
                <text:p>0.0282564344878865</text:p>
              </table:table-cell>
              <table:table-cell office:value-type="float" office:value="0.0274657791619457">
                <text:p>0.0274657791619457</text:p>
              </table:table-cell>
              <table:table-cell office:value-type="float" office:value="0.040869755037014">
                <text:p>0.040869755037014</text:p>
              </table:table-cell>
              <table:table-cell office:value-type="float" office:value="0.0370315109469702">
                <text:p>0.0370315109469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0285859196656487">
                <text:p>0.0285859196656487</text:p>
              </table:table-cell>
              <table:table-cell office:value-type="float" office:value="0.0280668279403028">
                <text:p>0.0280668279403028</text:p>
              </table:table-cell>
              <table:table-cell office:value-type="float" office:value="0.0412212822751047">
                <text:p>0.0412212822751047</text:p>
              </table:table-cell>
              <table:table-cell office:value-type="float" office:value="0.0375617961647203">
                <text:p>0.0375617961647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0300673642223733">
                <text:p>0.0300673642223733</text:p>
              </table:table-cell>
              <table:table-cell office:value-type="float" office:value="0.0292353490773382">
                <text:p>0.0292353490773382</text:p>
              </table:table-cell>
              <table:table-cell office:value-type="float" office:value="0.0434179979464282">
                <text:p>0.0434179979464282</text:p>
              </table:table-cell>
              <table:table-cell office:value-type="float" office:value="0.0393521007087717">
                <text:p>0.0393521007087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0302000983273409">
                <text:p>0.0302000983273409</text:p>
              </table:table-cell>
              <table:table-cell office:value-type="float" office:value="0.0295136871677185">
                <text:p>0.0295136871677185</text:p>
              </table:table-cell>
              <table:table-cell office:value-type="float" office:value="0.0446331431378348">
                <text:p>0.0446331431378348</text:p>
              </table:table-cell>
              <table:table-cell office:value-type="float" office:value="0.0404046148560179">
                <text:p>0.0404046148560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0304412753571393">
                <text:p>0.0304412753571393</text:p>
              </table:table-cell>
              <table:table-cell office:value-type="float" office:value="0.0292850577206878">
                <text:p>0.0292850577206878</text:p>
              </table:table-cell>
              <table:table-cell office:value-type="float" office:value="0.0460483341826261">
                <text:p>0.0460483341826261</text:p>
              </table:table-cell>
              <table:table-cell office:value-type="float" office:value="0.0404784280322094">
                <text:p>0.04047842803220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0308766508336015">
                <text:p>0.0308766508336015</text:p>
              </table:table-cell>
              <table:table-cell office:value-type="float" office:value="0.0296452202555899">
                <text:p>0.0296452202555899</text:p>
              </table:table-cell>
              <table:table-cell office:value-type="float" office:value="0.0458778052284564">
                <text:p>0.0458778052284564</text:p>
              </table:table-cell>
              <table:table-cell office:value-type="float" office:value="0.0404695599245485">
                <text:p>0.0404695599245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0334994540344646">
                <text:p>0.0334994540344646</text:p>
              </table:table-cell>
              <table:table-cell office:value-type="float" office:value="0.0297307000532638">
                <text:p>0.0297307000532638</text:p>
              </table:table-cell>
              <table:table-cell office:value-type="float" office:value="0.0493096481833008">
                <text:p>0.0493096481833008</text:p>
              </table:table-cell>
              <table:table-cell office:value-type="float" office:value="0.0411182375001711">
                <text:p>0.04111823750017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0345016282510739">
                <text:p>0.0345016282510739</text:p>
              </table:table-cell>
              <table:table-cell office:value-type="float" office:value="0.0291185697617329">
                <text:p>0.0291185697617329</text:p>
              </table:table-cell>
              <table:table-cell office:value-type="float" office:value="0.0487858521405799">
                <text:p>0.0487858521405799</text:p>
              </table:table-cell>
              <table:table-cell office:value-type="float" office:value="0.0393438823244728">
                <text:p>0.0393438823244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0365270429005081">
                <text:p>0.0365270429005081</text:p>
              </table:table-cell>
              <table:table-cell office:value-type="float" office:value="0.0299102300850432">
                <text:p>0.0299102300850432</text:p>
              </table:table-cell>
              <table:table-cell office:value-type="float" office:value="0.0497898281427646">
                <text:p>0.0497898281427646</text:p>
              </table:table-cell>
              <table:table-cell office:value-type="float" office:value="0.0392597738807275">
                <text:p>0.03925977388072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0346925311108154">
                <text:p>0.0346925311108154</text:p>
              </table:table-cell>
              <table:table-cell office:value-type="float" office:value="0.0282389698556193">
                <text:p>0.0282389698556193</text:p>
              </table:table-cell>
              <table:table-cell office:value-type="float" office:value="0.0499594638399004">
                <text:p>0.0499594638399004</text:p>
              </table:table-cell>
              <table:table-cell office:value-type="float" office:value="0.0388168779525813">
                <text:p>0.03881687795258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0359349167902099">
                <text:p>0.0359349167902099</text:p>
              </table:table-cell>
              <table:table-cell office:value-type="float" office:value="0.028296339474314">
                <text:p>0.028296339474314</text:p>
              </table:table-cell>
              <table:table-cell office:value-type="float" office:value="0.0498483828148736">
                <text:p>0.0498483828148736</text:p>
              </table:table-cell>
              <table:table-cell office:value-type="float" office:value="0.0378237479953696">
                <text:p>0.03782374799536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0403983950722369">
                <text:p>0.0403983950722369</text:p>
              </table:table-cell>
              <table:table-cell office:value-type="float" office:value="0.0309113859872402">
                <text:p>0.0309113859872402</text:p>
              </table:table-cell>
              <table:table-cell office:value-type="float" office:value="0.0531634056886891">
                <text:p>0.0531634056886891</text:p>
              </table:table-cell>
              <table:table-cell office:value-type="float" office:value="0.0395888091673013">
                <text:p>0.0395888091673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0411037636444275">
                <text:p>0.0411037636444275</text:p>
              </table:table-cell>
              <table:table-cell office:value-type="float" office:value="0.0299204988699974">
                <text:p>0.0299204988699974</text:p>
              </table:table-cell>
              <table:table-cell office:value-type="float" office:value="0.0554977890394963">
                <text:p>0.0554977890394963</text:p>
              </table:table-cell>
              <table:table-cell office:value-type="float" office:value="0.0395742627103349">
                <text:p>0.03957426271033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0403960804277264">
                <text:p>0.0403960804277264</text:p>
              </table:table-cell>
              <table:table-cell office:value-type="float" office:value="0.0293607769976535">
                <text:p>0.0293607769976535</text:p>
              </table:table-cell>
              <table:table-cell office:value-type="float" office:value="0.0491593638986839">
                <text:p>0.0491593638986839</text:p>
              </table:table-cell>
              <table:table-cell office:value-type="float" office:value="0.035336692302692">
                <text:p>0.0353366923026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0376235454578496">
                <text:p>0.0376235454578496</text:p>
              </table:table-cell>
              <table:table-cell office:value-type="float" office:value="0.0295814706859742">
                <text:p>0.0295814706859742</text:p>
              </table:table-cell>
              <table:table-cell office:value-type="float" office:value="0.047032560966471">
                <text:p>0.047032560966471</text:p>
              </table:table-cell>
              <table:table-cell office:value-type="float" office:value="0.035768771907716">
                <text:p>0.0357687719077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0435567769846563">
                <text:p>0.0435567769846563</text:p>
              </table:table-cell>
              <table:table-cell office:value-type="float" office:value="0.0320937268756969">
                <text:p>0.0320937268756969</text:p>
              </table:table-cell>
              <table:table-cell office:value-type="float" office:value="0.0507375851295943">
                <text:p>0.0507375851295943</text:p>
              </table:table-cell>
              <table:table-cell office:value-type="float" office:value="0.0369541290040558">
                <text:p>0.0369541290040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0451008587928606">
                <text:p>0.0451008587928606</text:p>
              </table:table-cell>
              <table:table-cell office:value-type="float" office:value="0.0306993635698375">
                <text:p>0.0306993635698375</text:p>
              </table:table-cell>
              <table:table-cell office:value-type="float" office:value="0.0489249710238831">
                <text:p>0.0489249710238831</text:p>
              </table:table-cell>
              <table:table-cell office:value-type="float" office:value="0.033443243977188">
                <text:p>0.0334432439771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0399287045055301">
                <text:p>0.0399287045055301</text:p>
              </table:table-cell>
              <table:table-cell office:value-type="float" office:value="0.0272931805441622">
                <text:p>0.0272931805441622</text:p>
              </table:table-cell>
              <table:table-cell office:value-type="float" office:value="0.0438988907104105">
                <text:p>0.0438988907104105</text:p>
              </table:table-cell>
              <table:table-cell office:value-type="float" office:value="0.0300419585336196">
                <text:p>0.03004195853361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0431106924274643">
                <text:p>0.0431106924274643</text:p>
              </table:table-cell>
              <table:table-cell office:value-type="float" office:value="0.0292279220854728">
                <text:p>0.0292279220854728</text:p>
              </table:table-cell>
              <table:table-cell office:value-type="float" office:value="0.0477114615372149">
                <text:p>0.0477114615372149</text:p>
              </table:table-cell>
              <table:table-cell office:value-type="float" office:value="0.0323816976597193">
                <text:p>0.03238169765971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0451138762547231">
                <text:p>0.0451138762547231</text:p>
              </table:table-cell>
              <table:table-cell office:value-type="float" office:value="0.0316357321123464">
                <text:p>0.0316357321123464</text:p>
              </table:table-cell>
              <table:table-cell office:value-type="float" office:value="0.0496328120915017">
                <text:p>0.0496328120915017</text:p>
              </table:table-cell>
              <table:table-cell office:value-type="float" office:value="0.034704237033568">
                <text:p>0.0347042370335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0396664845601684">
                <text:p>0.0396664845601684</text:p>
              </table:table-cell>
              <table:table-cell office:value-type="float" office:value="0.0288365902704253">
                <text:p>0.0288365902704253</text:p>
              </table:table-cell>
              <table:table-cell office:value-type="float" office:value="0.0437078064428832">
                <text:p>0.0437078064428832</text:p>
              </table:table-cell>
              <table:table-cell office:value-type="float" office:value="0.0316021742443986">
                <text:p>0.03160217424439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0354732902425711">
                <text:p>0.0354732902425711</text:p>
              </table:table-cell>
              <table:table-cell office:value-type="float" office:value="0.0289858283940844">
                <text:p>0.0289858283940844</text:p>
              </table:table-cell>
              <table:table-cell office:value-type="float" office:value="0.0394073390178538">
                <text:p>0.0394073390178538</text:p>
              </table:table-cell>
              <table:table-cell office:value-type="float" office:value="0.0315876069246284">
                <text:p>0.03158760692462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0424300864616362">
                <text:p>0.0424300864616362</text:p>
              </table:table-cell>
              <table:table-cell office:value-type="float" office:value="0.0309342145150589">
                <text:p>0.0309342145150589</text:p>
              </table:table-cell>
              <table:table-cell office:value-type="float" office:value="0.0453040318278261">
                <text:p>0.0453040318278261</text:p>
              </table:table-cell>
              <table:table-cell office:value-type="float" office:value="0.0328543489187033">
                <text:p>0.03285434891870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0396459314402514">
                <text:p>0.0396459314402514</text:p>
              </table:table-cell>
              <table:table-cell office:value-type="float" office:value="0.0309897722902141">
                <text:p>0.0309897722902141</text:p>
              </table:table-cell>
              <table:table-cell office:value-type="float" office:value="0.0409910763164274">
                <text:p>0.0409910763164274</text:p>
              </table:table-cell>
              <table:table-cell office:value-type="float" office:value="0.031869223319264">
                <text:p>0.0318692233192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035128312377727">
                <text:p>0.035128312377727</text:p>
              </table:table-cell>
              <table:table-cell office:value-type="float" office:value="0.0298537730775369">
                <text:p>0.0298537730775369</text:p>
              </table:table-cell>
              <table:table-cell office:value-type="float" office:value="0.0353386883796727">
                <text:p>0.0353386883796727</text:p>
              </table:table-cell>
              <table:table-cell office:value-type="float" office:value="0.0300120104374411">
                <text:p>0.030012010437441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39">
      <number:number number:decimal-places="1" loext:min-decimal-places="1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39">
      <style:chart-properties chart:display-label="true" chart:logarithmic="false" chart:minimum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1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1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1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39">
      <style:chart-properties chart:symbol-type="named-symbol" chart:symbol-name="arrow-up" chart:symbol-width="0.282cm" chart:symbol-height="0.282cm" chart:link-data-style-to-source="true" chart:label-position="right"/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2.661cm" svg:height="15.73cm" xlink:href=".." xlink:type="simple" chart:class="chart:scatter" chart:style-name="ch1">
        <chart:subtitle svg:x="10.592cm" svg:y="0.315cm" chart:style-name="ch2">
          <text:p>sub-title</text:p>
        </chart:subtitle>
        <chart:legend chart:legend-position="bottom" svg:x="2.869cm" svg:y="14.178cm" style:legend-expansion="wide" chart:style-name="ch3"/>
        <chart:plot-area chart:style-name="ch4" table:cell-range-address="'Bottom 10% share yearly'.B3:'Bottom 10% share yearly'.E30" chart:data-source-has-labels="row" svg:x="-0.406cm" svg:y="0.228cm" svg:width="22.846cm" svg:height="13.025cm">
          <chartooo:coordinate-region svg:x="1.565cm" svg:y="0.473cm" svg:width="20.63cm" svg:height="11.5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ottom 10% share yearly'.B4:'Bottom 10% share yearly'.B30" chart:label-cell-address="'Bottom 10% share yearly'.B3:'Bottom 10% share yearly'.B3" chart:class="chart:scatter">
            <chart:data-point chart:repeated="27"/>
          </chart:series>
          <chart:series chart:style-name="ch9" chart:values-cell-range-address="'Bottom 10% share yearly'.C4:'Bottom 10% share yearly'.C30" chart:label-cell-address="'Bottom 10% share yearly'.C3:'Bottom 10% share yearly'.C3" chart:class="chart:scatter">
            <chart:data-point chart:repeated="27"/>
          </chart:series>
          <chart:series chart:style-name="ch10" chart:values-cell-range-address="'Bottom 10% share yearly'.D4:'Bottom 10% share yearly'.D30" chart:label-cell-address="'Bottom 10% share yearly'.D3:'Bottom 10% share yearly'.D3" chart:class="chart:scatter">
            <chart:data-point chart:repeated="27"/>
          </chart:series>
          <chart:series chart:style-name="ch11" chart:values-cell-range-address="'Bottom 10% share yearly'.E4:'Bottom 10% share yearly'.E30" chart:label-cell-address="'Bottom 10% share yearly'.E3:'Bottom 10% share yearly'.E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our income</text:p>
                <draw:g>
                  <svg:desc>'Bottom 10% share yearly'.B3:'Bottom 10% share yearly'.B3</svg:desc>
                </draw:g>
              </table:table-cell>
              <table:table-cell office:value-type="string">
                <text:p>Labour and pension income</text:p>
                <draw:g>
                  <svg:desc>'Bottom 10% share yearly'.C3:'Bottom 10% share yearly'.C3</svg:desc>
                </draw:g>
              </table:table-cell>
              <table:table-cell office:value-type="string">
                <text:p>Labour income and family benefits</text:p>
                <draw:g>
                  <svg:desc>'Bottom 10% share yearly'.D3:'Bottom 10% share yearly'.D3</svg:desc>
                </draw:g>
              </table:table-cell>
              <table:table-cell office:value-type="string">
                <text:p>All income</text:p>
                <draw:g>
                  <svg:desc>'Bottom 10% share yearly'.E3:'Bottom 10% share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61696348">
                <text:p>0.0261696348</text:p>
                <draw:g>
                  <svg:desc>'Bottom 10% share yearly'.B4:'Bottom 10% share yearly'.B30</svg:desc>
                </draw:g>
              </table:table-cell>
              <table:table-cell office:value-type="float" office:value="0.0269383028">
                <text:p>0.0269383028</text:p>
                <draw:g>
                  <svg:desc>'Bottom 10% share yearly'.C4:'Bottom 10% share yearly'.C30</svg:desc>
                </draw:g>
              </table:table-cell>
              <table:table-cell office:value-type="float" office:value="0.0291823056">
                <text:p>0.0291823056</text:p>
                <draw:g>
                  <svg:desc>'Bottom 10% share yearly'.D4:'Bottom 10% share yearly'.D30</svg:desc>
                </draw:g>
              </table:table-cell>
              <table:table-cell office:value-type="float" office:value="0.0326108691">
                <text:p>0.0326108691</text:p>
                <draw:g>
                  <svg:desc>'Bottom 10% share yearly'.E4:'Bottom 10% share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3455141011252">
                <text:p>0.0273455141011252</text:p>
              </table:table-cell>
              <table:table-cell office:value-type="float" office:value="0.0259881983883702">
                <text:p>0.0259881983883702</text:p>
              </table:table-cell>
              <table:table-cell office:value-type="float" office:value="0.0389018246572676">
                <text:p>0.0389018246572676</text:p>
              </table:table-cell>
              <table:table-cell office:value-type="float" office:value="0.0347602239178575">
                <text:p>0.0347602239178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2564344878865">
                <text:p>0.0282564344878865</text:p>
              </table:table-cell>
              <table:table-cell office:value-type="float" office:value="0.0274657791619457">
                <text:p>0.0274657791619457</text:p>
              </table:table-cell>
              <table:table-cell office:value-type="float" office:value="0.040869755037014">
                <text:p>0.040869755037014</text:p>
              </table:table-cell>
              <table:table-cell office:value-type="float" office:value="0.0370315109469702">
                <text:p>0.0370315109469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85859196656487">
                <text:p>0.0285859196656487</text:p>
              </table:table-cell>
              <table:table-cell office:value-type="float" office:value="0.0280668279403028">
                <text:p>0.0280668279403028</text:p>
              </table:table-cell>
              <table:table-cell office:value-type="float" office:value="0.0412212822751047">
                <text:p>0.0412212822751047</text:p>
              </table:table-cell>
              <table:table-cell office:value-type="float" office:value="0.0375617961647203">
                <text:p>0.0375617961647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0673642223733">
                <text:p>0.0300673642223733</text:p>
              </table:table-cell>
              <table:table-cell office:value-type="float" office:value="0.0292353490773382">
                <text:p>0.0292353490773382</text:p>
              </table:table-cell>
              <table:table-cell office:value-type="float" office:value="0.0434179979464282">
                <text:p>0.0434179979464282</text:p>
              </table:table-cell>
              <table:table-cell office:value-type="float" office:value="0.0393521007087717">
                <text:p>0.0393521007087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01988449252485">
                <text:p>0.0301988449252485</text:p>
              </table:table-cell>
              <table:table-cell office:value-type="float" office:value="0.0295157879880747">
                <text:p>0.0295157879880747</text:p>
              </table:table-cell>
              <table:table-cell office:value-type="float" office:value="0.0446313771918648">
                <text:p>0.0446313771918648</text:p>
              </table:table-cell>
              <table:table-cell office:value-type="float" office:value="0.0404074906994769">
                <text:p>0.04040749069947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04840101940395">
                <text:p>0.0304840101940395</text:p>
              </table:table-cell>
              <table:table-cell office:value-type="float" office:value="0.0293121012895905">
                <text:p>0.0293121012895905</text:p>
              </table:table-cell>
              <table:table-cell office:value-type="float" office:value="0.0461450444029656">
                <text:p>0.0461450444029656</text:p>
              </table:table-cell>
              <table:table-cell office:value-type="float" office:value="0.0405346174134173">
                <text:p>0.04053461741341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0879356300391">
                <text:p>0.030879356300391</text:p>
              </table:table-cell>
              <table:table-cell office:value-type="float" office:value="0.0296262027167968">
                <text:p>0.0296262027167968</text:p>
              </table:table-cell>
              <table:table-cell office:value-type="float" office:value="0.045930114348008">
                <text:p>0.045930114348008</text:p>
              </table:table-cell>
              <table:table-cell office:value-type="float" office:value="0.0404825346476608">
                <text:p>0.0404825346476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3577778056076">
                <text:p>0.0333577778056076</text:p>
              </table:table-cell>
              <table:table-cell office:value-type="float" office:value="0.0296282043725351">
                <text:p>0.0296282043725351</text:p>
              </table:table-cell>
              <table:table-cell office:value-type="float" office:value="0.0492195793236764">
                <text:p>0.0492195793236764</text:p>
              </table:table-cell>
              <table:table-cell office:value-type="float" office:value="0.0410539656073439">
                <text:p>0.04105396560734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32219424736757">
                <text:p>0.0332219424736757</text:p>
              </table:table-cell>
              <table:table-cell office:value-type="float" office:value="0.0288692367508369">
                <text:p>0.0288692367508369</text:p>
              </table:table-cell>
              <table:table-cell office:value-type="float" office:value="0.0491558092887137">
                <text:p>0.0491558092887137</text:p>
              </table:table-cell>
              <table:table-cell office:value-type="float" office:value="0.0402306236038533">
                <text:p>0.04023062360385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51806990855759">
                <text:p>0.0351806990855759</text:p>
              </table:table-cell>
              <table:table-cell office:value-type="float" office:value="0.0300601483103993">
                <text:p>0.0300601483103993</text:p>
              </table:table-cell>
              <table:table-cell office:value-type="float" office:value="0.0498000708359198">
                <text:p>0.0498000708359198</text:p>
              </table:table-cell>
              <table:table-cell office:value-type="float" office:value="0.040366212141671">
                <text:p>0.0403662121416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65356657599446">
                <text:p>0.0365356657599446</text:p>
              </table:table-cell>
              <table:table-cell office:value-type="float" office:value="0.0298393317163748">
                <text:p>0.0298393317163748</text:p>
              </table:table-cell>
              <table:table-cell office:value-type="float" office:value="0.0506672975613873">
                <text:p>0.0506672975613873</text:p>
              </table:table-cell>
              <table:table-cell office:value-type="float" office:value="0.0397665392968284">
                <text:p>0.03976653929682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68671189277734">
                <text:p>0.0368671189277734</text:p>
              </table:table-cell>
              <table:table-cell office:value-type="float" office:value="0.0287183511688999">
                <text:p>0.0287183511688999</text:p>
              </table:table-cell>
              <table:table-cell office:value-type="float" office:value="0.049352703505111">
                <text:p>0.049352703505111</text:p>
              </table:table-cell>
              <table:table-cell office:value-type="float" office:value="0.0374221773451084">
                <text:p>0.03742217734510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78747170544739">
                <text:p>0.0378747170544739</text:p>
              </table:table-cell>
              <table:table-cell office:value-type="float" office:value="0.0285056793135375">
                <text:p>0.0285056793135375</text:p>
              </table:table-cell>
              <table:table-cell office:value-type="float" office:value="0.0506811947597906">
                <text:p>0.0506811947597906</text:p>
              </table:table-cell>
              <table:table-cell office:value-type="float" office:value="0.0374129870032419">
                <text:p>0.03741298700324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17763698962805">
                <text:p>0.0417763698962805</text:p>
              </table:table-cell>
              <table:table-cell office:value-type="float" office:value="0.0299827446833256">
                <text:p>0.0299827446833256</text:p>
              </table:table-cell>
              <table:table-cell office:value-type="float" office:value="0.0538751334327119">
                <text:p>0.0538751334327119</text:p>
              </table:table-cell>
              <table:table-cell office:value-type="float" office:value="0.0384429735535218">
                <text:p>0.03844297355352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1718435710931">
                <text:p>0.041718435710931</text:p>
              </table:table-cell>
              <table:table-cell office:value-type="float" office:value="0.0297363363740283">
                <text:p>0.0297363363740283</text:p>
              </table:table-cell>
              <table:table-cell office:value-type="float" office:value="0.0536185041212262">
                <text:p>0.0536185041212262</text:p>
              </table:table-cell>
              <table:table-cell office:value-type="float" office:value="0.037976520101379">
                <text:p>0.0379765201013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01144195788462">
                <text:p>0.0401144195788462</text:p>
              </table:table-cell>
              <table:table-cell office:value-type="float" office:value="0.0279972017887551">
                <text:p>0.0279972017887551</text:p>
              </table:table-cell>
              <table:table-cell office:value-type="float" office:value="0.0488826495578944">
                <text:p>0.0488826495578944</text:p>
              </table:table-cell>
              <table:table-cell office:value-type="float" office:value="0.0341872897271653">
                <text:p>0.03418728972716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21426167427949">
                <text:p>0.0421426167427949</text:p>
              </table:table-cell>
              <table:table-cell office:value-type="float" office:value="0.0298714693835404">
                <text:p>0.0298714693835404</text:p>
              </table:table-cell>
              <table:table-cell office:value-type="float" office:value="0.0484811887615555">
                <text:p>0.0484811887615555</text:p>
              </table:table-cell>
              <table:table-cell office:value-type="float" office:value="0.0343517151560625">
                <text:p>0.0343517151560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91672364034793">
                <text:p>0.0391672364034793</text:p>
              </table:table-cell>
              <table:table-cell office:value-type="float" office:value="0.0276388349598134">
                <text:p>0.0276388349598134</text:p>
              </table:table-cell>
              <table:table-cell office:value-type="float" office:value="0.041113309298">
                <text:p>0.041113309298</text:p>
              </table:table-cell>
              <table:table-cell office:value-type="float" office:value="0.0291420048658652">
                <text:p>0.0291420048658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283213319675">
                <text:p>0.04283213319675</text:p>
              </table:table-cell>
              <table:table-cell office:value-type="float" office:value="0.0298542813632177">
                <text:p>0.0298542813632177</text:p>
              </table:table-cell>
              <table:table-cell office:value-type="float" office:value="0.0452850402127219">
                <text:p>0.0452850402127219</text:p>
              </table:table-cell>
              <table:table-cell office:value-type="float" office:value="0.0316516637305183">
                <text:p>0.03165166373051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05756835810123">
                <text:p>0.0405756835810123</text:p>
              </table:table-cell>
              <table:table-cell office:value-type="float" office:value="0.0290883522167484">
                <text:p>0.0290883522167484</text:p>
              </table:table-cell>
              <table:table-cell office:value-type="float" office:value="0.0452519526811698">
                <text:p>0.0452519526811698</text:p>
              </table:table-cell>
              <table:table-cell office:value-type="float" office:value="0.0323269732687717">
                <text:p>0.03232697326877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8220765791759">
                <text:p>0.048220765791759</text:p>
              </table:table-cell>
              <table:table-cell office:value-type="float" office:value="0.0337963844935937">
                <text:p>0.0337963844935937</text:p>
              </table:table-cell>
              <table:table-cell office:value-type="float" office:value="0.0508667023925472">
                <text:p>0.0508667023925472</text:p>
              </table:table-cell>
              <table:table-cell office:value-type="float" office:value="0.0356960654624751">
                <text:p>0.03569606546247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24253355454901">
                <text:p>0.0424253355454901</text:p>
              </table:table-cell>
              <table:table-cell office:value-type="float" office:value="0.0301660439779711">
                <text:p>0.0301660439779711</text:p>
              </table:table-cell>
              <table:table-cell office:value-type="float" office:value="0.047443712758916">
                <text:p>0.047443712758916</text:p>
              </table:table-cell>
              <table:table-cell office:value-type="float" office:value="0.0336200070961205">
                <text:p>0.03362000709612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30578558230885">
                <text:p>0.0430578558230885</text:p>
              </table:table-cell>
              <table:table-cell office:value-type="float" office:value="0.0337020115824799">
                <text:p>0.0337020115824799</text:p>
              </table:table-cell>
              <table:table-cell office:value-type="float" office:value="0.0476806863054108">
                <text:p>0.0476806863054108</text:p>
              </table:table-cell>
              <table:table-cell office:value-type="float" office:value="0.0367784752325501">
                <text:p>0.03677847523255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39062624106042">
                <text:p>0.0439062624106042</text:p>
              </table:table-cell>
              <table:table-cell office:value-type="float" office:value="0.034170917151163">
                <text:p>0.034170917151163</text:p>
              </table:table-cell>
              <table:table-cell office:value-type="float" office:value="0.050807329926411">
                <text:p>0.050807329926411</text:p>
              </table:table-cell>
              <table:table-cell office:value-type="float" office:value="0.0386348416298189">
                <text:p>0.03863484162981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36011917089906">
                <text:p>0.0436011917089906</text:p>
              </table:table-cell>
              <table:table-cell office:value-type="float" office:value="0.0337944322943135">
                <text:p>0.0337944322943135</text:p>
              </table:table-cell>
              <table:table-cell office:value-type="float" office:value="0.0493172256862456">
                <text:p>0.0493172256862456</text:p>
              </table:table-cell>
              <table:table-cell office:value-type="float" office:value="0.0374557401149268">
                <text:p>0.03745574011492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3875207978723">
                <text:p>0.043875207978723</text:p>
              </table:table-cell>
              <table:table-cell office:value-type="float" office:value="0.0335932594266512">
                <text:p>0.0335932594266512</text:p>
              </table:table-cell>
              <table:table-cell office:value-type="float" office:value="0.0450311675689722">
                <text:p>0.0450311675689722</text:p>
              </table:table-cell>
              <table:table-cell office:value-type="float" office:value="0.0343785150443603">
                <text:p>0.034378515044360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39">
      <number:number number:decimal-places="1" loext:min-decimal-places="1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39">
      <style:chart-properties chart:display-label="true" chart:logarithmic="false" chart:minimum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1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1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1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39">
      <style:chart-properties chart:symbol-type="named-symbol" chart:symbol-name="arrow-up" chart:symbol-width="0.282cm" chart:symbol-height="0.282cm" chart:link-data-style-to-source="true" chart:label-position="right"/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604cm" svg:height="15.73cm" xlink:href=".." xlink:type="simple" chart:class="chart:scatter" chart:style-name="ch1">
        <chart:subtitle svg:x="10.064cm" svg:y="0.315cm" chart:style-name="ch2">
          <text:p>sub-title</text:p>
        </chart:subtitle>
        <chart:legend chart:legend-position="bottom" svg:x="2.341cm" svg:y="14.178cm" style:legend-expansion="wide" chart:style-name="ch3"/>
        <chart:plot-area chart:style-name="ch4" table:cell-range-address="'Bottom 10% share yearly'.L3:'Bottom 10% share yearly'.O30" chart:data-source-has-labels="row" svg:x="-0.478cm" svg:y="0.228cm" svg:width="21.885cm" svg:height="13.025cm">
          <chartooo:coordinate-region svg:x="1.493cm" svg:y="0.473cm" svg:width="19.669cm" svg:height="11.5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Bottom 10% share yearly'.L4:'Bottom 10% share yearly'.L30" chart:label-cell-address="'Bottom 10% share yearly'.L3:'Bottom 10% share yearly'.L3" chart:class="chart:scatter">
            <chart:data-point chart:repeated="27"/>
          </chart:series>
          <chart:series chart:style-name="ch9" chart:values-cell-range-address="'Bottom 10% share yearly'.M4:'Bottom 10% share yearly'.M30" chart:label-cell-address="'Bottom 10% share yearly'.M3:'Bottom 10% share yearly'.M3" chart:class="chart:scatter">
            <chart:data-point chart:repeated="27"/>
          </chart:series>
          <chart:series chart:style-name="ch10" chart:values-cell-range-address="'Bottom 10% share yearly'.N4:'Bottom 10% share yearly'.N30" chart:label-cell-address="'Bottom 10% share yearly'.N3:'Bottom 10% share yearly'.N3" chart:class="chart:scatter">
            <chart:data-point chart:repeated="27"/>
          </chart:series>
          <chart:series chart:style-name="ch11" chart:values-cell-range-address="'Bottom 10% share yearly'.O4:'Bottom 10% share yearly'.O30" chart:label-cell-address="'Bottom 10% share yearly'.O3:'Bottom 10% share yearly'.O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our income</text:p>
                <draw:g>
                  <svg:desc>'Bottom 10% share yearly'.L3:'Bottom 10% share yearly'.L3</svg:desc>
                </draw:g>
              </table:table-cell>
              <table:table-cell office:value-type="string">
                <text:p>Labour and pension income</text:p>
                <draw:g>
                  <svg:desc>'Bottom 10% share yearly'.M3:'Bottom 10% share yearly'.M3</svg:desc>
                </draw:g>
              </table:table-cell>
              <table:table-cell office:value-type="string">
                <text:p>Labour income and family benefits</text:p>
                <draw:g>
                  <svg:desc>'Bottom 10% share yearly'.N3:'Bottom 10% share yearly'.N3</svg:desc>
                </draw:g>
              </table:table-cell>
              <table:table-cell office:value-type="string">
                <text:p>All income</text:p>
                <draw:g>
                  <svg:desc>'Bottom 10% share yearly'.O3:'Bottom 10% share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61696348">
                <text:p>0.0261696348</text:p>
                <draw:g>
                  <svg:desc>'Bottom 10% share yearly'.L4:'Bottom 10% share yearly'.L30</svg:desc>
                </draw:g>
              </table:table-cell>
              <table:table-cell office:value-type="float" office:value="0.0269383028">
                <text:p>0.0269383028</text:p>
                <draw:g>
                  <svg:desc>'Bottom 10% share yearly'.M4:'Bottom 10% share yearly'.M30</svg:desc>
                </draw:g>
              </table:table-cell>
              <table:table-cell office:value-type="float" office:value="0.0291823056">
                <text:p>0.0291823056</text:p>
                <draw:g>
                  <svg:desc>'Bottom 10% share yearly'.N4:'Bottom 10% share yearly'.N30</svg:desc>
                </draw:g>
              </table:table-cell>
              <table:table-cell office:value-type="float" office:value="0.0326108691">
                <text:p>0.0326108691</text:p>
                <draw:g>
                  <svg:desc>'Bottom 10% share yearly'.O4:'Bottom 10% share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3455141011252">
                <text:p>0.0273455141011252</text:p>
              </table:table-cell>
              <table:table-cell office:value-type="float" office:value="0.0259881983883702">
                <text:p>0.0259881983883702</text:p>
              </table:table-cell>
              <table:table-cell office:value-type="float" office:value="0.0389018246572676">
                <text:p>0.0389018246572676</text:p>
              </table:table-cell>
              <table:table-cell office:value-type="float" office:value="0.0347602239178575">
                <text:p>0.0347602239178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2564344878865">
                <text:p>0.0282564344878865</text:p>
              </table:table-cell>
              <table:table-cell office:value-type="float" office:value="0.0274657791619457">
                <text:p>0.0274657791619457</text:p>
              </table:table-cell>
              <table:table-cell office:value-type="float" office:value="0.040869755037014">
                <text:p>0.040869755037014</text:p>
              </table:table-cell>
              <table:table-cell office:value-type="float" office:value="0.0370315109469702">
                <text:p>0.03703151094697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85859196656487">
                <text:p>0.0285859196656487</text:p>
              </table:table-cell>
              <table:table-cell office:value-type="float" office:value="0.0280668279403028">
                <text:p>0.0280668279403028</text:p>
              </table:table-cell>
              <table:table-cell office:value-type="float" office:value="0.0412212822751047">
                <text:p>0.0412212822751047</text:p>
              </table:table-cell>
              <table:table-cell office:value-type="float" office:value="0.0375617961647203">
                <text:p>0.0375617961647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0673642223733">
                <text:p>0.0300673642223733</text:p>
              </table:table-cell>
              <table:table-cell office:value-type="float" office:value="0.0292353490773382">
                <text:p>0.0292353490773382</text:p>
              </table:table-cell>
              <table:table-cell office:value-type="float" office:value="0.0434179979464282">
                <text:p>0.0434179979464282</text:p>
              </table:table-cell>
              <table:table-cell office:value-type="float" office:value="0.0393521007087717">
                <text:p>0.03935210070877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01988449252485">
                <text:p>0.0301988449252485</text:p>
              </table:table-cell>
              <table:table-cell office:value-type="float" office:value="0.0295157879900944">
                <text:p>0.0295157879900944</text:p>
              </table:table-cell>
              <table:table-cell office:value-type="float" office:value="0.0446313771918648">
                <text:p>0.0446313771918648</text:p>
              </table:table-cell>
              <table:table-cell office:value-type="float" office:value="0.0404074907020855">
                <text:p>0.0404074907020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0471925326127">
                <text:p>0.030471925326127</text:p>
              </table:table-cell>
              <table:table-cell office:value-type="float" office:value="0.0293110242325559">
                <text:p>0.0293110242325559</text:p>
              </table:table-cell>
              <table:table-cell office:value-type="float" office:value="0.0460812407295179">
                <text:p>0.0460812407295179</text:p>
              </table:table-cell>
              <table:table-cell office:value-type="float" office:value="0.0405095150290996">
                <text:p>0.04050951502909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07848385165">
                <text:p>0.0307848385165</text:p>
              </table:table-cell>
              <table:table-cell office:value-type="float" office:value="0.0295823503449416">
                <text:p>0.0295823503449416</text:p>
              </table:table-cell>
              <table:table-cell office:value-type="float" office:value="0.0458442149169271">
                <text:p>0.0458442149169271</text:p>
              </table:table-cell>
              <table:table-cell office:value-type="float" office:value="0.0404629811264994">
                <text:p>0.04046298112649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2880659057598">
                <text:p>0.0332880659057598</text:p>
              </table:table-cell>
              <table:table-cell office:value-type="float" office:value="0.0296348743066375">
                <text:p>0.0296348743066375</text:p>
              </table:table-cell>
              <table:table-cell office:value-type="float" office:value="0.0494888711532964">
                <text:p>0.0494888711532964</text:p>
              </table:table-cell>
              <table:table-cell office:value-type="float" office:value="0.0412819714576128">
                <text:p>0.04128197145761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43410999536038">
                <text:p>0.0343410999536038</text:p>
              </table:table-cell>
              <table:table-cell office:value-type="float" office:value="0.0301306847777615">
                <text:p>0.0301306847777615</text:p>
              </table:table-cell>
              <table:table-cell office:value-type="float" office:value="0.0485717889955182">
                <text:p>0.0485717889955182</text:p>
              </table:table-cell>
              <table:table-cell office:value-type="float" office:value="0.0402303703227883">
                <text:p>0.04023037032278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66923353031796">
                <text:p>0.0366923353031796</text:p>
              </table:table-cell>
              <table:table-cell office:value-type="float" office:value="0.0311578291619139">
                <text:p>0.0311578291619139</text:p>
              </table:table-cell>
              <table:table-cell office:value-type="float" office:value="0.0515678338800883">
                <text:p>0.0515678338800883</text:p>
              </table:table-cell>
              <table:table-cell office:value-type="float" office:value="0.0414803423694088">
                <text:p>0.04148034236940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75020577224117">
                <text:p>0.0375020577224117</text:p>
              </table:table-cell>
              <table:table-cell office:value-type="float" office:value="0.0299590260353096">
                <text:p>0.0299590260353096</text:p>
              </table:table-cell>
              <table:table-cell office:value-type="float" office:value="0.0519921632818911">
                <text:p>0.0519921632818911</text:p>
              </table:table-cell>
              <table:table-cell office:value-type="float" office:value="0.0398639609554774">
                <text:p>0.03986396095547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707064241902">
                <text:p>0.03707064241902</text:p>
              </table:table-cell>
              <table:table-cell office:value-type="float" office:value="0.0285512724842257">
                <text:p>0.0285512724842257</text:p>
              </table:table-cell>
              <table:table-cell office:value-type="float" office:value="0.0506933462600015">
                <text:p>0.0506933462600015</text:p>
              </table:table-cell>
              <table:table-cell office:value-type="float" office:value="0.0377888113073783">
                <text:p>0.03778881130737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99967726321547">
                <text:p>0.0399967726321547</text:p>
              </table:table-cell>
              <table:table-cell office:value-type="float" office:value="0.0282085096849789">
                <text:p>0.0282085096849789</text:p>
              </table:table-cell>
              <table:table-cell office:value-type="float" office:value="0.0516310851772597">
                <text:p>0.0516310851772597</text:p>
              </table:table-cell>
              <table:table-cell office:value-type="float" office:value="0.0361268687005844">
                <text:p>0.03612686870058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94361433465352">
                <text:p>0.0394361433465352</text:p>
              </table:table-cell>
              <table:table-cell office:value-type="float" office:value="0.0276760158858222">
                <text:p>0.0276760158858222</text:p>
              </table:table-cell>
              <table:table-cell office:value-type="float" office:value="0.0500797230866696">
                <text:p>0.0500797230866696</text:p>
              </table:table-cell>
              <table:table-cell office:value-type="float" office:value="0.0348998308765095">
                <text:p>0.03489983087650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17971597039875">
                <text:p>0.0417971597039875</text:p>
              </table:table-cell>
              <table:table-cell office:value-type="float" office:value="0.0301562024753157">
                <text:p>0.0301562024753157</text:p>
              </table:table-cell>
              <table:table-cell office:value-type="float" office:value="0.0504319251904732">
                <text:p>0.0504319251904732</text:p>
              </table:table-cell>
              <table:table-cell office:value-type="float" office:value="0.0359977762901679">
                <text:p>0.03599777629016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0244401131777">
                <text:p>0.040244401131777</text:p>
              </table:table-cell>
              <table:table-cell office:value-type="float" office:value="0.0279377526225763">
                <text:p>0.0279377526225763</text:p>
              </table:table-cell>
              <table:table-cell office:value-type="float" office:value="0.0491719955931043">
                <text:p>0.0491719955931043</text:p>
              </table:table-cell>
              <table:table-cell office:value-type="float" office:value="0.0338954073840707">
                <text:p>0.03389540738407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95763461389995">
                <text:p>0.0395763461389995</text:p>
              </table:table-cell>
              <table:table-cell office:value-type="float" office:value="0.0271930995994369">
                <text:p>0.0271930995994369</text:p>
              </table:table-cell>
              <table:table-cell office:value-type="float" office:value="0.0456908219461366">
                <text:p>0.0456908219461366</text:p>
              </table:table-cell>
              <table:table-cell office:value-type="float" office:value="0.0313178059395636">
                <text:p>0.03131780593956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01982772434514">
                <text:p>0.0401982772434514</text:p>
              </table:table-cell>
              <table:table-cell office:value-type="float" office:value="0.0274726080915249">
                <text:p>0.0274726080915249</text:p>
              </table:table-cell>
              <table:table-cell office:value-type="float" office:value="0.0435926109991548">
                <text:p>0.0435926109991548</text:p>
              </table:table-cell>
              <table:table-cell office:value-type="float" office:value="0.0298130990998997">
                <text:p>0.02981309909989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33176215302797">
                <text:p>0.0433176215302797</text:p>
              </table:table-cell>
              <table:table-cell office:value-type="float" office:value="0.0286529204863356">
                <text:p>0.0286529204863356</text:p>
              </table:table-cell>
              <table:table-cell office:value-type="float" office:value="0.048976531087875">
                <text:p>0.048976531087875</text:p>
              </table:table-cell>
              <table:table-cell office:value-type="float" office:value="0.0323180054500721">
                <text:p>0.03231800545007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82786823159982">
                <text:p>0.0482786823159982</text:p>
              </table:table-cell>
              <table:table-cell office:value-type="float" office:value="0.0312029677594773">
                <text:p>0.0312029677594773</text:p>
              </table:table-cell>
              <table:table-cell office:value-type="float" office:value="0.0554361588123573">
                <text:p>0.0554361588123573</text:p>
              </table:table-cell>
              <table:table-cell office:value-type="float" office:value="0.0358661016888786">
                <text:p>0.03586610168887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83890852388771">
                <text:p>0.0483890852388771</text:p>
              </table:table-cell>
              <table:table-cell office:value-type="float" office:value="0.0313076156600704">
                <text:p>0.0313076156600704</text:p>
              </table:table-cell>
              <table:table-cell office:value-type="float" office:value="0.0537721936933098">
                <text:p>0.0537721936933098</text:p>
              </table:table-cell>
              <table:table-cell office:value-type="float" office:value="0.0348683614275236">
                <text:p>0.03486836142752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65777351604917">
                <text:p>0.0465777351604917</text:p>
              </table:table-cell>
              <table:table-cell office:value-type="float" office:value="0.0308300775677713">
                <text:p>0.0308300775677713</text:p>
              </table:table-cell>
              <table:table-cell office:value-type="float" office:value="0.0508700117582581">
                <text:p>0.0508700117582581</text:p>
              </table:table-cell>
              <table:table-cell office:value-type="float" office:value="0.0336297823939532">
                <text:p>0.03362978239395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13103072710734">
                <text:p>0.0513103072710734</text:p>
              </table:table-cell>
              <table:table-cell office:value-type="float" office:value="0.0334025284047914">
                <text:p>0.0334025284047914</text:p>
              </table:table-cell>
              <table:table-cell office:value-type="float" office:value="0.0553102278663821">
                <text:p>0.0553102278663821</text:p>
              </table:table-cell>
              <table:table-cell office:value-type="float" office:value="0.0359403600437826">
                <text:p>0.03594036004378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27884110929788">
                <text:p>0.0527884110929788</text:p>
              </table:table-cell>
              <table:table-cell office:value-type="float" office:value="0.0336129939087395">
                <text:p>0.0336129939087395</text:p>
              </table:table-cell>
              <table:table-cell office:value-type="float" office:value="0.0561998923790623">
                <text:p>0.0561998923790623</text:p>
              </table:table-cell>
              <table:table-cell office:value-type="float" office:value="0.0358246858132282">
                <text:p>0.03582468581322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65427544042969">
                <text:p>0.0565427544042969</text:p>
              </table:table-cell>
              <table:table-cell office:value-type="float" office:value="0.0352157005060206">
                <text:p>0.0352157005060206</text:p>
              </table:table-cell>
              <table:table-cell office:value-type="float" office:value="0.0610257657815328">
                <text:p>0.0610257657815328</text:p>
              </table:table-cell>
              <table:table-cell office:value-type="float" office:value="0.0379430447787395">
                <text:p>0.03794304477873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65849020838156">
                <text:p>0.0565849020838156</text:p>
              </table:table-cell>
              <table:table-cell office:value-type="float" office:value="0.0359465262724447">
                <text:p>0.0359465262724447</text:p>
              </table:table-cell>
              <table:table-cell office:value-type="float" office:value="0.0631819731625215">
                <text:p>0.0631819731625215</text:p>
              </table:table-cell>
              <table:table-cell office:value-type="float" office:value="0.039624600742158">
                <text:p>0.03962460074215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Helvetica" style:font-style-name="Regular" fo:font-size="22pt" style:font-size-asian="14pt" style:font-size-complex="14pt"/>
    </style:style>
    <style:style style:name="ch5" style:family="chart" style:data-style-name="N0">
      <style:chart-properties chart:display-label="true" chart:logarithmic="false" chart:minimum="0.34" chart:maximum="0.48" chart:origin="0" chart:interval-major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26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named-symbol" chart:symbol-name="x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000000" draw:fill-color="#000000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diamond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c5000b" draw:fill-color="#c5000b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arrow-up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669900" draw:fill-color="#669900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circle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99" draw:fill-color="#336699"/>
      <style:text-properties fo:color="#000000" style:text-position="0% 100%" fo:font-family="Calibri" fo:font-size="14pt" style:font-size-asian="14pt" style:font-size-complex="14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4.001cm" svg:height="19.999cm" xlink:href=".." xlink:type="simple" chart:class="chart:scatter" chart:style-name="ch1">
        <chart:legend svg:x="0.485cm" svg:y="18.118cm" style:legend-expansion="custom" chartooo:width="22.722cm" chartooo:height="1.88cm" style:legend-expansion-aspect-ratio="12.086170212766" chart:style-name="ch2"/>
        <chart:plot-area chart:style-name="ch3" table:cell-range-address="'Gini yearly'.A4:'Gini yearly'.E30 'Gini yearly'.B3:'Gini yearly'.E3" chart:data-source-has-labels="row" svg:x="0.062cm" svg:y="0.063cm" svg:width="23.921cm" svg:height="17.891cm">
          <chartooo:coordinate-region svg:x="1.927cm" svg:y="0.521cm" svg:width="21.619cm" svg:height="15.4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ini yearly'.B4:'Gini yearly'.B30" chart:label-cell-address="'Gini yearly'.B3:'Gini yearly'.B3" chart:class="chart:scatter">
            <chart:domain table:cell-range-address="'Gini yearly'.A4:'Gini yearly'.A30"/>
            <chart:data-point chart:repeated="27"/>
          </chart:series>
          <chart:series chart:style-name="ch8" chart:values-cell-range-address="'Gini yearly'.C4:'Gini yearly'.C30" chart:label-cell-address="'Gini yearly'.C3:'Gini yearly'.C3" chart:class="chart:scatter">
            <chart:data-point chart:repeated="27"/>
          </chart:series>
          <chart:series chart:style-name="ch9" chart:values-cell-range-address="'Gini yearly'.D4:'Gini yearly'.D30" chart:label-cell-address="'Gini yearly'.D3:'Gini yearly'.D3" chart:class="chart:scatter">
            <chart:data-point chart:repeated="27"/>
          </chart:series>
          <chart:series chart:style-name="ch10" chart:values-cell-range-address="'Gini yearly'.E4:'Gini yearly'.E30" chart:label-cell-address="'Gini yearly'.E3:'Gini yearly'.E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Gini yearly'.B3:'Gini yearly'.B3</svg:desc>
                </draw:g>
              </table:table-cell>
              <table:table-cell office:value-type="string">
                <text:p>Labour and pension income</text:p>
                <draw:g>
                  <svg:desc>'Gini yearly'.C3:'Gini yearly'.C3</svg:desc>
                </draw:g>
              </table:table-cell>
              <table:table-cell office:value-type="string">
                <text:p>Labour income and family beenfits</text:p>
                <draw:g>
                  <svg:desc>'Gini yearly'.D3:'Gini yearly'.D3</svg:desc>
                </draw:g>
              </table:table-cell>
              <table:table-cell office:value-type="string">
                <text:p>All income</text:p>
                <draw:g>
                  <svg:desc>'Gini yearly'.E3:'Gini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A4:'Gini yearly'.A30</svg:desc>
                </draw:g>
              </table:table-cell>
              <table:table-cell office:value-type="float" office:value="0.4249406777">
                <text:p>0.4249406777</text:p>
                <draw:g>
                  <svg:desc>'Gini yearly'.B4:'Gini yearly'.B30</svg:desc>
                </draw:g>
              </table:table-cell>
              <table:table-cell office:value-type="float" office:value="0.3906811662">
                <text:p>0.3906811662</text:p>
                <draw:g>
                  <svg:desc>'Gini yearly'.C4:'Gini yearly'.C30</svg:desc>
                </draw:g>
              </table:table-cell>
              <table:table-cell office:value-type="float" office:value="0.4222738609">
                <text:p>0.4222738609</text:p>
                <draw:g>
                  <svg:desc>'Gini yearly'.D4:'Gini yearly'.D30</svg:desc>
                </draw:g>
              </table:table-cell>
              <table:table-cell office:value-type="float" office:value="0.3863343567">
                <text:p>0.3863343567</text:p>
                <draw:g>
                  <svg:desc>'Gini yearly'.E4:'Gini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1">
                <text:p>0.389841184361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9">
                <text:p>0.390258472579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172347646361">
                <text:p>0.449172347646361</text:p>
              </table:table-cell>
              <table:table-cell office:value-type="float" office:value="0.40808458477225">
                <text:p>0.40808458477225</text:p>
              </table:table-cell>
              <table:table-cell office:value-type="float" office:value="0.426534512285447">
                <text:p>0.426534512285447</text:p>
              </table:table-cell>
              <table:table-cell office:value-type="float" office:value="0.387817163937896">
                <text:p>0.387817163937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699842841107">
                <text:p>0.455699842841107</text:p>
              </table:table-cell>
              <table:table-cell office:value-type="float" office:value="0.400870226665505">
                <text:p>0.400870226665505</text:p>
              </table:table-cell>
              <table:table-cell office:value-type="float" office:value="0.435270647058314">
                <text:p>0.435270647058314</text:p>
              </table:table-cell>
              <table:table-cell office:value-type="float" office:value="0.38305246088392">
                <text:p>0.38305246088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60175113993514">
                <text:p>0.460175113993514</text:p>
              </table:table-cell>
              <table:table-cell office:value-type="float" office:value="0.406242315989694">
                <text:p>0.406242315989694</text:p>
              </table:table-cell>
              <table:table-cell office:value-type="float" office:value="0.438919982434292">
                <text:p>0.438919982434292</text:p>
              </table:table-cell>
              <table:table-cell office:value-type="float" office:value="0.387585952290368">
                <text:p>0.387585952290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61731604023775">
                <text:p>0.461731604023775</text:p>
              </table:table-cell>
              <table:table-cell office:value-type="float" office:value="0.405732666166897">
                <text:p>0.405732666166897</text:p>
              </table:table-cell>
              <table:table-cell office:value-type="float" office:value="0.439971384208522">
                <text:p>0.439971384208522</text:p>
              </table:table-cell>
              <table:table-cell office:value-type="float" office:value="0.387416469192653">
                <text:p>0.3874164691926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1486155913868">
                <text:p>0.461486155913868</text:p>
              </table:table-cell>
              <table:table-cell office:value-type="float" office:value="0.400466813327161">
                <text:p>0.400466813327161</text:p>
              </table:table-cell>
              <table:table-cell office:value-type="float" office:value="0.439625340385924">
                <text:p>0.439625340385924</text:p>
              </table:table-cell>
              <table:table-cell office:value-type="float" office:value="0.383453449559813">
                <text:p>0.3834534495598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58507866360187">
                <text:p>0.458507866360187</text:p>
              </table:table-cell>
              <table:table-cell office:value-type="float" office:value="0.394706751381742">
                <text:p>0.394706751381742</text:p>
              </table:table-cell>
              <table:table-cell office:value-type="float" office:value="0.436054519233296">
                <text:p>0.436054519233296</text:p>
              </table:table-cell>
              <table:table-cell office:value-type="float" office:value="0.377815446690427">
                <text:p>0.3778154466904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58490388751384">
                <text:p>0.458490388751384</text:p>
              </table:table-cell>
              <table:table-cell office:value-type="float" office:value="0.393883791023692">
                <text:p>0.393883791023692</text:p>
              </table:table-cell>
              <table:table-cell office:value-type="float" office:value="0.435488135278944">
                <text:p>0.435488135278944</text:p>
              </table:table-cell>
              <table:table-cell office:value-type="float" office:value="0.377083069984653">
                <text:p>0.3770830699846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56438444798642">
                <text:p>0.456438444798642</text:p>
              </table:table-cell>
              <table:table-cell office:value-type="float" office:value="0.391428750476377">
                <text:p>0.391428750476377</text:p>
              </table:table-cell>
              <table:table-cell office:value-type="float" office:value="0.432319846106878">
                <text:p>0.432319846106878</text:p>
              </table:table-cell>
              <table:table-cell office:value-type="float" office:value="0.375128986687997">
                <text:p>0.3751289866879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5823337681087">
                <text:p>0.45823337681087</text:p>
              </table:table-cell>
              <table:table-cell office:value-type="float" office:value="0.387093757527336">
                <text:p>0.387093757527336</text:p>
              </table:table-cell>
              <table:table-cell office:value-type="float" office:value="0.436362389258158">
                <text:p>0.436362389258158</text:p>
              </table:table-cell>
              <table:table-cell office:value-type="float" office:value="0.371570862052783">
                <text:p>0.3715708620527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65858199072667">
                <text:p>0.465858199072667</text:p>
              </table:table-cell>
              <table:table-cell office:value-type="float" office:value="0.390112167973847">
                <text:p>0.390112167973847</text:p>
              </table:table-cell>
              <table:table-cell office:value-type="float" office:value="0.444890510231171">
                <text:p>0.444890510231171</text:p>
              </table:table-cell>
              <table:table-cell office:value-type="float" office:value="0.375801284773959">
                <text:p>0.3758012847739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60433174639978">
                <text:p>0.460433174639978</text:p>
              </table:table-cell>
              <table:table-cell office:value-type="float" office:value="0.386187990277921">
                <text:p>0.386187990277921</text:p>
              </table:table-cell>
              <table:table-cell office:value-type="float" office:value="0.443196140795348">
                <text:p>0.443196140795348</text:p>
              </table:table-cell>
              <table:table-cell office:value-type="float" office:value="0.373760419479822">
                <text:p>0.3737604194798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55893381448732">
                <text:p>0.455893381448732</text:p>
              </table:table-cell>
              <table:table-cell office:value-type="float" office:value="0.386841392043739">
                <text:p>0.386841392043739</text:p>
              </table:table-cell>
              <table:table-cell office:value-type="float" office:value="0.441860099179808">
                <text:p>0.441860099179808</text:p>
              </table:table-cell>
              <table:table-cell office:value-type="float" office:value="0.376230822602659">
                <text:p>0.376230822602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53222989032457">
                <text:p>0.453222989032457</text:p>
              </table:table-cell>
              <table:table-cell office:value-type="float" office:value="0.382106704592846">
                <text:p>0.382106704592846</text:p>
              </table:table-cell>
              <table:table-cell office:value-type="float" office:value="0.438644646501771">
                <text:p>0.438644646501771</text:p>
              </table:table-cell>
              <table:table-cell office:value-type="float" office:value="0.372146621484712">
                <text:p>0.3721466214847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59461955214525">
                <text:p>0.459461955214525</text:p>
              </table:table-cell>
              <table:table-cell office:value-type="float" office:value="0.386205464669075">
                <text:p>0.386205464669075</text:p>
              </table:table-cell>
              <table:table-cell office:value-type="float" office:value="0.4504404880892">
                <text:p>0.4504404880892</text:p>
              </table:table-cell>
              <table:table-cell office:value-type="float" office:value="0.379901731522829">
                <text:p>0.3799017315228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51301250278117">
                <text:p>0.451301250278117</text:p>
              </table:table-cell>
              <table:table-cell office:value-type="float" office:value="0.38274584330016">
                <text:p>0.38274584330016</text:p>
              </table:table-cell>
              <table:table-cell office:value-type="float" office:value="0.445792147907519">
                <text:p>0.445792147907519</text:p>
              </table:table-cell>
              <table:table-cell office:value-type="float" office:value="0.378691702873623">
                <text:p>0.3786917028736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37749863283872">
                <text:p>0.437749863283872</text:p>
              </table:table-cell>
              <table:table-cell office:value-type="float" office:value="0.374863391159973">
                <text:p>0.374863391159973</text:p>
              </table:table-cell>
              <table:table-cell office:value-type="float" office:value="0.433015624778063">
                <text:p>0.433015624778063</text:p>
              </table:table-cell>
              <table:table-cell office:value-type="float" office:value="0.371486614286636">
                <text:p>0.3714866142866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39531834204137">
                <text:p>0.439531834204137</text:p>
              </table:table-cell>
              <table:table-cell office:value-type="float" office:value="0.375680601610633">
                <text:p>0.375680601610633</text:p>
              </table:table-cell>
              <table:table-cell office:value-type="float" office:value="0.436347219941381">
                <text:p>0.436347219941381</text:p>
              </table:table-cell>
              <table:table-cell office:value-type="float" office:value="0.372983860566267">
                <text:p>0.3729838605662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38709239657893">
                <text:p>0.438709239657893</text:p>
              </table:table-cell>
              <table:table-cell office:value-type="float" office:value="0.378601704694631">
                <text:p>0.378601704694631</text:p>
              </table:table-cell>
              <table:table-cell office:value-type="float" office:value="0.436635045297736">
                <text:p>0.436635045297736</text:p>
              </table:table-cell>
              <table:table-cell office:value-type="float" office:value="0.375553089906988">
                <text:p>0.3755530899069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2894180531481">
                <text:p>0.42894180531481</text:p>
              </table:table-cell>
              <table:table-cell office:value-type="float" office:value="0.36981666922132">
                <text:p>0.36981666922132</text:p>
              </table:table-cell>
              <table:table-cell office:value-type="float" office:value="0.428757799777427">
                <text:p>0.428757799777427</text:p>
              </table:table-cell>
              <table:table-cell office:value-type="float" office:value="0.367434656358716">
                <text:p>0.3674346563587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17461268773618">
                <text:p>0.417461268773618</text:p>
              </table:table-cell>
              <table:table-cell office:value-type="float" office:value="0.356624779777515">
                <text:p>0.356624779777515</text:p>
              </table:table-cell>
              <table:table-cell office:value-type="float" office:value="0.417797119343055">
                <text:p>0.417797119343055</text:p>
              </table:table-cell>
              <table:table-cell office:value-type="float" office:value="0.354570765458636">
                <text:p>0.3545707654586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02672546614899">
                <text:p>0.402672546614899</text:p>
              </table:table-cell>
              <table:table-cell office:value-type="float" office:value="0.34959671072646">
                <text:p>0.34959671072646</text:p>
              </table:table-cell>
              <table:table-cell office:value-type="float" office:value="0.410067510201427">
                <text:p>0.410067510201427</text:p>
              </table:table-cell>
              <table:table-cell office:value-type="float" office:value="0.348197837866572">
                <text:p>0.348197837866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90930836473782">
                <text:p>0.390930836473782</text:p>
              </table:table-cell>
              <table:table-cell office:value-type="float" office:value="0.345077424729134">
                <text:p>0.345077424729134</text:p>
              </table:table-cell>
              <table:table-cell office:value-type="float" office:value="0.400208235000219">
                <text:p>0.400208235000219</text:p>
              </table:table-cell>
              <table:table-cell office:value-type="float" office:value="0.34365695776724">
                <text:p>0.3436569577672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32pt" style:font-size-asian="14pt" style:font-size-complex="14pt"/>
    </style:style>
    <style:style style:name="ch4" style:family="chart" style:data-style-name="N0">
      <style:chart-properties chart:display-label="true" chart:logarithmic="false" chart:minimum="0.34" chart:maximum="0.48" chart:interval-major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26pt" style:font-size-asian="14pt" style:font-size-complex="14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amed-symbol" chart:symbol-name="x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000000" draw:fill-color="#000000"/>
      <style:text-properties fo:color="#000000" style:text-position="0% 100%" fo:font-family="Calibri" fo:font-size="14pt" style:font-size-asian="14pt" style:font-size-complex="14pt"/>
    </style:style>
    <style:style style:name="ch7" style:family="chart" style:data-style-name="N0">
      <style:chart-properties chart:symbol-type="named-symbol" chart:symbol-name="diamond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c5000b" draw:fill-color="#c5000b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arrow-up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669900" draw:fill-color="#669900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circle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99" draw:fill-color="#336699"/>
      <style:text-properties fo:color="#000000" style:text-position="0% 100%" fo:font-family="Calibri" fo:font-size="14pt" style:font-size-asian="14pt" style:font-size-complex="14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4.001cm" svg:height="20.001cm" xlink:href=".." xlink:type="simple" chart:class="chart:scatter" chart:style-name="ch1">
        <chart:plot-area chart:style-name="ch2" table:cell-range-address="'Gini yearly'.F4:'Gini yearly'.J30 'Gini yearly'.G3:'Gini yearly'.J3" chart:data-source-has-labels="row" svg:x="0.064cm" svg:y="0.065cm" svg:width="23.955cm" svg:height="17.911cm">
          <chartooo:coordinate-region svg:x="1.929cm" svg:y="0.523cm" svg:width="21.62cm" svg:height="16.99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Gini yearly'.G4:'Gini yearly'.G30" chart:label-cell-address="'Gini yearly'.G3:'Gini yearly'.G3" chart:class="chart:scatter">
            <chart:domain table:cell-range-address="'Gini yearly'.F4:'Gini yearly'.F30"/>
            <chart:data-point chart:repeated="27"/>
          </chart:series>
          <chart:series chart:style-name="ch7" chart:values-cell-range-address="'Gini yearly'.H4:'Gini yearly'.H30" chart:label-cell-address="'Gini yearly'.H3:'Gini yearly'.H3" chart:class="chart:scatter">
            <chart:data-point chart:repeated="27"/>
          </chart:series>
          <chart:series chart:style-name="ch8" chart:values-cell-range-address="'Gini yearly'.I4:'Gini yearly'.I30" chart:label-cell-address="'Gini yearly'.I3:'Gini yearly'.I3" chart:class="chart:scatter">
            <chart:data-point chart:repeated="27"/>
          </chart:series>
          <chart:series chart:style-name="ch9" chart:values-cell-range-address="'Gini yearly'.J4:'Gini yearly'.J30" chart:label-cell-address="'Gini yearly'.J3:'Gini yearly'.J3" chart:class="chart:scatte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Gini yearly'.G3:'Gini yearly'.G3</svg:desc>
                </draw:g>
              </table:table-cell>
              <table:table-cell office:value-type="string">
                <text:p>Labour and pension income</text:p>
                <draw:g>
                  <svg:desc>'Gini yearly'.H3:'Gini yearly'.H3</svg:desc>
                </draw:g>
              </table:table-cell>
              <table:table-cell office:value-type="string">
                <text:p>Labour income and family beenfits</text:p>
                <draw:g>
                  <svg:desc>'Gini yearly'.I3:'Gini yearly'.I3</svg:desc>
                </draw:g>
              </table:table-cell>
              <table:table-cell office:value-type="string">
                <text:p>All income</text:p>
                <draw:g>
                  <svg:desc>'Gini yearly'.J3:'Gini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F4:'Gini yearly'.F30</svg:desc>
                </draw:g>
              </table:table-cell>
              <table:table-cell office:value-type="float" office:value="0.4249406777">
                <text:p>0.4249406777</text:p>
                <draw:g>
                  <svg:desc>'Gini yearly'.G4:'Gini yearly'.G30</svg:desc>
                </draw:g>
              </table:table-cell>
              <table:table-cell office:value-type="float" office:value="0.3906811662">
                <text:p>0.3906811662</text:p>
                <draw:g>
                  <svg:desc>'Gini yearly'.H4:'Gini yearly'.H30</svg:desc>
                </draw:g>
              </table:table-cell>
              <table:table-cell office:value-type="float" office:value="0.4222738609">
                <text:p>0.4222738609</text:p>
                <draw:g>
                  <svg:desc>'Gini yearly'.I4:'Gini yearly'.I30</svg:desc>
                </draw:g>
              </table:table-cell>
              <table:table-cell office:value-type="float" office:value="0.3863343567">
                <text:p>0.3863343567</text:p>
                <draw:g>
                  <svg:desc>'Gini yearly'.J4:'Gini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1">
                <text:p>0.389841184361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9">
                <text:p>0.390258472579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09217471202">
                <text:p>0.44909217471202</text:p>
              </table:table-cell>
              <table:table-cell office:value-type="float" office:value="0.408090674454835">
                <text:p>0.408090674454835</text:p>
              </table:table-cell>
              <table:table-cell office:value-type="float" office:value="0.426451884429823">
                <text:p>0.426451884429823</text:p>
              </table:table-cell>
              <table:table-cell office:value-type="float" office:value="0.387820739543056">
                <text:p>0.387820739543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453080917183">
                <text:p>0.455453080917183</text:p>
              </table:table-cell>
              <table:table-cell office:value-type="float" office:value="0.400528086772676">
                <text:p>0.400528086772676</text:p>
              </table:table-cell>
              <table:table-cell office:value-type="float" office:value="0.435061370247031">
                <text:p>0.435061370247031</text:p>
              </table:table-cell>
              <table:table-cell office:value-type="float" office:value="0.382742400678397">
                <text:p>0.382742400678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60620121422453">
                <text:p>0.460620121422453</text:p>
              </table:table-cell>
              <table:table-cell office:value-type="float" office:value="0.406958387587699">
                <text:p>0.406958387587699</text:p>
              </table:table-cell>
              <table:table-cell office:value-type="float" office:value="0.439573851987037">
                <text:p>0.439573851987037</text:p>
              </table:table-cell>
              <table:table-cell office:value-type="float" office:value="0.388439369063238">
                <text:p>0.3884393690632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63142197040525">
                <text:p>0.463142197040525</text:p>
              </table:table-cell>
              <table:table-cell office:value-type="float" office:value="0.406818560359527">
                <text:p>0.406818560359527</text:p>
              </table:table-cell>
              <table:table-cell office:value-type="float" office:value="0.441530210268506">
                <text:p>0.441530210268506</text:p>
              </table:table-cell>
              <table:table-cell office:value-type="float" office:value="0.388511954083048">
                <text:p>0.3885119540830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4499901280684">
                <text:p>0.464499901280684</text:p>
              </table:table-cell>
              <table:table-cell office:value-type="float" office:value="0.403460878479607">
                <text:p>0.403460878479607</text:p>
              </table:table-cell>
              <table:table-cell office:value-type="float" office:value="0.442672209613658">
                <text:p>0.442672209613658</text:p>
              </table:table-cell>
              <table:table-cell office:value-type="float" office:value="0.38591523502916">
                <text:p>0.38591523502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61746331248434">
                <text:p>0.461746331248434</text:p>
              </table:table-cell>
              <table:table-cell office:value-type="float" office:value="0.396121518377405">
                <text:p>0.396121518377405</text:p>
              </table:table-cell>
              <table:table-cell office:value-type="float" office:value="0.43827509001001">
                <text:p>0.43827509001001</text:p>
              </table:table-cell>
              <table:table-cell office:value-type="float" office:value="0.378709263997608">
                <text:p>0.3787092639976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68481101041785">
                <text:p>0.468481101041785</text:p>
              </table:table-cell>
              <table:table-cell office:value-type="float" office:value="0.399654934268066">
                <text:p>0.399654934268066</text:p>
              </table:table-cell>
              <table:table-cell office:value-type="float" office:value="0.441839878630693">
                <text:p>0.441839878630693</text:p>
              </table:table-cell>
              <table:table-cell office:value-type="float" office:value="0.381615514426473">
                <text:p>0.3816155144264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56110942955686">
                <text:p>0.456110942955686</text:p>
              </table:table-cell>
              <table:table-cell office:value-type="float" office:value="0.38993639404873">
                <text:p>0.38993639404873</text:p>
              </table:table-cell>
              <table:table-cell office:value-type="float" office:value="0.434285214243327">
                <text:p>0.434285214243327</text:p>
              </table:table-cell>
              <table:table-cell office:value-type="float" office:value="0.373606178953804">
                <text:p>0.3736061789538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60205354256701">
                <text:p>0.460205354256701</text:p>
              </table:table-cell>
              <table:table-cell office:value-type="float" office:value="0.387369181482789">
                <text:p>0.387369181482789</text:p>
              </table:table-cell>
              <table:table-cell office:value-type="float" office:value="0.437294650406034">
                <text:p>0.437294650406034</text:p>
              </table:table-cell>
              <table:table-cell office:value-type="float" office:value="0.372418556810778">
                <text:p>0.372418556810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60216022564103">
                <text:p>0.460216022564103</text:p>
              </table:table-cell>
              <table:table-cell office:value-type="float" office:value="0.384783235060157">
                <text:p>0.384783235060157</text:p>
              </table:table-cell>
              <table:table-cell office:value-type="float" office:value="0.44172897600831">
                <text:p>0.44172897600831</text:p>
              </table:table-cell>
              <table:table-cell office:value-type="float" office:value="0.372064673026313">
                <text:p>0.3720646730263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58731849369942">
                <text:p>0.458731849369942</text:p>
              </table:table-cell>
              <table:table-cell office:value-type="float" office:value="0.385443639722332">
                <text:p>0.385443639722332</text:p>
              </table:table-cell>
              <table:table-cell office:value-type="float" office:value="0.442157640570931">
                <text:p>0.442157640570931</text:p>
              </table:table-cell>
              <table:table-cell office:value-type="float" office:value="0.373520084957161">
                <text:p>0.3735200849571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61339491863718">
                <text:p>0.461339491863718</text:p>
              </table:table-cell>
              <table:table-cell office:value-type="float" office:value="0.385789923986909">
                <text:p>0.385789923986909</text:p>
              </table:table-cell>
              <table:table-cell office:value-type="float" office:value="0.448568868808195">
                <text:p>0.448568868808195</text:p>
              </table:table-cell>
              <table:table-cell office:value-type="float" office:value="0.375650233447295">
                <text:p>0.3756502334472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5227814265003">
                <text:p>0.45227814265003</text:p>
              </table:table-cell>
              <table:table-cell office:value-type="float" office:value="0.381705049092517">
                <text:p>0.381705049092517</text:p>
              </table:table-cell>
              <table:table-cell office:value-type="float" office:value="0.441631874926371">
                <text:p>0.441631874926371</text:p>
              </table:table-cell>
              <table:table-cell office:value-type="float" office:value="0.372939560922777">
                <text:p>0.3729395609227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58406358063253">
                <text:p>0.458406358063253</text:p>
              </table:table-cell>
              <table:table-cell office:value-type="float" office:value="0.384857001826628">
                <text:p>0.384857001826628</text:p>
              </table:table-cell>
              <table:table-cell office:value-type="float" office:value="0.453004955718494">
                <text:p>0.453004955718494</text:p>
              </table:table-cell>
              <table:table-cell office:value-type="float" office:value="0.379773465851238">
                <text:p>0.3797734658512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48577962997898">
                <text:p>0.448577962997898</text:p>
              </table:table-cell>
              <table:table-cell office:value-type="float" office:value="0.377153786208716">
                <text:p>0.377153786208716</text:p>
              </table:table-cell>
              <table:table-cell office:value-type="float" office:value="0.443612265793664">
                <text:p>0.443612265793664</text:p>
              </table:table-cell>
              <table:table-cell office:value-type="float" office:value="0.373380348724748">
                <text:p>0.3733803487247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37674033438127">
                <text:p>0.437674033438127</text:p>
              </table:table-cell>
              <table:table-cell office:value-type="float" office:value="0.369627461014813">
                <text:p>0.369627461014813</text:p>
              </table:table-cell>
              <table:table-cell office:value-type="float" office:value="0.433410007579931">
                <text:p>0.433410007579931</text:p>
              </table:table-cell>
              <table:table-cell office:value-type="float" office:value="0.365947856243855">
                <text:p>0.3659478562438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34647969292475">
                <text:p>0.434647969292475</text:p>
              </table:table-cell>
              <table:table-cell office:value-type="float" office:value="0.366586106231058">
                <text:p>0.366586106231058</text:p>
              </table:table-cell>
              <table:table-cell office:value-type="float" office:value="0.432074938417579">
                <text:p>0.432074938417579</text:p>
              </table:table-cell>
              <table:table-cell office:value-type="float" office:value="0.363724230869092">
                <text:p>0.3637242308690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33675261969206">
                <text:p>0.433675261969206</text:p>
              </table:table-cell>
              <table:table-cell office:value-type="float" office:value="0.366841329157857">
                <text:p>0.366841329157857</text:p>
              </table:table-cell>
              <table:table-cell office:value-type="float" office:value="0.431305061089936">
                <text:p>0.431305061089936</text:p>
              </table:table-cell>
              <table:table-cell office:value-type="float" office:value="0.364382214241076">
                <text:p>0.3643822142410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35434570585992">
                <text:p>0.435434570585992</text:p>
              </table:table-cell>
              <table:table-cell office:value-type="float" office:value="0.364534572106187">
                <text:p>0.364534572106187</text:p>
              </table:table-cell>
              <table:table-cell office:value-type="float" office:value="0.434317049784518">
                <text:p>0.434317049784518</text:p>
              </table:table-cell>
              <table:table-cell office:value-type="float" office:value="0.362599944560834">
                <text:p>0.3625999445608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29318442021048">
                <text:p>0.429318442021048</text:p>
              </table:table-cell>
              <table:table-cell office:value-type="float" office:value="0.35837234807025">
                <text:p>0.35837234807025</text:p>
              </table:table-cell>
              <table:table-cell office:value-type="float" office:value="0.429336697827828">
                <text:p>0.429336697827828</text:p>
              </table:table-cell>
              <table:table-cell office:value-type="float" office:value="0.355525753822389">
                <text:p>0.3555257538223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02311643212546">
                <text:p>0.402311643212546</text:p>
              </table:table-cell>
              <table:table-cell office:value-type="float" office:value="0.348692470079622">
                <text:p>0.348692470079622</text:p>
              </table:table-cell>
              <table:table-cell office:value-type="float" office:value="0.403811860670911">
                <text:p>0.403811860670911</text:p>
              </table:table-cell>
              <table:table-cell office:value-type="float" office:value="0.346420773398507">
                <text:p>0.3464207733985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03809069183668">
                <text:p>0.403809069183668</text:p>
              </table:table-cell>
              <table:table-cell office:value-type="float" office:value="0.349198684780938">
                <text:p>0.349198684780938</text:p>
              </table:table-cell>
              <table:table-cell office:value-type="float" office:value="0.405944830845613">
                <text:p>0.405944830845613</text:p>
              </table:table-cell>
              <table:table-cell office:value-type="float" office:value="0.346985122405143">
                <text:p>0.34698512240514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32pt" style:font-size-asian="14pt" style:font-size-complex="14pt"/>
    </style:style>
    <style:style style:name="ch4" style:family="chart" style:data-style-name="N0">
      <style:chart-properties chart:display-label="true" chart:logarithmic="false" chart:minimum="0.34" chart:maximum="0.48" chart:interval-major="0.02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26pt" style:font-size-asian="14pt" style:font-size-complex="14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amed-symbol" chart:symbol-name="x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000000" draw:fill-color="#000000"/>
      <style:text-properties fo:color="#000000" style:text-position="0% 100%" fo:font-family="Calibri" fo:font-size="14pt" style:font-size-asian="14pt" style:font-size-complex="14pt"/>
    </style:style>
    <style:style style:name="ch7" style:family="chart" style:data-style-name="N0">
      <style:chart-properties chart:symbol-type="named-symbol" chart:symbol-name="diamond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c5000b" draw:fill-color="#c5000b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arrow-up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669900" draw:fill-color="#669900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circle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336699" draw:fill-color="#336699"/>
      <style:text-properties fo:color="#000000" style:text-position="0% 100%" fo:font-family="Calibri" fo:font-size="14pt" style:font-size-asian="14pt" style:font-size-complex="14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4.001cm" svg:height="20.001cm" xlink:href=".." xlink:type="simple" chart:class="chart:scatter" chart:style-name="ch1">
        <chart:plot-area chart:style-name="ch2" table:cell-range-address="'Gini yearly'.K4:'Gini yearly'.O30 'Gini yearly'.L3:'Gini yearly'.O3" chart:data-source-has-labels="row" svg:x="0.064cm" svg:y="0.065cm" svg:width="23.955cm" svg:height="17.911cm">
          <chartooo:coordinate-region svg:x="1.929cm" svg:y="0.523cm" svg:width="21.62cm" svg:height="16.99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Gini yearly'.L4:'Gini yearly'.L30" chart:label-cell-address="'Gini yearly'.L3:'Gini yearly'.L3" chart:class="chart:scatter">
            <chart:domain table:cell-range-address="'Gini yearly'.K4:'Gini yearly'.K30"/>
            <chart:data-point chart:repeated="27"/>
          </chart:series>
          <chart:series chart:style-name="ch7" chart:values-cell-range-address="'Gini yearly'.M4:'Gini yearly'.M30" chart:label-cell-address="'Gini yearly'.M3:'Gini yearly'.M3" chart:class="chart:scatter">
            <chart:data-point chart:repeated="27"/>
          </chart:series>
          <chart:series chart:style-name="ch8" chart:values-cell-range-address="'Gini yearly'.N4:'Gini yearly'.N30" chart:label-cell-address="'Gini yearly'.N3:'Gini yearly'.N3" chart:class="chart:scatter">
            <chart:data-point chart:repeated="27"/>
          </chart:series>
          <chart:series chart:style-name="ch9" chart:values-cell-range-address="'Gini yearly'.O4:'Gini yearly'.O30" chart:label-cell-address="'Gini yearly'.O3:'Gini yearly'.O3" chart:class="chart:scatte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Gini yearly'.L3:'Gini yearly'.L3</svg:desc>
                </draw:g>
              </table:table-cell>
              <table:table-cell office:value-type="string">
                <text:p>Labour and pension income</text:p>
                <draw:g>
                  <svg:desc>'Gini yearly'.M3:'Gini yearly'.M3</svg:desc>
                </draw:g>
              </table:table-cell>
              <table:table-cell office:value-type="string">
                <text:p>Labour income and family beenfits</text:p>
                <draw:g>
                  <svg:desc>'Gini yearly'.N3:'Gini yearly'.N3</svg:desc>
                </draw:g>
              </table:table-cell>
              <table:table-cell office:value-type="string">
                <text:p>All income</text:p>
                <draw:g>
                  <svg:desc>'Gini yearly'.O3:'Gini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K4:'Gini yearly'.K30</svg:desc>
                </draw:g>
              </table:table-cell>
              <table:table-cell office:value-type="float" office:value="0.4249406777">
                <text:p>0.4249406777</text:p>
                <draw:g>
                  <svg:desc>'Gini yearly'.L4:'Gini yearly'.L30</svg:desc>
                </draw:g>
              </table:table-cell>
              <table:table-cell office:value-type="float" office:value="0.3906811662">
                <text:p>0.3906811662</text:p>
                <draw:g>
                  <svg:desc>'Gini yearly'.M4:'Gini yearly'.M30</svg:desc>
                </draw:g>
              </table:table-cell>
              <table:table-cell office:value-type="float" office:value="0.4222738609">
                <text:p>0.4222738609</text:p>
                <draw:g>
                  <svg:desc>'Gini yearly'.N4:'Gini yearly'.N30</svg:desc>
                </draw:g>
              </table:table-cell>
              <table:table-cell office:value-type="float" office:value="0.3863343567">
                <text:p>0.3863343567</text:p>
                <draw:g>
                  <svg:desc>'Gini yearly'.O4:'Gini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1">
                <text:p>0.389841184361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9">
                <text:p>0.390258472579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09217471202">
                <text:p>0.44909217471202</text:p>
              </table:table-cell>
              <table:table-cell office:value-type="float" office:value="0.408090674514004">
                <text:p>0.408090674514004</text:p>
              </table:table-cell>
              <table:table-cell office:value-type="float" office:value="0.426451884429823">
                <text:p>0.426451884429823</text:p>
              </table:table-cell>
              <table:table-cell office:value-type="float" office:value="0.387820739602976">
                <text:p>0.3878207396029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453080917183">
                <text:p>0.455453080917183</text:p>
              </table:table-cell>
              <table:table-cell office:value-type="float" office:value="0.400336617527711">
                <text:p>0.400336617527711</text:p>
              </table:table-cell>
              <table:table-cell office:value-type="float" office:value="0.434893288901514">
                <text:p>0.434893288901514</text:p>
              </table:table-cell>
              <table:table-cell office:value-type="float" office:value="0.382465440696525">
                <text:p>0.3824654406965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60058978586945">
                <text:p>0.460058978586945</text:p>
              </table:table-cell>
              <table:table-cell office:value-type="float" office:value="0.40608404890203">
                <text:p>0.40608404890203</text:p>
              </table:table-cell>
              <table:table-cell office:value-type="float" office:value="0.438664682707317">
                <text:p>0.438664682707317</text:p>
              </table:table-cell>
              <table:table-cell office:value-type="float" office:value="0.38735053837676">
                <text:p>0.387350538376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60780514088142">
                <text:p>0.460780514088142</text:p>
              </table:table-cell>
              <table:table-cell office:value-type="float" office:value="0.405663240801543">
                <text:p>0.405663240801543</text:p>
              </table:table-cell>
              <table:table-cell office:value-type="float" office:value="0.439207239510286">
                <text:p>0.439207239510286</text:p>
              </table:table-cell>
              <table:table-cell office:value-type="float" office:value="0.387373277249735">
                <text:p>0.387373277249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1793551421026">
                <text:p>0.461793551421026</text:p>
              </table:table-cell>
              <table:table-cell office:value-type="float" office:value="0.399683148233815">
                <text:p>0.399683148233815</text:p>
              </table:table-cell>
              <table:table-cell office:value-type="float" office:value="0.438141480866156">
                <text:p>0.438141480866156</text:p>
              </table:table-cell>
              <table:table-cell office:value-type="float" office:value="0.381504908022032">
                <text:p>0.381504908022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63870264873351">
                <text:p>0.463870264873351</text:p>
              </table:table-cell>
              <table:table-cell office:value-type="float" office:value="0.39969864908734">
                <text:p>0.39969864908734</text:p>
              </table:table-cell>
              <table:table-cell office:value-type="float" office:value="0.439912001448069">
                <text:p>0.439912001448069</text:p>
              </table:table-cell>
              <table:table-cell office:value-type="float" office:value="0.381758985146142">
                <text:p>0.3817589851461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54074743294076">
                <text:p>0.454074743294076</text:p>
              </table:table-cell>
              <table:table-cell office:value-type="float" office:value="0.390866581189355">
                <text:p>0.390866581189355</text:p>
              </table:table-cell>
              <table:table-cell office:value-type="float" office:value="0.432699992163533">
                <text:p>0.432699992163533</text:p>
              </table:table-cell>
              <table:table-cell office:value-type="float" office:value="0.374994004260621">
                <text:p>0.3749940042606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5864342339012">
                <text:p>0.45864342339012</text:p>
              </table:table-cell>
              <table:table-cell office:value-type="float" office:value="0.393349208933535">
                <text:p>0.393349208933535</text:p>
              </table:table-cell>
              <table:table-cell office:value-type="float" office:value="0.435492946545654">
                <text:p>0.435492946545654</text:p>
              </table:table-cell>
              <table:table-cell office:value-type="float" office:value="0.37735808978006">
                <text:p>0.377358089780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48980463408184">
                <text:p>0.448980463408184</text:p>
              </table:table-cell>
              <table:table-cell office:value-type="float" office:value="0.384121004989083">
                <text:p>0.384121004989083</text:p>
              </table:table-cell>
              <table:table-cell office:value-type="float" office:value="0.429852464919289">
                <text:p>0.429852464919289</text:p>
              </table:table-cell>
              <table:table-cell office:value-type="float" office:value="0.369531178992728">
                <text:p>0.3695311789927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49261038723516">
                <text:p>0.449261038723516</text:p>
              </table:table-cell>
              <table:table-cell office:value-type="float" office:value="0.384692459635373">
                <text:p>0.384692459635373</text:p>
              </table:table-cell>
              <table:table-cell office:value-type="float" office:value="0.430731450550126">
                <text:p>0.430731450550126</text:p>
              </table:table-cell>
              <table:table-cell office:value-type="float" office:value="0.371358024361497">
                <text:p>0.371358024361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44578480275083">
                <text:p>0.444578480275083</text:p>
              </table:table-cell>
              <table:table-cell office:value-type="float" office:value="0.382431314760651">
                <text:p>0.382431314760651</text:p>
              </table:table-cell>
              <table:table-cell office:value-type="float" office:value="0.427736615944362">
                <text:p>0.427736615944362</text:p>
              </table:table-cell>
              <table:table-cell office:value-type="float" office:value="0.370362792815393">
                <text:p>0.3703627928153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52239156814002">
                <text:p>0.452239156814002</text:p>
              </table:table-cell>
              <table:table-cell office:value-type="float" office:value="0.384338229354406">
                <text:p>0.384338229354406</text:p>
              </table:table-cell>
              <table:table-cell office:value-type="float" office:value="0.437862380038786">
                <text:p>0.437862380038786</text:p>
              </table:table-cell>
              <table:table-cell office:value-type="float" office:value="0.374684075395304">
                <text:p>0.374684075395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5196299547013">
                <text:p>0.45196299547013</text:p>
              </table:table-cell>
              <table:table-cell office:value-type="float" office:value="0.382177041200522">
                <text:p>0.382177041200522</text:p>
              </table:table-cell>
              <table:table-cell office:value-type="float" office:value="0.439759230281419">
                <text:p>0.439759230281419</text:p>
              </table:table-cell>
              <table:table-cell office:value-type="float" office:value="0.374188918215264">
                <text:p>0.374188918215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48304996254639">
                <text:p>0.448304996254639</text:p>
              </table:table-cell>
              <table:table-cell office:value-type="float" office:value="0.381147164273483">
                <text:p>0.381147164273483</text:p>
              </table:table-cell>
              <table:table-cell office:value-type="float" office:value="0.439057650498139">
                <text:p>0.439057650498139</text:p>
              </table:table-cell>
              <table:table-cell office:value-type="float" office:value="0.375809152013209">
                <text:p>0.3758091520132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33334878908833">
                <text:p>0.433334878908833</text:p>
              </table:table-cell>
              <table:table-cell office:value-type="float" office:value="0.368761619349155">
                <text:p>0.368761619349155</text:p>
              </table:table-cell>
              <table:table-cell office:value-type="float" office:value="0.427014003526002">
                <text:p>0.427014003526002</text:p>
              </table:table-cell>
              <table:table-cell office:value-type="float" office:value="0.365513086397257">
                <text:p>0.3655130863972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35814956396179">
                <text:p>0.435814956396179</text:p>
              </table:table-cell>
              <table:table-cell office:value-type="float" office:value="0.370771837075283">
                <text:p>0.370771837075283</text:p>
              </table:table-cell>
              <table:table-cell office:value-type="float" office:value="0.429389457539396">
                <text:p>0.429389457539396</text:p>
              </table:table-cell>
              <table:table-cell office:value-type="float" office:value="0.3674269916579">
                <text:p>0.36742699165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2958618416403">
                <text:p>0.42958618416403</text:p>
              </table:table-cell>
              <table:table-cell office:value-type="float" office:value="0.367717068545">
                <text:p>0.367717068545</text:p>
              </table:table-cell>
              <table:table-cell office:value-type="float" office:value="0.42353449599978">
                <text:p>0.42353449599978</text:p>
              </table:table-cell>
              <table:table-cell office:value-type="float" office:value="0.364481883078923">
                <text:p>0.3644818830789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25173830741158">
                <text:p>0.425173830741158</text:p>
              </table:table-cell>
              <table:table-cell office:value-type="float" office:value="0.364935055220719">
                <text:p>0.364935055220719</text:p>
              </table:table-cell>
              <table:table-cell office:value-type="float" office:value="0.417967502585998">
                <text:p>0.417967502585998</text:p>
              </table:table-cell>
              <table:table-cell office:value-type="float" office:value="0.361116235658115">
                <text:p>0.3611162356581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2524238859532">
                <text:p>0.42524238859532</text:p>
              </table:table-cell>
              <table:table-cell office:value-type="float" office:value="0.364999351004851">
                <text:p>0.364999351004851</text:p>
              </table:table-cell>
              <table:table-cell office:value-type="float" office:value="0.418151639241424">
                <text:p>0.418151639241424</text:p>
              </table:table-cell>
              <table:table-cell office:value-type="float" office:value="0.361766466534614">
                <text:p>0.3617664665346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09240951089112">
                <text:p>0.409240951089112</text:p>
              </table:table-cell>
              <table:table-cell office:value-type="float" office:value="0.352181212498341">
                <text:p>0.352181212498341</text:p>
              </table:table-cell>
              <table:table-cell office:value-type="float" office:value="0.402937895648529">
                <text:p>0.402937895648529</text:p>
              </table:table-cell>
              <table:table-cell office:value-type="float" office:value="0.34966399762839">
                <text:p>0.349663997628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398957734854009">
                <text:p>0.398957734854009</text:p>
              </table:table-cell>
              <table:table-cell office:value-type="float" office:value="0.34708007410251">
                <text:p>0.34708007410251</text:p>
              </table:table-cell>
              <table:table-cell office:value-type="float" office:value="0.393232926955742">
                <text:p>0.393232926955742</text:p>
              </table:table-cell>
              <table:table-cell office:value-type="float" office:value="0.34536846878173">
                <text:p>0.345368468781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95903710052907">
                <text:p>0.395903710052907</text:p>
              </table:table-cell>
              <table:table-cell office:value-type="float" office:value="0.350905057104269">
                <text:p>0.350905057104269</text:p>
              </table:table-cell>
              <table:table-cell office:value-type="float" office:value="0.39041864898807">
                <text:p>0.39041864898807</text:p>
              </table:table-cell>
              <table:table-cell office:value-type="float" office:value="0.349034688073308">
                <text:p>0.349034688073308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0.25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035cm" svg:height="17.848cm" xlink:href=".." xlink:type="simple" chart:class="chart:scatter" chart:style-name="ch1">
        <chart:subtitle svg:x="9.279cm" svg:y="0.357cm" chart:style-name="ch2">
          <text:p>sub-title</text:p>
        </chart:subtitle>
        <chart:legend chart:legend-position="end" svg:x="0cm" svg:y="0cm" style:legend-expansion="high" chart:style-name="ch3"/>
        <chart:plot-area chart:style-name="ch4" table:cell-range-address="'Gini yearly'.A4:'Gini yearly'.A30 'Gini yearly'.G3:'Gini yearly'.J30" chart:data-source-has-labels="row" svg:x="0.55cm" svg:y="0.155cm" svg:width="19.418cm" svg:height="13.118cm">
          <chartooo:coordinate-region svg:x="1.674cm" svg:y="0.4cm" svg:width="18.049cm" svg:height="11.61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Gini yearly'.G4:'Gini yearly'.G30" chart:label-cell-address="'Gini yearly'.G3:'Gini yearly'.G3" chart:class="chart:scatter">
            <chart:domain table:cell-range-address="'Gini yearly'.A4:'Gini yearly'.A30"/>
            <chart:data-point chart:repeated="27"/>
          </chart:series>
          <chart:series chart:style-name="ch9" chart:values-cell-range-address="'Gini yearly'.H4:'Gini yearly'.H30" chart:label-cell-address="'Gini yearly'.H3:'Gini yearly'.H3" chart:class="chart:scatter">
            <chart:data-point chart:repeated="27"/>
          </chart:series>
          <chart:series chart:style-name="ch10" chart:values-cell-range-address="'Gini yearly'.I4:'Gini yearly'.I30" chart:label-cell-address="'Gini yearly'.I3:'Gini yearly'.I3" chart:class="chart:scatter">
            <chart:data-point chart:repeated="27"/>
          </chart:series>
          <chart:series chart:style-name="ch11" chart:values-cell-range-address="'Gini yearly'.J4:'Gini yearly'.J30" chart:label-cell-address="'Gini yearly'.J3:'Gini yearly'.J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Gini yearly'.G3:'Gini yearly'.G3</svg:desc>
                </draw:g>
              </table:table-cell>
              <table:table-cell office:value-type="string">
                <text:p>Labour and pension income</text:p>
                <draw:g>
                  <svg:desc>'Gini yearly'.H3:'Gini yearly'.H3</svg:desc>
                </draw:g>
              </table:table-cell>
              <table:table-cell office:value-type="string">
                <text:p>Labour income and family beenfits</text:p>
                <draw:g>
                  <svg:desc>'Gini yearly'.I3:'Gini yearly'.I3</svg:desc>
                </draw:g>
              </table:table-cell>
              <table:table-cell office:value-type="string">
                <text:p>All income</text:p>
                <draw:g>
                  <svg:desc>'Gini yearly'.J3:'Gini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A4:'Gini yearly'.A30</svg:desc>
                </draw:g>
              </table:table-cell>
              <table:table-cell office:value-type="float" office:value="0.4249406777">
                <text:p>0.4249406777</text:p>
                <draw:g>
                  <svg:desc>'Gini yearly'.G4:'Gini yearly'.G30</svg:desc>
                </draw:g>
              </table:table-cell>
              <table:table-cell office:value-type="float" office:value="0.3906811662">
                <text:p>0.3906811662</text:p>
                <draw:g>
                  <svg:desc>'Gini yearly'.H4:'Gini yearly'.H30</svg:desc>
                </draw:g>
              </table:table-cell>
              <table:table-cell office:value-type="float" office:value="0.4222738609">
                <text:p>0.4222738609</text:p>
                <draw:g>
                  <svg:desc>'Gini yearly'.I4:'Gini yearly'.I30</svg:desc>
                </draw:g>
              </table:table-cell>
              <table:table-cell office:value-type="float" office:value="0.3863343567">
                <text:p>0.3863343567</text:p>
                <draw:g>
                  <svg:desc>'Gini yearly'.J4:'Gini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1">
                <text:p>0.389841184361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9">
                <text:p>0.390258472579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09217471202">
                <text:p>0.44909217471202</text:p>
              </table:table-cell>
              <table:table-cell office:value-type="float" office:value="0.408090674454835">
                <text:p>0.408090674454835</text:p>
              </table:table-cell>
              <table:table-cell office:value-type="float" office:value="0.426451884429823">
                <text:p>0.426451884429823</text:p>
              </table:table-cell>
              <table:table-cell office:value-type="float" office:value="0.387820739543056">
                <text:p>0.3878207395430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453080917183">
                <text:p>0.455453080917183</text:p>
              </table:table-cell>
              <table:table-cell office:value-type="float" office:value="0.400528086772676">
                <text:p>0.400528086772676</text:p>
              </table:table-cell>
              <table:table-cell office:value-type="float" office:value="0.435061370247031">
                <text:p>0.435061370247031</text:p>
              </table:table-cell>
              <table:table-cell office:value-type="float" office:value="0.382742400678397">
                <text:p>0.382742400678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60620121422453">
                <text:p>0.460620121422453</text:p>
              </table:table-cell>
              <table:table-cell office:value-type="float" office:value="0.406958387587699">
                <text:p>0.406958387587699</text:p>
              </table:table-cell>
              <table:table-cell office:value-type="float" office:value="0.439573851987037">
                <text:p>0.439573851987037</text:p>
              </table:table-cell>
              <table:table-cell office:value-type="float" office:value="0.388439369063238">
                <text:p>0.3884393690632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63142197040525">
                <text:p>0.463142197040525</text:p>
              </table:table-cell>
              <table:table-cell office:value-type="float" office:value="0.406818560359527">
                <text:p>0.406818560359527</text:p>
              </table:table-cell>
              <table:table-cell office:value-type="float" office:value="0.441530210268506">
                <text:p>0.441530210268506</text:p>
              </table:table-cell>
              <table:table-cell office:value-type="float" office:value="0.388511954083048">
                <text:p>0.3885119540830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4499901280684">
                <text:p>0.464499901280684</text:p>
              </table:table-cell>
              <table:table-cell office:value-type="float" office:value="0.403460878479607">
                <text:p>0.403460878479607</text:p>
              </table:table-cell>
              <table:table-cell office:value-type="float" office:value="0.442672209613658">
                <text:p>0.442672209613658</text:p>
              </table:table-cell>
              <table:table-cell office:value-type="float" office:value="0.38591523502916">
                <text:p>0.38591523502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61746331248434">
                <text:p>0.461746331248434</text:p>
              </table:table-cell>
              <table:table-cell office:value-type="float" office:value="0.396121518377405">
                <text:p>0.396121518377405</text:p>
              </table:table-cell>
              <table:table-cell office:value-type="float" office:value="0.43827509001001">
                <text:p>0.43827509001001</text:p>
              </table:table-cell>
              <table:table-cell office:value-type="float" office:value="0.378709263997608">
                <text:p>0.3787092639976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68481101041785">
                <text:p>0.468481101041785</text:p>
              </table:table-cell>
              <table:table-cell office:value-type="float" office:value="0.399654934268066">
                <text:p>0.399654934268066</text:p>
              </table:table-cell>
              <table:table-cell office:value-type="float" office:value="0.441839878630693">
                <text:p>0.441839878630693</text:p>
              </table:table-cell>
              <table:table-cell office:value-type="float" office:value="0.381615514426473">
                <text:p>0.3816155144264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56110942955686">
                <text:p>0.456110942955686</text:p>
              </table:table-cell>
              <table:table-cell office:value-type="float" office:value="0.38993639404873">
                <text:p>0.38993639404873</text:p>
              </table:table-cell>
              <table:table-cell office:value-type="float" office:value="0.434285214243327">
                <text:p>0.434285214243327</text:p>
              </table:table-cell>
              <table:table-cell office:value-type="float" office:value="0.373606178953804">
                <text:p>0.3736061789538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60205354256701">
                <text:p>0.460205354256701</text:p>
              </table:table-cell>
              <table:table-cell office:value-type="float" office:value="0.387369181482789">
                <text:p>0.387369181482789</text:p>
              </table:table-cell>
              <table:table-cell office:value-type="float" office:value="0.437294650406034">
                <text:p>0.437294650406034</text:p>
              </table:table-cell>
              <table:table-cell office:value-type="float" office:value="0.372418556810778">
                <text:p>0.372418556810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60216022564103">
                <text:p>0.460216022564103</text:p>
              </table:table-cell>
              <table:table-cell office:value-type="float" office:value="0.384783235060157">
                <text:p>0.384783235060157</text:p>
              </table:table-cell>
              <table:table-cell office:value-type="float" office:value="0.44172897600831">
                <text:p>0.44172897600831</text:p>
              </table:table-cell>
              <table:table-cell office:value-type="float" office:value="0.372064673026313">
                <text:p>0.3720646730263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58731849369942">
                <text:p>0.458731849369942</text:p>
              </table:table-cell>
              <table:table-cell office:value-type="float" office:value="0.385443639722332">
                <text:p>0.385443639722332</text:p>
              </table:table-cell>
              <table:table-cell office:value-type="float" office:value="0.442157640570931">
                <text:p>0.442157640570931</text:p>
              </table:table-cell>
              <table:table-cell office:value-type="float" office:value="0.373520084957161">
                <text:p>0.3735200849571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61339491863718">
                <text:p>0.461339491863718</text:p>
              </table:table-cell>
              <table:table-cell office:value-type="float" office:value="0.385789923986909">
                <text:p>0.385789923986909</text:p>
              </table:table-cell>
              <table:table-cell office:value-type="float" office:value="0.448568868808195">
                <text:p>0.448568868808195</text:p>
              </table:table-cell>
              <table:table-cell office:value-type="float" office:value="0.375650233447295">
                <text:p>0.3756502334472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5227814265003">
                <text:p>0.45227814265003</text:p>
              </table:table-cell>
              <table:table-cell office:value-type="float" office:value="0.381705049092517">
                <text:p>0.381705049092517</text:p>
              </table:table-cell>
              <table:table-cell office:value-type="float" office:value="0.441631874926371">
                <text:p>0.441631874926371</text:p>
              </table:table-cell>
              <table:table-cell office:value-type="float" office:value="0.372939560922777">
                <text:p>0.3729395609227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58406358063253">
                <text:p>0.458406358063253</text:p>
              </table:table-cell>
              <table:table-cell office:value-type="float" office:value="0.384857001826628">
                <text:p>0.384857001826628</text:p>
              </table:table-cell>
              <table:table-cell office:value-type="float" office:value="0.453004955718494">
                <text:p>0.453004955718494</text:p>
              </table:table-cell>
              <table:table-cell office:value-type="float" office:value="0.379773465851238">
                <text:p>0.3797734658512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48577962997898">
                <text:p>0.448577962997898</text:p>
              </table:table-cell>
              <table:table-cell office:value-type="float" office:value="0.377153786208716">
                <text:p>0.377153786208716</text:p>
              </table:table-cell>
              <table:table-cell office:value-type="float" office:value="0.443612265793664">
                <text:p>0.443612265793664</text:p>
              </table:table-cell>
              <table:table-cell office:value-type="float" office:value="0.373380348724748">
                <text:p>0.3733803487247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37674033438127">
                <text:p>0.437674033438127</text:p>
              </table:table-cell>
              <table:table-cell office:value-type="float" office:value="0.369627461014813">
                <text:p>0.369627461014813</text:p>
              </table:table-cell>
              <table:table-cell office:value-type="float" office:value="0.433410007579931">
                <text:p>0.433410007579931</text:p>
              </table:table-cell>
              <table:table-cell office:value-type="float" office:value="0.365947856243855">
                <text:p>0.3659478562438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34647969292475">
                <text:p>0.434647969292475</text:p>
              </table:table-cell>
              <table:table-cell office:value-type="float" office:value="0.366586106231058">
                <text:p>0.366586106231058</text:p>
              </table:table-cell>
              <table:table-cell office:value-type="float" office:value="0.432074938417579">
                <text:p>0.432074938417579</text:p>
              </table:table-cell>
              <table:table-cell office:value-type="float" office:value="0.363724230869092">
                <text:p>0.3637242308690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33675261969206">
                <text:p>0.433675261969206</text:p>
              </table:table-cell>
              <table:table-cell office:value-type="float" office:value="0.366841329157857">
                <text:p>0.366841329157857</text:p>
              </table:table-cell>
              <table:table-cell office:value-type="float" office:value="0.431305061089936">
                <text:p>0.431305061089936</text:p>
              </table:table-cell>
              <table:table-cell office:value-type="float" office:value="0.364382214241076">
                <text:p>0.3643822142410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35434570585992">
                <text:p>0.435434570585992</text:p>
              </table:table-cell>
              <table:table-cell office:value-type="float" office:value="0.364534572106187">
                <text:p>0.364534572106187</text:p>
              </table:table-cell>
              <table:table-cell office:value-type="float" office:value="0.434317049784518">
                <text:p>0.434317049784518</text:p>
              </table:table-cell>
              <table:table-cell office:value-type="float" office:value="0.362599944560834">
                <text:p>0.3625999445608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29318442021048">
                <text:p>0.429318442021048</text:p>
              </table:table-cell>
              <table:table-cell office:value-type="float" office:value="0.35837234807025">
                <text:p>0.35837234807025</text:p>
              </table:table-cell>
              <table:table-cell office:value-type="float" office:value="0.429336697827828">
                <text:p>0.429336697827828</text:p>
              </table:table-cell>
              <table:table-cell office:value-type="float" office:value="0.355525753822389">
                <text:p>0.3555257538223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02311643212546">
                <text:p>0.402311643212546</text:p>
              </table:table-cell>
              <table:table-cell office:value-type="float" office:value="0.348692470079622">
                <text:p>0.348692470079622</text:p>
              </table:table-cell>
              <table:table-cell office:value-type="float" office:value="0.403811860670911">
                <text:p>0.403811860670911</text:p>
              </table:table-cell>
              <table:table-cell office:value-type="float" office:value="0.346420773398507">
                <text:p>0.3464207733985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03809069183668">
                <text:p>0.403809069183668</text:p>
              </table:table-cell>
              <table:table-cell office:value-type="float" office:value="0.349198684780938">
                <text:p>0.349198684780938</text:p>
              </table:table-cell>
              <table:table-cell office:value-type="float" office:value="0.405944830845613">
                <text:p>0.405944830845613</text:p>
              </table:table-cell>
              <table:table-cell office:value-type="float" office:value="0.346985122405143">
                <text:p>0.3469851224051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0.25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9.893cm" svg:height="17.847cm" xlink:href=".." xlink:type="simple" chart:class="chart:scatter" chart:style-name="ch1">
        <chart:subtitle svg:x="9.208cm" svg:y="0.357cm" chart:style-name="ch2">
          <text:p>sub-title</text:p>
        </chart:subtitle>
        <chart:legend chart:legend-position="end" svg:x="0cm" svg:y="0cm" style:legend-expansion="high" chart:style-name="ch3"/>
        <chart:plot-area chart:style-name="ch4" table:cell-range-address="'Gini yearly'.K4:'Gini yearly'.O30 'Gini yearly'.L3:'Gini yearly'.O3" chart:data-source-has-labels="row" svg:x="0.537cm" svg:y="0.155cm" svg:width="19.29cm" svg:height="13.117cm">
          <chartooo:coordinate-region svg:x="1.661cm" svg:y="0.4cm" svg:width="17.921cm" svg:height="11.61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Gini yearly'.L4:'Gini yearly'.L30" chart:label-cell-address="'Gini yearly'.L3:'Gini yearly'.L3" chart:class="chart:scatter">
            <chart:domain table:cell-range-address="'Gini yearly'.K4:'Gini yearly'.K30"/>
            <chart:data-point chart:repeated="27"/>
          </chart:series>
          <chart:series chart:style-name="ch9" chart:values-cell-range-address="'Gini yearly'.M4:'Gini yearly'.M30" chart:label-cell-address="'Gini yearly'.M3:'Gini yearly'.M3" chart:class="chart:scatter">
            <chart:data-point chart:repeated="27"/>
          </chart:series>
          <chart:series chart:style-name="ch10" chart:values-cell-range-address="'Gini yearly'.N4:'Gini yearly'.N30" chart:label-cell-address="'Gini yearly'.N3:'Gini yearly'.N3" chart:class="chart:scatter">
            <chart:data-point chart:repeated="27"/>
          </chart:series>
          <chart:series chart:style-name="ch11" chart:values-cell-range-address="'Gini yearly'.O4:'Gini yearly'.O30" chart:label-cell-address="'Gini yearly'.O3:'Gini yearly'.O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Gini yearly'.L3:'Gini yearly'.L3</svg:desc>
                </draw:g>
              </table:table-cell>
              <table:table-cell office:value-type="string">
                <text:p>Labour and pension income</text:p>
                <draw:g>
                  <svg:desc>'Gini yearly'.M3:'Gini yearly'.M3</svg:desc>
                </draw:g>
              </table:table-cell>
              <table:table-cell office:value-type="string">
                <text:p>Labour income and family beenfits</text:p>
                <draw:g>
                  <svg:desc>'Gini yearly'.N3:'Gini yearly'.N3</svg:desc>
                </draw:g>
              </table:table-cell>
              <table:table-cell office:value-type="string">
                <text:p>All income</text:p>
                <draw:g>
                  <svg:desc>'Gini yearly'.O3:'Gini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K4:'Gini yearly'.K30</svg:desc>
                </draw:g>
              </table:table-cell>
              <table:table-cell office:value-type="float" office:value="0.4249406777">
                <text:p>0.4249406777</text:p>
                <draw:g>
                  <svg:desc>'Gini yearly'.L4:'Gini yearly'.L30</svg:desc>
                </draw:g>
              </table:table-cell>
              <table:table-cell office:value-type="float" office:value="0.3906811662">
                <text:p>0.3906811662</text:p>
                <draw:g>
                  <svg:desc>'Gini yearly'.M4:'Gini yearly'.M30</svg:desc>
                </draw:g>
              </table:table-cell>
              <table:table-cell office:value-type="float" office:value="0.4222738609">
                <text:p>0.4222738609</text:p>
                <draw:g>
                  <svg:desc>'Gini yearly'.N4:'Gini yearly'.N30</svg:desc>
                </draw:g>
              </table:table-cell>
              <table:table-cell office:value-type="float" office:value="0.3863343567">
                <text:p>0.3863343567</text:p>
                <draw:g>
                  <svg:desc>'Gini yearly'.O4:'Gini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5">
                <text:p>0.409756672021305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2">
                <text:p>0.3948110692098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19">
                <text:p>0.408363230161119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81">
                <text:p>0.3898411843616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5909201">
                <text:p>0.4085472959092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2579819">
                <text:p>0.390258472579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09217471202">
                <text:p>0.44909217471202</text:p>
              </table:table-cell>
              <table:table-cell office:value-type="float" office:value="0.408090674514004">
                <text:p>0.408090674514004</text:p>
              </table:table-cell>
              <table:table-cell office:value-type="float" office:value="0.426451884429823">
                <text:p>0.426451884429823</text:p>
              </table:table-cell>
              <table:table-cell office:value-type="float" office:value="0.387820739602976">
                <text:p>0.3878207396029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453080917183">
                <text:p>0.455453080917183</text:p>
              </table:table-cell>
              <table:table-cell office:value-type="float" office:value="0.400336617527711">
                <text:p>0.400336617527711</text:p>
              </table:table-cell>
              <table:table-cell office:value-type="float" office:value="0.434893288901514">
                <text:p>0.434893288901514</text:p>
              </table:table-cell>
              <table:table-cell office:value-type="float" office:value="0.382465440696525">
                <text:p>0.3824654406965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60058978586945">
                <text:p>0.460058978586945</text:p>
              </table:table-cell>
              <table:table-cell office:value-type="float" office:value="0.40608404890203">
                <text:p>0.40608404890203</text:p>
              </table:table-cell>
              <table:table-cell office:value-type="float" office:value="0.438664682707317">
                <text:p>0.438664682707317</text:p>
              </table:table-cell>
              <table:table-cell office:value-type="float" office:value="0.38735053837676">
                <text:p>0.387350538376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60780514088142">
                <text:p>0.460780514088142</text:p>
              </table:table-cell>
              <table:table-cell office:value-type="float" office:value="0.405663240801543">
                <text:p>0.405663240801543</text:p>
              </table:table-cell>
              <table:table-cell office:value-type="float" office:value="0.439207239510286">
                <text:p>0.439207239510286</text:p>
              </table:table-cell>
              <table:table-cell office:value-type="float" office:value="0.387373277249735">
                <text:p>0.387373277249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1793551421026">
                <text:p>0.461793551421026</text:p>
              </table:table-cell>
              <table:table-cell office:value-type="float" office:value="0.399683148233815">
                <text:p>0.399683148233815</text:p>
              </table:table-cell>
              <table:table-cell office:value-type="float" office:value="0.438141480866156">
                <text:p>0.438141480866156</text:p>
              </table:table-cell>
              <table:table-cell office:value-type="float" office:value="0.381504908022032">
                <text:p>0.381504908022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63870264873351">
                <text:p>0.463870264873351</text:p>
              </table:table-cell>
              <table:table-cell office:value-type="float" office:value="0.39969864908734">
                <text:p>0.39969864908734</text:p>
              </table:table-cell>
              <table:table-cell office:value-type="float" office:value="0.439912001448069">
                <text:p>0.439912001448069</text:p>
              </table:table-cell>
              <table:table-cell office:value-type="float" office:value="0.381758985146142">
                <text:p>0.3817589851461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54074743294076">
                <text:p>0.454074743294076</text:p>
              </table:table-cell>
              <table:table-cell office:value-type="float" office:value="0.390866581189355">
                <text:p>0.390866581189355</text:p>
              </table:table-cell>
              <table:table-cell office:value-type="float" office:value="0.432699992163533">
                <text:p>0.432699992163533</text:p>
              </table:table-cell>
              <table:table-cell office:value-type="float" office:value="0.374994004260621">
                <text:p>0.3749940042606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5864342339012">
                <text:p>0.45864342339012</text:p>
              </table:table-cell>
              <table:table-cell office:value-type="float" office:value="0.393349208933535">
                <text:p>0.393349208933535</text:p>
              </table:table-cell>
              <table:table-cell office:value-type="float" office:value="0.435492946545654">
                <text:p>0.435492946545654</text:p>
              </table:table-cell>
              <table:table-cell office:value-type="float" office:value="0.37735808978006">
                <text:p>0.377358089780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48980463408184">
                <text:p>0.448980463408184</text:p>
              </table:table-cell>
              <table:table-cell office:value-type="float" office:value="0.384121004989083">
                <text:p>0.384121004989083</text:p>
              </table:table-cell>
              <table:table-cell office:value-type="float" office:value="0.429852464919289">
                <text:p>0.429852464919289</text:p>
              </table:table-cell>
              <table:table-cell office:value-type="float" office:value="0.369531178992728">
                <text:p>0.3695311789927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49261038723516">
                <text:p>0.449261038723516</text:p>
              </table:table-cell>
              <table:table-cell office:value-type="float" office:value="0.384692459635373">
                <text:p>0.384692459635373</text:p>
              </table:table-cell>
              <table:table-cell office:value-type="float" office:value="0.430731450550126">
                <text:p>0.430731450550126</text:p>
              </table:table-cell>
              <table:table-cell office:value-type="float" office:value="0.371358024361497">
                <text:p>0.3713580243614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44578480275083">
                <text:p>0.444578480275083</text:p>
              </table:table-cell>
              <table:table-cell office:value-type="float" office:value="0.382431314760651">
                <text:p>0.382431314760651</text:p>
              </table:table-cell>
              <table:table-cell office:value-type="float" office:value="0.427736615944362">
                <text:p>0.427736615944362</text:p>
              </table:table-cell>
              <table:table-cell office:value-type="float" office:value="0.370362792815393">
                <text:p>0.3703627928153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52239156814002">
                <text:p>0.452239156814002</text:p>
              </table:table-cell>
              <table:table-cell office:value-type="float" office:value="0.384338229354406">
                <text:p>0.384338229354406</text:p>
              </table:table-cell>
              <table:table-cell office:value-type="float" office:value="0.437862380038786">
                <text:p>0.437862380038786</text:p>
              </table:table-cell>
              <table:table-cell office:value-type="float" office:value="0.374684075395304">
                <text:p>0.3746840753953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5196299547013">
                <text:p>0.45196299547013</text:p>
              </table:table-cell>
              <table:table-cell office:value-type="float" office:value="0.382177041200522">
                <text:p>0.382177041200522</text:p>
              </table:table-cell>
              <table:table-cell office:value-type="float" office:value="0.439759230281419">
                <text:p>0.439759230281419</text:p>
              </table:table-cell>
              <table:table-cell office:value-type="float" office:value="0.374188918215264">
                <text:p>0.374188918215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48304996254639">
                <text:p>0.448304996254639</text:p>
              </table:table-cell>
              <table:table-cell office:value-type="float" office:value="0.381147164273483">
                <text:p>0.381147164273483</text:p>
              </table:table-cell>
              <table:table-cell office:value-type="float" office:value="0.439057650498139">
                <text:p>0.439057650498139</text:p>
              </table:table-cell>
              <table:table-cell office:value-type="float" office:value="0.375809152013209">
                <text:p>0.3758091520132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33334878908833">
                <text:p>0.433334878908833</text:p>
              </table:table-cell>
              <table:table-cell office:value-type="float" office:value="0.368761619349155">
                <text:p>0.368761619349155</text:p>
              </table:table-cell>
              <table:table-cell office:value-type="float" office:value="0.427014003526002">
                <text:p>0.427014003526002</text:p>
              </table:table-cell>
              <table:table-cell office:value-type="float" office:value="0.365513086397257">
                <text:p>0.3655130863972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35814956396179">
                <text:p>0.435814956396179</text:p>
              </table:table-cell>
              <table:table-cell office:value-type="float" office:value="0.370771837075283">
                <text:p>0.370771837075283</text:p>
              </table:table-cell>
              <table:table-cell office:value-type="float" office:value="0.429389457539396">
                <text:p>0.429389457539396</text:p>
              </table:table-cell>
              <table:table-cell office:value-type="float" office:value="0.3674269916579">
                <text:p>0.36742699165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2958618416403">
                <text:p>0.42958618416403</text:p>
              </table:table-cell>
              <table:table-cell office:value-type="float" office:value="0.367717068545">
                <text:p>0.367717068545</text:p>
              </table:table-cell>
              <table:table-cell office:value-type="float" office:value="0.42353449599978">
                <text:p>0.42353449599978</text:p>
              </table:table-cell>
              <table:table-cell office:value-type="float" office:value="0.364481883078923">
                <text:p>0.3644818830789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25173830741158">
                <text:p>0.425173830741158</text:p>
              </table:table-cell>
              <table:table-cell office:value-type="float" office:value="0.364935055220719">
                <text:p>0.364935055220719</text:p>
              </table:table-cell>
              <table:table-cell office:value-type="float" office:value="0.417967502585998">
                <text:p>0.417967502585998</text:p>
              </table:table-cell>
              <table:table-cell office:value-type="float" office:value="0.361116235658115">
                <text:p>0.3611162356581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2524238859532">
                <text:p>0.42524238859532</text:p>
              </table:table-cell>
              <table:table-cell office:value-type="float" office:value="0.364999351004851">
                <text:p>0.364999351004851</text:p>
              </table:table-cell>
              <table:table-cell office:value-type="float" office:value="0.418151639241424">
                <text:p>0.418151639241424</text:p>
              </table:table-cell>
              <table:table-cell office:value-type="float" office:value="0.361766466534614">
                <text:p>0.3617664665346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09240951089112">
                <text:p>0.409240951089112</text:p>
              </table:table-cell>
              <table:table-cell office:value-type="float" office:value="0.352181212498341">
                <text:p>0.352181212498341</text:p>
              </table:table-cell>
              <table:table-cell office:value-type="float" office:value="0.402937895648529">
                <text:p>0.402937895648529</text:p>
              </table:table-cell>
              <table:table-cell office:value-type="float" office:value="0.34966399762839">
                <text:p>0.349663997628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398957734854009">
                <text:p>0.398957734854009</text:p>
              </table:table-cell>
              <table:table-cell office:value-type="float" office:value="0.34708007410251">
                <text:p>0.34708007410251</text:p>
              </table:table-cell>
              <table:table-cell office:value-type="float" office:value="0.393232926955742">
                <text:p>0.393232926955742</text:p>
              </table:table-cell>
              <table:table-cell office:value-type="float" office:value="0.34536846878173">
                <text:p>0.345368468781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95903710052907">
                <text:p>0.395903710052907</text:p>
              </table:table-cell>
              <table:table-cell office:value-type="float" office:value="0.350905057104269">
                <text:p>0.350905057104269</text:p>
              </table:table-cell>
              <table:table-cell office:value-type="float" office:value="0.39041864898807">
                <text:p>0.39041864898807</text:p>
              </table:table-cell>
              <table:table-cell office:value-type="float" office:value="0.349034688073308">
                <text:p>0.3490346880733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4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3.774cm" svg:height="17.917cm" xlink:href=".." xlink:type="simple" chart:class="chart:scatter" chart:style-name="ch1">
        <chart:subtitle svg:x="11.149cm" svg:y="0.359cm" chart:style-name="ch2">
          <text:p>sub-title</text:p>
        </chart:subtitle>
        <chart:legend chart:legend-position="bottom" svg:x="3.426cm" svg:y="16.365cm" style:legend-expansion="wide" chart:style-name="ch3"/>
        <chart:plot-area chart:style-name="ch4" table:cell-range-address="'Decile ratio yearly'.A4:'Decile ratio yearly'.E30 'Decile ratio yearly'.B3:'Decile ratio yearly'.E3" chart:data-source-has-labels="row" svg:x="0.38cm" svg:y="0.343cm" svg:width="23.138cm" svg:height="15.274cm">
          <chartooo:coordinate-region svg:x="1.134cm" svg:y="0.588cm" svg:width="22.139cm" svg:height="13.77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ecile ratio yearly'.B4:'Decile ratio yearly'.B30" chart:label-cell-address="'Decile ratio yearly'.B3:'Decile ratio yearly'.B3" chart:class="chart:scatter">
            <chart:domain table:cell-range-address="'Decile ratio yearly'.A4:'Decile ratio yearly'.A30"/>
            <chart:data-point chart:repeated="27"/>
          </chart:series>
          <chart:series chart:style-name="ch9" chart:values-cell-range-address="'Decile ratio yearly'.C4:'Decile ratio yearly'.C30" chart:label-cell-address="'Decile ratio yearly'.C3:'Decile ratio yearly'.C3" chart:class="chart:scatter">
            <chart:data-point chart:repeated="27"/>
          </chart:series>
          <chart:series chart:style-name="ch10" chart:values-cell-range-address="'Decile ratio yearly'.D4:'Decile ratio yearly'.D30" chart:label-cell-address="'Decile ratio yearly'.D3:'Decile ratio yearly'.D3" chart:class="chart:scatter">
            <chart:data-point chart:repeated="27"/>
          </chart:series>
          <chart:series chart:style-name="ch11" chart:values-cell-range-address="'Decile ratio yearly'.E4:'Decile ratio yearly'.E30" chart:label-cell-address="'Decile ratio yearly'.E3:'Decile ratio yearly'.E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Decile ratio yearly'.B3:'Decile ratio yearly'.B3</svg:desc>
                </draw:g>
              </table:table-cell>
              <table:table-cell office:value-type="string">
                <text:p>Labour and pension income</text:p>
                <draw:g>
                  <svg:desc>'Decile ratio yearly'.C3:'Decile ratio yearly'.C3</svg:desc>
                </draw:g>
              </table:table-cell>
              <table:table-cell office:value-type="string">
                <text:p>Labour income and family benefits</text:p>
                <draw:g>
                  <svg:desc>'Decile ratio yearly'.D3:'Decile ratio yearly'.D3</svg:desc>
                </draw:g>
              </table:table-cell>
              <table:table-cell office:value-type="string">
                <text:p>All income</text:p>
                <draw:g>
                  <svg:desc>'Decile ratio yearly'.E3:'Decile ratio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Decile ratio yearly'.A4:'Decile ratio yearly'.A30</svg:desc>
                </draw:g>
              </table:table-cell>
              <table:table-cell office:value-type="float" office:value="8.9558054274">
                <text:p>8.9558054274</text:p>
                <draw:g>
                  <svg:desc>'Decile ratio yearly'.B4:'Decile ratio yearly'.B30</svg:desc>
                </draw:g>
              </table:table-cell>
              <table:table-cell office:value-type="float" office:value="6.9114890221">
                <text:p>6.9114890221</text:p>
                <draw:g>
                  <svg:desc>'Decile ratio yearly'.C4:'Decile ratio yearly'.C30</svg:desc>
                </draw:g>
              </table:table-cell>
              <table:table-cell office:value-type="float" office:value="8.5895475335">
                <text:p>8.5895475335</text:p>
                <draw:g>
                  <svg:desc>'Decile ratio yearly'.D4:'Decile ratio yearly'.D30</svg:desc>
                </draw:g>
              </table:table-cell>
              <table:table-cell office:value-type="float" office:value="6.517241482">
                <text:p>6.517241482</text:p>
                <draw:g>
                  <svg:desc>'Decile ratio yearly'.E4:'Decile ratio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10.8792229079172">
                <text:p>10.8792229079172</text:p>
              </table:table-cell>
              <table:table-cell office:value-type="float" office:value="8.37130278918482">
                <text:p>8.37130278918482</text:p>
              </table:table-cell>
              <table:table-cell office:value-type="float" office:value="8.89713541766048">
                <text:p>8.89713541766048</text:p>
              </table:table-cell>
              <table:table-cell office:value-type="float" office:value="6.96237499846808">
                <text:p>6.96237499846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10.6893976863501">
                <text:p>10.6893976863501</text:p>
              </table:table-cell>
              <table:table-cell office:value-type="float" office:value="8.30150427132525">
                <text:p>8.30150427132525</text:p>
              </table:table-cell>
              <table:table-cell office:value-type="float" office:value="8.4190139110746">
                <text:p>8.4190139110746</text:p>
              </table:table-cell>
              <table:table-cell office:value-type="float" office:value="6.89055612203273">
                <text:p>6.89055612203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10.8942241681392">
                <text:p>10.8942241681392</text:p>
              </table:table-cell>
              <table:table-cell office:value-type="float" office:value="8.38602142301736">
                <text:p>8.38602142301736</text:p>
              </table:table-cell>
              <table:table-cell office:value-type="float" office:value="8.4681752808297">
                <text:p>8.4681752808297</text:p>
              </table:table-cell>
              <table:table-cell office:value-type="float" office:value="6.78838155493239">
                <text:p>6.78838155493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10.8416494498489">
                <text:p>10.8416494498489</text:p>
              </table:table-cell>
              <table:table-cell office:value-type="float" office:value="8.30827478073629">
                <text:p>8.30827478073629</text:p>
              </table:table-cell>
              <table:table-cell office:value-type="float" office:value="8.40678284842007">
                <text:p>8.40678284842007</text:p>
              </table:table-cell>
              <table:table-cell office:value-type="float" office:value="6.68265284848134">
                <text:p>6.68265284848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10.9725914867505">
                <text:p>10.9725914867505</text:p>
              </table:table-cell>
              <table:table-cell office:value-type="float" office:value="8.06679905109889">
                <text:p>8.06679905109889</text:p>
              </table:table-cell>
              <table:table-cell office:value-type="float" office:value="8.19232147758265">
                <text:p>8.19232147758265</text:p>
              </table:table-cell>
              <table:table-cell office:value-type="float" office:value="6.4407330987222">
                <text:p>6.4407330987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12.1530261048811">
                <text:p>12.1530261048811</text:p>
              </table:table-cell>
              <table:table-cell office:value-type="float" office:value="8.64406442469468">
                <text:p>8.64406442469468</text:p>
              </table:table-cell>
              <table:table-cell office:value-type="float" office:value="9.13079756037044">
                <text:p>9.13079756037044</text:p>
              </table:table-cell>
              <table:table-cell office:value-type="float" office:value="6.82355404780065">
                <text:p>6.823554047800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11.6663224030083">
                <text:p>11.6663224030083</text:p>
              </table:table-cell>
              <table:table-cell office:value-type="float" office:value="8.40200082274582">
                <text:p>8.40200082274582</text:p>
              </table:table-cell>
              <table:table-cell office:value-type="float" office:value="9.12056127194219">
                <text:p>9.12056127194219</text:p>
              </table:table-cell>
              <table:table-cell office:value-type="float" office:value="6.74494615587665">
                <text:p>6.744946155876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11.4737292817845">
                <text:p>11.4737292817845</text:p>
              </table:table-cell>
              <table:table-cell office:value-type="float" office:value="8.43055371785472">
                <text:p>8.43055371785472</text:p>
              </table:table-cell>
              <table:table-cell office:value-type="float" office:value="9.02260523608605">
                <text:p>9.02260523608605</text:p>
              </table:table-cell>
              <table:table-cell office:value-type="float" office:value="6.82650601110344">
                <text:p>6.82650601110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11.7362570330325">
                <text:p>11.7362570330325</text:p>
              </table:table-cell>
              <table:table-cell office:value-type="float" office:value="8.43093170689225">
                <text:p>8.43093170689225</text:p>
              </table:table-cell>
              <table:table-cell office:value-type="float" office:value="9.0478534433342">
                <text:p>9.0478534433342</text:p>
              </table:table-cell>
              <table:table-cell office:value-type="float" office:value="6.71770796218334">
                <text:p>6.71770796218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11.5926036411181">
                <text:p>11.5926036411181</text:p>
              </table:table-cell>
              <table:table-cell office:value-type="float" office:value="8.62796342477814">
                <text:p>8.62796342477814</text:p>
              </table:table-cell>
              <table:table-cell office:value-type="float" office:value="9.15617277600296">
                <text:p>9.15617277600296</text:p>
              </table:table-cell>
              <table:table-cell office:value-type="float" office:value="6.98897498156577">
                <text:p>6.988974981565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10.8375457789772">
                <text:p>10.8375457789772</text:p>
              </table:table-cell>
              <table:table-cell office:value-type="float" office:value="7.98127880363088">
                <text:p>7.98127880363088</text:p>
              </table:table-cell>
              <table:table-cell office:value-type="float" office:value="8.62243815756433">
                <text:p>8.62243815756433</text:p>
              </table:table-cell>
              <table:table-cell office:value-type="float" office:value="6.61152776310102">
                <text:p>6.61152776310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10.7679261079659">
                <text:p>10.7679261079659</text:p>
              </table:table-cell>
              <table:table-cell office:value-type="float" office:value="8.15882535360738">
                <text:p>8.15882535360738</text:p>
              </table:table-cell>
              <table:table-cell office:value-type="float" office:value="8.53601512083587">
                <text:p>8.53601512083587</text:p>
              </table:table-cell>
              <table:table-cell office:value-type="float" office:value="6.56905592014209">
                <text:p>6.56905592014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10.4056415745317">
                <text:p>10.4056415745317</text:p>
              </table:table-cell>
              <table:table-cell office:value-type="float" office:value="7.78240518402525">
                <text:p>7.78240518402525</text:p>
              </table:table-cell>
              <table:table-cell office:value-type="float" office:value="8.84792207329117">
                <text:p>8.84792207329117</text:p>
              </table:table-cell>
              <table:table-cell office:value-type="float" office:value="6.30868211024052">
                <text:p>6.308682110240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10.3342684406013">
                <text:p>10.3342684406013</text:p>
              </table:table-cell>
              <table:table-cell office:value-type="float" office:value="7.72452590017339">
                <text:p>7.72452590017339</text:p>
              </table:table-cell>
              <table:table-cell office:value-type="float" office:value="8.810859428957">
                <text:p>8.810859428957</text:p>
              </table:table-cell>
              <table:table-cell office:value-type="float" office:value="6.40740511243">
                <text:p>6.407405112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10.1612170094766">
                <text:p>10.1612170094766</text:p>
              </table:table-cell>
              <table:table-cell office:value-type="float" office:value="7.68614810661204">
                <text:p>7.68614810661204</text:p>
              </table:table-cell>
              <table:table-cell office:value-type="float" office:value="9.03354718720413">
                <text:p>9.03354718720413</text:p>
              </table:table-cell>
              <table:table-cell office:value-type="float" office:value="6.49057678784719">
                <text:p>6.490576787847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10.7414547704566">
                <text:p>10.7414547704566</text:p>
              </table:table-cell>
              <table:table-cell office:value-type="float" office:value="8.03240753776956">
                <text:p>8.03240753776956</text:p>
              </table:table-cell>
              <table:table-cell office:value-type="float" office:value="9.76237639504114">
                <text:p>9.76237639504114</text:p>
              </table:table-cell>
              <table:table-cell office:value-type="float" office:value="6.97001880184639">
                <text:p>6.970018801846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10.2456459208895">
                <text:p>10.2456459208895</text:p>
              </table:table-cell>
              <table:table-cell office:value-type="float" office:value="7.57987251031014">
                <text:p>7.57987251031014</text:p>
              </table:table-cell>
              <table:table-cell office:value-type="float" office:value="9.40686905051411">
                <text:p>9.40686905051411</text:p>
              </table:table-cell>
              <table:table-cell office:value-type="float" office:value="6.89221440390911">
                <text:p>6.892214403909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10.3894940359449">
                <text:p>10.3894940359449</text:p>
              </table:table-cell>
              <table:table-cell office:value-type="float" office:value="7.54307744815209">
                <text:p>7.54307744815209</text:p>
              </table:table-cell>
              <table:table-cell office:value-type="float" office:value="9.63798611305681">
                <text:p>9.63798611305681</text:p>
              </table:table-cell>
              <table:table-cell office:value-type="float" office:value="6.91878823103502">
                <text:p>6.918788231035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9.54050396665273">
                <text:p>9.54050396665273</text:p>
              </table:table-cell>
              <table:table-cell office:value-type="float" office:value="7.13008729956894">
                <text:p>7.13008729956894</text:p>
              </table:table-cell>
              <table:table-cell office:value-type="float" office:value="9.02190489136019">
                <text:p>9.02190489136019</text:p>
              </table:table-cell>
              <table:table-cell office:value-type="float" office:value="6.77313327492748">
                <text:p>6.773133274927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9.35313900782734">
                <text:p>9.35313900782734</text:p>
              </table:table-cell>
              <table:table-cell office:value-type="float" office:value="6.84982615936602">
                <text:p>6.84982615936602</text:p>
              </table:table-cell>
              <table:table-cell office:value-type="float" office:value="8.88413055270605">
                <text:p>8.88413055270605</text:p>
              </table:table-cell>
              <table:table-cell office:value-type="float" office:value="6.53668412555574">
                <text:p>6.536684125555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9.2632854002554">
                <text:p>9.2632854002554</text:p>
              </table:table-cell>
              <table:table-cell office:value-type="float" office:value="7.02718585475648">
                <text:p>7.02718585475648</text:p>
              </table:table-cell>
              <table:table-cell office:value-type="float" office:value="8.65794216709005">
                <text:p>8.65794216709005</text:p>
              </table:table-cell>
              <table:table-cell office:value-type="float" office:value="6.72029662259449">
                <text:p>6.720296622594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9.39156911508516">
                <text:p>9.39156911508516</text:p>
              </table:table-cell>
              <table:table-cell office:value-type="float" office:value="6.70638411665808">
                <text:p>6.70638411665808</text:p>
              </table:table-cell>
              <table:table-cell office:value-type="float" office:value="8.64817103833682">
                <text:p>8.64817103833682</text:p>
              </table:table-cell>
              <table:table-cell office:value-type="float" office:value="6.37904646363218">
                <text:p>6.379046463632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10.0214252644412">
                <text:p>10.0214252644412</text:p>
              </table:table-cell>
              <table:table-cell office:value-type="float" office:value="6.87442461700865">
                <text:p>6.87442461700865</text:p>
              </table:table-cell>
              <table:table-cell office:value-type="float" office:value="9.04143049702563">
                <text:p>9.04143049702563</text:p>
              </table:table-cell>
              <table:table-cell office:value-type="float" office:value="6.60206526164966">
                <text:p>6.602065261649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8.98095102481027">
                <text:p>8.98095102481027</text:p>
              </table:table-cell>
              <table:table-cell office:value-type="float" office:value="6.3824871360878">
                <text:p>6.3824871360878</text:p>
              </table:table-cell>
              <table:table-cell office:value-type="float" office:value="8.47795316502162">
                <text:p>8.47795316502162</text:p>
              </table:table-cell>
              <table:table-cell office:value-type="float" office:value="6.10300911692964">
                <text:p>6.103009116929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9.27298469529115">
                <text:p>9.27298469529115</text:p>
              </table:table-cell>
              <table:table-cell office:value-type="float" office:value="5.92089739266542">
                <text:p>5.92089739266542</text:p>
              </table:table-cell>
              <table:table-cell office:value-type="float" office:value="8.7636344111689">
                <text:p>8.7636344111689</text:p>
              </table:table-cell>
              <table:table-cell office:value-type="float" office:value="5.77594950004804">
                <text:p>5.775949500048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7.99608762912051">
                <text:p>7.99608762912051</text:p>
              </table:table-cell>
              <table:table-cell office:value-type="float" office:value="5.69419265660112">
                <text:p>5.69419265660112</text:p>
              </table:table-cell>
              <table:table-cell office:value-type="float" office:value="7.99184386244457">
                <text:p>7.99184386244457</text:p>
              </table:table-cell>
              <table:table-cell office:value-type="float" office:value="5.45791835167154">
                <text:p>5.457918351671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3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9.769cm" svg:height="18.163cm" xlink:href=".." xlink:type="simple" chart:class="chart:scatter" chart:style-name="ch1">
        <chart:subtitle svg:x="9.146cm" svg:y="0.364cm" chart:style-name="ch2">
          <text:p>sub-title</text:p>
        </chart:subtitle>
        <chart:legend svg:x="1.151cm" svg:y="14.943cm" style:legend-expansion="custom" chartooo:width="18.16cm" chartooo:height="2.923cm" style:legend-expansion-aspect-ratio="6.21279507355457" chart:style-name="ch3"/>
        <chart:plot-area chart:style-name="ch4" table:cell-range-address="'Decile ratio yearly'.F4:'Decile ratio yearly'.J30 'Decile ratio yearly'.G3:'Decile ratio yearly'.J3" chart:data-source-has-labels="row" svg:x="0.562cm" svg:y="0.339cm" svg:width="18.948cm" svg:height="14.177cm">
          <chartooo:coordinate-region svg:x="1.316cm" svg:y="0.585cm" svg:width="17.949cm" svg:height="12.67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ecile ratio yearly'.G4:'Decile ratio yearly'.G30" chart:label-cell-address="'Decile ratio yearly'.G3:'Decile ratio yearly'.G3" chart:class="chart:scatter">
            <chart:domain table:cell-range-address="'Decile ratio yearly'.F4:'Decile ratio yearly'.F30"/>
            <chart:data-point chart:repeated="27"/>
          </chart:series>
          <chart:series chart:style-name="ch9" chart:values-cell-range-address="'Decile ratio yearly'.H4:'Decile ratio yearly'.H30" chart:label-cell-address="'Decile ratio yearly'.H3:'Decile ratio yearly'.H3" chart:class="chart:scatter">
            <chart:data-point chart:repeated="27"/>
          </chart:series>
          <chart:series chart:style-name="ch10" chart:values-cell-range-address="'Decile ratio yearly'.I4:'Decile ratio yearly'.I30" chart:label-cell-address="'Decile ratio yearly'.I3:'Decile ratio yearly'.I3" chart:class="chart:scatter">
            <chart:data-point chart:repeated="27"/>
          </chart:series>
          <chart:series chart:style-name="ch11" chart:values-cell-range-address="'Decile ratio yearly'.J4:'Decile ratio yearly'.J30" chart:label-cell-address="'Decile ratio yearly'.J3:'Decile ratio yearly'.J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Decile ratio yearly'.G3:'Decile ratio yearly'.G3</svg:desc>
                </draw:g>
              </table:table-cell>
              <table:table-cell office:value-type="string">
                <text:p>Labour and pension income</text:p>
                <draw:g>
                  <svg:desc>'Decile ratio yearly'.H3:'Decile ratio yearly'.H3</svg:desc>
                </draw:g>
              </table:table-cell>
              <table:table-cell office:value-type="string">
                <text:p>Labour income and family benefits</text:p>
                <draw:g>
                  <svg:desc>'Decile ratio yearly'.I3:'Decile ratio yearly'.I3</svg:desc>
                </draw:g>
              </table:table-cell>
              <table:table-cell office:value-type="string">
                <text:p>All income</text:p>
                <draw:g>
                  <svg:desc>'Decile ratio yearly'.J3:'Decile ratio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Decile ratio yearly'.F4:'Decile ratio yearly'.F30</svg:desc>
                </draw:g>
              </table:table-cell>
              <table:table-cell office:value-type="float" office:value="8.9558054274">
                <text:p>8.9558054274</text:p>
                <draw:g>
                  <svg:desc>'Decile ratio yearly'.G4:'Decile ratio yearly'.G30</svg:desc>
                </draw:g>
              </table:table-cell>
              <table:table-cell office:value-type="float" office:value="6.9114890221">
                <text:p>6.9114890221</text:p>
                <draw:g>
                  <svg:desc>'Decile ratio yearly'.H4:'Decile ratio yearly'.H30</svg:desc>
                </draw:g>
              </table:table-cell>
              <table:table-cell office:value-type="float" office:value="8.5895475335">
                <text:p>8.5895475335</text:p>
                <draw:g>
                  <svg:desc>'Decile ratio yearly'.I4:'Decile ratio yearly'.I30</svg:desc>
                </draw:g>
              </table:table-cell>
              <table:table-cell office:value-type="float" office:value="6.517241482">
                <text:p>6.517241482</text:p>
                <draw:g>
                  <svg:desc>'Decile ratio yearly'.J4:'Decile ratio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10.8792229079172">
                <text:p>10.8792229079172</text:p>
              </table:table-cell>
              <table:table-cell office:value-type="float" office:value="8.37130278918482">
                <text:p>8.37130278918482</text:p>
              </table:table-cell>
              <table:table-cell office:value-type="float" office:value="8.89713541766048">
                <text:p>8.89713541766048</text:p>
              </table:table-cell>
              <table:table-cell office:value-type="float" office:value="6.96237499846808">
                <text:p>6.96237499846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10.6893976863501">
                <text:p>10.6893976863501</text:p>
              </table:table-cell>
              <table:table-cell office:value-type="float" office:value="8.30150427132525">
                <text:p>8.30150427132525</text:p>
              </table:table-cell>
              <table:table-cell office:value-type="float" office:value="8.4190139110746">
                <text:p>8.4190139110746</text:p>
              </table:table-cell>
              <table:table-cell office:value-type="float" office:value="6.89055612203273">
                <text:p>6.89055612203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10.8942241681392">
                <text:p>10.8942241681392</text:p>
              </table:table-cell>
              <table:table-cell office:value-type="float" office:value="8.38602142301736">
                <text:p>8.38602142301736</text:p>
              </table:table-cell>
              <table:table-cell office:value-type="float" office:value="8.4681752808297">
                <text:p>8.4681752808297</text:p>
              </table:table-cell>
              <table:table-cell office:value-type="float" office:value="6.78838155493239">
                <text:p>6.78838155493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10.8416494498489">
                <text:p>10.8416494498489</text:p>
              </table:table-cell>
              <table:table-cell office:value-type="float" office:value="8.30827478073629">
                <text:p>8.30827478073629</text:p>
              </table:table-cell>
              <table:table-cell office:value-type="float" office:value="8.40678284842007">
                <text:p>8.40678284842007</text:p>
              </table:table-cell>
              <table:table-cell office:value-type="float" office:value="6.68265284848134">
                <text:p>6.68265284848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10.9868679826564">
                <text:p>10.9868679826564</text:p>
              </table:table-cell>
              <table:table-cell office:value-type="float" office:value="8.06672893113227">
                <text:p>8.06672893113227</text:p>
              </table:table-cell>
              <table:table-cell office:value-type="float" office:value="8.20218543089375">
                <text:p>8.20218543089375</text:p>
              </table:table-cell>
              <table:table-cell office:value-type="float" office:value="6.44066970690845">
                <text:p>6.44066970690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12.1523543542449">
                <text:p>12.1523543542449</text:p>
              </table:table-cell>
              <table:table-cell office:value-type="float" office:value="8.6413345356916">
                <text:p>8.6413345356916</text:p>
              </table:table-cell>
              <table:table-cell office:value-type="float" office:value="9.12660767982186">
                <text:p>9.12660767982186</text:p>
              </table:table-cell>
              <table:table-cell office:value-type="float" office:value="6.8183324702508">
                <text:p>6.81833247025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11.6850746151565">
                <text:p>11.6850746151565</text:p>
              </table:table-cell>
              <table:table-cell office:value-type="float" office:value="8.44947586078961">
                <text:p>8.44947586078961</text:p>
              </table:table-cell>
              <table:table-cell office:value-type="float" office:value="9.14016487298709">
                <text:p>9.14016487298709</text:p>
              </table:table-cell>
              <table:table-cell office:value-type="float" office:value="6.75938300477493">
                <text:p>6.759383004774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11.5480484663047">
                <text:p>11.5480484663047</text:p>
              </table:table-cell>
              <table:table-cell office:value-type="float" office:value="8.46786612465012">
                <text:p>8.46786612465012</text:p>
              </table:table-cell>
              <table:table-cell office:value-type="float" office:value="9.0536510232897">
                <text:p>9.0536510232897</text:p>
              </table:table-cell>
              <table:table-cell office:value-type="float" office:value="6.83889613474476">
                <text:p>6.838896134744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11.620355376425">
                <text:p>11.620355376425</text:p>
              </table:table-cell>
              <table:table-cell office:value-type="float" office:value="8.52611010595351">
                <text:p>8.52611010595351</text:p>
              </table:table-cell>
              <table:table-cell office:value-type="float" office:value="9.22931382216942">
                <text:p>9.22931382216942</text:p>
              </table:table-cell>
              <table:table-cell office:value-type="float" office:value="6.8017168222571">
                <text:p>6.80171682225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11.246718682452">
                <text:p>11.246718682452</text:p>
              </table:table-cell>
              <table:table-cell office:value-type="float" office:value="8.36487865276359">
                <text:p>8.36487865276359</text:p>
              </table:table-cell>
              <table:table-cell office:value-type="float" office:value="8.74117924965965">
                <text:p>8.74117924965965</text:p>
              </table:table-cell>
              <table:table-cell office:value-type="float" office:value="6.70096921799732">
                <text:p>6.700969217997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11.5777050666545">
                <text:p>11.5777050666545</text:p>
              </table:table-cell>
              <table:table-cell office:value-type="float" office:value="8.49317540678591">
                <text:p>8.49317540678591</text:p>
              </table:table-cell>
              <table:table-cell office:value-type="float" office:value="8.95222664913938">
                <text:p>8.95222664913938</text:p>
              </table:table-cell>
              <table:table-cell office:value-type="float" office:value="6.77804612378194">
                <text:p>6.778046123781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10.9563595740258">
                <text:p>10.9563595740258</text:p>
              </table:table-cell>
              <table:table-cell office:value-type="float" office:value="8.29689611845491">
                <text:p>8.29689611845491</text:p>
              </table:table-cell>
              <table:table-cell office:value-type="float" office:value="8.46121866112802">
                <text:p>8.46121866112802</text:p>
              </table:table-cell>
              <table:table-cell office:value-type="float" office:value="6.62153101423289">
                <text:p>6.621531014232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10.3896720854378">
                <text:p>10.3896720854378</text:p>
              </table:table-cell>
              <table:table-cell office:value-type="float" office:value="7.64336286098273">
                <text:p>7.64336286098273</text:p>
              </table:table-cell>
              <table:table-cell office:value-type="float" office:value="8.41498906673319">
                <text:p>8.41498906673319</text:p>
              </table:table-cell>
              <table:table-cell office:value-type="float" office:value="6.4310202616519">
                <text:p>6.43102026165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11.4013699897937">
                <text:p>11.4013699897937</text:p>
              </table:table-cell>
              <table:table-cell office:value-type="float" office:value="7.97722115566465">
                <text:p>7.97722115566465</text:p>
              </table:table-cell>
              <table:table-cell office:value-type="float" office:value="9.147149238657">
                <text:p>9.147149238657</text:p>
              </table:table-cell>
              <table:table-cell office:value-type="float" office:value="6.51652467418481">
                <text:p>6.516524674184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11.0917073231028">
                <text:p>11.0917073231028</text:p>
              </table:table-cell>
              <table:table-cell office:value-type="float" office:value="7.975551687883">
                <text:p>7.975551687883</text:p>
              </table:table-cell>
              <table:table-cell office:value-type="float" office:value="9.42130699005165">
                <text:p>9.42130699005165</text:p>
              </table:table-cell>
              <table:table-cell office:value-type="float" office:value="6.62256781647645">
                <text:p>6.622567816476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10.3731187686694">
                <text:p>10.3731187686694</text:p>
              </table:table-cell>
              <table:table-cell office:value-type="float" office:value="7.67457613652535">
                <text:p>7.67457613652535</text:p>
              </table:table-cell>
              <table:table-cell office:value-type="float" office:value="9.36360415273689">
                <text:p>9.36360415273689</text:p>
              </table:table-cell>
              <table:table-cell office:value-type="float" office:value="6.82766486221699">
                <text:p>6.827664862216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10.1405477112684">
                <text:p>10.1405477112684</text:p>
              </table:table-cell>
              <table:table-cell office:value-type="float" office:value="7.20706595051908">
                <text:p>7.20706595051908</text:p>
              </table:table-cell>
              <table:table-cell office:value-type="float" office:value="9.10456674193923">
                <text:p>9.10456674193923</text:p>
              </table:table-cell>
              <table:table-cell office:value-type="float" office:value="6.66288424940013">
                <text:p>6.662884249400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10.5842341865537">
                <text:p>10.5842341865537</text:p>
              </table:table-cell>
              <table:table-cell office:value-type="float" office:value="7.64007330789064">
                <text:p>7.64007330789064</text:p>
              </table:table-cell>
              <table:table-cell office:value-type="float" office:value="9.69002832209672">
                <text:p>9.69002832209672</text:p>
              </table:table-cell>
              <table:table-cell office:value-type="float" office:value="6.922155696717">
                <text:p>6.9221556967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9.85543304503662">
                <text:p>9.85543304503662</text:p>
              </table:table-cell>
              <table:table-cell office:value-type="float" office:value="7.2822453449006">
                <text:p>7.2822453449006</text:p>
              </table:table-cell>
              <table:table-cell office:value-type="float" office:value="9.46671935799215">
                <text:p>9.46671935799215</text:p>
              </table:table-cell>
              <table:table-cell office:value-type="float" office:value="6.8967964940449">
                <text:p>6.89679649404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9.77611499374793">
                <text:p>9.77611499374793</text:p>
              </table:table-cell>
              <table:table-cell office:value-type="float" office:value="7.31089436673532">
                <text:p>7.31089436673532</text:p>
              </table:table-cell>
              <table:table-cell office:value-type="float" office:value="9.37310750037074">
                <text:p>9.37310750037074</text:p>
              </table:table-cell>
              <table:table-cell office:value-type="float" office:value="6.8581944695221">
                <text:p>6.85819446952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9.86700794538026">
                <text:p>9.86700794538026</text:p>
              </table:table-cell>
              <table:table-cell office:value-type="float" office:value="6.89927100165397">
                <text:p>6.89927100165397</text:p>
              </table:table-cell>
              <table:table-cell office:value-type="float" office:value="9.61660658531775">
                <text:p>9.61660658531775</text:p>
              </table:table-cell>
              <table:table-cell office:value-type="float" office:value="6.7496105376292">
                <text:p>6.74961053762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10.2257676448416">
                <text:p>10.2257676448416</text:p>
              </table:table-cell>
              <table:table-cell office:value-type="float" office:value="7.63391577096267">
                <text:p>7.63391577096267</text:p>
              </table:table-cell>
              <table:table-cell office:value-type="float" office:value="9.93062424564717">
                <text:p>9.93062424564717</text:p>
              </table:table-cell>
              <table:table-cell office:value-type="float" office:value="7.17409980031885">
                <text:p>7.174099800318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9.86963584160567">
                <text:p>9.86963584160567</text:p>
              </table:table-cell>
              <table:table-cell office:value-type="float" office:value="6.70134446628566">
                <text:p>6.70134446628566</text:p>
              </table:table-cell>
              <table:table-cell office:value-type="float" office:value="9.90396691880713">
                <text:p>9.90396691880713</text:p>
              </table:table-cell>
              <table:table-cell office:value-type="float" office:value="6.62079562131204">
                <text:p>6.620795621312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9.07029066922989">
                <text:p>9.07029066922989</text:p>
              </table:table-cell>
              <table:table-cell office:value-type="float" office:value="6.17444955188686">
                <text:p>6.17444955188686</text:p>
              </table:table-cell>
              <table:table-cell office:value-type="float" office:value="9.40855246201149">
                <text:p>9.40855246201149</text:p>
              </table:table-cell>
              <table:table-cell office:value-type="float" office:value="6.09345329913795">
                <text:p>6.093453299137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8.38605856971791">
                <text:p>8.38605856971791</text:p>
              </table:table-cell>
              <table:table-cell office:value-type="float" office:value="5.85858544796576">
                <text:p>5.85858544796576</text:p>
              </table:table-cell>
              <table:table-cell office:value-type="float" office:value="8.97322468007502">
                <text:p>8.97322468007502</text:p>
              </table:table-cell>
              <table:table-cell office:value-type="float" office:value="5.81213897815078">
                <text:p>5.812138978150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8.24895192016375">
                <text:p>8.24895192016375</text:p>
              </table:table-cell>
              <table:table-cell office:value-type="float" office:value="5.92299724436657">
                <text:p>5.92299724436657</text:p>
              </table:table-cell>
              <table:table-cell office:value-type="float" office:value="9.33854194067036">
                <text:p>9.33854194067036</text:p>
              </table:table-cell>
              <table:table-cell office:value-type="float" office:value="5.84931813101893">
                <text:p>5.8493181310189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0">
      <style:chart-properties chart:display-label="true" chart:logarithmic="false" chart:minimum="3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9.769cm" svg:height="18.163cm" xlink:href=".." xlink:type="simple" chart:class="chart:scatter" chart:style-name="ch1">
        <chart:subtitle svg:x="9.146cm" svg:y="0.364cm" chart:style-name="ch2">
          <text:p>sub-title</text:p>
        </chart:subtitle>
        <chart:legend chart:legend-position="end" svg:x="0cm" svg:y="0cm" style:legend-expansion="high" chart:style-name="ch3"/>
        <chart:plot-area chart:style-name="ch4" table:cell-range-address="'Decile ratio yearly'.K4:'Decile ratio yearly'.O30 'Decile ratio yearly'.L3:'Decile ratio yearly'.O3" chart:data-source-has-labels="row" svg:x="0.562cm" svg:y="0.339cm" svg:width="18.948cm" svg:height="14.177cm">
          <chartooo:coordinate-region svg:x="1.316cm" svg:y="0.585cm" svg:width="17.949cm" svg:height="12.67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ecile ratio yearly'.L4:'Decile ratio yearly'.L30" chart:label-cell-address="'Decile ratio yearly'.L3:'Decile ratio yearly'.L3" chart:class="chart:scatter">
            <chart:domain table:cell-range-address="'Decile ratio yearly'.K4:'Decile ratio yearly'.K30"/>
            <chart:data-point chart:repeated="27"/>
          </chart:series>
          <chart:series chart:style-name="ch9" chart:values-cell-range-address="'Decile ratio yearly'.M4:'Decile ratio yearly'.M30" chart:label-cell-address="'Decile ratio yearly'.M3:'Decile ratio yearly'.M3" chart:class="chart:scatter">
            <chart:data-point chart:repeated="27"/>
          </chart:series>
          <chart:series chart:style-name="ch10" chart:values-cell-range-address="'Decile ratio yearly'.N4:'Decile ratio yearly'.N30" chart:label-cell-address="'Decile ratio yearly'.N3:'Decile ratio yearly'.N3" chart:class="chart:scatter">
            <chart:data-point chart:repeated="27"/>
          </chart:series>
          <chart:series chart:style-name="ch11" chart:values-cell-range-address="'Decile ratio yearly'.O4:'Decile ratio yearly'.O30" chart:label-cell-address="'Decile ratio yearly'.O3:'Decile ratio yearly'.O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Decile ratio yearly'.L3:'Decile ratio yearly'.L3</svg:desc>
                </draw:g>
              </table:table-cell>
              <table:table-cell office:value-type="string">
                <text:p>Labour and pension income</text:p>
                <draw:g>
                  <svg:desc>'Decile ratio yearly'.M3:'Decile ratio yearly'.M3</svg:desc>
                </draw:g>
              </table:table-cell>
              <table:table-cell office:value-type="string">
                <text:p>Labour income and family benefits</text:p>
                <draw:g>
                  <svg:desc>'Decile ratio yearly'.N3:'Decile ratio yearly'.N3</svg:desc>
                </draw:g>
              </table:table-cell>
              <table:table-cell office:value-type="string">
                <text:p>All income</text:p>
                <draw:g>
                  <svg:desc>'Decile ratio yearly'.O3:'Decile ratio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Decile ratio yearly'.K4:'Decile ratio yearly'.K30</svg:desc>
                </draw:g>
              </table:table-cell>
              <table:table-cell office:value-type="float" office:value="8.9558054274">
                <text:p>8.9558054274</text:p>
                <draw:g>
                  <svg:desc>'Decile ratio yearly'.L4:'Decile ratio yearly'.L30</svg:desc>
                </draw:g>
              </table:table-cell>
              <table:table-cell office:value-type="float" office:value="6.9114890221">
                <text:p>6.9114890221</text:p>
                <draw:g>
                  <svg:desc>'Decile ratio yearly'.M4:'Decile ratio yearly'.M30</svg:desc>
                </draw:g>
              </table:table-cell>
              <table:table-cell office:value-type="float" office:value="8.5895475335">
                <text:p>8.5895475335</text:p>
                <draw:g>
                  <svg:desc>'Decile ratio yearly'.N4:'Decile ratio yearly'.N30</svg:desc>
                </draw:g>
              </table:table-cell>
              <table:table-cell office:value-type="float" office:value="6.517241482">
                <text:p>6.517241482</text:p>
                <draw:g>
                  <svg:desc>'Decile ratio yearly'.O4:'Decile ratio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10.8792229079172">
                <text:p>10.8792229079172</text:p>
              </table:table-cell>
              <table:table-cell office:value-type="float" office:value="8.37130278918482">
                <text:p>8.37130278918482</text:p>
              </table:table-cell>
              <table:table-cell office:value-type="float" office:value="8.89713541766048">
                <text:p>8.89713541766048</text:p>
              </table:table-cell>
              <table:table-cell office:value-type="float" office:value="6.96237499846808">
                <text:p>6.96237499846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10.6893976863501">
                <text:p>10.6893976863501</text:p>
              </table:table-cell>
              <table:table-cell office:value-type="float" office:value="8.30150427132525">
                <text:p>8.30150427132525</text:p>
              </table:table-cell>
              <table:table-cell office:value-type="float" office:value="8.4190139110746">
                <text:p>8.4190139110746</text:p>
              </table:table-cell>
              <table:table-cell office:value-type="float" office:value="6.89055612203273">
                <text:p>6.89055612203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10.8942241681392">
                <text:p>10.8942241681392</text:p>
              </table:table-cell>
              <table:table-cell office:value-type="float" office:value="8.38602142301736">
                <text:p>8.38602142301736</text:p>
              </table:table-cell>
              <table:table-cell office:value-type="float" office:value="8.4681752808297">
                <text:p>8.4681752808297</text:p>
              </table:table-cell>
              <table:table-cell office:value-type="float" office:value="6.78838155493239">
                <text:p>6.78838155493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10.8416494498489">
                <text:p>10.8416494498489</text:p>
              </table:table-cell>
              <table:table-cell office:value-type="float" office:value="8.30827478073629">
                <text:p>8.30827478073629</text:p>
              </table:table-cell>
              <table:table-cell office:value-type="float" office:value="8.40678284842007">
                <text:p>8.40678284842007</text:p>
              </table:table-cell>
              <table:table-cell office:value-type="float" office:value="6.68265284848134">
                <text:p>6.682652848481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10.9725914867505">
                <text:p>10.9725914867505</text:p>
              </table:table-cell>
              <table:table-cell office:value-type="float" office:value="8.06679905109889">
                <text:p>8.06679905109889</text:p>
              </table:table-cell>
              <table:table-cell office:value-type="float" office:value="8.19232147758265">
                <text:p>8.19232147758265</text:p>
              </table:table-cell>
              <table:table-cell office:value-type="float" office:value="6.4407330987222">
                <text:p>6.4407330987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12.1530261048811">
                <text:p>12.1530261048811</text:p>
              </table:table-cell>
              <table:table-cell office:value-type="float" office:value="8.62783988308546">
                <text:p>8.62783988308546</text:p>
              </table:table-cell>
              <table:table-cell office:value-type="float" office:value="9.13800923769049">
                <text:p>9.13800923769049</text:p>
              </table:table-cell>
              <table:table-cell office:value-type="float" office:value="6.81393599164663">
                <text:p>6.813935991646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11.7030303031007">
                <text:p>11.7030303031007</text:p>
              </table:table-cell>
              <table:table-cell office:value-type="float" office:value="8.43546463320724">
                <text:p>8.43546463320724</text:p>
              </table:table-cell>
              <table:table-cell office:value-type="float" office:value="9.18713464206755">
                <text:p>9.18713464206755</text:p>
              </table:table-cell>
              <table:table-cell office:value-type="float" office:value="6.76616509879164">
                <text:p>6.76616509879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11.5768472240517">
                <text:p>11.5768472240517</text:p>
              </table:table-cell>
              <table:table-cell office:value-type="float" office:value="8.42388319901796">
                <text:p>8.42388319901796</text:p>
              </table:table-cell>
              <table:table-cell office:value-type="float" office:value="9.07515165302779">
                <text:p>9.07515165302779</text:p>
              </table:table-cell>
              <table:table-cell office:value-type="float" office:value="6.82808254714884">
                <text:p>6.828082547148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11.5581160426903">
                <text:p>11.5581160426903</text:p>
              </table:table-cell>
              <table:table-cell office:value-type="float" office:value="8.39162021996225">
                <text:p>8.39162021996225</text:p>
              </table:table-cell>
              <table:table-cell office:value-type="float" office:value="9.10174808704578">
                <text:p>9.10174808704578</text:p>
              </table:table-cell>
              <table:table-cell office:value-type="float" office:value="6.84179767276763">
                <text:p>6.841797672767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11.5858720425153">
                <text:p>11.5858720425153</text:p>
              </table:table-cell>
              <table:table-cell office:value-type="float" office:value="8.22297980440745">
                <text:p>8.22297980440745</text:p>
              </table:table-cell>
              <table:table-cell office:value-type="float" office:value="9.0489973178943">
                <text:p>9.0489973178943</text:p>
              </table:table-cell>
              <table:table-cell office:value-type="float" office:value="6.70180287844081">
                <text:p>6.701802878440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12.0719674294337">
                <text:p>12.0719674294337</text:p>
              </table:table-cell>
              <table:table-cell office:value-type="float" office:value="8.83230411077379">
                <text:p>8.83230411077379</text:p>
              </table:table-cell>
              <table:table-cell office:value-type="float" office:value="9.14754697628547">
                <text:p>9.14754697628547</text:p>
              </table:table-cell>
              <table:table-cell office:value-type="float" office:value="6.91283665419581">
                <text:p>6.912836654195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11.1754888955279">
                <text:p>11.1754888955279</text:p>
              </table:table-cell>
              <table:table-cell office:value-type="float" office:value="8.0878636315746">
                <text:p>8.0878636315746</text:p>
              </table:table-cell>
              <table:table-cell office:value-type="float" office:value="9.01762270427001">
                <text:p>9.01762270427001</text:p>
              </table:table-cell>
              <table:table-cell office:value-type="float" office:value="6.63121194515544">
                <text:p>6.631211945155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11.4989673342572">
                <text:p>11.4989673342572</text:p>
              </table:table-cell>
              <table:table-cell office:value-type="float" office:value="8.37205179110968">
                <text:p>8.37205179110968</text:p>
              </table:table-cell>
              <table:table-cell office:value-type="float" office:value="9.13652390930949">
                <text:p>9.13652390930949</text:p>
              </table:table-cell>
              <table:table-cell office:value-type="float" office:value="6.80348648411805">
                <text:p>6.803486484118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11.1807028394493">
                <text:p>11.1807028394493</text:p>
              </table:table-cell>
              <table:table-cell office:value-type="float" office:value="8.34285637842867">
                <text:p>8.34285637842867</text:p>
              </table:table-cell>
              <table:table-cell office:value-type="float" office:value="9.20068485177102">
                <text:p>9.20068485177102</text:p>
              </table:table-cell>
              <table:table-cell office:value-type="float" office:value="6.91460743219608">
                <text:p>6.914607432196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10.1127095144491">
                <text:p>10.1127095144491</text:p>
              </table:table-cell>
              <table:table-cell office:value-type="float" office:value="7.90734548710174">
                <text:p>7.90734548710174</text:p>
              </table:table-cell>
              <table:table-cell office:value-type="float" office:value="8.72495269920315">
                <text:p>8.72495269920315</text:p>
              </table:table-cell>
              <table:table-cell office:value-type="float" office:value="6.67747824025599">
                <text:p>6.677478240255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11.0337363055618">
                <text:p>11.0337363055618</text:p>
              </table:table-cell>
              <table:table-cell office:value-type="float" office:value="7.85451026071929">
                <text:p>7.85451026071929</text:p>
              </table:table-cell>
              <table:table-cell office:value-type="float" office:value="9.8719539564162">
                <text:p>9.8719539564162</text:p>
              </table:table-cell>
              <table:table-cell office:value-type="float" office:value="6.83354151174451">
                <text:p>6.833541511744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10.1442212531886">
                <text:p>10.1442212531886</text:p>
              </table:table-cell>
              <table:table-cell office:value-type="float" office:value="7.26873194723244">
                <text:p>7.26873194723244</text:p>
              </table:table-cell>
              <table:table-cell office:value-type="float" office:value="9.54855010462022">
                <text:p>9.54855010462022</text:p>
              </table:table-cell>
              <table:table-cell office:value-type="float" office:value="6.68485926301147">
                <text:p>6.684859263011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10.5584563014135">
                <text:p>10.5584563014135</text:p>
              </table:table-cell>
              <table:table-cell office:value-type="float" office:value="8.07319469389703">
                <text:p>8.07319469389703</text:p>
              </table:table-cell>
              <table:table-cell office:value-type="float" office:value="10.06451300747">
                <text:p>10.06451300747</text:p>
              </table:table-cell>
              <table:table-cell office:value-type="float" office:value="7.58525946148495">
                <text:p>7.585259461484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9.66375887664675">
                <text:p>9.66375887664675</text:p>
              </table:table-cell>
              <table:table-cell office:value-type="float" office:value="7.42007591544473">
                <text:p>7.42007591544473</text:p>
              </table:table-cell>
              <table:table-cell office:value-type="float" office:value="9.25101893662796">
                <text:p>9.25101893662796</text:p>
              </table:table-cell>
              <table:table-cell office:value-type="float" office:value="7.21680255091795">
                <text:p>7.216802550917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9.0822220846165">
                <text:p>9.0822220846165</text:p>
              </table:table-cell>
              <table:table-cell office:value-type="float" office:value="6.69421938794028">
                <text:p>6.69421938794028</text:p>
              </table:table-cell>
              <table:table-cell office:value-type="float" office:value="8.67738649099024">
                <text:p>8.67738649099024</text:p>
              </table:table-cell>
              <table:table-cell office:value-type="float" office:value="6.37673748807213">
                <text:p>6.376737488072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9.04858089058257">
                <text:p>9.04858089058257</text:p>
              </table:table-cell>
              <table:table-cell office:value-type="float" office:value="6.63315918007729">
                <text:p>6.63315918007729</text:p>
              </table:table-cell>
              <table:table-cell office:value-type="float" office:value="8.9086207617297">
                <text:p>8.9086207617297</text:p>
              </table:table-cell>
              <table:table-cell office:value-type="float" office:value="6.29933906088278">
                <text:p>6.299339060882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8.42241936514892">
                <text:p>8.42241936514892</text:p>
              </table:table-cell>
              <table:table-cell office:value-type="float" office:value="6.64288647536639">
                <text:p>6.64288647536639</text:p>
              </table:table-cell>
              <table:table-cell office:value-type="float" office:value="8.54836500707283">
                <text:p>8.54836500707283</text:p>
              </table:table-cell>
              <table:table-cell office:value-type="float" office:value="6.35938539871303">
                <text:p>6.359385398713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8.76822281101111">
                <text:p>8.76822281101111</text:p>
              </table:table-cell>
              <table:table-cell office:value-type="float" office:value="6.41270564706481">
                <text:p>6.41270564706481</text:p>
              </table:table-cell>
              <table:table-cell office:value-type="float" office:value="8.88504855688459">
                <text:p>8.88504855688459</text:p>
              </table:table-cell>
              <table:table-cell office:value-type="float" office:value="6.28933853201133">
                <text:p>6.289338532011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8.86846651656224">
                <text:p>8.86846651656224</text:p>
              </table:table-cell>
              <table:table-cell office:value-type="float" office:value="6.26522599275573">
                <text:p>6.26522599275573</text:p>
              </table:table-cell>
              <table:table-cell office:value-type="float" office:value="8.9427182892659">
                <text:p>8.9427182892659</text:p>
              </table:table-cell>
              <table:table-cell office:value-type="float" office:value="5.92269934965286">
                <text:p>5.922699349652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8.2746161177283">
                <text:p>8.2746161177283</text:p>
              </table:table-cell>
              <table:table-cell office:value-type="float" office:value="6.20011643303319">
                <text:p>6.20011643303319</text:p>
              </table:table-cell>
              <table:table-cell office:value-type="float" office:value="8.38956445241306">
                <text:p>8.38956445241306</text:p>
              </table:table-cell>
              <table:table-cell office:value-type="float" office:value="5.88705405641602">
                <text:p>5.887054056416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8.30042672219346">
                <text:p>8.30042672219346</text:p>
              </table:table-cell>
              <table:table-cell office:value-type="float" office:value="6.22321406177022">
                <text:p>6.22321406177022</text:p>
              </table:table-cell>
              <table:table-cell office:value-type="float" office:value="8.34699874631922">
                <text:p>8.34699874631922</text:p>
              </table:table-cell>
              <table:table-cell office:value-type="float" office:value="5.93726789705332">
                <text:p>5.9372678970533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0">
      <style:chart-properties chart:display-label="true" chart:logarithmic="false" chart:minimum="0.17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828cm" svg:height="15.201cm" xlink:href=".." xlink:type="simple" chart:class="chart:scatter" chart:style-name="ch1">
        <chart:subtitle svg:x="9.676cm" svg:y="0.305cm" chart:style-name="ch2">
          <text:p>sub-title</text:p>
        </chart:subtitle>
        <chart:legend chart:legend-position="bottom" svg:x="1.887cm" svg:y="13.649cm" style:legend-expansion="wide" chart:style-name="ch3"/>
        <chart:plot-area chart:style-name="ch4" table:cell-range-address="'Top 10% share yearly'.F4:'Top 10% share yearly'.J30 'Top 10% share yearly'.G3:'Top 10% share yearly'.J3" chart:data-source-has-labels="row" svg:x="0.419cm" svg:y="0.228cm" svg:width="20.203cm" svg:height="12.426cm">
          <chartooo:coordinate-region svg:x="1.517cm" svg:y="0.473cm" svg:width="18.86cm" svg:height="10.92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op 10% share yearly'.G4:'Top 10% share yearly'.G30" chart:label-cell-address="'Top 10% share yearly'.G3:'Top 10% share yearly'.G3" chart:class="chart:scatter">
            <chart:domain table:cell-range-address="'Top 10% share yearly'.F4:'Top 10% share yearly'.F30"/>
            <chart:data-point chart:repeated="27"/>
          </chart:series>
          <chart:series chart:style-name="ch9" chart:values-cell-range-address="'Top 10% share yearly'.H4:'Top 10% share yearly'.H30" chart:label-cell-address="'Top 10% share yearly'.H3:'Top 10% share yearly'.H3" chart:class="chart:scatter">
            <chart:data-point chart:repeated="27"/>
          </chart:series>
          <chart:series chart:style-name="ch10" chart:values-cell-range-address="'Top 10% share yearly'.I4:'Top 10% share yearly'.I30" chart:label-cell-address="'Top 10% share yearly'.I3:'Top 10% share yearly'.I3" chart:class="chart:scatter">
            <chart:data-point chart:repeated="27"/>
          </chart:series>
          <chart:series chart:style-name="ch11" chart:values-cell-range-address="'Top 10% share yearly'.J4:'Top 10% share yearly'.J30" chart:label-cell-address="'Top 10% share yearly'.J3:'Top 10% share yearly'.J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Top 10% share yearly'.G3:'Top 10% share yearly'.G3</svg:desc>
                </draw:g>
              </table:table-cell>
              <table:table-cell office:value-type="string">
                <text:p>Labour and pension income</text:p>
                <draw:g>
                  <svg:desc>'Top 10% share yearly'.H3:'Top 10% share yearly'.H3</svg:desc>
                </draw:g>
              </table:table-cell>
              <table:table-cell office:value-type="string">
                <text:p>Labour income and familly benefits</text:p>
                <draw:g>
                  <svg:desc>'Top 10% share yearly'.I3:'Top 10% share yearly'.I3</svg:desc>
                </draw:g>
              </table:table-cell>
              <table:table-cell office:value-type="string">
                <text:p>All income</text:p>
                <draw:g>
                  <svg:desc>'Top 10% share yearly'.J3:'Top 10% share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Top 10% share yearly'.F4:'Top 10% share yearly'.F30</svg:desc>
                </draw:g>
              </table:table-cell>
              <table:table-cell office:value-type="float" office:value="0.2215850999">
                <text:p>0.2215850999</text:p>
                <draw:g>
                  <svg:desc>'Top 10% share yearly'.G4:'Top 10% share yearly'.G30</svg:desc>
                </draw:g>
              </table:table-cell>
              <table:table-cell office:value-type="float" office:value="0.2176198781">
                <text:p>0.2176198781</text:p>
                <draw:g>
                  <svg:desc>'Top 10% share yearly'.H4:'Top 10% share yearly'.H30</svg:desc>
                </draw:g>
              </table:table-cell>
              <table:table-cell office:value-type="float" office:value="0.2197396576">
                <text:p>0.2197396576</text:p>
                <draw:g>
                  <svg:desc>'Top 10% share yearly'.I4:'Top 10% share yearly'.I30</svg:desc>
                </draw:g>
              </table:table-cell>
              <table:table-cell office:value-type="float" office:value="0.2113770582">
                <text:p>0.2113770582</text:p>
                <draw:g>
                  <svg:desc>'Top 10% share yearly'.J4:'Top 10% share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247625439206508">
                <text:p>0.247625439206508</text:p>
              </table:table-cell>
              <table:table-cell office:value-type="float" office:value="0.232882724904575">
                <text:p>0.232882724904575</text:p>
              </table:table-cell>
              <table:table-cell office:value-type="float" office:value="0.238700462702808">
                <text:p>0.238700462702808</text:p>
              </table:table-cell>
              <table:table-cell office:value-type="float" office:value="0.225059699133927">
                <text:p>0.225059699133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254246533179496">
                <text:p>0.254246533179496</text:p>
              </table:table-cell>
              <table:table-cell office:value-type="float" office:value="0.237256123906435">
                <text:p>0.237256123906435</text:p>
              </table:table-cell>
              <table:table-cell office:value-type="float" office:value="0.243438637818645">
                <text:p>0.243438637818645</text:p>
              </table:table-cell>
              <table:table-cell office:value-type="float" office:value="0.229622781021921">
                <text:p>0.229622781021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246783853800144">
                <text:p>0.246783853800144</text:p>
              </table:table-cell>
              <table:table-cell office:value-type="float" office:value="0.230832861055626">
                <text:p>0.230832861055626</text:p>
              </table:table-cell>
              <table:table-cell office:value-type="float" office:value="0.231515282875009">
                <text:p>0.231515282875009</text:p>
              </table:table-cell>
              <table:table-cell office:value-type="float" office:value="0.220125180938829">
                <text:p>0.22012518093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243749549727887">
                <text:p>0.243749549727887</text:p>
              </table:table-cell>
              <table:table-cell office:value-type="float" office:value="0.227673879765844">
                <text:p>0.227673879765844</text:p>
              </table:table-cell>
              <table:table-cell office:value-type="float" office:value="0.22881060172262">
                <text:p>0.22881060172262</text:p>
              </table:table-cell>
              <table:table-cell office:value-type="float" office:value="0.217185399095358">
                <text:p>0.217185399095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253517620500258">
                <text:p>0.253517620500258</text:p>
              </table:table-cell>
              <table:table-cell office:value-type="float" office:value="0.231826922996074">
                <text:p>0.231826922996074</text:p>
              </table:table-cell>
              <table:table-cell office:value-type="float" office:value="0.237852623260914">
                <text:p>0.237852623260914</text:p>
              </table:table-cell>
              <table:table-cell office:value-type="float" office:value="0.220991046970193">
                <text:p>0.2209910469701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251801525602966">
                <text:p>0.251801525602966</text:p>
              </table:table-cell>
              <table:table-cell office:value-type="float" office:value="0.227806186379582">
                <text:p>0.227806186379582</text:p>
              </table:table-cell>
              <table:table-cell office:value-type="float" office:value="0.23462606651804">
                <text:p>0.23462606651804</text:p>
              </table:table-cell>
              <table:table-cell office:value-type="float" office:value="0.216587509287009">
                <text:p>0.216587509287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261407342124967">
                <text:p>0.261407342124967</text:p>
              </table:table-cell>
              <table:table-cell office:value-type="float" office:value="0.233417686474291">
                <text:p>0.233417686474291</text:p>
              </table:table-cell>
              <table:table-cell office:value-type="float" office:value="0.244563130401253">
                <text:p>0.244563130401253</text:p>
              </table:table-cell>
              <table:table-cell office:value-type="float" office:value="0.222620242856664">
                <text:p>0.2226202428566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261356868811158">
                <text:p>0.261356868811158</text:p>
              </table:table-cell>
              <table:table-cell office:value-type="float" office:value="0.234985553452844">
                <text:p>0.234985553452844</text:p>
              </table:table-cell>
              <table:table-cell office:value-type="float" office:value="0.243643996453054">
                <text:p>0.243643996453054</text:p>
              </table:table-cell>
              <table:table-cell office:value-type="float" office:value="0.22366982694089">
                <text:p>0.223669826940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253686935650707">
                <text:p>0.253686935650707</text:p>
              </table:table-cell>
              <table:table-cell office:value-type="float" office:value="0.23250532557606">
                <text:p>0.23250532557606</text:p>
              </table:table-cell>
              <table:table-cell office:value-type="float" office:value="0.237082629563482">
                <text:p>0.237082629563482</text:p>
              </table:table-cell>
              <table:table-cell office:value-type="float" office:value="0.221818965700524">
                <text:p>0.2218189657005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243692383467204">
                <text:p>0.243692383467204</text:p>
              </table:table-cell>
              <table:table-cell office:value-type="float" office:value="0.228292417185666">
                <text:p>0.228292417185666</text:p>
              </table:table-cell>
              <table:table-cell office:value-type="float" office:value="0.22745818357524">
                <text:p>0.22745818357524</text:p>
              </table:table-cell>
              <table:table-cell office:value-type="float" office:value="0.217878193039505">
                <text:p>0.2178781930395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238995511398998">
                <text:p>0.238995511398998</text:p>
              </table:table-cell>
              <table:table-cell office:value-type="float" office:value="0.22471436493099">
                <text:p>0.22471436493099</text:p>
              </table:table-cell>
              <table:table-cell office:value-type="float" office:value="0.222211077262168">
                <text:p>0.222211077262168</text:p>
              </table:table-cell>
              <table:table-cell office:value-type="float" office:value="0.214075122708506">
                <text:p>0.2140751227085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231390210533053">
                <text:p>0.231390210533053</text:p>
              </table:table-cell>
              <table:table-cell office:value-type="float" office:value="0.225319332959404">
                <text:p>0.225319332959404</text:p>
              </table:table-cell>
              <table:table-cell office:value-type="float" office:value="0.215017187958909">
                <text:p>0.215017187958909</text:p>
              </table:table-cell>
              <table:table-cell office:value-type="float" office:value="0.214713960630833">
                <text:p>0.2147139606308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24219343433554">
                <text:p>0.24219343433554</text:p>
              </table:table-cell>
              <table:table-cell office:value-type="float" office:value="0.225961415445888">
                <text:p>0.225961415445888</text:p>
              </table:table-cell>
              <table:table-cell office:value-type="float" office:value="0.225578296825904">
                <text:p>0.225578296825904</text:p>
              </table:table-cell>
              <table:table-cell office:value-type="float" office:value="0.215888565595688">
                <text:p>0.2158885655956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251466598955441">
                <text:p>0.251466598955441</text:p>
              </table:table-cell>
              <table:table-cell office:value-type="float" office:value="0.232974745254974">
                <text:p>0.232974745254974</text:p>
              </table:table-cell>
              <table:table-cell office:value-type="float" office:value="0.234934160574943">
                <text:p>0.234934160574943</text:p>
              </table:table-cell>
              <table:table-cell office:value-type="float" office:value="0.223177493642394">
                <text:p>0.2231774936423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231879164408264">
                <text:p>0.231879164408264</text:p>
              </table:table-cell>
              <table:table-cell office:value-type="float" office:value="0.223504243971217">
                <text:p>0.223504243971217</text:p>
              </table:table-cell>
              <table:table-cell office:value-type="float" office:value="0.218208387248951">
                <text:p>0.218208387248951</text:p>
              </table:table-cell>
              <table:table-cell office:value-type="float" office:value="0.215103657781574">
                <text:p>0.2151036577815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254038957250545">
                <text:p>0.254038957250545</text:p>
              </table:table-cell>
              <table:table-cell office:value-type="float" office:value="0.240210380056013">
                <text:p>0.240210380056013</text:p>
              </table:table-cell>
              <table:table-cell office:value-type="float" office:value="0.240213393501045">
                <text:p>0.240213393501045</text:p>
              </table:table-cell>
              <table:table-cell office:value-type="float" office:value="0.231985221068282">
                <text:p>0.2319852210682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254934503271005">
                <text:p>0.254934503271005</text:p>
              </table:table-cell>
              <table:table-cell office:value-type="float" office:value="0.241338796847808">
                <text:p>0.241338796847808</text:p>
              </table:table-cell>
              <table:table-cell office:value-type="float" office:value="0.24281141340156">
                <text:p>0.24281141340156</text:p>
              </table:table-cell>
              <table:table-cell office:value-type="float" office:value="0.234115402817877">
                <text:p>0.2341154028178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252777433660451">
                <text:p>0.252777433660451</text:p>
              </table:table-cell>
              <table:table-cell office:value-type="float" office:value="0.240035891506947">
                <text:p>0.240035891506947</text:p>
              </table:table-cell>
              <table:table-cell office:value-type="float" office:value="0.242558330564243">
                <text:p>0.242558330564243</text:p>
              </table:table-cell>
              <table:table-cell office:value-type="float" office:value="0.233941644704642">
                <text:p>0.2339416447046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263530373070879">
                <text:p>0.263530373070879</text:p>
              </table:table-cell>
              <table:table-cell office:value-type="float" office:value="0.243546497302578">
                <text:p>0.243546497302578</text:p>
              </table:table-cell>
              <table:table-cell office:value-type="float" office:value="0.255798721630518">
                <text:p>0.255798721630518</text:p>
              </table:table-cell>
              <table:table-cell office:value-type="float" office:value="0.238982232007379">
                <text:p>0.2389822320073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25210048001011">
                <text:p>0.25210048001011</text:p>
              </table:table-cell>
              <table:table-cell office:value-type="float" office:value="0.236638537846703">
                <text:p>0.236638537846703</text:p>
              </table:table-cell>
              <table:table-cell office:value-type="float" office:value="0.246545004836605">
                <text:p>0.246545004836605</text:p>
              </table:table-cell>
              <table:table-cell office:value-type="float" office:value="0.233280864995708">
                <text:p>0.2332808649957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266272194858873">
                <text:p>0.266272194858873</text:p>
              </table:table-cell>
              <table:table-cell office:value-type="float" office:value="0.245502428838361">
                <text:p>0.245502428838361</text:p>
              </table:table-cell>
              <table:table-cell office:value-type="float" office:value="0.261018317271043">
                <text:p>0.261018317271043</text:p>
              </table:table-cell>
              <table:table-cell office:value-type="float" office:value="0.242384900388928">
                <text:p>0.2423849003889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270256926297292">
                <text:p>0.270256926297292</text:p>
              </table:table-cell>
              <table:table-cell office:value-type="float" office:value="0.245603846934332">
                <text:p>0.245603846934332</text:p>
              </table:table-cell>
              <table:table-cell office:value-type="float" office:value="0.264754415448855">
                <text:p>0.264754415448855</text:p>
              </table:table-cell>
              <table:table-cell office:value-type="float" office:value="0.24236500553705">
                <text:p>0.242365005537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282481231740598">
                <text:p>0.282481231740598</text:p>
              </table:table-cell>
              <table:table-cell office:value-type="float" office:value="0.248938685164941">
                <text:p>0.248938685164941</text:p>
              </table:table-cell>
              <table:table-cell office:value-type="float" office:value="0.277429962888318">
                <text:p>0.277429962888318</text:p>
              </table:table-cell>
              <table:table-cell office:value-type="float" office:value="0.246046670716331">
                <text:p>0.2460466707163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276067973813117">
                <text:p>0.276067973813117</text:p>
              </table:table-cell>
              <table:table-cell office:value-type="float" office:value="0.236213452122491">
                <text:p>0.236213452122491</text:p>
              </table:table-cell>
              <table:table-cell office:value-type="float" office:value="0.272611026912226">
                <text:p>0.272611026912226</text:p>
              </table:table-cell>
              <table:table-cell office:value-type="float" office:value="0.234311957381483">
                <text:p>0.2343119573814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275607034705645">
                <text:p>0.275607034705645</text:p>
              </table:table-cell>
              <table:table-cell office:value-type="float" office:value="0.23892687887732">
                <text:p>0.23892687887732</text:p>
              </table:table-cell>
              <table:table-cell office:value-type="float" office:value="0.273045409131509">
                <text:p>0.273045409131509</text:p>
              </table:table-cell>
              <table:table-cell office:value-type="float" office:value="0.237542541312085">
                <text:p>0.2375425413120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296441855217012">
                <text:p>0.296441855217012</text:p>
              </table:table-cell>
              <table:table-cell office:value-type="float" office:value="0.244829495662923">
                <text:p>0.244829495662923</text:p>
              </table:table-cell>
              <table:table-cell office:value-type="float" office:value="0.294185435108667">
                <text:p>0.294185435108667</text:p>
              </table:table-cell>
              <table:table-cell office:value-type="float" office:value="0.243696779964047">
                <text:p>0.24369677996404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0">
      <style:chart-properties chart:display-label="true" chart:logarithmic="false" chart:minimum="0.17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1.497cm" svg:height="15.2cm" xlink:href=".." xlink:type="simple" chart:class="chart:scatter" chart:style-name="ch1">
        <chart:subtitle svg:x="10.01cm" svg:y="0.305cm" chart:style-name="ch2">
          <text:p>sub-title</text:p>
        </chart:subtitle>
        <chart:legend chart:legend-position="bottom" svg:x="2.221cm" svg:y="13.648cm" style:legend-expansion="wide" chart:style-name="ch3"/>
        <chart:plot-area chart:style-name="ch4" table:cell-range-address="'Top 10% share yearly'.A4:'Top 10% share yearly'.E30 'Top 10% share yearly'.B3:'Top 10% share yearly'.E3" chart:data-source-has-labels="row" svg:x="0.467cm" svg:y="0.228cm" svg:width="20.808cm" svg:height="12.425cm">
          <chartooo:coordinate-region svg:x="1.565cm" svg:y="0.473cm" svg:width="19.465cm" svg:height="10.9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op 10% share yearly'.B4:'Top 10% share yearly'.B30" chart:label-cell-address="'Top 10% share yearly'.B3:'Top 10% share yearly'.B3" chart:class="chart:scatter">
            <chart:domain table:cell-range-address="'Top 10% share yearly'.A4:'Top 10% share yearly'.A30"/>
            <chart:data-point chart:repeated="27"/>
          </chart:series>
          <chart:series chart:style-name="ch9" chart:values-cell-range-address="'Top 10% share yearly'.C4:'Top 10% share yearly'.C30" chart:label-cell-address="'Top 10% share yearly'.C3:'Top 10% share yearly'.C3" chart:class="chart:scatter">
            <chart:data-point chart:repeated="27"/>
          </chart:series>
          <chart:series chart:style-name="ch10" chart:values-cell-range-address="'Top 10% share yearly'.D4:'Top 10% share yearly'.D30" chart:label-cell-address="'Top 10% share yearly'.D3:'Top 10% share yearly'.D3" chart:class="chart:scatter">
            <chart:data-point chart:repeated="27"/>
          </chart:series>
          <chart:series chart:style-name="ch11" chart:values-cell-range-address="'Top 10% share yearly'.E4:'Top 10% share yearly'.E30" chart:label-cell-address="'Top 10% share yearly'.E3:'Top 10% share yearly'.E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Top 10% share yearly'.B3:'Top 10% share yearly'.B3</svg:desc>
                </draw:g>
              </table:table-cell>
              <table:table-cell office:value-type="string">
                <text:p>Labour and pension income</text:p>
                <draw:g>
                  <svg:desc>'Top 10% share yearly'.C3:'Top 10% share yearly'.C3</svg:desc>
                </draw:g>
              </table:table-cell>
              <table:table-cell office:value-type="string">
                <text:p>Labour income and familly benefits</text:p>
                <draw:g>
                  <svg:desc>'Top 10% share yearly'.D3:'Top 10% share yearly'.D3</svg:desc>
                </draw:g>
              </table:table-cell>
              <table:table-cell office:value-type="string">
                <text:p>All income</text:p>
                <draw:g>
                  <svg:desc>'Top 10% share yearly'.E3:'Top 10% share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Top 10% share yearly'.A4:'Top 10% share yearly'.A30</svg:desc>
                </draw:g>
              </table:table-cell>
              <table:table-cell office:value-type="float" office:value="0.2215850999">
                <text:p>0.2215850999</text:p>
                <draw:g>
                  <svg:desc>'Top 10% share yearly'.B4:'Top 10% share yearly'.B30</svg:desc>
                </draw:g>
              </table:table-cell>
              <table:table-cell office:value-type="float" office:value="0.2176198781">
                <text:p>0.2176198781</text:p>
                <draw:g>
                  <svg:desc>'Top 10% share yearly'.C4:'Top 10% share yearly'.C30</svg:desc>
                </draw:g>
              </table:table-cell>
              <table:table-cell office:value-type="float" office:value="0.2197396576">
                <text:p>0.2197396576</text:p>
                <draw:g>
                  <svg:desc>'Top 10% share yearly'.D4:'Top 10% share yearly'.D30</svg:desc>
                </draw:g>
              </table:table-cell>
              <table:table-cell office:value-type="float" office:value="0.2113770582">
                <text:p>0.2113770582</text:p>
                <draw:g>
                  <svg:desc>'Top 10% share yearly'.E4:'Top 10% share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255531059337134">
                <text:p>0.255531059337134</text:p>
              </table:table-cell>
              <table:table-cell office:value-type="float" office:value="0.232882724904575">
                <text:p>0.232882724904575</text:p>
              </table:table-cell>
              <table:table-cell office:value-type="float" office:value="0.238700462702808">
                <text:p>0.238700462702808</text:p>
              </table:table-cell>
              <table:table-cell office:value-type="float" office:value="0.225059699133927">
                <text:p>0.225059699133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254246533179496">
                <text:p>0.254246533179496</text:p>
              </table:table-cell>
              <table:table-cell office:value-type="float" office:value="0.237256123906435">
                <text:p>0.237256123906435</text:p>
              </table:table-cell>
              <table:table-cell office:value-type="float" office:value="0.243438637818645">
                <text:p>0.243438637818645</text:p>
              </table:table-cell>
              <table:table-cell office:value-type="float" office:value="0.229622781021921">
                <text:p>0.229622781021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246783853800144">
                <text:p>0.246783853800144</text:p>
              </table:table-cell>
              <table:table-cell office:value-type="float" office:value="0.230832861055626">
                <text:p>0.230832861055626</text:p>
              </table:table-cell>
              <table:table-cell office:value-type="float" office:value="0.231515282875009">
                <text:p>0.231515282875009</text:p>
              </table:table-cell>
              <table:table-cell office:value-type="float" office:value="0.220125180938829">
                <text:p>0.22012518093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243749549727887">
                <text:p>0.243749549727887</text:p>
              </table:table-cell>
              <table:table-cell office:value-type="float" office:value="0.227673879765844">
                <text:p>0.227673879765844</text:p>
              </table:table-cell>
              <table:table-cell office:value-type="float" office:value="0.22881060172262">
                <text:p>0.22881060172262</text:p>
              </table:table-cell>
              <table:table-cell office:value-type="float" office:value="0.217185399095358">
                <text:p>0.217185399095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253506240637629">
                <text:p>0.253506240637629</text:p>
              </table:table-cell>
              <table:table-cell office:value-type="float" office:value="0.231813264584711">
                <text:p>0.231813264584711</text:p>
              </table:table-cell>
              <table:table-cell office:value-type="float" office:value="0.23784194831346">
                <text:p>0.23784194831346</text:p>
              </table:table-cell>
              <table:table-cell office:value-type="float" office:value="0.220977760291597">
                <text:p>0.220977760291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251816067993822">
                <text:p>0.251816067993822</text:p>
              </table:table-cell>
              <table:table-cell office:value-type="float" office:value="0.228319029445089">
                <text:p>0.228319029445089</text:p>
              </table:table-cell>
              <table:table-cell office:value-type="float" office:value="0.234619353774719">
                <text:p>0.234619353774719</text:p>
              </table:table-cell>
              <table:table-cell office:value-type="float" office:value="0.217066120888745">
                <text:p>0.2170661208887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260095925647101">
                <text:p>0.260095925647101</text:p>
              </table:table-cell>
              <table:table-cell office:value-type="float" office:value="0.232857509483308">
                <text:p>0.232857509483308</text:p>
              </table:table-cell>
              <table:table-cell office:value-type="float" office:value="0.243174535427495">
                <text:p>0.243174535427495</text:p>
              </table:table-cell>
              <table:table-cell office:value-type="float" office:value="0.221999148935046">
                <text:p>0.2219991489350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262095360192941">
                <text:p>0.262095360192941</text:p>
              </table:table-cell>
              <table:table-cell office:value-type="float" office:value="0.23630074122802">
                <text:p>0.23630074122802</text:p>
              </table:table-cell>
              <table:table-cell office:value-type="float" office:value="0.244375937802027">
                <text:p>0.244375937802027</text:p>
              </table:table-cell>
              <table:table-cell office:value-type="float" office:value="0.224949947779337">
                <text:p>0.2249499477793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25263889100893">
                <text:p>0.25263889100893</text:p>
              </table:table-cell>
              <table:table-cell office:value-type="float" office:value="0.232207824607949">
                <text:p>0.232207824607949</text:p>
              </table:table-cell>
              <table:table-cell office:value-type="float" office:value="0.235607253977015">
                <text:p>0.235607253977015</text:p>
              </table:table-cell>
              <table:table-cell office:value-type="float" office:value="0.221204470615171">
                <text:p>0.221204470615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256418594937602">
                <text:p>0.256418594937602</text:p>
              </table:table-cell>
              <table:table-cell office:value-type="float" office:value="0.231089667537124">
                <text:p>0.231089667537124</text:p>
              </table:table-cell>
              <table:table-cell office:value-type="float" office:value="0.238903532185837">
                <text:p>0.238903532185837</text:p>
              </table:table-cell>
              <table:table-cell office:value-type="float" office:value="0.220200726276514">
                <text:p>0.2202007262765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242540178651426">
                <text:p>0.242540178651426</text:p>
              </table:table-cell>
              <table:table-cell office:value-type="float" office:value="0.226176901189192">
                <text:p>0.226176901189192</text:p>
              </table:table-cell>
              <table:table-cell office:value-type="float" office:value="0.226666743808058">
                <text:p>0.226666743808058</text:p>
              </table:table-cell>
              <table:table-cell office:value-type="float" office:value="0.216046164633042">
                <text:p>0.2160461646330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248690459169331">
                <text:p>0.248690459169331</text:p>
              </table:table-cell>
              <table:table-cell office:value-type="float" office:value="0.23123223461281">
                <text:p>0.23123223461281</text:p>
              </table:table-cell>
              <table:table-cell office:value-type="float" office:value="0.231846159789996">
                <text:p>0.231846159789996</text:p>
              </table:table-cell>
              <table:table-cell office:value-type="float" office:value="0.220709897927578">
                <text:p>0.2207098979275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235922867134617">
                <text:p>0.235922867134617</text:p>
              </table:table-cell>
              <table:table-cell office:value-type="float" office:value="0.228709763701322">
                <text:p>0.228709763701322</text:p>
              </table:table-cell>
              <table:table-cell office:value-type="float" office:value="0.220507787556775">
                <text:p>0.220507787556775</text:p>
              </table:table-cell>
              <table:table-cell office:value-type="float" office:value="0.218803198842137">
                <text:p>0.2188031988421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228613956513421">
                <text:p>0.228613956513421</text:p>
              </table:table-cell>
              <table:table-cell office:value-type="float" office:value="0.224046100858307">
                <text:p>0.224046100858307</text:p>
              </table:table-cell>
              <table:table-cell office:value-type="float" office:value="0.21498601060627">
                <text:p>0.21498601060627</text:p>
              </table:table-cell>
              <table:table-cell office:value-type="float" office:value="0.21517173131513">
                <text:p>0.215171731315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22472670958999">
                <text:p>0.22472670958999</text:p>
              </table:table-cell>
              <table:table-cell office:value-type="float" office:value="0.225805023822991">
                <text:p>0.225805023822991</text:p>
              </table:table-cell>
              <table:table-cell office:value-type="float" office:value="0.212153394187804">
                <text:p>0.212153394187804</text:p>
              </table:table-cell>
              <table:table-cell office:value-type="float" office:value="0.217511632556833">
                <text:p>0.2175116325568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233439968996015">
                <text:p>0.233439968996015</text:p>
              </table:table-cell>
              <table:table-cell office:value-type="float" office:value="0.224342776359437">
                <text:p>0.224342776359437</text:p>
              </table:table-cell>
              <table:table-cell office:value-type="float" office:value="0.2216420198518">
                <text:p>0.2216420198518</text:p>
              </table:table-cell>
              <table:table-cell office:value-type="float" office:value="0.216865018741494">
                <text:p>0.2168650187414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24182953386901">
                <text:p>0.24182953386901</text:p>
              </table:table-cell>
              <table:table-cell office:value-type="float" office:value="0.22599925106759">
                <text:p>0.22599925106759</text:p>
              </table:table-cell>
              <table:table-cell office:value-type="float" office:value="0.23176653784963">
                <text:p>0.23176653784963</text:p>
              </table:table-cell>
              <table:table-cell office:value-type="float" office:value="0.219773787570303">
                <text:p>0.2197737875703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263640730470164">
                <text:p>0.263640730470164</text:p>
              </table:table-cell>
              <table:table-cell office:value-type="float" office:value="0.234980370137236">
                <text:p>0.234980370137236</text:p>
              </table:table-cell>
              <table:table-cell office:value-type="float" office:value="0.256202995844769">
                <text:p>0.256202995844769</text:p>
              </table:table-cell>
              <table:table-cell office:value-type="float" office:value="0.230568778832453">
                <text:p>0.2305687788324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255088193844078">
                <text:p>0.255088193844078</text:p>
              </table:table-cell>
              <table:table-cell office:value-type="float" office:value="0.234741901234034">
                <text:p>0.234741901234034</text:p>
              </table:table-cell>
              <table:table-cell office:value-type="float" office:value="0.248747777440974">
                <text:p>0.248747777440974</text:p>
              </table:table-cell>
              <table:table-cell office:value-type="float" office:value="0.230919427944011">
                <text:p>0.2309194279440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252156113780326">
                <text:p>0.252156113780326</text:p>
              </table:table-cell>
              <table:table-cell office:value-type="float" office:value="0.232011454481154">
                <text:p>0.232011454481154</text:p>
              </table:table-cell>
              <table:table-cell office:value-type="float" office:value="0.246423013382727">
                <text:p>0.246423013382727</text:p>
              </table:table-cell>
              <table:table-cell office:value-type="float" office:value="0.228546735574608">
                <text:p>0.2285467355746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255681411019676">
                <text:p>0.255681411019676</text:p>
              </table:table-cell>
              <table:table-cell office:value-type="float" office:value="0.229576560359681">
                <text:p>0.229576560359681</text:p>
              </table:table-cell>
              <table:table-cell office:value-type="float" office:value="0.250561522736067">
                <text:p>0.250561522736067</text:p>
              </table:table-cell>
              <table:table-cell office:value-type="float" office:value="0.226565634732206">
                <text:p>0.2265656347322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26561088097097">
                <text:p>0.26561088097097</text:p>
              </table:table-cell>
              <table:table-cell office:value-type="float" office:value="0.236102122875298">
                <text:p>0.236102122875298</text:p>
              </table:table-cell>
              <table:table-cell office:value-type="float" office:value="0.259701098842206">
                <text:p>0.259701098842206</text:p>
              </table:table-cell>
              <table:table-cell office:value-type="float" office:value="0.232677843146287">
                <text:p>0.2326778431462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269942402581343">
                <text:p>0.269942402581343</text:p>
              </table:table-cell>
              <table:table-cell office:value-type="float" office:value="0.236501303678419">
                <text:p>0.236501303678419</text:p>
              </table:table-cell>
              <table:table-cell office:value-type="float" office:value="0.264350273692099">
                <text:p>0.264350273692099</text:p>
              </table:table-cell>
              <table:table-cell office:value-type="float" office:value="0.233329431926543">
                <text:p>0.2333294319265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2580635693024">
                <text:p>0.2580635693024</text:p>
              </table:table-cell>
              <table:table-cell office:value-type="float" office:value="0.226282055343989">
                <text:p>0.226282055343989</text:p>
              </table:table-cell>
              <table:table-cell office:value-type="float" office:value="0.254105091163345">
                <text:p>0.254105091163345</text:p>
              </table:table-cell>
              <table:table-cell office:value-type="float" office:value="0.224081403990459">
                <text:p>0.2240814039904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276640713825848">
                <text:p>0.276640713825848</text:p>
              </table:table-cell>
              <table:table-cell office:value-type="float" office:value="0.227956766793851">
                <text:p>0.227956766793851</text:p>
              </table:table-cell>
              <table:table-cell office:value-type="float" office:value="0.272867558405459">
                <text:p>0.272867558405459</text:p>
              </table:table-cell>
              <table:table-cell office:value-type="float" office:value="0.225992511723237">
                <text:p>0.225992511723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28658027089704">
                <text:p>0.28658027089704</text:p>
              </table:table-cell>
              <table:table-cell office:value-type="float" office:value="0.234184932197149">
                <text:p>0.234184932197149</text:p>
              </table:table-cell>
              <table:table-cell office:value-type="float" office:value="0.283361927529356">
                <text:p>0.283361927529356</text:p>
              </table:table-cell>
              <table:table-cell office:value-type="float" office:value="0.232530028447522">
                <text:p>0.23253002844752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0">
      <style:chart-properties chart:display-label="true" chart:logarithmic="false" chart:minimum="2014" chart:maximum="2040" chart:interval-major="2" chart:reverse-direction="false" text:line-break="false" loext:try-staggering-first="tru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 style:data-style-name="N10">
      <style:chart-properties chart:display-label="true" chart:logarithmic="false" chart:minimum="0.17" chart:reverse-direction="false" text:line-break="false" loext:try-staggering-first="tru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7" style:family="chart">
      <style:graphic-properties svg:stroke-width="0.026cm" svg:stroke-color="#878787"/>
    </style:style>
    <style:style style:name="ch8" style:family="chart" style:data-style-name="N1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 style:data-style-name="N1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0.439cm" svg:height="15.201cm" xlink:href=".." xlink:type="simple" chart:class="chart:scatter" chart:style-name="ch1">
        <chart:subtitle svg:x="9.481cm" svg:y="0.305cm" chart:style-name="ch2">
          <text:p>sub-title</text:p>
        </chart:subtitle>
        <chart:legend chart:legend-position="bottom" svg:x="1.692cm" svg:y="13.649cm" style:legend-expansion="wide" chart:style-name="ch3"/>
        <chart:plot-area chart:style-name="ch4" table:cell-range-address="'Top 10% share yearly'.K4:'Top 10% share yearly'.O30 'Top 10% share yearly'.L3:'Top 10% share yearly'.O3" chart:data-source-has-labels="row" svg:x="0.391cm" svg:y="0.228cm" svg:width="19.852cm" svg:height="12.426cm">
          <chartooo:coordinate-region svg:x="1.489cm" svg:y="0.473cm" svg:width="18.509cm" svg:height="10.92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Top 10% share yearly'.L4:'Top 10% share yearly'.L30" chart:label-cell-address="'Top 10% share yearly'.L3:'Top 10% share yearly'.L3" chart:class="chart:scatter">
            <chart:domain table:cell-range-address="'Top 10% share yearly'.K4:'Top 10% share yearly'.K30"/>
            <chart:data-point chart:repeated="27"/>
          </chart:series>
          <chart:series chart:style-name="ch9" chart:values-cell-range-address="'Top 10% share yearly'.M4:'Top 10% share yearly'.M30" chart:label-cell-address="'Top 10% share yearly'.M3:'Top 10% share yearly'.M3" chart:class="chart:scatter">
            <chart:data-point chart:repeated="27"/>
          </chart:series>
          <chart:series chart:style-name="ch10" chart:values-cell-range-address="'Top 10% share yearly'.N4:'Top 10% share yearly'.N30" chart:label-cell-address="'Top 10% share yearly'.N3:'Top 10% share yearly'.N3" chart:class="chart:scatter">
            <chart:data-point chart:repeated="27"/>
          </chart:series>
          <chart:series chart:style-name="ch11" chart:values-cell-range-address="'Top 10% share yearly'.O4:'Top 10% share yearly'.O30" chart:label-cell-address="'Top 10% share yearly'.O3:'Top 10% share yearly'.O3" chart:class="chart:scatte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Top 10% share yearly'.L3:'Top 10% share yearly'.L3</svg:desc>
                </draw:g>
              </table:table-cell>
              <table:table-cell office:value-type="string">
                <text:p>Labour and pension income</text:p>
                <draw:g>
                  <svg:desc>'Top 10% share yearly'.M3:'Top 10% share yearly'.M3</svg:desc>
                </draw:g>
              </table:table-cell>
              <table:table-cell office:value-type="string">
                <text:p>Labour income and familly benefits</text:p>
                <draw:g>
                  <svg:desc>'Top 10% share yearly'.N3:'Top 10% share yearly'.N3</svg:desc>
                </draw:g>
              </table:table-cell>
              <table:table-cell office:value-type="string">
                <text:p>All income</text:p>
                <draw:g>
                  <svg:desc>'Top 10% share yearly'.O3:'Top 10% share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Top 10% share yearly'.K4:'Top 10% share yearly'.K30</svg:desc>
                </draw:g>
              </table:table-cell>
              <table:table-cell office:value-type="float" office:value="0.2215850999">
                <text:p>0.2215850999</text:p>
                <draw:g>
                  <svg:desc>'Top 10% share yearly'.L4:'Top 10% share yearly'.L30</svg:desc>
                </draw:g>
              </table:table-cell>
              <table:table-cell office:value-type="float" office:value="0.2176198781">
                <text:p>0.2176198781</text:p>
                <draw:g>
                  <svg:desc>'Top 10% share yearly'.M4:'Top 10% share yearly'.M30</svg:desc>
                </draw:g>
              </table:table-cell>
              <table:table-cell office:value-type="float" office:value="0.2197396576">
                <text:p>0.2197396576</text:p>
                <draw:g>
                  <svg:desc>'Top 10% share yearly'.N4:'Top 10% share yearly'.N30</svg:desc>
                </draw:g>
              </table:table-cell>
              <table:table-cell office:value-type="float" office:value="0.2113770582">
                <text:p>0.2113770582</text:p>
                <draw:g>
                  <svg:desc>'Top 10% share yearly'.O4:'Top 10% share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247625439206508">
                <text:p>0.247625439206508</text:p>
              </table:table-cell>
              <table:table-cell office:value-type="float" office:value="0.232882724904575">
                <text:p>0.232882724904575</text:p>
              </table:table-cell>
              <table:table-cell office:value-type="float" office:value="0.238700462702808">
                <text:p>0.238700462702808</text:p>
              </table:table-cell>
              <table:table-cell office:value-type="float" office:value="0.225059699133927">
                <text:p>0.225059699133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254246533179496">
                <text:p>0.254246533179496</text:p>
              </table:table-cell>
              <table:table-cell office:value-type="float" office:value="0.237256123906435">
                <text:p>0.237256123906435</text:p>
              </table:table-cell>
              <table:table-cell office:value-type="float" office:value="0.243438637818645">
                <text:p>0.243438637818645</text:p>
              </table:table-cell>
              <table:table-cell office:value-type="float" office:value="0.229622781021921">
                <text:p>0.229622781021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246783853800144">
                <text:p>0.246783853800144</text:p>
              </table:table-cell>
              <table:table-cell office:value-type="float" office:value="0.230832861055626">
                <text:p>0.230832861055626</text:p>
              </table:table-cell>
              <table:table-cell office:value-type="float" office:value="0.231515282875009">
                <text:p>0.231515282875009</text:p>
              </table:table-cell>
              <table:table-cell office:value-type="float" office:value="0.220125180938829">
                <text:p>0.22012518093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243749549727887">
                <text:p>0.243749549727887</text:p>
              </table:table-cell>
              <table:table-cell office:value-type="float" office:value="0.227673879765844">
                <text:p>0.227673879765844</text:p>
              </table:table-cell>
              <table:table-cell office:value-type="float" office:value="0.22881060172262">
                <text:p>0.22881060172262</text:p>
              </table:table-cell>
              <table:table-cell office:value-type="float" office:value="0.217185399095358">
                <text:p>0.217185399095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253506240637629">
                <text:p>0.253506240637629</text:p>
              </table:table-cell>
              <table:table-cell office:value-type="float" office:value="0.231813264584711">
                <text:p>0.231813264584711</text:p>
              </table:table-cell>
              <table:table-cell office:value-type="float" office:value="0.23784194831346">
                <text:p>0.23784194831346</text:p>
              </table:table-cell>
              <table:table-cell office:value-type="float" office:value="0.220977760291597">
                <text:p>0.220977760291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251816067993822">
                <text:p>0.251816067993822</text:p>
              </table:table-cell>
              <table:table-cell office:value-type="float" office:value="0.228319029052683">
                <text:p>0.228319029052683</text:p>
              </table:table-cell>
              <table:table-cell office:value-type="float" office:value="0.234619353774719">
                <text:p>0.234619353774719</text:p>
              </table:table-cell>
              <table:table-cell office:value-type="float" office:value="0.217066120509827">
                <text:p>0.2170661205098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262484478809012">
                <text:p>0.262484478809012</text:p>
              </table:table-cell>
              <table:table-cell office:value-type="float" office:value="0.232809222857878">
                <text:p>0.232809222857878</text:p>
              </table:table-cell>
              <table:table-cell office:value-type="float" office:value="0.245713582294838">
                <text:p>0.245713582294838</text:p>
              </table:table-cell>
              <table:table-cell office:value-type="float" office:value="0.222111590997126">
                <text:p>0.2221115909971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263011507513249">
                <text:p>0.263011507513249</text:p>
              </table:table-cell>
              <table:table-cell office:value-type="float" office:value="0.235958381053635">
                <text:p>0.235958381053635</text:p>
              </table:table-cell>
              <table:table-cell office:value-type="float" office:value="0.245239474036016">
                <text:p>0.245239474036016</text:p>
              </table:table-cell>
              <table:table-cell office:value-type="float" office:value="0.224624052391715">
                <text:p>0.2246240523917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253163093771811">
                <text:p>0.253163093771811</text:p>
              </table:table-cell>
              <table:table-cell office:value-type="float" office:value="0.232726352557477">
                <text:p>0.232726352557477</text:p>
              </table:table-cell>
              <table:table-cell office:value-type="float" office:value="0.236149751469838">
                <text:p>0.236149751469838</text:p>
              </table:table-cell>
              <table:table-cell office:value-type="float" office:value="0.221795035255299">
                <text:p>0.2217950352552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249020023595475">
                <text:p>0.249020023595475</text:p>
              </table:table-cell>
              <table:table-cell office:value-type="float" office:value="0.229805368574373">
                <text:p>0.229805368574373</text:p>
              </table:table-cell>
              <table:table-cell office:value-type="float" office:value="0.231456577324417">
                <text:p>0.231456577324417</text:p>
              </table:table-cell>
              <table:table-cell office:value-type="float" office:value="0.21879478213436">
                <text:p>0.218794782134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245896874038043">
                <text:p>0.245896874038043</text:p>
              </table:table-cell>
              <table:table-cell office:value-type="float" office:value="0.231531833999996">
                <text:p>0.231531833999996</text:p>
              </table:table-cell>
              <table:table-cell office:value-type="float" office:value="0.227493627929715">
                <text:p>0.227493627929715</text:p>
              </table:table-cell>
              <table:table-cell office:value-type="float" office:value="0.220053364697703">
                <text:p>0.2200533646977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230977053225662">
                <text:p>0.230977053225662</text:p>
              </table:table-cell>
              <table:table-cell office:value-type="float" office:value="0.225872523089201">
                <text:p>0.225872523089201</text:p>
              </table:table-cell>
              <table:table-cell office:value-type="float" office:value="0.213517735694516">
                <text:p>0.213517735694516</text:p>
              </table:table-cell>
              <table:table-cell office:value-type="float" office:value="0.214763854938957">
                <text:p>0.2147638549389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230301594011901">
                <text:p>0.230301594011901</text:p>
              </table:table-cell>
              <table:table-cell office:value-type="float" office:value="0.225120308637425">
                <text:p>0.225120308637425</text:p>
              </table:table-cell>
              <table:table-cell office:value-type="float" office:value="0.214017766039454">
                <text:p>0.214017766039454</text:p>
              </table:table-cell>
              <table:table-cell office:value-type="float" office:value="0.214954042106277">
                <text:p>0.2149540421062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238502899593221">
                <text:p>0.238502899593221</text:p>
              </table:table-cell>
              <table:table-cell office:value-type="float" office:value="0.230022260195788">
                <text:p>0.230022260195788</text:p>
              </table:table-cell>
              <table:table-cell office:value-type="float" office:value="0.222928626850599">
                <text:p>0.222928626850599</text:p>
              </table:table-cell>
              <table:table-cell office:value-type="float" office:value="0.220499422268866">
                <text:p>0.2204994222688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237827637734563">
                <text:p>0.237827637734563</text:p>
              </table:table-cell>
              <table:table-cell office:value-type="float" office:value="0.229537694329441">
                <text:p>0.229537694329441</text:p>
              </table:table-cell>
              <table:table-cell office:value-type="float" office:value="0.223847088203225">
                <text:p>0.223847088203225</text:p>
              </table:table-cell>
              <table:table-cell office:value-type="float" office:value="0.221036990699548">
                <text:p>0.221036990699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236555309381656">
                <text:p>0.236555309381656</text:p>
              </table:table-cell>
              <table:table-cell office:value-type="float" office:value="0.22749156821161">
                <text:p>0.22749156821161</text:p>
              </table:table-cell>
              <table:table-cell office:value-type="float" office:value="0.224730753272088">
                <text:p>0.224730753272088</text:p>
              </table:table-cell>
              <table:table-cell office:value-type="float" office:value="0.2203576493374">
                <text:p>0.22035764933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23741885759289">
                <text:p>0.23741885759289</text:p>
              </table:table-cell>
              <table:table-cell office:value-type="float" office:value="0.229294480169199">
                <text:p>0.229294480169199</text:p>
              </table:table-cell>
              <table:table-cell office:value-type="float" office:value="0.226634708896688">
                <text:p>0.226634708896688</text:p>
              </table:table-cell>
              <table:table-cell office:value-type="float" office:value="0.22284793129074">
                <text:p>0.222847931290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236483926776251">
                <text:p>0.236483926776251</text:p>
              </table:table-cell>
              <table:table-cell office:value-type="float" office:value="0.227520223414545">
                <text:p>0.227520223414545</text:p>
              </table:table-cell>
              <table:table-cell office:value-type="float" office:value="0.228374237462493">
                <text:p>0.228374237462493</text:p>
              </table:table-cell>
              <table:table-cell office:value-type="float" office:value="0.222674454085773">
                <text:p>0.2226744540857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234870952068392">
                <text:p>0.234870952068392</text:p>
              </table:table-cell>
              <table:table-cell office:value-type="float" office:value="0.230334249305473">
                <text:p>0.230334249305473</text:p>
              </table:table-cell>
              <table:table-cell office:value-type="float" office:value="0.228016136807063">
                <text:p>0.228016136807063</text:p>
              </table:table-cell>
              <table:table-cell office:value-type="float" office:value="0.226277287713214">
                <text:p>0.2262772877132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238334277367519">
                <text:p>0.238334277367519</text:p>
              </table:table-cell>
              <table:table-cell office:value-type="float" office:value="0.228009010274681">
                <text:p>0.228009010274681</text:p>
              </table:table-cell>
              <table:table-cell office:value-type="float" office:value="0.231773436366557">
                <text:p>0.231773436366557</text:p>
              </table:table-cell>
              <table:table-cell office:value-type="float" office:value="0.224190277204878">
                <text:p>0.2241902772048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245865601778574">
                <text:p>0.245865601778574</text:p>
              </table:table-cell>
              <table:table-cell office:value-type="float" office:value="0.226089626042563">
                <text:p>0.226089626042563</text:p>
              </table:table-cell>
              <table:table-cell office:value-type="float" office:value="0.239768461568506">
                <text:p>0.239768461568506</text:p>
              </table:table-cell>
              <table:table-cell office:value-type="float" office:value="0.222625334569991">
                <text:p>0.2226253345699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248585930426287">
                <text:p>0.248585930426287</text:p>
              </table:table-cell>
              <table:table-cell office:value-type="float" office:value="0.22913201892797">
                <text:p>0.22913201892797</text:p>
              </table:table-cell>
              <table:table-cell office:value-type="float" office:value="0.243214972982936">
                <text:p>0.243214972982936</text:p>
              </table:table-cell>
              <table:table-cell office:value-type="float" office:value="0.226131793106181">
                <text:p>0.2261317931061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260461902271488">
                <text:p>0.260461902271488</text:p>
              </table:table-cell>
              <table:table-cell office:value-type="float" office:value="0.237519385265281">
                <text:p>0.237519385265281</text:p>
              </table:table-cell>
              <table:table-cell office:value-type="float" office:value="0.255257356078802">
                <text:p>0.255257356078802</text:p>
              </table:table-cell>
              <table:table-cell office:value-type="float" office:value="0.234697741612971">
                <text:p>0.2346977416129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263358826215114">
                <text:p>0.263358826215114</text:p>
              </table:table-cell>
              <table:table-cell office:value-type="float" office:value="0.235124049509643">
                <text:p>0.235124049509643</text:p>
              </table:table-cell>
              <table:table-cell office:value-type="float" office:value="0.25781974989185">
                <text:p>0.25781974989185</text:p>
              </table:table-cell>
              <table:table-cell office:value-type="float" office:value="0.232269491861526">
                <text:p>0.2322694918615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25796719121094">
                <text:p>0.25796719121094</text:p>
              </table:table-cell>
              <table:table-cell office:value-type="float" office:value="0.235336174659605">
                <text:p>0.235336174659605</text:p>
              </table:table-cell>
              <table:table-cell office:value-type="float" office:value="0.252476527370865">
                <text:p>0.252476527370865</text:p>
              </table:table-cell>
              <table:table-cell office:value-type="float" office:value="0.232501729856999">
                <text:p>0.232501729856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237973129438799">
                <text:p>0.237973129438799</text:p>
              </table:table-cell>
              <table:table-cell office:value-type="float" office:value="0.229670698031205">
                <text:p>0.229670698031205</text:p>
              </table:table-cell>
              <table:table-cell office:value-type="float" office:value="0.234537324082955">
                <text:p>0.234537324082955</text:p>
              </table:table-cell>
              <table:table-cell office:value-type="float" office:value="0.227886657782215">
                <text:p>0.22788665778221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